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98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835in"/>
    </style:style>
    <style:style style:name="co4" style:family="table-column">
      <style:table-column-properties fo:break-before="auto" style:column-width="2.6in"/>
    </style:style>
    <style:style style:name="co5" style:family="table-column">
      <style:table-column-properties fo:break-before="auto" style:column-width="0.9083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4937in"/>
    </style:style>
    <style:style style:name="co9" style:family="table-column">
      <style:table-column-properties fo:break-before="auto" style:column-width="0.5563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0.8917in"/>
    </style:style>
    <style:style style:name="co12" style:family="table-column">
      <style:table-column-properties fo:break-before="auto" style:column-width="0.8583in"/>
    </style:style>
    <style:style style:name="co13" style:family="table-column">
      <style:table-column-properties fo:break-before="auto" style:column-width="2.7665in"/>
    </style:style>
    <style:style style:name="co14" style:family="table-column">
      <style:table-column-properties fo:break-before="auto" style:column-width="0.8835in"/>
    </style:style>
    <style:style style:name="co15" style:family="table-column">
      <style:table-column-properties fo:break-before="auto" style:column-width="0.4374in"/>
    </style:style>
    <style:style style:name="co16" style:family="table-column">
      <style:table-column-properties fo:break-before="auto" style:column-width="2.8417in"/>
    </style:style>
    <style:style style:name="co17" style:family="table-column">
      <style:table-column-properties fo:break-before="auto" style:column-width="1.0083in"/>
    </style:style>
    <style:style style:name="co18" style:family="table-column">
      <style:table-column-properties fo:break-before="auto" style:column-width="0.9417in"/>
    </style:style>
    <style:style style:name="co19" style:family="table-column">
      <style:table-column-properties fo:break-before="auto" style:column-width="0.4465in"/>
    </style:style>
    <style:style style:name="co20" style:family="table-column">
      <style:table-column-properties fo:break-before="auto" style:column-width="0.4646in"/>
    </style:style>
    <style:style style:name="co21" style:family="table-column">
      <style:table-column-properties fo:break-before="auto" style:column-width="2.8665in"/>
    </style:style>
    <style:style style:name="co22" style:family="table-column">
      <style:table-column-properties fo:break-before="auto" style:column-width="1.25in"/>
    </style:style>
    <style:style style:name="co23" style:family="table-column">
      <style:table-column-properties fo:break-before="auto" style:column-width="1.0665in"/>
    </style:style>
    <style:style style:name="co24" style:family="table-column">
      <style:table-column-properties fo:break-before="auto" style:column-width="1.2in"/>
    </style:style>
    <style:style style:name="co25" style:family="table-column">
      <style:table-column-properties fo:break-before="auto" style:column-width="0.4925in"/>
    </style:style>
    <style:style style:name="co26" style:family="table-column">
      <style:table-column-properties fo:break-before="auto" style:column-width="0.5193in"/>
    </style:style>
    <style:style style:name="co27" style:family="table-column">
      <style:table-column-properties fo:break-before="auto" style:column-width="4.8417in"/>
    </style:style>
    <style:style style:name="co28" style:family="table-column">
      <style:table-column-properties fo:break-before="auto" style:column-width="1.0417in"/>
    </style:style>
    <style:style style:name="co29" style:family="table-column">
      <style:table-column-properties fo:break-before="auto" style:column-width="4.1335in"/>
    </style:style>
    <style:style style:name="co30" style:family="table-column">
      <style:table-column-properties fo:break-before="auto" style:column-width="0.6665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111">
      <style:table-cell-properties fo:border="0.06pt solid #000000"/>
    </style:style>
    <style:style style:name="ce8" style:family="table-cell" style:parent-style-name="Default" style:data-style-name="N111">
      <style:table-cell-properties fo:background-color="#fff2cc" fo:border="0.06pt solid #000000"/>
    </style:style>
    <style:style style:name="ce2" style:family="table-cell" style:parent-style-name="Default" style:data-style-name="N111"/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fff2cc" fo:border="0.06pt solid #000000"/>
    </style:style>
    <style:style style:name="ce6" style:family="table-cell" style:parent-style-name="Default" style:data-style-name="N0">
      <style:table-cell-properties fo:background-color="#e2efda" fo:border="0.06pt solid #000000"/>
    </style:style>
    <style:style style:name="ce4" style:family="table-cell" style:parent-style-name="Default" style:data-style-name="N0">
      <style:table-cell-properties fo:background-color="#e2efda"/>
    </style:style>
    <style:style style:name="ce11" style:family="table-cell" style:parent-style-name="Default" style:data-style-name="N0">
      <style:table-cell-properties fo:background-color="transparent" fo:border="0.06pt solid #000000"/>
    </style:style>
    <style:style style:name="ce24" style:family="table-cell" style:parent-style-name="Default" style:data-style-name="N0">
      <style:table-cell-properties fo:background-color="#ffff00" fo:border="0.06pt solid #000000"/>
      <style:text-properties fo:color="#000000"/>
    </style:style>
    <style:style style:name="ce10" style:family="table-cell" style:parent-style-name="Default" style:data-style-name="N0">
      <style:table-cell-properties fo:background-color="#ffff00" fo:border="0.06pt solid #000000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2cc" fo:border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e2efda" fo:border="0.06pt solid #000000"/>
      <style:text-properties fo:color="#5eb91e"/>
    </style:style>
    <style:style style:name="ce27" style:family="table-cell" style:parent-style-name="Default" style:data-style-name="N0">
      <style:table-cell-properties fo:border="0.06pt solid #000000"/>
      <style:text-properties fo:color="#5eb91e"/>
    </style:style>
    <style:style style:name="ce28" style:family="table-cell" style:parent-style-name="Default" style:data-style-name="N0">
      <style:table-cell-properties fo:background-color="transparent" fo:border="0.06pt solid #000000"/>
      <style:text-properties fo:color="#5eb91e"/>
    </style:style>
    <style:style style:name="ce29" style:family="table-cell" style:parent-style-name="Default" style:data-style-name="N0">
      <style:table-cell-properties fo:background-color="#fff2cc" fo:border="0.06pt solid #000000"/>
      <style:text-properties fo:color="#5eb91e"/>
    </style:style>
    <style:style style:name="ce30" style:family="table-cell" style:parent-style-name="Default" style:data-style-name="N0">
      <style:table-cell-properties fo:background-color="#ffff00" fo:border="0.06pt solid #000000"/>
      <style:text-properties fo:color="#5eb91e"/>
    </style:style>
    <style:style style:name="ce13" style:family="table-cell" style:parent-style-name="Default" style:data-style-name="N0">
      <style:table-cell-properties fo:background-color="#f8cbad" fo:border="0.06pt solid #000000"/>
    </style:style>
    <style:style style:name="ce14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fff2cc"/>
    </style:style>
    <style:style style:name="ce45" style:family="table-cell" style:parent-style-name="Default" style:data-style-name="N84"/>
    <style:style style:name="ce46" style:family="table-cell" style:parent-style-name="Default" style:data-style-name="N84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3"/>
        <table:table-column table:style-name="co9" table:default-cell-style-name="ce33"/>
        <table:table-column table:style-name="co10" table:default-cell-style-name="ce4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4"/>
        <table:table-column table:style-name="co14" table:default-cell-style-name="ce1"/>
        <table:table-column table:style-name="co12" table:default-cell-style-name="ce1"/>
        <table:table-column table:style-name="co11" table:default-cell-style-name="ce1"/>
        <table:table-column table:style-name="co4" table:default-cell-style-name="ce4"/>
        <table:table-column table:style-name="co5" table:number-columns-repeated="2" table:default-cell-style-name="ce1"/>
        <table:table-column table:style-name="co14" table:default-cell-style-name="ce1"/>
        <table:table-column table:style-name="co15" table:number-columns-repeated="2" table:default-cell-style-name="ce33"/>
        <table:table-column table:style-name="co16" table:default-cell-style-name="ce4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33"/>
        <table:table-column table:style-name="co20" table:default-cell-style-name="ce33"/>
        <table:table-column table:style-name="co21" table:default-cell-style-name="ce4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33"/>
        <table:table-column table:style-name="co26" table:default-cell-style-name="ce33"/>
        <table:table-column table:style-name="co27" table:default-cell-style-name="ce4"/>
        <table:table-column table:style-name="co28" table:default-cell-style-name="ce1"/>
        <table:table-column table:style-name="co17" table:default-cell-style-name="ce1"/>
        <table:table-column table:style-name="co7" table:default-cell-style-name="ce1"/>
        <table:table-column table:style-name="co29" table:default-cell-style-name="ce14"/>
        <table:table-column table:style-name="co30" table:number-columns-repeated="984" table:default-cell-style-name="ce1"/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týden v roce</text:p>
          </table:table-cell>
          <table:table-cell table:style-name="ce5" office:value-type="string" calcext:value-type="string">
            <text:p>Den v týdnu - 1=PO</text:p>
          </table:table-cell>
          <table:table-cell table:style-name="ce6" office:value-type="string" calcext:value-type="string">
            <text:p>Mateřské školy</text:p>
          </table:table-cell>
          <table:table-cell table:style-name="ce5" office:value-type="string" calcext:value-type="string">
            <text:p>MS_otevreno</text:p>
          </table:table-cell>
          <table:table-cell table:style-name="ce5" office:value-type="string" calcext:value-type="string">
            <text:p>MS_procento</text:p>
          </table:table-cell>
          <table:table-cell table:style-name="ce5" office:value-type="string" calcext:value-type="string">
            <text:p>MS_protekce</text:p>
          </table:table-cell>
          <table:table-cell table:style-name="ce31" office:value-type="string" calcext:value-type="string">
            <text:p>S1</text:p>
          </table:table-cell>
          <table:table-cell table:style-name="ce31" office:value-type="string" calcext:value-type="string">
            <text:p>M1</text:p>
          </table:table-cell>
          <table:table-cell table:style-name="ce26" office:value-type="string" calcext:value-type="string">
            <text:p>Předškoláci</text:p>
          </table:table-cell>
          <table:table-cell table:style-name="ce27" office:value-type="string" calcext:value-type="string">
            <text:p>PS_otevreno</text:p>
          </table:table-cell>
          <table:table-cell table:style-name="ce27" office:value-type="string" calcext:value-type="string">
            <text:p>PS_procento</text:p>
          </table:table-cell>
          <table:table-cell table:style-name="ce27" office:value-type="string" calcext:value-type="string">
            <text:p>PS_protekce</text:p>
          </table:table-cell>
          <table:table-cell table:style-name="ce6" office:value-type="string" calcext:value-type="string">
            <text:p>1. a 2. třída</text:p>
          </table:table-cell>
          <table:table-cell table:style-name="ce5" office:value-type="string" calcext:value-type="string">
            <text:p>12_otevreno</text:p>
          </table:table-cell>
          <table:table-cell table:style-name="ce5" office:value-type="string" calcext:value-type="string">
            <text:p>12_procento</text:p>
          </table:table-cell>
          <table:table-cell table:style-name="ce5" office:value-type="string" calcext:value-type="string">
            <text:p>12_protekce</text:p>
          </table:table-cell>
          <table:table-cell table:style-name="ce6" office:value-type="string" calcext:value-type="string">
            <text:p>1.stupeň</text:p>
          </table:table-cell>
          <table:table-cell table:style-name="ce5" office:value-type="string" calcext:value-type="string">
            <text:p>1st_otevreno</text:p>
          </table:table-cell>
          <table:table-cell table:style-name="ce5" office:value-type="string" calcext:value-type="string">
            <text:p>1st_procento</text:p>
          </table:table-cell>
          <table:table-cell table:style-name="ce5" office:value-type="string" calcext:value-type="string">
            <text:p>1st_protekce</text:p>
          </table:table-cell>
          <table:table-cell table:style-name="ce31" office:value-type="string" calcext:value-type="string">
            <text:p>S2</text:p>
          </table:table-cell>
          <table:table-cell table:style-name="ce31" office:value-type="string" calcext:value-type="string">
            <text:p>M2</text:p>
          </table:table-cell>
          <table:table-cell table:style-name="ce6" office:value-type="string" calcext:value-type="string">
            <text:p>2.stupeň</text:p>
          </table:table-cell>
          <table:table-cell table:style-name="ce5" office:value-type="string" calcext:value-type="string">
            <text:p>2st_otevreno</text:p>
          </table:table-cell>
          <table:table-cell table:style-name="ce5" office:value-type="string" calcext:value-type="string">
            <text:p>2st_procento</text:p>
          </table:table-cell>
          <table:table-cell table:style-name="ce5" office:value-type="string" calcext:value-type="string">
            <text:p>2st_protekce</text:p>
          </table:table-cell>
          <table:table-cell table:style-name="ce31" office:value-type="string" calcext:value-type="string">
            <text:p>S3</text:p>
          </table:table-cell>
          <table:table-cell table:style-name="ce31" office:value-type="string" calcext:value-type="string">
            <text:p>M3</text:p>
          </table:table-cell>
          <table:table-cell table:style-name="ce6" office:value-type="string" calcext:value-type="string">
            <text:p>SŠ</text:p>
          </table:table-cell>
          <table:table-cell table:style-name="ce5" office:value-type="string" calcext:value-type="string">
            <text:p>ss_otevreno</text:p>
          </table:table-cell>
          <table:table-cell table:style-name="ce5" office:value-type="string" calcext:value-type="string">
            <text:p>ss_procento</text:p>
          </table:table-cell>
          <table:table-cell table:style-name="ce5" office:value-type="string" calcext:value-type="string">
            <text:p>ss_protekce</text:p>
          </table:table-cell>
          <table:table-cell table:style-name="ce31" office:value-type="string" calcext:value-type="string">
            <text:p>S4</text:p>
          </table:table-cell>
          <table:table-cell table:style-name="ce31" office:value-type="string" calcext:value-type="string">
            <text:p>M4</text:p>
          </table:table-cell>
          <table:table-cell table:style-name="ce6" office:value-type="string" calcext:value-type="string">
            <text:p>VŠ</text:p>
          </table:table-cell>
          <table:table-cell table:style-name="ce5" office:value-type="string" calcext:value-type="string">
            <text:p>vs_otevreno</text:p>
          </table:table-cell>
          <table:table-cell table:style-name="ce5" office:value-type="string" calcext:value-type="string">
            <text:p>vs_procento</text:p>
          </table:table-cell>
          <table:table-cell table:style-name="ce5" office:value-type="string" calcext:value-type="string">
            <text:p>vs_protekce</text:p>
          </table:table-cell>
          <table:table-cell table:style-name="ce13" office:value-type="string" calcext:value-type="string">
            <text:p>Co se dělo</text:p>
          </table:table-cell>
          <table:table-cell table:number-columns-repeated="984"/>
        </table:table-row>
        <table:table-row table:style-name="ro1">
          <table:table-cell table:style-name="ce7" office:value-type="date" office:date-value="2020-03-02" calcext:value-type="date">
            <text:p>02.03.2020</text:p>
          </table:table-cell>
          <table:table-cell table:style-name="ce5" table:formula="of:=WEEKNUM([.A2])" office:value-type="float" office:value="10" calcext:value-type="float">
            <text:p>10</text:p>
          </table:table-cell>
          <table:table-cell table:style-name="ce5" table:formula="of:=WEEKDAY([.A2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3-09" calcext:value-type="date">
            <text:p>09.03.2020</text:p>
          </table:table-cell>
          <table:table-cell table:style-name="ce5" table:formula="of:=WEEKNUM([.A3])" office:value-type="float" office:value="11" calcext:value-type="float">
            <text:p>11</text:p>
          </table:table-cell>
          <table:table-cell table:style-name="ce5" table:formula="of:=WEEKDAY([.A3];2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3-16" calcext:value-type="date">
            <text:p>16.03.2020</text:p>
          </table:table-cell>
          <table:table-cell table:style-name="ce5" table:formula="of:=WEEKNUM([.A4])" office:value-type="float" office:value="12" calcext:value-type="float">
            <text:p>12</text:p>
          </table:table-cell>
          <table:table-cell table:style-name="ce5" table:formula="of:=WEEKDAY([.A4];2)" office:value-type="float" office:value="1" calcext:value-type="float">
            <text:p>1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26" office:value-type="string" calcext:value-type="string">
            <text:p>zrušení výuky od 11.3.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 office:value-type="string" calcext:value-type="string">
            <text:p>zrušení výuky od 11.3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 office:value-type="string" calcext:value-type="string">
            <text:p>zrušení výuky od 11.3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Povinnost zakrývat ústa rouškou</text:p>
          </table:table-cell>
          <table:table-cell table:number-columns-repeated="984"/>
        </table:table-row>
        <table:table-row table:style-name="ro1">
          <table:table-cell table:style-name="ce7" office:value-type="date" office:date-value="2020-03-23" calcext:value-type="date">
            <text:p>23.03.2020</text:p>
          </table:table-cell>
          <table:table-cell table:style-name="ce5" table:formula="of:=WEEKNUM([.A5])" office:value-type="float" office:value="13" calcext:value-type="float">
            <text:p>13</text:p>
          </table:table-cell>
          <table:table-cell table:style-name="ce5" table:formula="of:=WEEKDAY([.A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3-30" calcext:value-type="date">
            <text:p>30.03.2020</text:p>
          </table:table-cell>
          <table:table-cell table:style-name="ce5" table:formula="of:=WEEKNUM([.A6])" office:value-type="float" office:value="14" calcext:value-type="float">
            <text:p>14</text:p>
          </table:table-cell>
          <table:table-cell table:style-name="ce5" table:formula="of:=WEEKDAY([.A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4-06" calcext:value-type="date">
            <text:p>06.04.2020</text:p>
          </table:table-cell>
          <table:table-cell table:style-name="ce5" table:formula="of:=WEEKNUM([.A7])" office:value-type="float" office:value="15" calcext:value-type="float">
            <text:p>15</text:p>
          </table:table-cell>
          <table:table-cell table:style-name="ce5" table:formula="of:=WEEKDAY([.A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7]*[.F7]" office:value-type="float" office:value="0" calcext:value-type="float">
            <text:p>0</text:p>
          </table:table-cell>
          <table:table-cell table:style-name="ce31" table:formula="of:=IF([.H7]=0;0;[.G7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7]*[.T7]" office:value-type="float" office:value="0" calcext:value-type="float">
            <text:p>0</text:p>
          </table:table-cell>
          <table:table-cell table:style-name="ce31" table:formula="of:=IF([.V7]=0;0;[.U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7]*[.Z7]" office:value-type="float" office:value="0" calcext:value-type="float">
            <text:p>0</text:p>
          </table:table-cell>
          <table:table-cell table:style-name="ce31" table:formula="of:=IF([.AB7]=0;0;[.AA7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7]*[.AF7]" office:value-type="float" office:value="0" calcext:value-type="float">
            <text:p>0</text:p>
          </table:table-cell>
          <table:table-cell table:style-name="ce31" table:formula="of:=IF([.AH7]=0;0;[.AG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4-13" calcext:value-type="date">
            <text:p>13.04.2020</text:p>
          </table:table-cell>
          <table:table-cell table:style-name="ce5" table:formula="of:=WEEKNUM([.A8])" office:value-type="float" office:value="16" calcext:value-type="float">
            <text:p>16</text:p>
          </table:table-cell>
          <table:table-cell table:style-name="ce5" table:formula="of:=WEEKDAY([.A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8]*[.F8]" office:value-type="float" office:value="0" calcext:value-type="float">
            <text:p>0</text:p>
          </table:table-cell>
          <table:table-cell table:style-name="ce31" table:formula="of:=IF([.H8]=0;0;[.G8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8]*[.T8]" office:value-type="float" office:value="0" calcext:value-type="float">
            <text:p>0</text:p>
          </table:table-cell>
          <table:table-cell table:style-name="ce31" table:formula="of:=IF([.V8]=0;0;[.U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8]*[.Z8]" office:value-type="float" office:value="0" calcext:value-type="float">
            <text:p>0</text:p>
          </table:table-cell>
          <table:table-cell table:style-name="ce31" table:formula="of:=IF([.AB8]=0;0;[.AA8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8]*[.AF8]" office:value-type="float" office:value="0" calcext:value-type="float">
            <text:p>0</text:p>
          </table:table-cell>
          <table:table-cell table:style-name="ce31" table:formula="of:=IF([.AH8]=0;0;[.AG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4-20" calcext:value-type="date">
            <text:p>20.04.2020</text:p>
          </table:table-cell>
          <table:table-cell table:style-name="ce5" table:formula="of:=WEEKNUM([.A9])" office:value-type="float" office:value="17" calcext:value-type="float">
            <text:p>17</text:p>
          </table:table-cell>
          <table:table-cell table:style-name="ce5" table:formula="of:=WEEKDAY([.A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9]*[.F9]" office:value-type="float" office:value="0" calcext:value-type="float">
            <text:p>0</text:p>
          </table:table-cell>
          <table:table-cell table:style-name="ce31" table:formula="of:=IF([.H9]=0;0;[.G9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9]*[.T9]" office:value-type="float" office:value="0" calcext:value-type="float">
            <text:p>0</text:p>
          </table:table-cell>
          <table:table-cell table:style-name="ce31" table:formula="of:=IF([.V9]=0;0;[.U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9]*[.Z9]" office:value-type="float" office:value="0" calcext:value-type="float">
            <text:p>0</text:p>
          </table:table-cell>
          <table:table-cell table:style-name="ce31" table:formula="of:=IF([.AB9]=0;0;[.AA9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9]*[.AF9]" office:value-type="float" office:value="0" calcext:value-type="float">
            <text:p>0</text:p>
          </table:table-cell>
          <table:table-cell table:style-name="ce31" table:formula="of:=IF([.AH9]=0;0;[.AG9]=&quot;RO&quot;)" office:value-type="float" office:value="0" calcext:value-type="float">
            <text:p>0</text:p>
          </table:table-cell>
          <table:table-cell table:style-name="ce6" office:value-type="string" calcext:value-type="string">
            <text:p>Individuální aktivity pro studenty v posledním ročníku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4-27" calcext:value-type="date">
            <text:p>27.04.2020</text:p>
          </table:table-cell>
          <table:table-cell table:style-name="ce5" table:formula="of:=WEEKNUM([.A10])" office:value-type="float" office:value="18" calcext:value-type="float">
            <text:p>18</text:p>
          </table:table-cell>
          <table:table-cell table:style-name="ce5" table:formula="of:=WEEKDAY([.A1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E10]*[.F10]" office:value-type="float" office:value="0" calcext:value-type="float">
            <text:p>0</text:p>
          </table:table-cell>
          <table:table-cell table:style-name="ce31" table:formula="of:=IF([.H10]=0;0;[.G10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10]*[.T10]" office:value-type="float" office:value="0" calcext:value-type="float">
            <text:p>0</text:p>
          </table:table-cell>
          <table:table-cell table:style-name="ce31" table:formula="of:=IF([.V10]=0;0;[.U10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10]*[.Z10]" office:value-type="float" office:value="0" calcext:value-type="float">
            <text:p>0</text:p>
          </table:table-cell>
          <table:table-cell table:style-name="ce31" table:formula="of:=IF([.AB10]=0;0;[.AA10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0]*[.AF10]" office:value-type="float" office:value="0" calcext:value-type="float">
            <text:p>0</text:p>
          </table:table-cell>
          <table:table-cell table:style-name="ce31" table:formula="of:=IF([.AH10]=0;0;[.AG10]=&quot;RO&quot;)" office:value-type="float" office:value="0" calcext:value-type="float">
            <text:p>0</text:p>
          </table:table-cell>
          <table:table-cell table:style-name="ce6" office:value-type="string" calcext:value-type="string">
            <text:p>Individuální aktivity pro studenty všech ročníků do max 5 osob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5-04" calcext:value-type="date">
            <text:p>04.05.2020</text:p>
          </table:table-cell>
          <table:table-cell table:style-name="ce5" table:formula="of:=WEEKNUM([.A11])" office:value-type="float" office:value="19" calcext:value-type="float">
            <text:p>19</text:p>
          </table:table-cell>
          <table:table-cell table:style-name="ce5" table:formula="of:=WEEKDAY([.A11];2)" office:value-type="float" office:value="1" calcext:value-type="float">
            <text:p>1</text:p>
          </table:table-cell>
          <table:table-cell table:style-name="ce6" office:value-type="string" calcext:value-type="string">
            <text:p>Začíná otevírání školek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0.7" calcext:value-type="float">
            <text:p>0.7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1]*[.F11]" office:value-type="float" office:value="0.7" calcext:value-type="float">
            <text:p>0.7</text:p>
          </table:table-cell>
          <table:table-cell table:style-name="ce31" table:formula="of:=IF([.H11]=0;0;[.G11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11]*[.T11]" office:value-type="float" office:value="0" calcext:value-type="float">
            <text:p>0</text:p>
          </table:table-cell>
          <table:table-cell table:style-name="ce31" table:formula="of:=IF([.V11]=0;0;[.U11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Y11]*[.Z11]" office:value-type="float" office:value="0" calcext:value-type="float">
            <text:p>0</text:p>
          </table:table-cell>
          <table:table-cell table:style-name="ce31" table:formula="of:=IF([.AB11]=0;0;[.AA11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1]*[.AF11]" office:value-type="float" office:value="0" calcext:value-type="float">
            <text:p>0</text:p>
          </table:table-cell>
          <table:table-cell table:style-name="ce31" table:formula="of:=IF([.AH11]=0;0;[.AG11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5-11" calcext:value-type="date">
            <text:p>11.05.2020</text:p>
          </table:table-cell>
          <table:table-cell table:style-name="ce5" table:formula="of:=WEEKNUM([.A12])" office:value-type="float" office:value="20" calcext:value-type="float">
            <text:p>20</text:p>
          </table:table-cell>
          <table:table-cell table:style-name="ce5" table:formula="of:=WEEKDAY([.A12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0.8" calcext:value-type="float">
            <text:p>0.8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2]*[.F12]" office:value-type="float" office:value="0.8" calcext:value-type="float">
            <text:p>0.8</text:p>
          </table:table-cell>
          <table:table-cell table:style-name="ce31" table:formula="of:=IF([.H12]=0;0;[.G12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12]*[.T12]" office:value-type="float" office:value="0" calcext:value-type="float">
            <text:p>0</text:p>
          </table:table-cell>
          <table:table-cell table:style-name="ce31" table:formula="of:=IF([.V12]=0;0;[.U12]=&quot;RO&quot;)" office:value-type="float" office:value="0" calcext:value-type="float">
            <text:p>0</text:p>
          </table:table-cell>
          <table:table-cell table:style-name="ce6" office:value-type="string" calcext:value-type="string">
            <text:p>Žáci 9. ročníků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Y12]*[.Z12]" office:value-type="float" office:value="0.1" calcext:value-type="float">
            <text:p>0.1</text:p>
          </table:table-cell>
          <table:table-cell table:style-name="ce31" table:formula="of:=IF([.AB12]=0;0;[.AA12]=&quot;RO&quot;)" office:value-type="float" office:value="1" calcext:value-type="float">
            <text:p>1</text:p>
          </table:table-cell>
          <table:table-cell table:style-name="ce6" office:value-type="string" calcext:value-type="string">
            <text:p>Studenti závěrečných ročníků SŠ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2]*[.AF12]" office:value-type="float" office:value="0.25" calcext:value-type="float">
            <text:p>0.25</text:p>
          </table:table-cell>
          <table:table-cell table:style-name="ce31" table:formula="of:=IF([.AH12]=0;0;[.AG12]=&quot;RO&quot;)" office:value-type="float" office:value="1" calcext:value-type="float">
            <text:p>1</text:p>
          </table:table-cell>
          <table:table-cell table:style-name="ce6" office:value-type="string" calcext:value-type="string">
            <text:p>Studenti všech ročníků max 15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5-18" calcext:value-type="date">
            <text:p>18.05.2020</text:p>
          </table:table-cell>
          <table:table-cell table:style-name="ce5" table:formula="of:=WEEKNUM([.A13])" office:value-type="float" office:value="21" calcext:value-type="float">
            <text:p>21</text:p>
          </table:table-cell>
          <table:table-cell table:style-name="ce5" table:formula="of:=WEEKDAY([.A13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3]*[.F13]" office:value-type="float" office:value="1" calcext:value-type="float">
            <text:p>1</text:p>
          </table:table-cell>
          <table:table-cell table:style-name="ce31" table:formula="of:=IF([.H13]=0;0;[.G13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[.S13]*[.T13]" office:value-type="float" office:value="0" calcext:value-type="float">
            <text:p>0</text:p>
          </table:table-cell>
          <table:table-cell table:style-name="ce31" table:formula="of:=IF([.V13]=0;0;[.U13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Y13]*[.Z13]" office:value-type="float" office:value="0.1" calcext:value-type="float">
            <text:p>0.1</text:p>
          </table:table-cell>
          <table:table-cell table:style-name="ce31" table:formula="of:=IF([.AB13]=0;0;[.AA13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3]*[.AF13]" office:value-type="float" office:value="0.25" calcext:value-type="float">
            <text:p>0.25</text:p>
          </table:table-cell>
          <table:table-cell table:style-name="ce31" table:formula="of:=IF([.AH13]=0;0;[.AG13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Možnost bez roušky venku, povinnost uvnitř budov a MHD</text:p>
          </table:table-cell>
          <table:table-cell table:number-columns-repeated="984"/>
        </table:table-row>
        <table:table-row table:style-name="ro1">
          <table:table-cell table:style-name="ce7" office:value-type="date" office:date-value="2020-05-25" calcext:value-type="date">
            <text:p>25.05.2020</text:p>
          </table:table-cell>
          <table:table-cell table:style-name="ce5" table:formula="of:=WEEKNUM([.A14])" office:value-type="float" office:value="22" calcext:value-type="float">
            <text:p>22</text:p>
          </table:table-cell>
          <table:table-cell table:style-name="ce5" table:formula="of:=WEEKDAY([.A14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4]*[.F14]" office:value-type="float" office:value="1" calcext:value-type="float">
            <text:p>1</text:p>
          </table:table-cell>
          <table:table-cell table:style-name="ce31" table:formula="of:=IF([.H14]=0;0;[.G14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obrovolná osobní přítomnot 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S14]*[.T14]" office:value-type="float" office:value="0.5" calcext:value-type="float">
            <text:p>0.5</text:p>
          </table:table-cell>
          <table:table-cell table:style-name="ce31" table:formula="of:=IF([.V14]=0;0;[.U14]=&quot;RO&quot;)" office:value-type="float" office:value="1" calcext:value-type="float">
            <text:p>1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Y14]*[.Z14]" office:value-type="float" office:value="0.1" calcext:value-type="float">
            <text:p>0.1</text:p>
          </table:table-cell>
          <table:table-cell table:style-name="ce31" table:formula="of:=IF([.AB14]=0;0;[.AA14]=&quot;RO&quot;)" office:value-type="float" office:value="1" calcext:value-type="float">
            <text:p>1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4]*[.AF14]" office:value-type="float" office:value="0.12" calcext:value-type="float">
            <text:p>0.12</text:p>
          </table:table-cell>
          <table:table-cell table:style-name="ce31" table:formula="of:=IF([.AH14]=0;0;[.AG14]=&quot;RO&quot;)"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6-01" calcext:value-type="date">
            <text:p>01.06.2020</text:p>
          </table:table-cell>
          <table:table-cell table:style-name="ce5" table:formula="of:=WEEKNUM([.A15])" office:value-type="float" office:value="23" calcext:value-type="float">
            <text:p>23</text:p>
          </table:table-cell>
          <table:table-cell table:style-name="ce5" table:formula="of:=WEEKDAY([.A15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E15]*[.F15]" office:value-type="float" office:value="1" calcext:value-type="float">
            <text:p>1</text:p>
          </table:table-cell>
          <table:table-cell table:style-name="ce31" table:formula="of:=IF([.H15]=0;0;[.G15]=&quot;RO&quot;)" office:value-type="float" office:value="1" calcext:value-type="float">
            <text:p>1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max 15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S15]*[.T15]" office:value-type="float" office:value="0.5" calcext:value-type="float">
            <text:p>0.5</text:p>
          </table:table-cell>
          <table:table-cell table:style-name="ce31" table:formula="of:=IF([.V15]=0;0;[.U15]=&quot;RO&quot;)" office:value-type="float" office:value="1" calcext:value-type="float">
            <text:p>1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Y15]*[.Z15]" office:value-type="float" office:value="0.1" calcext:value-type="float">
            <text:p>0.1</text:p>
          </table:table-cell>
          <table:table-cell table:style-name="ce31" table:formula="of:=IF([.AB15]=0;0;[.AA15]=&quot;RO&quot;)" office:value-type="float" office:value="1" calcext:value-type="float">
            <text:p>1</text:p>
          </table:table-cell>
          <table:table-cell table:style-name="ce6" office:value-type="string" calcext:value-type="string">
            <text:p>max 15 - zkoušky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2" calcext:value-type="float">
            <text:p>0.1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[.AE15]*[.AF15]" office:value-type="float" office:value="0.12" calcext:value-type="float">
            <text:p>0.12</text:p>
          </table:table-cell>
          <table:table-cell table:style-name="ce31" table:formula="of:=IF([.AH15]=0;0;[.AG15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Konec povinnosti nosit roušku</text:p>
          </table:table-cell>
          <table:table-cell table:number-columns-repeated="984"/>
        </table:table-row>
        <table:table-row table:style-name="ro1">
          <table:table-cell table:style-name="ce7" office:value-type="date" office:date-value="2020-06-08" calcext:value-type="date">
            <text:p>08.06.2020</text:p>
          </table:table-cell>
          <table:table-cell table:style-name="ce5" table:formula="of:=WEEKNUM([.A16])" office:value-type="float" office:value="24" calcext:value-type="float">
            <text:p>24</text:p>
          </table:table-cell>
          <table:table-cell table:style-name="ce5" table:formula="of:=WEEKDAY([.A16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6]*[.F16]" office:value-type="float" office:value="1" calcext:value-type="float">
            <text:p>1</text:p>
          </table:table-cell>
          <table:table-cell table:style-name="ce31" table:formula="of:=IF([.H16]=0;0;[.G16]=&quot;RO&quot;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S16]*[.T16]" office:value-type="float" office:value="0.5" calcext:value-type="float">
            <text:p>0.5</text:p>
          </table:table-cell>
          <table:table-cell table:style-name="ce31" table:formula="of:=IF([.V16]=0;0;[.U1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formula="of:=[.Y16]*[.Z16]" office:value-type="float" office:value="0.1" calcext:value-type="float">
            <text:p>0.1</text:p>
          </table:table-cell>
          <table:table-cell table:style-name="ce31" table:formula="of:=IF([.AB16]=0;0;[.AA1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E16]*[.AF16]" office:value-type="float" office:value="0" calcext:value-type="float">
            <text:p>0</text:p>
          </table:table-cell>
          <table:table-cell table:style-name="ce31" table:formula="of:=IF([.AH16]=0;0;[.AG16]=&quot;RO&quot;)" office:value-type="float" office:value="0" calcext:value-type="float">
            <text:p>0</text:p>
          </table:table-cell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6-15" calcext:value-type="date">
            <text:p>15.06.2020</text:p>
          </table:table-cell>
          <table:table-cell table:style-name="ce5" table:formula="of:=WEEKNUM([.A17])" office:value-type="float" office:value="25" calcext:value-type="float">
            <text:p>25</text:p>
          </table:table-cell>
          <table:table-cell table:style-name="ce5" table:formula="of:=WEEKDAY([.A17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7]*[.F17]" office:value-type="float" office:value="1" calcext:value-type="float">
            <text:p>1</text:p>
          </table:table-cell>
          <table:table-cell table:style-name="ce31" table:formula="of:=IF([.H17]=0;0;[.G17]=&quot;RO&quot;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S17]*[.T17]" office:value-type="float" office:value="0.5" calcext:value-type="float">
            <text:p>0.5</text:p>
          </table:table-cell>
          <table:table-cell table:style-name="ce31" table:formula="of:=IF([.V17]=0;0;[.U1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formula="of:=[.Y17]*[.Z17]" office:value-type="float" office:value="0.1" calcext:value-type="float">
            <text:p>0.1</text:p>
          </table:table-cell>
          <table:table-cell table:style-name="ce31" table:formula="of:=IF([.AB17]=0;0;[.AA1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E17]*[.AF17]" office:value-type="float" office:value="0" calcext:value-type="float">
            <text:p>0</text:p>
          </table:table-cell>
          <table:table-cell table:style-name="ce31" table:formula="of:=IF([.AH17]=0;0;[.AG17]=&quot;RO&quot;)" office:value-type="float" office:value="0" calcext:value-type="float">
            <text:p>0</text:p>
          </table:table-cell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6-22" calcext:value-type="date">
            <text:p>22.06.2020</text:p>
          </table:table-cell>
          <table:table-cell table:style-name="ce5" table:formula="of:=WEEKNUM([.A18])" office:value-type="float" office:value="26" calcext:value-type="float">
            <text:p>26</text:p>
          </table:table-cell>
          <table:table-cell table:style-name="ce5" table:formula="of:=WEEKDAY([.A18];2)" office:value-type="float" office:value="1" calcext:value-type="float">
            <text:p>1</text:p>
          </table:table-cell>
          <table:table-cell table:style-name="ce6"/>
          <table:table-cell table:style-name="ce11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5"/>
          <table:table-cell table:style-name="ce31" table:formula="of:=[.E18]*[.F18]" office:value-type="float" office:value="1" calcext:value-type="float">
            <text:p>1</text:p>
          </table:table-cell>
          <table:table-cell table:style-name="ce31" table:formula="of:=IF([.H18]=0;0;[.G18]=&quot;RO&quot;)" office:value-type="float" office:value="0" calcext:value-type="float">
            <text:p>0</text:p>
          </table:table-cell>
          <table:table-cell table:style-name="ce26"/>
          <table:table-cell table:style-name="ce28" office:value-type="float" office:value="1" calcext:value-type="float">
            <text:p>1</text:p>
          </table:table-cell>
          <table:table-cell table:style-name="ce30"/>
          <table:table-cell table:style-name="ce27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5"/>
          <table:table-cell table:style-name="ce31" table:formula="of:=[.S18]*[.T18]" office:value-type="float" office:value="0.5" calcext:value-type="float">
            <text:p>0.5</text:p>
          </table:table-cell>
          <table:table-cell table:style-name="ce31" table:formula="of:=IF([.V18]=0;0;[.U18]=&quot;RO&quot;)" office:value-type="float" office:value="0" calcext:value-type="float">
            <text:p>0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" calcext:value-type="float">
            <text:p>0.1</text:p>
          </table:table-cell>
          <table:table-cell table:style-name="ce5"/>
          <table:table-cell table:style-name="ce31" table:formula="of:=[.Y18]*[.Z18]" office:value-type="float" office:value="0.1" calcext:value-type="float">
            <text:p>0.1</text:p>
          </table:table-cell>
          <table:table-cell table:style-name="ce31" table:formula="of:=IF([.AB18]=0;0;[.AA18]=&quot;RO&quot;)" office:value-type="float" office:value="0" calcext:value-type="float">
            <text:p>0</text:p>
          </table:table-cell>
          <table:table-cell table:style-name="ce6" office:value-type="string" calcext:value-type="string">
            <text:p>Závěr školního roku 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5"/>
          <table:table-cell table:style-name="ce31" table:formula="of:=[.AE18]*[.AF18]" office:value-type="float" office:value="0" calcext:value-type="float">
            <text:p>0</text:p>
          </table:table-cell>
          <table:table-cell table:style-name="ce31" table:formula="of:=IF([.AH18]=0;0;[.AG18]=&quot;RO&quot;)" office:value-type="float" office:value="0" calcext:value-type="float">
            <text:p>0</text:p>
          </table:table-cell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8" office:value-type="date" office:date-value="2020-06-29" calcext:value-type="date">
            <text:p>29.06.2020</text:p>
          </table:table-cell>
          <table:table-cell table:style-name="ce9" table:formula="of:=WEEKNUM([.A19])" office:value-type="float" office:value="27" calcext:value-type="float">
            <text:p>27</text:p>
          </table:table-cell>
          <table:table-cell table:style-name="ce9" table:formula="of:=WEEKDAY([.A19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 office:value-type="string" calcext:value-type="string">
            <text:p>Začátek prázdnin</text:p>
          </table:table-cell>
          <table:table-cell table:style-name="ce3" table:number-columns-repeated="984"/>
        </table:table-row>
        <table:table-row table:style-name="ro1">
          <table:table-cell table:style-name="ce8" office:value-type="date" office:date-value="2020-07-06" calcext:value-type="date">
            <text:p>06.07.2020</text:p>
          </table:table-cell>
          <table:table-cell table:style-name="ce9" table:formula="of:=WEEKNUM([.A20])" office:value-type="float" office:value="28" calcext:value-type="float">
            <text:p>28</text:p>
          </table:table-cell>
          <table:table-cell table:style-name="ce9" table:formula="of:=WEEKDAY([.A20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984"/>
        </table:table-row>
        <table:table-row table:style-name="ro1">
          <table:table-cell table:style-name="ce8" office:value-type="date" office:date-value="2020-07-13" calcext:value-type="date">
            <text:p>13.07.2020</text:p>
          </table:table-cell>
          <table:table-cell table:style-name="ce9" table:formula="of:=WEEKNUM([.A21])" office:value-type="float" office:value="29" calcext:value-type="float">
            <text:p>29</text:p>
          </table:table-cell>
          <table:table-cell table:style-name="ce9" table:formula="of:=WEEKDAY([.A21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984"/>
        </table:table-row>
        <table:table-row table:style-name="ro1">
          <table:table-cell table:style-name="ce8" office:value-type="date" office:date-value="2020-07-20" calcext:value-type="date">
            <text:p>20.07.2020</text:p>
          </table:table-cell>
          <table:table-cell table:style-name="ce9" table:formula="of:=WEEKNUM([.A22])" office:value-type="float" office:value="30" calcext:value-type="float">
            <text:p>30</text:p>
          </table:table-cell>
          <table:table-cell table:style-name="ce9" table:formula="of:=WEEKDAY([.A22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984"/>
        </table:table-row>
        <table:table-row table:style-name="ro1">
          <table:table-cell table:style-name="ce8" office:value-type="date" office:date-value="2020-07-27" calcext:value-type="date">
            <text:p>27.07.2020</text:p>
          </table:table-cell>
          <table:table-cell table:style-name="ce9" table:formula="of:=WEEKNUM([.A23])" office:value-type="float" office:value="31" calcext:value-type="float">
            <text:p>31</text:p>
          </table:table-cell>
          <table:table-cell table:style-name="ce9" table:formula="of:=WEEKDAY([.A23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984"/>
        </table:table-row>
        <table:table-row table:style-name="ro1">
          <table:table-cell table:style-name="ce8" office:value-type="date" office:date-value="2020-08-03" calcext:value-type="date">
            <text:p>03.08.2020</text:p>
          </table:table-cell>
          <table:table-cell table:style-name="ce9" table:formula="of:=WEEKNUM([.A24])" office:value-type="float" office:value="32" calcext:value-type="float">
            <text:p>32</text:p>
          </table:table-cell>
          <table:table-cell table:style-name="ce9" table:formula="of:=WEEKDAY([.A24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984"/>
        </table:table-row>
        <table:table-row table:style-name="ro1">
          <table:table-cell table:style-name="ce8" office:value-type="date" office:date-value="2020-08-10" calcext:value-type="date">
            <text:p>10.08.2020</text:p>
          </table:table-cell>
          <table:table-cell table:style-name="ce9" table:formula="of:=WEEKNUM([.A25])" office:value-type="float" office:value="33" calcext:value-type="float">
            <text:p>33</text:p>
          </table:table-cell>
          <table:table-cell table:style-name="ce9" table:formula="of:=WEEKDAY([.A25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984"/>
        </table:table-row>
        <table:table-row table:style-name="ro1">
          <table:table-cell table:style-name="ce8" office:value-type="date" office:date-value="2020-08-17" calcext:value-type="date">
            <text:p>17.08.2020</text:p>
          </table:table-cell>
          <table:table-cell table:style-name="ce9" table:formula="of:=WEEKNUM([.A26])" office:value-type="float" office:value="34" calcext:value-type="float">
            <text:p>34</text:p>
          </table:table-cell>
          <table:table-cell table:style-name="ce9" table:formula="of:=WEEKDAY([.A26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984"/>
        </table:table-row>
        <table:table-row table:style-name="ro1">
          <table:table-cell table:style-name="ce8" office:value-type="date" office:date-value="2020-08-24" calcext:value-type="date">
            <text:p>24.08.2020</text:p>
          </table:table-cell>
          <table:table-cell table:style-name="ce9" table:formula="of:=WEEKNUM([.A27])" office:value-type="float" office:value="35" calcext:value-type="float">
            <text:p>35</text:p>
          </table:table-cell>
          <table:table-cell table:style-name="ce9" table:formula="of:=WEEKDAY([.A27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/>
          <table:table-cell table:style-name="ce3" table:number-columns-repeated="984"/>
        </table:table-row>
        <table:table-row table:style-name="ro1">
          <table:table-cell table:style-name="ce8" office:value-type="date" office:date-value="2020-08-31" calcext:value-type="date">
            <text:p>31.08.2020</text:p>
          </table:table-cell>
          <table:table-cell table:style-name="ce9" table:formula="of:=WEEKNUM([.A28])" office:value-type="float" office:value="36" calcext:value-type="float">
            <text:p>36</text:p>
          </table:table-cell>
          <table:table-cell table:style-name="ce9" table:formula="of:=WEEKDAY([.A28];2)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32" table:number-columns-repeated="2"/>
          <table:table-cell table:style-name="ce26"/>
          <table:table-cell table:style-name="ce29" table:number-columns-repeated="3"/>
          <table:table-cell table:style-name="ce6"/>
          <table:table-cell table:style-name="ce9" table:number-columns-repeated="3"/>
          <table:table-cell table:style-name="ce6" office:value-type="string" calcext:value-type="string">
            <text:p>Konec prázdnin</text:p>
          </table:table-cell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32" table:number-columns-repeated="2"/>
          <table:table-cell table:style-name="ce6"/>
          <table:table-cell table:style-name="ce9" table:number-columns-repeated="3"/>
          <table:table-cell table:style-name="ce13" office:value-type="string" calcext:value-type="string">
            <text:p>Konec prázdnin</text:p>
          </table:table-cell>
          <table:table-cell table:style-name="ce3" table:number-columns-repeated="984"/>
        </table:table-row>
        <table:table-row table:style-name="ro1">
          <table:table-cell table:style-name="ce7" office:value-type="date" office:date-value="2020-09-07" calcext:value-type="date">
            <text:p>07.09.2020</text:p>
          </table:table-cell>
          <table:table-cell table:style-name="ce5" table:formula="of:=WEEKNUM([.A29])" office:value-type="float" office:value="37" calcext:value-type="float">
            <text:p>37</text:p>
          </table:table-cell>
          <table:table-cell table:style-name="ce5" table:formula="of:=WEEKDAY([.A2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29]=&quot;&quot;;[.E29];[.E29]*[.F29])" office:value-type="float" office:value="1" calcext:value-type="float">
            <text:p>1</text:p>
          </table:table-cell>
          <table:table-cell table:style-name="ce31" table:formula="of:=IF([.H29]=0;0;[.G29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T29]=&quot;&quot;;[.S29];[.S29]*[.T29])" office:value-type="float" office:value="1" calcext:value-type="float">
            <text:p>1</text:p>
          </table:table-cell>
          <table:table-cell table:style-name="ce31" table:formula="of:=IF([.V29]=0;0;[.U2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Z29]=&quot;&quot;;[.Y29];[.Y29]*[.Z29])" office:value-type="float" office:value="1" calcext:value-type="float">
            <text:p>1</text:p>
          </table:table-cell>
          <table:table-cell table:style-name="ce31" table:formula="of:=IF([.AB29]=0;0;[.AA29]=&quot;RO&quot;)" office:value-type="float" office:value="0" calcext:value-type="float">
            <text:p>0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31" table:formula="of:=IF([.AF29]=&quot;&quot;;[.AE29];[.AE29]*[.AF29])" office:value-type="float" office:value="1" calcext:value-type="float">
            <text:p>1</text:p>
          </table:table-cell>
          <table:table-cell table:style-name="ce31" table:formula="of:=IF([.AH29]=0;0;[.AG29]=&quot;RO&quot;)" office:value-type="float" office:value="0" calcext:value-type="float">
            <text:p>0</text:p>
          </table:table-cell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9-14" calcext:value-type="date">
            <text:p>14.09.2020</text:p>
          </table:table-cell>
          <table:table-cell table:style-name="ce5" table:formula="of:=WEEKNUM([.A30])" office:value-type="float" office:value="38" calcext:value-type="float">
            <text:p>38</text:p>
          </table:table-cell>
          <table:table-cell table:style-name="ce5" table:formula="of:=WEEKDAY([.A3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0]=&quot;&quot;;[.E30];[.E30]*[.F30])" office:value-type="float" office:value="1" calcext:value-type="float">
            <text:p>1</text:p>
          </table:table-cell>
          <table:table-cell table:style-name="ce31" table:formula="of:=IF([.H30]=0;0;[.G30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0]=&quot;&quot;;[.S30];[.S30]*[.T30])" office:value-type="float" office:value="1" calcext:value-type="float">
            <text:p>1</text:p>
          </table:table-cell>
          <table:table-cell table:style-name="ce31" table:formula="of:=IF([.V30]=0;0;[.U30]=&quot;RO&quot;)" office:value-type="float" office:value="1" calcext:value-type="float">
            <text:p>1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0]=&quot;&quot;;[.Y30];[.Y30]*[.Z30])" office:value-type="float" office:value="1" calcext:value-type="float">
            <text:p>1</text:p>
          </table:table-cell>
          <table:table-cell table:style-name="ce31" table:formula="of:=IF([.AB30]=0;0;[.AA30]=&quot;RO&quot;)" office:value-type="float" office:value="1" calcext:value-type="float">
            <text:p>1</text:p>
          </table:table-cell>
          <table:table-cell table:style-name="ce6" office:value-type="string" calcext:value-type="string">
            <text:p>Roušky od 17.9.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0]=&quot;&quot;;[.AE30];[.AE30]*[.AF30])" office:value-type="float" office:value="1" calcext:value-type="float">
            <text:p>1</text:p>
          </table:table-cell>
          <table:table-cell table:style-name="ce31" table:formula="of:=IF([.AH30]=0;0;[.AG30]=&quot;RO&quot;)" office:value-type="float" office:value="1" calcext:value-type="float">
            <text:p>1</text:p>
          </table:table-cell>
          <table:table-cell table:style-name="ce6" office:value-type="string" calcext:value-type="string">
            <text:p>Roušky od 17.9.</text:p>
          </table:table-cell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9-21" calcext:value-type="date">
            <text:p>21.09.2020</text:p>
          </table:table-cell>
          <table:table-cell table:style-name="ce5" table:formula="of:=WEEKNUM([.A31])" office:value-type="float" office:value="39" calcext:value-type="float">
            <text:p>39</text:p>
          </table:table-cell>
          <table:table-cell table:style-name="ce5" table:formula="of:=WEEKDAY([.A3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1]=&quot;&quot;;[.E31];[.E31]*[.F31])" office:value-type="float" office:value="1" calcext:value-type="float">
            <text:p>1</text:p>
          </table:table-cell>
          <table:table-cell table:style-name="ce31" table:formula="of:=IF([.H31]=0;0;[.G31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1]=&quot;&quot;;[.S31];[.S31]*[.T31])" office:value-type="float" office:value="1" calcext:value-type="float">
            <text:p>1</text:p>
          </table:table-cell>
          <table:table-cell table:style-name="ce31" table:formula="of:=IF([.V31]=0;0;[.U31]=&quot;RO&quot;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1]=&quot;&quot;;[.Y31];[.Y31]*[.Z31])" office:value-type="float" office:value="1" calcext:value-type="float">
            <text:p>1</text:p>
          </table:table-cell>
          <table:table-cell table:style-name="ce31" table:formula="of:=IF([.AB31]=0;0;[.AA31]=&quot;RO&quot;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1]=&quot;&quot;;[.AE31];[.AE31]*[.AF31])" office:value-type="float" office:value="1" calcext:value-type="float">
            <text:p>1</text:p>
          </table:table-cell>
          <table:table-cell table:style-name="ce31" table:formula="of:=IF([.AH31]=0;0;[.AG31]=&quot;RO&quot;)" office:value-type="float" office:value="1" calcext:value-type="float">
            <text:p>1</text:p>
          </table:table-cell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09-28" calcext:value-type="date">
            <text:p>28.09.2020</text:p>
          </table:table-cell>
          <table:table-cell table:style-name="ce5" table:formula="of:=WEEKNUM([.A32])" office:value-type="float" office:value="40" calcext:value-type="float">
            <text:p>40</text:p>
          </table:table-cell>
          <table:table-cell table:style-name="ce5" table:formula="of:=WEEKDAY([.A3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2]=&quot;&quot;;[.E32];[.E32]*[.F32])" office:value-type="float" office:value="1" calcext:value-type="float">
            <text:p>1</text:p>
          </table:table-cell>
          <table:table-cell table:style-name="ce31" table:formula="of:=IF([.H32]=0;0;[.G32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2]=&quot;&quot;;[.S32];[.S32]*[.T32])" office:value-type="float" office:value="1" calcext:value-type="float">
            <text:p>1</text:p>
          </table:table-cell>
          <table:table-cell table:style-name="ce31" table:formula="of:=IF([.V32]=0;0;[.U32]=&quot;RO&quot;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2]=&quot;&quot;;[.Y32];[.Y32]*[.Z32])" office:value-type="float" office:value="1" calcext:value-type="float">
            <text:p>1</text:p>
          </table:table-cell>
          <table:table-cell table:style-name="ce31" table:formula="of:=IF([.AB32]=0;0;[.AA32]=&quot;RO&quot;)" office:value-type="float" office:value="1" calcext:value-type="float">
            <text:p>1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2]=&quot;&quot;;[.AE32];[.AE32]*[.AF32])" office:value-type="float" office:value="1" calcext:value-type="float">
            <text:p>1</text:p>
          </table:table-cell>
          <table:table-cell table:style-name="ce31" table:formula="of:=IF([.AH32]=0;0;[.AG32]=&quot;RO&quot;)" office:value-type="float" office:value="1" calcext:value-type="float">
            <text:p>1</text:p>
          </table:table-cell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0-05" calcext:value-type="date">
            <text:p>05.10.2020</text:p>
          </table:table-cell>
          <table:table-cell table:style-name="ce5" table:formula="of:=WEEKNUM([.A33])" office:value-type="float" office:value="41" calcext:value-type="float">
            <text:p>41</text:p>
          </table:table-cell>
          <table:table-cell table:style-name="ce5" table:formula="of:=WEEKDAY([.A3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3]=&quot;&quot;;[.E33];[.E33]*[.F33])" office:value-type="float" office:value="1" calcext:value-type="float">
            <text:p>1</text:p>
          </table:table-cell>
          <table:table-cell table:style-name="ce31" table:formula="of:=IF([.H33]=0;0;[.G33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zákaz zpěv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3]=&quot;&quot;;[.S33];[.S33]*[.T33])" office:value-type="float" office:value="1" calcext:value-type="float">
            <text:p>1</text:p>
          </table:table-cell>
          <table:table-cell table:style-name="ce31" table:formula="of:=IF([.V33]=0;0;[.U33]=&quot;RO&quot;)" office:value-type="float" office:value="1" calcext:value-type="float">
            <text:p>1</text:p>
          </table:table-cell>
          <table:table-cell table:style-name="ce6" office:value-type="string" calcext:value-type="string">
            <text:p>zákaz zpěvu, tělocvik jen venk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3]=&quot;&quot;;[.Y33];[.Y33]*[.Z33])" office:value-type="float" office:value="1" calcext:value-type="float">
            <text:p>1</text:p>
          </table:table-cell>
          <table:table-cell table:style-name="ce31" table:formula="of:=IF([.AB33]=0;0;[.AA33]=&quot;RO&quot;)" office:value-type="float" office:value="1" calcext:value-type="float">
            <text:p>1</text:p>
          </table:table-cell>
          <table:table-cell table:style-name="ce6" office:value-type="string" calcext:value-type="string">
            <text:p>uzavřeny v rizikových okresech na dva týdn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3]=&quot;&quot;;[.AE33];[.AE33]*[.AF33])" office:value-type="float" office:value="1" calcext:value-type="float">
            <text:p>1</text:p>
          </table:table-cell>
          <table:table-cell table:style-name="ce31" table:formula="of:=IF([.AH33]=0;0;[.AG33]=&quot;RO&quot;)" office:value-type="float" office:value="1" calcext:value-type="float">
            <text:p>1</text:p>
          </table:table-cell>
          <table:table-cell table:style-name="ce6"/>
          <table:table-cell table:style-name="ce5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0-12" calcext:value-type="date">
            <text:p>12.10.2020</text:p>
          </table:table-cell>
          <table:table-cell table:style-name="ce5" table:formula="of:=WEEKNUM([.A34])" office:value-type="float" office:value="42" calcext:value-type="float">
            <text:p>42</text:p>
          </table:table-cell>
          <table:table-cell table:style-name="ce5" table:formula="of:=WEEKDAY([.A3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4]=&quot;&quot;;[.E34];[.E34]*[.F34])" office:value-type="float" office:value="1" calcext:value-type="float">
            <text:p>1</text:p>
          </table:table-cell>
          <table:table-cell table:style-name="ce31" table:formula="of:=IF([.H34]=0;0;[.G34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4]=&quot;&quot;;[.S34];[.S34]*[.T34])" office:value-type="float" office:value="1" calcext:value-type="float">
            <text:p>1</text:p>
          </table:table-cell>
          <table:table-cell table:style-name="ce31" table:formula="of:=IF([.V34]=0;0;[.U34]=&quot;RO&quot;)" office:value-type="float" office:value="1" calcext:value-type="float">
            <text:p>1</text:p>
          </table:table-cell>
          <table:table-cell table:style-name="ce6" office:value-type="string" calcext:value-type="string">
            <text:p>prezenčně půlka, rotace po týdnu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Z34]=&quot;&quot;;[.Y34];[.Y34]*[.Z34])" office:value-type="float" office:value="1" calcext:value-type="float">
            <text:p>1</text:p>
          </table:table-cell>
          <table:table-cell table:style-name="ce31" table:formula="of:=IF([.AB34]=0;0;[.AA34]=&quot;RO&quot;)" office:value-type="float" office:value="1" calcext:value-type="float">
            <text:p>1</text:p>
          </table:table-cell>
          <table:table-cell table:style-name="ce6" office:value-type="string" calcext:value-type="string">
            <text:p>online výuka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34]=&quot;&quot;;[.AE34];[.AE34]*[.AF34])" office:value-type="float" office:value="1" calcext:value-type="float">
            <text:p>1</text:p>
          </table:table-cell>
          <table:table-cell table:style-name="ce31" table:formula="of:=IF([.AH34]=0;0;[.AG34]=&quot;RO&quot;)" office:value-type="float" office:value="1" calcext:value-type="float">
            <text:p>1</text:p>
          </table:table-cell>
          <table:table-cell table:style-name="ce6" office:value-type="string" calcext:value-type="string">
            <text:p>online výuka - začátek semestru +/-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0-19" calcext:value-type="date">
            <text:p>19.10.2020</text:p>
          </table:table-cell>
          <table:table-cell table:style-name="ce5" table:formula="of:=WEEKNUM([.A35])" office:value-type="float" office:value="43" calcext:value-type="float">
            <text:p>43</text:p>
          </table:table-cell>
          <table:table-cell table:style-name="ce5" table:formula="of:=WEEKDAY([.A3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31" table:formula="of:=IF([.F35]=&quot;&quot;;[.E35];[.E35]*[.F35])" office:value-type="float" office:value="1" calcext:value-type="float">
            <text:p>1</text:p>
          </table:table-cell>
          <table:table-cell table:style-name="ce31" table:formula="of:=IF([.H35]=0;0;[.G35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T35]=&quot;&quot;;[.S35];[.S35]*[.T35])" office:value-type="float" office:value="0" calcext:value-type="float">
            <text:p>0</text:p>
          </table:table-cell>
          <table:table-cell table:style-name="ce31" table:formula="of:=IF([.V35]=0;0;[.U35]=&quot;RO&quot;)" office:value-type="float" office:value="0" calcext:value-type="float">
            <text:p>0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5]=&quot;&quot;;[.Y35];[.Y35]*[.Z35])" office:value-type="float" office:value="0" calcext:value-type="float">
            <text:p>0</text:p>
          </table:table-cell>
          <table:table-cell table:style-name="ce31" table:formula="of:=IF([.AB35]=0;0;[.AA35]=&quot;RO&quot;)" office:value-type="float" office:value="0" calcext:value-type="float">
            <text:p>0</text:p>
          </table:table-cell>
          <table:table-cell table:style-name="ce6" office:value-type="string" calcext:value-type="string">
            <text:p>distanční výuka od 14.10.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5]=&quot;&quot;;[.AE35];[.AE35]*[.AF35])" office:value-type="float" office:value="0" calcext:value-type="float">
            <text:p>0</text:p>
          </table:table-cell>
          <table:table-cell table:style-name="ce31" table:formula="of:=IF([.AH35]=0;0;[.AG35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0-26" calcext:value-type="date">
            <text:p>26.10.2020</text:p>
          </table:table-cell>
          <table:table-cell table:style-name="ce5" table:formula="of:=WEEKNUM([.A36])" office:value-type="float" office:value="44" calcext:value-type="float">
            <text:p>44</text:p>
          </table:table-cell>
          <table:table-cell table:style-name="ce5" table:formula="of:=WEEKDAY([.A36];2)" office:value-type="float" office:value="1" calcext:value-type="float">
            <text:p>1</text:p>
          </table:table-cell>
          <table:table-cell table:style-name="ce6" office:value-type="string" calcext:value-type="string">
            <text:p>Postupné uzavírání MŠ - provoz běží dál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/>
          <table:table-cell table:style-name="ce31" table:formula="of:=IF([.F36]=&quot;&quot;;[.E36];[.E36]*[.F36])" office:value-type="float" office:value="0.9" calcext:value-type="float">
            <text:p>0.9</text:p>
          </table:table-cell>
          <table:table-cell table:style-name="ce31" table:formula="of:=IF([.H36]=0;0;[.G36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T36]=&quot;&quot;;[.S36];[.S36]*[.T36])" office:value-type="float" office:value="0" calcext:value-type="float">
            <text:p>0</text:p>
          </table:table-cell>
          <table:table-cell table:style-name="ce31" table:formula="of:=IF([.V36]=0;0;[.U3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6]=&quot;&quot;;[.Y36];[.Y36]*[.Z36])" office:value-type="float" office:value="0" calcext:value-type="float">
            <text:p>0</text:p>
          </table:table-cell>
          <table:table-cell table:style-name="ce31" table:formula="of:=IF([.AB36]=0;0;[.AA3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6]=&quot;&quot;;[.AE36];[.AE36]*[.AF36])" office:value-type="float" office:value="0" calcext:value-type="float">
            <text:p>0</text:p>
          </table:table-cell>
          <table:table-cell table:style-name="ce31" table:formula="of:=IF([.AH36]=0;0;[.AG36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1-02" calcext:value-type="date">
            <text:p>02.11.2020</text:p>
          </table:table-cell>
          <table:table-cell table:style-name="ce5" table:formula="of:=WEEKNUM([.A37])" office:value-type="float" office:value="45" calcext:value-type="float">
            <text:p>45</text:p>
          </table:table-cell>
          <table:table-cell table:style-name="ce5" table:formula="of:=WEEKDAY([.A3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/>
          <table:table-cell table:style-name="ce31" table:formula="of:=IF([.F37]=&quot;&quot;;[.E37];[.E37]*[.F37])" office:value-type="float" office:value="0.9" calcext:value-type="float">
            <text:p>0.9</text:p>
          </table:table-cell>
          <table:table-cell table:style-name="ce31" table:formula="of:=IF([.H37]=0;0;[.G37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T37]=&quot;&quot;;[.S37];[.S37]*[.T37])" office:value-type="float" office:value="0" calcext:value-type="float">
            <text:p>0</text:p>
          </table:table-cell>
          <table:table-cell table:style-name="ce31" table:formula="of:=IF([.V37]=0;0;[.U3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7]=&quot;&quot;;[.Y37];[.Y37]*[.Z37])" office:value-type="float" office:value="0" calcext:value-type="float">
            <text:p>0</text:p>
          </table:table-cell>
          <table:table-cell table:style-name="ce31" table:formula="of:=IF([.AB37]=0;0;[.AA3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7]=&quot;&quot;;[.AE37];[.AE37]*[.AF37])" office:value-type="float" office:value="0" calcext:value-type="float">
            <text:p>0</text:p>
          </table:table-cell>
          <table:table-cell table:style-name="ce31" table:formula="of:=IF([.AH37]=0;0;[.AG37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1-09" calcext:value-type="date">
            <text:p>09.11.2020</text:p>
          </table:table-cell>
          <table:table-cell table:style-name="ce5" table:formula="of:=WEEKNUM([.A38])" office:value-type="float" office:value="46" calcext:value-type="float">
            <text:p>46</text:p>
          </table:table-cell>
          <table:table-cell table:style-name="ce5" table:formula="of:=WEEKDAY([.A3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/>
          <table:table-cell table:style-name="ce31" table:formula="of:=IF([.F38]=&quot;&quot;;[.E38];[.E38]*[.F38])" office:value-type="float" office:value="0.9" calcext:value-type="float">
            <text:p>0.9</text:p>
          </table:table-cell>
          <table:table-cell table:style-name="ce31" table:formula="of:=IF([.H38]=0;0;[.G38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T38]=&quot;&quot;;[.S38];[.S38]*[.T38])" office:value-type="float" office:value="0" calcext:value-type="float">
            <text:p>0</text:p>
          </table:table-cell>
          <table:table-cell table:style-name="ce31" table:formula="of:=IF([.V38]=0;0;[.U3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8]=&quot;&quot;;[.Y38];[.Y38]*[.Z38])" office:value-type="float" office:value="0" calcext:value-type="float">
            <text:p>0</text:p>
          </table:table-cell>
          <table:table-cell table:style-name="ce31" table:formula="of:=IF([.AB38]=0;0;[.AA3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8]=&quot;&quot;;[.AE38];[.AE38]*[.AF38])" office:value-type="float" office:value="0" calcext:value-type="float">
            <text:p>0</text:p>
          </table:table-cell>
          <table:table-cell table:style-name="ce31" table:formula="of:=IF([.AH38]=0;0;[.AG38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1-16" calcext:value-type="date">
            <text:p>16.11.2020</text:p>
          </table:table-cell>
          <table:table-cell table:style-name="ce5" table:formula="of:=WEEKNUM([.A39])" office:value-type="float" office:value="47" calcext:value-type="float">
            <text:p>47</text:p>
          </table:table-cell>
          <table:table-cell table:style-name="ce5" table:formula="of:=WEEKDAY([.A3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39]=&quot;&quot;;[.E39];[.E39]*[.F39])" office:value-type="float" office:value="0.9" calcext:value-type="float">
            <text:p>0.9</text:p>
          </table:table-cell>
          <table:table-cell table:style-name="ce31" table:formula="of:=IF([.H39]=0;0;[.G39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návrat do škol od 18.11 - i družiny bez TV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39]=&quot;&quot;;[.S39];[.S39]*[.T39])" office:value-type="float" office:value="0.2" calcext:value-type="float">
            <text:p>0.2</text:p>
          </table:table-cell>
          <table:table-cell table:style-name="ce31" table:formula="of:=IF([.V39]=0;0;[.U39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39]=&quot;&quot;;[.Y39];[.Y39]*[.Z39])" office:value-type="float" office:value="0" calcext:value-type="float">
            <text:p>0</text:p>
          </table:table-cell>
          <table:table-cell table:style-name="ce31" table:formula="of:=IF([.AB39]=0;0;[.AA3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AF39]=&quot;&quot;;[.AE39];[.AE39]*[.AF39])" office:value-type="float" office:value="0" calcext:value-type="float">
            <text:p>0</text:p>
          </table:table-cell>
          <table:table-cell table:style-name="ce31" table:formula="of:=IF([.AH39]=0;0;[.AG39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 office:value-type="string" calcext:value-type="string">
            <text:p>Od 21.11. rouška ve vnitřních prostorech MHD a intervilánu n méně než 2m</text:p>
          </table:table-cell>
          <table:table-cell table:number-columns-repeated="984"/>
        </table:table-row>
        <table:table-row table:style-name="ro1">
          <table:table-cell table:style-name="ce7" office:value-type="date" office:date-value="2020-11-23" calcext:value-type="date">
            <text:p>23.11.2020</text:p>
          </table:table-cell>
          <table:table-cell table:style-name="ce5" table:formula="of:=WEEKNUM([.A40])" office:value-type="float" office:value="48" calcext:value-type="float">
            <text:p>48</text:p>
          </table:table-cell>
          <table:table-cell table:style-name="ce5" table:formula="of:=WEEKDAY([.A4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0]=&quot;&quot;;[.E40];[.E40]*[.F40])" office:value-type="float" office:value="0.9" calcext:value-type="float">
            <text:p>0.9</text:p>
          </table:table-cell>
          <table:table-cell table:style-name="ce31" table:formula="of:=IF([.H40]=0;0;[.G40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0]=&quot;&quot;;[.S40];[.S40]*[.T40])" office:value-type="float" office:value="0.2" calcext:value-type="float">
            <text:p>0.2</text:p>
          </table:table-cell>
          <table:table-cell table:style-name="ce31" table:formula="of:=IF([.V40]=0;0;[.U40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0]=&quot;&quot;;[.Y40];[.Y40]*[.Z40])" office:value-type="float" office:value="0" calcext:value-type="float">
            <text:p>0</text:p>
          </table:table-cell>
          <table:table-cell table:style-name="ce31" table:formula="of:=IF([.AB40]=0;0;[.AA40]=&quot;RO&quot;)" office:value-type="float" office:value="0" calcext:value-type="float">
            <text:p>0</text:p>
          </table:table-cell>
          <table:table-cell table:style-name="ce6" office:value-type="string" calcext:value-type="string">
            <text:p>poslední ročníky do 20 žáků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0]=&quot;&quot;;[.AE40];[.AE40]*[.AF40])" office:value-type="float" office:value="0.2" calcext:value-type="float">
            <text:p>0.2</text:p>
          </table:table-cell>
          <table:table-cell table:style-name="ce31" table:formula="of:=IF([.AH40]=0;0;[.AG40]=&quot;RO&quot;)" office:value-type="float" office:value="1" calcext:value-type="float">
            <text:p>1</text:p>
          </table:table-cell>
          <table:table-cell table:style-name="ce6" office:value-type="string" calcext:value-type="string">
            <text:p>poslední ročníky v laboratořích max 20 lidí</text:p>
          </table:table-cell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1-30" calcext:value-type="date">
            <text:p>30.11.2020</text:p>
          </table:table-cell>
          <table:table-cell table:style-name="ce5" table:formula="of:=WEEKNUM([.A41])" office:value-type="float" office:value="49" calcext:value-type="float">
            <text:p>49</text:p>
          </table:table-cell>
          <table:table-cell table:style-name="ce5" table:formula="of:=WEEKDAY([.A4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1]=&quot;&quot;;[.E41];[.E41]*[.F41])" office:value-type="float" office:value="0.9" calcext:value-type="float">
            <text:p>0.9</text:p>
          </table:table-cell>
          <table:table-cell table:style-name="ce31" table:formula="of:=IF([.H41]=0;0;[.G41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1]=&quot;&quot;;[.S41];[.S41]*[.T41])" office:value-type="float" office:value="0.2" calcext:value-type="float">
            <text:p>0.2</text:p>
          </table:table-cell>
          <table:table-cell table:style-name="ce31" table:formula="of:=IF([.V41]=0;0;[.U41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1]=&quot;&quot;;[.Y41];[.Y41]*[.Z41])" office:value-type="float" office:value="0" calcext:value-type="float">
            <text:p>0</text:p>
          </table:table-cell>
          <table:table-cell table:style-name="ce31" table:formula="of:=IF([.AB41]=0;0;[.AA41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1]=&quot;&quot;;[.AE41];[.AE41]*[.AF41])" office:value-type="float" office:value="0.2" calcext:value-type="float">
            <text:p>0.2</text:p>
          </table:table-cell>
          <table:table-cell table:style-name="ce31" table:formula="of:=IF([.AH41]=0;0;[.AG41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2-07" calcext:value-type="date">
            <text:p>07.12.2020</text:p>
          </table:table-cell>
          <table:table-cell table:style-name="ce5" table:formula="of:=WEEKNUM([.A42])" office:value-type="float" office:value="50" calcext:value-type="float">
            <text:p>50</text:p>
          </table:table-cell>
          <table:table-cell table:style-name="ce5" table:formula="of:=WEEKDAY([.A4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2]=&quot;&quot;;[.E42];[.E42]*[.F42])" office:value-type="float" office:value="0.9" calcext:value-type="float">
            <text:p>0.9</text:p>
          </table:table-cell>
          <table:table-cell table:style-name="ce31" table:formula="of:=IF([.H42]=0;0;[.G42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2]=&quot;&quot;;[.S42];[.S42]*[.T42])" office:value-type="float" office:value="0.2" calcext:value-type="float">
            <text:p>0.2</text:p>
          </table:table-cell>
          <table:table-cell table:style-name="ce31" table:formula="of:=IF([.V42]=0;0;[.U42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2]=&quot;&quot;;[.Y42];[.Y42]*[.Z42])" office:value-type="float" office:value="0" calcext:value-type="float">
            <text:p>0</text:p>
          </table:table-cell>
          <table:table-cell table:style-name="ce31" table:formula="of:=IF([.AB42]=0;0;[.AA42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2]=&quot;&quot;;[.AE42];[.AE42]*[.AF42])" office:value-type="float" office:value="0.2" calcext:value-type="float">
            <text:p>0.2</text:p>
          </table:table-cell>
          <table:table-cell table:style-name="ce31" table:formula="of:=IF([.AH42]=0;0;[.AG42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2-14" calcext:value-type="date">
            <text:p>14.12.2020</text:p>
          </table:table-cell>
          <table:table-cell table:style-name="ce5" table:formula="of:=WEEKNUM([.A43])" office:value-type="float" office:value="51" calcext:value-type="float">
            <text:p>51</text:p>
          </table:table-cell>
          <table:table-cell table:style-name="ce5" table:formula="of:=WEEKDAY([.A4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3]=&quot;&quot;;[.E43];[.E43]*[.F43])" office:value-type="float" office:value="0.9" calcext:value-type="float">
            <text:p>0.9</text:p>
          </table:table-cell>
          <table:table-cell table:style-name="ce31" table:formula="of:=IF([.H43]=0;0;[.G43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3]=&quot;&quot;;[.S43];[.S43]*[.T43])" office:value-type="float" office:value="0.2" calcext:value-type="float">
            <text:p>0.2</text:p>
          </table:table-cell>
          <table:table-cell table:style-name="ce31" table:formula="of:=IF([.V43]=0;0;[.U43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3]=&quot;&quot;;[.Y43];[.Y43]*[.Z43])" office:value-type="float" office:value="0" calcext:value-type="float">
            <text:p>0</text:p>
          </table:table-cell>
          <table:table-cell table:style-name="ce31" table:formula="of:=IF([.AB43]=0;0;[.AA43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3]=&quot;&quot;;[.AE43];[.AE43]*[.AF43])" office:value-type="float" office:value="0.2" calcext:value-type="float">
            <text:p>0.2</text:p>
          </table:table-cell>
          <table:table-cell table:style-name="ce31" table:formula="of:=IF([.AH43]=0;0;[.AG43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2-21" calcext:value-type="date">
            <text:p>21.12.2020</text:p>
          </table:table-cell>
          <table:table-cell table:style-name="ce5" table:formula="of:=WEEKNUM([.A44])" office:value-type="float" office:value="52" calcext:value-type="float">
            <text:p>52</text:p>
          </table:table-cell>
          <table:table-cell table:style-name="ce5" table:formula="of:=WEEKDAY([.A44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4]=&quot;&quot;;[.E44];[.E44]*[.F44])" office:value-type="float" office:value="0.9" calcext:value-type="float">
            <text:p>0.9</text:p>
          </table:table-cell>
          <table:table-cell table:style-name="ce31" table:formula="of:=IF([.H44]=0;0;[.G44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4]=&quot;&quot;;[.S44];[.S44]*[.T44])" office:value-type="float" office:value="0.2" calcext:value-type="float">
            <text:p>0.2</text:p>
          </table:table-cell>
          <table:table-cell table:style-name="ce31" table:formula="of:=IF([.V44]=0;0;[.U44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4]=&quot;&quot;;[.Y44];[.Y44]*[.Z44])" office:value-type="float" office:value="0" calcext:value-type="float">
            <text:p>0</text:p>
          </table:table-cell>
          <table:table-cell table:style-name="ce31" table:formula="of:=IF([.AB44]=0;0;[.AA44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4]=&quot;&quot;;[.AE44];[.AE44]*[.AF44])" office:value-type="float" office:value="0.2" calcext:value-type="float">
            <text:p>0.2</text:p>
          </table:table-cell>
          <table:table-cell table:style-name="ce31" table:formula="of:=IF([.AH44]=0;0;[.AG44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0-12-28" calcext:value-type="date">
            <text:p>28.12.2020</text:p>
          </table:table-cell>
          <table:table-cell table:style-name="ce5" table:formula="of:=WEEKNUM([.A45])" office:value-type="float" office:value="1" calcext:value-type="float">
            <text:p>1</text:p>
          </table:table-cell>
          <table:table-cell table:style-name="ce5" table:formula="of:=WEEKDAY([.A4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5]=&quot;&quot;;[.E45];[.E45]*[.F45])" office:value-type="float" office:value="0.9" calcext:value-type="float">
            <text:p>0.9</text:p>
          </table:table-cell>
          <table:table-cell table:style-name="ce31" table:formula="of:=IF([.H45]=0;0;[.G45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5]=&quot;&quot;;[.S45];[.S45]*[.T45])" office:value-type="float" office:value="0.2" calcext:value-type="float">
            <text:p>0.2</text:p>
          </table:table-cell>
          <table:table-cell table:style-name="ce31" table:formula="of:=IF([.V45]=0;0;[.U45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5]=&quot;&quot;;[.Y45];[.Y45]*[.Z45])" office:value-type="float" office:value="0" calcext:value-type="float">
            <text:p>0</text:p>
          </table:table-cell>
          <table:table-cell table:style-name="ce31" table:formula="of:=IF([.AB45]=0;0;[.AA45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5]=&quot;&quot;;[.AE45];[.AE45]*[.AF45])" office:value-type="float" office:value="0.2" calcext:value-type="float">
            <text:p>0.2</text:p>
          </table:table-cell>
          <table:table-cell table:style-name="ce31" table:formula="of:=IF([.AH45]=0;0;[.AG45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1-04" calcext:value-type="date">
            <text:p>04.01.2021</text:p>
          </table:table-cell>
          <table:table-cell table:style-name="ce5" table:formula="of:=WEEKNUM([.A46])" office:value-type="float" office:value="2" calcext:value-type="float">
            <text:p>2</text:p>
          </table:table-cell>
          <table:table-cell table:style-name="ce5" table:formula="of:=WEEKDAY([.A4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6]=&quot;&quot;;[.E46];[.E46]*[.F46])" office:value-type="float" office:value="0.9" calcext:value-type="float">
            <text:p>0.9</text:p>
          </table:table-cell>
          <table:table-cell table:style-name="ce31" table:formula="of:=IF([.H46]=0;0;[.G46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6]=&quot;&quot;;[.S46];[.S46]*[.T46])" office:value-type="float" office:value="0.2" calcext:value-type="float">
            <text:p>0.2</text:p>
          </table:table-cell>
          <table:table-cell table:style-name="ce31" table:formula="of:=IF([.V46]=0;0;[.U46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6]=&quot;&quot;;[.Y46];[.Y46]*[.Z46])" office:value-type="float" office:value="0" calcext:value-type="float">
            <text:p>0</text:p>
          </table:table-cell>
          <table:table-cell table:style-name="ce31" table:formula="of:=IF([.AB46]=0;0;[.AA4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6]=&quot;&quot;;[.AE46];[.AE46]*[.AF46])" office:value-type="float" office:value="0.2" calcext:value-type="float">
            <text:p>0.2</text:p>
          </table:table-cell>
          <table:table-cell table:style-name="ce31" table:formula="of:=IF([.AH46]=0;0;[.AG46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1-11" calcext:value-type="date">
            <text:p>11.01.2021</text:p>
          </table:table-cell>
          <table:table-cell table:style-name="ce5" table:formula="of:=WEEKNUM([.A47])" office:value-type="float" office:value="3" calcext:value-type="float">
            <text:p>3</text:p>
          </table:table-cell>
          <table:table-cell table:style-name="ce5" table:formula="of:=WEEKDAY([.A4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7]=&quot;&quot;;[.E47];[.E47]*[.F47])" office:value-type="float" office:value="0.9" calcext:value-type="float">
            <text:p>0.9</text:p>
          </table:table-cell>
          <table:table-cell table:style-name="ce31" table:formula="of:=IF([.H47]=0;0;[.G47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7]=&quot;&quot;;[.S47];[.S47]*[.T47])" office:value-type="float" office:value="0.2" calcext:value-type="float">
            <text:p>0.2</text:p>
          </table:table-cell>
          <table:table-cell table:style-name="ce31" table:formula="of:=IF([.V47]=0;0;[.U47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7]=&quot;&quot;;[.Y47];[.Y47]*[.Z47])" office:value-type="float" office:value="0" calcext:value-type="float">
            <text:p>0</text:p>
          </table:table-cell>
          <table:table-cell table:style-name="ce31" table:formula="of:=IF([.AB47]=0;0;[.AA4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7]=&quot;&quot;;[.AE47];[.AE47]*[.AF47])" office:value-type="float" office:value="0.2" calcext:value-type="float">
            <text:p>0.2</text:p>
          </table:table-cell>
          <table:table-cell table:style-name="ce31" table:formula="of:=IF([.AH47]=0;0;[.AG47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1-18" calcext:value-type="date">
            <text:p>18.01.2021</text:p>
          </table:table-cell>
          <table:table-cell table:style-name="ce5" table:formula="of:=WEEKNUM([.A48])" office:value-type="float" office:value="4" calcext:value-type="float">
            <text:p>4</text:p>
          </table:table-cell>
          <table:table-cell table:style-name="ce5" table:formula="of:=WEEKDAY([.A4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8]=&quot;&quot;;[.E48];[.E48]*[.F48])" office:value-type="float" office:value="0.9" calcext:value-type="float">
            <text:p>0.9</text:p>
          </table:table-cell>
          <table:table-cell table:style-name="ce31" table:formula="of:=IF([.H48]=0;0;[.G48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8]=&quot;&quot;;[.S48];[.S48]*[.T48])" office:value-type="float" office:value="0.2" calcext:value-type="float">
            <text:p>0.2</text:p>
          </table:table-cell>
          <table:table-cell table:style-name="ce31" table:formula="of:=IF([.V48]=0;0;[.U48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8]=&quot;&quot;;[.Y48];[.Y48]*[.Z48])" office:value-type="float" office:value="0" calcext:value-type="float">
            <text:p>0</text:p>
          </table:table-cell>
          <table:table-cell table:style-name="ce31" table:formula="of:=IF([.AB48]=0;0;[.AA4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8]=&quot;&quot;;[.AE48];[.AE48]*[.AF48])" office:value-type="float" office:value="0.2" calcext:value-type="float">
            <text:p>0.2</text:p>
          </table:table-cell>
          <table:table-cell table:style-name="ce31" table:formula="of:=IF([.AH48]=0;0;[.AG48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1-25" calcext:value-type="date">
            <text:p>25.01.2021</text:p>
          </table:table-cell>
          <table:table-cell table:style-name="ce5" table:formula="of:=WEEKNUM([.A49])" office:value-type="float" office:value="5" calcext:value-type="float">
            <text:p>5</text:p>
          </table:table-cell>
          <table:table-cell table:style-name="ce5" table:formula="of:=WEEKDAY([.A4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49]=&quot;&quot;;[.E49];[.E49]*[.F49])" office:value-type="float" office:value="0.9" calcext:value-type="float">
            <text:p>0.9</text:p>
          </table:table-cell>
          <table:table-cell table:style-name="ce31" table:formula="of:=IF([.H49]=0;0;[.G49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49]=&quot;&quot;;[.S49];[.S49]*[.T49])" office:value-type="float" office:value="0.2" calcext:value-type="float">
            <text:p>0.2</text:p>
          </table:table-cell>
          <table:table-cell table:style-name="ce31" table:formula="of:=IF([.V49]=0;0;[.U49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49]=&quot;&quot;;[.Y49];[.Y49]*[.Z49])" office:value-type="float" office:value="0" calcext:value-type="float">
            <text:p>0</text:p>
          </table:table-cell>
          <table:table-cell table:style-name="ce31" table:formula="of:=IF([.AB49]=0;0;[.AA4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49]=&quot;&quot;;[.AE49];[.AE49]*[.AF49])" office:value-type="float" office:value="0.2" calcext:value-type="float">
            <text:p>0.2</text:p>
          </table:table-cell>
          <table:table-cell table:style-name="ce31" table:formula="of:=IF([.AH49]=0;0;[.AG49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2-01" calcext:value-type="date">
            <text:p>01.02.2021</text:p>
          </table:table-cell>
          <table:table-cell table:style-name="ce5" table:formula="of:=WEEKNUM([.A50])" office:value-type="float" office:value="6" calcext:value-type="float">
            <text:p>6</text:p>
          </table:table-cell>
          <table:table-cell table:style-name="ce5" table:formula="of:=WEEKDAY([.A5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0]=&quot;&quot;;[.E50];[.E50]*[.F50])" office:value-type="float" office:value="0.9" calcext:value-type="float">
            <text:p>0.9</text:p>
          </table:table-cell>
          <table:table-cell table:style-name="ce31" table:formula="of:=IF([.H50]=0;0;[.G50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50]=&quot;&quot;;[.S50];[.S50]*[.T50])" office:value-type="float" office:value="0.2" calcext:value-type="float">
            <text:p>0.2</text:p>
          </table:table-cell>
          <table:table-cell table:style-name="ce31" table:formula="of:=IF([.V50]=0;0;[.U50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50]=&quot;&quot;;[.Y50];[.Y50]*[.Z50])" office:value-type="float" office:value="0" calcext:value-type="float">
            <text:p>0</text:p>
          </table:table-cell>
          <table:table-cell table:style-name="ce31" table:formula="of:=IF([.AB50]=0;0;[.AA50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50]=&quot;&quot;;[.AE50];[.AE50]*[.AF50])" office:value-type="float" office:value="0.2" calcext:value-type="float">
            <text:p>0.2</text:p>
          </table:table-cell>
          <table:table-cell table:style-name="ce31" table:formula="of:=IF([.AH50]=0;0;[.AG50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2-08" calcext:value-type="date">
            <text:p>08.02.2021</text:p>
          </table:table-cell>
          <table:table-cell table:style-name="ce5" table:formula="of:=WEEKNUM([.A51])" office:value-type="float" office:value="7" calcext:value-type="float">
            <text:p>7</text:p>
          </table:table-cell>
          <table:table-cell table:style-name="ce5" table:formula="of:=WEEKDAY([.A5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1]=&quot;&quot;;[.E51];[.E51]*[.F51])" office:value-type="float" office:value="0.9" calcext:value-type="float">
            <text:p>0.9</text:p>
          </table:table-cell>
          <table:table-cell table:style-name="ce31" table:formula="of:=IF([.H51]=0;0;[.G51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51]=&quot;&quot;;[.S51];[.S51]*[.T51])" office:value-type="float" office:value="0.2" calcext:value-type="float">
            <text:p>0.2</text:p>
          </table:table-cell>
          <table:table-cell table:style-name="ce31" table:formula="of:=IF([.V51]=0;0;[.U51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51]=&quot;&quot;;[.Y51];[.Y51]*[.Z51])" office:value-type="float" office:value="0" calcext:value-type="float">
            <text:p>0</text:p>
          </table:table-cell>
          <table:table-cell table:style-name="ce31" table:formula="of:=IF([.AB51]=0;0;[.AA51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51]=&quot;&quot;;[.AE51];[.AE51]*[.AF51])" office:value-type="float" office:value="0.2" calcext:value-type="float">
            <text:p>0.2</text:p>
          </table:table-cell>
          <table:table-cell table:style-name="ce31" table:formula="of:=IF([.AH51]=0;0;[.AG51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2-15" calcext:value-type="date">
            <text:p>15.02.2021</text:p>
          </table:table-cell>
          <table:table-cell table:style-name="ce5" table:formula="of:=WEEKNUM([.A52])" office:value-type="float" office:value="8" calcext:value-type="float">
            <text:p>8</text:p>
          </table:table-cell>
          <table:table-cell table:style-name="ce5" table:formula="of:=WEEKDAY([.A52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2]=&quot;&quot;;[.E52];[.E52]*[.F52])" office:value-type="float" office:value="0.9" calcext:value-type="float">
            <text:p>0.9</text:p>
          </table:table-cell>
          <table:table-cell table:style-name="ce31" table:formula="of:=IF([.H52]=0;0;[.G52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T52]=&quot;&quot;;[.S52];[.S52]*[.T52])" office:value-type="float" office:value="0.2" calcext:value-type="float">
            <text:p>0.2</text:p>
          </table:table-cell>
          <table:table-cell table:style-name="ce31" table:formula="of:=IF([.V52]=0;0;[.U52]=&quot;RO&quot;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O</text:p>
          </table:table-cell>
          <table:table-cell table:style-name="ce31" table:formula="of:=IF([.Z52]=&quot;&quot;;[.Y52];[.Y52]*[.Z52])" office:value-type="float" office:value="0" calcext:value-type="float">
            <text:p>0</text:p>
          </table:table-cell>
          <table:table-cell table:style-name="ce31" table:formula="of:=IF([.AB52]=0;0;[.AA52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AF52]=&quot;&quot;;[.AE52];[.AE52]*[.AF52])" office:value-type="float" office:value="0.2" calcext:value-type="float">
            <text:p>0.2</text:p>
          </table:table-cell>
          <table:table-cell table:style-name="ce31" table:formula="of:=IF([.AH52]=0;0;[.AG52]=&quot;RO&quot;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O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2-22" calcext:value-type="date">
            <text:p>22.02.2021</text:p>
          </table:table-cell>
          <table:table-cell table:style-name="ce5" table:formula="of:=WEEKNUM([.A53])" office:value-type="float" office:value="9" calcext:value-type="float">
            <text:p>9</text:p>
          </table:table-cell>
          <table:table-cell table:style-name="ce5" table:formula="of:=WEEKDAY([.A53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9" calcext:value-type="float">
            <text:p>0.9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53]=&quot;&quot;;[.E53];[.E53]*[.F53])" office:value-type="float" office:value="0.9" calcext:value-type="float">
            <text:p>0.9</text:p>
          </table:table-cell>
          <table:table-cell table:style-name="ce31" table:formula="of:=IF([.H53]=0;0;[.G53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T53]=&quot;&quot;;[.S53];[.S53]*[.T53])" office:value-type="float" office:value="0.2" calcext:value-type="float">
            <text:p>0.2</text:p>
          </table:table-cell>
          <table:table-cell table:style-name="ce31" table:formula="of:=IF([.V53]=0;0;IF(OR([.U53]=&quot;RO&quot;;[.U53]=&quot;RE&quot;);1;0)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3]=&quot;&quot;;[.Y53];[.Y53]*[.Z53])" office:value-type="float" office:value="0" calcext:value-type="float">
            <text:p>0</text:p>
          </table:table-cell>
          <table:table-cell table:style-name="ce31" table:formula="of:=IF([.AB53]=0;0;[.AA53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E</text:p>
          </table:table-cell>
          <table:table-cell table:style-name="ce31" table:formula="of:=IF([.AF53]=&quot;&quot;;[.AE53];[.AE53]*[.AF53])" office:value-type="float" office:value="0.2" calcext:value-type="float">
            <text:p>0.2</text:p>
          </table:table-cell>
          <table:table-cell table:style-name="ce31" table:formula="of:=IF([.AH53]=0;0;IF(OR([.AG53]=&quot;RO&quot;;[.AG53]=&quot;RE&quot;);1;0))" office:value-type="float" office:value="1" calcext:value-type="float">
            <text:p>1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 office:value-type="string" calcext:value-type="string">
            <text:p>Od 25.2. Povinnost nosit respirátor, děti do 15 mohou roušku</text:p>
          </table:table-cell>
          <table:table-cell table:number-columns-repeated="984"/>
        </table:table-row>
        <table:table-row table:style-name="ro1">
          <table:table-cell table:style-name="ce7" office:value-type="date" office:date-value="2021-03-01" calcext:value-type="date">
            <text:p>01.03.2021</text:p>
          </table:table-cell>
          <table:table-cell table:style-name="ce5" table:formula="of:=WEEKNUM([.A54])" office:value-type="float" office:value="10" calcext:value-type="float">
            <text:p>10</text:p>
          </table:table-cell>
          <table:table-cell table:style-name="ce5" table:formula="of:=WEEKDAY([.A54];2)" office:value-type="float" office:value="1" calcext:value-type="float">
            <text:p>1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4]=&quot;&quot;;[.E54];[.E54]*[.F54])" office:value-type="float" office:value="0" calcext:value-type="float">
            <text:p>0</text:p>
          </table:table-cell>
          <table:table-cell table:style-name="ce31" table:formula="of:=IF([.H54]=0;0;[.G54]=&quot;RO&quot;)" office:value-type="float" office:value="0" calcext:value-type="float">
            <text:p>0</text:p>
          </table:table-cell>
          <table:table-cell table:style-name="ce26" office:value-type="string" calcext:value-type="string">
            <text:p>zavření všech škol</text:p>
          </table:table-cell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4]=&quot;&quot;;[.S54];[.S54]*[.T54])" office:value-type="float" office:value="0" calcext:value-type="float">
            <text:p>0</text:p>
          </table:table-cell>
          <table:table-cell table:style-name="ce31" table:formula="of:=IF([.V54]=0;0;[.U54]=&quot;RO&quot;)" office:value-type="float" office:value="0" calcext:value-type="float">
            <text:p>0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4]=&quot;&quot;;[.Y54];[.Y54]*[.Z54])" office:value-type="float" office:value="0" calcext:value-type="float">
            <text:p>0</text:p>
          </table:table-cell>
          <table:table-cell table:style-name="ce31" table:formula="of:=IF([.AB54]=0;0;[.AA54]=&quot;RO&quot;)" office:value-type="float" office:value="0" calcext:value-type="float">
            <text:p>0</text:p>
          </table:table-cell>
          <table:table-cell table:style-name="ce6" office:value-type="string" calcext:value-type="string">
            <text:p>zavření všech škol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4]=&quot;&quot;;[.AE54];[.AE54]*[.AF54])" office:value-type="float" office:value="0" calcext:value-type="float">
            <text:p>0</text:p>
          </table:table-cell>
          <table:table-cell table:style-name="ce31" table:formula="of:=IF([.AH54]=0;0;[.AG54]=&quot;RO&quot;)" office:value-type="float" office:value="0" calcext:value-type="float">
            <text:p>0</text:p>
          </table:table-cell>
          <table:table-cell table:style-name="ce6" office:value-type="string" calcext:value-type="string">
            <text:p>zavření všech škol</text:p>
          </table:table-cell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3-08" calcext:value-type="date">
            <text:p>08.03.2021</text:p>
          </table:table-cell>
          <table:table-cell table:style-name="ce5" table:formula="of:=WEEKNUM([.A55])" office:value-type="float" office:value="11" calcext:value-type="float">
            <text:p>11</text:p>
          </table:table-cell>
          <table:table-cell table:style-name="ce5" table:formula="of:=WEEKDAY([.A55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5]=&quot;&quot;;[.E55];[.E55]*[.F55])" office:value-type="float" office:value="0" calcext:value-type="float">
            <text:p>0</text:p>
          </table:table-cell>
          <table:table-cell table:style-name="ce31" table:formula="of:=IF([.H55]=0;0;[.G55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5]=&quot;&quot;;[.S55];[.S55]*[.T55])" office:value-type="float" office:value="0" calcext:value-type="float">
            <text:p>0</text:p>
          </table:table-cell>
          <table:table-cell table:style-name="ce31" table:formula="of:=IF([.V55]=0;0;[.U55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5]=&quot;&quot;;[.Y55];[.Y55]*[.Z55])" office:value-type="float" office:value="0" calcext:value-type="float">
            <text:p>0</text:p>
          </table:table-cell>
          <table:table-cell table:style-name="ce31" table:formula="of:=IF([.AB55]=0;0;[.AA55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5]=&quot;&quot;;[.AE55];[.AE55]*[.AF55])" office:value-type="float" office:value="0" calcext:value-type="float">
            <text:p>0</text:p>
          </table:table-cell>
          <table:table-cell table:style-name="ce31" table:formula="of:=IF([.AH55]=0;0;[.AG55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3-15" calcext:value-type="date">
            <text:p>15.03.2021</text:p>
          </table:table-cell>
          <table:table-cell table:style-name="ce5" table:formula="of:=WEEKNUM([.A56])" office:value-type="float" office:value="12" calcext:value-type="float">
            <text:p>12</text:p>
          </table:table-cell>
          <table:table-cell table:style-name="ce5" table:formula="of:=WEEKDAY([.A56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6]=&quot;&quot;;[.E56];[.E56]*[.F56])" office:value-type="float" office:value="0" calcext:value-type="float">
            <text:p>0</text:p>
          </table:table-cell>
          <table:table-cell table:style-name="ce31" table:formula="of:=IF([.H56]=0;0;[.G56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6]=&quot;&quot;;[.S56];[.S56]*[.T56])" office:value-type="float" office:value="0" calcext:value-type="float">
            <text:p>0</text:p>
          </table:table-cell>
          <table:table-cell table:style-name="ce31" table:formula="of:=IF([.V56]=0;0;[.U5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6]=&quot;&quot;;[.Y56];[.Y56]*[.Z56])" office:value-type="float" office:value="0" calcext:value-type="float">
            <text:p>0</text:p>
          </table:table-cell>
          <table:table-cell table:style-name="ce31" table:formula="of:=IF([.AB56]=0;0;[.AA56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6]=&quot;&quot;;[.AE56];[.AE56]*[.AF56])" office:value-type="float" office:value="0" calcext:value-type="float">
            <text:p>0</text:p>
          </table:table-cell>
          <table:table-cell table:style-name="ce31" table:formula="of:=IF([.AH56]=0;0;[.AG56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3-22" calcext:value-type="date">
            <text:p>22.03.2021</text:p>
          </table:table-cell>
          <table:table-cell table:style-name="ce5" table:formula="of:=WEEKNUM([.A57])" office:value-type="float" office:value="13" calcext:value-type="float">
            <text:p>13</text:p>
          </table:table-cell>
          <table:table-cell table:style-name="ce5" table:formula="of:=WEEKDAY([.A57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7]=&quot;&quot;;[.E57];[.E57]*[.F57])" office:value-type="float" office:value="0" calcext:value-type="float">
            <text:p>0</text:p>
          </table:table-cell>
          <table:table-cell table:style-name="ce31" table:formula="of:=IF([.H57]=0;0;[.G57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7]=&quot;&quot;;[.S57];[.S57]*[.T57])" office:value-type="float" office:value="0" calcext:value-type="float">
            <text:p>0</text:p>
          </table:table-cell>
          <table:table-cell table:style-name="ce31" table:formula="of:=IF([.V57]=0;0;[.U5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7]=&quot;&quot;;[.Y57];[.Y57]*[.Z57])" office:value-type="float" office:value="0" calcext:value-type="float">
            <text:p>0</text:p>
          </table:table-cell>
          <table:table-cell table:style-name="ce31" table:formula="of:=IF([.AB57]=0;0;[.AA57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7]=&quot;&quot;;[.AE57];[.AE57]*[.AF57])" office:value-type="float" office:value="0" calcext:value-type="float">
            <text:p>0</text:p>
          </table:table-cell>
          <table:table-cell table:style-name="ce31" table:formula="of:=IF([.AH57]=0;0;[.AG57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3-29" calcext:value-type="date">
            <text:p>29.03.2021</text:p>
          </table:table-cell>
          <table:table-cell table:style-name="ce5" table:formula="of:=WEEKNUM([.A58])" office:value-type="float" office:value="14" calcext:value-type="float">
            <text:p>14</text:p>
          </table:table-cell>
          <table:table-cell table:style-name="ce5" table:formula="of:=WEEKDAY([.A58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8]=&quot;&quot;;[.E58];[.E58]*[.F58])" office:value-type="float" office:value="0" calcext:value-type="float">
            <text:p>0</text:p>
          </table:table-cell>
          <table:table-cell table:style-name="ce31" table:formula="of:=IF([.H58]=0;0;[.G58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8]=&quot;&quot;;[.S58];[.S58]*[.T58])" office:value-type="float" office:value="0" calcext:value-type="float">
            <text:p>0</text:p>
          </table:table-cell>
          <table:table-cell table:style-name="ce31" table:formula="of:=IF([.V58]=0;0;[.U5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8]=&quot;&quot;;[.Y58];[.Y58]*[.Z58])" office:value-type="float" office:value="0" calcext:value-type="float">
            <text:p>0</text:p>
          </table:table-cell>
          <table:table-cell table:style-name="ce31" table:formula="of:=IF([.AB58]=0;0;[.AA58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8]=&quot;&quot;;[.AE58];[.AE58]*[.AF58])" office:value-type="float" office:value="0" calcext:value-type="float">
            <text:p>0</text:p>
          </table:table-cell>
          <table:table-cell table:style-name="ce31" table:formula="of:=IF([.AH58]=0;0;[.AG58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4-05" calcext:value-type="date">
            <text:p>05.04.2021</text:p>
          </table:table-cell>
          <table:table-cell table:style-name="ce5" table:formula="of:=WEEKNUM([.A59])" office:value-type="float" office:value="15" calcext:value-type="float">
            <text:p>15</text:p>
          </table:table-cell>
          <table:table-cell table:style-name="ce5" table:formula="of:=WEEKDAY([.A59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1"/>
          <table:table-cell table:style-name="ce5" office:value-type="string" calcext:value-type="string">
            <text:p>RO</text:p>
          </table:table-cell>
          <table:table-cell table:style-name="ce31" table:formula="of:=IF([.F59]=&quot;&quot;;[.E59];[.E59]*[.F59])" office:value-type="float" office:value="0" calcext:value-type="float">
            <text:p>0</text:p>
          </table:table-cell>
          <table:table-cell table:style-name="ce31" table:formula="of:=IF([.H59]=0;0;[.G59]=&quot;RO&quot;)" office:value-type="float" office:value="0" calcext:value-type="float">
            <text:p>0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 table:style-name="ce30"/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T59]=&quot;&quot;;[.S59];[.S59]*[.T59])" office:value-type="float" office:value="0" calcext:value-type="float">
            <text:p>0</text:p>
          </table:table-cell>
          <table:table-cell table:style-name="ce31" table:formula="of:=IF([.V59]=0;0;[.U5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59]=&quot;&quot;;[.Y59];[.Y59]*[.Z59])" office:value-type="float" office:value="0" calcext:value-type="float">
            <text:p>0</text:p>
          </table:table-cell>
          <table:table-cell table:style-name="ce31" table:formula="of:=IF([.AB59]=0;0;[.AA59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59]=&quot;&quot;;[.AE59];[.AE59]*[.AF59])" office:value-type="float" office:value="0" calcext:value-type="float">
            <text:p>0</text:p>
          </table:table-cell>
          <table:table-cell table:style-name="ce31" table:formula="of:=IF([.AH59]=0;0;[.AG59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4-12" calcext:value-type="date">
            <text:p>12.04.2021</text:p>
          </table:table-cell>
          <table:table-cell table:style-name="ce5" table:formula="of:=WEEKNUM([.A60])" office:value-type="float" office:value="16" calcext:value-type="float">
            <text:p>16</text:p>
          </table:table-cell>
          <table:table-cell table:style-name="ce5" table:formula="of:=WEEKDAY([.A60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0]=&quot;&quot;;[.E60];[.E60]*[.F60])" office:value-type="float" office:value="0.2" calcext:value-type="float">
            <text:p>0.2</text:p>
          </table:table-cell>
          <table:table-cell table:style-name="ce31" table:formula="of:=IF([.H60]=0;0;[.G60]=&quot;RO&quot;)" office:value-type="float" office:value="1" calcext:value-type="float">
            <text:p>1</text:p>
          </table:table-cell>
          <table:table-cell table:style-name="ce26" office:value-type="string" calcext:value-type="string">
            <text:p>poslední ročník 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 office:value-type="string" calcext:value-type="string">
            <text:p>rotační výu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60]=&quot;&quot;;[.Y60];[.Y60]*[.Z60])" office:value-type="float" office:value="0" calcext:value-type="float">
            <text:p>0</text:p>
          </table:table-cell>
          <table:table-cell table:style-name="ce31" table:formula="of:=IF([.AB60]=0;0;[.AA60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60]=&quot;&quot;;[.AE60];[.AE60]*[.AF60])" office:value-type="float" office:value="0" calcext:value-type="float">
            <text:p>0</text:p>
          </table:table-cell>
          <table:table-cell table:style-name="ce31" table:formula="of:=IF([.AH60]=0;0;[.AG60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4-19" calcext:value-type="date">
            <text:p>19.04.2021</text:p>
          </table:table-cell>
          <table:table-cell table:style-name="ce5" table:formula="of:=WEEKNUM([.A61])" office:value-type="float" office:value="17" calcext:value-type="float">
            <text:p>17</text:p>
          </table:table-cell>
          <table:table-cell table:style-name="ce5" table:formula="of:=WEEKDAY([.A61];2)" office:value-type="float" office:value="1" calcext:value-type="float">
            <text:p>1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5" office:value-type="string" calcext:value-type="string">
            <text:p>RO</text:p>
          </table:table-cell>
          <table:table-cell table:style-name="ce31" table:formula="of:=IF([.F61]=&quot;&quot;;[.E61];[.E61]*[.F61])" office:value-type="float" office:value="0.2" calcext:value-type="float">
            <text:p>0.2</text:p>
          </table:table-cell>
          <table:table-cell table:style-name="ce31" table:formula="of:=IF([.H61]=0;0;[.G61]=&quot;RO&quot;)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27" office:value-type="string" calcext:value-type="string">
            <text:p>RO</text:p>
          </table:table-cell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string" calcext:value-type="string">
            <text:p>RE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style-name="ce5" office:value-type="string" calcext:value-type="string">
            <text:p>RE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Z61]=&quot;&quot;;[.Y61];[.Y61]*[.Z61])" office:value-type="float" office:value="0" calcext:value-type="float">
            <text:p>0</text:p>
          </table:table-cell>
          <table:table-cell table:style-name="ce31" table:formula="of:=IF([.AB61]=0;0;[.AA61]=&quot;RO&quot;)" office:value-type="float" office:value="0" calcext:value-type="float">
            <text:p>0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formula="of:=IF([.AF61]=&quot;&quot;;[.AE61];[.AE61]*[.AF61])" office:value-type="float" office:value="0" calcext:value-type="float">
            <text:p>0</text:p>
          </table:table-cell>
          <table:table-cell table:style-name="ce31" table:formula="of:=IF([.AH61]=0;0;[.AG61]=&quot;RO&quot;)" office:value-type="float" office:value="0" calcext:value-type="float">
            <text:p>0</text:p>
          </table:table-cell>
          <table:table-cell table:style-name="ce6"/>
          <table:table-cell table:style-name="ce10" table:number-columns-repeated="2"/>
          <table:table-cell table:style-name="ce5" office:value-type="string" calcext:value-type="string">
            <text:p>RE</text:p>
          </table:table-cell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4-26" calcext:value-type="date">
            <text:p>26.04.2021</text:p>
          </table:table-cell>
          <table:table-cell table:style-name="ce5" table:formula="of:=WEEKNUM([.A62])" office:value-type="float" office:value="18" calcext:value-type="float">
            <text:p>18</text:p>
          </table:table-cell>
          <table:table-cell table:style-name="ce5" table:formula="of:=WEEKDAY([.A62];2)" office:value-type="float" office:value="1" calcext:value-type="float">
            <text:p>1</text:p>
          </table:table-cell>
          <table:table-cell table:style-name="ce6" office:value-type="string" calcext:value-type="string">
            <text:p>otevření</text:p>
          </table:table-cell>
          <table:table-cell table:style-name="ce5" table:number-columns-repeated="3"/>
          <table:table-cell table:style-name="ce31" table:number-columns-repeated="2"/>
          <table:table-cell table:style-name="ce26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6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RE</text:p>
          </table:table-cell>
          <table:table-cell table:style-name="ce31" table:number-columns-repeated="2"/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5-03" calcext:value-type="date">
            <text:p>03.05.2021</text:p>
          </table:table-cell>
          <table:table-cell table:style-name="ce5" table:formula="of:=WEEKNUM([.A63])" office:value-type="float" office:value="19" calcext:value-type="float">
            <text:p>19</text:p>
          </table:table-cell>
          <table:table-cell table:style-name="ce5" table:formula="of:=WEEKDAY([.A6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 office:value-type="string" calcext:value-type="string">
            <text:p>postupné otevírání</text:p>
          </table:table-cell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5-10" calcext:value-type="date">
            <text:p>10.05.2021</text:p>
          </table:table-cell>
          <table:table-cell table:style-name="ce5" table:formula="of:=WEEKNUM([.A64])" office:value-type="float" office:value="20" calcext:value-type="float">
            <text:p>20</text:p>
          </table:table-cell>
          <table:table-cell table:style-name="ce5" table:formula="of:=WEEKDAY([.A6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5-17" calcext:value-type="date">
            <text:p>17.05.2021</text:p>
          </table:table-cell>
          <table:table-cell table:style-name="ce5" table:formula="of:=WEEKNUM([.A65])" office:value-type="float" office:value="21" calcext:value-type="float">
            <text:p>21</text:p>
          </table:table-cell>
          <table:table-cell table:style-name="ce5" table:formula="of:=WEEKDAY([.A6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5-24" calcext:value-type="date">
            <text:p>24.05.2021</text:p>
          </table:table-cell>
          <table:table-cell table:style-name="ce5" table:formula="of:=WEEKNUM([.A66])" office:value-type="float" office:value="22" calcext:value-type="float">
            <text:p>22</text:p>
          </table:table-cell>
          <table:table-cell table:style-name="ce5" table:formula="of:=WEEKDAY([.A66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5-31" calcext:value-type="date">
            <text:p>31.05.2021</text:p>
          </table:table-cell>
          <table:table-cell table:style-name="ce5" table:formula="of:=WEEKNUM([.A67])" office:value-type="float" office:value="23" calcext:value-type="float">
            <text:p>23</text:p>
          </table:table-cell>
          <table:table-cell table:style-name="ce5" table:formula="of:=WEEKDAY([.A67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6-07" calcext:value-type="date">
            <text:p>07.06.2021</text:p>
          </table:table-cell>
          <table:table-cell table:style-name="ce5" table:formula="of:=WEEKNUM([.A68])" office:value-type="float" office:value="24" calcext:value-type="float">
            <text:p>24</text:p>
          </table:table-cell>
          <table:table-cell table:style-name="ce5" table:formula="of:=WEEKDAY([.A68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6-14" calcext:value-type="date">
            <text:p>14.06.2021</text:p>
          </table:table-cell>
          <table:table-cell table:style-name="ce5" table:formula="of:=WEEKNUM([.A69])" office:value-type="float" office:value="25" calcext:value-type="float">
            <text:p>25</text:p>
          </table:table-cell>
          <table:table-cell table:style-name="ce5" table:formula="of:=WEEKDAY([.A69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6-21" calcext:value-type="date">
            <text:p>21.06.2021</text:p>
          </table:table-cell>
          <table:table-cell table:style-name="ce5" table:formula="of:=WEEKNUM([.A70])" office:value-type="float" office:value="26" calcext:value-type="float">
            <text:p>26</text:p>
          </table:table-cell>
          <table:table-cell table:style-name="ce5" table:formula="of:=WEEKDAY([.A70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6-28" calcext:value-type="date">
            <text:p>28.06.2021</text:p>
          </table:table-cell>
          <table:table-cell table:style-name="ce5" table:formula="of:=WEEKNUM([.A71])" office:value-type="float" office:value="27" calcext:value-type="float">
            <text:p>27</text:p>
          </table:table-cell>
          <table:table-cell table:style-name="ce5" table:formula="of:=WEEKDAY([.A71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7-05" calcext:value-type="date">
            <text:p>05.07.2021</text:p>
          </table:table-cell>
          <table:table-cell table:style-name="ce5" table:formula="of:=WEEKNUM([.A72])" office:value-type="float" office:value="28" calcext:value-type="float">
            <text:p>28</text:p>
          </table:table-cell>
          <table:table-cell table:style-name="ce5" table:formula="of:=WEEKDAY([.A72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7-12" calcext:value-type="date">
            <text:p>12.07.2021</text:p>
          </table:table-cell>
          <table:table-cell table:style-name="ce5" table:formula="of:=WEEKNUM([.A73])" office:value-type="float" office:value="29" calcext:value-type="float">
            <text:p>29</text:p>
          </table:table-cell>
          <table:table-cell table:style-name="ce5" table:formula="of:=WEEKDAY([.A73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7-19" calcext:value-type="date">
            <text:p>19.07.2021</text:p>
          </table:table-cell>
          <table:table-cell table:style-name="ce5" table:formula="of:=WEEKNUM([.A74])" office:value-type="float" office:value="30" calcext:value-type="float">
            <text:p>30</text:p>
          </table:table-cell>
          <table:table-cell table:style-name="ce5" table:formula="of:=WEEKDAY([.A74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>
          <table:table-cell table:style-name="ce7" office:value-type="date" office:date-value="2021-07-26" calcext:value-type="date">
            <text:p>26.07.2021</text:p>
          </table:table-cell>
          <table:table-cell table:style-name="ce5" table:formula="of:=WEEKNUM([.A75])" office:value-type="float" office:value="31" calcext:value-type="float">
            <text:p>31</text:p>
          </table:table-cell>
          <table:table-cell table:style-name="ce5" table:formula="of:=WEEKDAY([.A75];2)" office:value-type="float" office:value="1" calcext:value-type="float">
            <text:p>1</text:p>
          </table:table-cell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 table:number-rows-repeated="2">
          <table:table-cell table:style-name="ce7"/>
          <table:table-cell table:style-name="ce5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31" table:number-columns-repeated="2"/>
          <table:table-cell table:style-name="ce6"/>
          <table:table-cell table:style-name="ce5" table:number-columns-repeated="3"/>
          <table:table-cell table:style-name="ce13"/>
          <table:table-cell table:number-columns-repeated="984"/>
        </table:table-row>
        <table:table-row table:style-name="ro1" table:number-rows-repeated="499">
          <table:table-cell table:style-name="ce2"/>
          <table:table-cell table:number-columns-repeated="1023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zcr" table:style-name="ta2">
        <office:forms form:automatic-focus="false" form:apply-design-mode="false"/>
        <table:table-column table:style-name="co31" table:default-cell-style-name="ce45"/>
        <table:table-column table:style-name="co31" table:number-columns-repeated="23" table:default-cell-style-name="Default"/>
        <table:table-row table:style-name="ro1">
          <table:table-cell table:style-name="Default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G4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B2:.D2])" office:value-type="float" office:value="0" calcext:value-type="float">
            <text:p>0</text:p>
          </table:table-cell>
          <table:table-cell table:formula="of:=SUM([.E2:.I2])" office:value-type="float" office:value="0" calcext:value-type="float">
            <text:p>0</text:p>
          </table:table-cell>
          <table:table-cell table:formula="of:=SUM([.J2:.M2])" office:value-type="float" office:value="0" calcext:value-type="float">
            <text:p>0</text:p>
          </table:table-cell>
          <table:table-cell table:formula="of:=SUM([.N2:.Q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2]" office:value-type="float" office:value="9" calcext:value-type="float">
            <text:p>9</text:p>
          </table:table-cell>
          <table:table-cell table:formula="of:=SUM([.B3:.D3])" office:value-type="float" office:value="0" calcext:value-type="float">
            <text:p>0</text:p>
          </table:table-cell>
          <table:table-cell table:formula="of:=SUM([.E3:.I3])" office:value-type="float" office:value="0" calcext:value-type="float">
            <text:p>0</text:p>
          </table:table-cell>
          <table:table-cell table:formula="of:=SUM([.J3:.M3])" office:value-type="float" office:value="0" calcext:value-type="float">
            <text:p>0</text:p>
          </table:table-cell>
          <table:table-cell table:formula="of:=SUM([.N3:.Q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3]" office:value-type="float" office:value="9" calcext:value-type="float">
            <text:p>9</text:p>
          </table:table-cell>
          <table:table-cell table:formula="of:=SUM([.B4:.D4])" office:value-type="float" office:value="0" calcext:value-type="float">
            <text:p>0</text:p>
          </table:table-cell>
          <table:table-cell table:formula="of:=SUM([.E4:.I4])" office:value-type="float" office:value="0" calcext:value-type="float">
            <text:p>0</text:p>
          </table:table-cell>
          <table:table-cell table:formula="of:=SUM([.J4:.M4])" office:value-type="float" office:value="0" calcext:value-type="float">
            <text:p>0</text:p>
          </table:table-cell>
          <table:table-cell table:formula="of:=SUM([.N4:.Q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4]" office:value-type="float" office:value="9" calcext:value-type="float">
            <text:p>9</text:p>
          </table:table-cell>
          <table:table-cell table:formula="of:=SUM([.B5:.D5])" office:value-type="float" office:value="0" calcext:value-type="float">
            <text:p>0</text:p>
          </table:table-cell>
          <table:table-cell table:formula="of:=SUM([.E5:.I5])" office:value-type="float" office:value="0" calcext:value-type="float">
            <text:p>0</text:p>
          </table:table-cell>
          <table:table-cell table:formula="of:=SUM([.J5:.M5])" office:value-type="float" office:value="0" calcext:value-type="float">
            <text:p>0</text:p>
          </table:table-cell>
          <table:table-cell table:formula="of:=SUM([.N5:.Q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5]" office:value-type="float" office:value="9" calcext:value-type="float">
            <text:p>9</text:p>
          </table:table-cell>
          <table:table-cell table:formula="of:=SUM([.B6:.D6])" office:value-type="float" office:value="0" calcext:value-type="float">
            <text:p>0</text:p>
          </table:table-cell>
          <table:table-cell table:formula="of:=SUM([.E6:.I6])" office:value-type="float" office:value="0" calcext:value-type="float">
            <text:p>0</text:p>
          </table:table-cell>
          <table:table-cell table:formula="of:=SUM([.J6:.M6])" office:value-type="float" office:value="0" calcext:value-type="float">
            <text:p>0</text:p>
          </table:table-cell>
          <table:table-cell table:formula="of:=SUM([.N6:.Q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6]" office:value-type="float" office:value="9" calcext:value-type="float">
            <text:p>9</text:p>
          </table:table-cell>
          <table:table-cell table:formula="of:=SUM([.B7:.D7])" office:value-type="float" office:value="0" calcext:value-type="float">
            <text:p>0</text:p>
          </table:table-cell>
          <table:table-cell table:formula="of:=SUM([.E7:.I7])" office:value-type="float" office:value="0" calcext:value-type="float">
            <text:p>0</text:p>
          </table:table-cell>
          <table:table-cell table:formula="of:=SUM([.J7:.M7])" office:value-type="float" office:value="0" calcext:value-type="float">
            <text:p>0</text:p>
          </table:table-cell>
          <table:table-cell table:formula="of:=SUM([.N7:.Q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]" office:value-type="float" office:value="9" calcext:value-type="float">
            <text:p>9</text:p>
          </table:table-cell>
          <table:table-cell table:formula="of:=SUM([.B8:.D8])" office:value-type="float" office:value="0" calcext:value-type="float">
            <text:p>0</text:p>
          </table:table-cell>
          <table:table-cell table:formula="of:=SUM([.E8:.I8])" office:value-type="float" office:value="0" calcext:value-type="float">
            <text:p>0</text:p>
          </table:table-cell>
          <table:table-cell table:formula="of:=SUM([.J8:.M8])" office:value-type="float" office:value="0" calcext:value-type="float">
            <text:p>0</text:p>
          </table:table-cell>
          <table:table-cell table:formula="of:=SUM([.N8:.Q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8]+1" office:value-type="float" office:value="10" calcext:value-type="float">
            <text:p>10</text:p>
          </table:table-cell>
          <table:table-cell table:formula="of:=SUM([.B9:.D9])" office:value-type="float" office:value="0" calcext:value-type="float">
            <text:p>0</text:p>
          </table:table-cell>
          <table:table-cell table:formula="of:=SUM([.E9:.I9])" office:value-type="float" office:value="0" calcext:value-type="float">
            <text:p>0</text:p>
          </table:table-cell>
          <table:table-cell table:formula="of:=SUM([.J9:.M9])" office:value-type="float" office:value="0" calcext:value-type="float">
            <text:p>0</text:p>
          </table:table-cell>
          <table:table-cell table:formula="of:=SUM([.N9:.Q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]" office:value-type="float" office:value="10" calcext:value-type="float">
            <text:p>10</text:p>
          </table:table-cell>
          <table:table-cell table:formula="of:=SUM([.B10:.D10])" office:value-type="float" office:value="0" calcext:value-type="float">
            <text:p>0</text:p>
          </table:table-cell>
          <table:table-cell table:formula="of:=SUM([.E10:.I10])" office:value-type="float" office:value="0" calcext:value-type="float">
            <text:p>0</text:p>
          </table:table-cell>
          <table:table-cell table:formula="of:=SUM([.J10:.M10])" office:value-type="float" office:value="0" calcext:value-type="float">
            <text:p>0</text:p>
          </table:table-cell>
          <table:table-cell table:formula="of:=SUM([.N10:.Q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0]" office:value-type="float" office:value="10" calcext:value-type="float">
            <text:p>10</text:p>
          </table:table-cell>
          <table:table-cell table:formula="of:=SUM([.B11:.D11])" office:value-type="float" office:value="0" calcext:value-type="float">
            <text:p>0</text:p>
          </table:table-cell>
          <table:table-cell table:formula="of:=SUM([.E11:.I11])" office:value-type="float" office:value="0" calcext:value-type="float">
            <text:p>0</text:p>
          </table:table-cell>
          <table:table-cell table:formula="of:=SUM([.J11:.M11])" office:value-type="float" office:value="0" calcext:value-type="float">
            <text:p>0</text:p>
          </table:table-cell>
          <table:table-cell table:formula="of:=SUM([.N11:.Q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]" office:value-type="float" office:value="10" calcext:value-type="float">
            <text:p>10</text:p>
          </table:table-cell>
          <table:table-cell table:formula="of:=SUM([.B12:.D12])" office:value-type="float" office:value="0" calcext:value-type="float">
            <text:p>0</text:p>
          </table:table-cell>
          <table:table-cell table:formula="of:=SUM([.E12:.I12])" office:value-type="float" office:value="0" calcext:value-type="float">
            <text:p>0</text:p>
          </table:table-cell>
          <table:table-cell table:formula="of:=SUM([.J12:.M12])" office:value-type="float" office:value="0" calcext:value-type="float">
            <text:p>0</text:p>
          </table:table-cell>
          <table:table-cell table:formula="of:=SUM([.N12:.Q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]" office:value-type="float" office:value="10" calcext:value-type="float">
            <text:p>10</text:p>
          </table:table-cell>
          <table:table-cell table:formula="of:=SUM([.B13:.D13])" office:value-type="float" office:value="0" calcext:value-type="float">
            <text:p>0</text:p>
          </table:table-cell>
          <table:table-cell table:formula="of:=SUM([.E13:.I13])" office:value-type="float" office:value="0" calcext:value-type="float">
            <text:p>0</text:p>
          </table:table-cell>
          <table:table-cell table:formula="of:=SUM([.J13:.M13])" office:value-type="float" office:value="1" calcext:value-type="float">
            <text:p>1</text:p>
          </table:table-cell>
          <table:table-cell table:formula="of:=SUM([.N13:.Q13])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3]" office:value-type="float" office:value="10" calcext:value-type="float">
            <text:p>10</text:p>
          </table:table-cell>
          <table:table-cell table:formula="of:=SUM([.B14:.D14])" office:value-type="float" office:value="0" calcext:value-type="float">
            <text:p>0</text:p>
          </table:table-cell>
          <table:table-cell table:formula="of:=SUM([.E14:.I14])" office:value-type="float" office:value="0" calcext:value-type="float">
            <text:p>0</text:p>
          </table:table-cell>
          <table:table-cell table:formula="of:=SUM([.J14:.M14])" office:value-type="float" office:value="0" calcext:value-type="float">
            <text:p>0</text:p>
          </table:table-cell>
          <table:table-cell table:formula="of:=SUM([.N14:.Q1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14]" office:value-type="float" office:value="10" calcext:value-type="float">
            <text:p>10</text:p>
          </table:table-cell>
          <table:table-cell table:formula="of:=SUM([.B15:.D15])" office:value-type="float" office:value="0" calcext:value-type="float">
            <text:p>0</text:p>
          </table:table-cell>
          <table:table-cell table:formula="of:=SUM([.E15:.I15])" office:value-type="float" office:value="0" calcext:value-type="float">
            <text:p>0</text:p>
          </table:table-cell>
          <table:table-cell table:formula="of:=SUM([.J15:.M15])" office:value-type="float" office:value="0" calcext:value-type="float">
            <text:p>0</text:p>
          </table:table-cell>
          <table:table-cell table:formula="of:=SUM([.N15:.Q15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5]+1" office:value-type="float" office:value="11" calcext:value-type="float">
            <text:p>11</text:p>
          </table:table-cell>
          <table:table-cell table:formula="of:=SUM([.B16:.D16])" office:value-type="float" office:value="1" calcext:value-type="float">
            <text:p>1</text:p>
          </table:table-cell>
          <table:table-cell table:formula="of:=SUM([.E16:.I16])" office:value-type="float" office:value="0" calcext:value-type="float">
            <text:p>0</text:p>
          </table:table-cell>
          <table:table-cell table:formula="of:=SUM([.J16:.M16])" office:value-type="float" office:value="1" calcext:value-type="float">
            <text:p>1</text:p>
          </table:table-cell>
          <table:table-cell table:formula="of:=SUM([.N16:.Q16])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6]" office:value-type="float" office:value="11" calcext:value-type="float">
            <text:p>11</text:p>
          </table:table-cell>
          <table:table-cell table:formula="of:=SUM([.B17:.D17])" office:value-type="float" office:value="0" calcext:value-type="float">
            <text:p>0</text:p>
          </table:table-cell>
          <table:table-cell table:formula="of:=SUM([.E17:.I17])" office:value-type="float" office:value="1" calcext:value-type="float">
            <text:p>1</text:p>
          </table:table-cell>
          <table:table-cell table:formula="of:=SUM([.J17:.M17])" office:value-type="float" office:value="0" calcext:value-type="float">
            <text:p>0</text:p>
          </table:table-cell>
          <table:table-cell table:formula="of:=SUM([.N17:.Q17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]" office:value-type="float" office:value="11" calcext:value-type="float">
            <text:p>11</text:p>
          </table:table-cell>
          <table:table-cell table:formula="of:=SUM([.B18:.D18])" office:value-type="float" office:value="0" calcext:value-type="float">
            <text:p>0</text:p>
          </table:table-cell>
          <table:table-cell table:formula="of:=SUM([.E18:.I18])" office:value-type="float" office:value="1" calcext:value-type="float">
            <text:p>1</text:p>
          </table:table-cell>
          <table:table-cell table:formula="of:=SUM([.J18:.M18])" office:value-type="float" office:value="1" calcext:value-type="float">
            <text:p>1</text:p>
          </table:table-cell>
          <table:table-cell table:formula="of:=SUM([.N18:.Q18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8]" office:value-type="float" office:value="11" calcext:value-type="float">
            <text:p>11</text:p>
          </table:table-cell>
          <table:table-cell table:formula="of:=SUM([.B19:.D19])" office:value-type="float" office:value="0" calcext:value-type="float">
            <text:p>0</text:p>
          </table:table-cell>
          <table:table-cell table:formula="of:=SUM([.E19:.I19])" office:value-type="float" office:value="1" calcext:value-type="float">
            <text:p>1</text:p>
          </table:table-cell>
          <table:table-cell table:formula="of:=SUM([.J19:.M19])" office:value-type="float" office:value="1" calcext:value-type="float">
            <text:p>1</text:p>
          </table:table-cell>
          <table:table-cell table:formula="of:=SUM([.N19:.Q19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9]" office:value-type="float" office:value="11" calcext:value-type="float">
            <text:p>11</text:p>
          </table:table-cell>
          <table:table-cell table:formula="of:=SUM([.B20:.D20])" office:value-type="float" office:value="0" calcext:value-type="float">
            <text:p>0</text:p>
          </table:table-cell>
          <table:table-cell table:formula="of:=SUM([.E20:.I20])" office:value-type="float" office:value="2" calcext:value-type="float">
            <text:p>2</text:p>
          </table:table-cell>
          <table:table-cell table:formula="of:=SUM([.J20:.M20])" office:value-type="float" office:value="0" calcext:value-type="float">
            <text:p>0</text:p>
          </table:table-cell>
          <table:table-cell table:formula="of:=SUM([.N20:.Q20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0]" office:value-type="float" office:value="11" calcext:value-type="float">
            <text:p>11</text:p>
          </table:table-cell>
          <table:table-cell table:formula="of:=SUM([.B21:.D21])" office:value-type="float" office:value="1" calcext:value-type="float">
            <text:p>1</text:p>
          </table:table-cell>
          <table:table-cell table:formula="of:=SUM([.E21:.I21])" office:value-type="float" office:value="3" calcext:value-type="float">
            <text:p>3</text:p>
          </table:table-cell>
          <table:table-cell table:formula="of:=SUM([.J21:.M21])" office:value-type="float" office:value="1" calcext:value-type="float">
            <text:p>1</text:p>
          </table:table-cell>
          <table:table-cell table:formula="of:=SUM([.N21:.Q2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1]" office:value-type="float" office:value="11" calcext:value-type="float">
            <text:p>11</text:p>
          </table:table-cell>
          <table:table-cell table:formula="of:=SUM([.B22:.D22])" office:value-type="float" office:value="2" calcext:value-type="float">
            <text:p>2</text:p>
          </table:table-cell>
          <table:table-cell table:formula="of:=SUM([.E22:.I22])" office:value-type="float" office:value="4" calcext:value-type="float">
            <text:p>4</text:p>
          </table:table-cell>
          <table:table-cell table:formula="of:=SUM([.J22:.M22])" office:value-type="float" office:value="2" calcext:value-type="float">
            <text:p>2</text:p>
          </table:table-cell>
          <table:table-cell table:formula="of:=SUM([.N22:.Q22])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2]+1" office:value-type="float" office:value="12" calcext:value-type="float">
            <text:p>12</text:p>
          </table:table-cell>
          <table:table-cell table:formula="of:=SUM([.B23:.D23])" office:value-type="float" office:value="1" calcext:value-type="float">
            <text:p>1</text:p>
          </table:table-cell>
          <table:table-cell table:formula="of:=SUM([.E23:.I23])" office:value-type="float" office:value="2" calcext:value-type="float">
            <text:p>2</text:p>
          </table:table-cell>
          <table:table-cell table:formula="of:=SUM([.J23:.M23])" office:value-type="float" office:value="1" calcext:value-type="float">
            <text:p>1</text:p>
          </table:table-cell>
          <table:table-cell table:formula="of:=SUM([.N23:.Q23]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3]" office:value-type="float" office:value="12" calcext:value-type="float">
            <text:p>12</text:p>
          </table:table-cell>
          <table:table-cell table:formula="of:=SUM([.B24:.D24])" office:value-type="float" office:value="0" calcext:value-type="float">
            <text:p>0</text:p>
          </table:table-cell>
          <table:table-cell table:formula="of:=SUM([.E24:.I24])" office:value-type="float" office:value="1" calcext:value-type="float">
            <text:p>1</text:p>
          </table:table-cell>
          <table:table-cell table:formula="of:=SUM([.J24:.M24])" office:value-type="float" office:value="1" calcext:value-type="float">
            <text:p>1</text:p>
          </table:table-cell>
          <table:table-cell table:formula="of:=SUM([.N24:.Q24])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24]" office:value-type="float" office:value="12" calcext:value-type="float">
            <text:p>12</text:p>
          </table:table-cell>
          <table:table-cell table:formula="of:=SUM([.B25:.D25])" office:value-type="float" office:value="1" calcext:value-type="float">
            <text:p>1</text:p>
          </table:table-cell>
          <table:table-cell table:formula="of:=SUM([.E25:.I25])" office:value-type="float" office:value="4" calcext:value-type="float">
            <text:p>4</text:p>
          </table:table-cell>
          <table:table-cell table:formula="of:=SUM([.J25:.M25])" office:value-type="float" office:value="1" calcext:value-type="float">
            <text:p>1</text:p>
          </table:table-cell>
          <table:table-cell table:formula="of:=SUM([.N25:.Q25])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25]" office:value-type="float" office:value="12" calcext:value-type="float">
            <text:p>12</text:p>
          </table:table-cell>
          <table:table-cell table:formula="of:=SUM([.B26:.D26])" office:value-type="float" office:value="2" calcext:value-type="float">
            <text:p>2</text:p>
          </table:table-cell>
          <table:table-cell table:formula="of:=SUM([.E26:.I26])" office:value-type="float" office:value="1" calcext:value-type="float">
            <text:p>1</text:p>
          </table:table-cell>
          <table:table-cell table:formula="of:=SUM([.J26:.M26])" office:value-type="float" office:value="3" calcext:value-type="float">
            <text:p>3</text:p>
          </table:table-cell>
          <table:table-cell table:formula="of:=SUM([.N26:.Q26])" office:value-type="float" office:value="3" calcext:value-type="float">
            <text:p>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26]" office:value-type="float" office:value="12" calcext:value-type="float">
            <text:p>12</text:p>
          </table:table-cell>
          <table:table-cell table:formula="of:=SUM([.B27:.D27])" office:value-type="float" office:value="0" calcext:value-type="float">
            <text:p>0</text:p>
          </table:table-cell>
          <table:table-cell table:formula="of:=SUM([.E27:.I27])" office:value-type="float" office:value="6" calcext:value-type="float">
            <text:p>6</text:p>
          </table:table-cell>
          <table:table-cell table:formula="of:=SUM([.J27:.M27])" office:value-type="float" office:value="4" calcext:value-type="float">
            <text:p>4</text:p>
          </table:table-cell>
          <table:table-cell table:formula="of:=SUM([.N27:.Q27])"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7]" office:value-type="float" office:value="12" calcext:value-type="float">
            <text:p>12</text:p>
          </table:table-cell>
          <table:table-cell table:formula="of:=SUM([.B28:.D28])" office:value-type="float" office:value="1" calcext:value-type="float">
            <text:p>1</text:p>
          </table:table-cell>
          <table:table-cell table:formula="of:=SUM([.E28:.I28])" office:value-type="float" office:value="3" calcext:value-type="float">
            <text:p>3</text:p>
          </table:table-cell>
          <table:table-cell table:formula="of:=SUM([.J28:.M28])" office:value-type="float" office:value="0" calcext:value-type="float">
            <text:p>0</text:p>
          </table:table-cell>
          <table:table-cell table:formula="of:=SUM([.N28:.Q28])" office:value-type="float" office:value="3" calcext:value-type="float">
            <text:p>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8]" office:value-type="float" office:value="12" calcext:value-type="float">
            <text:p>12</text:p>
          </table:table-cell>
          <table:table-cell table:formula="of:=SUM([.B29:.D29])" office:value-type="float" office:value="1" calcext:value-type="float">
            <text:p>1</text:p>
          </table:table-cell>
          <table:table-cell table:formula="of:=SUM([.E29:.I29])" office:value-type="float" office:value="2" calcext:value-type="float">
            <text:p>2</text:p>
          </table:table-cell>
          <table:table-cell table:formula="of:=SUM([.J29:.M29])" office:value-type="float" office:value="4" calcext:value-type="float">
            <text:p>4</text:p>
          </table:table-cell>
          <table:table-cell table:formula="of:=SUM([.N29:.Q29])"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29]+1" office:value-type="float" office:value="13" calcext:value-type="float">
            <text:p>13</text:p>
          </table:table-cell>
          <table:table-cell table:formula="of:=SUM([.B30:.D30])" office:value-type="float" office:value="2" calcext:value-type="float">
            <text:p>2</text:p>
          </table:table-cell>
          <table:table-cell table:formula="of:=SUM([.E30:.I30])" office:value-type="float" office:value="0" calcext:value-type="float">
            <text:p>0</text:p>
          </table:table-cell>
          <table:table-cell table:formula="of:=SUM([.J30:.M30])" office:value-type="float" office:value="5" calcext:value-type="float">
            <text:p>5</text:p>
          </table:table-cell>
          <table:table-cell table:formula="of:=SUM([.N30:.Q30])"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0]" office:value-type="float" office:value="13" calcext:value-type="float">
            <text:p>13</text:p>
          </table:table-cell>
          <table:table-cell table:formula="of:=SUM([.B31:.D31])" office:value-type="float" office:value="2" calcext:value-type="float">
            <text:p>2</text:p>
          </table:table-cell>
          <table:table-cell table:formula="of:=SUM([.E31:.I31])" office:value-type="float" office:value="5" calcext:value-type="float">
            <text:p>5</text:p>
          </table:table-cell>
          <table:table-cell table:formula="of:=SUM([.J31:.M31])" office:value-type="float" office:value="2" calcext:value-type="float">
            <text:p>2</text:p>
          </table:table-cell>
          <table:table-cell table:formula="of:=SUM([.N31:.Q31])"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31]" office:value-type="float" office:value="13" calcext:value-type="float">
            <text:p>13</text:p>
          </table:table-cell>
          <table:table-cell table:formula="of:=SUM([.B32:.D32])" office:value-type="float" office:value="3" calcext:value-type="float">
            <text:p>3</text:p>
          </table:table-cell>
          <table:table-cell table:formula="of:=SUM([.E32:.I32])" office:value-type="float" office:value="4" calcext:value-type="float">
            <text:p>4</text:p>
          </table:table-cell>
          <table:table-cell table:formula="of:=SUM([.J32:.M32])" office:value-type="float" office:value="2" calcext:value-type="float">
            <text:p>2</text:p>
          </table:table-cell>
          <table:table-cell table:formula="of:=SUM([.N32:.Q32])" office:value-type="float" office:value="6" calcext:value-type="float">
            <text:p>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32]" office:value-type="float" office:value="13" calcext:value-type="float">
            <text:p>13</text:p>
          </table:table-cell>
          <table:table-cell table:formula="of:=SUM([.B33:.D33])" office:value-type="float" office:value="0" calcext:value-type="float">
            <text:p>0</text:p>
          </table:table-cell>
          <table:table-cell table:formula="of:=SUM([.E33:.I33])" office:value-type="float" office:value="1" calcext:value-type="float">
            <text:p>1</text:p>
          </table:table-cell>
          <table:table-cell table:formula="of:=SUM([.J33:.M33])" office:value-type="float" office:value="5" calcext:value-type="float">
            <text:p>5</text:p>
          </table:table-cell>
          <table:table-cell table:formula="of:=SUM([.N33:.Q33])" office:value-type="float" office:value="8" calcext:value-type="float">
            <text:p>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33]" office:value-type="float" office:value="13" calcext:value-type="float">
            <text:p>13</text:p>
          </table:table-cell>
          <table:table-cell table:formula="of:=SUM([.B34:.D34])" office:value-type="float" office:value="1" calcext:value-type="float">
            <text:p>1</text:p>
          </table:table-cell>
          <table:table-cell table:formula="of:=SUM([.E34:.I34])" office:value-type="float" office:value="3" calcext:value-type="float">
            <text:p>3</text:p>
          </table:table-cell>
          <table:table-cell table:formula="of:=SUM([.J34:.M34])" office:value-type="float" office:value="6" calcext:value-type="float">
            <text:p>6</text:p>
          </table:table-cell>
          <table:table-cell table:formula="of:=SUM([.N34:.Q34])" office:value-type="float" office:value="11" calcext:value-type="float">
            <text:p>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4]" office:value-type="float" office:value="13" calcext:value-type="float">
            <text:p>13</text:p>
          </table:table-cell>
          <table:table-cell table:formula="of:=SUM([.B35:.D35])" office:value-type="float" office:value="2" calcext:value-type="float">
            <text:p>2</text:p>
          </table:table-cell>
          <table:table-cell table:formula="of:=SUM([.E35:.I35])" office:value-type="float" office:value="4" calcext:value-type="float">
            <text:p>4</text:p>
          </table:table-cell>
          <table:table-cell table:formula="of:=SUM([.J35:.M35])" office:value-type="float" office:value="6" calcext:value-type="float">
            <text:p>6</text:p>
          </table:table-cell>
          <table:table-cell table:formula="of:=SUM([.N35:.Q35])"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5]" office:value-type="float" office:value="13" calcext:value-type="float">
            <text:p>13</text:p>
          </table:table-cell>
          <table:table-cell table:formula="of:=SUM([.B36:.D36])" office:value-type="float" office:value="1" calcext:value-type="float">
            <text:p>1</text:p>
          </table:table-cell>
          <table:table-cell table:formula="of:=SUM([.E36:.I36])" office:value-type="float" office:value="3" calcext:value-type="float">
            <text:p>3</text:p>
          </table:table-cell>
          <table:table-cell table:formula="of:=SUM([.J36:.M36])" office:value-type="float" office:value="3" calcext:value-type="float">
            <text:p>3</text:p>
          </table:table-cell>
          <table:table-cell table:formula="of:=SUM([.N36:.Q36])"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36]+1" office:value-type="float" office:value="14" calcext:value-type="float">
            <text:p>14</text:p>
          </table:table-cell>
          <table:table-cell table:formula="of:=SUM([.B37:.D37])" office:value-type="float" office:value="1" calcext:value-type="float">
            <text:p>1</text:p>
          </table:table-cell>
          <table:table-cell table:formula="of:=SUM([.E37:.I37])" office:value-type="float" office:value="1" calcext:value-type="float">
            <text:p>1</text:p>
          </table:table-cell>
          <table:table-cell table:formula="of:=SUM([.J37:.M37])" office:value-type="float" office:value="2" calcext:value-type="float">
            <text:p>2</text:p>
          </table:table-cell>
          <table:table-cell table:formula="of:=SUM([.N37:.Q37])"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37]" office:value-type="float" office:value="14" calcext:value-type="float">
            <text:p>14</text:p>
          </table:table-cell>
          <table:table-cell table:formula="of:=SUM([.B38:.D38])" office:value-type="float" office:value="2" calcext:value-type="float">
            <text:p>2</text:p>
          </table:table-cell>
          <table:table-cell table:formula="of:=SUM([.E38:.I38])" office:value-type="float" office:value="8" calcext:value-type="float">
            <text:p>8</text:p>
          </table:table-cell>
          <table:table-cell table:formula="of:=SUM([.J38:.M38])" office:value-type="float" office:value="2" calcext:value-type="float">
            <text:p>2</text:p>
          </table:table-cell>
          <table:table-cell table:formula="of:=SUM([.N38:.Q38])"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8]" office:value-type="float" office:value="14" calcext:value-type="float">
            <text:p>14</text:p>
          </table:table-cell>
          <table:table-cell table:formula="of:=SUM([.B39:.D39])" office:value-type="float" office:value="3" calcext:value-type="float">
            <text:p>3</text:p>
          </table:table-cell>
          <table:table-cell table:formula="of:=SUM([.E39:.I39])" office:value-type="float" office:value="5" calcext:value-type="float">
            <text:p>5</text:p>
          </table:table-cell>
          <table:table-cell table:formula="of:=SUM([.J39:.M39])" office:value-type="float" office:value="4" calcext:value-type="float">
            <text:p>4</text:p>
          </table:table-cell>
          <table:table-cell table:formula="of:=SUM([.N39:.Q39])"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39]" office:value-type="float" office:value="14" calcext:value-type="float">
            <text:p>14</text:p>
          </table:table-cell>
          <table:table-cell table:formula="of:=SUM([.B40:.D40])" office:value-type="float" office:value="4" calcext:value-type="float">
            <text:p>4</text:p>
          </table:table-cell>
          <table:table-cell table:formula="of:=SUM([.E40:.I40])" office:value-type="float" office:value="3" calcext:value-type="float">
            <text:p>3</text:p>
          </table:table-cell>
          <table:table-cell table:formula="of:=SUM([.J40:.M40])" office:value-type="float" office:value="5" calcext:value-type="float">
            <text:p>5</text:p>
          </table:table-cell>
          <table:table-cell table:formula="of:=SUM([.N40:.Q40])" office:value-type="float" office:value="7" calcext:value-type="float">
            <text:p>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0]" office:value-type="float" office:value="14" calcext:value-type="float">
            <text:p>14</text:p>
          </table:table-cell>
          <table:table-cell table:formula="of:=SUM([.B41:.D41])" office:value-type="float" office:value="3" calcext:value-type="float">
            <text:p>3</text:p>
          </table:table-cell>
          <table:table-cell table:formula="of:=SUM([.E41:.I41])" office:value-type="float" office:value="6" calcext:value-type="float">
            <text:p>6</text:p>
          </table:table-cell>
          <table:table-cell table:formula="of:=SUM([.J41:.M41])" office:value-type="float" office:value="7" calcext:value-type="float">
            <text:p>7</text:p>
          </table:table-cell>
          <table:table-cell table:formula="of:=SUM([.N41:.Q41])"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1]" office:value-type="float" office:value="14" calcext:value-type="float">
            <text:p>14</text:p>
          </table:table-cell>
          <table:table-cell table:formula="of:=SUM([.B42:.D42])" office:value-type="float" office:value="1" calcext:value-type="float">
            <text:p>1</text:p>
          </table:table-cell>
          <table:table-cell table:formula="of:=SUM([.E42:.I42])" office:value-type="float" office:value="9" calcext:value-type="float">
            <text:p>9</text:p>
          </table:table-cell>
          <table:table-cell table:formula="of:=SUM([.J42:.M42])" office:value-type="float" office:value="7" calcext:value-type="float">
            <text:p>7</text:p>
          </table:table-cell>
          <table:table-cell table:formula="of:=SUM([.N42:.Q42])"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2]" office:value-type="float" office:value="14" calcext:value-type="float">
            <text:p>14</text:p>
          </table:table-cell>
          <table:table-cell table:formula="of:=SUM([.B43:.D43])" office:value-type="float" office:value="0" calcext:value-type="float">
            <text:p>0</text:p>
          </table:table-cell>
          <table:table-cell table:formula="of:=SUM([.E43:.I43])" office:value-type="float" office:value="2" calcext:value-type="float">
            <text:p>2</text:p>
          </table:table-cell>
          <table:table-cell table:formula="of:=SUM([.J43:.M43])" office:value-type="float" office:value="4" calcext:value-type="float">
            <text:p>4</text:p>
          </table:table-cell>
          <table:table-cell table:formula="of:=SUM([.N43:.Q43])"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3]+1" office:value-type="float" office:value="15" calcext:value-type="float">
            <text:p>15</text:p>
          </table:table-cell>
          <table:table-cell table:formula="of:=SUM([.B44:.D44])" office:value-type="float" office:value="0" calcext:value-type="float">
            <text:p>0</text:p>
          </table:table-cell>
          <table:table-cell table:formula="of:=SUM([.E44:.I44])" office:value-type="float" office:value="1" calcext:value-type="float">
            <text:p>1</text:p>
          </table:table-cell>
          <table:table-cell table:formula="of:=SUM([.J44:.M44])" office:value-type="float" office:value="2" calcext:value-type="float">
            <text:p>2</text:p>
          </table:table-cell>
          <table:table-cell table:formula="of:=SUM([.N44:.Q44])"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44]" office:value-type="float" office:value="15" calcext:value-type="float">
            <text:p>15</text:p>
          </table:table-cell>
          <table:table-cell table:formula="of:=SUM([.B45:.D45])" office:value-type="float" office:value="1" calcext:value-type="float">
            <text:p>1</text:p>
          </table:table-cell>
          <table:table-cell table:formula="of:=SUM([.E45:.I45])" office:value-type="float" office:value="3" calcext:value-type="float">
            <text:p>3</text:p>
          </table:table-cell>
          <table:table-cell table:formula="of:=SUM([.J45:.M45])" office:value-type="float" office:value="8" calcext:value-type="float">
            <text:p>8</text:p>
          </table:table-cell>
          <table:table-cell table:formula="of:=SUM([.N45:.Q45])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45]" office:value-type="float" office:value="15" calcext:value-type="float">
            <text:p>15</text:p>
          </table:table-cell>
          <table:table-cell table:formula="of:=SUM([.B46:.D46])" office:value-type="float" office:value="6" calcext:value-type="float">
            <text:p>6</text:p>
          </table:table-cell>
          <table:table-cell table:formula="of:=SUM([.E46:.I46])" office:value-type="float" office:value="3" calcext:value-type="float">
            <text:p>3</text:p>
          </table:table-cell>
          <table:table-cell table:formula="of:=SUM([.J46:.M46])" office:value-type="float" office:value="8" calcext:value-type="float">
            <text:p>8</text:p>
          </table:table-cell>
          <table:table-cell table:formula="of:=SUM([.N46:.Q46])" office:value-type="float" office:value="8" calcext:value-type="float">
            <text:p>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6]" office:value-type="float" office:value="15" calcext:value-type="float">
            <text:p>15</text:p>
          </table:table-cell>
          <table:table-cell table:formula="of:=SUM([.B47:.D47])" office:value-type="float" office:value="2" calcext:value-type="float">
            <text:p>2</text:p>
          </table:table-cell>
          <table:table-cell table:formula="of:=SUM([.E47:.I47])" office:value-type="float" office:value="1" calcext:value-type="float">
            <text:p>1</text:p>
          </table:table-cell>
          <table:table-cell table:formula="of:=SUM([.J47:.M47])" office:value-type="float" office:value="5" calcext:value-type="float">
            <text:p>5</text:p>
          </table:table-cell>
          <table:table-cell table:formula="of:=SUM([.N47:.Q47])"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1" calcext:value-type="float">
            <text:p>1</text:p>
          </table:table-cell>
          <table:table-cell/>
          <table:table-cell table:formula="of:=[.S47]" office:value-type="float" office:value="15" calcext:value-type="float">
            <text:p>15</text:p>
          </table:table-cell>
          <table:table-cell table:formula="of:=SUM([.B48:.D48])" office:value-type="float" office:value="1" calcext:value-type="float">
            <text:p>1</text:p>
          </table:table-cell>
          <table:table-cell table:formula="of:=SUM([.E48:.I48])" office:value-type="float" office:value="4" calcext:value-type="float">
            <text:p>4</text:p>
          </table:table-cell>
          <table:table-cell table:formula="of:=SUM([.J48:.M48])" office:value-type="float" office:value="4" calcext:value-type="float">
            <text:p>4</text:p>
          </table:table-cell>
          <table:table-cell table:formula="of:=SUM([.N48:.Q48])"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48]" office:value-type="float" office:value="15" calcext:value-type="float">
            <text:p>15</text:p>
          </table:table-cell>
          <table:table-cell table:formula="of:=SUM([.B49:.D49])" office:value-type="float" office:value="0" calcext:value-type="float">
            <text:p>0</text:p>
          </table:table-cell>
          <table:table-cell table:formula="of:=SUM([.E49:.I49])" office:value-type="float" office:value="6" calcext:value-type="float">
            <text:p>6</text:p>
          </table:table-cell>
          <table:table-cell table:formula="of:=SUM([.J49:.M49])" office:value-type="float" office:value="4" calcext:value-type="float">
            <text:p>4</text:p>
          </table:table-cell>
          <table:table-cell table:formula="of:=SUM([.N49:.Q49])"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49]" office:value-type="float" office:value="15" calcext:value-type="float">
            <text:p>15</text:p>
          </table:table-cell>
          <table:table-cell table:formula="of:=SUM([.B50:.D50])" office:value-type="float" office:value="0" calcext:value-type="float">
            <text:p>0</text:p>
          </table:table-cell>
          <table:table-cell table:formula="of:=SUM([.E50:.I50])" office:value-type="float" office:value="2" calcext:value-type="float">
            <text:p>2</text:p>
          </table:table-cell>
          <table:table-cell table:formula="of:=SUM([.J50:.M50])" office:value-type="float" office:value="4" calcext:value-type="float">
            <text:p>4</text:p>
          </table:table-cell>
          <table:table-cell table:formula="of:=SUM([.N50:.Q50])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50]+1" office:value-type="float" office:value="16" calcext:value-type="float">
            <text:p>16</text:p>
          </table:table-cell>
          <table:table-cell table:formula="of:=SUM([.B51:.D51])" office:value-type="float" office:value="0" calcext:value-type="float">
            <text:p>0</text:p>
          </table:table-cell>
          <table:table-cell table:formula="of:=SUM([.E51:.I51])" office:value-type="float" office:value="0" calcext:value-type="float">
            <text:p>0</text:p>
          </table:table-cell>
          <table:table-cell table:formula="of:=SUM([.J51:.M51])" office:value-type="float" office:value="3" calcext:value-type="float">
            <text:p>3</text:p>
          </table:table-cell>
          <table:table-cell table:formula="of:=SUM([.N51:.Q51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1]" office:value-type="float" office:value="16" calcext:value-type="float">
            <text:p>16</text:p>
          </table:table-cell>
          <table:table-cell table:formula="of:=SUM([.B52:.D52])" office:value-type="float" office:value="0" calcext:value-type="float">
            <text:p>0</text:p>
          </table:table-cell>
          <table:table-cell table:formula="of:=SUM([.E52:.I52])" office:value-type="float" office:value="3" calcext:value-type="float">
            <text:p>3</text:p>
          </table:table-cell>
          <table:table-cell table:formula="of:=SUM([.J52:.M52])" office:value-type="float" office:value="1" calcext:value-type="float">
            <text:p>1</text:p>
          </table:table-cell>
          <table:table-cell table:formula="of:=SUM([.N52:.Q52])"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2]" office:value-type="float" office:value="16" calcext:value-type="float">
            <text:p>16</text:p>
          </table:table-cell>
          <table:table-cell table:formula="of:=SUM([.B53:.D53])" office:value-type="float" office:value="1" calcext:value-type="float">
            <text:p>1</text:p>
          </table:table-cell>
          <table:table-cell table:formula="of:=SUM([.E53:.I53])" office:value-type="float" office:value="6" calcext:value-type="float">
            <text:p>6</text:p>
          </table:table-cell>
          <table:table-cell table:formula="of:=SUM([.J53:.M53])" office:value-type="float" office:value="3" calcext:value-type="float">
            <text:p>3</text:p>
          </table:table-cell>
          <table:table-cell table:formula="of:=SUM([.N53:.Q53])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53]" office:value-type="float" office:value="16" calcext:value-type="float">
            <text:p>16</text:p>
          </table:table-cell>
          <table:table-cell table:formula="of:=SUM([.B54:.D54])" office:value-type="float" office:value="1" calcext:value-type="float">
            <text:p>1</text:p>
          </table:table-cell>
          <table:table-cell table:formula="of:=SUM([.E54:.I54])" office:value-type="float" office:value="3" calcext:value-type="float">
            <text:p>3</text:p>
          </table:table-cell>
          <table:table-cell table:formula="of:=SUM([.J54:.M54])" office:value-type="float" office:value="3" calcext:value-type="float">
            <text:p>3</text:p>
          </table:table-cell>
          <table:table-cell table:formula="of:=SUM([.N54:.Q54])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4]" office:value-type="float" office:value="16" calcext:value-type="float">
            <text:p>16</text:p>
          </table:table-cell>
          <table:table-cell table:formula="of:=SUM([.B55:.D55])" office:value-type="float" office:value="2" calcext:value-type="float">
            <text:p>2</text:p>
          </table:table-cell>
          <table:table-cell table:formula="of:=SUM([.E55:.I55])" office:value-type="float" office:value="5" calcext:value-type="float">
            <text:p>5</text:p>
          </table:table-cell>
          <table:table-cell table:formula="of:=SUM([.J55:.M55])" office:value-type="float" office:value="0" calcext:value-type="float">
            <text:p>0</text:p>
          </table:table-cell>
          <table:table-cell table:formula="of:=SUM([.N55:.Q55])"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55]" office:value-type="float" office:value="16" calcext:value-type="float">
            <text:p>16</text:p>
          </table:table-cell>
          <table:table-cell table:formula="of:=SUM([.B56:.D56])" office:value-type="float" office:value="1" calcext:value-type="float">
            <text:p>1</text:p>
          </table:table-cell>
          <table:table-cell table:formula="of:=SUM([.E56:.I56])" office:value-type="float" office:value="2" calcext:value-type="float">
            <text:p>2</text:p>
          </table:table-cell>
          <table:table-cell table:formula="of:=SUM([.J56:.M56])" office:value-type="float" office:value="0" calcext:value-type="float">
            <text:p>0</text:p>
          </table:table-cell>
          <table:table-cell table:formula="of:=SUM([.N56:.Q56])"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56]" office:value-type="float" office:value="16" calcext:value-type="float">
            <text:p>16</text:p>
          </table:table-cell>
          <table:table-cell table:formula="of:=SUM([.B57:.D57])" office:value-type="float" office:value="1" calcext:value-type="float">
            <text:p>1</text:p>
          </table:table-cell>
          <table:table-cell table:formula="of:=SUM([.E57:.I57])" office:value-type="float" office:value="1" calcext:value-type="float">
            <text:p>1</text:p>
          </table:table-cell>
          <table:table-cell table:formula="of:=SUM([.J57:.M57])" office:value-type="float" office:value="2" calcext:value-type="float">
            <text:p>2</text:p>
          </table:table-cell>
          <table:table-cell table:formula="of:=SUM([.N57:.Q57])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57]+1" office:value-type="float" office:value="17" calcext:value-type="float">
            <text:p>17</text:p>
          </table:table-cell>
          <table:table-cell table:formula="of:=SUM([.B58:.D58])" office:value-type="float" office:value="3" calcext:value-type="float">
            <text:p>3</text:p>
          </table:table-cell>
          <table:table-cell table:formula="of:=SUM([.E58:.I58])" office:value-type="float" office:value="3" calcext:value-type="float">
            <text:p>3</text:p>
          </table:table-cell>
          <table:table-cell table:formula="of:=SUM([.J58:.M58])" office:value-type="float" office:value="4" calcext:value-type="float">
            <text:p>4</text:p>
          </table:table-cell>
          <table:table-cell table:formula="of:=SUM([.N58:.Q58])"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58]" office:value-type="float" office:value="17" calcext:value-type="float">
            <text:p>17</text:p>
          </table:table-cell>
          <table:table-cell table:formula="of:=SUM([.B59:.D59])" office:value-type="float" office:value="0" calcext:value-type="float">
            <text:p>0</text:p>
          </table:table-cell>
          <table:table-cell table:formula="of:=SUM([.E59:.I59])" office:value-type="float" office:value="3" calcext:value-type="float">
            <text:p>3</text:p>
          </table:table-cell>
          <table:table-cell table:formula="of:=SUM([.J59:.M59])" office:value-type="float" office:value="2" calcext:value-type="float">
            <text:p>2</text:p>
          </table:table-cell>
          <table:table-cell table:formula="of:=SUM([.N59:.Q59])"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9]" office:value-type="float" office:value="17" calcext:value-type="float">
            <text:p>17</text:p>
          </table:table-cell>
          <table:table-cell table:formula="of:=SUM([.B60:.D60])" office:value-type="float" office:value="2" calcext:value-type="float">
            <text:p>2</text:p>
          </table:table-cell>
          <table:table-cell table:formula="of:=SUM([.E60:.I60])" office:value-type="float" office:value="4" calcext:value-type="float">
            <text:p>4</text:p>
          </table:table-cell>
          <table:table-cell table:formula="of:=SUM([.J60:.M60])" office:value-type="float" office:value="4" calcext:value-type="float">
            <text:p>4</text:p>
          </table:table-cell>
          <table:table-cell table:formula="of:=SUM([.N60:.Q60])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0]" office:value-type="float" office:value="17" calcext:value-type="float">
            <text:p>17</text:p>
          </table:table-cell>
          <table:table-cell table:formula="of:=SUM([.B61:.D61])" office:value-type="float" office:value="1" calcext:value-type="float">
            <text:p>1</text:p>
          </table:table-cell>
          <table:table-cell table:formula="of:=SUM([.E61:.I61])" office:value-type="float" office:value="1" calcext:value-type="float">
            <text:p>1</text:p>
          </table:table-cell>
          <table:table-cell table:formula="of:=SUM([.J61:.M61])" office:value-type="float" office:value="2" calcext:value-type="float">
            <text:p>2</text:p>
          </table:table-cell>
          <table:table-cell table:formula="of:=SUM([.N61:.Q61])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1]" office:value-type="float" office:value="17" calcext:value-type="float">
            <text:p>17</text:p>
          </table:table-cell>
          <table:table-cell table:formula="of:=SUM([.B62:.D62])" office:value-type="float" office:value="0" calcext:value-type="float">
            <text:p>0</text:p>
          </table:table-cell>
          <table:table-cell table:formula="of:=SUM([.E62:.I62])" office:value-type="float" office:value="3" calcext:value-type="float">
            <text:p>3</text:p>
          </table:table-cell>
          <table:table-cell table:formula="of:=SUM([.J62:.M62])" office:value-type="float" office:value="5" calcext:value-type="float">
            <text:p>5</text:p>
          </table:table-cell>
          <table:table-cell table:formula="of:=SUM([.N62:.Q62])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62]" office:value-type="float" office:value="17" calcext:value-type="float">
            <text:p>17</text:p>
          </table:table-cell>
          <table:table-cell table:formula="of:=SUM([.B63:.D63])" office:value-type="float" office:value="0" calcext:value-type="float">
            <text:p>0</text:p>
          </table:table-cell>
          <table:table-cell table:formula="of:=SUM([.E63:.I63])" office:value-type="float" office:value="6" calcext:value-type="float">
            <text:p>6</text:p>
          </table:table-cell>
          <table:table-cell table:formula="of:=SUM([.J63:.M63])" office:value-type="float" office:value="3" calcext:value-type="float">
            <text:p>3</text:p>
          </table:table-cell>
          <table:table-cell table:formula="of:=SUM([.N63:.Q63])"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3]" office:value-type="float" office:value="17" calcext:value-type="float">
            <text:p>17</text:p>
          </table:table-cell>
          <table:table-cell table:formula="of:=SUM([.B64:.D64])" office:value-type="float" office:value="0" calcext:value-type="float">
            <text:p>0</text:p>
          </table:table-cell>
          <table:table-cell table:formula="of:=SUM([.E64:.I64])" office:value-type="float" office:value="1" calcext:value-type="float">
            <text:p>1</text:p>
          </table:table-cell>
          <table:table-cell table:formula="of:=SUM([.J64:.M64])" office:value-type="float" office:value="3" calcext:value-type="float">
            <text:p>3</text:p>
          </table:table-cell>
          <table:table-cell table:formula="of:=SUM([.N64:.Q64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64]+1" office:value-type="float" office:value="18" calcext:value-type="float">
            <text:p>18</text:p>
          </table:table-cell>
          <table:table-cell table:formula="of:=SUM([.B65:.D65])" office:value-type="float" office:value="0" calcext:value-type="float">
            <text:p>0</text:p>
          </table:table-cell>
          <table:table-cell table:formula="of:=SUM([.E65:.I65])" office:value-type="float" office:value="1" calcext:value-type="float">
            <text:p>1</text:p>
          </table:table-cell>
          <table:table-cell table:formula="of:=SUM([.J65:.M65])" office:value-type="float" office:value="0" calcext:value-type="float">
            <text:p>0</text:p>
          </table:table-cell>
          <table:table-cell table:formula="of:=SUM([.N65:.Q65])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5]" office:value-type="float" office:value="18" calcext:value-type="float">
            <text:p>18</text:p>
          </table:table-cell>
          <table:table-cell table:formula="of:=SUM([.B66:.D66])" office:value-type="float" office:value="1" calcext:value-type="float">
            <text:p>1</text:p>
          </table:table-cell>
          <table:table-cell table:formula="of:=SUM([.E66:.I66])" office:value-type="float" office:value="1" calcext:value-type="float">
            <text:p>1</text:p>
          </table:table-cell>
          <table:table-cell table:formula="of:=SUM([.J66:.M66])" office:value-type="float" office:value="3" calcext:value-type="float">
            <text:p>3</text:p>
          </table:table-cell>
          <table:table-cell table:formula="of:=SUM([.N66:.Q66])"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66]" office:value-type="float" office:value="18" calcext:value-type="float">
            <text:p>18</text:p>
          </table:table-cell>
          <table:table-cell table:formula="of:=SUM([.B67:.D67])" office:value-type="float" office:value="1" calcext:value-type="float">
            <text:p>1</text:p>
          </table:table-cell>
          <table:table-cell table:formula="of:=SUM([.E67:.I67])" office:value-type="float" office:value="0" calcext:value-type="float">
            <text:p>0</text:p>
          </table:table-cell>
          <table:table-cell table:formula="of:=SUM([.J67:.M67])" office:value-type="float" office:value="3" calcext:value-type="float">
            <text:p>3</text:p>
          </table:table-cell>
          <table:table-cell table:formula="of:=SUM([.N67:.Q67])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67]" office:value-type="float" office:value="18" calcext:value-type="float">
            <text:p>18</text:p>
          </table:table-cell>
          <table:table-cell table:formula="of:=SUM([.B68:.D68])" office:value-type="float" office:value="0" calcext:value-type="float">
            <text:p>0</text:p>
          </table:table-cell>
          <table:table-cell table:formula="of:=SUM([.E68:.I68])" office:value-type="float" office:value="4" calcext:value-type="float">
            <text:p>4</text:p>
          </table:table-cell>
          <table:table-cell table:formula="of:=SUM([.J68:.M68])" office:value-type="float" office:value="3" calcext:value-type="float">
            <text:p>3</text:p>
          </table:table-cell>
          <table:table-cell table:formula="of:=SUM([.N68:.Q68])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68]" office:value-type="float" office:value="18" calcext:value-type="float">
            <text:p>18</text:p>
          </table:table-cell>
          <table:table-cell table:formula="of:=SUM([.B69:.D69])" office:value-type="float" office:value="0" calcext:value-type="float">
            <text:p>0</text:p>
          </table:table-cell>
          <table:table-cell table:formula="of:=SUM([.E69:.I69])" office:value-type="float" office:value="0" calcext:value-type="float">
            <text:p>0</text:p>
          </table:table-cell>
          <table:table-cell table:formula="of:=SUM([.J69:.M69])" office:value-type="float" office:value="2" calcext:value-type="float">
            <text:p>2</text:p>
          </table:table-cell>
          <table:table-cell table:formula="of:=SUM([.N69:.Q69]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69]" office:value-type="float" office:value="18" calcext:value-type="float">
            <text:p>18</text:p>
          </table:table-cell>
          <table:table-cell table:formula="of:=SUM([.B70:.D70])" office:value-type="float" office:value="0" calcext:value-type="float">
            <text:p>0</text:p>
          </table:table-cell>
          <table:table-cell table:formula="of:=SUM([.E70:.I70])" office:value-type="float" office:value="2" calcext:value-type="float">
            <text:p>2</text:p>
          </table:table-cell>
          <table:table-cell table:formula="of:=SUM([.J70:.M70])" office:value-type="float" office:value="0" calcext:value-type="float">
            <text:p>0</text:p>
          </table:table-cell>
          <table:table-cell table:formula="of:=SUM([.N70:.Q7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70]" office:value-type="float" office:value="18" calcext:value-type="float">
            <text:p>18</text:p>
          </table:table-cell>
          <table:table-cell table:formula="of:=SUM([.B71:.D71])" office:value-type="float" office:value="0" calcext:value-type="float">
            <text:p>0</text:p>
          </table:table-cell>
          <table:table-cell table:formula="of:=SUM([.E71:.I71])" office:value-type="float" office:value="0" calcext:value-type="float">
            <text:p>0</text:p>
          </table:table-cell>
          <table:table-cell table:formula="of:=SUM([.J71:.M71])" office:value-type="float" office:value="0" calcext:value-type="float">
            <text:p>0</text:p>
          </table:table-cell>
          <table:table-cell table:formula="of:=SUM([.N71:.Q71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1]+1" office:value-type="float" office:value="19" calcext:value-type="float">
            <text:p>19</text:p>
          </table:table-cell>
          <table:table-cell table:formula="of:=SUM([.B72:.D72])" office:value-type="float" office:value="0" calcext:value-type="float">
            <text:p>0</text:p>
          </table:table-cell>
          <table:table-cell table:formula="of:=SUM([.E72:.I72])" office:value-type="float" office:value="1" calcext:value-type="float">
            <text:p>1</text:p>
          </table:table-cell>
          <table:table-cell table:formula="of:=SUM([.J72:.M72])" office:value-type="float" office:value="0" calcext:value-type="float">
            <text:p>0</text:p>
          </table:table-cell>
          <table:table-cell table:formula="of:=SUM([.N72:.Q7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2]" office:value-type="float" office:value="19" calcext:value-type="float">
            <text:p>19</text:p>
          </table:table-cell>
          <table:table-cell table:formula="of:=SUM([.B73:.D73])" office:value-type="float" office:value="0" calcext:value-type="float">
            <text:p>0</text:p>
          </table:table-cell>
          <table:table-cell table:formula="of:=SUM([.E73:.I73])" office:value-type="float" office:value="0" calcext:value-type="float">
            <text:p>0</text:p>
          </table:table-cell>
          <table:table-cell table:formula="of:=SUM([.J73:.M73])" office:value-type="float" office:value="2" calcext:value-type="float">
            <text:p>2</text:p>
          </table:table-cell>
          <table:table-cell table:formula="of:=SUM([.N73:.Q73])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73]" office:value-type="float" office:value="19" calcext:value-type="float">
            <text:p>19</text:p>
          </table:table-cell>
          <table:table-cell table:formula="of:=SUM([.B74:.D74])" office:value-type="float" office:value="0" calcext:value-type="float">
            <text:p>0</text:p>
          </table:table-cell>
          <table:table-cell table:formula="of:=SUM([.E74:.I74])" office:value-type="float" office:value="2" calcext:value-type="float">
            <text:p>2</text:p>
          </table:table-cell>
          <table:table-cell table:formula="of:=SUM([.J74:.M74])" office:value-type="float" office:value="1" calcext:value-type="float">
            <text:p>1</text:p>
          </table:table-cell>
          <table:table-cell table:formula="of:=SUM([.N74:.Q74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74]" office:value-type="float" office:value="19" calcext:value-type="float">
            <text:p>19</text:p>
          </table:table-cell>
          <table:table-cell table:formula="of:=SUM([.B75:.D75])" office:value-type="float" office:value="1" calcext:value-type="float">
            <text:p>1</text:p>
          </table:table-cell>
          <table:table-cell table:formula="of:=SUM([.E75:.I75])" office:value-type="float" office:value="2" calcext:value-type="float">
            <text:p>2</text:p>
          </table:table-cell>
          <table:table-cell table:formula="of:=SUM([.J75:.M75])" office:value-type="float" office:value="4" calcext:value-type="float">
            <text:p>4</text:p>
          </table:table-cell>
          <table:table-cell table:formula="of:=SUM([.N75:.Q75])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5]" office:value-type="float" office:value="19" calcext:value-type="float">
            <text:p>19</text:p>
          </table:table-cell>
          <table:table-cell table:formula="of:=SUM([.B76:.D76])" office:value-type="float" office:value="0" calcext:value-type="float">
            <text:p>0</text:p>
          </table:table-cell>
          <table:table-cell table:formula="of:=SUM([.E76:.I76])" office:value-type="float" office:value="1" calcext:value-type="float">
            <text:p>1</text:p>
          </table:table-cell>
          <table:table-cell table:formula="of:=SUM([.J76:.M76])" office:value-type="float" office:value="0" calcext:value-type="float">
            <text:p>0</text:p>
          </table:table-cell>
          <table:table-cell table:formula="of:=SUM([.N76:.Q76])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76]" office:value-type="float" office:value="19" calcext:value-type="float">
            <text:p>19</text:p>
          </table:table-cell>
          <table:table-cell table:formula="of:=SUM([.B77:.D77])" office:value-type="float" office:value="0" calcext:value-type="float">
            <text:p>0</text:p>
          </table:table-cell>
          <table:table-cell table:formula="of:=SUM([.E77:.I77])" office:value-type="float" office:value="2" calcext:value-type="float">
            <text:p>2</text:p>
          </table:table-cell>
          <table:table-cell table:formula="of:=SUM([.J77:.M77])" office:value-type="float" office:value="0" calcext:value-type="float">
            <text:p>0</text:p>
          </table:table-cell>
          <table:table-cell table:formula="of:=SUM([.N77:.Q7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7]" office:value-type="float" office:value="19" calcext:value-type="float">
            <text:p>19</text:p>
          </table:table-cell>
          <table:table-cell table:formula="of:=SUM([.B78:.D78])" office:value-type="float" office:value="0" calcext:value-type="float">
            <text:p>0</text:p>
          </table:table-cell>
          <table:table-cell table:formula="of:=SUM([.E78:.I78])" office:value-type="float" office:value="0" calcext:value-type="float">
            <text:p>0</text:p>
          </table:table-cell>
          <table:table-cell table:formula="of:=SUM([.J78:.M78])" office:value-type="float" office:value="0" calcext:value-type="float">
            <text:p>0</text:p>
          </table:table-cell>
          <table:table-cell table:formula="of:=SUM([.N78:.Q78]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78]+1" office:value-type="float" office:value="20" calcext:value-type="float">
            <text:p>20</text:p>
          </table:table-cell>
          <table:table-cell table:formula="of:=SUM([.B79:.D79])" office:value-type="float" office:value="0" calcext:value-type="float">
            <text:p>0</text:p>
          </table:table-cell>
          <table:table-cell table:formula="of:=SUM([.E79:.I79])" office:value-type="float" office:value="1" calcext:value-type="float">
            <text:p>1</text:p>
          </table:table-cell>
          <table:table-cell table:formula="of:=SUM([.J79:.M79])" office:value-type="float" office:value="2" calcext:value-type="float">
            <text:p>2</text:p>
          </table:table-cell>
          <table:table-cell table:formula="of:=SUM([.N79:.Q79])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79]" office:value-type="float" office:value="20" calcext:value-type="float">
            <text:p>20</text:p>
          </table:table-cell>
          <table:table-cell table:formula="of:=SUM([.B80:.D80])" office:value-type="float" office:value="0" calcext:value-type="float">
            <text:p>0</text:p>
          </table:table-cell>
          <table:table-cell table:formula="of:=SUM([.E80:.I80])" office:value-type="float" office:value="2" calcext:value-type="float">
            <text:p>2</text:p>
          </table:table-cell>
          <table:table-cell table:formula="of:=SUM([.J80:.M80])" office:value-type="float" office:value="2" calcext:value-type="float">
            <text:p>2</text:p>
          </table:table-cell>
          <table:table-cell table:formula="of:=SUM([.N80:.Q80])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80]" office:value-type="float" office:value="20" calcext:value-type="float">
            <text:p>20</text:p>
          </table:table-cell>
          <table:table-cell table:formula="of:=SUM([.B81:.D81])" office:value-type="float" office:value="1" calcext:value-type="float">
            <text:p>1</text:p>
          </table:table-cell>
          <table:table-cell table:formula="of:=SUM([.E81:.I81])" office:value-type="float" office:value="0" calcext:value-type="float">
            <text:p>0</text:p>
          </table:table-cell>
          <table:table-cell table:formula="of:=SUM([.J81:.M81])" office:value-type="float" office:value="3" calcext:value-type="float">
            <text:p>3</text:p>
          </table:table-cell>
          <table:table-cell table:formula="of:=SUM([.N81:.Q81])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1]" office:value-type="float" office:value="20" calcext:value-type="float">
            <text:p>20</text:p>
          </table:table-cell>
          <table:table-cell table:formula="of:=SUM([.B82:.D82])" office:value-type="float" office:value="1" calcext:value-type="float">
            <text:p>1</text:p>
          </table:table-cell>
          <table:table-cell table:formula="of:=SUM([.E82:.I82])" office:value-type="float" office:value="2" calcext:value-type="float">
            <text:p>2</text:p>
          </table:table-cell>
          <table:table-cell table:formula="of:=SUM([.J82:.M82])" office:value-type="float" office:value="3" calcext:value-type="float">
            <text:p>3</text:p>
          </table:table-cell>
          <table:table-cell table:formula="of:=SUM([.N82:.Q82])"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[.S82]" office:value-type="float" office:value="20" calcext:value-type="float">
            <text:p>20</text:p>
          </table:table-cell>
          <table:table-cell table:formula="of:=SUM([.B83:.D83])" office:value-type="float" office:value="3" calcext:value-type="float">
            <text:p>3</text:p>
          </table:table-cell>
          <table:table-cell table:formula="of:=SUM([.E83:.I83])" office:value-type="float" office:value="2" calcext:value-type="float">
            <text:p>2</text:p>
          </table:table-cell>
          <table:table-cell table:formula="of:=SUM([.J83:.M83])" office:value-type="float" office:value="0" calcext:value-type="float">
            <text:p>0</text:p>
          </table:table-cell>
          <table:table-cell table:formula="of:=SUM([.N83:.Q83])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83]" office:value-type="float" office:value="20" calcext:value-type="float">
            <text:p>20</text:p>
          </table:table-cell>
          <table:table-cell table:formula="of:=SUM([.B84:.D84])" office:value-type="float" office:value="1" calcext:value-type="float">
            <text:p>1</text:p>
          </table:table-cell>
          <table:table-cell table:formula="of:=SUM([.E84:.I84])" office:value-type="float" office:value="0" calcext:value-type="float">
            <text:p>0</text:p>
          </table:table-cell>
          <table:table-cell table:formula="of:=SUM([.J84:.M84])" office:value-type="float" office:value="1" calcext:value-type="float">
            <text:p>1</text:p>
          </table:table-cell>
          <table:table-cell table:formula="of:=SUM([.N84:.Q84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4]" office:value-type="float" office:value="20" calcext:value-type="float">
            <text:p>20</text:p>
          </table:table-cell>
          <table:table-cell table:formula="of:=SUM([.B85:.D85])" office:value-type="float" office:value="0" calcext:value-type="float">
            <text:p>0</text:p>
          </table:table-cell>
          <table:table-cell table:formula="of:=SUM([.E85:.I85])" office:value-type="float" office:value="0" calcext:value-type="float">
            <text:p>0</text:p>
          </table:table-cell>
          <table:table-cell table:formula="of:=SUM([.J85:.M85])" office:value-type="float" office:value="0" calcext:value-type="float">
            <text:p>0</text:p>
          </table:table-cell>
          <table:table-cell table:formula="of:=SUM([.N85:.Q8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5]+1" office:value-type="float" office:value="21" calcext:value-type="float">
            <text:p>21</text:p>
          </table:table-cell>
          <table:table-cell table:formula="of:=SUM([.B86:.D86])" office:value-type="float" office:value="1" calcext:value-type="float">
            <text:p>1</text:p>
          </table:table-cell>
          <table:table-cell table:formula="of:=SUM([.E86:.I86])" office:value-type="float" office:value="3" calcext:value-type="float">
            <text:p>3</text:p>
          </table:table-cell>
          <table:table-cell table:formula="of:=SUM([.J86:.M86])" office:value-type="float" office:value="1" calcext:value-type="float">
            <text:p>1</text:p>
          </table:table-cell>
          <table:table-cell table:formula="of:=SUM([.N86:.Q86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86]" office:value-type="float" office:value="21" calcext:value-type="float">
            <text:p>21</text:p>
          </table:table-cell>
          <table:table-cell table:formula="of:=SUM([.B87:.D87])" office:value-type="float" office:value="1" calcext:value-type="float">
            <text:p>1</text:p>
          </table:table-cell>
          <table:table-cell table:formula="of:=SUM([.E87:.I87])" office:value-type="float" office:value="0" calcext:value-type="float">
            <text:p>0</text:p>
          </table:table-cell>
          <table:table-cell table:formula="of:=SUM([.J87:.M87])" office:value-type="float" office:value="0" calcext:value-type="float">
            <text:p>0</text:p>
          </table:table-cell>
          <table:table-cell table:formula="of:=SUM([.N87:.Q87])"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87]" office:value-type="float" office:value="21" calcext:value-type="float">
            <text:p>21</text:p>
          </table:table-cell>
          <table:table-cell table:formula="of:=SUM([.B88:.D88])" office:value-type="float" office:value="1" calcext:value-type="float">
            <text:p>1</text:p>
          </table:table-cell>
          <table:table-cell table:formula="of:=SUM([.E88:.I88])" office:value-type="float" office:value="2" calcext:value-type="float">
            <text:p>2</text:p>
          </table:table-cell>
          <table:table-cell table:formula="of:=SUM([.J88:.M88])" office:value-type="float" office:value="1" calcext:value-type="float">
            <text:p>1</text:p>
          </table:table-cell>
          <table:table-cell table:formula="of:=SUM([.N88:.Q88])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88]" office:value-type="float" office:value="21" calcext:value-type="float">
            <text:p>21</text:p>
          </table:table-cell>
          <table:table-cell table:formula="of:=SUM([.B89:.D89])" office:value-type="float" office:value="0" calcext:value-type="float">
            <text:p>0</text:p>
          </table:table-cell>
          <table:table-cell table:formula="of:=SUM([.E89:.I89])" office:value-type="float" office:value="0" calcext:value-type="float">
            <text:p>0</text:p>
          </table:table-cell>
          <table:table-cell table:formula="of:=SUM([.J89:.M89])" office:value-type="float" office:value="1" calcext:value-type="float">
            <text:p>1</text:p>
          </table:table-cell>
          <table:table-cell table:formula="of:=SUM([.N89:.Q89])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89]" office:value-type="float" office:value="21" calcext:value-type="float">
            <text:p>21</text:p>
          </table:table-cell>
          <table:table-cell table:formula="of:=SUM([.B90:.D90])" office:value-type="float" office:value="1" calcext:value-type="float">
            <text:p>1</text:p>
          </table:table-cell>
          <table:table-cell table:formula="of:=SUM([.E90:.I90])" office:value-type="float" office:value="0" calcext:value-type="float">
            <text:p>0</text:p>
          </table:table-cell>
          <table:table-cell table:formula="of:=SUM([.J90:.M90])" office:value-type="float" office:value="3" calcext:value-type="float">
            <text:p>3</text:p>
          </table:table-cell>
          <table:table-cell table:formula="of:=SUM([.N90:.Q90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90]" office:value-type="float" office:value="21" calcext:value-type="float">
            <text:p>21</text:p>
          </table:table-cell>
          <table:table-cell table:formula="of:=SUM([.B91:.D91])" office:value-type="float" office:value="1" calcext:value-type="float">
            <text:p>1</text:p>
          </table:table-cell>
          <table:table-cell table:formula="of:=SUM([.E91:.I91])" office:value-type="float" office:value="7" calcext:value-type="float">
            <text:p>7</text:p>
          </table:table-cell>
          <table:table-cell table:formula="of:=SUM([.J91:.M91])" office:value-type="float" office:value="2" calcext:value-type="float">
            <text:p>2</text:p>
          </table:table-cell>
          <table:table-cell table:formula="of:=SUM([.N91:.Q91])"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1]" office:value-type="float" office:value="21" calcext:value-type="float">
            <text:p>21</text:p>
          </table:table-cell>
          <table:table-cell table:formula="of:=SUM([.B92:.D92])" office:value-type="float" office:value="0" calcext:value-type="float">
            <text:p>0</text:p>
          </table:table-cell>
          <table:table-cell table:formula="of:=SUM([.E92:.I92])" office:value-type="float" office:value="1" calcext:value-type="float">
            <text:p>1</text:p>
          </table:table-cell>
          <table:table-cell table:formula="of:=SUM([.J92:.M92])" office:value-type="float" office:value="2" calcext:value-type="float">
            <text:p>2</text:p>
          </table:table-cell>
          <table:table-cell table:formula="of:=SUM([.N92:.Q92])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[.S92]+1" office:value-type="float" office:value="22" calcext:value-type="float">
            <text:p>22</text:p>
          </table:table-cell>
          <table:table-cell table:formula="of:=SUM([.B93:.D93])" office:value-type="float" office:value="0" calcext:value-type="float">
            <text:p>0</text:p>
          </table:table-cell>
          <table:table-cell table:formula="of:=SUM([.E93:.I93])" office:value-type="float" office:value="0" calcext:value-type="float">
            <text:p>0</text:p>
          </table:table-cell>
          <table:table-cell table:formula="of:=SUM([.J93:.M93])" office:value-type="float" office:value="1" calcext:value-type="float">
            <text:p>1</text:p>
          </table:table-cell>
          <table:table-cell table:formula="of:=SUM([.N93:.Q93])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[.S93]" office:value-type="float" office:value="22" calcext:value-type="float">
            <text:p>22</text:p>
          </table:table-cell>
          <table:table-cell table:formula="of:=SUM([.B94:.D94])" office:value-type="float" office:value="0" calcext:value-type="float">
            <text:p>0</text:p>
          </table:table-cell>
          <table:table-cell table:formula="of:=SUM([.E94:.I94])" office:value-type="float" office:value="2" calcext:value-type="float">
            <text:p>2</text:p>
          </table:table-cell>
          <table:table-cell table:formula="of:=SUM([.J94:.M94])" office:value-type="float" office:value="0" calcext:value-type="float">
            <text:p>0</text:p>
          </table:table-cell>
          <table:table-cell table:formula="of:=SUM([.N94:.Q94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94]" office:value-type="float" office:value="22" calcext:value-type="float">
            <text:p>22</text:p>
          </table:table-cell>
          <table:table-cell table:formula="of:=SUM([.B95:.D95])" office:value-type="float" office:value="2" calcext:value-type="float">
            <text:p>2</text:p>
          </table:table-cell>
          <table:table-cell table:formula="of:=SUM([.E95:.I95])" office:value-type="float" office:value="2" calcext:value-type="float">
            <text:p>2</text:p>
          </table:table-cell>
          <table:table-cell table:formula="of:=SUM([.J95:.M95])" office:value-type="float" office:value="1" calcext:value-type="float">
            <text:p>1</text:p>
          </table:table-cell>
          <table:table-cell table:formula="of:=SUM([.N95:.Q95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95]" office:value-type="float" office:value="22" calcext:value-type="float">
            <text:p>22</text:p>
          </table:table-cell>
          <table:table-cell table:formula="of:=SUM([.B96:.D96])" office:value-type="float" office:value="2" calcext:value-type="float">
            <text:p>2</text:p>
          </table:table-cell>
          <table:table-cell table:formula="of:=SUM([.E96:.I96])" office:value-type="float" office:value="2" calcext:value-type="float">
            <text:p>2</text:p>
          </table:table-cell>
          <table:table-cell table:formula="of:=SUM([.J96:.M96])" office:value-type="float" office:value="1" calcext:value-type="float">
            <text:p>1</text:p>
          </table:table-cell>
          <table:table-cell table:formula="of:=SUM([.N96:.Q9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96]" office:value-type="float" office:value="22" calcext:value-type="float">
            <text:p>22</text:p>
          </table:table-cell>
          <table:table-cell table:formula="of:=SUM([.B97:.D97])" office:value-type="float" office:value="2" calcext:value-type="float">
            <text:p>2</text:p>
          </table:table-cell>
          <table:table-cell table:formula="of:=SUM([.E97:.I97])" office:value-type="float" office:value="1" calcext:value-type="float">
            <text:p>1</text:p>
          </table:table-cell>
          <table:table-cell table:formula="of:=SUM([.J97:.M97])" office:value-type="float" office:value="2" calcext:value-type="float">
            <text:p>2</text:p>
          </table:table-cell>
          <table:table-cell table:formula="of:=SUM([.N97:.Q97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97]" office:value-type="float" office:value="22" calcext:value-type="float">
            <text:p>22</text:p>
          </table:table-cell>
          <table:table-cell table:formula="of:=SUM([.B98:.D98])" office:value-type="float" office:value="2" calcext:value-type="float">
            <text:p>2</text:p>
          </table:table-cell>
          <table:table-cell table:formula="of:=SUM([.E98:.I98])" office:value-type="float" office:value="0" calcext:value-type="float">
            <text:p>0</text:p>
          </table:table-cell>
          <table:table-cell table:formula="of:=SUM([.J98:.M98])" office:value-type="float" office:value="1" calcext:value-type="float">
            <text:p>1</text:p>
          </table:table-cell>
          <table:table-cell table:formula="of:=SUM([.N98:.Q98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8]" office:value-type="float" office:value="22" calcext:value-type="float">
            <text:p>22</text:p>
          </table:table-cell>
          <table:table-cell table:formula="of:=SUM([.B99:.D99])" office:value-type="float" office:value="0" calcext:value-type="float">
            <text:p>0</text:p>
          </table:table-cell>
          <table:table-cell table:formula="of:=SUM([.E99:.I99])" office:value-type="float" office:value="0" calcext:value-type="float">
            <text:p>0</text:p>
          </table:table-cell>
          <table:table-cell table:formula="of:=SUM([.J99:.M99])" office:value-type="float" office:value="0" calcext:value-type="float">
            <text:p>0</text:p>
          </table:table-cell>
          <table:table-cell table:formula="of:=SUM([.N99:.Q9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table:formula="of:=[.S99]+1" office:value-type="float" office:value="23" calcext:value-type="float">
            <text:p>23</text:p>
          </table:table-cell>
          <table:table-cell table:formula="of:=SUM([.B100:.D100])" office:value-type="float" office:value="0" calcext:value-type="float">
            <text:p>0</text:p>
          </table:table-cell>
          <table:table-cell table:formula="of:=SUM([.E100:.I100])" office:value-type="float" office:value="0" calcext:value-type="float">
            <text:p>0</text:p>
          </table:table-cell>
          <table:table-cell table:formula="of:=SUM([.J100:.M100])" office:value-type="float" office:value="0" calcext:value-type="float">
            <text:p>0</text:p>
          </table:table-cell>
          <table:table-cell table:formula="of:=SUM([.N100:.Q10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00]" office:value-type="float" office:value="23" calcext:value-type="float">
            <text:p>23</text:p>
          </table:table-cell>
          <table:table-cell table:formula="of:=SUM([.B101:.D101])" office:value-type="float" office:value="1" calcext:value-type="float">
            <text:p>1</text:p>
          </table:table-cell>
          <table:table-cell table:formula="of:=SUM([.E101:.I101])" office:value-type="float" office:value="0" calcext:value-type="float">
            <text:p>0</text:p>
          </table:table-cell>
          <table:table-cell table:formula="of:=SUM([.J101:.M101])" office:value-type="float" office:value="3" calcext:value-type="float">
            <text:p>3</text:p>
          </table:table-cell>
          <table:table-cell table:formula="of:=SUM([.N101:.Q101])"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01]" office:value-type="float" office:value="23" calcext:value-type="float">
            <text:p>23</text:p>
          </table:table-cell>
          <table:table-cell table:formula="of:=SUM([.B102:.D102])" office:value-type="float" office:value="0" calcext:value-type="float">
            <text:p>0</text:p>
          </table:table-cell>
          <table:table-cell table:formula="of:=SUM([.E102:.I102])" office:value-type="float" office:value="4" calcext:value-type="float">
            <text:p>4</text:p>
          </table:table-cell>
          <table:table-cell table:formula="of:=SUM([.J102:.M102])" office:value-type="float" office:value="2" calcext:value-type="float">
            <text:p>2</text:p>
          </table:table-cell>
          <table:table-cell table:formula="of:=SUM([.N102:.Q102])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02]" office:value-type="float" office:value="23" calcext:value-type="float">
            <text:p>23</text:p>
          </table:table-cell>
          <table:table-cell table:formula="of:=SUM([.B103:.D103])" office:value-type="float" office:value="0" calcext:value-type="float">
            <text:p>0</text:p>
          </table:table-cell>
          <table:table-cell table:formula="of:=SUM([.E103:.I103])" office:value-type="float" office:value="1" calcext:value-type="float">
            <text:p>1</text:p>
          </table:table-cell>
          <table:table-cell table:formula="of:=SUM([.J103:.M103])" office:value-type="float" office:value="0" calcext:value-type="float">
            <text:p>0</text:p>
          </table:table-cell>
          <table:table-cell table:formula="of:=SUM([.N103:.Q103])"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03]" office:value-type="float" office:value="23" calcext:value-type="float">
            <text:p>23</text:p>
          </table:table-cell>
          <table:table-cell table:formula="of:=SUM([.B104:.D104])" office:value-type="float" office:value="0" calcext:value-type="float">
            <text:p>0</text:p>
          </table:table-cell>
          <table:table-cell table:formula="of:=SUM([.E104:.I104])" office:value-type="float" office:value="0" calcext:value-type="float">
            <text:p>0</text:p>
          </table:table-cell>
          <table:table-cell table:formula="of:=SUM([.J104:.M104])" office:value-type="float" office:value="1" calcext:value-type="float">
            <text:p>1</text:p>
          </table:table-cell>
          <table:table-cell table:formula="of:=SUM([.N104:.Q104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4]" office:value-type="float" office:value="23" calcext:value-type="float">
            <text:p>23</text:p>
          </table:table-cell>
          <table:table-cell table:formula="of:=SUM([.B105:.D105])" office:value-type="float" office:value="2" calcext:value-type="float">
            <text:p>2</text:p>
          </table:table-cell>
          <table:table-cell table:formula="of:=SUM([.E105:.I105])" office:value-type="float" office:value="1" calcext:value-type="float">
            <text:p>1</text:p>
          </table:table-cell>
          <table:table-cell table:formula="of:=SUM([.J105:.M105])" office:value-type="float" office:value="1" calcext:value-type="float">
            <text:p>1</text:p>
          </table:table-cell>
          <table:table-cell table:formula="of:=SUM([.N105:.Q105])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05]" office:value-type="float" office:value="23" calcext:value-type="float">
            <text:p>23</text:p>
          </table:table-cell>
          <table:table-cell table:formula="of:=SUM([.B106:.D106])" office:value-type="float" office:value="1" calcext:value-type="float">
            <text:p>1</text:p>
          </table:table-cell>
          <table:table-cell table:formula="of:=SUM([.E106:.I106])" office:value-type="float" office:value="2" calcext:value-type="float">
            <text:p>2</text:p>
          </table:table-cell>
          <table:table-cell table:formula="of:=SUM([.J106:.M106])" office:value-type="float" office:value="0" calcext:value-type="float">
            <text:p>0</text:p>
          </table:table-cell>
          <table:table-cell table:formula="of:=SUM([.N106:.Q106])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[.S106]+1" office:value-type="float" office:value="24" calcext:value-type="float">
            <text:p>24</text:p>
          </table:table-cell>
          <table:table-cell table:formula="of:=SUM([.B107:.D107])" office:value-type="float" office:value="1" calcext:value-type="float">
            <text:p>1</text:p>
          </table:table-cell>
          <table:table-cell table:formula="of:=SUM([.E107:.I107])" office:value-type="float" office:value="2" calcext:value-type="float">
            <text:p>2</text:p>
          </table:table-cell>
          <table:table-cell table:formula="of:=SUM([.J107:.M107])" office:value-type="float" office:value="0" calcext:value-type="float">
            <text:p>0</text:p>
          </table:table-cell>
          <table:table-cell table:formula="of:=SUM([.N107:.Q107])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07]" office:value-type="float" office:value="24" calcext:value-type="float">
            <text:p>24</text:p>
          </table:table-cell>
          <table:table-cell table:formula="of:=SUM([.B108:.D108])" office:value-type="float" office:value="1" calcext:value-type="float">
            <text:p>1</text:p>
          </table:table-cell>
          <table:table-cell table:formula="of:=SUM([.E108:.I108])" office:value-type="float" office:value="0" calcext:value-type="float">
            <text:p>0</text:p>
          </table:table-cell>
          <table:table-cell table:formula="of:=SUM([.J108:.M108])" office:value-type="float" office:value="0" calcext:value-type="float">
            <text:p>0</text:p>
          </table:table-cell>
          <table:table-cell table:formula="of:=SUM([.N108:.Q108])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08]" office:value-type="float" office:value="24" calcext:value-type="float">
            <text:p>24</text:p>
          </table:table-cell>
          <table:table-cell table:formula="of:=SUM([.B109:.D109])" office:value-type="float" office:value="0" calcext:value-type="float">
            <text:p>0</text:p>
          </table:table-cell>
          <table:table-cell table:formula="of:=SUM([.E109:.I109])" office:value-type="float" office:value="1" calcext:value-type="float">
            <text:p>1</text:p>
          </table:table-cell>
          <table:table-cell table:formula="of:=SUM([.J109:.M109])" office:value-type="float" office:value="1" calcext:value-type="float">
            <text:p>1</text:p>
          </table:table-cell>
          <table:table-cell table:formula="of:=SUM([.N109:.Q109])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09]" office:value-type="float" office:value="24" calcext:value-type="float">
            <text:p>24</text:p>
          </table:table-cell>
          <table:table-cell table:formula="of:=SUM([.B110:.D110])" office:value-type="float" office:value="0" calcext:value-type="float">
            <text:p>0</text:p>
          </table:table-cell>
          <table:table-cell table:formula="of:=SUM([.E110:.I110])" office:value-type="float" office:value="3" calcext:value-type="float">
            <text:p>3</text:p>
          </table:table-cell>
          <table:table-cell table:formula="of:=SUM([.J110:.M110])" office:value-type="float" office:value="1" calcext:value-type="float">
            <text:p>1</text:p>
          </table:table-cell>
          <table:table-cell table:formula="of:=SUM([.N110:.Q110])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0]" office:value-type="float" office:value="24" calcext:value-type="float">
            <text:p>24</text:p>
          </table:table-cell>
          <table:table-cell table:formula="of:=SUM([.B111:.D111])" office:value-type="float" office:value="1" calcext:value-type="float">
            <text:p>1</text:p>
          </table:table-cell>
          <table:table-cell table:formula="of:=SUM([.E111:.I111])" office:value-type="float" office:value="3" calcext:value-type="float">
            <text:p>3</text:p>
          </table:table-cell>
          <table:table-cell table:formula="of:=SUM([.J111:.M111])" office:value-type="float" office:value="0" calcext:value-type="float">
            <text:p>0</text:p>
          </table:table-cell>
          <table:table-cell table:formula="of:=SUM([.N111:.Q111]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1]" office:value-type="float" office:value="24" calcext:value-type="float">
            <text:p>24</text:p>
          </table:table-cell>
          <table:table-cell table:formula="of:=SUM([.B112:.D112])" office:value-type="float" office:value="2" calcext:value-type="float">
            <text:p>2</text:p>
          </table:table-cell>
          <table:table-cell table:formula="of:=SUM([.E112:.I112])" office:value-type="float" office:value="1" calcext:value-type="float">
            <text:p>1</text:p>
          </table:table-cell>
          <table:table-cell table:formula="of:=SUM([.J112:.M112])" office:value-type="float" office:value="2" calcext:value-type="float">
            <text:p>2</text:p>
          </table:table-cell>
          <table:table-cell table:formula="of:=SUM([.N112:.Q112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S112]" office:value-type="float" office:value="24" calcext:value-type="float">
            <text:p>24</text:p>
          </table:table-cell>
          <table:table-cell table:formula="of:=SUM([.B113:.D113])" office:value-type="float" office:value="1" calcext:value-type="float">
            <text:p>1</text:p>
          </table:table-cell>
          <table:table-cell table:formula="of:=SUM([.E113:.I113])" office:value-type="float" office:value="2" calcext:value-type="float">
            <text:p>2</text:p>
          </table:table-cell>
          <table:table-cell table:formula="of:=SUM([.J113:.M113])" office:value-type="float" office:value="2" calcext:value-type="float">
            <text:p>2</text:p>
          </table:table-cell>
          <table:table-cell table:formula="of:=SUM([.N113:.Q113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13]+1" office:value-type="float" office:value="25" calcext:value-type="float">
            <text:p>25</text:p>
          </table:table-cell>
          <table:table-cell table:formula="of:=SUM([.B114:.D114])" office:value-type="float" office:value="0" calcext:value-type="float">
            <text:p>0</text:p>
          </table:table-cell>
          <table:table-cell table:formula="of:=SUM([.E114:.I114])" office:value-type="float" office:value="2" calcext:value-type="float">
            <text:p>2</text:p>
          </table:table-cell>
          <table:table-cell table:formula="of:=SUM([.J114:.M114])" office:value-type="float" office:value="0" calcext:value-type="float">
            <text:p>0</text:p>
          </table:table-cell>
          <table:table-cell table:formula="of:=SUM([.N114:.Q114])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4]" office:value-type="float" office:value="25" calcext:value-type="float">
            <text:p>25</text:p>
          </table:table-cell>
          <table:table-cell table:formula="of:=SUM([.B115:.D115])" office:value-type="float" office:value="1" calcext:value-type="float">
            <text:p>1</text:p>
          </table:table-cell>
          <table:table-cell table:formula="of:=SUM([.E115:.I115])" office:value-type="float" office:value="0" calcext:value-type="float">
            <text:p>0</text:p>
          </table:table-cell>
          <table:table-cell table:formula="of:=SUM([.J115:.M115])" office:value-type="float" office:value="2" calcext:value-type="float">
            <text:p>2</text:p>
          </table:table-cell>
          <table:table-cell table:formula="of:=SUM([.N115:.Q115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S115]" office:value-type="float" office:value="25" calcext:value-type="float">
            <text:p>25</text:p>
          </table:table-cell>
          <table:table-cell table:formula="of:=SUM([.B116:.D116])" office:value-type="float" office:value="0" calcext:value-type="float">
            <text:p>0</text:p>
          </table:table-cell>
          <table:table-cell table:formula="of:=SUM([.E116:.I116])" office:value-type="float" office:value="0" calcext:value-type="float">
            <text:p>0</text:p>
          </table:table-cell>
          <table:table-cell table:formula="of:=SUM([.J116:.M116])" office:value-type="float" office:value="1" calcext:value-type="float">
            <text:p>1</text:p>
          </table:table-cell>
          <table:table-cell table:formula="of:=SUM([.N116:.Q116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6]" office:value-type="float" office:value="25" calcext:value-type="float">
            <text:p>25</text:p>
          </table:table-cell>
          <table:table-cell table:formula="of:=SUM([.B117:.D117])" office:value-type="float" office:value="2" calcext:value-type="float">
            <text:p>2</text:p>
          </table:table-cell>
          <table:table-cell table:formula="of:=SUM([.E117:.I117])" office:value-type="float" office:value="3" calcext:value-type="float">
            <text:p>3</text:p>
          </table:table-cell>
          <table:table-cell table:formula="of:=SUM([.J117:.M117])" office:value-type="float" office:value="2" calcext:value-type="float">
            <text:p>2</text:p>
          </table:table-cell>
          <table:table-cell table:formula="of:=SUM([.N117:.Q117])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17]" office:value-type="float" office:value="25" calcext:value-type="float">
            <text:p>25</text:p>
          </table:table-cell>
          <table:table-cell table:formula="of:=SUM([.B118:.D118])" office:value-type="float" office:value="1" calcext:value-type="float">
            <text:p>1</text:p>
          </table:table-cell>
          <table:table-cell table:formula="of:=SUM([.E118:.I118])" office:value-type="float" office:value="5" calcext:value-type="float">
            <text:p>5</text:p>
          </table:table-cell>
          <table:table-cell table:formula="of:=SUM([.J118:.M118])" office:value-type="float" office:value="4" calcext:value-type="float">
            <text:p>4</text:p>
          </table:table-cell>
          <table:table-cell table:formula="of:=SUM([.N118:.Q118])"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18]" office:value-type="float" office:value="25" calcext:value-type="float">
            <text:p>25</text:p>
          </table:table-cell>
          <table:table-cell table:formula="of:=SUM([.B119:.D119])" office:value-type="float" office:value="0" calcext:value-type="float">
            <text:p>0</text:p>
          </table:table-cell>
          <table:table-cell table:formula="of:=SUM([.E119:.I119])" office:value-type="float" office:value="2" calcext:value-type="float">
            <text:p>2</text:p>
          </table:table-cell>
          <table:table-cell table:formula="of:=SUM([.J119:.M119])" office:value-type="float" office:value="0" calcext:value-type="float">
            <text:p>0</text:p>
          </table:table-cell>
          <table:table-cell table:formula="of:=SUM([.N119:.Q119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19]" office:value-type="float" office:value="25" calcext:value-type="float">
            <text:p>25</text:p>
          </table:table-cell>
          <table:table-cell table:formula="of:=SUM([.B120:.D120])" office:value-type="float" office:value="2" calcext:value-type="float">
            <text:p>2</text:p>
          </table:table-cell>
          <table:table-cell table:formula="of:=SUM([.E120:.I120])" office:value-type="float" office:value="2" calcext:value-type="float">
            <text:p>2</text:p>
          </table:table-cell>
          <table:table-cell table:formula="of:=SUM([.J120:.M120])" office:value-type="float" office:value="3" calcext:value-type="float">
            <text:p>3</text:p>
          </table:table-cell>
          <table:table-cell table:formula="of:=SUM([.N120:.Q120])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[.S120]+1" office:value-type="float" office:value="26" calcext:value-type="float">
            <text:p>26</text:p>
          </table:table-cell>
          <table:table-cell table:formula="of:=SUM([.B121:.D121])" office:value-type="float" office:value="0" calcext:value-type="float">
            <text:p>0</text:p>
          </table:table-cell>
          <table:table-cell table:formula="of:=SUM([.E121:.I121])" office:value-type="float" office:value="1" calcext:value-type="float">
            <text:p>1</text:p>
          </table:table-cell>
          <table:table-cell table:formula="of:=SUM([.J121:.M121])" office:value-type="float" office:value="1" calcext:value-type="float">
            <text:p>1</text:p>
          </table:table-cell>
          <table:table-cell table:formula="of:=SUM([.N121:.Q121])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1]" office:value-type="float" office:value="26" calcext:value-type="float">
            <text:p>26</text:p>
          </table:table-cell>
          <table:table-cell table:formula="of:=SUM([.B122:.D122])" office:value-type="float" office:value="1" calcext:value-type="float">
            <text:p>1</text:p>
          </table:table-cell>
          <table:table-cell table:formula="of:=SUM([.E122:.I122])" office:value-type="float" office:value="2" calcext:value-type="float">
            <text:p>2</text:p>
          </table:table-cell>
          <table:table-cell table:formula="of:=SUM([.J122:.M122])" office:value-type="float" office:value="6" calcext:value-type="float">
            <text:p>6</text:p>
          </table:table-cell>
          <table:table-cell table:formula="of:=SUM([.N122:.Q122])"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2]" office:value-type="float" office:value="26" calcext:value-type="float">
            <text:p>26</text:p>
          </table:table-cell>
          <table:table-cell table:formula="of:=SUM([.B123:.D123])" office:value-type="float" office:value="3" calcext:value-type="float">
            <text:p>3</text:p>
          </table:table-cell>
          <table:table-cell table:formula="of:=SUM([.E123:.I123])" office:value-type="float" office:value="7" calcext:value-type="float">
            <text:p>7</text:p>
          </table:table-cell>
          <table:table-cell table:formula="of:=SUM([.J123:.M123])" office:value-type="float" office:value="4" calcext:value-type="float">
            <text:p>4</text:p>
          </table:table-cell>
          <table:table-cell table:formula="of:=SUM([.N123:.Q123])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3]" office:value-type="float" office:value="26" calcext:value-type="float">
            <text:p>26</text:p>
          </table:table-cell>
          <table:table-cell table:formula="of:=SUM([.B124:.D124])" office:value-type="float" office:value="0" calcext:value-type="float">
            <text:p>0</text:p>
          </table:table-cell>
          <table:table-cell table:formula="of:=SUM([.E124:.I124])" office:value-type="float" office:value="5" calcext:value-type="float">
            <text:p>5</text:p>
          </table:table-cell>
          <table:table-cell table:formula="of:=SUM([.J124:.M124])" office:value-type="float" office:value="0" calcext:value-type="float">
            <text:p>0</text:p>
          </table:table-cell>
          <table:table-cell table:formula="of:=SUM([.N124:.Q124])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4]" office:value-type="float" office:value="26" calcext:value-type="float">
            <text:p>26</text:p>
          </table:table-cell>
          <table:table-cell table:formula="of:=SUM([.B125:.D125])" office:value-type="float" office:value="0" calcext:value-type="float">
            <text:p>0</text:p>
          </table:table-cell>
          <table:table-cell table:formula="of:=SUM([.E125:.I125])" office:value-type="float" office:value="2" calcext:value-type="float">
            <text:p>2</text:p>
          </table:table-cell>
          <table:table-cell table:formula="of:=SUM([.J125:.M125])" office:value-type="float" office:value="0" calcext:value-type="float">
            <text:p>0</text:p>
          </table:table-cell>
          <table:table-cell table:formula="of:=SUM([.N125:.Q125])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25]" office:value-type="float" office:value="26" calcext:value-type="float">
            <text:p>26</text:p>
          </table:table-cell>
          <table:table-cell table:formula="of:=SUM([.B126:.D126])" office:value-type="float" office:value="2" calcext:value-type="float">
            <text:p>2</text:p>
          </table:table-cell>
          <table:table-cell table:formula="of:=SUM([.E126:.I126])" office:value-type="float" office:value="5" calcext:value-type="float">
            <text:p>5</text:p>
          </table:table-cell>
          <table:table-cell table:formula="of:=SUM([.J126:.M126])" office:value-type="float" office:value="1" calcext:value-type="float">
            <text:p>1</text:p>
          </table:table-cell>
          <table:table-cell table:formula="of:=SUM([.N126:.Q126])"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6]" office:value-type="float" office:value="26" calcext:value-type="float">
            <text:p>26</text:p>
          </table:table-cell>
          <table:table-cell table:formula="of:=SUM([.B127:.D127])" office:value-type="float" office:value="0" calcext:value-type="float">
            <text:p>0</text:p>
          </table:table-cell>
          <table:table-cell table:formula="of:=SUM([.E127:.I127])" office:value-type="float" office:value="0" calcext:value-type="float">
            <text:p>0</text:p>
          </table:table-cell>
          <table:table-cell table:formula="of:=SUM([.J127:.M127])" office:value-type="float" office:value="1" calcext:value-type="float">
            <text:p>1</text:p>
          </table:table-cell>
          <table:table-cell table:formula="of:=SUM([.N127:.Q127])"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27]+1" office:value-type="float" office:value="27" calcext:value-type="float">
            <text:p>27</text:p>
          </table:table-cell>
          <table:table-cell table:formula="of:=SUM([.B128:.D128])" office:value-type="float" office:value="1" calcext:value-type="float">
            <text:p>1</text:p>
          </table:table-cell>
          <table:table-cell table:formula="of:=SUM([.E128:.I128])" office:value-type="float" office:value="1" calcext:value-type="float">
            <text:p>1</text:p>
          </table:table-cell>
          <table:table-cell table:formula="of:=SUM([.J128:.M128])" office:value-type="float" office:value="2" calcext:value-type="float">
            <text:p>2</text:p>
          </table:table-cell>
          <table:table-cell table:formula="of:=SUM([.N128:.Q128])"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28]" office:value-type="float" office:value="27" calcext:value-type="float">
            <text:p>27</text:p>
          </table:table-cell>
          <table:table-cell table:formula="of:=SUM([.B129:.D129])" office:value-type="float" office:value="2" calcext:value-type="float">
            <text:p>2</text:p>
          </table:table-cell>
          <table:table-cell table:formula="of:=SUM([.E129:.I129])" office:value-type="float" office:value="6" calcext:value-type="float">
            <text:p>6</text:p>
          </table:table-cell>
          <table:table-cell table:formula="of:=SUM([.J129:.M129])" office:value-type="float" office:value="3" calcext:value-type="float">
            <text:p>3</text:p>
          </table:table-cell>
          <table:table-cell table:formula="of:=SUM([.N129:.Q129])"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29]" office:value-type="float" office:value="27" calcext:value-type="float">
            <text:p>27</text:p>
          </table:table-cell>
          <table:table-cell table:formula="of:=SUM([.B130:.D130])" office:value-type="float" office:value="0" calcext:value-type="float">
            <text:p>0</text:p>
          </table:table-cell>
          <table:table-cell table:formula="of:=SUM([.E130:.I130])" office:value-type="float" office:value="5" calcext:value-type="float">
            <text:p>5</text:p>
          </table:table-cell>
          <table:table-cell table:formula="of:=SUM([.J130:.M130])" office:value-type="float" office:value="3" calcext:value-type="float">
            <text:p>3</text:p>
          </table:table-cell>
          <table:table-cell table:formula="of:=SUM([.N130:.Q130])"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30]" office:value-type="float" office:value="27" calcext:value-type="float">
            <text:p>27</text:p>
          </table:table-cell>
          <table:table-cell table:formula="of:=SUM([.B131:.D131])" office:value-type="float" office:value="0" calcext:value-type="float">
            <text:p>0</text:p>
          </table:table-cell>
          <table:table-cell table:formula="of:=SUM([.E131:.I131])" office:value-type="float" office:value="7" calcext:value-type="float">
            <text:p>7</text:p>
          </table:table-cell>
          <table:table-cell table:formula="of:=SUM([.J131:.M131])" office:value-type="float" office:value="5" calcext:value-type="float">
            <text:p>5</text:p>
          </table:table-cell>
          <table:table-cell table:formula="of:=SUM([.N131:.Q131])"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1]" office:value-type="float" office:value="27" calcext:value-type="float">
            <text:p>27</text:p>
          </table:table-cell>
          <table:table-cell table:formula="of:=SUM([.B132:.D132])" office:value-type="float" office:value="5" calcext:value-type="float">
            <text:p>5</text:p>
          </table:table-cell>
          <table:table-cell table:formula="of:=SUM([.E132:.I132])" office:value-type="float" office:value="4" calcext:value-type="float">
            <text:p>4</text:p>
          </table:table-cell>
          <table:table-cell table:formula="of:=SUM([.J132:.M132])" office:value-type="float" office:value="5" calcext:value-type="float">
            <text:p>5</text:p>
          </table:table-cell>
          <table:table-cell table:formula="of:=SUM([.N132:.Q132])"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2]" office:value-type="float" office:value="27" calcext:value-type="float">
            <text:p>27</text:p>
          </table:table-cell>
          <table:table-cell table:formula="of:=SUM([.B133:.D133])" office:value-type="float" office:value="1" calcext:value-type="float">
            <text:p>1</text:p>
          </table:table-cell>
          <table:table-cell table:formula="of:=SUM([.E133:.I133])" office:value-type="float" office:value="4" calcext:value-type="float">
            <text:p>4</text:p>
          </table:table-cell>
          <table:table-cell table:formula="of:=SUM([.J133:.M133])" office:value-type="float" office:value="6" calcext:value-type="float">
            <text:p>6</text:p>
          </table:table-cell>
          <table:table-cell table:formula="of:=SUM([.N133:.Q133])"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S133]" office:value-type="float" office:value="27" calcext:value-type="float">
            <text:p>27</text:p>
          </table:table-cell>
          <table:table-cell table:formula="of:=SUM([.B134:.D134])" office:value-type="float" office:value="2" calcext:value-type="float">
            <text:p>2</text:p>
          </table:table-cell>
          <table:table-cell table:formula="of:=SUM([.E134:.I134])" office:value-type="float" office:value="3" calcext:value-type="float">
            <text:p>3</text:p>
          </table:table-cell>
          <table:table-cell table:formula="of:=SUM([.J134:.M134])" office:value-type="float" office:value="3" calcext:value-type="float">
            <text:p>3</text:p>
          </table:table-cell>
          <table:table-cell table:formula="of:=SUM([.N134:.Q134])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34]+1" office:value-type="float" office:value="28" calcext:value-type="float">
            <text:p>28</text:p>
          </table:table-cell>
          <table:table-cell table:formula="of:=SUM([.B135:.D135])" office:value-type="float" office:value="1" calcext:value-type="float">
            <text:p>1</text:p>
          </table:table-cell>
          <table:table-cell table:formula="of:=SUM([.E135:.I135])" office:value-type="float" office:value="5" calcext:value-type="float">
            <text:p>5</text:p>
          </table:table-cell>
          <table:table-cell table:formula="of:=SUM([.J135:.M135])" office:value-type="float" office:value="1" calcext:value-type="float">
            <text:p>1</text:p>
          </table:table-cell>
          <table:table-cell table:formula="of:=SUM([.N135:.Q13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S135]" office:value-type="float" office:value="28" calcext:value-type="float">
            <text:p>28</text:p>
          </table:table-cell>
          <table:table-cell table:formula="of:=SUM([.B136:.D136])" office:value-type="float" office:value="1" calcext:value-type="float">
            <text:p>1</text:p>
          </table:table-cell>
          <table:table-cell table:formula="of:=SUM([.E136:.I136])" office:value-type="float" office:value="3" calcext:value-type="float">
            <text:p>3</text:p>
          </table:table-cell>
          <table:table-cell table:formula="of:=SUM([.J136:.M136])" office:value-type="float" office:value="3" calcext:value-type="float">
            <text:p>3</text:p>
          </table:table-cell>
          <table:table-cell table:formula="of:=SUM([.N136:.Q136])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36]" office:value-type="float" office:value="28" calcext:value-type="float">
            <text:p>28</text:p>
          </table:table-cell>
          <table:table-cell table:formula="of:=SUM([.B137:.D137])" office:value-type="float" office:value="3" calcext:value-type="float">
            <text:p>3</text:p>
          </table:table-cell>
          <table:table-cell table:formula="of:=SUM([.E137:.I137])" office:value-type="float" office:value="3" calcext:value-type="float">
            <text:p>3</text:p>
          </table:table-cell>
          <table:table-cell table:formula="of:=SUM([.J137:.M137])" office:value-type="float" office:value="0" calcext:value-type="float">
            <text:p>0</text:p>
          </table:table-cell>
          <table:table-cell table:formula="of:=SUM([.N137:.Q137])"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7]" office:value-type="float" office:value="28" calcext:value-type="float">
            <text:p>28</text:p>
          </table:table-cell>
          <table:table-cell table:formula="of:=SUM([.B138:.D138])" office:value-type="float" office:value="3" calcext:value-type="float">
            <text:p>3</text:p>
          </table:table-cell>
          <table:table-cell table:formula="of:=SUM([.E138:.I138])" office:value-type="float" office:value="4" calcext:value-type="float">
            <text:p>4</text:p>
          </table:table-cell>
          <table:table-cell table:formula="of:=SUM([.J138:.M138])" office:value-type="float" office:value="0" calcext:value-type="float">
            <text:p>0</text:p>
          </table:table-cell>
          <table:table-cell table:formula="of:=SUM([.N138:.Q138])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38]" office:value-type="float" office:value="28" calcext:value-type="float">
            <text:p>28</text:p>
          </table:table-cell>
          <table:table-cell table:formula="of:=SUM([.B139:.D139])" office:value-type="float" office:value="0" calcext:value-type="float">
            <text:p>0</text:p>
          </table:table-cell>
          <table:table-cell table:formula="of:=SUM([.E139:.I139])" office:value-type="float" office:value="5" calcext:value-type="float">
            <text:p>5</text:p>
          </table:table-cell>
          <table:table-cell table:formula="of:=SUM([.J139:.M139])" office:value-type="float" office:value="4" calcext:value-type="float">
            <text:p>4</text:p>
          </table:table-cell>
          <table:table-cell table:formula="of:=SUM([.N139:.Q139])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39]" office:value-type="float" office:value="28" calcext:value-type="float">
            <text:p>28</text:p>
          </table:table-cell>
          <table:table-cell table:formula="of:=SUM([.B140:.D140])" office:value-type="float" office:value="3" calcext:value-type="float">
            <text:p>3</text:p>
          </table:table-cell>
          <table:table-cell table:formula="of:=SUM([.E140:.I140])" office:value-type="float" office:value="2" calcext:value-type="float">
            <text:p>2</text:p>
          </table:table-cell>
          <table:table-cell table:formula="of:=SUM([.J140:.M140])" office:value-type="float" office:value="1" calcext:value-type="float">
            <text:p>1</text:p>
          </table:table-cell>
          <table:table-cell table:formula="of:=SUM([.N140:.Q140])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0]" office:value-type="float" office:value="28" calcext:value-type="float">
            <text:p>28</text:p>
          </table:table-cell>
          <table:table-cell table:formula="of:=SUM([.B141:.D141])" office:value-type="float" office:value="2" calcext:value-type="float">
            <text:p>2</text:p>
          </table:table-cell>
          <table:table-cell table:formula="of:=SUM([.E141:.I141])" office:value-type="float" office:value="0" calcext:value-type="float">
            <text:p>0</text:p>
          </table:table-cell>
          <table:table-cell table:formula="of:=SUM([.J141:.M141])" office:value-type="float" office:value="5" calcext:value-type="float">
            <text:p>5</text:p>
          </table:table-cell>
          <table:table-cell table:formula="of:=SUM([.N141:.Q141])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41]+1" office:value-type="float" office:value="29" calcext:value-type="float">
            <text:p>29</text:p>
          </table:table-cell>
          <table:table-cell table:formula="of:=SUM([.B142:.D142])" office:value-type="float" office:value="4" calcext:value-type="float">
            <text:p>4</text:p>
          </table:table-cell>
          <table:table-cell table:formula="of:=SUM([.E142:.I142])" office:value-type="float" office:value="3" calcext:value-type="float">
            <text:p>3</text:p>
          </table:table-cell>
          <table:table-cell table:formula="of:=SUM([.J142:.M142])" office:value-type="float" office:value="0" calcext:value-type="float">
            <text:p>0</text:p>
          </table:table-cell>
          <table:table-cell table:formula="of:=SUM([.N142:.Q14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2]" office:value-type="float" office:value="29" calcext:value-type="float">
            <text:p>29</text:p>
          </table:table-cell>
          <table:table-cell table:formula="of:=SUM([.B143:.D143])" office:value-type="float" office:value="1" calcext:value-type="float">
            <text:p>1</text:p>
          </table:table-cell>
          <table:table-cell table:formula="of:=SUM([.E143:.I143])" office:value-type="float" office:value="1" calcext:value-type="float">
            <text:p>1</text:p>
          </table:table-cell>
          <table:table-cell table:formula="of:=SUM([.J143:.M143])" office:value-type="float" office:value="2" calcext:value-type="float">
            <text:p>2</text:p>
          </table:table-cell>
          <table:table-cell table:formula="of:=SUM([.N143:.Q143])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3]" office:value-type="float" office:value="29" calcext:value-type="float">
            <text:p>29</text:p>
          </table:table-cell>
          <table:table-cell table:formula="of:=SUM([.B144:.D144])" office:value-type="float" office:value="3" calcext:value-type="float">
            <text:p>3</text:p>
          </table:table-cell>
          <table:table-cell table:formula="of:=SUM([.E144:.I144])" office:value-type="float" office:value="3" calcext:value-type="float">
            <text:p>3</text:p>
          </table:table-cell>
          <table:table-cell table:formula="of:=SUM([.J144:.M144])" office:value-type="float" office:value="1" calcext:value-type="float">
            <text:p>1</text:p>
          </table:table-cell>
          <table:table-cell table:formula="of:=SUM([.N144:.Q144])"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44]" office:value-type="float" office:value="29" calcext:value-type="float">
            <text:p>29</text:p>
          </table:table-cell>
          <table:table-cell table:formula="of:=SUM([.B145:.D145])" office:value-type="float" office:value="4" calcext:value-type="float">
            <text:p>4</text:p>
          </table:table-cell>
          <table:table-cell table:formula="of:=SUM([.E145:.I145])" office:value-type="float" office:value="2" calcext:value-type="float">
            <text:p>2</text:p>
          </table:table-cell>
          <table:table-cell table:formula="of:=SUM([.J145:.M145])" office:value-type="float" office:value="4" calcext:value-type="float">
            <text:p>4</text:p>
          </table:table-cell>
          <table:table-cell table:formula="of:=SUM([.N145:.Q145])"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45]" office:value-type="float" office:value="29" calcext:value-type="float">
            <text:p>29</text:p>
          </table:table-cell>
          <table:table-cell table:formula="of:=SUM([.B146:.D146])" office:value-type="float" office:value="0" calcext:value-type="float">
            <text:p>0</text:p>
          </table:table-cell>
          <table:table-cell table:formula="of:=SUM([.E146:.I146])" office:value-type="float" office:value="6" calcext:value-type="float">
            <text:p>6</text:p>
          </table:table-cell>
          <table:table-cell table:formula="of:=SUM([.J146:.M146])" office:value-type="float" office:value="4" calcext:value-type="float">
            <text:p>4</text:p>
          </table:table-cell>
          <table:table-cell table:formula="of:=SUM([.N146:.Q146])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46]" office:value-type="float" office:value="29" calcext:value-type="float">
            <text:p>29</text:p>
          </table:table-cell>
          <table:table-cell table:formula="of:=SUM([.B147:.D147])" office:value-type="float" office:value="2" calcext:value-type="float">
            <text:p>2</text:p>
          </table:table-cell>
          <table:table-cell table:formula="of:=SUM([.E147:.I147])" office:value-type="float" office:value="4" calcext:value-type="float">
            <text:p>4</text:p>
          </table:table-cell>
          <table:table-cell table:formula="of:=SUM([.J147:.M147])" office:value-type="float" office:value="2" calcext:value-type="float">
            <text:p>2</text:p>
          </table:table-cell>
          <table:table-cell table:formula="of:=SUM([.N147:.Q147])"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47]" office:value-type="float" office:value="29" calcext:value-type="float">
            <text:p>29</text:p>
          </table:table-cell>
          <table:table-cell table:formula="of:=SUM([.B148:.D148])" office:value-type="float" office:value="0" calcext:value-type="float">
            <text:p>0</text:p>
          </table:table-cell>
          <table:table-cell table:formula="of:=SUM([.E148:.I148])" office:value-type="float" office:value="2" calcext:value-type="float">
            <text:p>2</text:p>
          </table:table-cell>
          <table:table-cell table:formula="of:=SUM([.J148:.M148])" office:value-type="float" office:value="1" calcext:value-type="float">
            <text:p>1</text:p>
          </table:table-cell>
          <table:table-cell table:formula="of:=SUM([.N148:.Q148])"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48]+1" office:value-type="float" office:value="30" calcext:value-type="float">
            <text:p>30</text:p>
          </table:table-cell>
          <table:table-cell table:formula="of:=SUM([.B149:.D149])" office:value-type="float" office:value="3" calcext:value-type="float">
            <text:p>3</text:p>
          </table:table-cell>
          <table:table-cell table:formula="of:=SUM([.E149:.I149])" office:value-type="float" office:value="1" calcext:value-type="float">
            <text:p>1</text:p>
          </table:table-cell>
          <table:table-cell table:formula="of:=SUM([.J149:.M149])" office:value-type="float" office:value="5" calcext:value-type="float">
            <text:p>5</text:p>
          </table:table-cell>
          <table:table-cell table:formula="of:=SUM([.N149:.Q149])"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S149]" office:value-type="float" office:value="30" calcext:value-type="float">
            <text:p>30</text:p>
          </table:table-cell>
          <table:table-cell table:formula="of:=SUM([.B150:.D150])" office:value-type="float" office:value="1" calcext:value-type="float">
            <text:p>1</text:p>
          </table:table-cell>
          <table:table-cell table:formula="of:=SUM([.E150:.I150])" office:value-type="float" office:value="1" calcext:value-type="float">
            <text:p>1</text:p>
          </table:table-cell>
          <table:table-cell table:formula="of:=SUM([.J150:.M150])" office:value-type="float" office:value="7" calcext:value-type="float">
            <text:p>7</text:p>
          </table:table-cell>
          <table:table-cell table:formula="of:=SUM([.N150:.Q150])"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0]" office:value-type="float" office:value="30" calcext:value-type="float">
            <text:p>30</text:p>
          </table:table-cell>
          <table:table-cell table:formula="of:=SUM([.B151:.D151])" office:value-type="float" office:value="1" calcext:value-type="float">
            <text:p>1</text:p>
          </table:table-cell>
          <table:table-cell table:formula="of:=SUM([.E151:.I151])" office:value-type="float" office:value="10" calcext:value-type="float">
            <text:p>10</text:p>
          </table:table-cell>
          <table:table-cell table:formula="of:=SUM([.J151:.M151])" office:value-type="float" office:value="12" calcext:value-type="float">
            <text:p>12</text:p>
          </table:table-cell>
          <table:table-cell table:formula="of:=SUM([.N151:.Q151])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51]" office:value-type="float" office:value="30" calcext:value-type="float">
            <text:p>30</text:p>
          </table:table-cell>
          <table:table-cell table:formula="of:=SUM([.B152:.D152])" office:value-type="float" office:value="2" calcext:value-type="float">
            <text:p>2</text:p>
          </table:table-cell>
          <table:table-cell table:formula="of:=SUM([.E152:.I152])" office:value-type="float" office:value="4" calcext:value-type="float">
            <text:p>4</text:p>
          </table:table-cell>
          <table:table-cell table:formula="of:=SUM([.J152:.M152])" office:value-type="float" office:value="9" calcext:value-type="float">
            <text:p>9</text:p>
          </table:table-cell>
          <table:table-cell table:formula="of:=SUM([.N152:.Q152])" office:value-type="float" office:value="13" calcext:value-type="float">
            <text:p>1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2]" office:value-type="float" office:value="30" calcext:value-type="float">
            <text:p>30</text:p>
          </table:table-cell>
          <table:table-cell table:formula="of:=SUM([.B153:.D153])" office:value-type="float" office:value="4" calcext:value-type="float">
            <text:p>4</text:p>
          </table:table-cell>
          <table:table-cell table:formula="of:=SUM([.E153:.I153])" office:value-type="float" office:value="5" calcext:value-type="float">
            <text:p>5</text:p>
          </table:table-cell>
          <table:table-cell table:formula="of:=SUM([.J153:.M153])" office:value-type="float" office:value="9" calcext:value-type="float">
            <text:p>9</text:p>
          </table:table-cell>
          <table:table-cell table:formula="of:=SUM([.N153:.Q153])" office:value-type="float" office:value="21" calcext:value-type="float">
            <text:p>2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53]" office:value-type="float" office:value="30" calcext:value-type="float">
            <text:p>30</text:p>
          </table:table-cell>
          <table:table-cell table:formula="of:=SUM([.B154:.D154])" office:value-type="float" office:value="1" calcext:value-type="float">
            <text:p>1</text:p>
          </table:table-cell>
          <table:table-cell table:formula="of:=SUM([.E154:.I154])" office:value-type="float" office:value="4" calcext:value-type="float">
            <text:p>4</text:p>
          </table:table-cell>
          <table:table-cell table:formula="of:=SUM([.J154:.M154])" office:value-type="float" office:value="11" calcext:value-type="float">
            <text:p>11</text:p>
          </table:table-cell>
          <table:table-cell table:formula="of:=SUM([.N154:.Q154])"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4]" office:value-type="float" office:value="30" calcext:value-type="float">
            <text:p>30</text:p>
          </table:table-cell>
          <table:table-cell table:formula="of:=SUM([.B155:.D155])" office:value-type="float" office:value="1" calcext:value-type="float">
            <text:p>1</text:p>
          </table:table-cell>
          <table:table-cell table:formula="of:=SUM([.E155:.I155])" office:value-type="float" office:value="4" calcext:value-type="float">
            <text:p>4</text:p>
          </table:table-cell>
          <table:table-cell table:formula="of:=SUM([.J155:.M155])" office:value-type="float" office:value="1" calcext:value-type="float">
            <text:p>1</text:p>
          </table:table-cell>
          <table:table-cell table:formula="of:=SUM([.N155:.Q155])"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55]+1" office:value-type="float" office:value="31" calcext:value-type="float">
            <text:p>31</text:p>
          </table:table-cell>
          <table:table-cell table:formula="of:=SUM([.B156:.D156])" office:value-type="float" office:value="0" calcext:value-type="float">
            <text:p>0</text:p>
          </table:table-cell>
          <table:table-cell table:formula="of:=SUM([.E156:.I156])" office:value-type="float" office:value="9" calcext:value-type="float">
            <text:p>9</text:p>
          </table:table-cell>
          <table:table-cell table:formula="of:=SUM([.J156:.M156])" office:value-type="float" office:value="7" calcext:value-type="float">
            <text:p>7</text:p>
          </table:table-cell>
          <table:table-cell table:formula="of:=SUM([.N156:.Q156])" office:value-type="float" office:value="17" calcext:value-type="float">
            <text:p>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56]" office:value-type="float" office:value="31" calcext:value-type="float">
            <text:p>31</text:p>
          </table:table-cell>
          <table:table-cell table:formula="of:=SUM([.B157:.D157])" office:value-type="float" office:value="1" calcext:value-type="float">
            <text:p>1</text:p>
          </table:table-cell>
          <table:table-cell table:formula="of:=SUM([.E157:.I157])" office:value-type="float" office:value="9" calcext:value-type="float">
            <text:p>9</text:p>
          </table:table-cell>
          <table:table-cell table:formula="of:=SUM([.J157:.M157])" office:value-type="float" office:value="22" calcext:value-type="float">
            <text:p>22</text:p>
          </table:table-cell>
          <table:table-cell table:formula="of:=SUM([.N157:.Q157])" office:value-type="float" office:value="16" calcext:value-type="float">
            <text:p>1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57]" office:value-type="float" office:value="31" calcext:value-type="float">
            <text:p>31</text:p>
          </table:table-cell>
          <table:table-cell table:formula="of:=SUM([.B158:.D158])" office:value-type="float" office:value="5" calcext:value-type="float">
            <text:p>5</text:p>
          </table:table-cell>
          <table:table-cell table:formula="of:=SUM([.E158:.I158])" office:value-type="float" office:value="6" calcext:value-type="float">
            <text:p>6</text:p>
          </table:table-cell>
          <table:table-cell table:formula="of:=SUM([.J158:.M158])" office:value-type="float" office:value="7" calcext:value-type="float">
            <text:p>7</text:p>
          </table:table-cell>
          <table:table-cell table:formula="of:=SUM([.N158:.Q158])"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58]" office:value-type="float" office:value="31" calcext:value-type="float">
            <text:p>31</text:p>
          </table:table-cell>
          <table:table-cell table:formula="of:=SUM([.B159:.D159])" office:value-type="float" office:value="0" calcext:value-type="float">
            <text:p>0</text:p>
          </table:table-cell>
          <table:table-cell table:formula="of:=SUM([.E159:.I159])" office:value-type="float" office:value="4" calcext:value-type="float">
            <text:p>4</text:p>
          </table:table-cell>
          <table:table-cell table:formula="of:=SUM([.J159:.M159])" office:value-type="float" office:value="4" calcext:value-type="float">
            <text:p>4</text:p>
          </table:table-cell>
          <table:table-cell table:formula="of:=SUM([.N159:.Q159])" office:value-type="float" office:value="25" calcext:value-type="float">
            <text:p>2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S159]" office:value-type="float" office:value="31" calcext:value-type="float">
            <text:p>31</text:p>
          </table:table-cell>
          <table:table-cell table:formula="of:=SUM([.B160:.D160])" office:value-type="float" office:value="3" calcext:value-type="float">
            <text:p>3</text:p>
          </table:table-cell>
          <table:table-cell table:formula="of:=SUM([.E160:.I160])" office:value-type="float" office:value="5" calcext:value-type="float">
            <text:p>5</text:p>
          </table:table-cell>
          <table:table-cell table:formula="of:=SUM([.J160:.M160])" office:value-type="float" office:value="6" calcext:value-type="float">
            <text:p>6</text:p>
          </table:table-cell>
          <table:table-cell table:formula="of:=SUM([.N160:.Q160])" office:value-type="float" office:value="21" calcext:value-type="float">
            <text:p>2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0]" office:value-type="float" office:value="31" calcext:value-type="float">
            <text:p>31</text:p>
          </table:table-cell>
          <table:table-cell table:formula="of:=SUM([.B161:.D161])" office:value-type="float" office:value="0" calcext:value-type="float">
            <text:p>0</text:p>
          </table:table-cell>
          <table:table-cell table:formula="of:=SUM([.E161:.I161])" office:value-type="float" office:value="2" calcext:value-type="float">
            <text:p>2</text:p>
          </table:table-cell>
          <table:table-cell table:formula="of:=SUM([.J161:.M161])" office:value-type="float" office:value="6" calcext:value-type="float">
            <text:p>6</text:p>
          </table:table-cell>
          <table:table-cell table:formula="of:=SUM([.N161:.Q161])"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61]" office:value-type="float" office:value="31" calcext:value-type="float">
            <text:p>31</text:p>
          </table:table-cell>
          <table:table-cell table:formula="of:=SUM([.B162:.D162])" office:value-type="float" office:value="2" calcext:value-type="float">
            <text:p>2</text:p>
          </table:table-cell>
          <table:table-cell table:formula="of:=SUM([.E162:.I162])" office:value-type="float" office:value="2" calcext:value-type="float">
            <text:p>2</text:p>
          </table:table-cell>
          <table:table-cell table:formula="of:=SUM([.J162:.M162])" office:value-type="float" office:value="1" calcext:value-type="float">
            <text:p>1</text:p>
          </table:table-cell>
          <table:table-cell table:formula="of:=SUM([.N162:.Q162])"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62]+1" office:value-type="float" office:value="32" calcext:value-type="float">
            <text:p>32</text:p>
          </table:table-cell>
          <table:table-cell table:formula="of:=SUM([.B163:.D163])" office:value-type="float" office:value="1" calcext:value-type="float">
            <text:p>1</text:p>
          </table:table-cell>
          <table:table-cell table:formula="of:=SUM([.E163:.I163])" office:value-type="float" office:value="4" calcext:value-type="float">
            <text:p>4</text:p>
          </table:table-cell>
          <table:table-cell table:formula="of:=SUM([.J163:.M163])" office:value-type="float" office:value="5" calcext:value-type="float">
            <text:p>5</text:p>
          </table:table-cell>
          <table:table-cell table:formula="of:=SUM([.N163:.Q163])"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3]" office:value-type="float" office:value="32" calcext:value-type="float">
            <text:p>32</text:p>
          </table:table-cell>
          <table:table-cell table:formula="of:=SUM([.B164:.D164])" office:value-type="float" office:value="2" calcext:value-type="float">
            <text:p>2</text:p>
          </table:table-cell>
          <table:table-cell table:formula="of:=SUM([.E164:.I164])" office:value-type="float" office:value="7" calcext:value-type="float">
            <text:p>7</text:p>
          </table:table-cell>
          <table:table-cell table:formula="of:=SUM([.J164:.M164])" office:value-type="float" office:value="2" calcext:value-type="float">
            <text:p>2</text:p>
          </table:table-cell>
          <table:table-cell table:formula="of:=SUM([.N164:.Q164])"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4]" office:value-type="float" office:value="32" calcext:value-type="float">
            <text:p>32</text:p>
          </table:table-cell>
          <table:table-cell table:formula="of:=SUM([.B165:.D165])" office:value-type="float" office:value="3" calcext:value-type="float">
            <text:p>3</text:p>
          </table:table-cell>
          <table:table-cell table:formula="of:=SUM([.E165:.I165])" office:value-type="float" office:value="3" calcext:value-type="float">
            <text:p>3</text:p>
          </table:table-cell>
          <table:table-cell table:formula="of:=SUM([.J165:.M165])" office:value-type="float" office:value="4" calcext:value-type="float">
            <text:p>4</text:p>
          </table:table-cell>
          <table:table-cell table:formula="of:=SUM([.N165:.Q165])"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65]" office:value-type="float" office:value="32" calcext:value-type="float">
            <text:p>32</text:p>
          </table:table-cell>
          <table:table-cell table:formula="of:=SUM([.B166:.D166])" office:value-type="float" office:value="3" calcext:value-type="float">
            <text:p>3</text:p>
          </table:table-cell>
          <table:table-cell table:formula="of:=SUM([.E166:.I166])" office:value-type="float" office:value="1" calcext:value-type="float">
            <text:p>1</text:p>
          </table:table-cell>
          <table:table-cell table:formula="of:=SUM([.J166:.M166])" office:value-type="float" office:value="3" calcext:value-type="float">
            <text:p>3</text:p>
          </table:table-cell>
          <table:table-cell table:formula="of:=SUM([.N166:.Q166])"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S166]" office:value-type="float" office:value="32" calcext:value-type="float">
            <text:p>32</text:p>
          </table:table-cell>
          <table:table-cell table:formula="of:=SUM([.B167:.D167])" office:value-type="float" office:value="7" calcext:value-type="float">
            <text:p>7</text:p>
          </table:table-cell>
          <table:table-cell table:formula="of:=SUM([.E167:.I167])" office:value-type="float" office:value="7" calcext:value-type="float">
            <text:p>7</text:p>
          </table:table-cell>
          <table:table-cell table:formula="of:=SUM([.J167:.M167])" office:value-type="float" office:value="8" calcext:value-type="float">
            <text:p>8</text:p>
          </table:table-cell>
          <table:table-cell table:formula="of:=SUM([.N167:.Q167])" office:value-type="float" office:value="15" calcext:value-type="float">
            <text:p>1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67]" office:value-type="float" office:value="32" calcext:value-type="float">
            <text:p>32</text:p>
          </table:table-cell>
          <table:table-cell table:formula="of:=SUM([.B168:.D168])" office:value-type="float" office:value="2" calcext:value-type="float">
            <text:p>2</text:p>
          </table:table-cell>
          <table:table-cell table:formula="of:=SUM([.E168:.I168])" office:value-type="float" office:value="0" calcext:value-type="float">
            <text:p>0</text:p>
          </table:table-cell>
          <table:table-cell table:formula="of:=SUM([.J168:.M168])" office:value-type="float" office:value="3" calcext:value-type="float">
            <text:p>3</text:p>
          </table:table-cell>
          <table:table-cell table:formula="of:=SUM([.N168:.Q168])"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68]" office:value-type="float" office:value="32" calcext:value-type="float">
            <text:p>32</text:p>
          </table:table-cell>
          <table:table-cell table:formula="of:=SUM([.B169:.D169])" office:value-type="float" office:value="1" calcext:value-type="float">
            <text:p>1</text:p>
          </table:table-cell>
          <table:table-cell table:formula="of:=SUM([.E169:.I169])" office:value-type="float" office:value="1" calcext:value-type="float">
            <text:p>1</text:p>
          </table:table-cell>
          <table:table-cell table:formula="of:=SUM([.J169:.M169])" office:value-type="float" office:value="5" calcext:value-type="float">
            <text:p>5</text:p>
          </table:table-cell>
          <table:table-cell table:formula="of:=SUM([.N169:.Q169])"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69]+1" office:value-type="float" office:value="33" calcext:value-type="float">
            <text:p>33</text:p>
          </table:table-cell>
          <table:table-cell table:formula="of:=SUM([.B170:.D170])" office:value-type="float" office:value="1" calcext:value-type="float">
            <text:p>1</text:p>
          </table:table-cell>
          <table:table-cell table:formula="of:=SUM([.E170:.I170])" office:value-type="float" office:value="1" calcext:value-type="float">
            <text:p>1</text:p>
          </table:table-cell>
          <table:table-cell table:formula="of:=SUM([.J170:.M170])" office:value-type="float" office:value="1" calcext:value-type="float">
            <text:p>1</text:p>
          </table:table-cell>
          <table:table-cell table:formula="of:=SUM([.N170:.Q170])"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70]" office:value-type="float" office:value="33" calcext:value-type="float">
            <text:p>33</text:p>
          </table:table-cell>
          <table:table-cell table:formula="of:=SUM([.B171:.D171])" office:value-type="float" office:value="5" calcext:value-type="float">
            <text:p>5</text:p>
          </table:table-cell>
          <table:table-cell table:formula="of:=SUM([.E171:.I171])" office:value-type="float" office:value="3" calcext:value-type="float">
            <text:p>3</text:p>
          </table:table-cell>
          <table:table-cell table:formula="of:=SUM([.J171:.M171])" office:value-type="float" office:value="3" calcext:value-type="float">
            <text:p>3</text:p>
          </table:table-cell>
          <table:table-cell table:formula="of:=SUM([.N171:.Q171])" office:value-type="float" office:value="9" calcext:value-type="float">
            <text:p>9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1]" office:value-type="float" office:value="33" calcext:value-type="float">
            <text:p>33</text:p>
          </table:table-cell>
          <table:table-cell table:formula="of:=SUM([.B172:.D172])" office:value-type="float" office:value="2" calcext:value-type="float">
            <text:p>2</text:p>
          </table:table-cell>
          <table:table-cell table:formula="of:=SUM([.E172:.I172])" office:value-type="float" office:value="2" calcext:value-type="float">
            <text:p>2</text:p>
          </table:table-cell>
          <table:table-cell table:formula="of:=SUM([.J172:.M172])" office:value-type="float" office:value="4" calcext:value-type="float">
            <text:p>4</text:p>
          </table:table-cell>
          <table:table-cell table:formula="of:=SUM([.N172:.Q172])" office:value-type="float" office:value="19" calcext:value-type="float">
            <text:p>1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72]" office:value-type="float" office:value="33" calcext:value-type="float">
            <text:p>33</text:p>
          </table:table-cell>
          <table:table-cell table:formula="of:=SUM([.B173:.D173])" office:value-type="float" office:value="5" calcext:value-type="float">
            <text:p>5</text:p>
          </table:table-cell>
          <table:table-cell table:formula="of:=SUM([.E173:.I173])" office:value-type="float" office:value="4" calcext:value-type="float">
            <text:p>4</text:p>
          </table:table-cell>
          <table:table-cell table:formula="of:=SUM([.J173:.M173])" office:value-type="float" office:value="7" calcext:value-type="float">
            <text:p>7</text:p>
          </table:table-cell>
          <table:table-cell table:formula="of:=SUM([.N173:.Q173])" office:value-type="float" office:value="7" calcext:value-type="float">
            <text:p>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3]" office:value-type="float" office:value="33" calcext:value-type="float">
            <text:p>33</text:p>
          </table:table-cell>
          <table:table-cell table:formula="of:=SUM([.B174:.D174])" office:value-type="float" office:value="3" calcext:value-type="float">
            <text:p>3</text:p>
          </table:table-cell>
          <table:table-cell table:formula="of:=SUM([.E174:.I174])" office:value-type="float" office:value="6" calcext:value-type="float">
            <text:p>6</text:p>
          </table:table-cell>
          <table:table-cell table:formula="of:=SUM([.J174:.M174])" office:value-type="float" office:value="5" calcext:value-type="float">
            <text:p>5</text:p>
          </table:table-cell>
          <table:table-cell table:formula="of:=SUM([.N174:.Q174])" office:value-type="float" office:value="6" calcext:value-type="float">
            <text:p>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S174]" office:value-type="float" office:value="33" calcext:value-type="float">
            <text:p>33</text:p>
          </table:table-cell>
          <table:table-cell table:formula="of:=SUM([.B175:.D175])" office:value-type="float" office:value="1" calcext:value-type="float">
            <text:p>1</text:p>
          </table:table-cell>
          <table:table-cell table:formula="of:=SUM([.E175:.I175])" office:value-type="float" office:value="2" calcext:value-type="float">
            <text:p>2</text:p>
          </table:table-cell>
          <table:table-cell table:formula="of:=SUM([.J175:.M175])" office:value-type="float" office:value="4" calcext:value-type="float">
            <text:p>4</text:p>
          </table:table-cell>
          <table:table-cell table:formula="of:=SUM([.N175:.Q175])"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75]" office:value-type="float" office:value="33" calcext:value-type="float">
            <text:p>33</text:p>
          </table:table-cell>
          <table:table-cell table:formula="of:=SUM([.B176:.D176])" office:value-type="float" office:value="2" calcext:value-type="float">
            <text:p>2</text:p>
          </table:table-cell>
          <table:table-cell table:formula="of:=SUM([.E176:.I176])" office:value-type="float" office:value="8" calcext:value-type="float">
            <text:p>8</text:p>
          </table:table-cell>
          <table:table-cell table:formula="of:=SUM([.J176:.M176])" office:value-type="float" office:value="2" calcext:value-type="float">
            <text:p>2</text:p>
          </table:table-cell>
          <table:table-cell table:formula="of:=SUM([.N176:.Q176])"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S176]+1" office:value-type="float" office:value="34" calcext:value-type="float">
            <text:p>34</text:p>
          </table:table-cell>
          <table:table-cell table:formula="of:=SUM([.B177:.D177])" office:value-type="float" office:value="1" calcext:value-type="float">
            <text:p>1</text:p>
          </table:table-cell>
          <table:table-cell table:formula="of:=SUM([.E177:.I177])" office:value-type="float" office:value="10" calcext:value-type="float">
            <text:p>10</text:p>
          </table:table-cell>
          <table:table-cell table:formula="of:=SUM([.J177:.M177])" office:value-type="float" office:value="7" calcext:value-type="float">
            <text:p>7</text:p>
          </table:table-cell>
          <table:table-cell table:formula="of:=SUM([.N177:.Q177])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77]" office:value-type="float" office:value="34" calcext:value-type="float">
            <text:p>34</text:p>
          </table:table-cell>
          <table:table-cell table:formula="of:=SUM([.B178:.D178])" office:value-type="float" office:value="4" calcext:value-type="float">
            <text:p>4</text:p>
          </table:table-cell>
          <table:table-cell table:formula="of:=SUM([.E178:.I178])" office:value-type="float" office:value="9" calcext:value-type="float">
            <text:p>9</text:p>
          </table:table-cell>
          <table:table-cell table:formula="of:=SUM([.J178:.M178])" office:value-type="float" office:value="3" calcext:value-type="float">
            <text:p>3</text:p>
          </table:table-cell>
          <table:table-cell table:formula="of:=SUM([.N178:.Q178])"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78]" office:value-type="float" office:value="34" calcext:value-type="float">
            <text:p>34</text:p>
          </table:table-cell>
          <table:table-cell table:formula="of:=SUM([.B179:.D179])" office:value-type="float" office:value="4" calcext:value-type="float">
            <text:p>4</text:p>
          </table:table-cell>
          <table:table-cell table:formula="of:=SUM([.E179:.I179])" office:value-type="float" office:value="11" calcext:value-type="float">
            <text:p>11</text:p>
          </table:table-cell>
          <table:table-cell table:formula="of:=SUM([.J179:.M179])" office:value-type="float" office:value="10" calcext:value-type="float">
            <text:p>10</text:p>
          </table:table-cell>
          <table:table-cell table:formula="of:=SUM([.N179:.Q179])"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79]" office:value-type="float" office:value="34" calcext:value-type="float">
            <text:p>34</text:p>
          </table:table-cell>
          <table:table-cell table:formula="of:=SUM([.B180:.D180])" office:value-type="float" office:value="2" calcext:value-type="float">
            <text:p>2</text:p>
          </table:table-cell>
          <table:table-cell table:formula="of:=SUM([.E180:.I180])" office:value-type="float" office:value="7" calcext:value-type="float">
            <text:p>7</text:p>
          </table:table-cell>
          <table:table-cell table:formula="of:=SUM([.J180:.M180])" office:value-type="float" office:value="8" calcext:value-type="float">
            <text:p>8</text:p>
          </table:table-cell>
          <table:table-cell table:formula="of:=SUM([.N180:.Q180])"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S180]" office:value-type="float" office:value="34" calcext:value-type="float">
            <text:p>34</text:p>
          </table:table-cell>
          <table:table-cell table:formula="of:=SUM([.B181:.D181])" office:value-type="float" office:value="5" calcext:value-type="float">
            <text:p>5</text:p>
          </table:table-cell>
          <table:table-cell table:formula="of:=SUM([.E181:.I181])" office:value-type="float" office:value="11" calcext:value-type="float">
            <text:p>11</text:p>
          </table:table-cell>
          <table:table-cell table:formula="of:=SUM([.J181:.M181])" office:value-type="float" office:value="16" calcext:value-type="float">
            <text:p>16</text:p>
          </table:table-cell>
          <table:table-cell table:formula="of:=SUM([.N181:.Q181])" office:value-type="float" office:value="17" calcext:value-type="float">
            <text:p>17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1]" office:value-type="float" office:value="34" calcext:value-type="float">
            <text:p>34</text:p>
          </table:table-cell>
          <table:table-cell table:formula="of:=SUM([.B182:.D182])" office:value-type="float" office:value="5" calcext:value-type="float">
            <text:p>5</text:p>
          </table:table-cell>
          <table:table-cell table:formula="of:=SUM([.E182:.I182])" office:value-type="float" office:value="5" calcext:value-type="float">
            <text:p>5</text:p>
          </table:table-cell>
          <table:table-cell table:formula="of:=SUM([.J182:.M182])" office:value-type="float" office:value="8" calcext:value-type="float">
            <text:p>8</text:p>
          </table:table-cell>
          <table:table-cell table:formula="of:=SUM([.N182:.Q182])" office:value-type="float" office:value="11" calcext:value-type="float">
            <text:p>1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182]" office:value-type="float" office:value="34" calcext:value-type="float">
            <text:p>34</text:p>
          </table:table-cell>
          <table:table-cell table:formula="of:=SUM([.B183:.D183])" office:value-type="float" office:value="2" calcext:value-type="float">
            <text:p>2</text:p>
          </table:table-cell>
          <table:table-cell table:formula="of:=SUM([.E183:.I183])" office:value-type="float" office:value="1" calcext:value-type="float">
            <text:p>1</text:p>
          </table:table-cell>
          <table:table-cell table:formula="of:=SUM([.J183:.M183])" office:value-type="float" office:value="4" calcext:value-type="float">
            <text:p>4</text:p>
          </table:table-cell>
          <table:table-cell table:formula="of:=SUM([.N183:.Q183])"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S183]+1" office:value-type="float" office:value="35" calcext:value-type="float">
            <text:p>35</text:p>
          </table:table-cell>
          <table:table-cell table:formula="of:=SUM([.B184:.D184])" office:value-type="float" office:value="4" calcext:value-type="float">
            <text:p>4</text:p>
          </table:table-cell>
          <table:table-cell table:formula="of:=SUM([.E184:.I184])" office:value-type="float" office:value="8" calcext:value-type="float">
            <text:p>8</text:p>
          </table:table-cell>
          <table:table-cell table:formula="of:=SUM([.J184:.M184])" office:value-type="float" office:value="7" calcext:value-type="float">
            <text:p>7</text:p>
          </table:table-cell>
          <table:table-cell table:formula="of:=SUM([.N184:.Q184])"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84]" office:value-type="float" office:value="35" calcext:value-type="float">
            <text:p>35</text:p>
          </table:table-cell>
          <table:table-cell table:formula="of:=SUM([.B185:.D185])" office:value-type="float" office:value="4" calcext:value-type="float">
            <text:p>4</text:p>
          </table:table-cell>
          <table:table-cell table:formula="of:=SUM([.E185:.I185])" office:value-type="float" office:value="7" calcext:value-type="float">
            <text:p>7</text:p>
          </table:table-cell>
          <table:table-cell table:formula="of:=SUM([.J185:.M185])" office:value-type="float" office:value="8" calcext:value-type="float">
            <text:p>8</text:p>
          </table:table-cell>
          <table:table-cell table:formula="of:=SUM([.N185:.Q185])"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S185]" office:value-type="float" office:value="35" calcext:value-type="float">
            <text:p>35</text:p>
          </table:table-cell>
          <table:table-cell table:formula="of:=SUM([.B186:.D186])" office:value-type="float" office:value="3" calcext:value-type="float">
            <text:p>3</text:p>
          </table:table-cell>
          <table:table-cell table:formula="of:=SUM([.E186:.I186])" office:value-type="float" office:value="7" calcext:value-type="float">
            <text:p>7</text:p>
          </table:table-cell>
          <table:table-cell table:formula="of:=SUM([.J186:.M186])" office:value-type="float" office:value="8" calcext:value-type="float">
            <text:p>8</text:p>
          </table:table-cell>
          <table:table-cell table:formula="of:=SUM([.N186:.Q186])" office:value-type="float" office:value="16" calcext:value-type="float">
            <text:p>1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[.S186]" office:value-type="float" office:value="35" calcext:value-type="float">
            <text:p>35</text:p>
          </table:table-cell>
          <table:table-cell table:formula="of:=SUM([.B187:.D187])" office:value-type="float" office:value="2" calcext:value-type="float">
            <text:p>2</text:p>
          </table:table-cell>
          <table:table-cell table:formula="of:=SUM([.E187:.I187])" office:value-type="float" office:value="10" calcext:value-type="float">
            <text:p>10</text:p>
          </table:table-cell>
          <table:table-cell table:formula="of:=SUM([.J187:.M187])" office:value-type="float" office:value="9" calcext:value-type="float">
            <text:p>9</text:p>
          </table:table-cell>
          <table:table-cell table:formula="of:=SUM([.N187:.Q187])"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87]" office:value-type="float" office:value="35" calcext:value-type="float">
            <text:p>35</text:p>
          </table:table-cell>
          <table:table-cell table:formula="of:=SUM([.B188:.D188])" office:value-type="float" office:value="6" calcext:value-type="float">
            <text:p>6</text:p>
          </table:table-cell>
          <table:table-cell table:formula="of:=SUM([.E188:.I188])" office:value-type="float" office:value="14" calcext:value-type="float">
            <text:p>14</text:p>
          </table:table-cell>
          <table:table-cell table:formula="of:=SUM([.J188:.M188])" office:value-type="float" office:value="7" calcext:value-type="float">
            <text:p>7</text:p>
          </table:table-cell>
          <table:table-cell table:formula="of:=SUM([.N188:.Q188])" office:value-type="float" office:value="20" calcext:value-type="float">
            <text:p>2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S188]" office:value-type="float" office:value="35" calcext:value-type="float">
            <text:p>35</text:p>
          </table:table-cell>
          <table:table-cell table:formula="of:=SUM([.B189:.D189])" office:value-type="float" office:value="2" calcext:value-type="float">
            <text:p>2</text:p>
          </table:table-cell>
          <table:table-cell table:formula="of:=SUM([.E189:.I189])" office:value-type="float" office:value="4" calcext:value-type="float">
            <text:p>4</text:p>
          </table:table-cell>
          <table:table-cell table:formula="of:=SUM([.J189:.M189])" office:value-type="float" office:value="7" calcext:value-type="float">
            <text:p>7</text:p>
          </table:table-cell>
          <table:table-cell table:formula="of:=SUM([.N189:.Q189])" office:value-type="float" office:value="7" calcext:value-type="float">
            <text:p>7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S189]" office:value-type="float" office:value="35" calcext:value-type="float">
            <text:p>35</text:p>
          </table:table-cell>
          <table:table-cell table:formula="of:=SUM([.B190:.D190])" office:value-type="float" office:value="2" calcext:value-type="float">
            <text:p>2</text:p>
          </table:table-cell>
          <table:table-cell table:formula="of:=SUM([.E190:.I190])" office:value-type="float" office:value="5" calcext:value-type="float">
            <text:p>5</text:p>
          </table:table-cell>
          <table:table-cell table:formula="of:=SUM([.J190:.M190])" office:value-type="float" office:value="6" calcext:value-type="float">
            <text:p>6</text:p>
          </table:table-cell>
          <table:table-cell table:formula="of:=SUM([.N190:.Q190])"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190]+1" office:value-type="float" office:value="36" calcext:value-type="float">
            <text:p>36</text:p>
          </table:table-cell>
          <table:table-cell table:formula="of:=SUM([.B191:.D191])" office:value-type="float" office:value="2" calcext:value-type="float">
            <text:p>2</text:p>
          </table:table-cell>
          <table:table-cell table:formula="of:=SUM([.E191:.I191])" office:value-type="float" office:value="13" calcext:value-type="float">
            <text:p>13</text:p>
          </table:table-cell>
          <table:table-cell table:formula="of:=SUM([.J191:.M191])" office:value-type="float" office:value="4" calcext:value-type="float">
            <text:p>4</text:p>
          </table:table-cell>
          <table:table-cell table:formula="of:=SUM([.N191:.Q191])"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191]" office:value-type="float" office:value="36" calcext:value-type="float">
            <text:p>36</text:p>
          </table:table-cell>
          <table:table-cell table:formula="of:=SUM([.B192:.D192])" office:value-type="float" office:value="2" calcext:value-type="float">
            <text:p>2</text:p>
          </table:table-cell>
          <table:table-cell table:formula="of:=SUM([.E192:.I192])" office:value-type="float" office:value="12" calcext:value-type="float">
            <text:p>12</text:p>
          </table:table-cell>
          <table:table-cell table:formula="of:=SUM([.J192:.M192])" office:value-type="float" office:value="10" calcext:value-type="float">
            <text:p>10</text:p>
          </table:table-cell>
          <table:table-cell table:formula="of:=SUM([.N192:.Q192])" office:value-type="float" office:value="12" calcext:value-type="float">
            <text:p>1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2]" office:value-type="float" office:value="36" calcext:value-type="float">
            <text:p>36</text:p>
          </table:table-cell>
          <table:table-cell table:formula="of:=SUM([.B193:.D193])" office:value-type="float" office:value="7" calcext:value-type="float">
            <text:p>7</text:p>
          </table:table-cell>
          <table:table-cell table:formula="of:=SUM([.E193:.I193])" office:value-type="float" office:value="12" calcext:value-type="float">
            <text:p>12</text:p>
          </table:table-cell>
          <table:table-cell table:formula="of:=SUM([.J193:.M193])" office:value-type="float" office:value="11" calcext:value-type="float">
            <text:p>11</text:p>
          </table:table-cell>
          <table:table-cell table:formula="of:=SUM([.N193:.Q193])" office:value-type="float" office:value="30" calcext:value-type="float">
            <text:p>30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S193]" office:value-type="float" office:value="36" calcext:value-type="float">
            <text:p>36</text:p>
          </table:table-cell>
          <table:table-cell table:formula="of:=SUM([.B194:.D194])" office:value-type="float" office:value="6" calcext:value-type="float">
            <text:p>6</text:p>
          </table:table-cell>
          <table:table-cell table:formula="of:=SUM([.E194:.I194])" office:value-type="float" office:value="21" calcext:value-type="float">
            <text:p>21</text:p>
          </table:table-cell>
          <table:table-cell table:formula="of:=SUM([.J194:.M194])" office:value-type="float" office:value="12" calcext:value-type="float">
            <text:p>12</text:p>
          </table:table-cell>
          <table:table-cell table:formula="of:=SUM([.N194:.Q194])" office:value-type="float" office:value="23" calcext:value-type="float">
            <text:p>23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4]" office:value-type="float" office:value="36" calcext:value-type="float">
            <text:p>36</text:p>
          </table:table-cell>
          <table:table-cell table:formula="of:=SUM([.B195:.D195])" office:value-type="float" office:value="6" calcext:value-type="float">
            <text:p>6</text:p>
          </table:table-cell>
          <table:table-cell table:formula="of:=SUM([.E195:.I195])" office:value-type="float" office:value="15" calcext:value-type="float">
            <text:p>15</text:p>
          </table:table-cell>
          <table:table-cell table:formula="of:=SUM([.J195:.M195])" office:value-type="float" office:value="30" calcext:value-type="float">
            <text:p>30</text:p>
          </table:table-cell>
          <table:table-cell table:formula="of:=SUM([.N195:.Q195])" office:value-type="float" office:value="32" calcext:value-type="float">
            <text:p>32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195]" office:value-type="float" office:value="36" calcext:value-type="float">
            <text:p>36</text:p>
          </table:table-cell>
          <table:table-cell table:formula="of:=SUM([.B196:.D196])" office:value-type="float" office:value="4" calcext:value-type="float">
            <text:p>4</text:p>
          </table:table-cell>
          <table:table-cell table:formula="of:=SUM([.E196:.I196])" office:value-type="float" office:value="9" calcext:value-type="float">
            <text:p>9</text:p>
          </table:table-cell>
          <table:table-cell table:formula="of:=SUM([.J196:.M196])" office:value-type="float" office:value="12" calcext:value-type="float">
            <text:p>12</text:p>
          </table:table-cell>
          <table:table-cell table:formula="of:=SUM([.N196:.Q196])" office:value-type="float" office:value="20" calcext:value-type="float">
            <text:p>20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S196]" office:value-type="float" office:value="36" calcext:value-type="float">
            <text:p>36</text:p>
          </table:table-cell>
          <table:table-cell table:formula="of:=SUM([.B197:.D197])" office:value-type="float" office:value="10" calcext:value-type="float">
            <text:p>10</text:p>
          </table:table-cell>
          <table:table-cell table:formula="of:=SUM([.E197:.I197])" office:value-type="float" office:value="8" calcext:value-type="float">
            <text:p>8</text:p>
          </table:table-cell>
          <table:table-cell table:formula="of:=SUM([.J197:.M197])" office:value-type="float" office:value="11" calcext:value-type="float">
            <text:p>11</text:p>
          </table:table-cell>
          <table:table-cell table:formula="of:=SUM([.N197:.Q197])" office:value-type="float" office:value="15" calcext:value-type="float">
            <text:p>1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197]+1" office:value-type="float" office:value="37" calcext:value-type="float">
            <text:p>37</text:p>
          </table:table-cell>
          <table:table-cell table:formula="of:=SUM([.B198:.D198])" office:value-type="float" office:value="2" calcext:value-type="float">
            <text:p>2</text:p>
          </table:table-cell>
          <table:table-cell table:formula="of:=SUM([.E198:.I198])" office:value-type="float" office:value="21" calcext:value-type="float">
            <text:p>21</text:p>
          </table:table-cell>
          <table:table-cell table:formula="of:=SUM([.J198:.M198])" office:value-type="float" office:value="18" calcext:value-type="float">
            <text:p>18</text:p>
          </table:table-cell>
          <table:table-cell table:formula="of:=SUM([.N198:.Q198])" office:value-type="float" office:value="36" calcext:value-type="float">
            <text:p>3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198]" office:value-type="float" office:value="37" calcext:value-type="float">
            <text:p>37</text:p>
          </table:table-cell>
          <table:table-cell table:formula="of:=SUM([.B199:.D199])" office:value-type="float" office:value="8" calcext:value-type="float">
            <text:p>8</text:p>
          </table:table-cell>
          <table:table-cell table:formula="of:=SUM([.E199:.I199])" office:value-type="float" office:value="27" calcext:value-type="float">
            <text:p>27</text:p>
          </table:table-cell>
          <table:table-cell table:formula="of:=SUM([.J199:.M199])" office:value-type="float" office:value="41" calcext:value-type="float">
            <text:p>41</text:p>
          </table:table-cell>
          <table:table-cell table:formula="of:=SUM([.N199:.Q199])" office:value-type="float" office:value="63" calcext:value-type="float">
            <text:p>63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S199]" office:value-type="float" office:value="37" calcext:value-type="float">
            <text:p>37</text:p>
          </table:table-cell>
          <table:table-cell table:formula="of:=SUM([.B200:.D200])" office:value-type="float" office:value="12" calcext:value-type="float">
            <text:p>12</text:p>
          </table:table-cell>
          <table:table-cell table:formula="of:=SUM([.E200:.I200])" office:value-type="float" office:value="30" calcext:value-type="float">
            <text:p>30</text:p>
          </table:table-cell>
          <table:table-cell table:formula="of:=SUM([.J200:.M200])" office:value-type="float" office:value="37" calcext:value-type="float">
            <text:p>37</text:p>
          </table:table-cell>
          <table:table-cell table:formula="of:=SUM([.N200:.Q200])" office:value-type="float" office:value="72" calcext:value-type="float">
            <text:p>72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00]" office:value-type="float" office:value="37" calcext:value-type="float">
            <text:p>37</text:p>
          </table:table-cell>
          <table:table-cell table:formula="of:=SUM([.B201:.D201])" office:value-type="float" office:value="15" calcext:value-type="float">
            <text:p>15</text:p>
          </table:table-cell>
          <table:table-cell table:formula="of:=SUM([.E201:.I201])" office:value-type="float" office:value="42" calcext:value-type="float">
            <text:p>42</text:p>
          </table:table-cell>
          <table:table-cell table:formula="of:=SUM([.J201:.M201])" office:value-type="float" office:value="46" calcext:value-type="float">
            <text:p>46</text:p>
          </table:table-cell>
          <table:table-cell table:formula="of:=SUM([.N201:.Q201])" office:value-type="float" office:value="127" calcext:value-type="float">
            <text:p>127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01]" office:value-type="float" office:value="37" calcext:value-type="float">
            <text:p>37</text:p>
          </table:table-cell>
          <table:table-cell table:formula="of:=SUM([.B202:.D202])" office:value-type="float" office:value="14" calcext:value-type="float">
            <text:p>14</text:p>
          </table:table-cell>
          <table:table-cell table:formula="of:=SUM([.E202:.I202])" office:value-type="float" office:value="39" calcext:value-type="float">
            <text:p>39</text:p>
          </table:table-cell>
          <table:table-cell table:formula="of:=SUM([.J202:.M202])" office:value-type="float" office:value="53" calcext:value-type="float">
            <text:p>53</text:p>
          </table:table-cell>
          <table:table-cell table:formula="of:=SUM([.N202:.Q202])" office:value-type="float" office:value="110" calcext:value-type="float">
            <text:p>110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02]" office:value-type="float" office:value="37" calcext:value-type="float">
            <text:p>37</text:p>
          </table:table-cell>
          <table:table-cell table:formula="of:=SUM([.B203:.D203])" office:value-type="float" office:value="13" calcext:value-type="float">
            <text:p>13</text:p>
          </table:table-cell>
          <table:table-cell table:formula="of:=SUM([.E203:.I203])" office:value-type="float" office:value="60" calcext:value-type="float">
            <text:p>60</text:p>
          </table:table-cell>
          <table:table-cell table:formula="of:=SUM([.J203:.M203])" office:value-type="float" office:value="66" calcext:value-type="float">
            <text:p>66</text:p>
          </table:table-cell>
          <table:table-cell table:formula="of:=SUM([.N203:.Q203])" office:value-type="float" office:value="112" calcext:value-type="float">
            <text:p>112</text:p>
          </table:table-cell>
          <table:table-cell office:value-type="float" office:value="1427" calcext:value-type="float">
            <text:p>142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203]" office:value-type="float" office:value="37" calcext:value-type="float">
            <text:p>37</text:p>
          </table:table-cell>
          <table:table-cell table:formula="of:=SUM([.B204:.D204])" office:value-type="float" office:value="9" calcext:value-type="float">
            <text:p>9</text:p>
          </table:table-cell>
          <table:table-cell table:formula="of:=SUM([.E204:.I204])" office:value-type="float" office:value="27" calcext:value-type="float">
            <text:p>27</text:p>
          </table:table-cell>
          <table:table-cell table:formula="of:=SUM([.J204:.M204])" office:value-type="float" office:value="30" calcext:value-type="float">
            <text:p>30</text:p>
          </table:table-cell>
          <table:table-cell table:formula="of:=SUM([.N204:.Q204])"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204]+1" office:value-type="float" office:value="38" calcext:value-type="float">
            <text:p>38</text:p>
          </table:table-cell>
          <table:table-cell table:formula="of:=SUM([.B205:.D205])" office:value-type="float" office:value="8" calcext:value-type="float">
            <text:p>8</text:p>
          </table:table-cell>
          <table:table-cell table:formula="of:=SUM([.E205:.I205])" office:value-type="float" office:value="54" calcext:value-type="float">
            <text:p>54</text:p>
          </table:table-cell>
          <table:table-cell table:formula="of:=SUM([.J205:.M205])" office:value-type="float" office:value="36" calcext:value-type="float">
            <text:p>36</text:p>
          </table:table-cell>
          <table:table-cell table:formula="of:=SUM([.N205:.Q205])"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05]" office:value-type="float" office:value="38" calcext:value-type="float">
            <text:p>38</text:p>
          </table:table-cell>
          <table:table-cell table:formula="of:=SUM([.B206:.D206])" office:value-type="float" office:value="17" calcext:value-type="float">
            <text:p>17</text:p>
          </table:table-cell>
          <table:table-cell table:formula="of:=SUM([.E206:.I206])" office:value-type="float" office:value="56" calcext:value-type="float">
            <text:p>56</text:p>
          </table:table-cell>
          <table:table-cell table:formula="of:=SUM([.J206:.M206])" office:value-type="float" office:value="81" calcext:value-type="float">
            <text:p>81</text:p>
          </table:table-cell>
          <table:table-cell table:formula="of:=SUM([.N206:.Q206])" office:value-type="float" office:value="114" calcext:value-type="float">
            <text:p>114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206]" office:value-type="float" office:value="38" calcext:value-type="float">
            <text:p>38</text:p>
          </table:table-cell>
          <table:table-cell table:formula="of:=SUM([.B207:.D207])" office:value-type="float" office:value="20" calcext:value-type="float">
            <text:p>20</text:p>
          </table:table-cell>
          <table:table-cell table:formula="of:=SUM([.E207:.I207])" office:value-type="float" office:value="77" calcext:value-type="float">
            <text:p>77</text:p>
          </table:table-cell>
          <table:table-cell table:formula="of:=SUM([.J207:.M207])" office:value-type="float" office:value="105" calcext:value-type="float">
            <text:p>105</text:p>
          </table:table-cell>
          <table:table-cell table:formula="of:=SUM([.N207:.Q207])" office:value-type="float" office:value="183" calcext:value-type="float">
            <text:p>183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207]" office:value-type="float" office:value="38" calcext:value-type="float">
            <text:p>38</text:p>
          </table:table-cell>
          <table:table-cell table:formula="of:=SUM([.B208:.D208])" office:value-type="float" office:value="19" calcext:value-type="float">
            <text:p>19</text:p>
          </table:table-cell>
          <table:table-cell table:formula="of:=SUM([.E208:.I208])" office:value-type="float" office:value="127" calcext:value-type="float">
            <text:p>127</text:p>
          </table:table-cell>
          <table:table-cell table:formula="of:=SUM([.J208:.M208])" office:value-type="float" office:value="135" calcext:value-type="float">
            <text:p>135</text:p>
          </table:table-cell>
          <table:table-cell table:formula="of:=SUM([.N208:.Q208])" office:value-type="float" office:value="222" calcext:value-type="float">
            <text:p>222</text:p>
          </table:table-cell>
          <table:table-cell office:value-type="float" office:value="2808" calcext:value-type="float">
            <text:p>2808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08]" office:value-type="float" office:value="38" calcext:value-type="float">
            <text:p>38</text:p>
          </table:table-cell>
          <table:table-cell table:formula="of:=SUM([.B209:.D209])" office:value-type="float" office:value="12" calcext:value-type="float">
            <text:p>12</text:p>
          </table:table-cell>
          <table:table-cell table:formula="of:=SUM([.E209:.I209])" office:value-type="float" office:value="69" calcext:value-type="float">
            <text:p>69</text:p>
          </table:table-cell>
          <table:table-cell table:formula="of:=SUM([.J209:.M209])" office:value-type="float" office:value="119" calcext:value-type="float">
            <text:p>119</text:p>
          </table:table-cell>
          <table:table-cell table:formula="of:=SUM([.N209:.Q209])" office:value-type="float" office:value="197" calcext:value-type="float">
            <text:p>197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09]" office:value-type="float" office:value="38" calcext:value-type="float">
            <text:p>38</text:p>
          </table:table-cell>
          <table:table-cell table:formula="of:=SUM([.B210:.D210])" office:value-type="float" office:value="21" calcext:value-type="float">
            <text:p>21</text:p>
          </table:table-cell>
          <table:table-cell table:formula="of:=SUM([.E210:.I210])" office:value-type="float" office:value="115" calcext:value-type="float">
            <text:p>115</text:p>
          </table:table-cell>
          <table:table-cell table:formula="of:=SUM([.J210:.M210])" office:value-type="float" office:value="137" calcext:value-type="float">
            <text:p>137</text:p>
          </table:table-cell>
          <table:table-cell table:formula="of:=SUM([.N210:.Q210])" office:value-type="float" office:value="130" calcext:value-type="float">
            <text:p>130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S210]" office:value-type="float" office:value="38" calcext:value-type="float">
            <text:p>38</text:p>
          </table:table-cell>
          <table:table-cell table:formula="of:=SUM([.B211:.D211])" office:value-type="float" office:value="9" calcext:value-type="float">
            <text:p>9</text:p>
          </table:table-cell>
          <table:table-cell table:formula="of:=SUM([.E211:.I211])" office:value-type="float" office:value="36" calcext:value-type="float">
            <text:p>36</text:p>
          </table:table-cell>
          <table:table-cell table:formula="of:=SUM([.J211:.M211])" office:value-type="float" office:value="51" calcext:value-type="float">
            <text:p>51</text:p>
          </table:table-cell>
          <table:table-cell table:formula="of:=SUM([.N211:.Q211])" office:value-type="float" office:value="70" calcext:value-type="float">
            <text:p>70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11]+1" office:value-type="float" office:value="39" calcext:value-type="float">
            <text:p>39</text:p>
          </table:table-cell>
          <table:table-cell table:formula="of:=SUM([.B212:.D212])" office:value-type="float" office:value="13" calcext:value-type="float">
            <text:p>13</text:p>
          </table:table-cell>
          <table:table-cell table:formula="of:=SUM([.E212:.I212])" office:value-type="float" office:value="70" calcext:value-type="float">
            <text:p>70</text:p>
          </table:table-cell>
          <table:table-cell table:formula="of:=SUM([.J212:.M212])" office:value-type="float" office:value="114" calcext:value-type="float">
            <text:p>114</text:p>
          </table:table-cell>
          <table:table-cell table:formula="of:=SUM([.N212:.Q212])" office:value-type="float" office:value="108" calcext:value-type="float">
            <text:p>108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12]" office:value-type="float" office:value="39" calcext:value-type="float">
            <text:p>39</text:p>
          </table:table-cell>
          <table:table-cell table:formula="of:=SUM([.B213:.D213])" office:value-type="float" office:value="23" calcext:value-type="float">
            <text:p>23</text:p>
          </table:table-cell>
          <table:table-cell table:formula="of:=SUM([.E213:.I213])" office:value-type="float" office:value="122" calcext:value-type="float">
            <text:p>122</text:p>
          </table:table-cell>
          <table:table-cell table:formula="of:=SUM([.J213:.M213])" office:value-type="float" office:value="144" calcext:value-type="float">
            <text:p>144</text:p>
          </table:table-cell>
          <table:table-cell table:formula="of:=SUM([.N213:.Q213])" office:value-type="float" office:value="173" calcext:value-type="float">
            <text:p>173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213]" office:value-type="float" office:value="39" calcext:value-type="float">
            <text:p>39</text:p>
          </table:table-cell>
          <table:table-cell table:formula="of:=SUM([.B214:.D214])" office:value-type="float" office:value="21" calcext:value-type="float">
            <text:p>21</text:p>
          </table:table-cell>
          <table:table-cell table:formula="of:=SUM([.E214:.I214])" office:value-type="float" office:value="67" calcext:value-type="float">
            <text:p>67</text:p>
          </table:table-cell>
          <table:table-cell table:formula="of:=SUM([.J214:.M214])" office:value-type="float" office:value="103" calcext:value-type="float">
            <text:p>103</text:p>
          </table:table-cell>
          <table:table-cell table:formula="of:=SUM([.N214:.Q214])" office:value-type="float" office:value="189" calcext:value-type="float">
            <text:p>189</text:p>
          </table:table-cell>
          <table:table-cell office:value-type="float" office:value="2043" calcext:value-type="float">
            <text:p>2043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214]" office:value-type="float" office:value="39" calcext:value-type="float">
            <text:p>39</text:p>
          </table:table-cell>
          <table:table-cell table:formula="of:=SUM([.B215:.D215])" office:value-type="float" office:value="13" calcext:value-type="float">
            <text:p>13</text:p>
          </table:table-cell>
          <table:table-cell table:formula="of:=SUM([.E215:.I215])" office:value-type="float" office:value="105" calcext:value-type="float">
            <text:p>105</text:p>
          </table:table-cell>
          <table:table-cell table:formula="of:=SUM([.J215:.M215])" office:value-type="float" office:value="132" calcext:value-type="float">
            <text:p>132</text:p>
          </table:table-cell>
          <table:table-cell table:formula="of:=SUM([.N215:.Q215])" office:value-type="float" office:value="207" calcext:value-type="float">
            <text:p>207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15]" office:value-type="float" office:value="39" calcext:value-type="float">
            <text:p>39</text:p>
          </table:table-cell>
          <table:table-cell table:formula="of:=SUM([.B216:.D216])" office:value-type="float" office:value="42" calcext:value-type="float">
            <text:p>42</text:p>
          </table:table-cell>
          <table:table-cell table:formula="of:=SUM([.E216:.I216])" office:value-type="float" office:value="91" calcext:value-type="float">
            <text:p>91</text:p>
          </table:table-cell>
          <table:table-cell table:formula="of:=SUM([.J216:.M216])" office:value-type="float" office:value="135" calcext:value-type="float">
            <text:p>135</text:p>
          </table:table-cell>
          <table:table-cell table:formula="of:=SUM([.N216:.Q216])" office:value-type="float" office:value="245" calcext:value-type="float">
            <text:p>245</text:p>
          </table:table-cell>
          <table:table-cell office:value-type="float" office:value="2862" calcext:value-type="float">
            <text:p>286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16]" office:value-type="float" office:value="39" calcext:value-type="float">
            <text:p>39</text:p>
          </table:table-cell>
          <table:table-cell table:formula="of:=SUM([.B217:.D217])" office:value-type="float" office:value="36" calcext:value-type="float">
            <text:p>36</text:p>
          </table:table-cell>
          <table:table-cell table:formula="of:=SUM([.E217:.I217])" office:value-type="float" office:value="83" calcext:value-type="float">
            <text:p>83</text:p>
          </table:table-cell>
          <table:table-cell table:formula="of:=SUM([.J217:.M217])" office:value-type="float" office:value="98" calcext:value-type="float">
            <text:p>98</text:p>
          </table:table-cell>
          <table:table-cell table:formula="of:=SUM([.N217:.Q217])" office:value-type="float" office:value="168" calcext:value-type="float">
            <text:p>168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7]" office:value-type="float" office:value="39" calcext:value-type="float">
            <text:p>39</text:p>
          </table:table-cell>
          <table:table-cell table:formula="of:=SUM([.B218:.D218])" office:value-type="float" office:value="19" calcext:value-type="float">
            <text:p>19</text:p>
          </table:table-cell>
          <table:table-cell table:formula="of:=SUM([.E218:.I218])" office:value-type="float" office:value="74" calcext:value-type="float">
            <text:p>74</text:p>
          </table:table-cell>
          <table:table-cell table:formula="of:=SUM([.J218:.M218])" office:value-type="float" office:value="124" calcext:value-type="float">
            <text:p>124</text:p>
          </table:table-cell>
          <table:table-cell table:formula="of:=SUM([.N218:.Q218])" office:value-type="float" office:value="127" calcext:value-type="float">
            <text:p>127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18]+1" office:value-type="float" office:value="40" calcext:value-type="float">
            <text:p>40</text:p>
          </table:table-cell>
          <table:table-cell table:formula="of:=SUM([.B219:.D219])" office:value-type="float" office:value="17" calcext:value-type="float">
            <text:p>17</text:p>
          </table:table-cell>
          <table:table-cell table:formula="of:=SUM([.E219:.I219])" office:value-type="float" office:value="74" calcext:value-type="float">
            <text:p>74</text:p>
          </table:table-cell>
          <table:table-cell table:formula="of:=SUM([.J219:.M219])" office:value-type="float" office:value="74" calcext:value-type="float">
            <text:p>74</text:p>
          </table:table-cell>
          <table:table-cell table:formula="of:=SUM([.N219:.Q219])" office:value-type="float" office:value="129" calcext:value-type="float">
            <text:p>129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19]" office:value-type="float" office:value="40" calcext:value-type="float">
            <text:p>40</text:p>
          </table:table-cell>
          <table:table-cell table:formula="of:=SUM([.B220:.D220])" office:value-type="float" office:value="19" calcext:value-type="float">
            <text:p>19</text:p>
          </table:table-cell>
          <table:table-cell table:formula="of:=SUM([.E220:.I220])" office:value-type="float" office:value="72" calcext:value-type="float">
            <text:p>72</text:p>
          </table:table-cell>
          <table:table-cell table:formula="of:=SUM([.J220:.M220])" office:value-type="float" office:value="105" calcext:value-type="float">
            <text:p>105</text:p>
          </table:table-cell>
          <table:table-cell table:formula="of:=SUM([.N220:.Q220])" office:value-type="float" office:value="124" calcext:value-type="float">
            <text:p>12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S220]" office:value-type="float" office:value="40" calcext:value-type="float">
            <text:p>40</text:p>
          </table:table-cell>
          <table:table-cell table:formula="of:=SUM([.B221:.D221])" office:value-type="float" office:value="27" calcext:value-type="float">
            <text:p>27</text:p>
          </table:table-cell>
          <table:table-cell table:formula="of:=SUM([.E221:.I221])" office:value-type="float" office:value="95" calcext:value-type="float">
            <text:p>95</text:p>
          </table:table-cell>
          <table:table-cell table:formula="of:=SUM([.J221:.M221])" office:value-type="float" office:value="129" calcext:value-type="float">
            <text:p>129</text:p>
          </table:table-cell>
          <table:table-cell table:formula="of:=SUM([.N221:.Q221])" office:value-type="float" office:value="166" calcext:value-type="float">
            <text:p>166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221]" office:value-type="float" office:value="40" calcext:value-type="float">
            <text:p>40</text:p>
          </table:table-cell>
          <table:table-cell table:formula="of:=SUM([.B222:.D222])" office:value-type="float" office:value="31" calcext:value-type="float">
            <text:p>31</text:p>
          </table:table-cell>
          <table:table-cell table:formula="of:=SUM([.E222:.I222])" office:value-type="float" office:value="138" calcext:value-type="float">
            <text:p>138</text:p>
          </table:table-cell>
          <table:table-cell table:formula="of:=SUM([.J222:.M222])" office:value-type="float" office:value="111" calcext:value-type="float">
            <text:p>111</text:p>
          </table:table-cell>
          <table:table-cell table:formula="of:=SUM([.N222:.Q222])" office:value-type="float" office:value="161" calcext:value-type="float">
            <text:p>161</text:p>
          </table:table-cell>
          <table:table-cell office:value-type="float" office:value="3442" calcext:value-type="float">
            <text:p>3442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2]" office:value-type="float" office:value="40" calcext:value-type="float">
            <text:p>40</text:p>
          </table:table-cell>
          <table:table-cell table:formula="of:=SUM([.B223:.D223])" office:value-type="float" office:value="32" calcext:value-type="float">
            <text:p>32</text:p>
          </table:table-cell>
          <table:table-cell table:formula="of:=SUM([.E223:.I223])" office:value-type="float" office:value="96" calcext:value-type="float">
            <text:p>96</text:p>
          </table:table-cell>
          <table:table-cell table:formula="of:=SUM([.J223:.M223])" office:value-type="float" office:value="107" calcext:value-type="float">
            <text:p>107</text:p>
          </table:table-cell>
          <table:table-cell table:formula="of:=SUM([.N223:.Q223])" office:value-type="float" office:value="180" calcext:value-type="float">
            <text:p>180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223]" office:value-type="float" office:value="40" calcext:value-type="float">
            <text:p>40</text:p>
          </table:table-cell>
          <table:table-cell table:formula="of:=SUM([.B224:.D224])" office:value-type="float" office:value="21" calcext:value-type="float">
            <text:p>21</text:p>
          </table:table-cell>
          <table:table-cell table:formula="of:=SUM([.E224:.I224])" office:value-type="float" office:value="77" calcext:value-type="float">
            <text:p>77</text:p>
          </table:table-cell>
          <table:table-cell table:formula="of:=SUM([.J224:.M224])" office:value-type="float" office:value="84" calcext:value-type="float">
            <text:p>84</text:p>
          </table:table-cell>
          <table:table-cell table:formula="of:=SUM([.N224:.Q224])" office:value-type="float" office:value="106" calcext:value-type="float">
            <text:p>106</text:p>
          </table:table-cell>
          <table:table-cell office:value-type="float" office:value="2510" calcext:value-type="float">
            <text:p>251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24]" office:value-type="float" office:value="40" calcext:value-type="float">
            <text:p>40</text:p>
          </table:table-cell>
          <table:table-cell table:formula="of:=SUM([.B225:.D225])" office:value-type="float" office:value="20" calcext:value-type="float">
            <text:p>20</text:p>
          </table:table-cell>
          <table:table-cell table:formula="of:=SUM([.E225:.I225])" office:value-type="float" office:value="66" calcext:value-type="float">
            <text:p>66</text:p>
          </table:table-cell>
          <table:table-cell table:formula="of:=SUM([.J225:.M225])" office:value-type="float" office:value="70" calcext:value-type="float">
            <text:p>70</text:p>
          </table:table-cell>
          <table:table-cell table:formula="of:=SUM([.N225:.Q225])" office:value-type="float" office:value="86" calcext:value-type="float">
            <text:p>86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25]+1" office:value-type="float" office:value="41" calcext:value-type="float">
            <text:p>41</text:p>
          </table:table-cell>
          <table:table-cell table:formula="of:=SUM([.B226:.D226])" office:value-type="float" office:value="19" calcext:value-type="float">
            <text:p>19</text:p>
          </table:table-cell>
          <table:table-cell table:formula="of:=SUM([.E226:.I226])" office:value-type="float" office:value="101" calcext:value-type="float">
            <text:p>101</text:p>
          </table:table-cell>
          <table:table-cell table:formula="of:=SUM([.J226:.M226])" office:value-type="float" office:value="104" calcext:value-type="float">
            <text:p>104</text:p>
          </table:table-cell>
          <table:table-cell table:formula="of:=SUM([.N226:.Q226])" office:value-type="float" office:value="129" calcext:value-type="float">
            <text:p>129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26]" office:value-type="float" office:value="41" calcext:value-type="float">
            <text:p>41</text:p>
          </table:table-cell>
          <table:table-cell table:formula="of:=SUM([.B227:.D227])" office:value-type="float" office:value="46" calcext:value-type="float">
            <text:p>46</text:p>
          </table:table-cell>
          <table:table-cell table:formula="of:=SUM([.E227:.I227])" office:value-type="float" office:value="134" calcext:value-type="float">
            <text:p>134</text:p>
          </table:table-cell>
          <table:table-cell table:formula="of:=SUM([.J227:.M227])" office:value-type="float" office:value="123" calcext:value-type="float">
            <text:p>123</text:p>
          </table:table-cell>
          <table:table-cell table:formula="of:=SUM([.N227:.Q227])" office:value-type="float" office:value="162" calcext:value-type="float">
            <text:p>16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S227]" office:value-type="float" office:value="41" calcext:value-type="float">
            <text:p>41</text:p>
          </table:table-cell>
          <table:table-cell table:formula="of:=SUM([.B228:.D228])" office:value-type="float" office:value="46" calcext:value-type="float">
            <text:p>46</text:p>
          </table:table-cell>
          <table:table-cell table:formula="of:=SUM([.E228:.I228])" office:value-type="float" office:value="120" calcext:value-type="float">
            <text:p>120</text:p>
          </table:table-cell>
          <table:table-cell table:formula="of:=SUM([.J228:.M228])" office:value-type="float" office:value="159" calcext:value-type="float">
            <text:p>159</text:p>
          </table:table-cell>
          <table:table-cell table:formula="of:=SUM([.N228:.Q228])" office:value-type="float" office:value="200" calcext:value-type="float">
            <text:p>200</text:p>
          </table:table-cell>
          <table:table-cell office:value-type="float" office:value="5147" calcext:value-type="float">
            <text:p>5147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28]" office:value-type="float" office:value="41" calcext:value-type="float">
            <text:p>41</text:p>
          </table:table-cell>
          <table:table-cell table:formula="of:=SUM([.B229:.D229])" office:value-type="float" office:value="41" calcext:value-type="float">
            <text:p>41</text:p>
          </table:table-cell>
          <table:table-cell table:formula="of:=SUM([.E229:.I229])" office:value-type="float" office:value="169" calcext:value-type="float">
            <text:p>169</text:p>
          </table:table-cell>
          <table:table-cell table:formula="of:=SUM([.J229:.M229])" office:value-type="float" office:value="149" calcext:value-type="float">
            <text:p>149</text:p>
          </table:table-cell>
          <table:table-cell table:formula="of:=SUM([.N229:.Q229])" office:value-type="float" office:value="167" calcext:value-type="float">
            <text:p>167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29]" office:value-type="float" office:value="41" calcext:value-type="float">
            <text:p>41</text:p>
          </table:table-cell>
          <table:table-cell table:formula="of:=SUM([.B230:.D230])" office:value-type="float" office:value="74" calcext:value-type="float">
            <text:p>74</text:p>
          </table:table-cell>
          <table:table-cell table:formula="of:=SUM([.E230:.I230])" office:value-type="float" office:value="288" calcext:value-type="float">
            <text:p>288</text:p>
          </table:table-cell>
          <table:table-cell table:formula="of:=SUM([.J230:.M230])" office:value-type="float" office:value="250" calcext:value-type="float">
            <text:p>250</text:p>
          </table:table-cell>
          <table:table-cell table:formula="of:=SUM([.N230:.Q230])" office:value-type="float" office:value="305" calcext:value-type="float">
            <text:p>305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230]" office:value-type="float" office:value="41" calcext:value-type="float">
            <text:p>41</text:p>
          </table:table-cell>
          <table:table-cell table:formula="of:=SUM([.B231:.D231])" office:value-type="float" office:value="43" calcext:value-type="float">
            <text:p>43</text:p>
          </table:table-cell>
          <table:table-cell table:formula="of:=SUM([.E231:.I231])" office:value-type="float" office:value="142" calcext:value-type="float">
            <text:p>142</text:p>
          </table:table-cell>
          <table:table-cell table:formula="of:=SUM([.J231:.M231])" office:value-type="float" office:value="163" calcext:value-type="float">
            <text:p>163</text:p>
          </table:table-cell>
          <table:table-cell table:formula="of:=SUM([.N231:.Q231])" office:value-type="float" office:value="161" calcext:value-type="float">
            <text:p>161</text:p>
          </table:table-cell>
          <table:table-cell office:value-type="float" office:value="4533" calcext:value-type="float">
            <text:p>4533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231]" office:value-type="float" office:value="41" calcext:value-type="float">
            <text:p>41</text:p>
          </table:table-cell>
          <table:table-cell table:formula="of:=SUM([.B232:.D232])" office:value-type="float" office:value="37" calcext:value-type="float">
            <text:p>37</text:p>
          </table:table-cell>
          <table:table-cell table:formula="of:=SUM([.E232:.I232])" office:value-type="float" office:value="122" calcext:value-type="float">
            <text:p>122</text:p>
          </table:table-cell>
          <table:table-cell table:formula="of:=SUM([.J232:.M232])" office:value-type="float" office:value="112" calcext:value-type="float">
            <text:p>112</text:p>
          </table:table-cell>
          <table:table-cell table:formula="of:=SUM([.N232:.Q232])" office:value-type="float" office:value="109" calcext:value-type="float">
            <text:p>109</text:p>
          </table:table-cell>
          <table:table-cell office:value-type="float" office:value="3017" calcext:value-type="float">
            <text:p>3017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S232]+1" office:value-type="float" office:value="42" calcext:value-type="float">
            <text:p>42</text:p>
          </table:table-cell>
          <table:table-cell table:formula="of:=SUM([.B233:.D233])" office:value-type="float" office:value="48" calcext:value-type="float">
            <text:p>48</text:p>
          </table:table-cell>
          <table:table-cell table:formula="of:=SUM([.E233:.I233])" office:value-type="float" office:value="140" calcext:value-type="float">
            <text:p>140</text:p>
          </table:table-cell>
          <table:table-cell table:formula="of:=SUM([.J233:.M233])" office:value-type="float" office:value="122" calcext:value-type="float">
            <text:p>122</text:p>
          </table:table-cell>
          <table:table-cell table:formula="of:=SUM([.N233:.Q233])" office:value-type="float" office:value="131" calcext:value-type="float">
            <text:p>13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3]" office:value-type="float" office:value="42" calcext:value-type="float">
            <text:p>42</text:p>
          </table:table-cell>
          <table:table-cell table:formula="of:=SUM([.B234:.D234])" office:value-type="float" office:value="76" calcext:value-type="float">
            <text:p>76</text:p>
          </table:table-cell>
          <table:table-cell table:formula="of:=SUM([.E234:.I234])" office:value-type="float" office:value="249" calcext:value-type="float">
            <text:p>249</text:p>
          </table:table-cell>
          <table:table-cell table:formula="of:=SUM([.J234:.M234])" office:value-type="float" office:value="219" calcext:value-type="float">
            <text:p>219</text:p>
          </table:table-cell>
          <table:table-cell table:formula="of:=SUM([.N234:.Q234])" office:value-type="float" office:value="253" calcext:value-type="float">
            <text:p>253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4]" office:value-type="float" office:value="42" calcext:value-type="float">
            <text:p>42</text:p>
          </table:table-cell>
          <table:table-cell table:formula="of:=SUM([.B235:.D235])" office:value-type="float" office:value="94" calcext:value-type="float">
            <text:p>94</text:p>
          </table:table-cell>
          <table:table-cell table:formula="of:=SUM([.E235:.I235])" office:value-type="float" office:value="274" calcext:value-type="float">
            <text:p>274</text:p>
          </table:table-cell>
          <table:table-cell table:formula="of:=SUM([.J235:.M235])" office:value-type="float" office:value="248" calcext:value-type="float">
            <text:p>248</text:p>
          </table:table-cell>
          <table:table-cell table:formula="of:=SUM([.N235:.Q235])" office:value-type="float" office:value="285" calcext:value-type="float">
            <text:p>285</text:p>
          </table:table-cell>
          <table:table-cell office:value-type="float" office:value="9241" calcext:value-type="float">
            <text:p>924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35]" office:value-type="float" office:value="42" calcext:value-type="float">
            <text:p>42</text:p>
          </table:table-cell>
          <table:table-cell table:formula="of:=SUM([.B236:.D236])" office:value-type="float" office:value="96" calcext:value-type="float">
            <text:p>96</text:p>
          </table:table-cell>
          <table:table-cell table:formula="of:=SUM([.E236:.I236])" office:value-type="float" office:value="274" calcext:value-type="float">
            <text:p>274</text:p>
          </table:table-cell>
          <table:table-cell table:formula="of:=SUM([.J236:.M236])" office:value-type="float" office:value="253" calcext:value-type="float">
            <text:p>253</text:p>
          </table:table-cell>
          <table:table-cell table:formula="of:=SUM([.N236:.Q236])" office:value-type="float" office:value="243" calcext:value-type="float">
            <text:p>243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S236]" office:value-type="float" office:value="42" calcext:value-type="float">
            <text:p>42</text:p>
          </table:table-cell>
          <table:table-cell table:formula="of:=SUM([.B237:.D237])" office:value-type="float" office:value="135" calcext:value-type="float">
            <text:p>135</text:p>
          </table:table-cell>
          <table:table-cell table:formula="of:=SUM([.E237:.I237])" office:value-type="float" office:value="339" calcext:value-type="float">
            <text:p>339</text:p>
          </table:table-cell>
          <table:table-cell table:formula="of:=SUM([.J237:.M237])" office:value-type="float" office:value="273" calcext:value-type="float">
            <text:p>273</text:p>
          </table:table-cell>
          <table:table-cell table:formula="of:=SUM([.N237:.Q237])" office:value-type="float" office:value="300" calcext:value-type="float">
            <text:p>300</text:p>
          </table:table-cell>
          <table:table-cell office:value-type="float" office:value="10763" calcext:value-type="float">
            <text:p>1076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S237]" office:value-type="float" office:value="42" calcext:value-type="float">
            <text:p>42</text:p>
          </table:table-cell>
          <table:table-cell table:formula="of:=SUM([.B238:.D238])" office:value-type="float" office:value="102" calcext:value-type="float">
            <text:p>102</text:p>
          </table:table-cell>
          <table:table-cell table:formula="of:=SUM([.E238:.I238])" office:value-type="float" office:value="287" calcext:value-type="float">
            <text:p>287</text:p>
          </table:table-cell>
          <table:table-cell table:formula="of:=SUM([.J238:.M238])" office:value-type="float" office:value="255" calcext:value-type="float">
            <text:p>255</text:p>
          </table:table-cell>
          <table:table-cell table:formula="of:=SUM([.N238:.Q238])" office:value-type="float" office:value="284" calcext:value-type="float">
            <text:p>284</text:p>
          </table:table-cell>
          <table:table-cell office:value-type="float" office:value="8549" calcext:value-type="float">
            <text:p>8549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38]" office:value-type="float" office:value="42" calcext:value-type="float">
            <text:p>42</text:p>
          </table:table-cell>
          <table:table-cell table:formula="of:=SUM([.B239:.D239])" office:value-type="float" office:value="77" calcext:value-type="float">
            <text:p>77</text:p>
          </table:table-cell>
          <table:table-cell table:formula="of:=SUM([.E239:.I239])" office:value-type="float" office:value="165" calcext:value-type="float">
            <text:p>165</text:p>
          </table:table-cell>
          <table:table-cell table:formula="of:=SUM([.J239:.M239])" office:value-type="float" office:value="141" calcext:value-type="float">
            <text:p>141</text:p>
          </table:table-cell>
          <table:table-cell table:formula="of:=SUM([.N239:.Q239])" office:value-type="float" office:value="140" calcext:value-type="float">
            <text:p>140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239]+1" office:value-type="float" office:value="43" calcext:value-type="float">
            <text:p>43</text:p>
          </table:table-cell>
          <table:table-cell table:formula="of:=SUM([.B240:.D240])" office:value-type="float" office:value="115" calcext:value-type="float">
            <text:p>115</text:p>
          </table:table-cell>
          <table:table-cell table:formula="of:=SUM([.E240:.I240])" office:value-type="float" office:value="230" calcext:value-type="float">
            <text:p>230</text:p>
          </table:table-cell>
          <table:table-cell table:formula="of:=SUM([.J240:.M240])" office:value-type="float" office:value="213" calcext:value-type="float">
            <text:p>213</text:p>
          </table:table-cell>
          <table:table-cell table:formula="of:=SUM([.N240:.Q240])" office:value-type="float" office:value="214" calcext:value-type="float">
            <text:p>214</text:p>
          </table:table-cell>
          <table:table-cell office:value-type="float" office:value="7893" calcext:value-type="float">
            <text:p>789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S240]" office:value-type="float" office:value="43" calcext:value-type="float">
            <text:p>43</text:p>
          </table:table-cell>
          <table:table-cell table:formula="of:=SUM([.B241:.D241])" office:value-type="float" office:value="146" calcext:value-type="float">
            <text:p>146</text:p>
          </table:table-cell>
          <table:table-cell table:formula="of:=SUM([.E241:.I241])" office:value-type="float" office:value="320" calcext:value-type="float">
            <text:p>320</text:p>
          </table:table-cell>
          <table:table-cell table:formula="of:=SUM([.J241:.M241])" office:value-type="float" office:value="317" calcext:value-type="float">
            <text:p>317</text:p>
          </table:table-cell>
          <table:table-cell table:formula="of:=SUM([.N241:.Q241])" office:value-type="float" office:value="286" calcext:value-type="float">
            <text:p>286</text:p>
          </table:table-cell>
          <table:table-cell office:value-type="float" office:value="11773" calcext:value-type="float">
            <text:p>1177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41]" office:value-type="float" office:value="43" calcext:value-type="float">
            <text:p>43</text:p>
          </table:table-cell>
          <table:table-cell table:formula="of:=SUM([.B242:.D242])" office:value-type="float" office:value="199" calcext:value-type="float">
            <text:p>199</text:p>
          </table:table-cell>
          <table:table-cell table:formula="of:=SUM([.E242:.I242])" office:value-type="float" office:value="429" calcext:value-type="float">
            <text:p>429</text:p>
          </table:table-cell>
          <table:table-cell table:formula="of:=SUM([.J242:.M242])" office:value-type="float" office:value="447" calcext:value-type="float">
            <text:p>447</text:p>
          </table:table-cell>
          <table:table-cell table:formula="of:=SUM([.N242:.Q242])" office:value-type="float" office:value="404" calcext:value-type="float">
            <text:p>40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42]" office:value-type="float" office:value="43" calcext:value-type="float">
            <text:p>43</text:p>
          </table:table-cell>
          <table:table-cell table:formula="of:=SUM([.B243:.D243])" office:value-type="float" office:value="211" calcext:value-type="float">
            <text:p>211</text:p>
          </table:table-cell>
          <table:table-cell table:formula="of:=SUM([.E243:.I243])" office:value-type="float" office:value="427" calcext:value-type="float">
            <text:p>427</text:p>
          </table:table-cell>
          <table:table-cell table:formula="of:=SUM([.J243:.M243])" office:value-type="float" office:value="411" calcext:value-type="float">
            <text:p>411</text:p>
          </table:table-cell>
          <table:table-cell table:formula="of:=SUM([.N243:.Q243])" office:value-type="float" office:value="368" calcext:value-type="float">
            <text:p>368</text:p>
          </table:table-cell>
          <table:table-cell office:value-type="float" office:value="13883" calcext:value-type="float">
            <text:p>13883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43]" office:value-type="float" office:value="43" calcext:value-type="float">
            <text:p>43</text:p>
          </table:table-cell>
          <table:table-cell table:formula="of:=SUM([.B244:.D244])" office:value-type="float" office:value="222" calcext:value-type="float">
            <text:p>222</text:p>
          </table:table-cell>
          <table:table-cell table:formula="of:=SUM([.E244:.I244])" office:value-type="float" office:value="457" calcext:value-type="float">
            <text:p>457</text:p>
          </table:table-cell>
          <table:table-cell table:formula="of:=SUM([.J244:.M244])" office:value-type="float" office:value="407" calcext:value-type="float">
            <text:p>407</text:p>
          </table:table-cell>
          <table:table-cell table:formula="of:=SUM([.N244:.Q244])" office:value-type="float" office:value="412" calcext:value-type="float">
            <text:p>412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244]" office:value-type="float" office:value="43" calcext:value-type="float">
            <text:p>43</text:p>
          </table:table-cell>
          <table:table-cell table:formula="of:=SUM([.B245:.D245])" office:value-type="float" office:value="194" calcext:value-type="float">
            <text:p>194</text:p>
          </table:table-cell>
          <table:table-cell table:formula="of:=SUM([.E245:.I245])" office:value-type="float" office:value="395" calcext:value-type="float">
            <text:p>395</text:p>
          </table:table-cell>
          <table:table-cell table:formula="of:=SUM([.J245:.M245])" office:value-type="float" office:value="381" calcext:value-type="float">
            <text:p>381</text:p>
          </table:table-cell>
          <table:table-cell table:formula="of:=SUM([.N245:.Q245])" office:value-type="float" office:value="358" calcext:value-type="float">
            <text:p>358</text:p>
          </table:table-cell>
          <table:table-cell office:value-type="float" office:value="12359" calcext:value-type="float">
            <text:p>12359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S245]" office:value-type="float" office:value="43" calcext:value-type="float">
            <text:p>43</text:p>
          </table:table-cell>
          <table:table-cell table:formula="of:=SUM([.B246:.D246])" office:value-type="float" office:value="109" calcext:value-type="float">
            <text:p>109</text:p>
          </table:table-cell>
          <table:table-cell table:formula="of:=SUM([.E246:.I246])" office:value-type="float" office:value="213" calcext:value-type="float">
            <text:p>213</text:p>
          </table:table-cell>
          <table:table-cell table:formula="of:=SUM([.J246:.M246])" office:value-type="float" office:value="245" calcext:value-type="float">
            <text:p>245</text:p>
          </table:table-cell>
          <table:table-cell table:formula="of:=SUM([.N246:.Q246])" office:value-type="float" office:value="230" calcext:value-type="float">
            <text:p>230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246]+1" office:value-type="float" office:value="44" calcext:value-type="float">
            <text:p>44</text:p>
          </table:table-cell>
          <table:table-cell table:formula="of:=SUM([.B247:.D247])" office:value-type="float" office:value="141" calcext:value-type="float">
            <text:p>141</text:p>
          </table:table-cell>
          <table:table-cell table:formula="of:=SUM([.E247:.I247])" office:value-type="float" office:value="255" calcext:value-type="float">
            <text:p>255</text:p>
          </table:table-cell>
          <table:table-cell table:formula="of:=SUM([.J247:.M247])" office:value-type="float" office:value="295" calcext:value-type="float">
            <text:p>295</text:p>
          </table:table-cell>
          <table:table-cell table:formula="of:=SUM([.N247:.Q247])" office:value-type="float" office:value="272" calcext:value-type="float">
            <text:p>272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247]" office:value-type="float" office:value="44" calcext:value-type="float">
            <text:p>44</text:p>
          </table:table-cell>
          <table:table-cell table:formula="of:=SUM([.B248:.D248])" office:value-type="float" office:value="240" calcext:value-type="float">
            <text:p>240</text:p>
          </table:table-cell>
          <table:table-cell table:formula="of:=SUM([.E248:.I248])" office:value-type="float" office:value="378" calcext:value-type="float">
            <text:p>378</text:p>
          </table:table-cell>
          <table:table-cell table:formula="of:=SUM([.J248:.M248])" office:value-type="float" office:value="420" calcext:value-type="float">
            <text:p>420</text:p>
          </table:table-cell>
          <table:table-cell table:formula="of:=SUM([.N248:.Q248])" office:value-type="float" office:value="393" calcext:value-type="float">
            <text:p>393</text:p>
          </table:table-cell>
          <table:table-cell office:value-type="float" office:value="15333" calcext:value-type="float">
            <text:p>15333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S248]" office:value-type="float" office:value="44" calcext:value-type="float">
            <text:p>44</text:p>
          </table:table-cell>
          <table:table-cell table:formula="of:=SUM([.B249:.D249])" office:value-type="float" office:value="211" calcext:value-type="float">
            <text:p>211</text:p>
          </table:table-cell>
          <table:table-cell table:formula="of:=SUM([.E249:.I249])" office:value-type="float" office:value="382" calcext:value-type="float">
            <text:p>382</text:p>
          </table:table-cell>
          <table:table-cell table:formula="of:=SUM([.J249:.M249])" office:value-type="float" office:value="328" calcext:value-type="float">
            <text:p>328</text:p>
          </table:table-cell>
          <table:table-cell table:formula="of:=SUM([.N249:.Q249])" office:value-type="float" office:value="350" calcext:value-type="float">
            <text:p>350</text:p>
          </table:table-cell>
          <table:table-cell office:value-type="float" office:value="12675" calcext:value-type="float">
            <text:p>12675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S249]" office:value-type="float" office:value="44" calcext:value-type="float">
            <text:p>44</text:p>
          </table:table-cell>
          <table:table-cell table:formula="of:=SUM([.B250:.D250])" office:value-type="float" office:value="196" calcext:value-type="float">
            <text:p>196</text:p>
          </table:table-cell>
          <table:table-cell table:formula="of:=SUM([.E250:.I250])" office:value-type="float" office:value="358" calcext:value-type="float">
            <text:p>358</text:p>
          </table:table-cell>
          <table:table-cell table:formula="of:=SUM([.J250:.M250])" office:value-type="float" office:value="377" calcext:value-type="float">
            <text:p>377</text:p>
          </table:table-cell>
          <table:table-cell table:formula="of:=SUM([.N250:.Q250])" office:value-type="float" office:value="348" calcext:value-type="float">
            <text:p>348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S250]" office:value-type="float" office:value="44" calcext:value-type="float">
            <text:p>44</text:p>
          </table:table-cell>
          <table:table-cell table:formula="of:=SUM([.B251:.D251])" office:value-type="float" office:value="218" calcext:value-type="float">
            <text:p>218</text:p>
          </table:table-cell>
          <table:table-cell table:formula="of:=SUM([.E251:.I251])" office:value-type="float" office:value="351" calcext:value-type="float">
            <text:p>351</text:p>
          </table:table-cell>
          <table:table-cell table:formula="of:=SUM([.J251:.M251])" office:value-type="float" office:value="390" calcext:value-type="float">
            <text:p>390</text:p>
          </table:table-cell>
          <table:table-cell table:formula="of:=SUM([.N251:.Q251])" office:value-type="float" office:value="386" calcext:value-type="float">
            <text:p>386</text:p>
          </table:table-cell>
          <table:table-cell office:value-type="float" office:value="13391" calcext:value-type="float">
            <text:p>13391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251]" office:value-type="float" office:value="44" calcext:value-type="float">
            <text:p>44</text:p>
          </table:table-cell>
          <table:table-cell table:formula="of:=SUM([.B252:.D252])" office:value-type="float" office:value="201" calcext:value-type="float">
            <text:p>201</text:p>
          </table:table-cell>
          <table:table-cell table:formula="of:=SUM([.E252:.I252])" office:value-type="float" office:value="306" calcext:value-type="float">
            <text:p>306</text:p>
          </table:table-cell>
          <table:table-cell table:formula="of:=SUM([.J252:.M252])" office:value-type="float" office:value="337" calcext:value-type="float">
            <text:p>337</text:p>
          </table:table-cell>
          <table:table-cell table:formula="of:=SUM([.N252:.Q252])" office:value-type="float" office:value="322" calcext:value-type="float">
            <text:p>322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52]" office:value-type="float" office:value="44" calcext:value-type="float">
            <text:p>44</text:p>
          </table:table-cell>
          <table:table-cell table:formula="of:=SUM([.B253:.D253])" office:value-type="float" office:value="122" calcext:value-type="float">
            <text:p>122</text:p>
          </table:table-cell>
          <table:table-cell table:formula="of:=SUM([.E253:.I253])" office:value-type="float" office:value="207" calcext:value-type="float">
            <text:p>207</text:p>
          </table:table-cell>
          <table:table-cell table:formula="of:=SUM([.J253:.M253])" office:value-type="float" office:value="238" calcext:value-type="float">
            <text:p>238</text:p>
          </table:table-cell>
          <table:table-cell table:formula="of:=SUM([.N253:.Q253])" office:value-type="float" office:value="195" calcext:value-type="float">
            <text:p>195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53]+1" office:value-type="float" office:value="45" calcext:value-type="float">
            <text:p>45</text:p>
          </table:table-cell>
          <table:table-cell table:formula="of:=SUM([.B254:.D254])" office:value-type="float" office:value="130" calcext:value-type="float">
            <text:p>130</text:p>
          </table:table-cell>
          <table:table-cell table:formula="of:=SUM([.E254:.I254])" office:value-type="float" office:value="189" calcext:value-type="float">
            <text:p>189</text:p>
          </table:table-cell>
          <table:table-cell table:formula="of:=SUM([.J254:.M254])" office:value-type="float" office:value="260" calcext:value-type="float">
            <text:p>260</text:p>
          </table:table-cell>
          <table:table-cell table:formula="of:=SUM([.N254:.Q254])" office:value-type="float" office:value="249" calcext:value-type="float">
            <text:p>249</text:p>
          </table:table-cell>
          <table:table-cell office:value-type="float" office:value="9131" calcext:value-type="float">
            <text:p>913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54]" office:value-type="float" office:value="45" calcext:value-type="float">
            <text:p>45</text:p>
          </table:table-cell>
          <table:table-cell table:formula="of:=SUM([.B255:.D255])" office:value-type="float" office:value="141" calcext:value-type="float">
            <text:p>141</text:p>
          </table:table-cell>
          <table:table-cell table:formula="of:=SUM([.E255:.I255])" office:value-type="float" office:value="293" calcext:value-type="float">
            <text:p>293</text:p>
          </table:table-cell>
          <table:table-cell table:formula="of:=SUM([.J255:.M255])" office:value-type="float" office:value="322" calcext:value-type="float">
            <text:p>322</text:p>
          </table:table-cell>
          <table:table-cell table:formula="of:=SUM([.N255:.Q255])" office:value-type="float" office:value="331" calcext:value-type="float">
            <text:p>331</text:p>
          </table:table-cell>
          <table:table-cell office:value-type="float" office:value="11998" calcext:value-type="float">
            <text:p>1199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S255]" office:value-type="float" office:value="45" calcext:value-type="float">
            <text:p>45</text:p>
          </table:table-cell>
          <table:table-cell table:formula="of:=SUM([.B256:.D256])" office:value-type="float" office:value="203" calcext:value-type="float">
            <text:p>203</text:p>
          </table:table-cell>
          <table:table-cell table:formula="of:=SUM([.E256:.I256])" office:value-type="float" office:value="400" calcext:value-type="float">
            <text:p>400</text:p>
          </table:table-cell>
          <table:table-cell table:formula="of:=SUM([.J256:.M256])" office:value-type="float" office:value="452" calcext:value-type="float">
            <text:p>452</text:p>
          </table:table-cell>
          <table:table-cell table:formula="of:=SUM([.N256:.Q256])" office:value-type="float" office:value="421" calcext:value-type="float">
            <text:p>42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S256]" office:value-type="float" office:value="45" calcext:value-type="float">
            <text:p>45</text:p>
          </table:table-cell>
          <table:table-cell table:formula="of:=SUM([.B257:.D257])" office:value-type="float" office:value="178" calcext:value-type="float">
            <text:p>178</text:p>
          </table:table-cell>
          <table:table-cell table:formula="of:=SUM([.E257:.I257])" office:value-type="float" office:value="344" calcext:value-type="float">
            <text:p>344</text:p>
          </table:table-cell>
          <table:table-cell table:formula="of:=SUM([.J257:.M257])" office:value-type="float" office:value="374" calcext:value-type="float">
            <text:p>374</text:p>
          </table:table-cell>
          <table:table-cell table:formula="of:=SUM([.N257:.Q257])" office:value-type="float" office:value="353" calcext:value-type="float">
            <text:p>353</text:p>
          </table:table-cell>
          <table:table-cell office:value-type="float" office:value="13150" calcext:value-type="float">
            <text:p>13150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257]" office:value-type="float" office:value="45" calcext:value-type="float">
            <text:p>45</text:p>
          </table:table-cell>
          <table:table-cell table:formula="of:=SUM([.B258:.D258])" office:value-type="float" office:value="176" calcext:value-type="float">
            <text:p>176</text:p>
          </table:table-cell>
          <table:table-cell table:formula="of:=SUM([.E258:.I258])" office:value-type="float" office:value="294" calcext:value-type="float">
            <text:p>294</text:p>
          </table:table-cell>
          <table:table-cell table:formula="of:=SUM([.J258:.M258])" office:value-type="float" office:value="338" calcext:value-type="float">
            <text:p>338</text:p>
          </table:table-cell>
          <table:table-cell table:formula="of:=SUM([.N258:.Q258])" office:value-type="float" office:value="350" calcext:value-type="float">
            <text:p>350</text:p>
          </table:table-cell>
          <table:table-cell office:value-type="float" office:value="11477" calcext:value-type="float">
            <text:p>11477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258]" office:value-type="float" office:value="45" calcext:value-type="float">
            <text:p>45</text:p>
          </table:table-cell>
          <table:table-cell table:formula="of:=SUM([.B259:.D259])" office:value-type="float" office:value="112" calcext:value-type="float">
            <text:p>112</text:p>
          </table:table-cell>
          <table:table-cell table:formula="of:=SUM([.E259:.I259])" office:value-type="float" office:value="204" calcext:value-type="float">
            <text:p>204</text:p>
          </table:table-cell>
          <table:table-cell table:formula="of:=SUM([.J259:.M259])" office:value-type="float" office:value="257" calcext:value-type="float">
            <text:p>257</text:p>
          </table:table-cell>
          <table:table-cell table:formula="of:=SUM([.N259:.Q259])" office:value-type="float" office:value="233" calcext:value-type="float">
            <text:p>233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59]" office:value-type="float" office:value="45" calcext:value-type="float">
            <text:p>45</text:p>
          </table:table-cell>
          <table:table-cell table:formula="of:=SUM([.B260:.D260])" office:value-type="float" office:value="65" calcext:value-type="float">
            <text:p>65</text:p>
          </table:table-cell>
          <table:table-cell table:formula="of:=SUM([.E260:.I260])" office:value-type="float" office:value="150" calcext:value-type="float">
            <text:p>150</text:p>
          </table:table-cell>
          <table:table-cell table:formula="of:=SUM([.J260:.M260])" office:value-type="float" office:value="135" calcext:value-type="float">
            <text:p>135</text:p>
          </table:table-cell>
          <table:table-cell table:formula="of:=SUM([.N260:.Q260])" office:value-type="float" office:value="135" calcext:value-type="float">
            <text:p>135</text:p>
          </table:table-cell>
          <table:table-cell office:value-type="float" office:value="3588" calcext:value-type="float">
            <text:p>358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260]+1" office:value-type="float" office:value="46" calcext:value-type="float">
            <text:p>46</text:p>
          </table:table-cell>
          <table:table-cell table:formula="of:=SUM([.B261:.D261])" office:value-type="float" office:value="86" calcext:value-type="float">
            <text:p>86</text:p>
          </table:table-cell>
          <table:table-cell table:formula="of:=SUM([.E261:.I261])" office:value-type="float" office:value="160" calcext:value-type="float">
            <text:p>160</text:p>
          </table:table-cell>
          <table:table-cell table:formula="of:=SUM([.J261:.M261])" office:value-type="float" office:value="176" calcext:value-type="float">
            <text:p>176</text:p>
          </table:table-cell>
          <table:table-cell table:formula="of:=SUM([.N261:.Q261])" office:value-type="float" office:value="212" calcext:value-type="float">
            <text:p>212</text:p>
          </table:table-cell>
          <table:table-cell office:value-type="float" office:value="6014" calcext:value-type="float">
            <text:p>601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261]" office:value-type="float" office:value="46" calcext:value-type="float">
            <text:p>46</text:p>
          </table:table-cell>
          <table:table-cell table:formula="of:=SUM([.B262:.D262])" office:value-type="float" office:value="114" calcext:value-type="float">
            <text:p>114</text:p>
          </table:table-cell>
          <table:table-cell table:formula="of:=SUM([.E262:.I262])" office:value-type="float" office:value="258" calcext:value-type="float">
            <text:p>258</text:p>
          </table:table-cell>
          <table:table-cell table:formula="of:=SUM([.J262:.M262])" office:value-type="float" office:value="277" calcext:value-type="float">
            <text:p>277</text:p>
          </table:table-cell>
          <table:table-cell table:formula="of:=SUM([.N262:.Q262])" office:value-type="float" office:value="290" calcext:value-type="float">
            <text:p>290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262]" office:value-type="float" office:value="46" calcext:value-type="float">
            <text:p>46</text:p>
          </table:table-cell>
          <table:table-cell table:formula="of:=SUM([.B263:.D263])" office:value-type="float" office:value="133" calcext:value-type="float">
            <text:p>133</text:p>
          </table:table-cell>
          <table:table-cell table:formula="of:=SUM([.E263:.I263])" office:value-type="float" office:value="205" calcext:value-type="float">
            <text:p>205</text:p>
          </table:table-cell>
          <table:table-cell table:formula="of:=SUM([.J263:.M263])" office:value-type="float" office:value="239" calcext:value-type="float">
            <text:p>239</text:p>
          </table:table-cell>
          <table:table-cell table:formula="of:=SUM([.N263:.Q263])" office:value-type="float" office:value="261" calcext:value-type="float">
            <text:p>261</text:p>
          </table:table-cell>
          <table:table-cell office:value-type="float" office:value="8872" calcext:value-type="float">
            <text:p>8872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S263]" office:value-type="float" office:value="46" calcext:value-type="float">
            <text:p>46</text:p>
          </table:table-cell>
          <table:table-cell table:formula="of:=SUM([.B264:.D264])" office:value-type="float" office:value="125" calcext:value-type="float">
            <text:p>125</text:p>
          </table:table-cell>
          <table:table-cell table:formula="of:=SUM([.E264:.I264])" office:value-type="float" office:value="219" calcext:value-type="float">
            <text:p>219</text:p>
          </table:table-cell>
          <table:table-cell table:formula="of:=SUM([.J264:.M264])" office:value-type="float" office:value="223" calcext:value-type="float">
            <text:p>223</text:p>
          </table:table-cell>
          <table:table-cell table:formula="of:=SUM([.N264:.Q264])" office:value-type="float" office:value="240" calcext:value-type="float">
            <text:p>240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264]" office:value-type="float" office:value="46" calcext:value-type="float">
            <text:p>46</text:p>
          </table:table-cell>
          <table:table-cell table:formula="of:=SUM([.B265:.D265])" office:value-type="float" office:value="134" calcext:value-type="float">
            <text:p>134</text:p>
          </table:table-cell>
          <table:table-cell table:formula="of:=SUM([.E265:.I265])" office:value-type="float" office:value="222" calcext:value-type="float">
            <text:p>222</text:p>
          </table:table-cell>
          <table:table-cell table:formula="of:=SUM([.J265:.M265])" office:value-type="float" office:value="207" calcext:value-type="float">
            <text:p>207</text:p>
          </table:table-cell>
          <table:table-cell table:formula="of:=SUM([.N265:.Q265])" office:value-type="float" office:value="219" calcext:value-type="float">
            <text:p>219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65]" office:value-type="float" office:value="46" calcext:value-type="float">
            <text:p>46</text:p>
          </table:table-cell>
          <table:table-cell table:formula="of:=SUM([.B266:.D266])" office:value-type="float" office:value="87" calcext:value-type="float">
            <text:p>87</text:p>
          </table:table-cell>
          <table:table-cell table:formula="of:=SUM([.E266:.I266])" office:value-type="float" office:value="163" calcext:value-type="float">
            <text:p>163</text:p>
          </table:table-cell>
          <table:table-cell table:formula="of:=SUM([.J266:.M266])" office:value-type="float" office:value="146" calcext:value-type="float">
            <text:p>146</text:p>
          </table:table-cell>
          <table:table-cell table:formula="of:=SUM([.N266:.Q266])" office:value-type="float" office:value="145" calcext:value-type="float">
            <text:p>14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266]" office:value-type="float" office:value="46" calcext:value-type="float">
            <text:p>46</text:p>
          </table:table-cell>
          <table:table-cell table:formula="of:=SUM([.B267:.D267])" office:value-type="float" office:value="28" calcext:value-type="float">
            <text:p>28</text:p>
          </table:table-cell>
          <table:table-cell table:formula="of:=SUM([.E267:.I267])" office:value-type="float" office:value="67" calcext:value-type="float">
            <text:p>67</text:p>
          </table:table-cell>
          <table:table-cell table:formula="of:=SUM([.J267:.M267])" office:value-type="float" office:value="73" calcext:value-type="float">
            <text:p>73</text:p>
          </table:table-cell>
          <table:table-cell table:formula="of:=SUM([.N267:.Q267])" office:value-type="float" office:value="80" calcext:value-type="float">
            <text:p>80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67]+1" office:value-type="float" office:value="47" calcext:value-type="float">
            <text:p>47</text:p>
          </table:table-cell>
          <table:table-cell table:formula="of:=SUM([.B268:.D268])" office:value-type="float" office:value="88" calcext:value-type="float">
            <text:p>88</text:p>
          </table:table-cell>
          <table:table-cell table:formula="of:=SUM([.E268:.I268])" office:value-type="float" office:value="156" calcext:value-type="float">
            <text:p>156</text:p>
          </table:table-cell>
          <table:table-cell table:formula="of:=SUM([.J268:.M268])" office:value-type="float" office:value="187" calcext:value-type="float">
            <text:p>187</text:p>
          </table:table-cell>
          <table:table-cell table:formula="of:=SUM([.N268:.Q268])" office:value-type="float" office:value="148" calcext:value-type="float">
            <text:p>148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268]" office:value-type="float" office:value="47" calcext:value-type="float">
            <text:p>47</text:p>
          </table:table-cell>
          <table:table-cell table:formula="of:=SUM([.B269:.D269])" office:value-type="float" office:value="62" calcext:value-type="float">
            <text:p>62</text:p>
          </table:table-cell>
          <table:table-cell table:formula="of:=SUM([.E269:.I269])" office:value-type="float" office:value="123" calcext:value-type="float">
            <text:p>123</text:p>
          </table:table-cell>
          <table:table-cell table:formula="of:=SUM([.J269:.M269])" office:value-type="float" office:value="145" calcext:value-type="float">
            <text:p>145</text:p>
          </table:table-cell>
          <table:table-cell table:formula="of:=SUM([.N269:.Q269])" office:value-type="float" office:value="130" calcext:value-type="float">
            <text:p>130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269]" office:value-type="float" office:value="47" calcext:value-type="float">
            <text:p>47</text:p>
          </table:table-cell>
          <table:table-cell table:formula="of:=SUM([.B270:.D270])" office:value-type="float" office:value="107" calcext:value-type="float">
            <text:p>107</text:p>
          </table:table-cell>
          <table:table-cell table:formula="of:=SUM([.E270:.I270])" office:value-type="float" office:value="162" calcext:value-type="float">
            <text:p>162</text:p>
          </table:table-cell>
          <table:table-cell table:formula="of:=SUM([.J270:.M270])" office:value-type="float" office:value="154" calcext:value-type="float">
            <text:p>154</text:p>
          </table:table-cell>
          <table:table-cell table:formula="of:=SUM([.N270:.Q270])" office:value-type="float" office:value="148" calcext:value-type="float">
            <text:p>14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S270]" office:value-type="float" office:value="47" calcext:value-type="float">
            <text:p>47</text:p>
          </table:table-cell>
          <table:table-cell table:formula="of:=SUM([.B271:.D271])" office:value-type="float" office:value="146" calcext:value-type="float">
            <text:p>146</text:p>
          </table:table-cell>
          <table:table-cell table:formula="of:=SUM([.E271:.I271])" office:value-type="float" office:value="180" calcext:value-type="float">
            <text:p>180</text:p>
          </table:table-cell>
          <table:table-cell table:formula="of:=SUM([.J271:.M271])" office:value-type="float" office:value="154" calcext:value-type="float">
            <text:p>154</text:p>
          </table:table-cell>
          <table:table-cell table:formula="of:=SUM([.N271:.Q271])" office:value-type="float" office:value="187" calcext:value-type="float">
            <text:p>187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1]" office:value-type="float" office:value="47" calcext:value-type="float">
            <text:p>47</text:p>
          </table:table-cell>
          <table:table-cell table:formula="of:=SUM([.B272:.D272])" office:value-type="float" office:value="125" calcext:value-type="float">
            <text:p>125</text:p>
          </table:table-cell>
          <table:table-cell table:formula="of:=SUM([.E272:.I272])" office:value-type="float" office:value="185" calcext:value-type="float">
            <text:p>185</text:p>
          </table:table-cell>
          <table:table-cell table:formula="of:=SUM([.J272:.M272])" office:value-type="float" office:value="178" calcext:value-type="float">
            <text:p>178</text:p>
          </table:table-cell>
          <table:table-cell table:formula="of:=SUM([.N272:.Q272])" office:value-type="float" office:value="170" calcext:value-type="float">
            <text:p>170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2]" office:value-type="float" office:value="47" calcext:value-type="float">
            <text:p>47</text:p>
          </table:table-cell>
          <table:table-cell table:formula="of:=SUM([.B273:.D273])" office:value-type="float" office:value="83" calcext:value-type="float">
            <text:p>83</text:p>
          </table:table-cell>
          <table:table-cell table:formula="of:=SUM([.E273:.I273])" office:value-type="float" office:value="97" calcext:value-type="float">
            <text:p>97</text:p>
          </table:table-cell>
          <table:table-cell table:formula="of:=SUM([.J273:.M273])" office:value-type="float" office:value="95" calcext:value-type="float">
            <text:p>95</text:p>
          </table:table-cell>
          <table:table-cell table:formula="of:=SUM([.N273:.Q273])" office:value-type="float" office:value="87" calcext:value-type="float">
            <text:p>87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273]" office:value-type="float" office:value="47" calcext:value-type="float">
            <text:p>47</text:p>
          </table:table-cell>
          <table:table-cell table:formula="of:=SUM([.B274:.D274])" office:value-type="float" office:value="32" calcext:value-type="float">
            <text:p>32</text:p>
          </table:table-cell>
          <table:table-cell table:formula="of:=SUM([.E274:.I274])" office:value-type="float" office:value="50" calcext:value-type="float">
            <text:p>50</text:p>
          </table:table-cell>
          <table:table-cell table:formula="of:=SUM([.J274:.M274])" office:value-type="float" office:value="73" calcext:value-type="float">
            <text:p>73</text:p>
          </table:table-cell>
          <table:table-cell table:formula="of:=SUM([.N274:.Q274])" office:value-type="float" office:value="54" calcext:value-type="float">
            <text:p>54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274]+1" office:value-type="float" office:value="48" calcext:value-type="float">
            <text:p>48</text:p>
          </table:table-cell>
          <table:table-cell table:formula="of:=SUM([.B275:.D275])" office:value-type="float" office:value="87" calcext:value-type="float">
            <text:p>87</text:p>
          </table:table-cell>
          <table:table-cell table:formula="of:=SUM([.E275:.I275])" office:value-type="float" office:value="146" calcext:value-type="float">
            <text:p>146</text:p>
          </table:table-cell>
          <table:table-cell table:formula="of:=SUM([.J275:.M275])" office:value-type="float" office:value="127" calcext:value-type="float">
            <text:p>127</text:p>
          </table:table-cell>
          <table:table-cell table:formula="of:=SUM([.N275:.Q275])" office:value-type="float" office:value="112" calcext:value-type="float">
            <text:p>112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275]" office:value-type="float" office:value="48" calcext:value-type="float">
            <text:p>48</text:p>
          </table:table-cell>
          <table:table-cell table:formula="of:=SUM([.B276:.D276])" office:value-type="float" office:value="109" calcext:value-type="float">
            <text:p>109</text:p>
          </table:table-cell>
          <table:table-cell table:formula="of:=SUM([.E276:.I276])" office:value-type="float" office:value="165" calcext:value-type="float">
            <text:p>165</text:p>
          </table:table-cell>
          <table:table-cell table:formula="of:=SUM([.J276:.M276])" office:value-type="float" office:value="160" calcext:value-type="float">
            <text:p>160</text:p>
          </table:table-cell>
          <table:table-cell table:formula="of:=SUM([.N276:.Q276])" office:value-type="float" office:value="176" calcext:value-type="float">
            <text:p>176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76]" office:value-type="float" office:value="48" calcext:value-type="float">
            <text:p>48</text:p>
          </table:table-cell>
          <table:table-cell table:formula="of:=SUM([.B277:.D277])" office:value-type="float" office:value="117" calcext:value-type="float">
            <text:p>117</text:p>
          </table:table-cell>
          <table:table-cell table:formula="of:=SUM([.E277:.I277])" office:value-type="float" office:value="155" calcext:value-type="float">
            <text:p>155</text:p>
          </table:table-cell>
          <table:table-cell table:formula="of:=SUM([.J277:.M277])" office:value-type="float" office:value="130" calcext:value-type="float">
            <text:p>130</text:p>
          </table:table-cell>
          <table:table-cell table:formula="of:=SUM([.N277:.Q277])" office:value-type="float" office:value="153" calcext:value-type="float">
            <text:p>153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277]" office:value-type="float" office:value="48" calcext:value-type="float">
            <text:p>48</text:p>
          </table:table-cell>
          <table:table-cell table:formula="of:=SUM([.B278:.D278])" office:value-type="float" office:value="98" calcext:value-type="float">
            <text:p>98</text:p>
          </table:table-cell>
          <table:table-cell table:formula="of:=SUM([.E278:.I278])" office:value-type="float" office:value="121" calcext:value-type="float">
            <text:p>121</text:p>
          </table:table-cell>
          <table:table-cell table:formula="of:=SUM([.J278:.M278])" office:value-type="float" office:value="118" calcext:value-type="float">
            <text:p>118</text:p>
          </table:table-cell>
          <table:table-cell table:formula="of:=SUM([.N278:.Q278])" office:value-type="float" office:value="143" calcext:value-type="float">
            <text:p>14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S278]" office:value-type="float" office:value="48" calcext:value-type="float">
            <text:p>48</text:p>
          </table:table-cell>
          <table:table-cell table:formula="of:=SUM([.B279:.D279])" office:value-type="float" office:value="99" calcext:value-type="float">
            <text:p>99</text:p>
          </table:table-cell>
          <table:table-cell table:formula="of:=SUM([.E279:.I279])" office:value-type="float" office:value="166" calcext:value-type="float">
            <text:p>166</text:p>
          </table:table-cell>
          <table:table-cell table:formula="of:=SUM([.J279:.M279])" office:value-type="float" office:value="143" calcext:value-type="float">
            <text:p>143</text:p>
          </table:table-cell>
          <table:table-cell table:formula="of:=SUM([.N279:.Q279])" office:value-type="float" office:value="141" calcext:value-type="float">
            <text:p>141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79]" office:value-type="float" office:value="48" calcext:value-type="float">
            <text:p>48</text:p>
          </table:table-cell>
          <table:table-cell table:formula="of:=SUM([.B280:.D280])" office:value-type="float" office:value="74" calcext:value-type="float">
            <text:p>74</text:p>
          </table:table-cell>
          <table:table-cell table:formula="of:=SUM([.E280:.I280])" office:value-type="float" office:value="106" calcext:value-type="float">
            <text:p>106</text:p>
          </table:table-cell>
          <table:table-cell table:formula="of:=SUM([.J280:.M280])" office:value-type="float" office:value="89" calcext:value-type="float">
            <text:p>89</text:p>
          </table:table-cell>
          <table:table-cell table:formula="of:=SUM([.N280:.Q280])" office:value-type="float" office:value="104" calcext:value-type="float">
            <text:p>104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S280]" office:value-type="float" office:value="48" calcext:value-type="float">
            <text:p>48</text:p>
          </table:table-cell>
          <table:table-cell table:formula="of:=SUM([.B281:.D281])" office:value-type="float" office:value="29" calcext:value-type="float">
            <text:p>29</text:p>
          </table:table-cell>
          <table:table-cell table:formula="of:=SUM([.E281:.I281])" office:value-type="float" office:value="33" calcext:value-type="float">
            <text:p>33</text:p>
          </table:table-cell>
          <table:table-cell table:formula="of:=SUM([.J281:.M281])" office:value-type="float" office:value="42" calcext:value-type="float">
            <text:p>42</text:p>
          </table:table-cell>
          <table:table-cell table:formula="of:=SUM([.N281:.Q281])" office:value-type="float" office:value="30" calcext:value-type="float">
            <text:p>3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S281]+1" office:value-type="float" office:value="49" calcext:value-type="float">
            <text:p>49</text:p>
          </table:table-cell>
          <table:table-cell table:formula="of:=SUM([.B282:.D282])" office:value-type="float" office:value="105" calcext:value-type="float">
            <text:p>105</text:p>
          </table:table-cell>
          <table:table-cell table:formula="of:=SUM([.E282:.I282])" office:value-type="float" office:value="119" calcext:value-type="float">
            <text:p>119</text:p>
          </table:table-cell>
          <table:table-cell table:formula="of:=SUM([.J282:.M282])" office:value-type="float" office:value="99" calcext:value-type="float">
            <text:p>99</text:p>
          </table:table-cell>
          <table:table-cell table:formula="of:=SUM([.N282:.Q282])" office:value-type="float" office:value="89" calcext:value-type="float">
            <text:p>89</text:p>
          </table:table-cell>
          <table:table-cell office:value-type="float" office:value="3521" calcext:value-type="float">
            <text:p>3521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S282]" office:value-type="float" office:value="49" calcext:value-type="float">
            <text:p>49</text:p>
          </table:table-cell>
          <table:table-cell table:formula="of:=SUM([.B283:.D283])" office:value-type="float" office:value="109" calcext:value-type="float">
            <text:p>109</text:p>
          </table:table-cell>
          <table:table-cell table:formula="of:=SUM([.E283:.I283])" office:value-type="float" office:value="183" calcext:value-type="float">
            <text:p>183</text:p>
          </table:table-cell>
          <table:table-cell table:formula="of:=SUM([.J283:.M283])" office:value-type="float" office:value="155" calcext:value-type="float">
            <text:p>155</text:p>
          </table:table-cell>
          <table:table-cell table:formula="of:=SUM([.N283:.Q283])" office:value-type="float" office:value="139" calcext:value-type="float">
            <text:p>139</text:p>
          </table:table-cell>
          <table:table-cell office:value-type="float" office:value="5106" calcext:value-type="float">
            <text:p>5106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283]" office:value-type="float" office:value="49" calcext:value-type="float">
            <text:p>49</text:p>
          </table:table-cell>
          <table:table-cell table:formula="of:=SUM([.B284:.D284])" office:value-type="float" office:value="109" calcext:value-type="float">
            <text:p>109</text:p>
          </table:table-cell>
          <table:table-cell table:formula="of:=SUM([.E284:.I284])" office:value-type="float" office:value="131" calcext:value-type="float">
            <text:p>131</text:p>
          </table:table-cell>
          <table:table-cell table:formula="of:=SUM([.J284:.M284])" office:value-type="float" office:value="134" calcext:value-type="float">
            <text:p>134</text:p>
          </table:table-cell>
          <table:table-cell table:formula="of:=SUM([.N284:.Q284])" office:value-type="float" office:value="116" calcext:value-type="float">
            <text:p>116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284]" office:value-type="float" office:value="49" calcext:value-type="float">
            <text:p>49</text:p>
          </table:table-cell>
          <table:table-cell table:formula="of:=SUM([.B285:.D285])" office:value-type="float" office:value="115" calcext:value-type="float">
            <text:p>115</text:p>
          </table:table-cell>
          <table:table-cell table:formula="of:=SUM([.E285:.I285])" office:value-type="float" office:value="159" calcext:value-type="float">
            <text:p>159</text:p>
          </table:table-cell>
          <table:table-cell table:formula="of:=SUM([.J285:.M285])" office:value-type="float" office:value="145" calcext:value-type="float">
            <text:p>145</text:p>
          </table:table-cell>
          <table:table-cell table:formula="of:=SUM([.N285:.Q285])" office:value-type="float" office:value="153" calcext:value-type="float">
            <text:p>153</text:p>
          </table:table-cell>
          <table:table-cell office:value-type="float" office:value="4560" calcext:value-type="float">
            <text:p>4560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285]" office:value-type="float" office:value="49" calcext:value-type="float">
            <text:p>49</text:p>
          </table:table-cell>
          <table:table-cell table:formula="of:=SUM([.B286:.D286])" office:value-type="float" office:value="152" calcext:value-type="float">
            <text:p>152</text:p>
          </table:table-cell>
          <table:table-cell table:formula="of:=SUM([.E286:.I286])" office:value-type="float" office:value="175" calcext:value-type="float">
            <text:p>175</text:p>
          </table:table-cell>
          <table:table-cell table:formula="of:=SUM([.J286:.M286])" office:value-type="float" office:value="161" calcext:value-type="float">
            <text:p>161</text:p>
          </table:table-cell>
          <table:table-cell table:formula="of:=SUM([.N286:.Q286])" office:value-type="float" office:value="176" calcext:value-type="float">
            <text:p>176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286]" office:value-type="float" office:value="49" calcext:value-type="float">
            <text:p>49</text:p>
          </table:table-cell>
          <table:table-cell table:formula="of:=SUM([.B287:.D287])" office:value-type="float" office:value="101" calcext:value-type="float">
            <text:p>101</text:p>
          </table:table-cell>
          <table:table-cell table:formula="of:=SUM([.E287:.I287])" office:value-type="float" office:value="148" calcext:value-type="float">
            <text:p>148</text:p>
          </table:table-cell>
          <table:table-cell table:formula="of:=SUM([.J287:.M287])" office:value-type="float" office:value="105" calcext:value-type="float">
            <text:p>105</text:p>
          </table:table-cell>
          <table:table-cell table:formula="of:=SUM([.N287:.Q287])" office:value-type="float" office:value="122" calcext:value-type="float">
            <text:p>122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S287]" office:value-type="float" office:value="49" calcext:value-type="float">
            <text:p>49</text:p>
          </table:table-cell>
          <table:table-cell table:formula="of:=SUM([.B288:.D288])" office:value-type="float" office:value="31" calcext:value-type="float">
            <text:p>31</text:p>
          </table:table-cell>
          <table:table-cell table:formula="of:=SUM([.E288:.I288])" office:value-type="float" office:value="46" calcext:value-type="float">
            <text:p>46</text:p>
          </table:table-cell>
          <table:table-cell table:formula="of:=SUM([.J288:.M288])" office:value-type="float" office:value="33" calcext:value-type="float">
            <text:p>33</text:p>
          </table:table-cell>
          <table:table-cell table:formula="of:=SUM([.N288:.Q288])" office:value-type="float" office:value="36" calcext:value-type="float">
            <text:p>36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288]+1" office:value-type="float" office:value="50" calcext:value-type="float">
            <text:p>50</text:p>
          </table:table-cell>
          <table:table-cell table:formula="of:=SUM([.B289:.D289])" office:value-type="float" office:value="130" calcext:value-type="float">
            <text:p>130</text:p>
          </table:table-cell>
          <table:table-cell table:formula="of:=SUM([.E289:.I289])" office:value-type="float" office:value="173" calcext:value-type="float">
            <text:p>173</text:p>
          </table:table-cell>
          <table:table-cell table:formula="of:=SUM([.J289:.M289])" office:value-type="float" office:value="162" calcext:value-type="float">
            <text:p>162</text:p>
          </table:table-cell>
          <table:table-cell table:formula="of:=SUM([.N289:.Q289])" office:value-type="float" office:value="124" calcext:value-type="float">
            <text:p>124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289]" office:value-type="float" office:value="50" calcext:value-type="float">
            <text:p>50</text:p>
          </table:table-cell>
          <table:table-cell table:formula="of:=SUM([.B290:.D290])" office:value-type="float" office:value="151" calcext:value-type="float">
            <text:p>151</text:p>
          </table:table-cell>
          <table:table-cell table:formula="of:=SUM([.E290:.I290])" office:value-type="float" office:value="226" calcext:value-type="float">
            <text:p>226</text:p>
          </table:table-cell>
          <table:table-cell table:formula="of:=SUM([.J290:.M290])" office:value-type="float" office:value="171" calcext:value-type="float">
            <text:p>171</text:p>
          </table:table-cell>
          <table:table-cell table:formula="of:=SUM([.N290:.Q290])" office:value-type="float" office:value="170" calcext:value-type="float">
            <text:p>170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290]" office:value-type="float" office:value="50" calcext:value-type="float">
            <text:p>50</text:p>
          </table:table-cell>
          <table:table-cell table:formula="of:=SUM([.B291:.D291])" office:value-type="float" office:value="174" calcext:value-type="float">
            <text:p>174</text:p>
          </table:table-cell>
          <table:table-cell table:formula="of:=SUM([.E291:.I291])" office:value-type="float" office:value="220" calcext:value-type="float">
            <text:p>220</text:p>
          </table:table-cell>
          <table:table-cell table:formula="of:=SUM([.J291:.M291])" office:value-type="float" office:value="189" calcext:value-type="float">
            <text:p>189</text:p>
          </table:table-cell>
          <table:table-cell table:formula="of:=SUM([.N291:.Q291])" office:value-type="float" office:value="205" calcext:value-type="float">
            <text:p>205</text:p>
          </table:table-cell>
          <table:table-cell office:value-type="float" office:value="6349" calcext:value-type="float">
            <text:p>6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S291]" office:value-type="float" office:value="50" calcext:value-type="float">
            <text:p>50</text:p>
          </table:table-cell>
          <table:table-cell table:formula="of:=SUM([.B292:.D292])" office:value-type="float" office:value="183" calcext:value-type="float">
            <text:p>183</text:p>
          </table:table-cell>
          <table:table-cell table:formula="of:=SUM([.E292:.I292])" office:value-type="float" office:value="227" calcext:value-type="float">
            <text:p>227</text:p>
          </table:table-cell>
          <table:table-cell table:formula="of:=SUM([.J292:.M292])" office:value-type="float" office:value="181" calcext:value-type="float">
            <text:p>181</text:p>
          </table:table-cell>
          <table:table-cell table:formula="of:=SUM([.N292:.Q292])" office:value-type="float" office:value="211" calcext:value-type="float">
            <text:p>211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292]" office:value-type="float" office:value="50" calcext:value-type="float">
            <text:p>50</text:p>
          </table:table-cell>
          <table:table-cell table:formula="of:=SUM([.B293:.D293])" office:value-type="float" office:value="158" calcext:value-type="float">
            <text:p>158</text:p>
          </table:table-cell>
          <table:table-cell table:formula="of:=SUM([.E293:.I293])" office:value-type="float" office:value="267" calcext:value-type="float">
            <text:p>267</text:p>
          </table:table-cell>
          <table:table-cell table:formula="of:=SUM([.J293:.M293])" office:value-type="float" office:value="221" calcext:value-type="float">
            <text:p>221</text:p>
          </table:table-cell>
          <table:table-cell table:formula="of:=SUM([.N293:.Q293])" office:value-type="float" office:value="240" calcext:value-type="float">
            <text:p>240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S293]" office:value-type="float" office:value="50" calcext:value-type="float">
            <text:p>50</text:p>
          </table:table-cell>
          <table:table-cell table:formula="of:=SUM([.B294:.D294])" office:value-type="float" office:value="104" calcext:value-type="float">
            <text:p>104</text:p>
          </table:table-cell>
          <table:table-cell table:formula="of:=SUM([.E294:.I294])" office:value-type="float" office:value="179" calcext:value-type="float">
            <text:p>179</text:p>
          </table:table-cell>
          <table:table-cell table:formula="of:=SUM([.J294:.M294])" office:value-type="float" office:value="151" calcext:value-type="float">
            <text:p>151</text:p>
          </table:table-cell>
          <table:table-cell table:formula="of:=SUM([.N294:.Q294])" office:value-type="float" office:value="142" calcext:value-type="float">
            <text:p>142</text:p>
          </table:table-cell>
          <table:table-cell office:value-type="float" office:value="3595" calcext:value-type="float">
            <text:p>3595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294]" office:value-type="float" office:value="50" calcext:value-type="float">
            <text:p>50</text:p>
          </table:table-cell>
          <table:table-cell table:formula="of:=SUM([.B295:.D295])" office:value-type="float" office:value="60" calcext:value-type="float">
            <text:p>60</text:p>
          </table:table-cell>
          <table:table-cell table:formula="of:=SUM([.E295:.I295])" office:value-type="float" office:value="90" calcext:value-type="float">
            <text:p>90</text:p>
          </table:table-cell>
          <table:table-cell table:formula="of:=SUM([.J295:.M295])" office:value-type="float" office:value="72" calcext:value-type="float">
            <text:p>72</text:p>
          </table:table-cell>
          <table:table-cell table:formula="of:=SUM([.N295:.Q295])" office:value-type="float" office:value="78" calcext:value-type="float">
            <text:p>78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295]+1" office:value-type="float" office:value="51" calcext:value-type="float">
            <text:p>51</text:p>
          </table:table-cell>
          <table:table-cell table:formula="of:=SUM([.B296:.D296])" office:value-type="float" office:value="147" calcext:value-type="float">
            <text:p>147</text:p>
          </table:table-cell>
          <table:table-cell table:formula="of:=SUM([.E296:.I296])" office:value-type="float" office:value="210" calcext:value-type="float">
            <text:p>210</text:p>
          </table:table-cell>
          <table:table-cell table:formula="of:=SUM([.J296:.M296])" office:value-type="float" office:value="199" calcext:value-type="float">
            <text:p>199</text:p>
          </table:table-cell>
          <table:table-cell table:formula="of:=SUM([.N296:.Q296])" office:value-type="float" office:value="203" calcext:value-type="float">
            <text:p>203</text:p>
          </table:table-cell>
          <table:table-cell office:value-type="float" office:value="5125" calcext:value-type="float">
            <text:p>512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296]" office:value-type="float" office:value="51" calcext:value-type="float">
            <text:p>51</text:p>
          </table:table-cell>
          <table:table-cell table:formula="of:=SUM([.B297:.D297])" office:value-type="float" office:value="191" calcext:value-type="float">
            <text:p>191</text:p>
          </table:table-cell>
          <table:table-cell table:formula="of:=SUM([.E297:.I297])" office:value-type="float" office:value="322" calcext:value-type="float">
            <text:p>322</text:p>
          </table:table-cell>
          <table:table-cell table:formula="of:=SUM([.J297:.M297])" office:value-type="float" office:value="267" calcext:value-type="float">
            <text:p>267</text:p>
          </table:table-cell>
          <table:table-cell table:formula="of:=SUM([.N297:.Q297])" office:value-type="float" office:value="294" calcext:value-type="float">
            <text:p>294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8" calcext:value-type="float">
            <text:p>48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297]" office:value-type="float" office:value="51" calcext:value-type="float">
            <text:p>51</text:p>
          </table:table-cell>
          <table:table-cell table:formula="of:=SUM([.B298:.D298])" office:value-type="float" office:value="203" calcext:value-type="float">
            <text:p>203</text:p>
          </table:table-cell>
          <table:table-cell table:formula="of:=SUM([.E298:.I298])" office:value-type="float" office:value="281" calcext:value-type="float">
            <text:p>281</text:p>
          </table:table-cell>
          <table:table-cell table:formula="of:=SUM([.J298:.M298])" office:value-type="float" office:value="280" calcext:value-type="float">
            <text:p>280</text:p>
          </table:table-cell>
          <table:table-cell table:formula="of:=SUM([.N298:.Q298])" office:value-type="float" office:value="302" calcext:value-type="float">
            <text:p>302</text:p>
          </table:table-cell>
          <table:table-cell office:value-type="float" office:value="8148" calcext:value-type="float">
            <text:p>8148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298]" office:value-type="float" office:value="51" calcext:value-type="float">
            <text:p>51</text:p>
          </table:table-cell>
          <table:table-cell table:formula="of:=SUM([.B299:.D299])" office:value-type="float" office:value="169" calcext:value-type="float">
            <text:p>169</text:p>
          </table:table-cell>
          <table:table-cell table:formula="of:=SUM([.E299:.I299])" office:value-type="float" office:value="251" calcext:value-type="float">
            <text:p>251</text:p>
          </table:table-cell>
          <table:table-cell table:formula="of:=SUM([.J299:.M299])" office:value-type="float" office:value="261" calcext:value-type="float">
            <text:p>261</text:p>
          </table:table-cell>
          <table:table-cell table:formula="of:=SUM([.N299:.Q299])" office:value-type="float" office:value="314" calcext:value-type="float">
            <text:p>314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S299]" office:value-type="float" office:value="51" calcext:value-type="float">
            <text:p>51</text:p>
          </table:table-cell>
          <table:table-cell table:formula="of:=SUM([.B300:.D300])" office:value-type="float" office:value="206" calcext:value-type="float">
            <text:p>206</text:p>
          </table:table-cell>
          <table:table-cell table:formula="of:=SUM([.E300:.I300])" office:value-type="float" office:value="329" calcext:value-type="float">
            <text:p>329</text:p>
          </table:table-cell>
          <table:table-cell table:formula="of:=SUM([.J300:.M300])" office:value-type="float" office:value="298" calcext:value-type="float">
            <text:p>298</text:p>
          </table:table-cell>
          <table:table-cell table:formula="of:=SUM([.N300:.Q300])" office:value-type="float" office:value="325" calcext:value-type="float">
            <text:p>325</text:p>
          </table:table-cell>
          <table:table-cell office:value-type="float" office:value="8695" calcext:value-type="float">
            <text:p>869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00]" office:value-type="float" office:value="51" calcext:value-type="float">
            <text:p>51</text:p>
          </table:table-cell>
          <table:table-cell table:formula="of:=SUM([.B301:.D301])" office:value-type="float" office:value="98" calcext:value-type="float">
            <text:p>98</text:p>
          </table:table-cell>
          <table:table-cell table:formula="of:=SUM([.E301:.I301])" office:value-type="float" office:value="198" calcext:value-type="float">
            <text:p>198</text:p>
          </table:table-cell>
          <table:table-cell table:formula="of:=SUM([.J301:.M301])" office:value-type="float" office:value="210" calcext:value-type="float">
            <text:p>210</text:p>
          </table:table-cell>
          <table:table-cell table:formula="of:=SUM([.N301:.Q301])" office:value-type="float" office:value="214" calcext:value-type="float">
            <text:p>214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01]" office:value-type="float" office:value="51" calcext:value-type="float">
            <text:p>51</text:p>
          </table:table-cell>
          <table:table-cell table:formula="of:=SUM([.B302:.D302])" office:value-type="float" office:value="73" calcext:value-type="float">
            <text:p>73</text:p>
          </table:table-cell>
          <table:table-cell table:formula="of:=SUM([.E302:.I302])" office:value-type="float" office:value="136" calcext:value-type="float">
            <text:p>136</text:p>
          </table:table-cell>
          <table:table-cell table:formula="of:=SUM([.J302:.M302])" office:value-type="float" office:value="121" calcext:value-type="float">
            <text:p>121</text:p>
          </table:table-cell>
          <table:table-cell table:formula="of:=SUM([.N302:.Q302])" office:value-type="float" office:value="136" calcext:value-type="float">
            <text:p>136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02]+1" office:value-type="float" office:value="52" calcext:value-type="float">
            <text:p>52</text:p>
          </table:table-cell>
          <table:table-cell table:formula="of:=SUM([.B303:.D303])" office:value-type="float" office:value="143" calcext:value-type="float">
            <text:p>143</text:p>
          </table:table-cell>
          <table:table-cell table:formula="of:=SUM([.E303:.I303])" office:value-type="float" office:value="293" calcext:value-type="float">
            <text:p>293</text:p>
          </table:table-cell>
          <table:table-cell table:formula="of:=SUM([.J303:.M303])" office:value-type="float" office:value="299" calcext:value-type="float">
            <text:p>299</text:p>
          </table:table-cell>
          <table:table-cell table:formula="of:=SUM([.N303:.Q303])" office:value-type="float" office:value="300" calcext:value-type="float">
            <text:p>300</text:p>
          </table:table-cell>
          <table:table-cell office:value-type="float" office:value="7813" calcext:value-type="float">
            <text:p>781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S303]" office:value-type="float" office:value="52" calcext:value-type="float">
            <text:p>52</text:p>
          </table:table-cell>
          <table:table-cell table:formula="of:=SUM([.B304:.D304])" office:value-type="float" office:value="224" calcext:value-type="float">
            <text:p>224</text:p>
          </table:table-cell>
          <table:table-cell table:formula="of:=SUM([.E304:.I304])" office:value-type="float" office:value="403" calcext:value-type="float">
            <text:p>403</text:p>
          </table:table-cell>
          <table:table-cell table:formula="of:=SUM([.J304:.M304])" office:value-type="float" office:value="354" calcext:value-type="float">
            <text:p>354</text:p>
          </table:table-cell>
          <table:table-cell table:formula="of:=SUM([.N304:.Q304])" office:value-type="float" office:value="398" calcext:value-type="float">
            <text:p>398</text:p>
          </table:table-cell>
          <table:table-cell office:value-type="float" office:value="10837" calcext:value-type="float">
            <text:p>10837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04]" office:value-type="float" office:value="52" calcext:value-type="float">
            <text:p>52</text:p>
          </table:table-cell>
          <table:table-cell table:formula="of:=SUM([.B305:.D305])" office:value-type="float" office:value="273" calcext:value-type="float">
            <text:p>273</text:p>
          </table:table-cell>
          <table:table-cell table:formula="of:=SUM([.E305:.I305])" office:value-type="float" office:value="564" calcext:value-type="float">
            <text:p>564</text:p>
          </table:table-cell>
          <table:table-cell table:formula="of:=SUM([.J305:.M305])" office:value-type="float" office:value="508" calcext:value-type="float">
            <text:p>508</text:p>
          </table:table-cell>
          <table:table-cell table:formula="of:=SUM([.N305:.Q305])" office:value-type="float" office:value="548" calcext:value-type="float">
            <text:p>548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05]" office:value-type="float" office:value="52" calcext:value-type="float">
            <text:p>52</text:p>
          </table:table-cell>
          <table:table-cell table:formula="of:=SUM([.B306:.D306])" office:value-type="float" office:value="85" calcext:value-type="float">
            <text:p>85</text:p>
          </table:table-cell>
          <table:table-cell table:formula="of:=SUM([.E306:.I306])" office:value-type="float" office:value="169" calcext:value-type="float">
            <text:p>169</text:p>
          </table:table-cell>
          <table:table-cell table:formula="of:=SUM([.J306:.M306])" office:value-type="float" office:value="145" calcext:value-type="float">
            <text:p>145</text:p>
          </table:table-cell>
          <table:table-cell table:formula="of:=SUM([.N306:.Q306])" office:value-type="float" office:value="164" calcext:value-type="float">
            <text:p>164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formula="of:=[.A306]+1" office:value-type="date" office:date-value="2020-12-25" calcext:value-type="date">
            <text:p>2020-12-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S306]" office:value-type="float" office:value="52" calcext:value-type="float">
            <text:p>52</text:p>
          </table:table-cell>
          <table:table-cell table:formula="of:=SUM([.B307:.D307])" office:value-type="float" office:value="42" calcext:value-type="float">
            <text:p>42</text:p>
          </table:table-cell>
          <table:table-cell table:formula="of:=SUM([.E307:.I307])" office:value-type="float" office:value="77" calcext:value-type="float">
            <text:p>77</text:p>
          </table:table-cell>
          <table:table-cell table:formula="of:=SUM([.J307:.M307])" office:value-type="float" office:value="81" calcext:value-type="float">
            <text:p>81</text:p>
          </table:table-cell>
          <table:table-cell table:formula="of:=SUM([.N307:.Q307])" office:value-type="float" office:value="93" calcext:value-type="float">
            <text:p>93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table:formula="of:=[.A307]+1" office:value-type="date" office:date-value="2020-12-26" calcext:value-type="date">
            <text:p>2020-12-2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07]" office:value-type="float" office:value="52" calcext:value-type="float">
            <text:p>52</text:p>
          </table:table-cell>
          <table:table-cell table:formula="of:=SUM([.B308:.D308])" office:value-type="float" office:value="51" calcext:value-type="float">
            <text:p>51</text:p>
          </table:table-cell>
          <table:table-cell table:formula="of:=SUM([.E308:.I308])" office:value-type="float" office:value="114" calcext:value-type="float">
            <text:p>114</text:p>
          </table:table-cell>
          <table:table-cell table:formula="of:=SUM([.J308:.M308])" office:value-type="float" office:value="90" calcext:value-type="float">
            <text:p>90</text:p>
          </table:table-cell>
          <table:table-cell table:formula="of:=SUM([.N308:.Q308])" office:value-type="float" office:value="99" calcext:value-type="float">
            <text:p>99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table:formula="of:=[.A308]+1" office:value-type="date" office:date-value="2020-12-27" calcext:value-type="date">
            <text:p>2020-12-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S308]" office:value-type="float" office:value="52" calcext:value-type="float">
            <text:p>52</text:p>
          </table:table-cell>
          <table:table-cell table:formula="of:=SUM([.B309:.D309])" office:value-type="float" office:value="47" calcext:value-type="float">
            <text:p>47</text:p>
          </table:table-cell>
          <table:table-cell table:formula="of:=SUM([.E309:.I309])" office:value-type="float" office:value="125" calcext:value-type="float">
            <text:p>125</text:p>
          </table:table-cell>
          <table:table-cell table:formula="of:=SUM([.J309:.M309])" office:value-type="float" office:value="142" calcext:value-type="float">
            <text:p>142</text:p>
          </table:table-cell>
          <table:table-cell table:formula="of:=SUM([.N309:.Q309])" office:value-type="float" office:value="139" calcext:value-type="float">
            <text:p>139</text:p>
          </table:table-cell>
          <table:table-cell office:value-type="float" office:value="3756" calcext:value-type="float">
            <text:p>3756</text:p>
          </table:table-cell>
        </table:table-row>
        <table:table-row table:style-name="ro1">
          <table:table-cell table:formula="of:=[.A309]+1" office:value-type="date" office:date-value="2020-12-28" calcext:value-type="date">
            <text:p>2020-12-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09]+1" office:value-type="float" office:value="53" calcext:value-type="float">
            <text:p>53</text:p>
          </table:table-cell>
          <table:table-cell table:formula="of:=SUM([.B310:.D310])" office:value-type="float" office:value="128" calcext:value-type="float">
            <text:p>128</text:p>
          </table:table-cell>
          <table:table-cell table:formula="of:=SUM([.E310:.I310])" office:value-type="float" office:value="359" calcext:value-type="float">
            <text:p>359</text:p>
          </table:table-cell>
          <table:table-cell table:formula="of:=SUM([.J310:.M310])" office:value-type="float" office:value="374" calcext:value-type="float">
            <text:p>374</text:p>
          </table:table-cell>
          <table:table-cell table:formula="of:=SUM([.N310:.Q310])" office:value-type="float" office:value="394" calcext:value-type="float">
            <text:p>394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table:formula="of:=[.A310]+1" office:value-type="date" office:date-value="2020-12-29" calcext:value-type="date">
            <text:p>2020-12-29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0]" office:value-type="float" office:value="53" calcext:value-type="float">
            <text:p>53</text:p>
          </table:table-cell>
          <table:table-cell table:formula="of:=SUM([.B311:.D311])" office:value-type="float" office:value="217" calcext:value-type="float">
            <text:p>217</text:p>
          </table:table-cell>
          <table:table-cell table:formula="of:=SUM([.E311:.I311])" office:value-type="float" office:value="533" calcext:value-type="float">
            <text:p>533</text:p>
          </table:table-cell>
          <table:table-cell table:formula="of:=SUM([.J311:.M311])" office:value-type="float" office:value="565" calcext:value-type="float">
            <text:p>565</text:p>
          </table:table-cell>
          <table:table-cell table:formula="of:=SUM([.N311:.Q311])" office:value-type="float" office:value="531" calcext:value-type="float">
            <text:p>531</text:p>
          </table:table-cell>
          <table:table-cell office:value-type="float" office:value="16404" calcext:value-type="float">
            <text:p>16404</text:p>
          </table:table-cell>
        </table:table-row>
        <table:table-row table:style-name="ro1">
          <table:table-cell table:formula="of:=[.A311]+1" office:value-type="date" office:date-value="2020-12-30" calcext:value-type="date">
            <text:p>2020-12-30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S311]" office:value-type="float" office:value="53" calcext:value-type="float">
            <text:p>53</text:p>
          </table:table-cell>
          <table:table-cell table:formula="of:=SUM([.B312:.D312])" office:value-type="float" office:value="232" calcext:value-type="float">
            <text:p>232</text:p>
          </table:table-cell>
          <table:table-cell table:formula="of:=SUM([.E312:.I312])" office:value-type="float" office:value="541" calcext:value-type="float">
            <text:p>541</text:p>
          </table:table-cell>
          <table:table-cell table:formula="of:=SUM([.J312:.M312])" office:value-type="float" office:value="581" calcext:value-type="float">
            <text:p>581</text:p>
          </table:table-cell>
          <table:table-cell table:formula="of:=SUM([.N312:.Q312])" office:value-type="float" office:value="521" calcext:value-type="float">
            <text:p>521</text:p>
          </table:table-cell>
          <table:table-cell office:value-type="float" office:value="16939" calcext:value-type="float">
            <text:p>16939</text:p>
          </table:table-cell>
        </table:table-row>
        <table:table-row table:style-name="ro1">
          <table:table-cell table:formula="of:=[.A312]+1" office:value-type="date" office:date-value="2020-12-31" calcext:value-type="date">
            <text:p>2020-12-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S312]" office:value-type="float" office:value="53" calcext:value-type="float">
            <text:p>53</text:p>
          </table:table-cell>
          <table:table-cell table:formula="of:=SUM([.B313:.D313])" office:value-type="float" office:value="160" calcext:value-type="float">
            <text:p>160</text:p>
          </table:table-cell>
          <table:table-cell table:formula="of:=SUM([.E313:.I313])" office:value-type="float" office:value="392" calcext:value-type="float">
            <text:p>392</text:p>
          </table:table-cell>
          <table:table-cell table:formula="of:=SUM([.J313:.M313])" office:value-type="float" office:value="438" calcext:value-type="float">
            <text:p>438</text:p>
          </table:table-cell>
          <table:table-cell table:formula="of:=SUM([.N313:.Q313])" office:value-type="float" office:value="414" calcext:value-type="float">
            <text:p>414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table:formula="of:=[.A313]+1" office:value-type="date" office:date-value="2021-01-01" calcext:value-type="date">
            <text:p>2021-01-0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13]" office:value-type="float" office:value="53" calcext:value-type="float">
            <text:p>53</text:p>
          </table:table-cell>
          <table:table-cell table:formula="of:=SUM([.B314:.D314])" office:value-type="float" office:value="46" calcext:value-type="float">
            <text:p>46</text:p>
          </table:table-cell>
          <table:table-cell table:formula="of:=SUM([.E314:.I314])" office:value-type="float" office:value="126" calcext:value-type="float">
            <text:p>126</text:p>
          </table:table-cell>
          <table:table-cell table:formula="of:=SUM([.J314:.M314])" office:value-type="float" office:value="117" calcext:value-type="float">
            <text:p>117</text:p>
          </table:table-cell>
          <table:table-cell table:formula="of:=SUM([.N314:.Q314])" office:value-type="float" office:value="119" calcext:value-type="float">
            <text:p>119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table:formula="of:=[.A314]+1" office:value-type="date" office:date-value="2021-01-02" calcext:value-type="date">
            <text:p>2021-01-0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14]" office:value-type="float" office:value="53" calcext:value-type="float">
            <text:p>53</text:p>
          </table:table-cell>
          <table:table-cell table:formula="of:=SUM([.B315:.D315])" office:value-type="float" office:value="65" calcext:value-type="float">
            <text:p>65</text:p>
          </table:table-cell>
          <table:table-cell table:formula="of:=SUM([.E315:.I315])" office:value-type="float" office:value="146" calcext:value-type="float">
            <text:p>146</text:p>
          </table:table-cell>
          <table:table-cell table:formula="of:=SUM([.J315:.M315])" office:value-type="float" office:value="148" calcext:value-type="float">
            <text:p>148</text:p>
          </table:table-cell>
          <table:table-cell table:formula="of:=SUM([.N315:.Q315])" office:value-type="float" office:value="128" calcext:value-type="float">
            <text:p>12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formula="of:=[.A315]+1" office:value-type="date" office:date-value="2021-01-03" calcext:value-type="date">
            <text:p>2021-01-0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15]" office:value-type="float" office:value="53" calcext:value-type="float">
            <text:p>53</text:p>
          </table:table-cell>
          <table:table-cell table:formula="of:=SUM([.B316:.D316])" office:value-type="float" office:value="73" calcext:value-type="float">
            <text:p>73</text:p>
          </table:table-cell>
          <table:table-cell table:formula="of:=SUM([.E316:.I316])" office:value-type="float" office:value="190" calcext:value-type="float">
            <text:p>190</text:p>
          </table:table-cell>
          <table:table-cell table:formula="of:=SUM([.J316:.M316])" office:value-type="float" office:value="220" calcext:value-type="float">
            <text:p>220</text:p>
          </table:table-cell>
          <table:table-cell table:formula="of:=SUM([.N316:.Q316])" office:value-type="float" office:value="190" calcext:value-type="float">
            <text:p>190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formula="of:=[.A316]+1" office:value-type="date" office:date-value="2021-01-04" calcext:value-type="date">
            <text:p>2021-01-0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S316]+1" office:value-type="float" office:value="54" calcext:value-type="float">
            <text:p>54</text:p>
          </table:table-cell>
          <table:table-cell table:formula="of:=SUM([.B317:.D317])" office:value-type="float" office:value="167" calcext:value-type="float">
            <text:p>167</text:p>
          </table:table-cell>
          <table:table-cell table:formula="of:=SUM([.E317:.I317])" office:value-type="float" office:value="354" calcext:value-type="float">
            <text:p>354</text:p>
          </table:table-cell>
          <table:table-cell table:formula="of:=SUM([.J317:.M317])" office:value-type="float" office:value="392" calcext:value-type="float">
            <text:p>392</text:p>
          </table:table-cell>
          <table:table-cell table:formula="of:=SUM([.N317:.Q317])" office:value-type="float" office:value="392" calcext:value-type="float">
            <text:p>392</text:p>
          </table:table-cell>
          <table:table-cell office:value-type="float" office:value="12865" calcext:value-type="float">
            <text:p>12865</text:p>
          </table:table-cell>
        </table:table-row>
        <table:table-row table:style-name="ro1">
          <table:table-cell table:formula="of:=[.A317]+1" office:value-type="date" office:date-value="2021-01-05" calcext:value-type="date">
            <text:p>2021-01-05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S317]" office:value-type="float" office:value="54" calcext:value-type="float">
            <text:p>54</text:p>
          </table:table-cell>
          <table:table-cell table:formula="of:=SUM([.B318:.D318])" office:value-type="float" office:value="217" calcext:value-type="float">
            <text:p>217</text:p>
          </table:table-cell>
          <table:table-cell table:formula="of:=SUM([.E318:.I318])" office:value-type="float" office:value="560" calcext:value-type="float">
            <text:p>560</text:p>
          </table:table-cell>
          <table:table-cell table:formula="of:=SUM([.J318:.M318])" office:value-type="float" office:value="516" calcext:value-type="float">
            <text:p>516</text:p>
          </table:table-cell>
          <table:table-cell table:formula="of:=SUM([.N318:.Q318])" office:value-type="float" office:value="521" calcext:value-type="float">
            <text:p>521</text:p>
          </table:table-cell>
          <table:table-cell office:value-type="float" office:value="17258" calcext:value-type="float">
            <text:p>17258</text:p>
          </table:table-cell>
        </table:table-row>
        <table:table-row table:style-name="ro1">
          <table:table-cell table:formula="of:=[.A318]+1" office:value-type="date" office:date-value="2021-01-06" calcext:value-type="date">
            <text:p>2021-01-0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float" office:value="168" calcext:value-type="float">
            <text:p>168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18]" office:value-type="float" office:value="54" calcext:value-type="float">
            <text:p>54</text:p>
          </table:table-cell>
          <table:table-cell table:formula="of:=SUM([.B319:.D319])" office:value-type="float" office:value="211" calcext:value-type="float">
            <text:p>211</text:p>
          </table:table-cell>
          <table:table-cell table:formula="of:=SUM([.E319:.I319])" office:value-type="float" office:value="460" calcext:value-type="float">
            <text:p>460</text:p>
          </table:table-cell>
          <table:table-cell table:formula="of:=SUM([.J319:.M319])" office:value-type="float" office:value="539" calcext:value-type="float">
            <text:p>539</text:p>
          </table:table-cell>
          <table:table-cell table:formula="of:=SUM([.N319:.Q319])" office:value-type="float" office:value="610" calcext:value-type="float">
            <text:p>610</text:p>
          </table:table-cell>
          <table:table-cell office:value-type="float" office:value="17660" calcext:value-type="float">
            <text:p>17660</text:p>
          </table:table-cell>
        </table:table-row>
        <table:table-row table:style-name="ro1">
          <table:table-cell table:formula="of:=[.A319]+1" office:value-type="date" office:date-value="2021-01-07" calcext:value-type="date">
            <text:p>2021-01-07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S319]" office:value-type="float" office:value="54" calcext:value-type="float">
            <text:p>54</text:p>
          </table:table-cell>
          <table:table-cell table:formula="of:=SUM([.B320:.D320])" office:value-type="float" office:value="205" calcext:value-type="float">
            <text:p>205</text:p>
          </table:table-cell>
          <table:table-cell table:formula="of:=SUM([.E320:.I320])" office:value-type="float" office:value="439" calcext:value-type="float">
            <text:p>439</text:p>
          </table:table-cell>
          <table:table-cell table:formula="of:=SUM([.J320:.M320])" office:value-type="float" office:value="481" calcext:value-type="float">
            <text:p>481</text:p>
          </table:table-cell>
          <table:table-cell table:formula="of:=SUM([.N320:.Q320])" office:value-type="float" office:value="451" calcext:value-type="float">
            <text:p>451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table:formula="of:=[.A320]+1" office:value-type="date" office:date-value="2021-01-08" calcext:value-type="date">
            <text:p>2021-01-08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20]" office:value-type="float" office:value="54" calcext:value-type="float">
            <text:p>54</text:p>
          </table:table-cell>
          <table:table-cell table:formula="of:=SUM([.B321:.D321])" office:value-type="float" office:value="177" calcext:value-type="float">
            <text:p>177</text:p>
          </table:table-cell>
          <table:table-cell table:formula="of:=SUM([.E321:.I321])" office:value-type="float" office:value="410" calcext:value-type="float">
            <text:p>410</text:p>
          </table:table-cell>
          <table:table-cell table:formula="of:=SUM([.J321:.M321])" office:value-type="float" office:value="429" calcext:value-type="float">
            <text:p>429</text:p>
          </table:table-cell>
          <table:table-cell table:formula="of:=SUM([.N321:.Q321])" office:value-type="float" office:value="425" calcext:value-type="float">
            <text:p>425</text:p>
          </table:table-cell>
          <table:table-cell office:value-type="float" office:value="13035" calcext:value-type="float">
            <text:p>13035</text:p>
          </table:table-cell>
        </table:table-row>
        <table:table-row table:style-name="ro1">
          <table:table-cell table:formula="of:=[.A321]+1" office:value-type="date" office:date-value="2021-01-09" calcext:value-type="date">
            <text:p>2021-01-0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S321]" office:value-type="float" office:value="54" calcext:value-type="float">
            <text:p>54</text:p>
          </table:table-cell>
          <table:table-cell table:formula="of:=SUM([.B322:.D322])" office:value-type="float" office:value="150" calcext:value-type="float">
            <text:p>150</text:p>
          </table:table-cell>
          <table:table-cell table:formula="of:=SUM([.E322:.I322])" office:value-type="float" office:value="333" calcext:value-type="float">
            <text:p>333</text:p>
          </table:table-cell>
          <table:table-cell table:formula="of:=SUM([.J322:.M322])" office:value-type="float" office:value="327" calcext:value-type="float">
            <text:p>327</text:p>
          </table:table-cell>
          <table:table-cell table:formula="of:=SUM([.N322:.Q322])" office:value-type="float" office:value="281" calcext:value-type="float">
            <text:p>281</text:p>
          </table:table-cell>
          <table:table-cell office:value-type="float" office:value="8392" calcext:value-type="float">
            <text:p>8392</text:p>
          </table:table-cell>
        </table:table-row>
        <table:table-row table:style-name="ro1">
          <table:table-cell table:formula="of:=[.A322]+1" office:value-type="date" office:date-value="2021-01-10" calcext:value-type="date">
            <text:p>2021-01-1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S322]" office:value-type="float" office:value="54" calcext:value-type="float">
            <text:p>54</text:p>
          </table:table-cell>
          <table:table-cell table:formula="of:=SUM([.B323:.D323])" office:value-type="float" office:value="86" calcext:value-type="float">
            <text:p>86</text:p>
          </table:table-cell>
          <table:table-cell table:formula="of:=SUM([.E323:.I323])" office:value-type="float" office:value="183" calcext:value-type="float">
            <text:p>183</text:p>
          </table:table-cell>
          <table:table-cell table:formula="of:=SUM([.J323:.M323])" office:value-type="float" office:value="163" calcext:value-type="float">
            <text:p>163</text:p>
          </table:table-cell>
          <table:table-cell table:formula="of:=SUM([.N323:.Q323])" office:value-type="float" office:value="174" calcext:value-type="float">
            <text:p>174</text:p>
          </table:table-cell>
          <table:table-cell office:value-type="float" office:value="4275" calcext:value-type="float">
            <text:p>4275</text:p>
          </table:table-cell>
        </table:table-row>
        <table:table-row table:style-name="ro1">
          <table:table-cell table:formula="of:=[.A323]+1" office:value-type="date" office:date-value="2021-01-11" calcext:value-type="date">
            <text:p>2021-01-1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23]+1" office:value-type="float" office:value="55" calcext:value-type="float">
            <text:p>55</text:p>
          </table:table-cell>
          <table:table-cell table:formula="of:=SUM([.B324:.D324])" office:value-type="float" office:value="180" calcext:value-type="float">
            <text:p>180</text:p>
          </table:table-cell>
          <table:table-cell table:formula="of:=SUM([.E324:.I324])" office:value-type="float" office:value="353" calcext:value-type="float">
            <text:p>353</text:p>
          </table:table-cell>
          <table:table-cell table:formula="of:=SUM([.J324:.M324])" office:value-type="float" office:value="323" calcext:value-type="float">
            <text:p>323</text:p>
          </table:table-cell>
          <table:table-cell table:formula="of:=SUM([.N324:.Q324])" office:value-type="float" office:value="331" calcext:value-type="float">
            <text:p>331</text:p>
          </table:table-cell>
          <table:table-cell office:value-type="float" office:value="9323" calcext:value-type="float">
            <text:p>9323</text:p>
          </table:table-cell>
        </table:table-row>
        <table:table-row table:style-name="ro1">
          <table:table-cell table:formula="of:=[.A324]+1" office:value-type="date" office:date-value="2021-01-12" calcext:value-type="date">
            <text:p>2021-01-12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S324]" office:value-type="float" office:value="55" calcext:value-type="float">
            <text:p>55</text:p>
          </table:table-cell>
          <table:table-cell table:formula="of:=SUM([.B325:.D325])" office:value-type="float" office:value="244" calcext:value-type="float">
            <text:p>244</text:p>
          </table:table-cell>
          <table:table-cell table:formula="of:=SUM([.E325:.I325])" office:value-type="float" office:value="479" calcext:value-type="float">
            <text:p>479</text:p>
          </table:table-cell>
          <table:table-cell table:formula="of:=SUM([.J325:.M325])" office:value-type="float" office:value="377" calcext:value-type="float">
            <text:p>377</text:p>
          </table:table-cell>
          <table:table-cell table:formula="of:=SUM([.N325:.Q325])" office:value-type="float" office:value="348" calcext:value-type="float">
            <text:p>348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1">
          <table:table-cell table:formula="of:=[.A325]+1" office:value-type="date" office:date-value="2021-01-13" calcext:value-type="date">
            <text:p>2021-01-13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25]" office:value-type="float" office:value="55" calcext:value-type="float">
            <text:p>55</text:p>
          </table:table-cell>
          <table:table-cell table:formula="of:=SUM([.B326:.D326])" office:value-type="float" office:value="243" calcext:value-type="float">
            <text:p>243</text:p>
          </table:table-cell>
          <table:table-cell table:formula="of:=SUM([.E326:.I326])" office:value-type="float" office:value="507" calcext:value-type="float">
            <text:p>507</text:p>
          </table:table-cell>
          <table:table-cell table:formula="of:=SUM([.J326:.M326])" office:value-type="float" office:value="348" calcext:value-type="float">
            <text:p>348</text:p>
          </table:table-cell>
          <table:table-cell table:formula="of:=SUM([.N326:.Q326])" office:value-type="float" office:value="355" calcext:value-type="float">
            <text:p>355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table:formula="of:=[.A326]+1" office:value-type="date" office:date-value="2021-01-14" calcext:value-type="date">
            <text:p>2021-01-14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26]" office:value-type="float" office:value="55" calcext:value-type="float">
            <text:p>55</text:p>
          </table:table-cell>
          <table:table-cell table:formula="of:=SUM([.B327:.D327])" office:value-type="float" office:value="185" calcext:value-type="float">
            <text:p>185</text:p>
          </table:table-cell>
          <table:table-cell table:formula="of:=SUM([.E327:.I327])" office:value-type="float" office:value="348" calcext:value-type="float">
            <text:p>348</text:p>
          </table:table-cell>
          <table:table-cell table:formula="of:=SUM([.J327:.M327])" office:value-type="float" office:value="242" calcext:value-type="float">
            <text:p>242</text:p>
          </table:table-cell>
          <table:table-cell table:formula="of:=SUM([.N327:.Q327])" office:value-type="float" office:value="243" calcext:value-type="float">
            <text:p>243</text:p>
          </table:table-cell>
          <table:table-cell office:value-type="float" office:value="8016" calcext:value-type="float">
            <text:p>8016</text:p>
          </table:table-cell>
        </table:table-row>
        <table:table-row table:style-name="ro1">
          <table:table-cell table:formula="of:=[.A327]+1" office:value-type="date" office:date-value="2021-01-15" calcext:value-type="date">
            <text:p>2021-01-15</text:p>
          </table:table-cell>
          <table:table-cell office:value-type="float" office:value="56" calcext:value-type="float">
            <text:p>5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27]" office:value-type="float" office:value="55" calcext:value-type="float">
            <text:p>55</text:p>
          </table:table-cell>
          <table:table-cell table:formula="of:=SUM([.B328:.D328])" office:value-type="float" office:value="246" calcext:value-type="float">
            <text:p>246</text:p>
          </table:table-cell>
          <table:table-cell table:formula="of:=SUM([.E328:.I328])" office:value-type="float" office:value="407" calcext:value-type="float">
            <text:p>407</text:p>
          </table:table-cell>
          <table:table-cell table:formula="of:=SUM([.J328:.M328])" office:value-type="float" office:value="288" calcext:value-type="float">
            <text:p>288</text:p>
          </table:table-cell>
          <table:table-cell table:formula="of:=SUM([.N328:.Q328])" office:value-type="float" office:value="276" calcext:value-type="float">
            <text:p>276</text:p>
          </table:table-cell>
          <table:table-cell office:value-type="float" office:value="9225" calcext:value-type="float">
            <text:p>9225</text:p>
          </table:table-cell>
        </table:table-row>
        <table:table-row table:style-name="ro1">
          <table:table-cell table:formula="of:=[.A328]+1" office:value-type="date" office:date-value="2021-01-16" calcext:value-type="date">
            <text:p>2021-01-1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28]" office:value-type="float" office:value="55" calcext:value-type="float">
            <text:p>55</text:p>
          </table:table-cell>
          <table:table-cell table:formula="of:=SUM([.B329:.D329])" office:value-type="float" office:value="151" calcext:value-type="float">
            <text:p>151</text:p>
          </table:table-cell>
          <table:table-cell table:formula="of:=SUM([.E329:.I329])" office:value-type="float" office:value="271" calcext:value-type="float">
            <text:p>271</text:p>
          </table:table-cell>
          <table:table-cell table:formula="of:=SUM([.J329:.M329])" office:value-type="float" office:value="200" calcext:value-type="float">
            <text:p>200</text:p>
          </table:table-cell>
          <table:table-cell table:formula="of:=SUM([.N329:.Q329])" office:value-type="float" office:value="178" calcext:value-type="float">
            <text:p>178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formula="of:=[.A329]+1" office:value-type="date" office:date-value="2021-01-17" calcext:value-type="date">
            <text:p>2021-01-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S329]" office:value-type="float" office:value="55" calcext:value-type="float">
            <text:p>55</text:p>
          </table:table-cell>
          <table:table-cell table:formula="of:=SUM([.B330:.D330])" office:value-type="float" office:value="82" calcext:value-type="float">
            <text:p>82</text:p>
          </table:table-cell>
          <table:table-cell table:formula="of:=SUM([.E330:.I330])" office:value-type="float" office:value="156" calcext:value-type="float">
            <text:p>156</text:p>
          </table:table-cell>
          <table:table-cell table:formula="of:=SUM([.J330:.M330])" office:value-type="float" office:value="94" calcext:value-type="float">
            <text:p>94</text:p>
          </table:table-cell>
          <table:table-cell table:formula="of:=SUM([.N330:.Q330])" office:value-type="float" office:value="92" calcext:value-type="float">
            <text:p>92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table:formula="of:=[.A330]+1" office:value-type="date" office:date-value="2021-01-18" calcext:value-type="date">
            <text:p>2021-01-18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0]+1" office:value-type="float" office:value="56" calcext:value-type="float">
            <text:p>56</text:p>
          </table:table-cell>
          <table:table-cell table:formula="of:=SUM([.B331:.D331])" office:value-type="float" office:value="211" calcext:value-type="float">
            <text:p>211</text:p>
          </table:table-cell>
          <table:table-cell table:formula="of:=SUM([.E331:.I331])" office:value-type="float" office:value="379" calcext:value-type="float">
            <text:p>379</text:p>
          </table:table-cell>
          <table:table-cell table:formula="of:=SUM([.J331:.M331])" office:value-type="float" office:value="274" calcext:value-type="float">
            <text:p>274</text:p>
          </table:table-cell>
          <table:table-cell table:formula="of:=SUM([.N331:.Q331])" office:value-type="float" office:value="230" calcext:value-type="float">
            <text:p>230</text:p>
          </table:table-cell>
          <table:table-cell office:value-type="float" office:value="7579" calcext:value-type="float">
            <text:p>7579</text:p>
          </table:table-cell>
        </table:table-row>
        <table:table-row table:style-name="ro1">
          <table:table-cell table:formula="of:=[.A331]+1" office:value-type="date" office:date-value="2021-01-19" calcext:value-type="date">
            <text:p>2021-01-19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31]" office:value-type="float" office:value="56" calcext:value-type="float">
            <text:p>56</text:p>
          </table:table-cell>
          <table:table-cell table:formula="of:=SUM([.B332:.D332])" office:value-type="float" office:value="235" calcext:value-type="float">
            <text:p>235</text:p>
          </table:table-cell>
          <table:table-cell table:formula="of:=SUM([.E332:.I332])" office:value-type="float" office:value="440" calcext:value-type="float">
            <text:p>440</text:p>
          </table:table-cell>
          <table:table-cell table:formula="of:=SUM([.J332:.M332])" office:value-type="float" office:value="332" calcext:value-type="float">
            <text:p>332</text:p>
          </table:table-cell>
          <table:table-cell table:formula="of:=SUM([.N332:.Q332])" office:value-type="float" office:value="305" calcext:value-type="float">
            <text:p>305</text:p>
          </table:table-cell>
          <table:table-cell office:value-type="float" office:value="9529" calcext:value-type="float">
            <text:p>9529</text:p>
          </table:table-cell>
        </table:table-row>
        <table:table-row table:style-name="ro1">
          <table:table-cell table:formula="of:=[.A332]+1" office:value-type="date" office:date-value="2021-01-20" calcext:value-type="date">
            <text:p>2021-01-20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332]" office:value-type="float" office:value="56" calcext:value-type="float">
            <text:p>56</text:p>
          </table:table-cell>
          <table:table-cell table:formula="of:=SUM([.B333:.D333])" office:value-type="float" office:value="216" calcext:value-type="float">
            <text:p>216</text:p>
          </table:table-cell>
          <table:table-cell table:formula="of:=SUM([.E333:.I333])" office:value-type="float" office:value="408" calcext:value-type="float">
            <text:p>408</text:p>
          </table:table-cell>
          <table:table-cell table:formula="of:=SUM([.J333:.M333])" office:value-type="float" office:value="251" calcext:value-type="float">
            <text:p>251</text:p>
          </table:table-cell>
          <table:table-cell table:formula="of:=SUM([.N333:.Q333])" office:value-type="float" office:value="221" calcext:value-type="float">
            <text:p>221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table:style-name="ce46" table:formula="of:=[.A333]+1" office:value-type="date" office:date-value="2021-01-21" calcext:value-type="date">
            <text:p>2021-01-21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33]" office:value-type="float" office:value="56" calcext:value-type="float">
            <text:p>56</text:p>
          </table:table-cell>
          <table:table-cell table:formula="of:=SUM([.B334:.D334])" office:value-type="float" office:value="235" calcext:value-type="float">
            <text:p>235</text:p>
          </table:table-cell>
          <table:table-cell table:formula="of:=SUM([.E334:.I334])" office:value-type="float" office:value="322" calcext:value-type="float">
            <text:p>322</text:p>
          </table:table-cell>
          <table:table-cell table:formula="of:=SUM([.J334:.M334])" office:value-type="float" office:value="225" calcext:value-type="float">
            <text:p>225</text:p>
          </table:table-cell>
          <table:table-cell table:formula="of:=SUM([.N334:.Q334])" office:value-type="float" office:value="243" calcext:value-type="float">
            <text:p>243</text:p>
          </table:table-cell>
          <table:table-cell office:value-type="float" office:value="7472" calcext:value-type="float">
            <text:p>7472</text:p>
          </table:table-cell>
        </table:table-row>
        <table:table-row table:style-name="ro1">
          <table:table-cell table:formula="of:=[.A334]+1" office:value-type="date" office:date-value="2021-01-22" calcext:value-type="date">
            <text:p>2021-01-22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34]" office:value-type="float" office:value="56" calcext:value-type="float">
            <text:p>56</text:p>
          </table:table-cell>
          <table:table-cell table:formula="of:=SUM([.B335:.D335])" office:value-type="float" office:value="228" calcext:value-type="float">
            <text:p>228</text:p>
          </table:table-cell>
          <table:table-cell table:formula="of:=SUM([.E335:.I335])" office:value-type="float" office:value="450" calcext:value-type="float">
            <text:p>450</text:p>
          </table:table-cell>
          <table:table-cell table:formula="of:=SUM([.J335:.M335])" office:value-type="float" office:value="307" calcext:value-type="float">
            <text:p>307</text:p>
          </table:table-cell>
          <table:table-cell table:formula="of:=SUM([.N335:.Q335])" office:value-type="float" office:value="231" calcext:value-type="float">
            <text:p>231</text:p>
          </table:table-cell>
          <table:table-cell office:value-type="float" office:value="8395" calcext:value-type="float">
            <text:p>8395</text:p>
          </table:table-cell>
        </table:table-row>
        <table:table-row table:style-name="ro1">
          <table:table-cell table:formula="of:=[.A335]+1" office:value-type="date" office:date-value="2021-01-23" calcext:value-type="date">
            <text:p>2021-01-2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S335]" office:value-type="float" office:value="56" calcext:value-type="float">
            <text:p>56</text:p>
          </table:table-cell>
          <table:table-cell table:formula="of:=SUM([.B336:.D336])" office:value-type="float" office:value="135" calcext:value-type="float">
            <text:p>135</text:p>
          </table:table-cell>
          <table:table-cell table:formula="of:=SUM([.E336:.I336])" office:value-type="float" office:value="223" calcext:value-type="float">
            <text:p>223</text:p>
          </table:table-cell>
          <table:table-cell table:formula="of:=SUM([.J336:.M336])" office:value-type="float" office:value="158" calcext:value-type="float">
            <text:p>158</text:p>
          </table:table-cell>
          <table:table-cell table:formula="of:=SUM([.N336:.Q336])" office:value-type="float" office:value="153" calcext:value-type="float">
            <text:p>153</text:p>
          </table:table-cell>
          <table:table-cell office:value-type="float" office:value="4212" calcext:value-type="float">
            <text:p>4212</text:p>
          </table:table-cell>
        </table:table-row>
        <table:table-row table:style-name="ro1">
          <table:table-cell table:formula="of:=[.A336]+1" office:value-type="date" office:date-value="2021-01-24" calcext:value-type="date">
            <text:p>2021-01-2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36]" office:value-type="float" office:value="56" calcext:value-type="float">
            <text:p>56</text:p>
          </table:table-cell>
          <table:table-cell table:formula="of:=SUM([.B337:.D337])" office:value-type="float" office:value="72" calcext:value-type="float">
            <text:p>72</text:p>
          </table:table-cell>
          <table:table-cell table:formula="of:=SUM([.E337:.I337])" office:value-type="float" office:value="133" calcext:value-type="float">
            <text:p>133</text:p>
          </table:table-cell>
          <table:table-cell table:formula="of:=SUM([.J337:.M337])" office:value-type="float" office:value="94" calcext:value-type="float">
            <text:p>94</text:p>
          </table:table-cell>
          <table:table-cell table:formula="of:=SUM([.N337:.Q337])" office:value-type="float" office:value="78" calcext:value-type="float">
            <text:p>78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table:formula="of:=[.A337]+1" office:value-type="date" office:date-value="2021-01-25" calcext:value-type="date">
            <text:p>2021-01-25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S337]+1" office:value-type="float" office:value="57" calcext:value-type="float">
            <text:p>57</text:p>
          </table:table-cell>
          <table:table-cell table:formula="of:=SUM([.B338:.D338])" office:value-type="float" office:value="183" calcext:value-type="float">
            <text:p>183</text:p>
          </table:table-cell>
          <table:table-cell table:formula="of:=SUM([.E338:.I338])" office:value-type="float" office:value="318" calcext:value-type="float">
            <text:p>318</text:p>
          </table:table-cell>
          <table:table-cell table:formula="of:=SUM([.J338:.M338])" office:value-type="float" office:value="252" calcext:value-type="float">
            <text:p>252</text:p>
          </table:table-cell>
          <table:table-cell table:formula="of:=SUM([.N338:.Q338])" office:value-type="float" office:value="195" calcext:value-type="float">
            <text:p>195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formula="of:=[.A338]+1" office:value-type="date" office:date-value="2021-01-26" calcext:value-type="date">
            <text:p>2021-01-26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38]" office:value-type="float" office:value="57" calcext:value-type="float">
            <text:p>57</text:p>
          </table:table-cell>
          <table:table-cell table:formula="of:=SUM([.B339:.D339])" office:value-type="float" office:value="228" calcext:value-type="float">
            <text:p>228</text:p>
          </table:table-cell>
          <table:table-cell table:formula="of:=SUM([.E339:.I339])" office:value-type="float" office:value="404" calcext:value-type="float">
            <text:p>404</text:p>
          </table:table-cell>
          <table:table-cell table:formula="of:=SUM([.J339:.M339])" office:value-type="float" office:value="295" calcext:value-type="float">
            <text:p>295</text:p>
          </table:table-cell>
          <table:table-cell table:formula="of:=SUM([.N339:.Q339])" office:value-type="float" office:value="311" calcext:value-type="float">
            <text:p>311</text:p>
          </table:table-cell>
          <table:table-cell office:value-type="float" office:value="9149" calcext:value-type="float">
            <text:p>9149</text:p>
          </table:table-cell>
        </table:table-row>
        <table:table-row table:style-name="ro1">
          <table:table-cell table:formula="of:=[.A339]+1" office:value-type="date" office:date-value="2021-01-27" calcext:value-type="date">
            <text:p>2021-01-27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39]" office:value-type="float" office:value="57" calcext:value-type="float">
            <text:p>57</text:p>
          </table:table-cell>
          <table:table-cell table:formula="of:=SUM([.B340:.D340])" office:value-type="float" office:value="232" calcext:value-type="float">
            <text:p>232</text:p>
          </table:table-cell>
          <table:table-cell table:formula="of:=SUM([.E340:.I340])" office:value-type="float" office:value="386" calcext:value-type="float">
            <text:p>386</text:p>
          </table:table-cell>
          <table:table-cell table:formula="of:=SUM([.J340:.M340])" office:value-type="float" office:value="265" calcext:value-type="float">
            <text:p>265</text:p>
          </table:table-cell>
          <table:table-cell table:formula="of:=SUM([.N340:.Q340])" office:value-type="float" office:value="244" calcext:value-type="float">
            <text:p>244</text:p>
          </table:table-cell>
          <table:table-cell office:value-type="float" office:value="8455" calcext:value-type="float">
            <text:p>8455</text:p>
          </table:table-cell>
        </table:table-row>
        <table:table-row table:style-name="ro1">
          <table:table-cell table:formula="of:=[.A340]+1" office:value-type="date" office:date-value="2021-01-28" calcext:value-type="date">
            <text:p>2021-01-28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0]" office:value-type="float" office:value="57" calcext:value-type="float">
            <text:p>57</text:p>
          </table:table-cell>
          <table:table-cell table:formula="of:=SUM([.B341:.D341])" office:value-type="float" office:value="253" calcext:value-type="float">
            <text:p>253</text:p>
          </table:table-cell>
          <table:table-cell table:formula="of:=SUM([.E341:.I341])" office:value-type="float" office:value="371" calcext:value-type="float">
            <text:p>371</text:p>
          </table:table-cell>
          <table:table-cell table:formula="of:=SUM([.J341:.M341])" office:value-type="float" office:value="252" calcext:value-type="float">
            <text:p>252</text:p>
          </table:table-cell>
          <table:table-cell table:formula="of:=SUM([.N341:.Q341])" office:value-type="float" office:value="230" calcext:value-type="float">
            <text:p>230</text:p>
          </table:table-cell>
          <table:table-cell office:value-type="float" office:value="7962" calcext:value-type="float">
            <text:p>7962</text:p>
          </table:table-cell>
        </table:table-row>
        <table:table-row table:style-name="ro1">
          <table:table-cell table:formula="of:=[.A341]+1" office:value-type="date" office:date-value="2021-01-29" calcext:value-type="date">
            <text:p>2021-01-2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41]" office:value-type="float" office:value="57" calcext:value-type="float">
            <text:p>57</text:p>
          </table:table-cell>
          <table:table-cell table:formula="of:=SUM([.B342:.D342])" office:value-type="float" office:value="254" calcext:value-type="float">
            <text:p>254</text:p>
          </table:table-cell>
          <table:table-cell table:formula="of:=SUM([.E342:.I342])" office:value-type="float" office:value="414" calcext:value-type="float">
            <text:p>414</text:p>
          </table:table-cell>
          <table:table-cell table:formula="of:=SUM([.J342:.M342])" office:value-type="float" office:value="288" calcext:value-type="float">
            <text:p>288</text:p>
          </table:table-cell>
          <table:table-cell table:formula="of:=SUM([.N342:.Q342])" office:value-type="float" office:value="241" calcext:value-type="float">
            <text:p>241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table:formula="of:=[.A342]+1" office:value-type="date" office:date-value="2021-01-30" calcext:value-type="date">
            <text:p>2021-01-30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S342]" office:value-type="float" office:value="57" calcext:value-type="float">
            <text:p>57</text:p>
          </table:table-cell>
          <table:table-cell table:formula="of:=SUM([.B343:.D343])" office:value-type="float" office:value="112" calcext:value-type="float">
            <text:p>112</text:p>
          </table:table-cell>
          <table:table-cell table:formula="of:=SUM([.E343:.I343])" office:value-type="float" office:value="227" calcext:value-type="float">
            <text:p>227</text:p>
          </table:table-cell>
          <table:table-cell table:formula="of:=SUM([.J343:.M343])" office:value-type="float" office:value="169" calcext:value-type="float">
            <text:p>169</text:p>
          </table:table-cell>
          <table:table-cell table:formula="of:=SUM([.N343:.Q343])" office:value-type="float" office:value="124" calcext:value-type="float">
            <text:p>124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formula="of:=[.A343]+1" office:value-type="date" office:date-value="2021-01-31" calcext:value-type="date">
            <text:p>2021-01-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43]" office:value-type="float" office:value="57" calcext:value-type="float">
            <text:p>57</text:p>
          </table:table-cell>
          <table:table-cell table:formula="of:=SUM([.B344:.D344])" office:value-type="float" office:value="87" calcext:value-type="float">
            <text:p>87</text:p>
          </table:table-cell>
          <table:table-cell table:formula="of:=SUM([.E344:.I344])" office:value-type="float" office:value="135" calcext:value-type="float">
            <text:p>135</text:p>
          </table:table-cell>
          <table:table-cell table:formula="of:=SUM([.J344:.M344])" office:value-type="float" office:value="99" calcext:value-type="float">
            <text:p>99</text:p>
          </table:table-cell>
          <table:table-cell table:formula="of:=SUM([.N344:.Q344])" office:value-type="float" office:value="78" calcext:value-type="float">
            <text:p>78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table:formula="of:=[.A344]+1" office:value-type="date" office:date-value="2021-02-01" calcext:value-type="date">
            <text:p>2021-02-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S344]+1" office:value-type="float" office:value="58" calcext:value-type="float">
            <text:p>58</text:p>
          </table:table-cell>
          <table:table-cell table:formula="of:=SUM([.B345:.D345])" office:value-type="float" office:value="189" calcext:value-type="float">
            <text:p>189</text:p>
          </table:table-cell>
          <table:table-cell table:formula="of:=SUM([.E345:.I345])" office:value-type="float" office:value="379" calcext:value-type="float">
            <text:p>379</text:p>
          </table:table-cell>
          <table:table-cell table:formula="of:=SUM([.J345:.M345])" office:value-type="float" office:value="265" calcext:value-type="float">
            <text:p>265</text:p>
          </table:table-cell>
          <table:table-cell table:formula="of:=SUM([.N345:.Q345])" office:value-type="float" office:value="243" calcext:value-type="float">
            <text:p>243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345]+1" office:value-type="date" office:date-value="2021-02-02" calcext:value-type="date">
            <text:p>2021-02-02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S345]" office:value-type="float" office:value="58" calcext:value-type="float">
            <text:p>58</text:p>
          </table:table-cell>
          <table:table-cell table:formula="of:=SUM([.B346:.D346])" office:value-type="float" office:value="240" calcext:value-type="float">
            <text:p>240</text:p>
          </table:table-cell>
          <table:table-cell table:formula="of:=SUM([.E346:.I346])" office:value-type="float" office:value="451" calcext:value-type="float">
            <text:p>451</text:p>
          </table:table-cell>
          <table:table-cell table:formula="of:=SUM([.J346:.M346])" office:value-type="float" office:value="295" calcext:value-type="float">
            <text:p>295</text:p>
          </table:table-cell>
          <table:table-cell table:formula="of:=SUM([.N346:.Q346])" office:value-type="float" office:value="268" calcext:value-type="float">
            <text:p>268</text:p>
          </table:table-cell>
          <table:table-cell office:value-type="float" office:value="9099" calcext:value-type="float">
            <text:p>9099</text:p>
          </table:table-cell>
        </table:table-row>
        <table:table-row table:style-name="ro1">
          <table:table-cell table:formula="of:=[.A346]+1" office:value-type="date" office:date-value="2021-02-03" calcext:value-type="date">
            <text:p>2021-02-03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S346]" office:value-type="float" office:value="58" calcext:value-type="float">
            <text:p>58</text:p>
          </table:table-cell>
          <table:table-cell table:formula="of:=SUM([.B347:.D347])" office:value-type="float" office:value="284" calcext:value-type="float">
            <text:p>284</text:p>
          </table:table-cell>
          <table:table-cell table:formula="of:=SUM([.E347:.I347])" office:value-type="float" office:value="440" calcext:value-type="float">
            <text:p>440</text:p>
          </table:table-cell>
          <table:table-cell table:formula="of:=SUM([.J347:.M347])" office:value-type="float" office:value="301" calcext:value-type="float">
            <text:p>301</text:p>
          </table:table-cell>
          <table:table-cell table:formula="of:=SUM([.N347:.Q347])" office:value-type="float" office:value="280" calcext:value-type="float">
            <text:p>280</text:p>
          </table:table-cell>
          <table:table-cell office:value-type="float" office:value="9572" calcext:value-type="float">
            <text:p>9572</text:p>
          </table:table-cell>
        </table:table-row>
        <table:table-row table:style-name="ro1">
          <table:table-cell table:formula="of:=[.A347]+1" office:value-type="date" office:date-value="2021-02-04" calcext:value-type="date">
            <text:p>2021-02-04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S347]" office:value-type="float" office:value="58" calcext:value-type="float">
            <text:p>58</text:p>
          </table:table-cell>
          <table:table-cell table:formula="of:=SUM([.B348:.D348])" office:value-type="float" office:value="279" calcext:value-type="float">
            <text:p>279</text:p>
          </table:table-cell>
          <table:table-cell table:formula="of:=SUM([.E348:.I348])" office:value-type="float" office:value="420" calcext:value-type="float">
            <text:p>420</text:p>
          </table:table-cell>
          <table:table-cell table:formula="of:=SUM([.J348:.M348])" office:value-type="float" office:value="277" calcext:value-type="float">
            <text:p>277</text:p>
          </table:table-cell>
          <table:table-cell table:formula="of:=SUM([.N348:.Q348])" office:value-type="float" office:value="243" calcext:value-type="float">
            <text:p>243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table:formula="of:=[.A348]+1" office:value-type="date" office:date-value="2021-02-05" calcext:value-type="date">
            <text:p>2021-02-05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48]" office:value-type="float" office:value="58" calcext:value-type="float">
            <text:p>58</text:p>
          </table:table-cell>
          <table:table-cell table:formula="of:=SUM([.B349:.D349])" office:value-type="float" office:value="251" calcext:value-type="float">
            <text:p>251</text:p>
          </table:table-cell>
          <table:table-cell table:formula="of:=SUM([.E349:.I349])" office:value-type="float" office:value="476" calcext:value-type="float">
            <text:p>476</text:p>
          </table:table-cell>
          <table:table-cell table:formula="of:=SUM([.J349:.M349])" office:value-type="float" office:value="331" calcext:value-type="float">
            <text:p>331</text:p>
          </table:table-cell>
          <table:table-cell table:formula="of:=SUM([.N349:.Q349])" office:value-type="float" office:value="287" calcext:value-type="float">
            <text:p>287</text:p>
          </table:table-cell>
          <table:table-cell office:value-type="float" office:value="8579" calcext:value-type="float">
            <text:p>8579</text:p>
          </table:table-cell>
        </table:table-row>
        <table:table-row table:style-name="ro1">
          <table:table-cell table:formula="of:=[.A349]+1" office:value-type="date" office:date-value="2021-02-06" calcext:value-type="date">
            <text:p>2021-02-0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table:formula="of:=[.S349]" office:value-type="float" office:value="58" calcext:value-type="float">
            <text:p>58</text:p>
          </table:table-cell>
          <table:table-cell table:formula="of:=SUM([.B350:.D350])" office:value-type="float" office:value="130" calcext:value-type="float">
            <text:p>130</text:p>
          </table:table-cell>
          <table:table-cell table:formula="of:=SUM([.E350:.I350])" office:value-type="float" office:value="244" calcext:value-type="float">
            <text:p>244</text:p>
          </table:table-cell>
          <table:table-cell table:formula="of:=SUM([.J350:.M350])" office:value-type="float" office:value="190" calcext:value-type="float">
            <text:p>190</text:p>
          </table:table-cell>
          <table:table-cell table:formula="of:=SUM([.N350:.Q350])" office:value-type="float" office:value="166" calcext:value-type="float">
            <text:p>166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formula="of:=[.A350]+1" office:value-type="date" office:date-value="2021-02-07" calcext:value-type="date">
            <text:p>2021-02-0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S350]" office:value-type="float" office:value="58" calcext:value-type="float">
            <text:p>58</text:p>
          </table:table-cell>
          <table:table-cell table:formula="of:=SUM([.B351:.D351])" office:value-type="float" office:value="76" calcext:value-type="float">
            <text:p>76</text:p>
          </table:table-cell>
          <table:table-cell table:formula="of:=SUM([.E351:.I351])" office:value-type="float" office:value="118" calcext:value-type="float">
            <text:p>118</text:p>
          </table:table-cell>
          <table:table-cell table:formula="of:=SUM([.J351:.M351])" office:value-type="float" office:value="79" calcext:value-type="float">
            <text:p>79</text:p>
          </table:table-cell>
          <table:table-cell table:formula="of:=SUM([.N351:.Q351])" office:value-type="float" office:value="77" calcext:value-type="float">
            <text:p>77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table:formula="of:=[.A351]+1" office:value-type="date" office:date-value="2021-02-08" calcext:value-type="date">
            <text:p>2021-02-08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351]+1" office:value-type="float" office:value="59" calcext:value-type="float">
            <text:p>59</text:p>
          </table:table-cell>
          <table:table-cell table:formula="of:=SUM([.B352:.D352])" office:value-type="float" office:value="224" calcext:value-type="float">
            <text:p>224</text:p>
          </table:table-cell>
          <table:table-cell table:formula="of:=SUM([.E352:.I352])" office:value-type="float" office:value="394" calcext:value-type="float">
            <text:p>394</text:p>
          </table:table-cell>
          <table:table-cell table:formula="of:=SUM([.J352:.M352])" office:value-type="float" office:value="265" calcext:value-type="float">
            <text:p>265</text:p>
          </table:table-cell>
          <table:table-cell table:formula="of:=SUM([.N352:.Q352])" office:value-type="float" office:value="230" calcext:value-type="float">
            <text:p>230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table:formula="of:=[.A352]+1" office:value-type="date" office:date-value="2021-02-09" calcext:value-type="date">
            <text:p>2021-02-09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S352]" office:value-type="float" office:value="59" calcext:value-type="float">
            <text:p>59</text:p>
          </table:table-cell>
          <table:table-cell table:formula="of:=SUM([.B353:.D353])" office:value-type="float" office:value="307" calcext:value-type="float">
            <text:p>307</text:p>
          </table:table-cell>
          <table:table-cell table:formula="of:=SUM([.E353:.I353])" office:value-type="float" office:value="522" calcext:value-type="float">
            <text:p>522</text:p>
          </table:table-cell>
          <table:table-cell table:formula="of:=SUM([.J353:.M353])" office:value-type="float" office:value="386" calcext:value-type="float">
            <text:p>386</text:p>
          </table:table-cell>
          <table:table-cell table:formula="of:=SUM([.N353:.Q353])" office:value-type="float" office:value="306" calcext:value-type="float">
            <text:p>306</text:p>
          </table:table-cell>
          <table:table-cell office:value-type="float" office:value="10231" calcext:value-type="float">
            <text:p>10231</text:p>
          </table:table-cell>
        </table:table-row>
        <table:table-row table:style-name="ro1">
          <table:table-cell table:formula="of:=[.A353]+1" office:value-type="date" office:date-value="2021-02-10" calcext:value-type="date">
            <text:p>2021-02-1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S353]" office:value-type="float" office:value="59" calcext:value-type="float">
            <text:p>59</text:p>
          </table:table-cell>
          <table:table-cell table:formula="of:=SUM([.B354:.D354])" office:value-type="float" office:value="278" calcext:value-type="float">
            <text:p>278</text:p>
          </table:table-cell>
          <table:table-cell table:formula="of:=SUM([.E354:.I354])" office:value-type="float" office:value="488" calcext:value-type="float">
            <text:p>488</text:p>
          </table:table-cell>
          <table:table-cell table:formula="of:=SUM([.J354:.M354])" office:value-type="float" office:value="325" calcext:value-type="float">
            <text:p>325</text:p>
          </table:table-cell>
          <table:table-cell table:formula="of:=SUM([.N354:.Q354])" office:value-type="float" office:value="306" calcext:value-type="float">
            <text:p>306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table:formula="of:=[.A354]+1" office:value-type="date" office:date-value="2021-02-11" calcext:value-type="date">
            <text:p>2021-02-11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54]" office:value-type="float" office:value="59" calcext:value-type="float">
            <text:p>59</text:p>
          </table:table-cell>
          <table:table-cell table:formula="of:=SUM([.B355:.D355])" office:value-type="float" office:value="265" calcext:value-type="float">
            <text:p>265</text:p>
          </table:table-cell>
          <table:table-cell table:formula="of:=SUM([.E355:.I355])" office:value-type="float" office:value="493" calcext:value-type="float">
            <text:p>493</text:p>
          </table:table-cell>
          <table:table-cell table:formula="of:=SUM([.J355:.M355])" office:value-type="float" office:value="298" calcext:value-type="float">
            <text:p>298</text:p>
          </table:table-cell>
          <table:table-cell table:formula="of:=SUM([.N355:.Q355])" office:value-type="float" office:value="288" calcext:value-type="float">
            <text:p>288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table:formula="of:=[.A355]+1" office:value-type="date" office:date-value="2021-02-12" calcext:value-type="date">
            <text:p>2021-02-12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S355]" office:value-type="float" office:value="59" calcext:value-type="float">
            <text:p>59</text:p>
          </table:table-cell>
          <table:table-cell table:formula="of:=SUM([.B356:.D356])" office:value-type="float" office:value="286" calcext:value-type="float">
            <text:p>286</text:p>
          </table:table-cell>
          <table:table-cell table:formula="of:=SUM([.E356:.I356])" office:value-type="float" office:value="502" calcext:value-type="float">
            <text:p>502</text:p>
          </table:table-cell>
          <table:table-cell table:formula="of:=SUM([.J356:.M356])" office:value-type="float" office:value="280" calcext:value-type="float">
            <text:p>280</text:p>
          </table:table-cell>
          <table:table-cell table:formula="of:=SUM([.N356:.Q356])" office:value-type="float" office:value="270" calcext:value-type="float">
            <text:p>270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table:formula="of:=[.A356]+1" office:value-type="date" office:date-value="2021-02-13" calcext:value-type="date">
            <text:p>2021-02-1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S356]" office:value-type="float" office:value="59" calcext:value-type="float">
            <text:p>59</text:p>
          </table:table-cell>
          <table:table-cell table:formula="of:=SUM([.B357:.D357])" office:value-type="float" office:value="128" calcext:value-type="float">
            <text:p>128</text:p>
          </table:table-cell>
          <table:table-cell table:formula="of:=SUM([.E357:.I357])" office:value-type="float" office:value="302" calcext:value-type="float">
            <text:p>302</text:p>
          </table:table-cell>
          <table:table-cell table:formula="of:=SUM([.J357:.M357])" office:value-type="float" office:value="217" calcext:value-type="float">
            <text:p>217</text:p>
          </table:table-cell>
          <table:table-cell table:formula="of:=SUM([.N357:.Q357])" office:value-type="float" office:value="199" calcext:value-type="float">
            <text:p>199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formula="of:=[.A357]+1" office:value-type="date" office:date-value="2021-02-14" calcext:value-type="date">
            <text:p>2021-02-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S357]" office:value-type="float" office:value="59" calcext:value-type="float">
            <text:p>59</text:p>
          </table:table-cell>
          <table:table-cell table:formula="of:=SUM([.B358:.D358])" office:value-type="float" office:value="98" calcext:value-type="float">
            <text:p>98</text:p>
          </table:table-cell>
          <table:table-cell table:formula="of:=SUM([.E358:.I358])" office:value-type="float" office:value="169" calcext:value-type="float">
            <text:p>169</text:p>
          </table:table-cell>
          <table:table-cell table:formula="of:=SUM([.J358:.M358])" office:value-type="float" office:value="114" calcext:value-type="float">
            <text:p>114</text:p>
          </table:table-cell>
          <table:table-cell table:formula="of:=SUM([.N358:.Q358])" office:value-type="float" office:value="88" calcext:value-type="float">
            <text:p>88</text:p>
          </table:table-cell>
          <table:table-cell office:value-type="float" office:value="2819" calcext:value-type="float">
            <text:p>2819</text:p>
          </table:table-cell>
        </table:table-row>
        <table:table-row table:style-name="ro1">
          <table:table-cell table:formula="of:=[.A358]+1" office:value-type="date" office:date-value="2021-02-15" calcext:value-type="date">
            <text:p>2021-02-15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S358]+1" office:value-type="float" office:value="60" calcext:value-type="float">
            <text:p>60</text:p>
          </table:table-cell>
          <table:table-cell table:formula="of:=SUM([.B359:.D359])" office:value-type="float" office:value="241" calcext:value-type="float">
            <text:p>241</text:p>
          </table:table-cell>
          <table:table-cell table:formula="of:=SUM([.E359:.I359])" office:value-type="float" office:value="508" calcext:value-type="float">
            <text:p>508</text:p>
          </table:table-cell>
          <table:table-cell table:formula="of:=SUM([.J359:.M359])" office:value-type="float" office:value="367" calcext:value-type="float">
            <text:p>367</text:p>
          </table:table-cell>
          <table:table-cell table:formula="of:=SUM([.N359:.Q359])" office:value-type="float" office:value="288" calcext:value-type="float">
            <text:p>288</text:p>
          </table:table-cell>
          <table:table-cell office:value-type="float" office:value="8865" calcext:value-type="float">
            <text:p>8865</text:p>
          </table:table-cell>
        </table:table-row>
        <table:table-row table:style-name="ro1">
          <table:table-cell table:formula="of:=[.A359]+1" office:value-type="date" office:date-value="2021-02-16" calcext:value-type="date">
            <text:p>2021-02-16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S359]" office:value-type="float" office:value="60" calcext:value-type="float">
            <text:p>60</text:p>
          </table:table-cell>
          <table:table-cell table:formula="of:=SUM([.B360:.D360])" office:value-type="float" office:value="345" calcext:value-type="float">
            <text:p>345</text:p>
          </table:table-cell>
          <table:table-cell table:formula="of:=SUM([.E360:.I360])" office:value-type="float" office:value="653" calcext:value-type="float">
            <text:p>653</text:p>
          </table:table-cell>
          <table:table-cell table:formula="of:=SUM([.J360:.M360])" office:value-type="float" office:value="500" calcext:value-type="float">
            <text:p>500</text:p>
          </table:table-cell>
          <table:table-cell table:formula="of:=SUM([.N360:.Q360])" office:value-type="float" office:value="380" calcext:value-type="float">
            <text:p>380</text:p>
          </table:table-cell>
          <table:table-cell office:value-type="float" office:value="12543" calcext:value-type="float">
            <text:p>12543</text:p>
          </table:table-cell>
        </table:table-row>
        <table:table-row table:style-name="ro1">
          <table:table-cell table:formula="of:=[.A360]+1" office:value-type="date" office:date-value="2021-02-17" calcext:value-type="date">
            <text:p>2021-02-17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60]" office:value-type="float" office:value="60" calcext:value-type="float">
            <text:p>60</text:p>
          </table:table-cell>
          <table:table-cell table:formula="of:=SUM([.B361:.D361])" office:value-type="float" office:value="337" calcext:value-type="float">
            <text:p>337</text:p>
          </table:table-cell>
          <table:table-cell table:formula="of:=SUM([.E361:.I361])" office:value-type="float" office:value="588" calcext:value-type="float">
            <text:p>588</text:p>
          </table:table-cell>
          <table:table-cell table:formula="of:=SUM([.J361:.M361])" office:value-type="float" office:value="373" calcext:value-type="float">
            <text:p>373</text:p>
          </table:table-cell>
          <table:table-cell table:formula="of:=SUM([.N361:.Q361])" office:value-type="float" office:value="343" calcext:value-type="float">
            <text:p>343</text:p>
          </table:table-cell>
          <table:table-cell office:value-type="float" office:value="10882" calcext:value-type="float">
            <text:p>10882</text:p>
          </table:table-cell>
        </table:table-row>
        <table:table-row table:style-name="ro1">
          <table:table-cell table:formula="of:=[.A361]+1" office:value-type="date" office:date-value="2021-02-18" calcext:value-type="date">
            <text:p>2021-02-18</text:p>
          </table:table-cell>
          <table:table-cell office:value-type="float" office:value="79" calcext:value-type="float">
            <text:p>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S361]" office:value-type="float" office:value="60" calcext:value-type="float">
            <text:p>60</text:p>
          </table:table-cell>
          <table:table-cell table:formula="of:=SUM([.B362:.D362])" office:value-type="float" office:value="410" calcext:value-type="float">
            <text:p>410</text:p>
          </table:table-cell>
          <table:table-cell table:formula="of:=SUM([.E362:.I362])" office:value-type="float" office:value="702" calcext:value-type="float">
            <text:p>702</text:p>
          </table:table-cell>
          <table:table-cell table:formula="of:=SUM([.J362:.M362])" office:value-type="float" office:value="357" calcext:value-type="float">
            <text:p>357</text:p>
          </table:table-cell>
          <table:table-cell table:formula="of:=SUM([.N362:.Q362])" office:value-type="float" office:value="364" calcext:value-type="float">
            <text:p>364</text:p>
          </table:table-cell>
          <table:table-cell office:value-type="float" office:value="11641" calcext:value-type="float">
            <text:p>11641</text:p>
          </table:table-cell>
        </table:table-row>
        <table:table-row table:style-name="ro1">
          <table:table-cell table:formula="of:=[.A362]+1" office:value-type="date" office:date-value="2021-02-19" calcext:value-type="date">
            <text:p>2021-02-19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62]" office:value-type="float" office:value="60" calcext:value-type="float">
            <text:p>60</text:p>
          </table:table-cell>
          <table:table-cell table:formula="of:=SUM([.B363:.D363])" office:value-type="float" office:value="344" calcext:value-type="float">
            <text:p>344</text:p>
          </table:table-cell>
          <table:table-cell table:formula="of:=SUM([.E363:.I363])" office:value-type="float" office:value="631" calcext:value-type="float">
            <text:p>631</text:p>
          </table:table-cell>
          <table:table-cell table:formula="of:=SUM([.J363:.M363])" office:value-type="float" office:value="397" calcext:value-type="float">
            <text:p>397</text:p>
          </table:table-cell>
          <table:table-cell table:formula="of:=SUM([.N363:.Q363])" office:value-type="float" office:value="365" calcext:value-type="float">
            <text:p>365</text:p>
          </table:table-cell>
          <table:table-cell office:value-type="float" office:value="11220" calcext:value-type="float">
            <text:p>11220</text:p>
          </table:table-cell>
        </table:table-row>
        <table:table-row table:style-name="ro1">
          <table:table-cell table:formula="of:=[.A363]+1" office:value-type="date" office:date-value="2021-02-20" calcext:value-type="date">
            <text:p>2021-02-2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S363]" office:value-type="float" office:value="60" calcext:value-type="float">
            <text:p>60</text:p>
          </table:table-cell>
          <table:table-cell table:formula="of:=SUM([.B364:.D364])" office:value-type="float" office:value="250" calcext:value-type="float">
            <text:p>250</text:p>
          </table:table-cell>
          <table:table-cell table:formula="of:=SUM([.E364:.I364])" office:value-type="float" office:value="425" calcext:value-type="float">
            <text:p>425</text:p>
          </table:table-cell>
          <table:table-cell table:formula="of:=SUM([.J364:.M364])" office:value-type="float" office:value="288" calcext:value-type="float">
            <text:p>288</text:p>
          </table:table-cell>
          <table:table-cell table:formula="of:=SUM([.N364:.Q364])" office:value-type="float" office:value="245" calcext:value-type="float">
            <text:p>245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formula="of:=[.A364]+1" office:value-type="date" office:date-value="2021-02-21" calcext:value-type="date">
            <text:p>2021-02-2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S364]" office:value-type="float" office:value="60" calcext:value-type="float">
            <text:p>60</text:p>
          </table:table-cell>
          <table:table-cell table:formula="of:=SUM([.B365:.D365])" office:value-type="float" office:value="170" calcext:value-type="float">
            <text:p>170</text:p>
          </table:table-cell>
          <table:table-cell table:formula="of:=SUM([.E365:.I365])" office:value-type="float" office:value="276" calcext:value-type="float">
            <text:p>276</text:p>
          </table:table-cell>
          <table:table-cell table:formula="of:=SUM([.J365:.M365])" office:value-type="float" office:value="190" calcext:value-type="float">
            <text:p>190</text:p>
          </table:table-cell>
          <table:table-cell table:formula="of:=SUM([.N365:.Q365])" office:value-type="float" office:value="139" calcext:value-type="float">
            <text:p>139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formula="of:=[.A365]+1" office:value-type="date" office:date-value="2021-02-22" calcext:value-type="date">
            <text:p>2021-02-22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S365]+1" office:value-type="float" office:value="61" calcext:value-type="float">
            <text:p>61</text:p>
          </table:table-cell>
          <table:table-cell table:formula="of:=SUM([.B366:.D366])" office:value-type="float" office:value="334" calcext:value-type="float">
            <text:p>334</text:p>
          </table:table-cell>
          <table:table-cell table:formula="of:=SUM([.E366:.I366])" office:value-type="float" office:value="551" calcext:value-type="float">
            <text:p>551</text:p>
          </table:table-cell>
          <table:table-cell table:formula="of:=SUM([.J366:.M366])" office:value-type="float" office:value="446" calcext:value-type="float">
            <text:p>446</text:p>
          </table:table-cell>
          <table:table-cell table:formula="of:=SUM([.N366:.Q366])" office:value-type="float" office:value="377" calcext:value-type="float">
            <text:p>377</text:p>
          </table:table-cell>
          <table:table-cell office:value-type="float" office:value="11357" calcext:value-type="float">
            <text:p>11357</text:p>
          </table:table-cell>
        </table:table-row>
        <table:table-row table:style-name="ro1">
          <table:table-cell table:formula="of:=[.A366]+1" office:value-type="date" office:date-value="2021-02-23" calcext:value-type="date">
            <text:p>2021-02-23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S366]" office:value-type="float" office:value="61" calcext:value-type="float">
            <text:p>61</text:p>
          </table:table-cell>
          <table:table-cell table:formula="of:=SUM([.B367:.D367])" office:value-type="float" office:value="497" calcext:value-type="float">
            <text:p>497</text:p>
          </table:table-cell>
          <table:table-cell table:formula="of:=SUM([.E367:.I367])" office:value-type="float" office:value="809" calcext:value-type="float">
            <text:p>809</text:p>
          </table:table-cell>
          <table:table-cell table:formula="of:=SUM([.J367:.M367])" office:value-type="float" office:value="604" calcext:value-type="float">
            <text:p>604</text:p>
          </table:table-cell>
          <table:table-cell table:formula="of:=SUM([.N367:.Q367])" office:value-type="float" office:value="545" calcext:value-type="float">
            <text:p>545</text:p>
          </table:table-cell>
          <table:table-cell office:value-type="float" office:value="15746" calcext:value-type="float">
            <text:p>15746</text:p>
          </table:table-cell>
        </table:table-row>
        <table:table-row table:style-name="ro1">
          <table:table-cell table:formula="of:=[.A367]+1" office:value-type="date" office:date-value="2021-02-24" calcext:value-type="date">
            <text:p>2021-02-24</text:p>
          </table:table-cell>
          <table:table-cell office:value-type="float" office:value="90" calcext:value-type="float">
            <text:p>90</text:p>
          </table:table-cell>
          <table:table-cell office:value-type="float" office:value="154" calcext:value-type="float">
            <text:p>154</text:p>
          </table:table-cell>
          <table:table-cell office:value-type="float" office:value="191" calcext:value-type="float">
            <text:p>19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S367]" office:value-type="float" office:value="61" calcext:value-type="float">
            <text:p>61</text:p>
          </table:table-cell>
          <table:table-cell table:formula="of:=SUM([.B368:.D368])" office:value-type="float" office:value="435" calcext:value-type="float">
            <text:p>435</text:p>
          </table:table-cell>
          <table:table-cell table:formula="of:=SUM([.E368:.I368])" office:value-type="float" office:value="701" calcext:value-type="float">
            <text:p>701</text:p>
          </table:table-cell>
          <table:table-cell table:formula="of:=SUM([.J368:.M368])" office:value-type="float" office:value="491" calcext:value-type="float">
            <text:p>491</text:p>
          </table:table-cell>
          <table:table-cell table:formula="of:=SUM([.N368:.Q368])" office:value-type="float" office:value="394" calcext:value-type="float">
            <text:p>39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table:formula="of:=[.A368]+1" office:value-type="date" office:date-value="2021-02-25" calcext:value-type="date">
            <text:p>2021-02-25</text:p>
          </table:table-cell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92" calcext:value-type="float">
            <text:p>192</text:p>
          </table:table-cell>
          <table:table-cell office:value-type="float" office:value="198" calcext:value-type="float">
            <text:p>19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68]" office:value-type="float" office:value="61" calcext:value-type="float">
            <text:p>61</text:p>
          </table:table-cell>
          <table:table-cell table:formula="of:=SUM([.B369:.D369])" office:value-type="float" office:value="439" calcext:value-type="float">
            <text:p>439</text:p>
          </table:table-cell>
          <table:table-cell table:formula="of:=SUM([.E369:.I369])" office:value-type="float" office:value="762" calcext:value-type="float">
            <text:p>762</text:p>
          </table:table-cell>
          <table:table-cell table:formula="of:=SUM([.J369:.M369])" office:value-type="float" office:value="544" calcext:value-type="float">
            <text:p>544</text:p>
          </table:table-cell>
          <table:table-cell table:formula="of:=SUM([.N369:.Q369])" office:value-type="float" office:value="463" calcext:value-type="float">
            <text:p>463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table:formula="of:=[.A369]+1" office:value-type="date" office:date-value="2021-02-26" calcext:value-type="date">
            <text:p>2021-02-26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S369]" office:value-type="float" office:value="61" calcext:value-type="float">
            <text:p>61</text:p>
          </table:table-cell>
          <table:table-cell table:formula="of:=SUM([.B370:.D370])" office:value-type="float" office:value="479" calcext:value-type="float">
            <text:p>479</text:p>
          </table:table-cell>
          <table:table-cell table:formula="of:=SUM([.E370:.I370])" office:value-type="float" office:value="880" calcext:value-type="float">
            <text:p>880</text:p>
          </table:table-cell>
          <table:table-cell table:formula="of:=SUM([.J370:.M370])" office:value-type="float" office:value="562" calcext:value-type="float">
            <text:p>562</text:p>
          </table:table-cell>
          <table:table-cell table:formula="of:=SUM([.N370:.Q370])" office:value-type="float" office:value="485" calcext:value-type="float">
            <text:p>485</text:p>
          </table:table-cell>
          <table:table-cell office:value-type="float" office:value="14669" calcext:value-type="float">
            <text:p>14669</text:p>
          </table:table-cell>
        </table:table-row>
        <table:table-row table:style-name="ro1">
          <table:table-cell table:formula="of:=[.A370]+1" office:value-type="date" office:date-value="2021-02-27" calcext:value-type="date">
            <text:p>2021-02-2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370]" office:value-type="float" office:value="61" calcext:value-type="float">
            <text:p>61</text:p>
          </table:table-cell>
          <table:table-cell table:formula="of:=SUM([.B371:.D371])" office:value-type="float" office:value="237" calcext:value-type="float">
            <text:p>237</text:p>
          </table:table-cell>
          <table:table-cell table:formula="of:=SUM([.E371:.I371])" office:value-type="float" office:value="479" calcext:value-type="float">
            <text:p>479</text:p>
          </table:table-cell>
          <table:table-cell table:formula="of:=SUM([.J371:.M371])" office:value-type="float" office:value="343" calcext:value-type="float">
            <text:p>343</text:p>
          </table:table-cell>
          <table:table-cell table:formula="of:=SUM([.N371:.Q371])" office:value-type="float" office:value="256" calcext:value-type="float">
            <text:p>25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table:formula="of:=[.A371]+1" office:value-type="date" office:date-value="2021-02-28" calcext:value-type="date">
            <text:p>2021-02-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S371]" office:value-type="float" office:value="61" calcext:value-type="float">
            <text:p>61</text:p>
          </table:table-cell>
          <table:table-cell table:formula="of:=SUM([.B372:.D372])" office:value-type="float" office:value="160" calcext:value-type="float">
            <text:p>160</text:p>
          </table:table-cell>
          <table:table-cell table:formula="of:=SUM([.E372:.I372])" office:value-type="float" office:value="293" calcext:value-type="float">
            <text:p>293</text:p>
          </table:table-cell>
          <table:table-cell table:formula="of:=SUM([.J372:.M372])" office:value-type="float" office:value="192" calcext:value-type="float">
            <text:p>192</text:p>
          </table:table-cell>
          <table:table-cell table:formula="of:=SUM([.N372:.Q372])" office:value-type="float" office:value="145" calcext:value-type="float">
            <text:p>145</text:p>
          </table:table-cell>
          <table:table-cell office:value-type="float" office:value="4558" calcext:value-type="float">
            <text:p>4558</text:p>
          </table:table-cell>
        </table:table-row>
        <table:table-row table:style-name="ro1">
          <table:table-cell table:formula="of:=[.A372]+1" office:value-type="date" office:date-value="2021-03-01" calcext:value-type="date">
            <text:p>2021-03-01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S372]+1" office:value-type="float" office:value="62" calcext:value-type="float">
            <text:p>62</text:p>
          </table:table-cell>
          <table:table-cell table:formula="of:=SUM([.B373:.D373])" office:value-type="float" office:value="314" calcext:value-type="float">
            <text:p>314</text:p>
          </table:table-cell>
          <table:table-cell table:formula="of:=SUM([.E373:.I373])" office:value-type="float" office:value="656" calcext:value-type="float">
            <text:p>656</text:p>
          </table:table-cell>
          <table:table-cell table:formula="of:=SUM([.J373:.M373])" office:value-type="float" office:value="483" calcext:value-type="float">
            <text:p>483</text:p>
          </table:table-cell>
          <table:table-cell table:formula="of:=SUM([.N373:.Q373])" office:value-type="float" office:value="409" calcext:value-type="float">
            <text:p>409</text:p>
          </table:table-cell>
          <table:table-cell office:value-type="float" office:value="12263" calcext:value-type="float">
            <text:p>12263</text:p>
          </table:table-cell>
        </table:table-row>
        <table:table-row table:style-name="ro1">
          <table:table-cell table:formula="of:=[.A373]+1" office:value-type="date" office:date-value="2021-03-02" calcext:value-type="date">
            <text:p>2021-03-02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73]" office:value-type="float" office:value="62" calcext:value-type="float">
            <text:p>62</text:p>
          </table:table-cell>
          <table:table-cell table:formula="of:=SUM([.B374:.D374])" office:value-type="float" office:value="440" calcext:value-type="float">
            <text:p>440</text:p>
          </table:table-cell>
          <table:table-cell table:formula="of:=SUM([.E374:.I374])" office:value-type="float" office:value="825" calcext:value-type="float">
            <text:p>825</text:p>
          </table:table-cell>
          <table:table-cell table:formula="of:=SUM([.J374:.M374])" office:value-type="float" office:value="684" calcext:value-type="float">
            <text:p>684</text:p>
          </table:table-cell>
          <table:table-cell table:formula="of:=SUM([.N374:.Q374])" office:value-type="float" office:value="580" calcext:value-type="float">
            <text:p>580</text:p>
          </table:table-cell>
          <table:table-cell office:value-type="float" office:value="16696" calcext:value-type="float">
            <text:p>16696</text:p>
          </table:table-cell>
        </table:table-row>
        <table:table-row table:style-name="ro1">
          <table:table-cell table:formula="of:=[.A374]+1" office:value-type="date" office:date-value="2021-03-03" calcext:value-type="date">
            <text:p>2021-03-03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S374]" office:value-type="float" office:value="62" calcext:value-type="float">
            <text:p>62</text:p>
          </table:table-cell>
          <table:table-cell table:formula="of:=SUM([.B375:.D375])" office:value-type="float" office:value="389" calcext:value-type="float">
            <text:p>389</text:p>
          </table:table-cell>
          <table:table-cell table:formula="of:=SUM([.E375:.I375])" office:value-type="float" office:value="648" calcext:value-type="float">
            <text:p>648</text:p>
          </table:table-cell>
          <table:table-cell table:formula="of:=SUM([.J375:.M375])" office:value-type="float" office:value="542" calcext:value-type="float">
            <text:p>542</text:p>
          </table:table-cell>
          <table:table-cell table:formula="of:=SUM([.N375:.Q375])" office:value-type="float" office:value="506" calcext:value-type="float">
            <text:p>506</text:p>
          </table:table-cell>
          <table:table-cell office:value-type="float" office:value="15144" calcext:value-type="float">
            <text:p>15144</text:p>
          </table:table-cell>
        </table:table-row>
        <table:table-row table:style-name="ro1">
          <table:table-cell table:formula="of:=[.A375]+1" office:value-type="date" office:date-value="2021-03-04" calcext:value-type="date">
            <text:p>2021-03-04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05" calcext:value-type="float">
            <text:p>105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S375]" office:value-type="float" office:value="62" calcext:value-type="float">
            <text:p>62</text:p>
          </table:table-cell>
          <table:table-cell table:formula="of:=SUM([.B376:.D376])" office:value-type="float" office:value="375" calcext:value-type="float">
            <text:p>375</text:p>
          </table:table-cell>
          <table:table-cell table:formula="of:=SUM([.E376:.I376])" office:value-type="float" office:value="661" calcext:value-type="float">
            <text:p>661</text:p>
          </table:table-cell>
          <table:table-cell table:formula="of:=SUM([.J376:.M376])" office:value-type="float" office:value="511" calcext:value-type="float">
            <text:p>511</text:p>
          </table:table-cell>
          <table:table-cell table:formula="of:=SUM([.N376:.Q376])" office:value-type="float" office:value="477" calcext:value-type="float">
            <text:p>477</text:p>
          </table:table-cell>
          <table:table-cell office:value-type="float" office:value="14578" calcext:value-type="float">
            <text:p>14578</text:p>
          </table:table-cell>
        </table:table-row>
        <table:table-row table:style-name="ro1">
          <table:table-cell table:formula="of:=[.A376]+1" office:value-type="date" office:date-value="2021-03-05" calcext:value-type="date">
            <text:p>2021-03-05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S376]" office:value-type="float" office:value="62" calcext:value-type="float">
            <text:p>62</text:p>
          </table:table-cell>
          <table:table-cell table:formula="of:=SUM([.B377:.D377])" office:value-type="float" office:value="371" calcext:value-type="float">
            <text:p>371</text:p>
          </table:table-cell>
          <table:table-cell table:formula="of:=SUM([.E377:.I377])" office:value-type="float" office:value="589" calcext:value-type="float">
            <text:p>589</text:p>
          </table:table-cell>
          <table:table-cell table:formula="of:=SUM([.J377:.M377])" office:value-type="float" office:value="487" calcext:value-type="float">
            <text:p>487</text:p>
          </table:table-cell>
          <table:table-cell table:formula="of:=SUM([.N377:.Q377])" office:value-type="float" office:value="460" calcext:value-type="float">
            <text:p>460</text:p>
          </table:table-cell>
          <table:table-cell office:value-type="float" office:value="13086" calcext:value-type="float">
            <text:p>13086</text:p>
          </table:table-cell>
        </table:table-row>
        <table:table-row table:style-name="ro1">
          <table:table-cell table:formula="of:=[.A377]+1" office:value-type="date" office:date-value="2021-03-06" calcext:value-type="date">
            <text:p>2021-03-06</text:p>
          </table:table-cell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S377]" office:value-type="float" office:value="62" calcext:value-type="float">
            <text:p>62</text:p>
          </table:table-cell>
          <table:table-cell table:formula="of:=SUM([.B378:.D378])" office:value-type="float" office:value="262" calcext:value-type="float">
            <text:p>262</text:p>
          </table:table-cell>
          <table:table-cell table:formula="of:=SUM([.E378:.I378])" office:value-type="float" office:value="440" calcext:value-type="float">
            <text:p>440</text:p>
          </table:table-cell>
          <table:table-cell table:formula="of:=SUM([.J378:.M378])" office:value-type="float" office:value="378" calcext:value-type="float">
            <text:p>378</text:p>
          </table:table-cell>
          <table:table-cell table:formula="of:=SUM([.N378:.Q378])" office:value-type="float" office:value="302" calcext:value-type="float">
            <text:p>302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table:formula="of:=[.A378]+1" office:value-type="date" office:date-value="2021-03-07" calcext:value-type="date">
            <text:p>2021-03-0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378]" office:value-type="float" office:value="62" calcext:value-type="float">
            <text:p>62</text:p>
          </table:table-cell>
          <table:table-cell table:formula="of:=SUM([.B379:.D379])" office:value-type="float" office:value="100" calcext:value-type="float">
            <text:p>100</text:p>
          </table:table-cell>
          <table:table-cell table:formula="of:=SUM([.E379:.I379])" office:value-type="float" office:value="181" calcext:value-type="float">
            <text:p>181</text:p>
          </table:table-cell>
          <table:table-cell table:formula="of:=SUM([.J379:.M379])" office:value-type="float" office:value="165" calcext:value-type="float">
            <text:p>165</text:p>
          </table:table-cell>
          <table:table-cell table:formula="of:=SUM([.N379:.Q379])" office:value-type="float" office:value="170" calcext:value-type="float">
            <text:p>170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formula="of:=[.A379]+1" office:value-type="date" office:date-value="2021-03-08" calcext:value-type="date">
            <text:p>2021-03-08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S379]+1" office:value-type="float" office:value="63" calcext:value-type="float">
            <text:p>63</text:p>
          </table:table-cell>
          <table:table-cell table:formula="of:=SUM([.B380:.D380])" office:value-type="float" office:value="262" calcext:value-type="float">
            <text:p>262</text:p>
          </table:table-cell>
          <table:table-cell table:formula="of:=SUM([.E380:.I380])" office:value-type="float" office:value="451" calcext:value-type="float">
            <text:p>451</text:p>
          </table:table-cell>
          <table:table-cell table:formula="of:=SUM([.J380:.M380])" office:value-type="float" office:value="455" calcext:value-type="float">
            <text:p>455</text:p>
          </table:table-cell>
          <table:table-cell table:formula="of:=SUM([.N380:.Q380])" office:value-type="float" office:value="362" calcext:value-type="float">
            <text:p>362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table:formula="of:=[.A380]+1" office:value-type="date" office:date-value="2021-03-09" calcext:value-type="date">
            <text:p>2021-03-09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S380]" office:value-type="float" office:value="63" calcext:value-type="float">
            <text:p>63</text:p>
          </table:table-cell>
          <table:table-cell table:formula="of:=SUM([.B381:.D381])" office:value-type="float" office:value="367" calcext:value-type="float">
            <text:p>367</text:p>
          </table:table-cell>
          <table:table-cell table:formula="of:=SUM([.E381:.I381])" office:value-type="float" office:value="656" calcext:value-type="float">
            <text:p>656</text:p>
          </table:table-cell>
          <table:table-cell table:formula="of:=SUM([.J381:.M381])" office:value-type="float" office:value="654" calcext:value-type="float">
            <text:p>654</text:p>
          </table:table-cell>
          <table:table-cell table:formula="of:=SUM([.N381:.Q381])" office:value-type="float" office:value="610" calcext:value-type="float">
            <text:p>610</text:p>
          </table:table-cell>
          <table:table-cell office:value-type="float" office:value="15249" calcext:value-type="float">
            <text:p>15249</text:p>
          </table:table-cell>
        </table:table-row>
        <table:table-row table:style-name="ro1">
          <table:table-cell table:formula="of:=[.A381]+1" office:value-type="date" office:date-value="2021-03-10" calcext:value-type="date">
            <text:p>2021-03-10</text:p>
          </table:table-cell>
          <table:table-cell office:value-type="float" office:value="107" calcext:value-type="float">
            <text:p>107</text:p>
          </table:table-cell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S381]" office:value-type="float" office:value="63" calcext:value-type="float">
            <text:p>63</text:p>
          </table:table-cell>
          <table:table-cell table:formula="of:=SUM([.B382:.D382])" office:value-type="float" office:value="314" calcext:value-type="float">
            <text:p>314</text:p>
          </table:table-cell>
          <table:table-cell table:formula="of:=SUM([.E382:.I382])" office:value-type="float" office:value="573" calcext:value-type="float">
            <text:p>573</text:p>
          </table:table-cell>
          <table:table-cell table:formula="of:=SUM([.J382:.M382])" office:value-type="float" office:value="596" calcext:value-type="float">
            <text:p>596</text:p>
          </table:table-cell>
          <table:table-cell table:formula="of:=SUM([.N382:.Q382])" office:value-type="float" office:value="576" calcext:value-type="float">
            <text:p>576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table:formula="of:=[.A382]+1" office:value-type="date" office:date-value="2021-03-11" calcext:value-type="date">
            <text:p>2021-03-11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S382]" office:value-type="float" office:value="63" calcext:value-type="float">
            <text:p>63</text:p>
          </table:table-cell>
          <table:table-cell table:formula="of:=SUM([.B383:.D383])" office:value-type="float" office:value="220" calcext:value-type="float">
            <text:p>220</text:p>
          </table:table-cell>
          <table:table-cell table:formula="of:=SUM([.E383:.I383])" office:value-type="float" office:value="392" calcext:value-type="float">
            <text:p>392</text:p>
          </table:table-cell>
          <table:table-cell table:formula="of:=SUM([.J383:.M383])" office:value-type="float" office:value="440" calcext:value-type="float">
            <text:p>440</text:p>
          </table:table-cell>
          <table:table-cell table:formula="of:=SUM([.N383:.Q383])" office:value-type="float" office:value="371" calcext:value-type="float">
            <text:p>371</text:p>
          </table:table-cell>
          <table:table-cell office:value-type="float" office:value="11186" calcext:value-type="float">
            <text:p>11186</text:p>
          </table:table-cell>
        </table:table-row>
        <table:table-row table:style-name="ro1">
          <table:table-cell table:formula="of:=[.A383]+1" office:value-type="date" office:date-value="2021-03-12" calcext:value-type="date">
            <text:p>2021-03-1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S383]" office:value-type="float" office:value="63" calcext:value-type="float">
            <text:p>63</text:p>
          </table:table-cell>
          <table:table-cell table:formula="of:=SUM([.B384:.D384])" office:value-type="float" office:value="324" calcext:value-type="float">
            <text:p>324</text:p>
          </table:table-cell>
          <table:table-cell table:formula="of:=SUM([.E384:.I384])" office:value-type="float" office:value="544" calcext:value-type="float">
            <text:p>544</text:p>
          </table:table-cell>
          <table:table-cell table:formula="of:=SUM([.J384:.M384])" office:value-type="float" office:value="533" calcext:value-type="float">
            <text:p>533</text:p>
          </table:table-cell>
          <table:table-cell table:formula="of:=SUM([.N384:.Q384])" office:value-type="float" office:value="481" calcext:value-type="float">
            <text:p>481</text:p>
          </table:table-cell>
          <table:table-cell office:value-type="float" office:value="14857" calcext:value-type="float">
            <text:p>14857</text:p>
          </table:table-cell>
        </table:table-row>
        <table:table-row table:style-name="ro1">
          <table:table-cell table:formula="of:=[.A384]+1" office:value-type="date" office:date-value="2021-03-13" calcext:value-type="date">
            <text:p>2021-03-1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4]" office:value-type="float" office:value="63" calcext:value-type="float">
            <text:p>63</text:p>
          </table:table-cell>
          <table:table-cell table:formula="of:=SUM([.B385:.D385])" office:value-type="float" office:value="162" calcext:value-type="float">
            <text:p>162</text:p>
          </table:table-cell>
          <table:table-cell table:formula="of:=SUM([.E385:.I385])" office:value-type="float" office:value="308" calcext:value-type="float">
            <text:p>308</text:p>
          </table:table-cell>
          <table:table-cell table:formula="of:=SUM([.J385:.M385])" office:value-type="float" office:value="289" calcext:value-type="float">
            <text:p>289</text:p>
          </table:table-cell>
          <table:table-cell table:formula="of:=SUM([.N385:.Q385])" office:value-type="float" office:value="230" calcext:value-type="float">
            <text:p>230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formula="of:=[.A385]+1" office:value-type="date" office:date-value="2021-03-14" calcext:value-type="date">
            <text:p>2021-03-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S385]" office:value-type="float" office:value="63" calcext:value-type="float">
            <text:p>63</text:p>
          </table:table-cell>
          <table:table-cell table:formula="of:=SUM([.B386:.D386])" office:value-type="float" office:value="68" calcext:value-type="float">
            <text:p>68</text:p>
          </table:table-cell>
          <table:table-cell table:formula="of:=SUM([.E386:.I386])" office:value-type="float" office:value="139" calcext:value-type="float">
            <text:p>139</text:p>
          </table:table-cell>
          <table:table-cell table:formula="of:=SUM([.J386:.M386])" office:value-type="float" office:value="133" calcext:value-type="float">
            <text:p>133</text:p>
          </table:table-cell>
          <table:table-cell table:formula="of:=SUM([.N386:.Q386])" office:value-type="float" office:value="129" calcext:value-type="float">
            <text:p>129</text:p>
          </table:table-cell>
          <table:table-cell office:value-type="float" office:value="3289" calcext:value-type="float">
            <text:p>3289</text:p>
          </table:table-cell>
        </table:table-row>
        <table:table-row table:style-name="ro1">
          <table:table-cell table:formula="of:=[.A386]+1" office:value-type="date" office:date-value="2021-03-15" calcext:value-type="date">
            <text:p>2021-03-1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S386]+1" office:value-type="float" office:value="64" calcext:value-type="float">
            <text:p>64</text:p>
          </table:table-cell>
          <table:table-cell table:formula="of:=SUM([.B387:.D387])" office:value-type="float" office:value="241" calcext:value-type="float">
            <text:p>241</text:p>
          </table:table-cell>
          <table:table-cell table:formula="of:=SUM([.E387:.I387])" office:value-type="float" office:value="419" calcext:value-type="float">
            <text:p>419</text:p>
          </table:table-cell>
          <table:table-cell table:formula="of:=SUM([.J387:.M387])" office:value-type="float" office:value="449" calcext:value-type="float">
            <text:p>449</text:p>
          </table:table-cell>
          <table:table-cell table:formula="of:=SUM([.N387:.Q387])" office:value-type="float" office:value="368" calcext:value-type="float">
            <text:p>368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table:formula="of:=[.A387]+1" office:value-type="date" office:date-value="2021-03-16" calcext:value-type="date">
            <text:p>2021-03-16</text:p>
          </table:table-cell>
          <table:table-cell office:value-type="float" office:value="108" calcext:value-type="float">
            <text:p>108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S387]" office:value-type="float" office:value="64" calcext:value-type="float">
            <text:p>64</text:p>
          </table:table-cell>
          <table:table-cell table:formula="of:=SUM([.B388:.D388])" office:value-type="float" office:value="298" calcext:value-type="float">
            <text:p>298</text:p>
          </table:table-cell>
          <table:table-cell table:formula="of:=SUM([.E388:.I388])" office:value-type="float" office:value="563" calcext:value-type="float">
            <text:p>563</text:p>
          </table:table-cell>
          <table:table-cell table:formula="of:=SUM([.J388:.M388])" office:value-type="float" office:value="593" calcext:value-type="float">
            <text:p>593</text:p>
          </table:table-cell>
          <table:table-cell table:formula="of:=SUM([.N388:.Q388])" office:value-type="float" office:value="531" calcext:value-type="float">
            <text:p>531</text:p>
          </table:table-cell>
          <table:table-cell office:value-type="float" office:value="13957" calcext:value-type="float">
            <text:p>13957</text:p>
          </table:table-cell>
        </table:table-row>
        <table:table-row table:style-name="ro1">
          <table:table-cell table:formula="of:=[.A388]+1" office:value-type="date" office:date-value="2021-03-17" calcext:value-type="date">
            <text:p>2021-03-17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S388]" office:value-type="float" office:value="64" calcext:value-type="float">
            <text:p>64</text:p>
          </table:table-cell>
          <table:table-cell table:formula="of:=SUM([.B389:.D389])" office:value-type="float" office:value="256" calcext:value-type="float">
            <text:p>256</text:p>
          </table:table-cell>
          <table:table-cell table:formula="of:=SUM([.E389:.I389])" office:value-type="float" office:value="419" calcext:value-type="float">
            <text:p>419</text:p>
          </table:table-cell>
          <table:table-cell table:formula="of:=SUM([.J389:.M389])" office:value-type="float" office:value="480" calcext:value-type="float">
            <text:p>480</text:p>
          </table:table-cell>
          <table:table-cell table:formula="of:=SUM([.N389:.Q389])" office:value-type="float" office:value="447" calcext:value-type="float">
            <text:p>447</text:p>
          </table:table-cell>
          <table:table-cell office:value-type="float" office:value="11958" calcext:value-type="float">
            <text:p>11958</text:p>
          </table:table-cell>
        </table:table-row>
        <table:table-row table:style-name="ro1">
          <table:table-cell table:formula="of:=[.A389]+1" office:value-type="date" office:date-value="2021-03-18" calcext:value-type="date">
            <text:p>2021-03-18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S389]" office:value-type="float" office:value="64" calcext:value-type="float">
            <text:p>64</text:p>
          </table:table-cell>
          <table:table-cell table:formula="of:=SUM([.B390:.D390])" office:value-type="float" office:value="224" calcext:value-type="float">
            <text:p>224</text:p>
          </table:table-cell>
          <table:table-cell table:formula="of:=SUM([.E390:.I390])" office:value-type="float" office:value="384" calcext:value-type="float">
            <text:p>384</text:p>
          </table:table-cell>
          <table:table-cell table:formula="of:=SUM([.J390:.M390])" office:value-type="float" office:value="403" calcext:value-type="float">
            <text:p>403</text:p>
          </table:table-cell>
          <table:table-cell table:formula="of:=SUM([.N390:.Q390])" office:value-type="float" office:value="359" calcext:value-type="float">
            <text:p>359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table:formula="of:=[.A390]+1" office:value-type="date" office:date-value="2021-03-19" calcext:value-type="date">
            <text:p>2021-03-19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S390]" office:value-type="float" office:value="64" calcext:value-type="float">
            <text:p>64</text:p>
          </table:table-cell>
          <table:table-cell table:formula="of:=SUM([.B391:.D391])" office:value-type="float" office:value="218" calcext:value-type="float">
            <text:p>218</text:p>
          </table:table-cell>
          <table:table-cell table:formula="of:=SUM([.E391:.I391])" office:value-type="float" office:value="380" calcext:value-type="float">
            <text:p>380</text:p>
          </table:table-cell>
          <table:table-cell table:formula="of:=SUM([.J391:.M391])" office:value-type="float" office:value="392" calcext:value-type="float">
            <text:p>392</text:p>
          </table:table-cell>
          <table:table-cell table:formula="of:=SUM([.N391:.Q391])" office:value-type="float" office:value="376" calcext:value-type="float">
            <text:p>376</text:p>
          </table:table-cell>
          <table:table-cell office:value-type="float" office:value="9634" calcext:value-type="float">
            <text:p>9634</text:p>
          </table:table-cell>
        </table:table-row>
        <table:table-row table:style-name="ro1">
          <table:table-cell table:formula="of:=[.A391]+1" office:value-type="date" office:date-value="2021-03-20" calcext:value-type="date">
            <text:p>2021-03-20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S391]" office:value-type="float" office:value="64" calcext:value-type="float">
            <text:p>64</text:p>
          </table:table-cell>
          <table:table-cell table:formula="of:=SUM([.B392:.D392])" office:value-type="float" office:value="133" calcext:value-type="float">
            <text:p>133</text:p>
          </table:table-cell>
          <table:table-cell table:formula="of:=SUM([.E392:.I392])" office:value-type="float" office:value="223" calcext:value-type="float">
            <text:p>223</text:p>
          </table:table-cell>
          <table:table-cell table:formula="of:=SUM([.J392:.M392])" office:value-type="float" office:value="237" calcext:value-type="float">
            <text:p>237</text:p>
          </table:table-cell>
          <table:table-cell table:formula="of:=SUM([.N392:.Q392])" office:value-type="float" office:value="220" calcext:value-type="float">
            <text:p>220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formula="of:=[.A392]+1" office:value-type="date" office:date-value="2021-03-21" calcext:value-type="date">
            <text:p>2021-03-2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S392]" office:value-type="float" office:value="64" calcext:value-type="float">
            <text:p>64</text:p>
          </table:table-cell>
          <table:table-cell table:formula="of:=SUM([.B393:.D393])" office:value-type="float" office:value="58" calcext:value-type="float">
            <text:p>58</text:p>
          </table:table-cell>
          <table:table-cell table:formula="of:=SUM([.E393:.I393])" office:value-type="float" office:value="83" calcext:value-type="float">
            <text:p>83</text:p>
          </table:table-cell>
          <table:table-cell table:formula="of:=SUM([.J393:.M393])" office:value-type="float" office:value="114" calcext:value-type="float">
            <text:p>114</text:p>
          </table:table-cell>
          <table:table-cell table:formula="of:=SUM([.N393:.Q393])" office:value-type="float" office:value="100" calcext:value-type="float">
            <text:p>100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table:formula="of:=[.A393]+1" office:value-type="date" office:date-value="2021-03-22" calcext:value-type="date">
            <text:p>2021-03-22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S393]+1" office:value-type="float" office:value="65" calcext:value-type="float">
            <text:p>65</text:p>
          </table:table-cell>
          <table:table-cell table:formula="of:=SUM([.B394:.D394])" office:value-type="float" office:value="197" calcext:value-type="float">
            <text:p>197</text:p>
          </table:table-cell>
          <table:table-cell table:formula="of:=SUM([.E394:.I394])" office:value-type="float" office:value="352" calcext:value-type="float">
            <text:p>352</text:p>
          </table:table-cell>
          <table:table-cell table:formula="of:=SUM([.J394:.M394])" office:value-type="float" office:value="387" calcext:value-type="float">
            <text:p>387</text:p>
          </table:table-cell>
          <table:table-cell table:formula="of:=SUM([.N394:.Q394])" office:value-type="float" office:value="321" calcext:value-type="float">
            <text:p>321</text:p>
          </table:table-cell>
          <table:table-cell office:value-type="float" office:value="8177" calcext:value-type="float">
            <text:p>8177</text:p>
          </table:table-cell>
        </table:table-row>
        <table:table-row table:style-name="ro1">
          <table:table-cell table:formula="of:=[.A394]+1" office:value-type="date" office:date-value="2021-03-23" calcext:value-type="date">
            <text:p>2021-03-2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S394]" office:value-type="float" office:value="65" calcext:value-type="float">
            <text:p>65</text:p>
          </table:table-cell>
          <table:table-cell table:formula="of:=SUM([.B395:.D395])" office:value-type="float" office:value="226" calcext:value-type="float">
            <text:p>226</text:p>
          </table:table-cell>
          <table:table-cell table:formula="of:=SUM([.E395:.I395])" office:value-type="float" office:value="424" calcext:value-type="float">
            <text:p>424</text:p>
          </table:table-cell>
          <table:table-cell table:formula="of:=SUM([.J395:.M395])" office:value-type="float" office:value="438" calcext:value-type="float">
            <text:p>438</text:p>
          </table:table-cell>
          <table:table-cell table:formula="of:=SUM([.N395:.Q395])" office:value-type="float" office:value="408" calcext:value-type="float">
            <text:p>408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table:formula="of:=[.A395]+1" office:value-type="date" office:date-value="2021-03-24" calcext:value-type="date">
            <text:p>2021-03-2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S395]" office:value-type="float" office:value="65" calcext:value-type="float">
            <text:p>65</text:p>
          </table:table-cell>
          <table:table-cell table:formula="of:=SUM([.B396:.D396])" office:value-type="float" office:value="175" calcext:value-type="float">
            <text:p>175</text:p>
          </table:table-cell>
          <table:table-cell table:formula="of:=SUM([.E396:.I396])" office:value-type="float" office:value="300" calcext:value-type="float">
            <text:p>300</text:p>
          </table:table-cell>
          <table:table-cell table:formula="of:=SUM([.J396:.M396])" office:value-type="float" office:value="310" calcext:value-type="float">
            <text:p>310</text:p>
          </table:table-cell>
          <table:table-cell table:formula="of:=SUM([.N396:.Q396])" office:value-type="float" office:value="290" calcext:value-type="float">
            <text:p>290</text:p>
          </table:table-cell>
          <table:table-cell office:value-type="float" office:value="8771" calcext:value-type="float">
            <text:p>8771</text:p>
          </table:table-cell>
        </table:table-row>
        <table:table-row table:style-name="ro1">
          <table:table-cell table:formula="of:=[.A396]+1" office:value-type="date" office:date-value="2021-03-25" calcext:value-type="date">
            <text:p>2021-03-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S396]" office:value-type="float" office:value="65" calcext:value-type="float">
            <text:p>65</text:p>
          </table:table-cell>
          <table:table-cell table:formula="of:=SUM([.B397:.D397])" office:value-type="float" office:value="171" calcext:value-type="float">
            <text:p>171</text:p>
          </table:table-cell>
          <table:table-cell table:formula="of:=SUM([.E397:.I397])" office:value-type="float" office:value="293" calcext:value-type="float">
            <text:p>293</text:p>
          </table:table-cell>
          <table:table-cell table:formula="of:=SUM([.J397:.M397])" office:value-type="float" office:value="322" calcext:value-type="float">
            <text:p>322</text:p>
          </table:table-cell>
          <table:table-cell table:formula="of:=SUM([.N397:.Q397])" office:value-type="float" office:value="251" calcext:value-type="float">
            <text:p>251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table:formula="of:=[.A397]+1" office:value-type="date" office:date-value="2021-03-26" calcext:value-type="date">
            <text:p>2021-03-26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S397]" office:value-type="float" office:value="65" calcext:value-type="float">
            <text:p>65</text:p>
          </table:table-cell>
          <table:table-cell table:formula="of:=SUM([.B398:.D398])" office:value-type="float" office:value="214" calcext:value-type="float">
            <text:p>214</text:p>
          </table:table-cell>
          <table:table-cell table:formula="of:=SUM([.E398:.I398])" office:value-type="float" office:value="335" calcext:value-type="float">
            <text:p>335</text:p>
          </table:table-cell>
          <table:table-cell table:formula="of:=SUM([.J398:.M398])" office:value-type="float" office:value="283" calcext:value-type="float">
            <text:p>283</text:p>
          </table:table-cell>
          <table:table-cell table:formula="of:=SUM([.N398:.Q398])" office:value-type="float" office:value="267" calcext:value-type="float">
            <text:p>267</text:p>
          </table:table-cell>
          <table:table-cell office:value-type="float" office:value="7577" calcext:value-type="float">
            <text:p>7577</text:p>
          </table:table-cell>
        </table:table-row>
        <table:table-row table:style-name="ro1">
          <table:table-cell table:formula="of:=[.A398]+1" office:value-type="date" office:date-value="2021-03-27" calcext:value-type="date">
            <text:p>2021-03-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S398]" office:value-type="float" office:value="65" calcext:value-type="float">
            <text:p>65</text:p>
          </table:table-cell>
          <table:table-cell table:formula="of:=SUM([.B399:.D399])" office:value-type="float" office:value="109" calcext:value-type="float">
            <text:p>109</text:p>
          </table:table-cell>
          <table:table-cell table:formula="of:=SUM([.E399:.I399])" office:value-type="float" office:value="197" calcext:value-type="float">
            <text:p>197</text:p>
          </table:table-cell>
          <table:table-cell table:formula="of:=SUM([.J399:.M399])" office:value-type="float" office:value="179" calcext:value-type="float">
            <text:p>179</text:p>
          </table:table-cell>
          <table:table-cell table:formula="of:=SUM([.N399:.Q399])" office:value-type="float" office:value="164" calcext:value-type="float">
            <text:p>164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formula="of:=[.A399]+1" office:value-type="date" office:date-value="2021-03-28" calcext:value-type="date">
            <text:p>2021-03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S399]" office:value-type="float" office:value="65" calcext:value-type="float">
            <text:p>65</text:p>
          </table:table-cell>
          <table:table-cell table:formula="of:=SUM([.B400:.D400])" office:value-type="float" office:value="45" calcext:value-type="float">
            <text:p>45</text:p>
          </table:table-cell>
          <table:table-cell table:formula="of:=SUM([.E400:.I400])" office:value-type="float" office:value="74" calcext:value-type="float">
            <text:p>74</text:p>
          </table:table-cell>
          <table:table-cell table:formula="of:=SUM([.J400:.M400])" office:value-type="float" office:value="86" calcext:value-type="float">
            <text:p>86</text:p>
          </table:table-cell>
          <table:table-cell table:formula="of:=SUM([.N400:.Q400])" office:value-type="float" office:value="79" calcext:value-type="float">
            <text:p>79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table:formula="of:=[.A400]+1" office:value-type="date" office:date-value="2021-03-29" calcext:value-type="date">
            <text:p>2021-03-2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S400]+1" office:value-type="float" office:value="66" calcext:value-type="float">
            <text:p>66</text:p>
          </table:table-cell>
          <table:table-cell table:formula="of:=SUM([.B401:.D401])" office:value-type="float" office:value="186" calcext:value-type="float">
            <text:p>186</text:p>
          </table:table-cell>
          <table:table-cell table:formula="of:=SUM([.E401:.I401])" office:value-type="float" office:value="253" calcext:value-type="float">
            <text:p>253</text:p>
          </table:table-cell>
          <table:table-cell table:formula="of:=SUM([.J401:.M401])" office:value-type="float" office:value="296" calcext:value-type="float">
            <text:p>296</text:p>
          </table:table-cell>
          <table:table-cell table:formula="of:=SUM([.N401:.Q401])" office:value-type="float" office:value="268" calcext:value-type="float">
            <text:p>268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formula="of:=[.A401]+1" office:value-type="date" office:date-value="2021-03-30" calcext:value-type="date">
            <text:p>2021-03-3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S401]" office:value-type="float" office:value="66" calcext:value-type="float">
            <text:p>66</text:p>
          </table:table-cell>
          <table:table-cell table:formula="of:=SUM([.B402:.D402])" office:value-type="float" office:value="167" calcext:value-type="float">
            <text:p>167</text:p>
          </table:table-cell>
          <table:table-cell table:formula="of:=SUM([.E402:.I402])" office:value-type="float" office:value="350" calcext:value-type="float">
            <text:p>350</text:p>
          </table:table-cell>
          <table:table-cell table:formula="of:=SUM([.J402:.M402])" office:value-type="float" office:value="334" calcext:value-type="float">
            <text:p>334</text:p>
          </table:table-cell>
          <table:table-cell table:formula="of:=SUM([.N402:.Q402])" office:value-type="float" office:value="306" calcext:value-type="float">
            <text:p>306</text:p>
          </table:table-cell>
          <table:table-cell office:value-type="float" office:value="8564" calcext:value-type="float">
            <text:p>8564</text:p>
          </table:table-cell>
        </table:table-row>
        <table:table-row table:style-name="ro1">
          <table:table-cell table:formula="of:=[.A402]+1" office:value-type="date" office:date-value="2021-03-31" calcext:value-type="date">
            <text:p>2021-03-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2]" office:value-type="float" office:value="66" calcext:value-type="float">
            <text:p>66</text:p>
          </table:table-cell>
          <table:table-cell table:formula="of:=SUM([.B403:.D403])" office:value-type="float" office:value="150" calcext:value-type="float">
            <text:p>150</text:p>
          </table:table-cell>
          <table:table-cell table:formula="of:=SUM([.E403:.I403])" office:value-type="float" office:value="279" calcext:value-type="float">
            <text:p>279</text:p>
          </table:table-cell>
          <table:table-cell table:formula="of:=SUM([.J403:.M403])" office:value-type="float" office:value="259" calcext:value-type="float">
            <text:p>259</text:p>
          </table:table-cell>
          <table:table-cell table:formula="of:=SUM([.N403:.Q403])" office:value-type="float" office:value="242" calcext:value-type="float">
            <text:p>242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formula="of:=[.A403]+1" office:value-type="date" office:date-value="2021-04-01" calcext:value-type="date">
            <text:p>2021-04-0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S403]" office:value-type="float" office:value="66" calcext:value-type="float">
            <text:p>66</text:p>
          </table:table-cell>
          <table:table-cell table:formula="of:=SUM([.B404:.D404])" office:value-type="float" office:value="130" calcext:value-type="float">
            <text:p>130</text:p>
          </table:table-cell>
          <table:table-cell table:formula="of:=SUM([.E404:.I404])" office:value-type="float" office:value="215" calcext:value-type="float">
            <text:p>215</text:p>
          </table:table-cell>
          <table:table-cell table:formula="of:=SUM([.J404:.M404])" office:value-type="float" office:value="229" calcext:value-type="float">
            <text:p>229</text:p>
          </table:table-cell>
          <table:table-cell table:formula="of:=SUM([.N404:.Q404])" office:value-type="float" office:value="214" calcext:value-type="float">
            <text:p>214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formula="of:=[.A404]+1" office:value-type="date" office:date-value="2021-04-02" calcext:value-type="date">
            <text:p>2021-04-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S404]" office:value-type="float" office:value="66" calcext:value-type="float">
            <text:p>66</text:p>
          </table:table-cell>
          <table:table-cell table:formula="of:=SUM([.B405:.D405])" office:value-type="float" office:value="85" calcext:value-type="float">
            <text:p>85</text:p>
          </table:table-cell>
          <table:table-cell table:formula="of:=SUM([.E405:.I405])" office:value-type="float" office:value="152" calcext:value-type="float">
            <text:p>152</text:p>
          </table:table-cell>
          <table:table-cell table:formula="of:=SUM([.J405:.M405])" office:value-type="float" office:value="172" calcext:value-type="float">
            <text:p>172</text:p>
          </table:table-cell>
          <table:table-cell table:formula="of:=SUM([.N405:.Q405])" office:value-type="float" office:value="147" calcext:value-type="float">
            <text:p>147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formula="of:=[.A405]+1" office:value-type="date" office:date-value="2021-04-03" calcext:value-type="date">
            <text:p>2021-04-0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S405]" office:value-type="float" office:value="66" calcext:value-type="float">
            <text:p>66</text:p>
          </table:table-cell>
          <table:table-cell table:formula="of:=SUM([.B406:.D406])" office:value-type="float" office:value="56" calcext:value-type="float">
            <text:p>56</text:p>
          </table:table-cell>
          <table:table-cell table:formula="of:=SUM([.E406:.I406])" office:value-type="float" office:value="74" calcext:value-type="float">
            <text:p>74</text:p>
          </table:table-cell>
          <table:table-cell table:formula="of:=SUM([.J406:.M406])" office:value-type="float" office:value="111" calcext:value-type="float">
            <text:p>111</text:p>
          </table:table-cell>
          <table:table-cell table:formula="of:=SUM([.N406:.Q406])" office:value-type="float" office:value="84" calcext:value-type="float">
            <text:p>84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table:formula="of:=[.A406]+1" office:value-type="date" office:date-value="2021-04-04" calcext:value-type="date">
            <text:p>2021-04-0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S406]" office:value-type="float" office:value="66" calcext:value-type="float">
            <text:p>66</text:p>
          </table:table-cell>
          <table:table-cell table:formula="of:=SUM([.B407:.D407])" office:value-type="float" office:value="51" calcext:value-type="float">
            <text:p>51</text:p>
          </table:table-cell>
          <table:table-cell table:formula="of:=SUM([.E407:.I407])" office:value-type="float" office:value="95" calcext:value-type="float">
            <text:p>95</text:p>
          </table:table-cell>
          <table:table-cell table:formula="of:=SUM([.J407:.M407])" office:value-type="float" office:value="95" calcext:value-type="float">
            <text:p>95</text:p>
          </table:table-cell>
          <table:table-cell table:formula="of:=SUM([.N407:.Q407])" office:value-type="float" office:value="76" calcext:value-type="float">
            <text:p>76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formula="of:=[.A407]+1" office:value-type="date" office:date-value="2021-04-05" calcext:value-type="date">
            <text:p>2021-04-0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07]+1" office:value-type="float" office:value="67" calcext:value-type="float">
            <text:p>67</text:p>
          </table:table-cell>
          <table:table-cell table:formula="of:=SUM([.B408:.D408])" office:value-type="float" office:value="33" calcext:value-type="float">
            <text:p>33</text:p>
          </table:table-cell>
          <table:table-cell table:formula="of:=SUM([.E408:.I408])" office:value-type="float" office:value="70" calcext:value-type="float">
            <text:p>70</text:p>
          </table:table-cell>
          <table:table-cell table:formula="of:=SUM([.J408:.M408])" office:value-type="float" office:value="73" calcext:value-type="float">
            <text:p>73</text:p>
          </table:table-cell>
          <table:table-cell table:formula="of:=SUM([.N408:.Q408])" office:value-type="float" office:value="43" calcext:value-type="float">
            <text:p>43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table:formula="of:=[.A408]+1" office:value-type="date" office:date-value="2021-04-06" calcext:value-type="date">
            <text:p>2021-04-0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S408]" office:value-type="float" office:value="67" calcext:value-type="float">
            <text:p>67</text:p>
          </table:table-cell>
          <table:table-cell table:formula="of:=SUM([.B409:.D409])" office:value-type="float" office:value="148" calcext:value-type="float">
            <text:p>148</text:p>
          </table:table-cell>
          <table:table-cell table:formula="of:=SUM([.E409:.I409])" office:value-type="float" office:value="224" calcext:value-type="float">
            <text:p>224</text:p>
          </table:table-cell>
          <table:table-cell table:formula="of:=SUM([.J409:.M409])" office:value-type="float" office:value="255" calcext:value-type="float">
            <text:p>255</text:p>
          </table:table-cell>
          <table:table-cell table:formula="of:=SUM([.N409:.Q409])" office:value-type="float" office:value="225" calcext:value-type="float">
            <text:p>225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formula="of:=[.A409]+1" office:value-type="date" office:date-value="2021-04-07" calcext:value-type="date">
            <text:p>2021-04-07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5" calcext:value-type="float">
            <text:p>65</text:p>
          </table:table-cell>
          <table:table-cell/>
          <table:table-cell table:formula="of:=[.S409]" office:value-type="float" office:value="67" calcext:value-type="float">
            <text:p>67</text:p>
          </table:table-cell>
          <table:table-cell table:formula="of:=SUM([.B410:.D410])" office:value-type="float" office:value="152" calcext:value-type="float">
            <text:p>152</text:p>
          </table:table-cell>
          <table:table-cell table:formula="of:=SUM([.E410:.I410])" office:value-type="float" office:value="253" calcext:value-type="float">
            <text:p>253</text:p>
          </table:table-cell>
          <table:table-cell table:formula="of:=SUM([.J410:.M410])" office:value-type="float" office:value="273" calcext:value-type="float">
            <text:p>273</text:p>
          </table:table-cell>
          <table:table-cell table:formula="of:=SUM([.N410:.Q410])" office:value-type="float" office:value="253" calcext:value-type="float">
            <text:p>253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formula="of:=[.A410]+1" office:value-type="date" office:date-value="2021-04-08" calcext:value-type="date">
            <text:p>2021-04-0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0]" office:value-type="float" office:value="67" calcext:value-type="float">
            <text:p>67</text:p>
          </table:table-cell>
          <table:table-cell table:formula="of:=SUM([.B411:.D411])" office:value-type="float" office:value="104" calcext:value-type="float">
            <text:p>104</text:p>
          </table:table-cell>
          <table:table-cell table:formula="of:=SUM([.E411:.I411])" office:value-type="float" office:value="187" calcext:value-type="float">
            <text:p>187</text:p>
          </table:table-cell>
          <table:table-cell table:formula="of:=SUM([.J411:.M411])" office:value-type="float" office:value="173" calcext:value-type="float">
            <text:p>173</text:p>
          </table:table-cell>
          <table:table-cell table:formula="of:=SUM([.N411:.Q411])" office:value-type="float" office:value="182" calcext:value-type="float">
            <text:p>182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formula="of:=[.A411]+1" office:value-type="date" office:date-value="2021-04-09" calcext:value-type="date">
            <text:p>2021-04-0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S411]" office:value-type="float" office:value="67" calcext:value-type="float">
            <text:p>67</text:p>
          </table:table-cell>
          <table:table-cell table:formula="of:=SUM([.B412:.D412])" office:value-type="float" office:value="89" calcext:value-type="float">
            <text:p>89</text:p>
          </table:table-cell>
          <table:table-cell table:formula="of:=SUM([.E412:.I412])" office:value-type="float" office:value="172" calcext:value-type="float">
            <text:p>172</text:p>
          </table:table-cell>
          <table:table-cell table:formula="of:=SUM([.J412:.M412])" office:value-type="float" office:value="189" calcext:value-type="float">
            <text:p>189</text:p>
          </table:table-cell>
          <table:table-cell table:formula="of:=SUM([.N412:.Q412])" office:value-type="float" office:value="188" calcext:value-type="float">
            <text:p>188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formula="of:=[.A412]+1" office:value-type="date" office:date-value="2021-04-10" calcext:value-type="date">
            <text:p>2021-04-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S412]" office:value-type="float" office:value="67" calcext:value-type="float">
            <text:p>67</text:p>
          </table:table-cell>
          <table:table-cell table:formula="of:=SUM([.B413:.D413])" office:value-type="float" office:value="49" calcext:value-type="float">
            <text:p>49</text:p>
          </table:table-cell>
          <table:table-cell table:formula="of:=SUM([.E413:.I413])" office:value-type="float" office:value="90" calcext:value-type="float">
            <text:p>90</text:p>
          </table:table-cell>
          <table:table-cell table:formula="of:=SUM([.J413:.M413])" office:value-type="float" office:value="98" calcext:value-type="float">
            <text:p>98</text:p>
          </table:table-cell>
          <table:table-cell table:formula="of:=SUM([.N413:.Q413])" office:value-type="float" office:value="82" calcext:value-type="float">
            <text:p>82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table:formula="of:=[.A413]+1" office:value-type="date" office:date-value="2021-04-11" calcext:value-type="date">
            <text:p>2021-04-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table:formula="of:=[.S413]" office:value-type="float" office:value="67" calcext:value-type="float">
            <text:p>67</text:p>
          </table:table-cell>
          <table:table-cell table:formula="of:=SUM([.B414:.D414])" office:value-type="float" office:value="19" calcext:value-type="float">
            <text:p>19</text:p>
          </table:table-cell>
          <table:table-cell table:formula="of:=SUM([.E414:.I414])" office:value-type="float" office:value="46" calcext:value-type="float">
            <text:p>46</text:p>
          </table:table-cell>
          <table:table-cell table:formula="of:=SUM([.J414:.M414])" office:value-type="float" office:value="51" calcext:value-type="float">
            <text:p>51</text:p>
          </table:table-cell>
          <table:table-cell table:formula="of:=SUM([.N414:.Q414])" office:value-type="float" office:value="45" calcext:value-type="float">
            <text:p>4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table:formula="of:=[.A414]+1" office:value-type="date" office:date-value="2021-04-12" calcext:value-type="date">
            <text:p>2021-04-1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S414]+1" office:value-type="float" office:value="68" calcext:value-type="float">
            <text:p>68</text:p>
          </table:table-cell>
          <table:table-cell table:formula="of:=SUM([.B415:.D415])" office:value-type="float" office:value="106" calcext:value-type="float">
            <text:p>106</text:p>
          </table:table-cell>
          <table:table-cell table:formula="of:=SUM([.E415:.I415])" office:value-type="float" office:value="226" calcext:value-type="float">
            <text:p>226</text:p>
          </table:table-cell>
          <table:table-cell table:formula="of:=SUM([.J415:.M415])" office:value-type="float" office:value="236" calcext:value-type="float">
            <text:p>236</text:p>
          </table:table-cell>
          <table:table-cell table:formula="of:=SUM([.N415:.Q415])" office:value-type="float" office:value="177" calcext:value-type="float">
            <text:p>177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formula="of:=[.A415]+1" office:value-type="date" office:date-value="2021-04-13" calcext:value-type="date">
            <text:p>2021-04-1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S415]" office:value-type="float" office:value="68" calcext:value-type="float">
            <text:p>68</text:p>
          </table:table-cell>
          <table:table-cell table:formula="of:=SUM([.B416:.D416])" office:value-type="float" office:value="143" calcext:value-type="float">
            <text:p>143</text:p>
          </table:table-cell>
          <table:table-cell table:formula="of:=SUM([.E416:.I416])" office:value-type="float" office:value="275" calcext:value-type="float">
            <text:p>275</text:p>
          </table:table-cell>
          <table:table-cell table:formula="of:=SUM([.J416:.M416])" office:value-type="float" office:value="256" calcext:value-type="float">
            <text:p>256</text:p>
          </table:table-cell>
          <table:table-cell table:formula="of:=SUM([.N416:.Q416])" office:value-type="float" office:value="234" calcext:value-type="float">
            <text:p>234</text:p>
          </table:table-cell>
          <table:table-cell office:value-type="float" office:value="5009" calcext:value-type="float">
            <text:p>5009</text:p>
          </table:table-cell>
        </table:table-row>
        <table:table-row table:style-name="ro1">
          <table:table-cell table:formula="of:=[.A416]+1" office:value-type="date" office:date-value="2021-04-14" calcext:value-type="date">
            <text:p>2021-04-1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S416]" office:value-type="float" office:value="68" calcext:value-type="float">
            <text:p>68</text:p>
          </table:table-cell>
          <table:table-cell table:formula="of:=SUM([.B417:.D417])" office:value-type="float" office:value="82" calcext:value-type="float">
            <text:p>82</text:p>
          </table:table-cell>
          <table:table-cell table:formula="of:=SUM([.E417:.I417])" office:value-type="float" office:value="190" calcext:value-type="float">
            <text:p>190</text:p>
          </table:table-cell>
          <table:table-cell table:formula="of:=SUM([.J417:.M417])" office:value-type="float" office:value="157" calcext:value-type="float">
            <text:p>157</text:p>
          </table:table-cell>
          <table:table-cell table:formula="of:=SUM([.N417:.Q417])" office:value-type="float" office:value="150" calcext:value-type="float">
            <text:p>150</text:p>
          </table:table-cell>
          <table:table-cell office:value-type="float" office:value="3668" calcext:value-type="float">
            <text:p>3668</text:p>
          </table:table-cell>
        </table:table-row>
        <table:table-row table:style-name="ro1">
          <table:table-cell table:formula="of:=[.A417]+1" office:value-type="date" office:date-value="2021-04-15" calcext:value-type="date">
            <text:p>2021-04-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S417]" office:value-type="float" office:value="68" calcext:value-type="float">
            <text:p>68</text:p>
          </table:table-cell>
          <table:table-cell table:formula="of:=SUM([.B418:.D418])" office:value-type="float" office:value="82" calcext:value-type="float">
            <text:p>82</text:p>
          </table:table-cell>
          <table:table-cell table:formula="of:=SUM([.E418:.I418])" office:value-type="float" office:value="165" calcext:value-type="float">
            <text:p>165</text:p>
          </table:table-cell>
          <table:table-cell table:formula="of:=SUM([.J418:.M418])" office:value-type="float" office:value="131" calcext:value-type="float">
            <text:p>131</text:p>
          </table:table-cell>
          <table:table-cell table:formula="of:=SUM([.N418:.Q418])" office:value-type="float" office:value="117" calcext:value-type="float">
            <text:p>117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table:formula="of:=[.A418]+1" office:value-type="date" office:date-value="2021-04-16" calcext:value-type="date">
            <text:p>2021-04-16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S418]" office:value-type="float" office:value="68" calcext:value-type="float">
            <text:p>68</text:p>
          </table:table-cell>
          <table:table-cell table:formula="of:=SUM([.B419:.D419])" office:value-type="float" office:value="106" calcext:value-type="float">
            <text:p>106</text:p>
          </table:table-cell>
          <table:table-cell table:formula="of:=SUM([.E419:.I419])" office:value-type="float" office:value="143" calcext:value-type="float">
            <text:p>143</text:p>
          </table:table-cell>
          <table:table-cell table:formula="of:=SUM([.J419:.M419])" office:value-type="float" office:value="134" calcext:value-type="float">
            <text:p>134</text:p>
          </table:table-cell>
          <table:table-cell table:formula="of:=SUM([.N419:.Q419])" office:value-type="float" office:value="135" calcext:value-type="float">
            <text:p>13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table:formula="of:=[.A419]+1" office:value-type="date" office:date-value="2021-04-17" calcext:value-type="date">
            <text:p>2021-04-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S419]" office:value-type="float" office:value="68" calcext:value-type="float">
            <text:p>68</text:p>
          </table:table-cell>
          <table:table-cell table:formula="of:=SUM([.B420:.D420])" office:value-type="float" office:value="43" calcext:value-type="float">
            <text:p>43</text:p>
          </table:table-cell>
          <table:table-cell table:formula="of:=SUM([.E420:.I420])" office:value-type="float" office:value="82" calcext:value-type="float">
            <text:p>82</text:p>
          </table:table-cell>
          <table:table-cell table:formula="of:=SUM([.J420:.M420])" office:value-type="float" office:value="84" calcext:value-type="float">
            <text:p>84</text:p>
          </table:table-cell>
          <table:table-cell table:formula="of:=SUM([.N420:.Q420])" office:value-type="float" office:value="63" calcext:value-type="float">
            <text:p>63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table:formula="of:=[.A420]+1" office:value-type="date" office:date-value="2021-04-18" calcext:value-type="date">
            <text:p>2021-04-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S420]" office:value-type="float" office:value="68" calcext:value-type="float">
            <text:p>68</text:p>
          </table:table-cell>
          <table:table-cell table:formula="of:=SUM([.B421:.D421])" office:value-type="float" office:value="28" calcext:value-type="float">
            <text:p>28</text:p>
          </table:table-cell>
          <table:table-cell table:formula="of:=SUM([.E421:.I421])" office:value-type="float" office:value="41" calcext:value-type="float">
            <text:p>41</text:p>
          </table:table-cell>
          <table:table-cell table:formula="of:=SUM([.J421:.M421])" office:value-type="float" office:value="44" calcext:value-type="float">
            <text:p>44</text:p>
          </table:table-cell>
          <table:table-cell table:formula="of:=SUM([.N421:.Q421])" office:value-type="float" office:value="35" calcext:value-type="float">
            <text:p>35</text:p>
          </table:table-cell>
          <table:table-cell office:value-type="float" office:value="795" calcext:value-type="float">
            <text:p>795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 table:number-rows-repeated="14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number-columns-repeated="23"/>
        </table:table-row>
      </table:table>
      <table:table table:name="work" table:style-name="ta2">
        <office:forms form:automatic-focus="false" form:apply-design-mode="false"/>
        <table:table-column table:style-name="co31" table:number-columns-repeated="45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R raw 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 abs</text:p>
          </table:table-cell>
          <table:table-cell office:value-type="string" calcext:value-type="string">
            <text:p>C rel: smoothed by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0</text:p>
          </table:table-cell>
          <table:table-cell table:formula="of:=[$List1.H1]" office:value-type="string" office:string-value="S1" calcext:value-type="string">
            <text:p>S1</text:p>
          </table:table-cell>
          <table:table-cell table:formula="of:=[$List1.I1]" office:value-type="string" office:string-value="M1" calcext:value-type="string">
            <text:p>M1</text:p>
          </table:table-cell>
          <table:table-cell table:formula="of:=[$List1.V1]" office:value-type="string" office:string-value="S2" calcext:value-type="string">
            <text:p>S2</text:p>
          </table:table-cell>
          <table:table-cell table:formula="of:=[$List1.W1]" office:value-type="string" office:string-value="M2" calcext:value-type="string">
            <text:p>M2</text:p>
          </table:table-cell>
          <table:table-cell table:formula="of:=[$List1.AB1]" office:value-type="string" office:string-value="S3" calcext:value-type="string">
            <text:p>S3</text:p>
          </table:table-cell>
          <table:table-cell table:formula="of:=[$List1.AC1]" office:value-type="string" office:string-value="M3" calcext:value-type="string">
            <text:p>M3</text:p>
          </table:table-cell>
          <table:table-cell table:formula="of:=[$List1.AH1]" office:value-type="string" office:string-value="S4" calcext:value-type="string">
            <text:p>S4</text:p>
          </table:table-cell>
          <table:table-cell table:formula="of:=[$List1.AI1]" office:value-type="string" office:string-value="M4" calcext:value-type="string">
            <text:p>M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Y</text:p>
          </table:table-cell>
          <table:table-cell table:formula="of:=[$export.O1]" office:value-type="string" office:string-value="I" calcext:value-type="string">
            <text:p>I</text:p>
          </table:table-cell>
          <table:table-cell table:formula="of:=[$export.P1]" office:value-type="string" office:string-value="U1" calcext:value-type="string">
            <text:p>U1</text:p>
          </table:table-cell>
          <table:table-cell table:formula="of:=[$export.Q1]" office:value-type="string" office:string-value="V1" calcext:value-type="string">
            <text:p>V1</text:p>
          </table:table-cell>
          <table:table-cell table:formula="of:=[$export.R1]" office:value-type="string" office:string-value="U2" calcext:value-type="string">
            <text:p>U2</text:p>
          </table:table-cell>
          <table:table-cell table:formula="of:=[$export.S1]" office:value-type="string" office:string-value="V2" calcext:value-type="string">
            <text:p>V2</text:p>
          </table:table-cell>
          <table:table-cell table:formula="of:=[$export.T1]" office:value-type="string" office:string-value="U3" calcext:value-type="string">
            <text:p>U3</text:p>
          </table:table-cell>
          <table:table-cell table:formula="of:=[$export.U1]" office:value-type="string" office:string-value="V3" calcext:value-type="string">
            <text:p>V3</text:p>
          </table:table-cell>
          <table:table-cell table:formula="of:=[$export.V1]" office:value-type="string" office:string-value="U4" calcext:value-type="string">
            <text:p>U4</text:p>
          </table:table-cell>
          <table:table-cell table:formula="of:=[$export.W1]" office:value-type="string" office:string-value="V4" calcext:value-type="string">
            <text:p>V4</text:p>
          </table:table-cell>
          <table:table-cell table:formula="of:=[$export.X1]" office:value-type="string" office:string-value="W1" calcext:value-type="string">
            <text:p>W1</text:p>
          </table:table-cell>
          <table:table-cell table:formula="of:=[$export.Y1]" office:value-type="string" office:string-value="W2" calcext:value-type="string">
            <text:p>W2</text:p>
          </table:table-cell>
          <table:table-cell table:formula="of:=[$export.Z1]" office:value-type="string" office:string-value="W3" calcext:value-type="string">
            <text:p>W3</text:p>
          </table:table-cell>
          <table:table-cell table:formula="of:=[$export.AA1]" office:value-type="string" office:string-value="W4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table:formula="of:=[$List1.B2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B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2]/[.$D$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IF([$List1.H2]=&quot;&quot;;&quot;&quot;;[$List1.H2])">
            <text:p/>
          </table:table-cell>
          <table:table-cell table:formula="of:=IF([$List1.I2]=&quot;&quot;;&quot;&quot;;[$List1.I2])">
            <text:p/>
          </table:table-cell>
          <table:table-cell table:formula="of:=IF([$List1.V2]=&quot;&quot;;&quot;&quot;;[$List1.V2])">
            <text:p/>
          </table:table-cell>
          <table:table-cell table:formula="of:=IF([$List1.W2]=&quot;&quot;;&quot;&quot;;[$List1.W2])">
            <text:p/>
          </table:table-cell>
          <table:table-cell table:formula="of:=IF([$List1.AB2]=&quot;&quot;;&quot;&quot;;[$List1.AB2])">
            <text:p/>
          </table:table-cell>
          <table:table-cell table:formula="of:=IF([$List1.AC2]=&quot;&quot;;&quot;&quot;;[$List1.AC2])">
            <text:p/>
          </table:table-cell>
          <table:table-cell table:formula="of:=IF([$List1.AH2]=&quot;&quot;;&quot;&quot;;[$List1.AH2])">
            <text:p/>
          </table:table-cell>
          <table:table-cell table:formula="of:=IF([$List1.AI2]=&quot;&quot;;&quot;&quot;;[$List1.AI2])">
            <text:p/>
          </table:table-cell>
          <table:table-cell table:formula="of:=SUMIF([mzcr.$S$2:.$S$421];[.$A2];[$mzcr.T$2:$mzcr.T$421])" office:value-type="float" office:value="0" calcext:value-type="float">
            <text:p>0</text:p>
          </table:table-cell>
          <table:table-cell table:formula="of:=SUMIF([mzcr.$S$2:.$S$421];[.$A2];[$mzcr.U$2:$mzcr.U$421])" office:value-type="float" office:value="0" calcext:value-type="float">
            <text:p>0</text:p>
          </table:table-cell>
          <table:table-cell table:formula="of:=SUMIF([mzcr.$S$2:.$S$421];[.$A2];[$mzcr.V$2:$mzcr.V$421])" office:value-type="float" office:value="1" calcext:value-type="float">
            <text:p>1</text:p>
          </table:table-cell>
          <table:table-cell table:formula="of:=SUMIF([mzcr.$S$2:.$S$421];[.$A2];[$mzcr.W$2:$mzcr.W$421])" office:value-type="float" office:value="1" calcext:value-type="float">
            <text:p>1</text:p>
          </table:table-cell>
          <table:table-cell table:formula="of:=SUMIF([mzcr.$S$2:.$S$421];[.$A2];[$mzcr.X$2:$mzcr.X$421])" office:value-type="float" office:value="28" calcext:value-type="float">
            <text:p>28</text:p>
          </table:table-cell>
          <table:table-cell table:number-columns-repeated="9"/>
          <table:table-cell table:formula="of:=IF([.H2]=&quot;&quot;;&quot;&quot;;[.$U1]*[.H2])">
            <text:p/>
          </table:table-cell>
          <table:table-cell table:formula="of:=IF([.J2]=&quot;&quot;;&quot;&quot;;[.$U1]*[.J2])">
            <text:p/>
          </table:table-cell>
          <table:table-cell table:formula="of:=IF([.L2]=&quot;&quot;;&quot;&quot;;[.$U1]*[.L2])">
            <text:p/>
          </table:table-cell>
          <table:table-cell table:formula="of:=IF([.N2]=&quot;&quot;;&quot;&quot;;[.$U1]*[.N2])">
            <text:p/>
          </table:table-cell>
          <table:table-cell table:number-columns-repeated="12"/>
        </table:table-row>
        <table:table-row table:style-name="ro1">
          <table:table-cell table:formula="of:=[$List1.B3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$C$1]*[.B3]+(1-[.$C$1])*[.C2]" office:value-type="float" office:value="4" calcext:value-type="float">
            <text:p>4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3]/[.$D$2]" office:value-type="float" office:value="1" calcext:value-type="float">
            <text:p>1</text:p>
          </table:table-cell>
          <table:table-cell table:formula="of:=[.$C$1]*[.E3]+(1-[.$C$1])*[.F2]" office:value-type="float" office:value="1" calcext:value-type="float">
            <text:p>1</text:p>
          </table:table-cell>
          <table:table-cell table:formula="of:=[.C3]" office:value-type="float" office:value="4" calcext:value-type="float">
            <text:p>4</text:p>
          </table:table-cell>
          <table:table-cell table:formula="of:=IF([$List1.H3]=&quot;&quot;;&quot;&quot;;[$List1.H3])">
            <text:p/>
          </table:table-cell>
          <table:table-cell table:formula="of:=IF([$List1.I3]=&quot;&quot;;&quot;&quot;;[$List1.I3])">
            <text:p/>
          </table:table-cell>
          <table:table-cell table:formula="of:=IF([$List1.V3]=&quot;&quot;;&quot;&quot;;[$List1.V3])">
            <text:p/>
          </table:table-cell>
          <table:table-cell table:formula="of:=IF([$List1.W3]=&quot;&quot;;&quot;&quot;;[$List1.W3])">
            <text:p/>
          </table:table-cell>
          <table:table-cell table:formula="of:=IF([$List1.AB3]=&quot;&quot;;&quot;&quot;;[$List1.AB3])">
            <text:p/>
          </table:table-cell>
          <table:table-cell table:formula="of:=IF([$List1.AC3]=&quot;&quot;;&quot;&quot;;[$List1.AC3])">
            <text:p/>
          </table:table-cell>
          <table:table-cell table:formula="of:=IF([$List1.AH3]=&quot;&quot;;&quot;&quot;;[$List1.AH3])">
            <text:p/>
          </table:table-cell>
          <table:table-cell table:formula="of:=IF([$List1.AI3]=&quot;&quot;;&quot;&quot;;[$List1.AI3])">
            <text:p/>
          </table:table-cell>
          <table:table-cell table:formula="of:=SUMIF([mzcr.$S$2:.$S$421];[.$A3];[$mzcr.T$2:$mzcr.T$421])" office:value-type="float" office:value="4" calcext:value-type="float">
            <text:p>4</text:p>
          </table:table-cell>
          <table:table-cell table:formula="of:=SUMIF([mzcr.$S$2:.$S$421];[.$A3];[$mzcr.U$2:$mzcr.U$421])" office:value-type="float" office:value="12" calcext:value-type="float">
            <text:p>12</text:p>
          </table:table-cell>
          <table:table-cell table:formula="of:=SUMIF([mzcr.$S$2:.$S$421];[.$A3];[$mzcr.V$2:$mzcr.V$421])" office:value-type="float" office:value="6" calcext:value-type="float">
            <text:p>6</text:p>
          </table:table-cell>
          <table:table-cell table:formula="of:=SUMIF([mzcr.$S$2:.$S$421];[.$A3];[$mzcr.W$2:$mzcr.W$421])" office:value-type="float" office:value="4" calcext:value-type="float">
            <text:p>4</text:p>
          </table:table-cell>
          <table:table-cell table:formula="of:=SUMIF([mzcr.$S$2:.$S$421];[.$A3];[$mzcr.X$2:$mzcr.X$421])" office:value-type="float" office:value="263" calcext:value-type="float">
            <text:p>263</text:p>
          </table:table-cell>
          <table:table-cell table:formula="of:=[.T2]*[.C3]" office:value-type="float" office:value="112" calcext:value-type="float">
            <text:p>112</text:p>
          </table:table-cell>
          <table:table-cell table:formula="of:=IF([.H2]=&quot;&quot;;&quot;&quot;;[.$G3]*[.P2]*[.H2])">
            <text:p/>
          </table:table-cell>
          <table:table-cell table:formula="of:=IF([.H2]=&quot;&quot;;&quot;&quot;;[.$G3]*[.P2]*[.H2]*[.I2])">
            <text:p/>
          </table:table-cell>
          <table:table-cell table:formula="of:=IF([.J2]=&quot;&quot;;&quot;&quot;;[.$G3]*[.Q2]*[.J2])">
            <text:p/>
          </table:table-cell>
          <table:table-cell table:formula="of:=IF([.J2]=&quot;&quot;;&quot;&quot;;[.$G3]*[.Q2]*[.J2]*[.K2])">
            <text:p/>
          </table:table-cell>
          <table:table-cell table:formula="of:=IF([.L2]=&quot;&quot;;&quot;&quot;;[.$G3]*[.R2]*[.L2])">
            <text:p/>
          </table:table-cell>
          <table:table-cell table:formula="of:=IF([.L2]=&quot;&quot;;&quot;&quot;;[.$G3]*[.R2]*[.L2]*[.M2])">
            <text:p/>
          </table:table-cell>
          <table:table-cell table:formula="of:=IF([.N2]=&quot;&quot;;&quot;&quot;;[.$G3]*[.S2]*[.N2])">
            <text:p/>
          </table:table-cell>
          <table:table-cell table:formula="of:=IF([.N2]=&quot;&quot;;&quot;&quot;;[.$G3]*[.S2]*[.N2]*[.O2])">
            <text:p/>
          </table:table-cell>
          <table:table-cell table:formula="of:=IF([.H3]=&quot;&quot;;&quot;&quot;;[.$U2]*[.H3])">
            <text:p/>
          </table:table-cell>
          <table:table-cell table:formula="of:=IF([.J3]=&quot;&quot;;&quot;&quot;;[.$U2]*[.J3])">
            <text:p/>
          </table:table-cell>
          <table:table-cell table:formula="of:=IF([.L3]=&quot;&quot;;&quot;&quot;;[.$U2]*[.L3])">
            <text:p/>
          </table:table-cell>
          <table:table-cell table:formula="of:=IF([.N3]=&quot;&quot;;&quot;&quot;;[.$U2]*[.N3])">
            <text:p/>
          </table:table-cell>
          <table:table-cell table:formula="of:=[.P2]*[.$G3]" office:value-type="float" office:value="0" calcext:value-type="float">
            <text:p>0</text:p>
          </table:table-cell>
          <table:table-cell table:formula="of:=[.Q2]*[.$G3]" office:value-type="float" office:value="0" calcext:value-type="float">
            <text:p>0</text:p>
          </table:table-cell>
          <table:table-cell table:formula="of:=[.R2]*[.$G3]" office:value-type="float" office:value="4" calcext:value-type="float">
            <text:p>4</text:p>
          </table:table-cell>
          <table:table-cell table:formula="of:=[.S2]*[.$G3]" office:value-type="float" office:value="4" calcext:value-type="float">
            <text:p>4</text:p>
          </table:table-cell>
          <table:table-cell table:formula="of:=[.P2]/[.$T2]" office:value-type="float" office:value="0" calcext:value-type="float">
            <text:p>0</text:p>
          </table:table-cell>
          <table:table-cell table:formula="of:=[.Q2]/[.$T2]" office:value-type="float" office:value="0" calcext:value-type="float">
            <text:p>0</text:p>
          </table:table-cell>
          <table:table-cell table:formula="of:=[.R2]/[.$T2]" office:value-type="float" office:value="0.0357142857142857" calcext:value-type="float">
            <text:p>0.035714285714286</text:p>
          </table:table-cell>
          <table:table-cell table:formula="of:=[.S2]/[.$T2]" office:value-type="float" office:value="0.0357142857142857" calcext:value-type="float">
            <text:p>0.035714285714286</text:p>
          </table:table-cell>
          <table:table-cell table:number-columns-repeated="4"/>
        </table:table-row>
        <table:table-row table:style-name="ro1">
          <table:table-cell table:formula="of:=[$List1.B4]" office:value-type="float" office:value="12" calcext:value-type="float">
            <text:p>12</text:p>
          </table:table-cell>
          <table:table-cell office:value-type="float" office:value="3.98773006134969" calcext:value-type="float">
            <text:p>3.98773006134969</text:p>
          </table:table-cell>
          <table:table-cell table:formula="of:=[.$C$1]*[.B4]+(1-[.$C$1])*[.C3]" office:value-type="float" office:value="3.99631901840491" calcext:value-type="float">
            <text:p>3.99631901840491</text:p>
          </table:table-cell>
          <table:table-cell office:value-type="float" office:value="22.3556425396767" calcext:value-type="float">
            <text:p>22.3556425396767</text:p>
          </table:table-cell>
          <table:table-cell table:formula="of:=[.D4]/[.$D$2]" office:value-type="float" office:value="1" calcext:value-type="float">
            <text:p>1</text:p>
          </table:table-cell>
          <table:table-cell table:formula="of:=[.$C$1]*[.E4]+(1-[.$C$1])*[.F3]" office:value-type="float" office:value="1" calcext:value-type="float">
            <text:p>1</text:p>
          </table:table-cell>
          <table:table-cell table:formula="of:=[.C4]/[.F2]" office:value-type="float" office:value="3.99631901840491" calcext:value-type="float">
            <text:p>3.99631901840491</text:p>
          </table:table-cell>
          <table:table-cell table:formula="of:=IF([$List1.H4]=&quot;&quot;;&quot;&quot;;[$List1.H4])">
            <text:p/>
          </table:table-cell>
          <table:table-cell table:formula="of:=IF([$List1.I4]=&quot;&quot;;&quot;&quot;;[$List1.I4])">
            <text:p/>
          </table:table-cell>
          <table:table-cell table:formula="of:=IF([$List1.V4]=&quot;&quot;;&quot;&quot;;[$List1.V4])">
            <text:p/>
          </table:table-cell>
          <table:table-cell table:formula="of:=IF([$List1.W4]=&quot;&quot;;&quot;&quot;;[$List1.W4])">
            <text:p/>
          </table:table-cell>
          <table:table-cell table:formula="of:=IF([$List1.AB4]=&quot;&quot;;&quot;&quot;;[$List1.AB4])">
            <text:p/>
          </table:table-cell>
          <table:table-cell table:formula="of:=IF([$List1.AC4]=&quot;&quot;;&quot;&quot;;[$List1.AC4])">
            <text:p/>
          </table:table-cell>
          <table:table-cell table:formula="of:=IF([$List1.AH4]=&quot;&quot;;&quot;&quot;;[$List1.AH4])">
            <text:p/>
          </table:table-cell>
          <table:table-cell table:formula="of:=IF([$List1.AI4]=&quot;&quot;;&quot;&quot;;[$List1.AI4])">
            <text:p/>
          </table:table-cell>
          <table:table-cell table:formula="of:=SUMIF([mzcr.$S$2:.$S$421];[.$A4];[$mzcr.T$2:$mzcr.T$421])" office:value-type="float" office:value="6" calcext:value-type="float">
            <text:p>6</text:p>
          </table:table-cell>
          <table:table-cell table:formula="of:=SUMIF([mzcr.$S$2:.$S$421];[.$A4];[$mzcr.U$2:$mzcr.U$421])" office:value-type="float" office:value="19" calcext:value-type="float">
            <text:p>19</text:p>
          </table:table-cell>
          <table:table-cell table:formula="of:=SUMIF([mzcr.$S$2:.$S$421];[.$A4];[$mzcr.V$2:$mzcr.V$421])" office:value-type="float" office:value="14" calcext:value-type="float">
            <text:p>14</text:p>
          </table:table-cell>
          <table:table-cell table:formula="of:=SUMIF([mzcr.$S$2:.$S$421];[.$A4];[$mzcr.W$2:$mzcr.W$421])" office:value-type="float" office:value="16" calcext:value-type="float">
            <text:p>16</text:p>
          </table:table-cell>
          <table:table-cell table:formula="of:=SUMIF([mzcr.$S$2:.$S$421];[.$A4];[$mzcr.X$2:$mzcr.X$421])" office:value-type="float" office:value="847" calcext:value-type="float">
            <text:p>847</text:p>
          </table:table-cell>
          <table:table-cell table:formula="of:=[.T3]*[.C4]" office:value-type="float" office:value="1051.03190184049" calcext:value-type="float">
            <text:p>1051.03190184049</text:p>
          </table:table-cell>
          <table:table-cell table:formula="of:=IF([.H3]=&quot;&quot;;&quot;&quot;;[.$G4]*[.P3]*[.H3])">
            <text:p/>
          </table:table-cell>
          <table:table-cell table:formula="of:=IF([.H3]=&quot;&quot;;&quot;&quot;;[.$G4]*[.P3]*[.H3]*[.I3])">
            <text:p/>
          </table:table-cell>
          <table:table-cell table:formula="of:=IF([.J3]=&quot;&quot;;&quot;&quot;;[.$G4]*[.Q3]*[.J3])">
            <text:p/>
          </table:table-cell>
          <table:table-cell table:formula="of:=IF([.J3]=&quot;&quot;;&quot;&quot;;[.$G4]*[.Q3]*[.J3]*[.K3])">
            <text:p/>
          </table:table-cell>
          <table:table-cell table:formula="of:=IF([.L3]=&quot;&quot;;&quot;&quot;;[.$G4]*[.R3]*[.L3])">
            <text:p/>
          </table:table-cell>
          <table:table-cell table:formula="of:=IF([.L3]=&quot;&quot;;&quot;&quot;;[.$G4]*[.R3]*[.L3]*[.M3])">
            <text:p/>
          </table:table-cell>
          <table:table-cell table:formula="of:=IF([.N3]=&quot;&quot;;&quot;&quot;;[.$G4]*[.S3]*[.N3])">
            <text:p/>
          </table:table-cell>
          <table:table-cell table:formula="of:=IF([.N3]=&quot;&quot;;&quot;&quot;;[.$G4]*[.S3]*[.N3]*[.O3])">
            <text:p/>
          </table:table-cell>
          <table:table-cell table:formula="of:=IF([.H4]=&quot;&quot;;&quot;&quot;;[.$U3]*[.H4])">
            <text:p/>
          </table:table-cell>
          <table:table-cell table:formula="of:=IF([.J4]=&quot;&quot;;&quot;&quot;;[.$U3]*[.J4])">
            <text:p/>
          </table:table-cell>
          <table:table-cell table:formula="of:=IF([.L4]=&quot;&quot;;&quot;&quot;;[.$U3]*[.L4])">
            <text:p/>
          </table:table-cell>
          <table:table-cell table:formula="of:=IF([.N4]=&quot;&quot;;&quot;&quot;;[.$U3]*[.N4])">
            <text:p/>
          </table:table-cell>
          <table:table-cell table:formula="of:=[.P3]*[.$G4]" office:value-type="float" office:value="15.9852760736196" calcext:value-type="float">
            <text:p>15.9852760736196</text:p>
          </table:table-cell>
          <table:table-cell table:formula="of:=[.Q3]*[.$G4]" office:value-type="float" office:value="47.9558282208589" calcext:value-type="float">
            <text:p>47.9558282208589</text:p>
          </table:table-cell>
          <table:table-cell table:formula="of:=[.R3]*[.$G4]" office:value-type="float" office:value="23.9779141104294" calcext:value-type="float">
            <text:p>23.9779141104294</text:p>
          </table:table-cell>
          <table:table-cell table:formula="of:=[.S3]*[.$G4]" office:value-type="float" office:value="15.9852760736196" calcext:value-type="float">
            <text:p>15.9852760736196</text:p>
          </table:table-cell>
          <table:table-cell table:formula="of:=[.P3]/[.$T3]" office:value-type="float" office:value="0.0152091254752852" calcext:value-type="float">
            <text:p>0.015209125475285</text:p>
          </table:table-cell>
          <table:table-cell table:formula="of:=[.Q3]/[.$T3]" office:value-type="float" office:value="0.0456273764258555" calcext:value-type="float">
            <text:p>0.045627376425856</text:p>
          </table:table-cell>
          <table:table-cell table:formula="of:=[.R3]/[.$T3]" office:value-type="float" office:value="0.0228136882129278" calcext:value-type="float">
            <text:p>0.022813688212928</text:p>
          </table:table-cell>
          <table:table-cell table:formula="of:=[.S3]/[.$T3]" office:value-type="float" office:value="0.0152091254752852" calcext:value-type="float">
            <text:p>0.015209125475285</text:p>
          </table:table-cell>
          <table:table-cell table:formula="of:=IF([.H3]=&quot;&quot;;&quot;&quot;;[.H3]*[.I3])">
            <text:p/>
          </table:table-cell>
          <table:table-cell table:formula="of:=IF([.J3]=&quot;&quot;;&quot;&quot;;[.J3]*[.K3])">
            <text:p/>
          </table:table-cell>
          <table:table-cell table:formula="of:=IF([.L3]=&quot;&quot;;&quot;&quot;;[.L3]*[.M3])">
            <text:p/>
          </table:table-cell>
          <table:table-cell table:formula="of:=IF([.N3]=&quot;&quot;;&quot;&quot;;[.N3]*[.O3])">
            <text:p/>
          </table:table-cell>
        </table:table-row>
        <table:table-row table:style-name="ro1">
          <table:table-cell table:formula="of:=[$List1.B5]" office:value-type="float" office:value="13" calcext:value-type="float">
            <text:p>13</text:p>
          </table:table-cell>
          <table:table-cell office:value-type="float" office:value="1.46511627906977" calcext:value-type="float">
            <text:p>1.46511627906977</text:p>
          </table:table-cell>
          <table:table-cell table:formula="of:=[.$C$1]*[.B5]+(1-[.$C$1])*[.C4]" office:value-type="float" office:value="3.23695819660437" calcext:value-type="float">
            <text:p>3.23695819660437</text:p>
          </table:table-cell>
          <table:table-cell office:value-type="float" office:value="16.5838520318341" calcext:value-type="float">
            <text:p>16.5838520318341</text:p>
          </table:table-cell>
          <table:table-cell table:formula="of:=[.D5]/[.$D$2]" office:value-type="float" office:value="0.741819520615484" calcext:value-type="float">
            <text:p>0.741819520615484</text:p>
          </table:table-cell>
          <table:table-cell table:formula="of:=[.$C$1]*[.E5]+(1-[.$C$1])*[.F4]" office:value-type="float" office:value="0.922545856184645" calcext:value-type="float">
            <text:p>0.922545856184645</text:p>
          </table:table-cell>
          <table:table-cell table:formula="of:=[.C5]/[.F3]" office:value-type="float" office:value="3.23695819660437" calcext:value-type="float">
            <text:p>3.23695819660437</text:p>
          </table:table-cell>
          <table:table-cell table:formula="of:=IF([$List1.H5]=&quot;&quot;;&quot;&quot;;[$List1.H5])">
            <text:p/>
          </table:table-cell>
          <table:table-cell table:formula="of:=IF([$List1.I5]=&quot;&quot;;&quot;&quot;;[$List1.I5])">
            <text:p/>
          </table:table-cell>
          <table:table-cell table:formula="of:=IF([$List1.V5]=&quot;&quot;;&quot;&quot;;[$List1.V5])">
            <text:p/>
          </table:table-cell>
          <table:table-cell table:formula="of:=IF([$List1.W5]=&quot;&quot;;&quot;&quot;;[$List1.W5])">
            <text:p/>
          </table:table-cell>
          <table:table-cell table:formula="of:=IF([$List1.AB5]=&quot;&quot;;&quot;&quot;;[$List1.AB5])">
            <text:p/>
          </table:table-cell>
          <table:table-cell table:formula="of:=IF([$List1.AC5]=&quot;&quot;;&quot;&quot;;[$List1.AC5])">
            <text:p/>
          </table:table-cell>
          <table:table-cell table:formula="of:=IF([$List1.AH5]=&quot;&quot;;&quot;&quot;;[$List1.AH5])">
            <text:p/>
          </table:table-cell>
          <table:table-cell table:formula="of:=IF([$List1.AI5]=&quot;&quot;;&quot;&quot;;[$List1.AI5])">
            <text:p/>
          </table:table-cell>
          <table:table-cell table:formula="of:=SUMIF([mzcr.$S$2:.$S$421];[.$A5];[$mzcr.T$2:$mzcr.T$421])" office:value-type="float" office:value="11" calcext:value-type="float">
            <text:p>11</text:p>
          </table:table-cell>
          <table:table-cell table:formula="of:=SUMIF([mzcr.$S$2:.$S$421];[.$A5];[$mzcr.U$2:$mzcr.U$421])" office:value-type="float" office:value="20" calcext:value-type="float">
            <text:p>20</text:p>
          </table:table-cell>
          <table:table-cell table:formula="of:=SUMIF([mzcr.$S$2:.$S$421];[.$A5];[$mzcr.V$2:$mzcr.V$421])" office:value-type="float" office:value="29" calcext:value-type="float">
            <text:p>29</text:p>
          </table:table-cell>
          <table:table-cell table:formula="of:=SUMIF([mzcr.$S$2:.$S$421];[.$A5];[$mzcr.W$2:$mzcr.W$421])" office:value-type="float" office:value="39" calcext:value-type="float">
            <text:p>39</text:p>
          </table:table-cell>
          <table:table-cell table:formula="of:=SUMIF([mzcr.$S$2:.$S$421];[.$A5];[$mzcr.X$2:$mzcr.X$421])" office:value-type="float" office:value="1649" calcext:value-type="float">
            <text:p>1649</text:p>
          </table:table-cell>
          <table:table-cell table:formula="of:=[.T4]*[.C5]" office:value-type="float" office:value="2741.7035925239" calcext:value-type="float">
            <text:p>2741.7035925239</text:p>
          </table:table-cell>
          <table:table-cell table:formula="of:=IF([.H4]=&quot;&quot;;&quot;&quot;;[.$G5]*[.P4]*[.H4])">
            <text:p/>
          </table:table-cell>
          <table:table-cell table:formula="of:=IF([.H4]=&quot;&quot;;&quot;&quot;;[.$G5]*[.P4]*[.H4]*[.I4])">
            <text:p/>
          </table:table-cell>
          <table:table-cell table:formula="of:=IF([.J4]=&quot;&quot;;&quot;&quot;;[.$G5]*[.Q4]*[.J4])">
            <text:p/>
          </table:table-cell>
          <table:table-cell table:formula="of:=IF([.J4]=&quot;&quot;;&quot;&quot;;[.$G5]*[.Q4]*[.J4]*[.K4])">
            <text:p/>
          </table:table-cell>
          <table:table-cell table:formula="of:=IF([.L4]=&quot;&quot;;&quot;&quot;;[.$G5]*[.R4]*[.L4])">
            <text:p/>
          </table:table-cell>
          <table:table-cell table:formula="of:=IF([.L4]=&quot;&quot;;&quot;&quot;;[.$G5]*[.R4]*[.L4]*[.M4])">
            <text:p/>
          </table:table-cell>
          <table:table-cell table:formula="of:=IF([.N4]=&quot;&quot;;&quot;&quot;;[.$G5]*[.S4]*[.N4])">
            <text:p/>
          </table:table-cell>
          <table:table-cell table:formula="of:=IF([.N4]=&quot;&quot;;&quot;&quot;;[.$G5]*[.S4]*[.N4]*[.O4])">
            <text:p/>
          </table:table-cell>
          <table:table-cell table:formula="of:=IF([.H5]=&quot;&quot;;&quot;&quot;;[.$U4]*[.H5])">
            <text:p/>
          </table:table-cell>
          <table:table-cell table:formula="of:=IF([.J5]=&quot;&quot;;&quot;&quot;;[.$U4]*[.J5])">
            <text:p/>
          </table:table-cell>
          <table:table-cell table:formula="of:=IF([.L5]=&quot;&quot;;&quot;&quot;;[.$U4]*[.L5])">
            <text:p/>
          </table:table-cell>
          <table:table-cell table:formula="of:=IF([.N5]=&quot;&quot;;&quot;&quot;;[.$U4]*[.N5])">
            <text:p/>
          </table:table-cell>
          <table:table-cell table:formula="of:=[.P4]*[.$G5]" office:value-type="float" office:value="19.4217491796262" calcext:value-type="float">
            <text:p>19.4217491796262</text:p>
          </table:table-cell>
          <table:table-cell table:formula="of:=[.Q4]*[.$G5]" office:value-type="float" office:value="61.5022057354829" calcext:value-type="float">
            <text:p>61.5022057354829</text:p>
          </table:table-cell>
          <table:table-cell table:formula="of:=[.R4]*[.$G5]" office:value-type="float" office:value="45.3174147524611" calcext:value-type="float">
            <text:p>45.3174147524611</text:p>
          </table:table-cell>
          <table:table-cell table:formula="of:=[.S4]*[.$G5]" office:value-type="float" office:value="51.7913311456699" calcext:value-type="float">
            <text:p>51.7913311456699</text:p>
          </table:table-cell>
          <table:table-cell table:formula="of:=[.P4]/[.$T4]" office:value-type="float" office:value="0.00708382526564345" calcext:value-type="float">
            <text:p>0.007083825265643</text:p>
          </table:table-cell>
          <table:table-cell table:formula="of:=[.Q4]/[.$T4]" office:value-type="float" office:value="0.0224321133412042" calcext:value-type="float">
            <text:p>0.022432113341204</text:p>
          </table:table-cell>
          <table:table-cell table:formula="of:=[.R4]/[.$T4]" office:value-type="float" office:value="0.0165289256198347" calcext:value-type="float">
            <text:p>0.016528925619835</text:p>
          </table:table-cell>
          <table:table-cell table:formula="of:=[.S4]/[.$T4]" office:value-type="float" office:value="0.0188902007083825" calcext:value-type="float">
            <text:p>0.018890200708383</text:p>
          </table:table-cell>
          <table:table-cell table:formula="of:=IF([.H4]=&quot;&quot;;&quot;&quot;;[.H4]*[.I4])">
            <text:p/>
          </table:table-cell>
          <table:table-cell table:formula="of:=IF([.J4]=&quot;&quot;;&quot;&quot;;[.J4]*[.K4])">
            <text:p/>
          </table:table-cell>
          <table:table-cell table:formula="of:=IF([.L4]=&quot;&quot;;&quot;&quot;;[.L4]*[.M4])">
            <text:p/>
          </table:table-cell>
          <table:table-cell table:formula="of:=IF([.N4]=&quot;&quot;;&quot;&quot;;[.N4]*[.O4])">
            <text:p/>
          </table:table-cell>
        </table:table-row>
        <table:table-row table:style-name="ro1">
          <table:table-cell table:formula="of:=[$List1.B6]" office:value-type="float" office:value="14" calcext:value-type="float">
            <text:p>14</text:p>
          </table:table-cell>
          <table:table-cell office:value-type="float" office:value="1.13667285095857" calcext:value-type="float">
            <text:p>1.13667285095857</text:p>
          </table:table-cell>
          <table:table-cell table:formula="of:=[.$C$1]*[.B6]+(1-[.$C$1])*[.C5]" office:value-type="float" office:value="2.60687259291063" calcext:value-type="float">
            <text:p>2.60687259291063</text:p>
          </table:table-cell>
          <table:table-cell office:value-type="float" office:value="8.17043580956965" calcext:value-type="float">
            <text:p>8.17043580956965</text:p>
          </table:table-cell>
          <table:table-cell table:formula="of:=[.D6]/[.$D$2]" office:value-type="float" office:value="0.365475328882576" calcext:value-type="float">
            <text:p>0.365475328882576</text:p>
          </table:table-cell>
          <table:table-cell table:formula="of:=[.$C$1]*[.E6]+(1-[.$C$1])*[.F5]" office:value-type="float" office:value="0.755424697994024" calcext:value-type="float">
            <text:p>0.755424697994024</text:p>
          </table:table-cell>
          <table:table-cell table:formula="of:=[.C6]/[.F4]" office:value-type="float" office:value="2.60687259291063" calcext:value-type="float">
            <text:p>2.60687259291063</text:p>
          </table:table-cell>
          <table:table-cell table:formula="of:=IF([$List1.H6]=&quot;&quot;;&quot;&quot;;[$List1.H6])">
            <text:p/>
          </table:table-cell>
          <table:table-cell table:formula="of:=IF([$List1.I6]=&quot;&quot;;&quot;&quot;;[$List1.I6])">
            <text:p/>
          </table:table-cell>
          <table:table-cell table:formula="of:=IF([$List1.V6]=&quot;&quot;;&quot;&quot;;[$List1.V6])">
            <text:p/>
          </table:table-cell>
          <table:table-cell table:formula="of:=IF([$List1.W6]=&quot;&quot;;&quot;&quot;;[$List1.W6])">
            <text:p/>
          </table:table-cell>
          <table:table-cell table:formula="of:=IF([$List1.AB6]=&quot;&quot;;&quot;&quot;;[$List1.AB6])">
            <text:p/>
          </table:table-cell>
          <table:table-cell table:formula="of:=IF([$List1.AC6]=&quot;&quot;;&quot;&quot;;[$List1.AC6])">
            <text:p/>
          </table:table-cell>
          <table:table-cell table:formula="of:=IF([$List1.AH6]=&quot;&quot;;&quot;&quot;;[$List1.AH6])">
            <text:p/>
          </table:table-cell>
          <table:table-cell table:formula="of:=IF([$List1.AI6]=&quot;&quot;;&quot;&quot;;[$List1.AI6])">
            <text:p/>
          </table:table-cell>
          <table:table-cell table:formula="of:=SUMIF([mzcr.$S$2:.$S$421];[.$A6];[$mzcr.T$2:$mzcr.T$421])" office:value-type="float" office:value="14" calcext:value-type="float">
            <text:p>14</text:p>
          </table:table-cell>
          <table:table-cell table:formula="of:=SUMIF([mzcr.$S$2:.$S$421];[.$A6];[$mzcr.U$2:$mzcr.U$421])" office:value-type="float" office:value="34" calcext:value-type="float">
            <text:p>34</text:p>
          </table:table-cell>
          <table:table-cell table:formula="of:=SUMIF([mzcr.$S$2:.$S$421];[.$A6];[$mzcr.V$2:$mzcr.V$421])" office:value-type="float" office:value="31" calcext:value-type="float">
            <text:p>31</text:p>
          </table:table-cell>
          <table:table-cell table:formula="of:=SUMIF([mzcr.$S$2:.$S$421];[.$A6];[$mzcr.W$2:$mzcr.W$421])" office:value-type="float" office:value="39" calcext:value-type="float">
            <text:p>39</text:p>
          </table:table-cell>
          <table:table-cell table:formula="of:=SUMIF([mzcr.$S$2:.$S$421];[.$A6];[$mzcr.X$2:$mzcr.X$421])" office:value-type="float" office:value="1751" calcext:value-type="float">
            <text:p>1751</text:p>
          </table:table-cell>
          <table:table-cell table:formula="of:=[.T5]*[.C6]" office:value-type="float" office:value="4298.73290570962" calcext:value-type="float">
            <text:p>4298.73290570962</text:p>
          </table:table-cell>
          <table:table-cell table:formula="of:=IF([.H5]=&quot;&quot;;&quot;&quot;;[.$G6]*[.P5]*[.H5])">
            <text:p/>
          </table:table-cell>
          <table:table-cell table:formula="of:=IF([.H5]=&quot;&quot;;&quot;&quot;;[.$G6]*[.P5]*[.H5]*[.I5])">
            <text:p/>
          </table:table-cell>
          <table:table-cell table:formula="of:=IF([.J5]=&quot;&quot;;&quot;&quot;;[.$G6]*[.Q5]*[.J5])">
            <text:p/>
          </table:table-cell>
          <table:table-cell table:formula="of:=IF([.J5]=&quot;&quot;;&quot;&quot;;[.$G6]*[.Q5]*[.J5]*[.K5])">
            <text:p/>
          </table:table-cell>
          <table:table-cell table:formula="of:=IF([.L5]=&quot;&quot;;&quot;&quot;;[.$G6]*[.R5]*[.L5])">
            <text:p/>
          </table:table-cell>
          <table:table-cell table:formula="of:=IF([.L5]=&quot;&quot;;&quot;&quot;;[.$G6]*[.R5]*[.L5]*[.M5])">
            <text:p/>
          </table:table-cell>
          <table:table-cell table:formula="of:=IF([.N5]=&quot;&quot;;&quot;&quot;;[.$G6]*[.S5]*[.N5])">
            <text:p/>
          </table:table-cell>
          <table:table-cell table:formula="of:=IF([.N5]=&quot;&quot;;&quot;&quot;;[.$G6]*[.S5]*[.N5]*[.O5])">
            <text:p/>
          </table:table-cell>
          <table:table-cell table:formula="of:=IF([.H6]=&quot;&quot;;&quot;&quot;;[.$U5]*[.H6])">
            <text:p/>
          </table:table-cell>
          <table:table-cell table:formula="of:=IF([.J6]=&quot;&quot;;&quot;&quot;;[.$U5]*[.J6])">
            <text:p/>
          </table:table-cell>
          <table:table-cell table:formula="of:=IF([.L6]=&quot;&quot;;&quot;&quot;;[.$U5]*[.L6])">
            <text:p/>
          </table:table-cell>
          <table:table-cell table:formula="of:=IF([.N6]=&quot;&quot;;&quot;&quot;;[.$U5]*[.N6])">
            <text:p/>
          </table:table-cell>
          <table:table-cell table:formula="of:=[.P5]*[.$G6]" office:value-type="float" office:value="28.6755985220169" calcext:value-type="float">
            <text:p>28.6755985220169</text:p>
          </table:table-cell>
          <table:table-cell table:formula="of:=[.Q5]*[.$G6]" office:value-type="float" office:value="52.1374518582125" calcext:value-type="float">
            <text:p>52.1374518582125</text:p>
          </table:table-cell>
          <table:table-cell table:formula="of:=[.R5]*[.$G6]" office:value-type="float" office:value="75.5993051944082" calcext:value-type="float">
            <text:p>75.5993051944082</text:p>
          </table:table-cell>
          <table:table-cell table:formula="of:=[.S5]*[.$G6]" office:value-type="float" office:value="101.668031123514" calcext:value-type="float">
            <text:p>101.668031123514</text:p>
          </table:table-cell>
          <table:table-cell table:formula="of:=[.P5]/[.$T5]" office:value-type="float" office:value="0.00667070952092177" calcext:value-type="float">
            <text:p>0.006670709520922</text:p>
          </table:table-cell>
          <table:table-cell table:formula="of:=[.Q5]/[.$T5]" office:value-type="float" office:value="0.0121285627653123" calcext:value-type="float">
            <text:p>0.012128562765312</text:p>
          </table:table-cell>
          <table:table-cell table:formula="of:=[.R5]/[.$T5]" office:value-type="float" office:value="0.0175864160097029" calcext:value-type="float">
            <text:p>0.017586416009703</text:p>
          </table:table-cell>
          <table:table-cell table:formula="of:=[.S5]/[.$T5]" office:value-type="float" office:value="0.023650697392359" calcext:value-type="float">
            <text:p>0.023650697392359</text:p>
          </table:table-cell>
          <table:table-cell table:formula="of:=IF([.H5]=&quot;&quot;;&quot;&quot;;[.H5]*[.I5])">
            <text:p/>
          </table:table-cell>
          <table:table-cell table:formula="of:=IF([.J5]=&quot;&quot;;&quot;&quot;;[.J5]*[.K5])">
            <text:p/>
          </table:table-cell>
          <table:table-cell table:formula="of:=IF([.L5]=&quot;&quot;;&quot;&quot;;[.L5]*[.M5])">
            <text:p/>
          </table:table-cell>
          <table:table-cell table:formula="of:=IF([.N5]=&quot;&quot;;&quot;&quot;;[.N5]*[.O5])">
            <text:p/>
          </table:table-cell>
        </table:table-row>
        <table:table-row table:style-name="ro1">
          <table:table-cell table:formula="of:=[$List1.B7]" office:value-type="float" office:value="15" calcext:value-type="float">
            <text:p>15</text:p>
          </table:table-cell>
          <table:table-cell office:value-type="float" office:value="0.945975744211687" calcext:value-type="float">
            <text:p>0.945975744211687</text:p>
          </table:table-cell>
          <table:table-cell table:formula="of:=[.$C$1]*[.B7]+(1-[.$C$1])*[.C6]" office:value-type="float" office:value="2.10860353830094" calcext:value-type="float">
            <text:p>2.10860353830094</text:p>
          </table:table-cell>
          <table:table-cell office:value-type="float" office:value="7.1799369324668" calcext:value-type="float">
            <text:p>7.1799369324668</text:p>
          </table:table-cell>
          <table:table-cell table:formula="of:=[.D7]/[.$D$2]" office:value-type="float" office:value="0.321168891465494" calcext:value-type="float">
            <text:p>0.321168891465494</text:p>
          </table:table-cell>
          <table:table-cell table:formula="of:=[.$C$1]*[.E7]+(1-[.$C$1])*[.F6]" office:value-type="float" office:value="0.625147956035465" calcext:value-type="float">
            <text:p>0.625147956035465</text:p>
          </table:table-cell>
          <table:table-cell table:formula="of:=[.C7]/[.F5]" office:value-type="float" office:value="2.28563547726663" calcext:value-type="float">
            <text:p>2.28563547726663</text:p>
          </table:table-cell>
          <table:table-cell table:formula="of:=IF([$List1.H7]=&quot;&quot;;&quot;&quot;;[$List1.H7])" office:value-type="float" office:value="0" calcext:value-type="float">
            <text:p>0</text:p>
          </table:table-cell>
          <table:table-cell table:formula="of:=IF([$List1.I7]=&quot;&quot;;&quot;&quot;;[$List1.I7])" office:value-type="float" office:value="0" calcext:value-type="float">
            <text:p>0</text:p>
          </table:table-cell>
          <table:table-cell table:formula="of:=IF([$List1.V7]=&quot;&quot;;&quot;&quot;;[$List1.V7])" office:value-type="float" office:value="0" calcext:value-type="float">
            <text:p>0</text:p>
          </table:table-cell>
          <table:table-cell table:formula="of:=IF([$List1.W7]=&quot;&quot;;&quot;&quot;;[$List1.W7])" office:value-type="float" office:value="0" calcext:value-type="float">
            <text:p>0</text:p>
          </table:table-cell>
          <table:table-cell table:formula="of:=IF([$List1.AB7]=&quot;&quot;;&quot;&quot;;[$List1.AB7])" office:value-type="float" office:value="0" calcext:value-type="float">
            <text:p>0</text:p>
          </table:table-cell>
          <table:table-cell table:formula="of:=IF([$List1.AC7]=&quot;&quot;;&quot;&quot;;[$List1.AC7])" office:value-type="float" office:value="0" calcext:value-type="float">
            <text:p>0</text:p>
          </table:table-cell>
          <table:table-cell table:formula="of:=IF([$List1.AH7]=&quot;&quot;;&quot;&quot;;[$List1.AH7])" office:value-type="float" office:value="0" calcext:value-type="float">
            <text:p>0</text:p>
          </table:table-cell>
          <table:table-cell table:formula="of:=IF([$List1.AI7]=&quot;&quot;;&quot;&quot;;[$List1.AI7])" office:value-type="float" office:value="0" calcext:value-type="float">
            <text:p>0</text:p>
          </table:table-cell>
          <table:table-cell table:formula="of:=SUMIF([mzcr.$S$2:.$S$421];[.$A7];[$mzcr.T$2:$mzcr.T$421])" office:value-type="float" office:value="10" calcext:value-type="float">
            <text:p>10</text:p>
          </table:table-cell>
          <table:table-cell table:formula="of:=SUMIF([mzcr.$S$2:.$S$421];[.$A7];[$mzcr.U$2:$mzcr.U$421])" office:value-type="float" office:value="20" calcext:value-type="float">
            <text:p>20</text:p>
          </table:table-cell>
          <table:table-cell table:formula="of:=SUMIF([mzcr.$S$2:.$S$421];[.$A7];[$mzcr.V$2:$mzcr.V$421])" office:value-type="float" office:value="35" calcext:value-type="float">
            <text:p>35</text:p>
          </table:table-cell>
          <table:table-cell table:formula="of:=SUMIF([mzcr.$S$2:.$S$421];[.$A7];[$mzcr.W$2:$mzcr.W$421])" office:value-type="float" office:value="32" calcext:value-type="float">
            <text:p>32</text:p>
          </table:table-cell>
          <table:table-cell table:formula="of:=SUMIF([mzcr.$S$2:.$S$421];[.$A7];[$mzcr.X$2:$mzcr.X$421])" office:value-type="float" office:value="1379" calcext:value-type="float">
            <text:p>1379</text:p>
          </table:table-cell>
          <table:table-cell table:formula="of:=[.T6]*[.C7]" office:value-type="float" office:value="3692.16479556495" calcext:value-type="float">
            <text:p>3692.16479556495</text:p>
          </table:table-cell>
          <table:table-cell table:formula="of:=IF([.H6]=&quot;&quot;;&quot;&quot;;[.$G7]*[.P6]*[.H6])">
            <text:p/>
          </table:table-cell>
          <table:table-cell table:formula="of:=IF([.H6]=&quot;&quot;;&quot;&quot;;[.$G7]*[.P6]*[.H6]*[.I6])">
            <text:p/>
          </table:table-cell>
          <table:table-cell table:formula="of:=IF([.J6]=&quot;&quot;;&quot;&quot;;[.$G7]*[.Q6]*[.J6])">
            <text:p/>
          </table:table-cell>
          <table:table-cell table:formula="of:=IF([.J6]=&quot;&quot;;&quot;&quot;;[.$G7]*[.Q6]*[.J6]*[.K6])">
            <text:p/>
          </table:table-cell>
          <table:table-cell table:formula="of:=IF([.L6]=&quot;&quot;;&quot;&quot;;[.$G7]*[.R6]*[.L6])">
            <text:p/>
          </table:table-cell>
          <table:table-cell table:formula="of:=IF([.L6]=&quot;&quot;;&quot;&quot;;[.$G7]*[.R6]*[.L6]*[.M6])">
            <text:p/>
          </table:table-cell>
          <table:table-cell table:formula="of:=IF([.N6]=&quot;&quot;;&quot;&quot;;[.$G7]*[.S6]*[.N6])">
            <text:p/>
          </table:table-cell>
          <table:table-cell table:formula="of:=IF([.N6]=&quot;&quot;;&quot;&quot;;[.$G7]*[.S6]*[.N6]*[.O6])">
            <text:p/>
          </table:table-cell>
          <table:table-cell table:formula="of:=IF([.H7]=&quot;&quot;;&quot;&quot;;[.$U6]*[.H7])" office:value-type="float" office:value="0" calcext:value-type="float">
            <text:p>0</text:p>
          </table:table-cell>
          <table:table-cell table:formula="of:=IF([.J7]=&quot;&quot;;&quot;&quot;;[.$U6]*[.J7])" office:value-type="float" office:value="0" calcext:value-type="float">
            <text:p>0</text:p>
          </table:table-cell>
          <table:table-cell table:formula="of:=IF([.L7]=&quot;&quot;;&quot;&quot;;[.$U6]*[.L7])" office:value-type="float" office:value="0" calcext:value-type="float">
            <text:p>0</text:p>
          </table:table-cell>
          <table:table-cell table:formula="of:=IF([.N7]=&quot;&quot;;&quot;&quot;;[.$U6]*[.N7])" office:value-type="float" office:value="0" calcext:value-type="float">
            <text:p>0</text:p>
          </table:table-cell>
          <table:table-cell table:formula="of:=[.P6]*[.$G7]" office:value-type="float" office:value="31.9988966817328" calcext:value-type="float">
            <text:p>31.9988966817328</text:p>
          </table:table-cell>
          <table:table-cell table:formula="of:=[.Q6]*[.$G7]" office:value-type="float" office:value="77.7116062270655" calcext:value-type="float">
            <text:p>77.7116062270655</text:p>
          </table:table-cell>
          <table:table-cell table:formula="of:=[.R6]*[.$G7]" office:value-type="float" office:value="70.8546997952656" calcext:value-type="float">
            <text:p>70.8546997952656</text:p>
          </table:table-cell>
          <table:table-cell table:formula="of:=[.S6]*[.$G7]" office:value-type="float" office:value="89.1397836133986" calcext:value-type="float">
            <text:p>89.1397836133986</text:p>
          </table:table-cell>
          <table:table-cell table:formula="of:=[.P6]/[.$T6]" office:value-type="float" office:value="0.00799543118218161" calcext:value-type="float">
            <text:p>0.007995431182182</text:p>
          </table:table-cell>
          <table:table-cell table:formula="of:=[.Q6]/[.$T6]" office:value-type="float" office:value="0.0194174757281553" calcext:value-type="float">
            <text:p>0.019417475728155</text:p>
          </table:table-cell>
          <table:table-cell table:formula="of:=[.R6]/[.$T6]" office:value-type="float" office:value="0.0177041690462593" calcext:value-type="float">
            <text:p>0.017704169046259</text:p>
          </table:table-cell>
          <table:table-cell table:formula="of:=[.S6]/[.$T6]" office:value-type="float" office:value="0.0222729868646488" calcext:value-type="float">
            <text:p>0.022272986864649</text:p>
          </table:table-cell>
          <table:table-cell table:formula="of:=IF([.H6]=&quot;&quot;;&quot;&quot;;[.H6]*[.I6])">
            <text:p/>
          </table:table-cell>
          <table:table-cell table:formula="of:=IF([.J6]=&quot;&quot;;&quot;&quot;;[.J6]*[.K6])">
            <text:p/>
          </table:table-cell>
          <table:table-cell table:formula="of:=IF([.L6]=&quot;&quot;;&quot;&quot;;[.L6]*[.M6])">
            <text:p/>
          </table:table-cell>
          <table:table-cell table:formula="of:=IF([.N6]=&quot;&quot;;&quot;&quot;;[.N6]*[.O6])">
            <text:p/>
          </table:table-cell>
        </table:table-row>
        <table:table-row table:style-name="ro1">
          <table:table-cell table:formula="of:=[$List1.B8]" office:value-type="float" office:value="16" calcext:value-type="float">
            <text:p>16</text:p>
          </table:table-cell>
          <table:table-cell office:value-type="float" office:value="0.602930914166085" calcext:value-type="float">
            <text:p>0.602930914166085</text:p>
          </table:table-cell>
          <table:table-cell table:formula="of:=[.$C$1]*[.B8]+(1-[.$C$1])*[.C7]" office:value-type="float" office:value="1.65690175106049" calcext:value-type="float">
            <text:p>1.65690175106049</text:p>
          </table:table-cell>
          <table:table-cell office:value-type="float" office:value="9.56271458673022" calcext:value-type="float">
            <text:p>9.56271458673022</text:p>
          </table:table-cell>
          <table:table-cell table:formula="of:=[.D8]/[.$D$2]" office:value-type="float" office:value="0.427753958301952" calcext:value-type="float">
            <text:p>0.427753958301952</text:p>
          </table:table-cell>
          <table:table-cell table:formula="of:=[.$C$1]*[.E8]+(1-[.$C$1])*[.F7]" office:value-type="float" office:value="0.565929756715411" calcext:value-type="float">
            <text:p>0.565929756715411</text:p>
          </table:table-cell>
          <table:table-cell table:formula="of:=[.C8]/[.F6]" office:value-type="float" office:value="2.19333807255742" calcext:value-type="float">
            <text:p>2.19333807255742</text:p>
          </table:table-cell>
          <table:table-cell table:formula="of:=IF([$List1.H8]=&quot;&quot;;&quot;&quot;;[$List1.H8])" office:value-type="float" office:value="0" calcext:value-type="float">
            <text:p>0</text:p>
          </table:table-cell>
          <table:table-cell table:formula="of:=IF([$List1.I8]=&quot;&quot;;&quot;&quot;;[$List1.I8])" office:value-type="float" office:value="0" calcext:value-type="float">
            <text:p>0</text:p>
          </table:table-cell>
          <table:table-cell table:formula="of:=IF([$List1.V8]=&quot;&quot;;&quot;&quot;;[$List1.V8])" office:value-type="float" office:value="0" calcext:value-type="float">
            <text:p>0</text:p>
          </table:table-cell>
          <table:table-cell table:formula="of:=IF([$List1.W8]=&quot;&quot;;&quot;&quot;;[$List1.W8])" office:value-type="float" office:value="0" calcext:value-type="float">
            <text:p>0</text:p>
          </table:table-cell>
          <table:table-cell table:formula="of:=IF([$List1.AB8]=&quot;&quot;;&quot;&quot;;[$List1.AB8])" office:value-type="float" office:value="0" calcext:value-type="float">
            <text:p>0</text:p>
          </table:table-cell>
          <table:table-cell table:formula="of:=IF([$List1.AC8]=&quot;&quot;;&quot;&quot;;[$List1.AC8])" office:value-type="float" office:value="0" calcext:value-type="float">
            <text:p>0</text:p>
          </table:table-cell>
          <table:table-cell table:formula="of:=IF([$List1.AH8]=&quot;&quot;;&quot;&quot;;[$List1.AH8])" office:value-type="float" office:value="0" calcext:value-type="float">
            <text:p>0</text:p>
          </table:table-cell>
          <table:table-cell table:formula="of:=IF([$List1.AI8]=&quot;&quot;;&quot;&quot;;[$List1.AI8])" office:value-type="float" office:value="0" calcext:value-type="float">
            <text:p>0</text:p>
          </table:table-cell>
          <table:table-cell table:formula="of:=SUMIF([mzcr.$S$2:.$S$421];[.$A8];[$mzcr.T$2:$mzcr.T$421])" office:value-type="float" office:value="6" calcext:value-type="float">
            <text:p>6</text:p>
          </table:table-cell>
          <table:table-cell table:formula="of:=SUMIF([mzcr.$S$2:.$S$421];[.$A8];[$mzcr.U$2:$mzcr.U$421])" office:value-type="float" office:value="20" calcext:value-type="float">
            <text:p>20</text:p>
          </table:table-cell>
          <table:table-cell table:formula="of:=SUMIF([mzcr.$S$2:.$S$421];[.$A8];[$mzcr.V$2:$mzcr.V$421])" office:value-type="float" office:value="12" calcext:value-type="float">
            <text:p>12</text:p>
          </table:table-cell>
          <table:table-cell table:formula="of:=SUMIF([mzcr.$S$2:.$S$421];[.$A8];[$mzcr.W$2:$mzcr.W$421])" office:value-type="float" office:value="14" calcext:value-type="float">
            <text:p>14</text:p>
          </table:table-cell>
          <table:table-cell table:formula="of:=SUMIF([mzcr.$S$2:.$S$421];[.$A8];[$mzcr.X$2:$mzcr.X$421])" office:value-type="float" office:value="735" calcext:value-type="float">
            <text:p>735</text:p>
          </table:table-cell>
          <table:table-cell table:formula="of:=[.T7]*[.C8]" office:value-type="float" office:value="2284.86751471241" calcext:value-type="float">
            <text:p>2284.86751471241</text:p>
          </table:table-cell>
          <table:table-cell table:formula="of:=IF([.H7]=&quot;&quot;;&quot;&quot;;[.$G8]*[.P7]*[.H7])" office:value-type="float" office:value="0" calcext:value-type="float">
            <text:p>0</text:p>
          </table:table-cell>
          <table:table-cell table:formula="of:=IF([.H7]=&quot;&quot;;&quot;&quot;;[.$G8]*[.P7]*[.H7]*[.I7])" office:value-type="float" office:value="0" calcext:value-type="float">
            <text:p>0</text:p>
          </table:table-cell>
          <table:table-cell table:formula="of:=IF([.J7]=&quot;&quot;;&quot;&quot;;[.$G8]*[.Q7]*[.J7])" office:value-type="float" office:value="0" calcext:value-type="float">
            <text:p>0</text:p>
          </table:table-cell>
          <table:table-cell table:formula="of:=IF([.J7]=&quot;&quot;;&quot;&quot;;[.$G8]*[.Q7]*[.J7]*[.K7])" office:value-type="float" office:value="0" calcext:value-type="float">
            <text:p>0</text:p>
          </table:table-cell>
          <table:table-cell table:formula="of:=IF([.L7]=&quot;&quot;;&quot;&quot;;[.$G8]*[.R7]*[.L7])" office:value-type="float" office:value="0" calcext:value-type="float">
            <text:p>0</text:p>
          </table:table-cell>
          <table:table-cell table:formula="of:=IF([.L7]=&quot;&quot;;&quot;&quot;;[.$G8]*[.R7]*[.L7]*[.M7])" office:value-type="float" office:value="0" calcext:value-type="float">
            <text:p>0</text:p>
          </table:table-cell>
          <table:table-cell table:formula="of:=IF([.N7]=&quot;&quot;;&quot;&quot;;[.$G8]*[.S7]*[.N7])" office:value-type="float" office:value="0" calcext:value-type="float">
            <text:p>0</text:p>
          </table:table-cell>
          <table:table-cell table:formula="of:=IF([.N7]=&quot;&quot;;&quot;&quot;;[.$G8]*[.S7]*[.N7]*[.O7])" office:value-type="float" office:value="0" calcext:value-type="float">
            <text:p>0</text:p>
          </table:table-cell>
          <table:table-cell table:formula="of:=IF([.H8]=&quot;&quot;;&quot;&quot;;[.$U7]*[.H8])" office:value-type="float" office:value="0" calcext:value-type="float">
            <text:p>0</text:p>
          </table:table-cell>
          <table:table-cell table:formula="of:=IF([.J8]=&quot;&quot;;&quot;&quot;;[.$U7]*[.J8])" office:value-type="float" office:value="0" calcext:value-type="float">
            <text:p>0</text:p>
          </table:table-cell>
          <table:table-cell table:formula="of:=IF([.L8]=&quot;&quot;;&quot;&quot;;[.$U7]*[.L8])" office:value-type="float" office:value="0" calcext:value-type="float">
            <text:p>0</text:p>
          </table:table-cell>
          <table:table-cell table:formula="of:=IF([.N8]=&quot;&quot;;&quot;&quot;;[.$U7]*[.N8])" office:value-type="float" office:value="0" calcext:value-type="float">
            <text:p>0</text:p>
          </table:table-cell>
          <table:table-cell table:formula="of:=[.P7]*[.$G8]" office:value-type="float" office:value="21.9333807255742" calcext:value-type="float">
            <text:p>21.9333807255742</text:p>
          </table:table-cell>
          <table:table-cell table:formula="of:=[.Q7]*[.$G8]" office:value-type="float" office:value="43.8667614511485" calcext:value-type="float">
            <text:p>43.8667614511485</text:p>
          </table:table-cell>
          <table:table-cell table:formula="of:=[.R7]*[.$G8]" office:value-type="float" office:value="76.7668325395098" calcext:value-type="float">
            <text:p>76.7668325395098</text:p>
          </table:table-cell>
          <table:table-cell table:formula="of:=[.S7]*[.$G8]" office:value-type="float" office:value="70.1868183218375" calcext:value-type="float">
            <text:p>70.1868183218375</text:p>
          </table:table-cell>
          <table:table-cell table:formula="of:=[.P7]/[.$T7]" office:value-type="float" office:value="0.00725163161711385" calcext:value-type="float">
            <text:p>0.007251631617114</text:p>
          </table:table-cell>
          <table:table-cell table:formula="of:=[.Q7]/[.$T7]" office:value-type="float" office:value="0.0145032632342277" calcext:value-type="float">
            <text:p>0.014503263234228</text:p>
          </table:table-cell>
          <table:table-cell table:formula="of:=[.R7]/[.$T7]" office:value-type="float" office:value="0.0253807106598985" calcext:value-type="float">
            <text:p>0.025380710659899</text:p>
          </table:table-cell>
          <table:table-cell table:formula="of:=[.S7]/[.$T7]" office:value-type="float" office:value="0.0232052211747643" calcext:value-type="float">
            <text:p>0.023205221174764</text:p>
          </table:table-cell>
          <table:table-cell table:formula="of:=IF([.H7]=&quot;&quot;;&quot;&quot;;[.H7]*[.I7])" office:value-type="float" office:value="0" calcext:value-type="float">
            <text:p>0</text:p>
          </table:table-cell>
          <table:table-cell table:formula="of:=IF([.J7]=&quot;&quot;;&quot;&quot;;[.J7]*[.K7])" office:value-type="float" office:value="0" calcext:value-type="float">
            <text:p>0</text:p>
          </table:table-cell>
          <table:table-cell table:formula="of:=IF([.L7]=&quot;&quot;;&quot;&quot;;[.L7]*[.M7])" office:value-type="float" office:value="0" calcext:value-type="float">
            <text:p>0</text:p>
          </table:table-cell>
          <table:table-cell table:formula="of:=IF([.N7]=&quot;&quot;;&quot;&quot;;[.N7]*[.O7])" office:value-type="float" office:value="0" calcext:value-type="float">
            <text:p>0</text:p>
          </table:table-cell>
        </table:table-row>
        <table:table-row table:style-name="ro1">
          <table:table-cell table:formula="of:=[$List1.B9]" office:value-type="float" office:value="17" calcext:value-type="float">
            <text:p>17</text:p>
          </table:table-cell>
          <table:table-cell office:value-type="float" office:value="1.00265957446809" calcext:value-type="float">
            <text:p>1.00265957446809</text:p>
          </table:table-cell>
          <table:table-cell table:formula="of:=[.$C$1]*[.B9]+(1-[.$C$1])*[.C8]" office:value-type="float" office:value="1.46062909808277" calcext:value-type="float">
            <text:p>1.46062909808277</text:p>
          </table:table-cell>
          <table:table-cell office:value-type="float" office:value="9.34525019193559" calcext:value-type="float">
            <text:p>9.34525019193559</text:p>
          </table:table-cell>
          <table:table-cell table:formula="of:=[.D9]/[.$D$2]" office:value-type="float" office:value="0.418026463580712" calcext:value-type="float">
            <text:p>0.418026463580712</text:p>
          </table:table-cell>
          <table:table-cell table:formula="of:=[.$C$1]*[.E9]+(1-[.$C$1])*[.F8]" office:value-type="float" office:value="0.521558768775002" calcext:value-type="float">
            <text:p>0.521558768775002</text:p>
          </table:table-cell>
          <table:table-cell table:formula="of:=[.C9]/[.F7]" office:value-type="float" office:value="2.33645344910942" calcext:value-type="float">
            <text:p>2.33645344910942</text:p>
          </table:table-cell>
          <table:table-cell table:formula="of:=IF([$List1.H9]=&quot;&quot;;&quot;&quot;;[$List1.H9])" office:value-type="float" office:value="0" calcext:value-type="float">
            <text:p>0</text:p>
          </table:table-cell>
          <table:table-cell table:formula="of:=IF([$List1.I9]=&quot;&quot;;&quot;&quot;;[$List1.I9])" office:value-type="float" office:value="0" calcext:value-type="float">
            <text:p>0</text:p>
          </table:table-cell>
          <table:table-cell table:formula="of:=IF([$List1.V9]=&quot;&quot;;&quot;&quot;;[$List1.V9])" office:value-type="float" office:value="0" calcext:value-type="float">
            <text:p>0</text:p>
          </table:table-cell>
          <table:table-cell table:formula="of:=IF([$List1.W9]=&quot;&quot;;&quot;&quot;;[$List1.W9])" office:value-type="float" office:value="0" calcext:value-type="float">
            <text:p>0</text:p>
          </table:table-cell>
          <table:table-cell table:formula="of:=IF([$List1.AB9]=&quot;&quot;;&quot;&quot;;[$List1.AB9])" office:value-type="float" office:value="0" calcext:value-type="float">
            <text:p>0</text:p>
          </table:table-cell>
          <table:table-cell table:formula="of:=IF([$List1.AC9]=&quot;&quot;;&quot;&quot;;[$List1.AC9])" office:value-type="float" office:value="0" calcext:value-type="float">
            <text:p>0</text:p>
          </table:table-cell>
          <table:table-cell table:formula="of:=IF([$List1.AH9]=&quot;&quot;;&quot;&quot;;[$List1.AH9])" office:value-type="float" office:value="0" calcext:value-type="float">
            <text:p>0</text:p>
          </table:table-cell>
          <table:table-cell table:formula="of:=IF([$List1.AI9]=&quot;&quot;;&quot;&quot;;[$List1.AI9])" office:value-type="float" office:value="0" calcext:value-type="float">
            <text:p>0</text:p>
          </table:table-cell>
          <table:table-cell table:formula="of:=SUMIF([mzcr.$S$2:.$S$421];[.$A9];[$mzcr.T$2:$mzcr.T$421])" office:value-type="float" office:value="6" calcext:value-type="float">
            <text:p>6</text:p>
          </table:table-cell>
          <table:table-cell table:formula="of:=SUMIF([mzcr.$S$2:.$S$421];[.$A9];[$mzcr.U$2:$mzcr.U$421])" office:value-type="float" office:value="21" calcext:value-type="float">
            <text:p>21</text:p>
          </table:table-cell>
          <table:table-cell table:formula="of:=SUMIF([mzcr.$S$2:.$S$421];[.$A9];[$mzcr.V$2:$mzcr.V$421])" office:value-type="float" office:value="23" calcext:value-type="float">
            <text:p>23</text:p>
          </table:table-cell>
          <table:table-cell table:formula="of:=SUMIF([mzcr.$S$2:.$S$421];[.$A9];[$mzcr.W$2:$mzcr.W$421])" office:value-type="float" office:value="17" calcext:value-type="float">
            <text:p>17</text:p>
          </table:table-cell>
          <table:table-cell table:formula="of:=SUMIF([mzcr.$S$2:.$S$421];[.$A9];[$mzcr.X$2:$mzcr.X$421])" office:value-type="float" office:value="637" calcext:value-type="float">
            <text:p>637</text:p>
          </table:table-cell>
          <table:table-cell table:formula="of:=[.T8]*[.C9]" office:value-type="float" office:value="1073.56238709083" calcext:value-type="float">
            <text:p>1073.56238709083</text:p>
          </table:table-cell>
          <table:table-cell table:formula="of:=IF([.H8]=&quot;&quot;;&quot;&quot;;[.$G9]*[.P8]*[.H8])" office:value-type="float" office:value="0" calcext:value-type="float">
            <text:p>0</text:p>
          </table:table-cell>
          <table:table-cell table:formula="of:=IF([.H8]=&quot;&quot;;&quot;&quot;;[.$G9]*[.P8]*[.H8]*[.I8])" office:value-type="float" office:value="0" calcext:value-type="float">
            <text:p>0</text:p>
          </table:table-cell>
          <table:table-cell table:formula="of:=IF([.J8]=&quot;&quot;;&quot;&quot;;[.$G9]*[.Q8]*[.J8])" office:value-type="float" office:value="0" calcext:value-type="float">
            <text:p>0</text:p>
          </table:table-cell>
          <table:table-cell table:formula="of:=IF([.J8]=&quot;&quot;;&quot;&quot;;[.$G9]*[.Q8]*[.J8]*[.K8])" office:value-type="float" office:value="0" calcext:value-type="float">
            <text:p>0</text:p>
          </table:table-cell>
          <table:table-cell table:formula="of:=IF([.L8]=&quot;&quot;;&quot;&quot;;[.$G9]*[.R8]*[.L8])" office:value-type="float" office:value="0" calcext:value-type="float">
            <text:p>0</text:p>
          </table:table-cell>
          <table:table-cell table:formula="of:=IF([.L8]=&quot;&quot;;&quot;&quot;;[.$G9]*[.R8]*[.L8]*[.M8])" office:value-type="float" office:value="0" calcext:value-type="float">
            <text:p>0</text:p>
          </table:table-cell>
          <table:table-cell table:formula="of:=IF([.N8]=&quot;&quot;;&quot;&quot;;[.$G9]*[.S8]*[.N8])" office:value-type="float" office:value="0" calcext:value-type="float">
            <text:p>0</text:p>
          </table:table-cell>
          <table:table-cell table:formula="of:=IF([.N8]=&quot;&quot;;&quot;&quot;;[.$G9]*[.S8]*[.N8]*[.O8])" office:value-type="float" office:value="0" calcext:value-type="float">
            <text:p>0</text:p>
          </table:table-cell>
          <table:table-cell table:formula="of:=IF([.H9]=&quot;&quot;;&quot;&quot;;[.$U8]*[.H9])" office:value-type="float" office:value="0" calcext:value-type="float">
            <text:p>0</text:p>
          </table:table-cell>
          <table:table-cell table:formula="of:=IF([.J9]=&quot;&quot;;&quot;&quot;;[.$U8]*[.J9])" office:value-type="float" office:value="0" calcext:value-type="float">
            <text:p>0</text:p>
          </table:table-cell>
          <table:table-cell table:formula="of:=IF([.L9]=&quot;&quot;;&quot;&quot;;[.$U8]*[.L9])" office:value-type="float" office:value="0" calcext:value-type="float">
            <text:p>0</text:p>
          </table:table-cell>
          <table:table-cell table:formula="of:=IF([.N9]=&quot;&quot;;&quot;&quot;;[.$U8]*[.N9])" office:value-type="float" office:value="0" calcext:value-type="float">
            <text:p>0</text:p>
          </table:table-cell>
          <table:table-cell table:formula="of:=[.P8]*[.$G9]" office:value-type="float" office:value="14.0187206946565" calcext:value-type="float">
            <text:p>14.0187206946565</text:p>
          </table:table-cell>
          <table:table-cell table:formula="of:=[.Q8]*[.$G9]" office:value-type="float" office:value="46.7290689821884" calcext:value-type="float">
            <text:p>46.7290689821884</text:p>
          </table:table-cell>
          <table:table-cell table:formula="of:=[.R8]*[.$G9]" office:value-type="float" office:value="28.0374413893131" calcext:value-type="float">
            <text:p>28.0374413893131</text:p>
          </table:table-cell>
          <table:table-cell table:formula="of:=[.S8]*[.$G9]" office:value-type="float" office:value="32.7103482875319" calcext:value-type="float">
            <text:p>32.7103482875319</text:p>
          </table:table-cell>
          <table:table-cell table:formula="of:=[.P8]/[.$T8]" office:value-type="float" office:value="0.00816326530612245" calcext:value-type="float">
            <text:p>0.008163265306122</text:p>
          </table:table-cell>
          <table:table-cell table:formula="of:=[.Q8]/[.$T8]" office:value-type="float" office:value="0.0272108843537415" calcext:value-type="float">
            <text:p>0.027210884353742</text:p>
          </table:table-cell>
          <table:table-cell table:formula="of:=[.R8]/[.$T8]" office:value-type="float" office:value="0.0163265306122449" calcext:value-type="float">
            <text:p>0.016326530612245</text:p>
          </table:table-cell>
          <table:table-cell table:formula="of:=[.S8]/[.$T8]" office:value-type="float" office:value="0.0190476190476191" calcext:value-type="float">
            <text:p>0.019047619047619</text:p>
          </table:table-cell>
          <table:table-cell table:formula="of:=IF([.H8]=&quot;&quot;;&quot;&quot;;[.H8]*[.I8])" office:value-type="float" office:value="0" calcext:value-type="float">
            <text:p>0</text:p>
          </table:table-cell>
          <table:table-cell table:formula="of:=IF([.J8]=&quot;&quot;;&quot;&quot;;[.J8]*[.K8])" office:value-type="float" office:value="0" calcext:value-type="float">
            <text:p>0</text:p>
          </table:table-cell>
          <table:table-cell table:formula="of:=IF([.L8]=&quot;&quot;;&quot;&quot;;[.L8]*[.M8])" office:value-type="float" office:value="0" calcext:value-type="float">
            <text:p>0</text:p>
          </table:table-cell>
          <table:table-cell table:formula="of:=IF([.N8]=&quot;&quot;;&quot;&quot;;[.N8]*[.O8])" office:value-type="float" office:value="0" calcext:value-type="float">
            <text:p>0</text:p>
          </table:table-cell>
        </table:table-row>
        <table:table-row table:style-name="ro1">
          <table:table-cell table:formula="of:=[$List1.B10]" office:value-type="float" office:value="18" calcext:value-type="float">
            <text:p>18</text:p>
          </table:table-cell>
          <table:table-cell office:value-type="float" office:value="0.712034383954155" calcext:value-type="float">
            <text:p>0.712034383954155</text:p>
          </table:table-cell>
          <table:table-cell table:formula="of:=[.$C$1]*[.B10]+(1-[.$C$1])*[.C9]" office:value-type="float" office:value="1.23605068384418" calcext:value-type="float">
            <text:p>1.23605068384418</text:p>
          </table:table-cell>
          <table:table-cell office:value-type="float" office:value="10.7712450991547" calcext:value-type="float">
            <text:p>10.7712450991547</text:p>
          </table:table-cell>
          <table:table-cell table:formula="of:=[.D10]/[.$D$2]" office:value-type="float" office:value="0.48181326392377" calcext:value-type="float">
            <text:p>0.48181326392377</text:p>
          </table:table-cell>
          <table:table-cell table:formula="of:=[.$C$1]*[.E10]+(1-[.$C$1])*[.F9]" office:value-type="float" office:value="0.509635117319632" calcext:value-type="float">
            <text:p>0.509635117319632</text:p>
          </table:table-cell>
          <table:table-cell table:formula="of:=[.C10]/[.F8]" office:value-type="float" office:value="2.18410618840415" calcext:value-type="float">
            <text:p>2.18410618840415</text:p>
          </table:table-cell>
          <table:table-cell table:formula="of:=IF([$List1.H10]=&quot;&quot;;&quot;&quot;;[$List1.H10])" office:value-type="float" office:value="0" calcext:value-type="float">
            <text:p>0</text:p>
          </table:table-cell>
          <table:table-cell table:formula="of:=IF([$List1.I10]=&quot;&quot;;&quot;&quot;;[$List1.I10])" office:value-type="float" office:value="0" calcext:value-type="float">
            <text:p>0</text:p>
          </table:table-cell>
          <table:table-cell table:formula="of:=IF([$List1.V10]=&quot;&quot;;&quot;&quot;;[$List1.V10])" office:value-type="float" office:value="0" calcext:value-type="float">
            <text:p>0</text:p>
          </table:table-cell>
          <table:table-cell table:formula="of:=IF([$List1.W10]=&quot;&quot;;&quot;&quot;;[$List1.W10])" office:value-type="float" office:value="0" calcext:value-type="float">
            <text:p>0</text:p>
          </table:table-cell>
          <table:table-cell table:formula="of:=IF([$List1.AB10]=&quot;&quot;;&quot;&quot;;[$List1.AB10])" office:value-type="float" office:value="0" calcext:value-type="float">
            <text:p>0</text:p>
          </table:table-cell>
          <table:table-cell table:formula="of:=IF([$List1.AC10]=&quot;&quot;;&quot;&quot;;[$List1.AC10])" office:value-type="float" office:value="0" calcext:value-type="float">
            <text:p>0</text:p>
          </table:table-cell>
          <table:table-cell table:formula="of:=IF([$List1.AH10]=&quot;&quot;;&quot;&quot;;[$List1.AH10])" office:value-type="float" office:value="0" calcext:value-type="float">
            <text:p>0</text:p>
          </table:table-cell>
          <table:table-cell table:formula="of:=IF([$List1.AI10]=&quot;&quot;;&quot;&quot;;[$List1.AI10])" office:value-type="float" office:value="0" calcext:value-type="float">
            <text:p>0</text:p>
          </table:table-cell>
          <table:table-cell table:formula="of:=SUMIF([mzcr.$S$2:.$S$421];[.$A10];[$mzcr.T$2:$mzcr.T$421])" office:value-type="float" office:value="2" calcext:value-type="float">
            <text:p>2</text:p>
          </table:table-cell>
          <table:table-cell table:formula="of:=SUMIF([mzcr.$S$2:.$S$421];[.$A10];[$mzcr.U$2:$mzcr.U$421])" office:value-type="float" office:value="8" calcext:value-type="float">
            <text:p>8</text:p>
          </table:table-cell>
          <table:table-cell table:formula="of:=SUMIF([mzcr.$S$2:.$S$421];[.$A10];[$mzcr.V$2:$mzcr.V$421])" office:value-type="float" office:value="11" calcext:value-type="float">
            <text:p>11</text:p>
          </table:table-cell>
          <table:table-cell table:formula="of:=SUMIF([mzcr.$S$2:.$S$421];[.$A10];[$mzcr.W$2:$mzcr.W$421])" office:value-type="float" office:value="5" calcext:value-type="float">
            <text:p>5</text:p>
          </table:table-cell>
          <table:table-cell table:formula="of:=SUMIF([mzcr.$S$2:.$S$421];[.$A10];[$mzcr.X$2:$mzcr.X$421])" office:value-type="float" office:value="331" calcext:value-type="float">
            <text:p>331</text:p>
          </table:table-cell>
          <table:table-cell table:formula="of:=[.T9]*[.C10]" office:value-type="float" office:value="787.364285608745" calcext:value-type="float">
            <text:p>787.364285608745</text:p>
          </table:table-cell>
          <table:table-cell table:formula="of:=IF([.H9]=&quot;&quot;;&quot;&quot;;[.$G10]*[.P9]*[.H9])" office:value-type="float" office:value="0" calcext:value-type="float">
            <text:p>0</text:p>
          </table:table-cell>
          <table:table-cell table:formula="of:=IF([.H9]=&quot;&quot;;&quot;&quot;;[.$G10]*[.P9]*[.H9]*[.I9])" office:value-type="float" office:value="0" calcext:value-type="float">
            <text:p>0</text:p>
          </table:table-cell>
          <table:table-cell table:formula="of:=IF([.J9]=&quot;&quot;;&quot;&quot;;[.$G10]*[.Q9]*[.J9])" office:value-type="float" office:value="0" calcext:value-type="float">
            <text:p>0</text:p>
          </table:table-cell>
          <table:table-cell table:formula="of:=IF([.J9]=&quot;&quot;;&quot;&quot;;[.$G10]*[.Q9]*[.J9]*[.K9])" office:value-type="float" office:value="0" calcext:value-type="float">
            <text:p>0</text:p>
          </table:table-cell>
          <table:table-cell table:formula="of:=IF([.L9]=&quot;&quot;;&quot;&quot;;[.$G10]*[.R9]*[.L9])" office:value-type="float" office:value="0" calcext:value-type="float">
            <text:p>0</text:p>
          </table:table-cell>
          <table:table-cell table:formula="of:=IF([.L9]=&quot;&quot;;&quot;&quot;;[.$G10]*[.R9]*[.L9]*[.M9])" office:value-type="float" office:value="0" calcext:value-type="float">
            <text:p>0</text:p>
          </table:table-cell>
          <table:table-cell table:formula="of:=IF([.N9]=&quot;&quot;;&quot;&quot;;[.$G10]*[.S9]*[.N9])" office:value-type="float" office:value="0" calcext:value-type="float">
            <text:p>0</text:p>
          </table:table-cell>
          <table:table-cell table:formula="of:=IF([.N9]=&quot;&quot;;&quot;&quot;;[.$G10]*[.S9]*[.N9]*[.O9])" office:value-type="float" office:value="0" calcext:value-type="float">
            <text:p>0</text:p>
          </table:table-cell>
          <table:table-cell table:formula="of:=IF([.H10]=&quot;&quot;;&quot;&quot;;[.$U9]*[.H10])" office:value-type="float" office:value="0" calcext:value-type="float">
            <text:p>0</text:p>
          </table:table-cell>
          <table:table-cell table:formula="of:=IF([.J10]=&quot;&quot;;&quot;&quot;;[.$U9]*[.J10])" office:value-type="float" office:value="0" calcext:value-type="float">
            <text:p>0</text:p>
          </table:table-cell>
          <table:table-cell table:formula="of:=IF([.L10]=&quot;&quot;;&quot;&quot;;[.$U9]*[.L10])" office:value-type="float" office:value="0" calcext:value-type="float">
            <text:p>0</text:p>
          </table:table-cell>
          <table:table-cell table:formula="of:=IF([.N10]=&quot;&quot;;&quot;&quot;;[.$U9]*[.N10])" office:value-type="float" office:value="0" calcext:value-type="float">
            <text:p>0</text:p>
          </table:table-cell>
          <table:table-cell table:formula="of:=[.P9]*[.$G10]" office:value-type="float" office:value="13.1046371304249" calcext:value-type="float">
            <text:p>13.1046371304249</text:p>
          </table:table-cell>
          <table:table-cell table:formula="of:=[.Q9]*[.$G10]" office:value-type="float" office:value="45.8662299564871" calcext:value-type="float">
            <text:p>45.8662299564871</text:p>
          </table:table-cell>
          <table:table-cell table:formula="of:=[.R9]*[.$G10]" office:value-type="float" office:value="50.2344423332954" calcext:value-type="float">
            <text:p>50.2344423332954</text:p>
          </table:table-cell>
          <table:table-cell table:formula="of:=[.S9]*[.$G10]" office:value-type="float" office:value="37.1298052028705" calcext:value-type="float">
            <text:p>37.1298052028705</text:p>
          </table:table-cell>
          <table:table-cell table:formula="of:=[.P9]/[.$T9]" office:value-type="float" office:value="0.00941915227629513" calcext:value-type="float">
            <text:p>0.009419152276295</text:p>
          </table:table-cell>
          <table:table-cell table:formula="of:=[.Q9]/[.$T9]" office:value-type="float" office:value="0.032967032967033" calcext:value-type="float">
            <text:p>0.032967032967033</text:p>
          </table:table-cell>
          <table:table-cell table:formula="of:=[.R9]/[.$T9]" office:value-type="float" office:value="0.0361067503924647" calcext:value-type="float">
            <text:p>0.036106750392465</text:p>
          </table:table-cell>
          <table:table-cell table:formula="of:=[.S9]/[.$T9]" office:value-type="float" office:value="0.0266875981161695" calcext:value-type="float">
            <text:p>0.02668759811617</text:p>
          </table:table-cell>
          <table:table-cell table:formula="of:=IF([.H9]=&quot;&quot;;&quot;&quot;;[.H9]*[.I9])" office:value-type="float" office:value="0" calcext:value-type="float">
            <text:p>0</text:p>
          </table:table-cell>
          <table:table-cell table:formula="of:=IF([.J9]=&quot;&quot;;&quot;&quot;;[.J9]*[.K9])" office:value-type="float" office:value="0" calcext:value-type="float">
            <text:p>0</text:p>
          </table:table-cell>
          <table:table-cell table:formula="of:=IF([.L9]=&quot;&quot;;&quot;&quot;;[.L9]*[.M9])" office:value-type="float" office:value="0" calcext:value-type="float">
            <text:p>0</text:p>
          </table:table-cell>
          <table:table-cell table:formula="of:=IF([.N9]=&quot;&quot;;&quot;&quot;;[.N9]*[.O9])" office:value-type="float" office:value="0" calcext:value-type="float">
            <text:p>0</text:p>
          </table:table-cell>
        </table:table-row>
        <table:table-row table:style-name="ro1">
          <table:table-cell table:formula="of:=[$List1.B11]" office:value-type="float" office:value="19" calcext:value-type="float">
            <text:p>19</text:p>
          </table:table-cell>
          <table:table-cell office:value-type="float" office:value="0.866666666666667" calcext:value-type="float">
            <text:p>0.866666666666667</text:p>
          </table:table-cell>
          <table:table-cell table:formula="of:=[.$C$1]*[.B11]+(1-[.$C$1])*[.C10]" office:value-type="float" office:value="1.12523547869093" calcext:value-type="float">
            <text:p>1.12523547869093</text:p>
          </table:table-cell>
          <table:table-cell office:value-type="float" office:value="11.1137815925763" calcext:value-type="float">
            <text:p>11.1137815925763</text:p>
          </table:table-cell>
          <table:table-cell table:formula="of:=[.D11]/[.$D$2]" office:value-type="float" office:value="0.497135413256479" calcext:value-type="float">
            <text:p>0.497135413256479</text:p>
          </table:table-cell>
          <table:table-cell table:formula="of:=[.$C$1]*[.E11]+(1-[.$C$1])*[.F10]" office:value-type="float" office:value="0.505885206100686" calcext:value-type="float">
            <text:p>0.505885206100686</text:p>
          </table:table-cell>
          <table:table-cell table:formula="of:=[.C11]/[.F9]" office:value-type="float" office:value="2.1574471489259" calcext:value-type="float">
            <text:p>2.1574471489259</text:p>
          </table:table-cell>
          <table:table-cell table:formula="of:=IF([$List1.H11]=&quot;&quot;;&quot;&quot;;[$List1.H11])" office:value-type="float" office:value="0.7" calcext:value-type="float">
            <text:p>0.7</text:p>
          </table:table-cell>
          <table:table-cell table:formula="of:=IF([$List1.I11]=&quot;&quot;;&quot;&quot;;[$List1.I11])" office:value-type="float" office:value="1" calcext:value-type="float">
            <text:p>1</text:p>
          </table:table-cell>
          <table:table-cell table:formula="of:=IF([$List1.V11]=&quot;&quot;;&quot;&quot;;[$List1.V11])" office:value-type="float" office:value="0" calcext:value-type="float">
            <text:p>0</text:p>
          </table:table-cell>
          <table:table-cell table:formula="of:=IF([$List1.W11]=&quot;&quot;;&quot;&quot;;[$List1.W11])" office:value-type="float" office:value="0" calcext:value-type="float">
            <text:p>0</text:p>
          </table:table-cell>
          <table:table-cell table:formula="of:=IF([$List1.AB11]=&quot;&quot;;&quot;&quot;;[$List1.AB11])" office:value-type="float" office:value="0" calcext:value-type="float">
            <text:p>0</text:p>
          </table:table-cell>
          <table:table-cell table:formula="of:=IF([$List1.AC11]=&quot;&quot;;&quot;&quot;;[$List1.AC11])" office:value-type="float" office:value="0" calcext:value-type="float">
            <text:p>0</text:p>
          </table:table-cell>
          <table:table-cell table:formula="of:=IF([$List1.AH11]=&quot;&quot;;&quot;&quot;;[$List1.AH11])" office:value-type="float" office:value="0" calcext:value-type="float">
            <text:p>0</text:p>
          </table:table-cell>
          <table:table-cell table:formula="of:=IF([$List1.AI11]=&quot;&quot;;&quot;&quot;;[$List1.AI11])" office:value-type="float" office:value="0" calcext:value-type="float">
            <text:p>0</text:p>
          </table:table-cell>
          <table:table-cell table:formula="of:=SUMIF([mzcr.$S$2:.$S$421];[.$A11];[$mzcr.T$2:$mzcr.T$421])" office:value-type="float" office:value="1" calcext:value-type="float">
            <text:p>1</text:p>
          </table:table-cell>
          <table:table-cell table:formula="of:=SUMIF([mzcr.$S$2:.$S$421];[.$A11];[$mzcr.U$2:$mzcr.U$421])" office:value-type="float" office:value="8" calcext:value-type="float">
            <text:p>8</text:p>
          </table:table-cell>
          <table:table-cell table:formula="of:=SUMIF([mzcr.$S$2:.$S$421];[.$A11];[$mzcr.V$2:$mzcr.V$421])" office:value-type="float" office:value="7" calcext:value-type="float">
            <text:p>7</text:p>
          </table:table-cell>
          <table:table-cell table:formula="of:=SUMIF([mzcr.$S$2:.$S$421];[.$A11];[$mzcr.W$2:$mzcr.W$421])" office:value-type="float" office:value="12" calcext:value-type="float">
            <text:p>12</text:p>
          </table:table-cell>
          <table:table-cell table:formula="of:=SUMIF([mzcr.$S$2:.$S$421];[.$A11];[$mzcr.X$2:$mzcr.X$421])" office:value-type="float" office:value="325" calcext:value-type="float">
            <text:p>325</text:p>
          </table:table-cell>
          <table:table-cell table:formula="of:=[.T10]*[.C11]" office:value-type="float" office:value="372.452943446697" calcext:value-type="float">
            <text:p>372.452943446697</text:p>
          </table:table-cell>
          <table:table-cell table:formula="of:=IF([.H10]=&quot;&quot;;&quot;&quot;;[.$G11]*[.P10]*[.H10])" office:value-type="float" office:value="0" calcext:value-type="float">
            <text:p>0</text:p>
          </table:table-cell>
          <table:table-cell table:formula="of:=IF([.H10]=&quot;&quot;;&quot;&quot;;[.$G11]*[.P10]*[.H10]*[.I10])" office:value-type="float" office:value="0" calcext:value-type="float">
            <text:p>0</text:p>
          </table:table-cell>
          <table:table-cell table:formula="of:=IF([.J10]=&quot;&quot;;&quot;&quot;;[.$G11]*[.Q10]*[.J10])" office:value-type="float" office:value="0" calcext:value-type="float">
            <text:p>0</text:p>
          </table:table-cell>
          <table:table-cell table:formula="of:=IF([.J10]=&quot;&quot;;&quot;&quot;;[.$G11]*[.Q10]*[.J10]*[.K10])" office:value-type="float" office:value="0" calcext:value-type="float">
            <text:p>0</text:p>
          </table:table-cell>
          <table:table-cell table:formula="of:=IF([.L10]=&quot;&quot;;&quot;&quot;;[.$G11]*[.R10]*[.L10])" office:value-type="float" office:value="0" calcext:value-type="float">
            <text:p>0</text:p>
          </table:table-cell>
          <table:table-cell table:formula="of:=IF([.L10]=&quot;&quot;;&quot;&quot;;[.$G11]*[.R10]*[.L10]*[.M10])" office:value-type="float" office:value="0" calcext:value-type="float">
            <text:p>0</text:p>
          </table:table-cell>
          <table:table-cell table:formula="of:=IF([.N10]=&quot;&quot;;&quot;&quot;;[.$G11]*[.S10]*[.N10])" office:value-type="float" office:value="0" calcext:value-type="float">
            <text:p>0</text:p>
          </table:table-cell>
          <table:table-cell table:formula="of:=IF([.N10]=&quot;&quot;;&quot;&quot;;[.$G11]*[.S10]*[.N10]*[.O10])" office:value-type="float" office:value="0" calcext:value-type="float">
            <text:p>0</text:p>
          </table:table-cell>
          <table:table-cell table:formula="of:=IF([.H11]=&quot;&quot;;&quot;&quot;;[.$U10]*[.H11])" office:value-type="float" office:value="551.154999926122" calcext:value-type="float">
            <text:p>551.154999926122</text:p>
          </table:table-cell>
          <table:table-cell table:formula="of:=IF([.J11]=&quot;&quot;;&quot;&quot;;[.$U10]*[.J11])" office:value-type="float" office:value="0" calcext:value-type="float">
            <text:p>0</text:p>
          </table:table-cell>
          <table:table-cell table:formula="of:=IF([.L11]=&quot;&quot;;&quot;&quot;;[.$U10]*[.L11])" office:value-type="float" office:value="0" calcext:value-type="float">
            <text:p>0</text:p>
          </table:table-cell>
          <table:table-cell table:formula="of:=IF([.N11]=&quot;&quot;;&quot;&quot;;[.$U10]*[.N11])" office:value-type="float" office:value="0" calcext:value-type="float">
            <text:p>0</text:p>
          </table:table-cell>
          <table:table-cell table:formula="of:=[.P10]*[.$G11]" office:value-type="float" office:value="4.31489429785179" calcext:value-type="float">
            <text:p>4.31489429785179</text:p>
          </table:table-cell>
          <table:table-cell table:formula="of:=[.Q10]*[.$G11]" office:value-type="float" office:value="17.2595771914072" calcext:value-type="float">
            <text:p>17.2595771914072</text:p>
          </table:table-cell>
          <table:table-cell table:formula="of:=[.R10]*[.$G11]" office:value-type="float" office:value="23.7319186381849" calcext:value-type="float">
            <text:p>23.7319186381849</text:p>
          </table:table-cell>
          <table:table-cell table:formula="of:=[.S10]*[.$G11]" office:value-type="float" office:value="10.7872357446295" calcext:value-type="float">
            <text:p>10.7872357446295</text:p>
          </table:table-cell>
          <table:table-cell table:formula="of:=[.P10]/[.$T10]" office:value-type="float" office:value="0.00604229607250755" calcext:value-type="float">
            <text:p>0.006042296072508</text:p>
          </table:table-cell>
          <table:table-cell table:formula="of:=[.Q10]/[.$T10]" office:value-type="float" office:value="0.0241691842900302" calcext:value-type="float">
            <text:p>0.02416918429003</text:p>
          </table:table-cell>
          <table:table-cell table:formula="of:=[.R10]/[.$T10]" office:value-type="float" office:value="0.0332326283987915" calcext:value-type="float">
            <text:p>0.033232628398792</text:p>
          </table:table-cell>
          <table:table-cell table:formula="of:=[.S10]/[.$T10]" office:value-type="float" office:value="0.0151057401812689" calcext:value-type="float">
            <text:p>0.015105740181269</text:p>
          </table:table-cell>
          <table:table-cell table:formula="of:=IF([.H10]=&quot;&quot;;&quot;&quot;;[.H10]*[.I10])" office:value-type="float" office:value="0" calcext:value-type="float">
            <text:p>0</text:p>
          </table:table-cell>
          <table:table-cell table:formula="of:=IF([.J10]=&quot;&quot;;&quot;&quot;;[.J10]*[.K10])" office:value-type="float" office:value="0" calcext:value-type="float">
            <text:p>0</text:p>
          </table:table-cell>
          <table:table-cell table:formula="of:=IF([.L10]=&quot;&quot;;&quot;&quot;;[.L10]*[.M10])" office:value-type="float" office:value="0" calcext:value-type="float">
            <text:p>0</text:p>
          </table:table-cell>
          <table:table-cell table:formula="of:=IF([.N10]=&quot;&quot;;&quot;&quot;;[.N10]*[.O10])" office:value-type="float" office:value="0" calcext:value-type="float">
            <text:p>0</text:p>
          </table:table-cell>
        </table:table-row>
        <table:table-row table:style-name="ro1">
          <table:table-cell table:formula="of:=[$List1.B12]" office:value-type="float" office:value="20" calcext:value-type="float">
            <text:p>20</text:p>
          </table:table-cell>
          <table:table-cell office:value-type="float" office:value="0.950292397660819" calcext:value-type="float">
            <text:p>0.950292397660819</text:p>
          </table:table-cell>
          <table:table-cell table:formula="of:=[.$C$1]*[.B12]+(1-[.$C$1])*[.C11]" office:value-type="float" office:value="1.0727525543819" calcext:value-type="float">
            <text:p>1.0727525543819</text:p>
          </table:table-cell>
          <table:table-cell office:value-type="float" office:value="12.841879184464" calcext:value-type="float">
            <text:p>12.841879184464</text:p>
          </table:table-cell>
          <table:table-cell table:formula="of:=[.D12]/[.$D$2]" office:value-type="float" office:value="0.574435700592022" calcext:value-type="float">
            <text:p>0.574435700592022</text:p>
          </table:table-cell>
          <table:table-cell table:formula="of:=[.$C$1]*[.E12]+(1-[.$C$1])*[.F11]" office:value-type="float" office:value="0.526450354448087" calcext:value-type="float">
            <text:p>0.526450354448087</text:p>
          </table:table-cell>
          <table:table-cell table:formula="of:=[.C12]/[.F10]" office:value-type="float" office:value="2.10494237528983" calcext:value-type="float">
            <text:p>2.10494237528983</text:p>
          </table:table-cell>
          <table:table-cell table:formula="of:=IF([$List1.H12]=&quot;&quot;;&quot;&quot;;[$List1.H12])" office:value-type="float" office:value="0.8" calcext:value-type="float">
            <text:p>0.8</text:p>
          </table:table-cell>
          <table:table-cell table:formula="of:=IF([$List1.I12]=&quot;&quot;;&quot;&quot;;[$List1.I12])" office:value-type="float" office:value="1" calcext:value-type="float">
            <text:p>1</text:p>
          </table:table-cell>
          <table:table-cell table:formula="of:=IF([$List1.V12]=&quot;&quot;;&quot;&quot;;[$List1.V12])" office:value-type="float" office:value="0" calcext:value-type="float">
            <text:p>0</text:p>
          </table:table-cell>
          <table:table-cell table:formula="of:=IF([$List1.W12]=&quot;&quot;;&quot;&quot;;[$List1.W12])" office:value-type="float" office:value="0" calcext:value-type="float">
            <text:p>0</text:p>
          </table:table-cell>
          <table:table-cell table:formula="of:=IF([$List1.AB12]=&quot;&quot;;&quot;&quot;;[$List1.AB12])" office:value-type="float" office:value="0.1" calcext:value-type="float">
            <text:p>0.1</text:p>
          </table:table-cell>
          <table:table-cell table:formula="of:=IF([$List1.AC12]=&quot;&quot;;&quot;&quot;;[$List1.AC12])" office:value-type="float" office:value="1" calcext:value-type="float">
            <text:p>1</text:p>
          </table:table-cell>
          <table:table-cell table:formula="of:=IF([$List1.AH12]=&quot;&quot;;&quot;&quot;;[$List1.AH12])" office:value-type="float" office:value="0.25" calcext:value-type="float">
            <text:p>0.25</text:p>
          </table:table-cell>
          <table:table-cell table:formula="of:=IF([$List1.AI12]=&quot;&quot;;&quot;&quot;;[$List1.AI12])" office:value-type="float" office:value="1" calcext:value-type="float">
            <text:p>1</text:p>
          </table:table-cell>
          <table:table-cell table:formula="of:=SUMIF([mzcr.$S$2:.$S$421];[.$A12];[$mzcr.T$2:$mzcr.T$421])" office:value-type="float" office:value="6" calcext:value-type="float">
            <text:p>6</text:p>
          </table:table-cell>
          <table:table-cell table:formula="of:=SUMIF([mzcr.$S$2:.$S$421];[.$A12];[$mzcr.U$2:$mzcr.U$421])" office:value-type="float" office:value="7" calcext:value-type="float">
            <text:p>7</text:p>
          </table:table-cell>
          <table:table-cell table:formula="of:=SUMIF([mzcr.$S$2:.$S$421];[.$A12];[$mzcr.V$2:$mzcr.V$421])" office:value-type="float" office:value="11" calcext:value-type="float">
            <text:p>11</text:p>
          </table:table-cell>
          <table:table-cell table:formula="of:=SUMIF([mzcr.$S$2:.$S$421];[.$A12];[$mzcr.W$2:$mzcr.W$421])" office:value-type="float" office:value="10" calcext:value-type="float">
            <text:p>10</text:p>
          </table:table-cell>
          <table:table-cell table:formula="of:=SUMIF([mzcr.$S$2:.$S$421];[.$A12];[$mzcr.X$2:$mzcr.X$421])" office:value-type="float" office:value="328" calcext:value-type="float">
            <text:p>328</text:p>
          </table:table-cell>
          <table:table-cell table:formula="of:=[.T11]*[.C12]" office:value-type="float" office:value="348.644580174116" calcext:value-type="float">
            <text:p>348.644580174116</text:p>
          </table:table-cell>
          <table:table-cell table:formula="of:=IF([.H11]=&quot;&quot;;&quot;&quot;;[.$G12]*[.P11]*[.H11])" office:value-type="float" office:value="1.47345966270288" calcext:value-type="float">
            <text:p>1.47345966270288</text:p>
          </table:table-cell>
          <table:table-cell table:formula="of:=IF([.H11]=&quot;&quot;;&quot;&quot;;[.$G12]*[.P11]*[.H11]*[.I11])" office:value-type="float" office:value="1.47345966270288" calcext:value-type="float">
            <text:p>1.47345966270288</text:p>
          </table:table-cell>
          <table:table-cell table:formula="of:=IF([.J11]=&quot;&quot;;&quot;&quot;;[.$G12]*[.Q11]*[.J11])" office:value-type="float" office:value="0" calcext:value-type="float">
            <text:p>0</text:p>
          </table:table-cell>
          <table:table-cell table:formula="of:=IF([.J11]=&quot;&quot;;&quot;&quot;;[.$G12]*[.Q11]*[.J11]*[.K11])" office:value-type="float" office:value="0" calcext:value-type="float">
            <text:p>0</text:p>
          </table:table-cell>
          <table:table-cell table:formula="of:=IF([.L11]=&quot;&quot;;&quot;&quot;;[.$G12]*[.R11]*[.L11])" office:value-type="float" office:value="0" calcext:value-type="float">
            <text:p>0</text:p>
          </table:table-cell>
          <table:table-cell table:formula="of:=IF([.L11]=&quot;&quot;;&quot;&quot;;[.$G12]*[.R11]*[.L11]*[.M11])" office:value-type="float" office:value="0" calcext:value-type="float">
            <text:p>0</text:p>
          </table:table-cell>
          <table:table-cell table:formula="of:=IF([.N11]=&quot;&quot;;&quot;&quot;;[.$G12]*[.S11]*[.N11])" office:value-type="float" office:value="0" calcext:value-type="float">
            <text:p>0</text:p>
          </table:table-cell>
          <table:table-cell table:formula="of:=IF([.N11]=&quot;&quot;;&quot;&quot;;[.$G12]*[.S11]*[.N11]*[.O11])" office:value-type="float" office:value="0" calcext:value-type="float">
            <text:p>0</text:p>
          </table:table-cell>
          <table:table-cell table:formula="of:=IF([.H12]=&quot;&quot;;&quot;&quot;;[.$U11]*[.H12])" office:value-type="float" office:value="297.962354757358" calcext:value-type="float">
            <text:p>297.962354757358</text:p>
          </table:table-cell>
          <table:table-cell table:formula="of:=IF([.J12]=&quot;&quot;;&quot;&quot;;[.$U11]*[.J12])" office:value-type="float" office:value="0" calcext:value-type="float">
            <text:p>0</text:p>
          </table:table-cell>
          <table:table-cell table:formula="of:=IF([.L12]=&quot;&quot;;&quot;&quot;;[.$U11]*[.L12])" office:value-type="float" office:value="37.2452943446697" calcext:value-type="float">
            <text:p>37.2452943446697</text:p>
          </table:table-cell>
          <table:table-cell table:formula="of:=IF([.N12]=&quot;&quot;;&quot;&quot;;[.$U11]*[.N12])" office:value-type="float" office:value="93.1132358616743" calcext:value-type="float">
            <text:p>93.1132358616743</text:p>
          </table:table-cell>
          <table:table-cell table:formula="of:=[.P11]*[.$G12]" office:value-type="float" office:value="2.10494237528983" calcext:value-type="float">
            <text:p>2.10494237528983</text:p>
          </table:table-cell>
          <table:table-cell table:formula="of:=[.Q11]*[.$G12]" office:value-type="float" office:value="16.8395390023186" calcext:value-type="float">
            <text:p>16.8395390023186</text:p>
          </table:table-cell>
          <table:table-cell table:formula="of:=[.R11]*[.$G12]" office:value-type="float" office:value="14.7345966270288" calcext:value-type="float">
            <text:p>14.7345966270288</text:p>
          </table:table-cell>
          <table:table-cell table:formula="of:=[.S11]*[.$G12]" office:value-type="float" office:value="25.2593085034779" calcext:value-type="float">
            <text:p>25.2593085034779</text:p>
          </table:table-cell>
          <table:table-cell table:formula="of:=[.P11]/[.$T11]" office:value-type="float" office:value="0.00307692307692308" calcext:value-type="float">
            <text:p>0.003076923076923</text:p>
          </table:table-cell>
          <table:table-cell table:formula="of:=[.Q11]/[.$T11]" office:value-type="float" office:value="0.0246153846153846" calcext:value-type="float">
            <text:p>0.024615384615385</text:p>
          </table:table-cell>
          <table:table-cell table:formula="of:=[.R11]/[.$T11]" office:value-type="float" office:value="0.0215384615384615" calcext:value-type="float">
            <text:p>0.021538461538462</text:p>
          </table:table-cell>
          <table:table-cell table:formula="of:=[.S11]/[.$T11]" office:value-type="float" office:value="0.0369230769230769" calcext:value-type="float">
            <text:p>0.036923076923077</text:p>
          </table:table-cell>
          <table:table-cell table:formula="of:=IF([.H11]=&quot;&quot;;&quot;&quot;;[.H11]*[.I11])" office:value-type="float" office:value="0.7" calcext:value-type="float">
            <text:p>0.7</text:p>
          </table:table-cell>
          <table:table-cell table:formula="of:=IF([.J11]=&quot;&quot;;&quot;&quot;;[.J11]*[.K11])" office:value-type="float" office:value="0" calcext:value-type="float">
            <text:p>0</text:p>
          </table:table-cell>
          <table:table-cell table:formula="of:=IF([.L11]=&quot;&quot;;&quot;&quot;;[.L11]*[.M11])" office:value-type="float" office:value="0" calcext:value-type="float">
            <text:p>0</text:p>
          </table:table-cell>
          <table:table-cell table:formula="of:=IF([.N11]=&quot;&quot;;&quot;&quot;;[.N11]*[.O11])" office:value-type="float" office:value="0" calcext:value-type="float">
            <text:p>0</text:p>
          </table:table-cell>
        </table:table-row>
        <table:table-row table:style-name="ro1">
          <table:table-cell table:formula="of:=[$List1.B13]" office:value-type="float" office:value="21" calcext:value-type="float">
            <text:p>21</text:p>
          </table:table-cell>
          <table:table-cell office:value-type="float" office:value="1.11716621253406" calcext:value-type="float">
            <text:p>1.11716621253406</text:p>
          </table:table-cell>
          <table:table-cell table:formula="of:=[.$C$1]*[.B13]+(1-[.$C$1])*[.C12]" office:value-type="float" office:value="1.08607665182755" calcext:value-type="float">
            <text:p>1.08607665182755</text:p>
          </table:table-cell>
          <table:table-cell office:value-type="float" office:value="13.5227244772591" calcext:value-type="float">
            <text:p>13.5227244772591</text:p>
          </table:table-cell>
          <table:table-cell table:formula="of:=[.D13]/[.$D$2]" office:value-type="float" office:value="0.604890888430472" calcext:value-type="float">
            <text:p>0.604890888430472</text:p>
          </table:table-cell>
          <table:table-cell table:formula="of:=[.$C$1]*[.E13]+(1-[.$C$1])*[.F12]" office:value-type="float" office:value="0.549982514642803" calcext:value-type="float">
            <text:p>0.549982514642803</text:p>
          </table:table-cell>
          <table:table-cell table:formula="of:=[.C13]/[.F11]" office:value-type="float" office:value="2.14688359874944" calcext:value-type="float">
            <text:p>2.14688359874944</text:p>
          </table:table-cell>
          <table:table-cell table:formula="of:=IF([$List1.H13]=&quot;&quot;;&quot;&quot;;[$List1.H13])" office:value-type="float" office:value="1" calcext:value-type="float">
            <text:p>1</text:p>
          </table:table-cell>
          <table:table-cell table:formula="of:=IF([$List1.I13]=&quot;&quot;;&quot;&quot;;[$List1.I13])" office:value-type="float" office:value="1" calcext:value-type="float">
            <text:p>1</text:p>
          </table:table-cell>
          <table:table-cell table:formula="of:=IF([$List1.V13]=&quot;&quot;;&quot;&quot;;[$List1.V13])" office:value-type="float" office:value="0" calcext:value-type="float">
            <text:p>0</text:p>
          </table:table-cell>
          <table:table-cell table:formula="of:=IF([$List1.W13]=&quot;&quot;;&quot;&quot;;[$List1.W13])" office:value-type="float" office:value="0" calcext:value-type="float">
            <text:p>0</text:p>
          </table:table-cell>
          <table:table-cell table:formula="of:=IF([$List1.AB13]=&quot;&quot;;&quot;&quot;;[$List1.AB13])" office:value-type="float" office:value="0.1" calcext:value-type="float">
            <text:p>0.1</text:p>
          </table:table-cell>
          <table:table-cell table:formula="of:=IF([$List1.AC13]=&quot;&quot;;&quot;&quot;;[$List1.AC13])" office:value-type="float" office:value="1" calcext:value-type="float">
            <text:p>1</text:p>
          </table:table-cell>
          <table:table-cell table:formula="of:=IF([$List1.AH13]=&quot;&quot;;&quot;&quot;;[$List1.AH13])" office:value-type="float" office:value="0.25" calcext:value-type="float">
            <text:p>0.25</text:p>
          </table:table-cell>
          <table:table-cell table:formula="of:=IF([$List1.AI13]=&quot;&quot;;&quot;&quot;;[$List1.AI13])" office:value-type="float" office:value="1" calcext:value-type="float">
            <text:p>1</text:p>
          </table:table-cell>
          <table:table-cell table:formula="of:=SUMIF([mzcr.$S$2:.$S$421];[.$A13];[$mzcr.T$2:$mzcr.T$421])" office:value-type="float" office:value="5" calcext:value-type="float">
            <text:p>5</text:p>
          </table:table-cell>
          <table:table-cell table:formula="of:=SUMIF([mzcr.$S$2:.$S$421];[.$A13];[$mzcr.U$2:$mzcr.U$421])" office:value-type="float" office:value="13" calcext:value-type="float">
            <text:p>13</text:p>
          </table:table-cell>
          <table:table-cell table:formula="of:=SUMIF([mzcr.$S$2:.$S$421];[.$A13];[$mzcr.V$2:$mzcr.V$421])" office:value-type="float" office:value="10" calcext:value-type="float">
            <text:p>10</text:p>
          </table:table-cell>
          <table:table-cell table:formula="of:=SUMIF([mzcr.$S$2:.$S$421];[.$A13];[$mzcr.W$2:$mzcr.W$421])" office:value-type="float" office:value="10" calcext:value-type="float">
            <text:p>10</text:p>
          </table:table-cell>
          <table:table-cell table:formula="of:=SUMIF([mzcr.$S$2:.$S$421];[.$A13];[$mzcr.X$2:$mzcr.X$421])" office:value-type="float" office:value="450" calcext:value-type="float">
            <text:p>450</text:p>
          </table:table-cell>
          <table:table-cell table:formula="of:=[.T12]*[.C13]" office:value-type="float" office:value="356.233141799435" calcext:value-type="float">
            <text:p>356.233141799435</text:p>
          </table:table-cell>
          <table:table-cell table:formula="of:=IF([.H12]=&quot;&quot;;&quot;&quot;;[.$G13]*[.P12]*[.H12])" office:value-type="float" office:value="10.3050412739973" calcext:value-type="float">
            <text:p>10.3050412739973</text:p>
          </table:table-cell>
          <table:table-cell table:formula="of:=IF([.H12]=&quot;&quot;;&quot;&quot;;[.$G13]*[.P12]*[.H12]*[.I12])" office:value-type="float" office:value="10.3050412739973" calcext:value-type="float">
            <text:p>10.3050412739973</text:p>
          </table:table-cell>
          <table:table-cell table:formula="of:=IF([.J12]=&quot;&quot;;&quot;&quot;;[.$G13]*[.Q12]*[.J12])" office:value-type="float" office:value="0" calcext:value-type="float">
            <text:p>0</text:p>
          </table:table-cell>
          <table:table-cell table:formula="of:=IF([.J12]=&quot;&quot;;&quot;&quot;;[.$G13]*[.Q12]*[.J12]*[.K12])" office:value-type="float" office:value="0" calcext:value-type="float">
            <text:p>0</text:p>
          </table:table-cell>
          <table:table-cell table:formula="of:=IF([.L12]=&quot;&quot;;&quot;&quot;;[.$G13]*[.R12]*[.L12])" office:value-type="float" office:value="2.36157195862439" calcext:value-type="float">
            <text:p>2.36157195862439</text:p>
          </table:table-cell>
          <table:table-cell table:formula="of:=IF([.L12]=&quot;&quot;;&quot;&quot;;[.$G13]*[.R12]*[.L12]*[.M12])" office:value-type="float" office:value="2.36157195862439" calcext:value-type="float">
            <text:p>2.36157195862439</text:p>
          </table:table-cell>
          <table:table-cell table:formula="of:=IF([.N12]=&quot;&quot;;&quot;&quot;;[.$G13]*[.S12]*[.N12])" office:value-type="float" office:value="5.36720899687361" calcext:value-type="float">
            <text:p>5.36720899687361</text:p>
          </table:table-cell>
          <table:table-cell table:formula="of:=IF([.N12]=&quot;&quot;;&quot;&quot;;[.$G13]*[.S12]*[.N12]*[.O12])" office:value-type="float" office:value="5.36720899687361" calcext:value-type="float">
            <text:p>5.36720899687361</text:p>
          </table:table-cell>
          <table:table-cell table:formula="of:=IF([.H13]=&quot;&quot;;&quot;&quot;;[.$U12]*[.H13])" office:value-type="float" office:value="348.644580174116" calcext:value-type="float">
            <text:p>348.644580174116</text:p>
          </table:table-cell>
          <table:table-cell table:formula="of:=IF([.J13]=&quot;&quot;;&quot;&quot;;[.$U12]*[.J13])" office:value-type="float" office:value="0" calcext:value-type="float">
            <text:p>0</text:p>
          </table:table-cell>
          <table:table-cell table:formula="of:=IF([.L13]=&quot;&quot;;&quot;&quot;;[.$U12]*[.L13])" office:value-type="float" office:value="34.8644580174116" calcext:value-type="float">
            <text:p>34.8644580174116</text:p>
          </table:table-cell>
          <table:table-cell table:formula="of:=IF([.N13]=&quot;&quot;;&quot;&quot;;[.$U12]*[.N13])" office:value-type="float" office:value="87.1611450435291" calcext:value-type="float">
            <text:p>87.1611450435291</text:p>
          </table:table-cell>
          <table:table-cell table:formula="of:=[.P12]*[.$G13]" office:value-type="float" office:value="12.8813015924967" calcext:value-type="float">
            <text:p>12.8813015924967</text:p>
          </table:table-cell>
          <table:table-cell table:formula="of:=[.Q12]*[.$G13]" office:value-type="float" office:value="15.0281851912461" calcext:value-type="float">
            <text:p>15.0281851912461</text:p>
          </table:table-cell>
          <table:table-cell table:formula="of:=[.R12]*[.$G13]" office:value-type="float" office:value="23.6157195862439" calcext:value-type="float">
            <text:p>23.6157195862439</text:p>
          </table:table-cell>
          <table:table-cell table:formula="of:=[.S12]*[.$G13]" office:value-type="float" office:value="21.4688359874944" calcext:value-type="float">
            <text:p>21.4688359874944</text:p>
          </table:table-cell>
          <table:table-cell table:formula="of:=[.P12]/[.$T12]" office:value-type="float" office:value="0.0182926829268293" calcext:value-type="float">
            <text:p>0.018292682926829</text:p>
          </table:table-cell>
          <table:table-cell table:formula="of:=[.Q12]/[.$T12]" office:value-type="float" office:value="0.0213414634146341" calcext:value-type="float">
            <text:p>0.021341463414634</text:p>
          </table:table-cell>
          <table:table-cell table:formula="of:=[.R12]/[.$T12]" office:value-type="float" office:value="0.0335365853658537" calcext:value-type="float">
            <text:p>0.033536585365854</text:p>
          </table:table-cell>
          <table:table-cell table:formula="of:=[.S12]/[.$T12]" office:value-type="float" office:value="0.0304878048780488" calcext:value-type="float">
            <text:p>0.030487804878049</text:p>
          </table:table-cell>
          <table:table-cell table:formula="of:=IF([.H12]=&quot;&quot;;&quot;&quot;;[.H12]*[.I12])" office:value-type="float" office:value="0.8" calcext:value-type="float">
            <text:p>0.8</text:p>
          </table:table-cell>
          <table:table-cell table:formula="of:=IF([.J12]=&quot;&quot;;&quot;&quot;;[.J12]*[.K12])" office:value-type="float" office:value="0" calcext:value-type="float">
            <text:p>0</text:p>
          </table:table-cell>
          <table:table-cell table:formula="of:=IF([.L12]=&quot;&quot;;&quot;&quot;;[.L12]*[.M12])" office:value-type="float" office:value="0.1" calcext:value-type="float">
            <text:p>0.1</text:p>
          </table:table-cell>
          <table:table-cell table:formula="of:=IF([.N12]=&quot;&quot;;&quot;&quot;;[.N12]*[.O12])" office:value-type="float" office:value="0.25" calcext:value-type="float">
            <text:p>0.25</text:p>
          </table:table-cell>
        </table:table-row>
        <table:table-row table:style-name="ro1">
          <table:table-cell table:formula="of:=[$List1.B14]" office:value-type="float" office:value="22" calcext:value-type="float">
            <text:p>22</text:p>
          </table:table-cell>
          <table:table-cell office:value-type="float" office:value="0.886363636363636" calcext:value-type="float">
            <text:p>0.886363636363636</text:p>
          </table:table-cell>
          <table:table-cell table:formula="of:=[.$C$1]*[.B14]+(1-[.$C$1])*[.C13]" office:value-type="float" office:value="1.02616274718837" calcext:value-type="float">
            <text:p>1.02616274718837</text:p>
          </table:table-cell>
          <table:table-cell office:value-type="float" office:value="15.5718517190913" calcext:value-type="float">
            <text:p>15.5718517190913</text:p>
          </table:table-cell>
          <table:table-cell table:formula="of:=[.D14]/[.$D$2]" office:value-type="float" office:value="0.696551293099916" calcext:value-type="float">
            <text:p>0.696551293099916</text:p>
          </table:table-cell>
          <table:table-cell table:formula="of:=[.$C$1]*[.E14]+(1-[.$C$1])*[.F13]" office:value-type="float" office:value="0.593953148179937" calcext:value-type="float">
            <text:p>0.593953148179937</text:p>
          </table:table-cell>
          <table:table-cell table:formula="of:=[.C14]/[.F12]" office:value-type="float" office:value="1.94921085819036" calcext:value-type="float">
            <text:p>1.94921085819036</text:p>
          </table:table-cell>
          <table:table-cell table:formula="of:=IF([$List1.H14]=&quot;&quot;;&quot;&quot;;[$List1.H14])" office:value-type="float" office:value="1" calcext:value-type="float">
            <text:p>1</text:p>
          </table:table-cell>
          <table:table-cell table:formula="of:=IF([$List1.I14]=&quot;&quot;;&quot;&quot;;[$List1.I14])" office:value-type="float" office:value="1" calcext:value-type="float">
            <text:p>1</text:p>
          </table:table-cell>
          <table:table-cell table:formula="of:=IF([$List1.V14]=&quot;&quot;;&quot;&quot;;[$List1.V14])" office:value-type="float" office:value="0.5" calcext:value-type="float">
            <text:p>0.5</text:p>
          </table:table-cell>
          <table:table-cell table:formula="of:=IF([$List1.W14]=&quot;&quot;;&quot;&quot;;[$List1.W14])" office:value-type="float" office:value="1" calcext:value-type="float">
            <text:p>1</text:p>
          </table:table-cell>
          <table:table-cell table:formula="of:=IF([$List1.AB14]=&quot;&quot;;&quot;&quot;;[$List1.AB14])" office:value-type="float" office:value="0.1" calcext:value-type="float">
            <text:p>0.1</text:p>
          </table:table-cell>
          <table:table-cell table:formula="of:=IF([$List1.AC14]=&quot;&quot;;&quot;&quot;;[$List1.AC14])" office:value-type="float" office:value="1" calcext:value-type="float">
            <text:p>1</text:p>
          </table:table-cell>
          <table:table-cell table:formula="of:=IF([$List1.AH14]=&quot;&quot;;&quot;&quot;;[$List1.AH14])" office:value-type="float" office:value="0.12" calcext:value-type="float">
            <text:p>0.12</text:p>
          </table:table-cell>
          <table:table-cell table:formula="of:=IF([$List1.AI14]=&quot;&quot;;&quot;&quot;;[$List1.AI14])" office:value-type="float" office:value="1" calcext:value-type="float">
            <text:p>1</text:p>
          </table:table-cell>
          <table:table-cell table:formula="of:=SUMIF([mzcr.$S$2:.$S$421];[.$A14];[$mzcr.T$2:$mzcr.T$421])" office:value-type="float" office:value="8" calcext:value-type="float">
            <text:p>8</text:p>
          </table:table-cell>
          <table:table-cell table:formula="of:=SUMIF([mzcr.$S$2:.$S$421];[.$A14];[$mzcr.U$2:$mzcr.U$421])" office:value-type="float" office:value="7" calcext:value-type="float">
            <text:p>7</text:p>
          </table:table-cell>
          <table:table-cell table:formula="of:=SUMIF([mzcr.$S$2:.$S$421];[.$A14];[$mzcr.V$2:$mzcr.V$421])" office:value-type="float" office:value="6" calcext:value-type="float">
            <text:p>6</text:p>
          </table:table-cell>
          <table:table-cell table:formula="of:=SUMIF([mzcr.$S$2:.$S$421];[.$A14];[$mzcr.W$2:$mzcr.W$421])" office:value-type="float" office:value="1" calcext:value-type="float">
            <text:p>1</text:p>
          </table:table-cell>
          <table:table-cell table:formula="of:=SUMIF([mzcr.$S$2:.$S$421];[.$A14];[$mzcr.X$2:$mzcr.X$421])" office:value-type="float" office:value="276" calcext:value-type="float">
            <text:p>276</text:p>
          </table:table-cell>
          <table:table-cell table:formula="of:=[.T13]*[.C14]" office:value-type="float" office:value="461.773236234768" calcext:value-type="float">
            <text:p>461.773236234768</text:p>
          </table:table-cell>
          <table:table-cell table:formula="of:=IF([.H13]=&quot;&quot;;&quot;&quot;;[.$G14]*[.P13]*[.H13])" office:value-type="float" office:value="9.74605429095178" calcext:value-type="float">
            <text:p>9.74605429095178</text:p>
          </table:table-cell>
          <table:table-cell table:formula="of:=IF([.H13]=&quot;&quot;;&quot;&quot;;[.$G14]*[.P13]*[.H13]*[.I13])" office:value-type="float" office:value="9.74605429095178" calcext:value-type="float">
            <text:p>9.74605429095178</text:p>
          </table:table-cell>
          <table:table-cell table:formula="of:=IF([.J13]=&quot;&quot;;&quot;&quot;;[.$G14]*[.Q13]*[.J13])" office:value-type="float" office:value="0" calcext:value-type="float">
            <text:p>0</text:p>
          </table:table-cell>
          <table:table-cell table:formula="of:=IF([.J13]=&quot;&quot;;&quot;&quot;;[.$G14]*[.Q13]*[.J13]*[.K13])" office:value-type="float" office:value="0" calcext:value-type="float">
            <text:p>0</text:p>
          </table:table-cell>
          <table:table-cell table:formula="of:=IF([.L13]=&quot;&quot;;&quot;&quot;;[.$G14]*[.R13]*[.L13])" office:value-type="float" office:value="1.94921085819036" calcext:value-type="float">
            <text:p>1.94921085819036</text:p>
          </table:table-cell>
          <table:table-cell table:formula="of:=IF([.L13]=&quot;&quot;;&quot;&quot;;[.$G14]*[.R13]*[.L13]*[.M13])" office:value-type="float" office:value="1.94921085819036" calcext:value-type="float">
            <text:p>1.94921085819036</text:p>
          </table:table-cell>
          <table:table-cell table:formula="of:=IF([.N13]=&quot;&quot;;&quot;&quot;;[.$G14]*[.S13]*[.N13])" office:value-type="float" office:value="4.87302714547589" calcext:value-type="float">
            <text:p>4.87302714547589</text:p>
          </table:table-cell>
          <table:table-cell table:formula="of:=IF([.N13]=&quot;&quot;;&quot;&quot;;[.$G14]*[.S13]*[.N13]*[.O13])" office:value-type="float" office:value="4.87302714547589" calcext:value-type="float">
            <text:p>4.87302714547589</text:p>
          </table:table-cell>
          <table:table-cell table:formula="of:=IF([.H14]=&quot;&quot;;&quot;&quot;;[.$U13]*[.H14])" office:value-type="float" office:value="356.233141799435" calcext:value-type="float">
            <text:p>356.233141799435</text:p>
          </table:table-cell>
          <table:table-cell table:formula="of:=IF([.J14]=&quot;&quot;;&quot;&quot;;[.$U13]*[.J14])" office:value-type="float" office:value="178.116570899717" calcext:value-type="float">
            <text:p>178.116570899717</text:p>
          </table:table-cell>
          <table:table-cell table:formula="of:=IF([.L14]=&quot;&quot;;&quot;&quot;;[.$U13]*[.L14])" office:value-type="float" office:value="35.6233141799435" calcext:value-type="float">
            <text:p>35.6233141799435</text:p>
          </table:table-cell>
          <table:table-cell table:formula="of:=IF([.N14]=&quot;&quot;;&quot;&quot;;[.$U13]*[.N14])" office:value-type="float" office:value="42.7479770159322" calcext:value-type="float">
            <text:p>42.7479770159322</text:p>
          </table:table-cell>
          <table:table-cell table:formula="of:=[.P13]*[.$G14]" office:value-type="float" office:value="9.74605429095178" calcext:value-type="float">
            <text:p>9.74605429095178</text:p>
          </table:table-cell>
          <table:table-cell table:formula="of:=[.Q13]*[.$G14]" office:value-type="float" office:value="25.3397411564746" calcext:value-type="float">
            <text:p>25.3397411564746</text:p>
          </table:table-cell>
          <table:table-cell table:formula="of:=[.R13]*[.$G14]" office:value-type="float" office:value="19.4921085819036" calcext:value-type="float">
            <text:p>19.4921085819036</text:p>
          </table:table-cell>
          <table:table-cell table:formula="of:=[.S13]*[.$G14]" office:value-type="float" office:value="19.4921085819036" calcext:value-type="float">
            <text:p>19.4921085819036</text:p>
          </table:table-cell>
          <table:table-cell table:formula="of:=[.P13]/[.$T13]" office:value-type="float" office:value="0.0111111111111111" calcext:value-type="float">
            <text:p>0.011111111111111</text:p>
          </table:table-cell>
          <table:table-cell table:formula="of:=[.Q13]/[.$T13]" office:value-type="float" office:value="0.0288888888888889" calcext:value-type="float">
            <text:p>0.028888888888889</text:p>
          </table:table-cell>
          <table:table-cell table:formula="of:=[.R13]/[.$T13]" office:value-type="float" office:value="0.0222222222222222" calcext:value-type="float">
            <text:p>0.022222222222222</text:p>
          </table:table-cell>
          <table:table-cell table:formula="of:=[.S13]/[.$T13]" office:value-type="float" office:value="0.0222222222222222" calcext:value-type="float">
            <text:p>0.022222222222222</text:p>
          </table:table-cell>
          <table:table-cell table:formula="of:=IF([.H13]=&quot;&quot;;&quot;&quot;;[.H13]*[.I13])" office:value-type="float" office:value="1" calcext:value-type="float">
            <text:p>1</text:p>
          </table:table-cell>
          <table:table-cell table:formula="of:=IF([.J13]=&quot;&quot;;&quot;&quot;;[.J13]*[.K13])" office:value-type="float" office:value="0" calcext:value-type="float">
            <text:p>0</text:p>
          </table:table-cell>
          <table:table-cell table:formula="of:=IF([.L13]=&quot;&quot;;&quot;&quot;;[.L13]*[.M13])" office:value-type="float" office:value="0.1" calcext:value-type="float">
            <text:p>0.1</text:p>
          </table:table-cell>
          <table:table-cell table:formula="of:=IF([.N13]=&quot;&quot;;&quot;&quot;;[.N13]*[.O13])" office:value-type="float" office:value="0.25" calcext:value-type="float">
            <text:p>0.25</text:p>
          </table:table-cell>
        </table:table-row>
        <table:table-row table:style-name="ro1">
          <table:table-cell table:formula="of:=[$List1.B15]" office:value-type="float" office:value="23" calcext:value-type="float">
            <text:p>23</text:p>
          </table:table-cell>
          <table:table-cell office:value-type="float" office:value="1.0463768115942" calcext:value-type="float">
            <text:p>1.0463768115942</text:p>
          </table:table-cell>
          <table:table-cell table:formula="of:=[.$C$1]*[.B15]+(1-[.$C$1])*[.C14]" office:value-type="float" office:value="1.03222696651012" calcext:value-type="float">
            <text:p>1.03222696651012</text:p>
          </table:table-cell>
          <table:table-cell office:value-type="float" office:value="16.7320685957619" calcext:value-type="float">
            <text:p>16.7320685957619</text:p>
          </table:table-cell>
          <table:table-cell table:formula="of:=[.D15]/[.$D$2]" office:value-type="float" office:value="0.748449460402039" calcext:value-type="float">
            <text:p>0.748449460402039</text:p>
          </table:table-cell>
          <table:table-cell table:formula="of:=[.$C$1]*[.E15]+(1-[.$C$1])*[.F14]" office:value-type="float" office:value="0.640302041846567" calcext:value-type="float">
            <text:p>0.640302041846567</text:p>
          </table:table-cell>
          <table:table-cell table:formula="of:=[.C15]/[.F13]" office:value-type="float" office:value="1.8768359702863" calcext:value-type="float">
            <text:p>1.8768359702863</text:p>
          </table:table-cell>
          <table:table-cell table:formula="of:=IF([$List1.H15]=&quot;&quot;;&quot;&quot;;[$List1.H15])" office:value-type="float" office:value="1" calcext:value-type="float">
            <text:p>1</text:p>
          </table:table-cell>
          <table:table-cell table:formula="of:=IF([$List1.I15]=&quot;&quot;;&quot;&quot;;[$List1.I15])" office:value-type="float" office:value="1" calcext:value-type="float">
            <text:p>1</text:p>
          </table:table-cell>
          <table:table-cell table:formula="of:=IF([$List1.V15]=&quot;&quot;;&quot;&quot;;[$List1.V15])" office:value-type="float" office:value="0.5" calcext:value-type="float">
            <text:p>0.5</text:p>
          </table:table-cell>
          <table:table-cell table:formula="of:=IF([$List1.W15]=&quot;&quot;;&quot;&quot;;[$List1.W15])" office:value-type="float" office:value="1" calcext:value-type="float">
            <text:p>1</text:p>
          </table:table-cell>
          <table:table-cell table:formula="of:=IF([$List1.AB15]=&quot;&quot;;&quot;&quot;;[$List1.AB15])" office:value-type="float" office:value="0.1" calcext:value-type="float">
            <text:p>0.1</text:p>
          </table:table-cell>
          <table:table-cell table:formula="of:=IF([$List1.AC15]=&quot;&quot;;&quot;&quot;;[$List1.AC15])" office:value-type="float" office:value="1" calcext:value-type="float">
            <text:p>1</text:p>
          </table:table-cell>
          <table:table-cell table:formula="of:=IF([$List1.AH15]=&quot;&quot;;&quot;&quot;;[$List1.AH15])" office:value-type="float" office:value="0.12" calcext:value-type="float">
            <text:p>0.12</text:p>
          </table:table-cell>
          <table:table-cell table:formula="of:=IF([$List1.AI15]=&quot;&quot;;&quot;&quot;;[$List1.AI15])" office:value-type="float" office:value="1" calcext:value-type="float">
            <text:p>1</text:p>
          </table:table-cell>
          <table:table-cell table:formula="of:=SUMIF([mzcr.$S$2:.$S$421];[.$A15];[$mzcr.T$2:$mzcr.T$421])" office:value-type="float" office:value="4" calcext:value-type="float">
            <text:p>4</text:p>
          </table:table-cell>
          <table:table-cell table:formula="of:=SUMIF([mzcr.$S$2:.$S$421];[.$A15];[$mzcr.U$2:$mzcr.U$421])" office:value-type="float" office:value="8" calcext:value-type="float">
            <text:p>8</text:p>
          </table:table-cell>
          <table:table-cell table:formula="of:=SUMIF([mzcr.$S$2:.$S$421];[.$A15];[$mzcr.V$2:$mzcr.V$421])" office:value-type="float" office:value="7" calcext:value-type="float">
            <text:p>7</text:p>
          </table:table-cell>
          <table:table-cell table:formula="of:=SUMIF([mzcr.$S$2:.$S$421];[.$A15];[$mzcr.W$2:$mzcr.W$421])" office:value-type="float" office:value="13" calcext:value-type="float">
            <text:p>13</text:p>
          </table:table-cell>
          <table:table-cell table:formula="of:=SUMIF([mzcr.$S$2:.$S$421];[.$A15];[$mzcr.X$2:$mzcr.X$421])" office:value-type="float" office:value="317" calcext:value-type="float">
            <text:p>317</text:p>
          </table:table-cell>
          <table:table-cell table:formula="of:=[.T14]*[.C15]" office:value-type="float" office:value="284.894642756793" calcext:value-type="float">
            <text:p>284.894642756793</text:p>
          </table:table-cell>
          <table:table-cell table:formula="of:=IF([.H14]=&quot;&quot;;&quot;&quot;;[.$G15]*[.P14]*[.H14])" office:value-type="float" office:value="15.0146877622904" calcext:value-type="float">
            <text:p>15.0146877622904</text:p>
          </table:table-cell>
          <table:table-cell table:formula="of:=IF([.H14]=&quot;&quot;;&quot;&quot;;[.$G15]*[.P14]*[.H14]*[.I14])" office:value-type="float" office:value="15.0146877622904" calcext:value-type="float">
            <text:p>15.0146877622904</text:p>
          </table:table-cell>
          <table:table-cell table:formula="of:=IF([.J14]=&quot;&quot;;&quot;&quot;;[.$G15]*[.Q14]*[.J14])" office:value-type="float" office:value="6.56892589600203" calcext:value-type="float">
            <text:p>6.56892589600203</text:p>
          </table:table-cell>
          <table:table-cell table:formula="of:=IF([.J14]=&quot;&quot;;&quot;&quot;;[.$G15]*[.Q14]*[.J14]*[.K14])" office:value-type="float" office:value="6.56892589600203" calcext:value-type="float">
            <text:p>6.56892589600203</text:p>
          </table:table-cell>
          <table:table-cell table:formula="of:=IF([.L14]=&quot;&quot;;&quot;&quot;;[.$G15]*[.R14]*[.L14])" office:value-type="float" office:value="1.12610158217178" calcext:value-type="float">
            <text:p>1.12610158217178</text:p>
          </table:table-cell>
          <table:table-cell table:formula="of:=IF([.L14]=&quot;&quot;;&quot;&quot;;[.$G15]*[.R14]*[.L14]*[.M14])" office:value-type="float" office:value="1.12610158217178" calcext:value-type="float">
            <text:p>1.12610158217178</text:p>
          </table:table-cell>
          <table:table-cell table:formula="of:=IF([.N14]=&quot;&quot;;&quot;&quot;;[.$G15]*[.S14]*[.N14])" office:value-type="float" office:value="0.225220316434355" calcext:value-type="float">
            <text:p>0.225220316434355</text:p>
          </table:table-cell>
          <table:table-cell table:formula="of:=IF([.N14]=&quot;&quot;;&quot;&quot;;[.$G15]*[.S14]*[.N14]*[.O14])" office:value-type="float" office:value="0.225220316434355" calcext:value-type="float">
            <text:p>0.225220316434355</text:p>
          </table:table-cell>
          <table:table-cell table:formula="of:=IF([.H15]=&quot;&quot;;&quot;&quot;;[.$U14]*[.H15])" office:value-type="float" office:value="461.773236234768" calcext:value-type="float">
            <text:p>461.773236234768</text:p>
          </table:table-cell>
          <table:table-cell table:formula="of:=IF([.J15]=&quot;&quot;;&quot;&quot;;[.$U14]*[.J15])" office:value-type="float" office:value="230.886618117384" calcext:value-type="float">
            <text:p>230.886618117384</text:p>
          </table:table-cell>
          <table:table-cell table:formula="of:=IF([.L15]=&quot;&quot;;&quot;&quot;;[.$U14]*[.L15])" office:value-type="float" office:value="46.1773236234768" calcext:value-type="float">
            <text:p>46.1773236234768</text:p>
          </table:table-cell>
          <table:table-cell table:formula="of:=IF([.N15]=&quot;&quot;;&quot;&quot;;[.$U14]*[.N15])" office:value-type="float" office:value="55.4127883481721" calcext:value-type="float">
            <text:p>55.4127883481721</text:p>
          </table:table-cell>
          <table:table-cell table:formula="of:=[.P14]*[.$G15]" office:value-type="float" office:value="15.0146877622904" calcext:value-type="float">
            <text:p>15.0146877622904</text:p>
          </table:table-cell>
          <table:table-cell table:formula="of:=[.Q14]*[.$G15]" office:value-type="float" office:value="13.1378517920041" calcext:value-type="float">
            <text:p>13.1378517920041</text:p>
          </table:table-cell>
          <table:table-cell table:formula="of:=[.R14]*[.$G15]" office:value-type="float" office:value="11.2610158217178" calcext:value-type="float">
            <text:p>11.2610158217178</text:p>
          </table:table-cell>
          <table:table-cell table:formula="of:=[.S14]*[.$G15]" office:value-type="float" office:value="1.8768359702863" calcext:value-type="float">
            <text:p>1.8768359702863</text:p>
          </table:table-cell>
          <table:table-cell table:formula="of:=[.P14]/[.$T14]" office:value-type="float" office:value="0.0289855072463768" calcext:value-type="float">
            <text:p>0.028985507246377</text:p>
          </table:table-cell>
          <table:table-cell table:formula="of:=[.Q14]/[.$T14]" office:value-type="float" office:value="0.0253623188405797" calcext:value-type="float">
            <text:p>0.02536231884058</text:p>
          </table:table-cell>
          <table:table-cell table:formula="of:=[.R14]/[.$T14]" office:value-type="float" office:value="0.0217391304347826" calcext:value-type="float">
            <text:p>0.021739130434783</text:p>
          </table:table-cell>
          <table:table-cell table:formula="of:=[.S14]/[.$T14]" office:value-type="float" office:value="0.0036231884057971" calcext:value-type="float">
            <text:p>0.003623188405797</text:p>
          </table:table-cell>
          <table:table-cell table:formula="of:=IF([.H14]=&quot;&quot;;&quot;&quot;;[.H14]*[.I14])" office:value-type="float" office:value="1" calcext:value-type="float">
            <text:p>1</text:p>
          </table:table-cell>
          <table:table-cell table:formula="of:=IF([.J14]=&quot;&quot;;&quot;&quot;;[.J14]*[.K14])" office:value-type="float" office:value="0.5" calcext:value-type="float">
            <text:p>0.5</text:p>
          </table:table-cell>
          <table:table-cell table:formula="of:=IF([.L14]=&quot;&quot;;&quot;&quot;;[.L14]*[.M14])" office:value-type="float" office:value="0.1" calcext:value-type="float">
            <text:p>0.1</text:p>
          </table:table-cell>
          <table:table-cell table:formula="of:=IF([.N14]=&quot;&quot;;&quot;&quot;;[.N14]*[.O14])" office:value-type="float" office:value="0.12" calcext:value-type="float">
            <text:p>0.12</text:p>
          </table:table-cell>
        </table:table-row>
        <table:table-row table:style-name="ro1">
          <table:table-cell table:formula="of:=[$List1.B16]" office:value-type="float" office:value="24" calcext:value-type="float">
            <text:p>24</text:p>
          </table:table-cell>
          <table:table-cell office:value-type="float" office:value="1.15160349854227" calcext:value-type="float">
            <text:p>1.15160349854227</text:p>
          </table:table-cell>
          <table:table-cell table:formula="of:=[.$C$1]*[.B16]+(1-[.$C$1])*[.C15]" office:value-type="float" office:value="1.06803992611977" calcext:value-type="float">
            <text:p>1.06803992611977</text:p>
          </table:table-cell>
          <table:table-cell office:value-type="float" office:value="18.7480606878852" calcext:value-type="float">
            <text:p>18.7480606878852</text:p>
          </table:table-cell>
          <table:table-cell table:formula="of:=[.D16]/[.$D$2]" office:value-type="float" office:value="0.838627682233298" calcext:value-type="float">
            <text:p>0.838627682233298</text:p>
          </table:table-cell>
          <table:table-cell table:formula="of:=[.$C$1]*[.E16]+(1-[.$C$1])*[.F15]" office:value-type="float" office:value="0.699799733962587" calcext:value-type="float">
            <text:p>0.699799733962587</text:p>
          </table:table-cell>
          <table:table-cell table:formula="of:=[.C16]/[.F14]" office:value-type="float" office:value="1.79818884602697" calcext:value-type="float">
            <text:p>1.79818884602697</text:p>
          </table:table-cell>
          <table:table-cell table:formula="of:=IF([$List1.H16]=&quot;&quot;;&quot;&quot;;[$List1.H16])" office:value-type="float" office:value="1" calcext:value-type="float">
            <text:p>1</text:p>
          </table:table-cell>
          <table:table-cell table:formula="of:=IF([$List1.I16]=&quot;&quot;;&quot;&quot;;[$List1.I16])" office:value-type="float" office:value="0" calcext:value-type="float">
            <text:p>0</text:p>
          </table:table-cell>
          <table:table-cell table:formula="of:=IF([$List1.V16]=&quot;&quot;;&quot;&quot;;[$List1.V16])" office:value-type="float" office:value="0.5" calcext:value-type="float">
            <text:p>0.5</text:p>
          </table:table-cell>
          <table:table-cell table:formula="of:=IF([$List1.W16]=&quot;&quot;;&quot;&quot;;[$List1.W16])" office:value-type="float" office:value="0" calcext:value-type="float">
            <text:p>0</text:p>
          </table:table-cell>
          <table:table-cell table:formula="of:=IF([$List1.AB16]=&quot;&quot;;&quot;&quot;;[$List1.AB16])" office:value-type="float" office:value="0.1" calcext:value-type="float">
            <text:p>0.1</text:p>
          </table:table-cell>
          <table:table-cell table:formula="of:=IF([$List1.AC16]=&quot;&quot;;&quot;&quot;;[$List1.AC16])" office:value-type="float" office:value="0" calcext:value-type="float">
            <text:p>0</text:p>
          </table:table-cell>
          <table:table-cell table:formula="of:=IF([$List1.AH16]=&quot;&quot;;&quot;&quot;;[$List1.AH16])" office:value-type="float" office:value="0" calcext:value-type="float">
            <text:p>0</text:p>
          </table:table-cell>
          <table:table-cell table:formula="of:=IF([$List1.AI16]=&quot;&quot;;&quot;&quot;;[$List1.AI16])" office:value-type="float" office:value="0" calcext:value-type="float">
            <text:p>0</text:p>
          </table:table-cell>
          <table:table-cell table:formula="of:=SUMIF([mzcr.$S$2:.$S$421];[.$A16];[$mzcr.T$2:$mzcr.T$421])" office:value-type="float" office:value="6" calcext:value-type="float">
            <text:p>6</text:p>
          </table:table-cell>
          <table:table-cell table:formula="of:=SUMIF([mzcr.$S$2:.$S$421];[.$A16];[$mzcr.U$2:$mzcr.U$421])" office:value-type="float" office:value="12" calcext:value-type="float">
            <text:p>12</text:p>
          </table:table-cell>
          <table:table-cell table:formula="of:=SUMIF([mzcr.$S$2:.$S$421];[.$A16];[$mzcr.V$2:$mzcr.V$421])" office:value-type="float" office:value="6" calcext:value-type="float">
            <text:p>6</text:p>
          </table:table-cell>
          <table:table-cell table:formula="of:=SUMIF([mzcr.$S$2:.$S$421];[.$A16];[$mzcr.W$2:$mzcr.W$421])" office:value-type="float" office:value="5" calcext:value-type="float">
            <text:p>5</text:p>
          </table:table-cell>
          <table:table-cell table:formula="of:=SUMIF([mzcr.$S$2:.$S$421];[.$A16];[$mzcr.X$2:$mzcr.X$421])" office:value-type="float" office:value="366" calcext:value-type="float">
            <text:p>366</text:p>
          </table:table-cell>
          <table:table-cell table:formula="of:=[.T15]*[.C16]" office:value-type="float" office:value="338.568656579966" calcext:value-type="float">
            <text:p>338.568656579966</text:p>
          </table:table-cell>
          <table:table-cell table:formula="of:=IF([.H15]=&quot;&quot;;&quot;&quot;;[.$G16]*[.P15]*[.H15])" office:value-type="float" office:value="7.19275538410787" calcext:value-type="float">
            <text:p>7.19275538410787</text:p>
          </table:table-cell>
          <table:table-cell table:formula="of:=IF([.H15]=&quot;&quot;;&quot;&quot;;[.$G16]*[.P15]*[.H15]*[.I15])" office:value-type="float" office:value="7.19275538410787" calcext:value-type="float">
            <text:p>7.19275538410787</text:p>
          </table:table-cell>
          <table:table-cell table:formula="of:=IF([.J15]=&quot;&quot;;&quot;&quot;;[.$G16]*[.Q15]*[.J15])" office:value-type="float" office:value="7.19275538410787" calcext:value-type="float">
            <text:p>7.19275538410787</text:p>
          </table:table-cell>
          <table:table-cell table:formula="of:=IF([.J15]=&quot;&quot;;&quot;&quot;;[.$G16]*[.Q15]*[.J15]*[.K15])" office:value-type="float" office:value="7.19275538410787" calcext:value-type="float">
            <text:p>7.19275538410787</text:p>
          </table:table-cell>
          <table:table-cell table:formula="of:=IF([.L15]=&quot;&quot;;&quot;&quot;;[.$G16]*[.R15]*[.L15])" office:value-type="float" office:value="1.25873219221888" calcext:value-type="float">
            <text:p>1.25873219221888</text:p>
          </table:table-cell>
          <table:table-cell table:formula="of:=IF([.L15]=&quot;&quot;;&quot;&quot;;[.$G16]*[.R15]*[.L15]*[.M15])" office:value-type="float" office:value="1.25873219221888" calcext:value-type="float">
            <text:p>1.25873219221888</text:p>
          </table:table-cell>
          <table:table-cell table:formula="of:=IF([.N15]=&quot;&quot;;&quot;&quot;;[.$G16]*[.S15]*[.N15])" office:value-type="float" office:value="2.80517459980207" calcext:value-type="float">
            <text:p>2.80517459980207</text:p>
          </table:table-cell>
          <table:table-cell table:formula="of:=IF([.N15]=&quot;&quot;;&quot;&quot;;[.$G16]*[.S15]*[.N15]*[.O15])" office:value-type="float" office:value="2.80517459980207" calcext:value-type="float">
            <text:p>2.80517459980207</text:p>
          </table:table-cell>
          <table:table-cell table:formula="of:=IF([.H16]=&quot;&quot;;&quot;&quot;;[.$U15]*[.H16])" office:value-type="float" office:value="284.894642756793" calcext:value-type="float">
            <text:p>284.894642756793</text:p>
          </table:table-cell>
          <table:table-cell table:formula="of:=IF([.J16]=&quot;&quot;;&quot;&quot;;[.$U15]*[.J16])" office:value-type="float" office:value="142.447321378397" calcext:value-type="float">
            <text:p>142.447321378397</text:p>
          </table:table-cell>
          <table:table-cell table:formula="of:=IF([.L16]=&quot;&quot;;&quot;&quot;;[.$U15]*[.L16])" office:value-type="float" office:value="28.4894642756793" calcext:value-type="float">
            <text:p>28.4894642756793</text:p>
          </table:table-cell>
          <table:table-cell table:formula="of:=IF([.N16]=&quot;&quot;;&quot;&quot;;[.$U15]*[.N16])" office:value-type="float" office:value="0" calcext:value-type="float">
            <text:p>0</text:p>
          </table:table-cell>
          <table:table-cell table:formula="of:=[.P15]*[.$G16]" office:value-type="float" office:value="7.19275538410787" calcext:value-type="float">
            <text:p>7.19275538410787</text:p>
          </table:table-cell>
          <table:table-cell table:formula="of:=[.Q15]*[.$G16]" office:value-type="float" office:value="14.3855107682157" calcext:value-type="float">
            <text:p>14.3855107682157</text:p>
          </table:table-cell>
          <table:table-cell table:formula="of:=[.R15]*[.$G16]" office:value-type="float" office:value="12.5873219221888" calcext:value-type="float">
            <text:p>12.5873219221888</text:p>
          </table:table-cell>
          <table:table-cell table:formula="of:=[.S15]*[.$G16]" office:value-type="float" office:value="23.3764549983506" calcext:value-type="float">
            <text:p>23.3764549983506</text:p>
          </table:table-cell>
          <table:table-cell table:formula="of:=[.P15]/[.$T15]" office:value-type="float" office:value="0.0126182965299685" calcext:value-type="float">
            <text:p>0.012618296529969</text:p>
          </table:table-cell>
          <table:table-cell table:formula="of:=[.Q15]/[.$T15]" office:value-type="float" office:value="0.0252365930599369" calcext:value-type="float">
            <text:p>0.025236593059937</text:p>
          </table:table-cell>
          <table:table-cell table:formula="of:=[.R15]/[.$T15]" office:value-type="float" office:value="0.0220820189274448" calcext:value-type="float">
            <text:p>0.022082018927445</text:p>
          </table:table-cell>
          <table:table-cell table:formula="of:=[.S15]/[.$T15]" office:value-type="float" office:value="0.0410094637223975" calcext:value-type="float">
            <text:p>0.041009463722398</text:p>
          </table:table-cell>
          <table:table-cell table:formula="of:=IF([.H15]=&quot;&quot;;&quot;&quot;;[.H15]*[.I15])" office:value-type="float" office:value="1" calcext:value-type="float">
            <text:p>1</text:p>
          </table:table-cell>
          <table:table-cell table:formula="of:=IF([.J15]=&quot;&quot;;&quot;&quot;;[.J15]*[.K15])" office:value-type="float" office:value="0.5" calcext:value-type="float">
            <text:p>0.5</text:p>
          </table:table-cell>
          <table:table-cell table:formula="of:=IF([.L15]=&quot;&quot;;&quot;&quot;;[.L15]*[.M15])" office:value-type="float" office:value="0.1" calcext:value-type="float">
            <text:p>0.1</text:p>
          </table:table-cell>
          <table:table-cell table:formula="of:=IF([.N15]=&quot;&quot;;&quot;&quot;;[.N15]*[.O15])" office:value-type="float" office:value="0.12" calcext:value-type="float">
            <text:p>0.12</text:p>
          </table:table-cell>
        </table:table-row>
        <table:table-row table:style-name="ro1">
          <table:table-cell table:formula="of:=[$List1.B17]" office:value-type="float" office:value="25" calcext:value-type="float">
            <text:p>25</text:p>
          </table:table-cell>
          <table:table-cell office:value-type="float" office:value="0.922716627634661" calcext:value-type="float">
            <text:p>0.922716627634661</text:p>
          </table:table-cell>
          <table:table-cell table:formula="of:=[.$C$1]*[.B17]+(1-[.$C$1])*[.C16]" office:value-type="float" office:value="1.02444293657423" calcext:value-type="float">
            <text:p>1.02444293657423</text:p>
          </table:table-cell>
          <table:table-cell office:value-type="float" office:value="20.1054991652142" calcext:value-type="float">
            <text:p>20.1054991652142</text:p>
          </table:table-cell>
          <table:table-cell table:formula="of:=[.D17]/[.$D$2]" office:value-type="float" office:value="0.899347855000412" calcext:value-type="float">
            <text:p>0.899347855000412</text:p>
          </table:table-cell>
          <table:table-cell table:formula="of:=[.$C$1]*[.E17]+(1-[.$C$1])*[.F16]" office:value-type="float" office:value="0.759664170273934" calcext:value-type="float">
            <text:p>0.759664170273934</text:p>
          </table:table-cell>
          <table:table-cell table:formula="of:=[.C17]/[.F15]" office:value-type="float" office:value="1.59993701350669" calcext:value-type="float">
            <text:p>1.59993701350669</text:p>
          </table:table-cell>
          <table:table-cell table:formula="of:=IF([$List1.H17]=&quot;&quot;;&quot;&quot;;[$List1.H17])" office:value-type="float" office:value="1" calcext:value-type="float">
            <text:p>1</text:p>
          </table:table-cell>
          <table:table-cell table:formula="of:=IF([$List1.I17]=&quot;&quot;;&quot;&quot;;[$List1.I17])" office:value-type="float" office:value="0" calcext:value-type="float">
            <text:p>0</text:p>
          </table:table-cell>
          <table:table-cell table:formula="of:=IF([$List1.V17]=&quot;&quot;;&quot;&quot;;[$List1.V17])" office:value-type="float" office:value="0.5" calcext:value-type="float">
            <text:p>0.5</text:p>
          </table:table-cell>
          <table:table-cell table:formula="of:=IF([$List1.W17]=&quot;&quot;;&quot;&quot;;[$List1.W17])" office:value-type="float" office:value="0" calcext:value-type="float">
            <text:p>0</text:p>
          </table:table-cell>
          <table:table-cell table:formula="of:=IF([$List1.AB17]=&quot;&quot;;&quot;&quot;;[$List1.AB17])" office:value-type="float" office:value="0.1" calcext:value-type="float">
            <text:p>0.1</text:p>
          </table:table-cell>
          <table:table-cell table:formula="of:=IF([$List1.AC17]=&quot;&quot;;&quot;&quot;;[$List1.AC17])" office:value-type="float" office:value="0" calcext:value-type="float">
            <text:p>0</text:p>
          </table:table-cell>
          <table:table-cell table:formula="of:=IF([$List1.AH17]=&quot;&quot;;&quot;&quot;;[$List1.AH17])" office:value-type="float" office:value="0" calcext:value-type="float">
            <text:p>0</text:p>
          </table:table-cell>
          <table:table-cell table:formula="of:=IF([$List1.AI17]=&quot;&quot;;&quot;&quot;;[$List1.AI17])" office:value-type="float" office:value="0" calcext:value-type="float">
            <text:p>0</text:p>
          </table:table-cell>
          <table:table-cell table:formula="of:=SUMIF([mzcr.$S$2:.$S$421];[.$A17];[$mzcr.T$2:$mzcr.T$421])" office:value-type="float" office:value="6" calcext:value-type="float">
            <text:p>6</text:p>
          </table:table-cell>
          <table:table-cell table:formula="of:=SUMIF([mzcr.$S$2:.$S$421];[.$A17];[$mzcr.U$2:$mzcr.U$421])" office:value-type="float" office:value="14" calcext:value-type="float">
            <text:p>14</text:p>
          </table:table-cell>
          <table:table-cell table:formula="of:=SUMIF([mzcr.$S$2:.$S$421];[.$A17];[$mzcr.V$2:$mzcr.V$421])" office:value-type="float" office:value="12" calcext:value-type="float">
            <text:p>12</text:p>
          </table:table-cell>
          <table:table-cell table:formula="of:=SUMIF([mzcr.$S$2:.$S$421];[.$A17];[$mzcr.W$2:$mzcr.W$421])" office:value-type="float" office:value="8" calcext:value-type="float">
            <text:p>8</text:p>
          </table:table-cell>
          <table:table-cell table:formula="of:=SUMIF([mzcr.$S$2:.$S$421];[.$A17];[$mzcr.X$2:$mzcr.X$421])" office:value-type="float" office:value="434" calcext:value-type="float">
            <text:p>434</text:p>
          </table:table-cell>
          <table:table-cell table:formula="of:=[.T16]*[.C17]" office:value-type="float" office:value="374.94611478617" calcext:value-type="float">
            <text:p>374.94611478617</text:p>
          </table:table-cell>
          <table:table-cell table:formula="of:=IF([.H16]=&quot;&quot;;&quot;&quot;;[.$G17]*[.P16]*[.H16])" office:value-type="float" office:value="9.59962208104015" calcext:value-type="float">
            <text:p>9.59962208104015</text:p>
          </table:table-cell>
          <table:table-cell table:formula="of:=IF([.H16]=&quot;&quot;;&quot;&quot;;[.$G17]*[.P16]*[.H16]*[.I16])" office:value-type="float" office:value="0" calcext:value-type="float">
            <text:p>0</text:p>
          </table:table-cell>
          <table:table-cell table:formula="of:=IF([.J16]=&quot;&quot;;&quot;&quot;;[.$G17]*[.Q16]*[.J16])" office:value-type="float" office:value="9.59962208104015" calcext:value-type="float">
            <text:p>9.59962208104015</text:p>
          </table:table-cell>
          <table:table-cell table:formula="of:=IF([.J16]=&quot;&quot;;&quot;&quot;;[.$G17]*[.Q16]*[.J16]*[.K16])" office:value-type="float" office:value="0" calcext:value-type="float">
            <text:p>0</text:p>
          </table:table-cell>
          <table:table-cell table:formula="of:=IF([.L16]=&quot;&quot;;&quot;&quot;;[.$G17]*[.R16]*[.L16])" office:value-type="float" office:value="0.959962208104015" calcext:value-type="float">
            <text:p>0.959962208104015</text:p>
          </table:table-cell>
          <table:table-cell table:formula="of:=IF([.L16]=&quot;&quot;;&quot;&quot;;[.$G17]*[.R16]*[.L16]*[.M16])" office:value-type="float" office:value="0" calcext:value-type="float">
            <text:p>0</text:p>
          </table:table-cell>
          <table:table-cell table:formula="of:=IF([.N16]=&quot;&quot;;&quot;&quot;;[.$G17]*[.S16]*[.N16])" office:value-type="float" office:value="0" calcext:value-type="float">
            <text:p>0</text:p>
          </table:table-cell>
          <table:table-cell table:formula="of:=IF([.N16]=&quot;&quot;;&quot;&quot;;[.$G17]*[.S16]*[.N16]*[.O16])" office:value-type="float" office:value="0" calcext:value-type="float">
            <text:p>0</text:p>
          </table:table-cell>
          <table:table-cell table:formula="of:=IF([.H17]=&quot;&quot;;&quot;&quot;;[.$U16]*[.H17])" office:value-type="float" office:value="338.568656579966" calcext:value-type="float">
            <text:p>338.568656579966</text:p>
          </table:table-cell>
          <table:table-cell table:formula="of:=IF([.J17]=&quot;&quot;;&quot;&quot;;[.$U16]*[.J17])" office:value-type="float" office:value="169.284328289983" calcext:value-type="float">
            <text:p>169.284328289983</text:p>
          </table:table-cell>
          <table:table-cell table:formula="of:=IF([.L17]=&quot;&quot;;&quot;&quot;;[.$U16]*[.L17])" office:value-type="float" office:value="33.8568656579966" calcext:value-type="float">
            <text:p>33.8568656579966</text:p>
          </table:table-cell>
          <table:table-cell table:formula="of:=IF([.N17]=&quot;&quot;;&quot;&quot;;[.$U16]*[.N17])" office:value-type="float" office:value="0" calcext:value-type="float">
            <text:p>0</text:p>
          </table:table-cell>
          <table:table-cell table:formula="of:=[.P16]*[.$G17]" office:value-type="float" office:value="9.59962208104015" calcext:value-type="float">
            <text:p>9.59962208104015</text:p>
          </table:table-cell>
          <table:table-cell table:formula="of:=[.Q16]*[.$G17]" office:value-type="float" office:value="19.1992441620803" calcext:value-type="float">
            <text:p>19.1992441620803</text:p>
          </table:table-cell>
          <table:table-cell table:formula="of:=[.R16]*[.$G17]" office:value-type="float" office:value="9.59962208104015" calcext:value-type="float">
            <text:p>9.59962208104015</text:p>
          </table:table-cell>
          <table:table-cell table:formula="of:=[.S16]*[.$G17]" office:value-type="float" office:value="7.99968506753346" calcext:value-type="float">
            <text:p>7.99968506753346</text:p>
          </table:table-cell>
          <table:table-cell table:formula="of:=[.P16]/[.$T16]" office:value-type="float" office:value="0.0163934426229508" calcext:value-type="float">
            <text:p>0.016393442622951</text:p>
          </table:table-cell>
          <table:table-cell table:formula="of:=[.Q16]/[.$T16]" office:value-type="float" office:value="0.0327868852459016" calcext:value-type="float">
            <text:p>0.032786885245902</text:p>
          </table:table-cell>
          <table:table-cell table:formula="of:=[.R16]/[.$T16]" office:value-type="float" office:value="0.0163934426229508" calcext:value-type="float">
            <text:p>0.016393442622951</text:p>
          </table:table-cell>
          <table:table-cell table:formula="of:=[.S16]/[.$T16]" office:value-type="float" office:value="0.0136612021857924" calcext:value-type="float">
            <text:p>0.013661202185792</text:p>
          </table:table-cell>
          <table:table-cell table:formula="of:=IF([.H16]=&quot;&quot;;&quot;&quot;;[.H16]*[.I16])" office:value-type="float" office:value="0" calcext:value-type="float">
            <text:p>0</text:p>
          </table:table-cell>
          <table:table-cell table:formula="of:=IF([.J16]=&quot;&quot;;&quot;&quot;;[.J16]*[.K16])" office:value-type="float" office:value="0" calcext:value-type="float">
            <text:p>0</text:p>
          </table:table-cell>
          <table:table-cell table:formula="of:=IF([.L16]=&quot;&quot;;&quot;&quot;;[.L16]*[.M16])" office:value-type="float" office:value="0" calcext:value-type="float">
            <text:p>0</text:p>
          </table:table-cell>
          <table:table-cell table:formula="of:=IF([.N16]=&quot;&quot;;&quot;&quot;;[.N16]*[.O16])" office:value-type="float" office:value="0" calcext:value-type="float">
            <text:p>0</text:p>
          </table:table-cell>
        </table:table-row>
        <table:table-row table:style-name="ro1">
          <table:table-cell table:formula="of:=[$List1.B18]" office:value-type="float" office:value="26" calcext:value-type="float">
            <text:p>26</text:p>
          </table:table-cell>
          <table:table-cell office:value-type="float" office:value="1.29321663019694" calcext:value-type="float">
            <text:p>1.29321663019694</text:p>
          </table:table-cell>
          <table:table-cell table:formula="of:=[.$C$1]*[.B18]+(1-[.$C$1])*[.C17]" office:value-type="float" office:value="1.10507504466105" calcext:value-type="float">
            <text:p>1.10507504466105</text:p>
          </table:table-cell>
          <table:table-cell office:value-type="float" office:value="22.556463427283" calcext:value-type="float">
            <text:p>22.556463427283</text:p>
          </table:table-cell>
          <table:table-cell table:formula="of:=[.D18]/[.$D$2]" office:value-type="float" office:value="1.00898300673979" calcext:value-type="float">
            <text:p>1.00898300673979</text:p>
          </table:table-cell>
          <table:table-cell table:formula="of:=[.$C$1]*[.E18]+(1-[.$C$1])*[.F17]" office:value-type="float" office:value="0.834459821213692" calcext:value-type="float">
            <text:p>0.834459821213692</text:p>
          </table:table-cell>
          <table:table-cell table:formula="of:=[.C18]/[.F16]" office:value-type="float" office:value="1.57913041550274" calcext:value-type="float">
            <text:p>1.57913041550274</text:p>
          </table:table-cell>
          <table:table-cell table:formula="of:=IF([$List1.H18]=&quot;&quot;;&quot;&quot;;[$List1.H18])" office:value-type="float" office:value="1" calcext:value-type="float">
            <text:p>1</text:p>
          </table:table-cell>
          <table:table-cell table:formula="of:=IF([$List1.I18]=&quot;&quot;;&quot;&quot;;[$List1.I18])" office:value-type="float" office:value="0" calcext:value-type="float">
            <text:p>0</text:p>
          </table:table-cell>
          <table:table-cell table:formula="of:=IF([$List1.V18]=&quot;&quot;;&quot;&quot;;[$List1.V18])" office:value-type="float" office:value="0.5" calcext:value-type="float">
            <text:p>0.5</text:p>
          </table:table-cell>
          <table:table-cell table:formula="of:=IF([$List1.W18]=&quot;&quot;;&quot;&quot;;[$List1.W18])" office:value-type="float" office:value="0" calcext:value-type="float">
            <text:p>0</text:p>
          </table:table-cell>
          <table:table-cell table:formula="of:=IF([$List1.AB18]=&quot;&quot;;&quot;&quot;;[$List1.AB18])" office:value-type="float" office:value="0.1" calcext:value-type="float">
            <text:p>0.1</text:p>
          </table:table-cell>
          <table:table-cell table:formula="of:=IF([$List1.AC18]=&quot;&quot;;&quot;&quot;;[$List1.AC18])" office:value-type="float" office:value="0" calcext:value-type="float">
            <text:p>0</text:p>
          </table:table-cell>
          <table:table-cell table:formula="of:=IF([$List1.AH18]=&quot;&quot;;&quot;&quot;;[$List1.AH18])" office:value-type="float" office:value="0" calcext:value-type="float">
            <text:p>0</text:p>
          </table:table-cell>
          <table:table-cell table:formula="of:=IF([$List1.AI18]=&quot;&quot;;&quot;&quot;;[$List1.AI18])" office:value-type="float" office:value="0" calcext:value-type="float">
            <text:p>0</text:p>
          </table:table-cell>
          <table:table-cell table:formula="of:=SUMIF([mzcr.$S$2:.$S$421];[.$A18];[$mzcr.T$2:$mzcr.T$421])" office:value-type="float" office:value="6" calcext:value-type="float">
            <text:p>6</text:p>
          </table:table-cell>
          <table:table-cell table:formula="of:=SUMIF([mzcr.$S$2:.$S$421];[.$A18];[$mzcr.U$2:$mzcr.U$421])" office:value-type="float" office:value="22" calcext:value-type="float">
            <text:p>22</text:p>
          </table:table-cell>
          <table:table-cell table:formula="of:=SUMIF([mzcr.$S$2:.$S$421];[.$A18];[$mzcr.V$2:$mzcr.V$421])" office:value-type="float" office:value="13" calcext:value-type="float">
            <text:p>13</text:p>
          </table:table-cell>
          <table:table-cell table:formula="of:=SUMIF([mzcr.$S$2:.$S$421];[.$A18];[$mzcr.W$2:$mzcr.W$421])" office:value-type="float" office:value="11" calcext:value-type="float">
            <text:p>11</text:p>
          </table:table-cell>
          <table:table-cell table:formula="of:=SUMIF([mzcr.$S$2:.$S$421];[.$A18];[$mzcr.X$2:$mzcr.X$421])" office:value-type="float" office:value="943" calcext:value-type="float">
            <text:p>943</text:p>
          </table:table-cell>
          <table:table-cell table:formula="of:=[.T17]*[.C18]" office:value-type="float" office:value="479.602569382894" calcext:value-type="float">
            <text:p>479.602569382894</text:p>
          </table:table-cell>
          <table:table-cell table:formula="of:=IF([.H17]=&quot;&quot;;&quot;&quot;;[.$G18]*[.P17]*[.H17])" office:value-type="float" office:value="9.47478249301644" calcext:value-type="float">
            <text:p>9.47478249301644</text:p>
          </table:table-cell>
          <table:table-cell table:formula="of:=IF([.H17]=&quot;&quot;;&quot;&quot;;[.$G18]*[.P17]*[.H17]*[.I17])" office:value-type="float" office:value="0" calcext:value-type="float">
            <text:p>0</text:p>
          </table:table-cell>
          <table:table-cell table:formula="of:=IF([.J17]=&quot;&quot;;&quot;&quot;;[.$G18]*[.Q17]*[.J17])" office:value-type="float" office:value="11.0539129085192" calcext:value-type="float">
            <text:p>11.0539129085192</text:p>
          </table:table-cell>
          <table:table-cell table:formula="of:=IF([.J17]=&quot;&quot;;&quot;&quot;;[.$G18]*[.Q17]*[.J17]*[.K17])" office:value-type="float" office:value="0" calcext:value-type="float">
            <text:p>0</text:p>
          </table:table-cell>
          <table:table-cell table:formula="of:=IF([.L17]=&quot;&quot;;&quot;&quot;;[.$G18]*[.R17]*[.L17])" office:value-type="float" office:value="1.89495649860329" calcext:value-type="float">
            <text:p>1.89495649860329</text:p>
          </table:table-cell>
          <table:table-cell table:formula="of:=IF([.L17]=&quot;&quot;;&quot;&quot;;[.$G18]*[.R17]*[.L17]*[.M17])" office:value-type="float" office:value="0" calcext:value-type="float">
            <text:p>0</text:p>
          </table:table-cell>
          <table:table-cell table:formula="of:=IF([.N17]=&quot;&quot;;&quot;&quot;;[.$G18]*[.S17]*[.N17])" office:value-type="float" office:value="0" calcext:value-type="float">
            <text:p>0</text:p>
          </table:table-cell>
          <table:table-cell table:formula="of:=IF([.N17]=&quot;&quot;;&quot;&quot;;[.$G18]*[.S17]*[.N17]*[.O17])" office:value-type="float" office:value="0" calcext:value-type="float">
            <text:p>0</text:p>
          </table:table-cell>
          <table:table-cell table:formula="of:=IF([.H18]=&quot;&quot;;&quot;&quot;;[.$U17]*[.H18])" office:value-type="float" office:value="374.94611478617" calcext:value-type="float">
            <text:p>374.94611478617</text:p>
          </table:table-cell>
          <table:table-cell table:formula="of:=IF([.J18]=&quot;&quot;;&quot;&quot;;[.$U17]*[.J18])" office:value-type="float" office:value="187.473057393085" calcext:value-type="float">
            <text:p>187.473057393085</text:p>
          </table:table-cell>
          <table:table-cell table:formula="of:=IF([.L18]=&quot;&quot;;&quot;&quot;;[.$U17]*[.L18])" office:value-type="float" office:value="37.494611478617" calcext:value-type="float">
            <text:p>37.494611478617</text:p>
          </table:table-cell>
          <table:table-cell table:formula="of:=IF([.N18]=&quot;&quot;;&quot;&quot;;[.$U17]*[.N18])" office:value-type="float" office:value="0" calcext:value-type="float">
            <text:p>0</text:p>
          </table:table-cell>
          <table:table-cell table:formula="of:=[.P17]*[.$G18]" office:value-type="float" office:value="9.47478249301644" calcext:value-type="float">
            <text:p>9.47478249301644</text:p>
          </table:table-cell>
          <table:table-cell table:formula="of:=[.Q17]*[.$G18]" office:value-type="float" office:value="22.1078258170383" calcext:value-type="float">
            <text:p>22.1078258170383</text:p>
          </table:table-cell>
          <table:table-cell table:formula="of:=[.R17]*[.$G18]" office:value-type="float" office:value="18.9495649860329" calcext:value-type="float">
            <text:p>18.9495649860329</text:p>
          </table:table-cell>
          <table:table-cell table:formula="of:=[.S17]*[.$G18]" office:value-type="float" office:value="12.6330433240219" calcext:value-type="float">
            <text:p>12.6330433240219</text:p>
          </table:table-cell>
          <table:table-cell table:formula="of:=[.P17]/[.$T17]" office:value-type="float" office:value="0.0138248847926267" calcext:value-type="float">
            <text:p>0.013824884792627</text:p>
          </table:table-cell>
          <table:table-cell table:formula="of:=[.Q17]/[.$T17]" office:value-type="float" office:value="0.032258064516129" calcext:value-type="float">
            <text:p>0.032258064516129</text:p>
          </table:table-cell>
          <table:table-cell table:formula="of:=[.R17]/[.$T17]" office:value-type="float" office:value="0.0276497695852535" calcext:value-type="float">
            <text:p>0.027649769585254</text:p>
          </table:table-cell>
          <table:table-cell table:formula="of:=[.S17]/[.$T17]" office:value-type="float" office:value="0.0184331797235023" calcext:value-type="float">
            <text:p>0.018433179723502</text:p>
          </table:table-cell>
          <table:table-cell table:formula="of:=IF([.H17]=&quot;&quot;;&quot;&quot;;[.H17]*[.I17])" office:value-type="float" office:value="0" calcext:value-type="float">
            <text:p>0</text:p>
          </table:table-cell>
          <table:table-cell table:formula="of:=IF([.J17]=&quot;&quot;;&quot;&quot;;[.J17]*[.K17])" office:value-type="float" office:value="0" calcext:value-type="float">
            <text:p>0</text:p>
          </table:table-cell>
          <table:table-cell table:formula="of:=IF([.L17]=&quot;&quot;;&quot;&quot;;[.L17]*[.M17])" office:value-type="float" office:value="0" calcext:value-type="float">
            <text:p>0</text:p>
          </table:table-cell>
          <table:table-cell table:formula="of:=IF([.N17]=&quot;&quot;;&quot;&quot;;[.N17]*[.O17])" office:value-type="float" office:value="0" calcext:value-type="float">
            <text:p>0</text:p>
          </table:table-cell>
        </table:table-row>
        <table:table-row table:style-name="ro1">
          <table:table-cell table:formula="of:=[$List1.B19]" office:value-type="float" office:value="27" calcext:value-type="float">
            <text:p>27</text:p>
          </table:table-cell>
          <table:table-cell office:value-type="float" office:value="1.53466509988249" calcext:value-type="float">
            <text:p>1.53466509988249</text:p>
          </table:table-cell>
          <table:table-cell table:formula="of:=[.$C$1]*[.B19]+(1-[.$C$1])*[.C18]" office:value-type="float" office:value="1.23395206122748" calcext:value-type="float">
            <text:p>1.23395206122748</text:p>
          </table:table-cell>
          <table:table-cell office:value-type="float" office:value="23.8578664685323" calcext:value-type="float">
            <text:p>23.8578664685323</text:p>
          </table:table-cell>
          <table:table-cell table:formula="of:=[.D19]/[.$D$2]" office:value-type="float" office:value="1.06719663396789" calcext:value-type="float">
            <text:p>1.06719663396789</text:p>
          </table:table-cell>
          <table:table-cell table:formula="of:=[.$C$1]*[.E19]+(1-[.$C$1])*[.F18]" office:value-type="float" office:value="0.904280865039951" calcext:value-type="float">
            <text:p>0.904280865039951</text:p>
          </table:table-cell>
          <table:table-cell table:formula="of:=[.C19]/[.F17]" office:value-type="float" office:value="1.62433889804559" calcext:value-type="float">
            <text:p>1.62433889804559</text:p>
          </table:table-cell>
          <table:table-cell table:formula="of:=IF([$List1.H19]=&quot;&quot;;&quot;&quot;;[$List1.H19])">
            <text:p/>
          </table:table-cell>
          <table:table-cell table:formula="of:=IF([$List1.I19]=&quot;&quot;;&quot;&quot;;[$List1.I19])">
            <text:p/>
          </table:table-cell>
          <table:table-cell table:formula="of:=IF([$List1.V19]=&quot;&quot;;&quot;&quot;;[$List1.V19])">
            <text:p/>
          </table:table-cell>
          <table:table-cell table:formula="of:=IF([$List1.W19]=&quot;&quot;;&quot;&quot;;[$List1.W19])">
            <text:p/>
          </table:table-cell>
          <table:table-cell table:formula="of:=IF([$List1.AB19]=&quot;&quot;;&quot;&quot;;[$List1.AB19])">
            <text:p/>
          </table:table-cell>
          <table:table-cell table:formula="of:=IF([$List1.AC19]=&quot;&quot;;&quot;&quot;;[$List1.AC19])">
            <text:p/>
          </table:table-cell>
          <table:table-cell table:formula="of:=IF([$List1.AH19]=&quot;&quot;;&quot;&quot;;[$List1.AH19])">
            <text:p/>
          </table:table-cell>
          <table:table-cell table:formula="of:=IF([$List1.AI19]=&quot;&quot;;&quot;&quot;;[$List1.AI19])">
            <text:p/>
          </table:table-cell>
          <table:table-cell table:formula="of:=SUMIF([mzcr.$S$2:.$S$421];[.$A19];[$mzcr.T$2:$mzcr.T$421])" office:value-type="float" office:value="11" calcext:value-type="float">
            <text:p>11</text:p>
          </table:table-cell>
          <table:table-cell table:formula="of:=SUMIF([mzcr.$S$2:.$S$421];[.$A19];[$mzcr.U$2:$mzcr.U$421])" office:value-type="float" office:value="30" calcext:value-type="float">
            <text:p>30</text:p>
          </table:table-cell>
          <table:table-cell table:formula="of:=SUMIF([mzcr.$S$2:.$S$421];[.$A19];[$mzcr.V$2:$mzcr.V$421])" office:value-type="float" office:value="27" calcext:value-type="float">
            <text:p>27</text:p>
          </table:table-cell>
          <table:table-cell table:formula="of:=SUMIF([mzcr.$S$2:.$S$421];[.$A19];[$mzcr.W$2:$mzcr.W$421])" office:value-type="float" office:value="40" calcext:value-type="float">
            <text:p>40</text:p>
          </table:table-cell>
          <table:table-cell table:formula="of:=SUMIF([mzcr.$S$2:.$S$421];[.$A19];[$mzcr.X$2:$mzcr.X$421])" office:value-type="float" office:value="829" calcext:value-type="float">
            <text:p>829</text:p>
          </table:table-cell>
          <table:table-cell table:formula="of:=[.T18]*[.C19]" office:value-type="float" office:value="1163.61679373751" calcext:value-type="float">
            <text:p>1163.61679373751</text:p>
          </table:table-cell>
          <table:table-cell table:formula="of:=IF([.H18]=&quot;&quot;;&quot;&quot;;[.$G19]*[.P18]*[.H18])" office:value-type="float" office:value="9.74603338827353" calcext:value-type="float">
            <text:p>9.74603338827353</text:p>
          </table:table-cell>
          <table:table-cell table:formula="of:=IF([.H18]=&quot;&quot;;&quot;&quot;;[.$G19]*[.P18]*[.H18]*[.I18])" office:value-type="float" office:value="0" calcext:value-type="float">
            <text:p>0</text:p>
          </table:table-cell>
          <table:table-cell table:formula="of:=IF([.J18]=&quot;&quot;;&quot;&quot;;[.$G19]*[.Q18]*[.J18])" office:value-type="float" office:value="17.8677278785015" calcext:value-type="float">
            <text:p>17.8677278785015</text:p>
          </table:table-cell>
          <table:table-cell table:formula="of:=IF([.J18]=&quot;&quot;;&quot;&quot;;[.$G19]*[.Q18]*[.J18]*[.K18])" office:value-type="float" office:value="0" calcext:value-type="float">
            <text:p>0</text:p>
          </table:table-cell>
          <table:table-cell table:formula="of:=IF([.L18]=&quot;&quot;;&quot;&quot;;[.$G19]*[.R18]*[.L18])" office:value-type="float" office:value="2.11164056745927" calcext:value-type="float">
            <text:p>2.11164056745927</text:p>
          </table:table-cell>
          <table:table-cell table:formula="of:=IF([.L18]=&quot;&quot;;&quot;&quot;;[.$G19]*[.R18]*[.L18]*[.M18])" office:value-type="float" office:value="0" calcext:value-type="float">
            <text:p>0</text:p>
          </table:table-cell>
          <table:table-cell table:formula="of:=IF([.N18]=&quot;&quot;;&quot;&quot;;[.$G19]*[.S18]*[.N18])" office:value-type="float" office:value="0" calcext:value-type="float">
            <text:p>0</text:p>
          </table:table-cell>
          <table:table-cell table:formula="of:=IF([.N18]=&quot;&quot;;&quot;&quot;;[.$G19]*[.S18]*[.N18]*[.O18])" office:value-type="float" office:value="0" calcext:value-type="float">
            <text:p>0</text:p>
          </table:table-cell>
          <table:table-cell table:formula="of:=IF([.H19]=&quot;&quot;;&quot;&quot;;[.$U18]*[.H19])">
            <text:p/>
          </table:table-cell>
          <table:table-cell table:formula="of:=IF([.J19]=&quot;&quot;;&quot;&quot;;[.$U18]*[.J19])">
            <text:p/>
          </table:table-cell>
          <table:table-cell table:formula="of:=IF([.L19]=&quot;&quot;;&quot;&quot;;[.$U18]*[.L19])">
            <text:p/>
          </table:table-cell>
          <table:table-cell table:formula="of:=IF([.N19]=&quot;&quot;;&quot;&quot;;[.$U18]*[.N19])">
            <text:p/>
          </table:table-cell>
          <table:table-cell table:formula="of:=[.P18]*[.$G19]" office:value-type="float" office:value="9.74603338827353" calcext:value-type="float">
            <text:p>9.74603338827353</text:p>
          </table:table-cell>
          <table:table-cell table:formula="of:=[.Q18]*[.$G19]" office:value-type="float" office:value="35.735455757003" calcext:value-type="float">
            <text:p>35.735455757003</text:p>
          </table:table-cell>
          <table:table-cell table:formula="of:=[.R18]*[.$G19]" office:value-type="float" office:value="21.1164056745927" calcext:value-type="float">
            <text:p>21.1164056745927</text:p>
          </table:table-cell>
          <table:table-cell table:formula="of:=[.S18]*[.$G19]" office:value-type="float" office:value="17.8677278785015" calcext:value-type="float">
            <text:p>17.8677278785015</text:p>
          </table:table-cell>
          <table:table-cell table:formula="of:=[.P18]/[.$T18]" office:value-type="float" office:value="0.0063626723223754" calcext:value-type="float">
            <text:p>0.006362672322375</text:p>
          </table:table-cell>
          <table:table-cell table:formula="of:=[.Q18]/[.$T18]" office:value-type="float" office:value="0.0233297985153765" calcext:value-type="float">
            <text:p>0.023329798515377</text:p>
          </table:table-cell>
          <table:table-cell table:formula="of:=[.R18]/[.$T18]" office:value-type="float" office:value="0.0137857900318134" calcext:value-type="float">
            <text:p>0.013785790031813</text:p>
          </table:table-cell>
          <table:table-cell table:formula="of:=[.S18]/[.$T18]" office:value-type="float" office:value="0.0116648992576882" calcext:value-type="float">
            <text:p>0.011664899257688</text:p>
          </table:table-cell>
          <table:table-cell table:formula="of:=IF([.H18]=&quot;&quot;;&quot;&quot;;[.H18]*[.I18])" office:value-type="float" office:value="0" calcext:value-type="float">
            <text:p>0</text:p>
          </table:table-cell>
          <table:table-cell table:formula="of:=IF([.J18]=&quot;&quot;;&quot;&quot;;[.J18]*[.K18])" office:value-type="float" office:value="0" calcext:value-type="float">
            <text:p>0</text:p>
          </table:table-cell>
          <table:table-cell table:formula="of:=IF([.L18]=&quot;&quot;;&quot;&quot;;[.L18]*[.M18])" office:value-type="float" office:value="0" calcext:value-type="float">
            <text:p>0</text:p>
          </table:table-cell>
          <table:table-cell table:formula="of:=IF([.N18]=&quot;&quot;;&quot;&quot;;[.N18]*[.O18])" office:value-type="float" office:value="0" calcext:value-type="float">
            <text:p>0</text:p>
          </table:table-cell>
        </table:table-row>
        <table:table-row table:style-name="ro1">
          <table:table-cell table:formula="of:=[$List1.B20]" office:value-type="float" office:value="28" calcext:value-type="float">
            <text:p>28</text:p>
          </table:table-cell>
          <table:table-cell office:value-type="float" office:value="0.648814749780509" calcext:value-type="float">
            <text:p>0.648814749780509</text:p>
          </table:table-cell>
          <table:table-cell table:formula="of:=[.$C$1]*[.B20]+(1-[.$C$1])*[.C19]" office:value-type="float" office:value="1.05841086779339" calcext:value-type="float">
            <text:p>1.05841086779339</text:p>
          </table:table-cell>
          <table:table-cell office:value-type="float" office:value="23.2596970275061" calcext:value-type="float">
            <text:p>23.2596970275061</text:p>
          </table:table-cell>
          <table:table-cell table:formula="of:=[.D20]/[.$D$2]" office:value-type="float" office:value="1.04043965572561" calcext:value-type="float">
            <text:p>1.04043965572561</text:p>
          </table:table-cell>
          <table:table-cell table:formula="of:=[.$C$1]*[.E20]+(1-[.$C$1])*[.F19]" office:value-type="float" office:value="0.945128502245649" calcext:value-type="float">
            <text:p>0.945128502245649</text:p>
          </table:table-cell>
          <table:table-cell table:formula="of:=[.C20]/[.F18]" office:value-type="float" office:value="1.26837846578876" calcext:value-type="float">
            <text:p>1.26837846578876</text:p>
          </table:table-cell>
          <table:table-cell table:formula="of:=IF([$List1.H20]=&quot;&quot;;&quot;&quot;;[$List1.H20])">
            <text:p/>
          </table:table-cell>
          <table:table-cell table:formula="of:=IF([$List1.I20]=&quot;&quot;;&quot;&quot;;[$List1.I20])">
            <text:p/>
          </table:table-cell>
          <table:table-cell table:formula="of:=IF([$List1.V20]=&quot;&quot;;&quot;&quot;;[$List1.V20])">
            <text:p/>
          </table:table-cell>
          <table:table-cell table:formula="of:=IF([$List1.W20]=&quot;&quot;;&quot;&quot;;[$List1.W20])">
            <text:p/>
          </table:table-cell>
          <table:table-cell table:formula="of:=IF([$List1.AB20]=&quot;&quot;;&quot;&quot;;[$List1.AB20])">
            <text:p/>
          </table:table-cell>
          <table:table-cell table:formula="of:=IF([$List1.AC20]=&quot;&quot;;&quot;&quot;;[$List1.AC20])">
            <text:p/>
          </table:table-cell>
          <table:table-cell table:formula="of:=IF([$List1.AH20]=&quot;&quot;;&quot;&quot;;[$List1.AH20])">
            <text:p/>
          </table:table-cell>
          <table:table-cell table:formula="of:=IF([$List1.AI20]=&quot;&quot;;&quot;&quot;;[$List1.AI20])">
            <text:p/>
          </table:table-cell>
          <table:table-cell table:formula="of:=SUMIF([mzcr.$S$2:.$S$421];[.$A20];[$mzcr.T$2:$mzcr.T$421])" office:value-type="float" office:value="13" calcext:value-type="float">
            <text:p>13</text:p>
          </table:table-cell>
          <table:table-cell table:formula="of:=SUMIF([mzcr.$S$2:.$S$421];[.$A20];[$mzcr.U$2:$mzcr.U$421])" office:value-type="float" office:value="22" calcext:value-type="float">
            <text:p>22</text:p>
          </table:table-cell>
          <table:table-cell table:formula="of:=SUMIF([mzcr.$S$2:.$S$421];[.$A20];[$mzcr.V$2:$mzcr.V$421])" office:value-type="float" office:value="14" calcext:value-type="float">
            <text:p>14</text:p>
          </table:table-cell>
          <table:table-cell table:formula="of:=SUMIF([mzcr.$S$2:.$S$421];[.$A20];[$mzcr.W$2:$mzcr.W$421])" office:value-type="float" office:value="23" calcext:value-type="float">
            <text:p>23</text:p>
          </table:table-cell>
          <table:table-cell table:formula="of:=SUMIF([mzcr.$S$2:.$S$421];[.$A20];[$mzcr.X$2:$mzcr.X$421])" office:value-type="float" office:value="590" calcext:value-type="float">
            <text:p>590</text:p>
          </table:table-cell>
          <table:table-cell table:formula="of:=[.T19]*[.C20]" office:value-type="float" office:value="877.422609400719" calcext:value-type="float">
            <text:p>877.422609400719</text:p>
          </table:table-cell>
          <table:table-cell table:formula="of:=IF([.H19]=&quot;&quot;;&quot;&quot;;[.$G20]*[.P19]*[.H19])">
            <text:p/>
          </table:table-cell>
          <table:table-cell table:formula="of:=IF([.H19]=&quot;&quot;;&quot;&quot;;[.$G20]*[.P19]*[.H19]*[.I19])">
            <text:p/>
          </table:table-cell>
          <table:table-cell table:formula="of:=IF([.J19]=&quot;&quot;;&quot;&quot;;[.$G20]*[.Q19]*[.J19])">
            <text:p/>
          </table:table-cell>
          <table:table-cell table:formula="of:=IF([.J19]=&quot;&quot;;&quot;&quot;;[.$G20]*[.Q19]*[.J19]*[.K19])">
            <text:p/>
          </table:table-cell>
          <table:table-cell table:formula="of:=IF([.L19]=&quot;&quot;;&quot;&quot;;[.$G20]*[.R19]*[.L19])">
            <text:p/>
          </table:table-cell>
          <table:table-cell table:formula="of:=IF([.L19]=&quot;&quot;;&quot;&quot;;[.$G20]*[.R19]*[.L19]*[.M19])">
            <text:p/>
          </table:table-cell>
          <table:table-cell table:formula="of:=IF([.N19]=&quot;&quot;;&quot;&quot;;[.$G20]*[.S19]*[.N19])">
            <text:p/>
          </table:table-cell>
          <table:table-cell table:formula="of:=IF([.N19]=&quot;&quot;;&quot;&quot;;[.$G20]*[.S19]*[.N19]*[.O19])">
            <text:p/>
          </table:table-cell>
          <table:table-cell table:formula="of:=IF([.H20]=&quot;&quot;;&quot;&quot;;[.$U19]*[.H20])">
            <text:p/>
          </table:table-cell>
          <table:table-cell table:formula="of:=IF([.J20]=&quot;&quot;;&quot;&quot;;[.$U19]*[.J20])">
            <text:p/>
          </table:table-cell>
          <table:table-cell table:formula="of:=IF([.L20]=&quot;&quot;;&quot;&quot;;[.$U19]*[.L20])">
            <text:p/>
          </table:table-cell>
          <table:table-cell table:formula="of:=IF([.N20]=&quot;&quot;;&quot;&quot;;[.$U19]*[.N20])">
            <text:p/>
          </table:table-cell>
          <table:table-cell table:formula="of:=[.P19]*[.$G20]" office:value-type="float" office:value="13.9521631236764" calcext:value-type="float">
            <text:p>13.9521631236764</text:p>
          </table:table-cell>
          <table:table-cell table:formula="of:=[.Q19]*[.$G20]" office:value-type="float" office:value="38.0513539736629" calcext:value-type="float">
            <text:p>38.0513539736629</text:p>
          </table:table-cell>
          <table:table-cell table:formula="of:=[.R19]*[.$G20]" office:value-type="float" office:value="34.2462185762966" calcext:value-type="float">
            <text:p>34.2462185762966</text:p>
          </table:table-cell>
          <table:table-cell table:formula="of:=[.S19]*[.$G20]" office:value-type="float" office:value="50.7351386315505" calcext:value-type="float">
            <text:p>50.7351386315505</text:p>
          </table:table-cell>
          <table:table-cell table:formula="of:=[.P19]/[.$T19]" office:value-type="float" office:value="0.0132689987937274" calcext:value-type="float">
            <text:p>0.013268998793727</text:p>
          </table:table-cell>
          <table:table-cell table:formula="of:=[.Q19]/[.$T19]" office:value-type="float" office:value="0.0361881785283474" calcext:value-type="float">
            <text:p>0.036188178528348</text:p>
          </table:table-cell>
          <table:table-cell table:formula="of:=[.R19]/[.$T19]" office:value-type="float" office:value="0.0325693606755127" calcext:value-type="float">
            <text:p>0.032569360675513</text:p>
          </table:table-cell>
          <table:table-cell table:formula="of:=[.S19]/[.$T19]" office:value-type="float" office:value="0.0482509047044632" calcext:value-type="float">
            <text:p>0.048250904704463</text:p>
          </table:table-cell>
          <table:table-cell table:formula="of:=IF([.H19]=&quot;&quot;;&quot;&quot;;[.H19]*[.I19])">
            <text:p/>
          </table:table-cell>
          <table:table-cell table:formula="of:=IF([.J19]=&quot;&quot;;&quot;&quot;;[.J19]*[.K19])">
            <text:p/>
          </table:table-cell>
          <table:table-cell table:formula="of:=IF([.L19]=&quot;&quot;;&quot;&quot;;[.L19]*[.M19])">
            <text:p/>
          </table:table-cell>
          <table:table-cell table:formula="of:=IF([.N19]=&quot;&quot;;&quot;&quot;;[.N19]*[.O19])">
            <text:p/>
          </table:table-cell>
        </table:table-row>
        <table:table-row table:style-name="ro1">
          <table:table-cell table:formula="of:=[$List1.B21]" office:value-type="float" office:value="29" calcext:value-type="float">
            <text:p>29</text:p>
          </table:table-cell>
          <table:table-cell office:value-type="float" office:value="1.0297619047619" calcext:value-type="float">
            <text:p>1.0297619047619</text:p>
          </table:table-cell>
          <table:table-cell table:formula="of:=[.$C$1]*[.B21]+(1-[.$C$1])*[.C20]" office:value-type="float" office:value="1.04981617888394" calcext:value-type="float">
            <text:p>1.04981617888394</text:p>
          </table:table-cell>
          <table:table-cell office:value-type="float" office:value="22.6615275864799" calcext:value-type="float">
            <text:p>22.6615275864799</text:p>
          </table:table-cell>
          <table:table-cell table:formula="of:=[.D21]/[.$D$2]" office:value-type="float" office:value="1.01368267748334" calcext:value-type="float">
            <text:p>1.01368267748334</text:p>
          </table:table-cell>
          <table:table-cell table:formula="of:=[.$C$1]*[.E21]+(1-[.$C$1])*[.F20]" office:value-type="float" office:value="0.965694754816956" calcext:value-type="float">
            <text:p>0.965694754816956</text:p>
          </table:table-cell>
          <table:table-cell table:formula="of:=[.C21]/[.F19]" office:value-type="float" office:value="1.16094038862313" calcext:value-type="float">
            <text:p>1.16094038862313</text:p>
          </table:table-cell>
          <table:table-cell table:formula="of:=IF([$List1.H21]=&quot;&quot;;&quot;&quot;;[$List1.H21])">
            <text:p/>
          </table:table-cell>
          <table:table-cell table:formula="of:=IF([$List1.I21]=&quot;&quot;;&quot;&quot;;[$List1.I21])">
            <text:p/>
          </table:table-cell>
          <table:table-cell table:formula="of:=IF([$List1.V21]=&quot;&quot;;&quot;&quot;;[$List1.V21])">
            <text:p/>
          </table:table-cell>
          <table:table-cell table:formula="of:=IF([$List1.W21]=&quot;&quot;;&quot;&quot;;[$List1.W21])">
            <text:p/>
          </table:table-cell>
          <table:table-cell table:formula="of:=IF([$List1.AB21]=&quot;&quot;;&quot;&quot;;[$List1.AB21])">
            <text:p/>
          </table:table-cell>
          <table:table-cell table:formula="of:=IF([$List1.AC21]=&quot;&quot;;&quot;&quot;;[$List1.AC21])">
            <text:p/>
          </table:table-cell>
          <table:table-cell table:formula="of:=IF([$List1.AH21]=&quot;&quot;;&quot;&quot;;[$List1.AH21])">
            <text:p/>
          </table:table-cell>
          <table:table-cell table:formula="of:=IF([$List1.AI21]=&quot;&quot;;&quot;&quot;;[$List1.AI21])">
            <text:p/>
          </table:table-cell>
          <table:table-cell table:formula="of:=SUMIF([mzcr.$S$2:.$S$421];[.$A21];[$mzcr.T$2:$mzcr.T$421])" office:value-type="float" office:value="14" calcext:value-type="float">
            <text:p>14</text:p>
          </table:table-cell>
          <table:table-cell table:formula="of:=SUMIF([mzcr.$S$2:.$S$421];[.$A21];[$mzcr.U$2:$mzcr.U$421])" office:value-type="float" office:value="21" calcext:value-type="float">
            <text:p>21</text:p>
          </table:table-cell>
          <table:table-cell table:formula="of:=SUMIF([mzcr.$S$2:.$S$421];[.$A21];[$mzcr.V$2:$mzcr.V$421])" office:value-type="float" office:value="14" calcext:value-type="float">
            <text:p>14</text:p>
          </table:table-cell>
          <table:table-cell table:formula="of:=SUMIF([mzcr.$S$2:.$S$421];[.$A21];[$mzcr.W$2:$mzcr.W$421])" office:value-type="float" office:value="45" calcext:value-type="float">
            <text:p>45</text:p>
          </table:table-cell>
          <table:table-cell table:formula="of:=SUMIF([mzcr.$S$2:.$S$421];[.$A21];[$mzcr.X$2:$mzcr.X$421])" office:value-type="float" office:value="721" calcext:value-type="float">
            <text:p>721</text:p>
          </table:table-cell>
          <table:table-cell table:formula="of:=[.T20]*[.C21]" office:value-type="float" office:value="619.391545541526" calcext:value-type="float">
            <text:p>619.391545541526</text:p>
          </table:table-cell>
          <table:table-cell table:formula="of:=IF([.H20]=&quot;&quot;;&quot;&quot;;[.$G21]*[.P20]*[.H20])">
            <text:p/>
          </table:table-cell>
          <table:table-cell table:formula="of:=IF([.H20]=&quot;&quot;;&quot;&quot;;[.$G21]*[.P20]*[.H20]*[.I20])">
            <text:p/>
          </table:table-cell>
          <table:table-cell table:formula="of:=IF([.J20]=&quot;&quot;;&quot;&quot;;[.$G21]*[.Q20]*[.J20])">
            <text:p/>
          </table:table-cell>
          <table:table-cell table:formula="of:=IF([.J20]=&quot;&quot;;&quot;&quot;;[.$G21]*[.Q20]*[.J20]*[.K20])">
            <text:p/>
          </table:table-cell>
          <table:table-cell table:formula="of:=IF([.L20]=&quot;&quot;;&quot;&quot;;[.$G21]*[.R20]*[.L20])">
            <text:p/>
          </table:table-cell>
          <table:table-cell table:formula="of:=IF([.L20]=&quot;&quot;;&quot;&quot;;[.$G21]*[.R20]*[.L20]*[.M20])">
            <text:p/>
          </table:table-cell>
          <table:table-cell table:formula="of:=IF([.N20]=&quot;&quot;;&quot;&quot;;[.$G21]*[.S20]*[.N20])">
            <text:p/>
          </table:table-cell>
          <table:table-cell table:formula="of:=IF([.N20]=&quot;&quot;;&quot;&quot;;[.$G21]*[.S20]*[.N20]*[.O20])">
            <text:p/>
          </table:table-cell>
          <table:table-cell table:formula="of:=IF([.H21]=&quot;&quot;;&quot;&quot;;[.$U20]*[.H21])">
            <text:p/>
          </table:table-cell>
          <table:table-cell table:formula="of:=IF([.J21]=&quot;&quot;;&quot;&quot;;[.$U20]*[.J21])">
            <text:p/>
          </table:table-cell>
          <table:table-cell table:formula="of:=IF([.L21]=&quot;&quot;;&quot;&quot;;[.$U20]*[.L21])">
            <text:p/>
          </table:table-cell>
          <table:table-cell table:formula="of:=IF([.N21]=&quot;&quot;;&quot;&quot;;[.$U20]*[.N21])">
            <text:p/>
          </table:table-cell>
          <table:table-cell table:formula="of:=[.P20]*[.$G21]" office:value-type="float" office:value="15.0922250521007" calcext:value-type="float">
            <text:p>15.0922250521007</text:p>
          </table:table-cell>
          <table:table-cell table:formula="of:=[.Q20]*[.$G21]" office:value-type="float" office:value="25.5406885497089" calcext:value-type="float">
            <text:p>25.5406885497089</text:p>
          </table:table-cell>
          <table:table-cell table:formula="of:=[.R20]*[.$G21]" office:value-type="float" office:value="16.2531654407238" calcext:value-type="float">
            <text:p>16.2531654407238</text:p>
          </table:table-cell>
          <table:table-cell table:formula="of:=[.S20]*[.$G21]" office:value-type="float" office:value="26.701628938332" calcext:value-type="float">
            <text:p>26.701628938332</text:p>
          </table:table-cell>
          <table:table-cell table:formula="of:=[.P20]/[.$T20]" office:value-type="float" office:value="0.0220338983050847" calcext:value-type="float">
            <text:p>0.022033898305085</text:p>
          </table:table-cell>
          <table:table-cell table:formula="of:=[.Q20]/[.$T20]" office:value-type="float" office:value="0.0372881355932203" calcext:value-type="float">
            <text:p>0.03728813559322</text:p>
          </table:table-cell>
          <table:table-cell table:formula="of:=[.R20]/[.$T20]" office:value-type="float" office:value="0.023728813559322" calcext:value-type="float">
            <text:p>0.023728813559322</text:p>
          </table:table-cell>
          <table:table-cell table:formula="of:=[.S20]/[.$T20]" office:value-type="float" office:value="0.0389830508474576" calcext:value-type="float">
            <text:p>0.038983050847458</text:p>
          </table:table-cell>
          <table:table-cell table:formula="of:=IF([.H20]=&quot;&quot;;&quot;&quot;;[.H20]*[.I20])">
            <text:p/>
          </table:table-cell>
          <table:table-cell table:formula="of:=IF([.J20]=&quot;&quot;;&quot;&quot;;[.J20]*[.K20])">
            <text:p/>
          </table:table-cell>
          <table:table-cell table:formula="of:=IF([.L20]=&quot;&quot;;&quot;&quot;;[.L20]*[.M20])">
            <text:p/>
          </table:table-cell>
          <table:table-cell table:formula="of:=IF([.N20]=&quot;&quot;;&quot;&quot;;[.N20]*[.O20])">
            <text:p/>
          </table:table-cell>
        </table:table-row>
        <table:table-row table:style-name="ro1">
          <table:table-cell table:formula="of:=[$List1.B22]" office:value-type="float" office:value="30" calcext:value-type="float">
            <text:p>30</text:p>
          </table:table-cell>
          <table:table-cell office:value-type="float" office:value="1.60162601626016" calcext:value-type="float">
            <text:p>1.60162601626016</text:p>
          </table:table-cell>
          <table:table-cell table:formula="of:=[.$C$1]*[.B22]+(1-[.$C$1])*[.C21]" office:value-type="float" office:value="1.21535913009681" calcext:value-type="float">
            <text:p>1.21535913009681</text:p>
          </table:table-cell>
          <table:table-cell office:value-type="float" office:value="22.9311643980083" calcext:value-type="float">
            <text:p>22.9311643980083</text:p>
          </table:table-cell>
          <table:table-cell table:formula="of:=[.D22]/[.$D$2]" office:value-type="float" office:value="1.02574391933983" calcext:value-type="float">
            <text:p>1.02574391933983</text:p>
          </table:table-cell>
          <table:table-cell table:formula="of:=[.$C$1]*[.E22]+(1-[.$C$1])*[.F21]" office:value-type="float" office:value="0.983709504173819" calcext:value-type="float">
            <text:p>0.983709504173819</text:p>
          </table:table-cell>
          <table:table-cell table:formula="of:=[.C22]/[.F20]" office:value-type="float" office:value="1.28591945667608" calcext:value-type="float">
            <text:p>1.28591945667608</text:p>
          </table:table-cell>
          <table:table-cell table:formula="of:=IF([$List1.H22]=&quot;&quot;;&quot;&quot;;[$List1.H22])">
            <text:p/>
          </table:table-cell>
          <table:table-cell table:formula="of:=IF([$List1.I22]=&quot;&quot;;&quot;&quot;;[$List1.I22])">
            <text:p/>
          </table:table-cell>
          <table:table-cell table:formula="of:=IF([$List1.V22]=&quot;&quot;;&quot;&quot;;[$List1.V22])">
            <text:p/>
          </table:table-cell>
          <table:table-cell table:formula="of:=IF([$List1.W22]=&quot;&quot;;&quot;&quot;;[$List1.W22])">
            <text:p/>
          </table:table-cell>
          <table:table-cell table:formula="of:=IF([$List1.AB22]=&quot;&quot;;&quot;&quot;;[$List1.AB22])">
            <text:p/>
          </table:table-cell>
          <table:table-cell table:formula="of:=IF([$List1.AC22]=&quot;&quot;;&quot;&quot;;[$List1.AC22])">
            <text:p/>
          </table:table-cell>
          <table:table-cell table:formula="of:=IF([$List1.AH22]=&quot;&quot;;&quot;&quot;;[$List1.AH22])">
            <text:p/>
          </table:table-cell>
          <table:table-cell table:formula="of:=IF([$List1.AI22]=&quot;&quot;;&quot;&quot;;[$List1.AI22])">
            <text:p/>
          </table:table-cell>
          <table:table-cell table:formula="of:=SUMIF([mzcr.$S$2:.$S$421];[.$A22];[$mzcr.T$2:$mzcr.T$421])" office:value-type="float" office:value="13" calcext:value-type="float">
            <text:p>13</text:p>
          </table:table-cell>
          <table:table-cell table:formula="of:=SUMIF([mzcr.$S$2:.$S$421];[.$A22];[$mzcr.U$2:$mzcr.U$421])" office:value-type="float" office:value="29" calcext:value-type="float">
            <text:p>29</text:p>
          </table:table-cell>
          <table:table-cell table:formula="of:=SUMIF([mzcr.$S$2:.$S$421];[.$A22];[$mzcr.V$2:$mzcr.V$421])" office:value-type="float" office:value="54" calcext:value-type="float">
            <text:p>54</text:p>
          </table:table-cell>
          <table:table-cell table:formula="of:=SUMIF([mzcr.$S$2:.$S$421];[.$A22];[$mzcr.W$2:$mzcr.W$421])" office:value-type="float" office:value="80" calcext:value-type="float">
            <text:p>80</text:p>
          </table:table-cell>
          <table:table-cell table:formula="of:=SUMIF([mzcr.$S$2:.$S$421];[.$A22];[$mzcr.X$2:$mzcr.X$421])" office:value-type="float" office:value="1283" calcext:value-type="float">
            <text:p>1283</text:p>
          </table:table-cell>
          <table:table-cell table:formula="of:=[.T21]*[.C22]" office:value-type="float" office:value="876.273932799798" calcext:value-type="float">
            <text:p>876.273932799798</text:p>
          </table:table-cell>
          <table:table-cell table:formula="of:=IF([.H21]=&quot;&quot;;&quot;&quot;;[.$G22]*[.P21]*[.H21])">
            <text:p/>
          </table:table-cell>
          <table:table-cell table:formula="of:=IF([.H21]=&quot;&quot;;&quot;&quot;;[.$G22]*[.P21]*[.H21]*[.I21])">
            <text:p/>
          </table:table-cell>
          <table:table-cell table:formula="of:=IF([.J21]=&quot;&quot;;&quot;&quot;;[.$G22]*[.Q21]*[.J21])">
            <text:p/>
          </table:table-cell>
          <table:table-cell table:formula="of:=IF([.J21]=&quot;&quot;;&quot;&quot;;[.$G22]*[.Q21]*[.J21]*[.K21])">
            <text:p/>
          </table:table-cell>
          <table:table-cell table:formula="of:=IF([.L21]=&quot;&quot;;&quot;&quot;;[.$G22]*[.R21]*[.L21])">
            <text:p/>
          </table:table-cell>
          <table:table-cell table:formula="of:=IF([.L21]=&quot;&quot;;&quot;&quot;;[.$G22]*[.R21]*[.L21]*[.M21])">
            <text:p/>
          </table:table-cell>
          <table:table-cell table:formula="of:=IF([.N21]=&quot;&quot;;&quot;&quot;;[.$G22]*[.S21]*[.N21])">
            <text:p/>
          </table:table-cell>
          <table:table-cell table:formula="of:=IF([.N21]=&quot;&quot;;&quot;&quot;;[.$G22]*[.S21]*[.N21]*[.O21])">
            <text:p/>
          </table:table-cell>
          <table:table-cell table:formula="of:=IF([.H22]=&quot;&quot;;&quot;&quot;;[.$U21]*[.H22])">
            <text:p/>
          </table:table-cell>
          <table:table-cell table:formula="of:=IF([.J22]=&quot;&quot;;&quot;&quot;;[.$U21]*[.J22])">
            <text:p/>
          </table:table-cell>
          <table:table-cell table:formula="of:=IF([.L22]=&quot;&quot;;&quot;&quot;;[.$U21]*[.L22])">
            <text:p/>
          </table:table-cell>
          <table:table-cell table:formula="of:=IF([.N22]=&quot;&quot;;&quot;&quot;;[.$U21]*[.N22])">
            <text:p/>
          </table:table-cell>
          <table:table-cell table:formula="of:=[.P21]*[.$G22]" office:value-type="float" office:value="18.0028723934652" calcext:value-type="float">
            <text:p>18.0028723934652</text:p>
          </table:table-cell>
          <table:table-cell table:formula="of:=[.Q21]*[.$G22]" office:value-type="float" office:value="27.0043085901978" calcext:value-type="float">
            <text:p>27.0043085901978</text:p>
          </table:table-cell>
          <table:table-cell table:formula="of:=[.R21]*[.$G22]" office:value-type="float" office:value="18.0028723934652" calcext:value-type="float">
            <text:p>18.0028723934652</text:p>
          </table:table-cell>
          <table:table-cell table:formula="of:=[.S21]*[.$G22]" office:value-type="float" office:value="57.8663755504238" calcext:value-type="float">
            <text:p>57.8663755504238</text:p>
          </table:table-cell>
          <table:table-cell table:formula="of:=[.P21]/[.$T21]" office:value-type="float" office:value="0.0194174757281553" calcext:value-type="float">
            <text:p>0.019417475728155</text:p>
          </table:table-cell>
          <table:table-cell table:formula="of:=[.Q21]/[.$T21]" office:value-type="float" office:value="0.029126213592233" calcext:value-type="float">
            <text:p>0.029126213592233</text:p>
          </table:table-cell>
          <table:table-cell table:formula="of:=[.R21]/[.$T21]" office:value-type="float" office:value="0.0194174757281553" calcext:value-type="float">
            <text:p>0.019417475728155</text:p>
          </table:table-cell>
          <table:table-cell table:formula="of:=[.S21]/[.$T21]" office:value-type="float" office:value="0.0624133148404993" calcext:value-type="float">
            <text:p>0.062413314840499</text:p>
          </table:table-cell>
          <table:table-cell table:formula="of:=IF([.H21]=&quot;&quot;;&quot;&quot;;[.H21]*[.I21])">
            <text:p/>
          </table:table-cell>
          <table:table-cell table:formula="of:=IF([.J21]=&quot;&quot;;&quot;&quot;;[.J21]*[.K21])">
            <text:p/>
          </table:table-cell>
          <table:table-cell table:formula="of:=IF([.L21]=&quot;&quot;;&quot;&quot;;[.L21]*[.M21])">
            <text:p/>
          </table:table-cell>
          <table:table-cell table:formula="of:=IF([.N21]=&quot;&quot;;&quot;&quot;;[.N21]*[.O21])">
            <text:p/>
          </table:table-cell>
        </table:table-row>
        <table:table-row table:style-name="ro1">
          <table:table-cell table:formula="of:=[$List1.B23]" office:value-type="float" office:value="31" calcext:value-type="float">
            <text:p>31</text:p>
          </table:table-cell>
          <table:table-cell office:value-type="float" office:value="1.12573964497041" calcext:value-type="float">
            <text:p>1.12573964497041</text:p>
          </table:table-cell>
          <table:table-cell table:formula="of:=[.$C$1]*[.B23]+(1-[.$C$1])*[.C22]" office:value-type="float" office:value="1.18847328455889" calcext:value-type="float">
            <text:p>1.18847328455889</text:p>
          </table:table-cell>
          <table:table-cell office:value-type="float" office:value="22.5026174980569" calcext:value-type="float">
            <text:p>22.5026174980569</text:p>
          </table:table-cell>
          <table:table-cell table:formula="of:=[.D23]/[.$D$2]" office:value-type="float" office:value="1.0065744009871" calcext:value-type="float">
            <text:p>1.0065744009871</text:p>
          </table:table-cell>
          <table:table-cell table:formula="of:=[.$C$1]*[.E23]+(1-[.$C$1])*[.F22]" office:value-type="float" office:value="0.990568973217805" calcext:value-type="float">
            <text:p>0.990568973217805</text:p>
          </table:table-cell>
          <table:table-cell table:formula="of:=[.C23]/[.F21]" office:value-type="float" office:value="1.23069249225047" calcext:value-type="float">
            <text:p>1.23069249225047</text:p>
          </table:table-cell>
          <table:table-cell table:formula="of:=IF([$List1.H23]=&quot;&quot;;&quot;&quot;;[$List1.H23])">
            <text:p/>
          </table:table-cell>
          <table:table-cell table:formula="of:=IF([$List1.I23]=&quot;&quot;;&quot;&quot;;[$List1.I23])">
            <text:p/>
          </table:table-cell>
          <table:table-cell table:formula="of:=IF([$List1.V23]=&quot;&quot;;&quot;&quot;;[$List1.V23])">
            <text:p/>
          </table:table-cell>
          <table:table-cell table:formula="of:=IF([$List1.W23]=&quot;&quot;;&quot;&quot;;[$List1.W23])">
            <text:p/>
          </table:table-cell>
          <table:table-cell table:formula="of:=IF([$List1.AB23]=&quot;&quot;;&quot;&quot;;[$List1.AB23])">
            <text:p/>
          </table:table-cell>
          <table:table-cell table:formula="of:=IF([$List1.AC23]=&quot;&quot;;&quot;&quot;;[$List1.AC23])">
            <text:p/>
          </table:table-cell>
          <table:table-cell table:formula="of:=IF([$List1.AH23]=&quot;&quot;;&quot;&quot;;[$List1.AH23])">
            <text:p/>
          </table:table-cell>
          <table:table-cell table:formula="of:=IF([$List1.AI23]=&quot;&quot;;&quot;&quot;;[$List1.AI23])">
            <text:p/>
          </table:table-cell>
          <table:table-cell table:formula="of:=SUMIF([mzcr.$S$2:.$S$421];[.$A23];[$mzcr.T$2:$mzcr.T$421])" office:value-type="float" office:value="11" calcext:value-type="float">
            <text:p>11</text:p>
          </table:table-cell>
          <table:table-cell table:formula="of:=SUMIF([mzcr.$S$2:.$S$421];[.$A23];[$mzcr.U$2:$mzcr.U$421])" office:value-type="float" office:value="37" calcext:value-type="float">
            <text:p>37</text:p>
          </table:table-cell>
          <table:table-cell table:formula="of:=SUMIF([mzcr.$S$2:.$S$421];[.$A23];[$mzcr.V$2:$mzcr.V$421])" office:value-type="float" office:value="53" calcext:value-type="float">
            <text:p>53</text:p>
          </table:table-cell>
          <table:table-cell table:formula="of:=SUMIF([mzcr.$S$2:.$S$421];[.$A23];[$mzcr.W$2:$mzcr.W$421])" office:value-type="float" office:value="112" calcext:value-type="float">
            <text:p>112</text:p>
          </table:table-cell>
          <table:table-cell table:formula="of:=SUMIF([mzcr.$S$2:.$S$421];[.$A23];[$mzcr.X$2:$mzcr.X$421])" office:value-type="float" office:value="1388" calcext:value-type="float">
            <text:p>1388</text:p>
          </table:table-cell>
          <table:table-cell table:formula="of:=[.T22]*[.C23]" office:value-type="float" office:value="1524.81122408905" calcext:value-type="float">
            <text:p>1524.81122408905</text:p>
          </table:table-cell>
          <table:table-cell table:formula="of:=IF([.H22]=&quot;&quot;;&quot;&quot;;[.$G23]*[.P22]*[.H22])">
            <text:p/>
          </table:table-cell>
          <table:table-cell table:formula="of:=IF([.H22]=&quot;&quot;;&quot;&quot;;[.$G23]*[.P22]*[.H22]*[.I22])">
            <text:p/>
          </table:table-cell>
          <table:table-cell table:formula="of:=IF([.J22]=&quot;&quot;;&quot;&quot;;[.$G23]*[.Q22]*[.J22])">
            <text:p/>
          </table:table-cell>
          <table:table-cell table:formula="of:=IF([.J22]=&quot;&quot;;&quot;&quot;;[.$G23]*[.Q22]*[.J22]*[.K22])">
            <text:p/>
          </table:table-cell>
          <table:table-cell table:formula="of:=IF([.L22]=&quot;&quot;;&quot;&quot;;[.$G23]*[.R22]*[.L22])">
            <text:p/>
          </table:table-cell>
          <table:table-cell table:formula="of:=IF([.L22]=&quot;&quot;;&quot;&quot;;[.$G23]*[.R22]*[.L22]*[.M22])">
            <text:p/>
          </table:table-cell>
          <table:table-cell table:formula="of:=IF([.N22]=&quot;&quot;;&quot;&quot;;[.$G23]*[.S22]*[.N22])">
            <text:p/>
          </table:table-cell>
          <table:table-cell table:formula="of:=IF([.N22]=&quot;&quot;;&quot;&quot;;[.$G23]*[.S22]*[.N22]*[.O22])">
            <text:p/>
          </table:table-cell>
          <table:table-cell table:formula="of:=IF([.H23]=&quot;&quot;;&quot;&quot;;[.$U22]*[.H23])">
            <text:p/>
          </table:table-cell>
          <table:table-cell table:formula="of:=IF([.J23]=&quot;&quot;;&quot;&quot;;[.$U22]*[.J23])">
            <text:p/>
          </table:table-cell>
          <table:table-cell table:formula="of:=IF([.L23]=&quot;&quot;;&quot;&quot;;[.$U22]*[.L23])">
            <text:p/>
          </table:table-cell>
          <table:table-cell table:formula="of:=IF([.N23]=&quot;&quot;;&quot;&quot;;[.$U22]*[.N23])">
            <text:p/>
          </table:table-cell>
          <table:table-cell table:formula="of:=[.P22]*[.$G23]" office:value-type="float" office:value="15.9990023992561" calcext:value-type="float">
            <text:p>15.9990023992561</text:p>
          </table:table-cell>
          <table:table-cell table:formula="of:=[.Q22]*[.$G23]" office:value-type="float" office:value="35.6900822752637" calcext:value-type="float">
            <text:p>35.6900822752637</text:p>
          </table:table-cell>
          <table:table-cell table:formula="of:=[.R22]*[.$G23]" office:value-type="float" office:value="66.4573945815255" calcext:value-type="float">
            <text:p>66.4573945815255</text:p>
          </table:table-cell>
          <table:table-cell table:formula="of:=[.S22]*[.$G23]" office:value-type="float" office:value="98.4553993800378" calcext:value-type="float">
            <text:p>98.4553993800378</text:p>
          </table:table-cell>
          <table:table-cell table:formula="of:=[.P22]/[.$T22]" office:value-type="float" office:value="0.0101325019485581" calcext:value-type="float">
            <text:p>0.010132501948558</text:p>
          </table:table-cell>
          <table:table-cell table:formula="of:=[.Q22]/[.$T22]" office:value-type="float" office:value="0.0226032735775526" calcext:value-type="float">
            <text:p>0.022603273577553</text:p>
          </table:table-cell>
          <table:table-cell table:formula="of:=[.R22]/[.$T22]" office:value-type="float" office:value="0.0420888542478566" calcext:value-type="float">
            <text:p>0.042088854247857</text:p>
          </table:table-cell>
          <table:table-cell table:formula="of:=[.S22]/[.$T22]" office:value-type="float" office:value="0.0623538581449727" calcext:value-type="float">
            <text:p>0.062353858144973</text:p>
          </table:table-cell>
          <table:table-cell table:formula="of:=IF([.H22]=&quot;&quot;;&quot;&quot;;[.H22]*[.I22])">
            <text:p/>
          </table:table-cell>
          <table:table-cell table:formula="of:=IF([.J22]=&quot;&quot;;&quot;&quot;;[.J22]*[.K22])">
            <text:p/>
          </table:table-cell>
          <table:table-cell table:formula="of:=IF([.L22]=&quot;&quot;;&quot;&quot;;[.L22]*[.M22])">
            <text:p/>
          </table:table-cell>
          <table:table-cell table:formula="of:=IF([.N22]=&quot;&quot;;&quot;&quot;;[.N22]*[.O22])">
            <text:p/>
          </table:table-cell>
        </table:table-row>
        <table:table-row table:style-name="ro1">
          <table:table-cell table:formula="of:=[$List1.B24]" office:value-type="float" office:value="32" calcext:value-type="float">
            <text:p>32</text:p>
          </table:table-cell>
          <table:table-cell office:value-type="float" office:value="0.958418541240627" calcext:value-type="float">
            <text:p>0.958418541240627</text:p>
          </table:table-cell>
          <table:table-cell table:formula="of:=[.$C$1]*[.B24]+(1-[.$C$1])*[.C23]" office:value-type="float" office:value="1.11945686156341" calcext:value-type="float">
            <text:p>1.11945686156341</text:p>
          </table:table-cell>
          <table:table-cell office:value-type="float" office:value="22.0740705981055" calcext:value-type="float">
            <text:p>22.0740705981055</text:p>
          </table:table-cell>
          <table:table-cell table:formula="of:=[.D24]/[.$D$2]" office:value-type="float" office:value="0.987404882634374" calcext:value-type="float">
            <text:p>0.987404882634374</text:p>
          </table:table-cell>
          <table:table-cell table:formula="of:=[.$C$1]*[.E24]+(1-[.$C$1])*[.F23]" office:value-type="float" office:value="0.989619746042776" calcext:value-type="float">
            <text:p>0.989619746042776</text:p>
          </table:table-cell>
          <table:table-cell table:formula="of:=[.C24]/[.F22]" office:value-type="float" office:value="1.13799537039504" calcext:value-type="float">
            <text:p>1.13799537039504</text:p>
          </table:table-cell>
          <table:table-cell table:formula="of:=IF([$List1.H24]=&quot;&quot;;&quot;&quot;;[$List1.H24])">
            <text:p/>
          </table:table-cell>
          <table:table-cell table:formula="of:=IF([$List1.I24]=&quot;&quot;;&quot;&quot;;[$List1.I24])">
            <text:p/>
          </table:table-cell>
          <table:table-cell table:formula="of:=IF([$List1.V24]=&quot;&quot;;&quot;&quot;;[$List1.V24])">
            <text:p/>
          </table:table-cell>
          <table:table-cell table:formula="of:=IF([$List1.W24]=&quot;&quot;;&quot;&quot;;[$List1.W24])">
            <text:p/>
          </table:table-cell>
          <table:table-cell table:formula="of:=IF([$List1.AB24]=&quot;&quot;;&quot;&quot;;[$List1.AB24])">
            <text:p/>
          </table:table-cell>
          <table:table-cell table:formula="of:=IF([$List1.AC24]=&quot;&quot;;&quot;&quot;;[$List1.AC24])">
            <text:p/>
          </table:table-cell>
          <table:table-cell table:formula="of:=IF([$List1.AH24]=&quot;&quot;;&quot;&quot;;[$List1.AH24])">
            <text:p/>
          </table:table-cell>
          <table:table-cell table:formula="of:=IF([$List1.AI24]=&quot;&quot;;&quot;&quot;;[$List1.AI24])">
            <text:p/>
          </table:table-cell>
          <table:table-cell table:formula="of:=SUMIF([mzcr.$S$2:.$S$421];[.$A24];[$mzcr.T$2:$mzcr.T$421])" office:value-type="float" office:value="19" calcext:value-type="float">
            <text:p>19</text:p>
          </table:table-cell>
          <table:table-cell table:formula="of:=SUMIF([mzcr.$S$2:.$S$421];[.$A24];[$mzcr.U$2:$mzcr.U$421])" office:value-type="float" office:value="23" calcext:value-type="float">
            <text:p>23</text:p>
          </table:table-cell>
          <table:table-cell table:formula="of:=SUMIF([mzcr.$S$2:.$S$421];[.$A24];[$mzcr.V$2:$mzcr.V$421])" office:value-type="float" office:value="30" calcext:value-type="float">
            <text:p>30</text:p>
          </table:table-cell>
          <table:table-cell table:formula="of:=SUMIF([mzcr.$S$2:.$S$421];[.$A24];[$mzcr.W$2:$mzcr.W$421])" office:value-type="float" office:value="69" calcext:value-type="float">
            <text:p>69</text:p>
          </table:table-cell>
          <table:table-cell table:formula="of:=SUMIF([mzcr.$S$2:.$S$421];[.$A24];[$mzcr.X$2:$mzcr.X$421])" office:value-type="float" office:value="1478" calcext:value-type="float">
            <text:p>1478</text:p>
          </table:table-cell>
          <table:table-cell table:formula="of:=[.T23]*[.C24]" office:value-type="float" office:value="1553.80612385001" calcext:value-type="float">
            <text:p>1553.80612385001</text:p>
          </table:table-cell>
          <table:table-cell table:formula="of:=IF([.H23]=&quot;&quot;;&quot;&quot;;[.$G24]*[.P23]*[.H23])">
            <text:p/>
          </table:table-cell>
          <table:table-cell table:formula="of:=IF([.H23]=&quot;&quot;;&quot;&quot;;[.$G24]*[.P23]*[.H23]*[.I23])">
            <text:p/>
          </table:table-cell>
          <table:table-cell table:formula="of:=IF([.J23]=&quot;&quot;;&quot;&quot;;[.$G24]*[.Q23]*[.J23])">
            <text:p/>
          </table:table-cell>
          <table:table-cell table:formula="of:=IF([.J23]=&quot;&quot;;&quot;&quot;;[.$G24]*[.Q23]*[.J23]*[.K23])">
            <text:p/>
          </table:table-cell>
          <table:table-cell table:formula="of:=IF([.L23]=&quot;&quot;;&quot;&quot;;[.$G24]*[.R23]*[.L23])">
            <text:p/>
          </table:table-cell>
          <table:table-cell table:formula="of:=IF([.L23]=&quot;&quot;;&quot;&quot;;[.$G24]*[.R23]*[.L23]*[.M23])">
            <text:p/>
          </table:table-cell>
          <table:table-cell table:formula="of:=IF([.N23]=&quot;&quot;;&quot;&quot;;[.$G24]*[.S23]*[.N23])">
            <text:p/>
          </table:table-cell>
          <table:table-cell table:formula="of:=IF([.N23]=&quot;&quot;;&quot;&quot;;[.$G24]*[.S23]*[.N23]*[.O23])">
            <text:p/>
          </table:table-cell>
          <table:table-cell table:formula="of:=IF([.H24]=&quot;&quot;;&quot;&quot;;[.$U23]*[.H24])">
            <text:p/>
          </table:table-cell>
          <table:table-cell table:formula="of:=IF([.J24]=&quot;&quot;;&quot;&quot;;[.$U23]*[.J24])">
            <text:p/>
          </table:table-cell>
          <table:table-cell table:formula="of:=IF([.L24]=&quot;&quot;;&quot;&quot;;[.$U23]*[.L24])">
            <text:p/>
          </table:table-cell>
          <table:table-cell table:formula="of:=IF([.N24]=&quot;&quot;;&quot;&quot;;[.$U23]*[.N24])">
            <text:p/>
          </table:table-cell>
          <table:table-cell table:formula="of:=[.P23]*[.$G24]" office:value-type="float" office:value="12.5179490743455" calcext:value-type="float">
            <text:p>12.5179490743455</text:p>
          </table:table-cell>
          <table:table-cell table:formula="of:=[.Q23]*[.$G24]" office:value-type="float" office:value="42.1058287046166" calcext:value-type="float">
            <text:p>42.1058287046166</text:p>
          </table:table-cell>
          <table:table-cell table:formula="of:=[.R23]*[.$G24]" office:value-type="float" office:value="60.3137546309373" calcext:value-type="float">
            <text:p>60.3137546309373</text:p>
          </table:table-cell>
          <table:table-cell table:formula="of:=[.S23]*[.$G24]" office:value-type="float" office:value="127.455481484245" calcext:value-type="float">
            <text:p>127.455481484245</text:p>
          </table:table-cell>
          <table:table-cell table:formula="of:=[.P23]/[.$T23]" office:value-type="float" office:value="0.00792507204610951" calcext:value-type="float">
            <text:p>0.00792507204611</text:p>
          </table:table-cell>
          <table:table-cell table:formula="of:=[.Q23]/[.$T23]" office:value-type="float" office:value="0.026657060518732" calcext:value-type="float">
            <text:p>0.026657060518732</text:p>
          </table:table-cell>
          <table:table-cell table:formula="of:=[.R23]/[.$T23]" office:value-type="float" office:value="0.0381844380403458" calcext:value-type="float">
            <text:p>0.038184438040346</text:p>
          </table:table-cell>
          <table:table-cell table:formula="of:=[.S23]/[.$T23]" office:value-type="float" office:value="0.0806916426512968" calcext:value-type="float">
            <text:p>0.080691642651297</text:p>
          </table:table-cell>
          <table:table-cell table:formula="of:=IF([.H23]=&quot;&quot;;&quot;&quot;;[.H23]*[.I23])">
            <text:p/>
          </table:table-cell>
          <table:table-cell table:formula="of:=IF([.J23]=&quot;&quot;;&quot;&quot;;[.J23]*[.K23])">
            <text:p/>
          </table:table-cell>
          <table:table-cell table:formula="of:=IF([.L23]=&quot;&quot;;&quot;&quot;;[.L23]*[.M23])">
            <text:p/>
          </table:table-cell>
          <table:table-cell table:formula="of:=IF([.N23]=&quot;&quot;;&quot;&quot;;[.N23]*[.O23])">
            <text:p/>
          </table:table-cell>
        </table:table-row>
        <table:table-row table:style-name="ro1">
          <table:table-cell table:formula="of:=[$List1.B25]" office:value-type="float" office:value="33" calcext:value-type="float">
            <text:p>33</text:p>
          </table:table-cell>
          <table:table-cell office:value-type="float" office:value="1.07697283311772" calcext:value-type="float">
            <text:p>1.07697283311772</text:p>
          </table:table-cell>
          <table:table-cell table:formula="of:=[.$C$1]*[.B25]+(1-[.$C$1])*[.C24]" office:value-type="float" office:value="1.1067116530297" calcext:value-type="float">
            <text:p>1.1067116530297</text:p>
          </table:table-cell>
          <table:table-cell office:value-type="float" office:value="21.8755701256825" calcext:value-type="float">
            <text:p>21.8755701256825</text:p>
          </table:table-cell>
          <table:table-cell table:formula="of:=[.D25]/[.$D$2]" office:value-type="float" office:value="0.978525671398522" calcext:value-type="float">
            <text:p>0.978525671398522</text:p>
          </table:table-cell>
          <table:table-cell table:formula="of:=[.$C$1]*[.E25]+(1-[.$C$1])*[.F24]" office:value-type="float" office:value="0.9862915236495" calcext:value-type="float">
            <text:p>0.9862915236495</text:p>
          </table:table-cell>
          <table:table-cell table:formula="of:=[.C25]/[.F23]" office:value-type="float" office:value="1.11724845311338" calcext:value-type="float">
            <text:p>1.11724845311338</text:p>
          </table:table-cell>
          <table:table-cell table:formula="of:=IF([$List1.H25]=&quot;&quot;;&quot;&quot;;[$List1.H25])">
            <text:p/>
          </table:table-cell>
          <table:table-cell table:formula="of:=IF([$List1.I25]=&quot;&quot;;&quot;&quot;;[$List1.I25])">
            <text:p/>
          </table:table-cell>
          <table:table-cell table:formula="of:=IF([$List1.V25]=&quot;&quot;;&quot;&quot;;[$List1.V25])">
            <text:p/>
          </table:table-cell>
          <table:table-cell table:formula="of:=IF([$List1.W25]=&quot;&quot;;&quot;&quot;;[$List1.W25])">
            <text:p/>
          </table:table-cell>
          <table:table-cell table:formula="of:=IF([$List1.AB25]=&quot;&quot;;&quot;&quot;;[$List1.AB25])">
            <text:p/>
          </table:table-cell>
          <table:table-cell table:formula="of:=IF([$List1.AC25]=&quot;&quot;;&quot;&quot;;[$List1.AC25])">
            <text:p/>
          </table:table-cell>
          <table:table-cell table:formula="of:=IF([$List1.AH25]=&quot;&quot;;&quot;&quot;;[$List1.AH25])">
            <text:p/>
          </table:table-cell>
          <table:table-cell table:formula="of:=IF([$List1.AI25]=&quot;&quot;;&quot;&quot;;[$List1.AI25])">
            <text:p/>
          </table:table-cell>
          <table:table-cell table:formula="of:=SUMIF([mzcr.$S$2:.$S$421];[.$A25];[$mzcr.T$2:$mzcr.T$421])" office:value-type="float" office:value="19" calcext:value-type="float">
            <text:p>19</text:p>
          </table:table-cell>
          <table:table-cell table:formula="of:=SUMIF([mzcr.$S$2:.$S$421];[.$A25];[$mzcr.U$2:$mzcr.U$421])" office:value-type="float" office:value="26" calcext:value-type="float">
            <text:p>26</text:p>
          </table:table-cell>
          <table:table-cell table:formula="of:=SUMIF([mzcr.$S$2:.$S$421];[.$A25];[$mzcr.V$2:$mzcr.V$421])" office:value-type="float" office:value="26" calcext:value-type="float">
            <text:p>26</text:p>
          </table:table-cell>
          <table:table-cell table:formula="of:=SUMIF([mzcr.$S$2:.$S$421];[.$A25];[$mzcr.W$2:$mzcr.W$421])" office:value-type="float" office:value="52" calcext:value-type="float">
            <text:p>52</text:p>
          </table:table-cell>
          <table:table-cell table:formula="of:=SUMIF([mzcr.$S$2:.$S$421];[.$A25];[$mzcr.X$2:$mzcr.X$421])" office:value-type="float" office:value="1536" calcext:value-type="float">
            <text:p>1536</text:p>
          </table:table-cell>
          <table:table-cell table:formula="of:=[.T24]*[.C25]" office:value-type="float" office:value="1635.7198231779" calcext:value-type="float">
            <text:p>1635.7198231779</text:p>
          </table:table-cell>
          <table:table-cell table:formula="of:=IF([.H24]=&quot;&quot;;&quot;&quot;;[.$G25]*[.P24]*[.H24])">
            <text:p/>
          </table:table-cell>
          <table:table-cell table:formula="of:=IF([.H24]=&quot;&quot;;&quot;&quot;;[.$G25]*[.P24]*[.H24]*[.I24])">
            <text:p/>
          </table:table-cell>
          <table:table-cell table:formula="of:=IF([.J24]=&quot;&quot;;&quot;&quot;;[.$G25]*[.Q24]*[.J24])">
            <text:p/>
          </table:table-cell>
          <table:table-cell table:formula="of:=IF([.J24]=&quot;&quot;;&quot;&quot;;[.$G25]*[.Q24]*[.J24]*[.K24])">
            <text:p/>
          </table:table-cell>
          <table:table-cell table:formula="of:=IF([.L24]=&quot;&quot;;&quot;&quot;;[.$G25]*[.R24]*[.L24])">
            <text:p/>
          </table:table-cell>
          <table:table-cell table:formula="of:=IF([.L24]=&quot;&quot;;&quot;&quot;;[.$G25]*[.R24]*[.L24]*[.M24])">
            <text:p/>
          </table:table-cell>
          <table:table-cell table:formula="of:=IF([.N24]=&quot;&quot;;&quot;&quot;;[.$G25]*[.S24]*[.N24])">
            <text:p/>
          </table:table-cell>
          <table:table-cell table:formula="of:=IF([.N24]=&quot;&quot;;&quot;&quot;;[.$G25]*[.S24]*[.N24]*[.O24])">
            <text:p/>
          </table:table-cell>
          <table:table-cell table:formula="of:=IF([.H25]=&quot;&quot;;&quot;&quot;;[.$U24]*[.H25])">
            <text:p/>
          </table:table-cell>
          <table:table-cell table:formula="of:=IF([.J25]=&quot;&quot;;&quot;&quot;;[.$U24]*[.J25])">
            <text:p/>
          </table:table-cell>
          <table:table-cell table:formula="of:=IF([.L25]=&quot;&quot;;&quot;&quot;;[.$U24]*[.L25])">
            <text:p/>
          </table:table-cell>
          <table:table-cell table:formula="of:=IF([.N25]=&quot;&quot;;&quot;&quot;;[.$U24]*[.N25])">
            <text:p/>
          </table:table-cell>
          <table:table-cell table:formula="of:=[.P24]*[.$G25]" office:value-type="float" office:value="21.2277206091542" calcext:value-type="float">
            <text:p>21.2277206091542</text:p>
          </table:table-cell>
          <table:table-cell table:formula="of:=[.Q24]*[.$G25]" office:value-type="float" office:value="25.6967144216078" calcext:value-type="float">
            <text:p>25.6967144216078</text:p>
          </table:table-cell>
          <table:table-cell table:formula="of:=[.R24]*[.$G25]" office:value-type="float" office:value="33.5174535934014" calcext:value-type="float">
            <text:p>33.5174535934014</text:p>
          </table:table-cell>
          <table:table-cell table:formula="of:=[.S24]*[.$G25]" office:value-type="float" office:value="77.0901432648233" calcext:value-type="float">
            <text:p>77.0901432648233</text:p>
          </table:table-cell>
          <table:table-cell table:formula="of:=[.P24]/[.$T24]" office:value-type="float" office:value="0.0128552097428958" calcext:value-type="float">
            <text:p>0.012855209742896</text:p>
          </table:table-cell>
          <table:table-cell table:formula="of:=[.Q24]/[.$T24]" office:value-type="float" office:value="0.0155615696887686" calcext:value-type="float">
            <text:p>0.015561569688769</text:p>
          </table:table-cell>
          <table:table-cell table:formula="of:=[.R24]/[.$T24]" office:value-type="float" office:value="0.020297699594046" calcext:value-type="float">
            <text:p>0.020297699594046</text:p>
          </table:table-cell>
          <table:table-cell table:formula="of:=[.S24]/[.$T24]" office:value-type="float" office:value="0.0466847090663058" calcext:value-type="float">
            <text:p>0.046684709066306</text:p>
          </table:table-cell>
          <table:table-cell table:formula="of:=IF([.H24]=&quot;&quot;;&quot;&quot;;[.H24]*[.I24])">
            <text:p/>
          </table:table-cell>
          <table:table-cell table:formula="of:=IF([.J24]=&quot;&quot;;&quot;&quot;;[.J24]*[.K24])">
            <text:p/>
          </table:table-cell>
          <table:table-cell table:formula="of:=IF([.L24]=&quot;&quot;;&quot;&quot;;[.L24]*[.M24])">
            <text:p/>
          </table:table-cell>
          <table:table-cell table:formula="of:=IF([.N24]=&quot;&quot;;&quot;&quot;;[.N24]*[.O24])">
            <text:p/>
          </table:table-cell>
        </table:table-row>
        <table:table-row table:style-name="ro1">
          <table:table-cell table:formula="of:=[$List1.B26]" office:value-type="float" office:value="34" calcext:value-type="float">
            <text:p>34</text:p>
          </table:table-cell>
          <table:table-cell office:value-type="float" office:value="0.989143546441496" calcext:value-type="float">
            <text:p>0.989143546441496</text:p>
          </table:table-cell>
          <table:table-cell table:formula="of:=[.$C$1]*[.B26]+(1-[.$C$1])*[.C25]" office:value-type="float" office:value="1.07144122105324" calcext:value-type="float">
            <text:p>1.07144122105324</text:p>
          </table:table-cell>
          <table:table-cell office:value-type="float" office:value="22.0447462049368" calcext:value-type="float">
            <text:p>22.0447462049368</text:p>
          </table:table-cell>
          <table:table-cell table:formula="of:=[.D26]/[.$D$2]" office:value-type="float" office:value="0.986093160409587" calcext:value-type="float">
            <text:p>0.986093160409587</text:p>
          </table:table-cell>
          <table:table-cell table:formula="of:=[.$C$1]*[.E26]+(1-[.$C$1])*[.F25]" office:value-type="float" office:value="0.986232014677526" calcext:value-type="float">
            <text:p>0.986232014677526</text:p>
          </table:table-cell>
          <table:table-cell table:formula="of:=[.C26]/[.F24]" office:value-type="float" office:value="1.08267971141203" calcext:value-type="float">
            <text:p>1.08267971141203</text:p>
          </table:table-cell>
          <table:table-cell table:formula="of:=IF([$List1.H26]=&quot;&quot;;&quot;&quot;;[$List1.H26])">
            <text:p/>
          </table:table-cell>
          <table:table-cell table:formula="of:=IF([$List1.I26]=&quot;&quot;;&quot;&quot;;[$List1.I26])">
            <text:p/>
          </table:table-cell>
          <table:table-cell table:formula="of:=IF([$List1.V26]=&quot;&quot;;&quot;&quot;;[$List1.V26])">
            <text:p/>
          </table:table-cell>
          <table:table-cell table:formula="of:=IF([$List1.W26]=&quot;&quot;;&quot;&quot;;[$List1.W26])">
            <text:p/>
          </table:table-cell>
          <table:table-cell table:formula="of:=IF([$List1.AB26]=&quot;&quot;;&quot;&quot;;[$List1.AB26])">
            <text:p/>
          </table:table-cell>
          <table:table-cell table:formula="of:=IF([$List1.AC26]=&quot;&quot;;&quot;&quot;;[$List1.AC26])">
            <text:p/>
          </table:table-cell>
          <table:table-cell table:formula="of:=IF([$List1.AH26]=&quot;&quot;;&quot;&quot;;[$List1.AH26])">
            <text:p/>
          </table:table-cell>
          <table:table-cell table:formula="of:=IF([$List1.AI26]=&quot;&quot;;&quot;&quot;;[$List1.AI26])">
            <text:p/>
          </table:table-cell>
          <table:table-cell table:formula="of:=SUMIF([mzcr.$S$2:.$S$421];[.$A26];[$mzcr.T$2:$mzcr.T$421])" office:value-type="float" office:value="23" calcext:value-type="float">
            <text:p>23</text:p>
          </table:table-cell>
          <table:table-cell table:formula="of:=SUMIF([mzcr.$S$2:.$S$421];[.$A26];[$mzcr.U$2:$mzcr.U$421])" office:value-type="float" office:value="54" calcext:value-type="float">
            <text:p>54</text:p>
          </table:table-cell>
          <table:table-cell table:formula="of:=SUMIF([mzcr.$S$2:.$S$421];[.$A26];[$mzcr.V$2:$mzcr.V$421])" office:value-type="float" office:value="56" calcext:value-type="float">
            <text:p>56</text:p>
          </table:table-cell>
          <table:table-cell table:formula="of:=SUMIF([mzcr.$S$2:.$S$421];[.$A26];[$mzcr.W$2:$mzcr.W$421])" office:value-type="float" office:value="90" calcext:value-type="float">
            <text:p>90</text:p>
          </table:table-cell>
          <table:table-cell table:formula="of:=SUMIF([mzcr.$S$2:.$S$421];[.$A26];[$mzcr.X$2:$mzcr.X$421])" office:value-type="float" office:value="1774" calcext:value-type="float">
            <text:p>1774</text:p>
          </table:table-cell>
          <table:table-cell table:formula="of:=[.T25]*[.C26]" office:value-type="float" office:value="1645.73371553778" calcext:value-type="float">
            <text:p>1645.73371553778</text:p>
          </table:table-cell>
          <table:table-cell table:formula="of:=IF([.H25]=&quot;&quot;;&quot;&quot;;[.$G26]*[.P25]*[.H25])">
            <text:p/>
          </table:table-cell>
          <table:table-cell table:formula="of:=IF([.H25]=&quot;&quot;;&quot;&quot;;[.$G26]*[.P25]*[.H25]*[.I25])">
            <text:p/>
          </table:table-cell>
          <table:table-cell table:formula="of:=IF([.J25]=&quot;&quot;;&quot;&quot;;[.$G26]*[.Q25]*[.J25])">
            <text:p/>
          </table:table-cell>
          <table:table-cell table:formula="of:=IF([.J25]=&quot;&quot;;&quot;&quot;;[.$G26]*[.Q25]*[.J25]*[.K25])">
            <text:p/>
          </table:table-cell>
          <table:table-cell table:formula="of:=IF([.L25]=&quot;&quot;;&quot;&quot;;[.$G26]*[.R25]*[.L25])">
            <text:p/>
          </table:table-cell>
          <table:table-cell table:formula="of:=IF([.L25]=&quot;&quot;;&quot;&quot;;[.$G26]*[.R25]*[.L25]*[.M25])">
            <text:p/>
          </table:table-cell>
          <table:table-cell table:formula="of:=IF([.N25]=&quot;&quot;;&quot;&quot;;[.$G26]*[.S25]*[.N25])">
            <text:p/>
          </table:table-cell>
          <table:table-cell table:formula="of:=IF([.N25]=&quot;&quot;;&quot;&quot;;[.$G26]*[.S25]*[.N25]*[.O25])">
            <text:p/>
          </table:table-cell>
          <table:table-cell table:formula="of:=IF([.H26]=&quot;&quot;;&quot;&quot;;[.$U25]*[.H26])">
            <text:p/>
          </table:table-cell>
          <table:table-cell table:formula="of:=IF([.J26]=&quot;&quot;;&quot;&quot;;[.$U25]*[.J26])">
            <text:p/>
          </table:table-cell>
          <table:table-cell table:formula="of:=IF([.L26]=&quot;&quot;;&quot;&quot;;[.$U25]*[.L26])">
            <text:p/>
          </table:table-cell>
          <table:table-cell table:formula="of:=IF([.N26]=&quot;&quot;;&quot;&quot;;[.$U25]*[.N26])">
            <text:p/>
          </table:table-cell>
          <table:table-cell table:formula="of:=[.P25]*[.$G26]" office:value-type="float" office:value="20.5709145168286" calcext:value-type="float">
            <text:p>20.5709145168286</text:p>
          </table:table-cell>
          <table:table-cell table:formula="of:=[.Q25]*[.$G26]" office:value-type="float" office:value="28.1496724967128" calcext:value-type="float">
            <text:p>28.1496724967128</text:p>
          </table:table-cell>
          <table:table-cell table:formula="of:=[.R25]*[.$G26]" office:value-type="float" office:value="28.1496724967128" calcext:value-type="float">
            <text:p>28.1496724967128</text:p>
          </table:table-cell>
          <table:table-cell table:formula="of:=[.S25]*[.$G26]" office:value-type="float" office:value="56.2993449934257" calcext:value-type="float">
            <text:p>56.2993449934257</text:p>
          </table:table-cell>
          <table:table-cell table:formula="of:=[.P25]/[.$T25]" office:value-type="float" office:value="0.0123697916666667" calcext:value-type="float">
            <text:p>0.012369791666667</text:p>
          </table:table-cell>
          <table:table-cell table:formula="of:=[.Q25]/[.$T25]" office:value-type="float" office:value="0.0169270833333333" calcext:value-type="float">
            <text:p>0.016927083333333</text:p>
          </table:table-cell>
          <table:table-cell table:formula="of:=[.R25]/[.$T25]" office:value-type="float" office:value="0.0169270833333333" calcext:value-type="float">
            <text:p>0.016927083333333</text:p>
          </table:table-cell>
          <table:table-cell table:formula="of:=[.S25]/[.$T25]" office:value-type="float" office:value="0.0338541666666667" calcext:value-type="float">
            <text:p>0.033854166666667</text:p>
          </table:table-cell>
          <table:table-cell table:formula="of:=IF([.H25]=&quot;&quot;;&quot;&quot;;[.H25]*[.I25])">
            <text:p/>
          </table:table-cell>
          <table:table-cell table:formula="of:=IF([.J25]=&quot;&quot;;&quot;&quot;;[.J25]*[.K25])">
            <text:p/>
          </table:table-cell>
          <table:table-cell table:formula="of:=IF([.L25]=&quot;&quot;;&quot;&quot;;[.L25]*[.M25])">
            <text:p/>
          </table:table-cell>
          <table:table-cell table:formula="of:=IF([.N25]=&quot;&quot;;&quot;&quot;;[.N25]*[.O25])">
            <text:p/>
          </table:table-cell>
        </table:table-row>
        <table:table-row table:style-name="ro1">
          <table:table-cell table:formula="of:=[$List1.B27]" office:value-type="float" office:value="35" calcext:value-type="float">
            <text:p>35</text:p>
          </table:table-cell>
          <table:table-cell office:value-type="float" office:value="1.18677248677249" calcext:value-type="float">
            <text:p>1.18677248677249</text:p>
          </table:table-cell>
          <table:table-cell table:formula="of:=[.$C$1]*[.B27]+(1-[.$C$1])*[.C26]" office:value-type="float" office:value="1.10604060076902" calcext:value-type="float">
            <text:p>1.10604060076902</text:p>
          </table:table-cell>
          <table:table-cell office:value-type="float" office:value="22.2139222841911" calcext:value-type="float">
            <text:p>22.2139222841911</text:p>
          </table:table-cell>
          <table:table-cell table:formula="of:=[.D27]/[.$D$2]" office:value-type="float" office:value="0.993660649420652" calcext:value-type="float">
            <text:p>0.993660649420652</text:p>
          </table:table-cell>
          <table:table-cell table:formula="of:=[.$C$1]*[.E27]+(1-[.$C$1])*[.F26]" office:value-type="float" office:value="0.988460605100464" calcext:value-type="float">
            <text:p>0.988460605100464</text:p>
          </table:table-cell>
          <table:table-cell table:formula="of:=[.C27]/[.F25]" office:value-type="float" office:value="1.12141347081279" calcext:value-type="float">
            <text:p>1.12141347081279</text:p>
          </table:table-cell>
          <table:table-cell table:formula="of:=IF([$List1.H27]=&quot;&quot;;&quot;&quot;;[$List1.H27])">
            <text:p/>
          </table:table-cell>
          <table:table-cell table:formula="of:=IF([$List1.I27]=&quot;&quot;;&quot;&quot;;[$List1.I27])">
            <text:p/>
          </table:table-cell>
          <table:table-cell table:formula="of:=IF([$List1.V27]=&quot;&quot;;&quot;&quot;;[$List1.V27])">
            <text:p/>
          </table:table-cell>
          <table:table-cell table:formula="of:=IF([$List1.W27]=&quot;&quot;;&quot;&quot;;[$List1.W27])">
            <text:p/>
          </table:table-cell>
          <table:table-cell table:formula="of:=IF([$List1.AB27]=&quot;&quot;;&quot;&quot;;[$List1.AB27])">
            <text:p/>
          </table:table-cell>
          <table:table-cell table:formula="of:=IF([$List1.AC27]=&quot;&quot;;&quot;&quot;;[$List1.AC27])">
            <text:p/>
          </table:table-cell>
          <table:table-cell table:formula="of:=IF([$List1.AH27]=&quot;&quot;;&quot;&quot;;[$List1.AH27])">
            <text:p/>
          </table:table-cell>
          <table:table-cell table:formula="of:=IF([$List1.AI27]=&quot;&quot;;&quot;&quot;;[$List1.AI27])">
            <text:p/>
          </table:table-cell>
          <table:table-cell table:formula="of:=SUMIF([mzcr.$S$2:.$S$421];[.$A27];[$mzcr.T$2:$mzcr.T$421])" office:value-type="float" office:value="23" calcext:value-type="float">
            <text:p>23</text:p>
          </table:table-cell>
          <table:table-cell table:formula="of:=SUMIF([mzcr.$S$2:.$S$421];[.$A27];[$mzcr.U$2:$mzcr.U$421])" office:value-type="float" office:value="55" calcext:value-type="float">
            <text:p>55</text:p>
          </table:table-cell>
          <table:table-cell table:formula="of:=SUMIF([mzcr.$S$2:.$S$421];[.$A27];[$mzcr.V$2:$mzcr.V$421])" office:value-type="float" office:value="52" calcext:value-type="float">
            <text:p>52</text:p>
          </table:table-cell>
          <table:table-cell table:formula="of:=SUMIF([mzcr.$S$2:.$S$421];[.$A27];[$mzcr.W$2:$mzcr.W$421])" office:value-type="float" office:value="96" calcext:value-type="float">
            <text:p>96</text:p>
          </table:table-cell>
          <table:table-cell table:formula="of:=SUMIF([mzcr.$S$2:.$S$421];[.$A27];[$mzcr.X$2:$mzcr.X$421])" office:value-type="float" office:value="2318" calcext:value-type="float">
            <text:p>2318</text:p>
          </table:table-cell>
          <table:table-cell table:formula="of:=[.T26]*[.C27]" office:value-type="float" office:value="1962.11602576423" calcext:value-type="float">
            <text:p>1962.11602576423</text:p>
          </table:table-cell>
          <table:table-cell table:formula="of:=IF([.H26]=&quot;&quot;;&quot;&quot;;[.$G27]*[.P26]*[.H26])">
            <text:p/>
          </table:table-cell>
          <table:table-cell table:formula="of:=IF([.H26]=&quot;&quot;;&quot;&quot;;[.$G27]*[.P26]*[.H26]*[.I26])">
            <text:p/>
          </table:table-cell>
          <table:table-cell table:formula="of:=IF([.J26]=&quot;&quot;;&quot;&quot;;[.$G27]*[.Q26]*[.J26])">
            <text:p/>
          </table:table-cell>
          <table:table-cell table:formula="of:=IF([.J26]=&quot;&quot;;&quot;&quot;;[.$G27]*[.Q26]*[.J26]*[.K26])">
            <text:p/>
          </table:table-cell>
          <table:table-cell table:formula="of:=IF([.L26]=&quot;&quot;;&quot;&quot;;[.$G27]*[.R26]*[.L26])">
            <text:p/>
          </table:table-cell>
          <table:table-cell table:formula="of:=IF([.L26]=&quot;&quot;;&quot;&quot;;[.$G27]*[.R26]*[.L26]*[.M26])">
            <text:p/>
          </table:table-cell>
          <table:table-cell table:formula="of:=IF([.N26]=&quot;&quot;;&quot;&quot;;[.$G27]*[.S26]*[.N26])">
            <text:p/>
          </table:table-cell>
          <table:table-cell table:formula="of:=IF([.N26]=&quot;&quot;;&quot;&quot;;[.$G27]*[.S26]*[.N26]*[.O26])">
            <text:p/>
          </table:table-cell>
          <table:table-cell table:formula="of:=IF([.H27]=&quot;&quot;;&quot;&quot;;[.$U26]*[.H27])">
            <text:p/>
          </table:table-cell>
          <table:table-cell table:formula="of:=IF([.J27]=&quot;&quot;;&quot;&quot;;[.$U26]*[.J27])">
            <text:p/>
          </table:table-cell>
          <table:table-cell table:formula="of:=IF([.L27]=&quot;&quot;;&quot;&quot;;[.$U26]*[.L27])">
            <text:p/>
          </table:table-cell>
          <table:table-cell table:formula="of:=IF([.N27]=&quot;&quot;;&quot;&quot;;[.$U26]*[.N27])">
            <text:p/>
          </table:table-cell>
          <table:table-cell table:formula="of:=[.P26]*[.$G27]" office:value-type="float" office:value="25.7925098286941" calcext:value-type="float">
            <text:p>25.7925098286941</text:p>
          </table:table-cell>
          <table:table-cell table:formula="of:=[.Q26]*[.$G27]" office:value-type="float" office:value="60.5563274238904" calcext:value-type="float">
            <text:p>60.5563274238904</text:p>
          </table:table-cell>
          <table:table-cell table:formula="of:=[.R26]*[.$G27]" office:value-type="float" office:value="62.799154365516" calcext:value-type="float">
            <text:p>62.799154365516</text:p>
          </table:table-cell>
          <table:table-cell table:formula="of:=[.S26]*[.$G27]" office:value-type="float" office:value="100.927212373151" calcext:value-type="float">
            <text:p>100.927212373151</text:p>
          </table:table-cell>
          <table:table-cell table:formula="of:=[.P26]/[.$T26]" office:value-type="float" office:value="0.0129650507328072" calcext:value-type="float">
            <text:p>0.012965050732807</text:p>
          </table:table-cell>
          <table:table-cell table:formula="of:=[.Q26]/[.$T26]" office:value-type="float" office:value="0.0304396843291995" calcext:value-type="float">
            <text:p>0.0304396843292</text:p>
          </table:table-cell>
          <table:table-cell table:formula="of:=[.R26]/[.$T26]" office:value-type="float" office:value="0.0315670800450958" calcext:value-type="float">
            <text:p>0.031567080045096</text:p>
          </table:table-cell>
          <table:table-cell table:formula="of:=[.S26]/[.$T26]" office:value-type="float" office:value="0.0507328072153326" calcext:value-type="float">
            <text:p>0.050732807215333</text:p>
          </table:table-cell>
          <table:table-cell table:formula="of:=IF([.H26]=&quot;&quot;;&quot;&quot;;[.H26]*[.I26])">
            <text:p/>
          </table:table-cell>
          <table:table-cell table:formula="of:=IF([.J26]=&quot;&quot;;&quot;&quot;;[.J26]*[.K26])">
            <text:p/>
          </table:table-cell>
          <table:table-cell table:formula="of:=IF([.L26]=&quot;&quot;;&quot;&quot;;[.L26]*[.M26])">
            <text:p/>
          </table:table-cell>
          <table:table-cell table:formula="of:=IF([.N26]=&quot;&quot;;&quot;&quot;;[.N26]*[.O26])">
            <text:p/>
          </table:table-cell>
        </table:table-row>
        <table:table-row table:style-name="ro1">
          <table:table-cell table:formula="of:=[$List1.B28]" office:value-type="float" office:value="36" calcext:value-type="float">
            <text:p>36</text:p>
          </table:table-cell>
          <table:table-cell office:value-type="float" office:value="1.36493506493506" calcext:value-type="float">
            <text:p>1.36493506493506</text:p>
          </table:table-cell>
          <table:table-cell table:formula="of:=[.$C$1]*[.B28]+(1-[.$C$1])*[.C27]" office:value-type="float" office:value="1.18370894001883" calcext:value-type="float">
            <text:p>1.18370894001883</text:p>
          </table:table-cell>
          <table:table-cell office:value-type="float" office:value="23.1348655694268" calcext:value-type="float">
            <text:p>23.1348655694268</text:p>
          </table:table-cell>
          <table:table-cell table:formula="of:=[.D28]/[.$D$2]" office:value-type="float" office:value="1.03485576531147" calcext:value-type="float">
            <text:p>1.03485576531147</text:p>
          </table:table-cell>
          <table:table-cell table:formula="of:=[.$C$1]*[.E28]+(1-[.$C$1])*[.F27]" office:value-type="float" office:value="1.00237915316377" calcext:value-type="float">
            <text:p>1.00237915316377</text:p>
          </table:table-cell>
          <table:table-cell table:formula="of:=[.C28]/[.F26]" office:value-type="float" office:value="1.20023374054215" calcext:value-type="float">
            <text:p>1.20023374054215</text:p>
          </table:table-cell>
          <table:table-cell table:formula="of:=IF([$List1.H28]=&quot;&quot;;&quot;&quot;;[$List1.H28])">
            <text:p/>
          </table:table-cell>
          <table:table-cell table:formula="of:=IF([$List1.I28]=&quot;&quot;;&quot;&quot;;[$List1.I28])">
            <text:p/>
          </table:table-cell>
          <table:table-cell table:formula="of:=IF([$List1.V28]=&quot;&quot;;&quot;&quot;;[$List1.V28])">
            <text:p/>
          </table:table-cell>
          <table:table-cell table:formula="of:=IF([$List1.W28]=&quot;&quot;;&quot;&quot;;[$List1.W28])">
            <text:p/>
          </table:table-cell>
          <table:table-cell table:formula="of:=IF([$List1.AB28]=&quot;&quot;;&quot;&quot;;[$List1.AB28])">
            <text:p/>
          </table:table-cell>
          <table:table-cell table:formula="of:=IF([$List1.AC28]=&quot;&quot;;&quot;&quot;;[$List1.AC28])">
            <text:p/>
          </table:table-cell>
          <table:table-cell table:formula="of:=IF([$List1.AH28]=&quot;&quot;;&quot;&quot;;[$List1.AH28])">
            <text:p/>
          </table:table-cell>
          <table:table-cell table:formula="of:=IF([$List1.AI28]=&quot;&quot;;&quot;&quot;;[$List1.AI28])">
            <text:p/>
          </table:table-cell>
          <table:table-cell table:formula="of:=SUMIF([mzcr.$S$2:.$S$421];[.$A28];[$mzcr.T$2:$mzcr.T$421])" office:value-type="float" office:value="37" calcext:value-type="float">
            <text:p>37</text:p>
          </table:table-cell>
          <table:table-cell table:formula="of:=SUMIF([mzcr.$S$2:.$S$421];[.$A28];[$mzcr.U$2:$mzcr.U$421])" office:value-type="float" office:value="90" calcext:value-type="float">
            <text:p>90</text:p>
          </table:table-cell>
          <table:table-cell table:formula="of:=SUMIF([mzcr.$S$2:.$S$421];[.$A28];[$mzcr.V$2:$mzcr.V$421])" office:value-type="float" office:value="90" calcext:value-type="float">
            <text:p>90</text:p>
          </table:table-cell>
          <table:table-cell table:formula="of:=SUMIF([mzcr.$S$2:.$S$421];[.$A28];[$mzcr.W$2:$mzcr.W$421])" office:value-type="float" office:value="142" calcext:value-type="float">
            <text:p>142</text:p>
          </table:table-cell>
          <table:table-cell table:formula="of:=SUMIF([mzcr.$S$2:.$S$421];[.$A28];[$mzcr.X$2:$mzcr.X$421])" office:value-type="float" office:value="3573" calcext:value-type="float">
            <text:p>3573</text:p>
          </table:table-cell>
          <table:table-cell table:formula="of:=[.T27]*[.C28]" office:value-type="float" office:value="2743.83732296365" calcext:value-type="float">
            <text:p>2743.83732296365</text:p>
          </table:table-cell>
          <table:table-cell table:formula="of:=IF([.H27]=&quot;&quot;;&quot;&quot;;[.$G28]*[.P27]*[.H27])">
            <text:p/>
          </table:table-cell>
          <table:table-cell table:formula="of:=IF([.H27]=&quot;&quot;;&quot;&quot;;[.$G28]*[.P27]*[.H27]*[.I27])">
            <text:p/>
          </table:table-cell>
          <table:table-cell table:formula="of:=IF([.J27]=&quot;&quot;;&quot;&quot;;[.$G28]*[.Q27]*[.J27])">
            <text:p/>
          </table:table-cell>
          <table:table-cell table:formula="of:=IF([.J27]=&quot;&quot;;&quot;&quot;;[.$G28]*[.Q27]*[.J27]*[.K27])">
            <text:p/>
          </table:table-cell>
          <table:table-cell table:formula="of:=IF([.L27]=&quot;&quot;;&quot;&quot;;[.$G28]*[.R27]*[.L27])">
            <text:p/>
          </table:table-cell>
          <table:table-cell table:formula="of:=IF([.L27]=&quot;&quot;;&quot;&quot;;[.$G28]*[.R27]*[.L27]*[.M27])">
            <text:p/>
          </table:table-cell>
          <table:table-cell table:formula="of:=IF([.N27]=&quot;&quot;;&quot;&quot;;[.$G28]*[.S27]*[.N27])">
            <text:p/>
          </table:table-cell>
          <table:table-cell table:formula="of:=IF([.N27]=&quot;&quot;;&quot;&quot;;[.$G28]*[.S27]*[.N27]*[.O27])">
            <text:p/>
          </table:table-cell>
          <table:table-cell table:formula="of:=IF([.H28]=&quot;&quot;;&quot;&quot;;[.$U27]*[.H28])">
            <text:p/>
          </table:table-cell>
          <table:table-cell table:formula="of:=IF([.J28]=&quot;&quot;;&quot;&quot;;[.$U27]*[.J28])">
            <text:p/>
          </table:table-cell>
          <table:table-cell table:formula="of:=IF([.L28]=&quot;&quot;;&quot;&quot;;[.$U27]*[.L28])">
            <text:p/>
          </table:table-cell>
          <table:table-cell table:formula="of:=IF([.N28]=&quot;&quot;;&quot;&quot;;[.$U27]*[.N28])">
            <text:p/>
          </table:table-cell>
          <table:table-cell table:formula="of:=[.P27]*[.$G28]" office:value-type="float" office:value="27.6053760324695" calcext:value-type="float">
            <text:p>27.6053760324695</text:p>
          </table:table-cell>
          <table:table-cell table:formula="of:=[.Q27]*[.$G28]" office:value-type="float" office:value="66.0128557298183" calcext:value-type="float">
            <text:p>66.0128557298183</text:p>
          </table:table-cell>
          <table:table-cell table:formula="of:=[.R27]*[.$G28]" office:value-type="float" office:value="62.4121545081919" calcext:value-type="float">
            <text:p>62.4121545081919</text:p>
          </table:table-cell>
          <table:table-cell table:formula="of:=[.S27]*[.$G28]" office:value-type="float" office:value="115.222439092047" calcext:value-type="float">
            <text:p>115.222439092047</text:p>
          </table:table-cell>
          <table:table-cell table:formula="of:=[.P27]/[.$T27]" office:value-type="float" office:value="0.00992234685073339" calcext:value-type="float">
            <text:p>0.009922346850733</text:p>
          </table:table-cell>
          <table:table-cell table:formula="of:=[.Q27]/[.$T27]" office:value-type="float" office:value="0.0237273511647972" calcext:value-type="float">
            <text:p>0.023727351164797</text:p>
          </table:table-cell>
          <table:table-cell table:formula="of:=[.R27]/[.$T27]" office:value-type="float" office:value="0.0224331320103538" calcext:value-type="float">
            <text:p>0.022433132010354</text:p>
          </table:table-cell>
          <table:table-cell table:formula="of:=[.S27]/[.$T27]" office:value-type="float" office:value="0.0414150129421915" calcext:value-type="float">
            <text:p>0.041415012942192</text:p>
          </table:table-cell>
          <table:table-cell table:formula="of:=IF([.H27]=&quot;&quot;;&quot;&quot;;[.H27]*[.I27])">
            <text:p/>
          </table:table-cell>
          <table:table-cell table:formula="of:=IF([.J27]=&quot;&quot;;&quot;&quot;;[.J27]*[.K27])">
            <text:p/>
          </table:table-cell>
          <table:table-cell table:formula="of:=IF([.L27]=&quot;&quot;;&quot;&quot;;[.L27]*[.M27])">
            <text:p/>
          </table:table-cell>
          <table:table-cell table:formula="of:=IF([.N27]=&quot;&quot;;&quot;&quot;;[.N27]*[.O27])">
            <text:p/>
          </table:table-cell>
        </table:table-row>
        <table:table-row table:style-name="ro1">
          <table:table-cell table:formula="of:=[$List1.B29]" office:value-type="float" office:value="37" calcext:value-type="float">
            <text:p>37</text:p>
          </table:table-cell>
          <table:table-cell office:value-type="float" office:value="1.63688681830639" calcext:value-type="float">
            <text:p>1.63688681830639</text:p>
          </table:table-cell>
          <table:table-cell table:formula="of:=[.$C$1]*[.B29]+(1-[.$C$1])*[.C28]" office:value-type="float" office:value="1.3196623035051" calcext:value-type="float">
            <text:p>1.3196623035051</text:p>
          </table:table-cell>
          <table:table-cell office:value-type="float" office:value="23.3073677991473" calcext:value-type="float">
            <text:p>23.3073677991473</text:p>
          </table:table-cell>
          <table:table-cell table:formula="of:=[.D29]/[.$D$2]" office:value-type="float" office:value="1.04257203781021" calcext:value-type="float">
            <text:p>1.04257203781021</text:p>
          </table:table-cell>
          <table:table-cell table:formula="of:=[.$C$1]*[.E29]+(1-[.$C$1])*[.F28]" office:value-type="float" office:value="1.0144370185577" calcext:value-type="float">
            <text:p>1.0144370185577</text:p>
          </table:table-cell>
          <table:table-cell table:formula="of:=[.C29]/[.F27]" office:value-type="float" office:value="1.33506818248055" calcext:value-type="float">
            <text:p>1.33506818248055</text:p>
          </table:table-cell>
          <table:table-cell table:formula="of:=IF([$List1.H29]=&quot;&quot;;&quot;&quot;;[$List1.H29])" office:value-type="float" office:value="1" calcext:value-type="float">
            <text:p>1</text:p>
          </table:table-cell>
          <table:table-cell table:formula="of:=IF([$List1.I29]=&quot;&quot;;&quot;&quot;;[$List1.I29])" office:value-type="float" office:value="0" calcext:value-type="float">
            <text:p>0</text:p>
          </table:table-cell>
          <table:table-cell table:formula="of:=IF([$List1.V29]=&quot;&quot;;&quot;&quot;;[$List1.V29])" office:value-type="float" office:value="1" calcext:value-type="float">
            <text:p>1</text:p>
          </table:table-cell>
          <table:table-cell table:formula="of:=IF([$List1.W29]=&quot;&quot;;&quot;&quot;;[$List1.W29])" office:value-type="float" office:value="0" calcext:value-type="float">
            <text:p>0</text:p>
          </table:table-cell>
          <table:table-cell table:formula="of:=IF([$List1.AB29]=&quot;&quot;;&quot;&quot;;[$List1.AB29])" office:value-type="float" office:value="1" calcext:value-type="float">
            <text:p>1</text:p>
          </table:table-cell>
          <table:table-cell table:formula="of:=IF([$List1.AC29]=&quot;&quot;;&quot;&quot;;[$List1.AC29])" office:value-type="float" office:value="0" calcext:value-type="float">
            <text:p>0</text:p>
          </table:table-cell>
          <table:table-cell table:formula="of:=IF([$List1.AH29]=&quot;&quot;;&quot;&quot;;[$List1.AH29])" office:value-type="float" office:value="1" calcext:value-type="float">
            <text:p>1</text:p>
          </table:table-cell>
          <table:table-cell table:formula="of:=IF([$List1.AI29]=&quot;&quot;;&quot;&quot;;[$List1.AI29])" office:value-type="float" office:value="0" calcext:value-type="float">
            <text:p>0</text:p>
          </table:table-cell>
          <table:table-cell table:formula="of:=SUMIF([mzcr.$S$2:.$S$421];[.$A29];[$mzcr.T$2:$mzcr.T$421])" office:value-type="float" office:value="73" calcext:value-type="float">
            <text:p>73</text:p>
          </table:table-cell>
          <table:table-cell table:formula="of:=SUMIF([mzcr.$S$2:.$S$421];[.$A29];[$mzcr.U$2:$mzcr.U$421])" office:value-type="float" office:value="246" calcext:value-type="float">
            <text:p>246</text:p>
          </table:table-cell>
          <table:table-cell table:formula="of:=SUMIF([mzcr.$S$2:.$S$421];[.$A29];[$mzcr.V$2:$mzcr.V$421])" office:value-type="float" office:value="291" calcext:value-type="float">
            <text:p>291</text:p>
          </table:table-cell>
          <table:table-cell table:formula="of:=SUMIF([mzcr.$S$2:.$S$421];[.$A29];[$mzcr.W$2:$mzcr.W$421])" office:value-type="float" office:value="580" calcext:value-type="float">
            <text:p>580</text:p>
          </table:table-cell>
          <table:table-cell table:formula="of:=SUMIF([mzcr.$S$2:.$S$421];[.$A29];[$mzcr.X$2:$mzcr.X$421])" office:value-type="float" office:value="7489" calcext:value-type="float">
            <text:p>7489</text:p>
          </table:table-cell>
          <table:table-cell table:formula="of:=[.T28]*[.C29]" office:value-type="float" office:value="4715.15341042371" calcext:value-type="float">
            <text:p>4715.15341042371</text:p>
          </table:table-cell>
          <table:table-cell table:formula="of:=IF([.H28]=&quot;&quot;;&quot;&quot;;[.$G29]*[.P28]*[.H28])">
            <text:p/>
          </table:table-cell>
          <table:table-cell table:formula="of:=IF([.H28]=&quot;&quot;;&quot;&quot;;[.$G29]*[.P28]*[.H28]*[.I28])">
            <text:p/>
          </table:table-cell>
          <table:table-cell table:formula="of:=IF([.J28]=&quot;&quot;;&quot;&quot;;[.$G29]*[.Q28]*[.J28])">
            <text:p/>
          </table:table-cell>
          <table:table-cell table:formula="of:=IF([.J28]=&quot;&quot;;&quot;&quot;;[.$G29]*[.Q28]*[.J28]*[.K28])">
            <text:p/>
          </table:table-cell>
          <table:table-cell table:formula="of:=IF([.L28]=&quot;&quot;;&quot;&quot;;[.$G29]*[.R28]*[.L28])">
            <text:p/>
          </table:table-cell>
          <table:table-cell table:formula="of:=IF([.L28]=&quot;&quot;;&quot;&quot;;[.$G29]*[.R28]*[.L28]*[.M28])">
            <text:p/>
          </table:table-cell>
          <table:table-cell table:formula="of:=IF([.N28]=&quot;&quot;;&quot;&quot;;[.$G29]*[.S28]*[.N28])">
            <text:p/>
          </table:table-cell>
          <table:table-cell table:formula="of:=IF([.N28]=&quot;&quot;;&quot;&quot;;[.$G29]*[.S28]*[.N28]*[.O28])">
            <text:p/>
          </table:table-cell>
          <table:table-cell table:formula="of:=IF([.H29]=&quot;&quot;;&quot;&quot;;[.$U28]*[.H29])" office:value-type="float" office:value="2743.83732296365" calcext:value-type="float">
            <text:p>2743.83732296365</text:p>
          </table:table-cell>
          <table:table-cell table:formula="of:=IF([.J29]=&quot;&quot;;&quot;&quot;;[.$U28]*[.J29])" office:value-type="float" office:value="2743.83732296365" calcext:value-type="float">
            <text:p>2743.83732296365</text:p>
          </table:table-cell>
          <table:table-cell table:formula="of:=IF([.L29]=&quot;&quot;;&quot;&quot;;[.$U28]*[.L29])" office:value-type="float" office:value="2743.83732296365" calcext:value-type="float">
            <text:p>2743.83732296365</text:p>
          </table:table-cell>
          <table:table-cell table:formula="of:=IF([.N29]=&quot;&quot;;&quot;&quot;;[.$U28]*[.N29])" office:value-type="float" office:value="2743.83732296365" calcext:value-type="float">
            <text:p>2743.83732296365</text:p>
          </table:table-cell>
          <table:table-cell table:formula="of:=[.P28]*[.$G29]" office:value-type="float" office:value="49.3975227517802" calcext:value-type="float">
            <text:p>49.3975227517802</text:p>
          </table:table-cell>
          <table:table-cell table:formula="of:=[.Q28]*[.$G29]" office:value-type="float" office:value="120.156136423249" calcext:value-type="float">
            <text:p>120.156136423249</text:p>
          </table:table-cell>
          <table:table-cell table:formula="of:=[.R28]*[.$G29]" office:value-type="float" office:value="120.156136423249" calcext:value-type="float">
            <text:p>120.156136423249</text:p>
          </table:table-cell>
          <table:table-cell table:formula="of:=[.S28]*[.$G29]" office:value-type="float" office:value="189.579681912238" calcext:value-type="float">
            <text:p>189.579681912238</text:p>
          </table:table-cell>
          <table:table-cell table:formula="of:=[.P28]/[.$T28]" office:value-type="float" office:value="0.0103554436048139" calcext:value-type="float">
            <text:p>0.010355443604814</text:p>
          </table:table-cell>
          <table:table-cell table:formula="of:=[.Q28]/[.$T28]" office:value-type="float" office:value="0.0251889168765743" calcext:value-type="float">
            <text:p>0.025188916876574</text:p>
          </table:table-cell>
          <table:table-cell table:formula="of:=[.R28]/[.$T28]" office:value-type="float" office:value="0.0251889168765743" calcext:value-type="float">
            <text:p>0.025188916876574</text:p>
          </table:table-cell>
          <table:table-cell table:formula="of:=[.S28]/[.$T28]" office:value-type="float" office:value="0.0397425132941506" calcext:value-type="float">
            <text:p>0.039742513294151</text:p>
          </table:table-cell>
          <table:table-cell table:formula="of:=IF([.H28]=&quot;&quot;;&quot;&quot;;[.H28]*[.I28])">
            <text:p/>
          </table:table-cell>
          <table:table-cell table:formula="of:=IF([.J28]=&quot;&quot;;&quot;&quot;;[.J28]*[.K28])">
            <text:p/>
          </table:table-cell>
          <table:table-cell table:formula="of:=IF([.L28]=&quot;&quot;;&quot;&quot;;[.L28]*[.M28])">
            <text:p/>
          </table:table-cell>
          <table:table-cell table:formula="of:=IF([.N28]=&quot;&quot;;&quot;&quot;;[.N28]*[.O28])">
            <text:p/>
          </table:table-cell>
        </table:table-row>
        <table:table-row table:style-name="ro1">
          <table:table-cell table:formula="of:=[$List1.B30]" office:value-type="float" office:value="38" calcext:value-type="float">
            <text:p>38</text:p>
          </table:table-cell>
          <table:table-cell office:value-type="float" office:value="1.53319393622582" calcext:value-type="float">
            <text:p>1.53319393622582</text:p>
          </table:table-cell>
          <table:table-cell table:formula="of:=[.$C$1]*[.B30]+(1-[.$C$1])*[.C29]" office:value-type="float" office:value="1.38372179332131" calcext:value-type="float">
            <text:p>1.38372179332131</text:p>
          </table:table-cell>
          <table:table-cell office:value-type="float" office:value="23.4798700288679" calcext:value-type="float">
            <text:p>23.4798700288679</text:p>
          </table:table-cell>
          <table:table-cell table:formula="of:=[.D30]/[.$D$2]" office:value-type="float" office:value="1.05028831030895" calcext:value-type="float">
            <text:p>1.05028831030895</text:p>
          </table:table-cell>
          <table:table-cell table:formula="of:=[.$C$1]*[.E30]+(1-[.$C$1])*[.F29]" office:value-type="float" office:value="1.02519240608307" calcext:value-type="float">
            <text:p>1.02519240608307</text:p>
          </table:table-cell>
          <table:table-cell table:formula="of:=[.C30]/[.F28]" office:value-type="float" office:value="1.38043752102578" calcext:value-type="float">
            <text:p>1.38043752102578</text:p>
          </table:table-cell>
          <table:table-cell table:formula="of:=IF([$List1.H30]=&quot;&quot;;&quot;&quot;;[$List1.H30])" office:value-type="float" office:value="1" calcext:value-type="float">
            <text:p>1</text:p>
          </table:table-cell>
          <table:table-cell table:formula="of:=IF([$List1.I30]=&quot;&quot;;&quot;&quot;;[$List1.I30])" office:value-type="float" office:value="0" calcext:value-type="float">
            <text:p>0</text:p>
          </table:table-cell>
          <table:table-cell table:formula="of:=IF([$List1.V30]=&quot;&quot;;&quot;&quot;;[$List1.V30])" office:value-type="float" office:value="1" calcext:value-type="float">
            <text:p>1</text:p>
          </table:table-cell>
          <table:table-cell table:formula="of:=IF([$List1.W30]=&quot;&quot;;&quot;&quot;;[$List1.W30])" office:value-type="float" office:value="1" calcext:value-type="float">
            <text:p>1</text:p>
          </table:table-cell>
          <table:table-cell table:formula="of:=IF([$List1.AB30]=&quot;&quot;;&quot;&quot;;[$List1.AB30])" office:value-type="float" office:value="1" calcext:value-type="float">
            <text:p>1</text:p>
          </table:table-cell>
          <table:table-cell table:formula="of:=IF([$List1.AC30]=&quot;&quot;;&quot;&quot;;[$List1.AC30])" office:value-type="float" office:value="1" calcext:value-type="float">
            <text:p>1</text:p>
          </table:table-cell>
          <table:table-cell table:formula="of:=IF([$List1.AH30]=&quot;&quot;;&quot;&quot;;[$List1.AH30])" office:value-type="float" office:value="1" calcext:value-type="float">
            <text:p>1</text:p>
          </table:table-cell>
          <table:table-cell table:formula="of:=IF([$List1.AI30]=&quot;&quot;;&quot;&quot;;[$List1.AI30])" office:value-type="float" office:value="1" calcext:value-type="float">
            <text:p>1</text:p>
          </table:table-cell>
          <table:table-cell table:formula="of:=SUMIF([mzcr.$S$2:.$S$421];[.$A30];[$mzcr.T$2:$mzcr.T$421])" office:value-type="float" office:value="106" calcext:value-type="float">
            <text:p>106</text:p>
          </table:table-cell>
          <table:table-cell table:formula="of:=SUMIF([mzcr.$S$2:.$S$421];[.$A30];[$mzcr.U$2:$mzcr.U$421])" office:value-type="float" office:value="534" calcext:value-type="float">
            <text:p>534</text:p>
          </table:table-cell>
          <table:table-cell table:formula="of:=SUMIF([mzcr.$S$2:.$S$421];[.$A30];[$mzcr.V$2:$mzcr.V$421])" office:value-type="float" office:value="664" calcext:value-type="float">
            <text:p>664</text:p>
          </table:table-cell>
          <table:table-cell table:formula="of:=SUMIF([mzcr.$S$2:.$S$421];[.$A30];[$mzcr.W$2:$mzcr.W$421])" office:value-type="float" office:value="995" calcext:value-type="float">
            <text:p>995</text:p>
          </table:table-cell>
          <table:table-cell table:formula="of:=SUMIF([mzcr.$S$2:.$S$421];[.$A30];[$mzcr.X$2:$mzcr.X$421])" office:value-type="float" office:value="11837" calcext:value-type="float">
            <text:p>11837</text:p>
          </table:table-cell>
          <table:table-cell table:formula="of:=[.T29]*[.C30]" office:value-type="float" office:value="10362.6925101833" calcext:value-type="float">
            <text:p>10362.6925101833</text:p>
          </table:table-cell>
          <table:table-cell table:formula="of:=IF([.H29]=&quot;&quot;;&quot;&quot;;[.$G30]*[.P29]*[.H29])" office:value-type="float" office:value="100.771939034882" calcext:value-type="float">
            <text:p>100.771939034882</text:p>
          </table:table-cell>
          <table:table-cell table:formula="of:=IF([.H29]=&quot;&quot;;&quot;&quot;;[.$G30]*[.P29]*[.H29]*[.I29])" office:value-type="float" office:value="0" calcext:value-type="float">
            <text:p>0</text:p>
          </table:table-cell>
          <table:table-cell table:formula="of:=IF([.J29]=&quot;&quot;;&quot;&quot;;[.$G30]*[.Q29]*[.J29])" office:value-type="float" office:value="339.587630172343" calcext:value-type="float">
            <text:p>339.587630172343</text:p>
          </table:table-cell>
          <table:table-cell table:formula="of:=IF([.J29]=&quot;&quot;;&quot;&quot;;[.$G30]*[.Q29]*[.J29]*[.K29])" office:value-type="float" office:value="0" calcext:value-type="float">
            <text:p>0</text:p>
          </table:table-cell>
          <table:table-cell table:formula="of:=IF([.L29]=&quot;&quot;;&quot;&quot;;[.$G30]*[.R29]*[.L29])" office:value-type="float" office:value="401.707318618503" calcext:value-type="float">
            <text:p>401.707318618503</text:p>
          </table:table-cell>
          <table:table-cell table:formula="of:=IF([.L29]=&quot;&quot;;&quot;&quot;;[.$G30]*[.R29]*[.L29]*[.M29])" office:value-type="float" office:value="0" calcext:value-type="float">
            <text:p>0</text:p>
          </table:table-cell>
          <table:table-cell table:formula="of:=IF([.N29]=&quot;&quot;;&quot;&quot;;[.$G30]*[.S29]*[.N29])" office:value-type="float" office:value="800.653762194955" calcext:value-type="float">
            <text:p>800.653762194955</text:p>
          </table:table-cell>
          <table:table-cell table:formula="of:=IF([.N29]=&quot;&quot;;&quot;&quot;;[.$G30]*[.S29]*[.N29]*[.O29])" office:value-type="float" office:value="0" calcext:value-type="float">
            <text:p>0</text:p>
          </table:table-cell>
          <table:table-cell table:formula="of:=IF([.H30]=&quot;&quot;;&quot;&quot;;[.$U29]*[.H30])" office:value-type="float" office:value="4715.15341042371" calcext:value-type="float">
            <text:p>4715.15341042371</text:p>
          </table:table-cell>
          <table:table-cell table:formula="of:=IF([.J30]=&quot;&quot;;&quot;&quot;;[.$U29]*[.J30])" office:value-type="float" office:value="4715.15341042371" calcext:value-type="float">
            <text:p>4715.15341042371</text:p>
          </table:table-cell>
          <table:table-cell table:formula="of:=IF([.L30]=&quot;&quot;;&quot;&quot;;[.$U29]*[.L30])" office:value-type="float" office:value="4715.15341042371" calcext:value-type="float">
            <text:p>4715.15341042371</text:p>
          </table:table-cell>
          <table:table-cell table:formula="of:=IF([.N30]=&quot;&quot;;&quot;&quot;;[.$U29]*[.N30])" office:value-type="float" office:value="4715.15341042371" calcext:value-type="float">
            <text:p>4715.15341042371</text:p>
          </table:table-cell>
          <table:table-cell table:formula="of:=[.P29]*[.$G30]" office:value-type="float" office:value="100.771939034882" calcext:value-type="float">
            <text:p>100.771939034882</text:p>
          </table:table-cell>
          <table:table-cell table:formula="of:=[.Q29]*[.$G30]" office:value-type="float" office:value="339.587630172343" calcext:value-type="float">
            <text:p>339.587630172343</text:p>
          </table:table-cell>
          <table:table-cell table:formula="of:=[.R29]*[.$G30]" office:value-type="float" office:value="401.707318618503" calcext:value-type="float">
            <text:p>401.707318618503</text:p>
          </table:table-cell>
          <table:table-cell table:formula="of:=[.S29]*[.$G30]" office:value-type="float" office:value="800.653762194955" calcext:value-type="float">
            <text:p>800.653762194955</text:p>
          </table:table-cell>
          <table:table-cell table:formula="of:=[.P29]/[.$T29]" office:value-type="float" office:value="0.00974762985712378" calcext:value-type="float">
            <text:p>0.009747629857124</text:p>
          </table:table-cell>
          <table:table-cell table:formula="of:=[.Q29]/[.$T29]" office:value-type="float" office:value="0.0328481773267459" calcext:value-type="float">
            <text:p>0.032848177326746</text:p>
          </table:table-cell>
          <table:table-cell table:formula="of:=[.R29]/[.$T29]" office:value-type="float" office:value="0.0388569902523701" calcext:value-type="float">
            <text:p>0.03885699025237</text:p>
          </table:table-cell>
          <table:table-cell table:formula="of:=[.S29]/[.$T29]" office:value-type="float" office:value="0.0774469221524903" calcext:value-type="float">
            <text:p>0.07744692215249</text:p>
          </table:table-cell>
          <table:table-cell table:formula="of:=IF([.H29]=&quot;&quot;;&quot;&quot;;[.H29]*[.I29])" office:value-type="float" office:value="0" calcext:value-type="float">
            <text:p>0</text:p>
          </table:table-cell>
          <table:table-cell table:formula="of:=IF([.J29]=&quot;&quot;;&quot;&quot;;[.J29]*[.K29])" office:value-type="float" office:value="0" calcext:value-type="float">
            <text:p>0</text:p>
          </table:table-cell>
          <table:table-cell table:formula="of:=IF([.L29]=&quot;&quot;;&quot;&quot;;[.L29]*[.M29])" office:value-type="float" office:value="0" calcext:value-type="float">
            <text:p>0</text:p>
          </table:table-cell>
          <table:table-cell table:formula="of:=IF([.N29]=&quot;&quot;;&quot;&quot;;[.N29]*[.O29])" office:value-type="float" office:value="0" calcext:value-type="float">
            <text:p>0</text:p>
          </table:table-cell>
        </table:table-row>
        <table:table-row table:style-name="ro1">
          <table:table-cell table:formula="of:=[$List1.B31]" office:value-type="float" office:value="39" calcext:value-type="float">
            <text:p>39</text:p>
          </table:table-cell>
          <table:table-cell office:value-type="float" office:value="1.10127857419605" calcext:value-type="float">
            <text:p>1.10127857419605</text:p>
          </table:table-cell>
          <table:table-cell table:formula="of:=[.$C$1]*[.B31]+(1-[.$C$1])*[.C30]" office:value-type="float" office:value="1.29898882758374" calcext:value-type="float">
            <text:p>1.29898882758374</text:p>
          </table:table-cell>
          <table:table-cell office:value-type="float" office:value="23.7492882304467" calcext:value-type="float">
            <text:p>23.7492882304467</text:p>
          </table:table-cell>
          <table:table-cell table:formula="of:=[.D31]/[.$D$2]" office:value-type="float" office:value="1.06233977342841" calcext:value-type="float">
            <text:p>1.06233977342841</text:p>
          </table:table-cell>
          <table:table-cell table:formula="of:=[.$C$1]*[.E31]+(1-[.$C$1])*[.F30]" office:value-type="float" office:value="1.03633661628667" calcext:value-type="float">
            <text:p>1.03633661628667</text:p>
          </table:table-cell>
          <table:table-cell table:formula="of:=[.C31]/[.F29]" office:value-type="float" office:value="1.28050219365083" calcext:value-type="float">
            <text:p>1.28050219365083</text:p>
          </table:table-cell>
          <table:table-cell table:formula="of:=IF([$List1.H31]=&quot;&quot;;&quot;&quot;;[$List1.H31])" office:value-type="float" office:value="1" calcext:value-type="float">
            <text:p>1</text:p>
          </table:table-cell>
          <table:table-cell table:formula="of:=IF([$List1.I31]=&quot;&quot;;&quot;&quot;;[$List1.I31])" office:value-type="float" office:value="0" calcext:value-type="float">
            <text:p>0</text:p>
          </table:table-cell>
          <table:table-cell table:formula="of:=IF([$List1.V31]=&quot;&quot;;&quot;&quot;;[$List1.V31])" office:value-type="float" office:value="1" calcext:value-type="float">
            <text:p>1</text:p>
          </table:table-cell>
          <table:table-cell table:formula="of:=IF([$List1.W31]=&quot;&quot;;&quot;&quot;;[$List1.W31])" office:value-type="float" office:value="1" calcext:value-type="float">
            <text:p>1</text:p>
          </table:table-cell>
          <table:table-cell table:formula="of:=IF([$List1.AB31]=&quot;&quot;;&quot;&quot;;[$List1.AB31])" office:value-type="float" office:value="1" calcext:value-type="float">
            <text:p>1</text:p>
          </table:table-cell>
          <table:table-cell table:formula="of:=IF([$List1.AC31]=&quot;&quot;;&quot;&quot;;[$List1.AC31])" office:value-type="float" office:value="1" calcext:value-type="float">
            <text:p>1</text:p>
          </table:table-cell>
          <table:table-cell table:formula="of:=IF([$List1.AH31]=&quot;&quot;;&quot;&quot;;[$List1.AH31])" office:value-type="float" office:value="1" calcext:value-type="float">
            <text:p>1</text:p>
          </table:table-cell>
          <table:table-cell table:formula="of:=IF([$List1.AI31]=&quot;&quot;;&quot;&quot;;[$List1.AI31])" office:value-type="float" office:value="1" calcext:value-type="float">
            <text:p>1</text:p>
          </table:table-cell>
          <table:table-cell table:formula="of:=SUMIF([mzcr.$S$2:.$S$421];[.$A31];[$mzcr.T$2:$mzcr.T$421])" office:value-type="float" office:value="167" calcext:value-type="float">
            <text:p>167</text:p>
          </table:table-cell>
          <table:table-cell table:formula="of:=SUMIF([mzcr.$S$2:.$S$421];[.$A31];[$mzcr.U$2:$mzcr.U$421])" office:value-type="float" office:value="612" calcext:value-type="float">
            <text:p>612</text:p>
          </table:table-cell>
          <table:table-cell table:formula="of:=SUMIF([mzcr.$S$2:.$S$421];[.$A31];[$mzcr.V$2:$mzcr.V$421])" office:value-type="float" office:value="850" calcext:value-type="float">
            <text:p>850</text:p>
          </table:table-cell>
          <table:table-cell table:formula="of:=SUMIF([mzcr.$S$2:.$S$421];[.$A31];[$mzcr.W$2:$mzcr.W$421])" office:value-type="float" office:value="1217" calcext:value-type="float">
            <text:p>1217</text:p>
          </table:table-cell>
          <table:table-cell table:formula="of:=SUMIF([mzcr.$S$2:.$S$421];[.$A31];[$mzcr.X$2:$mzcr.X$421])" office:value-type="float" office:value="14128" calcext:value-type="float">
            <text:p>14128</text:p>
          </table:table-cell>
          <table:table-cell table:formula="of:=[.T30]*[.C31]" office:value-type="float" office:value="15376.1307521087" calcext:value-type="float">
            <text:p>15376.1307521087</text:p>
          </table:table-cell>
          <table:table-cell table:formula="of:=IF([.H30]=&quot;&quot;;&quot;&quot;;[.$G31]*[.P30]*[.H30])" office:value-type="float" office:value="135.733232526987" calcext:value-type="float">
            <text:p>135.733232526987</text:p>
          </table:table-cell>
          <table:table-cell table:formula="of:=IF([.H30]=&quot;&quot;;&quot;&quot;;[.$G31]*[.P30]*[.H30]*[.I30])" office:value-type="float" office:value="0" calcext:value-type="float">
            <text:p>0</text:p>
          </table:table-cell>
          <table:table-cell table:formula="of:=IF([.J30]=&quot;&quot;;&quot;&quot;;[.$G31]*[.Q30]*[.J30])" office:value-type="float" office:value="683.788171409541" calcext:value-type="float">
            <text:p>683.788171409541</text:p>
          </table:table-cell>
          <table:table-cell table:formula="of:=IF([.J30]=&quot;&quot;;&quot;&quot;;[.$G31]*[.Q30]*[.J30]*[.K30])" office:value-type="float" office:value="683.788171409541" calcext:value-type="float">
            <text:p>683.788171409541</text:p>
          </table:table-cell>
          <table:table-cell table:formula="of:=IF([.L30]=&quot;&quot;;&quot;&quot;;[.$G31]*[.R30]*[.L30])" office:value-type="float" office:value="850.253456584148" calcext:value-type="float">
            <text:p>850.253456584148</text:p>
          </table:table-cell>
          <table:table-cell table:formula="of:=IF([.L30]=&quot;&quot;;&quot;&quot;;[.$G31]*[.R30]*[.L30]*[.M30])" office:value-type="float" office:value="850.253456584148" calcext:value-type="float">
            <text:p>850.253456584148</text:p>
          </table:table-cell>
          <table:table-cell table:formula="of:=IF([.N30]=&quot;&quot;;&quot;&quot;;[.$G31]*[.S30]*[.N30])" office:value-type="float" office:value="1274.09968268257" calcext:value-type="float">
            <text:p>1274.09968268257</text:p>
          </table:table-cell>
          <table:table-cell table:formula="of:=IF([.N30]=&quot;&quot;;&quot;&quot;;[.$G31]*[.S30]*[.N30]*[.O30])" office:value-type="float" office:value="1274.09968268257" calcext:value-type="float">
            <text:p>1274.09968268257</text:p>
          </table:table-cell>
          <table:table-cell table:formula="of:=IF([.H31]=&quot;&quot;;&quot;&quot;;[.$U30]*[.H31])" office:value-type="float" office:value="10362.6925101833" calcext:value-type="float">
            <text:p>10362.6925101833</text:p>
          </table:table-cell>
          <table:table-cell table:formula="of:=IF([.J31]=&quot;&quot;;&quot;&quot;;[.$U30]*[.J31])" office:value-type="float" office:value="10362.6925101833" calcext:value-type="float">
            <text:p>10362.6925101833</text:p>
          </table:table-cell>
          <table:table-cell table:formula="of:=IF([.L31]=&quot;&quot;;&quot;&quot;;[.$U30]*[.L31])" office:value-type="float" office:value="10362.6925101833" calcext:value-type="float">
            <text:p>10362.6925101833</text:p>
          </table:table-cell>
          <table:table-cell table:formula="of:=IF([.N31]=&quot;&quot;;&quot;&quot;;[.$U30]*[.N31])" office:value-type="float" office:value="10362.6925101833" calcext:value-type="float">
            <text:p>10362.6925101833</text:p>
          </table:table-cell>
          <table:table-cell table:formula="of:=[.P30]*[.$G31]" office:value-type="float" office:value="135.733232526987" calcext:value-type="float">
            <text:p>135.733232526987</text:p>
          </table:table-cell>
          <table:table-cell table:formula="of:=[.Q30]*[.$G31]" office:value-type="float" office:value="683.788171409541" calcext:value-type="float">
            <text:p>683.788171409541</text:p>
          </table:table-cell>
          <table:table-cell table:formula="of:=[.R30]*[.$G31]" office:value-type="float" office:value="850.253456584148" calcext:value-type="float">
            <text:p>850.253456584148</text:p>
          </table:table-cell>
          <table:table-cell table:formula="of:=[.S30]*[.$G31]" office:value-type="float" office:value="1274.09968268257" calcext:value-type="float">
            <text:p>1274.09968268257</text:p>
          </table:table-cell>
          <table:table-cell table:formula="of:=[.P30]/[.$T30]" office:value-type="float" office:value="0.0089549716989102" calcext:value-type="float">
            <text:p>0.00895497169891</text:p>
          </table:table-cell>
          <table:table-cell table:formula="of:=[.Q30]/[.$T30]" office:value-type="float" office:value="0.0451127819548872" calcext:value-type="float">
            <text:p>0.045112781954887</text:p>
          </table:table-cell>
          <table:table-cell table:formula="of:=[.R30]/[.$T30]" office:value-type="float" office:value="0.0560952944158148" calcext:value-type="float">
            <text:p>0.056095294415815</text:p>
          </table:table-cell>
          <table:table-cell table:formula="of:=[.S30]/[.$T30]" office:value-type="float" office:value="0.0840584607586382" calcext:value-type="float">
            <text:p>0.084058460758638</text:p>
          </table:table-cell>
          <table:table-cell table:formula="of:=IF([.H30]=&quot;&quot;;&quot;&quot;;[.H30]*[.I30])" office:value-type="float" office:value="0" calcext:value-type="float">
            <text:p>0</text:p>
          </table:table-cell>
          <table:table-cell table:formula="of:=IF([.J30]=&quot;&quot;;&quot;&quot;;[.J30]*[.K30])" office:value-type="float" office:value="1" calcext:value-type="float">
            <text:p>1</text:p>
          </table:table-cell>
          <table:table-cell table:formula="of:=IF([.L30]=&quot;&quot;;&quot;&quot;;[.L30]*[.M30])" office:value-type="float" office:value="1" calcext:value-type="float">
            <text:p>1</text:p>
          </table:table-cell>
          <table:table-cell table:formula="of:=IF([.N30]=&quot;&quot;;&quot;&quot;;[.N30]*[.O30])" office:value-type="float" office:value="1" calcext:value-type="float">
            <text:p>1</text:p>
          </table:table-cell>
        </table:table-row>
        <table:table-row table:style-name="ro1">
          <table:table-cell table:formula="of:=[$List1.B32]" office:value-type="float" office:value="40" calcext:value-type="float">
            <text:p>40</text:p>
          </table:table-cell>
          <table:table-cell office:value-type="float" office:value="1.06139063125584" calcext:value-type="float">
            <text:p>1.06139063125584</text:p>
          </table:table-cell>
          <table:table-cell table:formula="of:=[.$C$1]*[.B32]+(1-[.$C$1])*[.C31]" office:value-type="float" office:value="1.22770936868537" calcext:value-type="float">
            <text:p>1.22770936868537</text:p>
          </table:table-cell>
          <table:table-cell office:value-type="float" office:value="22.6904639407832" calcext:value-type="float">
            <text:p>22.6904639407832</text:p>
          </table:table-cell>
          <table:table-cell table:formula="of:=[.D32]/[.$D$2]" office:value-type="float" office:value="1.01497704217234" calcext:value-type="float">
            <text:p>1.01497704217234</text:p>
          </table:table-cell>
          <table:table-cell table:formula="of:=[.$C$1]*[.E32]+(1-[.$C$1])*[.F31]" office:value-type="float" office:value="1.02992874405237" calcext:value-type="float">
            <text:p>1.02992874405237</text:p>
          </table:table-cell>
          <table:table-cell table:formula="of:=[.C32]/[.F30]" office:value-type="float" office:value="1.19754044353103" calcext:value-type="float">
            <text:p>1.19754044353103</text:p>
          </table:table-cell>
          <table:table-cell table:formula="of:=IF([$List1.H32]=&quot;&quot;;&quot;&quot;;[$List1.H32])" office:value-type="float" office:value="1" calcext:value-type="float">
            <text:p>1</text:p>
          </table:table-cell>
          <table:table-cell table:formula="of:=IF([$List1.I32]=&quot;&quot;;&quot;&quot;;[$List1.I32])" office:value-type="float" office:value="0" calcext:value-type="float">
            <text:p>0</text:p>
          </table:table-cell>
          <table:table-cell table:formula="of:=IF([$List1.V32]=&quot;&quot;;&quot;&quot;;[$List1.V32])" office:value-type="float" office:value="1" calcext:value-type="float">
            <text:p>1</text:p>
          </table:table-cell>
          <table:table-cell table:formula="of:=IF([$List1.W32]=&quot;&quot;;&quot;&quot;;[$List1.W32])" office:value-type="float" office:value="1" calcext:value-type="float">
            <text:p>1</text:p>
          </table:table-cell>
          <table:table-cell table:formula="of:=IF([$List1.AB32]=&quot;&quot;;&quot;&quot;;[$List1.AB32])" office:value-type="float" office:value="1" calcext:value-type="float">
            <text:p>1</text:p>
          </table:table-cell>
          <table:table-cell table:formula="of:=IF([$List1.AC32]=&quot;&quot;;&quot;&quot;;[$List1.AC32])" office:value-type="float" office:value="1" calcext:value-type="float">
            <text:p>1</text:p>
          </table:table-cell>
          <table:table-cell table:formula="of:=IF([$List1.AH32]=&quot;&quot;;&quot;&quot;;[$List1.AH32])" office:value-type="float" office:value="1" calcext:value-type="float">
            <text:p>1</text:p>
          </table:table-cell>
          <table:table-cell table:formula="of:=IF([$List1.AI32]=&quot;&quot;;&quot;&quot;;[$List1.AI32])" office:value-type="float" office:value="1" calcext:value-type="float">
            <text:p>1</text:p>
          </table:table-cell>
          <table:table-cell table:formula="of:=SUMIF([mzcr.$S$2:.$S$421];[.$A32];[$mzcr.T$2:$mzcr.T$421])" office:value-type="float" office:value="167" calcext:value-type="float">
            <text:p>167</text:p>
          </table:table-cell>
          <table:table-cell table:formula="of:=SUMIF([mzcr.$S$2:.$S$421];[.$A32];[$mzcr.U$2:$mzcr.U$421])" office:value-type="float" office:value="618" calcext:value-type="float">
            <text:p>618</text:p>
          </table:table-cell>
          <table:table-cell table:formula="of:=SUMIF([mzcr.$S$2:.$S$421];[.$A32];[$mzcr.V$2:$mzcr.V$421])" office:value-type="float" office:value="680" calcext:value-type="float">
            <text:p>680</text:p>
          </table:table-cell>
          <table:table-cell table:formula="of:=SUMIF([mzcr.$S$2:.$S$421];[.$A32];[$mzcr.W$2:$mzcr.W$421])" office:value-type="float" office:value="952" calcext:value-type="float">
            <text:p>952</text:p>
          </table:table-cell>
          <table:table-cell table:formula="of:=SUMIF([mzcr.$S$2:.$S$421];[.$A32];[$mzcr.X$2:$mzcr.X$421])" office:value-type="float" office:value="17492" calcext:value-type="float">
            <text:p>17492</text:p>
          </table:table-cell>
          <table:table-cell table:formula="of:=[.T31]*[.C32]" office:value-type="float" office:value="17345.0779607869" calcext:value-type="float">
            <text:p>17345.0779607869</text:p>
          </table:table-cell>
          <table:table-cell table:formula="of:=IF([.H31]=&quot;&quot;;&quot;&quot;;[.$G32]*[.P31]*[.H31])" office:value-type="float" office:value="199.989254069682" calcext:value-type="float">
            <text:p>199.989254069682</text:p>
          </table:table-cell>
          <table:table-cell table:formula="of:=IF([.H31]=&quot;&quot;;&quot;&quot;;[.$G32]*[.P31]*[.H31]*[.I31])" office:value-type="float" office:value="0" calcext:value-type="float">
            <text:p>0</text:p>
          </table:table-cell>
          <table:table-cell table:formula="of:=IF([.J31]=&quot;&quot;;&quot;&quot;;[.$G32]*[.Q31]*[.J31])" office:value-type="float" office:value="732.89475144099" calcext:value-type="float">
            <text:p>732.89475144099</text:p>
          </table:table-cell>
          <table:table-cell table:formula="of:=IF([.J31]=&quot;&quot;;&quot;&quot;;[.$G32]*[.Q31]*[.J31]*[.K31])" office:value-type="float" office:value="732.89475144099" calcext:value-type="float">
            <text:p>732.89475144099</text:p>
          </table:table-cell>
          <table:table-cell table:formula="of:=IF([.L31]=&quot;&quot;;&quot;&quot;;[.$G32]*[.R31]*[.L31])" office:value-type="float" office:value="1017.90937700137" calcext:value-type="float">
            <text:p>1017.90937700137</text:p>
          </table:table-cell>
          <table:table-cell table:formula="of:=IF([.L31]=&quot;&quot;;&quot;&quot;;[.$G32]*[.R31]*[.L31]*[.M31])" office:value-type="float" office:value="1017.90937700137" calcext:value-type="float">
            <text:p>1017.90937700137</text:p>
          </table:table-cell>
          <table:table-cell table:formula="of:=IF([.N31]=&quot;&quot;;&quot;&quot;;[.$G32]*[.S31]*[.N31])" office:value-type="float" office:value="1457.40671977726" calcext:value-type="float">
            <text:p>1457.40671977726</text:p>
          </table:table-cell>
          <table:table-cell table:formula="of:=IF([.N31]=&quot;&quot;;&quot;&quot;;[.$G32]*[.S31]*[.N31]*[.O31])" office:value-type="float" office:value="1457.40671977726" calcext:value-type="float">
            <text:p>1457.40671977726</text:p>
          </table:table-cell>
          <table:table-cell table:formula="of:=IF([.H32]=&quot;&quot;;&quot;&quot;;[.$U31]*[.H32])" office:value-type="float" office:value="15376.1307521087" calcext:value-type="float">
            <text:p>15376.1307521087</text:p>
          </table:table-cell>
          <table:table-cell table:formula="of:=IF([.J32]=&quot;&quot;;&quot;&quot;;[.$U31]*[.J32])" office:value-type="float" office:value="15376.1307521087" calcext:value-type="float">
            <text:p>15376.1307521087</text:p>
          </table:table-cell>
          <table:table-cell table:formula="of:=IF([.L32]=&quot;&quot;;&quot;&quot;;[.$U31]*[.L32])" office:value-type="float" office:value="15376.1307521087" calcext:value-type="float">
            <text:p>15376.1307521087</text:p>
          </table:table-cell>
          <table:table-cell table:formula="of:=IF([.N32]=&quot;&quot;;&quot;&quot;;[.$U31]*[.N32])" office:value-type="float" office:value="15376.1307521087" calcext:value-type="float">
            <text:p>15376.1307521087</text:p>
          </table:table-cell>
          <table:table-cell table:formula="of:=[.P31]*[.$G32]" office:value-type="float" office:value="199.989254069682" calcext:value-type="float">
            <text:p>199.989254069682</text:p>
          </table:table-cell>
          <table:table-cell table:formula="of:=[.Q31]*[.$G32]" office:value-type="float" office:value="732.89475144099" calcext:value-type="float">
            <text:p>732.89475144099</text:p>
          </table:table-cell>
          <table:table-cell table:formula="of:=[.R31]*[.$G32]" office:value-type="float" office:value="1017.90937700137" calcext:value-type="float">
            <text:p>1017.90937700137</text:p>
          </table:table-cell>
          <table:table-cell table:formula="of:=[.S31]*[.$G32]" office:value-type="float" office:value="1457.40671977726" calcext:value-type="float">
            <text:p>1457.40671977726</text:p>
          </table:table-cell>
          <table:table-cell table:formula="of:=[.P31]/[.$T31]" office:value-type="float" office:value="0.0118204983012458" calcext:value-type="float">
            <text:p>0.011820498301246</text:p>
          </table:table-cell>
          <table:table-cell table:formula="of:=[.Q31]/[.$T31]" office:value-type="float" office:value="0.0433182332955832" calcext:value-type="float">
            <text:p>0.043318233295583</text:p>
          </table:table-cell>
          <table:table-cell table:formula="of:=[.R31]/[.$T31]" office:value-type="float" office:value="0.0601642129105323" calcext:value-type="float">
            <text:p>0.060164212910532</text:p>
          </table:table-cell>
          <table:table-cell table:formula="of:=[.S31]/[.$T31]" office:value-type="float" office:value="0.0861409966024915" calcext:value-type="float">
            <text:p>0.086140996602492</text:p>
          </table:table-cell>
          <table:table-cell table:formula="of:=IF([.H31]=&quot;&quot;;&quot;&quot;;[.H31]*[.I31])" office:value-type="float" office:value="0" calcext:value-type="float">
            <text:p>0</text:p>
          </table:table-cell>
          <table:table-cell table:formula="of:=IF([.J31]=&quot;&quot;;&quot;&quot;;[.J31]*[.K31])" office:value-type="float" office:value="1" calcext:value-type="float">
            <text:p>1</text:p>
          </table:table-cell>
          <table:table-cell table:formula="of:=IF([.L31]=&quot;&quot;;&quot;&quot;;[.L31]*[.M31])" office:value-type="float" office:value="1" calcext:value-type="float">
            <text:p>1</text:p>
          </table:table-cell>
          <table:table-cell table:formula="of:=IF([.N31]=&quot;&quot;;&quot;&quot;;[.N31]*[.O31])" office:value-type="float" office:value="1" calcext:value-type="float">
            <text:p>1</text:p>
          </table:table-cell>
        </table:table-row>
        <table:table-row table:style-name="ro1">
          <table:table-cell table:formula="of:=[$List1.B33]" office:value-type="float" office:value="41" calcext:value-type="float">
            <text:p>41</text:p>
          </table:table-cell>
          <table:table-cell office:value-type="float" office:value="1.52908587257618" calcext:value-type="float">
            <text:p>1.52908587257618</text:p>
          </table:table-cell>
          <table:table-cell table:formula="of:=[.$C$1]*[.B33]+(1-[.$C$1])*[.C32]" office:value-type="float" office:value="1.31812231985261" calcext:value-type="float">
            <text:p>1.31812231985261</text:p>
          </table:table-cell>
          <table:table-cell office:value-type="float" office:value="21.8988533608168" calcext:value-type="float">
            <text:p>21.8988533608168</text:p>
          </table:table-cell>
          <table:table-cell table:formula="of:=[.D33]/[.$D$2]" office:value-type="float" office:value="0.979567163947572" calcext:value-type="float">
            <text:p>0.979567163947572</text:p>
          </table:table-cell>
          <table:table-cell table:formula="of:=[.$C$1]*[.E33]+(1-[.$C$1])*[.F32]" office:value-type="float" office:value="1.01482027002093" calcext:value-type="float">
            <text:p>1.01482027002093</text:p>
          </table:table-cell>
          <table:table-cell table:formula="of:=[.C33]/[.F31]" office:value-type="float" office:value="1.27190557502022" calcext:value-type="float">
            <text:p>1.27190557502022</text:p>
          </table:table-cell>
          <table:table-cell table:formula="of:=IF([$List1.H33]=&quot;&quot;;&quot;&quot;;[$List1.H33])" office:value-type="float" office:value="1" calcext:value-type="float">
            <text:p>1</text:p>
          </table:table-cell>
          <table:table-cell table:formula="of:=IF([$List1.I33]=&quot;&quot;;&quot;&quot;;[$List1.I33])" office:value-type="float" office:value="0" calcext:value-type="float">
            <text:p>0</text:p>
          </table:table-cell>
          <table:table-cell table:formula="of:=IF([$List1.V33]=&quot;&quot;;&quot;&quot;;[$List1.V33])" office:value-type="float" office:value="1" calcext:value-type="float">
            <text:p>1</text:p>
          </table:table-cell>
          <table:table-cell table:formula="of:=IF([$List1.W33]=&quot;&quot;;&quot;&quot;;[$List1.W33])" office:value-type="float" office:value="1" calcext:value-type="float">
            <text:p>1</text:p>
          </table:table-cell>
          <table:table-cell table:formula="of:=IF([$List1.AB33]=&quot;&quot;;&quot;&quot;;[$List1.AB33])" office:value-type="float" office:value="1" calcext:value-type="float">
            <text:p>1</text:p>
          </table:table-cell>
          <table:table-cell table:formula="of:=IF([$List1.AC33]=&quot;&quot;;&quot;&quot;;[$List1.AC33])" office:value-type="float" office:value="1" calcext:value-type="float">
            <text:p>1</text:p>
          </table:table-cell>
          <table:table-cell table:formula="of:=IF([$List1.AH33]=&quot;&quot;;&quot;&quot;;[$List1.AH33])" office:value-type="float" office:value="1" calcext:value-type="float">
            <text:p>1</text:p>
          </table:table-cell>
          <table:table-cell table:formula="of:=IF([$List1.AI33]=&quot;&quot;;&quot;&quot;;[$List1.AI33])" office:value-type="float" office:value="1" calcext:value-type="float">
            <text:p>1</text:p>
          </table:table-cell>
          <table:table-cell table:formula="of:=SUMIF([mzcr.$S$2:.$S$421];[.$A33];[$mzcr.T$2:$mzcr.T$421])" office:value-type="float" office:value="306" calcext:value-type="float">
            <text:p>306</text:p>
          </table:table-cell>
          <table:table-cell table:formula="of:=SUMIF([mzcr.$S$2:.$S$421];[.$A33];[$mzcr.U$2:$mzcr.U$421])" office:value-type="float" office:value="1076" calcext:value-type="float">
            <text:p>1076</text:p>
          </table:table-cell>
          <table:table-cell table:formula="of:=SUMIF([mzcr.$S$2:.$S$421];[.$A33];[$mzcr.V$2:$mzcr.V$421])" office:value-type="float" office:value="1060" calcext:value-type="float">
            <text:p>1060</text:p>
          </table:table-cell>
          <table:table-cell table:formula="of:=SUMIF([mzcr.$S$2:.$S$421];[.$A33];[$mzcr.W$2:$mzcr.W$421])" office:value-type="float" office:value="1233" calcext:value-type="float">
            <text:p>1233</text:p>
          </table:table-cell>
          <table:table-cell table:formula="of:=SUMIF([mzcr.$S$2:.$S$421];[.$A33];[$mzcr.X$2:$mzcr.X$421])" office:value-type="float" office:value="33623" calcext:value-type="float">
            <text:p>33623</text:p>
          </table:table-cell>
          <table:table-cell table:formula="of:=[.T32]*[.C33]" office:value-type="float" office:value="23056.5956188619" calcext:value-type="float">
            <text:p>23056.5956188619</text:p>
          </table:table-cell>
          <table:table-cell table:formula="of:=IF([.H32]=&quot;&quot;;&quot;&quot;;[.$G33]*[.P32]*[.H32])" office:value-type="float" office:value="212.408231028376" calcext:value-type="float">
            <text:p>212.408231028376</text:p>
          </table:table-cell>
          <table:table-cell table:formula="of:=IF([.H32]=&quot;&quot;;&quot;&quot;;[.$G33]*[.P32]*[.H32]*[.I32])" office:value-type="float" office:value="0" calcext:value-type="float">
            <text:p>0</text:p>
          </table:table-cell>
          <table:table-cell table:formula="of:=IF([.J32]=&quot;&quot;;&quot;&quot;;[.$G33]*[.Q32]*[.J32])" office:value-type="float" office:value="786.037645362495" calcext:value-type="float">
            <text:p>786.037645362495</text:p>
          </table:table-cell>
          <table:table-cell table:formula="of:=IF([.J32]=&quot;&quot;;&quot;&quot;;[.$G33]*[.Q32]*[.J32]*[.K32])" office:value-type="float" office:value="786.037645362495" calcext:value-type="float">
            <text:p>786.037645362495</text:p>
          </table:table-cell>
          <table:table-cell table:formula="of:=IF([.L32]=&quot;&quot;;&quot;&quot;;[.$G33]*[.R32]*[.L32])" office:value-type="float" office:value="864.895791013749" calcext:value-type="float">
            <text:p>864.895791013749</text:p>
          </table:table-cell>
          <table:table-cell table:formula="of:=IF([.L32]=&quot;&quot;;&quot;&quot;;[.$G33]*[.R32]*[.L32]*[.M32])" office:value-type="float" office:value="864.895791013749" calcext:value-type="float">
            <text:p>864.895791013749</text:p>
          </table:table-cell>
          <table:table-cell table:formula="of:=IF([.N32]=&quot;&quot;;&quot;&quot;;[.$G33]*[.S32]*[.N32])" office:value-type="float" office:value="1210.85410741925" calcext:value-type="float">
            <text:p>1210.85410741925</text:p>
          </table:table-cell>
          <table:table-cell table:formula="of:=IF([.N32]=&quot;&quot;;&quot;&quot;;[.$G33]*[.S32]*[.N32]*[.O32])" office:value-type="float" office:value="1210.85410741925" calcext:value-type="float">
            <text:p>1210.85410741925</text:p>
          </table:table-cell>
          <table:table-cell table:formula="of:=IF([.H33]=&quot;&quot;;&quot;&quot;;[.$U32]*[.H33])" office:value-type="float" office:value="17345.0779607869" calcext:value-type="float">
            <text:p>17345.0779607869</text:p>
          </table:table-cell>
          <table:table-cell table:formula="of:=IF([.J33]=&quot;&quot;;&quot;&quot;;[.$U32]*[.J33])" office:value-type="float" office:value="17345.0779607869" calcext:value-type="float">
            <text:p>17345.0779607869</text:p>
          </table:table-cell>
          <table:table-cell table:formula="of:=IF([.L33]=&quot;&quot;;&quot;&quot;;[.$U32]*[.L33])" office:value-type="float" office:value="17345.0779607869" calcext:value-type="float">
            <text:p>17345.0779607869</text:p>
          </table:table-cell>
          <table:table-cell table:formula="of:=IF([.N33]=&quot;&quot;;&quot;&quot;;[.$U32]*[.N33])" office:value-type="float" office:value="17345.0779607869" calcext:value-type="float">
            <text:p>17345.0779607869</text:p>
          </table:table-cell>
          <table:table-cell table:formula="of:=[.P32]*[.$G33]" office:value-type="float" office:value="212.408231028376" calcext:value-type="float">
            <text:p>212.408231028376</text:p>
          </table:table-cell>
          <table:table-cell table:formula="of:=[.Q32]*[.$G33]" office:value-type="float" office:value="786.037645362495" calcext:value-type="float">
            <text:p>786.037645362495</text:p>
          </table:table-cell>
          <table:table-cell table:formula="of:=[.R32]*[.$G33]" office:value-type="float" office:value="864.895791013749" calcext:value-type="float">
            <text:p>864.895791013749</text:p>
          </table:table-cell>
          <table:table-cell table:formula="of:=[.S32]*[.$G33]" office:value-type="float" office:value="1210.85410741925" calcext:value-type="float">
            <text:p>1210.85410741925</text:p>
          </table:table-cell>
          <table:table-cell table:formula="of:=[.P32]/[.$T32]" office:value-type="float" office:value="0.0095472215870112" calcext:value-type="float">
            <text:p>0.009547221587011</text:p>
          </table:table-cell>
          <table:table-cell table:formula="of:=[.Q32]/[.$T32]" office:value-type="float" office:value="0.0353304367710954" calcext:value-type="float">
            <text:p>0.035330436771095</text:p>
          </table:table-cell>
          <table:table-cell table:formula="of:=[.R32]/[.$T32]" office:value-type="float" office:value="0.0388749142465127" calcext:value-type="float">
            <text:p>0.038874914246513</text:p>
          </table:table-cell>
          <table:table-cell table:formula="of:=[.S32]/[.$T32]" office:value-type="float" office:value="0.0544248799451178" calcext:value-type="float">
            <text:p>0.054424879945118</text:p>
          </table:table-cell>
          <table:table-cell table:formula="of:=IF([.H32]=&quot;&quot;;&quot;&quot;;[.H32]*[.I32])" office:value-type="float" office:value="0" calcext:value-type="float">
            <text:p>0</text:p>
          </table:table-cell>
          <table:table-cell table:formula="of:=IF([.J32]=&quot;&quot;;&quot;&quot;;[.J32]*[.K32])" office:value-type="float" office:value="1" calcext:value-type="float">
            <text:p>1</text:p>
          </table:table-cell>
          <table:table-cell table:formula="of:=IF([.L32]=&quot;&quot;;&quot;&quot;;[.L32]*[.M32])" office:value-type="float" office:value="1" calcext:value-type="float">
            <text:p>1</text:p>
          </table:table-cell>
          <table:table-cell table:formula="of:=IF([.N32]=&quot;&quot;;&quot;&quot;;[.N32]*[.O32])" office:value-type="float" office:value="1" calcext:value-type="float">
            <text:p>1</text:p>
          </table:table-cell>
        </table:table-row>
        <table:table-row table:style-name="ro1">
          <table:table-cell table:formula="of:=[$List1.B34]" office:value-type="float" office:value="42" calcext:value-type="float">
            <text:p>42</text:p>
          </table:table-cell>
          <table:table-cell office:value-type="float" office:value="1.44483698092871" calcext:value-type="float">
            <text:p>1.44483698092871</text:p>
          </table:table-cell>
          <table:table-cell table:formula="of:=[.$C$1]*[.B34]+(1-[.$C$1])*[.C33]" office:value-type="float" office:value="1.35613671817544" calcext:value-type="float">
            <text:p>1.35613671817544</text:p>
          </table:table-cell>
          <table:table-cell office:value-type="float" office:value="21.1176849424528" calcext:value-type="float">
            <text:p>21.1176849424528</text:p>
          </table:table-cell>
          <table:table-cell table:formula="of:=[.D34]/[.$D$2]" office:value-type="float" office:value="0.944624378609258" calcext:value-type="float">
            <text:p>0.944624378609258</text:p>
          </table:table-cell>
          <table:table-cell table:formula="of:=[.$C$1]*[.E34]+(1-[.$C$1])*[.F33]" office:value-type="float" office:value="0.993761502597431" calcext:value-type="float">
            <text:p>0.993761502597431</text:p>
          </table:table-cell>
          <table:table-cell table:formula="of:=[.C34]/[.F32]" office:value-type="float" office:value="1.31672868245192" calcext:value-type="float">
            <text:p>1.31672868245192</text:p>
          </table:table-cell>
          <table:table-cell table:formula="of:=IF([$List1.H34]=&quot;&quot;;&quot;&quot;;[$List1.H34])" office:value-type="float" office:value="1" calcext:value-type="float">
            <text:p>1</text:p>
          </table:table-cell>
          <table:table-cell table:formula="of:=IF([$List1.I34]=&quot;&quot;;&quot;&quot;;[$List1.I34])" office:value-type="float" office:value="0" calcext:value-type="float">
            <text:p>0</text:p>
          </table:table-cell>
          <table:table-cell table:formula="of:=IF([$List1.V34]=&quot;&quot;;&quot;&quot;;[$List1.V34])" office:value-type="float" office:value="1" calcext:value-type="float">
            <text:p>1</text:p>
          </table:table-cell>
          <table:table-cell table:formula="of:=IF([$List1.W34]=&quot;&quot;;&quot;&quot;;[$List1.W34])" office:value-type="float" office:value="1" calcext:value-type="float">
            <text:p>1</text:p>
          </table:table-cell>
          <table:table-cell table:formula="of:=IF([$List1.AB34]=&quot;&quot;;&quot;&quot;;[$List1.AB34])" office:value-type="float" office:value="1" calcext:value-type="float">
            <text:p>1</text:p>
          </table:table-cell>
          <table:table-cell table:formula="of:=IF([$List1.AC34]=&quot;&quot;;&quot;&quot;;[$List1.AC34])" office:value-type="float" office:value="1" calcext:value-type="float">
            <text:p>1</text:p>
          </table:table-cell>
          <table:table-cell table:formula="of:=IF([$List1.AH34]=&quot;&quot;;&quot;&quot;;[$List1.AH34])" office:value-type="float" office:value="1" calcext:value-type="float">
            <text:p>1</text:p>
          </table:table-cell>
          <table:table-cell table:formula="of:=IF([$List1.AI34]=&quot;&quot;;&quot;&quot;;[$List1.AI34])" office:value-type="float" office:value="1" calcext:value-type="float">
            <text:p>1</text:p>
          </table:table-cell>
          <table:table-cell table:formula="of:=SUMIF([mzcr.$S$2:.$S$421];[.$A34];[$mzcr.T$2:$mzcr.T$421])" office:value-type="float" office:value="628" calcext:value-type="float">
            <text:p>628</text:p>
          </table:table-cell>
          <table:table-cell table:formula="of:=SUMIF([mzcr.$S$2:.$S$421];[.$A34];[$mzcr.U$2:$mzcr.U$421])" office:value-type="float" office:value="1728" calcext:value-type="float">
            <text:p>1728</text:p>
          </table:table-cell>
          <table:table-cell table:formula="of:=SUMIF([mzcr.$S$2:.$S$421];[.$A34];[$mzcr.V$2:$mzcr.V$421])" office:value-type="float" office:value="1511" calcext:value-type="float">
            <text:p>1511</text:p>
          </table:table-cell>
          <table:table-cell table:formula="of:=SUMIF([mzcr.$S$2:.$S$421];[.$A34];[$mzcr.W$2:$mzcr.W$421])" office:value-type="float" office:value="1636" calcext:value-type="float">
            <text:p>1636</text:p>
          </table:table-cell>
          <table:table-cell table:formula="of:=SUMIF([mzcr.$S$2:.$S$421];[.$A34];[$mzcr.X$2:$mzcr.X$421])" office:value-type="float" office:value="54972" calcext:value-type="float">
            <text:p>54972</text:p>
          </table:table-cell>
          <table:table-cell table:formula="of:=[.T33]*[.C34]" office:value-type="float" office:value="45597.3848752128" calcext:value-type="float">
            <text:p>45597.3848752128</text:p>
          </table:table-cell>
          <table:table-cell table:formula="of:=IF([.H33]=&quot;&quot;;&quot;&quot;;[.$G34]*[.P33]*[.H33])" office:value-type="float" office:value="402.918976830287" calcext:value-type="float">
            <text:p>402.918976830287</text:p>
          </table:table-cell>
          <table:table-cell table:formula="of:=IF([.H33]=&quot;&quot;;&quot;&quot;;[.$G34]*[.P33]*[.H33]*[.I33])" office:value-type="float" office:value="0" calcext:value-type="float">
            <text:p>0</text:p>
          </table:table-cell>
          <table:table-cell table:formula="of:=IF([.J33]=&quot;&quot;;&quot;&quot;;[.$G34]*[.Q33]*[.J33])" office:value-type="float" office:value="1416.80006231826" calcext:value-type="float">
            <text:p>1416.80006231826</text:p>
          </table:table-cell>
          <table:table-cell table:formula="of:=IF([.J33]=&quot;&quot;;&quot;&quot;;[.$G34]*[.Q33]*[.J33]*[.K33])" office:value-type="float" office:value="1416.80006231826" calcext:value-type="float">
            <text:p>1416.80006231826</text:p>
          </table:table-cell>
          <table:table-cell table:formula="of:=IF([.L33]=&quot;&quot;;&quot;&quot;;[.$G34]*[.R33]*[.L33])" office:value-type="float" office:value="1395.73240339903" calcext:value-type="float">
            <text:p>1395.73240339903</text:p>
          </table:table-cell>
          <table:table-cell table:formula="of:=IF([.L33]=&quot;&quot;;&quot;&quot;;[.$G34]*[.R33]*[.L33]*[.M33])" office:value-type="float" office:value="1395.73240339903" calcext:value-type="float">
            <text:p>1395.73240339903</text:p>
          </table:table-cell>
          <table:table-cell table:formula="of:=IF([.N33]=&quot;&quot;;&quot;&quot;;[.$G34]*[.S33]*[.N33])" office:value-type="float" office:value="1623.52646546321" calcext:value-type="float">
            <text:p>1623.52646546321</text:p>
          </table:table-cell>
          <table:table-cell table:formula="of:=IF([.N33]=&quot;&quot;;&quot;&quot;;[.$G34]*[.S33]*[.N33]*[.O33])" office:value-type="float" office:value="1623.52646546321" calcext:value-type="float">
            <text:p>1623.52646546321</text:p>
          </table:table-cell>
          <table:table-cell table:formula="of:=IF([.H34]=&quot;&quot;;&quot;&quot;;[.$U33]*[.H34])" office:value-type="float" office:value="23056.5956188619" calcext:value-type="float">
            <text:p>23056.5956188619</text:p>
          </table:table-cell>
          <table:table-cell table:formula="of:=IF([.J34]=&quot;&quot;;&quot;&quot;;[.$U33]*[.J34])" office:value-type="float" office:value="23056.5956188619" calcext:value-type="float">
            <text:p>23056.5956188619</text:p>
          </table:table-cell>
          <table:table-cell table:formula="of:=IF([.L34]=&quot;&quot;;&quot;&quot;;[.$U33]*[.L34])" office:value-type="float" office:value="23056.5956188619" calcext:value-type="float">
            <text:p>23056.5956188619</text:p>
          </table:table-cell>
          <table:table-cell table:formula="of:=IF([.N34]=&quot;&quot;;&quot;&quot;;[.$U33]*[.N34])" office:value-type="float" office:value="23056.5956188619" calcext:value-type="float">
            <text:p>23056.5956188619</text:p>
          </table:table-cell>
          <table:table-cell table:formula="of:=[.P33]*[.$G34]" office:value-type="float" office:value="402.918976830287" calcext:value-type="float">
            <text:p>402.918976830287</text:p>
          </table:table-cell>
          <table:table-cell table:formula="of:=[.Q33]*[.$G34]" office:value-type="float" office:value="1416.80006231826" calcext:value-type="float">
            <text:p>1416.80006231826</text:p>
          </table:table-cell>
          <table:table-cell table:formula="of:=[.R33]*[.$G34]" office:value-type="float" office:value="1395.73240339903" calcext:value-type="float">
            <text:p>1395.73240339903</text:p>
          </table:table-cell>
          <table:table-cell table:formula="of:=[.S33]*[.$G34]" office:value-type="float" office:value="1623.52646546321" calcext:value-type="float">
            <text:p>1623.52646546321</text:p>
          </table:table-cell>
          <table:table-cell table:formula="of:=[.P33]/[.$T33]" office:value-type="float" office:value="0.00910091306546114" calcext:value-type="float">
            <text:p>0.009100913065461</text:p>
          </table:table-cell>
          <table:table-cell table:formula="of:=[.Q33]/[.$T33]" office:value-type="float" office:value="0.0320019034589418" calcext:value-type="float">
            <text:p>0.032001903458942</text:p>
          </table:table-cell>
          <table:table-cell table:formula="of:=[.R33]/[.$T33]" office:value-type="float" office:value="0.0315260387234928" calcext:value-type="float">
            <text:p>0.031526038723493</text:p>
          </table:table-cell>
          <table:table-cell table:formula="of:=[.S33]/[.$T33]" office:value-type="float" office:value="0.0366713261755346" calcext:value-type="float">
            <text:p>0.036671326175535</text:p>
          </table:table-cell>
          <table:table-cell table:formula="of:=IF([.H33]=&quot;&quot;;&quot;&quot;;[.H33]*[.I33])" office:value-type="float" office:value="0" calcext:value-type="float">
            <text:p>0</text:p>
          </table:table-cell>
          <table:table-cell table:formula="of:=IF([.J33]=&quot;&quot;;&quot;&quot;;[.J33]*[.K33])" office:value-type="float" office:value="1" calcext:value-type="float">
            <text:p>1</text:p>
          </table:table-cell>
          <table:table-cell table:formula="of:=IF([.L33]=&quot;&quot;;&quot;&quot;;[.L33]*[.M33])" office:value-type="float" office:value="1" calcext:value-type="float">
            <text:p>1</text:p>
          </table:table-cell>
          <table:table-cell table:formula="of:=IF([.N33]=&quot;&quot;;&quot;&quot;;[.N33]*[.O33])" office:value-type="float" office:value="1" calcext:value-type="float">
            <text:p>1</text:p>
          </table:table-cell>
        </table:table-row>
        <table:table-row table:style-name="ro1">
          <table:table-cell table:formula="of:=[$List1.B35]" office:value-type="float" office:value="43" calcext:value-type="float">
            <text:p>43</text:p>
          </table:table-cell>
          <table:table-cell office:value-type="float" office:value="1.35099047827515" calcext:value-type="float">
            <text:p>1.35099047827515</text:p>
          </table:table-cell>
          <table:table-cell table:formula="of:=[.$C$1]*[.B35]+(1-[.$C$1])*[.C34]" office:value-type="float" office:value="1.35459284620535" calcext:value-type="float">
            <text:p>1.35459284620535</text:p>
          </table:table-cell>
          <table:table-cell office:value-type="float" office:value="19.8917408136904" calcext:value-type="float">
            <text:p>19.8917408136904</text:p>
          </table:table-cell>
          <table:table-cell table:formula="of:=[.D35]/[.$D$2]" office:value-type="float" office:value="0.889786136917632" calcext:value-type="float">
            <text:p>0.889786136917632</text:p>
          </table:table-cell>
          <table:table-cell table:formula="of:=[.$C$1]*[.E35]+(1-[.$C$1])*[.F34]" office:value-type="float" office:value="0.962568892893491" calcext:value-type="float">
            <text:p>0.962568892893491</text:p>
          </table:table-cell>
          <table:table-cell table:formula="of:=[.C35]/[.F33]" office:value-type="float" office:value="1.33481059279335" calcext:value-type="float">
            <text:p>1.33481059279335</text:p>
          </table:table-cell>
          <table:table-cell table:formula="of:=IF([$List1.H35]=&quot;&quot;;&quot;&quot;;[$List1.H35])" office:value-type="float" office:value="1" calcext:value-type="float">
            <text:p>1</text:p>
          </table:table-cell>
          <table:table-cell table:formula="of:=IF([$List1.I35]=&quot;&quot;;&quot;&quot;;[$List1.I35])" office:value-type="float" office:value="0" calcext:value-type="float">
            <text:p>0</text:p>
          </table:table-cell>
          <table:table-cell table:formula="of:=IF([$List1.V35]=&quot;&quot;;&quot;&quot;;[$List1.V35])" office:value-type="float" office:value="0" calcext:value-type="float">
            <text:p>0</text:p>
          </table:table-cell>
          <table:table-cell table:formula="of:=IF([$List1.W35]=&quot;&quot;;&quot;&quot;;[$List1.W35])" office:value-type="float" office:value="0" calcext:value-type="float">
            <text:p>0</text:p>
          </table:table-cell>
          <table:table-cell table:formula="of:=IF([$List1.AB35]=&quot;&quot;;&quot;&quot;;[$List1.AB35])" office:value-type="float" office:value="0" calcext:value-type="float">
            <text:p>0</text:p>
          </table:table-cell>
          <table:table-cell table:formula="of:=IF([$List1.AC35]=&quot;&quot;;&quot;&quot;;[$List1.AC35])" office:value-type="float" office:value="0" calcext:value-type="float">
            <text:p>0</text:p>
          </table:table-cell>
          <table:table-cell table:formula="of:=IF([$List1.AH35]=&quot;&quot;;&quot;&quot;;[$List1.AH35])" office:value-type="float" office:value="0" calcext:value-type="float">
            <text:p>0</text:p>
          </table:table-cell>
          <table:table-cell table:formula="of:=IF([$List1.AI35]=&quot;&quot;;&quot;&quot;;[$List1.AI35])" office:value-type="float" office:value="0" calcext:value-type="float">
            <text:p>0</text:p>
          </table:table-cell>
          <table:table-cell table:formula="of:=SUMIF([mzcr.$S$2:.$S$421];[.$A35];[$mzcr.T$2:$mzcr.T$421])" office:value-type="float" office:value="1196" calcext:value-type="float">
            <text:p>1196</text:p>
          </table:table-cell>
          <table:table-cell table:formula="of:=SUMIF([mzcr.$S$2:.$S$421];[.$A35];[$mzcr.U$2:$mzcr.U$421])" office:value-type="float" office:value="2471" calcext:value-type="float">
            <text:p>2471</text:p>
          </table:table-cell>
          <table:table-cell table:formula="of:=SUMIF([mzcr.$S$2:.$S$421];[.$A35];[$mzcr.V$2:$mzcr.V$421])" office:value-type="float" office:value="2421" calcext:value-type="float">
            <text:p>2421</text:p>
          </table:table-cell>
          <table:table-cell table:formula="of:=SUMIF([mzcr.$S$2:.$S$421];[.$A35];[$mzcr.W$2:$mzcr.W$421])" office:value-type="float" office:value="2272" calcext:value-type="float">
            <text:p>2272</text:p>
          </table:table-cell>
          <table:table-cell table:formula="of:=SUMIF([mzcr.$S$2:.$S$421];[.$A35];[$mzcr.X$2:$mzcr.X$421])" office:value-type="float" office:value="82769" calcext:value-type="float">
            <text:p>82769</text:p>
          </table:table-cell>
          <table:table-cell table:formula="of:=[.T34]*[.C35]" office:value-type="float" office:value="74464.6779416007" calcext:value-type="float">
            <text:p>74464.6779416007</text:p>
          </table:table-cell>
          <table:table-cell table:formula="of:=IF([.H34]=&quot;&quot;;&quot;&quot;;[.$G35]*[.P34]*[.H34])" office:value-type="float" office:value="838.261052274226" calcext:value-type="float">
            <text:p>838.261052274226</text:p>
          </table:table-cell>
          <table:table-cell table:formula="of:=IF([.H34]=&quot;&quot;;&quot;&quot;;[.$G35]*[.P34]*[.H34]*[.I34])" office:value-type="float" office:value="0" calcext:value-type="float">
            <text:p>0</text:p>
          </table:table-cell>
          <table:table-cell table:formula="of:=IF([.J34]=&quot;&quot;;&quot;&quot;;[.$G35]*[.Q34]*[.J34])" office:value-type="float" office:value="2306.55270434691" calcext:value-type="float">
            <text:p>2306.55270434691</text:p>
          </table:table-cell>
          <table:table-cell table:formula="of:=IF([.J34]=&quot;&quot;;&quot;&quot;;[.$G35]*[.Q34]*[.J34]*[.K34])" office:value-type="float" office:value="2306.55270434691" calcext:value-type="float">
            <text:p>2306.55270434691</text:p>
          </table:table-cell>
          <table:table-cell table:formula="of:=IF([.L34]=&quot;&quot;;&quot;&quot;;[.$G35]*[.R34]*[.L34])" office:value-type="float" office:value="2016.89880571076" calcext:value-type="float">
            <text:p>2016.89880571076</text:p>
          </table:table-cell>
          <table:table-cell table:formula="of:=IF([.L34]=&quot;&quot;;&quot;&quot;;[.$G35]*[.R34]*[.L34]*[.M34])" office:value-type="float" office:value="2016.89880571076" calcext:value-type="float">
            <text:p>2016.89880571076</text:p>
          </table:table-cell>
          <table:table-cell table:formula="of:=IF([.N34]=&quot;&quot;;&quot;&quot;;[.$G35]*[.S34]*[.N34])" office:value-type="float" office:value="2183.75012980993" calcext:value-type="float">
            <text:p>2183.75012980993</text:p>
          </table:table-cell>
          <table:table-cell table:formula="of:=IF([.N34]=&quot;&quot;;&quot;&quot;;[.$G35]*[.S34]*[.N34]*[.O34])" office:value-type="float" office:value="2183.75012980993" calcext:value-type="float">
            <text:p>2183.75012980993</text:p>
          </table:table-cell>
          <table:table-cell table:formula="of:=IF([.H35]=&quot;&quot;;&quot;&quot;;[.$U34]*[.H35])" office:value-type="float" office:value="45597.3848752128" calcext:value-type="float">
            <text:p>45597.3848752128</text:p>
          </table:table-cell>
          <table:table-cell table:formula="of:=IF([.J35]=&quot;&quot;;&quot;&quot;;[.$U34]*[.J35])" office:value-type="float" office:value="0" calcext:value-type="float">
            <text:p>0</text:p>
          </table:table-cell>
          <table:table-cell table:formula="of:=IF([.L35]=&quot;&quot;;&quot;&quot;;[.$U34]*[.L35])" office:value-type="float" office:value="0" calcext:value-type="float">
            <text:p>0</text:p>
          </table:table-cell>
          <table:table-cell table:formula="of:=IF([.N35]=&quot;&quot;;&quot;&quot;;[.$U34]*[.N35])" office:value-type="float" office:value="0" calcext:value-type="float">
            <text:p>0</text:p>
          </table:table-cell>
          <table:table-cell table:formula="of:=[.P34]*[.$G35]" office:value-type="float" office:value="838.261052274226" calcext:value-type="float">
            <text:p>838.261052274226</text:p>
          </table:table-cell>
          <table:table-cell table:formula="of:=[.Q34]*[.$G35]" office:value-type="float" office:value="2306.55270434691" calcext:value-type="float">
            <text:p>2306.55270434691</text:p>
          </table:table-cell>
          <table:table-cell table:formula="of:=[.R34]*[.$G35]" office:value-type="float" office:value="2016.89880571076" calcext:value-type="float">
            <text:p>2016.89880571076</text:p>
          </table:table-cell>
          <table:table-cell table:formula="of:=[.S34]*[.$G35]" office:value-type="float" office:value="2183.75012980993" calcext:value-type="float">
            <text:p>2183.75012980993</text:p>
          </table:table-cell>
          <table:table-cell table:formula="of:=[.P34]/[.$T34]" office:value-type="float" office:value="0.0114239976715419" calcext:value-type="float">
            <text:p>0.011423997671542</text:p>
          </table:table-cell>
          <table:table-cell table:formula="of:=[.Q34]/[.$T34]" office:value-type="float" office:value="0.031434184675835" calcext:value-type="float">
            <text:p>0.031434184675835</text:p>
          </table:table-cell>
          <table:table-cell table:formula="of:=[.R34]/[.$T34]" office:value-type="float" office:value="0.0274867205122608" calcext:value-type="float">
            <text:p>0.027486720512261</text:p>
          </table:table-cell>
          <table:table-cell table:formula="of:=[.S34]/[.$T34]" office:value-type="float" office:value="0.0297606053991123" calcext:value-type="float">
            <text:p>0.029760605399112</text:p>
          </table:table-cell>
          <table:table-cell table:formula="of:=IF([.H34]=&quot;&quot;;&quot;&quot;;[.H34]*[.I34])" office:value-type="float" office:value="0" calcext:value-type="float">
            <text:p>0</text:p>
          </table:table-cell>
          <table:table-cell table:formula="of:=IF([.J34]=&quot;&quot;;&quot;&quot;;[.J34]*[.K34])" office:value-type="float" office:value="1" calcext:value-type="float">
            <text:p>1</text:p>
          </table:table-cell>
          <table:table-cell table:formula="of:=IF([.L34]=&quot;&quot;;&quot;&quot;;[.L34]*[.M34])" office:value-type="float" office:value="1" calcext:value-type="float">
            <text:p>1</text:p>
          </table:table-cell>
          <table:table-cell table:formula="of:=IF([.N34]=&quot;&quot;;&quot;&quot;;[.N34]*[.O34])" office:value-type="float" office:value="1" calcext:value-type="float">
            <text:p>1</text:p>
          </table:table-cell>
        </table:table-row>
        <table:table-row table:style-name="ro1">
          <table:table-cell table:formula="of:=[$List1.B36]" office:value-type="float" office:value="44" calcext:value-type="float">
            <text:p>44</text:p>
          </table:table-cell>
          <table:table-cell office:value-type="float" office:value="1.0612068124146" calcext:value-type="float">
            <text:p>1.0612068124146</text:p>
          </table:table-cell>
          <table:table-cell table:formula="of:=[.$C$1]*[.B36]+(1-[.$C$1])*[.C35]" office:value-type="float" office:value="1.26657703606813" calcext:value-type="float">
            <text:p>1.26657703606813</text:p>
          </table:table-cell>
          <table:table-cell office:value-type="float" office:value="15.8962215431531" calcext:value-type="float">
            <text:p>15.8962215431531</text:p>
          </table:table-cell>
          <table:table-cell table:formula="of:=[.D36]/[.$D$2]" office:value-type="float" office:value="0.711060821219545" calcext:value-type="float">
            <text:p>0.711060821219545</text:p>
          </table:table-cell>
          <table:table-cell table:formula="of:=[.$C$1]*[.E36]+(1-[.$C$1])*[.F35]" office:value-type="float" office:value="0.887116471391307" calcext:value-type="float">
            <text:p>0.887116471391307</text:p>
          </table:table-cell>
          <table:table-cell table:formula="of:=[.C36]/[.F34]" office:value-type="float" office:value="1.27452817678852" calcext:value-type="float">
            <text:p>1.27452817678852</text:p>
          </table:table-cell>
          <table:table-cell table:formula="of:=IF([$List1.H36]=&quot;&quot;;&quot;&quot;;[$List1.H36])" office:value-type="float" office:value="0.9" calcext:value-type="float">
            <text:p>0.9</text:p>
          </table:table-cell>
          <table:table-cell table:formula="of:=IF([$List1.I36]=&quot;&quot;;&quot;&quot;;[$List1.I36])" office:value-type="float" office:value="0" calcext:value-type="float">
            <text:p>0</text:p>
          </table:table-cell>
          <table:table-cell table:formula="of:=IF([$List1.V36]=&quot;&quot;;&quot;&quot;;[$List1.V36])" office:value-type="float" office:value="0" calcext:value-type="float">
            <text:p>0</text:p>
          </table:table-cell>
          <table:table-cell table:formula="of:=IF([$List1.W36]=&quot;&quot;;&quot;&quot;;[$List1.W36])" office:value-type="float" office:value="0" calcext:value-type="float">
            <text:p>0</text:p>
          </table:table-cell>
          <table:table-cell table:formula="of:=IF([$List1.AB36]=&quot;&quot;;&quot;&quot;;[$List1.AB36])" office:value-type="float" office:value="0" calcext:value-type="float">
            <text:p>0</text:p>
          </table:table-cell>
          <table:table-cell table:formula="of:=IF([$List1.AC36]=&quot;&quot;;&quot;&quot;;[$List1.AC36])" office:value-type="float" office:value="0" calcext:value-type="float">
            <text:p>0</text:p>
          </table:table-cell>
          <table:table-cell table:formula="of:=IF([$List1.AH36]=&quot;&quot;;&quot;&quot;;[$List1.AH36])" office:value-type="float" office:value="0" calcext:value-type="float">
            <text:p>0</text:p>
          </table:table-cell>
          <table:table-cell table:formula="of:=IF([$List1.AI36]=&quot;&quot;;&quot;&quot;;[$List1.AI36])" office:value-type="float" office:value="0" calcext:value-type="float">
            <text:p>0</text:p>
          </table:table-cell>
          <table:table-cell table:formula="of:=SUMIF([mzcr.$S$2:.$S$421];[.$A36];[$mzcr.T$2:$mzcr.T$421])" office:value-type="float" office:value="1329" calcext:value-type="float">
            <text:p>1329</text:p>
          </table:table-cell>
          <table:table-cell table:formula="of:=SUMIF([mzcr.$S$2:.$S$421];[.$A36];[$mzcr.U$2:$mzcr.U$421])" office:value-type="float" office:value="2237" calcext:value-type="float">
            <text:p>2237</text:p>
          </table:table-cell>
          <table:table-cell table:formula="of:=SUMIF([mzcr.$S$2:.$S$421];[.$A36];[$mzcr.V$2:$mzcr.V$421])" office:value-type="float" office:value="2385" calcext:value-type="float">
            <text:p>2385</text:p>
          </table:table-cell>
          <table:table-cell table:formula="of:=SUMIF([mzcr.$S$2:.$S$421];[.$A36];[$mzcr.W$2:$mzcr.W$421])" office:value-type="float" office:value="2266" calcext:value-type="float">
            <text:p>2266</text:p>
          </table:table-cell>
          <table:table-cell table:formula="of:=SUMIF([mzcr.$S$2:.$S$421];[.$A36];[$mzcr.X$2:$mzcr.X$421])" office:value-type="float" office:value="82120" calcext:value-type="float">
            <text:p>82120</text:p>
          </table:table-cell>
          <table:table-cell table:formula="of:=[.T35]*[.C36]" office:value-type="float" office:value="104833.314698323" calcext:value-type="float">
            <text:p>104833.314698323</text:p>
          </table:table-cell>
          <table:table-cell table:formula="of:=IF([.H35]=&quot;&quot;;&quot;&quot;;[.$G36]*[.P35]*[.H35])" office:value-type="float" office:value="1524.33569943907" calcext:value-type="float">
            <text:p>1524.33569943907</text:p>
          </table:table-cell>
          <table:table-cell table:formula="of:=IF([.H35]=&quot;&quot;;&quot;&quot;;[.$G36]*[.P35]*[.H35]*[.I35])" office:value-type="float" office:value="0" calcext:value-type="float">
            <text:p>0</text:p>
          </table:table-cell>
          <table:table-cell table:formula="of:=IF([.J35]=&quot;&quot;;&quot;&quot;;[.$G36]*[.Q35]*[.J35])" office:value-type="float" office:value="0" calcext:value-type="float">
            <text:p>0</text:p>
          </table:table-cell>
          <table:table-cell table:formula="of:=IF([.J35]=&quot;&quot;;&quot;&quot;;[.$G36]*[.Q35]*[.J35]*[.K35])" office:value-type="float" office:value="0" calcext:value-type="float">
            <text:p>0</text:p>
          </table:table-cell>
          <table:table-cell table:formula="of:=IF([.L35]=&quot;&quot;;&quot;&quot;;[.$G36]*[.R35]*[.L35])" office:value-type="float" office:value="0" calcext:value-type="float">
            <text:p>0</text:p>
          </table:table-cell>
          <table:table-cell table:formula="of:=IF([.L35]=&quot;&quot;;&quot;&quot;;[.$G36]*[.R35]*[.L35]*[.M35])" office:value-type="float" office:value="0" calcext:value-type="float">
            <text:p>0</text:p>
          </table:table-cell>
          <table:table-cell table:formula="of:=IF([.N35]=&quot;&quot;;&quot;&quot;;[.$G36]*[.S35]*[.N35])" office:value-type="float" office:value="0" calcext:value-type="float">
            <text:p>0</text:p>
          </table:table-cell>
          <table:table-cell table:formula="of:=IF([.N35]=&quot;&quot;;&quot;&quot;;[.$G36]*[.S35]*[.N35]*[.O35])" office:value-type="float" office:value="0" calcext:value-type="float">
            <text:p>0</text:p>
          </table:table-cell>
          <table:table-cell table:formula="of:=IF([.H36]=&quot;&quot;;&quot;&quot;;[.$U35]*[.H36])" office:value-type="float" office:value="67018.2101474406" calcext:value-type="float">
            <text:p>67018.2101474406</text:p>
          </table:table-cell>
          <table:table-cell table:formula="of:=IF([.J36]=&quot;&quot;;&quot;&quot;;[.$U35]*[.J36])" office:value-type="float" office:value="0" calcext:value-type="float">
            <text:p>0</text:p>
          </table:table-cell>
          <table:table-cell table:formula="of:=IF([.L36]=&quot;&quot;;&quot;&quot;;[.$U35]*[.L36])" office:value-type="float" office:value="0" calcext:value-type="float">
            <text:p>0</text:p>
          </table:table-cell>
          <table:table-cell table:formula="of:=IF([.N36]=&quot;&quot;;&quot;&quot;;[.$U35]*[.N36])" office:value-type="float" office:value="0" calcext:value-type="float">
            <text:p>0</text:p>
          </table:table-cell>
          <table:table-cell table:formula="of:=[.P35]*[.$G36]" office:value-type="float" office:value="1524.33569943907" calcext:value-type="float">
            <text:p>1524.33569943907</text:p>
          </table:table-cell>
          <table:table-cell table:formula="of:=[.Q35]*[.$G36]" office:value-type="float" office:value="3149.35912484444" calcext:value-type="float">
            <text:p>3149.35912484444</text:p>
          </table:table-cell>
          <table:table-cell table:formula="of:=[.R35]*[.$G36]" office:value-type="float" office:value="3085.63271600502" calcext:value-type="float">
            <text:p>3085.63271600502</text:p>
          </table:table-cell>
          <table:table-cell table:formula="of:=[.S35]*[.$G36]" office:value-type="float" office:value="2895.72801766353" calcext:value-type="float">
            <text:p>2895.72801766353</text:p>
          </table:table-cell>
          <table:table-cell table:formula="of:=[.P35]/[.$T35]" office:value-type="float" office:value="0.0144498544140922" calcext:value-type="float">
            <text:p>0.014449854414092</text:p>
          </table:table-cell>
          <table:table-cell table:formula="of:=[.Q35]/[.$T35]" office:value-type="float" office:value="0.0298541724558712" calcext:value-type="float">
            <text:p>0.029854172455871</text:p>
          </table:table-cell>
          <table:table-cell table:formula="of:=[.R35]/[.$T35]" office:value-type="float" office:value="0.029250081552272" calcext:value-type="float">
            <text:p>0.029250081552272</text:p>
          </table:table-cell>
          <table:table-cell table:formula="of:=[.S35]/[.$T35]" office:value-type="float" office:value="0.0274498906595464" calcext:value-type="float">
            <text:p>0.027449890659547</text:p>
          </table:table-cell>
          <table:table-cell table:formula="of:=IF([.H35]=&quot;&quot;;&quot;&quot;;[.H35]*[.I35])" office:value-type="float" office:value="0" calcext:value-type="float">
            <text:p>0</text:p>
          </table:table-cell>
          <table:table-cell table:formula="of:=IF([.J35]=&quot;&quot;;&quot;&quot;;[.J35]*[.K35])" office:value-type="float" office:value="0" calcext:value-type="float">
            <text:p>0</text:p>
          </table:table-cell>
          <table:table-cell table:formula="of:=IF([.L35]=&quot;&quot;;&quot;&quot;;[.L35]*[.M35])" office:value-type="float" office:value="0" calcext:value-type="float">
            <text:p>0</text:p>
          </table:table-cell>
          <table:table-cell table:formula="of:=IF([.N35]=&quot;&quot;;&quot;&quot;;[.N35]*[.O35])" office:value-type="float" office:value="0" calcext:value-type="float">
            <text:p>0</text:p>
          </table:table-cell>
        </table:table-row>
        <table:table-row table:style-name="ro1">
          <table:table-cell table:formula="of:=[$List1.B37]" office:value-type="float" office:value="45" calcext:value-type="float">
            <text:p>45</text:p>
          </table:table-cell>
          <table:table-cell office:value-type="float" office:value="0.971243504875792" calcext:value-type="float">
            <text:p>0.971243504875792</text:p>
          </table:table-cell>
          <table:table-cell table:formula="of:=[.$C$1]*[.B37]+(1-[.$C$1])*[.C36]" office:value-type="float" office:value="1.17797697671043" calcext:value-type="float">
            <text:p>1.17797697671043</text:p>
          </table:table-cell>
          <table:table-cell office:value-type="float" office:value="14.5218023625341" calcext:value-type="float">
            <text:p>14.5218023625341</text:p>
          </table:table-cell>
          <table:table-cell table:formula="of:=[.D37]/[.$D$2]" office:value-type="float" office:value="0.649581077205044" calcext:value-type="float">
            <text:p>0.649581077205044</text:p>
          </table:table-cell>
          <table:table-cell table:formula="of:=[.$C$1]*[.E37]+(1-[.$C$1])*[.F36]" office:value-type="float" office:value="0.815855853135428" calcext:value-type="float">
            <text:p>0.815855853135428</text:p>
          </table:table-cell>
          <table:table-cell table:formula="of:=[.C37]/[.F35]" office:value-type="float" office:value="1.22378458872634" calcext:value-type="float">
            <text:p>1.22378458872634</text:p>
          </table:table-cell>
          <table:table-cell table:formula="of:=IF([$List1.H37]=&quot;&quot;;&quot;&quot;;[$List1.H37])" office:value-type="float" office:value="0.9" calcext:value-type="float">
            <text:p>0.9</text:p>
          </table:table-cell>
          <table:table-cell table:formula="of:=IF([$List1.I37]=&quot;&quot;;&quot;&quot;;[$List1.I37])" office:value-type="float" office:value="0" calcext:value-type="float">
            <text:p>0</text:p>
          </table:table-cell>
          <table:table-cell table:formula="of:=IF([$List1.V37]=&quot;&quot;;&quot;&quot;;[$List1.V37])" office:value-type="float" office:value="0" calcext:value-type="float">
            <text:p>0</text:p>
          </table:table-cell>
          <table:table-cell table:formula="of:=IF([$List1.W37]=&quot;&quot;;&quot;&quot;;[$List1.W37])" office:value-type="float" office:value="0" calcext:value-type="float">
            <text:p>0</text:p>
          </table:table-cell>
          <table:table-cell table:formula="of:=IF([$List1.AB37]=&quot;&quot;;&quot;&quot;;[$List1.AB37])" office:value-type="float" office:value="0" calcext:value-type="float">
            <text:p>0</text:p>
          </table:table-cell>
          <table:table-cell table:formula="of:=IF([$List1.AC37]=&quot;&quot;;&quot;&quot;;[$List1.AC37])" office:value-type="float" office:value="0" calcext:value-type="float">
            <text:p>0</text:p>
          </table:table-cell>
          <table:table-cell table:formula="of:=IF([$List1.AH37]=&quot;&quot;;&quot;&quot;;[$List1.AH37])" office:value-type="float" office:value="0" calcext:value-type="float">
            <text:p>0</text:p>
          </table:table-cell>
          <table:table-cell table:formula="of:=IF([$List1.AI37]=&quot;&quot;;&quot;&quot;;[$List1.AI37])" office:value-type="float" office:value="0" calcext:value-type="float">
            <text:p>0</text:p>
          </table:table-cell>
          <table:table-cell table:formula="of:=SUMIF([mzcr.$S$2:.$S$421];[.$A37];[$mzcr.T$2:$mzcr.T$421])" office:value-type="float" office:value="1005" calcext:value-type="float">
            <text:p>1005</text:p>
          </table:table-cell>
          <table:table-cell table:formula="of:=SUMIF([mzcr.$S$2:.$S$421];[.$A37];[$mzcr.U$2:$mzcr.U$421])" office:value-type="float" office:value="1874" calcext:value-type="float">
            <text:p>1874</text:p>
          </table:table-cell>
          <table:table-cell table:formula="of:=SUMIF([mzcr.$S$2:.$S$421];[.$A37];[$mzcr.V$2:$mzcr.V$421])" office:value-type="float" office:value="2138" calcext:value-type="float">
            <text:p>2138</text:p>
          </table:table-cell>
          <table:table-cell table:formula="of:=SUMIF([mzcr.$S$2:.$S$421];[.$A37];[$mzcr.W$2:$mzcr.W$421])" office:value-type="float" office:value="2072" calcext:value-type="float">
            <text:p>2072</text:p>
          </table:table-cell>
          <table:table-cell table:formula="of:=SUMIF([mzcr.$S$2:.$S$421];[.$A37];[$mzcr.X$2:$mzcr.X$421])" office:value-type="float" office:value="72671" calcext:value-type="float">
            <text:p>72671</text:p>
          </table:table-cell>
          <table:table-cell table:formula="of:=[.T36]*[.C37]" office:value-type="float" office:value="96735.4693274602" calcext:value-type="float">
            <text:p>96735.4693274602</text:p>
          </table:table-cell>
          <table:table-cell table:formula="of:=IF([.H36]=&quot;&quot;;&quot;&quot;;[.$G37]*[.P36]*[.H36])" office:value-type="float" office:value="1463.76874657557" calcext:value-type="float">
            <text:p>1463.76874657557</text:p>
          </table:table-cell>
          <table:table-cell table:formula="of:=IF([.H36]=&quot;&quot;;&quot;&quot;;[.$G37]*[.P36]*[.H36]*[.I36])" office:value-type="float" office:value="0" calcext:value-type="float">
            <text:p>0</text:p>
          </table:table-cell>
          <table:table-cell table:formula="of:=IF([.J36]=&quot;&quot;;&quot;&quot;;[.$G37]*[.Q36]*[.J36])" office:value-type="float" office:value="0" calcext:value-type="float">
            <text:p>0</text:p>
          </table:table-cell>
          <table:table-cell table:formula="of:=IF([.J36]=&quot;&quot;;&quot;&quot;;[.$G37]*[.Q36]*[.J36]*[.K36])" office:value-type="float" office:value="0" calcext:value-type="float">
            <text:p>0</text:p>
          </table:table-cell>
          <table:table-cell table:formula="of:=IF([.L36]=&quot;&quot;;&quot;&quot;;[.$G37]*[.R36]*[.L36])" office:value-type="float" office:value="0" calcext:value-type="float">
            <text:p>0</text:p>
          </table:table-cell>
          <table:table-cell table:formula="of:=IF([.L36]=&quot;&quot;;&quot;&quot;;[.$G37]*[.R36]*[.L36]*[.M36])" office:value-type="float" office:value="0" calcext:value-type="float">
            <text:p>0</text:p>
          </table:table-cell>
          <table:table-cell table:formula="of:=IF([.N36]=&quot;&quot;;&quot;&quot;;[.$G37]*[.S36]*[.N36])" office:value-type="float" office:value="0" calcext:value-type="float">
            <text:p>0</text:p>
          </table:table-cell>
          <table:table-cell table:formula="of:=IF([.N36]=&quot;&quot;;&quot;&quot;;[.$G37]*[.S36]*[.N36]*[.O36])" office:value-type="float" office:value="0" calcext:value-type="float">
            <text:p>0</text:p>
          </table:table-cell>
          <table:table-cell table:formula="of:=IF([.H37]=&quot;&quot;;&quot;&quot;;[.$U36]*[.H37])" office:value-type="float" office:value="94349.9832284905" calcext:value-type="float">
            <text:p>94349.9832284905</text:p>
          </table:table-cell>
          <table:table-cell table:formula="of:=IF([.J37]=&quot;&quot;;&quot;&quot;;[.$U36]*[.J37])" office:value-type="float" office:value="0" calcext:value-type="float">
            <text:p>0</text:p>
          </table:table-cell>
          <table:table-cell table:formula="of:=IF([.L37]=&quot;&quot;;&quot;&quot;;[.$U36]*[.L37])" office:value-type="float" office:value="0" calcext:value-type="float">
            <text:p>0</text:p>
          </table:table-cell>
          <table:table-cell table:formula="of:=IF([.N37]=&quot;&quot;;&quot;&quot;;[.$U36]*[.N37])" office:value-type="float" office:value="0" calcext:value-type="float">
            <text:p>0</text:p>
          </table:table-cell>
          <table:table-cell table:formula="of:=[.P36]*[.$G37]" office:value-type="float" office:value="1626.4097184173" calcext:value-type="float">
            <text:p>1626.4097184173</text:p>
          </table:table-cell>
          <table:table-cell table:formula="of:=[.Q36]*[.$G37]" office:value-type="float" office:value="2737.60612498082" calcext:value-type="float">
            <text:p>2737.60612498082</text:p>
          </table:table-cell>
          <table:table-cell table:formula="of:=[.R36]*[.$G37]" office:value-type="float" office:value="2918.72624411231" calcext:value-type="float">
            <text:p>2918.72624411231</text:p>
          </table:table-cell>
          <table:table-cell table:formula="of:=[.S36]*[.$G37]" office:value-type="float" office:value="2773.09587805388" calcext:value-type="float">
            <text:p>2773.09587805388</text:p>
          </table:table-cell>
          <table:table-cell table:formula="of:=[.P36]/[.$T36]" office:value-type="float" office:value="0.0161836337067706" calcext:value-type="float">
            <text:p>0.016183633706771</text:p>
          </table:table-cell>
          <table:table-cell table:formula="of:=[.Q36]/[.$T36]" office:value-type="float" office:value="0.0272406234778373" calcext:value-type="float">
            <text:p>0.027240623477837</text:p>
          </table:table-cell>
          <table:table-cell table:formula="of:=[.R36]/[.$T36]" office:value-type="float" office:value="0.0290428641013151" calcext:value-type="float">
            <text:p>0.029042864101315</text:p>
          </table:table-cell>
          <table:table-cell table:formula="of:=[.S36]/[.$T36]" office:value-type="float" office:value="0.0275937652216269" calcext:value-type="float">
            <text:p>0.027593765221627</text:p>
          </table:table-cell>
          <table:table-cell table:formula="of:=IF([.H36]=&quot;&quot;;&quot;&quot;;[.H36]*[.I36])" office:value-type="float" office:value="0" calcext:value-type="float">
            <text:p>0</text:p>
          </table:table-cell>
          <table:table-cell table:formula="of:=IF([.J36]=&quot;&quot;;&quot;&quot;;[.J36]*[.K36])" office:value-type="float" office:value="0" calcext:value-type="float">
            <text:p>0</text:p>
          </table:table-cell>
          <table:table-cell table:formula="of:=IF([.L36]=&quot;&quot;;&quot;&quot;;[.L36]*[.M36])" office:value-type="float" office:value="0" calcext:value-type="float">
            <text:p>0</text:p>
          </table:table-cell>
          <table:table-cell table:formula="of:=IF([.N36]=&quot;&quot;;&quot;&quot;;[.N36]*[.O36])" office:value-type="float" office:value="0" calcext:value-type="float">
            <text:p>0</text:p>
          </table:table-cell>
        </table:table-row>
        <table:table-row table:style-name="ro1">
          <table:table-cell table:formula="of:=[$List1.B38]" office:value-type="float" office:value="46" calcext:value-type="float">
            <text:p>46</text:p>
          </table:table-cell>
          <table:table-cell office:value-type="float" office:value="0.719710407715453" calcext:value-type="float">
            <text:p>0.719710407715453</text:p>
          </table:table-cell>
          <table:table-cell table:formula="of:=[.$C$1]*[.B38]+(1-[.$C$1])*[.C37]" office:value-type="float" office:value="1.04049700601193" calcext:value-type="float">
            <text:p>1.04049700601193</text:p>
          </table:table-cell>
          <table:table-cell office:value-type="float" office:value="13.265306319" calcext:value-type="float">
            <text:p>13.265306319</text:p>
          </table:table-cell>
          <table:table-cell table:formula="of:=[.D38]/[.$D$2]" office:value-type="float" office:value="0.59337620448425" calcext:value-type="float">
            <text:p>0.59337620448425</text:p>
          </table:table-cell>
          <table:table-cell table:formula="of:=[.$C$1]*[.E38]+(1-[.$C$1])*[.F37]" office:value-type="float" office:value="0.749111958540075" calcext:value-type="float">
            <text:p>0.749111958540075</text:p>
          </table:table-cell>
          <table:table-cell table:formula="of:=[.C38]/[.F36]" office:value-type="float" office:value="1.1728978545287" calcext:value-type="float">
            <text:p>1.1728978545287</text:p>
          </table:table-cell>
          <table:table-cell table:formula="of:=IF([$List1.H38]=&quot;&quot;;&quot;&quot;;[$List1.H38])" office:value-type="float" office:value="0.9" calcext:value-type="float">
            <text:p>0.9</text:p>
          </table:table-cell>
          <table:table-cell table:formula="of:=IF([$List1.I38]=&quot;&quot;;&quot;&quot;;[$List1.I38])" office:value-type="float" office:value="0" calcext:value-type="float">
            <text:p>0</text:p>
          </table:table-cell>
          <table:table-cell table:formula="of:=IF([$List1.V38]=&quot;&quot;;&quot;&quot;;[$List1.V38])" office:value-type="float" office:value="0" calcext:value-type="float">
            <text:p>0</text:p>
          </table:table-cell>
          <table:table-cell table:formula="of:=IF([$List1.W38]=&quot;&quot;;&quot;&quot;;[$List1.W38])" office:value-type="float" office:value="0" calcext:value-type="float">
            <text:p>0</text:p>
          </table:table-cell>
          <table:table-cell table:formula="of:=IF([$List1.AB38]=&quot;&quot;;&quot;&quot;;[$List1.AB38])" office:value-type="float" office:value="0" calcext:value-type="float">
            <text:p>0</text:p>
          </table:table-cell>
          <table:table-cell table:formula="of:=IF([$List1.AC38]=&quot;&quot;;&quot;&quot;;[$List1.AC38])" office:value-type="float" office:value="0" calcext:value-type="float">
            <text:p>0</text:p>
          </table:table-cell>
          <table:table-cell table:formula="of:=IF([$List1.AH38]=&quot;&quot;;&quot;&quot;;[$List1.AH38])" office:value-type="float" office:value="0" calcext:value-type="float">
            <text:p>0</text:p>
          </table:table-cell>
          <table:table-cell table:formula="of:=IF([$List1.AI38]=&quot;&quot;;&quot;&quot;;[$List1.AI38])" office:value-type="float" office:value="0" calcext:value-type="float">
            <text:p>0</text:p>
          </table:table-cell>
          <table:table-cell table:formula="of:=SUMIF([mzcr.$S$2:.$S$421];[.$A38];[$mzcr.T$2:$mzcr.T$421])" office:value-type="float" office:value="707" calcext:value-type="float">
            <text:p>707</text:p>
          </table:table-cell>
          <table:table-cell table:formula="of:=SUMIF([mzcr.$S$2:.$S$421];[.$A38];[$mzcr.U$2:$mzcr.U$421])" office:value-type="float" office:value="1294" calcext:value-type="float">
            <text:p>1294</text:p>
          </table:table-cell>
          <table:table-cell table:formula="of:=SUMIF([mzcr.$S$2:.$S$421];[.$A38];[$mzcr.V$2:$mzcr.V$421])" office:value-type="float" office:value="1341" calcext:value-type="float">
            <text:p>1341</text:p>
          </table:table-cell>
          <table:table-cell table:formula="of:=SUMIF([mzcr.$S$2:.$S$421];[.$A38];[$mzcr.W$2:$mzcr.W$421])" office:value-type="float" office:value="1447" calcext:value-type="float">
            <text:p>1447</text:p>
          </table:table-cell>
          <table:table-cell table:formula="of:=SUMIF([mzcr.$S$2:.$S$421];[.$A38];[$mzcr.X$2:$mzcr.X$421])" office:value-type="float" office:value="45091" calcext:value-type="float">
            <text:p>45091</text:p>
          </table:table-cell>
          <table:table-cell table:formula="of:=[.T37]*[.C38]" office:value-type="float" office:value="75613.9579238933" calcext:value-type="float">
            <text:p>75613.9579238933</text:p>
          </table:table-cell>
          <table:table-cell table:formula="of:=IF([.H37]=&quot;&quot;;&quot;&quot;;[.$G38]*[.P37]*[.H37])" office:value-type="float" office:value="1060.88610942121" calcext:value-type="float">
            <text:p>1060.88610942121</text:p>
          </table:table-cell>
          <table:table-cell table:formula="of:=IF([.H37]=&quot;&quot;;&quot;&quot;;[.$G38]*[.P37]*[.H37]*[.I37])" office:value-type="float" office:value="0" calcext:value-type="float">
            <text:p>0</text:p>
          </table:table-cell>
          <table:table-cell table:formula="of:=IF([.J37]=&quot;&quot;;&quot;&quot;;[.$G38]*[.Q37]*[.J37])" office:value-type="float" office:value="0" calcext:value-type="float">
            <text:p>0</text:p>
          </table:table-cell>
          <table:table-cell table:formula="of:=IF([.J37]=&quot;&quot;;&quot;&quot;;[.$G38]*[.Q37]*[.J37]*[.K37])" office:value-type="float" office:value="0" calcext:value-type="float">
            <text:p>0</text:p>
          </table:table-cell>
          <table:table-cell table:formula="of:=IF([.L37]=&quot;&quot;;&quot;&quot;;[.$G38]*[.R37]*[.L37])" office:value-type="float" office:value="0" calcext:value-type="float">
            <text:p>0</text:p>
          </table:table-cell>
          <table:table-cell table:formula="of:=IF([.L37]=&quot;&quot;;&quot;&quot;;[.$G38]*[.R37]*[.L37]*[.M37])" office:value-type="float" office:value="0" calcext:value-type="float">
            <text:p>0</text:p>
          </table:table-cell>
          <table:table-cell table:formula="of:=IF([.N37]=&quot;&quot;;&quot;&quot;;[.$G38]*[.S37]*[.N37])" office:value-type="float" office:value="0" calcext:value-type="float">
            <text:p>0</text:p>
          </table:table-cell>
          <table:table-cell table:formula="of:=IF([.N37]=&quot;&quot;;&quot;&quot;;[.$G38]*[.S37]*[.N37]*[.O37])" office:value-type="float" office:value="0" calcext:value-type="float">
            <text:p>0</text:p>
          </table:table-cell>
          <table:table-cell table:formula="of:=IF([.H38]=&quot;&quot;;&quot;&quot;;[.$U37]*[.H38])" office:value-type="float" office:value="87061.9223947142" calcext:value-type="float">
            <text:p>87061.9223947142</text:p>
          </table:table-cell>
          <table:table-cell table:formula="of:=IF([.J38]=&quot;&quot;;&quot;&quot;;[.$U37]*[.J38])" office:value-type="float" office:value="0" calcext:value-type="float">
            <text:p>0</text:p>
          </table:table-cell>
          <table:table-cell table:formula="of:=IF([.L38]=&quot;&quot;;&quot;&quot;;[.$U37]*[.L38])" office:value-type="float" office:value="0" calcext:value-type="float">
            <text:p>0</text:p>
          </table:table-cell>
          <table:table-cell table:formula="of:=IF([.N38]=&quot;&quot;;&quot;&quot;;[.$U37]*[.N38])" office:value-type="float" office:value="0" calcext:value-type="float">
            <text:p>0</text:p>
          </table:table-cell>
          <table:table-cell table:formula="of:=[.P37]*[.$G38]" office:value-type="float" office:value="1178.76234380134" calcext:value-type="float">
            <text:p>1178.76234380134</text:p>
          </table:table-cell>
          <table:table-cell table:formula="of:=[.Q37]*[.$G38]" office:value-type="float" office:value="2198.01057938678" calcext:value-type="float">
            <text:p>2198.01057938678</text:p>
          </table:table-cell>
          <table:table-cell table:formula="of:=[.R37]*[.$G38]" office:value-type="float" office:value="2507.65561298236" calcext:value-type="float">
            <text:p>2507.65561298236</text:p>
          </table:table-cell>
          <table:table-cell table:formula="of:=[.S37]*[.$G38]" office:value-type="float" office:value="2430.24435458346" calcext:value-type="float">
            <text:p>2430.24435458346</text:p>
          </table:table-cell>
          <table:table-cell table:formula="of:=[.P37]/[.$T37]" office:value-type="float" office:value="0.0138294505373533" calcext:value-type="float">
            <text:p>0.013829450537353</text:p>
          </table:table-cell>
          <table:table-cell table:formula="of:=[.Q37]/[.$T37]" office:value-type="float" office:value="0.0257874530417911" calcext:value-type="float">
            <text:p>0.025787453041791</text:p>
          </table:table-cell>
          <table:table-cell table:formula="of:=[.R37]/[.$T37]" office:value-type="float" office:value="0.0294202639292152" calcext:value-type="float">
            <text:p>0.029420263929215</text:p>
          </table:table-cell>
          <table:table-cell table:formula="of:=[.S37]/[.$T37]" office:value-type="float" office:value="0.0285120612073592" calcext:value-type="float">
            <text:p>0.028512061207359</text:p>
          </table:table-cell>
          <table:table-cell table:formula="of:=IF([.H37]=&quot;&quot;;&quot;&quot;;[.H37]*[.I37])" office:value-type="float" office:value="0" calcext:value-type="float">
            <text:p>0</text:p>
          </table:table-cell>
          <table:table-cell table:formula="of:=IF([.J37]=&quot;&quot;;&quot;&quot;;[.J37]*[.K37])" office:value-type="float" office:value="0" calcext:value-type="float">
            <text:p>0</text:p>
          </table:table-cell>
          <table:table-cell table:formula="of:=IF([.L37]=&quot;&quot;;&quot;&quot;;[.L37]*[.M37])" office:value-type="float" office:value="0" calcext:value-type="float">
            <text:p>0</text:p>
          </table:table-cell>
          <table:table-cell table:formula="of:=IF([.N37]=&quot;&quot;;&quot;&quot;;[.N37]*[.O37])" office:value-type="float" office:value="0" calcext:value-type="float">
            <text:p>0</text:p>
          </table:table-cell>
        </table:table-row>
        <table:table-row table:style-name="ro1">
          <table:table-cell table:formula="of:=[$List1.B39]" office:value-type="float" office:value="47" calcext:value-type="float">
            <text:p>47</text:p>
          </table:table-cell>
          <table:table-cell office:value-type="float" office:value="0.745612171178445" calcext:value-type="float">
            <text:p>0.745612171178445</text:p>
          </table:table-cell>
          <table:table-cell table:formula="of:=[.$C$1]*[.B39]+(1-[.$C$1])*[.C38]" office:value-type="float" office:value="0.952031555561888" calcext:value-type="float">
            <text:p>0.952031555561888</text:p>
          </table:table-cell>
          <table:table-cell office:value-type="float" office:value="12.916212232574" calcext:value-type="float">
            <text:p>12.916212232574</text:p>
          </table:table-cell>
          <table:table-cell table:formula="of:=[.D39]/[.$D$2]" office:value-type="float" office:value="0.577760724597844" calcext:value-type="float">
            <text:p>0.577760724597844</text:p>
          </table:table-cell>
          <table:table-cell table:formula="of:=[.$C$1]*[.E39]+(1-[.$C$1])*[.F38]" office:value-type="float" office:value="0.697706588357406" calcext:value-type="float">
            <text:p>0.697706588357406</text:p>
          </table:table-cell>
          <table:table-cell table:formula="of:=[.C39]/[.F37]" office:value-type="float" office:value="1.1669114732745" calcext:value-type="float">
            <text:p>1.1669114732745</text:p>
          </table:table-cell>
          <table:table-cell table:formula="of:=IF([$List1.H39]=&quot;&quot;;&quot;&quot;;[$List1.H39])" office:value-type="float" office:value="0.9" calcext:value-type="float">
            <text:p>0.9</text:p>
          </table:table-cell>
          <table:table-cell table:formula="of:=IF([$List1.I39]=&quot;&quot;;&quot;&quot;;[$List1.I39])" office:value-type="float" office:value="1" calcext:value-type="float">
            <text:p>1</text:p>
          </table:table-cell>
          <table:table-cell table:formula="of:=IF([$List1.V39]=&quot;&quot;;&quot;&quot;;[$List1.V39])" office:value-type="float" office:value="0.2" calcext:value-type="float">
            <text:p>0.2</text:p>
          </table:table-cell>
          <table:table-cell table:formula="of:=IF([$List1.W39]=&quot;&quot;;&quot;&quot;;[$List1.W39])" office:value-type="float" office:value="1" calcext:value-type="float">
            <text:p>1</text:p>
          </table:table-cell>
          <table:table-cell table:formula="of:=IF([$List1.AB39]=&quot;&quot;;&quot;&quot;;[$List1.AB39])" office:value-type="float" office:value="0" calcext:value-type="float">
            <text:p>0</text:p>
          </table:table-cell>
          <table:table-cell table:formula="of:=IF([$List1.AC39]=&quot;&quot;;&quot;&quot;;[$List1.AC39])" office:value-type="float" office:value="0" calcext:value-type="float">
            <text:p>0</text:p>
          </table:table-cell>
          <table:table-cell table:formula="of:=IF([$List1.AH39]=&quot;&quot;;&quot;&quot;;[$List1.AH39])" office:value-type="float" office:value="0" calcext:value-type="float">
            <text:p>0</text:p>
          </table:table-cell>
          <table:table-cell table:formula="of:=IF([$List1.AI39]=&quot;&quot;;&quot;&quot;;[$List1.AI39])" office:value-type="float" office:value="0" calcext:value-type="float">
            <text:p>0</text:p>
          </table:table-cell>
          <table:table-cell table:formula="of:=SUMIF([mzcr.$S$2:.$S$421];[.$A39];[$mzcr.T$2:$mzcr.T$421])" office:value-type="float" office:value="643" calcext:value-type="float">
            <text:p>643</text:p>
          </table:table-cell>
          <table:table-cell table:formula="of:=SUMIF([mzcr.$S$2:.$S$421];[.$A39];[$mzcr.U$2:$mzcr.U$421])" office:value-type="float" office:value="953" calcext:value-type="float">
            <text:p>953</text:p>
          </table:table-cell>
          <table:table-cell table:formula="of:=SUMIF([mzcr.$S$2:.$S$421];[.$A39];[$mzcr.V$2:$mzcr.V$421])" office:value-type="float" office:value="986" calcext:value-type="float">
            <text:p>986</text:p>
          </table:table-cell>
          <table:table-cell table:formula="of:=SUMIF([mzcr.$S$2:.$S$421];[.$A39];[$mzcr.W$2:$mzcr.W$421])" office:value-type="float" office:value="924" calcext:value-type="float">
            <text:p>924</text:p>
          </table:table-cell>
          <table:table-cell table:formula="of:=SUMIF([mzcr.$S$2:.$S$421];[.$A39];[$mzcr.X$2:$mzcr.X$421])" office:value-type="float" office:value="31884" calcext:value-type="float">
            <text:p>31884</text:p>
          </table:table-cell>
          <table:table-cell table:formula="of:=[.T38]*[.C39]" office:value-type="float" office:value="42928.0548718411" calcext:value-type="float">
            <text:p>42928.0548718411</text:p>
          </table:table-cell>
          <table:table-cell table:formula="of:=IF([.H38]=&quot;&quot;;&quot;&quot;;[.$G39]*[.P38]*[.H38])" office:value-type="float" office:value="742.505770444565" calcext:value-type="float">
            <text:p>742.505770444565</text:p>
          </table:table-cell>
          <table:table-cell table:formula="of:=IF([.H38]=&quot;&quot;;&quot;&quot;;[.$G39]*[.P38]*[.H38]*[.I38])" office:value-type="float" office:value="0" calcext:value-type="float">
            <text:p>0</text:p>
          </table:table-cell>
          <table:table-cell table:formula="of:=IF([.J38]=&quot;&quot;;&quot;&quot;;[.$G39]*[.Q38]*[.J38])" office:value-type="float" office:value="0" calcext:value-type="float">
            <text:p>0</text:p>
          </table:table-cell>
          <table:table-cell table:formula="of:=IF([.J38]=&quot;&quot;;&quot;&quot;;[.$G39]*[.Q38]*[.J38]*[.K38])" office:value-type="float" office:value="0" calcext:value-type="float">
            <text:p>0</text:p>
          </table:table-cell>
          <table:table-cell table:formula="of:=IF([.L38]=&quot;&quot;;&quot;&quot;;[.$G39]*[.R38]*[.L38])" office:value-type="float" office:value="0" calcext:value-type="float">
            <text:p>0</text:p>
          </table:table-cell>
          <table:table-cell table:formula="of:=IF([.L38]=&quot;&quot;;&quot;&quot;;[.$G39]*[.R38]*[.L38]*[.M38])" office:value-type="float" office:value="0" calcext:value-type="float">
            <text:p>0</text:p>
          </table:table-cell>
          <table:table-cell table:formula="of:=IF([.N38]=&quot;&quot;;&quot;&quot;;[.$G39]*[.S38]*[.N38])" office:value-type="float" office:value="0" calcext:value-type="float">
            <text:p>0</text:p>
          </table:table-cell>
          <table:table-cell table:formula="of:=IF([.N38]=&quot;&quot;;&quot;&quot;;[.$G39]*[.S38]*[.N38]*[.O38])" office:value-type="float" office:value="0" calcext:value-type="float">
            <text:p>0</text:p>
          </table:table-cell>
          <table:table-cell table:formula="of:=IF([.H39]=&quot;&quot;;&quot;&quot;;[.$U38]*[.H39])" office:value-type="float" office:value="68052.562131504" calcext:value-type="float">
            <text:p>68052.562131504</text:p>
          </table:table-cell>
          <table:table-cell table:formula="of:=IF([.J39]=&quot;&quot;;&quot;&quot;;[.$U38]*[.J39])" office:value-type="float" office:value="15122.7915847787" calcext:value-type="float">
            <text:p>15122.7915847787</text:p>
          </table:table-cell>
          <table:table-cell table:formula="of:=IF([.L39]=&quot;&quot;;&quot;&quot;;[.$U38]*[.L39])" office:value-type="float" office:value="0" calcext:value-type="float">
            <text:p>0</text:p>
          </table:table-cell>
          <table:table-cell table:formula="of:=IF([.N39]=&quot;&quot;;&quot;&quot;;[.$U38]*[.N39])" office:value-type="float" office:value="0" calcext:value-type="float">
            <text:p>0</text:p>
          </table:table-cell>
          <table:table-cell table:formula="of:=[.P38]*[.$G39]" office:value-type="float" office:value="825.006411605072" calcext:value-type="float">
            <text:p>825.006411605072</text:p>
          </table:table-cell>
          <table:table-cell table:formula="of:=[.Q38]*[.$G39]" office:value-type="float" office:value="1509.9834464172" calcext:value-type="float">
            <text:p>1509.9834464172</text:p>
          </table:table-cell>
          <table:table-cell table:formula="of:=[.R38]*[.$G39]" office:value-type="float" office:value="1564.82828566111" calcext:value-type="float">
            <text:p>1564.82828566111</text:p>
          </table:table-cell>
          <table:table-cell table:formula="of:=[.S38]*[.$G39]" office:value-type="float" office:value="1688.5209018282" calcext:value-type="float">
            <text:p>1688.5209018282</text:p>
          </table:table-cell>
          <table:table-cell table:formula="of:=[.P38]/[.$T38]" office:value-type="float" office:value="0.0156794038721696" calcext:value-type="float">
            <text:p>0.01567940387217</text:p>
          </table:table-cell>
          <table:table-cell table:formula="of:=[.Q38]/[.$T38]" office:value-type="float" office:value="0.0286975227872524" calcext:value-type="float">
            <text:p>0.028697522787253</text:p>
          </table:table-cell>
          <table:table-cell table:formula="of:=[.R38]/[.$T38]" office:value-type="float" office:value="0.0297398593954448" calcext:value-type="float">
            <text:p>0.029739859395445</text:p>
          </table:table-cell>
          <table:table-cell table:formula="of:=[.S38]/[.$T38]" office:value-type="float" office:value="0.0320906611075381" calcext:value-type="float">
            <text:p>0.032090661107538</text:p>
          </table:table-cell>
          <table:table-cell table:formula="of:=IF([.H38]=&quot;&quot;;&quot;&quot;;[.H38]*[.I38])" office:value-type="float" office:value="0" calcext:value-type="float">
            <text:p>0</text:p>
          </table:table-cell>
          <table:table-cell table:formula="of:=IF([.J38]=&quot;&quot;;&quot;&quot;;[.J38]*[.K38])" office:value-type="float" office:value="0" calcext:value-type="float">
            <text:p>0</text:p>
          </table:table-cell>
          <table:table-cell table:formula="of:=IF([.L38]=&quot;&quot;;&quot;&quot;;[.L38]*[.M38])" office:value-type="float" office:value="0" calcext:value-type="float">
            <text:p>0</text:p>
          </table:table-cell>
          <table:table-cell table:formula="of:=IF([.N38]=&quot;&quot;;&quot;&quot;;[.N38]*[.O38])" office:value-type="float" office:value="0" calcext:value-type="float">
            <text:p>0</text:p>
          </table:table-cell>
        </table:table-row>
        <table:table-row table:style-name="ro1">
          <table:table-cell table:formula="of:=[$List1.B40]" office:value-type="float" office:value="48" calcext:value-type="float">
            <text:p>48</text:p>
          </table:table-cell>
          <table:table-cell office:value-type="float" office:value="0.91366220992777" calcext:value-type="float">
            <text:p>0.91366220992777</text:p>
          </table:table-cell>
          <table:table-cell table:formula="of:=[.$C$1]*[.B40]+(1-[.$C$1])*[.C39]" office:value-type="float" office:value="0.940520751871652" calcext:value-type="float">
            <text:p>0.940520751871652</text:p>
          </table:table-cell>
          <table:table-cell office:value-type="float" office:value="14.2759108529858" calcext:value-type="float">
            <text:p>14.2759108529858</text:p>
          </table:table-cell>
          <table:table-cell table:formula="of:=[.D40]/[.$D$2]" office:value-type="float" office:value="0.638581996811274" calcext:value-type="float">
            <text:p>0.638581996811274</text:p>
          </table:table-cell>
          <table:table-cell table:formula="of:=[.$C$1]*[.E40]+(1-[.$C$1])*[.F39]" office:value-type="float" office:value="0.679969210893566" calcext:value-type="float">
            <text:p>0.679969210893566</text:p>
          </table:table-cell>
          <table:table-cell table:formula="of:=[.C40]/[.F38]" office:value-type="float" office:value="1.25551426745958" calcext:value-type="float">
            <text:p>1.25551426745958</text:p>
          </table:table-cell>
          <table:table-cell table:formula="of:=IF([$List1.H40]=&quot;&quot;;&quot;&quot;;[$List1.H40])" office:value-type="float" office:value="0.9" calcext:value-type="float">
            <text:p>0.9</text:p>
          </table:table-cell>
          <table:table-cell table:formula="of:=IF([$List1.I40]=&quot;&quot;;&quot;&quot;;[$List1.I40])" office:value-type="float" office:value="1" calcext:value-type="float">
            <text:p>1</text:p>
          </table:table-cell>
          <table:table-cell table:formula="of:=IF([$List1.V40]=&quot;&quot;;&quot;&quot;;[$List1.V40])" office:value-type="float" office:value="0.2" calcext:value-type="float">
            <text:p>0.2</text:p>
          </table:table-cell>
          <table:table-cell table:formula="of:=IF([$List1.W40]=&quot;&quot;;&quot;&quot;;[$List1.W40])" office:value-type="float" office:value="1" calcext:value-type="float">
            <text:p>1</text:p>
          </table:table-cell>
          <table:table-cell table:formula="of:=IF([$List1.AB40]=&quot;&quot;;&quot;&quot;;[$List1.AB40])" office:value-type="float" office:value="0" calcext:value-type="float">
            <text:p>0</text:p>
          </table:table-cell>
          <table:table-cell table:formula="of:=IF([$List1.AC40]=&quot;&quot;;&quot;&quot;;[$List1.AC40])" office:value-type="float" office:value="0" calcext:value-type="float">
            <text:p>0</text:p>
          </table:table-cell>
          <table:table-cell table:formula="of:=IF([$List1.AH40]=&quot;&quot;;&quot;&quot;;[$List1.AH40])" office:value-type="float" office:value="0.2" calcext:value-type="float">
            <text:p>0.2</text:p>
          </table:table-cell>
          <table:table-cell table:formula="of:=IF([$List1.AI40]=&quot;&quot;;&quot;&quot;;[$List1.AI40])" office:value-type="float" office:value="1" calcext:value-type="float">
            <text:p>1</text:p>
          </table:table-cell>
          <table:table-cell table:formula="of:=SUMIF([mzcr.$S$2:.$S$421];[.$A40];[$mzcr.T$2:$mzcr.T$421])" office:value-type="float" office:value="613" calcext:value-type="float">
            <text:p>613</text:p>
          </table:table-cell>
          <table:table-cell table:formula="of:=SUMIF([mzcr.$S$2:.$S$421];[.$A40];[$mzcr.U$2:$mzcr.U$421])" office:value-type="float" office:value="892" calcext:value-type="float">
            <text:p>892</text:p>
          </table:table-cell>
          <table:table-cell table:formula="of:=SUMIF([mzcr.$S$2:.$S$421];[.$A40];[$mzcr.V$2:$mzcr.V$421])" office:value-type="float" office:value="809" calcext:value-type="float">
            <text:p>809</text:p>
          </table:table-cell>
          <table:table-cell table:formula="of:=SUMIF([mzcr.$S$2:.$S$421];[.$A40];[$mzcr.W$2:$mzcr.W$421])" office:value-type="float" office:value="859" calcext:value-type="float">
            <text:p>859</text:p>
          </table:table-cell>
          <table:table-cell table:formula="of:=SUMIF([mzcr.$S$2:.$S$421];[.$A40];[$mzcr.X$2:$mzcr.X$421])" office:value-type="float" office:value="27128" calcext:value-type="float">
            <text:p>27128</text:p>
          </table:table-cell>
          <table:table-cell table:formula="of:=[.T39]*[.C40]" office:value-type="float" office:value="29987.5636526758" calcext:value-type="float">
            <text:p>29987.5636526758</text:p>
          </table:table-cell>
          <table:table-cell table:formula="of:=IF([.H39]=&quot;&quot;;&quot;&quot;;[.$G40]*[.P39]*[.H39])" office:value-type="float" office:value="726.566106578858" calcext:value-type="float">
            <text:p>726.566106578858</text:p>
          </table:table-cell>
          <table:table-cell table:formula="of:=IF([.H39]=&quot;&quot;;&quot;&quot;;[.$G40]*[.P39]*[.H39]*[.I39])" office:value-type="float" office:value="726.566106578858" calcext:value-type="float">
            <text:p>726.566106578858</text:p>
          </table:table-cell>
          <table:table-cell table:formula="of:=IF([.J39]=&quot;&quot;;&quot;&quot;;[.$G40]*[.Q39]*[.J39])" office:value-type="float" office:value="239.301019377796" calcext:value-type="float">
            <text:p>239.301019377796</text:p>
          </table:table-cell>
          <table:table-cell table:formula="of:=IF([.J39]=&quot;&quot;;&quot;&quot;;[.$G40]*[.Q39]*[.J39]*[.K39])" office:value-type="float" office:value="239.301019377796" calcext:value-type="float">
            <text:p>239.301019377796</text:p>
          </table:table-cell>
          <table:table-cell table:formula="of:=IF([.L39]=&quot;&quot;;&quot;&quot;;[.$G40]*[.R39]*[.L39])" office:value-type="float" office:value="0" calcext:value-type="float">
            <text:p>0</text:p>
          </table:table-cell>
          <table:table-cell table:formula="of:=IF([.L39]=&quot;&quot;;&quot;&quot;;[.$G40]*[.R39]*[.L39]*[.M39])" office:value-type="float" office:value="0" calcext:value-type="float">
            <text:p>0</text:p>
          </table:table-cell>
          <table:table-cell table:formula="of:=IF([.N39]=&quot;&quot;;&quot;&quot;;[.$G40]*[.S39]*[.N39])" office:value-type="float" office:value="0" calcext:value-type="float">
            <text:p>0</text:p>
          </table:table-cell>
          <table:table-cell table:formula="of:=IF([.N39]=&quot;&quot;;&quot;&quot;;[.$G40]*[.S39]*[.N39]*[.O39])" office:value-type="float" office:value="0" calcext:value-type="float">
            <text:p>0</text:p>
          </table:table-cell>
          <table:table-cell table:formula="of:=IF([.H40]=&quot;&quot;;&quot;&quot;;[.$U39]*[.H40])" office:value-type="float" office:value="38635.249384657" calcext:value-type="float">
            <text:p>38635.249384657</text:p>
          </table:table-cell>
          <table:table-cell table:formula="of:=IF([.J40]=&quot;&quot;;&quot;&quot;;[.$U39]*[.J40])" office:value-type="float" office:value="8585.61097436822" calcext:value-type="float">
            <text:p>8585.61097436822</text:p>
          </table:table-cell>
          <table:table-cell table:formula="of:=IF([.L40]=&quot;&quot;;&quot;&quot;;[.$U39]*[.L40])" office:value-type="float" office:value="0" calcext:value-type="float">
            <text:p>0</text:p>
          </table:table-cell>
          <table:table-cell table:formula="of:=IF([.N40]=&quot;&quot;;&quot;&quot;;[.$U39]*[.N40])" office:value-type="float" office:value="8585.61097436822" calcext:value-type="float">
            <text:p>8585.61097436822</text:p>
          </table:table-cell>
          <table:table-cell table:formula="of:=[.P39]*[.$G40]" office:value-type="float" office:value="807.295673976509" calcext:value-type="float">
            <text:p>807.295673976509</text:p>
          </table:table-cell>
          <table:table-cell table:formula="of:=[.Q39]*[.$G40]" office:value-type="float" office:value="1196.50509688898" calcext:value-type="float">
            <text:p>1196.50509688898</text:p>
          </table:table-cell>
          <table:table-cell table:formula="of:=[.R39]*[.$G40]" office:value-type="float" office:value="1237.93706771514" calcext:value-type="float">
            <text:p>1237.93706771514</text:p>
          </table:table-cell>
          <table:table-cell table:formula="of:=[.S39]*[.$G40]" office:value-type="float" office:value="1160.09518313265" calcext:value-type="float">
            <text:p>1160.09518313265</text:p>
          </table:table-cell>
          <table:table-cell table:formula="of:=[.P39]/[.$T39]" office:value-type="float" office:value="0.020166854848827" calcext:value-type="float">
            <text:p>0.020166854848827</text:p>
          </table:table-cell>
          <table:table-cell table:formula="of:=[.Q39]/[.$T39]" office:value-type="float" office:value="0.0298895997992724" calcext:value-type="float">
            <text:p>0.029889599799272</text:p>
          </table:table-cell>
          <table:table-cell table:formula="of:=[.R39]/[.$T39]" office:value-type="float" office:value="0.030924601681094" calcext:value-type="float">
            <text:p>0.030924601681094</text:p>
          </table:table-cell>
          <table:table-cell table:formula="of:=[.S39]/[.$T39]" office:value-type="float" office:value="0.0289800526910049" calcext:value-type="float">
            <text:p>0.028980052691005</text:p>
          </table:table-cell>
          <table:table-cell table:formula="of:=IF([.H39]=&quot;&quot;;&quot;&quot;;[.H39]*[.I39])" office:value-type="float" office:value="0.9" calcext:value-type="float">
            <text:p>0.9</text:p>
          </table:table-cell>
          <table:table-cell table:formula="of:=IF([.J39]=&quot;&quot;;&quot;&quot;;[.J39]*[.K39])" office:value-type="float" office:value="0.2" calcext:value-type="float">
            <text:p>0.2</text:p>
          </table:table-cell>
          <table:table-cell table:formula="of:=IF([.L39]=&quot;&quot;;&quot;&quot;;[.L39]*[.M39])" office:value-type="float" office:value="0" calcext:value-type="float">
            <text:p>0</text:p>
          </table:table-cell>
          <table:table-cell table:formula="of:=IF([.N39]=&quot;&quot;;&quot;&quot;;[.N39]*[.O39])" office:value-type="float" office:value="0" calcext:value-type="float">
            <text:p>0</text:p>
          </table:table-cell>
        </table:table-row>
        <table:table-row table:style-name="ro1">
          <table:table-cell table:formula="of:=[$List1.B41]" office:value-type="float" office:value="49" calcext:value-type="float">
            <text:p>49</text:p>
          </table:table-cell>
          <table:table-cell office:value-type="float" office:value="0.938397472716829" calcext:value-type="float">
            <text:p>0.938397472716829</text:p>
          </table:table-cell>
          <table:table-cell table:formula="of:=[.$C$1]*[.B41]+(1-[.$C$1])*[.C40]" office:value-type="float" office:value="0.939883768125205" calcext:value-type="float">
            <text:p>0.939883768125205</text:p>
          </table:table-cell>
          <table:table-cell office:value-type="float" office:value="14.4355160344621" calcext:value-type="float">
            <text:p>14.4355160344621</text:p>
          </table:table-cell>
          <table:table-cell table:formula="of:=[.D41]/[.$D$2]" office:value-type="float" office:value="0.645721365818138" calcext:value-type="float">
            <text:p>0.645721365818138</text:p>
          </table:table-cell>
          <table:table-cell table:formula="of:=[.$C$1]*[.E41]+(1-[.$C$1])*[.F40]" office:value-type="float" office:value="0.669694857370938" calcext:value-type="float">
            <text:p>0.669694857370938</text:p>
          </table:table-cell>
          <table:table-cell table:formula="of:=[.C41]/[.F39]" office:value-type="float" office:value="1.34710461934716" calcext:value-type="float">
            <text:p>1.34710461934716</text:p>
          </table:table-cell>
          <table:table-cell table:formula="of:=IF([$List1.H41]=&quot;&quot;;&quot;&quot;;[$List1.H41])" office:value-type="float" office:value="0.9" calcext:value-type="float">
            <text:p>0.9</text:p>
          </table:table-cell>
          <table:table-cell table:formula="of:=IF([$List1.I41]=&quot;&quot;;&quot;&quot;;[$List1.I41])" office:value-type="float" office:value="1" calcext:value-type="float">
            <text:p>1</text:p>
          </table:table-cell>
          <table:table-cell table:formula="of:=IF([$List1.V41]=&quot;&quot;;&quot;&quot;;[$List1.V41])" office:value-type="float" office:value="0.2" calcext:value-type="float">
            <text:p>0.2</text:p>
          </table:table-cell>
          <table:table-cell table:formula="of:=IF([$List1.W41]=&quot;&quot;;&quot;&quot;;[$List1.W41])" office:value-type="float" office:value="1" calcext:value-type="float">
            <text:p>1</text:p>
          </table:table-cell>
          <table:table-cell table:formula="of:=IF([$List1.AB41]=&quot;&quot;;&quot;&quot;;[$List1.AB41])" office:value-type="float" office:value="0" calcext:value-type="float">
            <text:p>0</text:p>
          </table:table-cell>
          <table:table-cell table:formula="of:=IF([$List1.AC41]=&quot;&quot;;&quot;&quot;;[$List1.AC41])" office:value-type="float" office:value="0" calcext:value-type="float">
            <text:p>0</text:p>
          </table:table-cell>
          <table:table-cell table:formula="of:=IF([$List1.AH41]=&quot;&quot;;&quot;&quot;;[$List1.AH41])" office:value-type="float" office:value="0.2" calcext:value-type="float">
            <text:p>0.2</text:p>
          </table:table-cell>
          <table:table-cell table:formula="of:=IF([$List1.AI41]=&quot;&quot;;&quot;&quot;;[$List1.AI41])" office:value-type="float" office:value="1" calcext:value-type="float">
            <text:p>1</text:p>
          </table:table-cell>
          <table:table-cell table:formula="of:=SUMIF([mzcr.$S$2:.$S$421];[.$A41];[$mzcr.T$2:$mzcr.T$421])" office:value-type="float" office:value="722" calcext:value-type="float">
            <text:p>722</text:p>
          </table:table-cell>
          <table:table-cell table:formula="of:=SUMIF([mzcr.$S$2:.$S$421];[.$A41];[$mzcr.U$2:$mzcr.U$421])" office:value-type="float" office:value="961" calcext:value-type="float">
            <text:p>961</text:p>
          </table:table-cell>
          <table:table-cell table:formula="of:=SUMIF([mzcr.$S$2:.$S$421];[.$A41];[$mzcr.V$2:$mzcr.V$421])" office:value-type="float" office:value="832" calcext:value-type="float">
            <text:p>832</text:p>
          </table:table-cell>
          <table:table-cell table:formula="of:=SUMIF([mzcr.$S$2:.$S$421];[.$A41];[$mzcr.W$2:$mzcr.W$421])" office:value-type="float" office:value="831" calcext:value-type="float">
            <text:p>831</text:p>
          </table:table-cell>
          <table:table-cell table:formula="of:=SUMIF([mzcr.$S$2:.$S$421];[.$A41];[$mzcr.X$2:$mzcr.X$421])" office:value-type="float" office:value="26730" calcext:value-type="float">
            <text:p>26730</text:p>
          </table:table-cell>
          <table:table-cell table:formula="of:=[.T40]*[.C41]" office:value-type="float" office:value="25497.1668617006" calcext:value-type="float">
            <text:p>25497.1668617006</text:p>
          </table:table-cell>
          <table:table-cell table:formula="of:=IF([.H40]=&quot;&quot;;&quot;&quot;;[.$G41]*[.P40]*[.H40])" office:value-type="float" office:value="743.197618493826" calcext:value-type="float">
            <text:p>743.197618493826</text:p>
          </table:table-cell>
          <table:table-cell table:formula="of:=IF([.H40]=&quot;&quot;;&quot;&quot;;[.$G41]*[.P40]*[.H40]*[.I40])" office:value-type="float" office:value="743.197618493826" calcext:value-type="float">
            <text:p>743.197618493826</text:p>
          </table:table-cell>
          <table:table-cell table:formula="of:=IF([.J40]=&quot;&quot;;&quot;&quot;;[.$G41]*[.Q40]*[.J40])" office:value-type="float" office:value="240.323464091533" calcext:value-type="float">
            <text:p>240.323464091533</text:p>
          </table:table-cell>
          <table:table-cell table:formula="of:=IF([.J40]=&quot;&quot;;&quot;&quot;;[.$G41]*[.Q40]*[.J40]*[.K40])" office:value-type="float" office:value="240.323464091533" calcext:value-type="float">
            <text:p>240.323464091533</text:p>
          </table:table-cell>
          <table:table-cell table:formula="of:=IF([.L40]=&quot;&quot;;&quot;&quot;;[.$G41]*[.R40]*[.L40])" office:value-type="float" office:value="0" calcext:value-type="float">
            <text:p>0</text:p>
          </table:table-cell>
          <table:table-cell table:formula="of:=IF([.L40]=&quot;&quot;;&quot;&quot;;[.$G41]*[.R40]*[.L40]*[.M40])" office:value-type="float" office:value="0" calcext:value-type="float">
            <text:p>0</text:p>
          </table:table-cell>
          <table:table-cell table:formula="of:=IF([.N40]=&quot;&quot;;&quot;&quot;;[.$G41]*[.S40]*[.N40])" office:value-type="float" office:value="231.432573603841" calcext:value-type="float">
            <text:p>231.432573603841</text:p>
          </table:table-cell>
          <table:table-cell table:formula="of:=IF([.N40]=&quot;&quot;;&quot;&quot;;[.$G41]*[.S40]*[.N40]*[.O40])" office:value-type="float" office:value="231.432573603841" calcext:value-type="float">
            <text:p>231.432573603841</text:p>
          </table:table-cell>
          <table:table-cell table:formula="of:=IF([.H41]=&quot;&quot;;&quot;&quot;;[.$U40]*[.H41])" office:value-type="float" office:value="26988.8072874082" calcext:value-type="float">
            <text:p>26988.8072874082</text:p>
          </table:table-cell>
          <table:table-cell table:formula="of:=IF([.J41]=&quot;&quot;;&quot;&quot;;[.$U40]*[.J41])" office:value-type="float" office:value="5997.51273053515" calcext:value-type="float">
            <text:p>5997.51273053515</text:p>
          </table:table-cell>
          <table:table-cell table:formula="of:=IF([.L41]=&quot;&quot;;&quot;&quot;;[.$U40]*[.L41])" office:value-type="float" office:value="0" calcext:value-type="float">
            <text:p>0</text:p>
          </table:table-cell>
          <table:table-cell table:formula="of:=IF([.N41]=&quot;&quot;;&quot;&quot;;[.$U40]*[.N41])" office:value-type="float" office:value="5997.51273053515" calcext:value-type="float">
            <text:p>5997.51273053515</text:p>
          </table:table-cell>
          <table:table-cell table:formula="of:=[.P40]*[.$G41]" office:value-type="float" office:value="825.775131659806" calcext:value-type="float">
            <text:p>825.775131659806</text:p>
          </table:table-cell>
          <table:table-cell table:formula="of:=[.Q40]*[.$G41]" office:value-type="float" office:value="1201.61732045766" calcext:value-type="float">
            <text:p>1201.61732045766</text:p>
          </table:table-cell>
          <table:table-cell table:formula="of:=[.R40]*[.$G41]" office:value-type="float" office:value="1089.80763705185" calcext:value-type="float">
            <text:p>1089.80763705185</text:p>
          </table:table-cell>
          <table:table-cell table:formula="of:=[.S40]*[.$G41]" office:value-type="float" office:value="1157.16286801921" calcext:value-type="float">
            <text:p>1157.16286801921</text:p>
          </table:table-cell>
          <table:table-cell table:formula="of:=[.P40]/[.$T40]" office:value-type="float" office:value="0.0225965791801828" calcext:value-type="float">
            <text:p>0.022596579180183</text:p>
          </table:table-cell>
          <table:table-cell table:formula="of:=[.Q40]/[.$T40]" office:value-type="float" office:value="0.0328811560011796" calcext:value-type="float">
            <text:p>0.03288115600118</text:p>
          </table:table-cell>
          <table:table-cell table:formula="of:=[.R40]/[.$T40]" office:value-type="float" office:value="0.0298215865526393" calcext:value-type="float">
            <text:p>0.029821586552639</text:p>
          </table:table-cell>
          <table:table-cell table:formula="of:=[.S40]/[.$T40]" office:value-type="float" office:value="0.031664700678266" calcext:value-type="float">
            <text:p>0.031664700678266</text:p>
          </table:table-cell>
          <table:table-cell table:formula="of:=IF([.H40]=&quot;&quot;;&quot;&quot;;[.H40]*[.I40])" office:value-type="float" office:value="0.9" calcext:value-type="float">
            <text:p>0.9</text:p>
          </table:table-cell>
          <table:table-cell table:formula="of:=IF([.J40]=&quot;&quot;;&quot;&quot;;[.J40]*[.K40])" office:value-type="float" office:value="0.2" calcext:value-type="float">
            <text:p>0.2</text:p>
          </table:table-cell>
          <table:table-cell table:formula="of:=IF([.L40]=&quot;&quot;;&quot;&quot;;[.L40]*[.M40])" office:value-type="float" office:value="0" calcext:value-type="float">
            <text:p>0</text:p>
          </table:table-cell>
          <table:table-cell table:formula="of:=IF([.N40]=&quot;&quot;;&quot;&quot;;[.N40]*[.O40])" office:value-type="float" office:value="0.2" calcext:value-type="float">
            <text:p>0.2</text:p>
          </table:table-cell>
        </table:table-row>
        <table:table-row table:style-name="ro1">
          <table:table-cell table:formula="of:=[$List1.B42]" office:value-type="float" office:value="50" calcext:value-type="float">
            <text:p>50</text:p>
          </table:table-cell>
          <table:table-cell office:value-type="float" office:value="1.1659770964167" calcext:value-type="float">
            <text:p>1.1659770964167</text:p>
          </table:table-cell>
          <table:table-cell table:formula="of:=[.$C$1]*[.B42]+(1-[.$C$1])*[.C41]" office:value-type="float" office:value="1.00771176661265" calcext:value-type="float">
            <text:p>1.00771176661265</text:p>
          </table:table-cell>
          <table:table-cell office:value-type="float" office:value="14.8908635403767" calcext:value-type="float">
            <text:p>14.8908635403767</text:p>
          </table:table-cell>
          <table:table-cell table:formula="of:=[.D42]/[.$D$2]" office:value-type="float" office:value="0.666089713769061" calcext:value-type="float">
            <text:p>0.666089713769061</text:p>
          </table:table-cell>
          <table:table-cell table:formula="of:=[.$C$1]*[.E42]+(1-[.$C$1])*[.F41]" office:value-type="float" office:value="0.668613314290375" calcext:value-type="float">
            <text:p>0.668613314290375</text:p>
          </table:table-cell>
          <table:table-cell table:formula="of:=[.C42]/[.F40]" office:value-type="float" office:value="1.48199617051542" calcext:value-type="float">
            <text:p>1.48199617051542</text:p>
          </table:table-cell>
          <table:table-cell table:formula="of:=IF([$List1.H42]=&quot;&quot;;&quot;&quot;;[$List1.H42])" office:value-type="float" office:value="0.9" calcext:value-type="float">
            <text:p>0.9</text:p>
          </table:table-cell>
          <table:table-cell table:formula="of:=IF([$List1.I42]=&quot;&quot;;&quot;&quot;;[$List1.I42])" office:value-type="float" office:value="1" calcext:value-type="float">
            <text:p>1</text:p>
          </table:table-cell>
          <table:table-cell table:formula="of:=IF([$List1.V42]=&quot;&quot;;&quot;&quot;;[$List1.V42])" office:value-type="float" office:value="0.2" calcext:value-type="float">
            <text:p>0.2</text:p>
          </table:table-cell>
          <table:table-cell table:formula="of:=IF([$List1.W42]=&quot;&quot;;&quot;&quot;;[$List1.W42])" office:value-type="float" office:value="1" calcext:value-type="float">
            <text:p>1</text:p>
          </table:table-cell>
          <table:table-cell table:formula="of:=IF([$List1.AB42]=&quot;&quot;;&quot;&quot;;[$List1.AB42])" office:value-type="float" office:value="0" calcext:value-type="float">
            <text:p>0</text:p>
          </table:table-cell>
          <table:table-cell table:formula="of:=IF([$List1.AC42]=&quot;&quot;;&quot;&quot;;[$List1.AC42])" office:value-type="float" office:value="0" calcext:value-type="float">
            <text:p>0</text:p>
          </table:table-cell>
          <table:table-cell table:formula="of:=IF([$List1.AH42]=&quot;&quot;;&quot;&quot;;[$List1.AH42])" office:value-type="float" office:value="0.2" calcext:value-type="float">
            <text:p>0.2</text:p>
          </table:table-cell>
          <table:table-cell table:formula="of:=IF([$List1.AI42]=&quot;&quot;;&quot;&quot;;[$List1.AI42])" office:value-type="float" office:value="1" calcext:value-type="float">
            <text:p>1</text:p>
          </table:table-cell>
          <table:table-cell table:formula="of:=SUMIF([mzcr.$S$2:.$S$421];[.$A42];[$mzcr.T$2:$mzcr.T$421])" office:value-type="float" office:value="960" calcext:value-type="float">
            <text:p>960</text:p>
          </table:table-cell>
          <table:table-cell table:formula="of:=SUMIF([mzcr.$S$2:.$S$421];[.$A42];[$mzcr.U$2:$mzcr.U$421])" office:value-type="float" office:value="1382" calcext:value-type="float">
            <text:p>1382</text:p>
          </table:table-cell>
          <table:table-cell table:formula="of:=SUMIF([mzcr.$S$2:.$S$421];[.$A42];[$mzcr.V$2:$mzcr.V$421])" office:value-type="float" office:value="1147" calcext:value-type="float">
            <text:p>1147</text:p>
          </table:table-cell>
          <table:table-cell table:formula="of:=SUMIF([mzcr.$S$2:.$S$421];[.$A42];[$mzcr.W$2:$mzcr.W$421])" office:value-type="float" office:value="1170" calcext:value-type="float">
            <text:p>1170</text:p>
          </table:table-cell>
          <table:table-cell table:formula="of:=SUMIF([mzcr.$S$2:.$S$421];[.$A42];[$mzcr.X$2:$mzcr.X$421])" office:value-type="float" office:value="33876" calcext:value-type="float">
            <text:p>33876</text:p>
          </table:table-cell>
          <table:table-cell table:formula="of:=[.T41]*[.C42]" office:value-type="float" office:value="26936.1355215562" calcext:value-type="float">
            <text:p>26936.1355215562</text:p>
          </table:table-cell>
          <table:table-cell table:formula="of:=IF([.H41]=&quot;&quot;;&quot;&quot;;[.$G42]*[.P41]*[.H41])" office:value-type="float" office:value="963.001111600917" calcext:value-type="float">
            <text:p>963.001111600917</text:p>
          </table:table-cell>
          <table:table-cell table:formula="of:=IF([.H41]=&quot;&quot;;&quot;&quot;;[.$G42]*[.P41]*[.H41]*[.I41])" office:value-type="float" office:value="963.001111600917" calcext:value-type="float">
            <text:p>963.001111600917</text:p>
          </table:table-cell>
          <table:table-cell table:formula="of:=IF([.J41]=&quot;&quot;;&quot;&quot;;[.$G42]*[.Q41]*[.J41])" office:value-type="float" office:value="284.839663973063" calcext:value-type="float">
            <text:p>284.839663973063</text:p>
          </table:table-cell>
          <table:table-cell table:formula="of:=IF([.J41]=&quot;&quot;;&quot;&quot;;[.$G42]*[.Q41]*[.J41]*[.K41])" office:value-type="float" office:value="284.839663973063" calcext:value-type="float">
            <text:p>284.839663973063</text:p>
          </table:table-cell>
          <table:table-cell table:formula="of:=IF([.L41]=&quot;&quot;;&quot;&quot;;[.$G42]*[.R41]*[.L41])" office:value-type="float" office:value="0" calcext:value-type="float">
            <text:p>0</text:p>
          </table:table-cell>
          <table:table-cell table:formula="of:=IF([.L41]=&quot;&quot;;&quot;&quot;;[.$G42]*[.R41]*[.L41]*[.M41])" office:value-type="float" office:value="0" calcext:value-type="float">
            <text:p>0</text:p>
          </table:table-cell>
          <table:table-cell table:formula="of:=IF([.N41]=&quot;&quot;;&quot;&quot;;[.$G42]*[.S41]*[.N41])" office:value-type="float" office:value="246.307763539662" calcext:value-type="float">
            <text:p>246.307763539662</text:p>
          </table:table-cell>
          <table:table-cell table:formula="of:=IF([.N41]=&quot;&quot;;&quot;&quot;;[.$G42]*[.S41]*[.N41]*[.O41])" office:value-type="float" office:value="246.307763539662" calcext:value-type="float">
            <text:p>246.307763539662</text:p>
          </table:table-cell>
          <table:table-cell table:formula="of:=IF([.H42]=&quot;&quot;;&quot;&quot;;[.$U41]*[.H42])" office:value-type="float" office:value="22947.4501755305" calcext:value-type="float">
            <text:p>22947.4501755305</text:p>
          </table:table-cell>
          <table:table-cell table:formula="of:=IF([.J42]=&quot;&quot;;&quot;&quot;;[.$U41]*[.J42])" office:value-type="float" office:value="5099.43337234011" calcext:value-type="float">
            <text:p>5099.43337234011</text:p>
          </table:table-cell>
          <table:table-cell table:formula="of:=IF([.L42]=&quot;&quot;;&quot;&quot;;[.$U41]*[.L42])" office:value-type="float" office:value="0" calcext:value-type="float">
            <text:p>0</text:p>
          </table:table-cell>
          <table:table-cell table:formula="of:=IF([.N42]=&quot;&quot;;&quot;&quot;;[.$U41]*[.N42])" office:value-type="float" office:value="5099.43337234011" calcext:value-type="float">
            <text:p>5099.43337234011</text:p>
          </table:table-cell>
          <table:table-cell table:formula="of:=[.P41]*[.$G42]" office:value-type="float" office:value="1070.00123511213" calcext:value-type="float">
            <text:p>1070.00123511213</text:p>
          </table:table-cell>
          <table:table-cell table:formula="of:=[.Q41]*[.$G42]" office:value-type="float" office:value="1424.19831986531" calcext:value-type="float">
            <text:p>1424.19831986531</text:p>
          </table:table-cell>
          <table:table-cell table:formula="of:=[.R41]*[.$G42]" office:value-type="float" office:value="1233.02081386883" calcext:value-type="float">
            <text:p>1233.02081386883</text:p>
          </table:table-cell>
          <table:table-cell table:formula="of:=[.S41]*[.$G42]" office:value-type="float" office:value="1231.53881769831" calcext:value-type="float">
            <text:p>1231.53881769831</text:p>
          </table:table-cell>
          <table:table-cell table:formula="of:=[.P41]/[.$T41]" office:value-type="float" office:value="0.0270108492330715" calcext:value-type="float">
            <text:p>0.027010849233072</text:p>
          </table:table-cell>
          <table:table-cell table:formula="of:=[.Q41]/[.$T41]" office:value-type="float" office:value="0.0359521137298915" calcext:value-type="float">
            <text:p>0.035952113729892</text:p>
          </table:table-cell>
          <table:table-cell table:formula="of:=[.R41]/[.$T41]" office:value-type="float" office:value="0.03112607557052" calcext:value-type="float">
            <text:p>0.03112607557052</text:p>
          </table:table-cell>
          <table:table-cell table:formula="of:=[.S41]/[.$T41]" office:value-type="float" office:value="0.0310886644219978" calcext:value-type="float">
            <text:p>0.031088664421998</text:p>
          </table:table-cell>
          <table:table-cell table:formula="of:=IF([.H41]=&quot;&quot;;&quot;&quot;;[.H41]*[.I41])" office:value-type="float" office:value="0.9" calcext:value-type="float">
            <text:p>0.9</text:p>
          </table:table-cell>
          <table:table-cell table:formula="of:=IF([.J41]=&quot;&quot;;&quot;&quot;;[.J41]*[.K41])" office:value-type="float" office:value="0.2" calcext:value-type="float">
            <text:p>0.2</text:p>
          </table:table-cell>
          <table:table-cell table:formula="of:=IF([.L41]=&quot;&quot;;&quot;&quot;;[.L41]*[.M41])" office:value-type="float" office:value="0" calcext:value-type="float">
            <text:p>0</text:p>
          </table:table-cell>
          <table:table-cell table:formula="of:=IF([.N41]=&quot;&quot;;&quot;&quot;;[.N41]*[.O41])" office:value-type="float" office:value="0.2" calcext:value-type="float">
            <text:p>0.2</text:p>
          </table:table-cell>
        </table:table-row>
        <table:table-row table:style-name="ro1">
          <table:table-cell table:formula="of:=[$List1.B43]" office:value-type="float" office:value="51" calcext:value-type="float">
            <text:p>51</text:p>
          </table:table-cell>
          <table:table-cell office:value-type="float" office:value="1.22326780148645" calcext:value-type="float">
            <text:p>1.22326780148645</text:p>
          </table:table-cell>
          <table:table-cell table:formula="of:=[.$C$1]*[.B43]+(1-[.$C$1])*[.C42]" office:value-type="float" office:value="1.07237857707479" calcext:value-type="float">
            <text:p>1.07237857707479</text:p>
          </table:table-cell>
          <table:table-cell office:value-type="float" office:value="15.9811744063256" calcext:value-type="float">
            <text:p>15.9811744063256</text:p>
          </table:table-cell>
          <table:table-cell table:formula="of:=[.D43]/[.$D$2]" office:value-type="float" office:value="0.714860884806253" calcext:value-type="float">
            <text:p>0.714860884806253</text:p>
          </table:table-cell>
          <table:table-cell table:formula="of:=[.$C$1]*[.E43]+(1-[.$C$1])*[.F42]" office:value-type="float" office:value="0.682487585445138" calcext:value-type="float">
            <text:p>0.682487585445138</text:p>
          </table:table-cell>
          <table:table-cell table:formula="of:=[.C43]/[.F41]" office:value-type="float" office:value="1.60129432871068" calcext:value-type="float">
            <text:p>1.60129432871068</text:p>
          </table:table-cell>
          <table:table-cell table:formula="of:=IF([$List1.H43]=&quot;&quot;;&quot;&quot;;[$List1.H43])" office:value-type="float" office:value="0.9" calcext:value-type="float">
            <text:p>0.9</text:p>
          </table:table-cell>
          <table:table-cell table:formula="of:=IF([$List1.I43]=&quot;&quot;;&quot;&quot;;[$List1.I43])" office:value-type="float" office:value="1" calcext:value-type="float">
            <text:p>1</text:p>
          </table:table-cell>
          <table:table-cell table:formula="of:=IF([$List1.V43]=&quot;&quot;;&quot;&quot;;[$List1.V43])" office:value-type="float" office:value="0.2" calcext:value-type="float">
            <text:p>0.2</text:p>
          </table:table-cell>
          <table:table-cell table:formula="of:=IF([$List1.W43]=&quot;&quot;;&quot;&quot;;[$List1.W43])" office:value-type="float" office:value="1" calcext:value-type="float">
            <text:p>1</text:p>
          </table:table-cell>
          <table:table-cell table:formula="of:=IF([$List1.AB43]=&quot;&quot;;&quot;&quot;;[$List1.AB43])" office:value-type="float" office:value="0" calcext:value-type="float">
            <text:p>0</text:p>
          </table:table-cell>
          <table:table-cell table:formula="of:=IF([$List1.AC43]=&quot;&quot;;&quot;&quot;;[$List1.AC43])" office:value-type="float" office:value="0" calcext:value-type="float">
            <text:p>0</text:p>
          </table:table-cell>
          <table:table-cell table:formula="of:=IF([$List1.AH43]=&quot;&quot;;&quot;&quot;;[$List1.AH43])" office:value-type="float" office:value="0.2" calcext:value-type="float">
            <text:p>0.2</text:p>
          </table:table-cell>
          <table:table-cell table:formula="of:=IF([$List1.AI43]=&quot;&quot;;&quot;&quot;;[$List1.AI43])" office:value-type="float" office:value="1" calcext:value-type="float">
            <text:p>1</text:p>
          </table:table-cell>
          <table:table-cell table:formula="of:=SUMIF([mzcr.$S$2:.$S$421];[.$A43];[$mzcr.T$2:$mzcr.T$421])" office:value-type="float" office:value="1087" calcext:value-type="float">
            <text:p>1087</text:p>
          </table:table-cell>
          <table:table-cell table:formula="of:=SUMIF([mzcr.$S$2:.$S$421];[.$A43];[$mzcr.U$2:$mzcr.U$421])" office:value-type="float" office:value="1727" calcext:value-type="float">
            <text:p>1727</text:p>
          </table:table-cell>
          <table:table-cell table:formula="of:=SUMIF([mzcr.$S$2:.$S$421];[.$A43];[$mzcr.V$2:$mzcr.V$421])" office:value-type="float" office:value="1636" calcext:value-type="float">
            <text:p>1636</text:p>
          </table:table-cell>
          <table:table-cell table:formula="of:=SUMIF([mzcr.$S$2:.$S$421];[.$A43];[$mzcr.W$2:$mzcr.W$421])" office:value-type="float" office:value="1788" calcext:value-type="float">
            <text:p>1788</text:p>
          </table:table-cell>
          <table:table-cell table:formula="of:=SUMIF([mzcr.$S$2:.$S$421];[.$A43];[$mzcr.X$2:$mzcr.X$421])" office:value-type="float" office:value="45878" calcext:value-type="float">
            <text:p>45878</text:p>
          </table:table-cell>
          <table:table-cell table:formula="of:=[.T42]*[.C43]" office:value-type="float" office:value="36327.8966769857" calcext:value-type="float">
            <text:p>36327.8966769857</text:p>
          </table:table-cell>
          <table:table-cell table:formula="of:=IF([.H42]=&quot;&quot;;&quot;&quot;;[.$G43]*[.P42]*[.H42])" office:value-type="float" office:value="1383.51830000603" calcext:value-type="float">
            <text:p>1383.51830000603</text:p>
          </table:table-cell>
          <table:table-cell table:formula="of:=IF([.H42]=&quot;&quot;;&quot;&quot;;[.$G43]*[.P42]*[.H42]*[.I42])" office:value-type="float" office:value="1383.51830000603" calcext:value-type="float">
            <text:p>1383.51830000603</text:p>
          </table:table-cell>
          <table:table-cell table:formula="of:=IF([.J42]=&quot;&quot;;&quot;&quot;;[.$G43]*[.Q42]*[.J42])" office:value-type="float" office:value="442.597752455633" calcext:value-type="float">
            <text:p>442.597752455633</text:p>
          </table:table-cell>
          <table:table-cell table:formula="of:=IF([.J42]=&quot;&quot;;&quot;&quot;;[.$G43]*[.Q42]*[.J42]*[.K42])" office:value-type="float" office:value="442.597752455633" calcext:value-type="float">
            <text:p>442.597752455633</text:p>
          </table:table-cell>
          <table:table-cell table:formula="of:=IF([.L42]=&quot;&quot;;&quot;&quot;;[.$G43]*[.R42]*[.L42])" office:value-type="float" office:value="0" calcext:value-type="float">
            <text:p>0</text:p>
          </table:table-cell>
          <table:table-cell table:formula="of:=IF([.L42]=&quot;&quot;;&quot;&quot;;[.$G43]*[.R42]*[.L42]*[.M42])" office:value-type="float" office:value="0" calcext:value-type="float">
            <text:p>0</text:p>
          </table:table-cell>
          <table:table-cell table:formula="of:=IF([.N42]=&quot;&quot;;&quot;&quot;;[.$G43]*[.S42]*[.N42])" office:value-type="float" office:value="374.7028729183" calcext:value-type="float">
            <text:p>374.7028729183</text:p>
          </table:table-cell>
          <table:table-cell table:formula="of:=IF([.N42]=&quot;&quot;;&quot;&quot;;[.$G43]*[.S42]*[.N42]*[.O42])" office:value-type="float" office:value="374.7028729183" calcext:value-type="float">
            <text:p>374.7028729183</text:p>
          </table:table-cell>
          <table:table-cell table:formula="of:=IF([.H43]=&quot;&quot;;&quot;&quot;;[.$U42]*[.H43])" office:value-type="float" office:value="24242.5219694006" calcext:value-type="float">
            <text:p>24242.5219694006</text:p>
          </table:table-cell>
          <table:table-cell table:formula="of:=IF([.J43]=&quot;&quot;;&quot;&quot;;[.$U42]*[.J43])" office:value-type="float" office:value="5387.22710431125" calcext:value-type="float">
            <text:p>5387.22710431125</text:p>
          </table:table-cell>
          <table:table-cell table:formula="of:=IF([.L43]=&quot;&quot;;&quot;&quot;;[.$U42]*[.L43])" office:value-type="float" office:value="0" calcext:value-type="float">
            <text:p>0</text:p>
          </table:table-cell>
          <table:table-cell table:formula="of:=IF([.N43]=&quot;&quot;;&quot;&quot;;[.$U42]*[.N43])" office:value-type="float" office:value="5387.22710431125" calcext:value-type="float">
            <text:p>5387.22710431125</text:p>
          </table:table-cell>
          <table:table-cell table:formula="of:=[.P42]*[.$G43]" office:value-type="float" office:value="1537.24255556226" calcext:value-type="float">
            <text:p>1537.24255556226</text:p>
          </table:table-cell>
          <table:table-cell table:formula="of:=[.Q42]*[.$G43]" office:value-type="float" office:value="2212.98876227816" calcext:value-type="float">
            <text:p>2212.98876227816</text:p>
          </table:table-cell>
          <table:table-cell table:formula="of:=[.R42]*[.$G43]" office:value-type="float" office:value="1836.68459503115" calcext:value-type="float">
            <text:p>1836.68459503115</text:p>
          </table:table-cell>
          <table:table-cell table:formula="of:=[.S42]*[.$G43]" office:value-type="float" office:value="1873.5143645915" calcext:value-type="float">
            <text:p>1873.5143645915</text:p>
          </table:table-cell>
          <table:table-cell table:formula="of:=[.P42]/[.$T42]" office:value-type="float" office:value="0.0283386468296139" calcext:value-type="float">
            <text:p>0.028338646829614</text:p>
          </table:table-cell>
          <table:table-cell table:formula="of:=[.Q42]/[.$T42]" office:value-type="float" office:value="0.0407958436651317" calcext:value-type="float">
            <text:p>0.040795843665132</text:p>
          </table:table-cell>
          <table:table-cell table:formula="of:=[.R42]/[.$T42]" office:value-type="float" office:value="0.0338587790766324" calcext:value-type="float">
            <text:p>0.033858779076633</text:p>
          </table:table-cell>
          <table:table-cell table:formula="of:=[.S42]/[.$T42]" office:value-type="float" office:value="0.0345377258235919" calcext:value-type="float">
            <text:p>0.034537725823592</text:p>
          </table:table-cell>
          <table:table-cell table:formula="of:=IF([.H42]=&quot;&quot;;&quot;&quot;;[.H42]*[.I42])" office:value-type="float" office:value="0.9" calcext:value-type="float">
            <text:p>0.9</text:p>
          </table:table-cell>
          <table:table-cell table:formula="of:=IF([.J42]=&quot;&quot;;&quot;&quot;;[.J42]*[.K42])" office:value-type="float" office:value="0.2" calcext:value-type="float">
            <text:p>0.2</text:p>
          </table:table-cell>
          <table:table-cell table:formula="of:=IF([.L42]=&quot;&quot;;&quot;&quot;;[.L42]*[.M42])" office:value-type="float" office:value="0" calcext:value-type="float">
            <text:p>0</text:p>
          </table:table-cell>
          <table:table-cell table:formula="of:=IF([.N42]=&quot;&quot;;&quot;&quot;;[.N42]*[.O42])" office:value-type="float" office:value="0.2" calcext:value-type="float">
            <text:p>0.2</text:p>
          </table:table-cell>
        </table:table-row>
        <table:table-row table:style-name="ro1">
          <table:table-cell table:formula="of:=[$List1.B44]" office:value-type="float" office:value="52" calcext:value-type="float">
            <text:p>52</text:p>
          </table:table-cell>
          <table:table-cell office:value-type="float" office:value="1.21776231215923" calcext:value-type="float">
            <text:p>1.21776231215923</text:p>
          </table:table-cell>
          <table:table-cell table:formula="of:=[.$C$1]*[.B44]+(1-[.$C$1])*[.C43]" office:value-type="float" office:value="1.11599369760012" calcext:value-type="float">
            <text:p>1.11599369760012</text:p>
          </table:table-cell>
          <table:table-cell office:value-type="float" office:value="16.1411169692591" calcext:value-type="float">
            <text:p>16.1411169692591</text:p>
          </table:table-cell>
          <table:table-cell table:formula="of:=[.D44]/[.$D$2]" office:value-type="float" office:value="0.722015345370276" calcext:value-type="float">
            <text:p>0.722015345370276</text:p>
          </table:table-cell>
          <table:table-cell table:formula="of:=[.$C$1]*[.E44]+(1-[.$C$1])*[.F43]" office:value-type="float" office:value="0.69434591342268" calcext:value-type="float">
            <text:p>0.69434591342268</text:p>
          </table:table-cell>
          <table:table-cell table:formula="of:=[.C44]/[.F42]" office:value-type="float" office:value="1.66911677310012" calcext:value-type="float">
            <text:p>1.66911677310012</text:p>
          </table:table-cell>
          <table:table-cell table:formula="of:=IF([$List1.H44]=&quot;&quot;;&quot;&quot;;[$List1.H44])" office:value-type="float" office:value="0.9" calcext:value-type="float">
            <text:p>0.9</text:p>
          </table:table-cell>
          <table:table-cell table:formula="of:=IF([$List1.I44]=&quot;&quot;;&quot;&quot;;[$List1.I44])" office:value-type="float" office:value="1" calcext:value-type="float">
            <text:p>1</text:p>
          </table:table-cell>
          <table:table-cell table:formula="of:=IF([$List1.V44]=&quot;&quot;;&quot;&quot;;[$List1.V44])" office:value-type="float" office:value="0.2" calcext:value-type="float">
            <text:p>0.2</text:p>
          </table:table-cell>
          <table:table-cell table:formula="of:=IF([$List1.W44]=&quot;&quot;;&quot;&quot;;[$List1.W44])" office:value-type="float" office:value="1" calcext:value-type="float">
            <text:p>1</text:p>
          </table:table-cell>
          <table:table-cell table:formula="of:=IF([$List1.AB44]=&quot;&quot;;&quot;&quot;;[$List1.AB44])" office:value-type="float" office:value="0" calcext:value-type="float">
            <text:p>0</text:p>
          </table:table-cell>
          <table:table-cell table:formula="of:=IF([$List1.AC44]=&quot;&quot;;&quot;&quot;;[$List1.AC44])" office:value-type="float" office:value="0" calcext:value-type="float">
            <text:p>0</text:p>
          </table:table-cell>
          <table:table-cell table:formula="of:=IF([$List1.AH44]=&quot;&quot;;&quot;&quot;;[$List1.AH44])" office:value-type="float" office:value="0.2" calcext:value-type="float">
            <text:p>0.2</text:p>
          </table:table-cell>
          <table:table-cell table:formula="of:=IF([$List1.AI44]=&quot;&quot;;&quot;&quot;;[$List1.AI44])" office:value-type="float" office:value="1" calcext:value-type="float">
            <text:p>1</text:p>
          </table:table-cell>
          <table:table-cell table:formula="of:=SUMIF([mzcr.$S$2:.$S$421];[.$A44];[$mzcr.T$2:$mzcr.T$421])" office:value-type="float" office:value="865" calcext:value-type="float">
            <text:p>865</text:p>
          </table:table-cell>
          <table:table-cell table:formula="of:=SUMIF([mzcr.$S$2:.$S$421];[.$A44];[$mzcr.U$2:$mzcr.U$421])" office:value-type="float" office:value="1745" calcext:value-type="float">
            <text:p>1745</text:p>
          </table:table-cell>
          <table:table-cell table:formula="of:=SUMIF([mzcr.$S$2:.$S$421];[.$A44];[$mzcr.V$2:$mzcr.V$421])" office:value-type="float" office:value="1619" calcext:value-type="float">
            <text:p>1619</text:p>
          </table:table-cell>
          <table:table-cell table:formula="of:=SUMIF([mzcr.$S$2:.$S$421];[.$A44];[$mzcr.W$2:$mzcr.W$421])" office:value-type="float" office:value="1741" calcext:value-type="float">
            <text:p>1741</text:p>
          </table:table-cell>
          <table:table-cell table:formula="of:=SUMIF([mzcr.$S$2:.$S$421];[.$A44];[$mzcr.X$2:$mzcr.X$421])" office:value-type="float" office:value="46446" calcext:value-type="float">
            <text:p>46446</text:p>
          </table:table-cell>
          <table:table-cell table:formula="of:=[.T43]*[.C44]" office:value-type="float" office:value="51199.5588584985" calcext:value-type="float">
            <text:p>51199.5588584985</text:p>
          </table:table-cell>
          <table:table-cell table:formula="of:=IF([.H43]=&quot;&quot;;&quot;&quot;;[.$G44]*[.P43]*[.H43])" office:value-type="float" office:value="1632.89693912384" calcext:value-type="float">
            <text:p>1632.89693912384</text:p>
          </table:table-cell>
          <table:table-cell table:formula="of:=IF([.H43]=&quot;&quot;;&quot;&quot;;[.$G44]*[.P43]*[.H43]*[.I43])" office:value-type="float" office:value="1632.89693912384" calcext:value-type="float">
            <text:p>1632.89693912384</text:p>
          </table:table-cell>
          <table:table-cell table:formula="of:=IF([.J43]=&quot;&quot;;&quot;&quot;;[.$G44]*[.Q43]*[.J43])" office:value-type="float" office:value="576.51293342878" calcext:value-type="float">
            <text:p>576.51293342878</text:p>
          </table:table-cell>
          <table:table-cell table:formula="of:=IF([.J43]=&quot;&quot;;&quot;&quot;;[.$G44]*[.Q43]*[.J43]*[.K43])" office:value-type="float" office:value="576.51293342878" calcext:value-type="float">
            <text:p>576.51293342878</text:p>
          </table:table-cell>
          <table:table-cell table:formula="of:=IF([.L43]=&quot;&quot;;&quot;&quot;;[.$G44]*[.R43]*[.L43])" office:value-type="float" office:value="0" calcext:value-type="float">
            <text:p>0</text:p>
          </table:table-cell>
          <table:table-cell table:formula="of:=IF([.L43]=&quot;&quot;;&quot;&quot;;[.$G44]*[.R43]*[.L43]*[.M43])" office:value-type="float" office:value="0" calcext:value-type="float">
            <text:p>0</text:p>
          </table:table-cell>
          <table:table-cell table:formula="of:=IF([.N43]=&quot;&quot;;&quot;&quot;;[.$G44]*[.S43]*[.N43])" office:value-type="float" office:value="596.876158060602" calcext:value-type="float">
            <text:p>596.876158060602</text:p>
          </table:table-cell>
          <table:table-cell table:formula="of:=IF([.N43]=&quot;&quot;;&quot;&quot;;[.$G44]*[.S43]*[.N43]*[.O43])" office:value-type="float" office:value="596.876158060602" calcext:value-type="float">
            <text:p>596.876158060602</text:p>
          </table:table-cell>
          <table:table-cell table:formula="of:=IF([.H44]=&quot;&quot;;&quot;&quot;;[.$U43]*[.H44])" office:value-type="float" office:value="32695.1070092871" calcext:value-type="float">
            <text:p>32695.1070092871</text:p>
          </table:table-cell>
          <table:table-cell table:formula="of:=IF([.J44]=&quot;&quot;;&quot;&quot;;[.$U43]*[.J44])" office:value-type="float" office:value="7265.57933539714" calcext:value-type="float">
            <text:p>7265.57933539714</text:p>
          </table:table-cell>
          <table:table-cell table:formula="of:=IF([.L44]=&quot;&quot;;&quot;&quot;;[.$U43]*[.L44])" office:value-type="float" office:value="0" calcext:value-type="float">
            <text:p>0</text:p>
          </table:table-cell>
          <table:table-cell table:formula="of:=IF([.N44]=&quot;&quot;;&quot;&quot;;[.$U43]*[.N44])" office:value-type="float" office:value="7265.57933539714" calcext:value-type="float">
            <text:p>7265.57933539714</text:p>
          </table:table-cell>
          <table:table-cell table:formula="of:=[.P43]*[.$G44]" office:value-type="float" office:value="1814.32993235983" calcext:value-type="float">
            <text:p>1814.32993235983</text:p>
          </table:table-cell>
          <table:table-cell table:formula="of:=[.Q43]*[.$G44]" office:value-type="float" office:value="2882.5646671439" calcext:value-type="float">
            <text:p>2882.5646671439</text:p>
          </table:table-cell>
          <table:table-cell table:formula="of:=[.R43]*[.$G44]" office:value-type="float" office:value="2730.67504079179" calcext:value-type="float">
            <text:p>2730.67504079179</text:p>
          </table:table-cell>
          <table:table-cell table:formula="of:=[.S43]*[.$G44]" office:value-type="float" office:value="2984.38079030301" calcext:value-type="float">
            <text:p>2984.38079030301</text:p>
          </table:table-cell>
          <table:table-cell table:formula="of:=[.P43]/[.$T43]" office:value-type="float" office:value="0.0236932734644056" calcext:value-type="float">
            <text:p>0.023693273464406</text:p>
          </table:table-cell>
          <table:table-cell table:formula="of:=[.Q43]/[.$T43]" office:value-type="float" office:value="0.037643314878591" calcext:value-type="float">
            <text:p>0.037643314878591</text:p>
          </table:table-cell>
          <table:table-cell table:formula="of:=[.R43]/[.$T43]" office:value-type="float" office:value="0.0356597933650115" calcext:value-type="float">
            <text:p>0.035659793365012</text:p>
          </table:table-cell>
          <table:table-cell table:formula="of:=[.S43]/[.$T43]" office:value-type="float" office:value="0.0389729282008806" calcext:value-type="float">
            <text:p>0.038972928200881</text:p>
          </table:table-cell>
          <table:table-cell table:formula="of:=IF([.H43]=&quot;&quot;;&quot;&quot;;[.H43]*[.I43])" office:value-type="float" office:value="0.9" calcext:value-type="float">
            <text:p>0.9</text:p>
          </table:table-cell>
          <table:table-cell table:formula="of:=IF([.J43]=&quot;&quot;;&quot;&quot;;[.J43]*[.K43])" office:value-type="float" office:value="0.2" calcext:value-type="float">
            <text:p>0.2</text:p>
          </table:table-cell>
          <table:table-cell table:formula="of:=IF([.L43]=&quot;&quot;;&quot;&quot;;[.L43]*[.M43])" office:value-type="float" office:value="0" calcext:value-type="float">
            <text:p>0</text:p>
          </table:table-cell>
          <table:table-cell table:formula="of:=IF([.N43]=&quot;&quot;;&quot;&quot;;[.N43]*[.O43])" office:value-type="float" office:value="0.2" calcext:value-type="float">
            <text:p>0.2</text:p>
          </table:table-cell>
        </table:table-row>
        <table:table-row table:style-name="ro1">
          <table:table-cell table:formula="of:=[List1.B45]+[.$A$44]" office:value-type="float" office:value="53" calcext:value-type="float">
            <text:p>53</text:p>
          </table:table-cell>
          <table:table-cell office:value-type="float" office:value="1.44717196273746" calcext:value-type="float">
            <text:p>1.44717196273746</text:p>
          </table:table-cell>
          <table:table-cell table:formula="of:=[.$C$1]*[.B45]+(1-[.$C$1])*[.C44]" office:value-type="float" office:value="1.21534717714132" calcext:value-type="float">
            <text:p>1.21534717714132</text:p>
          </table:table-cell>
          <table:table-cell office:value-type="float" office:value="16.1613272936655" calcext:value-type="float">
            <text:p>16.1613272936655</text:p>
          </table:table-cell>
          <table:table-cell table:formula="of:=[.D45]/[.$D$2]" office:value-type="float" office:value="0.722919382208874" calcext:value-type="float">
            <text:p>0.722919382208874</text:p>
          </table:table-cell>
          <table:table-cell table:formula="of:=[.$C$1]*[.E45]+(1-[.$C$1])*[.F44]" office:value-type="float" office:value="0.702917954058538" calcext:value-type="float">
            <text:p>0.702917954058538</text:p>
          </table:table-cell>
          <table:table-cell table:formula="of:=[.C45]/[.F43]" office:value-type="float" office:value="1.78076085640245" calcext:value-type="float">
            <text:p>1.78076085640245</text:p>
          </table:table-cell>
          <table:table-cell table:formula="of:=IF([$List1.H45]=&quot;&quot;;&quot;&quot;;[$List1.H45])" office:value-type="float" office:value="0.9" calcext:value-type="float">
            <text:p>0.9</text:p>
          </table:table-cell>
          <table:table-cell table:formula="of:=IF([$List1.I45]=&quot;&quot;;&quot;&quot;;[$List1.I45])" office:value-type="float" office:value="1" calcext:value-type="float">
            <text:p>1</text:p>
          </table:table-cell>
          <table:table-cell table:formula="of:=IF([$List1.V45]=&quot;&quot;;&quot;&quot;;[$List1.V45])" office:value-type="float" office:value="0.2" calcext:value-type="float">
            <text:p>0.2</text:p>
          </table:table-cell>
          <table:table-cell table:formula="of:=IF([$List1.W45]=&quot;&quot;;&quot;&quot;;[$List1.W45])" office:value-type="float" office:value="1" calcext:value-type="float">
            <text:p>1</text:p>
          </table:table-cell>
          <table:table-cell table:formula="of:=IF([$List1.AB45]=&quot;&quot;;&quot;&quot;;[$List1.AB45])" office:value-type="float" office:value="0" calcext:value-type="float">
            <text:p>0</text:p>
          </table:table-cell>
          <table:table-cell table:formula="of:=IF([$List1.AC45]=&quot;&quot;;&quot;&quot;;[$List1.AC45])" office:value-type="float" office:value="0" calcext:value-type="float">
            <text:p>0</text:p>
          </table:table-cell>
          <table:table-cell table:formula="of:=IF([$List1.AH45]=&quot;&quot;;&quot;&quot;;[$List1.AH45])" office:value-type="float" office:value="0.2" calcext:value-type="float">
            <text:p>0.2</text:p>
          </table:table-cell>
          <table:table-cell table:formula="of:=IF([$List1.AI45]=&quot;&quot;;&quot;&quot;;[$List1.AI45])" office:value-type="float" office:value="1" calcext:value-type="float">
            <text:p>1</text:p>
          </table:table-cell>
          <table:table-cell table:formula="of:=SUMIF([mzcr.$S$2:.$S$421];[.$A45];[$mzcr.T$2:$mzcr.T$421])" office:value-type="float" office:value="921" calcext:value-type="float">
            <text:p>921</text:p>
          </table:table-cell>
          <table:table-cell table:formula="of:=SUMIF([mzcr.$S$2:.$S$421];[.$A45];[$mzcr.U$2:$mzcr.U$421])" office:value-type="float" office:value="2287" calcext:value-type="float">
            <text:p>2287</text:p>
          </table:table-cell>
          <table:table-cell table:formula="of:=SUMIF([mzcr.$S$2:.$S$421];[.$A45];[$mzcr.V$2:$mzcr.V$421])" office:value-type="float" office:value="2443" calcext:value-type="float">
            <text:p>2443</text:p>
          </table:table-cell>
          <table:table-cell table:formula="of:=SUMIF([mzcr.$S$2:.$S$421];[.$A45];[$mzcr.W$2:$mzcr.W$421])" office:value-type="float" office:value="2297" calcext:value-type="float">
            <text:p>2297</text:p>
          </table:table-cell>
          <table:table-cell table:formula="of:=SUMIF([mzcr.$S$2:.$S$421];[.$A45];[$mzcr.X$2:$mzcr.X$421])" office:value-type="float" office:value="72033" calcext:value-type="float">
            <text:p>72033</text:p>
          </table:table-cell>
          <table:table-cell table:formula="of:=[.T44]*[.C45]" office:value-type="float" office:value="56448.014989506" calcext:value-type="float">
            <text:p>56448.014989506</text:p>
          </table:table-cell>
          <table:table-cell table:formula="of:=IF([.H44]=&quot;&quot;;&quot;&quot;;[.$G45]*[.P44]*[.H44])" office:value-type="float" office:value="1386.32232670931" calcext:value-type="float">
            <text:p>1386.32232670931</text:p>
          </table:table-cell>
          <table:table-cell table:formula="of:=IF([.H44]=&quot;&quot;;&quot;&quot;;[.$G45]*[.P44]*[.H44]*[.I44])" office:value-type="float" office:value="1386.32232670931" calcext:value-type="float">
            <text:p>1386.32232670931</text:p>
          </table:table-cell>
          <table:table-cell table:formula="of:=IF([.J44]=&quot;&quot;;&quot;&quot;;[.$G45]*[.Q44]*[.J44])" office:value-type="float" office:value="621.485538884455" calcext:value-type="float">
            <text:p>621.485538884455</text:p>
          </table:table-cell>
          <table:table-cell table:formula="of:=IF([.J44]=&quot;&quot;;&quot;&quot;;[.$G45]*[.Q44]*[.J44]*[.K44])" office:value-type="float" office:value="621.485538884455" calcext:value-type="float">
            <text:p>621.485538884455</text:p>
          </table:table-cell>
          <table:table-cell table:formula="of:=IF([.L44]=&quot;&quot;;&quot;&quot;;[.$G45]*[.R44]*[.L44])" office:value-type="float" office:value="0" calcext:value-type="float">
            <text:p>0</text:p>
          </table:table-cell>
          <table:table-cell table:formula="of:=IF([.L44]=&quot;&quot;;&quot;&quot;;[.$G45]*[.R44]*[.L44]*[.M44])" office:value-type="float" office:value="0" calcext:value-type="float">
            <text:p>0</text:p>
          </table:table-cell>
          <table:table-cell table:formula="of:=IF([.N44]=&quot;&quot;;&quot;&quot;;[.$G45]*[.S44]*[.N44])" office:value-type="float" office:value="620.060930199333" calcext:value-type="float">
            <text:p>620.060930199333</text:p>
          </table:table-cell>
          <table:table-cell table:formula="of:=IF([.N44]=&quot;&quot;;&quot;&quot;;[.$G45]*[.S44]*[.N44]*[.O44])" office:value-type="float" office:value="620.060930199333" calcext:value-type="float">
            <text:p>620.060930199333</text:p>
          </table:table-cell>
          <table:table-cell table:formula="of:=IF([.H45]=&quot;&quot;;&quot;&quot;;[.$U44]*[.H45])" office:value-type="float" office:value="46079.6029726486" calcext:value-type="float">
            <text:p>46079.6029726486</text:p>
          </table:table-cell>
          <table:table-cell table:formula="of:=IF([.J45]=&quot;&quot;;&quot;&quot;;[.$U44]*[.J45])" office:value-type="float" office:value="10239.9117716997" calcext:value-type="float">
            <text:p>10239.9117716997</text:p>
          </table:table-cell>
          <table:table-cell table:formula="of:=IF([.L45]=&quot;&quot;;&quot;&quot;;[.$U44]*[.L45])" office:value-type="float" office:value="0" calcext:value-type="float">
            <text:p>0</text:p>
          </table:table-cell>
          <table:table-cell table:formula="of:=IF([.N45]=&quot;&quot;;&quot;&quot;;[.$U44]*[.N45])" office:value-type="float" office:value="10239.9117716997" calcext:value-type="float">
            <text:p>10239.9117716997</text:p>
          </table:table-cell>
          <table:table-cell table:formula="of:=[.P44]*[.$G45]" office:value-type="float" office:value="1540.35814078812" calcext:value-type="float">
            <text:p>1540.35814078812</text:p>
          </table:table-cell>
          <table:table-cell table:formula="of:=[.Q44]*[.$G45]" office:value-type="float" office:value="3107.42769442228" calcext:value-type="float">
            <text:p>3107.42769442228</text:p>
          </table:table-cell>
          <table:table-cell table:formula="of:=[.R44]*[.$G45]" office:value-type="float" office:value="2883.05182651557" calcext:value-type="float">
            <text:p>2883.05182651557</text:p>
          </table:table-cell>
          <table:table-cell table:formula="of:=[.S44]*[.$G45]" office:value-type="float" office:value="3100.30465099667" calcext:value-type="float">
            <text:p>3100.30465099667</text:p>
          </table:table-cell>
          <table:table-cell table:formula="of:=[.P44]/[.$T44]" office:value-type="float" office:value="0.018623778150971" calcext:value-type="float">
            <text:p>0.018623778150971</text:p>
          </table:table-cell>
          <table:table-cell table:formula="of:=[.Q44]/[.$T44]" office:value-type="float" office:value="0.0375705119924213" calcext:value-type="float">
            <text:p>0.037570511992421</text:p>
          </table:table-cell>
          <table:table-cell table:formula="of:=[.R44]/[.$T44]" office:value-type="float" office:value="0.0348576841923955" calcext:value-type="float">
            <text:p>0.034857684192396</text:p>
          </table:table-cell>
          <table:table-cell table:formula="of:=[.S44]/[.$T44]" office:value-type="float" office:value="0.0374843904749602" calcext:value-type="float">
            <text:p>0.03748439047496</text:p>
          </table:table-cell>
          <table:table-cell table:formula="of:=IF([.H44]=&quot;&quot;;&quot;&quot;;[.H44]*[.I44])" office:value-type="float" office:value="0.9" calcext:value-type="float">
            <text:p>0.9</text:p>
          </table:table-cell>
          <table:table-cell table:formula="of:=IF([.J44]=&quot;&quot;;&quot;&quot;;[.J44]*[.K44])" office:value-type="float" office:value="0.2" calcext:value-type="float">
            <text:p>0.2</text:p>
          </table:table-cell>
          <table:table-cell table:formula="of:=IF([.L44]=&quot;&quot;;&quot;&quot;;[.L44]*[.M44])" office:value-type="float" office:value="0" calcext:value-type="float">
            <text:p>0</text:p>
          </table:table-cell>
          <table:table-cell table:formula="of:=IF([.N44]=&quot;&quot;;&quot;&quot;;[.N44]*[.O44])" office:value-type="float" office:value="0.2" calcext:value-type="float">
            <text:p>0.2</text:p>
          </table:table-cell>
        </table:table-row>
        <table:table-row table:style-name="ro1">
          <table:table-cell table:formula="of:=[List1.B46]+[.$A$44]" office:value-type="float" office:value="54" calcext:value-type="float">
            <text:p>54</text:p>
          </table:table-cell>
          <table:table-cell office:value-type="float" office:value="1.11020787199086" calcext:value-type="float">
            <text:p>1.11020787199086</text:p>
          </table:table-cell>
          <table:table-cell table:formula="of:=[.$C$1]*[.B46]+(1-[.$C$1])*[.C45]" office:value-type="float" office:value="1.18380538559619" calcext:value-type="float">
            <text:p>1.18380538559619</text:p>
          </table:table-cell>
          <table:table-cell office:value-type="float" office:value="13.3482993430417" calcext:value-type="float">
            <text:p>13.3482993430417</text:p>
          </table:table-cell>
          <table:table-cell table:formula="of:=[.D46]/[.$D$2]" office:value-type="float" office:value="0.597088601651739" calcext:value-type="float">
            <text:p>0.597088601651739</text:p>
          </table:table-cell>
          <table:table-cell table:formula="of:=[.$C$1]*[.E46]+(1-[.$C$1])*[.F45]" office:value-type="float" office:value="0.671169148336498" calcext:value-type="float">
            <text:p>0.671169148336498</text:p>
          </table:table-cell>
          <table:table-cell table:formula="of:=[.C46]/[.F44]" office:value-type="float" office:value="1.70492165750755" calcext:value-type="float">
            <text:p>1.70492165750755</text:p>
          </table:table-cell>
          <table:table-cell table:formula="of:=IF([$List1.H46]=&quot;&quot;;&quot;&quot;;[$List1.H46])" office:value-type="float" office:value="0.9" calcext:value-type="float">
            <text:p>0.9</text:p>
          </table:table-cell>
          <table:table-cell table:formula="of:=IF([$List1.I46]=&quot;&quot;;&quot;&quot;;[$List1.I46])" office:value-type="float" office:value="1" calcext:value-type="float">
            <text:p>1</text:p>
          </table:table-cell>
          <table:table-cell table:formula="of:=IF([$List1.V46]=&quot;&quot;;&quot;&quot;;[$List1.V46])" office:value-type="float" office:value="0.2" calcext:value-type="float">
            <text:p>0.2</text:p>
          </table:table-cell>
          <table:table-cell table:formula="of:=IF([$List1.W46]=&quot;&quot;;&quot;&quot;;[$List1.W46])" office:value-type="float" office:value="1" calcext:value-type="float">
            <text:p>1</text:p>
          </table:table-cell>
          <table:table-cell table:formula="of:=IF([$List1.AB46]=&quot;&quot;;&quot;&quot;;[$List1.AB46])" office:value-type="float" office:value="0" calcext:value-type="float">
            <text:p>0</text:p>
          </table:table-cell>
          <table:table-cell table:formula="of:=IF([$List1.AC46]=&quot;&quot;;&quot;&quot;;[$List1.AC46])" office:value-type="float" office:value="0" calcext:value-type="float">
            <text:p>0</text:p>
          </table:table-cell>
          <table:table-cell table:formula="of:=IF([$List1.AH46]=&quot;&quot;;&quot;&quot;;[$List1.AH46])" office:value-type="float" office:value="0.2" calcext:value-type="float">
            <text:p>0.2</text:p>
          </table:table-cell>
          <table:table-cell table:formula="of:=IF([$List1.AI46]=&quot;&quot;;&quot;&quot;;[$List1.AI46])" office:value-type="float" office:value="1" calcext:value-type="float">
            <text:p>1</text:p>
          </table:table-cell>
          <table:table-cell table:formula="of:=SUMIF([mzcr.$S$2:.$S$421];[.$A46];[$mzcr.T$2:$mzcr.T$421])" office:value-type="float" office:value="1213" calcext:value-type="float">
            <text:p>1213</text:p>
          </table:table-cell>
          <table:table-cell table:formula="of:=SUMIF([mzcr.$S$2:.$S$421];[.$A46];[$mzcr.U$2:$mzcr.U$421])" office:value-type="float" office:value="2739" calcext:value-type="float">
            <text:p>2739</text:p>
          </table:table-cell>
          <table:table-cell table:formula="of:=SUMIF([mzcr.$S$2:.$S$421];[.$A46];[$mzcr.V$2:$mzcr.V$421])" office:value-type="float" office:value="2847" calcext:value-type="float">
            <text:p>2847</text:p>
          </table:table-cell>
          <table:table-cell table:formula="of:=SUMIF([mzcr.$S$2:.$S$421];[.$A46];[$mzcr.W$2:$mzcr.W$421])" office:value-type="float" office:value="2854" calcext:value-type="float">
            <text:p>2854</text:p>
          </table:table-cell>
          <table:table-cell table:formula="of:=SUMIF([mzcr.$S$2:.$S$421];[.$A46];[$mzcr.X$2:$mzcr.X$421])" office:value-type="float" office:value="88277" calcext:value-type="float">
            <text:p>88277</text:p>
          </table:table-cell>
          <table:table-cell table:formula="of:=[.T45]*[.C46]" office:value-type="float" office:value="85273.05334065" calcext:value-type="float">
            <text:p>85273.05334065</text:p>
          </table:table-cell>
          <table:table-cell table:formula="of:=IF([.H45]=&quot;&quot;;&quot;&quot;;[.$G46]*[.P45]*[.H45])" office:value-type="float" office:value="1413.209561908" calcext:value-type="float">
            <text:p>1413.209561908</text:p>
          </table:table-cell>
          <table:table-cell table:formula="of:=IF([.H45]=&quot;&quot;;&quot;&quot;;[.$G46]*[.P45]*[.H45]*[.I45])" office:value-type="float" office:value="1413.209561908" calcext:value-type="float">
            <text:p>1413.209561908</text:p>
          </table:table-cell>
          <table:table-cell table:formula="of:=IF([.J45]=&quot;&quot;;&quot;&quot;;[.$G46]*[.Q45]*[.J45])" office:value-type="float" office:value="779.831166143951" calcext:value-type="float">
            <text:p>779.831166143951</text:p>
          </table:table-cell>
          <table:table-cell table:formula="of:=IF([.J45]=&quot;&quot;;&quot;&quot;;[.$G46]*[.Q45]*[.J45]*[.K45])" office:value-type="float" office:value="779.831166143951" calcext:value-type="float">
            <text:p>779.831166143951</text:p>
          </table:table-cell>
          <table:table-cell table:formula="of:=IF([.L45]=&quot;&quot;;&quot;&quot;;[.$G46]*[.R45]*[.L45])" office:value-type="float" office:value="0" calcext:value-type="float">
            <text:p>0</text:p>
          </table:table-cell>
          <table:table-cell table:formula="of:=IF([.L45]=&quot;&quot;;&quot;&quot;;[.$G46]*[.R45]*[.L45]*[.M45])" office:value-type="float" office:value="0" calcext:value-type="float">
            <text:p>0</text:p>
          </table:table-cell>
          <table:table-cell table:formula="of:=IF([.N45]=&quot;&quot;;&quot;&quot;;[.$G46]*[.S45]*[.N45])" office:value-type="float" office:value="783.241009458966" calcext:value-type="float">
            <text:p>783.241009458966</text:p>
          </table:table-cell>
          <table:table-cell table:formula="of:=IF([.N45]=&quot;&quot;;&quot;&quot;;[.$G46]*[.S45]*[.N45]*[.O45])" office:value-type="float" office:value="783.241009458966" calcext:value-type="float">
            <text:p>783.241009458966</text:p>
          </table:table-cell>
          <table:table-cell table:formula="of:=IF([.H46]=&quot;&quot;;&quot;&quot;;[.$U45]*[.H46])" office:value-type="float" office:value="50803.2134905554" calcext:value-type="float">
            <text:p>50803.2134905554</text:p>
          </table:table-cell>
          <table:table-cell table:formula="of:=IF([.J46]=&quot;&quot;;&quot;&quot;;[.$U45]*[.J46])" office:value-type="float" office:value="11289.6029979012" calcext:value-type="float">
            <text:p>11289.6029979012</text:p>
          </table:table-cell>
          <table:table-cell table:formula="of:=IF([.L46]=&quot;&quot;;&quot;&quot;;[.$U45]*[.L46])" office:value-type="float" office:value="0" calcext:value-type="float">
            <text:p>0</text:p>
          </table:table-cell>
          <table:table-cell table:formula="of:=IF([.N46]=&quot;&quot;;&quot;&quot;;[.$U45]*[.N46])" office:value-type="float" office:value="11289.6029979012" calcext:value-type="float">
            <text:p>11289.6029979012</text:p>
          </table:table-cell>
          <table:table-cell table:formula="of:=[.P45]*[.$G46]" office:value-type="float" office:value="1570.23284656445" calcext:value-type="float">
            <text:p>1570.23284656445</text:p>
          </table:table-cell>
          <table:table-cell table:formula="of:=[.Q45]*[.$G46]" office:value-type="float" office:value="3899.15583071976" calcext:value-type="float">
            <text:p>3899.15583071976</text:p>
          </table:table-cell>
          <table:table-cell table:formula="of:=[.R45]*[.$G46]" office:value-type="float" office:value="4165.12360929093" calcext:value-type="float">
            <text:p>4165.12360929093</text:p>
          </table:table-cell>
          <table:table-cell table:formula="of:=[.S45]*[.$G46]" office:value-type="float" office:value="3916.20504729483" calcext:value-type="float">
            <text:p>3916.20504729483</text:p>
          </table:table-cell>
          <table:table-cell table:formula="of:=[.P45]/[.$T45]" office:value-type="float" office:value="0.0127858065053517" calcext:value-type="float">
            <text:p>0.012785806505352</text:p>
          </table:table-cell>
          <table:table-cell table:formula="of:=[.Q45]/[.$T45]" office:value-type="float" office:value="0.0317493371093804" calcext:value-type="float">
            <text:p>0.031749337109381</text:p>
          </table:table-cell>
          <table:table-cell table:formula="of:=[.R45]/[.$T45]" office:value-type="float" office:value="0.0339150111754335" calcext:value-type="float">
            <text:p>0.033915011175434</text:p>
          </table:table-cell>
          <table:table-cell table:formula="of:=[.S45]/[.$T45]" office:value-type="float" office:value="0.0318881623700248" calcext:value-type="float">
            <text:p>0.031888162370025</text:p>
          </table:table-cell>
          <table:table-cell table:formula="of:=IF([.H45]=&quot;&quot;;&quot;&quot;;[.H45]*[.I45])" office:value-type="float" office:value="0.9" calcext:value-type="float">
            <text:p>0.9</text:p>
          </table:table-cell>
          <table:table-cell table:formula="of:=IF([.J45]=&quot;&quot;;&quot;&quot;;[.J45]*[.K45])" office:value-type="float" office:value="0.2" calcext:value-type="float">
            <text:p>0.2</text:p>
          </table:table-cell>
          <table:table-cell table:formula="of:=IF([.L45]=&quot;&quot;;&quot;&quot;;[.L45]*[.M45])" office:value-type="float" office:value="0" calcext:value-type="float">
            <text:p>0</text:p>
          </table:table-cell>
          <table:table-cell table:formula="of:=IF([.N45]=&quot;&quot;;&quot;&quot;;[.N45]*[.O45])" office:value-type="float" office:value="0.2" calcext:value-type="float">
            <text:p>0.2</text:p>
          </table:table-cell>
        </table:table-row>
        <table:table-row table:style-name="ro1">
          <table:table-cell table:formula="of:=[List1.B47]+[.$A$44]" office:value-type="float" office:value="55" calcext:value-type="float">
            <text:p>55</text:p>
          </table:table-cell>
          <table:table-cell office:value-type="float" office:value="0.716332283568613" calcext:value-type="float">
            <text:p>0.716332283568613</text:p>
          </table:table-cell>
          <table:table-cell table:formula="of:=[.$C$1]*[.B47]+(1-[.$C$1])*[.C46]" office:value-type="float" office:value="1.04356345498791" calcext:value-type="float">
            <text:p>1.04356345498791</text:p>
          </table:table-cell>
          <table:table-cell office:value-type="float" office:value="9.11788861439116" calcext:value-type="float">
            <text:p>9.11788861439116</text:p>
          </table:table-cell>
          <table:table-cell table:formula="of:=[.D47]/[.$D$2]" office:value-type="float" office:value="0.407856253659843" calcext:value-type="float">
            <text:p>0.407856253659843</text:p>
          </table:table-cell>
          <table:table-cell table:formula="of:=[.$C$1]*[.E47]+(1-[.$C$1])*[.F46]" office:value-type="float" office:value="0.592175279933502" calcext:value-type="float">
            <text:p>0.592175279933502</text:p>
          </table:table-cell>
          <table:table-cell table:formula="of:=[.C47]/[.F45]" office:value-type="float" office:value="1.48461630402601" calcext:value-type="float">
            <text:p>1.48461630402601</text:p>
          </table:table-cell>
          <table:table-cell table:formula="of:=IF([$List1.H47]=&quot;&quot;;&quot;&quot;;[$List1.H47])" office:value-type="float" office:value="0.9" calcext:value-type="float">
            <text:p>0.9</text:p>
          </table:table-cell>
          <table:table-cell table:formula="of:=IF([$List1.I47]=&quot;&quot;;&quot;&quot;;[$List1.I47])" office:value-type="float" office:value="1" calcext:value-type="float">
            <text:p>1</text:p>
          </table:table-cell>
          <table:table-cell table:formula="of:=IF([$List1.V47]=&quot;&quot;;&quot;&quot;;[$List1.V47])" office:value-type="float" office:value="0.2" calcext:value-type="float">
            <text:p>0.2</text:p>
          </table:table-cell>
          <table:table-cell table:formula="of:=IF([$List1.W47]=&quot;&quot;;&quot;&quot;;[$List1.W47])" office:value-type="float" office:value="1" calcext:value-type="float">
            <text:p>1</text:p>
          </table:table-cell>
          <table:table-cell table:formula="of:=IF([$List1.AB47]=&quot;&quot;;&quot;&quot;;[$List1.AB47])" office:value-type="float" office:value="0" calcext:value-type="float">
            <text:p>0</text:p>
          </table:table-cell>
          <table:table-cell table:formula="of:=IF([$List1.AC47]=&quot;&quot;;&quot;&quot;;[$List1.AC47])" office:value-type="float" office:value="0" calcext:value-type="float">
            <text:p>0</text:p>
          </table:table-cell>
          <table:table-cell table:formula="of:=IF([$List1.AH47]=&quot;&quot;;&quot;&quot;;[$List1.AH47])" office:value-type="float" office:value="0.2" calcext:value-type="float">
            <text:p>0.2</text:p>
          </table:table-cell>
          <table:table-cell table:formula="of:=IF([$List1.AI47]=&quot;&quot;;&quot;&quot;;[$List1.AI47])" office:value-type="float" office:value="1" calcext:value-type="float">
            <text:p>1</text:p>
          </table:table-cell>
          <table:table-cell table:formula="of:=SUMIF([mzcr.$S$2:.$S$421];[.$A47];[$mzcr.T$2:$mzcr.T$421])" office:value-type="float" office:value="1331" calcext:value-type="float">
            <text:p>1331</text:p>
          </table:table-cell>
          <table:table-cell table:formula="of:=SUMIF([mzcr.$S$2:.$S$421];[.$A47];[$mzcr.U$2:$mzcr.U$421])" office:value-type="float" office:value="2521" calcext:value-type="float">
            <text:p>2521</text:p>
          </table:table-cell>
          <table:table-cell table:formula="of:=SUMIF([mzcr.$S$2:.$S$421];[.$A47];[$mzcr.V$2:$mzcr.V$421])" office:value-type="float" office:value="1872" calcext:value-type="float">
            <text:p>1872</text:p>
          </table:table-cell>
          <table:table-cell table:formula="of:=SUMIF([mzcr.$S$2:.$S$421];[.$A47];[$mzcr.W$2:$mzcr.W$421])" office:value-type="float" office:value="1823" calcext:value-type="float">
            <text:p>1823</text:p>
          </table:table-cell>
          <table:table-cell table:formula="of:=SUMIF([mzcr.$S$2:.$S$421];[.$A47];[$mzcr.X$2:$mzcr.X$421])" office:value-type="float" office:value="55994" calcext:value-type="float">
            <text:p>55994</text:p>
          </table:table-cell>
          <table:table-cell table:formula="of:=[.T46]*[.C47]" office:value-type="float" office:value="92122.6511159681" calcext:value-type="float">
            <text:p>92122.6511159681</text:p>
          </table:table-cell>
          <table:table-cell table:formula="of:=IF([.H46]=&quot;&quot;;&quot;&quot;;[.$G47]*[.P46]*[.H46])" office:value-type="float" office:value="1620.7556191052" calcext:value-type="float">
            <text:p>1620.7556191052</text:p>
          </table:table-cell>
          <table:table-cell table:formula="of:=IF([.H46]=&quot;&quot;;&quot;&quot;;[.$G47]*[.P46]*[.H46]*[.I46])" office:value-type="float" office:value="1620.7556191052" calcext:value-type="float">
            <text:p>1620.7556191052</text:p>
          </table:table-cell>
          <table:table-cell table:formula="of:=IF([.J46]=&quot;&quot;;&quot;&quot;;[.$G47]*[.Q46]*[.J46])" office:value-type="float" office:value="813.27281134545" calcext:value-type="float">
            <text:p>813.27281134545</text:p>
          </table:table-cell>
          <table:table-cell table:formula="of:=IF([.J46]=&quot;&quot;;&quot;&quot;;[.$G47]*[.Q46]*[.J46]*[.K46])" office:value-type="float" office:value="813.27281134545" calcext:value-type="float">
            <text:p>813.27281134545</text:p>
          </table:table-cell>
          <table:table-cell table:formula="of:=IF([.L46]=&quot;&quot;;&quot;&quot;;[.$G47]*[.R46]*[.L46])" office:value-type="float" office:value="0" calcext:value-type="float">
            <text:p>0</text:p>
          </table:table-cell>
          <table:table-cell table:formula="of:=IF([.L46]=&quot;&quot;;&quot;&quot;;[.$G47]*[.R46]*[.L46]*[.M46])" office:value-type="float" office:value="0" calcext:value-type="float">
            <text:p>0</text:p>
          </table:table-cell>
          <table:table-cell table:formula="of:=IF([.N46]=&quot;&quot;;&quot;&quot;;[.$G47]*[.S46]*[.N46])" office:value-type="float" office:value="847.418986338049" calcext:value-type="float">
            <text:p>847.418986338049</text:p>
          </table:table-cell>
          <table:table-cell table:formula="of:=IF([.N46]=&quot;&quot;;&quot;&quot;;[.$G47]*[.S46]*[.N46]*[.O46])" office:value-type="float" office:value="847.418986338049" calcext:value-type="float">
            <text:p>847.418986338049</text:p>
          </table:table-cell>
          <table:table-cell table:formula="of:=IF([.H47]=&quot;&quot;;&quot;&quot;;[.$U46]*[.H47])" office:value-type="float" office:value="76745.748006585" calcext:value-type="float">
            <text:p>76745.748006585</text:p>
          </table:table-cell>
          <table:table-cell table:formula="of:=IF([.J47]=&quot;&quot;;&quot;&quot;;[.$U46]*[.J47])" office:value-type="float" office:value="17054.61066813" calcext:value-type="float">
            <text:p>17054.61066813</text:p>
          </table:table-cell>
          <table:table-cell table:formula="of:=IF([.L47]=&quot;&quot;;&quot;&quot;;[.$U46]*[.L47])" office:value-type="float" office:value="0" calcext:value-type="float">
            <text:p>0</text:p>
          </table:table-cell>
          <table:table-cell table:formula="of:=IF([.N47]=&quot;&quot;;&quot;&quot;;[.$U46]*[.N47])" office:value-type="float" office:value="17054.61066813" calcext:value-type="float">
            <text:p>17054.61066813</text:p>
          </table:table-cell>
          <table:table-cell table:formula="of:=[.P46]*[.$G47]" office:value-type="float" office:value="1800.83957678355" calcext:value-type="float">
            <text:p>1800.83957678355</text:p>
          </table:table-cell>
          <table:table-cell table:formula="of:=[.Q46]*[.$G47]" office:value-type="float" office:value="4066.36405672725" calcext:value-type="float">
            <text:p>4066.36405672725</text:p>
          </table:table-cell>
          <table:table-cell table:formula="of:=[.R46]*[.$G47]" office:value-type="float" office:value="4226.70261756206" calcext:value-type="float">
            <text:p>4226.70261756206</text:p>
          </table:table-cell>
          <table:table-cell table:formula="of:=[.S46]*[.$G47]" office:value-type="float" office:value="4237.09493169024" calcext:value-type="float">
            <text:p>4237.09493169024</text:p>
          </table:table-cell>
          <table:table-cell table:formula="of:=[.P46]/[.$T46]" office:value-type="float" office:value="0.0137408384970038" calcext:value-type="float">
            <text:p>0.013740838497004</text:p>
          </table:table-cell>
          <table:table-cell table:formula="of:=[.Q46]/[.$T46]" office:value-type="float" office:value="0.0310273344132673" calcext:value-type="float">
            <text:p>0.031027334413267</text:p>
          </table:table-cell>
          <table:table-cell table:formula="of:=[.R46]/[.$T46]" office:value-type="float" office:value="0.0322507561425966" calcext:value-type="float">
            <text:p>0.032250756142597</text:p>
          </table:table-cell>
          <table:table-cell table:formula="of:=[.S46]/[.$T46]" office:value-type="float" office:value="0.0323300519954235" calcext:value-type="float">
            <text:p>0.032330051995424</text:p>
          </table:table-cell>
          <table:table-cell table:formula="of:=IF([.H46]=&quot;&quot;;&quot;&quot;;[.H46]*[.I46])" office:value-type="float" office:value="0.9" calcext:value-type="float">
            <text:p>0.9</text:p>
          </table:table-cell>
          <table:table-cell table:formula="of:=IF([.J46]=&quot;&quot;;&quot;&quot;;[.J46]*[.K46])" office:value-type="float" office:value="0.2" calcext:value-type="float">
            <text:p>0.2</text:p>
          </table:table-cell>
          <table:table-cell table:formula="of:=IF([.L46]=&quot;&quot;;&quot;&quot;;[.L46]*[.M46])" office:value-type="float" office:value="0" calcext:value-type="float">
            <text:p>0</text:p>
          </table:table-cell>
          <table:table-cell table:formula="of:=IF([.N46]=&quot;&quot;;&quot;&quot;;[.N46]*[.O46])" office:value-type="float" office:value="0.2" calcext:value-type="float">
            <text:p>0.2</text:p>
          </table:table-cell>
        </table:table-row>
        <table:table-row table:style-name="ro1">
          <table:table-cell table:formula="of:=[List1.B48]+[.$A$44]" office:value-type="float" office:value="56" calcext:value-type="float">
            <text:p>56</text:p>
          </table:table-cell>
          <table:table-cell office:value-type="float" office:value="0.864775487004599" calcext:value-type="float">
            <text:p>0.864775487004599</text:p>
          </table:table-cell>
          <table:table-cell table:formula="of:=[.$C$1]*[.B48]+(1-[.$C$1])*[.C47]" office:value-type="float" office:value="0.989927064592919" calcext:value-type="float">
            <text:p>0.989927064592919</text:p>
          </table:table-cell>
          <table:table-cell office:value-type="float" office:value="11.3648014838407" calcext:value-type="float">
            <text:p>11.3648014838407</text:p>
          </table:table-cell>
          <table:table-cell table:formula="of:=[.D48]/[.$D$2]" office:value-type="float" office:value="0.508363893530257" calcext:value-type="float">
            <text:p>0.508363893530257</text:p>
          </table:table-cell>
          <table:table-cell table:formula="of:=[.$C$1]*[.E48]+(1-[.$C$1])*[.F47]" office:value-type="float" office:value="0.567031864012528" calcext:value-type="float">
            <text:p>0.567031864012528</text:p>
          </table:table-cell>
          <table:table-cell table:formula="of:=[.C48]/[.F46]" office:value-type="float" office:value="1.4749293334571" calcext:value-type="float">
            <text:p>1.4749293334571</text:p>
          </table:table-cell>
          <table:table-cell table:formula="of:=IF([$List1.H48]=&quot;&quot;;&quot;&quot;;[$List1.H48])" office:value-type="float" office:value="0.9" calcext:value-type="float">
            <text:p>0.9</text:p>
          </table:table-cell>
          <table:table-cell table:formula="of:=IF([$List1.I48]=&quot;&quot;;&quot;&quot;;[$List1.I48])" office:value-type="float" office:value="1" calcext:value-type="float">
            <text:p>1</text:p>
          </table:table-cell>
          <table:table-cell table:formula="of:=IF([$List1.V48]=&quot;&quot;;&quot;&quot;;[$List1.V48])" office:value-type="float" office:value="0.2" calcext:value-type="float">
            <text:p>0.2</text:p>
          </table:table-cell>
          <table:table-cell table:formula="of:=IF([$List1.W48]=&quot;&quot;;&quot;&quot;;[$List1.W48])" office:value-type="float" office:value="1" calcext:value-type="float">
            <text:p>1</text:p>
          </table:table-cell>
          <table:table-cell table:formula="of:=IF([$List1.AB48]=&quot;&quot;;&quot;&quot;;[$List1.AB48])" office:value-type="float" office:value="0" calcext:value-type="float">
            <text:p>0</text:p>
          </table:table-cell>
          <table:table-cell table:formula="of:=IF([$List1.AC48]=&quot;&quot;;&quot;&quot;;[$List1.AC48])" office:value-type="float" office:value="0" calcext:value-type="float">
            <text:p>0</text:p>
          </table:table-cell>
          <table:table-cell table:formula="of:=IF([$List1.AH48]=&quot;&quot;;&quot;&quot;;[$List1.AH48])" office:value-type="float" office:value="0.2" calcext:value-type="float">
            <text:p>0.2</text:p>
          </table:table-cell>
          <table:table-cell table:formula="of:=IF([$List1.AI48]=&quot;&quot;;&quot;&quot;;[$List1.AI48])" office:value-type="float" office:value="1" calcext:value-type="float">
            <text:p>1</text:p>
          </table:table-cell>
          <table:table-cell table:formula="of:=SUMIF([mzcr.$S$2:.$S$421];[.$A48];[$mzcr.T$2:$mzcr.T$421])" office:value-type="float" office:value="1332" calcext:value-type="float">
            <text:p>1332</text:p>
          </table:table-cell>
          <table:table-cell table:formula="of:=SUMIF([mzcr.$S$2:.$S$421];[.$A48];[$mzcr.U$2:$mzcr.U$421])" office:value-type="float" office:value="2355" calcext:value-type="float">
            <text:p>2355</text:p>
          </table:table-cell>
          <table:table-cell table:formula="of:=SUMIF([mzcr.$S$2:.$S$421];[.$A48];[$mzcr.V$2:$mzcr.V$421])" office:value-type="float" office:value="1641" calcext:value-type="float">
            <text:p>1641</text:p>
          </table:table-cell>
          <table:table-cell table:formula="of:=SUMIF([mzcr.$S$2:.$S$421];[.$A48];[$mzcr.W$2:$mzcr.W$421])" office:value-type="float" office:value="1461" calcext:value-type="float">
            <text:p>1461</text:p>
          </table:table-cell>
          <table:table-cell table:formula="of:=SUMIF([mzcr.$S$2:.$S$421];[.$A48];[$mzcr.X$2:$mzcr.X$421])" office:value-type="float" office:value="47708" calcext:value-type="float">
            <text:p>47708</text:p>
          </table:table-cell>
          <table:table-cell table:formula="of:=[.T47]*[.C48]" office:value-type="float" office:value="55429.9760548159" calcext:value-type="float">
            <text:p>55429.9760548159</text:p>
          </table:table-cell>
          <table:table-cell table:formula="of:=IF([.H47]=&quot;&quot;;&quot;&quot;;[.$G48]*[.P47]*[.H47])" office:value-type="float" office:value="1766.81784854826" calcext:value-type="float">
            <text:p>1766.81784854826</text:p>
          </table:table-cell>
          <table:table-cell table:formula="of:=IF([.H47]=&quot;&quot;;&quot;&quot;;[.$G48]*[.P47]*[.H47]*[.I47])" office:value-type="float" office:value="1766.81784854826" calcext:value-type="float">
            <text:p>1766.81784854826</text:p>
          </table:table-cell>
          <table:table-cell table:formula="of:=IF([.J47]=&quot;&quot;;&quot;&quot;;[.$G48]*[.Q47]*[.J47])" office:value-type="float" office:value="743.659369929069" calcext:value-type="float">
            <text:p>743.659369929069</text:p>
          </table:table-cell>
          <table:table-cell table:formula="of:=IF([.J47]=&quot;&quot;;&quot;&quot;;[.$G48]*[.Q47]*[.J47]*[.K47])" office:value-type="float" office:value="743.659369929069" calcext:value-type="float">
            <text:p>743.659369929069</text:p>
          </table:table-cell>
          <table:table-cell table:formula="of:=IF([.L47]=&quot;&quot;;&quot;&quot;;[.$G48]*[.R47]*[.L47])" office:value-type="float" office:value="0" calcext:value-type="float">
            <text:p>0</text:p>
          </table:table-cell>
          <table:table-cell table:formula="of:=IF([.L47]=&quot;&quot;;&quot;&quot;;[.$G48]*[.R47]*[.L47]*[.M47])" office:value-type="float" office:value="0" calcext:value-type="float">
            <text:p>0</text:p>
          </table:table-cell>
          <table:table-cell table:formula="of:=IF([.N47]=&quot;&quot;;&quot;&quot;;[.$G48]*[.S47]*[.N47])" office:value-type="float" office:value="537.759234978458" calcext:value-type="float">
            <text:p>537.759234978458</text:p>
          </table:table-cell>
          <table:table-cell table:formula="of:=IF([.N47]=&quot;&quot;;&quot;&quot;;[.$G48]*[.S47]*[.N47]*[.O47])" office:value-type="float" office:value="537.759234978458" calcext:value-type="float">
            <text:p>537.759234978458</text:p>
          </table:table-cell>
          <table:table-cell table:formula="of:=IF([.H48]=&quot;&quot;;&quot;&quot;;[.$U47]*[.H48])" office:value-type="float" office:value="82910.3860043712" calcext:value-type="float">
            <text:p>82910.3860043712</text:p>
          </table:table-cell>
          <table:table-cell table:formula="of:=IF([.J48]=&quot;&quot;;&quot;&quot;;[.$U47]*[.J48])" office:value-type="float" office:value="18424.5302231936" calcext:value-type="float">
            <text:p>18424.5302231936</text:p>
          </table:table-cell>
          <table:table-cell table:formula="of:=IF([.L48]=&quot;&quot;;&quot;&quot;;[.$U47]*[.L48])" office:value-type="float" office:value="0" calcext:value-type="float">
            <text:p>0</text:p>
          </table:table-cell>
          <table:table-cell table:formula="of:=IF([.N48]=&quot;&quot;;&quot;&quot;;[.$U47]*[.N48])" office:value-type="float" office:value="18424.5302231936" calcext:value-type="float">
            <text:p>18424.5302231936</text:p>
          </table:table-cell>
          <table:table-cell table:formula="of:=[.P47]*[.$G48]" office:value-type="float" office:value="1963.1309428314" calcext:value-type="float">
            <text:p>1963.1309428314</text:p>
          </table:table-cell>
          <table:table-cell table:formula="of:=[.Q47]*[.$G48]" office:value-type="float" office:value="3718.29684964534" calcext:value-type="float">
            <text:p>3718.29684964534</text:p>
          </table:table-cell>
          <table:table-cell table:formula="of:=[.R47]*[.$G48]" office:value-type="float" office:value="2761.06771223169" calcext:value-type="float">
            <text:p>2761.06771223169</text:p>
          </table:table-cell>
          <table:table-cell table:formula="of:=[.S47]*[.$G48]" office:value-type="float" office:value="2688.79617489229" calcext:value-type="float">
            <text:p>2688.79617489229</text:p>
          </table:table-cell>
          <table:table-cell table:formula="of:=[.P47]/[.$T47]" office:value-type="float" office:value="0.0237704039718541" calcext:value-type="float">
            <text:p>0.023770403971854</text:p>
          </table:table-cell>
          <table:table-cell table:formula="of:=[.Q47]/[.$T47]" office:value-type="float" office:value="0.0450226810015359" calcext:value-type="float">
            <text:p>0.045022681001536</text:p>
          </table:table-cell>
          <table:table-cell table:formula="of:=[.R47]/[.$T47]" office:value-type="float" office:value="0.033432153445012" calcext:value-type="float">
            <text:p>0.033432153445012</text:p>
          </table:table-cell>
          <table:table-cell table:formula="of:=[.S47]/[.$T47]" office:value-type="float" office:value="0.0325570596849662" calcext:value-type="float">
            <text:p>0.032557059684966</text:p>
          </table:table-cell>
          <table:table-cell table:formula="of:=IF([.H47]=&quot;&quot;;&quot;&quot;;[.H47]*[.I47])" office:value-type="float" office:value="0.9" calcext:value-type="float">
            <text:p>0.9</text:p>
          </table:table-cell>
          <table:table-cell table:formula="of:=IF([.J47]=&quot;&quot;;&quot;&quot;;[.J47]*[.K47])" office:value-type="float" office:value="0.2" calcext:value-type="float">
            <text:p>0.2</text:p>
          </table:table-cell>
          <table:table-cell table:formula="of:=IF([.L47]=&quot;&quot;;&quot;&quot;;[.L47]*[.M47])" office:value-type="float" office:value="0" calcext:value-type="float">
            <text:p>0</text:p>
          </table:table-cell>
          <table:table-cell table:formula="of:=IF([.N47]=&quot;&quot;;&quot;&quot;;[.N47]*[.O47])" office:value-type="float" office:value="0.2" calcext:value-type="float">
            <text:p>0.2</text:p>
          </table:table-cell>
        </table:table-row>
        <table:table-row table:style-name="ro1">
          <table:table-cell table:formula="of:=[List1.B49]+[.$A$44]" office:value-type="float" office:value="57" calcext:value-type="float">
            <text:p>57</text:p>
          </table:table-cell>
          <table:table-cell office:value-type="float" office:value="0.98782378599632" calcext:value-type="float">
            <text:p>0.98782378599632</text:p>
          </table:table-cell>
          <table:table-cell table:formula="of:=[.$C$1]*[.B49]+(1-[.$C$1])*[.C48]" office:value-type="float" office:value="0.989296081013939" calcext:value-type="float">
            <text:p>0.989296081013939</text:p>
          </table:table-cell>
          <table:table-cell office:value-type="float" office:value="13.6117143532902" calcext:value-type="float">
            <text:p>13.6117143532902</text:p>
          </table:table-cell>
          <table:table-cell table:formula="of:=[.D49]/[.$D$2]" office:value-type="float" office:value="0.60887153340067" calcext:value-type="float">
            <text:p>0.60887153340067</text:p>
          </table:table-cell>
          <table:table-cell table:formula="of:=[.$C$1]*[.E49]+(1-[.$C$1])*[.F48]" office:value-type="float" office:value="0.579583764828971" calcext:value-type="float">
            <text:p>0.579583764828971</text:p>
          </table:table-cell>
          <table:table-cell table:formula="of:=[.C49]/[.F47]" office:value-type="float" office:value="1.67061360806049" calcext:value-type="float">
            <text:p>1.67061360806049</text:p>
          </table:table-cell>
          <table:table-cell table:formula="of:=IF([$List1.H49]=&quot;&quot;;&quot;&quot;;[$List1.H49])" office:value-type="float" office:value="0.9" calcext:value-type="float">
            <text:p>0.9</text:p>
          </table:table-cell>
          <table:table-cell table:formula="of:=IF([$List1.I49]=&quot;&quot;;&quot;&quot;;[$List1.I49])" office:value-type="float" office:value="1" calcext:value-type="float">
            <text:p>1</text:p>
          </table:table-cell>
          <table:table-cell table:formula="of:=IF([$List1.V49]=&quot;&quot;;&quot;&quot;;[$List1.V49])" office:value-type="float" office:value="0.2" calcext:value-type="float">
            <text:p>0.2</text:p>
          </table:table-cell>
          <table:table-cell table:formula="of:=IF([$List1.W49]=&quot;&quot;;&quot;&quot;;[$List1.W49])" office:value-type="float" office:value="1" calcext:value-type="float">
            <text:p>1</text:p>
          </table:table-cell>
          <table:table-cell table:formula="of:=IF([$List1.AB49]=&quot;&quot;;&quot;&quot;;[$List1.AB49])" office:value-type="float" office:value="0" calcext:value-type="float">
            <text:p>0</text:p>
          </table:table-cell>
          <table:table-cell table:formula="of:=IF([$List1.AC49]=&quot;&quot;;&quot;&quot;;[$List1.AC49])" office:value-type="float" office:value="0" calcext:value-type="float">
            <text:p>0</text:p>
          </table:table-cell>
          <table:table-cell table:formula="of:=IF([$List1.AH49]=&quot;&quot;;&quot;&quot;;[$List1.AH49])" office:value-type="float" office:value="0.2" calcext:value-type="float">
            <text:p>0.2</text:p>
          </table:table-cell>
          <table:table-cell table:formula="of:=IF([$List1.AI49]=&quot;&quot;;&quot;&quot;;[$List1.AI49])" office:value-type="float" office:value="1" calcext:value-type="float">
            <text:p>1</text:p>
          </table:table-cell>
          <table:table-cell table:formula="of:=SUMIF([mzcr.$S$2:.$S$421];[.$A49];[$mzcr.T$2:$mzcr.T$421])" office:value-type="float" office:value="1349" calcext:value-type="float">
            <text:p>1349</text:p>
          </table:table-cell>
          <table:table-cell table:formula="of:=SUMIF([mzcr.$S$2:.$S$421];[.$A49];[$mzcr.U$2:$mzcr.U$421])" office:value-type="float" office:value="2255" calcext:value-type="float">
            <text:p>2255</text:p>
          </table:table-cell>
          <table:table-cell table:formula="of:=SUMIF([mzcr.$S$2:.$S$421];[.$A49];[$mzcr.V$2:$mzcr.V$421])" office:value-type="float" office:value="1620" calcext:value-type="float">
            <text:p>1620</text:p>
          </table:table-cell>
          <table:table-cell table:formula="of:=SUMIF([mzcr.$S$2:.$S$421];[.$A49];[$mzcr.W$2:$mzcr.W$421])" office:value-type="float" office:value="1423" calcext:value-type="float">
            <text:p>1423</text:p>
          </table:table-cell>
          <table:table-cell table:formula="of:=SUMIF([mzcr.$S$2:.$S$421];[.$A49];[$mzcr.X$2:$mzcr.X$421])" office:value-type="float" office:value="47051" calcext:value-type="float">
            <text:p>47051</text:p>
          </table:table-cell>
          <table:table-cell table:formula="of:=[.T48]*[.C49]" office:value-type="float" office:value="47197.337433013" calcext:value-type="float">
            <text:p>47197.337433013</text:p>
          </table:table-cell>
          <table:table-cell table:formula="of:=IF([.H48]=&quot;&quot;;&quot;&quot;;[.$G49]*[.P48]*[.H48])" office:value-type="float" office:value="2002.73159334292" calcext:value-type="float">
            <text:p>2002.73159334292</text:p>
          </table:table-cell>
          <table:table-cell table:formula="of:=IF([.H48]=&quot;&quot;;&quot;&quot;;[.$G49]*[.P48]*[.H48]*[.I48])" office:value-type="float" office:value="2002.73159334292" calcext:value-type="float">
            <text:p>2002.73159334292</text:p>
          </table:table-cell>
          <table:table-cell table:formula="of:=IF([.J48]=&quot;&quot;;&quot;&quot;;[.$G49]*[.Q48]*[.J48])" office:value-type="float" office:value="786.859009396492" calcext:value-type="float">
            <text:p>786.859009396492</text:p>
          </table:table-cell>
          <table:table-cell table:formula="of:=IF([.J48]=&quot;&quot;;&quot;&quot;;[.$G49]*[.Q48]*[.J48]*[.K48])" office:value-type="float" office:value="786.859009396492" calcext:value-type="float">
            <text:p>786.859009396492</text:p>
          </table:table-cell>
          <table:table-cell table:formula="of:=IF([.L48]=&quot;&quot;;&quot;&quot;;[.$G49]*[.R48]*[.L48])" office:value-type="float" office:value="0" calcext:value-type="float">
            <text:p>0</text:p>
          </table:table-cell>
          <table:table-cell table:formula="of:=IF([.L48]=&quot;&quot;;&quot;&quot;;[.$G49]*[.R48]*[.L48]*[.M48])" office:value-type="float" office:value="0" calcext:value-type="float">
            <text:p>0</text:p>
          </table:table-cell>
          <table:table-cell table:formula="of:=IF([.N48]=&quot;&quot;;&quot;&quot;;[.$G49]*[.S48]*[.N48])" office:value-type="float" office:value="488.153296275276" calcext:value-type="float">
            <text:p>488.153296275276</text:p>
          </table:table-cell>
          <table:table-cell table:formula="of:=IF([.N48]=&quot;&quot;;&quot;&quot;;[.$G49]*[.S48]*[.N48]*[.O48])" office:value-type="float" office:value="488.153296275276" calcext:value-type="float">
            <text:p>488.153296275276</text:p>
          </table:table-cell>
          <table:table-cell table:formula="of:=IF([.H49]=&quot;&quot;;&quot;&quot;;[.$U48]*[.H49])" office:value-type="float" office:value="49886.9784493343" calcext:value-type="float">
            <text:p>49886.9784493343</text:p>
          </table:table-cell>
          <table:table-cell table:formula="of:=IF([.J49]=&quot;&quot;;&quot;&quot;;[.$U48]*[.J49])" office:value-type="float" office:value="11085.9952109632" calcext:value-type="float">
            <text:p>11085.9952109632</text:p>
          </table:table-cell>
          <table:table-cell table:formula="of:=IF([.L49]=&quot;&quot;;&quot;&quot;;[.$U48]*[.L49])" office:value-type="float" office:value="0" calcext:value-type="float">
            <text:p>0</text:p>
          </table:table-cell>
          <table:table-cell table:formula="of:=IF([.N49]=&quot;&quot;;&quot;&quot;;[.$U48]*[.N49])" office:value-type="float" office:value="11085.9952109632" calcext:value-type="float">
            <text:p>11085.9952109632</text:p>
          </table:table-cell>
          <table:table-cell table:formula="of:=[.P48]*[.$G49]" office:value-type="float" office:value="2225.25732593658" calcext:value-type="float">
            <text:p>2225.25732593658</text:p>
          </table:table-cell>
          <table:table-cell table:formula="of:=[.Q48]*[.$G49]" office:value-type="float" office:value="3934.29504698246" calcext:value-type="float">
            <text:p>3934.29504698246</text:p>
          </table:table-cell>
          <table:table-cell table:formula="of:=[.R48]*[.$G49]" office:value-type="float" office:value="2741.47693082727" calcext:value-type="float">
            <text:p>2741.47693082727</text:p>
          </table:table-cell>
          <table:table-cell table:formula="of:=[.S48]*[.$G49]" office:value-type="float" office:value="2440.76648137638" calcext:value-type="float">
            <text:p>2440.76648137638</text:p>
          </table:table-cell>
          <table:table-cell table:formula="of:=[.P48]/[.$T48]" office:value-type="float" office:value="0.0279198457281798" calcext:value-type="float">
            <text:p>0.02791984572818</text:p>
          </table:table-cell>
          <table:table-cell table:formula="of:=[.Q48]/[.$T48]" office:value-type="float" office:value="0.0493627903077052" calcext:value-type="float">
            <text:p>0.049362790307705</text:p>
          </table:table-cell>
          <table:table-cell table:formula="of:=[.R48]/[.$T48]" office:value-type="float" office:value="0.0343967468768341" calcext:value-type="float">
            <text:p>0.034396746876834</text:p>
          </table:table-cell>
          <table:table-cell table:formula="of:=[.S48]/[.$T48]" office:value-type="float" office:value="0.0306237947514044" calcext:value-type="float">
            <text:p>0.030623794751404</text:p>
          </table:table-cell>
          <table:table-cell table:formula="of:=IF([.H48]=&quot;&quot;;&quot;&quot;;[.H48]*[.I48])" office:value-type="float" office:value="0.9" calcext:value-type="float">
            <text:p>0.9</text:p>
          </table:table-cell>
          <table:table-cell table:formula="of:=IF([.J48]=&quot;&quot;;&quot;&quot;;[.J48]*[.K48])" office:value-type="float" office:value="0.2" calcext:value-type="float">
            <text:p>0.2</text:p>
          </table:table-cell>
          <table:table-cell table:formula="of:=IF([.L48]=&quot;&quot;;&quot;&quot;;[.L48]*[.M48])" office:value-type="float" office:value="0" calcext:value-type="float">
            <text:p>0</text:p>
          </table:table-cell>
          <table:table-cell table:formula="of:=IF([.N48]=&quot;&quot;;&quot;&quot;;[.N48]*[.O48])" office:value-type="float" office:value="0.2" calcext:value-type="float">
            <text:p>0.2</text:p>
          </table:table-cell>
        </table:table-row>
        <table:table-row table:style-name="ro1">
          <table:table-cell table:formula="of:=[List1.B50]+[.$A$44]" office:value-type="float" office:value="58" calcext:value-type="float">
            <text:p>58</text:p>
          </table:table-cell>
          <table:table-cell office:value-type="float" office:value="1.03465084242874" calcext:value-type="float">
            <text:p>1.03465084242874</text:p>
          </table:table-cell>
          <table:table-cell table:formula="of:=[.$C$1]*[.B50]+(1-[.$C$1])*[.C49]" office:value-type="float" office:value="1.00290250943838" calcext:value-type="float">
            <text:p>1.00290250943838</text:p>
          </table:table-cell>
          <table:table-cell office:value-type="float" office:value="13.3445471357993" calcext:value-type="float">
            <text:p>13.3445471357993</text:p>
          </table:table-cell>
          <table:table-cell table:formula="of:=[.D50]/[.$D$2]" office:value-type="float" office:value="0.596920760032527" calcext:value-type="float">
            <text:p>0.596920760032527</text:p>
          </table:table-cell>
          <table:table-cell table:formula="of:=[.$C$1]*[.E50]+(1-[.$C$1])*[.F49]" office:value-type="float" office:value="0.584784863390038" calcext:value-type="float">
            <text:p>0.584784863390038</text:p>
          </table:table-cell>
          <table:table-cell table:formula="of:=[.C50]/[.F48]" office:value-type="float" office:value="1.76868809865722" calcext:value-type="float">
            <text:p>1.76868809865722</text:p>
          </table:table-cell>
          <table:table-cell table:formula="of:=IF([$List1.H50]=&quot;&quot;;&quot;&quot;;[$List1.H50])" office:value-type="float" office:value="0.9" calcext:value-type="float">
            <text:p>0.9</text:p>
          </table:table-cell>
          <table:table-cell table:formula="of:=IF([$List1.I50]=&quot;&quot;;&quot;&quot;;[$List1.I50])" office:value-type="float" office:value="1" calcext:value-type="float">
            <text:p>1</text:p>
          </table:table-cell>
          <table:table-cell table:formula="of:=IF([$List1.V50]=&quot;&quot;;&quot;&quot;;[$List1.V50])" office:value-type="float" office:value="0.2" calcext:value-type="float">
            <text:p>0.2</text:p>
          </table:table-cell>
          <table:table-cell table:formula="of:=IF([$List1.W50]=&quot;&quot;;&quot;&quot;;[$List1.W50])" office:value-type="float" office:value="1" calcext:value-type="float">
            <text:p>1</text:p>
          </table:table-cell>
          <table:table-cell table:formula="of:=IF([$List1.AB50]=&quot;&quot;;&quot;&quot;;[$List1.AB50])" office:value-type="float" office:value="0" calcext:value-type="float">
            <text:p>0</text:p>
          </table:table-cell>
          <table:table-cell table:formula="of:=IF([$List1.AC50]=&quot;&quot;;&quot;&quot;;[$List1.AC50])" office:value-type="float" office:value="0" calcext:value-type="float">
            <text:p>0</text:p>
          </table:table-cell>
          <table:table-cell table:formula="of:=IF([$List1.AH50]=&quot;&quot;;&quot;&quot;;[$List1.AH50])" office:value-type="float" office:value="0.2" calcext:value-type="float">
            <text:p>0.2</text:p>
          </table:table-cell>
          <table:table-cell table:formula="of:=IF([$List1.AI50]=&quot;&quot;;&quot;&quot;;[$List1.AI50])" office:value-type="float" office:value="1" calcext:value-type="float">
            <text:p>1</text:p>
          </table:table-cell>
          <table:table-cell table:formula="of:=SUMIF([mzcr.$S$2:.$S$421];[.$A50];[$mzcr.T$2:$mzcr.T$421])" office:value-type="float" office:value="1449" calcext:value-type="float">
            <text:p>1449</text:p>
          </table:table-cell>
          <table:table-cell table:formula="of:=SUMIF([mzcr.$S$2:.$S$421];[.$A50];[$mzcr.U$2:$mzcr.U$421])" office:value-type="float" office:value="2528" calcext:value-type="float">
            <text:p>2528</text:p>
          </table:table-cell>
          <table:table-cell table:formula="of:=SUMIF([mzcr.$S$2:.$S$421];[.$A50];[$mzcr.V$2:$mzcr.V$421])" office:value-type="float" office:value="1738" calcext:value-type="float">
            <text:p>1738</text:p>
          </table:table-cell>
          <table:table-cell table:formula="of:=SUMIF([mzcr.$S$2:.$S$421];[.$A50];[$mzcr.W$2:$mzcr.W$421])" office:value-type="float" office:value="1564" calcext:value-type="float">
            <text:p>1564</text:p>
          </table:table-cell>
          <table:table-cell table:formula="of:=SUMIF([mzcr.$S$2:.$S$421];[.$A50];[$mzcr.X$2:$mzcr.X$421])" office:value-type="float" office:value="49715" calcext:value-type="float">
            <text:p>49715</text:p>
          </table:table-cell>
          <table:table-cell table:formula="of:=[.T49]*[.C50]" office:value-type="float" office:value="47187.5659715852" calcext:value-type="float">
            <text:p>47187.5659715852</text:p>
          </table:table-cell>
          <table:table-cell table:formula="of:=IF([.H49]=&quot;&quot;;&quot;&quot;;[.$G50]*[.P49]*[.H49])" office:value-type="float" office:value="2147.36422057973" calcext:value-type="float">
            <text:p>2147.36422057973</text:p>
          </table:table-cell>
          <table:table-cell table:formula="of:=IF([.H49]=&quot;&quot;;&quot;&quot;;[.$G50]*[.P49]*[.H49]*[.I49])" office:value-type="float" office:value="2147.36422057973" calcext:value-type="float">
            <text:p>2147.36422057973</text:p>
          </table:table-cell>
          <table:table-cell table:formula="of:=IF([.J49]=&quot;&quot;;&quot;&quot;;[.$G50]*[.Q49]*[.J49])" office:value-type="float" office:value="797.678332494407" calcext:value-type="float">
            <text:p>797.678332494407</text:p>
          </table:table-cell>
          <table:table-cell table:formula="of:=IF([.J49]=&quot;&quot;;&quot;&quot;;[.$G50]*[.Q49]*[.J49]*[.K49])" office:value-type="float" office:value="797.678332494407" calcext:value-type="float">
            <text:p>797.678332494407</text:p>
          </table:table-cell>
          <table:table-cell table:formula="of:=IF([.L49]=&quot;&quot;;&quot;&quot;;[.$G50]*[.R49]*[.L49])" office:value-type="float" office:value="0" calcext:value-type="float">
            <text:p>0</text:p>
          </table:table-cell>
          <table:table-cell table:formula="of:=IF([.L49]=&quot;&quot;;&quot;&quot;;[.$G50]*[.R49]*[.L49]*[.M49])" office:value-type="float" office:value="0" calcext:value-type="float">
            <text:p>0</text:p>
          </table:table-cell>
          <table:table-cell table:formula="of:=IF([.N49]=&quot;&quot;;&quot;&quot;;[.$G50]*[.S49]*[.N49])" office:value-type="float" office:value="503.368632877846" calcext:value-type="float">
            <text:p>503.368632877846</text:p>
          </table:table-cell>
          <table:table-cell table:formula="of:=IF([.N49]=&quot;&quot;;&quot;&quot;;[.$G50]*[.S49]*[.N49]*[.O49])" office:value-type="float" office:value="503.368632877846" calcext:value-type="float">
            <text:p>503.368632877846</text:p>
          </table:table-cell>
          <table:table-cell table:formula="of:=IF([.H50]=&quot;&quot;;&quot;&quot;;[.$U49]*[.H50])" office:value-type="float" office:value="42477.6036897117" calcext:value-type="float">
            <text:p>42477.6036897117</text:p>
          </table:table-cell>
          <table:table-cell table:formula="of:=IF([.J50]=&quot;&quot;;&quot;&quot;;[.$U49]*[.J50])" office:value-type="float" office:value="9439.46748660261" calcext:value-type="float">
            <text:p>9439.46748660261</text:p>
          </table:table-cell>
          <table:table-cell table:formula="of:=IF([.L50]=&quot;&quot;;&quot;&quot;;[.$U49]*[.L50])" office:value-type="float" office:value="0" calcext:value-type="float">
            <text:p>0</text:p>
          </table:table-cell>
          <table:table-cell table:formula="of:=IF([.N50]=&quot;&quot;;&quot;&quot;;[.$U49]*[.N50])" office:value-type="float" office:value="9439.46748660261" calcext:value-type="float">
            <text:p>9439.46748660261</text:p>
          </table:table-cell>
          <table:table-cell table:formula="of:=[.P49]*[.$G50]" office:value-type="float" office:value="2385.96024508859" calcext:value-type="float">
            <text:p>2385.96024508859</text:p>
          </table:table-cell>
          <table:table-cell table:formula="of:=[.Q49]*[.$G50]" office:value-type="float" office:value="3988.39166247204" calcext:value-type="float">
            <text:p>3988.39166247204</text:p>
          </table:table-cell>
          <table:table-cell table:formula="of:=[.R49]*[.$G50]" office:value-type="float" office:value="2865.2747198247" calcext:value-type="float">
            <text:p>2865.2747198247</text:p>
          </table:table-cell>
          <table:table-cell table:formula="of:=[.S49]*[.$G50]" office:value-type="float" office:value="2516.84316438923" calcext:value-type="float">
            <text:p>2516.84316438923</text:p>
          </table:table-cell>
          <table:table-cell table:formula="of:=[.P49]/[.$T49]" office:value-type="float" office:value="0.0286710165565025" calcext:value-type="float">
            <text:p>0.028671016556503</text:p>
          </table:table-cell>
          <table:table-cell table:formula="of:=[.Q49]/[.$T49]" office:value-type="float" office:value="0.0479267178168371" calcext:value-type="float">
            <text:p>0.047926717816837</text:p>
          </table:table-cell>
          <table:table-cell table:formula="of:=[.R49]/[.$T49]" office:value-type="float" office:value="0.0344307241078829" calcext:value-type="float">
            <text:p>0.034430724107883</text:p>
          </table:table-cell>
          <table:table-cell table:formula="of:=[.S49]/[.$T49]" office:value-type="float" office:value="0.0302437780280972" calcext:value-type="float">
            <text:p>0.030243778028097</text:p>
          </table:table-cell>
          <table:table-cell table:formula="of:=IF([.H49]=&quot;&quot;;&quot;&quot;;[.H49]*[.I49])" office:value-type="float" office:value="0.9" calcext:value-type="float">
            <text:p>0.9</text:p>
          </table:table-cell>
          <table:table-cell table:formula="of:=IF([.J49]=&quot;&quot;;&quot;&quot;;[.J49]*[.K49])" office:value-type="float" office:value="0.2" calcext:value-type="float">
            <text:p>0.2</text:p>
          </table:table-cell>
          <table:table-cell table:formula="of:=IF([.L49]=&quot;&quot;;&quot;&quot;;[.L49]*[.M49])" office:value-type="float" office:value="0" calcext:value-type="float">
            <text:p>0</text:p>
          </table:table-cell>
          <table:table-cell table:formula="of:=IF([.N49]=&quot;&quot;;&quot;&quot;;[.N49]*[.O49])" office:value-type="float" office:value="0.2" calcext:value-type="float">
            <text:p>0.2</text:p>
          </table:table-cell>
        </table:table-row>
        <table:table-row table:style-name="ro1">
          <table:table-cell table:formula="of:=[List1.B51]+[.$A$44]" office:value-type="float" office:value="59" calcext:value-type="float">
            <text:p>59</text:p>
          </table:table-cell>
          <table:table-cell office:value-type="float" office:value="1.04695537743749" calcext:value-type="float">
            <text:p>1.04695537743749</text:p>
          </table:table-cell>
          <table:table-cell table:formula="of:=[.$C$1]*[.B51]+(1-[.$C$1])*[.C50]" office:value-type="float" office:value="1.01611836983811" calcext:value-type="float">
            <text:p>1.01611836983811</text:p>
          </table:table-cell>
          <table:table-cell office:value-type="float" office:value="13.2663681411135" calcext:value-type="float">
            <text:p>13.2663681411135</text:p>
          </table:table-cell>
          <table:table-cell table:formula="of:=[.D51]/[.$D$2]" office:value-type="float" office:value="0.593423701312472" calcext:value-type="float">
            <text:p>0.593423701312472</text:p>
          </table:table-cell>
          <table:table-cell table:formula="of:=[.$C$1]*[.E51]+(1-[.$C$1])*[.F50]" office:value-type="float" office:value="0.587376514766768" calcext:value-type="float">
            <text:p>0.587376514766768</text:p>
          </table:table-cell>
          <table:table-cell table:formula="of:=[.C51]/[.F49]" office:value-type="float" office:value="1.75318639254493" calcext:value-type="float">
            <text:p>1.75318639254493</text:p>
          </table:table-cell>
          <table:table-cell table:formula="of:=IF([$List1.H51]=&quot;&quot;;&quot;&quot;;[$List1.H51])" office:value-type="float" office:value="0.9" calcext:value-type="float">
            <text:p>0.9</text:p>
          </table:table-cell>
          <table:table-cell table:formula="of:=IF([$List1.I51]=&quot;&quot;;&quot;&quot;;[$List1.I51])" office:value-type="float" office:value="1" calcext:value-type="float">
            <text:p>1</text:p>
          </table:table-cell>
          <table:table-cell table:formula="of:=IF([$List1.V51]=&quot;&quot;;&quot;&quot;;[$List1.V51])" office:value-type="float" office:value="0.2" calcext:value-type="float">
            <text:p>0.2</text:p>
          </table:table-cell>
          <table:table-cell table:formula="of:=IF([$List1.W51]=&quot;&quot;;&quot;&quot;;[$List1.W51])" office:value-type="float" office:value="1" calcext:value-type="float">
            <text:p>1</text:p>
          </table:table-cell>
          <table:table-cell table:formula="of:=IF([$List1.AB51]=&quot;&quot;;&quot;&quot;;[$List1.AB51])" office:value-type="float" office:value="0" calcext:value-type="float">
            <text:p>0</text:p>
          </table:table-cell>
          <table:table-cell table:formula="of:=IF([$List1.AC51]=&quot;&quot;;&quot;&quot;;[$List1.AC51])" office:value-type="float" office:value="0" calcext:value-type="float">
            <text:p>0</text:p>
          </table:table-cell>
          <table:table-cell table:formula="of:=IF([$List1.AH51]=&quot;&quot;;&quot;&quot;;[$List1.AH51])" office:value-type="float" office:value="0.2" calcext:value-type="float">
            <text:p>0.2</text:p>
          </table:table-cell>
          <table:table-cell table:formula="of:=IF([$List1.AI51]=&quot;&quot;;&quot;&quot;;[$List1.AI51])" office:value-type="float" office:value="1" calcext:value-type="float">
            <text:p>1</text:p>
          </table:table-cell>
          <table:table-cell table:formula="of:=SUMIF([mzcr.$S$2:.$S$421];[.$A51];[$mzcr.T$2:$mzcr.T$421])" office:value-type="float" office:value="1586" calcext:value-type="float">
            <text:p>1586</text:p>
          </table:table-cell>
          <table:table-cell table:formula="of:=SUMIF([mzcr.$S$2:.$S$421];[.$A51];[$mzcr.U$2:$mzcr.U$421])" office:value-type="float" office:value="2870" calcext:value-type="float">
            <text:p>2870</text:p>
          </table:table-cell>
          <table:table-cell table:formula="of:=SUMIF([mzcr.$S$2:.$S$421];[.$A51];[$mzcr.V$2:$mzcr.V$421])" office:value-type="float" office:value="1885" calcext:value-type="float">
            <text:p>1885</text:p>
          </table:table-cell>
          <table:table-cell table:formula="of:=SUMIF([mzcr.$S$2:.$S$421];[.$A51];[$mzcr.W$2:$mzcr.W$421])" office:value-type="float" office:value="1687" calcext:value-type="float">
            <text:p>1687</text:p>
          </table:table-cell>
          <table:table-cell table:formula="of:=SUMIF([mzcr.$S$2:.$S$421];[.$A51];[$mzcr.X$2:$mzcr.X$421])" office:value-type="float" office:value="53123" calcext:value-type="float">
            <text:p>53123</text:p>
          </table:table-cell>
          <table:table-cell table:formula="of:=[.T50]*[.C51]" office:value-type="float" office:value="50516.3247565018" calcext:value-type="float">
            <text:p>50516.3247565018</text:p>
          </table:table-cell>
          <table:table-cell table:formula="of:=IF([.H50]=&quot;&quot;;&quot;&quot;;[.$G51]*[.P50]*[.H50])" office:value-type="float" office:value="2286.33037451784" calcext:value-type="float">
            <text:p>2286.33037451784</text:p>
          </table:table-cell>
          <table:table-cell table:formula="of:=IF([.H50]=&quot;&quot;;&quot;&quot;;[.$G51]*[.P50]*[.H50]*[.I50])" office:value-type="float" office:value="2286.33037451784" calcext:value-type="float">
            <text:p>2286.33037451784</text:p>
          </table:table-cell>
          <table:table-cell table:formula="of:=IF([.J50]=&quot;&quot;;&quot;&quot;;[.$G51]*[.Q50]*[.J50])" office:value-type="float" office:value="886.411040070717" calcext:value-type="float">
            <text:p>886.411040070717</text:p>
          </table:table-cell>
          <table:table-cell table:formula="of:=IF([.J50]=&quot;&quot;;&quot;&quot;;[.$G51]*[.Q50]*[.J50]*[.K50])" office:value-type="float" office:value="886.411040070717" calcext:value-type="float">
            <text:p>886.411040070717</text:p>
          </table:table-cell>
          <table:table-cell table:formula="of:=IF([.L50]=&quot;&quot;;&quot;&quot;;[.$G51]*[.R50]*[.L50])" office:value-type="float" office:value="0" calcext:value-type="float">
            <text:p>0</text:p>
          </table:table-cell>
          <table:table-cell table:formula="of:=IF([.L50]=&quot;&quot;;&quot;&quot;;[.$G51]*[.R50]*[.L50]*[.M50])" office:value-type="float" office:value="0" calcext:value-type="float">
            <text:p>0</text:p>
          </table:table-cell>
          <table:table-cell table:formula="of:=IF([.N50]=&quot;&quot;;&quot;&quot;;[.$G51]*[.S50]*[.N50])" office:value-type="float" office:value="548.396703588054" calcext:value-type="float">
            <text:p>548.396703588054</text:p>
          </table:table-cell>
          <table:table-cell table:formula="of:=IF([.N50]=&quot;&quot;;&quot;&quot;;[.$G51]*[.S50]*[.N50]*[.O50])" office:value-type="float" office:value="548.396703588054" calcext:value-type="float">
            <text:p>548.396703588054</text:p>
          </table:table-cell>
          <table:table-cell table:formula="of:=IF([.H51]=&quot;&quot;;&quot;&quot;;[.$U50]*[.H51])" office:value-type="float" office:value="42468.8093744267" calcext:value-type="float">
            <text:p>42468.8093744267</text:p>
          </table:table-cell>
          <table:table-cell table:formula="of:=IF([.J51]=&quot;&quot;;&quot;&quot;;[.$U50]*[.J51])" office:value-type="float" office:value="9437.51319431704" calcext:value-type="float">
            <text:p>9437.51319431704</text:p>
          </table:table-cell>
          <table:table-cell table:formula="of:=IF([.L51]=&quot;&quot;;&quot;&quot;;[.$U50]*[.L51])" office:value-type="float" office:value="0" calcext:value-type="float">
            <text:p>0</text:p>
          </table:table-cell>
          <table:table-cell table:formula="of:=IF([.N51]=&quot;&quot;;&quot;&quot;;[.$U50]*[.N51])" office:value-type="float" office:value="9437.51319431704" calcext:value-type="float">
            <text:p>9437.51319431704</text:p>
          </table:table-cell>
          <table:table-cell table:formula="of:=[.P50]*[.$G51]" office:value-type="float" office:value="2540.3670827976" calcext:value-type="float">
            <text:p>2540.3670827976</text:p>
          </table:table-cell>
          <table:table-cell table:formula="of:=[.Q50]*[.$G51]" office:value-type="float" office:value="4432.05520035358" calcext:value-type="float">
            <text:p>4432.05520035358</text:p>
          </table:table-cell>
          <table:table-cell table:formula="of:=[.R50]*[.$G51]" office:value-type="float" office:value="3047.03795024309" calcext:value-type="float">
            <text:p>3047.03795024309</text:p>
          </table:table-cell>
          <table:table-cell table:formula="of:=[.S50]*[.$G51]" office:value-type="float" office:value="2741.98351794027" calcext:value-type="float">
            <text:p>2741.98351794027</text:p>
          </table:table-cell>
          <table:table-cell table:formula="of:=[.P50]/[.$T50]" office:value-type="float" office:value="0.0291461329578598" calcext:value-type="float">
            <text:p>0.02914613295786</text:p>
          </table:table-cell>
          <table:table-cell table:formula="of:=[.Q50]/[.$T50]" office:value-type="float" office:value="0.0508498441114352" calcext:value-type="float">
            <text:p>0.050849844111435</text:p>
          </table:table-cell>
          <table:table-cell table:formula="of:=[.R50]/[.$T50]" office:value-type="float" office:value="0.0349592678266117" calcext:value-type="float">
            <text:p>0.034959267826612</text:p>
          </table:table-cell>
          <table:table-cell table:formula="of:=[.S50]/[.$T50]" office:value-type="float" office:value="0.0314593181132455" calcext:value-type="float">
            <text:p>0.031459318113246</text:p>
          </table:table-cell>
          <table:table-cell table:formula="of:=IF([.H50]=&quot;&quot;;&quot;&quot;;[.H50]*[.I50])" office:value-type="float" office:value="0.9" calcext:value-type="float">
            <text:p>0.9</text:p>
          </table:table-cell>
          <table:table-cell table:formula="of:=IF([.J50]=&quot;&quot;;&quot;&quot;;[.J50]*[.K50])" office:value-type="float" office:value="0.2" calcext:value-type="float">
            <text:p>0.2</text:p>
          </table:table-cell>
          <table:table-cell table:formula="of:=IF([.L50]=&quot;&quot;;&quot;&quot;;[.L50]*[.M50])" office:value-type="float" office:value="0" calcext:value-type="float">
            <text:p>0</text:p>
          </table:table-cell>
          <table:table-cell table:formula="of:=IF([.N50]=&quot;&quot;;&quot;&quot;;[.N50]*[.O50])" office:value-type="float" office:value="0.2" calcext:value-type="float">
            <text:p>0.2</text:p>
          </table:table-cell>
        </table:table-row>
        <table:table-row table:style-name="ro1">
          <table:table-cell table:formula="of:=[List1.B52]+[.$A$44]" office:value-type="float" office:value="60" calcext:value-type="float">
            <text:p>60</text:p>
          </table:table-cell>
          <table:table-cell office:value-type="float" office:value="1.15023190919718" calcext:value-type="float">
            <text:p>1.15023190919718</text:p>
          </table:table-cell>
          <table:table-cell table:formula="of:=[.$C$1]*[.B52]+(1-[.$C$1])*[.C51]" office:value-type="float" office:value="1.05635243164583" calcext:value-type="float">
            <text:p>1.05635243164583</text:p>
          </table:table-cell>
          <table:table-cell office:value-type="float" office:value="13.1881891464276" calcext:value-type="float">
            <text:p>13.1881891464276</text:p>
          </table:table-cell>
          <table:table-cell table:formula="of:=[.D52]/[.$D$2]" office:value-type="float" office:value="0.589926642592413" calcext:value-type="float">
            <text:p>0.589926642592413</text:p>
          </table:table-cell>
          <table:table-cell table:formula="of:=[.$C$1]*[.E52]+(1-[.$C$1])*[.F51]" office:value-type="float" office:value="0.588141553114461" calcext:value-type="float">
            <text:p>0.588141553114461</text:p>
          </table:table-cell>
          <table:table-cell table:formula="of:=[.C52]/[.F50]" office:value-type="float" office:value="1.80639496296482" calcext:value-type="float">
            <text:p>1.80639496296482</text:p>
          </table:table-cell>
          <table:table-cell table:formula="of:=IF([$List1.H52]=&quot;&quot;;&quot;&quot;;[$List1.H52])" office:value-type="float" office:value="0.9" calcext:value-type="float">
            <text:p>0.9</text:p>
          </table:table-cell>
          <table:table-cell table:formula="of:=IF([$List1.I52]=&quot;&quot;;&quot;&quot;;[$List1.I52])" office:value-type="float" office:value="1" calcext:value-type="float">
            <text:p>1</text:p>
          </table:table-cell>
          <table:table-cell table:formula="of:=IF([$List1.V52]=&quot;&quot;;&quot;&quot;;[$List1.V52])" office:value-type="float" office:value="0.2" calcext:value-type="float">
            <text:p>0.2</text:p>
          </table:table-cell>
          <table:table-cell table:formula="of:=IF([$List1.W52]=&quot;&quot;;&quot;&quot;;[$List1.W52])" office:value-type="float" office:value="1" calcext:value-type="float">
            <text:p>1</text:p>
          </table:table-cell>
          <table:table-cell table:formula="of:=IF([$List1.AB52]=&quot;&quot;;&quot;&quot;;[$List1.AB52])" office:value-type="float" office:value="0" calcext:value-type="float">
            <text:p>0</text:p>
          </table:table-cell>
          <table:table-cell table:formula="of:=IF([$List1.AC52]=&quot;&quot;;&quot;&quot;;[$List1.AC52])" office:value-type="float" office:value="0" calcext:value-type="float">
            <text:p>0</text:p>
          </table:table-cell>
          <table:table-cell table:formula="of:=IF([$List1.AH52]=&quot;&quot;;&quot;&quot;;[$List1.AH52])" office:value-type="float" office:value="0.2" calcext:value-type="float">
            <text:p>0.2</text:p>
          </table:table-cell>
          <table:table-cell table:formula="of:=IF([$List1.AI52]=&quot;&quot;;&quot;&quot;;[$List1.AI52])" office:value-type="float" office:value="1" calcext:value-type="float">
            <text:p>1</text:p>
          </table:table-cell>
          <table:table-cell table:formula="of:=SUMIF([mzcr.$S$2:.$S$421];[.$A52];[$mzcr.T$2:$mzcr.T$421])" office:value-type="float" office:value="2097" calcext:value-type="float">
            <text:p>2097</text:p>
          </table:table-cell>
          <table:table-cell table:formula="of:=SUMIF([mzcr.$S$2:.$S$421];[.$A52];[$mzcr.U$2:$mzcr.U$421])" office:value-type="float" office:value="3783" calcext:value-type="float">
            <text:p>3783</text:p>
          </table:table-cell>
          <table:table-cell table:formula="of:=SUMIF([mzcr.$S$2:.$S$421];[.$A52];[$mzcr.V$2:$mzcr.V$421])" office:value-type="float" office:value="2472" calcext:value-type="float">
            <text:p>2472</text:p>
          </table:table-cell>
          <table:table-cell table:formula="of:=SUMIF([mzcr.$S$2:.$S$421];[.$A52];[$mzcr.W$2:$mzcr.W$421])" office:value-type="float" office:value="2124" calcext:value-type="float">
            <text:p>2124</text:p>
          </table:table-cell>
          <table:table-cell table:formula="of:=SUMIF([mzcr.$S$2:.$S$421];[.$A52];[$mzcr.X$2:$mzcr.X$421])" office:value-type="float" office:value="65920" calcext:value-type="float">
            <text:p>65920</text:p>
          </table:table-cell>
          <table:table-cell table:formula="of:=[.T51]*[.C52]" office:value-type="float" office:value="56116.6102263216" calcext:value-type="float">
            <text:p>56116.6102263216</text:p>
          </table:table-cell>
          <table:table-cell table:formula="of:=IF([.H51]=&quot;&quot;;&quot;&quot;;[.$G52]*[.P51]*[.H51])" office:value-type="float" office:value="2578.44817013598" calcext:value-type="float">
            <text:p>2578.44817013598</text:p>
          </table:table-cell>
          <table:table-cell table:formula="of:=IF([.H51]=&quot;&quot;;&quot;&quot;;[.$G52]*[.P51]*[.H51]*[.I51])" office:value-type="float" office:value="2578.44817013598" calcext:value-type="float">
            <text:p>2578.44817013598</text:p>
          </table:table-cell>
          <table:table-cell table:formula="of:=IF([.J51]=&quot;&quot;;&quot;&quot;;[.$G52]*[.Q51]*[.J51])" office:value-type="float" office:value="1036.87070874181" calcext:value-type="float">
            <text:p>1036.87070874181</text:p>
          </table:table-cell>
          <table:table-cell table:formula="of:=IF([.J51]=&quot;&quot;;&quot;&quot;;[.$G52]*[.Q51]*[.J51]*[.K51])" office:value-type="float" office:value="1036.87070874181" calcext:value-type="float">
            <text:p>1036.87070874181</text:p>
          </table:table-cell>
          <table:table-cell table:formula="of:=IF([.L51]=&quot;&quot;;&quot;&quot;;[.$G52]*[.R51]*[.L51])" office:value-type="float" office:value="0" calcext:value-type="float">
            <text:p>0</text:p>
          </table:table-cell>
          <table:table-cell table:formula="of:=IF([.L51]=&quot;&quot;;&quot;&quot;;[.$G52]*[.R51]*[.L51]*[.M51])" office:value-type="float" office:value="0" calcext:value-type="float">
            <text:p>0</text:p>
          </table:table-cell>
          <table:table-cell table:formula="of:=IF([.N51]=&quot;&quot;;&quot;&quot;;[.$G52]*[.S51]*[.N51])" office:value-type="float" office:value="609.477660504329" calcext:value-type="float">
            <text:p>609.477660504329</text:p>
          </table:table-cell>
          <table:table-cell table:formula="of:=IF([.N51]=&quot;&quot;;&quot;&quot;;[.$G52]*[.S51]*[.N51]*[.O51])" office:value-type="float" office:value="609.477660504329" calcext:value-type="float">
            <text:p>609.477660504329</text:p>
          </table:table-cell>
          <table:table-cell table:formula="of:=IF([.H52]=&quot;&quot;;&quot;&quot;;[.$U51]*[.H52])" office:value-type="float" office:value="45464.6922808516" calcext:value-type="float">
            <text:p>45464.6922808516</text:p>
          </table:table-cell>
          <table:table-cell table:formula="of:=IF([.J52]=&quot;&quot;;&quot;&quot;;[.$U51]*[.J52])" office:value-type="float" office:value="10103.2649513004" calcext:value-type="float">
            <text:p>10103.2649513004</text:p>
          </table:table-cell>
          <table:table-cell table:formula="of:=IF([.L52]=&quot;&quot;;&quot;&quot;;[.$U51]*[.L52])" office:value-type="float" office:value="0" calcext:value-type="float">
            <text:p>0</text:p>
          </table:table-cell>
          <table:table-cell table:formula="of:=IF([.N52]=&quot;&quot;;&quot;&quot;;[.$U51]*[.N52])" office:value-type="float" office:value="10103.2649513004" calcext:value-type="float">
            <text:p>10103.2649513004</text:p>
          </table:table-cell>
          <table:table-cell table:formula="of:=[.P51]*[.$G52]" office:value-type="float" office:value="2864.9424112622" calcext:value-type="float">
            <text:p>2864.9424112622</text:p>
          </table:table-cell>
          <table:table-cell table:formula="of:=[.Q51]*[.$G52]" office:value-type="float" office:value="5184.35354370903" calcext:value-type="float">
            <text:p>5184.35354370903</text:p>
          </table:table-cell>
          <table:table-cell table:formula="of:=[.R51]*[.$G52]" office:value-type="float" office:value="3405.05450518868" calcext:value-type="float">
            <text:p>3405.05450518868</text:p>
          </table:table-cell>
          <table:table-cell table:formula="of:=[.S51]*[.$G52]" office:value-type="float" office:value="3047.38830252165" calcext:value-type="float">
            <text:p>3047.38830252165</text:p>
          </table:table-cell>
          <table:table-cell table:formula="of:=[.P51]/[.$T51]" office:value-type="float" office:value="0.0298552416090959" calcext:value-type="float">
            <text:p>0.029855241609096</text:p>
          </table:table-cell>
          <table:table-cell table:formula="of:=[.Q51]/[.$T51]" office:value-type="float" office:value="0.0540255633153248" calcext:value-type="float">
            <text:p>0.054025563315325</text:p>
          </table:table-cell>
          <table:table-cell table:formula="of:=[.R51]/[.$T51]" office:value-type="float" office:value="0.0354836887976959" calcext:value-type="float">
            <text:p>0.035483688797696</text:p>
          </table:table-cell>
          <table:table-cell table:formula="of:=[.S51]/[.$T51]" office:value-type="float" office:value="0.0317564896560812" calcext:value-type="float">
            <text:p>0.031756489656081</text:p>
          </table:table-cell>
          <table:table-cell table:formula="of:=IF([.H51]=&quot;&quot;;&quot;&quot;;[.H51]*[.I51])" office:value-type="float" office:value="0.9" calcext:value-type="float">
            <text:p>0.9</text:p>
          </table:table-cell>
          <table:table-cell table:formula="of:=IF([.J51]=&quot;&quot;;&quot;&quot;;[.J51]*[.K51])" office:value-type="float" office:value="0.2" calcext:value-type="float">
            <text:p>0.2</text:p>
          </table:table-cell>
          <table:table-cell table:formula="of:=IF([.L51]=&quot;&quot;;&quot;&quot;;[.L51]*[.M51])" office:value-type="float" office:value="0" calcext:value-type="float">
            <text:p>0</text:p>
          </table:table-cell>
          <table:table-cell table:formula="of:=IF([.N51]=&quot;&quot;;&quot;&quot;;[.N51]*[.O51])" office:value-type="float" office:value="0.2" calcext:value-type="float">
            <text:p>0.2</text:p>
          </table:table-cell>
        </table:table-row>
        <table:table-row table:style-name="ro1">
          <table:table-cell table:formula="of:=[List1.B53]+[.$A$44]" office:value-type="float" office:value="61" calcext:value-type="float">
            <text:p>61</text:p>
          </table:table-cell>
          <table:table-cell office:value-type="float" office:value="1.19455282804387" calcext:value-type="float">
            <text:p>1.19455282804387</text:p>
          </table:table-cell>
          <table:table-cell table:formula="of:=[.$C$1]*[.B53]+(1-[.$C$1])*[.C52]" office:value-type="float" office:value="1.09781255056524" calcext:value-type="float">
            <text:p>1.09781255056524</text:p>
          </table:table-cell>
          <table:table-cell office:value-type="float" office:value="13.1231736541989" calcext:value-type="float">
            <text:p>13.1231736541989</text:p>
          </table:table-cell>
          <table:table-cell table:formula="of:=[.D53]/[.$D$2]" office:value-type="float" office:value="0.58701840624388" calcext:value-type="float">
            <text:p>0.58701840624388</text:p>
          </table:table-cell>
          <table:table-cell table:formula="of:=[.$C$1]*[.E53]+(1-[.$C$1])*[.F52]" office:value-type="float" office:value="0.587804609053287" calcext:value-type="float">
            <text:p>0.587804609053287</text:p>
          </table:table-cell>
          <table:table-cell table:formula="of:=[.C53]/[.F51]" office:value-type="float" office:value="1.86900995011889" calcext:value-type="float">
            <text:p>1.86900995011889</text:p>
          </table:table-cell>
          <table:table-cell table:formula="of:=IF([$List1.H53]=&quot;&quot;;&quot;&quot;;[$List1.H53])" office:value-type="float" office:value="0.9" calcext:value-type="float">
            <text:p>0.9</text:p>
          </table:table-cell>
          <table:table-cell table:formula="of:=IF([$List1.I53]=&quot;&quot;;&quot;&quot;;[$List1.I53])" office:value-type="float" office:value="1" calcext:value-type="float">
            <text:p>1</text:p>
          </table:table-cell>
          <table:table-cell table:formula="of:=IF([$List1.V53]=&quot;&quot;;&quot;&quot;;[$List1.V53])" office:value-type="float" office:value="0.2" calcext:value-type="float">
            <text:p>0.2</text:p>
          </table:table-cell>
          <table:table-cell table:formula="of:=IF([$List1.W53]=&quot;&quot;;&quot;&quot;;[$List1.W53])" office:value-type="float" office:value="1" calcext:value-type="float">
            <text:p>1</text:p>
          </table:table-cell>
          <table:table-cell table:formula="of:=IF([$List1.AB53]=&quot;&quot;;&quot;&quot;;[$List1.AB53])" office:value-type="float" office:value="0" calcext:value-type="float">
            <text:p>0</text:p>
          </table:table-cell>
          <table:table-cell table:formula="of:=IF([$List1.AC53]=&quot;&quot;;&quot;&quot;;[$List1.AC53])" office:value-type="float" office:value="0" calcext:value-type="float">
            <text:p>0</text:p>
          </table:table-cell>
          <table:table-cell table:formula="of:=IF([$List1.AH53]=&quot;&quot;;&quot;&quot;;[$List1.AH53])" office:value-type="float" office:value="0.2" calcext:value-type="float">
            <text:p>0.2</text:p>
          </table:table-cell>
          <table:table-cell table:formula="of:=IF([$List1.AI53]=&quot;&quot;;&quot;&quot;;[$List1.AI53])" office:value-type="float" office:value="1" calcext:value-type="float">
            <text:p>1</text:p>
          </table:table-cell>
          <table:table-cell table:formula="of:=SUMIF([mzcr.$S$2:.$S$421];[.$A53];[$mzcr.T$2:$mzcr.T$421])" office:value-type="float" office:value="2581" calcext:value-type="float">
            <text:p>2581</text:p>
          </table:table-cell>
          <table:table-cell table:formula="of:=SUMIF([mzcr.$S$2:.$S$421];[.$A53];[$mzcr.U$2:$mzcr.U$421])" office:value-type="float" office:value="4475" calcext:value-type="float">
            <text:p>4475</text:p>
          </table:table-cell>
          <table:table-cell table:formula="of:=SUMIF([mzcr.$S$2:.$S$421];[.$A53];[$mzcr.V$2:$mzcr.V$421])" office:value-type="float" office:value="3182" calcext:value-type="float">
            <text:p>3182</text:p>
          </table:table-cell>
          <table:table-cell table:formula="of:=SUMIF([mzcr.$S$2:.$S$421];[.$A53];[$mzcr.W$2:$mzcr.W$421])" office:value-type="float" office:value="2665" calcext:value-type="float">
            <text:p>2665</text:p>
          </table:table-cell>
          <table:table-cell table:formula="of:=SUMIF([mzcr.$S$2:.$S$421];[.$A53];[$mzcr.X$2:$mzcr.X$421])" office:value-type="float" office:value="82323" calcext:value-type="float">
            <text:p>82323</text:p>
          </table:table-cell>
          <table:table-cell table:formula="of:=[.T52]*[.C53]" office:value-type="float" office:value="72367.8033332609" calcext:value-type="float">
            <text:p>72367.8033332609</text:p>
          </table:table-cell>
          <table:table-cell table:formula="of:=IF([.H52]=&quot;&quot;;&quot;&quot;;[.$G53]*[.P52]*[.H52])" office:value-type="float" office:value="3527.38247885938" calcext:value-type="float">
            <text:p>3527.38247885938</text:p>
          </table:table-cell>
          <table:table-cell table:formula="of:=IF([.H52]=&quot;&quot;;&quot;&quot;;[.$G53]*[.P52]*[.H52]*[.I52])" office:value-type="float" office:value="3527.38247885938" calcext:value-type="float">
            <text:p>3527.38247885938</text:p>
          </table:table-cell>
          <table:table-cell table:formula="of:=IF([.J52]=&quot;&quot;;&quot;&quot;;[.$G53]*[.Q52]*[.J52])" office:value-type="float" office:value="1414.09292825995" calcext:value-type="float">
            <text:p>1414.09292825995</text:p>
          </table:table-cell>
          <table:table-cell table:formula="of:=IF([.J52]=&quot;&quot;;&quot;&quot;;[.$G53]*[.Q52]*[.J52]*[.K52])" office:value-type="float" office:value="1414.09292825995" calcext:value-type="float">
            <text:p>1414.09292825995</text:p>
          </table:table-cell>
          <table:table-cell table:formula="of:=IF([.L52]=&quot;&quot;;&quot;&quot;;[.$G53]*[.R52]*[.L52])" office:value-type="float" office:value="0" calcext:value-type="float">
            <text:p>0</text:p>
          </table:table-cell>
          <table:table-cell table:formula="of:=IF([.L52]=&quot;&quot;;&quot;&quot;;[.$G53]*[.R52]*[.L52]*[.M52])" office:value-type="float" office:value="0" calcext:value-type="float">
            <text:p>0</text:p>
          </table:table-cell>
          <table:table-cell table:formula="of:=IF([.N52]=&quot;&quot;;&quot;&quot;;[.$G53]*[.S52]*[.N52])" office:value-type="float" office:value="793.955426810504" calcext:value-type="float">
            <text:p>793.955426810504</text:p>
          </table:table-cell>
          <table:table-cell table:formula="of:=IF([.N52]=&quot;&quot;;&quot;&quot;;[.$G53]*[.S52]*[.N52]*[.O52])" office:value-type="float" office:value="793.955426810504" calcext:value-type="float">
            <text:p>793.955426810504</text:p>
          </table:table-cell>
          <table:table-cell table:formula="of:=IF([.H53]=&quot;&quot;;&quot;&quot;;[.$U52]*[.H53])" office:value-type="float" office:value="50504.9492036894" calcext:value-type="float">
            <text:p>50504.9492036894</text:p>
          </table:table-cell>
          <table:table-cell table:formula="of:=IF([.J53]=&quot;&quot;;&quot;&quot;;[.$U52]*[.J53])" office:value-type="float" office:value="11223.3220452643" calcext:value-type="float">
            <text:p>11223.3220452643</text:p>
          </table:table-cell>
          <table:table-cell table:formula="of:=IF([.L53]=&quot;&quot;;&quot;&quot;;[.$U52]*[.L53])" office:value-type="float" office:value="0" calcext:value-type="float">
            <text:p>0</text:p>
          </table:table-cell>
          <table:table-cell table:formula="of:=IF([.N53]=&quot;&quot;;&quot;&quot;;[.$U52]*[.N53])" office:value-type="float" office:value="11223.3220452643" calcext:value-type="float">
            <text:p>11223.3220452643</text:p>
          </table:table-cell>
          <table:table-cell table:formula="of:=[.P52]*[.$G53]" office:value-type="float" office:value="3919.31386539931" calcext:value-type="float">
            <text:p>3919.31386539931</text:p>
          </table:table-cell>
          <table:table-cell table:formula="of:=[.Q52]*[.$G53]" office:value-type="float" office:value="7070.46464129976" calcext:value-type="float">
            <text:p>7070.46464129976</text:p>
          </table:table-cell>
          <table:table-cell table:formula="of:=[.R52]*[.$G53]" office:value-type="float" office:value="4620.19259669389" calcext:value-type="float">
            <text:p>4620.19259669389</text:p>
          </table:table-cell>
          <table:table-cell table:formula="of:=[.S52]*[.$G53]" office:value-type="float" office:value="3969.77713405252" calcext:value-type="float">
            <text:p>3969.77713405252</text:p>
          </table:table-cell>
          <table:table-cell table:formula="of:=[.P52]/[.$T52]" office:value-type="float" office:value="0.031811286407767" calcext:value-type="float">
            <text:p>0.031811286407767</text:p>
          </table:table-cell>
          <table:table-cell table:formula="of:=[.Q52]/[.$T52]" office:value-type="float" office:value="0.0573877427184466" calcext:value-type="float">
            <text:p>0.057387742718447</text:p>
          </table:table-cell>
          <table:table-cell table:formula="of:=[.R52]/[.$T52]" office:value-type="float" office:value="0.0375" calcext:value-type="float">
            <text:p>0.0375</text:p>
          </table:table-cell>
          <table:table-cell table:formula="of:=[.S52]/[.$T52]" office:value-type="float" office:value="0.0322208737864078" calcext:value-type="float">
            <text:p>0.032220873786408</text:p>
          </table:table-cell>
          <table:table-cell table:formula="of:=IF([.H52]=&quot;&quot;;&quot;&quot;;[.H52]*[.I52])" office:value-type="float" office:value="0.9" calcext:value-type="float">
            <text:p>0.9</text:p>
          </table:table-cell>
          <table:table-cell table:formula="of:=IF([.J52]=&quot;&quot;;&quot;&quot;;[.J52]*[.K52])" office:value-type="float" office:value="0.2" calcext:value-type="float">
            <text:p>0.2</text:p>
          </table:table-cell>
          <table:table-cell table:formula="of:=IF([.L52]=&quot;&quot;;&quot;&quot;;[.L52]*[.M52])" office:value-type="float" office:value="0" calcext:value-type="float">
            <text:p>0</text:p>
          </table:table-cell>
          <table:table-cell table:formula="of:=IF([.N52]=&quot;&quot;;&quot;&quot;;[.N52]*[.O52])" office:value-type="float" office:value="0.2" calcext:value-type="float">
            <text:p>0.2</text:p>
          </table:table-cell>
        </table:table-row>
        <table:table-row table:style-name="ro1">
          <table:table-cell table:formula="of:=[List1.B54]+[.$A$44]" office:value-type="float" office:value="62" calcext:value-type="float">
            <text:p>62</text:p>
          </table:table-cell>
          <table:table-cell office:value-type="float" office:value="1.04708383961118" calcext:value-type="float">
            <text:p>1.04708383961118</text:p>
          </table:table-cell>
          <table:table-cell table:formula="of:=[.$C$1]*[.B54]+(1-[.$C$1])*[.C53]" office:value-type="float" office:value="1.08259393727902" calcext:value-type="float">
            <text:p>1.08259393727902</text:p>
          </table:table-cell>
          <table:table-cell office:value-type="float" office:value="12.0533207081284" calcext:value-type="float">
            <text:p>12.0533207081284</text:p>
          </table:table-cell>
          <table:table-cell table:formula="of:=[.D54]/[.$D$2]" office:value-type="float" office:value="0.539162347346368" calcext:value-type="float">
            <text:p>0.539162347346368</text:p>
          </table:table-cell>
          <table:table-cell table:formula="of:=[.$C$1]*[.E54]+(1-[.$C$1])*[.F53]" office:value-type="float" office:value="0.573211930541211" calcext:value-type="float">
            <text:p>0.573211930541211</text:p>
          </table:table-cell>
          <table:table-cell table:formula="of:=[.C54]/[.F52]" office:value-type="float" office:value="1.84070302726652" calcext:value-type="float">
            <text:p>1.84070302726652</text:p>
          </table:table-cell>
          <table:table-cell table:formula="of:=IF([$List1.H54]=&quot;&quot;;&quot;&quot;;[$List1.H54])" office:value-type="float" office:value="0" calcext:value-type="float">
            <text:p>0</text:p>
          </table:table-cell>
          <table:table-cell table:formula="of:=IF([$List1.I54]=&quot;&quot;;&quot;&quot;;[$List1.I54])" office:value-type="float" office:value="0" calcext:value-type="float">
            <text:p>0</text:p>
          </table:table-cell>
          <table:table-cell table:formula="of:=IF([$List1.V54]=&quot;&quot;;&quot;&quot;;[$List1.V54])" office:value-type="float" office:value="0" calcext:value-type="float">
            <text:p>0</text:p>
          </table:table-cell>
          <table:table-cell table:formula="of:=IF([$List1.W54]=&quot;&quot;;&quot;&quot;;[$List1.W54])" office:value-type="float" office:value="0" calcext:value-type="float">
            <text:p>0</text:p>
          </table:table-cell>
          <table:table-cell table:formula="of:=IF([$List1.AB54]=&quot;&quot;;&quot;&quot;;[$List1.AB54])" office:value-type="float" office:value="0" calcext:value-type="float">
            <text:p>0</text:p>
          </table:table-cell>
          <table:table-cell table:formula="of:=IF([$List1.AC54]=&quot;&quot;;&quot;&quot;;[$List1.AC54])" office:value-type="float" office:value="0" calcext:value-type="float">
            <text:p>0</text:p>
          </table:table-cell>
          <table:table-cell table:formula="of:=IF([$List1.AH54]=&quot;&quot;;&quot;&quot;;[$List1.AH54])" office:value-type="float" office:value="0" calcext:value-type="float">
            <text:p>0</text:p>
          </table:table-cell>
          <table:table-cell table:formula="of:=IF([$List1.AI54]=&quot;&quot;;&quot;&quot;;[$List1.AI54])" office:value-type="float" office:value="0" calcext:value-type="float">
            <text:p>0</text:p>
          </table:table-cell>
          <table:table-cell table:formula="of:=SUMIF([mzcr.$S$2:.$S$421];[.$A54];[$mzcr.T$2:$mzcr.T$421])" office:value-type="float" office:value="2251" calcext:value-type="float">
            <text:p>2251</text:p>
          </table:table-cell>
          <table:table-cell table:formula="of:=SUMIF([mzcr.$S$2:.$S$421];[.$A54];[$mzcr.U$2:$mzcr.U$421])" office:value-type="float" office:value="4000" calcext:value-type="float">
            <text:p>4000</text:p>
          </table:table-cell>
          <table:table-cell table:formula="of:=SUMIF([mzcr.$S$2:.$S$421];[.$A54];[$mzcr.V$2:$mzcr.V$421])" office:value-type="float" office:value="3250" calcext:value-type="float">
            <text:p>3250</text:p>
          </table:table-cell>
          <table:table-cell table:formula="of:=SUMIF([mzcr.$S$2:.$S$421];[.$A54];[$mzcr.W$2:$mzcr.W$421])" office:value-type="float" office:value="2904" calcext:value-type="float">
            <text:p>2904</text:p>
          </table:table-cell>
          <table:table-cell table:formula="of:=SUMIF([mzcr.$S$2:.$S$421];[.$A54];[$mzcr.X$2:$mzcr.X$421])" office:value-type="float" office:value="84750" calcext:value-type="float">
            <text:p>84750</text:p>
          </table:table-cell>
          <table:table-cell table:formula="of:=[.T53]*[.C54]" office:value-type="float" office:value="89122.3806986212" calcext:value-type="float">
            <text:p>89122.3806986212</text:p>
          </table:table-cell>
          <table:table-cell table:formula="of:=IF([.H53]=&quot;&quot;;&quot;&quot;;[.$G54]*[.P53]*[.H53])" office:value-type="float" office:value="4275.76906203741" calcext:value-type="float">
            <text:p>4275.76906203741</text:p>
          </table:table-cell>
          <table:table-cell table:formula="of:=IF([.H53]=&quot;&quot;;&quot;&quot;;[.$G54]*[.P53]*[.H53]*[.I53])" office:value-type="float" office:value="4275.76906203741" calcext:value-type="float">
            <text:p>4275.76906203741</text:p>
          </table:table-cell>
          <table:table-cell table:formula="of:=IF([.J53]=&quot;&quot;;&quot;&quot;;[.$G54]*[.Q53]*[.J53])" office:value-type="float" office:value="1647.42920940354" calcext:value-type="float">
            <text:p>1647.42920940354</text:p>
          </table:table-cell>
          <table:table-cell table:formula="of:=IF([.J53]=&quot;&quot;;&quot;&quot;;[.$G54]*[.Q53]*[.J53]*[.K53])" office:value-type="float" office:value="1647.42920940354" calcext:value-type="float">
            <text:p>1647.42920940354</text:p>
          </table:table-cell>
          <table:table-cell table:formula="of:=IF([.L53]=&quot;&quot;;&quot;&quot;;[.$G54]*[.R53]*[.L53])" office:value-type="float" office:value="0" calcext:value-type="float">
            <text:p>0</text:p>
          </table:table-cell>
          <table:table-cell table:formula="of:=IF([.L53]=&quot;&quot;;&quot;&quot;;[.$G54]*[.R53]*[.L53]*[.M53])" office:value-type="float" office:value="0" calcext:value-type="float">
            <text:p>0</text:p>
          </table:table-cell>
          <table:table-cell table:formula="of:=IF([.N53]=&quot;&quot;;&quot;&quot;;[.$G54]*[.S53]*[.N53])" office:value-type="float" office:value="981.094713533058" calcext:value-type="float">
            <text:p>981.094713533058</text:p>
          </table:table-cell>
          <table:table-cell table:formula="of:=IF([.N53]=&quot;&quot;;&quot;&quot;;[.$G54]*[.S53]*[.N53]*[.O53])" office:value-type="float" office:value="981.094713533058" calcext:value-type="float">
            <text:p>981.094713533058</text:p>
          </table:table-cell>
          <table:table-cell table:formula="of:=IF([.H54]=&quot;&quot;;&quot;&quot;;[.$U53]*[.H54])" office:value-type="float" office:value="0" calcext:value-type="float">
            <text:p>0</text:p>
          </table:table-cell>
          <table:table-cell table:formula="of:=IF([.J54]=&quot;&quot;;&quot;&quot;;[.$U53]*[.J54])" office:value-type="float" office:value="0" calcext:value-type="float">
            <text:p>0</text:p>
          </table:table-cell>
          <table:table-cell table:formula="of:=IF([.L54]=&quot;&quot;;&quot;&quot;;[.$U53]*[.L54])" office:value-type="float" office:value="0" calcext:value-type="float">
            <text:p>0</text:p>
          </table:table-cell>
          <table:table-cell table:formula="of:=IF([.N54]=&quot;&quot;;&quot;&quot;;[.$U53]*[.N54])" office:value-type="float" office:value="0" calcext:value-type="float">
            <text:p>0</text:p>
          </table:table-cell>
          <table:table-cell table:formula="of:=[.P53]*[.$G54]" office:value-type="float" office:value="4750.8545133749" calcext:value-type="float">
            <text:p>4750.8545133749</text:p>
          </table:table-cell>
          <table:table-cell table:formula="of:=[.Q53]*[.$G54]" office:value-type="float" office:value="8237.1460470177" calcext:value-type="float">
            <text:p>8237.1460470177</text:p>
          </table:table-cell>
          <table:table-cell table:formula="of:=[.R53]*[.$G54]" office:value-type="float" office:value="5857.11703276208" calcext:value-type="float">
            <text:p>5857.11703276208</text:p>
          </table:table-cell>
          <table:table-cell table:formula="of:=[.S53]*[.$G54]" office:value-type="float" office:value="4905.47356766529" calcext:value-type="float">
            <text:p>4905.47356766529</text:p>
          </table:table-cell>
          <table:table-cell table:formula="of:=[.P53]/[.$T53]" office:value-type="float" office:value="0.0313521130182331" calcext:value-type="float">
            <text:p>0.031352113018233</text:p>
          </table:table-cell>
          <table:table-cell table:formula="of:=[.Q53]/[.$T53]" office:value-type="float" office:value="0.0543590491114269" calcext:value-type="float">
            <text:p>0.054359049111427</text:p>
          </table:table-cell>
          <table:table-cell table:formula="of:=[.R53]/[.$T53]" office:value-type="float" office:value="0.0386526244184493" calcext:value-type="float">
            <text:p>0.038652624418449</text:p>
          </table:table-cell>
          <table:table-cell table:formula="of:=[.S53]/[.$T53]" office:value-type="float" office:value="0.0323724839959671" calcext:value-type="float">
            <text:p>0.032372483995967</text:p>
          </table:table-cell>
          <table:table-cell table:formula="of:=IF([.H53]=&quot;&quot;;&quot;&quot;;[.H53]*[.I53])" office:value-type="float" office:value="0.9" calcext:value-type="float">
            <text:p>0.9</text:p>
          </table:table-cell>
          <table:table-cell table:formula="of:=IF([.J53]=&quot;&quot;;&quot;&quot;;[.J53]*[.K53])" office:value-type="float" office:value="0.2" calcext:value-type="float">
            <text:p>0.2</text:p>
          </table:table-cell>
          <table:table-cell table:formula="of:=IF([.L53]=&quot;&quot;;&quot;&quot;;[.L53]*[.M53])" office:value-type="float" office:value="0" calcext:value-type="float">
            <text:p>0</text:p>
          </table:table-cell>
          <table:table-cell table:formula="of:=IF([.N53]=&quot;&quot;;&quot;&quot;;[.N53]*[.O53])" office:value-type="float" office:value="0.2" calcext:value-type="float">
            <text:p>0.2</text:p>
          </table:table-cell>
        </table:table-row>
        <table:table-row table:style-name="ro1">
          <table:table-cell table:formula="of:=[List1.B55]+[.$A$44]" office:value-type="float" office:value="63" calcext:value-type="float">
            <text:p>63</text:p>
          </table:table-cell>
          <table:table-cell office:value-type="float" office:value="0.909134313063325" calcext:value-type="float">
            <text:p>0.909134313063325</text:p>
          </table:table-cell>
          <table:table-cell table:formula="of:=[.$C$1]*[.B55]+(1-[.$C$1])*[.C54]" office:value-type="float" office:value="1.03055605001431" calcext:value-type="float">
            <text:p>1.03055605001431</text:p>
          </table:table-cell>
          <table:table-cell office:value-type="float" office:value="12.0810201802125" calcext:value-type="float">
            <text:p>12.0810201802125</text:p>
          </table:table-cell>
          <table:table-cell table:formula="of:=[.D55]/[.$D$2]" office:value-type="float" office:value="0.540401384517182" calcext:value-type="float">
            <text:p>0.540401384517182</text:p>
          </table:table-cell>
          <table:table-cell table:formula="of:=[.$C$1]*[.E55]+(1-[.$C$1])*[.F54]" office:value-type="float" office:value="0.563368766734002" calcext:value-type="float">
            <text:p>0.563368766734002</text:p>
          </table:table-cell>
          <table:table-cell table:formula="of:=[.C55]/[.F53]" office:value-type="float" office:value="1.75322893720435" calcext:value-type="float">
            <text:p>1.75322893720435</text:p>
          </table:table-cell>
          <table:table-cell table:formula="of:=IF([$List1.H55]=&quot;&quot;;&quot;&quot;;[$List1.H55])" office:value-type="float" office:value="0" calcext:value-type="float">
            <text:p>0</text:p>
          </table:table-cell>
          <table:table-cell table:formula="of:=IF([$List1.I55]=&quot;&quot;;&quot;&quot;;[$List1.I55])" office:value-type="float" office:value="0" calcext:value-type="float">
            <text:p>0</text:p>
          </table:table-cell>
          <table:table-cell table:formula="of:=IF([$List1.V55]=&quot;&quot;;&quot;&quot;;[$List1.V55])" office:value-type="float" office:value="0" calcext:value-type="float">
            <text:p>0</text:p>
          </table:table-cell>
          <table:table-cell table:formula="of:=IF([$List1.W55]=&quot;&quot;;&quot;&quot;;[$List1.W55])" office:value-type="float" office:value="0" calcext:value-type="float">
            <text:p>0</text:p>
          </table:table-cell>
          <table:table-cell table:formula="of:=IF([$List1.AB55]=&quot;&quot;;&quot;&quot;;[$List1.AB55])" office:value-type="float" office:value="0" calcext:value-type="float">
            <text:p>0</text:p>
          </table:table-cell>
          <table:table-cell table:formula="of:=IF([$List1.AC55]=&quot;&quot;;&quot;&quot;;[$List1.AC55])" office:value-type="float" office:value="0" calcext:value-type="float">
            <text:p>0</text:p>
          </table:table-cell>
          <table:table-cell table:formula="of:=IF([$List1.AH55]=&quot;&quot;;&quot;&quot;;[$List1.AH55])" office:value-type="float" office:value="0" calcext:value-type="float">
            <text:p>0</text:p>
          </table:table-cell>
          <table:table-cell table:formula="of:=IF([$List1.AI55]=&quot;&quot;;&quot;&quot;;[$List1.AI55])" office:value-type="float" office:value="0" calcext:value-type="float">
            <text:p>0</text:p>
          </table:table-cell>
          <table:table-cell table:formula="of:=SUMIF([mzcr.$S$2:.$S$421];[.$A55];[$mzcr.T$2:$mzcr.T$421])" office:value-type="float" office:value="1717" calcext:value-type="float">
            <text:p>1717</text:p>
          </table:table-cell>
          <table:table-cell table:formula="of:=SUMIF([mzcr.$S$2:.$S$421];[.$A55];[$mzcr.U$2:$mzcr.U$421])" office:value-type="float" office:value="3063" calcext:value-type="float">
            <text:p>3063</text:p>
          </table:table-cell>
          <table:table-cell table:formula="of:=SUMIF([mzcr.$S$2:.$S$421];[.$A55];[$mzcr.V$2:$mzcr.V$421])" office:value-type="float" office:value="3100" calcext:value-type="float">
            <text:p>3100</text:p>
          </table:table-cell>
          <table:table-cell table:formula="of:=SUMIF([mzcr.$S$2:.$S$421];[.$A55];[$mzcr.W$2:$mzcr.W$421])" office:value-type="float" office:value="2759" calcext:value-type="float">
            <text:p>2759</text:p>
          </table:table-cell>
          <table:table-cell table:formula="of:=SUMIF([mzcr.$S$2:.$S$421];[.$A55];[$mzcr.X$2:$mzcr.X$421])" office:value-type="float" office:value="76527" calcext:value-type="float">
            <text:p>76527</text:p>
          </table:table-cell>
          <table:table-cell table:formula="of:=[.T54]*[.C55]" office:value-type="float" office:value="87339.6252387132" calcext:value-type="float">
            <text:p>87339.6252387132</text:p>
          </table:table-cell>
          <table:table-cell table:formula="of:=IF([.H54]=&quot;&quot;;&quot;&quot;;[.$G55]*[.P54]*[.H54])" office:value-type="float" office:value="0" calcext:value-type="float">
            <text:p>0</text:p>
          </table:table-cell>
          <table:table-cell table:formula="of:=IF([.H54]=&quot;&quot;;&quot;&quot;;[.$G55]*[.P54]*[.H54]*[.I54])" office:value-type="float" office:value="0" calcext:value-type="float">
            <text:p>0</text:p>
          </table:table-cell>
          <table:table-cell table:formula="of:=IF([.J54]=&quot;&quot;;&quot;&quot;;[.$G55]*[.Q54]*[.J54])" office:value-type="float" office:value="0" calcext:value-type="float">
            <text:p>0</text:p>
          </table:table-cell>
          <table:table-cell table:formula="of:=IF([.J54]=&quot;&quot;;&quot;&quot;;[.$G55]*[.Q54]*[.J54]*[.K54])" office:value-type="float" office:value="0" calcext:value-type="float">
            <text:p>0</text:p>
          </table:table-cell>
          <table:table-cell table:formula="of:=IF([.L54]=&quot;&quot;;&quot;&quot;;[.$G55]*[.R54]*[.L54])" office:value-type="float" office:value="0" calcext:value-type="float">
            <text:p>0</text:p>
          </table:table-cell>
          <table:table-cell table:formula="of:=IF([.L54]=&quot;&quot;;&quot;&quot;;[.$G55]*[.R54]*[.L54]*[.M54])" office:value-type="float" office:value="0" calcext:value-type="float">
            <text:p>0</text:p>
          </table:table-cell>
          <table:table-cell table:formula="of:=IF([.N54]=&quot;&quot;;&quot;&quot;;[.$G55]*[.S54]*[.N54])" office:value-type="float" office:value="0" calcext:value-type="float">
            <text:p>0</text:p>
          </table:table-cell>
          <table:table-cell table:formula="of:=IF([.N54]=&quot;&quot;;&quot;&quot;;[.$G55]*[.S54]*[.N54]*[.O54])" office:value-type="float" office:value="0" calcext:value-type="float">
            <text:p>0</text:p>
          </table:table-cell>
          <table:table-cell table:formula="of:=IF([.H55]=&quot;&quot;;&quot;&quot;;[.$U54]*[.H55])" office:value-type="float" office:value="0" calcext:value-type="float">
            <text:p>0</text:p>
          </table:table-cell>
          <table:table-cell table:formula="of:=IF([.J55]=&quot;&quot;;&quot;&quot;;[.$U54]*[.J55])" office:value-type="float" office:value="0" calcext:value-type="float">
            <text:p>0</text:p>
          </table:table-cell>
          <table:table-cell table:formula="of:=IF([.L55]=&quot;&quot;;&quot;&quot;;[.$U54]*[.L55])" office:value-type="float" office:value="0" calcext:value-type="float">
            <text:p>0</text:p>
          </table:table-cell>
          <table:table-cell table:formula="of:=IF([.N55]=&quot;&quot;;&quot;&quot;;[.$U54]*[.N55])" office:value-type="float" office:value="0" calcext:value-type="float">
            <text:p>0</text:p>
          </table:table-cell>
          <table:table-cell table:formula="of:=[.P54]*[.$G55]" office:value-type="float" office:value="3946.518337647" calcext:value-type="float">
            <text:p>3946.518337647</text:p>
          </table:table-cell>
          <table:table-cell table:formula="of:=[.Q54]*[.$G55]" office:value-type="float" office:value="7012.91574881741" calcext:value-type="float">
            <text:p>7012.91574881741</text:p>
          </table:table-cell>
          <table:table-cell table:formula="of:=[.R54]*[.$G55]" office:value-type="float" office:value="5697.99404591415" calcext:value-type="float">
            <text:p>5697.99404591415</text:p>
          </table:table-cell>
          <table:table-cell table:formula="of:=[.S54]*[.$G55]" office:value-type="float" office:value="5091.37683364144" calcext:value-type="float">
            <text:p>5091.37683364144</text:p>
          </table:table-cell>
          <table:table-cell table:formula="of:=[.P54]/[.$T54]" office:value-type="float" office:value="0.0265604719764012" calcext:value-type="float">
            <text:p>0.026560471976401</text:p>
          </table:table-cell>
          <table:table-cell table:formula="of:=[.Q54]/[.$T54]" office:value-type="float" office:value="0.0471976401179941" calcext:value-type="float">
            <text:p>0.047197640117994</text:p>
          </table:table-cell>
          <table:table-cell table:formula="of:=[.R54]/[.$T54]" office:value-type="float" office:value="0.0383480825958702" calcext:value-type="float">
            <text:p>0.03834808259587</text:p>
          </table:table-cell>
          <table:table-cell table:formula="of:=[.S54]/[.$T54]" office:value-type="float" office:value="0.0342654867256637" calcext:value-type="float">
            <text:p>0.034265486725664</text:p>
          </table:table-cell>
          <table:table-cell table:formula="of:=IF([.H54]=&quot;&quot;;&quot;&quot;;[.H54]*[.I54])" office:value-type="float" office:value="0" calcext:value-type="float">
            <text:p>0</text:p>
          </table:table-cell>
          <table:table-cell table:formula="of:=IF([.J54]=&quot;&quot;;&quot;&quot;;[.J54]*[.K54])" office:value-type="float" office:value="0" calcext:value-type="float">
            <text:p>0</text:p>
          </table:table-cell>
          <table:table-cell table:formula="of:=IF([.L54]=&quot;&quot;;&quot;&quot;;[.L54]*[.M54])" office:value-type="float" office:value="0" calcext:value-type="float">
            <text:p>0</text:p>
          </table:table-cell>
          <table:table-cell table:formula="of:=IF([.N54]=&quot;&quot;;&quot;&quot;;[.N54]*[.O54])" office:value-type="float" office:value="0" calcext:value-type="float">
            <text:p>0</text:p>
          </table:table-cell>
        </table:table-row>
        <table:table-row table:style-name="ro1">
          <table:table-cell table:formula="of:=[List1.B56]+[.$A$44]" office:value-type="float" office:value="64" calcext:value-type="float">
            <text:p>64</text:p>
          </table:table-cell>
          <table:table-cell office:value-type="float" office:value="0.934389722729964" calcext:value-type="float">
            <text:p>0.934389722729964</text:p>
          </table:table-cell>
          <table:table-cell table:formula="of:=[.$C$1]*[.B56]+(1-[.$C$1])*[.C55]" office:value-type="float" office:value="1.00170615182901" calcext:value-type="float">
            <text:p>1.00170615182901</text:p>
          </table:table-cell>
          <table:table-cell office:value-type="float" office:value="10.9707410806423" calcext:value-type="float">
            <text:p>10.9707410806423</text:p>
          </table:table-cell>
          <table:table-cell table:formula="of:=[.D56]/[.$D$2]" office:value-type="float" office:value="0.490737005709922" calcext:value-type="float">
            <text:p>0.490737005709922</text:p>
          </table:table-cell>
          <table:table-cell table:formula="of:=[.$C$1]*[.E56]+(1-[.$C$1])*[.F55]" office:value-type="float" office:value="0.541579238426778" calcext:value-type="float">
            <text:p>0.541579238426778</text:p>
          </table:table-cell>
          <table:table-cell table:formula="of:=[.C56]/[.F54]" office:value-type="float" office:value="1.74753193096178" calcext:value-type="float">
            <text:p>1.74753193096178</text:p>
          </table:table-cell>
          <table:table-cell table:formula="of:=IF([$List1.H56]=&quot;&quot;;&quot;&quot;;[$List1.H56])" office:value-type="float" office:value="0" calcext:value-type="float">
            <text:p>0</text:p>
          </table:table-cell>
          <table:table-cell table:formula="of:=IF([$List1.I56]=&quot;&quot;;&quot;&quot;;[$List1.I56])" office:value-type="float" office:value="0" calcext:value-type="float">
            <text:p>0</text:p>
          </table:table-cell>
          <table:table-cell table:formula="of:=IF([$List1.V56]=&quot;&quot;;&quot;&quot;;[$List1.V56])" office:value-type="float" office:value="0" calcext:value-type="float">
            <text:p>0</text:p>
          </table:table-cell>
          <table:table-cell table:formula="of:=IF([$List1.W56]=&quot;&quot;;&quot;&quot;;[$List1.W56])" office:value-type="float" office:value="0" calcext:value-type="float">
            <text:p>0</text:p>
          </table:table-cell>
          <table:table-cell table:formula="of:=IF([$List1.AB56]=&quot;&quot;;&quot;&quot;;[$List1.AB56])" office:value-type="float" office:value="0" calcext:value-type="float">
            <text:p>0</text:p>
          </table:table-cell>
          <table:table-cell table:formula="of:=IF([$List1.AC56]=&quot;&quot;;&quot;&quot;;[$List1.AC56])" office:value-type="float" office:value="0" calcext:value-type="float">
            <text:p>0</text:p>
          </table:table-cell>
          <table:table-cell table:formula="of:=IF([$List1.AH56]=&quot;&quot;;&quot;&quot;;[$List1.AH56])" office:value-type="float" office:value="0" calcext:value-type="float">
            <text:p>0</text:p>
          </table:table-cell>
          <table:table-cell table:formula="of:=IF([$List1.AI56]=&quot;&quot;;&quot;&quot;;[$List1.AI56])" office:value-type="float" office:value="0" calcext:value-type="float">
            <text:p>0</text:p>
          </table:table-cell>
          <table:table-cell table:formula="of:=SUMIF([mzcr.$S$2:.$S$421];[.$A56];[$mzcr.T$2:$mzcr.T$421])" office:value-type="float" office:value="1428" calcext:value-type="float">
            <text:p>1428</text:p>
          </table:table-cell>
          <table:table-cell table:formula="of:=SUMIF([mzcr.$S$2:.$S$421];[.$A56];[$mzcr.U$2:$mzcr.U$421])" office:value-type="float" office:value="2471" calcext:value-type="float">
            <text:p>2471</text:p>
          </table:table-cell>
          <table:table-cell table:formula="of:=SUMIF([mzcr.$S$2:.$S$421];[.$A56];[$mzcr.V$2:$mzcr.V$421])" office:value-type="float" office:value="2668" calcext:value-type="float">
            <text:p>2668</text:p>
          </table:table-cell>
          <table:table-cell table:formula="of:=SUMIF([mzcr.$S$2:.$S$421];[.$A56];[$mzcr.W$2:$mzcr.W$421])" office:value-type="float" office:value="2401" calcext:value-type="float">
            <text:p>2401</text:p>
          </table:table-cell>
          <table:table-cell table:formula="of:=SUMIF([mzcr.$S$2:.$S$421];[.$A56];[$mzcr.X$2:$mzcr.X$421])" office:value-type="float" office:value="64471" calcext:value-type="float">
            <text:p>64471</text:p>
          </table:table-cell>
          <table:table-cell table:formula="of:=[.T55]*[.C56]" office:value-type="float" office:value="76657.5666810186" calcext:value-type="float">
            <text:p>76657.5666810186</text:p>
          </table:table-cell>
          <table:table-cell table:formula="of:=IF([.H55]=&quot;&quot;;&quot;&quot;;[.$G56]*[.P55]*[.H55])" office:value-type="float" office:value="0" calcext:value-type="float">
            <text:p>0</text:p>
          </table:table-cell>
          <table:table-cell table:formula="of:=IF([.H55]=&quot;&quot;;&quot;&quot;;[.$G56]*[.P55]*[.H55]*[.I55])" office:value-type="float" office:value="0" calcext:value-type="float">
            <text:p>0</text:p>
          </table:table-cell>
          <table:table-cell table:formula="of:=IF([.J55]=&quot;&quot;;&quot;&quot;;[.$G56]*[.Q55]*[.J55])" office:value-type="float" office:value="0" calcext:value-type="float">
            <text:p>0</text:p>
          </table:table-cell>
          <table:table-cell table:formula="of:=IF([.J55]=&quot;&quot;;&quot;&quot;;[.$G56]*[.Q55]*[.J55]*[.K55])" office:value-type="float" office:value="0" calcext:value-type="float">
            <text:p>0</text:p>
          </table:table-cell>
          <table:table-cell table:formula="of:=IF([.L55]=&quot;&quot;;&quot;&quot;;[.$G56]*[.R55]*[.L55])" office:value-type="float" office:value="0" calcext:value-type="float">
            <text:p>0</text:p>
          </table:table-cell>
          <table:table-cell table:formula="of:=IF([.L55]=&quot;&quot;;&quot;&quot;;[.$G56]*[.R55]*[.L55]*[.M55])" office:value-type="float" office:value="0" calcext:value-type="float">
            <text:p>0</text:p>
          </table:table-cell>
          <table:table-cell table:formula="of:=IF([.N55]=&quot;&quot;;&quot;&quot;;[.$G56]*[.S55]*[.N55])" office:value-type="float" office:value="0" calcext:value-type="float">
            <text:p>0</text:p>
          </table:table-cell>
          <table:table-cell table:formula="of:=IF([.N55]=&quot;&quot;;&quot;&quot;;[.$G56]*[.S55]*[.N55]*[.O55])" office:value-type="float" office:value="0" calcext:value-type="float">
            <text:p>0</text:p>
          </table:table-cell>
          <table:table-cell table:formula="of:=IF([.H56]=&quot;&quot;;&quot;&quot;;[.$U55]*[.H56])" office:value-type="float" office:value="0" calcext:value-type="float">
            <text:p>0</text:p>
          </table:table-cell>
          <table:table-cell table:formula="of:=IF([.J56]=&quot;&quot;;&quot;&quot;;[.$U55]*[.J56])" office:value-type="float" office:value="0" calcext:value-type="float">
            <text:p>0</text:p>
          </table:table-cell>
          <table:table-cell table:formula="of:=IF([.L56]=&quot;&quot;;&quot;&quot;;[.$U55]*[.L56])" office:value-type="float" office:value="0" calcext:value-type="float">
            <text:p>0</text:p>
          </table:table-cell>
          <table:table-cell table:formula="of:=IF([.N56]=&quot;&quot;;&quot;&quot;;[.$U55]*[.N56])" office:value-type="float" office:value="0" calcext:value-type="float">
            <text:p>0</text:p>
          </table:table-cell>
          <table:table-cell table:formula="of:=[.P55]*[.$G56]" office:value-type="float" office:value="3000.51232546137" calcext:value-type="float">
            <text:p>3000.51232546137</text:p>
          </table:table-cell>
          <table:table-cell table:formula="of:=[.Q55]*[.$G56]" office:value-type="float" office:value="5352.69030453592" calcext:value-type="float">
            <text:p>5352.69030453592</text:p>
          </table:table-cell>
          <table:table-cell table:formula="of:=[.R55]*[.$G56]" office:value-type="float" office:value="5417.3489859815" calcext:value-type="float">
            <text:p>5417.3489859815</text:p>
          </table:table-cell>
          <table:table-cell table:formula="of:=[.S55]*[.$G56]" office:value-type="float" office:value="4821.44059752354" calcext:value-type="float">
            <text:p>4821.44059752354</text:p>
          </table:table-cell>
          <table:table-cell table:formula="of:=[.P55]/[.$T55]" office:value-type="float" office:value="0.0224365256706783" calcext:value-type="float">
            <text:p>0.022436525670678</text:p>
          </table:table-cell>
          <table:table-cell table:formula="of:=[.Q55]/[.$T55]" office:value-type="float" office:value="0.0400250891842095" calcext:value-type="float">
            <text:p>0.04002508918421</text:p>
          </table:table-cell>
          <table:table-cell table:formula="of:=[.R55]/[.$T55]" office:value-type="float" office:value="0.04050857867158" calcext:value-type="float">
            <text:p>0.04050857867158</text:p>
          </table:table-cell>
          <table:table-cell table:formula="of:=[.S55]/[.$T55]" office:value-type="float" office:value="0.0360526350177062" calcext:value-type="float">
            <text:p>0.036052635017706</text:p>
          </table:table-cell>
          <table:table-cell table:formula="of:=IF([.H55]=&quot;&quot;;&quot;&quot;;[.H55]*[.I55])" office:value-type="float" office:value="0" calcext:value-type="float">
            <text:p>0</text:p>
          </table:table-cell>
          <table:table-cell table:formula="of:=IF([.J55]=&quot;&quot;;&quot;&quot;;[.J55]*[.K55])" office:value-type="float" office:value="0" calcext:value-type="float">
            <text:p>0</text:p>
          </table:table-cell>
          <table:table-cell table:formula="of:=IF([.L55]=&quot;&quot;;&quot;&quot;;[.L55]*[.M55])" office:value-type="float" office:value="0" calcext:value-type="float">
            <text:p>0</text:p>
          </table:table-cell>
          <table:table-cell table:formula="of:=IF([.N55]=&quot;&quot;;&quot;&quot;;[.N55]*[.O55])" office:value-type="float" office:value="0" calcext:value-type="float">
            <text:p>0</text:p>
          </table:table-cell>
        </table:table-row>
        <table:table-row table:style-name="ro1">
          <table:table-cell table:formula="of:=[List1.B57]+[.$A$44]" office:value-type="float" office:value="65" calcext:value-type="float">
            <text:p>65</text:p>
          </table:table-cell>
          <table:table-cell office:value-type="float" office:value="0.813126404665006" calcext:value-type="float">
            <text:p>0.813126404665006</text:p>
          </table:table-cell>
          <table:table-cell table:formula="of:=[.$C$1]*[.B57]+(1-[.$C$1])*[.C56]" office:value-type="float" office:value="0.945132227679808" calcext:value-type="float">
            <text:p>0.945132227679808</text:p>
          </table:table-cell>
          <table:table-cell office:value-type="float" office:value="10.419913389777" calcext:value-type="float">
            <text:p>10.419913389777</text:p>
          </table:table-cell>
          <table:table-cell table:formula="of:=[.D57]/[.$D$2]" office:value-type="float" office:value="0.466097691948857" calcext:value-type="float">
            <text:p>0.466097691948857</text:p>
          </table:table-cell>
          <table:table-cell table:formula="of:=[.$C$1]*[.E57]+(1-[.$C$1])*[.F56]" office:value-type="float" office:value="0.518934774483402" calcext:value-type="float">
            <text:p>0.518934774483402</text:p>
          </table:table-cell>
          <table:table-cell table:formula="of:=[.C57]/[.F55]" office:value-type="float" office:value="1.67764399357634" calcext:value-type="float">
            <text:p>1.67764399357634</text:p>
          </table:table-cell>
          <table:table-cell table:formula="of:=IF([$List1.H57]=&quot;&quot;;&quot;&quot;;[$List1.H57])" office:value-type="float" office:value="0" calcext:value-type="float">
            <text:p>0</text:p>
          </table:table-cell>
          <table:table-cell table:formula="of:=IF([$List1.I57]=&quot;&quot;;&quot;&quot;;[$List1.I57])" office:value-type="float" office:value="0" calcext:value-type="float">
            <text:p>0</text:p>
          </table:table-cell>
          <table:table-cell table:formula="of:=IF([$List1.V57]=&quot;&quot;;&quot;&quot;;[$List1.V57])" office:value-type="float" office:value="0" calcext:value-type="float">
            <text:p>0</text:p>
          </table:table-cell>
          <table:table-cell table:formula="of:=IF([$List1.W57]=&quot;&quot;;&quot;&quot;;[$List1.W57])" office:value-type="float" office:value="0" calcext:value-type="float">
            <text:p>0</text:p>
          </table:table-cell>
          <table:table-cell table:formula="of:=IF([$List1.AB57]=&quot;&quot;;&quot;&quot;;[$List1.AB57])" office:value-type="float" office:value="0" calcext:value-type="float">
            <text:p>0</text:p>
          </table:table-cell>
          <table:table-cell table:formula="of:=IF([$List1.AC57]=&quot;&quot;;&quot;&quot;;[$List1.AC57])" office:value-type="float" office:value="0" calcext:value-type="float">
            <text:p>0</text:p>
          </table:table-cell>
          <table:table-cell table:formula="of:=IF([$List1.AH57]=&quot;&quot;;&quot;&quot;;[$List1.AH57])" office:value-type="float" office:value="0" calcext:value-type="float">
            <text:p>0</text:p>
          </table:table-cell>
          <table:table-cell table:formula="of:=IF([$List1.AI57]=&quot;&quot;;&quot;&quot;;[$List1.AI57])" office:value-type="float" office:value="0" calcext:value-type="float">
            <text:p>0</text:p>
          </table:table-cell>
          <table:table-cell table:formula="of:=SUMIF([mzcr.$S$2:.$S$421];[.$A57];[$mzcr.T$2:$mzcr.T$421])" office:value-type="float" office:value="1137" calcext:value-type="float">
            <text:p>1137</text:p>
          </table:table-cell>
          <table:table-cell table:formula="of:=SUMIF([mzcr.$S$2:.$S$421];[.$A57];[$mzcr.U$2:$mzcr.U$421])" office:value-type="float" office:value="1975" calcext:value-type="float">
            <text:p>1975</text:p>
          </table:table-cell>
          <table:table-cell table:formula="of:=SUMIF([mzcr.$S$2:.$S$421];[.$A57];[$mzcr.V$2:$mzcr.V$421])" office:value-type="float" office:value="2005" calcext:value-type="float">
            <text:p>2005</text:p>
          </table:table-cell>
          <table:table-cell table:formula="of:=SUMIF([mzcr.$S$2:.$S$421];[.$A57];[$mzcr.W$2:$mzcr.W$421])" office:value-type="float" office:value="1780" calcext:value-type="float">
            <text:p>1780</text:p>
          </table:table-cell>
          <table:table-cell table:formula="of:=SUMIF([mzcr.$S$2:.$S$421];[.$A57];[$mzcr.X$2:$mzcr.X$421])" office:value-type="float" office:value="48898" calcext:value-type="float">
            <text:p>48898</text:p>
          </table:table-cell>
          <table:table-cell table:formula="of:=[.T56]*[.C57]" office:value-type="float" office:value="60933.6198507449" calcext:value-type="float">
            <text:p>60933.6198507449</text:p>
          </table:table-cell>
          <table:table-cell table:formula="of:=IF([.H56]=&quot;&quot;;&quot;&quot;;[.$G57]*[.P56]*[.H56])" office:value-type="float" office:value="0" calcext:value-type="float">
            <text:p>0</text:p>
          </table:table-cell>
          <table:table-cell table:formula="of:=IF([.H56]=&quot;&quot;;&quot;&quot;;[.$G57]*[.P56]*[.H56]*[.I56])" office:value-type="float" office:value="0" calcext:value-type="float">
            <text:p>0</text:p>
          </table:table-cell>
          <table:table-cell table:formula="of:=IF([.J56]=&quot;&quot;;&quot;&quot;;[.$G57]*[.Q56]*[.J56])" office:value-type="float" office:value="0" calcext:value-type="float">
            <text:p>0</text:p>
          </table:table-cell>
          <table:table-cell table:formula="of:=IF([.J56]=&quot;&quot;;&quot;&quot;;[.$G57]*[.Q56]*[.J56]*[.K56])" office:value-type="float" office:value="0" calcext:value-type="float">
            <text:p>0</text:p>
          </table:table-cell>
          <table:table-cell table:formula="of:=IF([.L56]=&quot;&quot;;&quot;&quot;;[.$G57]*[.R56]*[.L56])" office:value-type="float" office:value="0" calcext:value-type="float">
            <text:p>0</text:p>
          </table:table-cell>
          <table:table-cell table:formula="of:=IF([.L56]=&quot;&quot;;&quot;&quot;;[.$G57]*[.R56]*[.L56]*[.M56])" office:value-type="float" office:value="0" calcext:value-type="float">
            <text:p>0</text:p>
          </table:table-cell>
          <table:table-cell table:formula="of:=IF([.N56]=&quot;&quot;;&quot;&quot;;[.$G57]*[.S56]*[.N56])" office:value-type="float" office:value="0" calcext:value-type="float">
            <text:p>0</text:p>
          </table:table-cell>
          <table:table-cell table:formula="of:=IF([.N56]=&quot;&quot;;&quot;&quot;;[.$G57]*[.S56]*[.N56]*[.O56])" office:value-type="float" office:value="0" calcext:value-type="float">
            <text:p>0</text:p>
          </table:table-cell>
          <table:table-cell table:formula="of:=IF([.H57]=&quot;&quot;;&quot;&quot;;[.$U56]*[.H57])" office:value-type="float" office:value="0" calcext:value-type="float">
            <text:p>0</text:p>
          </table:table-cell>
          <table:table-cell table:formula="of:=IF([.J57]=&quot;&quot;;&quot;&quot;;[.$U56]*[.J57])" office:value-type="float" office:value="0" calcext:value-type="float">
            <text:p>0</text:p>
          </table:table-cell>
          <table:table-cell table:formula="of:=IF([.L57]=&quot;&quot;;&quot;&quot;;[.$U56]*[.L57])" office:value-type="float" office:value="0" calcext:value-type="float">
            <text:p>0</text:p>
          </table:table-cell>
          <table:table-cell table:formula="of:=IF([.N57]=&quot;&quot;;&quot;&quot;;[.$U56]*[.N57])" office:value-type="float" office:value="0" calcext:value-type="float">
            <text:p>0</text:p>
          </table:table-cell>
          <table:table-cell table:formula="of:=[.P56]*[.$G57]" office:value-type="float" office:value="2395.67562282701" calcext:value-type="float">
            <text:p>2395.67562282701</text:p>
          </table:table-cell>
          <table:table-cell table:formula="of:=[.Q56]*[.$G57]" office:value-type="float" office:value="4145.45830812713" calcext:value-type="float">
            <text:p>4145.45830812713</text:p>
          </table:table-cell>
          <table:table-cell table:formula="of:=[.R56]*[.$G57]" office:value-type="float" office:value="4475.95417486167" calcext:value-type="float">
            <text:p>4475.95417486167</text:p>
          </table:table-cell>
          <table:table-cell table:formula="of:=[.S56]*[.$G57]" office:value-type="float" office:value="4028.02322857679" calcext:value-type="float">
            <text:p>4028.02322857679</text:p>
          </table:table-cell>
          <table:table-cell table:formula="of:=[.P56]/[.$T56]" office:value-type="float" office:value="0.0221494935707527" calcext:value-type="float">
            <text:p>0.022149493570753</text:p>
          </table:table-cell>
          <table:table-cell table:formula="of:=[.Q56]/[.$T56]" office:value-type="float" office:value="0.0383273099533123" calcext:value-type="float">
            <text:p>0.038327309953312</text:p>
          </table:table-cell>
          <table:table-cell table:formula="of:=[.R56]/[.$T56]" office:value-type="float" office:value="0.0413829473716865" calcext:value-type="float">
            <text:p>0.041382947371687</text:p>
          </table:table-cell>
          <table:table-cell table:formula="of:=[.S56]/[.$T56]" office:value-type="float" office:value="0.0372415504645499" calcext:value-type="float">
            <text:p>0.03724155046455</text:p>
          </table:table-cell>
          <table:table-cell table:formula="of:=IF([.H56]=&quot;&quot;;&quot;&quot;;[.H56]*[.I56])" office:value-type="float" office:value="0" calcext:value-type="float">
            <text:p>0</text:p>
          </table:table-cell>
          <table:table-cell table:formula="of:=IF([.J56]=&quot;&quot;;&quot;&quot;;[.J56]*[.K56])" office:value-type="float" office:value="0" calcext:value-type="float">
            <text:p>0</text:p>
          </table:table-cell>
          <table:table-cell table:formula="of:=IF([.L56]=&quot;&quot;;&quot;&quot;;[.L56]*[.M56])" office:value-type="float" office:value="0" calcext:value-type="float">
            <text:p>0</text:p>
          </table:table-cell>
          <table:table-cell table:formula="of:=IF([.N56]=&quot;&quot;;&quot;&quot;;[.N56]*[.O56])" office:value-type="float" office:value="0" calcext:value-type="float">
            <text:p>0</text:p>
          </table:table-cell>
        </table:table-row>
        <table:table-row table:style-name="ro1">
          <table:table-cell table:formula="of:=[List1.B58]+[.$A$44]" office:value-type="float" office:value="66" calcext:value-type="float">
            <text:p>66</text:p>
          </table:table-cell>
          <table:table-cell office:value-type="float" office:value="0.849004955242967" calcext:value-type="float">
            <text:p>0.849004955242967</text:p>
          </table:table-cell>
          <table:table-cell table:formula="of:=[.$C$1]*[.B58]+(1-[.$C$1])*[.C57]" office:value-type="float" office:value="0.916294045948756" calcext:value-type="float">
            <text:p>0.916294045948756</text:p>
          </table:table-cell>
          <table:table-cell office:value-type="float" office:value="11.6388520530888" calcext:value-type="float">
            <text:p>11.6388520530888</text:p>
          </table:table-cell>
          <table:table-cell table:formula="of:=[.D58]/[.$D$2]" office:value-type="float" office:value="0.520622569108994" calcext:value-type="float">
            <text:p>0.520622569108994</text:p>
          </table:table-cell>
          <table:table-cell table:formula="of:=[.$C$1]*[.E58]+(1-[.$C$1])*[.F57]" office:value-type="float" office:value="0.51944111287108" calcext:value-type="float">
            <text:p>0.51944111287108</text:p>
          </table:table-cell>
          <table:table-cell table:formula="of:=[.C58]/[.F56]" office:value-type="float" office:value="1.69189285876334" calcext:value-type="float">
            <text:p>1.69189285876334</text:p>
          </table:table-cell>
          <table:table-cell table:formula="of:=IF([$List1.H58]=&quot;&quot;;&quot;&quot;;[$List1.H58])" office:value-type="float" office:value="0" calcext:value-type="float">
            <text:p>0</text:p>
          </table:table-cell>
          <table:table-cell table:formula="of:=IF([$List1.I58]=&quot;&quot;;&quot;&quot;;[$List1.I58])" office:value-type="float" office:value="0" calcext:value-type="float">
            <text:p>0</text:p>
          </table:table-cell>
          <table:table-cell table:formula="of:=IF([$List1.V58]=&quot;&quot;;&quot;&quot;;[$List1.V58])" office:value-type="float" office:value="0" calcext:value-type="float">
            <text:p>0</text:p>
          </table:table-cell>
          <table:table-cell table:formula="of:=IF([$List1.W58]=&quot;&quot;;&quot;&quot;;[$List1.W58])" office:value-type="float" office:value="0" calcext:value-type="float">
            <text:p>0</text:p>
          </table:table-cell>
          <table:table-cell table:formula="of:=IF([$List1.AB58]=&quot;&quot;;&quot;&quot;;[$List1.AB58])" office:value-type="float" office:value="0" calcext:value-type="float">
            <text:p>0</text:p>
          </table:table-cell>
          <table:table-cell table:formula="of:=IF([$List1.AC58]=&quot;&quot;;&quot;&quot;;[$List1.AC58])" office:value-type="float" office:value="0" calcext:value-type="float">
            <text:p>0</text:p>
          </table:table-cell>
          <table:table-cell table:formula="of:=IF([$List1.AH58]=&quot;&quot;;&quot;&quot;;[$List1.AH58])" office:value-type="float" office:value="0" calcext:value-type="float">
            <text:p>0</text:p>
          </table:table-cell>
          <table:table-cell table:formula="of:=IF([$List1.AI58]=&quot;&quot;;&quot;&quot;;[$List1.AI58])" office:value-type="float" office:value="0" calcext:value-type="float">
            <text:p>0</text:p>
          </table:table-cell>
          <table:table-cell table:formula="of:=SUMIF([mzcr.$S$2:.$S$421];[.$A58];[$mzcr.T$2:$mzcr.T$421])" office:value-type="float" office:value="825" calcext:value-type="float">
            <text:p>825</text:p>
          </table:table-cell>
          <table:table-cell table:formula="of:=SUMIF([mzcr.$S$2:.$S$421];[.$A58];[$mzcr.U$2:$mzcr.U$421])" office:value-type="float" office:value="1418" calcext:value-type="float">
            <text:p>1418</text:p>
          </table:table-cell>
          <table:table-cell table:formula="of:=SUMIF([mzcr.$S$2:.$S$421];[.$A58];[$mzcr.V$2:$mzcr.V$421])" office:value-type="float" office:value="1496" calcext:value-type="float">
            <text:p>1496</text:p>
          </table:table-cell>
          <table:table-cell table:formula="of:=SUMIF([mzcr.$S$2:.$S$421];[.$A58];[$mzcr.W$2:$mzcr.W$421])" office:value-type="float" office:value="1337" calcext:value-type="float">
            <text:p>1337</text:p>
          </table:table-cell>
          <table:table-cell table:formula="of:=SUMIF([mzcr.$S$2:.$S$421];[.$A58];[$mzcr.X$2:$mzcr.X$421])" office:value-type="float" office:value="36591" calcext:value-type="float">
            <text:p>36591</text:p>
          </table:table-cell>
          <table:table-cell table:formula="of:=[.T57]*[.C58]" office:value-type="float" office:value="44804.9462588023" calcext:value-type="float">
            <text:p>44804.9462588023</text:p>
          </table:table-cell>
          <table:table-cell table:formula="of:=IF([.H57]=&quot;&quot;;&quot;&quot;;[.$G58]*[.P57]*[.H57])" office:value-type="float" office:value="0" calcext:value-type="float">
            <text:p>0</text:p>
          </table:table-cell>
          <table:table-cell table:formula="of:=IF([.H57]=&quot;&quot;;&quot;&quot;;[.$G58]*[.P57]*[.H57]*[.I57])" office:value-type="float" office:value="0" calcext:value-type="float">
            <text:p>0</text:p>
          </table:table-cell>
          <table:table-cell table:formula="of:=IF([.J57]=&quot;&quot;;&quot;&quot;;[.$G58]*[.Q57]*[.J57])" office:value-type="float" office:value="0" calcext:value-type="float">
            <text:p>0</text:p>
          </table:table-cell>
          <table:table-cell table:formula="of:=IF([.J57]=&quot;&quot;;&quot;&quot;;[.$G58]*[.Q57]*[.J57]*[.K57])" office:value-type="float" office:value="0" calcext:value-type="float">
            <text:p>0</text:p>
          </table:table-cell>
          <table:table-cell table:formula="of:=IF([.L57]=&quot;&quot;;&quot;&quot;;[.$G58]*[.R57]*[.L57])" office:value-type="float" office:value="0" calcext:value-type="float">
            <text:p>0</text:p>
          </table:table-cell>
          <table:table-cell table:formula="of:=IF([.L57]=&quot;&quot;;&quot;&quot;;[.$G58]*[.R57]*[.L57]*[.M57])" office:value-type="float" office:value="0" calcext:value-type="float">
            <text:p>0</text:p>
          </table:table-cell>
          <table:table-cell table:formula="of:=IF([.N57]=&quot;&quot;;&quot;&quot;;[.$G58]*[.S57]*[.N57])" office:value-type="float" office:value="0" calcext:value-type="float">
            <text:p>0</text:p>
          </table:table-cell>
          <table:table-cell table:formula="of:=IF([.N57]=&quot;&quot;;&quot;&quot;;[.$G58]*[.S57]*[.N57]*[.O57])" office:value-type="float" office:value="0" calcext:value-type="float">
            <text:p>0</text:p>
          </table:table-cell>
          <table:table-cell table:formula="of:=IF([.H58]=&quot;&quot;;&quot;&quot;;[.$U57]*[.H58])" office:value-type="float" office:value="0" calcext:value-type="float">
            <text:p>0</text:p>
          </table:table-cell>
          <table:table-cell table:formula="of:=IF([.J58]=&quot;&quot;;&quot;&quot;;[.$U57]*[.J58])" office:value-type="float" office:value="0" calcext:value-type="float">
            <text:p>0</text:p>
          </table:table-cell>
          <table:table-cell table:formula="of:=IF([.L58]=&quot;&quot;;&quot;&quot;;[.$U57]*[.L58])" office:value-type="float" office:value="0" calcext:value-type="float">
            <text:p>0</text:p>
          </table:table-cell>
          <table:table-cell table:formula="of:=IF([.N58]=&quot;&quot;;&quot;&quot;;[.$U57]*[.N58])" office:value-type="float" office:value="0" calcext:value-type="float">
            <text:p>0</text:p>
          </table:table-cell>
          <table:table-cell table:formula="of:=[.P57]*[.$G58]" office:value-type="float" office:value="1923.68218041392" calcext:value-type="float">
            <text:p>1923.68218041392</text:p>
          </table:table-cell>
          <table:table-cell table:formula="of:=[.Q57]*[.$G58]" office:value-type="float" office:value="3341.4883960576" calcext:value-type="float">
            <text:p>3341.4883960576</text:p>
          </table:table-cell>
          <table:table-cell table:formula="of:=[.R57]*[.$G58]" office:value-type="float" office:value="3392.2451818205" calcext:value-type="float">
            <text:p>3392.2451818205</text:p>
          </table:table-cell>
          <table:table-cell table:formula="of:=[.S57]*[.$G58]" office:value-type="float" office:value="3011.56928859875" calcext:value-type="float">
            <text:p>3011.56928859875</text:p>
          </table:table-cell>
          <table:table-cell table:formula="of:=[.P57]/[.$T57]" office:value-type="float" office:value="0.023252484764203" calcext:value-type="float">
            <text:p>0.023252484764203</text:p>
          </table:table-cell>
          <table:table-cell table:formula="of:=[.Q57]/[.$T57]" office:value-type="float" office:value="0.0403902000081803" calcext:value-type="float">
            <text:p>0.04039020000818</text:p>
          </table:table-cell>
          <table:table-cell table:formula="of:=[.R57]/[.$T57]" office:value-type="float" office:value="0.041003722033621" calcext:value-type="float">
            <text:p>0.041003722033621</text:p>
          </table:table-cell>
          <table:table-cell table:formula="of:=[.S57]/[.$T57]" office:value-type="float" office:value="0.0364023068428157" calcext:value-type="float">
            <text:p>0.036402306842816</text:p>
          </table:table-cell>
          <table:table-cell table:formula="of:=IF([.H57]=&quot;&quot;;&quot;&quot;;[.H57]*[.I57])" office:value-type="float" office:value="0" calcext:value-type="float">
            <text:p>0</text:p>
          </table:table-cell>
          <table:table-cell table:formula="of:=IF([.J57]=&quot;&quot;;&quot;&quot;;[.J57]*[.K57])" office:value-type="float" office:value="0" calcext:value-type="float">
            <text:p>0</text:p>
          </table:table-cell>
          <table:table-cell table:formula="of:=IF([.L57]=&quot;&quot;;&quot;&quot;;[.L57]*[.M57])" office:value-type="float" office:value="0" calcext:value-type="float">
            <text:p>0</text:p>
          </table:table-cell>
          <table:table-cell table:formula="of:=IF([.N57]=&quot;&quot;;&quot;&quot;;[.N57]*[.O57])" office:value-type="float" office:value="0" calcext:value-type="float">
            <text:p>0</text:p>
          </table:table-cell>
        </table:table-row>
        <table:table-row table:style-name="ro1">
          <table:table-cell table:formula="of:=[List1.B59]+[.$A$44]" office:value-type="float" office:value="67" calcext:value-type="float">
            <text:p>67</text:p>
          </table:table-cell>
          <table:table-cell office:value-type="float" office:value="0.740416745904534" calcext:value-type="float">
            <text:p>0.740416745904534</text:p>
          </table:table-cell>
          <table:table-cell table:formula="of:=[.$C$1]*[.B59]+(1-[.$C$1])*[.C58]" office:value-type="float" office:value="0.863530855935489" calcext:value-type="float">
            <text:p>0.863530855935489</text:p>
          </table:table-cell>
          <table:table-cell office:value-type="float" office:value="11.4967858674505" calcext:value-type="float">
            <text:p>11.4967858674505</text:p>
          </table:table-cell>
          <table:table-cell table:formula="of:=[.D59]/[.$D$2]" office:value-type="float" office:value="0.514267744577059" calcext:value-type="float">
            <text:p>0.514267744577059</text:p>
          </table:table-cell>
          <table:table-cell table:formula="of:=[.$C$1]*[.E59]+(1-[.$C$1])*[.F58]" office:value-type="float" office:value="0.517889102382874" calcext:value-type="float">
            <text:p>0.517889102382874</text:p>
          </table:table-cell>
          <table:table-cell table:formula="of:=[.C59]/[.F57]" office:value-type="float" office:value="1.66404507540496" calcext:value-type="float">
            <text:p>1.66404507540496</text:p>
          </table:table-cell>
          <table:table-cell table:formula="of:=IF([$List1.H59]=&quot;&quot;;&quot;&quot;;[$List1.H59])" office:value-type="float" office:value="0" calcext:value-type="float">
            <text:p>0</text:p>
          </table:table-cell>
          <table:table-cell table:formula="of:=IF([$List1.I59]=&quot;&quot;;&quot;&quot;;[$List1.I59])" office:value-type="float" office:value="0" calcext:value-type="float">
            <text:p>0</text:p>
          </table:table-cell>
          <table:table-cell table:formula="of:=IF([$List1.V59]=&quot;&quot;;&quot;&quot;;[$List1.V59])" office:value-type="float" office:value="0" calcext:value-type="float">
            <text:p>0</text:p>
          </table:table-cell>
          <table:table-cell table:formula="of:=IF([$List1.W59]=&quot;&quot;;&quot;&quot;;[$List1.W59])" office:value-type="float" office:value="0" calcext:value-type="float">
            <text:p>0</text:p>
          </table:table-cell>
          <table:table-cell table:formula="of:=IF([$List1.AB59]=&quot;&quot;;&quot;&quot;;[$List1.AB59])" office:value-type="float" office:value="0" calcext:value-type="float">
            <text:p>0</text:p>
          </table:table-cell>
          <table:table-cell table:formula="of:=IF([$List1.AC59]=&quot;&quot;;&quot;&quot;;[$List1.AC59])" office:value-type="float" office:value="0" calcext:value-type="float">
            <text:p>0</text:p>
          </table:table-cell>
          <table:table-cell table:formula="of:=IF([$List1.AH59]=&quot;&quot;;&quot;&quot;;[$List1.AH59])" office:value-type="float" office:value="0" calcext:value-type="float">
            <text:p>0</text:p>
          </table:table-cell>
          <table:table-cell table:formula="of:=IF([$List1.AI59]=&quot;&quot;;&quot;&quot;;[$List1.AI59])" office:value-type="float" office:value="0" calcext:value-type="float">
            <text:p>0</text:p>
          </table:table-cell>
          <table:table-cell table:formula="of:=SUMIF([mzcr.$S$2:.$S$421];[.$A59];[$mzcr.T$2:$mzcr.T$421])" office:value-type="float" office:value="594" calcext:value-type="float">
            <text:p>594</text:p>
          </table:table-cell>
          <table:table-cell table:formula="of:=SUMIF([mzcr.$S$2:.$S$421];[.$A59];[$mzcr.U$2:$mzcr.U$421])" office:value-type="float" office:value="1042" calcext:value-type="float">
            <text:p>1042</text:p>
          </table:table-cell>
          <table:table-cell table:formula="of:=SUMIF([mzcr.$S$2:.$S$421];[.$A59];[$mzcr.V$2:$mzcr.V$421])" office:value-type="float" office:value="1112" calcext:value-type="float">
            <text:p>1112</text:p>
          </table:table-cell>
          <table:table-cell table:formula="of:=SUMIF([mzcr.$S$2:.$S$421];[.$A59];[$mzcr.W$2:$mzcr.W$421])" office:value-type="float" office:value="1018" calcext:value-type="float">
            <text:p>1018</text:p>
          </table:table-cell>
          <table:table-cell table:formula="of:=SUMIF([mzcr.$S$2:.$S$421];[.$A59];[$mzcr.X$2:$mzcr.X$421])" office:value-type="float" office:value="27052" calcext:value-type="float">
            <text:p>27052</text:p>
          </table:table-cell>
          <table:table-cell table:formula="of:=[.T58]*[.C59]" office:value-type="float" office:value="31597.4575495355" calcext:value-type="float">
            <text:p>31597.4575495355</text:p>
          </table:table-cell>
          <table:table-cell table:formula="of:=IF([.H58]=&quot;&quot;;&quot;&quot;;[.$G59]*[.P58]*[.H58])" office:value-type="float" office:value="0" calcext:value-type="float">
            <text:p>0</text:p>
          </table:table-cell>
          <table:table-cell table:formula="of:=IF([.H58]=&quot;&quot;;&quot;&quot;;[.$G59]*[.P58]*[.H58]*[.I58])" office:value-type="float" office:value="0" calcext:value-type="float">
            <text:p>0</text:p>
          </table:table-cell>
          <table:table-cell table:formula="of:=IF([.J58]=&quot;&quot;;&quot;&quot;;[.$G59]*[.Q58]*[.J58])" office:value-type="float" office:value="0" calcext:value-type="float">
            <text:p>0</text:p>
          </table:table-cell>
          <table:table-cell table:formula="of:=IF([.J58]=&quot;&quot;;&quot;&quot;;[.$G59]*[.Q58]*[.J58]*[.K58])" office:value-type="float" office:value="0" calcext:value-type="float">
            <text:p>0</text:p>
          </table:table-cell>
          <table:table-cell table:formula="of:=IF([.L58]=&quot;&quot;;&quot;&quot;;[.$G59]*[.R58]*[.L58])" office:value-type="float" office:value="0" calcext:value-type="float">
            <text:p>0</text:p>
          </table:table-cell>
          <table:table-cell table:formula="of:=IF([.L58]=&quot;&quot;;&quot;&quot;;[.$G59]*[.R58]*[.L58]*[.M58])" office:value-type="float" office:value="0" calcext:value-type="float">
            <text:p>0</text:p>
          </table:table-cell>
          <table:table-cell table:formula="of:=IF([.N58]=&quot;&quot;;&quot;&quot;;[.$G59]*[.S58]*[.N58])" office:value-type="float" office:value="0" calcext:value-type="float">
            <text:p>0</text:p>
          </table:table-cell>
          <table:table-cell table:formula="of:=IF([.N58]=&quot;&quot;;&quot;&quot;;[.$G59]*[.S58]*[.N58]*[.O58])" office:value-type="float" office:value="0" calcext:value-type="float">
            <text:p>0</text:p>
          </table:table-cell>
          <table:table-cell table:formula="of:=IF([.H59]=&quot;&quot;;&quot;&quot;;[.$U58]*[.H59])" office:value-type="float" office:value="0" calcext:value-type="float">
            <text:p>0</text:p>
          </table:table-cell>
          <table:table-cell table:formula="of:=IF([.J59]=&quot;&quot;;&quot;&quot;;[.$U58]*[.J59])" office:value-type="float" office:value="0" calcext:value-type="float">
            <text:p>0</text:p>
          </table:table-cell>
          <table:table-cell table:formula="of:=IF([.L59]=&quot;&quot;;&quot;&quot;;[.$U58]*[.L59])" office:value-type="float" office:value="0" calcext:value-type="float">
            <text:p>0</text:p>
          </table:table-cell>
          <table:table-cell table:formula="of:=IF([.N59]=&quot;&quot;;&quot;&quot;;[.$U58]*[.N59])" office:value-type="float" office:value="0" calcext:value-type="float">
            <text:p>0</text:p>
          </table:table-cell>
          <table:table-cell table:formula="of:=[.P58]*[.$G59]" office:value-type="float" office:value="1372.83718720909" calcext:value-type="float">
            <text:p>1372.83718720909</text:p>
          </table:table-cell>
          <table:table-cell table:formula="of:=[.Q58]*[.$G59]" office:value-type="float" office:value="2359.61591692424" calcext:value-type="float">
            <text:p>2359.61591692424</text:p>
          </table:table-cell>
          <table:table-cell table:formula="of:=[.R58]*[.$G59]" office:value-type="float" office:value="2489.41143280582" calcext:value-type="float">
            <text:p>2489.41143280582</text:p>
          </table:table-cell>
          <table:table-cell table:formula="of:=[.S58]*[.$G59]" office:value-type="float" office:value="2224.82826581643" calcext:value-type="float">
            <text:p>2224.82826581643</text:p>
          </table:table-cell>
          <table:table-cell table:formula="of:=[.P58]/[.$T58]" office:value-type="float" office:value="0.0225465278347135" calcext:value-type="float">
            <text:p>0.022546527834714</text:p>
          </table:table-cell>
          <table:table-cell table:formula="of:=[.Q58]/[.$T58]" office:value-type="float" office:value="0.038752698751059" calcext:value-type="float">
            <text:p>0.038752698751059</text:p>
          </table:table-cell>
          <table:table-cell table:formula="of:=[.R58]/[.$T58]" office:value-type="float" office:value="0.0408843704736137" calcext:value-type="float">
            <text:p>0.040884370473614</text:p>
          </table:table-cell>
          <table:table-cell table:formula="of:=[.S58]/[.$T58]" office:value-type="float" office:value="0.0365390396545599" calcext:value-type="float">
            <text:p>0.03653903965456</text:p>
          </table:table-cell>
          <table:table-cell table:formula="of:=IF([.H58]=&quot;&quot;;&quot;&quot;;[.H58]*[.I58])" office:value-type="float" office:value="0" calcext:value-type="float">
            <text:p>0</text:p>
          </table:table-cell>
          <table:table-cell table:formula="of:=IF([.J58]=&quot;&quot;;&quot;&quot;;[.J58]*[.K58])" office:value-type="float" office:value="0" calcext:value-type="float">
            <text:p>0</text:p>
          </table:table-cell>
          <table:table-cell table:formula="of:=IF([.L58]=&quot;&quot;;&quot;&quot;;[.L58]*[.M58])" office:value-type="float" office:value="0" calcext:value-type="float">
            <text:p>0</text:p>
          </table:table-cell>
          <table:table-cell table:formula="of:=IF([.N58]=&quot;&quot;;&quot;&quot;;[.N58]*[.O58])" office:value-type="float" office:value="0" calcext:value-type="float">
            <text:p>0</text:p>
          </table:table-cell>
        </table:table-row>
        <table:table-row table:style-name="ro1">
          <table:table-cell table:formula="of:=[List1.B60]+[.$A$44]" office:value-type="float" office:value="68" calcext:value-type="float">
            <text:p>68</text:p>
          </table:table-cell>
          <table:table-cell office:value-type="float" office:value="0.845514656483151" calcext:value-type="float">
            <text:p>0.845514656483151</text:p>
          </table:table-cell>
          <table:table-cell table:formula="of:=[.$C$1]*[.B60]+(1-[.$C$1])*[.C59]" office:value-type="float" office:value="0.858125996099788" calcext:value-type="float">
            <text:p>0.858125996099788</text:p>
          </table:table-cell>
          <table:table-cell office:value-type="float" office:value="11.4257522895713" calcext:value-type="float">
            <text:p>11.4257522895713</text:p>
          </table:table-cell>
          <table:table-cell table:formula="of:=[.D60]/[.$D$2]" office:value-type="float" office:value="0.511090310613659" calcext:value-type="float">
            <text:p>0.511090310613659</text:p>
          </table:table-cell>
          <table:table-cell table:formula="of:=[.$C$1]*[.E60]+(1-[.$C$1])*[.F59]" office:value-type="float" office:value="0.515849464852109" calcext:value-type="float">
            <text:p>0.515849464852109</text:p>
          </table:table-cell>
          <table:table-cell table:formula="of:=[.C60]/[.F58]" office:value-type="float" office:value="1.65201786080565" calcext:value-type="float">
            <text:p>1.65201786080565</text:p>
          </table:table-cell>
          <table:table-cell table:formula="of:=IF([$List1.H60]=&quot;&quot;;&quot;&quot;;[$List1.H60])" office:value-type="float" office:value="0.2" calcext:value-type="float">
            <text:p>0.2</text:p>
          </table:table-cell>
          <table:table-cell table:formula="of:=IF([$List1.I60]=&quot;&quot;;&quot;&quot;;[$List1.I60])" office:value-type="float" office:value="1" calcext:value-type="float">
            <text:p>1</text:p>
          </table:table-cell>
          <table:table-cell table:formula="of:=IF([$List1.V60]=&quot;&quot;;&quot;&quot;;[$List1.V60])">
            <text:p/>
          </table:table-cell>
          <table:table-cell table:formula="of:=IF([$List1.W60]=&quot;&quot;;&quot;&quot;;[$List1.W60])">
            <text:p/>
          </table:table-cell>
          <table:table-cell table:formula="of:=IF([$List1.AB60]=&quot;&quot;;&quot;&quot;;[$List1.AB60])" office:value-type="float" office:value="0" calcext:value-type="float">
            <text:p>0</text:p>
          </table:table-cell>
          <table:table-cell table:formula="of:=IF([$List1.AC60]=&quot;&quot;;&quot;&quot;;[$List1.AC60])" office:value-type="float" office:value="0" calcext:value-type="float">
            <text:p>0</text:p>
          </table:table-cell>
          <table:table-cell table:formula="of:=IF([$List1.AH60]=&quot;&quot;;&quot;&quot;;[$List1.AH60])" office:value-type="float" office:value="0" calcext:value-type="float">
            <text:p>0</text:p>
          </table:table-cell>
          <table:table-cell table:formula="of:=IF([$List1.AI60]=&quot;&quot;;&quot;&quot;;[$List1.AI60])" office:value-type="float" office:value="0" calcext:value-type="float">
            <text:p>0</text:p>
          </table:table-cell>
          <table:table-cell table:formula="of:=SUMIF([mzcr.$S$2:.$S$421];[.$A60];[$mzcr.T$2:$mzcr.T$421])" office:value-type="float" office:value="590" calcext:value-type="float">
            <text:p>590</text:p>
          </table:table-cell>
          <table:table-cell table:formula="of:=SUMIF([mzcr.$S$2:.$S$421];[.$A60];[$mzcr.U$2:$mzcr.U$421])" office:value-type="float" office:value="1122" calcext:value-type="float">
            <text:p>1122</text:p>
          </table:table-cell>
          <table:table-cell table:formula="of:=SUMIF([mzcr.$S$2:.$S$421];[.$A60];[$mzcr.V$2:$mzcr.V$421])" office:value-type="float" office:value="1042" calcext:value-type="float">
            <text:p>1042</text:p>
          </table:table-cell>
          <table:table-cell table:formula="of:=SUMIF([mzcr.$S$2:.$S$421];[.$A60];[$mzcr.W$2:$mzcr.W$421])" office:value-type="float" office:value="911" calcext:value-type="float">
            <text:p>911</text:p>
          </table:table-cell>
          <table:table-cell table:formula="of:=SUMIF([mzcr.$S$2:.$S$421];[.$A60];[$mzcr.X$2:$mzcr.X$421])" office:value-type="float" office:value="21155" calcext:value-type="float">
            <text:p>21155</text:p>
          </table:table-cell>
          <table:table-cell table:formula="of:=[.T59]*[.C60]" office:value-type="float" office:value="23214.0244464915" calcext:value-type="float">
            <text:p>23214.0244464915</text:p>
          </table:table-cell>
          <table:table-cell table:formula="of:=IF([.H59]=&quot;&quot;;&quot;&quot;;[.$G60]*[.P59]*[.H59])" office:value-type="float" office:value="0" calcext:value-type="float">
            <text:p>0</text:p>
          </table:table-cell>
          <table:table-cell table:formula="of:=IF([.H59]=&quot;&quot;;&quot;&quot;;[.$G60]*[.P59]*[.H59]*[.I59])" office:value-type="float" office:value="0" calcext:value-type="float">
            <text:p>0</text:p>
          </table:table-cell>
          <table:table-cell table:formula="of:=IF([.J59]=&quot;&quot;;&quot;&quot;;[.$G60]*[.Q59]*[.J59])" office:value-type="float" office:value="0" calcext:value-type="float">
            <text:p>0</text:p>
          </table:table-cell>
          <table:table-cell table:formula="of:=IF([.J59]=&quot;&quot;;&quot;&quot;;[.$G60]*[.Q59]*[.J59]*[.K59])" office:value-type="float" office:value="0" calcext:value-type="float">
            <text:p>0</text:p>
          </table:table-cell>
          <table:table-cell table:formula="of:=IF([.L59]=&quot;&quot;;&quot;&quot;;[.$G60]*[.R59]*[.L59])" office:value-type="float" office:value="0" calcext:value-type="float">
            <text:p>0</text:p>
          </table:table-cell>
          <table:table-cell table:formula="of:=IF([.L59]=&quot;&quot;;&quot;&quot;;[.$G60]*[.R59]*[.L59]*[.M59])" office:value-type="float" office:value="0" calcext:value-type="float">
            <text:p>0</text:p>
          </table:table-cell>
          <table:table-cell table:formula="of:=IF([.N59]=&quot;&quot;;&quot;&quot;;[.$G60]*[.S59]*[.N59])" office:value-type="float" office:value="0" calcext:value-type="float">
            <text:p>0</text:p>
          </table:table-cell>
          <table:table-cell table:formula="of:=IF([.N59]=&quot;&quot;;&quot;&quot;;[.$G60]*[.S59]*[.N59]*[.O59])" office:value-type="float" office:value="0" calcext:value-type="float">
            <text:p>0</text:p>
          </table:table-cell>
          <table:table-cell table:formula="of:=IF([.H60]=&quot;&quot;;&quot;&quot;;[.$U59]*[.H60])" office:value-type="float" office:value="6319.4915099071" calcext:value-type="float">
            <text:p>6319.4915099071</text:p>
          </table:table-cell>
          <table:table-cell table:formula="of:=IF([.J60]=&quot;&quot;;&quot;&quot;;[.$U59]*[.J60])">
            <text:p/>
          </table:table-cell>
          <table:table-cell table:formula="of:=IF([.L60]=&quot;&quot;;&quot;&quot;;[.$U59]*[.L60])" office:value-type="float" office:value="0" calcext:value-type="float">
            <text:p>0</text:p>
          </table:table-cell>
          <table:table-cell table:formula="of:=IF([.N60]=&quot;&quot;;&quot;&quot;;[.$U59]*[.N60])" office:value-type="float" office:value="0" calcext:value-type="float">
            <text:p>0</text:p>
          </table:table-cell>
          <table:table-cell table:formula="of:=[.P59]*[.$G60]" office:value-type="float" office:value="981.298609318557" calcext:value-type="float">
            <text:p>981.298609318557</text:p>
          </table:table-cell>
          <table:table-cell table:formula="of:=[.Q59]*[.$G60]" office:value-type="float" office:value="1721.40261095949" calcext:value-type="float">
            <text:p>1721.40261095949</text:p>
          </table:table-cell>
          <table:table-cell table:formula="of:=[.R59]*[.$G60]" office:value-type="float" office:value="1837.04386121588" calcext:value-type="float">
            <text:p>1837.04386121588</text:p>
          </table:table-cell>
          <table:table-cell table:formula="of:=[.S59]*[.$G60]" office:value-type="float" office:value="1681.75418230015" calcext:value-type="float">
            <text:p>1681.75418230015</text:p>
          </table:table-cell>
          <table:table-cell table:formula="of:=[.P59]/[.$T59]" office:value-type="float" office:value="0.0219577110749667" calcext:value-type="float">
            <text:p>0.021957711074967</text:p>
          </table:table-cell>
          <table:table-cell table:formula="of:=[.Q59]/[.$T59]" office:value-type="float" office:value="0.0385184089900932" calcext:value-type="float">
            <text:p>0.038518408990093</text:p>
          </table:table-cell>
          <table:table-cell table:formula="of:=[.R59]/[.$T59]" office:value-type="float" office:value="0.0411060180393317" calcext:value-type="float">
            <text:p>0.041106018039332</text:p>
          </table:table-cell>
          <table:table-cell table:formula="of:=[.S59]/[.$T59]" office:value-type="float" office:value="0.0376312287446399" calcext:value-type="float">
            <text:p>0.03763122874464</text:p>
          </table:table-cell>
          <table:table-cell table:formula="of:=IF([.H59]=&quot;&quot;;&quot;&quot;;[.H59]*[.I59])" office:value-type="float" office:value="0" calcext:value-type="float">
            <text:p>0</text:p>
          </table:table-cell>
          <table:table-cell table:formula="of:=IF([.J59]=&quot;&quot;;&quot;&quot;;[.J59]*[.K59])" office:value-type="float" office:value="0" calcext:value-type="float">
            <text:p>0</text:p>
          </table:table-cell>
          <table:table-cell table:formula="of:=IF([.L59]=&quot;&quot;;&quot;&quot;;[.L59]*[.M59])" office:value-type="float" office:value="0" calcext:value-type="float">
            <text:p>0</text:p>
          </table:table-cell>
          <table:table-cell table:formula="of:=IF([.N59]=&quot;&quot;;&quot;&quot;;[.N59]*[.O5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46285344668268" calcext:value-type="float">
            <text:p>0.846285344668268</text:p>
          </table:table-cell>
          <table:table-cell table:number-columns-repeated="43"/>
        </table:table-row>
        <table:table-row table:style-name="ro1">
          <table:table-cell table:number-columns-repeated="7"/>
          <table:table-cell table:formula="of:=COUNTIF([.H2:.H60];&quot;&gt;0&quot;)" office:value-type="float" office:value="34" calcext:value-type="float">
            <text:p>34</text:p>
          </table:table-cell>
          <table:table-cell table:formula="of:=COUNTIF([.I2:.I60];&quot;&gt;0&quot;)" office:value-type="float" office:value="21" calcext:value-type="float">
            <text:p>21</text:p>
          </table:table-cell>
          <table:table-cell table:formula="of:=COUNTIF([.J2:.J60];&quot;&gt;0&quot;)" office:value-type="float" office:value="26" calcext:value-type="float">
            <text:p>26</text:p>
          </table:table-cell>
          <table:table-cell table:formula="of:=COUNTIF([.K2:.K60];&quot;&gt;0&quot;)" office:value-type="float" office:value="22" calcext:value-type="float">
            <text:p>22</text:p>
          </table:table-cell>
          <table:table-cell table:formula="of:=COUNTIF([.L2:.L60];&quot;&gt;0&quot;)" office:value-type="float" office:value="13" calcext:value-type="float">
            <text:p>13</text:p>
          </table:table-cell>
          <table:table-cell table:formula="of:=COUNTIF([.M2:.M60];&quot;&gt;0&quot;)" office:value-type="float" office:value="9" calcext:value-type="float">
            <text:p>9</text:p>
          </table:table-cell>
          <table:table-cell table:formula="of:=COUNTIF([.N2:.N60];&quot;&gt;0&quot;)" office:value-type="float" office:value="24" calcext:value-type="float">
            <text:p>24</text:p>
          </table:table-cell>
          <table:table-cell table:formula="of:=COUNTIF([.O2:.O60];&quot;&gt;0&quot;)" office:value-type="float" office:value="23" calcext:value-type="float">
            <text:p>23</text:p>
          </table:table-cell>
          <table:table-cell table:number-columns-repeated="17"/>
          <table:table-cell office:value-type="string" calcext:value-type="string">
            <text:p>coef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table:formula="of:=[.AH60]*[.AH60]*[.AH63]*[.AH63]" office:value-type="float" office:value="3352.01837002451" calcext:value-type="float">
            <text:p>3352.01837002451</text:p>
          </table:table-cell>
          <table:table-cell table:formula="of:=[.AI60]*[.AI60]*[.AI63]*[.AI63]" office:value-type="float" office:value="42670.4680658613" calcext:value-type="float">
            <text:p>42670.4680658613</text:p>
          </table:table-cell>
          <table:table-cell table:formula="of:=[.AJ60]*[.AJ60]*[.AJ63]*[.AJ63]" office:value-type="float" office:value="48596.1141316459" calcext:value-type="float">
            <text:p>48596.1141316459</text:p>
          </table:table-cell>
          <table:table-cell table:formula="of:=[.AK60]*[.AK60]*[.AK63]*[.AK63]" office:value-type="float" office:value="13078.0459276591" calcext:value-type="float">
            <text:p>13078.0459276591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COUNT([.H2:.H60])" office:value-type="float" office:value="44" calcext:value-type="float">
            <text:p>44</text:p>
          </table:table-cell>
          <table:table-cell table:formula="of:=[.H62]-[.I62]" office:value-type="float" office:value="13" calcext:value-type="float">
            <text:p>13</text:p>
          </table:table-cell>
          <table:table-cell table:formula="of:=COUNT([.J2:.J60])" office:value-type="float" office:value="43" calcext:value-type="float">
            <text:p>43</text:p>
          </table:table-cell>
          <table:table-cell table:formula="of:=[.J62]-[.K62]" office:value-type="float" office:value="4" calcext:value-type="float">
            <text:p>4</text:p>
          </table:table-cell>
          <table:table-cell table:formula="of:=COUNT([.L2:.L60])" office:value-type="float" office:value="44" calcext:value-type="float">
            <text:p>44</text:p>
          </table:table-cell>
          <table:table-cell table:formula="of:=[.L62]-[.M62]" office:value-type="float" office:value="4" calcext:value-type="float">
            <text:p>4</text:p>
          </table:table-cell>
          <table:table-cell table:formula="of:=COUNT([.N2:.N60])" office:value-type="float" office:value="44" calcext:value-type="float">
            <text:p>44</text:p>
          </table:table-cell>
          <table:table-cell table:formula="of:=[.N62]-[.O62]" office:value-type="float" office:value="1" calcext:value-type="float">
            <text:p>1</text:p>
          </table:table-cell>
          <table:table-cell table:number-columns-repeated="18"/>
          <table:table-cell office:value-type="float" office:value="0.059" calcext:value-type="float">
            <text:p>0.05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68" calcext:value-type="float">
            <text:p>0.068</text:p>
          </table:table-cell>
          <table:table-cell table:number-columns-repeated="2"/>
          <table:table-cell table:formula="of:=SUM([.AN62:.AQ62])" office:value-type="float" office:value="107696.646495191" calcext:value-type="float">
            <text:p>107696.646495191</text:p>
          </table:table-cell>
          <table:table-cell table:number-columns-repeated="5"/>
        </table:table-row>
        <table:table-row table:style-name="ro1">
          <table:table-cell table:number-columns-repeated="7"/>
          <table:table-cell table:formula="of:=IF([$List1.H64]=&quot;&quot;;&quot;&quot;;[$List1.H64])">
            <text:p/>
          </table:table-cell>
          <table:table-cell table:formula="of:=IF([$List1.I64]=&quot;&quot;;&quot;&quot;;[$List1.I64])">
            <text:p/>
          </table:table-cell>
          <table:table-cell table:formula="of:=IF([$List1.V64]=&quot;&quot;;&quot;&quot;;[$List1.V64])">
            <text:p/>
          </table:table-cell>
          <table:table-cell table:formula="of:=IF([$List1.W64]=&quot;&quot;;&quot;&quot;;[$List1.W64])">
            <text:p/>
          </table:table-cell>
          <table:table-cell table:formula="of:=IF([$List1.AB64]=&quot;&quot;;&quot;&quot;;[$List1.AB64])">
            <text:p/>
          </table:table-cell>
          <table:table-cell table:formula="of:=IF([$List1.AC64]=&quot;&quot;;&quot;&quot;;[$List1.AC64])">
            <text:p/>
          </table:table-cell>
          <table:table-cell table:formula="of:=IF([$List1.AH64]=&quot;&quot;;&quot;&quot;;[$List1.AH64])">
            <text:p/>
          </table:table-cell>
          <table:table-cell table:formula="of:=IF([$List1.AI64]=&quot;&quot;;&quot;&quot;;[$List1.AI64])">
            <text:p/>
          </table:table-cell>
          <table:table-cell table:number-columns-repeated="24"/>
          <table:table-cell table:formula="of:=SQRT([.AN63])" office:value-type="float" office:value="328.171672292401" calcext:value-type="float">
            <text:p>328.171672292401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Table</text:p>
          </table:table-cell>
          <table:table-cell table:number-columns-repeated="3"/>
          <table:table-cell table:formula="of:=IF([$List1.AI65]=&quot;&quot;;&quot;&quot;;[$List1.AI65])">
            <text:p/>
          </table:table-cell>
          <table:table-cell table:number-columns-repeated="18"/>
          <table:table-cell table:formula="of:=[.AH62]*[.AH60]" office:value-type="float" office:value="314.015554981938" calcext:value-type="float">
            <text:p>314.015554981938</text:p>
          </table:table-cell>
          <table:table-cell table:formula="of:=[.AI62]*[.AI60]" office:value-type="float" office:value="688.561044383795" calcext:value-type="float">
            <text:p>688.561044383795</text:p>
          </table:table-cell>
          <table:table-cell table:formula="of:=[.AJ62]*[.AJ60]" office:value-type="float" office:value="514.372281140448" calcext:value-type="float">
            <text:p>514.372281140448</text:p>
          </table:table-cell>
          <table:table-cell table:formula="of:=[.AK62]*[.AK60]" office:value-type="float" office:value="891.329716619081" calcext:value-type="float">
            <text:p>891.329716619081</text:p>
          </table:table-cell>
          <table:table-cell table:formula="of:=ROUND([.AK65]+[.AJ65]+[.AI65]+[.AH65])" office:value-type="float" office:value="2408" calcext:value-type="float">
            <text:p>2408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Observaions &amp;</text:p>
          </table:table-cell>
          <table:table-cell table:formula="of:=&quot;$&quot;&amp;[.H63]&amp;&quot;$&amp;&quot;" office:value-type="string" office:string-value="$44$&amp;" calcext:value-type="string">
            <text:p>$44$&amp;</text:p>
          </table:table-cell>
          <table:table-cell table:formula="of:=IF([$List1.I66]=&quot;&quot;;&quot;&quot;;[$List1.I66])">
            <text:p/>
          </table:table-cell>
          <table:table-cell table:formula="of:=&quot;$&quot;&amp;[.J63]&amp;&quot;$&amp;&quot;" office:value-type="string" office:string-value="$43$&amp;" calcext:value-type="string">
            <text:p>$43$&amp;</text:p>
          </table:table-cell>
          <table:table-cell table:formula="of:=IF([$List1.W66]=&quot;&quot;;&quot;&quot;;[$List1.W66])">
            <text:p/>
          </table:table-cell>
          <table:table-cell table:formula="of:=&quot;$&quot;&amp;[.L63]&amp;&quot;$&amp;&quot;" office:value-type="string" office:string-value="$44$&amp;" calcext:value-type="string">
            <text:p>$44$&amp;</text:p>
          </table:table-cell>
          <table:table-cell table:formula="of:=IF([$List1.AC66]=&quot;&quot;;&quot;&quot;;[$List1.AC66])">
            <text:p/>
          </table:table-cell>
          <table:table-cell table:formula="of:=&quot;$&quot;&amp;[.N63]&amp;&quot;$\\&quot;" office:value-type="string" office:string-value="$44$\\" calcext:value-type="string">
            <text:p>$44$\\</text:p>
          </table:table-cell>
          <table:table-cell table:formula="of:=IF([$List1.AI66]=&quot;&quot;;&quot;&quot;;[$List1.AI66])">
            <text:p/>
          </table:table-cell>
          <table:table-cell table:number-columns-repeated="18"/>
          <table:table-cell table:formula="of:=[.AH60]*([.AH62]-1.96*[.AH63])" office:value-type="float" office:value="200.53818380034" calcext:value-type="float">
            <text:p>200.53818380034</text:p>
          </table:table-cell>
          <table:table-cell table:formula="of:=[.AI60]*([.AI62]-1.96*[.AI63])" office:value-type="float" office:value="283.687150286124" calcext:value-type="float">
            <text:p>283.687150286124</text:p>
          </table:table-cell>
          <table:table-cell table:formula="of:=[.AJ60]*([.AJ62]-1.96*[.AJ63])" office:value-type="float" office:value="82.2995649824717" calcext:value-type="float">
            <text:p>82.2995649824717</text:p>
          </table:table-cell>
          <table:table-cell table:formula="of:=[.AK60]*([.AK62]-1.96*[.AK63])" office:value-type="float" office:value="667.185519202117" calcext:value-type="float">
            <text:p>667.185519202117</text:p>
          </table:table-cell>
          <table:table-cell table:formula="of:=[.AL65]-[.$AN$64]*1.96" office:value-type="float" office:value="1764.78352230689" calcext:value-type="float">
            <text:p>1764.7835223068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Opened &amp;</text:p>
          </table:table-cell>
          <table:table-cell table:formula="of:=&quot;$&quot;&amp;[.H62]&amp;&quot;$&amp;&quot;" office:value-type="string" office:string-value="$34$&amp;" calcext:value-type="string">
            <text:p>$34$&amp;</text:p>
          </table:table-cell>
          <table:table-cell table:formula="of:=IF([$List1.I65]=&quot;&quot;;&quot;&quot;;[$List1.I65])">
            <text:p/>
          </table:table-cell>
          <table:table-cell table:formula="of:=&quot;$&quot;&amp;[.J62]&amp;&quot;$&amp;&quot;" office:value-type="string" office:string-value="$26$&amp;" calcext:value-type="string">
            <text:p>$26$&amp;</text:p>
          </table:table-cell>
          <table:table-cell table:formula="of:=IF([$List1.W65]=&quot;&quot;;&quot;&quot;;[$List1.W65])">
            <text:p/>
          </table:table-cell>
          <table:table-cell table:formula="of:=&quot;$&quot;&amp;[.L62]&amp;&quot;$&amp;&quot;" office:value-type="string" office:string-value="$13$&amp;" calcext:value-type="string">
            <text:p>$13$&amp;</text:p>
          </table:table-cell>
          <table:table-cell table:formula="of:=IF([$List1.AC65]=&quot;&quot;;&quot;&quot;;[$List1.AC65])">
            <text:p/>
          </table:table-cell>
          <table:table-cell table:formula="of:=&quot;$&quot;&amp;[.N62]&amp;&quot;$\\&quot;" office:value-type="string" office:string-value="$24$\\" calcext:value-type="string">
            <text:p>$24$\\</text:p>
          </table:table-cell>
          <table:table-cell table:formula="of:=IF([$List1.AI67]=&quot;&quot;;&quot;&quot;;[$List1.AI67])">
            <text:p/>
          </table:table-cell>
          <table:table-cell table:number-columns-repeated="18"/>
          <table:table-cell table:formula="of:=[.AH60]*([.AH62]+1.96*[.AH63])" office:value-type="float" office:value="427.492926163536" calcext:value-type="float">
            <text:p>427.492926163536</text:p>
          </table:table-cell>
          <table:table-cell table:formula="of:=[.AI60]*([.AI62]+1.96*[.AI63])" office:value-type="float" office:value="1093.43493848147" calcext:value-type="float">
            <text:p>1093.43493848147</text:p>
          </table:table-cell>
          <table:table-cell table:formula="of:=[.AJ60]*([.AJ62]+1.96*[.AJ63])" office:value-type="float" office:value="946.444997298423" calcext:value-type="float">
            <text:p>946.444997298423</text:p>
          </table:table-cell>
          <table:table-cell table:formula="of:=[.AK60]*([.AK62]+1.96*[.AK63])" office:value-type="float" office:value="1115.47391403605" calcext:value-type="float">
            <text:p>1115.47391403605</text:p>
          </table:table-cell>
          <table:table-cell table:formula="of:=[.AL65]+[.$AN$64]*1.96" office:value-type="float" office:value="3051.2164776931" calcext:value-type="float">
            <text:p>3051.2164776931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\dots with masks &amp;</text:p>
          </table:table-cell>
          <table:table-cell table:formula="of:=IF([$List1.H68]=&quot;&quot;;&quot;&quot;;[$List1.H68])">
            <text:p/>
          </table:table-cell>
          <table:table-cell table:formula="of:=&quot;$&quot;&amp;[.I62]&amp;&quot;$&amp;&quot;" office:value-type="string" office:string-value="$21$&amp;" calcext:value-type="string">
            <text:p>$21$&amp;</text:p>
          </table:table-cell>
          <table:table-cell table:formula="of:=IF([$List1.V68]=&quot;&quot;;&quot;&quot;;[$List1.V68])">
            <text:p/>
          </table:table-cell>
          <table:table-cell table:formula="of:=&quot;$&quot;&amp;[.K62]&amp;&quot;$&amp;&quot;" office:value-type="string" office:string-value="$22$&amp;" calcext:value-type="string">
            <text:p>$22$&amp;</text:p>
          </table:table-cell>
          <table:table-cell table:formula="of:=IF([$List1.AB68]=&quot;&quot;;&quot;&quot;;[$List1.AB68])">
            <text:p/>
          </table:table-cell>
          <table:table-cell table:formula="of:=&quot;$&quot;&amp;[.M62]&amp;&quot;$&amp;&quot;" office:value-type="string" office:string-value="$9$&amp;" calcext:value-type="string">
            <text:p>$9$&amp;</text:p>
          </table:table-cell>
          <table:table-cell table:formula="of:=IF([$List1.AH68]=&quot;&quot;;&quot;&quot;;[$List1.AH68])">
            <text:p/>
          </table:table-cell>
          <table:table-cell table:formula="of:=&quot;$&quot;&amp;[.O62]&amp;&quot;$\\&quot;" office:value-type="string" office:string-value="$23$\\" calcext:value-type="string">
            <text:p>$23$\\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\dots without masks &amp;</text:p>
          </table:table-cell>
          <table:table-cell table:formula="of:=IF([$List1.H69]=&quot;&quot;;&quot;&quot;;[$List1.H69])">
            <text:p/>
          </table:table-cell>
          <table:table-cell table:formula="of:=&quot;$&quot;&amp;[.I63]&amp;&quot;$&amp;&quot;" office:value-type="string" office:string-value="$13$&amp;" calcext:value-type="string">
            <text:p>$13$&amp;</text:p>
          </table:table-cell>
          <table:table-cell table:formula="of:=IF([$List1.V69]=&quot;&quot;;&quot;&quot;;[$List1.V69])">
            <text:p/>
          </table:table-cell>
          <table:table-cell table:formula="of:=&quot;$&quot;&amp;[.K63]&amp;&quot;$&amp;&quot;" office:value-type="string" office:string-value="$4$&amp;" calcext:value-type="string">
            <text:p>$4$&amp;</text:p>
          </table:table-cell>
          <table:table-cell table:formula="of:=IF([$List1.AB69]=&quot;&quot;;&quot;&quot;;[$List1.AB69])">
            <text:p/>
          </table:table-cell>
          <table:table-cell table:formula="of:=&quot;$&quot;&amp;[.M63]&amp;&quot;$&amp;&quot;" office:value-type="string" office:string-value="$4$&amp;" calcext:value-type="string">
            <text:p>$4$&amp;</text:p>
          </table:table-cell>
          <table:table-cell table:formula="of:=IF([$List1.AH69]=&quot;&quot;;&quot;&quot;;[$List1.AH69])">
            <text:p/>
          </table:table-cell>
          <table:table-cell table:formula="of:=&quot;$&quot;&amp;[.O63]&amp;&quot;$\\&quot;" office:value-type="string" office:string-value="$1$\\" calcext:value-type="string">
            <text:p>$1$\\</text:p>
          </table:table-cell>
          <table:table-cell table:number-columns-repeated="18"/>
          <table:table-cell table:formula="of:=&quot;&amp; $&quot;&amp;ROUND([.AH65])&amp;&quot;$&quot;" office:value-type="string" office:string-value="&amp; $314$" calcext:value-type="string">
            <text:p>&amp; $314$</text:p>
          </table:table-cell>
          <table:table-cell table:formula="of:=&quot;&amp; $&quot;&amp;ROUND([.AI65])&amp;&quot;$&quot;" office:value-type="string" office:string-value="&amp; $689$" calcext:value-type="string">
            <text:p>&amp; $689$</text:p>
          </table:table-cell>
          <table:table-cell table:formula="of:=&quot;&amp; $&quot;&amp;ROUND([.AJ65])&amp;&quot;$&quot;" office:value-type="string" office:string-value="&amp; $514$" calcext:value-type="string">
            <text:p>&amp; $514$</text:p>
          </table:table-cell>
          <table:table-cell table:formula="of:=&quot;&amp; $&quot;&amp;ROUND([.AK65])&amp;&quot;$&quot;" office:value-type="string" office:string-value="&amp; $891$" calcext:value-type="string">
            <text:p>&amp; $891$</text:p>
          </table:table-cell>
          <table:table-cell table:formula="of:=&quot;&amp; $&quot;&amp;ROUND([.AL65])&amp;&quot;$&quot;" office:value-type="string" office:string-value="&amp; $2408$" calcext:value-type="string">
            <text:p>&amp; $2408$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IF([$List1.H70]=&quot;&quot;;&quot;&quot;;[$List1.H70])">
            <text:p/>
          </table:table-cell>
          <table:table-cell table:formula="of:=IF([$List1.I70]=&quot;&quot;;&quot;&quot;;[$List1.I70])">
            <text:p/>
          </table:table-cell>
          <table:table-cell table:formula="of:=IF([$List1.V70]=&quot;&quot;;&quot;&quot;;[$List1.V70])">
            <text:p/>
          </table:table-cell>
          <table:table-cell table:formula="of:=IF([$List1.W70]=&quot;&quot;;&quot;&quot;;[$List1.W70])">
            <text:p/>
          </table:table-cell>
          <table:table-cell table:formula="of:=IF([$List1.AB70]=&quot;&quot;;&quot;&quot;;[$List1.AB70])">
            <text:p/>
          </table:table-cell>
          <table:table-cell table:formula="of:=IF([$List1.AC70]=&quot;&quot;;&quot;&quot;;[$List1.AC70])">
            <text:p/>
          </table:table-cell>
          <table:table-cell table:formula="of:=IF([$List1.AH70]=&quot;&quot;;&quot;&quot;;[$List1.AH70])">
            <text:p/>
          </table:table-cell>
          <table:table-cell table:formula="of:=IF([$List1.AI70]=&quot;&quot;;&quot;&quot;;[$List1.AI70])">
            <text:p/>
          </table:table-cell>
          <table:table-cell table:number-columns-repeated="18"/>
          <table:table-cell table:formula="of:=&quot;&amp; $&quot;&amp;ROUND([.AH66])&amp;&quot;$&quot;" office:value-type="string" office:string-value="&amp; $201$" calcext:value-type="string">
            <text:p>&amp; $201$</text:p>
          </table:table-cell>
          <table:table-cell table:formula="of:=&quot;&amp; $&quot;&amp;ROUND([.AI66])&amp;&quot;$&quot;" office:value-type="string" office:string-value="&amp; $284$" calcext:value-type="string">
            <text:p>&amp; $284$</text:p>
          </table:table-cell>
          <table:table-cell table:formula="of:=&quot;&amp; $&quot;&amp;ROUND([.AJ66])&amp;&quot;$&quot;" office:value-type="string" office:string-value="&amp; $82$" calcext:value-type="string">
            <text:p>&amp; $82$</text:p>
          </table:table-cell>
          <table:table-cell table:formula="of:=&quot;&amp; $&quot;&amp;ROUND([.AK66])&amp;&quot;$&quot;" office:value-type="string" office:string-value="&amp; $667$" calcext:value-type="string">
            <text:p>&amp; $667$</text:p>
          </table:table-cell>
          <table:table-cell table:formula="of:=&quot;&amp; $&quot;&amp;ROUND([.AL66])&amp;&quot;$&quot;" office:value-type="string" office:string-value="&amp; $1765$" calcext:value-type="string">
            <text:p>&amp; $1765$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IF([$List1.H71]=&quot;&quot;;&quot;&quot;;[$List1.H71])">
            <text:p/>
          </table:table-cell>
          <table:table-cell table:formula="of:=IF([$List1.I71]=&quot;&quot;;&quot;&quot;;[$List1.I71])">
            <text:p/>
          </table:table-cell>
          <table:table-cell table:formula="of:=IF([$List1.V71]=&quot;&quot;;&quot;&quot;;[$List1.V71])">
            <text:p/>
          </table:table-cell>
          <table:table-cell table:formula="of:=IF([$List1.W71]=&quot;&quot;;&quot;&quot;;[$List1.W71])">
            <text:p/>
          </table:table-cell>
          <table:table-cell table:formula="of:=IF([$List1.AB71]=&quot;&quot;;&quot;&quot;;[$List1.AB71])">
            <text:p/>
          </table:table-cell>
          <table:table-cell table:formula="of:=IF([$List1.AC71]=&quot;&quot;;&quot;&quot;;[$List1.AC71])">
            <text:p/>
          </table:table-cell>
          <table:table-cell table:formula="of:=IF([$List1.AH71]=&quot;&quot;;&quot;&quot;;[$List1.AH71])">
            <text:p/>
          </table:table-cell>
          <table:table-cell table:formula="of:=IF([$List1.AI71]=&quot;&quot;;&quot;&quot;;[$List1.AI71])">
            <text:p/>
          </table:table-cell>
          <table:table-cell table:number-columns-repeated="18"/>
          <table:table-cell table:formula="of:=&quot;&amp; $&quot;&amp;ROUND([.AH67])&amp;&quot;$&quot;" office:value-type="string" office:string-value="&amp; $427$" calcext:value-type="string">
            <text:p>&amp; $427$</text:p>
          </table:table-cell>
          <table:table-cell table:formula="of:=&quot;&amp; $&quot;&amp;ROUND([.AI67])&amp;&quot;$&quot;" office:value-type="string" office:string-value="&amp; $1093$" calcext:value-type="string">
            <text:p>&amp; $1093$</text:p>
          </table:table-cell>
          <table:table-cell table:formula="of:=&quot;&amp; $&quot;&amp;ROUND([.AJ67])&amp;&quot;$&quot;" office:value-type="string" office:string-value="&amp; $946$" calcext:value-type="string">
            <text:p>&amp; $946$</text:p>
          </table:table-cell>
          <table:table-cell table:formula="of:=&quot;&amp; $&quot;&amp;ROUND([.AK67])&amp;&quot;$&quot;" office:value-type="string" office:string-value="&amp; $1115$" calcext:value-type="string">
            <text:p>&amp; $1115$</text:p>
          </table:table-cell>
          <table:table-cell table:formula="of:=&quot;&amp; $&quot;&amp;ROUND([.AL67])&amp;&quot;$&quot;" office:value-type="string" office:string-value="&amp; $3051$" calcext:value-type="string">
            <text:p>&amp; $3051$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IF([$List1.H72]=&quot;&quot;;&quot;&quot;;[$List1.H72])">
            <text:p/>
          </table:table-cell>
          <table:table-cell table:formula="of:=IF([$List1.I72]=&quot;&quot;;&quot;&quot;;[$List1.I72])">
            <text:p/>
          </table:table-cell>
          <table:table-cell table:formula="of:=IF([$List1.V72]=&quot;&quot;;&quot;&quot;;[$List1.V72])">
            <text:p/>
          </table:table-cell>
          <table:table-cell table:formula="of:=IF([$List1.W72]=&quot;&quot;;&quot;&quot;;[$List1.W72])">
            <text:p/>
          </table:table-cell>
          <table:table-cell table:formula="of:=IF([$List1.AB72]=&quot;&quot;;&quot;&quot;;[$List1.AB72])">
            <text:p/>
          </table:table-cell>
          <table:table-cell table:formula="of:=IF([$List1.AC72]=&quot;&quot;;&quot;&quot;;[$List1.AC72])">
            <text:p/>
          </table:table-cell>
          <table:table-cell table:formula="of:=IF([$List1.AH72]=&quot;&quot;;&quot;&quot;;[$List1.AH72])">
            <text:p/>
          </table:table-cell>
          <table:table-cell table:formula="of:=IF([$List1.AI72]=&quot;&quot;;&quot;&quot;;[$List1.AI72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73]=&quot;&quot;;&quot;&quot;;[$List1.H73])">
            <text:p/>
          </table:table-cell>
          <table:table-cell table:formula="of:=IF([$List1.I73]=&quot;&quot;;&quot;&quot;;[$List1.I73])">
            <text:p/>
          </table:table-cell>
          <table:table-cell table:formula="of:=IF([$List1.V73]=&quot;&quot;;&quot;&quot;;[$List1.V73])">
            <text:p/>
          </table:table-cell>
          <table:table-cell table:formula="of:=IF([$List1.W73]=&quot;&quot;;&quot;&quot;;[$List1.W73])">
            <text:p/>
          </table:table-cell>
          <table:table-cell table:formula="of:=IF([$List1.AB73]=&quot;&quot;;&quot;&quot;;[$List1.AB73])">
            <text:p/>
          </table:table-cell>
          <table:table-cell table:formula="of:=IF([$List1.AC73]=&quot;&quot;;&quot;&quot;;[$List1.AC73])">
            <text:p/>
          </table:table-cell>
          <table:table-cell table:formula="of:=IF([$List1.AH73]=&quot;&quot;;&quot;&quot;;[$List1.AH73])">
            <text:p/>
          </table:table-cell>
          <table:table-cell table:formula="of:=IF([$List1.AI73]=&quot;&quot;;&quot;&quot;;[$List1.AI73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74]=&quot;&quot;;&quot;&quot;;[$List1.H74])">
            <text:p/>
          </table:table-cell>
          <table:table-cell table:formula="of:=IF([$List1.I74]=&quot;&quot;;&quot;&quot;;[$List1.I74])">
            <text:p/>
          </table:table-cell>
          <table:table-cell table:formula="of:=IF([$List1.V74]=&quot;&quot;;&quot;&quot;;[$List1.V74])">
            <text:p/>
          </table:table-cell>
          <table:table-cell table:formula="of:=IF([$List1.W74]=&quot;&quot;;&quot;&quot;;[$List1.W74])">
            <text:p/>
          </table:table-cell>
          <table:table-cell table:formula="of:=IF([$List1.AB74]=&quot;&quot;;&quot;&quot;;[$List1.AB74])">
            <text:p/>
          </table:table-cell>
          <table:table-cell table:formula="of:=IF([$List1.AC74]=&quot;&quot;;&quot;&quot;;[$List1.AC74])">
            <text:p/>
          </table:table-cell>
          <table:table-cell table:formula="of:=IF([$List1.AH74]=&quot;&quot;;&quot;&quot;;[$List1.AH74])">
            <text:p/>
          </table:table-cell>
          <table:table-cell table:formula="of:=IF([$List1.AI74]=&quot;&quot;;&quot;&quot;;[$List1.AI74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75]=&quot;&quot;;&quot;&quot;;[$List1.H75])">
            <text:p/>
          </table:table-cell>
          <table:table-cell table:formula="of:=IF([$List1.I75]=&quot;&quot;;&quot;&quot;;[$List1.I75])">
            <text:p/>
          </table:table-cell>
          <table:table-cell table:formula="of:=IF([$List1.V75]=&quot;&quot;;&quot;&quot;;[$List1.V75])">
            <text:p/>
          </table:table-cell>
          <table:table-cell table:formula="of:=IF([$List1.W75]=&quot;&quot;;&quot;&quot;;[$List1.W75])">
            <text:p/>
          </table:table-cell>
          <table:table-cell table:formula="of:=IF([$List1.AB75]=&quot;&quot;;&quot;&quot;;[$List1.AB75])">
            <text:p/>
          </table:table-cell>
          <table:table-cell table:formula="of:=IF([$List1.AC75]=&quot;&quot;;&quot;&quot;;[$List1.AC75])">
            <text:p/>
          </table:table-cell>
          <table:table-cell table:formula="of:=IF([$List1.AH75]=&quot;&quot;;&quot;&quot;;[$List1.AH75])">
            <text:p/>
          </table:table-cell>
          <table:table-cell table:formula="of:=IF([$List1.AI75]=&quot;&quot;;&quot;&quot;;[$List1.AI75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76]=&quot;&quot;;&quot;&quot;;[$List1.H76])">
            <text:p/>
          </table:table-cell>
          <table:table-cell table:formula="of:=IF([$List1.I76]=&quot;&quot;;&quot;&quot;;[$List1.I76])">
            <text:p/>
          </table:table-cell>
          <table:table-cell table:formula="of:=IF([$List1.V76]=&quot;&quot;;&quot;&quot;;[$List1.V76])">
            <text:p/>
          </table:table-cell>
          <table:table-cell table:formula="of:=IF([$List1.W76]=&quot;&quot;;&quot;&quot;;[$List1.W76])">
            <text:p/>
          </table:table-cell>
          <table:table-cell table:formula="of:=IF([$List1.AB76]=&quot;&quot;;&quot;&quot;;[$List1.AB76])">
            <text:p/>
          </table:table-cell>
          <table:table-cell table:formula="of:=IF([$List1.AC76]=&quot;&quot;;&quot;&quot;;[$List1.AC76])">
            <text:p/>
          </table:table-cell>
          <table:table-cell table:formula="of:=IF([$List1.AH76]=&quot;&quot;;&quot;&quot;;[$List1.AH76])">
            <text:p/>
          </table:table-cell>
          <table:table-cell table:formula="of:=IF([$List1.AI76]=&quot;&quot;;&quot;&quot;;[$List1.AI76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77]=&quot;&quot;;&quot;&quot;;[$List1.H77])">
            <text:p/>
          </table:table-cell>
          <table:table-cell table:formula="of:=IF([$List1.I77]=&quot;&quot;;&quot;&quot;;[$List1.I77])">
            <text:p/>
          </table:table-cell>
          <table:table-cell table:formula="of:=IF([$List1.V77]=&quot;&quot;;&quot;&quot;;[$List1.V77])">
            <text:p/>
          </table:table-cell>
          <table:table-cell table:formula="of:=IF([$List1.W77]=&quot;&quot;;&quot;&quot;;[$List1.W77])">
            <text:p/>
          </table:table-cell>
          <table:table-cell table:formula="of:=IF([$List1.AB77]=&quot;&quot;;&quot;&quot;;[$List1.AB77])">
            <text:p/>
          </table:table-cell>
          <table:table-cell table:formula="of:=IF([$List1.AC77]=&quot;&quot;;&quot;&quot;;[$List1.AC77])">
            <text:p/>
          </table:table-cell>
          <table:table-cell table:formula="of:=IF([$List1.AH77]=&quot;&quot;;&quot;&quot;;[$List1.AH77])">
            <text:p/>
          </table:table-cell>
          <table:table-cell table:formula="of:=IF([$List1.AI77]=&quot;&quot;;&quot;&quot;;[$List1.AI77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78]=&quot;&quot;;&quot;&quot;;[$List1.H78])">
            <text:p/>
          </table:table-cell>
          <table:table-cell table:formula="of:=IF([$List1.I78]=&quot;&quot;;&quot;&quot;;[$List1.I78])">
            <text:p/>
          </table:table-cell>
          <table:table-cell table:formula="of:=IF([$List1.V78]=&quot;&quot;;&quot;&quot;;[$List1.V78])">
            <text:p/>
          </table:table-cell>
          <table:table-cell table:formula="of:=IF([$List1.W78]=&quot;&quot;;&quot;&quot;;[$List1.W78])">
            <text:p/>
          </table:table-cell>
          <table:table-cell table:formula="of:=IF([$List1.AB78]=&quot;&quot;;&quot;&quot;;[$List1.AB78])">
            <text:p/>
          </table:table-cell>
          <table:table-cell table:formula="of:=IF([$List1.AC78]=&quot;&quot;;&quot;&quot;;[$List1.AC78])">
            <text:p/>
          </table:table-cell>
          <table:table-cell table:formula="of:=IF([$List1.AH78]=&quot;&quot;;&quot;&quot;;[$List1.AH78])">
            <text:p/>
          </table:table-cell>
          <table:table-cell table:formula="of:=IF([$List1.AI78]=&quot;&quot;;&quot;&quot;;[$List1.AI78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79]=&quot;&quot;;&quot;&quot;;[$List1.H79])">
            <text:p/>
          </table:table-cell>
          <table:table-cell table:formula="of:=IF([$List1.I79]=&quot;&quot;;&quot;&quot;;[$List1.I79])">
            <text:p/>
          </table:table-cell>
          <table:table-cell table:formula="of:=IF([$List1.V79]=&quot;&quot;;&quot;&quot;;[$List1.V79])">
            <text:p/>
          </table:table-cell>
          <table:table-cell table:formula="of:=IF([$List1.W79]=&quot;&quot;;&quot;&quot;;[$List1.W79])">
            <text:p/>
          </table:table-cell>
          <table:table-cell table:formula="of:=IF([$List1.AB79]=&quot;&quot;;&quot;&quot;;[$List1.AB79])">
            <text:p/>
          </table:table-cell>
          <table:table-cell table:formula="of:=IF([$List1.AC79]=&quot;&quot;;&quot;&quot;;[$List1.AC79])">
            <text:p/>
          </table:table-cell>
          <table:table-cell table:formula="of:=IF([$List1.AH79]=&quot;&quot;;&quot;&quot;;[$List1.AH79])">
            <text:p/>
          </table:table-cell>
          <table:table-cell table:formula="of:=IF([$List1.AI79]=&quot;&quot;;&quot;&quot;;[$List1.AI79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0]=&quot;&quot;;&quot;&quot;;[$List1.H80])">
            <text:p/>
          </table:table-cell>
          <table:table-cell table:formula="of:=IF([$List1.I80]=&quot;&quot;;&quot;&quot;;[$List1.I80])">
            <text:p/>
          </table:table-cell>
          <table:table-cell table:formula="of:=IF([$List1.V80]=&quot;&quot;;&quot;&quot;;[$List1.V80])">
            <text:p/>
          </table:table-cell>
          <table:table-cell table:formula="of:=IF([$List1.W80]=&quot;&quot;;&quot;&quot;;[$List1.W80])">
            <text:p/>
          </table:table-cell>
          <table:table-cell table:formula="of:=IF([$List1.AB80]=&quot;&quot;;&quot;&quot;;[$List1.AB80])">
            <text:p/>
          </table:table-cell>
          <table:table-cell table:formula="of:=IF([$List1.AC80]=&quot;&quot;;&quot;&quot;;[$List1.AC80])">
            <text:p/>
          </table:table-cell>
          <table:table-cell table:formula="of:=IF([$List1.AH80]=&quot;&quot;;&quot;&quot;;[$List1.AH80])">
            <text:p/>
          </table:table-cell>
          <table:table-cell table:formula="of:=IF([$List1.AI80]=&quot;&quot;;&quot;&quot;;[$List1.AI80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1]=&quot;&quot;;&quot;&quot;;[$List1.H81])">
            <text:p/>
          </table:table-cell>
          <table:table-cell table:formula="of:=IF([$List1.I81]=&quot;&quot;;&quot;&quot;;[$List1.I81])">
            <text:p/>
          </table:table-cell>
          <table:table-cell table:formula="of:=IF([$List1.V81]=&quot;&quot;;&quot;&quot;;[$List1.V81])">
            <text:p/>
          </table:table-cell>
          <table:table-cell table:formula="of:=IF([$List1.W81]=&quot;&quot;;&quot;&quot;;[$List1.W81])">
            <text:p/>
          </table:table-cell>
          <table:table-cell table:formula="of:=IF([$List1.AB81]=&quot;&quot;;&quot;&quot;;[$List1.AB81])">
            <text:p/>
          </table:table-cell>
          <table:table-cell table:formula="of:=IF([$List1.AC81]=&quot;&quot;;&quot;&quot;;[$List1.AC81])">
            <text:p/>
          </table:table-cell>
          <table:table-cell table:formula="of:=IF([$List1.AH81]=&quot;&quot;;&quot;&quot;;[$List1.AH81])">
            <text:p/>
          </table:table-cell>
          <table:table-cell table:formula="of:=IF([$List1.AI81]=&quot;&quot;;&quot;&quot;;[$List1.AI81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2]=&quot;&quot;;&quot;&quot;;[$List1.H82])">
            <text:p/>
          </table:table-cell>
          <table:table-cell table:formula="of:=IF([$List1.I82]=&quot;&quot;;&quot;&quot;;[$List1.I82])">
            <text:p/>
          </table:table-cell>
          <table:table-cell table:formula="of:=IF([$List1.V82]=&quot;&quot;;&quot;&quot;;[$List1.V82])">
            <text:p/>
          </table:table-cell>
          <table:table-cell table:formula="of:=IF([$List1.W82]=&quot;&quot;;&quot;&quot;;[$List1.W82])">
            <text:p/>
          </table:table-cell>
          <table:table-cell table:formula="of:=IF([$List1.AB82]=&quot;&quot;;&quot;&quot;;[$List1.AB82])">
            <text:p/>
          </table:table-cell>
          <table:table-cell table:formula="of:=IF([$List1.AC82]=&quot;&quot;;&quot;&quot;;[$List1.AC82])">
            <text:p/>
          </table:table-cell>
          <table:table-cell table:formula="of:=IF([$List1.AH82]=&quot;&quot;;&quot;&quot;;[$List1.AH82])">
            <text:p/>
          </table:table-cell>
          <table:table-cell table:formula="of:=IF([$List1.AI82]=&quot;&quot;;&quot;&quot;;[$List1.AI82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3]=&quot;&quot;;&quot;&quot;;[$List1.H83])">
            <text:p/>
          </table:table-cell>
          <table:table-cell table:formula="of:=IF([$List1.I83]=&quot;&quot;;&quot;&quot;;[$List1.I83])">
            <text:p/>
          </table:table-cell>
          <table:table-cell table:formula="of:=IF([$List1.V83]=&quot;&quot;;&quot;&quot;;[$List1.V83])">
            <text:p/>
          </table:table-cell>
          <table:table-cell table:formula="of:=IF([$List1.W83]=&quot;&quot;;&quot;&quot;;[$List1.W83])">
            <text:p/>
          </table:table-cell>
          <table:table-cell table:formula="of:=IF([$List1.AB83]=&quot;&quot;;&quot;&quot;;[$List1.AB83])">
            <text:p/>
          </table:table-cell>
          <table:table-cell table:formula="of:=IF([$List1.AC83]=&quot;&quot;;&quot;&quot;;[$List1.AC83])">
            <text:p/>
          </table:table-cell>
          <table:table-cell table:formula="of:=IF([$List1.AH83]=&quot;&quot;;&quot;&quot;;[$List1.AH83])">
            <text:p/>
          </table:table-cell>
          <table:table-cell table:formula="of:=IF([$List1.AI83]=&quot;&quot;;&quot;&quot;;[$List1.AI83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4]=&quot;&quot;;&quot;&quot;;[$List1.H84])">
            <text:p/>
          </table:table-cell>
          <table:table-cell table:formula="of:=IF([$List1.I84]=&quot;&quot;;&quot;&quot;;[$List1.I84])">
            <text:p/>
          </table:table-cell>
          <table:table-cell table:formula="of:=IF([$List1.V84]=&quot;&quot;;&quot;&quot;;[$List1.V84])">
            <text:p/>
          </table:table-cell>
          <table:table-cell table:formula="of:=IF([$List1.W84]=&quot;&quot;;&quot;&quot;;[$List1.W84])">
            <text:p/>
          </table:table-cell>
          <table:table-cell table:formula="of:=IF([$List1.AB84]=&quot;&quot;;&quot;&quot;;[$List1.AB84])">
            <text:p/>
          </table:table-cell>
          <table:table-cell table:formula="of:=IF([$List1.AC84]=&quot;&quot;;&quot;&quot;;[$List1.AC84])">
            <text:p/>
          </table:table-cell>
          <table:table-cell table:formula="of:=IF([$List1.AH84]=&quot;&quot;;&quot;&quot;;[$List1.AH84])">
            <text:p/>
          </table:table-cell>
          <table:table-cell table:formula="of:=IF([$List1.AI84]=&quot;&quot;;&quot;&quot;;[$List1.AI84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5]=&quot;&quot;;&quot;&quot;;[$List1.H85])">
            <text:p/>
          </table:table-cell>
          <table:table-cell table:formula="of:=IF([$List1.I85]=&quot;&quot;;&quot;&quot;;[$List1.I85])">
            <text:p/>
          </table:table-cell>
          <table:table-cell table:formula="of:=IF([$List1.V85]=&quot;&quot;;&quot;&quot;;[$List1.V85])">
            <text:p/>
          </table:table-cell>
          <table:table-cell table:formula="of:=IF([$List1.W85]=&quot;&quot;;&quot;&quot;;[$List1.W85])">
            <text:p/>
          </table:table-cell>
          <table:table-cell table:formula="of:=IF([$List1.AB85]=&quot;&quot;;&quot;&quot;;[$List1.AB85])">
            <text:p/>
          </table:table-cell>
          <table:table-cell table:formula="of:=IF([$List1.AC85]=&quot;&quot;;&quot;&quot;;[$List1.AC85])">
            <text:p/>
          </table:table-cell>
          <table:table-cell table:formula="of:=IF([$List1.AH85]=&quot;&quot;;&quot;&quot;;[$List1.AH85])">
            <text:p/>
          </table:table-cell>
          <table:table-cell table:formula="of:=IF([$List1.AI85]=&quot;&quot;;&quot;&quot;;[$List1.AI85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6]=&quot;&quot;;&quot;&quot;;[$List1.H86])">
            <text:p/>
          </table:table-cell>
          <table:table-cell table:formula="of:=IF([$List1.I86]=&quot;&quot;;&quot;&quot;;[$List1.I86])">
            <text:p/>
          </table:table-cell>
          <table:table-cell table:formula="of:=IF([$List1.V86]=&quot;&quot;;&quot;&quot;;[$List1.V86])">
            <text:p/>
          </table:table-cell>
          <table:table-cell table:formula="of:=IF([$List1.W86]=&quot;&quot;;&quot;&quot;;[$List1.W86])">
            <text:p/>
          </table:table-cell>
          <table:table-cell table:formula="of:=IF([$List1.AB86]=&quot;&quot;;&quot;&quot;;[$List1.AB86])">
            <text:p/>
          </table:table-cell>
          <table:table-cell table:formula="of:=IF([$List1.AC86]=&quot;&quot;;&quot;&quot;;[$List1.AC86])">
            <text:p/>
          </table:table-cell>
          <table:table-cell table:formula="of:=IF([$List1.AH86]=&quot;&quot;;&quot;&quot;;[$List1.AH86])">
            <text:p/>
          </table:table-cell>
          <table:table-cell table:formula="of:=IF([$List1.AI86]=&quot;&quot;;&quot;&quot;;[$List1.AI86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7]=&quot;&quot;;&quot;&quot;;[$List1.H87])">
            <text:p/>
          </table:table-cell>
          <table:table-cell table:formula="of:=IF([$List1.I87]=&quot;&quot;;&quot;&quot;;[$List1.I87])">
            <text:p/>
          </table:table-cell>
          <table:table-cell table:formula="of:=IF([$List1.V87]=&quot;&quot;;&quot;&quot;;[$List1.V87])">
            <text:p/>
          </table:table-cell>
          <table:table-cell table:formula="of:=IF([$List1.W87]=&quot;&quot;;&quot;&quot;;[$List1.W87])">
            <text:p/>
          </table:table-cell>
          <table:table-cell table:formula="of:=IF([$List1.AB87]=&quot;&quot;;&quot;&quot;;[$List1.AB87])">
            <text:p/>
          </table:table-cell>
          <table:table-cell table:formula="of:=IF([$List1.AC87]=&quot;&quot;;&quot;&quot;;[$List1.AC87])">
            <text:p/>
          </table:table-cell>
          <table:table-cell table:formula="of:=IF([$List1.AH87]=&quot;&quot;;&quot;&quot;;[$List1.AH87])">
            <text:p/>
          </table:table-cell>
          <table:table-cell table:formula="of:=IF([$List1.AI87]=&quot;&quot;;&quot;&quot;;[$List1.AI87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8]=&quot;&quot;;&quot;&quot;;[$List1.H88])">
            <text:p/>
          </table:table-cell>
          <table:table-cell table:formula="of:=IF([$List1.I88]=&quot;&quot;;&quot;&quot;;[$List1.I88])">
            <text:p/>
          </table:table-cell>
          <table:table-cell table:formula="of:=IF([$List1.V88]=&quot;&quot;;&quot;&quot;;[$List1.V88])">
            <text:p/>
          </table:table-cell>
          <table:table-cell table:formula="of:=IF([$List1.W88]=&quot;&quot;;&quot;&quot;;[$List1.W88])">
            <text:p/>
          </table:table-cell>
          <table:table-cell table:formula="of:=IF([$List1.AB88]=&quot;&quot;;&quot;&quot;;[$List1.AB88])">
            <text:p/>
          </table:table-cell>
          <table:table-cell table:formula="of:=IF([$List1.AC88]=&quot;&quot;;&quot;&quot;;[$List1.AC88])">
            <text:p/>
          </table:table-cell>
          <table:table-cell table:formula="of:=IF([$List1.AH88]=&quot;&quot;;&quot;&quot;;[$List1.AH88])">
            <text:p/>
          </table:table-cell>
          <table:table-cell table:formula="of:=IF([$List1.AI88]=&quot;&quot;;&quot;&quot;;[$List1.AI88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89]=&quot;&quot;;&quot;&quot;;[$List1.H89])">
            <text:p/>
          </table:table-cell>
          <table:table-cell table:formula="of:=IF([$List1.I89]=&quot;&quot;;&quot;&quot;;[$List1.I89])">
            <text:p/>
          </table:table-cell>
          <table:table-cell table:formula="of:=IF([$List1.V89]=&quot;&quot;;&quot;&quot;;[$List1.V89])">
            <text:p/>
          </table:table-cell>
          <table:table-cell table:formula="of:=IF([$List1.W89]=&quot;&quot;;&quot;&quot;;[$List1.W89])">
            <text:p/>
          </table:table-cell>
          <table:table-cell table:formula="of:=IF([$List1.AB89]=&quot;&quot;;&quot;&quot;;[$List1.AB89])">
            <text:p/>
          </table:table-cell>
          <table:table-cell table:formula="of:=IF([$List1.AC89]=&quot;&quot;;&quot;&quot;;[$List1.AC89])">
            <text:p/>
          </table:table-cell>
          <table:table-cell table:formula="of:=IF([$List1.AH89]=&quot;&quot;;&quot;&quot;;[$List1.AH89])">
            <text:p/>
          </table:table-cell>
          <table:table-cell table:formula="of:=IF([$List1.AI89]=&quot;&quot;;&quot;&quot;;[$List1.AI89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90]=&quot;&quot;;&quot;&quot;;[$List1.H90])">
            <text:p/>
          </table:table-cell>
          <table:table-cell table:formula="of:=IF([$List1.I90]=&quot;&quot;;&quot;&quot;;[$List1.I90])">
            <text:p/>
          </table:table-cell>
          <table:table-cell table:formula="of:=IF([$List1.V90]=&quot;&quot;;&quot;&quot;;[$List1.V90])">
            <text:p/>
          </table:table-cell>
          <table:table-cell table:formula="of:=IF([$List1.W90]=&quot;&quot;;&quot;&quot;;[$List1.W90])">
            <text:p/>
          </table:table-cell>
          <table:table-cell table:formula="of:=IF([$List1.AB90]=&quot;&quot;;&quot;&quot;;[$List1.AB90])">
            <text:p/>
          </table:table-cell>
          <table:table-cell table:formula="of:=IF([$List1.AC90]=&quot;&quot;;&quot;&quot;;[$List1.AC90])">
            <text:p/>
          </table:table-cell>
          <table:table-cell table:formula="of:=IF([$List1.AH90]=&quot;&quot;;&quot;&quot;;[$List1.AH90])">
            <text:p/>
          </table:table-cell>
          <table:table-cell table:formula="of:=IF([$List1.AI90]=&quot;&quot;;&quot;&quot;;[$List1.AI90])">
            <text:p/>
          </table:table-cell>
          <table:table-cell table:number-columns-repeated="30"/>
        </table:table-row>
        <table:table-row table:style-name="ro1">
          <table:table-cell table:number-columns-repeated="7"/>
          <table:table-cell table:formula="of:=IF([$List1.H91]=&quot;&quot;;&quot;&quot;;[$List1.H91])">
            <text:p/>
          </table:table-cell>
          <table:table-cell table:formula="of:=IF([$List1.I91]=&quot;&quot;;&quot;&quot;;[$List1.I91])">
            <text:p/>
          </table:table-cell>
          <table:table-cell table:formula="of:=IF([$List1.V91]=&quot;&quot;;&quot;&quot;;[$List1.V91])">
            <text:p/>
          </table:table-cell>
          <table:table-cell table:formula="of:=IF([$List1.W91]=&quot;&quot;;&quot;&quot;;[$List1.W91])">
            <text:p/>
          </table:table-cell>
          <table:table-cell table:formula="of:=IF([$List1.AB91]=&quot;&quot;;&quot;&quot;;[$List1.AB91])">
            <text:p/>
          </table:table-cell>
          <table:table-cell table:formula="of:=IF([$List1.AC91]=&quot;&quot;;&quot;&quot;;[$List1.AC91])">
            <text:p/>
          </table:table-cell>
          <table:table-cell table:formula="of:=IF([$List1.AH91]=&quot;&quot;;&quot;&quot;;[$List1.AH91])">
            <text:p/>
          </table:table-cell>
          <table:table-cell table:formula="of:=IF([$List1.AI91]=&quot;&quot;;&quot;&quot;;[$List1.AI91])">
            <text:p/>
          </table:table-cell>
          <table:table-cell table:number-columns-repeated="30"/>
        </table:table-row>
        <table:table-row table:style-name="ro1" table:number-rows-repeated="104848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export" table:style-name="ta2">
        <office:forms form:automatic-focus="false" form:apply-design-mode="false"/>
        <table:table-column table:style-name="co31" table:number-columns-repeated="39" table:default-cell-style-name="Default"/>
        <table:table-row table:style-name="ro1">
          <table:table-cell table:formula="of:=[$work.A1]" office:value-type="string" office:string-value="Week" calcext:value-type="string">
            <text:p>Week</text:p>
          </table:table-cell>
          <table:table-cell table:formula="of:=[$work.H1]" office:value-type="string" office:string-value="S1" calcext:value-type="string">
            <text:p>S1</text:p>
          </table:table-cell>
          <table:table-cell table:formula="of:=[$work.I1]" office:value-type="string" office:string-value="M1" calcext:value-type="string">
            <text:p>M1</text:p>
          </table:table-cell>
          <table:table-cell table:formula="of:=[$work.J1]" office:value-type="string" office:string-value="S2" calcext:value-type="string">
            <text:p>S2</text:p>
          </table:table-cell>
          <table:table-cell table:formula="of:=[$work.K1]" office:value-type="string" office:string-value="M2" calcext:value-type="string">
            <text:p>M2</text:p>
          </table:table-cell>
          <table:table-cell table:formula="of:=[$work.L1]" office:value-type="string" office:string-value="S3" calcext:value-type="string">
            <text:p>S3</text:p>
          </table:table-cell>
          <table:table-cell table:formula="of:=[$work.M1]" office:value-type="string" office:string-value="M3" calcext:value-type="string">
            <text:p>M3</text:p>
          </table:table-cell>
          <table:table-cell table:formula="of:=[$work.N1]" office:value-type="string" office:string-value="S4" calcext:value-type="string">
            <text:p>S4</text:p>
          </table:table-cell>
          <table:table-cell table:formula="of:=[$work.O1]" office:value-type="string" office:string-value="M4" calcext:value-type="string">
            <text:p>M4</text:p>
          </table:table-cell>
          <table:table-cell table:formula="of:=[$work.P1]" office:value-type="string" office:string-value="Y1" calcext:value-type="string">
            <text:p>Y1</text:p>
          </table:table-cell>
          <table:table-cell table:formula="of:=[$work.Q1]" office:value-type="string" office:string-value="Y2" calcext:value-type="string">
            <text:p>Y2</text:p>
          </table:table-cell>
          <table:table-cell table:formula="of:=[$work.R1]" office:value-type="string" office:string-value="Y3" calcext:value-type="string">
            <text:p>Y3</text:p>
          </table:table-cell>
          <table:table-cell table:formula="of:=[$work.S1]" office:value-type="string" office:string-value="Y4" calcext:value-type="string">
            <text:p>Y4</text:p>
          </table:table-cell>
          <table:table-cell table:formula="of:=[$work.T1]" office:value-type="string" office:string-value="Y" calcext:value-type="string">
            <text:p>Y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table:formula="of:=[$work.A2]" office:value-type="float" office:value="10" calcext:value-type="float">
            <text:p>10</text:p>
          </table:table-cell>
          <table:table-cell table:formula="of:=IF([$work.H2]=&quot;&quot;;&quot;&quot;;[$work.H2])">
            <text:p/>
          </table:table-cell>
          <table:table-cell table:formula="of:=IF([$work.I2]=&quot;&quot;;&quot;&quot;;[$work.I2])">
            <text:p/>
          </table:table-cell>
          <table:table-cell table:formula="of:=IF([$work.J2]=&quot;&quot;;&quot;&quot;;[$work.J2])">
            <text:p/>
          </table:table-cell>
          <table:table-cell table:formula="of:=IF([$work.K2]=&quot;&quot;;&quot;&quot;;[$work.K2])">
            <text:p/>
          </table:table-cell>
          <table:table-cell table:formula="of:=IF([$work.L2]=&quot;&quot;;&quot;&quot;;[$work.L2])">
            <text:p/>
          </table:table-cell>
          <table:table-cell table:formula="of:=IF([$work.M2]=&quot;&quot;;&quot;&quot;;[$work.M2])">
            <text:p/>
          </table:table-cell>
          <table:table-cell table:formula="of:=IF([$work.N2]=&quot;&quot;;&quot;&quot;;[$work.N2])">
            <text:p/>
          </table:table-cell>
          <table:table-cell table:formula="of:=IF([$work.O2]=&quot;&quot;;&quot;&quot;;[$work.O2])">
            <text:p/>
          </table:table-cell>
          <table:table-cell table:formula="of:=IF([$work.P2]=&quot;&quot;;&quot;&quot;;[$work.P2]/SQRT([$work.$T2]))" office:value-type="float" office:value="0" calcext:value-type="float">
            <text:p>0</text:p>
          </table:table-cell>
          <table:table-cell table:formula="of:=IF([$work.Q2]=&quot;&quot;;&quot;&quot;;[$work.Q2]/SQRT([$work.$T2]))" office:value-type="float" office:value="0" calcext:value-type="float">
            <text:p>0</text:p>
          </table:table-cell>
          <table:table-cell table:formula="of:=IF([$work.R2]=&quot;&quot;;&quot;&quot;;[$work.R2]/SQRT([$work.$T2]))" office:value-type="float" office:value="0.188982236504614" calcext:value-type="float">
            <text:p>0.188982236504614</text:p>
          </table:table-cell>
          <table:table-cell table:formula="of:=IF([$work.S2]=&quot;&quot;;&quot;&quot;;[$work.S2]/SQRT([$work.$T2]))" office:value-type="float" office:value="0.188982236504614" calcext:value-type="float">
            <text:p>0.188982236504614</text:p>
          </table:table-cell>
          <table:table-cell table:formula="of:=IF([$work.T2]=&quot;&quot;;&quot;&quot;;[$work.T2]/SQRT([$work.$T2]))" office:value-type="float" office:value="5.29150262212918" calcext:value-type="float">
            <text:p>5.29150262212918</text:p>
          </table:table-cell>
          <table:table-cell table:formula="of:=IF([$work.U2]=&quot;&quot;;&quot;&quot;;[$work.U2]/SQRT([$work.$T2]))">
            <text:p/>
          </table:table-cell>
          <table:table-cell table:formula="of:=IF([$work.V2]=&quot;&quot;;&quot;&quot;;[$work.V2]/SQRT([$work.$T2]))">
            <text:p/>
          </table:table-cell>
          <table:table-cell table:formula="of:=IF([$work.W2]=&quot;&quot;;&quot;&quot;;[$work.W2]/SQRT([$work.$T2]))">
            <text:p/>
          </table:table-cell>
          <table:table-cell table:formula="of:=IF([$work.X2]=&quot;&quot;;&quot;&quot;;[$work.X2]/SQRT([$work.$T2]))">
            <text:p/>
          </table:table-cell>
          <table:table-cell table:formula="of:=IF([$work.Y2]=&quot;&quot;;&quot;&quot;;[$work.Y2]/SQRT([$work.$T2]))">
            <text:p/>
          </table:table-cell>
          <table:table-cell table:formula="of:=IF([$work.Z2]=&quot;&quot;;&quot;&quot;;[$work.Z2]/SQRT([$work.$T2]))">
            <text:p/>
          </table:table-cell>
          <table:table-cell table:formula="of:=IF([$work.AA2]=&quot;&quot;;&quot;&quot;;[$work.AA2]/SQRT([$work.$T2]))">
            <text:p/>
          </table:table-cell>
          <table:table-cell table:formula="of:=IF([$work.AB2]=&quot;&quot;;&quot;&quot;;[$work.AB2]/SQRT([$work.$T2]))">
            <text:p/>
          </table:table-cell>
          <table:table-cell table:formula="of:=IF([$work.AC2]=&quot;&quot;;&quot;&quot;;[$work.AC2]/SQRT([$work.$T2]))">
            <text:p/>
          </table:table-cell>
          <table:table-cell table:formula="of:=IF([$work.AD2]=&quot;&quot;;&quot;&quot;;[$work.AD2]/SQRT([$work.$T2]))">
            <text:p/>
          </table:table-cell>
          <table:table-cell table:formula="of:=IF([$work.AE2]=&quot;&quot;;&quot;&quot;;[$work.AE2]/SQRT([$work.$T2]))">
            <text:p/>
          </table:table-cell>
          <table:table-cell table:formula="of:=IF([$work.AF2]=&quot;&quot;;&quot;&quot;;[$work.AF2]/SQRT([$work.$T2]))">
            <text:p/>
          </table:table-cell>
          <table:table-cell table:formula="of:=IF([$work.AG2]=&quot;&quot;;&quot;&quot;;[$work.AG2]/SQRT([$work.$T2]))">
            <text:p/>
          </table:table-cell>
          <table:table-cell table:formula="of:=IF([$work.AH2]=&quot;&quot;;&quot;&quot;;[$work.AH2])">
            <text:p/>
          </table:table-cell>
          <table:table-cell table:formula="of:=IF([$work.AI2]=&quot;&quot;;&quot;&quot;;[$work.AI2])">
            <text:p/>
          </table:table-cell>
          <table:table-cell table:formula="of:=IF([$work.AJ2]=&quot;&quot;;&quot;&quot;;[$work.AJ2])">
            <text:p/>
          </table:table-cell>
          <table:table-cell table:formula="of:=IF([$work.AK2]=&quot;&quot;;&quot;&quot;;[$work.AK2])">
            <text:p/>
          </table:table-cell>
          <table:table-cell table:formula="of:=IF([$work.AL2]=&quot;&quot;;&quot;&quot;;[$work.AL2])">
            <text:p/>
          </table:table-cell>
          <table:table-cell table:formula="of:=IF([$work.AM2]=&quot;&quot;;&quot;&quot;;[$work.AM2])">
            <text:p/>
          </table:table-cell>
          <table:table-cell table:formula="of:=IF([$work.AN2]=&quot;&quot;;&quot;&quot;;[$work.AN2])">
            <text:p/>
          </table:table-cell>
          <table:table-cell table:formula="of:=IF([$work.AO2]=&quot;&quot;;&quot;&quot;;[$work.AO2])">
            <text:p/>
          </table:table-cell>
          <table:table-cell table:formula="of:=IF([$work.AP2]=&quot;&quot;;&quot;&quot;;[$work.AP2])">
            <text:p/>
          </table:table-cell>
          <table:table-cell table:formula="of:=IF([$work.AQ2]=&quot;&quot;;&quot;&quot;;[$work.AQ2])">
            <text:p/>
          </table:table-cell>
          <table:table-cell table:formula="of:=IF([$work.AR2]=&quot;&quot;;&quot;&quot;;[$work.AR2])">
            <text:p/>
          </table:table-cell>
          <table:table-cell table:formula="of:=IF([$work.AS2]=&quot;&quot;;&quot;&quot;;[$work.AS2])">
            <text:p/>
          </table:table-cell>
        </table:table-row>
        <table:table-row table:style-name="ro1">
          <table:table-cell table:formula="of:=[$work.A3]" office:value-type="float" office:value="11" calcext:value-type="float">
            <text:p>11</text:p>
          </table:table-cell>
          <table:table-cell table:formula="of:=IF([$work.H3]=&quot;&quot;;&quot;&quot;;[$work.H3])">
            <text:p/>
          </table:table-cell>
          <table:table-cell table:formula="of:=IF([$work.I3]=&quot;&quot;;&quot;&quot;;[$work.I3])">
            <text:p/>
          </table:table-cell>
          <table:table-cell table:formula="of:=IF([$work.J3]=&quot;&quot;;&quot;&quot;;[$work.J3])">
            <text:p/>
          </table:table-cell>
          <table:table-cell table:formula="of:=IF([$work.K3]=&quot;&quot;;&quot;&quot;;[$work.K3])">
            <text:p/>
          </table:table-cell>
          <table:table-cell table:formula="of:=IF([$work.L3]=&quot;&quot;;&quot;&quot;;[$work.L3])">
            <text:p/>
          </table:table-cell>
          <table:table-cell table:formula="of:=IF([$work.M3]=&quot;&quot;;&quot;&quot;;[$work.M3])">
            <text:p/>
          </table:table-cell>
          <table:table-cell table:formula="of:=IF([$work.N3]=&quot;&quot;;&quot;&quot;;[$work.N3])">
            <text:p/>
          </table:table-cell>
          <table:table-cell table:formula="of:=IF([$work.O3]=&quot;&quot;;&quot;&quot;;[$work.O3])">
            <text:p/>
          </table:table-cell>
          <table:table-cell table:formula="of:=IF([$work.P3]=&quot;&quot;;&quot;&quot;;[$work.P3]/SQRT([$work.$T2]))" office:value-type="float" office:value="0.755928946018454" calcext:value-type="float">
            <text:p>0.755928946018454</text:p>
          </table:table-cell>
          <table:table-cell table:formula="of:=IF([$work.Q3]=&quot;&quot;;&quot;&quot;;[$work.Q3]/SQRT([$work.$T2]))" office:value-type="float" office:value="2.26778683805536" calcext:value-type="float">
            <text:p>2.26778683805536</text:p>
          </table:table-cell>
          <table:table-cell table:formula="of:=IF([$work.R3]=&quot;&quot;;&quot;&quot;;[$work.R3]/SQRT([$work.$T2]))" office:value-type="float" office:value="1.13389341902768" calcext:value-type="float">
            <text:p>1.13389341902768</text:p>
          </table:table-cell>
          <table:table-cell table:formula="of:=IF([$work.S3]=&quot;&quot;;&quot;&quot;;[$work.S3]/SQRT([$work.$T2]))" office:value-type="float" office:value="0.755928946018454" calcext:value-type="float">
            <text:p>0.755928946018454</text:p>
          </table:table-cell>
          <table:table-cell table:formula="of:=IF([$work.T3]=&quot;&quot;;&quot;&quot;;[$work.T3]/SQRT([$work.$T2]))" office:value-type="float" office:value="49.7023282007134" calcext:value-type="float">
            <text:p>49.7023282007134</text:p>
          </table:table-cell>
          <table:table-cell table:formula="of:=IF([$work.U3]=&quot;&quot;;&quot;&quot;;[$work.U3]/SQRT([$work.$T2]))" office:value-type="float" office:value="21.1660104885167" calcext:value-type="float">
            <text:p>21.1660104885167</text:p>
          </table:table-cell>
          <table:table-cell table:formula="of:=IF([$work.V3]=&quot;&quot;;&quot;&quot;;[$work.V3]/SQRT([$work.$T2]))">
            <text:p/>
          </table:table-cell>
          <table:table-cell table:formula="of:=IF([$work.W3]=&quot;&quot;;&quot;&quot;;[$work.W3]/SQRT([$work.$T2]))">
            <text:p/>
          </table:table-cell>
          <table:table-cell table:formula="of:=IF([$work.X3]=&quot;&quot;;&quot;&quot;;[$work.X3]/SQRT([$work.$T2]))">
            <text:p/>
          </table:table-cell>
          <table:table-cell table:formula="of:=IF([$work.Y3]=&quot;&quot;;&quot;&quot;;[$work.Y3]/SQRT([$work.$T2]))">
            <text:p/>
          </table:table-cell>
          <table:table-cell table:formula="of:=IF([$work.Z3]=&quot;&quot;;&quot;&quot;;[$work.Z3]/SQRT([$work.$T2]))">
            <text:p/>
          </table:table-cell>
          <table:table-cell table:formula="of:=IF([$work.AA3]=&quot;&quot;;&quot;&quot;;[$work.AA3]/SQRT([$work.$T2]))">
            <text:p/>
          </table:table-cell>
          <table:table-cell table:formula="of:=IF([$work.AB3]=&quot;&quot;;&quot;&quot;;[$work.AB3]/SQRT([$work.$T2]))">
            <text:p/>
          </table:table-cell>
          <table:table-cell table:formula="of:=IF([$work.AC3]=&quot;&quot;;&quot;&quot;;[$work.AC3]/SQRT([$work.$T2]))">
            <text:p/>
          </table:table-cell>
          <table:table-cell table:formula="of:=IF([$work.AD3]=&quot;&quot;;&quot;&quot;;[$work.AD3]/SQRT([$work.$T2]))">
            <text:p/>
          </table:table-cell>
          <table:table-cell table:formula="of:=IF([$work.AE3]=&quot;&quot;;&quot;&quot;;[$work.AE3]/SQRT([$work.$T2]))">
            <text:p/>
          </table:table-cell>
          <table:table-cell table:formula="of:=IF([$work.AF3]=&quot;&quot;;&quot;&quot;;[$work.AF3]/SQRT([$work.$T2]))">
            <text:p/>
          </table:table-cell>
          <table:table-cell table:formula="of:=IF([$work.AG3]=&quot;&quot;;&quot;&quot;;[$work.AG3]/SQRT([$work.$T2]))">
            <text:p/>
          </table:table-cell>
          <table:table-cell table:formula="of:=IF([$work.AH3]=&quot;&quot;;&quot;&quot;;[$work.AH3])" office:value-type="float" office:value="0" calcext:value-type="float">
            <text:p>0</text:p>
          </table:table-cell>
          <table:table-cell table:formula="of:=IF([$work.AI3]=&quot;&quot;;&quot;&quot;;[$work.AI3])" office:value-type="float" office:value="0" calcext:value-type="float">
            <text:p>0</text:p>
          </table:table-cell>
          <table:table-cell table:formula="of:=IF([$work.AJ3]=&quot;&quot;;&quot;&quot;;[$work.AJ3])" office:value-type="float" office:value="4" calcext:value-type="float">
            <text:p>4</text:p>
          </table:table-cell>
          <table:table-cell table:formula="of:=IF([$work.AK3]=&quot;&quot;;&quot;&quot;;[$work.AK3])" office:value-type="float" office:value="4" calcext:value-type="float">
            <text:p>4</text:p>
          </table:table-cell>
          <table:table-cell table:formula="of:=IF([$work.AL3]=&quot;&quot;;&quot;&quot;;[$work.AL3])" office:value-type="float" office:value="0" calcext:value-type="float">
            <text:p>0</text:p>
          </table:table-cell>
          <table:table-cell table:formula="of:=IF([$work.AM3]=&quot;&quot;;&quot;&quot;;[$work.AM3])" office:value-type="float" office:value="0" calcext:value-type="float">
            <text:p>0</text:p>
          </table:table-cell>
          <table:table-cell table:formula="of:=IF([$work.AN3]=&quot;&quot;;&quot;&quot;;[$work.AN3])" office:value-type="float" office:value="0.0357142857142857" calcext:value-type="float">
            <text:p>0.035714285714286</text:p>
          </table:table-cell>
          <table:table-cell table:formula="of:=IF([$work.AO3]=&quot;&quot;;&quot;&quot;;[$work.AO3])" office:value-type="float" office:value="0.0357142857142857" calcext:value-type="float">
            <text:p>0.035714285714286</text:p>
          </table:table-cell>
          <table:table-cell table:formula="of:=IF([$work.AP3]=&quot;&quot;;&quot;&quot;;[$work.AP3])">
            <text:p/>
          </table:table-cell>
          <table:table-cell table:formula="of:=IF([$work.AQ3]=&quot;&quot;;&quot;&quot;;[$work.AQ3])">
            <text:p/>
          </table:table-cell>
          <table:table-cell table:formula="of:=IF([$work.AR3]=&quot;&quot;;&quot;&quot;;[$work.AR3])">
            <text:p/>
          </table:table-cell>
          <table:table-cell table:formula="of:=IF([$work.AS3]=&quot;&quot;;&quot;&quot;;[$work.AS3])">
            <text:p/>
          </table:table-cell>
        </table:table-row>
        <table:table-row table:style-name="ro1">
          <table:table-cell table:formula="of:=[$work.A4]" office:value-type="float" office:value="12" calcext:value-type="float">
            <text:p>12</text:p>
          </table:table-cell>
          <table:table-cell table:formula="of:=IF([$work.H4]=&quot;&quot;;&quot;&quot;;[$work.H4])">
            <text:p/>
          </table:table-cell>
          <table:table-cell table:formula="of:=IF([$work.I4]=&quot;&quot;;&quot;&quot;;[$work.I4])">
            <text:p/>
          </table:table-cell>
          <table:table-cell table:formula="of:=IF([$work.J4]=&quot;&quot;;&quot;&quot;;[$work.J4])">
            <text:p/>
          </table:table-cell>
          <table:table-cell table:formula="of:=IF([$work.K4]=&quot;&quot;;&quot;&quot;;[$work.K4])">
            <text:p/>
          </table:table-cell>
          <table:table-cell table:formula="of:=IF([$work.L4]=&quot;&quot;;&quot;&quot;;[$work.L4])">
            <text:p/>
          </table:table-cell>
          <table:table-cell table:formula="of:=IF([$work.M4]=&quot;&quot;;&quot;&quot;;[$work.M4])">
            <text:p/>
          </table:table-cell>
          <table:table-cell table:formula="of:=IF([$work.N4]=&quot;&quot;;&quot;&quot;;[$work.N4])">
            <text:p/>
          </table:table-cell>
          <table:table-cell table:formula="of:=IF([$work.O4]=&quot;&quot;;&quot;&quot;;[$work.O4])">
            <text:p/>
          </table:table-cell>
          <table:table-cell table:formula="of:=IF([$work.P4]=&quot;&quot;;&quot;&quot;;[$work.P4]/SQRT([$work.$T3]))" office:value-type="float" office:value="0.369975849586924" calcext:value-type="float">
            <text:p>0.369975849586924</text:p>
          </table:table-cell>
          <table:table-cell table:formula="of:=IF([$work.Q4]=&quot;&quot;;&quot;&quot;;[$work.Q4]/SQRT([$work.$T3]))" office:value-type="float" office:value="1.17159019035859" calcext:value-type="float">
            <text:p>1.17159019035859</text:p>
          </table:table-cell>
          <table:table-cell table:formula="of:=IF([$work.R4]=&quot;&quot;;&quot;&quot;;[$work.R4]/SQRT([$work.$T3]))" office:value-type="float" office:value="0.86327698236949" calcext:value-type="float">
            <text:p>0.86327698236949</text:p>
          </table:table-cell>
          <table:table-cell table:formula="of:=IF([$work.S4]=&quot;&quot;;&quot;&quot;;[$work.S4]/SQRT([$work.$T3]))" office:value-type="float" office:value="0.986602265565132" calcext:value-type="float">
            <text:p>0.986602265565132</text:p>
          </table:table-cell>
          <table:table-cell table:formula="of:=IF([$work.T4]=&quot;&quot;;&quot;&quot;;[$work.T4]/SQRT([$work.$T3]))" office:value-type="float" office:value="52.2282574333542" calcext:value-type="float">
            <text:p>52.2282574333542</text:p>
          </table:table-cell>
          <table:table-cell table:formula="of:=IF([$work.U4]=&quot;&quot;;&quot;&quot;;[$work.U4]/SQRT([$work.$T3]))" office:value-type="float" office:value="64.8094034710661" calcext:value-type="float">
            <text:p>64.8094034710661</text:p>
          </table:table-cell>
          <table:table-cell table:formula="of:=IF([$work.V4]=&quot;&quot;;&quot;&quot;;[$work.V4]/SQRT([$work.$T3]))">
            <text:p/>
          </table:table-cell>
          <table:table-cell table:formula="of:=IF([$work.W4]=&quot;&quot;;&quot;&quot;;[$work.W4]/SQRT([$work.$T3]))">
            <text:p/>
          </table:table-cell>
          <table:table-cell table:formula="of:=IF([$work.X4]=&quot;&quot;;&quot;&quot;;[$work.X4]/SQRT([$work.$T3]))">
            <text:p/>
          </table:table-cell>
          <table:table-cell table:formula="of:=IF([$work.Y4]=&quot;&quot;;&quot;&quot;;[$work.Y4]/SQRT([$work.$T3]))">
            <text:p/>
          </table:table-cell>
          <table:table-cell table:formula="of:=IF([$work.Z4]=&quot;&quot;;&quot;&quot;;[$work.Z4]/SQRT([$work.$T3]))">
            <text:p/>
          </table:table-cell>
          <table:table-cell table:formula="of:=IF([$work.AA4]=&quot;&quot;;&quot;&quot;;[$work.AA4]/SQRT([$work.$T3]))">
            <text:p/>
          </table:table-cell>
          <table:table-cell table:formula="of:=IF([$work.AB4]=&quot;&quot;;&quot;&quot;;[$work.AB4]/SQRT([$work.$T3]))">
            <text:p/>
          </table:table-cell>
          <table:table-cell table:formula="of:=IF([$work.AC4]=&quot;&quot;;&quot;&quot;;[$work.AC4]/SQRT([$work.$T3]))">
            <text:p/>
          </table:table-cell>
          <table:table-cell table:formula="of:=IF([$work.AD4]=&quot;&quot;;&quot;&quot;;[$work.AD4]/SQRT([$work.$T3]))">
            <text:p/>
          </table:table-cell>
          <table:table-cell table:formula="of:=IF([$work.AE4]=&quot;&quot;;&quot;&quot;;[$work.AE4]/SQRT([$work.$T3]))">
            <text:p/>
          </table:table-cell>
          <table:table-cell table:formula="of:=IF([$work.AF4]=&quot;&quot;;&quot;&quot;;[$work.AF4]/SQRT([$work.$T3]))">
            <text:p/>
          </table:table-cell>
          <table:table-cell table:formula="of:=IF([$work.AG4]=&quot;&quot;;&quot;&quot;;[$work.AG4]/SQRT([$work.$T3]))">
            <text:p/>
          </table:table-cell>
          <table:table-cell table:formula="of:=IF([$work.AH4]=&quot;&quot;;&quot;&quot;;[$work.AH4])" office:value-type="float" office:value="15.9852760736196" calcext:value-type="float">
            <text:p>15.9852760736196</text:p>
          </table:table-cell>
          <table:table-cell table:formula="of:=IF([$work.AI4]=&quot;&quot;;&quot;&quot;;[$work.AI4])" office:value-type="float" office:value="47.9558282208589" calcext:value-type="float">
            <text:p>47.9558282208589</text:p>
          </table:table-cell>
          <table:table-cell table:formula="of:=IF([$work.AJ4]=&quot;&quot;;&quot;&quot;;[$work.AJ4])" office:value-type="float" office:value="23.9779141104294" calcext:value-type="float">
            <text:p>23.9779141104294</text:p>
          </table:table-cell>
          <table:table-cell table:formula="of:=IF([$work.AK4]=&quot;&quot;;&quot;&quot;;[$work.AK4])" office:value-type="float" office:value="15.9852760736196" calcext:value-type="float">
            <text:p>15.9852760736196</text:p>
          </table:table-cell>
          <table:table-cell table:formula="of:=IF([$work.AL4]=&quot;&quot;;&quot;&quot;;[$work.AL4])" office:value-type="float" office:value="0.0152091254752852" calcext:value-type="float">
            <text:p>0.015209125475285</text:p>
          </table:table-cell>
          <table:table-cell table:formula="of:=IF([$work.AM4]=&quot;&quot;;&quot;&quot;;[$work.AM4])" office:value-type="float" office:value="0.0456273764258555" calcext:value-type="float">
            <text:p>0.045627376425856</text:p>
          </table:table-cell>
          <table:table-cell table:formula="of:=IF([$work.AN4]=&quot;&quot;;&quot;&quot;;[$work.AN4])" office:value-type="float" office:value="0.0228136882129278" calcext:value-type="float">
            <text:p>0.022813688212928</text:p>
          </table:table-cell>
          <table:table-cell table:formula="of:=IF([$work.AO4]=&quot;&quot;;&quot;&quot;;[$work.AO4])" office:value-type="float" office:value="0.0152091254752852" calcext:value-type="float">
            <text:p>0.015209125475285</text:p>
          </table:table-cell>
          <table:table-cell table:formula="of:=IF([$work.AP4]=&quot;&quot;;&quot;&quot;;[$work.AP4])">
            <text:p/>
          </table:table-cell>
          <table:table-cell table:formula="of:=IF([$work.AQ4]=&quot;&quot;;&quot;&quot;;[$work.AQ4])">
            <text:p/>
          </table:table-cell>
          <table:table-cell table:formula="of:=IF([$work.AR4]=&quot;&quot;;&quot;&quot;;[$work.AR4])">
            <text:p/>
          </table:table-cell>
          <table:table-cell table:formula="of:=IF([$work.AS4]=&quot;&quot;;&quot;&quot;;[$work.AS4])">
            <text:p/>
          </table:table-cell>
        </table:table-row>
        <table:table-row table:style-name="ro1">
          <table:table-cell table:formula="of:=[$work.A5]" office:value-type="float" office:value="13" calcext:value-type="float">
            <text:p>13</text:p>
          </table:table-cell>
          <table:table-cell table:formula="of:=IF([$work.H5]=&quot;&quot;;&quot;&quot;;[$work.H5])">
            <text:p/>
          </table:table-cell>
          <table:table-cell table:formula="of:=IF([$work.I5]=&quot;&quot;;&quot;&quot;;[$work.I5])">
            <text:p/>
          </table:table-cell>
          <table:table-cell table:formula="of:=IF([$work.J5]=&quot;&quot;;&quot;&quot;;[$work.J5])">
            <text:p/>
          </table:table-cell>
          <table:table-cell table:formula="of:=IF([$work.K5]=&quot;&quot;;&quot;&quot;;[$work.K5])">
            <text:p/>
          </table:table-cell>
          <table:table-cell table:formula="of:=IF([$work.L5]=&quot;&quot;;&quot;&quot;;[$work.L5])">
            <text:p/>
          </table:table-cell>
          <table:table-cell table:formula="of:=IF([$work.M5]=&quot;&quot;;&quot;&quot;;[$work.M5])">
            <text:p/>
          </table:table-cell>
          <table:table-cell table:formula="of:=IF([$work.N5]=&quot;&quot;;&quot;&quot;;[$work.N5])">
            <text:p/>
          </table:table-cell>
          <table:table-cell table:formula="of:=IF([$work.O5]=&quot;&quot;;&quot;&quot;;[$work.O5])">
            <text:p/>
          </table:table-cell>
          <table:table-cell table:formula="of:=IF([$work.P5]=&quot;&quot;;&quot;&quot;;[$work.P5]/SQRT([$work.$T4]))" office:value-type="float" office:value="0.377964473009227" calcext:value-type="float">
            <text:p>0.377964473009227</text:p>
          </table:table-cell>
          <table:table-cell table:formula="of:=IF([$work.Q5]=&quot;&quot;;&quot;&quot;;[$work.Q5]/SQRT([$work.$T4]))" office:value-type="float" office:value="0.68720813274405" calcext:value-type="float">
            <text:p>0.68720813274405</text:p>
          </table:table-cell>
          <table:table-cell table:formula="of:=IF([$work.R5]=&quot;&quot;;&quot;&quot;;[$work.R5]/SQRT([$work.$T4]))" office:value-type="float" office:value="0.996451792478872" calcext:value-type="float">
            <text:p>0.996451792478872</text:p>
          </table:table-cell>
          <table:table-cell table:formula="of:=IF([$work.S5]=&quot;&quot;;&quot;&quot;;[$work.S5]/SQRT([$work.$T4]))" office:value-type="float" office:value="1.3400558588509" calcext:value-type="float">
            <text:p>1.3400558588509</text:p>
          </table:table-cell>
          <table:table-cell table:formula="of:=IF([$work.T5]=&quot;&quot;;&quot;&quot;;[$work.T5]/SQRT([$work.$T4]))" office:value-type="float" office:value="56.6603105447469" calcext:value-type="float">
            <text:p>56.6603105447469</text:p>
          </table:table-cell>
          <table:table-cell table:formula="of:=IF([$work.U5]=&quot;&quot;;&quot;&quot;;[$work.U5]/SQRT([$work.$T4]))" office:value-type="float" office:value="94.2060503178" calcext:value-type="float">
            <text:p>94.2060503178</text:p>
          </table:table-cell>
          <table:table-cell table:formula="of:=IF([$work.V5]=&quot;&quot;;&quot;&quot;;[$work.V5]/SQRT([$work.$T4]))">
            <text:p/>
          </table:table-cell>
          <table:table-cell table:formula="of:=IF([$work.W5]=&quot;&quot;;&quot;&quot;;[$work.W5]/SQRT([$work.$T4]))">
            <text:p/>
          </table:table-cell>
          <table:table-cell table:formula="of:=IF([$work.X5]=&quot;&quot;;&quot;&quot;;[$work.X5]/SQRT([$work.$T4]))">
            <text:p/>
          </table:table-cell>
          <table:table-cell table:formula="of:=IF([$work.Y5]=&quot;&quot;;&quot;&quot;;[$work.Y5]/SQRT([$work.$T4]))">
            <text:p/>
          </table:table-cell>
          <table:table-cell table:formula="of:=IF([$work.Z5]=&quot;&quot;;&quot;&quot;;[$work.Z5]/SQRT([$work.$T4]))">
            <text:p/>
          </table:table-cell>
          <table:table-cell table:formula="of:=IF([$work.AA5]=&quot;&quot;;&quot;&quot;;[$work.AA5]/SQRT([$work.$T4]))">
            <text:p/>
          </table:table-cell>
          <table:table-cell table:formula="of:=IF([$work.AB5]=&quot;&quot;;&quot;&quot;;[$work.AB5]/SQRT([$work.$T4]))">
            <text:p/>
          </table:table-cell>
          <table:table-cell table:formula="of:=IF([$work.AC5]=&quot;&quot;;&quot;&quot;;[$work.AC5]/SQRT([$work.$T4]))">
            <text:p/>
          </table:table-cell>
          <table:table-cell table:formula="of:=IF([$work.AD5]=&quot;&quot;;&quot;&quot;;[$work.AD5]/SQRT([$work.$T4]))">
            <text:p/>
          </table:table-cell>
          <table:table-cell table:formula="of:=IF([$work.AE5]=&quot;&quot;;&quot;&quot;;[$work.AE5]/SQRT([$work.$T4]))">
            <text:p/>
          </table:table-cell>
          <table:table-cell table:formula="of:=IF([$work.AF5]=&quot;&quot;;&quot;&quot;;[$work.AF5]/SQRT([$work.$T4]))">
            <text:p/>
          </table:table-cell>
          <table:table-cell table:formula="of:=IF([$work.AG5]=&quot;&quot;;&quot;&quot;;[$work.AG5]/SQRT([$work.$T4]))">
            <text:p/>
          </table:table-cell>
          <table:table-cell table:formula="of:=IF([$work.AH5]=&quot;&quot;;&quot;&quot;;[$work.AH5])" office:value-type="float" office:value="19.4217491796262" calcext:value-type="float">
            <text:p>19.4217491796262</text:p>
          </table:table-cell>
          <table:table-cell table:formula="of:=IF([$work.AI5]=&quot;&quot;;&quot;&quot;;[$work.AI5])" office:value-type="float" office:value="61.5022057354829" calcext:value-type="float">
            <text:p>61.5022057354829</text:p>
          </table:table-cell>
          <table:table-cell table:formula="of:=IF([$work.AJ5]=&quot;&quot;;&quot;&quot;;[$work.AJ5])" office:value-type="float" office:value="45.3174147524611" calcext:value-type="float">
            <text:p>45.3174147524611</text:p>
          </table:table-cell>
          <table:table-cell table:formula="of:=IF([$work.AK5]=&quot;&quot;;&quot;&quot;;[$work.AK5])" office:value-type="float" office:value="51.7913311456699" calcext:value-type="float">
            <text:p>51.7913311456699</text:p>
          </table:table-cell>
          <table:table-cell table:formula="of:=IF([$work.AL5]=&quot;&quot;;&quot;&quot;;[$work.AL5])" office:value-type="float" office:value="0.00708382526564345" calcext:value-type="float">
            <text:p>0.007083825265643</text:p>
          </table:table-cell>
          <table:table-cell table:formula="of:=IF([$work.AM5]=&quot;&quot;;&quot;&quot;;[$work.AM5])" office:value-type="float" office:value="0.0224321133412042" calcext:value-type="float">
            <text:p>0.022432113341204</text:p>
          </table:table-cell>
          <table:table-cell table:formula="of:=IF([$work.AN5]=&quot;&quot;;&quot;&quot;;[$work.AN5])" office:value-type="float" office:value="0.0165289256198347" calcext:value-type="float">
            <text:p>0.016528925619835</text:p>
          </table:table-cell>
          <table:table-cell table:formula="of:=IF([$work.AO5]=&quot;&quot;;&quot;&quot;;[$work.AO5])" office:value-type="float" office:value="0.0188902007083825" calcext:value-type="float">
            <text:p>0.018890200708383</text:p>
          </table:table-cell>
          <table:table-cell table:formula="of:=IF([$work.AP5]=&quot;&quot;;&quot;&quot;;[$work.AP5])">
            <text:p/>
          </table:table-cell>
          <table:table-cell table:formula="of:=IF([$work.AQ5]=&quot;&quot;;&quot;&quot;;[$work.AQ5])">
            <text:p/>
          </table:table-cell>
          <table:table-cell table:formula="of:=IF([$work.AR5]=&quot;&quot;;&quot;&quot;;[$work.AR5])">
            <text:p/>
          </table:table-cell>
          <table:table-cell table:formula="of:=IF([$work.AS5]=&quot;&quot;;&quot;&quot;;[$work.AS5])">
            <text:p/>
          </table:table-cell>
        </table:table-row>
        <table:table-row table:style-name="ro1">
          <table:table-cell table:formula="of:=[$work.A6]" office:value-type="float" office:value="14" calcext:value-type="float">
            <text:p>14</text:p>
          </table:table-cell>
          <table:table-cell table:formula="of:=IF([$work.H6]=&quot;&quot;;&quot;&quot;;[$work.H6])">
            <text:p/>
          </table:table-cell>
          <table:table-cell table:formula="of:=IF([$work.I6]=&quot;&quot;;&quot;&quot;;[$work.I6])">
            <text:p/>
          </table:table-cell>
          <table:table-cell table:formula="of:=IF([$work.J6]=&quot;&quot;;&quot;&quot;;[$work.J6])">
            <text:p/>
          </table:table-cell>
          <table:table-cell table:formula="of:=IF([$work.K6]=&quot;&quot;;&quot;&quot;;[$work.K6])">
            <text:p/>
          </table:table-cell>
          <table:table-cell table:formula="of:=IF([$work.L6]=&quot;&quot;;&quot;&quot;;[$work.L6])">
            <text:p/>
          </table:table-cell>
          <table:table-cell table:formula="of:=IF([$work.M6]=&quot;&quot;;&quot;&quot;;[$work.M6])">
            <text:p/>
          </table:table-cell>
          <table:table-cell table:formula="of:=IF([$work.N6]=&quot;&quot;;&quot;&quot;;[$work.N6])">
            <text:p/>
          </table:table-cell>
          <table:table-cell table:formula="of:=IF([$work.O6]=&quot;&quot;;&quot;&quot;;[$work.O6])">
            <text:p/>
          </table:table-cell>
          <table:table-cell table:formula="of:=IF([$work.P6]=&quot;&quot;;&quot;&quot;;[$work.P6]/SQRT([$work.$T5]))" office:value-type="float" office:value="0.344760663504496" calcext:value-type="float">
            <text:p>0.344760663504496</text:p>
          </table:table-cell>
          <table:table-cell table:formula="of:=IF([$work.Q6]=&quot;&quot;;&quot;&quot;;[$work.Q6]/SQRT([$work.$T5]))" office:value-type="float" office:value="0.837275897082349" calcext:value-type="float">
            <text:p>0.837275897082349</text:p>
          </table:table-cell>
          <table:table-cell table:formula="of:=IF([$work.R6]=&quot;&quot;;&quot;&quot;;[$work.R6]/SQRT([$work.$T5]))" office:value-type="float" office:value="0.763398612045671" calcext:value-type="float">
            <text:p>0.763398612045671</text:p>
          </table:table-cell>
          <table:table-cell table:formula="of:=IF([$work.S6]=&quot;&quot;;&quot;&quot;;[$work.S6]/SQRT([$work.$T5]))" office:value-type="float" office:value="0.960404705476812" calcext:value-type="float">
            <text:p>0.960404705476812</text:p>
          </table:table-cell>
          <table:table-cell table:formula="of:=IF([$work.T6]=&quot;&quot;;&quot;&quot;;[$work.T6]/SQRT([$work.$T5]))" office:value-type="float" office:value="43.119708699741" calcext:value-type="float">
            <text:p>43.119708699741</text:p>
          </table:table-cell>
          <table:table-cell table:formula="of:=IF([$work.U6]=&quot;&quot;;&quot;&quot;;[$work.U6]/SQRT([$work.$T5]))" office:value-type="float" office:value="105.859572057219" calcext:value-type="float">
            <text:p>105.859572057219</text:p>
          </table:table-cell>
          <table:table-cell table:formula="of:=IF([$work.V6]=&quot;&quot;;&quot;&quot;;[$work.V6]/SQRT([$work.$T5]))">
            <text:p/>
          </table:table-cell>
          <table:table-cell table:formula="of:=IF([$work.W6]=&quot;&quot;;&quot;&quot;;[$work.W6]/SQRT([$work.$T5]))">
            <text:p/>
          </table:table-cell>
          <table:table-cell table:formula="of:=IF([$work.X6]=&quot;&quot;;&quot;&quot;;[$work.X6]/SQRT([$work.$T5]))">
            <text:p/>
          </table:table-cell>
          <table:table-cell table:formula="of:=IF([$work.Y6]=&quot;&quot;;&quot;&quot;;[$work.Y6]/SQRT([$work.$T5]))">
            <text:p/>
          </table:table-cell>
          <table:table-cell table:formula="of:=IF([$work.Z6]=&quot;&quot;;&quot;&quot;;[$work.Z6]/SQRT([$work.$T5]))">
            <text:p/>
          </table:table-cell>
          <table:table-cell table:formula="of:=IF([$work.AA6]=&quot;&quot;;&quot;&quot;;[$work.AA6]/SQRT([$work.$T5]))">
            <text:p/>
          </table:table-cell>
          <table:table-cell table:formula="of:=IF([$work.AB6]=&quot;&quot;;&quot;&quot;;[$work.AB6]/SQRT([$work.$T5]))">
            <text:p/>
          </table:table-cell>
          <table:table-cell table:formula="of:=IF([$work.AC6]=&quot;&quot;;&quot;&quot;;[$work.AC6]/SQRT([$work.$T5]))">
            <text:p/>
          </table:table-cell>
          <table:table-cell table:formula="of:=IF([$work.AD6]=&quot;&quot;;&quot;&quot;;[$work.AD6]/SQRT([$work.$T5]))">
            <text:p/>
          </table:table-cell>
          <table:table-cell table:formula="of:=IF([$work.AE6]=&quot;&quot;;&quot;&quot;;[$work.AE6]/SQRT([$work.$T5]))">
            <text:p/>
          </table:table-cell>
          <table:table-cell table:formula="of:=IF([$work.AF6]=&quot;&quot;;&quot;&quot;;[$work.AF6]/SQRT([$work.$T5]))">
            <text:p/>
          </table:table-cell>
          <table:table-cell table:formula="of:=IF([$work.AG6]=&quot;&quot;;&quot;&quot;;[$work.AG6]/SQRT([$work.$T5]))">
            <text:p/>
          </table:table-cell>
          <table:table-cell table:formula="of:=IF([$work.AH6]=&quot;&quot;;&quot;&quot;;[$work.AH6])" office:value-type="float" office:value="28.6755985220169" calcext:value-type="float">
            <text:p>28.6755985220169</text:p>
          </table:table-cell>
          <table:table-cell table:formula="of:=IF([$work.AI6]=&quot;&quot;;&quot;&quot;;[$work.AI6])" office:value-type="float" office:value="52.1374518582125" calcext:value-type="float">
            <text:p>52.1374518582125</text:p>
          </table:table-cell>
          <table:table-cell table:formula="of:=IF([$work.AJ6]=&quot;&quot;;&quot;&quot;;[$work.AJ6])" office:value-type="float" office:value="75.5993051944082" calcext:value-type="float">
            <text:p>75.5993051944082</text:p>
          </table:table-cell>
          <table:table-cell table:formula="of:=IF([$work.AK6]=&quot;&quot;;&quot;&quot;;[$work.AK6])" office:value-type="float" office:value="101.668031123514" calcext:value-type="float">
            <text:p>101.668031123514</text:p>
          </table:table-cell>
          <table:table-cell table:formula="of:=IF([$work.AL6]=&quot;&quot;;&quot;&quot;;[$work.AL6])" office:value-type="float" office:value="0.00667070952092177" calcext:value-type="float">
            <text:p>0.006670709520922</text:p>
          </table:table-cell>
          <table:table-cell table:formula="of:=IF([$work.AM6]=&quot;&quot;;&quot;&quot;;[$work.AM6])" office:value-type="float" office:value="0.0121285627653123" calcext:value-type="float">
            <text:p>0.012128562765312</text:p>
          </table:table-cell>
          <table:table-cell table:formula="of:=IF([$work.AN6]=&quot;&quot;;&quot;&quot;;[$work.AN6])" office:value-type="float" office:value="0.0175864160097029" calcext:value-type="float">
            <text:p>0.017586416009703</text:p>
          </table:table-cell>
          <table:table-cell table:formula="of:=IF([$work.AO6]=&quot;&quot;;&quot;&quot;;[$work.AO6])" office:value-type="float" office:value="0.023650697392359" calcext:value-type="float">
            <text:p>0.023650697392359</text:p>
          </table:table-cell>
          <table:table-cell table:formula="of:=IF([$work.AP6]=&quot;&quot;;&quot;&quot;;[$work.AP6])">
            <text:p/>
          </table:table-cell>
          <table:table-cell table:formula="of:=IF([$work.AQ6]=&quot;&quot;;&quot;&quot;;[$work.AQ6])">
            <text:p/>
          </table:table-cell>
          <table:table-cell table:formula="of:=IF([$work.AR6]=&quot;&quot;;&quot;&quot;;[$work.AR6])">
            <text:p/>
          </table:table-cell>
          <table:table-cell table:formula="of:=IF([$work.AS6]=&quot;&quot;;&quot;&quot;;[$work.AS6])">
            <text:p/>
          </table:table-cell>
        </table:table-row>
        <table:table-row table:style-name="ro1">
          <table:table-cell table:formula="of:=[$work.A7]" office:value-type="float" office:value="15" calcext:value-type="float">
            <text:p>15</text:p>
          </table:table-cell>
          <table:table-cell table:formula="of:=IF([$work.H7]=&quot;&quot;;&quot;&quot;;[$work.H7])" office:value-type="float" office:value="0" calcext:value-type="float">
            <text:p>0</text:p>
          </table:table-cell>
          <table:table-cell table:formula="of:=IF([$work.I7]=&quot;&quot;;&quot;&quot;;[$work.I7])" office:value-type="float" office:value="0" calcext:value-type="float">
            <text:p>0</text:p>
          </table:table-cell>
          <table:table-cell table:formula="of:=IF([$work.J7]=&quot;&quot;;&quot;&quot;;[$work.J7])" office:value-type="float" office:value="0" calcext:value-type="float">
            <text:p>0</text:p>
          </table:table-cell>
          <table:table-cell table:formula="of:=IF([$work.K7]=&quot;&quot;;&quot;&quot;;[$work.K7])" office:value-type="float" office:value="0" calcext:value-type="float">
            <text:p>0</text:p>
          </table:table-cell>
          <table:table-cell table:formula="of:=IF([$work.L7]=&quot;&quot;;&quot;&quot;;[$work.L7])" office:value-type="float" office:value="0" calcext:value-type="float">
            <text:p>0</text:p>
          </table:table-cell>
          <table:table-cell table:formula="of:=IF([$work.M7]=&quot;&quot;;&quot;&quot;;[$work.M7])" office:value-type="float" office:value="0" calcext:value-type="float">
            <text:p>0</text:p>
          </table:table-cell>
          <table:table-cell table:formula="of:=IF([$work.N7]=&quot;&quot;;&quot;&quot;;[$work.N7])" office:value-type="float" office:value="0" calcext:value-type="float">
            <text:p>0</text:p>
          </table:table-cell>
          <table:table-cell table:formula="of:=IF([$work.O7]=&quot;&quot;;&quot;&quot;;[$work.O7])" office:value-type="float" office:value="0" calcext:value-type="float">
            <text:p>0</text:p>
          </table:table-cell>
          <table:table-cell table:formula="of:=IF([$work.P7]=&quot;&quot;;&quot;&quot;;[$work.P7]/SQRT([$work.$T6]))" office:value-type="float" office:value="0.238977452346176" calcext:value-type="float">
            <text:p>0.238977452346176</text:p>
          </table:table-cell>
          <table:table-cell table:formula="of:=IF([$work.Q7]=&quot;&quot;;&quot;&quot;;[$work.Q7]/SQRT([$work.$T6]))" office:value-type="float" office:value="0.477954904692351" calcext:value-type="float">
            <text:p>0.477954904692351</text:p>
          </table:table-cell>
          <table:table-cell table:formula="of:=IF([$work.R7]=&quot;&quot;;&quot;&quot;;[$work.R7]/SQRT([$work.$T6]))" office:value-type="float" office:value="0.836421083211615" calcext:value-type="float">
            <text:p>0.836421083211615</text:p>
          </table:table-cell>
          <table:table-cell table:formula="of:=IF([$work.S7]=&quot;&quot;;&quot;&quot;;[$work.S7]/SQRT([$work.$T6]))" office:value-type="float" office:value="0.764727847507762" calcext:value-type="float">
            <text:p>0.764727847507762</text:p>
          </table:table-cell>
          <table:table-cell table:formula="of:=IF([$work.T7]=&quot;&quot;;&quot;&quot;;[$work.T7]/SQRT([$work.$T6]))" office:value-type="float" office:value="32.9549906785376" calcext:value-type="float">
            <text:p>32.9549906785376</text:p>
          </table:table-cell>
          <table:table-cell table:formula="of:=IF([$work.U7]=&quot;&quot;;&quot;&quot;;[$work.U7]/SQRT([$work.$T6]))" office:value-type="float" office:value="88.2344136486351" calcext:value-type="float">
            <text:p>88.2344136486351</text:p>
          </table:table-cell>
          <table:table-cell table:formula="of:=IF([$work.V7]=&quot;&quot;;&quot;&quot;;[$work.V7]/SQRT([$work.$T6]))">
            <text:p/>
          </table:table-cell>
          <table:table-cell table:formula="of:=IF([$work.W7]=&quot;&quot;;&quot;&quot;;[$work.W7]/SQRT([$work.$T6]))">
            <text:p/>
          </table:table-cell>
          <table:table-cell table:formula="of:=IF([$work.X7]=&quot;&quot;;&quot;&quot;;[$work.X7]/SQRT([$work.$T6]))">
            <text:p/>
          </table:table-cell>
          <table:table-cell table:formula="of:=IF([$work.Y7]=&quot;&quot;;&quot;&quot;;[$work.Y7]/SQRT([$work.$T6]))">
            <text:p/>
          </table:table-cell>
          <table:table-cell table:formula="of:=IF([$work.Z7]=&quot;&quot;;&quot;&quot;;[$work.Z7]/SQRT([$work.$T6]))">
            <text:p/>
          </table:table-cell>
          <table:table-cell table:formula="of:=IF([$work.AA7]=&quot;&quot;;&quot;&quot;;[$work.AA7]/SQRT([$work.$T6]))">
            <text:p/>
          </table:table-cell>
          <table:table-cell table:formula="of:=IF([$work.AB7]=&quot;&quot;;&quot;&quot;;[$work.AB7]/SQRT([$work.$T6]))">
            <text:p/>
          </table:table-cell>
          <table:table-cell table:formula="of:=IF([$work.AC7]=&quot;&quot;;&quot;&quot;;[$work.AC7]/SQRT([$work.$T6]))">
            <text:p/>
          </table:table-cell>
          <table:table-cell table:formula="of:=IF([$work.AD7]=&quot;&quot;;&quot;&quot;;[$work.AD7]/SQRT([$work.$T6]))" office:value-type="float" office:value="0" calcext:value-type="float">
            <text:p>0</text:p>
          </table:table-cell>
          <table:table-cell table:formula="of:=IF([$work.AE7]=&quot;&quot;;&quot;&quot;;[$work.AE7]/SQRT([$work.$T6]))" office:value-type="float" office:value="0" calcext:value-type="float">
            <text:p>0</text:p>
          </table:table-cell>
          <table:table-cell table:formula="of:=IF([$work.AF7]=&quot;&quot;;&quot;&quot;;[$work.AF7]/SQRT([$work.$T6]))" office:value-type="float" office:value="0" calcext:value-type="float">
            <text:p>0</text:p>
          </table:table-cell>
          <table:table-cell table:formula="of:=IF([$work.AG7]=&quot;&quot;;&quot;&quot;;[$work.AG7]/SQRT([$work.$T6]))" office:value-type="float" office:value="0" calcext:value-type="float">
            <text:p>0</text:p>
          </table:table-cell>
          <table:table-cell table:formula="of:=IF([$work.AH7]=&quot;&quot;;&quot;&quot;;[$work.AH7])" office:value-type="float" office:value="31.9988966817328" calcext:value-type="float">
            <text:p>31.9988966817328</text:p>
          </table:table-cell>
          <table:table-cell table:formula="of:=IF([$work.AI7]=&quot;&quot;;&quot;&quot;;[$work.AI7])" office:value-type="float" office:value="77.7116062270655" calcext:value-type="float">
            <text:p>77.7116062270655</text:p>
          </table:table-cell>
          <table:table-cell table:formula="of:=IF([$work.AJ7]=&quot;&quot;;&quot;&quot;;[$work.AJ7])" office:value-type="float" office:value="70.8546997952656" calcext:value-type="float">
            <text:p>70.8546997952656</text:p>
          </table:table-cell>
          <table:table-cell table:formula="of:=IF([$work.AK7]=&quot;&quot;;&quot;&quot;;[$work.AK7])" office:value-type="float" office:value="89.1397836133986" calcext:value-type="float">
            <text:p>89.1397836133986</text:p>
          </table:table-cell>
          <table:table-cell table:formula="of:=IF([$work.AL7]=&quot;&quot;;&quot;&quot;;[$work.AL7])" office:value-type="float" office:value="0.00799543118218161" calcext:value-type="float">
            <text:p>0.007995431182182</text:p>
          </table:table-cell>
          <table:table-cell table:formula="of:=IF([$work.AM7]=&quot;&quot;;&quot;&quot;;[$work.AM7])" office:value-type="float" office:value="0.0194174757281553" calcext:value-type="float">
            <text:p>0.019417475728155</text:p>
          </table:table-cell>
          <table:table-cell table:formula="of:=IF([$work.AN7]=&quot;&quot;;&quot;&quot;;[$work.AN7])" office:value-type="float" office:value="0.0177041690462593" calcext:value-type="float">
            <text:p>0.017704169046259</text:p>
          </table:table-cell>
          <table:table-cell table:formula="of:=IF([$work.AO7]=&quot;&quot;;&quot;&quot;;[$work.AO7])" office:value-type="float" office:value="0.0222729868646488" calcext:value-type="float">
            <text:p>0.022272986864649</text:p>
          </table:table-cell>
          <table:table-cell table:formula="of:=IF([$work.AP7]=&quot;&quot;;&quot;&quot;;[$work.AP7])">
            <text:p/>
          </table:table-cell>
          <table:table-cell table:formula="of:=IF([$work.AQ7]=&quot;&quot;;&quot;&quot;;[$work.AQ7])">
            <text:p/>
          </table:table-cell>
          <table:table-cell table:formula="of:=IF([$work.AR7]=&quot;&quot;;&quot;&quot;;[$work.AR7])">
            <text:p/>
          </table:table-cell>
          <table:table-cell table:formula="of:=IF([$work.AS7]=&quot;&quot;;&quot;&quot;;[$work.AS7])">
            <text:p/>
          </table:table-cell>
        </table:table-row>
        <table:table-row table:style-name="ro1">
          <table:table-cell table:formula="of:=[$work.A8]" office:value-type="float" office:value="16" calcext:value-type="float">
            <text:p>16</text:p>
          </table:table-cell>
          <table:table-cell table:formula="of:=IF([$work.H8]=&quot;&quot;;&quot;&quot;;[$work.H8])" office:value-type="float" office:value="0" calcext:value-type="float">
            <text:p>0</text:p>
          </table:table-cell>
          <table:table-cell table:formula="of:=IF([$work.I8]=&quot;&quot;;&quot;&quot;;[$work.I8])" office:value-type="float" office:value="0" calcext:value-type="float">
            <text:p>0</text:p>
          </table:table-cell>
          <table:table-cell table:formula="of:=IF([$work.J8]=&quot;&quot;;&quot;&quot;;[$work.J8])" office:value-type="float" office:value="0" calcext:value-type="float">
            <text:p>0</text:p>
          </table:table-cell>
          <table:table-cell table:formula="of:=IF([$work.K8]=&quot;&quot;;&quot;&quot;;[$work.K8])" office:value-type="float" office:value="0" calcext:value-type="float">
            <text:p>0</text:p>
          </table:table-cell>
          <table:table-cell table:formula="of:=IF([$work.L8]=&quot;&quot;;&quot;&quot;;[$work.L8])" office:value-type="float" office:value="0" calcext:value-type="float">
            <text:p>0</text:p>
          </table:table-cell>
          <table:table-cell table:formula="of:=IF([$work.M8]=&quot;&quot;;&quot;&quot;;[$work.M8])" office:value-type="float" office:value="0" calcext:value-type="float">
            <text:p>0</text:p>
          </table:table-cell>
          <table:table-cell table:formula="of:=IF([$work.N8]=&quot;&quot;;&quot;&quot;;[$work.N8])" office:value-type="float" office:value="0" calcext:value-type="float">
            <text:p>0</text:p>
          </table:table-cell>
          <table:table-cell table:formula="of:=IF([$work.O8]=&quot;&quot;;&quot;&quot;;[$work.O8])" office:value-type="float" office:value="0" calcext:value-type="float">
            <text:p>0</text:p>
          </table:table-cell>
          <table:table-cell table:formula="of:=IF([$work.P8]=&quot;&quot;;&quot;&quot;;[$work.P8]/SQRT([$work.$T7]))" office:value-type="float" office:value="0.161573122212854" calcext:value-type="float">
            <text:p>0.161573122212854</text:p>
          </table:table-cell>
          <table:table-cell table:formula="of:=IF([$work.Q8]=&quot;&quot;;&quot;&quot;;[$work.Q8]/SQRT([$work.$T7]))" office:value-type="float" office:value="0.538577074042847" calcext:value-type="float">
            <text:p>0.538577074042847</text:p>
          </table:table-cell>
          <table:table-cell table:formula="of:=IF([$work.R8]=&quot;&quot;;&quot;&quot;;[$work.R8]/SQRT([$work.$T7]))" office:value-type="float" office:value="0.323146244425708" calcext:value-type="float">
            <text:p>0.323146244425708</text:p>
          </table:table-cell>
          <table:table-cell table:formula="of:=IF([$work.S8]=&quot;&quot;;&quot;&quot;;[$work.S8]/SQRT([$work.$T7]))" office:value-type="float" office:value="0.377003951829993" calcext:value-type="float">
            <text:p>0.377003951829993</text:p>
          </table:table-cell>
          <table:table-cell table:formula="of:=IF([$work.T8]=&quot;&quot;;&quot;&quot;;[$work.T8]/SQRT([$work.$T7]))" office:value-type="float" office:value="19.7927074710746" calcext:value-type="float">
            <text:p>19.7927074710746</text:p>
          </table:table-cell>
          <table:table-cell table:formula="of:=IF([$work.U8]=&quot;&quot;;&quot;&quot;;[$work.U8]/SQRT([$work.$T7]))" office:value-type="float" office:value="61.5288630324681" calcext:value-type="float">
            <text:p>61.5288630324681</text:p>
          </table:table-cell>
          <table:table-cell table:formula="of:=IF([$work.V8]=&quot;&quot;;&quot;&quot;;[$work.V8]/SQRT([$work.$T7]))" office:value-type="float" office:value="0" calcext:value-type="float">
            <text:p>0</text:p>
          </table:table-cell>
          <table:table-cell table:formula="of:=IF([$work.W8]=&quot;&quot;;&quot;&quot;;[$work.W8]/SQRT([$work.$T7]))" office:value-type="float" office:value="0" calcext:value-type="float">
            <text:p>0</text:p>
          </table:table-cell>
          <table:table-cell table:formula="of:=IF([$work.X8]=&quot;&quot;;&quot;&quot;;[$work.X8]/SQRT([$work.$T7]))" office:value-type="float" office:value="0" calcext:value-type="float">
            <text:p>0</text:p>
          </table:table-cell>
          <table:table-cell table:formula="of:=IF([$work.Y8]=&quot;&quot;;&quot;&quot;;[$work.Y8]/SQRT([$work.$T7]))" office:value-type="float" office:value="0" calcext:value-type="float">
            <text:p>0</text:p>
          </table:table-cell>
          <table:table-cell table:formula="of:=IF([$work.Z8]=&quot;&quot;;&quot;&quot;;[$work.Z8]/SQRT([$work.$T7]))" office:value-type="float" office:value="0" calcext:value-type="float">
            <text:p>0</text:p>
          </table:table-cell>
          <table:table-cell table:formula="of:=IF([$work.AA8]=&quot;&quot;;&quot;&quot;;[$work.AA8]/SQRT([$work.$T7]))" office:value-type="float" office:value="0" calcext:value-type="float">
            <text:p>0</text:p>
          </table:table-cell>
          <table:table-cell table:formula="of:=IF([$work.AB8]=&quot;&quot;;&quot;&quot;;[$work.AB8]/SQRT([$work.$T7]))" office:value-type="float" office:value="0" calcext:value-type="float">
            <text:p>0</text:p>
          </table:table-cell>
          <table:table-cell table:formula="of:=IF([$work.AC8]=&quot;&quot;;&quot;&quot;;[$work.AC8]/SQRT([$work.$T7]))" office:value-type="float" office:value="0" calcext:value-type="float">
            <text:p>0</text:p>
          </table:table-cell>
          <table:table-cell table:formula="of:=IF([$work.AD8]=&quot;&quot;;&quot;&quot;;[$work.AD8]/SQRT([$work.$T7]))" office:value-type="float" office:value="0" calcext:value-type="float">
            <text:p>0</text:p>
          </table:table-cell>
          <table:table-cell table:formula="of:=IF([$work.AE8]=&quot;&quot;;&quot;&quot;;[$work.AE8]/SQRT([$work.$T7]))" office:value-type="float" office:value="0" calcext:value-type="float">
            <text:p>0</text:p>
          </table:table-cell>
          <table:table-cell table:formula="of:=IF([$work.AF8]=&quot;&quot;;&quot;&quot;;[$work.AF8]/SQRT([$work.$T7]))" office:value-type="float" office:value="0" calcext:value-type="float">
            <text:p>0</text:p>
          </table:table-cell>
          <table:table-cell table:formula="of:=IF([$work.AG8]=&quot;&quot;;&quot;&quot;;[$work.AG8]/SQRT([$work.$T7]))" office:value-type="float" office:value="0" calcext:value-type="float">
            <text:p>0</text:p>
          </table:table-cell>
          <table:table-cell table:formula="of:=IF([$work.AH8]=&quot;&quot;;&quot;&quot;;[$work.AH8])" office:value-type="float" office:value="21.9333807255742" calcext:value-type="float">
            <text:p>21.9333807255742</text:p>
          </table:table-cell>
          <table:table-cell table:formula="of:=IF([$work.AI8]=&quot;&quot;;&quot;&quot;;[$work.AI8])" office:value-type="float" office:value="43.8667614511485" calcext:value-type="float">
            <text:p>43.8667614511485</text:p>
          </table:table-cell>
          <table:table-cell table:formula="of:=IF([$work.AJ8]=&quot;&quot;;&quot;&quot;;[$work.AJ8])" office:value-type="float" office:value="76.7668325395098" calcext:value-type="float">
            <text:p>76.7668325395098</text:p>
          </table:table-cell>
          <table:table-cell table:formula="of:=IF([$work.AK8]=&quot;&quot;;&quot;&quot;;[$work.AK8])" office:value-type="float" office:value="70.1868183218375" calcext:value-type="float">
            <text:p>70.1868183218375</text:p>
          </table:table-cell>
          <table:table-cell table:formula="of:=IF([$work.AL8]=&quot;&quot;;&quot;&quot;;[$work.AL8])" office:value-type="float" office:value="0.00725163161711385" calcext:value-type="float">
            <text:p>0.007251631617114</text:p>
          </table:table-cell>
          <table:table-cell table:formula="of:=IF([$work.AM8]=&quot;&quot;;&quot;&quot;;[$work.AM8])" office:value-type="float" office:value="0.0145032632342277" calcext:value-type="float">
            <text:p>0.014503263234228</text:p>
          </table:table-cell>
          <table:table-cell table:formula="of:=IF([$work.AN8]=&quot;&quot;;&quot;&quot;;[$work.AN8])" office:value-type="float" office:value="0.0253807106598985" calcext:value-type="float">
            <text:p>0.025380710659899</text:p>
          </table:table-cell>
          <table:table-cell table:formula="of:=IF([$work.AO8]=&quot;&quot;;&quot;&quot;;[$work.AO8])" office:value-type="float" office:value="0.0232052211747643" calcext:value-type="float">
            <text:p>0.023205221174764</text:p>
          </table:table-cell>
          <table:table-cell table:formula="of:=IF([$work.AP8]=&quot;&quot;;&quot;&quot;;[$work.AP8])" office:value-type="float" office:value="0" calcext:value-type="float">
            <text:p>0</text:p>
          </table:table-cell>
          <table:table-cell table:formula="of:=IF([$work.AQ8]=&quot;&quot;;&quot;&quot;;[$work.AQ8])" office:value-type="float" office:value="0" calcext:value-type="float">
            <text:p>0</text:p>
          </table:table-cell>
          <table:table-cell table:formula="of:=IF([$work.AR8]=&quot;&quot;;&quot;&quot;;[$work.AR8])" office:value-type="float" office:value="0" calcext:value-type="float">
            <text:p>0</text:p>
          </table:table-cell>
          <table:table-cell table:formula="of:=IF([$work.AS8]=&quot;&quot;;&quot;&quot;;[$work.AS8])" office:value-type="float" office:value="0" calcext:value-type="float">
            <text:p>0</text:p>
          </table:table-cell>
        </table:table-row>
        <table:table-row table:style-name="ro1">
          <table:table-cell table:formula="of:=[$work.A9]" office:value-type="float" office:value="17" calcext:value-type="float">
            <text:p>17</text:p>
          </table:table-cell>
          <table:table-cell table:formula="of:=IF([$work.H9]=&quot;&quot;;&quot;&quot;;[$work.H9])" office:value-type="float" office:value="0" calcext:value-type="float">
            <text:p>0</text:p>
          </table:table-cell>
          <table:table-cell table:formula="of:=IF([$work.I9]=&quot;&quot;;&quot;&quot;;[$work.I9])" office:value-type="float" office:value="0" calcext:value-type="float">
            <text:p>0</text:p>
          </table:table-cell>
          <table:table-cell table:formula="of:=IF([$work.J9]=&quot;&quot;;&quot;&quot;;[$work.J9])" office:value-type="float" office:value="0" calcext:value-type="float">
            <text:p>0</text:p>
          </table:table-cell>
          <table:table-cell table:formula="of:=IF([$work.K9]=&quot;&quot;;&quot;&quot;;[$work.K9])" office:value-type="float" office:value="0" calcext:value-type="float">
            <text:p>0</text:p>
          </table:table-cell>
          <table:table-cell table:formula="of:=IF([$work.L9]=&quot;&quot;;&quot;&quot;;[$work.L9])" office:value-type="float" office:value="0" calcext:value-type="float">
            <text:p>0</text:p>
          </table:table-cell>
          <table:table-cell table:formula="of:=IF([$work.M9]=&quot;&quot;;&quot;&quot;;[$work.M9])" office:value-type="float" office:value="0" calcext:value-type="float">
            <text:p>0</text:p>
          </table:table-cell>
          <table:table-cell table:formula="of:=IF([$work.N9]=&quot;&quot;;&quot;&quot;;[$work.N9])" office:value-type="float" office:value="0" calcext:value-type="float">
            <text:p>0</text:p>
          </table:table-cell>
          <table:table-cell table:formula="of:=IF([$work.O9]=&quot;&quot;;&quot;&quot;;[$work.O9])" office:value-type="float" office:value="0" calcext:value-type="float">
            <text:p>0</text:p>
          </table:table-cell>
          <table:table-cell table:formula="of:=IF([$work.P9]=&quot;&quot;;&quot;&quot;;[$work.P9]/SQRT([$work.$T8]))" office:value-type="float" office:value="0.221313334068995" calcext:value-type="float">
            <text:p>0.221313334068995</text:p>
          </table:table-cell>
          <table:table-cell table:formula="of:=IF([$work.Q9]=&quot;&quot;;&quot;&quot;;[$work.Q9]/SQRT([$work.$T8]))" office:value-type="float" office:value="0.774596669241483" calcext:value-type="float">
            <text:p>0.774596669241483</text:p>
          </table:table-cell>
          <table:table-cell table:formula="of:=IF([$work.R9]=&quot;&quot;;&quot;&quot;;[$work.R9]/SQRT([$work.$T8]))" office:value-type="float" office:value="0.848367780597815" calcext:value-type="float">
            <text:p>0.848367780597815</text:p>
          </table:table-cell>
          <table:table-cell table:formula="of:=IF([$work.S9]=&quot;&quot;;&quot;&quot;;[$work.S9]/SQRT([$work.$T8]))" office:value-type="float" office:value="0.62705444652882" calcext:value-type="float">
            <text:p>0.62705444652882</text:p>
          </table:table-cell>
          <table:table-cell table:formula="of:=IF([$work.T9]=&quot;&quot;;&quot;&quot;;[$work.T9]/SQRT([$work.$T8]))" office:value-type="float" office:value="23.4960989669917" calcext:value-type="float">
            <text:p>23.4960989669917</text:p>
          </table:table-cell>
          <table:table-cell table:formula="of:=IF([$work.U9]=&quot;&quot;;&quot;&quot;;[$work.U9]/SQRT([$work.$T8]))" office:value-type="float" office:value="39.5989452030236" calcext:value-type="float">
            <text:p>39.5989452030236</text:p>
          </table:table-cell>
          <table:table-cell table:formula="of:=IF([$work.V9]=&quot;&quot;;&quot;&quot;;[$work.V9]/SQRT([$work.$T8]))" office:value-type="float" office:value="0" calcext:value-type="float">
            <text:p>0</text:p>
          </table:table-cell>
          <table:table-cell table:formula="of:=IF([$work.W9]=&quot;&quot;;&quot;&quot;;[$work.W9]/SQRT([$work.$T8]))" office:value-type="float" office:value="0" calcext:value-type="float">
            <text:p>0</text:p>
          </table:table-cell>
          <table:table-cell table:formula="of:=IF([$work.X9]=&quot;&quot;;&quot;&quot;;[$work.X9]/SQRT([$work.$T8]))" office:value-type="float" office:value="0" calcext:value-type="float">
            <text:p>0</text:p>
          </table:table-cell>
          <table:table-cell table:formula="of:=IF([$work.Y9]=&quot;&quot;;&quot;&quot;;[$work.Y9]/SQRT([$work.$T8]))" office:value-type="float" office:value="0" calcext:value-type="float">
            <text:p>0</text:p>
          </table:table-cell>
          <table:table-cell table:formula="of:=IF([$work.Z9]=&quot;&quot;;&quot;&quot;;[$work.Z9]/SQRT([$work.$T8]))" office:value-type="float" office:value="0" calcext:value-type="float">
            <text:p>0</text:p>
          </table:table-cell>
          <table:table-cell table:formula="of:=IF([$work.AA9]=&quot;&quot;;&quot;&quot;;[$work.AA9]/SQRT([$work.$T8]))" office:value-type="float" office:value="0" calcext:value-type="float">
            <text:p>0</text:p>
          </table:table-cell>
          <table:table-cell table:formula="of:=IF([$work.AB9]=&quot;&quot;;&quot;&quot;;[$work.AB9]/SQRT([$work.$T8]))" office:value-type="float" office:value="0" calcext:value-type="float">
            <text:p>0</text:p>
          </table:table-cell>
          <table:table-cell table:formula="of:=IF([$work.AC9]=&quot;&quot;;&quot;&quot;;[$work.AC9]/SQRT([$work.$T8]))" office:value-type="float" office:value="0" calcext:value-type="float">
            <text:p>0</text:p>
          </table:table-cell>
          <table:table-cell table:formula="of:=IF([$work.AD9]=&quot;&quot;;&quot;&quot;;[$work.AD9]/SQRT([$work.$T8]))" office:value-type="float" office:value="0" calcext:value-type="float">
            <text:p>0</text:p>
          </table:table-cell>
          <table:table-cell table:formula="of:=IF([$work.AE9]=&quot;&quot;;&quot;&quot;;[$work.AE9]/SQRT([$work.$T8]))" office:value-type="float" office:value="0" calcext:value-type="float">
            <text:p>0</text:p>
          </table:table-cell>
          <table:table-cell table:formula="of:=IF([$work.AF9]=&quot;&quot;;&quot;&quot;;[$work.AF9]/SQRT([$work.$T8]))" office:value-type="float" office:value="0" calcext:value-type="float">
            <text:p>0</text:p>
          </table:table-cell>
          <table:table-cell table:formula="of:=IF([$work.AG9]=&quot;&quot;;&quot;&quot;;[$work.AG9]/SQRT([$work.$T8]))" office:value-type="float" office:value="0" calcext:value-type="float">
            <text:p>0</text:p>
          </table:table-cell>
          <table:table-cell table:formula="of:=IF([$work.AH9]=&quot;&quot;;&quot;&quot;;[$work.AH9])" office:value-type="float" office:value="14.0187206946565" calcext:value-type="float">
            <text:p>14.0187206946565</text:p>
          </table:table-cell>
          <table:table-cell table:formula="of:=IF([$work.AI9]=&quot;&quot;;&quot;&quot;;[$work.AI9])" office:value-type="float" office:value="46.7290689821884" calcext:value-type="float">
            <text:p>46.7290689821884</text:p>
          </table:table-cell>
          <table:table-cell table:formula="of:=IF([$work.AJ9]=&quot;&quot;;&quot;&quot;;[$work.AJ9])" office:value-type="float" office:value="28.0374413893131" calcext:value-type="float">
            <text:p>28.0374413893131</text:p>
          </table:table-cell>
          <table:table-cell table:formula="of:=IF([$work.AK9]=&quot;&quot;;&quot;&quot;;[$work.AK9])" office:value-type="float" office:value="32.7103482875319" calcext:value-type="float">
            <text:p>32.7103482875319</text:p>
          </table:table-cell>
          <table:table-cell table:formula="of:=IF([$work.AL9]=&quot;&quot;;&quot;&quot;;[$work.AL9])" office:value-type="float" office:value="0.00816326530612245" calcext:value-type="float">
            <text:p>0.008163265306122</text:p>
          </table:table-cell>
          <table:table-cell table:formula="of:=IF([$work.AM9]=&quot;&quot;;&quot;&quot;;[$work.AM9])" office:value-type="float" office:value="0.0272108843537415" calcext:value-type="float">
            <text:p>0.027210884353742</text:p>
          </table:table-cell>
          <table:table-cell table:formula="of:=IF([$work.AN9]=&quot;&quot;;&quot;&quot;;[$work.AN9])" office:value-type="float" office:value="0.0163265306122449" calcext:value-type="float">
            <text:p>0.016326530612245</text:p>
          </table:table-cell>
          <table:table-cell table:formula="of:=IF([$work.AO9]=&quot;&quot;;&quot;&quot;;[$work.AO9])" office:value-type="float" office:value="0.0190476190476191" calcext:value-type="float">
            <text:p>0.019047619047619</text:p>
          </table:table-cell>
          <table:table-cell table:formula="of:=IF([$work.AP9]=&quot;&quot;;&quot;&quot;;[$work.AP9])" office:value-type="float" office:value="0" calcext:value-type="float">
            <text:p>0</text:p>
          </table:table-cell>
          <table:table-cell table:formula="of:=IF([$work.AQ9]=&quot;&quot;;&quot;&quot;;[$work.AQ9])" office:value-type="float" office:value="0" calcext:value-type="float">
            <text:p>0</text:p>
          </table:table-cell>
          <table:table-cell table:formula="of:=IF([$work.AR9]=&quot;&quot;;&quot;&quot;;[$work.AR9])" office:value-type="float" office:value="0" calcext:value-type="float">
            <text:p>0</text:p>
          </table:table-cell>
          <table:table-cell table:formula="of:=IF([$work.AS9]=&quot;&quot;;&quot;&quot;;[$work.AS9])" office:value-type="float" office:value="0" calcext:value-type="float">
            <text:p>0</text:p>
          </table:table-cell>
        </table:table-row>
        <table:table-row table:style-name="ro1">
          <table:table-cell table:formula="of:=[$work.A10]" office:value-type="float" office:value="18" calcext:value-type="float">
            <text:p>18</text:p>
          </table:table-cell>
          <table:table-cell table:formula="of:=IF([$work.H10]=&quot;&quot;;&quot;&quot;;[$work.H10])" office:value-type="float" office:value="0" calcext:value-type="float">
            <text:p>0</text:p>
          </table:table-cell>
          <table:table-cell table:formula="of:=IF([$work.I10]=&quot;&quot;;&quot;&quot;;[$work.I10])" office:value-type="float" office:value="0" calcext:value-type="float">
            <text:p>0</text:p>
          </table:table-cell>
          <table:table-cell table:formula="of:=IF([$work.J10]=&quot;&quot;;&quot;&quot;;[$work.J10])" office:value-type="float" office:value="0" calcext:value-type="float">
            <text:p>0</text:p>
          </table:table-cell>
          <table:table-cell table:formula="of:=IF([$work.K10]=&quot;&quot;;&quot;&quot;;[$work.K10])" office:value-type="float" office:value="0" calcext:value-type="float">
            <text:p>0</text:p>
          </table:table-cell>
          <table:table-cell table:formula="of:=IF([$work.L10]=&quot;&quot;;&quot;&quot;;[$work.L10])" office:value-type="float" office:value="0" calcext:value-type="float">
            <text:p>0</text:p>
          </table:table-cell>
          <table:table-cell table:formula="of:=IF([$work.M10]=&quot;&quot;;&quot;&quot;;[$work.M10])" office:value-type="float" office:value="0" calcext:value-type="float">
            <text:p>0</text:p>
          </table:table-cell>
          <table:table-cell table:formula="of:=IF([$work.N10]=&quot;&quot;;&quot;&quot;;[$work.N10])" office:value-type="float" office:value="0" calcext:value-type="float">
            <text:p>0</text:p>
          </table:table-cell>
          <table:table-cell table:formula="of:=IF([$work.O10]=&quot;&quot;;&quot;&quot;;[$work.O10])" office:value-type="float" office:value="0" calcext:value-type="float">
            <text:p>0</text:p>
          </table:table-cell>
          <table:table-cell table:formula="of:=IF([$work.P10]=&quot;&quot;;&quot;&quot;;[$work.P10]/SQRT([$work.$T9]))" office:value-type="float" office:value="0.0792428851750327" calcext:value-type="float">
            <text:p>0.079242885175033</text:p>
          </table:table-cell>
          <table:table-cell table:formula="of:=IF([$work.Q10]=&quot;&quot;;&quot;&quot;;[$work.Q10]/SQRT([$work.$T9]))" office:value-type="float" office:value="0.316971540700131" calcext:value-type="float">
            <text:p>0.316971540700131</text:p>
          </table:table-cell>
          <table:table-cell table:formula="of:=IF([$work.R10]=&quot;&quot;;&quot;&quot;;[$work.R10]/SQRT([$work.$T9]))" office:value-type="float" office:value="0.43583586846268" calcext:value-type="float">
            <text:p>0.43583586846268</text:p>
          </table:table-cell>
          <table:table-cell table:formula="of:=IF([$work.S10]=&quot;&quot;;&quot;&quot;;[$work.S10]/SQRT([$work.$T9]))" office:value-type="float" office:value="0.198107212937582" calcext:value-type="float">
            <text:p>0.198107212937582</text:p>
          </table:table-cell>
          <table:table-cell table:formula="of:=IF([$work.T10]=&quot;&quot;;&quot;&quot;;[$work.T10]/SQRT([$work.$T9]))" office:value-type="float" office:value="13.1146974964679" calcext:value-type="float">
            <text:p>13.1146974964679</text:p>
          </table:table-cell>
          <table:table-cell table:formula="of:=IF([$work.U10]=&quot;&quot;;&quot;&quot;;[$work.U10]/SQRT([$work.$T9]))" office:value-type="float" office:value="31.1965088377077" calcext:value-type="float">
            <text:p>31.1965088377077</text:p>
          </table:table-cell>
          <table:table-cell table:formula="of:=IF([$work.V10]=&quot;&quot;;&quot;&quot;;[$work.V10]/SQRT([$work.$T9]))" office:value-type="float" office:value="0" calcext:value-type="float">
            <text:p>0</text:p>
          </table:table-cell>
          <table:table-cell table:formula="of:=IF([$work.W10]=&quot;&quot;;&quot;&quot;;[$work.W10]/SQRT([$work.$T9]))" office:value-type="float" office:value="0" calcext:value-type="float">
            <text:p>0</text:p>
          </table:table-cell>
          <table:table-cell table:formula="of:=IF([$work.X10]=&quot;&quot;;&quot;&quot;;[$work.X10]/SQRT([$work.$T9]))" office:value-type="float" office:value="0" calcext:value-type="float">
            <text:p>0</text:p>
          </table:table-cell>
          <table:table-cell table:formula="of:=IF([$work.Y10]=&quot;&quot;;&quot;&quot;;[$work.Y10]/SQRT([$work.$T9]))" office:value-type="float" office:value="0" calcext:value-type="float">
            <text:p>0</text:p>
          </table:table-cell>
          <table:table-cell table:formula="of:=IF([$work.Z10]=&quot;&quot;;&quot;&quot;;[$work.Z10]/SQRT([$work.$T9]))" office:value-type="float" office:value="0" calcext:value-type="float">
            <text:p>0</text:p>
          </table:table-cell>
          <table:table-cell table:formula="of:=IF([$work.AA10]=&quot;&quot;;&quot;&quot;;[$work.AA10]/SQRT([$work.$T9]))" office:value-type="float" office:value="0" calcext:value-type="float">
            <text:p>0</text:p>
          </table:table-cell>
          <table:table-cell table:formula="of:=IF([$work.AB10]=&quot;&quot;;&quot;&quot;;[$work.AB10]/SQRT([$work.$T9]))" office:value-type="float" office:value="0" calcext:value-type="float">
            <text:p>0</text:p>
          </table:table-cell>
          <table:table-cell table:formula="of:=IF([$work.AC10]=&quot;&quot;;&quot;&quot;;[$work.AC10]/SQRT([$work.$T9]))" office:value-type="float" office:value="0" calcext:value-type="float">
            <text:p>0</text:p>
          </table:table-cell>
          <table:table-cell table:formula="of:=IF([$work.AD10]=&quot;&quot;;&quot;&quot;;[$work.AD10]/SQRT([$work.$T9]))" office:value-type="float" office:value="0" calcext:value-type="float">
            <text:p>0</text:p>
          </table:table-cell>
          <table:table-cell table:formula="of:=IF([$work.AE10]=&quot;&quot;;&quot;&quot;;[$work.AE10]/SQRT([$work.$T9]))" office:value-type="float" office:value="0" calcext:value-type="float">
            <text:p>0</text:p>
          </table:table-cell>
          <table:table-cell table:formula="of:=IF([$work.AF10]=&quot;&quot;;&quot;&quot;;[$work.AF10]/SQRT([$work.$T9]))" office:value-type="float" office:value="0" calcext:value-type="float">
            <text:p>0</text:p>
          </table:table-cell>
          <table:table-cell table:formula="of:=IF([$work.AG10]=&quot;&quot;;&quot;&quot;;[$work.AG10]/SQRT([$work.$T9]))" office:value-type="float" office:value="0" calcext:value-type="float">
            <text:p>0</text:p>
          </table:table-cell>
          <table:table-cell table:formula="of:=IF([$work.AH10]=&quot;&quot;;&quot;&quot;;[$work.AH10])" office:value-type="float" office:value="13.1046371304249" calcext:value-type="float">
            <text:p>13.1046371304249</text:p>
          </table:table-cell>
          <table:table-cell table:formula="of:=IF([$work.AI10]=&quot;&quot;;&quot;&quot;;[$work.AI10])" office:value-type="float" office:value="45.8662299564871" calcext:value-type="float">
            <text:p>45.8662299564871</text:p>
          </table:table-cell>
          <table:table-cell table:formula="of:=IF([$work.AJ10]=&quot;&quot;;&quot;&quot;;[$work.AJ10])" office:value-type="float" office:value="50.2344423332954" calcext:value-type="float">
            <text:p>50.2344423332954</text:p>
          </table:table-cell>
          <table:table-cell table:formula="of:=IF([$work.AK10]=&quot;&quot;;&quot;&quot;;[$work.AK10])" office:value-type="float" office:value="37.1298052028705" calcext:value-type="float">
            <text:p>37.1298052028705</text:p>
          </table:table-cell>
          <table:table-cell table:formula="of:=IF([$work.AL10]=&quot;&quot;;&quot;&quot;;[$work.AL10])" office:value-type="float" office:value="0.00941915227629513" calcext:value-type="float">
            <text:p>0.009419152276295</text:p>
          </table:table-cell>
          <table:table-cell table:formula="of:=IF([$work.AM10]=&quot;&quot;;&quot;&quot;;[$work.AM10])" office:value-type="float" office:value="0.032967032967033" calcext:value-type="float">
            <text:p>0.032967032967033</text:p>
          </table:table-cell>
          <table:table-cell table:formula="of:=IF([$work.AN10]=&quot;&quot;;&quot;&quot;;[$work.AN10])" office:value-type="float" office:value="0.0361067503924647" calcext:value-type="float">
            <text:p>0.036106750392465</text:p>
          </table:table-cell>
          <table:table-cell table:formula="of:=IF([$work.AO10]=&quot;&quot;;&quot;&quot;;[$work.AO10])" office:value-type="float" office:value="0.0266875981161695" calcext:value-type="float">
            <text:p>0.02668759811617</text:p>
          </table:table-cell>
          <table:table-cell table:formula="of:=IF([$work.AP10]=&quot;&quot;;&quot;&quot;;[$work.AP10])" office:value-type="float" office:value="0" calcext:value-type="float">
            <text:p>0</text:p>
          </table:table-cell>
          <table:table-cell table:formula="of:=IF([$work.AQ10]=&quot;&quot;;&quot;&quot;;[$work.AQ10])" office:value-type="float" office:value="0" calcext:value-type="float">
            <text:p>0</text:p>
          </table:table-cell>
          <table:table-cell table:formula="of:=IF([$work.AR10]=&quot;&quot;;&quot;&quot;;[$work.AR10])" office:value-type="float" office:value="0" calcext:value-type="float">
            <text:p>0</text:p>
          </table:table-cell>
          <table:table-cell table:formula="of:=IF([$work.AS10]=&quot;&quot;;&quot;&quot;;[$work.AS10])" office:value-type="float" office:value="0" calcext:value-type="float">
            <text:p>0</text:p>
          </table:table-cell>
        </table:table-row>
        <table:table-row table:style-name="ro1">
          <table:table-cell table:formula="of:=[$work.A11]" office:value-type="float" office:value="19" calcext:value-type="float">
            <text:p>19</text:p>
          </table:table-cell>
          <table:table-cell table:formula="of:=IF([$work.H11]=&quot;&quot;;&quot;&quot;;[$work.H11])" office:value-type="float" office:value="0.7" calcext:value-type="float">
            <text:p>0.7</text:p>
          </table:table-cell>
          <table:table-cell table:formula="of:=IF([$work.I11]=&quot;&quot;;&quot;&quot;;[$work.I11])" office:value-type="float" office:value="1" calcext:value-type="float">
            <text:p>1</text:p>
          </table:table-cell>
          <table:table-cell table:formula="of:=IF([$work.J11]=&quot;&quot;;&quot;&quot;;[$work.J11])" office:value-type="float" office:value="0" calcext:value-type="float">
            <text:p>0</text:p>
          </table:table-cell>
          <table:table-cell table:formula="of:=IF([$work.K11]=&quot;&quot;;&quot;&quot;;[$work.K11])" office:value-type="float" office:value="0" calcext:value-type="float">
            <text:p>0</text:p>
          </table:table-cell>
          <table:table-cell table:formula="of:=IF([$work.L11]=&quot;&quot;;&quot;&quot;;[$work.L11])" office:value-type="float" office:value="0" calcext:value-type="float">
            <text:p>0</text:p>
          </table:table-cell>
          <table:table-cell table:formula="of:=IF([$work.M11]=&quot;&quot;;&quot;&quot;;[$work.M11])" office:value-type="float" office:value="0" calcext:value-type="float">
            <text:p>0</text:p>
          </table:table-cell>
          <table:table-cell table:formula="of:=IF([$work.N11]=&quot;&quot;;&quot;&quot;;[$work.N11])" office:value-type="float" office:value="0" calcext:value-type="float">
            <text:p>0</text:p>
          </table:table-cell>
          <table:table-cell table:formula="of:=IF([$work.O11]=&quot;&quot;;&quot;&quot;;[$work.O11])" office:value-type="float" office:value="0" calcext:value-type="float">
            <text:p>0</text:p>
          </table:table-cell>
          <table:table-cell table:formula="of:=IF([$work.P11]=&quot;&quot;;&quot;&quot;;[$work.P11]/SQRT([$work.$T10]))" office:value-type="float" office:value="0.0549649709929313" calcext:value-type="float">
            <text:p>0.054964970992931</text:p>
          </table:table-cell>
          <table:table-cell table:formula="of:=IF([$work.Q11]=&quot;&quot;;&quot;&quot;;[$work.Q11]/SQRT([$work.$T10]))" office:value-type="float" office:value="0.43971976794345" calcext:value-type="float">
            <text:p>0.43971976794345</text:p>
          </table:table-cell>
          <table:table-cell table:formula="of:=IF([$work.R11]=&quot;&quot;;&quot;&quot;;[$work.R11]/SQRT([$work.$T10]))" office:value-type="float" office:value="0.384754796950519" calcext:value-type="float">
            <text:p>0.384754796950519</text:p>
          </table:table-cell>
          <table:table-cell table:formula="of:=IF([$work.S11]=&quot;&quot;;&quot;&quot;;[$work.S11]/SQRT([$work.$T10]))" office:value-type="float" office:value="0.659579651915175" calcext:value-type="float">
            <text:p>0.659579651915175</text:p>
          </table:table-cell>
          <table:table-cell table:formula="of:=IF([$work.T11]=&quot;&quot;;&quot;&quot;;[$work.T11]/SQRT([$work.$T10]))" office:value-type="float" office:value="17.8636155727027" calcext:value-type="float">
            <text:p>17.8636155727027</text:p>
          </table:table-cell>
          <table:table-cell table:formula="of:=IF([$work.U11]=&quot;&quot;;&quot;&quot;;[$work.U11]/SQRT([$work.$T10]))" office:value-type="float" office:value="20.4718652327796" calcext:value-type="float">
            <text:p>20.4718652327796</text:p>
          </table:table-cell>
          <table:table-cell table:formula="of:=IF([$work.V11]=&quot;&quot;;&quot;&quot;;[$work.V11]/SQRT([$work.$T10]))" office:value-type="float" office:value="0" calcext:value-type="float">
            <text:p>0</text:p>
          </table:table-cell>
          <table:table-cell table:formula="of:=IF([$work.W11]=&quot;&quot;;&quot;&quot;;[$work.W11]/SQRT([$work.$T10]))" office:value-type="float" office:value="0" calcext:value-type="float">
            <text:p>0</text:p>
          </table:table-cell>
          <table:table-cell table:formula="of:=IF([$work.X11]=&quot;&quot;;&quot;&quot;;[$work.X11]/SQRT([$work.$T10]))" office:value-type="float" office:value="0" calcext:value-type="float">
            <text:p>0</text:p>
          </table:table-cell>
          <table:table-cell table:formula="of:=IF([$work.Y11]=&quot;&quot;;&quot;&quot;;[$work.Y11]/SQRT([$work.$T10]))" office:value-type="float" office:value="0" calcext:value-type="float">
            <text:p>0</text:p>
          </table:table-cell>
          <table:table-cell table:formula="of:=IF([$work.Z11]=&quot;&quot;;&quot;&quot;;[$work.Z11]/SQRT([$work.$T10]))" office:value-type="float" office:value="0" calcext:value-type="float">
            <text:p>0</text:p>
          </table:table-cell>
          <table:table-cell table:formula="of:=IF([$work.AA11]=&quot;&quot;;&quot;&quot;;[$work.AA11]/SQRT([$work.$T10]))" office:value-type="float" office:value="0" calcext:value-type="float">
            <text:p>0</text:p>
          </table:table-cell>
          <table:table-cell table:formula="of:=IF([$work.AB11]=&quot;&quot;;&quot;&quot;;[$work.AB11]/SQRT([$work.$T10]))" office:value-type="float" office:value="0" calcext:value-type="float">
            <text:p>0</text:p>
          </table:table-cell>
          <table:table-cell table:formula="of:=IF([$work.AC11]=&quot;&quot;;&quot;&quot;;[$work.AC11]/SQRT([$work.$T10]))" office:value-type="float" office:value="0" calcext:value-type="float">
            <text:p>0</text:p>
          </table:table-cell>
          <table:table-cell table:formula="of:=IF([$work.AD11]=&quot;&quot;;&quot;&quot;;[$work.AD11]/SQRT([$work.$T10]))" office:value-type="float" office:value="30.2942185835483" calcext:value-type="float">
            <text:p>30.2942185835483</text:p>
          </table:table-cell>
          <table:table-cell table:formula="of:=IF([$work.AE11]=&quot;&quot;;&quot;&quot;;[$work.AE11]/SQRT([$work.$T10]))" office:value-type="float" office:value="0" calcext:value-type="float">
            <text:p>0</text:p>
          </table:table-cell>
          <table:table-cell table:formula="of:=IF([$work.AF11]=&quot;&quot;;&quot;&quot;;[$work.AF11]/SQRT([$work.$T10]))" office:value-type="float" office:value="0" calcext:value-type="float">
            <text:p>0</text:p>
          </table:table-cell>
          <table:table-cell table:formula="of:=IF([$work.AG11]=&quot;&quot;;&quot;&quot;;[$work.AG11]/SQRT([$work.$T10]))" office:value-type="float" office:value="0" calcext:value-type="float">
            <text:p>0</text:p>
          </table:table-cell>
          <table:table-cell table:formula="of:=IF([$work.AH11]=&quot;&quot;;&quot;&quot;;[$work.AH11])" office:value-type="float" office:value="4.31489429785179" calcext:value-type="float">
            <text:p>4.31489429785179</text:p>
          </table:table-cell>
          <table:table-cell table:formula="of:=IF([$work.AI11]=&quot;&quot;;&quot;&quot;;[$work.AI11])" office:value-type="float" office:value="17.2595771914072" calcext:value-type="float">
            <text:p>17.2595771914072</text:p>
          </table:table-cell>
          <table:table-cell table:formula="of:=IF([$work.AJ11]=&quot;&quot;;&quot;&quot;;[$work.AJ11])" office:value-type="float" office:value="23.7319186381849" calcext:value-type="float">
            <text:p>23.7319186381849</text:p>
          </table:table-cell>
          <table:table-cell table:formula="of:=IF([$work.AK11]=&quot;&quot;;&quot;&quot;;[$work.AK11])" office:value-type="float" office:value="10.7872357446295" calcext:value-type="float">
            <text:p>10.7872357446295</text:p>
          </table:table-cell>
          <table:table-cell table:formula="of:=IF([$work.AL11]=&quot;&quot;;&quot;&quot;;[$work.AL11])" office:value-type="float" office:value="0.00604229607250755" calcext:value-type="float">
            <text:p>0.006042296072508</text:p>
          </table:table-cell>
          <table:table-cell table:formula="of:=IF([$work.AM11]=&quot;&quot;;&quot;&quot;;[$work.AM11])" office:value-type="float" office:value="0.0241691842900302" calcext:value-type="float">
            <text:p>0.02416918429003</text:p>
          </table:table-cell>
          <table:table-cell table:formula="of:=IF([$work.AN11]=&quot;&quot;;&quot;&quot;;[$work.AN11])" office:value-type="float" office:value="0.0332326283987915" calcext:value-type="float">
            <text:p>0.033232628398792</text:p>
          </table:table-cell>
          <table:table-cell table:formula="of:=IF([$work.AO11]=&quot;&quot;;&quot;&quot;;[$work.AO11])" office:value-type="float" office:value="0.0151057401812689" calcext:value-type="float">
            <text:p>0.015105740181269</text:p>
          </table:table-cell>
          <table:table-cell table:formula="of:=IF([$work.AP11]=&quot;&quot;;&quot;&quot;;[$work.AP11])" office:value-type="float" office:value="0" calcext:value-type="float">
            <text:p>0</text:p>
          </table:table-cell>
          <table:table-cell table:formula="of:=IF([$work.AQ11]=&quot;&quot;;&quot;&quot;;[$work.AQ11])" office:value-type="float" office:value="0" calcext:value-type="float">
            <text:p>0</text:p>
          </table:table-cell>
          <table:table-cell table:formula="of:=IF([$work.AR11]=&quot;&quot;;&quot;&quot;;[$work.AR11])" office:value-type="float" office:value="0" calcext:value-type="float">
            <text:p>0</text:p>
          </table:table-cell>
          <table:table-cell table:formula="of:=IF([$work.AS11]=&quot;&quot;;&quot;&quot;;[$work.AS11])" office:value-type="float" office:value="0" calcext:value-type="float">
            <text:p>0</text:p>
          </table:table-cell>
        </table:table-row>
        <table:table-row table:style-name="ro1">
          <table:table-cell table:formula="of:=[$work.A12]" office:value-type="float" office:value="20" calcext:value-type="float">
            <text:p>20</text:p>
          </table:table-cell>
          <table:table-cell table:formula="of:=IF([$work.H12]=&quot;&quot;;&quot;&quot;;[$work.H12])" office:value-type="float" office:value="0.8" calcext:value-type="float">
            <text:p>0.8</text:p>
          </table:table-cell>
          <table:table-cell table:formula="of:=IF([$work.I12]=&quot;&quot;;&quot;&quot;;[$work.I12])" office:value-type="float" office:value="1" calcext:value-type="float">
            <text:p>1</text:p>
          </table:table-cell>
          <table:table-cell table:formula="of:=IF([$work.J12]=&quot;&quot;;&quot;&quot;;[$work.J12])" office:value-type="float" office:value="0" calcext:value-type="float">
            <text:p>0</text:p>
          </table:table-cell>
          <table:table-cell table:formula="of:=IF([$work.K12]=&quot;&quot;;&quot;&quot;;[$work.K12])" office:value-type="float" office:value="0" calcext:value-type="float">
            <text:p>0</text:p>
          </table:table-cell>
          <table:table-cell table:formula="of:=IF([$work.L12]=&quot;&quot;;&quot;&quot;;[$work.L12])" office:value-type="float" office:value="0.1" calcext:value-type="float">
            <text:p>0.1</text:p>
          </table:table-cell>
          <table:table-cell table:formula="of:=IF([$work.M12]=&quot;&quot;;&quot;&quot;;[$work.M12])" office:value-type="float" office:value="1" calcext:value-type="float">
            <text:p>1</text:p>
          </table:table-cell>
          <table:table-cell table:formula="of:=IF([$work.N12]=&quot;&quot;;&quot;&quot;;[$work.N12])" office:value-type="float" office:value="0.25" calcext:value-type="float">
            <text:p>0.25</text:p>
          </table:table-cell>
          <table:table-cell table:formula="of:=IF([$work.O12]=&quot;&quot;;&quot;&quot;;[$work.O12])" office:value-type="float" office:value="1" calcext:value-type="float">
            <text:p>1</text:p>
          </table:table-cell>
          <table:table-cell table:formula="of:=IF([$work.P12]=&quot;&quot;;&quot;&quot;;[$work.P12]/SQRT([$work.$T11]))" office:value-type="float" office:value="0.332820117735137" calcext:value-type="float">
            <text:p>0.332820117735137</text:p>
          </table:table-cell>
          <table:table-cell table:formula="of:=IF([$work.Q12]=&quot;&quot;;&quot;&quot;;[$work.Q12]/SQRT([$work.$T11]))" office:value-type="float" office:value="0.38829013735766" calcext:value-type="float">
            <text:p>0.38829013735766</text:p>
          </table:table-cell>
          <table:table-cell table:formula="of:=IF([$work.R12]=&quot;&quot;;&quot;&quot;;[$work.R12]/SQRT([$work.$T11]))" office:value-type="float" office:value="0.610170215847752" calcext:value-type="float">
            <text:p>0.610170215847752</text:p>
          </table:table-cell>
          <table:table-cell table:formula="of:=IF([$work.S12]=&quot;&quot;;&quot;&quot;;[$work.S12]/SQRT([$work.$T11]))" office:value-type="float" office:value="0.554700196225229" calcext:value-type="float">
            <text:p>0.554700196225229</text:p>
          </table:table-cell>
          <table:table-cell table:formula="of:=IF([$work.T12]=&quot;&quot;;&quot;&quot;;[$work.T12]/SQRT([$work.$T11]))" office:value-type="float" office:value="18.1941664361875" calcext:value-type="float">
            <text:p>18.1941664361875</text:p>
          </table:table-cell>
          <table:table-cell table:formula="of:=IF([$work.U12]=&quot;&quot;;&quot;&quot;;[$work.U12]/SQRT([$work.$T11]))" office:value-type="float" office:value="19.3393217035445" calcext:value-type="float">
            <text:p>19.3393217035445</text:p>
          </table:table-cell>
          <table:table-cell table:formula="of:=IF([$work.V12]=&quot;&quot;;&quot;&quot;;[$work.V12]/SQRT([$work.$T11]))" office:value-type="float" office:value="0.0817328364031247" calcext:value-type="float">
            <text:p>0.081732836403125</text:p>
          </table:table-cell>
          <table:table-cell table:formula="of:=IF([$work.W12]=&quot;&quot;;&quot;&quot;;[$work.W12]/SQRT([$work.$T11]))" office:value-type="float" office:value="0.0817328364031247" calcext:value-type="float">
            <text:p>0.081732836403125</text:p>
          </table:table-cell>
          <table:table-cell table:formula="of:=IF([$work.X12]=&quot;&quot;;&quot;&quot;;[$work.X12]/SQRT([$work.$T11]))" office:value-type="float" office:value="0" calcext:value-type="float">
            <text:p>0</text:p>
          </table:table-cell>
          <table:table-cell table:formula="of:=IF([$work.Y12]=&quot;&quot;;&quot;&quot;;[$work.Y12]/SQRT([$work.$T11]))" office:value-type="float" office:value="0" calcext:value-type="float">
            <text:p>0</text:p>
          </table:table-cell>
          <table:table-cell table:formula="of:=IF([$work.Z12]=&quot;&quot;;&quot;&quot;;[$work.Z12]/SQRT([$work.$T11]))" office:value-type="float" office:value="0" calcext:value-type="float">
            <text:p>0</text:p>
          </table:table-cell>
          <table:table-cell table:formula="of:=IF([$work.AA12]=&quot;&quot;;&quot;&quot;;[$work.AA12]/SQRT([$work.$T11]))" office:value-type="float" office:value="0" calcext:value-type="float">
            <text:p>0</text:p>
          </table:table-cell>
          <table:table-cell table:formula="of:=IF([$work.AB12]=&quot;&quot;;&quot;&quot;;[$work.AB12]/SQRT([$work.$T11]))" office:value-type="float" office:value="0" calcext:value-type="float">
            <text:p>0</text:p>
          </table:table-cell>
          <table:table-cell table:formula="of:=IF([$work.AC12]=&quot;&quot;;&quot;&quot;;[$work.AC12]/SQRT([$work.$T11]))" office:value-type="float" office:value="0" calcext:value-type="float">
            <text:p>0</text:p>
          </table:table-cell>
          <table:table-cell table:formula="of:=IF([$work.AD12]=&quot;&quot;;&quot;&quot;;[$work.AD12]/SQRT([$work.$T11]))" office:value-type="float" office:value="16.5279776651638" calcext:value-type="float">
            <text:p>16.5279776651638</text:p>
          </table:table-cell>
          <table:table-cell table:formula="of:=IF([$work.AE12]=&quot;&quot;;&quot;&quot;;[$work.AE12]/SQRT([$work.$T11]))" office:value-type="float" office:value="0" calcext:value-type="float">
            <text:p>0</text:p>
          </table:table-cell>
          <table:table-cell table:formula="of:=IF([$work.AF12]=&quot;&quot;;&quot;&quot;;[$work.AF12]/SQRT([$work.$T11]))" office:value-type="float" office:value="2.06599720814547" calcext:value-type="float">
            <text:p>2.06599720814547</text:p>
          </table:table-cell>
          <table:table-cell table:formula="of:=IF([$work.AG12]=&quot;&quot;;&quot;&quot;;[$work.AG12]/SQRT([$work.$T11]))" office:value-type="float" office:value="5.16499302036368" calcext:value-type="float">
            <text:p>5.16499302036368</text:p>
          </table:table-cell>
          <table:table-cell table:formula="of:=IF([$work.AH12]=&quot;&quot;;&quot;&quot;;[$work.AH12])" office:value-type="float" office:value="2.10494237528983" calcext:value-type="float">
            <text:p>2.10494237528983</text:p>
          </table:table-cell>
          <table:table-cell table:formula="of:=IF([$work.AI12]=&quot;&quot;;&quot;&quot;;[$work.AI12])" office:value-type="float" office:value="16.8395390023186" calcext:value-type="float">
            <text:p>16.8395390023186</text:p>
          </table:table-cell>
          <table:table-cell table:formula="of:=IF([$work.AJ12]=&quot;&quot;;&quot;&quot;;[$work.AJ12])" office:value-type="float" office:value="14.7345966270288" calcext:value-type="float">
            <text:p>14.7345966270288</text:p>
          </table:table-cell>
          <table:table-cell table:formula="of:=IF([$work.AK12]=&quot;&quot;;&quot;&quot;;[$work.AK12])" office:value-type="float" office:value="25.2593085034779" calcext:value-type="float">
            <text:p>25.2593085034779</text:p>
          </table:table-cell>
          <table:table-cell table:formula="of:=IF([$work.AL12]=&quot;&quot;;&quot;&quot;;[$work.AL12])" office:value-type="float" office:value="0.00307692307692308" calcext:value-type="float">
            <text:p>0.003076923076923</text:p>
          </table:table-cell>
          <table:table-cell table:formula="of:=IF([$work.AM12]=&quot;&quot;;&quot;&quot;;[$work.AM12])" office:value-type="float" office:value="0.0246153846153846" calcext:value-type="float">
            <text:p>0.024615384615385</text:p>
          </table:table-cell>
          <table:table-cell table:formula="of:=IF([$work.AN12]=&quot;&quot;;&quot;&quot;;[$work.AN12])" office:value-type="float" office:value="0.0215384615384615" calcext:value-type="float">
            <text:p>0.021538461538462</text:p>
          </table:table-cell>
          <table:table-cell table:formula="of:=IF([$work.AO12]=&quot;&quot;;&quot;&quot;;[$work.AO12])" office:value-type="float" office:value="0.0369230769230769" calcext:value-type="float">
            <text:p>0.036923076923077</text:p>
          </table:table-cell>
          <table:table-cell table:formula="of:=IF([$work.AP12]=&quot;&quot;;&quot;&quot;;[$work.AP12])" office:value-type="float" office:value="0.7" calcext:value-type="float">
            <text:p>0.7</text:p>
          </table:table-cell>
          <table:table-cell table:formula="of:=IF([$work.AQ12]=&quot;&quot;;&quot;&quot;;[$work.AQ12])" office:value-type="float" office:value="0" calcext:value-type="float">
            <text:p>0</text:p>
          </table:table-cell>
          <table:table-cell table:formula="of:=IF([$work.AR12]=&quot;&quot;;&quot;&quot;;[$work.AR12])" office:value-type="float" office:value="0" calcext:value-type="float">
            <text:p>0</text:p>
          </table:table-cell>
          <table:table-cell table:formula="of:=IF([$work.AS12]=&quot;&quot;;&quot;&quot;;[$work.AS12])" office:value-type="float" office:value="0" calcext:value-type="float">
            <text:p>0</text:p>
          </table:table-cell>
        </table:table-row>
        <table:table-row table:style-name="ro1">
          <table:table-cell table:formula="of:=[$work.A13]" office:value-type="float" office:value="21" calcext:value-type="float">
            <text:p>21</text:p>
          </table:table-cell>
          <table:table-cell table:formula="of:=IF([$work.H13]=&quot;&quot;;&quot;&quot;;[$work.H13])" office:value-type="float" office:value="1" calcext:value-type="float">
            <text:p>1</text:p>
          </table:table-cell>
          <table:table-cell table:formula="of:=IF([$work.I13]=&quot;&quot;;&quot;&quot;;[$work.I13])" office:value-type="float" office:value="1" calcext:value-type="float">
            <text:p>1</text:p>
          </table:table-cell>
          <table:table-cell table:formula="of:=IF([$work.J13]=&quot;&quot;;&quot;&quot;;[$work.J13])" office:value-type="float" office:value="0" calcext:value-type="float">
            <text:p>0</text:p>
          </table:table-cell>
          <table:table-cell table:formula="of:=IF([$work.K13]=&quot;&quot;;&quot;&quot;;[$work.K13])" office:value-type="float" office:value="0" calcext:value-type="float">
            <text:p>0</text:p>
          </table:table-cell>
          <table:table-cell table:formula="of:=IF([$work.L13]=&quot;&quot;;&quot;&quot;;[$work.L13])" office:value-type="float" office:value="0.1" calcext:value-type="float">
            <text:p>0.1</text:p>
          </table:table-cell>
          <table:table-cell table:formula="of:=IF([$work.M13]=&quot;&quot;;&quot;&quot;;[$work.M13])" office:value-type="float" office:value="1" calcext:value-type="float">
            <text:p>1</text:p>
          </table:table-cell>
          <table:table-cell table:formula="of:=IF([$work.N13]=&quot;&quot;;&quot;&quot;;[$work.N13])" office:value-type="float" office:value="0.25" calcext:value-type="float">
            <text:p>0.25</text:p>
          </table:table-cell>
          <table:table-cell table:formula="of:=IF([$work.O13]=&quot;&quot;;&quot;&quot;;[$work.O13])" office:value-type="float" office:value="1" calcext:value-type="float">
            <text:p>1</text:p>
          </table:table-cell>
          <table:table-cell table:formula="of:=IF([$work.P13]=&quot;&quot;;&quot;&quot;;[$work.P13]/SQRT([$work.$T12]))" office:value-type="float" office:value="0.276078815187116" calcext:value-type="float">
            <text:p>0.276078815187116</text:p>
          </table:table-cell>
          <table:table-cell table:formula="of:=IF([$work.Q13]=&quot;&quot;;&quot;&quot;;[$work.Q13]/SQRT([$work.$T12]))" office:value-type="float" office:value="0.717804919486502" calcext:value-type="float">
            <text:p>0.717804919486502</text:p>
          </table:table-cell>
          <table:table-cell table:formula="of:=IF([$work.R13]=&quot;&quot;;&quot;&quot;;[$work.R13]/SQRT([$work.$T12]))" office:value-type="float" office:value="0.552157630374233" calcext:value-type="float">
            <text:p>0.552157630374233</text:p>
          </table:table-cell>
          <table:table-cell table:formula="of:=IF([$work.S13]=&quot;&quot;;&quot;&quot;;[$work.S13]/SQRT([$work.$T12]))" office:value-type="float" office:value="0.552157630374233" calcext:value-type="float">
            <text:p>0.552157630374233</text:p>
          </table:table-cell>
          <table:table-cell table:formula="of:=IF([$work.T13]=&quot;&quot;;&quot;&quot;;[$work.T13]/SQRT([$work.$T12]))" office:value-type="float" office:value="24.8470933668405" calcext:value-type="float">
            <text:p>24.8470933668405</text:p>
          </table:table-cell>
          <table:table-cell table:formula="of:=IF([$work.U13]=&quot;&quot;;&quot;&quot;;[$work.U13]/SQRT([$work.$T12]))" office:value-type="float" office:value="19.6696847436744" calcext:value-type="float">
            <text:p>19.6696847436744</text:p>
          </table:table-cell>
          <table:table-cell table:formula="of:=IF([$work.V13]=&quot;&quot;;&quot;&quot;;[$work.V13]/SQRT([$work.$T12]))" office:value-type="float" office:value="0.569000717075903" calcext:value-type="float">
            <text:p>0.569000717075903</text:p>
          </table:table-cell>
          <table:table-cell table:formula="of:=IF([$work.W13]=&quot;&quot;;&quot;&quot;;[$work.W13]/SQRT([$work.$T12]))" office:value-type="float" office:value="0.569000717075903" calcext:value-type="float">
            <text:p>0.569000717075903</text:p>
          </table:table-cell>
          <table:table-cell table:formula="of:=IF([$work.X13]=&quot;&quot;;&quot;&quot;;[$work.X13]/SQRT([$work.$T12]))" office:value-type="float" office:value="0" calcext:value-type="float">
            <text:p>0</text:p>
          </table:table-cell>
          <table:table-cell table:formula="of:=IF([$work.Y13]=&quot;&quot;;&quot;&quot;;[$work.Y13]/SQRT([$work.$T12]))" office:value-type="float" office:value="0" calcext:value-type="float">
            <text:p>0</text:p>
          </table:table-cell>
          <table:table-cell table:formula="of:=IF([$work.Z13]=&quot;&quot;;&quot;&quot;;[$work.Z13]/SQRT([$work.$T12]))" office:value-type="float" office:value="0.130395997663228" calcext:value-type="float">
            <text:p>0.130395997663228</text:p>
          </table:table-cell>
          <table:table-cell table:formula="of:=IF([$work.AA13]=&quot;&quot;;&quot;&quot;;[$work.AA13]/SQRT([$work.$T12]))" office:value-type="float" office:value="0.130395997663228" calcext:value-type="float">
            <text:p>0.130395997663228</text:p>
          </table:table-cell>
          <table:table-cell table:formula="of:=IF([$work.AB13]=&quot;&quot;;&quot;&quot;;[$work.AB13]/SQRT([$work.$T12]))" office:value-type="float" office:value="0.296354540143699" calcext:value-type="float">
            <text:p>0.296354540143699</text:p>
          </table:table-cell>
          <table:table-cell table:formula="of:=IF([$work.AC13]=&quot;&quot;;&quot;&quot;;[$work.AC13]/SQRT([$work.$T12]))" office:value-type="float" office:value="0.296354540143699" calcext:value-type="float">
            <text:p>0.296354540143699</text:p>
          </table:table-cell>
          <table:table-cell table:formula="of:=IF([$work.AD13]=&quot;&quot;;&quot;&quot;;[$work.AD13]/SQRT([$work.$T12]))" office:value-type="float" office:value="19.2506765231759" calcext:value-type="float">
            <text:p>19.2506765231759</text:p>
          </table:table-cell>
          <table:table-cell table:formula="of:=IF([$work.AE13]=&quot;&quot;;&quot;&quot;;[$work.AE13]/SQRT([$work.$T12]))" office:value-type="float" office:value="0" calcext:value-type="float">
            <text:p>0</text:p>
          </table:table-cell>
          <table:table-cell table:formula="of:=IF([$work.AF13]=&quot;&quot;;&quot;&quot;;[$work.AF13]/SQRT([$work.$T12]))" office:value-type="float" office:value="1.92506765231759" calcext:value-type="float">
            <text:p>1.92506765231759</text:p>
          </table:table-cell>
          <table:table-cell table:formula="of:=IF([$work.AG13]=&quot;&quot;;&quot;&quot;;[$work.AG13]/SQRT([$work.$T12]))" office:value-type="float" office:value="4.81266913079398" calcext:value-type="float">
            <text:p>4.81266913079398</text:p>
          </table:table-cell>
          <table:table-cell table:formula="of:=IF([$work.AH13]=&quot;&quot;;&quot;&quot;;[$work.AH13])" office:value-type="float" office:value="12.8813015924967" calcext:value-type="float">
            <text:p>12.8813015924967</text:p>
          </table:table-cell>
          <table:table-cell table:formula="of:=IF([$work.AI13]=&quot;&quot;;&quot;&quot;;[$work.AI13])" office:value-type="float" office:value="15.0281851912461" calcext:value-type="float">
            <text:p>15.0281851912461</text:p>
          </table:table-cell>
          <table:table-cell table:formula="of:=IF([$work.AJ13]=&quot;&quot;;&quot;&quot;;[$work.AJ13])" office:value-type="float" office:value="23.6157195862439" calcext:value-type="float">
            <text:p>23.6157195862439</text:p>
          </table:table-cell>
          <table:table-cell table:formula="of:=IF([$work.AK13]=&quot;&quot;;&quot;&quot;;[$work.AK13])" office:value-type="float" office:value="21.4688359874944" calcext:value-type="float">
            <text:p>21.4688359874944</text:p>
          </table:table-cell>
          <table:table-cell table:formula="of:=IF([$work.AL13]=&quot;&quot;;&quot;&quot;;[$work.AL13])" office:value-type="float" office:value="0.0182926829268293" calcext:value-type="float">
            <text:p>0.018292682926829</text:p>
          </table:table-cell>
          <table:table-cell table:formula="of:=IF([$work.AM13]=&quot;&quot;;&quot;&quot;;[$work.AM13])" office:value-type="float" office:value="0.0213414634146341" calcext:value-type="float">
            <text:p>0.021341463414634</text:p>
          </table:table-cell>
          <table:table-cell table:formula="of:=IF([$work.AN13]=&quot;&quot;;&quot;&quot;;[$work.AN13])" office:value-type="float" office:value="0.0335365853658537" calcext:value-type="float">
            <text:p>0.033536585365854</text:p>
          </table:table-cell>
          <table:table-cell table:formula="of:=IF([$work.AO13]=&quot;&quot;;&quot;&quot;;[$work.AO13])" office:value-type="float" office:value="0.0304878048780488" calcext:value-type="float">
            <text:p>0.030487804878049</text:p>
          </table:table-cell>
          <table:table-cell table:formula="of:=IF([$work.AP13]=&quot;&quot;;&quot;&quot;;[$work.AP13])" office:value-type="float" office:value="0.8" calcext:value-type="float">
            <text:p>0.8</text:p>
          </table:table-cell>
          <table:table-cell table:formula="of:=IF([$work.AQ13]=&quot;&quot;;&quot;&quot;;[$work.AQ13])" office:value-type="float" office:value="0" calcext:value-type="float">
            <text:p>0</text:p>
          </table:table-cell>
          <table:table-cell table:formula="of:=IF([$work.AR13]=&quot;&quot;;&quot;&quot;;[$work.AR13])" office:value-type="float" office:value="0.1" calcext:value-type="float">
            <text:p>0.1</text:p>
          </table:table-cell>
          <table:table-cell table:formula="of:=IF([$work.AS13]=&quot;&quot;;&quot;&quot;;[$work.AS13])" office:value-type="float" office:value="0.25" calcext:value-type="float">
            <text:p>0.25</text:p>
          </table:table-cell>
        </table:table-row>
        <table:table-row table:style-name="ro1">
          <table:table-cell table:formula="of:=[$work.A14]" office:value-type="float" office:value="22" calcext:value-type="float">
            <text:p>22</text:p>
          </table:table-cell>
          <table:table-cell table:formula="of:=IF([$work.H14]=&quot;&quot;;&quot;&quot;;[$work.H14])" office:value-type="float" office:value="1" calcext:value-type="float">
            <text:p>1</text:p>
          </table:table-cell>
          <table:table-cell table:formula="of:=IF([$work.I14]=&quot;&quot;;&quot;&quot;;[$work.I14])" office:value-type="float" office:value="1" calcext:value-type="float">
            <text:p>1</text:p>
          </table:table-cell>
          <table:table-cell table:formula="of:=IF([$work.J14]=&quot;&quot;;&quot;&quot;;[$work.J14])" office:value-type="float" office:value="0.5" calcext:value-type="float">
            <text:p>0.5</text:p>
          </table:table-cell>
          <table:table-cell table:formula="of:=IF([$work.K14]=&quot;&quot;;&quot;&quot;;[$work.K14])" office:value-type="float" office:value="1" calcext:value-type="float">
            <text:p>1</text:p>
          </table:table-cell>
          <table:table-cell table:formula="of:=IF([$work.L14]=&quot;&quot;;&quot;&quot;;[$work.L14])" office:value-type="float" office:value="0.1" calcext:value-type="float">
            <text:p>0.1</text:p>
          </table:table-cell>
          <table:table-cell table:formula="of:=IF([$work.M14]=&quot;&quot;;&quot;&quot;;[$work.M14])" office:value-type="float" office:value="1" calcext:value-type="float">
            <text:p>1</text:p>
          </table:table-cell>
          <table:table-cell table:formula="of:=IF([$work.N14]=&quot;&quot;;&quot;&quot;;[$work.N14])" office:value-type="float" office:value="0.12" calcext:value-type="float">
            <text:p>0.12</text:p>
          </table:table-cell>
          <table:table-cell table:formula="of:=IF([$work.O14]=&quot;&quot;;&quot;&quot;;[$work.O14])" office:value-type="float" office:value="1" calcext:value-type="float">
            <text:p>1</text:p>
          </table:table-cell>
          <table:table-cell table:formula="of:=IF([$work.P14]=&quot;&quot;;&quot;&quot;;[$work.P14]/SQRT([$work.$T13]))" office:value-type="float" office:value="0.377123616632825" calcext:value-type="float">
            <text:p>0.377123616632825</text:p>
          </table:table-cell>
          <table:table-cell table:formula="of:=IF([$work.Q14]=&quot;&quot;;&quot;&quot;;[$work.Q14]/SQRT([$work.$T13]))" office:value-type="float" office:value="0.329983164553722" calcext:value-type="float">
            <text:p>0.329983164553722</text:p>
          </table:table-cell>
          <table:table-cell table:formula="of:=IF([$work.R14]=&quot;&quot;;&quot;&quot;;[$work.R14]/SQRT([$work.$T13]))" office:value-type="float" office:value="0.282842712474619" calcext:value-type="float">
            <text:p>0.282842712474619</text:p>
          </table:table-cell>
          <table:table-cell table:formula="of:=IF([$work.S14]=&quot;&quot;;&quot;&quot;;[$work.S14]/SQRT([$work.$T13]))" office:value-type="float" office:value="0.0471404520791032" calcext:value-type="float">
            <text:p>0.047140452079103</text:p>
          </table:table-cell>
          <table:table-cell table:formula="of:=IF([$work.T14]=&quot;&quot;;&quot;&quot;;[$work.T14]/SQRT([$work.$T13]))" office:value-type="float" office:value="13.0107647738325" calcext:value-type="float">
            <text:p>13.0107647738325</text:p>
          </table:table-cell>
          <table:table-cell table:formula="of:=IF([$work.U14]=&quot;&quot;;&quot;&quot;;[$work.U14]/SQRT([$work.$T13]))" office:value-type="float" office:value="21.7681991141374" calcext:value-type="float">
            <text:p>21.7681991141374</text:p>
          </table:table-cell>
          <table:table-cell table:formula="of:=IF([$work.V14]=&quot;&quot;;&quot;&quot;;[$work.V14]/SQRT([$work.$T13]))" office:value-type="float" office:value="0.45943340526295" calcext:value-type="float">
            <text:p>0.45943340526295</text:p>
          </table:table-cell>
          <table:table-cell table:formula="of:=IF([$work.W14]=&quot;&quot;;&quot;&quot;;[$work.W14]/SQRT([$work.$T13]))" office:value-type="float" office:value="0.45943340526295" calcext:value-type="float">
            <text:p>0.45943340526295</text:p>
          </table:table-cell>
          <table:table-cell table:formula="of:=IF([$work.X14]=&quot;&quot;;&quot;&quot;;[$work.X14]/SQRT([$work.$T13]))" office:value-type="float" office:value="0" calcext:value-type="float">
            <text:p>0</text:p>
          </table:table-cell>
          <table:table-cell table:formula="of:=IF([$work.Y14]=&quot;&quot;;&quot;&quot;;[$work.Y14]/SQRT([$work.$T13]))" office:value-type="float" office:value="0" calcext:value-type="float">
            <text:p>0</text:p>
          </table:table-cell>
          <table:table-cell table:formula="of:=IF([$work.Z14]=&quot;&quot;;&quot;&quot;;[$work.Z14]/SQRT([$work.$T13]))" office:value-type="float" office:value="0.09188668105259" calcext:value-type="float">
            <text:p>0.09188668105259</text:p>
          </table:table-cell>
          <table:table-cell table:formula="of:=IF([$work.AA14]=&quot;&quot;;&quot;&quot;;[$work.AA14]/SQRT([$work.$T13]))" office:value-type="float" office:value="0.09188668105259" calcext:value-type="float">
            <text:p>0.09188668105259</text:p>
          </table:table-cell>
          <table:table-cell table:formula="of:=IF([$work.AB14]=&quot;&quot;;&quot;&quot;;[$work.AB14]/SQRT([$work.$T13]))" office:value-type="float" office:value="0.229716702631475" calcext:value-type="float">
            <text:p>0.229716702631475</text:p>
          </table:table-cell>
          <table:table-cell table:formula="of:=IF([$work.AC14]=&quot;&quot;;&quot;&quot;;[$work.AC14]/SQRT([$work.$T13]))" office:value-type="float" office:value="0.229716702631475" calcext:value-type="float">
            <text:p>0.229716702631475</text:p>
          </table:table-cell>
          <table:table-cell table:formula="of:=IF([$work.AD14]=&quot;&quot;;&quot;&quot;;[$work.AD14]/SQRT([$work.$T13]))" office:value-type="float" office:value="16.7929913499846" calcext:value-type="float">
            <text:p>16.7929913499846</text:p>
          </table:table-cell>
          <table:table-cell table:formula="of:=IF([$work.AE14]=&quot;&quot;;&quot;&quot;;[$work.AE14]/SQRT([$work.$T13]))" office:value-type="float" office:value="8.39649567499231" calcext:value-type="float">
            <text:p>8.39649567499231</text:p>
          </table:table-cell>
          <table:table-cell table:formula="of:=IF([$work.AF14]=&quot;&quot;;&quot;&quot;;[$work.AF14]/SQRT([$work.$T13]))" office:value-type="float" office:value="1.67929913499846" calcext:value-type="float">
            <text:p>1.67929913499846</text:p>
          </table:table-cell>
          <table:table-cell table:formula="of:=IF([$work.AG14]=&quot;&quot;;&quot;&quot;;[$work.AG14]/SQRT([$work.$T13]))" office:value-type="float" office:value="2.01515896199815" calcext:value-type="float">
            <text:p>2.01515896199815</text:p>
          </table:table-cell>
          <table:table-cell table:formula="of:=IF([$work.AH14]=&quot;&quot;;&quot;&quot;;[$work.AH14])" office:value-type="float" office:value="9.74605429095178" calcext:value-type="float">
            <text:p>9.74605429095178</text:p>
          </table:table-cell>
          <table:table-cell table:formula="of:=IF([$work.AI14]=&quot;&quot;;&quot;&quot;;[$work.AI14])" office:value-type="float" office:value="25.3397411564746" calcext:value-type="float">
            <text:p>25.3397411564746</text:p>
          </table:table-cell>
          <table:table-cell table:formula="of:=IF([$work.AJ14]=&quot;&quot;;&quot;&quot;;[$work.AJ14])" office:value-type="float" office:value="19.4921085819036" calcext:value-type="float">
            <text:p>19.4921085819036</text:p>
          </table:table-cell>
          <table:table-cell table:formula="of:=IF([$work.AK14]=&quot;&quot;;&quot;&quot;;[$work.AK14])" office:value-type="float" office:value="19.4921085819036" calcext:value-type="float">
            <text:p>19.4921085819036</text:p>
          </table:table-cell>
          <table:table-cell table:formula="of:=IF([$work.AL14]=&quot;&quot;;&quot;&quot;;[$work.AL14])" office:value-type="float" office:value="0.0111111111111111" calcext:value-type="float">
            <text:p>0.011111111111111</text:p>
          </table:table-cell>
          <table:table-cell table:formula="of:=IF([$work.AM14]=&quot;&quot;;&quot;&quot;;[$work.AM14])" office:value-type="float" office:value="0.0288888888888889" calcext:value-type="float">
            <text:p>0.028888888888889</text:p>
          </table:table-cell>
          <table:table-cell table:formula="of:=IF([$work.AN14]=&quot;&quot;;&quot;&quot;;[$work.AN14])" office:value-type="float" office:value="0.0222222222222222" calcext:value-type="float">
            <text:p>0.022222222222222</text:p>
          </table:table-cell>
          <table:table-cell table:formula="of:=IF([$work.AO14]=&quot;&quot;;&quot;&quot;;[$work.AO14])" office:value-type="float" office:value="0.0222222222222222" calcext:value-type="float">
            <text:p>0.022222222222222</text:p>
          </table:table-cell>
          <table:table-cell table:formula="of:=IF([$work.AP14]=&quot;&quot;;&quot;&quot;;[$work.AP14])" office:value-type="float" office:value="1" calcext:value-type="float">
            <text:p>1</text:p>
          </table:table-cell>
          <table:table-cell table:formula="of:=IF([$work.AQ14]=&quot;&quot;;&quot;&quot;;[$work.AQ14])" office:value-type="float" office:value="0" calcext:value-type="float">
            <text:p>0</text:p>
          </table:table-cell>
          <table:table-cell table:formula="of:=IF([$work.AR14]=&quot;&quot;;&quot;&quot;;[$work.AR14])" office:value-type="float" office:value="0.1" calcext:value-type="float">
            <text:p>0.1</text:p>
          </table:table-cell>
          <table:table-cell table:formula="of:=IF([$work.AS14]=&quot;&quot;;&quot;&quot;;[$work.AS14])" office:value-type="float" office:value="0.25" calcext:value-type="float">
            <text:p>0.25</text:p>
          </table:table-cell>
        </table:table-row>
        <table:table-row table:style-name="ro1">
          <table:table-cell table:formula="of:=[$work.A15]" office:value-type="float" office:value="23" calcext:value-type="float">
            <text:p>23</text:p>
          </table:table-cell>
          <table:table-cell table:formula="of:=IF([$work.H15]=&quot;&quot;;&quot;&quot;;[$work.H15])" office:value-type="float" office:value="1" calcext:value-type="float">
            <text:p>1</text:p>
          </table:table-cell>
          <table:table-cell table:formula="of:=IF([$work.I15]=&quot;&quot;;&quot;&quot;;[$work.I15])" office:value-type="float" office:value="1" calcext:value-type="float">
            <text:p>1</text:p>
          </table:table-cell>
          <table:table-cell table:formula="of:=IF([$work.J15]=&quot;&quot;;&quot;&quot;;[$work.J15])" office:value-type="float" office:value="0.5" calcext:value-type="float">
            <text:p>0.5</text:p>
          </table:table-cell>
          <table:table-cell table:formula="of:=IF([$work.K15]=&quot;&quot;;&quot;&quot;;[$work.K15])" office:value-type="float" office:value="1" calcext:value-type="float">
            <text:p>1</text:p>
          </table:table-cell>
          <table:table-cell table:formula="of:=IF([$work.L15]=&quot;&quot;;&quot;&quot;;[$work.L15])" office:value-type="float" office:value="0.1" calcext:value-type="float">
            <text:p>0.1</text:p>
          </table:table-cell>
          <table:table-cell table:formula="of:=IF([$work.M15]=&quot;&quot;;&quot;&quot;;[$work.M15])" office:value-type="float" office:value="1" calcext:value-type="float">
            <text:p>1</text:p>
          </table:table-cell>
          <table:table-cell table:formula="of:=IF([$work.N15]=&quot;&quot;;&quot;&quot;;[$work.N15])" office:value-type="float" office:value="0.12" calcext:value-type="float">
            <text:p>0.12</text:p>
          </table:table-cell>
          <table:table-cell table:formula="of:=IF([$work.O15]=&quot;&quot;;&quot;&quot;;[$work.O15])" office:value-type="float" office:value="1" calcext:value-type="float">
            <text:p>1</text:p>
          </table:table-cell>
          <table:table-cell table:formula="of:=IF([$work.P15]=&quot;&quot;;&quot;&quot;;[$work.P15]/SQRT([$work.$T14]))" office:value-type="float" office:value="0.240771706171538" calcext:value-type="float">
            <text:p>0.240771706171538</text:p>
          </table:table-cell>
          <table:table-cell table:formula="of:=IF([$work.Q15]=&quot;&quot;;&quot;&quot;;[$work.Q15]/SQRT([$work.$T14]))" office:value-type="float" office:value="0.481543412343077" calcext:value-type="float">
            <text:p>0.481543412343077</text:p>
          </table:table-cell>
          <table:table-cell table:formula="of:=IF([$work.R15]=&quot;&quot;;&quot;&quot;;[$work.R15]/SQRT([$work.$T14]))" office:value-type="float" office:value="0.421350485800192" calcext:value-type="float">
            <text:p>0.421350485800192</text:p>
          </table:table-cell>
          <table:table-cell table:formula="of:=IF([$work.S15]=&quot;&quot;;&quot;&quot;;[$work.S15]/SQRT([$work.$T14]))" office:value-type="float" office:value="0.7825080450575" calcext:value-type="float">
            <text:p>0.7825080450575</text:p>
          </table:table-cell>
          <table:table-cell table:formula="of:=IF([$work.T15]=&quot;&quot;;&quot;&quot;;[$work.T15]/SQRT([$work.$T14]))" office:value-type="float" office:value="19.0811577140944" calcext:value-type="float">
            <text:p>19.0811577140944</text:p>
          </table:table-cell>
          <table:table-cell table:formula="of:=IF([$work.U15]=&quot;&quot;;&quot;&quot;;[$work.U15]/SQRT([$work.$T14]))" office:value-type="float" office:value="17.148642303921" calcext:value-type="float">
            <text:p>17.148642303921</text:p>
          </table:table-cell>
          <table:table-cell table:formula="of:=IF([$work.V15]=&quot;&quot;;&quot;&quot;;[$work.V15]/SQRT([$work.$T14]))" office:value-type="float" office:value="0.903777997539892" calcext:value-type="float">
            <text:p>0.903777997539892</text:p>
          </table:table-cell>
          <table:table-cell table:formula="of:=IF([$work.W15]=&quot;&quot;;&quot;&quot;;[$work.W15]/SQRT([$work.$T14]))" office:value-type="float" office:value="0.903777997539892" calcext:value-type="float">
            <text:p>0.903777997539892</text:p>
          </table:table-cell>
          <table:table-cell table:formula="of:=IF([$work.X15]=&quot;&quot;;&quot;&quot;;[$work.X15]/SQRT([$work.$T14]))" office:value-type="float" office:value="0.395402873923703" calcext:value-type="float">
            <text:p>0.395402873923703</text:p>
          </table:table-cell>
          <table:table-cell table:formula="of:=IF([$work.Y15]=&quot;&quot;;&quot;&quot;;[$work.Y15]/SQRT([$work.$T14]))" office:value-type="float" office:value="0.395402873923703" calcext:value-type="float">
            <text:p>0.395402873923703</text:p>
          </table:table-cell>
          <table:table-cell table:formula="of:=IF([$work.Z15]=&quot;&quot;;&quot;&quot;;[$work.Z15]/SQRT([$work.$T14]))" office:value-type="float" office:value="0.0677833498154919" calcext:value-type="float">
            <text:p>0.067783349815492</text:p>
          </table:table-cell>
          <table:table-cell table:formula="of:=IF([$work.AA15]=&quot;&quot;;&quot;&quot;;[$work.AA15]/SQRT([$work.$T14]))" office:value-type="float" office:value="0.0677833498154919" calcext:value-type="float">
            <text:p>0.067783349815492</text:p>
          </table:table-cell>
          <table:table-cell table:formula="of:=IF([$work.AB15]=&quot;&quot;;&quot;&quot;;[$work.AB15]/SQRT([$work.$T14]))" office:value-type="float" office:value="0.0135566699630984" calcext:value-type="float">
            <text:p>0.013556669963098</text:p>
          </table:table-cell>
          <table:table-cell table:formula="of:=IF([$work.AC15]=&quot;&quot;;&quot;&quot;;[$work.AC15]/SQRT([$work.$T14]))" office:value-type="float" office:value="0.0135566699630984" calcext:value-type="float">
            <text:p>0.013556669963098</text:p>
          </table:table-cell>
          <table:table-cell table:formula="of:=IF([$work.AD15]=&quot;&quot;;&quot;&quot;;[$work.AD15]/SQRT([$work.$T14]))" office:value-type="float" office:value="27.7954824881495" calcext:value-type="float">
            <text:p>27.7954824881495</text:p>
          </table:table-cell>
          <table:table-cell table:formula="of:=IF([$work.AE15]=&quot;&quot;;&quot;&quot;;[$work.AE15]/SQRT([$work.$T14]))" office:value-type="float" office:value="13.8977412440747" calcext:value-type="float">
            <text:p>13.8977412440747</text:p>
          </table:table-cell>
          <table:table-cell table:formula="of:=IF([$work.AF15]=&quot;&quot;;&quot;&quot;;[$work.AF15]/SQRT([$work.$T14]))" office:value-type="float" office:value="2.77954824881495" calcext:value-type="float">
            <text:p>2.77954824881495</text:p>
          </table:table-cell>
          <table:table-cell table:formula="of:=IF([$work.AG15]=&quot;&quot;;&quot;&quot;;[$work.AG15]/SQRT([$work.$T14]))" office:value-type="float" office:value="3.33545789857793" calcext:value-type="float">
            <text:p>3.33545789857793</text:p>
          </table:table-cell>
          <table:table-cell table:formula="of:=IF([$work.AH15]=&quot;&quot;;&quot;&quot;;[$work.AH15])" office:value-type="float" office:value="15.0146877622904" calcext:value-type="float">
            <text:p>15.0146877622904</text:p>
          </table:table-cell>
          <table:table-cell table:formula="of:=IF([$work.AI15]=&quot;&quot;;&quot;&quot;;[$work.AI15])" office:value-type="float" office:value="13.1378517920041" calcext:value-type="float">
            <text:p>13.1378517920041</text:p>
          </table:table-cell>
          <table:table-cell table:formula="of:=IF([$work.AJ15]=&quot;&quot;;&quot;&quot;;[$work.AJ15])" office:value-type="float" office:value="11.2610158217178" calcext:value-type="float">
            <text:p>11.2610158217178</text:p>
          </table:table-cell>
          <table:table-cell table:formula="of:=IF([$work.AK15]=&quot;&quot;;&quot;&quot;;[$work.AK15])" office:value-type="float" office:value="1.8768359702863" calcext:value-type="float">
            <text:p>1.8768359702863</text:p>
          </table:table-cell>
          <table:table-cell table:formula="of:=IF([$work.AL15]=&quot;&quot;;&quot;&quot;;[$work.AL15])" office:value-type="float" office:value="0.0289855072463768" calcext:value-type="float">
            <text:p>0.028985507246377</text:p>
          </table:table-cell>
          <table:table-cell table:formula="of:=IF([$work.AM15]=&quot;&quot;;&quot;&quot;;[$work.AM15])" office:value-type="float" office:value="0.0253623188405797" calcext:value-type="float">
            <text:p>0.02536231884058</text:p>
          </table:table-cell>
          <table:table-cell table:formula="of:=IF([$work.AN15]=&quot;&quot;;&quot;&quot;;[$work.AN15])" office:value-type="float" office:value="0.0217391304347826" calcext:value-type="float">
            <text:p>0.021739130434783</text:p>
          </table:table-cell>
          <table:table-cell table:formula="of:=IF([$work.AO15]=&quot;&quot;;&quot;&quot;;[$work.AO15])" office:value-type="float" office:value="0.0036231884057971" calcext:value-type="float">
            <text:p>0.003623188405797</text:p>
          </table:table-cell>
          <table:table-cell table:formula="of:=IF([$work.AP15]=&quot;&quot;;&quot;&quot;;[$work.AP15])" office:value-type="float" office:value="1" calcext:value-type="float">
            <text:p>1</text:p>
          </table:table-cell>
          <table:table-cell table:formula="of:=IF([$work.AQ15]=&quot;&quot;;&quot;&quot;;[$work.AQ15])" office:value-type="float" office:value="0.5" calcext:value-type="float">
            <text:p>0.5</text:p>
          </table:table-cell>
          <table:table-cell table:formula="of:=IF([$work.AR15]=&quot;&quot;;&quot;&quot;;[$work.AR15])" office:value-type="float" office:value="0.1" calcext:value-type="float">
            <text:p>0.1</text:p>
          </table:table-cell>
          <table:table-cell table:formula="of:=IF([$work.AS15]=&quot;&quot;;&quot;&quot;;[$work.AS15])" office:value-type="float" office:value="0.12" calcext:value-type="float">
            <text:p>0.12</text:p>
          </table:table-cell>
        </table:table-row>
        <table:table-row table:style-name="ro1">
          <table:table-cell table:formula="of:=[$work.A16]" office:value-type="float" office:value="24" calcext:value-type="float">
            <text:p>24</text:p>
          </table:table-cell>
          <table:table-cell table:formula="of:=IF([$work.H16]=&quot;&quot;;&quot;&quot;;[$work.H16])" office:value-type="float" office:value="1" calcext:value-type="float">
            <text:p>1</text:p>
          </table:table-cell>
          <table:table-cell table:formula="of:=IF([$work.I16]=&quot;&quot;;&quot;&quot;;[$work.I16])" office:value-type="float" office:value="0" calcext:value-type="float">
            <text:p>0</text:p>
          </table:table-cell>
          <table:table-cell table:formula="of:=IF([$work.J16]=&quot;&quot;;&quot;&quot;;[$work.J16])" office:value-type="float" office:value="0.5" calcext:value-type="float">
            <text:p>0.5</text:p>
          </table:table-cell>
          <table:table-cell table:formula="of:=IF([$work.K16]=&quot;&quot;;&quot;&quot;;[$work.K16])" office:value-type="float" office:value="0" calcext:value-type="float">
            <text:p>0</text:p>
          </table:table-cell>
          <table:table-cell table:formula="of:=IF([$work.L16]=&quot;&quot;;&quot;&quot;;[$work.L16])" office:value-type="float" office:value="0.1" calcext:value-type="float">
            <text:p>0.1</text:p>
          </table:table-cell>
          <table:table-cell table:formula="of:=IF([$work.M16]=&quot;&quot;;&quot;&quot;;[$work.M16])" office:value-type="float" office:value="0" calcext:value-type="float">
            <text:p>0</text:p>
          </table:table-cell>
          <table:table-cell table:formula="of:=IF([$work.N16]=&quot;&quot;;&quot;&quot;;[$work.N16])" office:value-type="float" office:value="0" calcext:value-type="float">
            <text:p>0</text:p>
          </table:table-cell>
          <table:table-cell table:formula="of:=IF([$work.O16]=&quot;&quot;;&quot;&quot;;[$work.O16])" office:value-type="float" office:value="0" calcext:value-type="float">
            <text:p>0</text:p>
          </table:table-cell>
          <table:table-cell table:formula="of:=IF([$work.P16]=&quot;&quot;;&quot;&quot;;[$work.P16]/SQRT([$work.$T15]))" office:value-type="float" office:value="0.336993573781038" calcext:value-type="float">
            <text:p>0.336993573781038</text:p>
          </table:table-cell>
          <table:table-cell table:formula="of:=IF([$work.Q16]=&quot;&quot;;&quot;&quot;;[$work.Q16]/SQRT([$work.$T15]))" office:value-type="float" office:value="0.673987147562076" calcext:value-type="float">
            <text:p>0.673987147562076</text:p>
          </table:table-cell>
          <table:table-cell table:formula="of:=IF([$work.R16]=&quot;&quot;;&quot;&quot;;[$work.R16]/SQRT([$work.$T15]))" office:value-type="float" office:value="0.336993573781038" calcext:value-type="float">
            <text:p>0.336993573781038</text:p>
          </table:table-cell>
          <table:table-cell table:formula="of:=IF([$work.S16]=&quot;&quot;;&quot;&quot;;[$work.S16]/SQRT([$work.$T15]))" office:value-type="float" office:value="0.280827978150865" calcext:value-type="float">
            <text:p>0.280827978150865</text:p>
          </table:table-cell>
          <table:table-cell table:formula="of:=IF([$work.T16]=&quot;&quot;;&quot;&quot;;[$work.T16]/SQRT([$work.$T15]))" office:value-type="float" office:value="20.5566080006433" calcext:value-type="float">
            <text:p>20.5566080006433</text:p>
          </table:table-cell>
          <table:table-cell table:formula="of:=IF([$work.U16]=&quot;&quot;;&quot;&quot;;[$work.U16]/SQRT([$work.$T15]))" office:value-type="float" office:value="19.0159102585213" calcext:value-type="float">
            <text:p>19.0159102585213</text:p>
          </table:table-cell>
          <table:table-cell table:formula="of:=IF([$work.V16]=&quot;&quot;;&quot;&quot;;[$work.V16]/SQRT([$work.$T15]))" office:value-type="float" office:value="0.403985390370553" calcext:value-type="float">
            <text:p>0.403985390370553</text:p>
          </table:table-cell>
          <table:table-cell table:formula="of:=IF([$work.W16]=&quot;&quot;;&quot;&quot;;[$work.W16]/SQRT([$work.$T15]))" office:value-type="float" office:value="0.403985390370553" calcext:value-type="float">
            <text:p>0.403985390370553</text:p>
          </table:table-cell>
          <table:table-cell table:formula="of:=IF([$work.X16]=&quot;&quot;;&quot;&quot;;[$work.X16]/SQRT([$work.$T15]))" office:value-type="float" office:value="0.403985390370553" calcext:value-type="float">
            <text:p>0.403985390370553</text:p>
          </table:table-cell>
          <table:table-cell table:formula="of:=IF([$work.Y16]=&quot;&quot;;&quot;&quot;;[$work.Y16]/SQRT([$work.$T15]))" office:value-type="float" office:value="0.403985390370553" calcext:value-type="float">
            <text:p>0.403985390370553</text:p>
          </table:table-cell>
          <table:table-cell table:formula="of:=IF([$work.Z16]=&quot;&quot;;&quot;&quot;;[$work.Z16]/SQRT([$work.$T15]))" office:value-type="float" office:value="0.0706974433148468" calcext:value-type="float">
            <text:p>0.070697443314847</text:p>
          </table:table-cell>
          <table:table-cell table:formula="of:=IF([$work.AA16]=&quot;&quot;;&quot;&quot;;[$work.AA16]/SQRT([$work.$T15]))" office:value-type="float" office:value="0.0706974433148468" calcext:value-type="float">
            <text:p>0.070697443314847</text:p>
          </table:table-cell>
          <table:table-cell table:formula="of:=IF([$work.AB16]=&quot;&quot;;&quot;&quot;;[$work.AB16]/SQRT([$work.$T15]))" office:value-type="float" office:value="0.157554302244516" calcext:value-type="float">
            <text:p>0.157554302244516</text:p>
          </table:table-cell>
          <table:table-cell table:formula="of:=IF([$work.AC16]=&quot;&quot;;&quot;&quot;;[$work.AC16]/SQRT([$work.$T15]))" office:value-type="float" office:value="0.157554302244516" calcext:value-type="float">
            <text:p>0.157554302244516</text:p>
          </table:table-cell>
          <table:table-cell table:formula="of:=IF([$work.AD16]=&quot;&quot;;&quot;&quot;;[$work.AD16]/SQRT([$work.$T15]))" office:value-type="float" office:value="16.0012773022807" calcext:value-type="float">
            <text:p>16.0012773022807</text:p>
          </table:table-cell>
          <table:table-cell table:formula="of:=IF([$work.AE16]=&quot;&quot;;&quot;&quot;;[$work.AE16]/SQRT([$work.$T15]))" office:value-type="float" office:value="8.00063865114033" calcext:value-type="float">
            <text:p>8.00063865114033</text:p>
          </table:table-cell>
          <table:table-cell table:formula="of:=IF([$work.AF16]=&quot;&quot;;&quot;&quot;;[$work.AF16]/SQRT([$work.$T15]))" office:value-type="float" office:value="1.60012773022807" calcext:value-type="float">
            <text:p>1.60012773022807</text:p>
          </table:table-cell>
          <table:table-cell table:formula="of:=IF([$work.AG16]=&quot;&quot;;&quot;&quot;;[$work.AG16]/SQRT([$work.$T15]))" office:value-type="float" office:value="0" calcext:value-type="float">
            <text:p>0</text:p>
          </table:table-cell>
          <table:table-cell table:formula="of:=IF([$work.AH16]=&quot;&quot;;&quot;&quot;;[$work.AH16])" office:value-type="float" office:value="7.19275538410787" calcext:value-type="float">
            <text:p>7.19275538410787</text:p>
          </table:table-cell>
          <table:table-cell table:formula="of:=IF([$work.AI16]=&quot;&quot;;&quot;&quot;;[$work.AI16])" office:value-type="float" office:value="14.3855107682157" calcext:value-type="float">
            <text:p>14.3855107682157</text:p>
          </table:table-cell>
          <table:table-cell table:formula="of:=IF([$work.AJ16]=&quot;&quot;;&quot;&quot;;[$work.AJ16])" office:value-type="float" office:value="12.5873219221888" calcext:value-type="float">
            <text:p>12.5873219221888</text:p>
          </table:table-cell>
          <table:table-cell table:formula="of:=IF([$work.AK16]=&quot;&quot;;&quot;&quot;;[$work.AK16])" office:value-type="float" office:value="23.3764549983506" calcext:value-type="float">
            <text:p>23.3764549983506</text:p>
          </table:table-cell>
          <table:table-cell table:formula="of:=IF([$work.AL16]=&quot;&quot;;&quot;&quot;;[$work.AL16])" office:value-type="float" office:value="0.0126182965299685" calcext:value-type="float">
            <text:p>0.012618296529969</text:p>
          </table:table-cell>
          <table:table-cell table:formula="of:=IF([$work.AM16]=&quot;&quot;;&quot;&quot;;[$work.AM16])" office:value-type="float" office:value="0.0252365930599369" calcext:value-type="float">
            <text:p>0.025236593059937</text:p>
          </table:table-cell>
          <table:table-cell table:formula="of:=IF([$work.AN16]=&quot;&quot;;&quot;&quot;;[$work.AN16])" office:value-type="float" office:value="0.0220820189274448" calcext:value-type="float">
            <text:p>0.022082018927445</text:p>
          </table:table-cell>
          <table:table-cell table:formula="of:=IF([$work.AO16]=&quot;&quot;;&quot;&quot;;[$work.AO16])" office:value-type="float" office:value="0.0410094637223975" calcext:value-type="float">
            <text:p>0.041009463722398</text:p>
          </table:table-cell>
          <table:table-cell table:formula="of:=IF([$work.AP16]=&quot;&quot;;&quot;&quot;;[$work.AP16])" office:value-type="float" office:value="1" calcext:value-type="float">
            <text:p>1</text:p>
          </table:table-cell>
          <table:table-cell table:formula="of:=IF([$work.AQ16]=&quot;&quot;;&quot;&quot;;[$work.AQ16])" office:value-type="float" office:value="0.5" calcext:value-type="float">
            <text:p>0.5</text:p>
          </table:table-cell>
          <table:table-cell table:formula="of:=IF([$work.AR16]=&quot;&quot;;&quot;&quot;;[$work.AR16])" office:value-type="float" office:value="0.1" calcext:value-type="float">
            <text:p>0.1</text:p>
          </table:table-cell>
          <table:table-cell table:formula="of:=IF([$work.AS16]=&quot;&quot;;&quot;&quot;;[$work.AS16])" office:value-type="float" office:value="0.12" calcext:value-type="float">
            <text:p>0.12</text:p>
          </table:table-cell>
        </table:table-row>
        <table:table-row table:style-name="ro1">
          <table:table-cell table:formula="of:=[$work.A17]" office:value-type="float" office:value="25" calcext:value-type="float">
            <text:p>25</text:p>
          </table:table-cell>
          <table:table-cell table:formula="of:=IF([$work.H17]=&quot;&quot;;&quot;&quot;;[$work.H17])" office:value-type="float" office:value="1" calcext:value-type="float">
            <text:p>1</text:p>
          </table:table-cell>
          <table:table-cell table:formula="of:=IF([$work.I17]=&quot;&quot;;&quot;&quot;;[$work.I17])" office:value-type="float" office:value="0" calcext:value-type="float">
            <text:p>0</text:p>
          </table:table-cell>
          <table:table-cell table:formula="of:=IF([$work.J17]=&quot;&quot;;&quot;&quot;;[$work.J17])" office:value-type="float" office:value="0.5" calcext:value-type="float">
            <text:p>0.5</text:p>
          </table:table-cell>
          <table:table-cell table:formula="of:=IF([$work.K17]=&quot;&quot;;&quot;&quot;;[$work.K17])" office:value-type="float" office:value="0" calcext:value-type="float">
            <text:p>0</text:p>
          </table:table-cell>
          <table:table-cell table:formula="of:=IF([$work.L17]=&quot;&quot;;&quot;&quot;;[$work.L17])" office:value-type="float" office:value="0.1" calcext:value-type="float">
            <text:p>0.1</text:p>
          </table:table-cell>
          <table:table-cell table:formula="of:=IF([$work.M17]=&quot;&quot;;&quot;&quot;;[$work.M17])" office:value-type="float" office:value="0" calcext:value-type="float">
            <text:p>0</text:p>
          </table:table-cell>
          <table:table-cell table:formula="of:=IF([$work.N17]=&quot;&quot;;&quot;&quot;;[$work.N17])" office:value-type="float" office:value="0" calcext:value-type="float">
            <text:p>0</text:p>
          </table:table-cell>
          <table:table-cell table:formula="of:=IF([$work.O17]=&quot;&quot;;&quot;&quot;;[$work.O17])" office:value-type="float" office:value="0" calcext:value-type="float">
            <text:p>0</text:p>
          </table:table-cell>
          <table:table-cell table:formula="of:=IF([$work.P17]=&quot;&quot;;&quot;&quot;;[$work.P17]/SQRT([$work.$T16]))" office:value-type="float" office:value="0.31362502409359" calcext:value-type="float">
            <text:p>0.31362502409359</text:p>
          </table:table-cell>
          <table:table-cell table:formula="of:=IF([$work.Q17]=&quot;&quot;;&quot;&quot;;[$work.Q17]/SQRT([$work.$T16]))" office:value-type="float" office:value="0.731791722885043" calcext:value-type="float">
            <text:p>0.731791722885043</text:p>
          </table:table-cell>
          <table:table-cell table:formula="of:=IF([$work.R17]=&quot;&quot;;&quot;&quot;;[$work.R17]/SQRT([$work.$T16]))" office:value-type="float" office:value="0.62725004818718" calcext:value-type="float">
            <text:p>0.62725004818718</text:p>
          </table:table-cell>
          <table:table-cell table:formula="of:=IF([$work.S17]=&quot;&quot;;&quot;&quot;;[$work.S17]/SQRT([$work.$T16]))" office:value-type="float" office:value="0.418166698791453" calcext:value-type="float">
            <text:p>0.418166698791453</text:p>
          </table:table-cell>
          <table:table-cell table:formula="of:=IF([$work.T17]=&quot;&quot;;&quot;&quot;;[$work.T17]/SQRT([$work.$T16]))" office:value-type="float" office:value="22.6855434094363" calcext:value-type="float">
            <text:p>22.6855434094363</text:p>
          </table:table-cell>
          <table:table-cell table:formula="of:=IF([$work.U17]=&quot;&quot;;&quot;&quot;;[$work.U17]/SQRT([$work.$T16]))" office:value-type="float" office:value="19.5987473806017" calcext:value-type="float">
            <text:p>19.5987473806017</text:p>
          </table:table-cell>
          <table:table-cell table:formula="of:=IF([$work.V17]=&quot;&quot;;&quot;&quot;;[$work.V17]/SQRT([$work.$T16]))" office:value-type="float" office:value="0.501780284409263" calcext:value-type="float">
            <text:p>0.501780284409263</text:p>
          </table:table-cell>
          <table:table-cell table:formula="of:=IF([$work.W17]=&quot;&quot;;&quot;&quot;;[$work.W17]/SQRT([$work.$T16]))" office:value-type="float" office:value="0" calcext:value-type="float">
            <text:p>0</text:p>
          </table:table-cell>
          <table:table-cell table:formula="of:=IF([$work.X17]=&quot;&quot;;&quot;&quot;;[$work.X17]/SQRT([$work.$T16]))" office:value-type="float" office:value="0.501780284409263" calcext:value-type="float">
            <text:p>0.501780284409263</text:p>
          </table:table-cell>
          <table:table-cell table:formula="of:=IF([$work.Y17]=&quot;&quot;;&quot;&quot;;[$work.Y17]/SQRT([$work.$T16]))" office:value-type="float" office:value="0" calcext:value-type="float">
            <text:p>0</text:p>
          </table:table-cell>
          <table:table-cell table:formula="of:=IF([$work.Z17]=&quot;&quot;;&quot;&quot;;[$work.Z17]/SQRT([$work.$T16]))" office:value-type="float" office:value="0.0501780284409263" calcext:value-type="float">
            <text:p>0.050178028440926</text:p>
          </table:table-cell>
          <table:table-cell table:formula="of:=IF([$work.AA17]=&quot;&quot;;&quot;&quot;;[$work.AA17]/SQRT([$work.$T16]))" office:value-type="float" office:value="0" calcext:value-type="float">
            <text:p>0</text:p>
          </table:table-cell>
          <table:table-cell table:formula="of:=IF([$work.AB17]=&quot;&quot;;&quot;&quot;;[$work.AB17]/SQRT([$work.$T16]))" office:value-type="float" office:value="0" calcext:value-type="float">
            <text:p>0</text:p>
          </table:table-cell>
          <table:table-cell table:formula="of:=IF([$work.AC17]=&quot;&quot;;&quot;&quot;;[$work.AC17]/SQRT([$work.$T16]))" office:value-type="float" office:value="0" calcext:value-type="float">
            <text:p>0</text:p>
          </table:table-cell>
          <table:table-cell table:formula="of:=IF([$work.AD17]=&quot;&quot;;&quot;&quot;;[$work.AD17]/SQRT([$work.$T16]))" office:value-type="float" office:value="17.6972671795377" calcext:value-type="float">
            <text:p>17.6972671795377</text:p>
          </table:table-cell>
          <table:table-cell table:formula="of:=IF([$work.AE17]=&quot;&quot;;&quot;&quot;;[$work.AE17]/SQRT([$work.$T16]))" office:value-type="float" office:value="8.84863358976884" calcext:value-type="float">
            <text:p>8.84863358976884</text:p>
          </table:table-cell>
          <table:table-cell table:formula="of:=IF([$work.AF17]=&quot;&quot;;&quot;&quot;;[$work.AF17]/SQRT([$work.$T16]))" office:value-type="float" office:value="1.76972671795377" calcext:value-type="float">
            <text:p>1.76972671795377</text:p>
          </table:table-cell>
          <table:table-cell table:formula="of:=IF([$work.AG17]=&quot;&quot;;&quot;&quot;;[$work.AG17]/SQRT([$work.$T16]))" office:value-type="float" office:value="0" calcext:value-type="float">
            <text:p>0</text:p>
          </table:table-cell>
          <table:table-cell table:formula="of:=IF([$work.AH17]=&quot;&quot;;&quot;&quot;;[$work.AH17])" office:value-type="float" office:value="9.59962208104015" calcext:value-type="float">
            <text:p>9.59962208104015</text:p>
          </table:table-cell>
          <table:table-cell table:formula="of:=IF([$work.AI17]=&quot;&quot;;&quot;&quot;;[$work.AI17])" office:value-type="float" office:value="19.1992441620803" calcext:value-type="float">
            <text:p>19.1992441620803</text:p>
          </table:table-cell>
          <table:table-cell table:formula="of:=IF([$work.AJ17]=&quot;&quot;;&quot;&quot;;[$work.AJ17])" office:value-type="float" office:value="9.59962208104015" calcext:value-type="float">
            <text:p>9.59962208104015</text:p>
          </table:table-cell>
          <table:table-cell table:formula="of:=IF([$work.AK17]=&quot;&quot;;&quot;&quot;;[$work.AK17])" office:value-type="float" office:value="7.99968506753346" calcext:value-type="float">
            <text:p>7.99968506753346</text:p>
          </table:table-cell>
          <table:table-cell table:formula="of:=IF([$work.AL17]=&quot;&quot;;&quot;&quot;;[$work.AL17])" office:value-type="float" office:value="0.0163934426229508" calcext:value-type="float">
            <text:p>0.016393442622951</text:p>
          </table:table-cell>
          <table:table-cell table:formula="of:=IF([$work.AM17]=&quot;&quot;;&quot;&quot;;[$work.AM17])" office:value-type="float" office:value="0.0327868852459016" calcext:value-type="float">
            <text:p>0.032786885245902</text:p>
          </table:table-cell>
          <table:table-cell table:formula="of:=IF([$work.AN17]=&quot;&quot;;&quot;&quot;;[$work.AN17])" office:value-type="float" office:value="0.0163934426229508" calcext:value-type="float">
            <text:p>0.016393442622951</text:p>
          </table:table-cell>
          <table:table-cell table:formula="of:=IF([$work.AO17]=&quot;&quot;;&quot;&quot;;[$work.AO17])" office:value-type="float" office:value="0.0136612021857924" calcext:value-type="float">
            <text:p>0.013661202185792</text:p>
          </table:table-cell>
          <table:table-cell table:formula="of:=IF([$work.AP17]=&quot;&quot;;&quot;&quot;;[$work.AP17])" office:value-type="float" office:value="0" calcext:value-type="float">
            <text:p>0</text:p>
          </table:table-cell>
          <table:table-cell table:formula="of:=IF([$work.AQ17]=&quot;&quot;;&quot;&quot;;[$work.AQ17])" office:value-type="float" office:value="0" calcext:value-type="float">
            <text:p>0</text:p>
          </table:table-cell>
          <table:table-cell table:formula="of:=IF([$work.AR17]=&quot;&quot;;&quot;&quot;;[$work.AR17])" office:value-type="float" office:value="0" calcext:value-type="float">
            <text:p>0</text:p>
          </table:table-cell>
          <table:table-cell table:formula="of:=IF([$work.AS17]=&quot;&quot;;&quot;&quot;;[$work.AS17])" office:value-type="float" office:value="0" calcext:value-type="float">
            <text:p>0</text:p>
          </table:table-cell>
        </table:table-row>
        <table:table-row table:style-name="ro1">
          <table:table-cell table:formula="of:=[$work.A18]" office:value-type="float" office:value="26" calcext:value-type="float">
            <text:p>26</text:p>
          </table:table-cell>
          <table:table-cell table:formula="of:=IF([$work.H18]=&quot;&quot;;&quot;&quot;;[$work.H18])" office:value-type="float" office:value="1" calcext:value-type="float">
            <text:p>1</text:p>
          </table:table-cell>
          <table:table-cell table:formula="of:=IF([$work.I18]=&quot;&quot;;&quot;&quot;;[$work.I18])" office:value-type="float" office:value="0" calcext:value-type="float">
            <text:p>0</text:p>
          </table:table-cell>
          <table:table-cell table:formula="of:=IF([$work.J18]=&quot;&quot;;&quot;&quot;;[$work.J18])" office:value-type="float" office:value="0.5" calcext:value-type="float">
            <text:p>0.5</text:p>
          </table:table-cell>
          <table:table-cell table:formula="of:=IF([$work.K18]=&quot;&quot;;&quot;&quot;;[$work.K18])" office:value-type="float" office:value="0" calcext:value-type="float">
            <text:p>0</text:p>
          </table:table-cell>
          <table:table-cell table:formula="of:=IF([$work.L18]=&quot;&quot;;&quot;&quot;;[$work.L18])" office:value-type="float" office:value="0.1" calcext:value-type="float">
            <text:p>0.1</text:p>
          </table:table-cell>
          <table:table-cell table:formula="of:=IF([$work.M18]=&quot;&quot;;&quot;&quot;;[$work.M18])" office:value-type="float" office:value="0" calcext:value-type="float">
            <text:p>0</text:p>
          </table:table-cell>
          <table:table-cell table:formula="of:=IF([$work.N18]=&quot;&quot;;&quot;&quot;;[$work.N18])" office:value-type="float" office:value="0" calcext:value-type="float">
            <text:p>0</text:p>
          </table:table-cell>
          <table:table-cell table:formula="of:=IF([$work.O18]=&quot;&quot;;&quot;&quot;;[$work.O18])" office:value-type="float" office:value="0" calcext:value-type="float">
            <text:p>0</text:p>
          </table:table-cell>
          <table:table-cell table:formula="of:=IF([$work.P18]=&quot;&quot;;&quot;&quot;;[$work.P18]/SQRT([$work.$T17]))" office:value-type="float" office:value="0.288009216442392" calcext:value-type="float">
            <text:p>0.288009216442392</text:p>
          </table:table-cell>
          <table:table-cell table:formula="of:=IF([$work.Q18]=&quot;&quot;;&quot;&quot;;[$work.Q18]/SQRT([$work.$T17]))" office:value-type="float" office:value="1.0560337936221" calcext:value-type="float">
            <text:p>1.0560337936221</text:p>
          </table:table-cell>
          <table:table-cell table:formula="of:=IF([$work.R18]=&quot;&quot;;&quot;&quot;;[$work.R18]/SQRT([$work.$T17]))" office:value-type="float" office:value="0.624019968958515" calcext:value-type="float">
            <text:p>0.624019968958515</text:p>
          </table:table-cell>
          <table:table-cell table:formula="of:=IF([$work.S18]=&quot;&quot;;&quot;&quot;;[$work.S18]/SQRT([$work.$T17]))" office:value-type="float" office:value="0.528016896811051" calcext:value-type="float">
            <text:p>0.528016896811051</text:p>
          </table:table-cell>
          <table:table-cell table:formula="of:=IF([$work.T18]=&quot;&quot;;&quot;&quot;;[$work.T18]/SQRT([$work.$T17]))" office:value-type="float" office:value="45.2654485175292" calcext:value-type="float">
            <text:p>45.2654485175292</text:p>
          </table:table-cell>
          <table:table-cell table:formula="of:=IF([$work.U18]=&quot;&quot;;&quot;&quot;;[$work.U18]/SQRT([$work.$T17]))" office:value-type="float" office:value="23.0216600352875" calcext:value-type="float">
            <text:p>23.0216600352875</text:p>
          </table:table-cell>
          <table:table-cell table:formula="of:=IF([$work.V18]=&quot;&quot;;&quot;&quot;;[$work.V18]/SQRT([$work.$T17]))" office:value-type="float" office:value="0.454804113629292" calcext:value-type="float">
            <text:p>0.454804113629292</text:p>
          </table:table-cell>
          <table:table-cell table:formula="of:=IF([$work.W18]=&quot;&quot;;&quot;&quot;;[$work.W18]/SQRT([$work.$T17]))" office:value-type="float" office:value="0" calcext:value-type="float">
            <text:p>0</text:p>
          </table:table-cell>
          <table:table-cell table:formula="of:=IF([$work.X18]=&quot;&quot;;&quot;&quot;;[$work.X18]/SQRT([$work.$T17]))" office:value-type="float" office:value="0.530604799234174" calcext:value-type="float">
            <text:p>0.530604799234174</text:p>
          </table:table-cell>
          <table:table-cell table:formula="of:=IF([$work.Y18]=&quot;&quot;;&quot;&quot;;[$work.Y18]/SQRT([$work.$T17]))" office:value-type="float" office:value="0" calcext:value-type="float">
            <text:p>0</text:p>
          </table:table-cell>
          <table:table-cell table:formula="of:=IF([$work.Z18]=&quot;&quot;;&quot;&quot;;[$work.Z18]/SQRT([$work.$T17]))" office:value-type="float" office:value="0.0909608227258584" calcext:value-type="float">
            <text:p>0.090960822725859</text:p>
          </table:table-cell>
          <table:table-cell table:formula="of:=IF([$work.AA18]=&quot;&quot;;&quot;&quot;;[$work.AA18]/SQRT([$work.$T17]))" office:value-type="float" office:value="0" calcext:value-type="float">
            <text:p>0</text:p>
          </table:table-cell>
          <table:table-cell table:formula="of:=IF([$work.AB18]=&quot;&quot;;&quot;&quot;;[$work.AB18]/SQRT([$work.$T17]))" office:value-type="float" office:value="0" calcext:value-type="float">
            <text:p>0</text:p>
          </table:table-cell>
          <table:table-cell table:formula="of:=IF([$work.AC18]=&quot;&quot;;&quot;&quot;;[$work.AC18]/SQRT([$work.$T17]))" office:value-type="float" office:value="0" calcext:value-type="float">
            <text:p>0</text:p>
          </table:table-cell>
          <table:table-cell table:formula="of:=IF([$work.AD18]=&quot;&quot;;&quot;&quot;;[$work.AD18]/SQRT([$work.$T17]))" office:value-type="float" office:value="17.997989454614" calcext:value-type="float">
            <text:p>17.997989454614</text:p>
          </table:table-cell>
          <table:table-cell table:formula="of:=IF([$work.AE18]=&quot;&quot;;&quot;&quot;;[$work.AE18]/SQRT([$work.$T17]))" office:value-type="float" office:value="8.99899472730698" calcext:value-type="float">
            <text:p>8.99899472730698</text:p>
          </table:table-cell>
          <table:table-cell table:formula="of:=IF([$work.AF18]=&quot;&quot;;&quot;&quot;;[$work.AF18]/SQRT([$work.$T17]))" office:value-type="float" office:value="1.7997989454614" calcext:value-type="float">
            <text:p>1.7997989454614</text:p>
          </table:table-cell>
          <table:table-cell table:formula="of:=IF([$work.AG18]=&quot;&quot;;&quot;&quot;;[$work.AG18]/SQRT([$work.$T17]))" office:value-type="float" office:value="0" calcext:value-type="float">
            <text:p>0</text:p>
          </table:table-cell>
          <table:table-cell table:formula="of:=IF([$work.AH18]=&quot;&quot;;&quot;&quot;;[$work.AH18])" office:value-type="float" office:value="9.47478249301644" calcext:value-type="float">
            <text:p>9.47478249301644</text:p>
          </table:table-cell>
          <table:table-cell table:formula="of:=IF([$work.AI18]=&quot;&quot;;&quot;&quot;;[$work.AI18])" office:value-type="float" office:value="22.1078258170383" calcext:value-type="float">
            <text:p>22.1078258170383</text:p>
          </table:table-cell>
          <table:table-cell table:formula="of:=IF([$work.AJ18]=&quot;&quot;;&quot;&quot;;[$work.AJ18])" office:value-type="float" office:value="18.9495649860329" calcext:value-type="float">
            <text:p>18.9495649860329</text:p>
          </table:table-cell>
          <table:table-cell table:formula="of:=IF([$work.AK18]=&quot;&quot;;&quot;&quot;;[$work.AK18])" office:value-type="float" office:value="12.6330433240219" calcext:value-type="float">
            <text:p>12.6330433240219</text:p>
          </table:table-cell>
          <table:table-cell table:formula="of:=IF([$work.AL18]=&quot;&quot;;&quot;&quot;;[$work.AL18])" office:value-type="float" office:value="0.0138248847926267" calcext:value-type="float">
            <text:p>0.013824884792627</text:p>
          </table:table-cell>
          <table:table-cell table:formula="of:=IF([$work.AM18]=&quot;&quot;;&quot;&quot;;[$work.AM18])" office:value-type="float" office:value="0.032258064516129" calcext:value-type="float">
            <text:p>0.032258064516129</text:p>
          </table:table-cell>
          <table:table-cell table:formula="of:=IF([$work.AN18]=&quot;&quot;;&quot;&quot;;[$work.AN18])" office:value-type="float" office:value="0.0276497695852535" calcext:value-type="float">
            <text:p>0.027649769585254</text:p>
          </table:table-cell>
          <table:table-cell table:formula="of:=IF([$work.AO18]=&quot;&quot;;&quot;&quot;;[$work.AO18])" office:value-type="float" office:value="0.0184331797235023" calcext:value-type="float">
            <text:p>0.018433179723502</text:p>
          </table:table-cell>
          <table:table-cell table:formula="of:=IF([$work.AP18]=&quot;&quot;;&quot;&quot;;[$work.AP18])" office:value-type="float" office:value="0" calcext:value-type="float">
            <text:p>0</text:p>
          </table:table-cell>
          <table:table-cell table:formula="of:=IF([$work.AQ18]=&quot;&quot;;&quot;&quot;;[$work.AQ18])" office:value-type="float" office:value="0" calcext:value-type="float">
            <text:p>0</text:p>
          </table:table-cell>
          <table:table-cell table:formula="of:=IF([$work.AR18]=&quot;&quot;;&quot;&quot;;[$work.AR18])" office:value-type="float" office:value="0" calcext:value-type="float">
            <text:p>0</text:p>
          </table:table-cell>
          <table:table-cell table:formula="of:=IF([$work.AS18]=&quot;&quot;;&quot;&quot;;[$work.AS18])" office:value-type="float" office:value="0" calcext:value-type="float">
            <text:p>0</text:p>
          </table:table-cell>
        </table:table-row>
        <table:table-row table:style-name="ro1">
          <table:table-cell table:formula="of:=[$work.A19]" office:value-type="float" office:value="27" calcext:value-type="float">
            <text:p>27</text:p>
          </table:table-cell>
          <table:table-cell table:formula="of:=IF([$work.H19]=&quot;&quot;;&quot;&quot;;[$work.H19])">
            <text:p/>
          </table:table-cell>
          <table:table-cell table:formula="of:=IF([$work.I19]=&quot;&quot;;&quot;&quot;;[$work.I19])">
            <text:p/>
          </table:table-cell>
          <table:table-cell table:formula="of:=IF([$work.J19]=&quot;&quot;;&quot;&quot;;[$work.J19])">
            <text:p/>
          </table:table-cell>
          <table:table-cell table:formula="of:=IF([$work.K19]=&quot;&quot;;&quot;&quot;;[$work.K19])">
            <text:p/>
          </table:table-cell>
          <table:table-cell table:formula="of:=IF([$work.L19]=&quot;&quot;;&quot;&quot;;[$work.L19])">
            <text:p/>
          </table:table-cell>
          <table:table-cell table:formula="of:=IF([$work.M19]=&quot;&quot;;&quot;&quot;;[$work.M19])">
            <text:p/>
          </table:table-cell>
          <table:table-cell table:formula="of:=IF([$work.N19]=&quot;&quot;;&quot;&quot;;[$work.N19])">
            <text:p/>
          </table:table-cell>
          <table:table-cell table:formula="of:=IF([$work.O19]=&quot;&quot;;&quot;&quot;;[$work.O19])">
            <text:p/>
          </table:table-cell>
          <table:table-cell table:formula="of:=IF([$work.P19]=&quot;&quot;;&quot;&quot;;[$work.P19]/SQRT([$work.$T18]))" office:value-type="float" office:value="0.35820928496421" calcext:value-type="float">
            <text:p>0.35820928496421</text:p>
          </table:table-cell>
          <table:table-cell table:formula="of:=IF([$work.Q19]=&quot;&quot;;&quot;&quot;;[$work.Q19]/SQRT([$work.$T18]))" office:value-type="float" office:value="0.976934413538754" calcext:value-type="float">
            <text:p>0.976934413538754</text:p>
          </table:table-cell>
          <table:table-cell table:formula="of:=IF([$work.R19]=&quot;&quot;;&quot;&quot;;[$work.R19]/SQRT([$work.$T18]))" office:value-type="float" office:value="0.879240972184879" calcext:value-type="float">
            <text:p>0.879240972184879</text:p>
          </table:table-cell>
          <table:table-cell table:formula="of:=IF([$work.S19]=&quot;&quot;;&quot;&quot;;[$work.S19]/SQRT([$work.$T18]))" office:value-type="float" office:value="1.30257921805167" calcext:value-type="float">
            <text:p>1.30257921805167</text:p>
          </table:table-cell>
          <table:table-cell table:formula="of:=IF([$work.T19]=&quot;&quot;;&quot;&quot;;[$work.T19]/SQRT([$work.$T18]))" office:value-type="float" office:value="26.9959542941209" calcext:value-type="float">
            <text:p>26.9959542941209</text:p>
          </table:table-cell>
          <table:table-cell table:formula="of:=IF([$work.U19]=&quot;&quot;;&quot;&quot;;[$work.U19]/SQRT([$work.$T18]))" office:value-type="float" office:value="37.8925763324601" calcext:value-type="float">
            <text:p>37.8925763324601</text:p>
          </table:table-cell>
          <table:table-cell table:formula="of:=IF([$work.V19]=&quot;&quot;;&quot;&quot;;[$work.V19]/SQRT([$work.$T18]))" office:value-type="float" office:value="0.317374513750071" calcext:value-type="float">
            <text:p>0.317374513750071</text:p>
          </table:table-cell>
          <table:table-cell table:formula="of:=IF([$work.W19]=&quot;&quot;;&quot;&quot;;[$work.W19]/SQRT([$work.$T18]))" office:value-type="float" office:value="0" calcext:value-type="float">
            <text:p>0</text:p>
          </table:table-cell>
          <table:table-cell table:formula="of:=IF([$work.X19]=&quot;&quot;;&quot;&quot;;[$work.X19]/SQRT([$work.$T18]))" office:value-type="float" office:value="0.581853275208463" calcext:value-type="float">
            <text:p>0.581853275208463</text:p>
          </table:table-cell>
          <table:table-cell table:formula="of:=IF([$work.Y19]=&quot;&quot;;&quot;&quot;;[$work.Y19]/SQRT([$work.$T18]))" office:value-type="float" office:value="0" calcext:value-type="float">
            <text:p>0</text:p>
          </table:table-cell>
          <table:table-cell table:formula="of:=IF([$work.Z19]=&quot;&quot;;&quot;&quot;;[$work.Z19]/SQRT([$work.$T18]))" office:value-type="float" office:value="0.068764477979182" calcext:value-type="float">
            <text:p>0.068764477979182</text:p>
          </table:table-cell>
          <table:table-cell table:formula="of:=IF([$work.AA19]=&quot;&quot;;&quot;&quot;;[$work.AA19]/SQRT([$work.$T18]))" office:value-type="float" office:value="0" calcext:value-type="float">
            <text:p>0</text:p>
          </table:table-cell>
          <table:table-cell table:formula="of:=IF([$work.AB19]=&quot;&quot;;&quot;&quot;;[$work.AB19]/SQRT([$work.$T18]))" office:value-type="float" office:value="0" calcext:value-type="float">
            <text:p>0</text:p>
          </table:table-cell>
          <table:table-cell table:formula="of:=IF([$work.AC19]=&quot;&quot;;&quot;&quot;;[$work.AC19]/SQRT([$work.$T18]))" office:value-type="float" office:value="0" calcext:value-type="float">
            <text:p>0</text:p>
          </table:table-cell>
          <table:table-cell table:formula="of:=IF([$work.AD19]=&quot;&quot;;&quot;&quot;;[$work.AD19]/SQRT([$work.$T18]))">
            <text:p/>
          </table:table-cell>
          <table:table-cell table:formula="of:=IF([$work.AE19]=&quot;&quot;;&quot;&quot;;[$work.AE19]/SQRT([$work.$T18]))">
            <text:p/>
          </table:table-cell>
          <table:table-cell table:formula="of:=IF([$work.AF19]=&quot;&quot;;&quot;&quot;;[$work.AF19]/SQRT([$work.$T18]))">
            <text:p/>
          </table:table-cell>
          <table:table-cell table:formula="of:=IF([$work.AG19]=&quot;&quot;;&quot;&quot;;[$work.AG19]/SQRT([$work.$T18]))">
            <text:p/>
          </table:table-cell>
          <table:table-cell table:formula="of:=IF([$work.AH19]=&quot;&quot;;&quot;&quot;;[$work.AH19])" office:value-type="float" office:value="9.74603338827353" calcext:value-type="float">
            <text:p>9.74603338827353</text:p>
          </table:table-cell>
          <table:table-cell table:formula="of:=IF([$work.AI19]=&quot;&quot;;&quot;&quot;;[$work.AI19])" office:value-type="float" office:value="35.735455757003" calcext:value-type="float">
            <text:p>35.735455757003</text:p>
          </table:table-cell>
          <table:table-cell table:formula="of:=IF([$work.AJ19]=&quot;&quot;;&quot;&quot;;[$work.AJ19])" office:value-type="float" office:value="21.1164056745927" calcext:value-type="float">
            <text:p>21.1164056745927</text:p>
          </table:table-cell>
          <table:table-cell table:formula="of:=IF([$work.AK19]=&quot;&quot;;&quot;&quot;;[$work.AK19])" office:value-type="float" office:value="17.8677278785015" calcext:value-type="float">
            <text:p>17.8677278785015</text:p>
          </table:table-cell>
          <table:table-cell table:formula="of:=IF([$work.AL19]=&quot;&quot;;&quot;&quot;;[$work.AL19])" office:value-type="float" office:value="0.0063626723223754" calcext:value-type="float">
            <text:p>0.006362672322375</text:p>
          </table:table-cell>
          <table:table-cell table:formula="of:=IF([$work.AM19]=&quot;&quot;;&quot;&quot;;[$work.AM19])" office:value-type="float" office:value="0.0233297985153765" calcext:value-type="float">
            <text:p>0.023329798515377</text:p>
          </table:table-cell>
          <table:table-cell table:formula="of:=IF([$work.AN19]=&quot;&quot;;&quot;&quot;;[$work.AN19])" office:value-type="float" office:value="0.0137857900318134" calcext:value-type="float">
            <text:p>0.013785790031813</text:p>
          </table:table-cell>
          <table:table-cell table:formula="of:=IF([$work.AO19]=&quot;&quot;;&quot;&quot;;[$work.AO19])" office:value-type="float" office:value="0.0116648992576882" calcext:value-type="float">
            <text:p>0.011664899257688</text:p>
          </table:table-cell>
          <table:table-cell table:formula="of:=IF([$work.AP19]=&quot;&quot;;&quot;&quot;;[$work.AP19])" office:value-type="float" office:value="0" calcext:value-type="float">
            <text:p>0</text:p>
          </table:table-cell>
          <table:table-cell table:formula="of:=IF([$work.AQ19]=&quot;&quot;;&quot;&quot;;[$work.AQ19])" office:value-type="float" office:value="0" calcext:value-type="float">
            <text:p>0</text:p>
          </table:table-cell>
          <table:table-cell table:formula="of:=IF([$work.AR19]=&quot;&quot;;&quot;&quot;;[$work.AR19])" office:value-type="float" office:value="0" calcext:value-type="float">
            <text:p>0</text:p>
          </table:table-cell>
          <table:table-cell table:formula="of:=IF([$work.AS19]=&quot;&quot;;&quot;&quot;;[$work.AS19])" office:value-type="float" office:value="0" calcext:value-type="float">
            <text:p>0</text:p>
          </table:table-cell>
        </table:table-row>
        <table:table-row table:style-name="ro1">
          <table:table-cell table:formula="of:=[$work.A20]" office:value-type="float" office:value="28" calcext:value-type="float">
            <text:p>28</text:p>
          </table:table-cell>
          <table:table-cell table:formula="of:=IF([$work.H20]=&quot;&quot;;&quot;&quot;;[$work.H20])">
            <text:p/>
          </table:table-cell>
          <table:table-cell table:formula="of:=IF([$work.I20]=&quot;&quot;;&quot;&quot;;[$work.I20])">
            <text:p/>
          </table:table-cell>
          <table:table-cell table:formula="of:=IF([$work.J20]=&quot;&quot;;&quot;&quot;;[$work.J20])">
            <text:p/>
          </table:table-cell>
          <table:table-cell table:formula="of:=IF([$work.K20]=&quot;&quot;;&quot;&quot;;[$work.K20])">
            <text:p/>
          </table:table-cell>
          <table:table-cell table:formula="of:=IF([$work.L20]=&quot;&quot;;&quot;&quot;;[$work.L20])">
            <text:p/>
          </table:table-cell>
          <table:table-cell table:formula="of:=IF([$work.M20]=&quot;&quot;;&quot;&quot;;[$work.M20])">
            <text:p/>
          </table:table-cell>
          <table:table-cell table:formula="of:=IF([$work.N20]=&quot;&quot;;&quot;&quot;;[$work.N20])">
            <text:p/>
          </table:table-cell>
          <table:table-cell table:formula="of:=IF([$work.O20]=&quot;&quot;;&quot;&quot;;[$work.O20])">
            <text:p/>
          </table:table-cell>
          <table:table-cell table:formula="of:=IF([$work.P20]=&quot;&quot;;&quot;&quot;;[$work.P20]/SQRT([$work.$T19]))" office:value-type="float" office:value="0.451508662570672" calcext:value-type="float">
            <text:p>0.451508662570672</text:p>
          </table:table-cell>
          <table:table-cell table:formula="of:=IF([$work.Q20]=&quot;&quot;;&quot;&quot;;[$work.Q20]/SQRT([$work.$T19]))" office:value-type="float" office:value="0.764091582811907" calcext:value-type="float">
            <text:p>0.764091582811907</text:p>
          </table:table-cell>
          <table:table-cell table:formula="of:=IF([$work.R20]=&quot;&quot;;&quot;&quot;;[$work.R20]/SQRT([$work.$T19]))" office:value-type="float" office:value="0.486240098153032" calcext:value-type="float">
            <text:p>0.486240098153032</text:p>
          </table:table-cell>
          <table:table-cell table:formula="of:=IF([$work.S20]=&quot;&quot;;&quot;&quot;;[$work.S20]/SQRT([$work.$T19]))" office:value-type="float" office:value="0.798823018394266" calcext:value-type="float">
            <text:p>0.798823018394266</text:p>
          </table:table-cell>
          <table:table-cell table:formula="of:=IF([$work.T20]=&quot;&quot;;&quot;&quot;;[$work.T20]/SQRT([$work.$T19]))" office:value-type="float" office:value="20.491546993592" calcext:value-type="float">
            <text:p>20.491546993592</text:p>
          </table:table-cell>
          <table:table-cell table:formula="of:=IF([$work.U20]=&quot;&quot;;&quot;&quot;;[$work.U20]/SQRT([$work.$T19]))" office:value-type="float" office:value="30.4741468369068" calcext:value-type="float">
            <text:p>30.4741468369068</text:p>
          </table:table-cell>
          <table:table-cell table:formula="of:=IF([$work.V20]=&quot;&quot;;&quot;&quot;;[$work.V20]/SQRT([$work.$T19]))">
            <text:p/>
          </table:table-cell>
          <table:table-cell table:formula="of:=IF([$work.W20]=&quot;&quot;;&quot;&quot;;[$work.W20]/SQRT([$work.$T19]))">
            <text:p/>
          </table:table-cell>
          <table:table-cell table:formula="of:=IF([$work.X20]=&quot;&quot;;&quot;&quot;;[$work.X20]/SQRT([$work.$T19]))">
            <text:p/>
          </table:table-cell>
          <table:table-cell table:formula="of:=IF([$work.Y20]=&quot;&quot;;&quot;&quot;;[$work.Y20]/SQRT([$work.$T19]))">
            <text:p/>
          </table:table-cell>
          <table:table-cell table:formula="of:=IF([$work.Z20]=&quot;&quot;;&quot;&quot;;[$work.Z20]/SQRT([$work.$T19]))">
            <text:p/>
          </table:table-cell>
          <table:table-cell table:formula="of:=IF([$work.AA20]=&quot;&quot;;&quot;&quot;;[$work.AA20]/SQRT([$work.$T19]))">
            <text:p/>
          </table:table-cell>
          <table:table-cell table:formula="of:=IF([$work.AB20]=&quot;&quot;;&quot;&quot;;[$work.AB20]/SQRT([$work.$T19]))">
            <text:p/>
          </table:table-cell>
          <table:table-cell table:formula="of:=IF([$work.AC20]=&quot;&quot;;&quot;&quot;;[$work.AC20]/SQRT([$work.$T19]))">
            <text:p/>
          </table:table-cell>
          <table:table-cell table:formula="of:=IF([$work.AD20]=&quot;&quot;;&quot;&quot;;[$work.AD20]/SQRT([$work.$T19]))">
            <text:p/>
          </table:table-cell>
          <table:table-cell table:formula="of:=IF([$work.AE20]=&quot;&quot;;&quot;&quot;;[$work.AE20]/SQRT([$work.$T19]))">
            <text:p/>
          </table:table-cell>
          <table:table-cell table:formula="of:=IF([$work.AF20]=&quot;&quot;;&quot;&quot;;[$work.AF20]/SQRT([$work.$T19]))">
            <text:p/>
          </table:table-cell>
          <table:table-cell table:formula="of:=IF([$work.AG20]=&quot;&quot;;&quot;&quot;;[$work.AG20]/SQRT([$work.$T19]))">
            <text:p/>
          </table:table-cell>
          <table:table-cell table:formula="of:=IF([$work.AH20]=&quot;&quot;;&quot;&quot;;[$work.AH20])" office:value-type="float" office:value="13.9521631236764" calcext:value-type="float">
            <text:p>13.9521631236764</text:p>
          </table:table-cell>
          <table:table-cell table:formula="of:=IF([$work.AI20]=&quot;&quot;;&quot;&quot;;[$work.AI20])" office:value-type="float" office:value="38.0513539736629" calcext:value-type="float">
            <text:p>38.0513539736629</text:p>
          </table:table-cell>
          <table:table-cell table:formula="of:=IF([$work.AJ20]=&quot;&quot;;&quot;&quot;;[$work.AJ20])" office:value-type="float" office:value="34.2462185762966" calcext:value-type="float">
            <text:p>34.2462185762966</text:p>
          </table:table-cell>
          <table:table-cell table:formula="of:=IF([$work.AK20]=&quot;&quot;;&quot;&quot;;[$work.AK20])" office:value-type="float" office:value="50.7351386315505" calcext:value-type="float">
            <text:p>50.7351386315505</text:p>
          </table:table-cell>
          <table:table-cell table:formula="of:=IF([$work.AL20]=&quot;&quot;;&quot;&quot;;[$work.AL20])" office:value-type="float" office:value="0.0132689987937274" calcext:value-type="float">
            <text:p>0.013268998793727</text:p>
          </table:table-cell>
          <table:table-cell table:formula="of:=IF([$work.AM20]=&quot;&quot;;&quot;&quot;;[$work.AM20])" office:value-type="float" office:value="0.0361881785283474" calcext:value-type="float">
            <text:p>0.036188178528348</text:p>
          </table:table-cell>
          <table:table-cell table:formula="of:=IF([$work.AN20]=&quot;&quot;;&quot;&quot;;[$work.AN20])" office:value-type="float" office:value="0.0325693606755127" calcext:value-type="float">
            <text:p>0.032569360675513</text:p>
          </table:table-cell>
          <table:table-cell table:formula="of:=IF([$work.AO20]=&quot;&quot;;&quot;&quot;;[$work.AO20])" office:value-type="float" office:value="0.0482509047044632" calcext:value-type="float">
            <text:p>0.048250904704463</text:p>
          </table:table-cell>
          <table:table-cell table:formula="of:=IF([$work.AP20]=&quot;&quot;;&quot;&quot;;[$work.AP20])">
            <text:p/>
          </table:table-cell>
          <table:table-cell table:formula="of:=IF([$work.AQ20]=&quot;&quot;;&quot;&quot;;[$work.AQ20])">
            <text:p/>
          </table:table-cell>
          <table:table-cell table:formula="of:=IF([$work.AR20]=&quot;&quot;;&quot;&quot;;[$work.AR20])">
            <text:p/>
          </table:table-cell>
          <table:table-cell table:formula="of:=IF([$work.AS20]=&quot;&quot;;&quot;&quot;;[$work.AS20])">
            <text:p/>
          </table:table-cell>
        </table:table-row>
        <table:table-row table:style-name="ro1">
          <table:table-cell table:formula="of:=[$work.A21]" office:value-type="float" office:value="29" calcext:value-type="float">
            <text:p>29</text:p>
          </table:table-cell>
          <table:table-cell table:formula="of:=IF([$work.H21]=&quot;&quot;;&quot;&quot;;[$work.H21])">
            <text:p/>
          </table:table-cell>
          <table:table-cell table:formula="of:=IF([$work.I21]=&quot;&quot;;&quot;&quot;;[$work.I21])">
            <text:p/>
          </table:table-cell>
          <table:table-cell table:formula="of:=IF([$work.J21]=&quot;&quot;;&quot;&quot;;[$work.J21])">
            <text:p/>
          </table:table-cell>
          <table:table-cell table:formula="of:=IF([$work.K21]=&quot;&quot;;&quot;&quot;;[$work.K21])">
            <text:p/>
          </table:table-cell>
          <table:table-cell table:formula="of:=IF([$work.L21]=&quot;&quot;;&quot;&quot;;[$work.L21])">
            <text:p/>
          </table:table-cell>
          <table:table-cell table:formula="of:=IF([$work.M21]=&quot;&quot;;&quot;&quot;;[$work.M21])">
            <text:p/>
          </table:table-cell>
          <table:table-cell table:formula="of:=IF([$work.N21]=&quot;&quot;;&quot;&quot;;[$work.N21])">
            <text:p/>
          </table:table-cell>
          <table:table-cell table:formula="of:=IF([$work.O21]=&quot;&quot;;&quot;&quot;;[$work.O21])">
            <text:p/>
          </table:table-cell>
          <table:table-cell table:formula="of:=IF([$work.P21]=&quot;&quot;;&quot;&quot;;[$work.P21]/SQRT([$work.$T20]))" office:value-type="float" office:value="0.576370878714833" calcext:value-type="float">
            <text:p>0.576370878714833</text:p>
          </table:table-cell>
          <table:table-cell table:formula="of:=IF([$work.Q21]=&quot;&quot;;&quot;&quot;;[$work.Q21]/SQRT([$work.$T20]))" office:value-type="float" office:value="0.864556318072249" calcext:value-type="float">
            <text:p>0.864556318072249</text:p>
          </table:table-cell>
          <table:table-cell table:formula="of:=IF([$work.R21]=&quot;&quot;;&quot;&quot;;[$work.R21]/SQRT([$work.$T20]))" office:value-type="float" office:value="0.576370878714833" calcext:value-type="float">
            <text:p>0.576370878714833</text:p>
          </table:table-cell>
          <table:table-cell table:formula="of:=IF([$work.S21]=&quot;&quot;;&quot;&quot;;[$work.S21]/SQRT([$work.$T20]))" office:value-type="float" office:value="1.85262068158339" calcext:value-type="float">
            <text:p>1.85262068158339</text:p>
          </table:table-cell>
          <table:table-cell table:formula="of:=IF([$work.T21]=&quot;&quot;;&quot;&quot;;[$work.T21]/SQRT([$work.$T20]))" office:value-type="float" office:value="29.6831002538139" calcext:value-type="float">
            <text:p>29.6831002538139</text:p>
          </table:table-cell>
          <table:table-cell table:formula="of:=IF([$work.U21]=&quot;&quot;;&quot;&quot;;[$work.U21]/SQRT([$work.$T20]))" office:value-type="float" office:value="25.4999463837362" calcext:value-type="float">
            <text:p>25.4999463837362</text:p>
          </table:table-cell>
          <table:table-cell table:formula="of:=IF([$work.V21]=&quot;&quot;;&quot;&quot;;[$work.V21]/SQRT([$work.$T20]))">
            <text:p/>
          </table:table-cell>
          <table:table-cell table:formula="of:=IF([$work.W21]=&quot;&quot;;&quot;&quot;;[$work.W21]/SQRT([$work.$T20]))">
            <text:p/>
          </table:table-cell>
          <table:table-cell table:formula="of:=IF([$work.X21]=&quot;&quot;;&quot;&quot;;[$work.X21]/SQRT([$work.$T20]))">
            <text:p/>
          </table:table-cell>
          <table:table-cell table:formula="of:=IF([$work.Y21]=&quot;&quot;;&quot;&quot;;[$work.Y21]/SQRT([$work.$T20]))">
            <text:p/>
          </table:table-cell>
          <table:table-cell table:formula="of:=IF([$work.Z21]=&quot;&quot;;&quot;&quot;;[$work.Z21]/SQRT([$work.$T20]))">
            <text:p/>
          </table:table-cell>
          <table:table-cell table:formula="of:=IF([$work.AA21]=&quot;&quot;;&quot;&quot;;[$work.AA21]/SQRT([$work.$T20]))">
            <text:p/>
          </table:table-cell>
          <table:table-cell table:formula="of:=IF([$work.AB21]=&quot;&quot;;&quot;&quot;;[$work.AB21]/SQRT([$work.$T20]))">
            <text:p/>
          </table:table-cell>
          <table:table-cell table:formula="of:=IF([$work.AC21]=&quot;&quot;;&quot;&quot;;[$work.AC21]/SQRT([$work.$T20]))">
            <text:p/>
          </table:table-cell>
          <table:table-cell table:formula="of:=IF([$work.AD21]=&quot;&quot;;&quot;&quot;;[$work.AD21]/SQRT([$work.$T20]))">
            <text:p/>
          </table:table-cell>
          <table:table-cell table:formula="of:=IF([$work.AE21]=&quot;&quot;;&quot;&quot;;[$work.AE21]/SQRT([$work.$T20]))">
            <text:p/>
          </table:table-cell>
          <table:table-cell table:formula="of:=IF([$work.AF21]=&quot;&quot;;&quot;&quot;;[$work.AF21]/SQRT([$work.$T20]))">
            <text:p/>
          </table:table-cell>
          <table:table-cell table:formula="of:=IF([$work.AG21]=&quot;&quot;;&quot;&quot;;[$work.AG21]/SQRT([$work.$T20]))">
            <text:p/>
          </table:table-cell>
          <table:table-cell table:formula="of:=IF([$work.AH21]=&quot;&quot;;&quot;&quot;;[$work.AH21])" office:value-type="float" office:value="15.0922250521007" calcext:value-type="float">
            <text:p>15.0922250521007</text:p>
          </table:table-cell>
          <table:table-cell table:formula="of:=IF([$work.AI21]=&quot;&quot;;&quot;&quot;;[$work.AI21])" office:value-type="float" office:value="25.5406885497089" calcext:value-type="float">
            <text:p>25.5406885497089</text:p>
          </table:table-cell>
          <table:table-cell table:formula="of:=IF([$work.AJ21]=&quot;&quot;;&quot;&quot;;[$work.AJ21])" office:value-type="float" office:value="16.2531654407238" calcext:value-type="float">
            <text:p>16.2531654407238</text:p>
          </table:table-cell>
          <table:table-cell table:formula="of:=IF([$work.AK21]=&quot;&quot;;&quot;&quot;;[$work.AK21])" office:value-type="float" office:value="26.701628938332" calcext:value-type="float">
            <text:p>26.701628938332</text:p>
          </table:table-cell>
          <table:table-cell table:formula="of:=IF([$work.AL21]=&quot;&quot;;&quot;&quot;;[$work.AL21])" office:value-type="float" office:value="0.0220338983050847" calcext:value-type="float">
            <text:p>0.022033898305085</text:p>
          </table:table-cell>
          <table:table-cell table:formula="of:=IF([$work.AM21]=&quot;&quot;;&quot;&quot;;[$work.AM21])" office:value-type="float" office:value="0.0372881355932203" calcext:value-type="float">
            <text:p>0.03728813559322</text:p>
          </table:table-cell>
          <table:table-cell table:formula="of:=IF([$work.AN21]=&quot;&quot;;&quot;&quot;;[$work.AN21])" office:value-type="float" office:value="0.023728813559322" calcext:value-type="float">
            <text:p>0.023728813559322</text:p>
          </table:table-cell>
          <table:table-cell table:formula="of:=IF([$work.AO21]=&quot;&quot;;&quot;&quot;;[$work.AO21])" office:value-type="float" office:value="0.0389830508474576" calcext:value-type="float">
            <text:p>0.038983050847458</text:p>
          </table:table-cell>
          <table:table-cell table:formula="of:=IF([$work.AP21]=&quot;&quot;;&quot;&quot;;[$work.AP21])">
            <text:p/>
          </table:table-cell>
          <table:table-cell table:formula="of:=IF([$work.AQ21]=&quot;&quot;;&quot;&quot;;[$work.AQ21])">
            <text:p/>
          </table:table-cell>
          <table:table-cell table:formula="of:=IF([$work.AR21]=&quot;&quot;;&quot;&quot;;[$work.AR21])">
            <text:p/>
          </table:table-cell>
          <table:table-cell table:formula="of:=IF([$work.AS21]=&quot;&quot;;&quot;&quot;;[$work.AS21])">
            <text:p/>
          </table:table-cell>
        </table:table-row>
        <table:table-row table:style-name="ro1">
          <table:table-cell table:formula="of:=[$work.A22]" office:value-type="float" office:value="30" calcext:value-type="float">
            <text:p>30</text:p>
          </table:table-cell>
          <table:table-cell table:formula="of:=IF([$work.H22]=&quot;&quot;;&quot;&quot;;[$work.H22])">
            <text:p/>
          </table:table-cell>
          <table:table-cell table:formula="of:=IF([$work.I22]=&quot;&quot;;&quot;&quot;;[$work.I22])">
            <text:p/>
          </table:table-cell>
          <table:table-cell table:formula="of:=IF([$work.J22]=&quot;&quot;;&quot;&quot;;[$work.J22])">
            <text:p/>
          </table:table-cell>
          <table:table-cell table:formula="of:=IF([$work.K22]=&quot;&quot;;&quot;&quot;;[$work.K22])">
            <text:p/>
          </table:table-cell>
          <table:table-cell table:formula="of:=IF([$work.L22]=&quot;&quot;;&quot;&quot;;[$work.L22])">
            <text:p/>
          </table:table-cell>
          <table:table-cell table:formula="of:=IF([$work.M22]=&quot;&quot;;&quot;&quot;;[$work.M22])">
            <text:p/>
          </table:table-cell>
          <table:table-cell table:formula="of:=IF([$work.N22]=&quot;&quot;;&quot;&quot;;[$work.N22])">
            <text:p/>
          </table:table-cell>
          <table:table-cell table:formula="of:=IF([$work.O22]=&quot;&quot;;&quot;&quot;;[$work.O22])">
            <text:p/>
          </table:table-cell>
          <table:table-cell table:formula="of:=IF([$work.P22]=&quot;&quot;;&quot;&quot;;[$work.P22]/SQRT([$work.$T21]))" office:value-type="float" office:value="0.484145299770508" calcext:value-type="float">
            <text:p>0.484145299770508</text:p>
          </table:table-cell>
          <table:table-cell table:formula="of:=IF([$work.Q22]=&quot;&quot;;&quot;&quot;;[$work.Q22]/SQRT([$work.$T21]))" office:value-type="float" office:value="1.0800164379496" calcext:value-type="float">
            <text:p>1.0800164379496</text:p>
          </table:table-cell>
          <table:table-cell table:formula="of:=IF([$work.R22]=&quot;&quot;;&quot;&quot;;[$work.R22]/SQRT([$work.$T21]))" office:value-type="float" office:value="2.01106509135442" calcext:value-type="float">
            <text:p>2.01106509135442</text:p>
          </table:table-cell>
          <table:table-cell table:formula="of:=IF([$work.S22]=&quot;&quot;;&quot;&quot;;[$work.S22]/SQRT([$work.$T21]))" office:value-type="float" office:value="2.97935569089543" calcext:value-type="float">
            <text:p>2.97935569089543</text:p>
          </table:table-cell>
          <table:table-cell table:formula="of:=IF([$work.T22]=&quot;&quot;;&quot;&quot;;[$work.T22]/SQRT([$work.$T21]))" office:value-type="float" office:value="47.7814168927355" calcext:value-type="float">
            <text:p>47.7814168927355</text:p>
          </table:table-cell>
          <table:table-cell table:formula="of:=IF([$work.U22]=&quot;&quot;;&quot;&quot;;[$work.U22]/SQRT([$work.$T21]))" office:value-type="float" office:value="32.63414660588" calcext:value-type="float">
            <text:p>32.63414660588</text:p>
          </table:table-cell>
          <table:table-cell table:formula="of:=IF([$work.V22]=&quot;&quot;;&quot;&quot;;[$work.V22]/SQRT([$work.$T21]))">
            <text:p/>
          </table:table-cell>
          <table:table-cell table:formula="of:=IF([$work.W22]=&quot;&quot;;&quot;&quot;;[$work.W22]/SQRT([$work.$T21]))">
            <text:p/>
          </table:table-cell>
          <table:table-cell table:formula="of:=IF([$work.X22]=&quot;&quot;;&quot;&quot;;[$work.X22]/SQRT([$work.$T21]))">
            <text:p/>
          </table:table-cell>
          <table:table-cell table:formula="of:=IF([$work.Y22]=&quot;&quot;;&quot;&quot;;[$work.Y22]/SQRT([$work.$T21]))">
            <text:p/>
          </table:table-cell>
          <table:table-cell table:formula="of:=IF([$work.Z22]=&quot;&quot;;&quot;&quot;;[$work.Z22]/SQRT([$work.$T21]))">
            <text:p/>
          </table:table-cell>
          <table:table-cell table:formula="of:=IF([$work.AA22]=&quot;&quot;;&quot;&quot;;[$work.AA22]/SQRT([$work.$T21]))">
            <text:p/>
          </table:table-cell>
          <table:table-cell table:formula="of:=IF([$work.AB22]=&quot;&quot;;&quot;&quot;;[$work.AB22]/SQRT([$work.$T21]))">
            <text:p/>
          </table:table-cell>
          <table:table-cell table:formula="of:=IF([$work.AC22]=&quot;&quot;;&quot;&quot;;[$work.AC22]/SQRT([$work.$T21]))">
            <text:p/>
          </table:table-cell>
          <table:table-cell table:formula="of:=IF([$work.AD22]=&quot;&quot;;&quot;&quot;;[$work.AD22]/SQRT([$work.$T21]))">
            <text:p/>
          </table:table-cell>
          <table:table-cell table:formula="of:=IF([$work.AE22]=&quot;&quot;;&quot;&quot;;[$work.AE22]/SQRT([$work.$T21]))">
            <text:p/>
          </table:table-cell>
          <table:table-cell table:formula="of:=IF([$work.AF22]=&quot;&quot;;&quot;&quot;;[$work.AF22]/SQRT([$work.$T21]))">
            <text:p/>
          </table:table-cell>
          <table:table-cell table:formula="of:=IF([$work.AG22]=&quot;&quot;;&quot;&quot;;[$work.AG22]/SQRT([$work.$T21]))">
            <text:p/>
          </table:table-cell>
          <table:table-cell table:formula="of:=IF([$work.AH22]=&quot;&quot;;&quot;&quot;;[$work.AH22])" office:value-type="float" office:value="18.0028723934652" calcext:value-type="float">
            <text:p>18.0028723934652</text:p>
          </table:table-cell>
          <table:table-cell table:formula="of:=IF([$work.AI22]=&quot;&quot;;&quot;&quot;;[$work.AI22])" office:value-type="float" office:value="27.0043085901978" calcext:value-type="float">
            <text:p>27.0043085901978</text:p>
          </table:table-cell>
          <table:table-cell table:formula="of:=IF([$work.AJ22]=&quot;&quot;;&quot;&quot;;[$work.AJ22])" office:value-type="float" office:value="18.0028723934652" calcext:value-type="float">
            <text:p>18.0028723934652</text:p>
          </table:table-cell>
          <table:table-cell table:formula="of:=IF([$work.AK22]=&quot;&quot;;&quot;&quot;;[$work.AK22])" office:value-type="float" office:value="57.8663755504238" calcext:value-type="float">
            <text:p>57.8663755504238</text:p>
          </table:table-cell>
          <table:table-cell table:formula="of:=IF([$work.AL22]=&quot;&quot;;&quot;&quot;;[$work.AL22])" office:value-type="float" office:value="0.0194174757281553" calcext:value-type="float">
            <text:p>0.019417475728155</text:p>
          </table:table-cell>
          <table:table-cell table:formula="of:=IF([$work.AM22]=&quot;&quot;;&quot;&quot;;[$work.AM22])" office:value-type="float" office:value="0.029126213592233" calcext:value-type="float">
            <text:p>0.029126213592233</text:p>
          </table:table-cell>
          <table:table-cell table:formula="of:=IF([$work.AN22]=&quot;&quot;;&quot;&quot;;[$work.AN22])" office:value-type="float" office:value="0.0194174757281553" calcext:value-type="float">
            <text:p>0.019417475728155</text:p>
          </table:table-cell>
          <table:table-cell table:formula="of:=IF([$work.AO22]=&quot;&quot;;&quot;&quot;;[$work.AO22])" office:value-type="float" office:value="0.0624133148404993" calcext:value-type="float">
            <text:p>0.062413314840499</text:p>
          </table:table-cell>
          <table:table-cell table:formula="of:=IF([$work.AP22]=&quot;&quot;;&quot;&quot;;[$work.AP22])">
            <text:p/>
          </table:table-cell>
          <table:table-cell table:formula="of:=IF([$work.AQ22]=&quot;&quot;;&quot;&quot;;[$work.AQ22])">
            <text:p/>
          </table:table-cell>
          <table:table-cell table:formula="of:=IF([$work.AR22]=&quot;&quot;;&quot;&quot;;[$work.AR22])">
            <text:p/>
          </table:table-cell>
          <table:table-cell table:formula="of:=IF([$work.AS22]=&quot;&quot;;&quot;&quot;;[$work.AS22])">
            <text:p/>
          </table:table-cell>
        </table:table-row>
        <table:table-row table:style-name="ro1">
          <table:table-cell table:formula="of:=[$work.A23]" office:value-type="float" office:value="31" calcext:value-type="float">
            <text:p>31</text:p>
          </table:table-cell>
          <table:table-cell table:formula="of:=IF([$work.H23]=&quot;&quot;;&quot;&quot;;[$work.H23])">
            <text:p/>
          </table:table-cell>
          <table:table-cell table:formula="of:=IF([$work.I23]=&quot;&quot;;&quot;&quot;;[$work.I23])">
            <text:p/>
          </table:table-cell>
          <table:table-cell table:formula="of:=IF([$work.J23]=&quot;&quot;;&quot;&quot;;[$work.J23])">
            <text:p/>
          </table:table-cell>
          <table:table-cell table:formula="of:=IF([$work.K23]=&quot;&quot;;&quot;&quot;;[$work.K23])">
            <text:p/>
          </table:table-cell>
          <table:table-cell table:formula="of:=IF([$work.L23]=&quot;&quot;;&quot;&quot;;[$work.L23])">
            <text:p/>
          </table:table-cell>
          <table:table-cell table:formula="of:=IF([$work.M23]=&quot;&quot;;&quot;&quot;;[$work.M23])">
            <text:p/>
          </table:table-cell>
          <table:table-cell table:formula="of:=IF([$work.N23]=&quot;&quot;;&quot;&quot;;[$work.N23])">
            <text:p/>
          </table:table-cell>
          <table:table-cell table:formula="of:=IF([$work.O23]=&quot;&quot;;&quot;&quot;;[$work.O23])">
            <text:p/>
          </table:table-cell>
          <table:table-cell table:formula="of:=IF([$work.P23]=&quot;&quot;;&quot;&quot;;[$work.P23]/SQRT([$work.$T22]))" office:value-type="float" office:value="0.30709967509633" calcext:value-type="float">
            <text:p>0.30709967509633</text:p>
          </table:table-cell>
          <table:table-cell table:formula="of:=IF([$work.Q23]=&quot;&quot;;&quot;&quot;;[$work.Q23]/SQRT([$work.$T22]))" office:value-type="float" office:value="1.03297163441493" calcext:value-type="float">
            <text:p>1.03297163441493</text:p>
          </table:table-cell>
          <table:table-cell table:formula="of:=IF([$work.R23]=&quot;&quot;;&quot;&quot;;[$work.R23]/SQRT([$work.$T22]))" office:value-type="float" office:value="1.47966207091868" calcext:value-type="float">
            <text:p>1.47966207091868</text:p>
          </table:table-cell>
          <table:table-cell table:formula="of:=IF([$work.S23]=&quot;&quot;;&quot;&quot;;[$work.S23]/SQRT([$work.$T22]))" office:value-type="float" office:value="3.12683305552627" calcext:value-type="float">
            <text:p>3.12683305552627</text:p>
          </table:table-cell>
          <table:table-cell table:formula="of:=IF([$work.T23]=&quot;&quot;;&quot;&quot;;[$work.T23]/SQRT([$work.$T22]))" office:value-type="float" office:value="38.7503953667005" calcext:value-type="float">
            <text:p>38.7503953667005</text:p>
          </table:table-cell>
          <table:table-cell table:formula="of:=IF([$work.U23]=&quot;&quot;;&quot;&quot;;[$work.U23]/SQRT([$work.$T22]))" office:value-type="float" office:value="42.569911954635" calcext:value-type="float">
            <text:p>42.569911954635</text:p>
          </table:table-cell>
          <table:table-cell table:formula="of:=IF([$work.V23]=&quot;&quot;;&quot;&quot;;[$work.V23]/SQRT([$work.$T22]))">
            <text:p/>
          </table:table-cell>
          <table:table-cell table:formula="of:=IF([$work.W23]=&quot;&quot;;&quot;&quot;;[$work.W23]/SQRT([$work.$T22]))">
            <text:p/>
          </table:table-cell>
          <table:table-cell table:formula="of:=IF([$work.X23]=&quot;&quot;;&quot;&quot;;[$work.X23]/SQRT([$work.$T22]))">
            <text:p/>
          </table:table-cell>
          <table:table-cell table:formula="of:=IF([$work.Y23]=&quot;&quot;;&quot;&quot;;[$work.Y23]/SQRT([$work.$T22]))">
            <text:p/>
          </table:table-cell>
          <table:table-cell table:formula="of:=IF([$work.Z23]=&quot;&quot;;&quot;&quot;;[$work.Z23]/SQRT([$work.$T22]))">
            <text:p/>
          </table:table-cell>
          <table:table-cell table:formula="of:=IF([$work.AA23]=&quot;&quot;;&quot;&quot;;[$work.AA23]/SQRT([$work.$T22]))">
            <text:p/>
          </table:table-cell>
          <table:table-cell table:formula="of:=IF([$work.AB23]=&quot;&quot;;&quot;&quot;;[$work.AB23]/SQRT([$work.$T22]))">
            <text:p/>
          </table:table-cell>
          <table:table-cell table:formula="of:=IF([$work.AC23]=&quot;&quot;;&quot;&quot;;[$work.AC23]/SQRT([$work.$T22]))">
            <text:p/>
          </table:table-cell>
          <table:table-cell table:formula="of:=IF([$work.AD23]=&quot;&quot;;&quot;&quot;;[$work.AD23]/SQRT([$work.$T22]))">
            <text:p/>
          </table:table-cell>
          <table:table-cell table:formula="of:=IF([$work.AE23]=&quot;&quot;;&quot;&quot;;[$work.AE23]/SQRT([$work.$T22]))">
            <text:p/>
          </table:table-cell>
          <table:table-cell table:formula="of:=IF([$work.AF23]=&quot;&quot;;&quot;&quot;;[$work.AF23]/SQRT([$work.$T22]))">
            <text:p/>
          </table:table-cell>
          <table:table-cell table:formula="of:=IF([$work.AG23]=&quot;&quot;;&quot;&quot;;[$work.AG23]/SQRT([$work.$T22]))">
            <text:p/>
          </table:table-cell>
          <table:table-cell table:formula="of:=IF([$work.AH23]=&quot;&quot;;&quot;&quot;;[$work.AH23])" office:value-type="float" office:value="15.9990023992561" calcext:value-type="float">
            <text:p>15.9990023992561</text:p>
          </table:table-cell>
          <table:table-cell table:formula="of:=IF([$work.AI23]=&quot;&quot;;&quot;&quot;;[$work.AI23])" office:value-type="float" office:value="35.6900822752637" calcext:value-type="float">
            <text:p>35.6900822752637</text:p>
          </table:table-cell>
          <table:table-cell table:formula="of:=IF([$work.AJ23]=&quot;&quot;;&quot;&quot;;[$work.AJ23])" office:value-type="float" office:value="66.4573945815255" calcext:value-type="float">
            <text:p>66.4573945815255</text:p>
          </table:table-cell>
          <table:table-cell table:formula="of:=IF([$work.AK23]=&quot;&quot;;&quot;&quot;;[$work.AK23])" office:value-type="float" office:value="98.4553993800378" calcext:value-type="float">
            <text:p>98.4553993800378</text:p>
          </table:table-cell>
          <table:table-cell table:formula="of:=IF([$work.AL23]=&quot;&quot;;&quot;&quot;;[$work.AL23])" office:value-type="float" office:value="0.0101325019485581" calcext:value-type="float">
            <text:p>0.010132501948558</text:p>
          </table:table-cell>
          <table:table-cell table:formula="of:=IF([$work.AM23]=&quot;&quot;;&quot;&quot;;[$work.AM23])" office:value-type="float" office:value="0.0226032735775526" calcext:value-type="float">
            <text:p>0.022603273577553</text:p>
          </table:table-cell>
          <table:table-cell table:formula="of:=IF([$work.AN23]=&quot;&quot;;&quot;&quot;;[$work.AN23])" office:value-type="float" office:value="0.0420888542478566" calcext:value-type="float">
            <text:p>0.042088854247857</text:p>
          </table:table-cell>
          <table:table-cell table:formula="of:=IF([$work.AO23]=&quot;&quot;;&quot;&quot;;[$work.AO23])" office:value-type="float" office:value="0.0623538581449727" calcext:value-type="float">
            <text:p>0.062353858144973</text:p>
          </table:table-cell>
          <table:table-cell table:formula="of:=IF([$work.AP23]=&quot;&quot;;&quot;&quot;;[$work.AP23])">
            <text:p/>
          </table:table-cell>
          <table:table-cell table:formula="of:=IF([$work.AQ23]=&quot;&quot;;&quot;&quot;;[$work.AQ23])">
            <text:p/>
          </table:table-cell>
          <table:table-cell table:formula="of:=IF([$work.AR23]=&quot;&quot;;&quot;&quot;;[$work.AR23])">
            <text:p/>
          </table:table-cell>
          <table:table-cell table:formula="of:=IF([$work.AS23]=&quot;&quot;;&quot;&quot;;[$work.AS23])">
            <text:p/>
          </table:table-cell>
        </table:table-row>
        <table:table-row table:style-name="ro1">
          <table:table-cell table:formula="of:=[$work.A24]" office:value-type="float" office:value="32" calcext:value-type="float">
            <text:p>32</text:p>
          </table:table-cell>
          <table:table-cell table:formula="of:=IF([$work.H24]=&quot;&quot;;&quot;&quot;;[$work.H24])">
            <text:p/>
          </table:table-cell>
          <table:table-cell table:formula="of:=IF([$work.I24]=&quot;&quot;;&quot;&quot;;[$work.I24])">
            <text:p/>
          </table:table-cell>
          <table:table-cell table:formula="of:=IF([$work.J24]=&quot;&quot;;&quot;&quot;;[$work.J24])">
            <text:p/>
          </table:table-cell>
          <table:table-cell table:formula="of:=IF([$work.K24]=&quot;&quot;;&quot;&quot;;[$work.K24])">
            <text:p/>
          </table:table-cell>
          <table:table-cell table:formula="of:=IF([$work.L24]=&quot;&quot;;&quot;&quot;;[$work.L24])">
            <text:p/>
          </table:table-cell>
          <table:table-cell table:formula="of:=IF([$work.M24]=&quot;&quot;;&quot;&quot;;[$work.M24])">
            <text:p/>
          </table:table-cell>
          <table:table-cell table:formula="of:=IF([$work.N24]=&quot;&quot;;&quot;&quot;;[$work.N24])">
            <text:p/>
          </table:table-cell>
          <table:table-cell table:formula="of:=IF([$work.O24]=&quot;&quot;;&quot;&quot;;[$work.O24])">
            <text:p/>
          </table:table-cell>
          <table:table-cell table:formula="of:=IF([$work.P24]=&quot;&quot;;&quot;&quot;;[$work.P24]/SQRT([$work.$T23]))" office:value-type="float" office:value="0.509986720740268" calcext:value-type="float">
            <text:p>0.509986720740268</text:p>
          </table:table-cell>
          <table:table-cell table:formula="of:=IF([$work.Q24]=&quot;&quot;;&quot;&quot;;[$work.Q24]/SQRT([$work.$T23]))" office:value-type="float" office:value="0.617352346159272" calcext:value-type="float">
            <text:p>0.617352346159272</text:p>
          </table:table-cell>
          <table:table-cell table:formula="of:=IF([$work.R24]=&quot;&quot;;&quot;&quot;;[$work.R24]/SQRT([$work.$T23]))" office:value-type="float" office:value="0.805242190642528" calcext:value-type="float">
            <text:p>0.805242190642528</text:p>
          </table:table-cell>
          <table:table-cell table:formula="of:=IF([$work.S24]=&quot;&quot;;&quot;&quot;;[$work.S24]/SQRT([$work.$T23]))" office:value-type="float" office:value="1.85205703847782" calcext:value-type="float">
            <text:p>1.85205703847782</text:p>
          </table:table-cell>
          <table:table-cell table:formula="of:=IF([$work.T24]=&quot;&quot;;&quot;&quot;;[$work.T24]/SQRT([$work.$T23]))" office:value-type="float" office:value="39.6715985923219" calcext:value-type="float">
            <text:p>39.6715985923219</text:p>
          </table:table-cell>
          <table:table-cell table:formula="of:=IF([$work.U24]=&quot;&quot;;&quot;&quot;;[$work.U24]/SQRT([$work.$T23]))" office:value-type="float" office:value="41.7063415667587" calcext:value-type="float">
            <text:p>41.7063415667587</text:p>
          </table:table-cell>
          <table:table-cell table:formula="of:=IF([$work.V24]=&quot;&quot;;&quot;&quot;;[$work.V24]/SQRT([$work.$T23]))">
            <text:p/>
          </table:table-cell>
          <table:table-cell table:formula="of:=IF([$work.W24]=&quot;&quot;;&quot;&quot;;[$work.W24]/SQRT([$work.$T23]))">
            <text:p/>
          </table:table-cell>
          <table:table-cell table:formula="of:=IF([$work.X24]=&quot;&quot;;&quot;&quot;;[$work.X24]/SQRT([$work.$T23]))">
            <text:p/>
          </table:table-cell>
          <table:table-cell table:formula="of:=IF([$work.Y24]=&quot;&quot;;&quot;&quot;;[$work.Y24]/SQRT([$work.$T23]))">
            <text:p/>
          </table:table-cell>
          <table:table-cell table:formula="of:=IF([$work.Z24]=&quot;&quot;;&quot;&quot;;[$work.Z24]/SQRT([$work.$T23]))">
            <text:p/>
          </table:table-cell>
          <table:table-cell table:formula="of:=IF([$work.AA24]=&quot;&quot;;&quot;&quot;;[$work.AA24]/SQRT([$work.$T23]))">
            <text:p/>
          </table:table-cell>
          <table:table-cell table:formula="of:=IF([$work.AB24]=&quot;&quot;;&quot;&quot;;[$work.AB24]/SQRT([$work.$T23]))">
            <text:p/>
          </table:table-cell>
          <table:table-cell table:formula="of:=IF([$work.AC24]=&quot;&quot;;&quot;&quot;;[$work.AC24]/SQRT([$work.$T23]))">
            <text:p/>
          </table:table-cell>
          <table:table-cell table:formula="of:=IF([$work.AD24]=&quot;&quot;;&quot;&quot;;[$work.AD24]/SQRT([$work.$T23]))">
            <text:p/>
          </table:table-cell>
          <table:table-cell table:formula="of:=IF([$work.AE24]=&quot;&quot;;&quot;&quot;;[$work.AE24]/SQRT([$work.$T23]))">
            <text:p/>
          </table:table-cell>
          <table:table-cell table:formula="of:=IF([$work.AF24]=&quot;&quot;;&quot;&quot;;[$work.AF24]/SQRT([$work.$T23]))">
            <text:p/>
          </table:table-cell>
          <table:table-cell table:formula="of:=IF([$work.AG24]=&quot;&quot;;&quot;&quot;;[$work.AG24]/SQRT([$work.$T23]))">
            <text:p/>
          </table:table-cell>
          <table:table-cell table:formula="of:=IF([$work.AH24]=&quot;&quot;;&quot;&quot;;[$work.AH24])" office:value-type="float" office:value="12.5179490743455" calcext:value-type="float">
            <text:p>12.5179490743455</text:p>
          </table:table-cell>
          <table:table-cell table:formula="of:=IF([$work.AI24]=&quot;&quot;;&quot;&quot;;[$work.AI24])" office:value-type="float" office:value="42.1058287046166" calcext:value-type="float">
            <text:p>42.1058287046166</text:p>
          </table:table-cell>
          <table:table-cell table:formula="of:=IF([$work.AJ24]=&quot;&quot;;&quot;&quot;;[$work.AJ24])" office:value-type="float" office:value="60.3137546309373" calcext:value-type="float">
            <text:p>60.3137546309373</text:p>
          </table:table-cell>
          <table:table-cell table:formula="of:=IF([$work.AK24]=&quot;&quot;;&quot;&quot;;[$work.AK24])" office:value-type="float" office:value="127.455481484245" calcext:value-type="float">
            <text:p>127.455481484245</text:p>
          </table:table-cell>
          <table:table-cell table:formula="of:=IF([$work.AL24]=&quot;&quot;;&quot;&quot;;[$work.AL24])" office:value-type="float" office:value="0.00792507204610951" calcext:value-type="float">
            <text:p>0.00792507204611</text:p>
          </table:table-cell>
          <table:table-cell table:formula="of:=IF([$work.AM24]=&quot;&quot;;&quot;&quot;;[$work.AM24])" office:value-type="float" office:value="0.026657060518732" calcext:value-type="float">
            <text:p>0.026657060518732</text:p>
          </table:table-cell>
          <table:table-cell table:formula="of:=IF([$work.AN24]=&quot;&quot;;&quot;&quot;;[$work.AN24])" office:value-type="float" office:value="0.0381844380403458" calcext:value-type="float">
            <text:p>0.038184438040346</text:p>
          </table:table-cell>
          <table:table-cell table:formula="of:=IF([$work.AO24]=&quot;&quot;;&quot;&quot;;[$work.AO24])" office:value-type="float" office:value="0.0806916426512968" calcext:value-type="float">
            <text:p>0.080691642651297</text:p>
          </table:table-cell>
          <table:table-cell table:formula="of:=IF([$work.AP24]=&quot;&quot;;&quot;&quot;;[$work.AP24])">
            <text:p/>
          </table:table-cell>
          <table:table-cell table:formula="of:=IF([$work.AQ24]=&quot;&quot;;&quot;&quot;;[$work.AQ24])">
            <text:p/>
          </table:table-cell>
          <table:table-cell table:formula="of:=IF([$work.AR24]=&quot;&quot;;&quot;&quot;;[$work.AR24])">
            <text:p/>
          </table:table-cell>
          <table:table-cell table:formula="of:=IF([$work.AS24]=&quot;&quot;;&quot;&quot;;[$work.AS24])">
            <text:p/>
          </table:table-cell>
        </table:table-row>
        <table:table-row table:style-name="ro1">
          <table:table-cell table:formula="of:=[$work.A25]" office:value-type="float" office:value="33" calcext:value-type="float">
            <text:p>33</text:p>
          </table:table-cell>
          <table:table-cell table:formula="of:=IF([$work.H25]=&quot;&quot;;&quot;&quot;;[$work.H25])">
            <text:p/>
          </table:table-cell>
          <table:table-cell table:formula="of:=IF([$work.I25]=&quot;&quot;;&quot;&quot;;[$work.I25])">
            <text:p/>
          </table:table-cell>
          <table:table-cell table:formula="of:=IF([$work.J25]=&quot;&quot;;&quot;&quot;;[$work.J25])">
            <text:p/>
          </table:table-cell>
          <table:table-cell table:formula="of:=IF([$work.K25]=&quot;&quot;;&quot;&quot;;[$work.K25])">
            <text:p/>
          </table:table-cell>
          <table:table-cell table:formula="of:=IF([$work.L25]=&quot;&quot;;&quot;&quot;;[$work.L25])">
            <text:p/>
          </table:table-cell>
          <table:table-cell table:formula="of:=IF([$work.M25]=&quot;&quot;;&quot;&quot;;[$work.M25])">
            <text:p/>
          </table:table-cell>
          <table:table-cell table:formula="of:=IF([$work.N25]=&quot;&quot;;&quot;&quot;;[$work.N25])">
            <text:p/>
          </table:table-cell>
          <table:table-cell table:formula="of:=IF([$work.O25]=&quot;&quot;;&quot;&quot;;[$work.O25])">
            <text:p/>
          </table:table-cell>
          <table:table-cell table:formula="of:=IF([$work.P25]=&quot;&quot;;&quot;&quot;;[$work.P25]/SQRT([$work.$T24]))" office:value-type="float" office:value="0.494215524963573" calcext:value-type="float">
            <text:p>0.494215524963573</text:p>
          </table:table-cell>
          <table:table-cell table:formula="of:=IF([$work.Q25]=&quot;&quot;;&quot;&quot;;[$work.Q25]/SQRT([$work.$T24]))" office:value-type="float" office:value="0.676294928897521" calcext:value-type="float">
            <text:p>0.676294928897521</text:p>
          </table:table-cell>
          <table:table-cell table:formula="of:=IF([$work.R25]=&quot;&quot;;&quot;&quot;;[$work.R25]/SQRT([$work.$T24]))" office:value-type="float" office:value="0.676294928897521" calcext:value-type="float">
            <text:p>0.676294928897521</text:p>
          </table:table-cell>
          <table:table-cell table:formula="of:=IF([$work.S25]=&quot;&quot;;&quot;&quot;;[$work.S25]/SQRT([$work.$T24]))" office:value-type="float" office:value="1.35258985779504" calcext:value-type="float">
            <text:p>1.35258985779504</text:p>
          </table:table-cell>
          <table:table-cell table:formula="of:=IF([$work.T25]=&quot;&quot;;&quot;&quot;;[$work.T25]/SQRT([$work.$T24]))" office:value-type="float" office:value="39.953423491792" calcext:value-type="float">
            <text:p>39.953423491792</text:p>
          </table:table-cell>
          <table:table-cell table:formula="of:=IF([$work.U25]=&quot;&quot;;&quot;&quot;;[$work.U25]/SQRT([$work.$T24]))" office:value-type="float" office:value="42.5472700581679" calcext:value-type="float">
            <text:p>42.5472700581679</text:p>
          </table:table-cell>
          <table:table-cell table:formula="of:=IF([$work.V25]=&quot;&quot;;&quot;&quot;;[$work.V25]/SQRT([$work.$T24]))">
            <text:p/>
          </table:table-cell>
          <table:table-cell table:formula="of:=IF([$work.W25]=&quot;&quot;;&quot;&quot;;[$work.W25]/SQRT([$work.$T24]))">
            <text:p/>
          </table:table-cell>
          <table:table-cell table:formula="of:=IF([$work.X25]=&quot;&quot;;&quot;&quot;;[$work.X25]/SQRT([$work.$T24]))">
            <text:p/>
          </table:table-cell>
          <table:table-cell table:formula="of:=IF([$work.Y25]=&quot;&quot;;&quot;&quot;;[$work.Y25]/SQRT([$work.$T24]))">
            <text:p/>
          </table:table-cell>
          <table:table-cell table:formula="of:=IF([$work.Z25]=&quot;&quot;;&quot;&quot;;[$work.Z25]/SQRT([$work.$T24]))">
            <text:p/>
          </table:table-cell>
          <table:table-cell table:formula="of:=IF([$work.AA25]=&quot;&quot;;&quot;&quot;;[$work.AA25]/SQRT([$work.$T24]))">
            <text:p/>
          </table:table-cell>
          <table:table-cell table:formula="of:=IF([$work.AB25]=&quot;&quot;;&quot;&quot;;[$work.AB25]/SQRT([$work.$T24]))">
            <text:p/>
          </table:table-cell>
          <table:table-cell table:formula="of:=IF([$work.AC25]=&quot;&quot;;&quot;&quot;;[$work.AC25]/SQRT([$work.$T24]))">
            <text:p/>
          </table:table-cell>
          <table:table-cell table:formula="of:=IF([$work.AD25]=&quot;&quot;;&quot;&quot;;[$work.AD25]/SQRT([$work.$T24]))">
            <text:p/>
          </table:table-cell>
          <table:table-cell table:formula="of:=IF([$work.AE25]=&quot;&quot;;&quot;&quot;;[$work.AE25]/SQRT([$work.$T24]))">
            <text:p/>
          </table:table-cell>
          <table:table-cell table:formula="of:=IF([$work.AF25]=&quot;&quot;;&quot;&quot;;[$work.AF25]/SQRT([$work.$T24]))">
            <text:p/>
          </table:table-cell>
          <table:table-cell table:formula="of:=IF([$work.AG25]=&quot;&quot;;&quot;&quot;;[$work.AG25]/SQRT([$work.$T24]))">
            <text:p/>
          </table:table-cell>
          <table:table-cell table:formula="of:=IF([$work.AH25]=&quot;&quot;;&quot;&quot;;[$work.AH25])" office:value-type="float" office:value="21.2277206091542" calcext:value-type="float">
            <text:p>21.2277206091542</text:p>
          </table:table-cell>
          <table:table-cell table:formula="of:=IF([$work.AI25]=&quot;&quot;;&quot;&quot;;[$work.AI25])" office:value-type="float" office:value="25.6967144216078" calcext:value-type="float">
            <text:p>25.6967144216078</text:p>
          </table:table-cell>
          <table:table-cell table:formula="of:=IF([$work.AJ25]=&quot;&quot;;&quot;&quot;;[$work.AJ25])" office:value-type="float" office:value="33.5174535934014" calcext:value-type="float">
            <text:p>33.5174535934014</text:p>
          </table:table-cell>
          <table:table-cell table:formula="of:=IF([$work.AK25]=&quot;&quot;;&quot;&quot;;[$work.AK25])" office:value-type="float" office:value="77.0901432648233" calcext:value-type="float">
            <text:p>77.0901432648233</text:p>
          </table:table-cell>
          <table:table-cell table:formula="of:=IF([$work.AL25]=&quot;&quot;;&quot;&quot;;[$work.AL25])" office:value-type="float" office:value="0.0128552097428958" calcext:value-type="float">
            <text:p>0.012855209742896</text:p>
          </table:table-cell>
          <table:table-cell table:formula="of:=IF([$work.AM25]=&quot;&quot;;&quot;&quot;;[$work.AM25])" office:value-type="float" office:value="0.0155615696887686" calcext:value-type="float">
            <text:p>0.015561569688769</text:p>
          </table:table-cell>
          <table:table-cell table:formula="of:=IF([$work.AN25]=&quot;&quot;;&quot;&quot;;[$work.AN25])" office:value-type="float" office:value="0.020297699594046" calcext:value-type="float">
            <text:p>0.020297699594046</text:p>
          </table:table-cell>
          <table:table-cell table:formula="of:=IF([$work.AO25]=&quot;&quot;;&quot;&quot;;[$work.AO25])" office:value-type="float" office:value="0.0466847090663058" calcext:value-type="float">
            <text:p>0.046684709066306</text:p>
          </table:table-cell>
          <table:table-cell table:formula="of:=IF([$work.AP25]=&quot;&quot;;&quot;&quot;;[$work.AP25])">
            <text:p/>
          </table:table-cell>
          <table:table-cell table:formula="of:=IF([$work.AQ25]=&quot;&quot;;&quot;&quot;;[$work.AQ25])">
            <text:p/>
          </table:table-cell>
          <table:table-cell table:formula="of:=IF([$work.AR25]=&quot;&quot;;&quot;&quot;;[$work.AR25])">
            <text:p/>
          </table:table-cell>
          <table:table-cell table:formula="of:=IF([$work.AS25]=&quot;&quot;;&quot;&quot;;[$work.AS25])">
            <text:p/>
          </table:table-cell>
        </table:table-row>
        <table:table-row table:style-name="ro1">
          <table:table-cell table:formula="of:=[$work.A26]" office:value-type="float" office:value="34" calcext:value-type="float">
            <text:p>34</text:p>
          </table:table-cell>
          <table:table-cell table:formula="of:=IF([$work.H26]=&quot;&quot;;&quot;&quot;;[$work.H26])">
            <text:p/>
          </table:table-cell>
          <table:table-cell table:formula="of:=IF([$work.I26]=&quot;&quot;;&quot;&quot;;[$work.I26])">
            <text:p/>
          </table:table-cell>
          <table:table-cell table:formula="of:=IF([$work.J26]=&quot;&quot;;&quot;&quot;;[$work.J26])">
            <text:p/>
          </table:table-cell>
          <table:table-cell table:formula="of:=IF([$work.K26]=&quot;&quot;;&quot;&quot;;[$work.K26])">
            <text:p/>
          </table:table-cell>
          <table:table-cell table:formula="of:=IF([$work.L26]=&quot;&quot;;&quot;&quot;;[$work.L26])">
            <text:p/>
          </table:table-cell>
          <table:table-cell table:formula="of:=IF([$work.M26]=&quot;&quot;;&quot;&quot;;[$work.M26])">
            <text:p/>
          </table:table-cell>
          <table:table-cell table:formula="of:=IF([$work.N26]=&quot;&quot;;&quot;&quot;;[$work.N26])">
            <text:p/>
          </table:table-cell>
          <table:table-cell table:formula="of:=IF([$work.O26]=&quot;&quot;;&quot;&quot;;[$work.O26])">
            <text:p/>
          </table:table-cell>
          <table:table-cell table:formula="of:=IF([$work.P26]=&quot;&quot;;&quot;&quot;;[$work.P26]/SQRT([$work.$T25]))" office:value-type="float" office:value="0.586856917541803" calcext:value-type="float">
            <text:p>0.586856917541803</text:p>
          </table:table-cell>
          <table:table-cell table:formula="of:=IF([$work.Q26]=&quot;&quot;;&quot;&quot;;[$work.Q26]/SQRT([$work.$T25]))" office:value-type="float" office:value="1.37783798031554" calcext:value-type="float">
            <text:p>1.37783798031554</text:p>
          </table:table-cell>
          <table:table-cell table:formula="of:=IF([$work.R26]=&quot;&quot;;&quot;&quot;;[$work.R26]/SQRT([$work.$T25]))" office:value-type="float" office:value="1.42886901662352" calcext:value-type="float">
            <text:p>1.42886901662352</text:p>
          </table:table-cell>
          <table:table-cell table:formula="of:=IF([$work.S26]=&quot;&quot;;&quot;&quot;;[$work.S26]/SQRT([$work.$T25]))" office:value-type="float" office:value="2.29639663385923" calcext:value-type="float">
            <text:p>2.29639663385923</text:p>
          </table:table-cell>
          <table:table-cell table:formula="of:=IF([$work.T26]=&quot;&quot;;&quot;&quot;;[$work.T26]/SQRT([$work.$T25]))" office:value-type="float" office:value="45.2645292051808" calcext:value-type="float">
            <text:p>45.2645292051808</text:p>
          </table:table-cell>
          <table:table-cell table:formula="of:=IF([$work.U26]=&quot;&quot;;&quot;&quot;;[$work.U26]/SQRT([$work.$T25]))" office:value-type="float" office:value="41.99174849544" calcext:value-type="float">
            <text:p>41.99174849544</text:p>
          </table:table-cell>
          <table:table-cell table:formula="of:=IF([$work.V26]=&quot;&quot;;&quot;&quot;;[$work.V26]/SQRT([$work.$T25]))">
            <text:p/>
          </table:table-cell>
          <table:table-cell table:formula="of:=IF([$work.W26]=&quot;&quot;;&quot;&quot;;[$work.W26]/SQRT([$work.$T25]))">
            <text:p/>
          </table:table-cell>
          <table:table-cell table:formula="of:=IF([$work.X26]=&quot;&quot;;&quot;&quot;;[$work.X26]/SQRT([$work.$T25]))">
            <text:p/>
          </table:table-cell>
          <table:table-cell table:formula="of:=IF([$work.Y26]=&quot;&quot;;&quot;&quot;;[$work.Y26]/SQRT([$work.$T25]))">
            <text:p/>
          </table:table-cell>
          <table:table-cell table:formula="of:=IF([$work.Z26]=&quot;&quot;;&quot;&quot;;[$work.Z26]/SQRT([$work.$T25]))">
            <text:p/>
          </table:table-cell>
          <table:table-cell table:formula="of:=IF([$work.AA26]=&quot;&quot;;&quot;&quot;;[$work.AA26]/SQRT([$work.$T25]))">
            <text:p/>
          </table:table-cell>
          <table:table-cell table:formula="of:=IF([$work.AB26]=&quot;&quot;;&quot;&quot;;[$work.AB26]/SQRT([$work.$T25]))">
            <text:p/>
          </table:table-cell>
          <table:table-cell table:formula="of:=IF([$work.AC26]=&quot;&quot;;&quot;&quot;;[$work.AC26]/SQRT([$work.$T25]))">
            <text:p/>
          </table:table-cell>
          <table:table-cell table:formula="of:=IF([$work.AD26]=&quot;&quot;;&quot;&quot;;[$work.AD26]/SQRT([$work.$T25]))">
            <text:p/>
          </table:table-cell>
          <table:table-cell table:formula="of:=IF([$work.AE26]=&quot;&quot;;&quot;&quot;;[$work.AE26]/SQRT([$work.$T25]))">
            <text:p/>
          </table:table-cell>
          <table:table-cell table:formula="of:=IF([$work.AF26]=&quot;&quot;;&quot;&quot;;[$work.AF26]/SQRT([$work.$T25]))">
            <text:p/>
          </table:table-cell>
          <table:table-cell table:formula="of:=IF([$work.AG26]=&quot;&quot;;&quot;&quot;;[$work.AG26]/SQRT([$work.$T25]))">
            <text:p/>
          </table:table-cell>
          <table:table-cell table:formula="of:=IF([$work.AH26]=&quot;&quot;;&quot;&quot;;[$work.AH26])" office:value-type="float" office:value="20.5709145168286" calcext:value-type="float">
            <text:p>20.5709145168286</text:p>
          </table:table-cell>
          <table:table-cell table:formula="of:=IF([$work.AI26]=&quot;&quot;;&quot;&quot;;[$work.AI26])" office:value-type="float" office:value="28.1496724967128" calcext:value-type="float">
            <text:p>28.1496724967128</text:p>
          </table:table-cell>
          <table:table-cell table:formula="of:=IF([$work.AJ26]=&quot;&quot;;&quot;&quot;;[$work.AJ26])" office:value-type="float" office:value="28.1496724967128" calcext:value-type="float">
            <text:p>28.1496724967128</text:p>
          </table:table-cell>
          <table:table-cell table:formula="of:=IF([$work.AK26]=&quot;&quot;;&quot;&quot;;[$work.AK26])" office:value-type="float" office:value="56.2993449934257" calcext:value-type="float">
            <text:p>56.2993449934257</text:p>
          </table:table-cell>
          <table:table-cell table:formula="of:=IF([$work.AL26]=&quot;&quot;;&quot;&quot;;[$work.AL26])" office:value-type="float" office:value="0.0123697916666667" calcext:value-type="float">
            <text:p>0.012369791666667</text:p>
          </table:table-cell>
          <table:table-cell table:formula="of:=IF([$work.AM26]=&quot;&quot;;&quot;&quot;;[$work.AM26])" office:value-type="float" office:value="0.0169270833333333" calcext:value-type="float">
            <text:p>0.016927083333333</text:p>
          </table:table-cell>
          <table:table-cell table:formula="of:=IF([$work.AN26]=&quot;&quot;;&quot;&quot;;[$work.AN26])" office:value-type="float" office:value="0.0169270833333333" calcext:value-type="float">
            <text:p>0.016927083333333</text:p>
          </table:table-cell>
          <table:table-cell table:formula="of:=IF([$work.AO26]=&quot;&quot;;&quot;&quot;;[$work.AO26])" office:value-type="float" office:value="0.0338541666666667" calcext:value-type="float">
            <text:p>0.033854166666667</text:p>
          </table:table-cell>
          <table:table-cell table:formula="of:=IF([$work.AP26]=&quot;&quot;;&quot;&quot;;[$work.AP26])">
            <text:p/>
          </table:table-cell>
          <table:table-cell table:formula="of:=IF([$work.AQ26]=&quot;&quot;;&quot;&quot;;[$work.AQ26])">
            <text:p/>
          </table:table-cell>
          <table:table-cell table:formula="of:=IF([$work.AR26]=&quot;&quot;;&quot;&quot;;[$work.AR26])">
            <text:p/>
          </table:table-cell>
          <table:table-cell table:formula="of:=IF([$work.AS26]=&quot;&quot;;&quot;&quot;;[$work.AS26])">
            <text:p/>
          </table:table-cell>
        </table:table-row>
        <table:table-row table:style-name="ro1">
          <table:table-cell table:formula="of:=[$work.A27]" office:value-type="float" office:value="35" calcext:value-type="float">
            <text:p>35</text:p>
          </table:table-cell>
          <table:table-cell table:formula="of:=IF([$work.H27]=&quot;&quot;;&quot;&quot;;[$work.H27])">
            <text:p/>
          </table:table-cell>
          <table:table-cell table:formula="of:=IF([$work.I27]=&quot;&quot;;&quot;&quot;;[$work.I27])">
            <text:p/>
          </table:table-cell>
          <table:table-cell table:formula="of:=IF([$work.J27]=&quot;&quot;;&quot;&quot;;[$work.J27])">
            <text:p/>
          </table:table-cell>
          <table:table-cell table:formula="of:=IF([$work.K27]=&quot;&quot;;&quot;&quot;;[$work.K27])">
            <text:p/>
          </table:table-cell>
          <table:table-cell table:formula="of:=IF([$work.L27]=&quot;&quot;;&quot;&quot;;[$work.L27])">
            <text:p/>
          </table:table-cell>
          <table:table-cell table:formula="of:=IF([$work.M27]=&quot;&quot;;&quot;&quot;;[$work.M27])">
            <text:p/>
          </table:table-cell>
          <table:table-cell table:formula="of:=IF([$work.N27]=&quot;&quot;;&quot;&quot;;[$work.N27])">
            <text:p/>
          </table:table-cell>
          <table:table-cell table:formula="of:=IF([$work.O27]=&quot;&quot;;&quot;&quot;;[$work.O27])">
            <text:p/>
          </table:table-cell>
          <table:table-cell table:formula="of:=IF([$work.P27]=&quot;&quot;;&quot;&quot;;[$work.P27]/SQRT([$work.$T26]))" office:value-type="float" office:value="0.546073407935752" calcext:value-type="float">
            <text:p>0.546073407935752</text:p>
          </table:table-cell>
          <table:table-cell table:formula="of:=IF([$work.Q27]=&quot;&quot;;&quot;&quot;;[$work.Q27]/SQRT([$work.$T26]))" office:value-type="float" office:value="1.30582771462897" calcext:value-type="float">
            <text:p>1.30582771462897</text:p>
          </table:table-cell>
          <table:table-cell table:formula="of:=IF([$work.R27]=&quot;&quot;;&quot;&quot;;[$work.R27]/SQRT([$work.$T26]))" office:value-type="float" office:value="1.23460074837648" calcext:value-type="float">
            <text:p>1.23460074837648</text:p>
          </table:table-cell>
          <table:table-cell table:formula="of:=IF([$work.S27]=&quot;&quot;;&quot;&quot;;[$work.S27]/SQRT([$work.$T26]))" office:value-type="float" office:value="2.27926292007966" calcext:value-type="float">
            <text:p>2.27926292007966</text:p>
          </table:table-cell>
          <table:table-cell table:formula="of:=IF([$work.T27]=&quot;&quot;;&quot;&quot;;[$work.T27]/SQRT([$work.$T26]))" office:value-type="float" office:value="55.0347025910901" calcext:value-type="float">
            <text:p>55.0347025910901</text:p>
          </table:table-cell>
          <table:table-cell table:formula="of:=IF([$work.U27]=&quot;&quot;;&quot;&quot;;[$work.U27]/SQRT([$work.$T26]))" office:value-type="float" office:value="46.5851906501925" calcext:value-type="float">
            <text:p>46.5851906501925</text:p>
          </table:table-cell>
          <table:table-cell table:formula="of:=IF([$work.V27]=&quot;&quot;;&quot;&quot;;[$work.V27]/SQRT([$work.$T26]))">
            <text:p/>
          </table:table-cell>
          <table:table-cell table:formula="of:=IF([$work.W27]=&quot;&quot;;&quot;&quot;;[$work.W27]/SQRT([$work.$T26]))">
            <text:p/>
          </table:table-cell>
          <table:table-cell table:formula="of:=IF([$work.X27]=&quot;&quot;;&quot;&quot;;[$work.X27]/SQRT([$work.$T26]))">
            <text:p/>
          </table:table-cell>
          <table:table-cell table:formula="of:=IF([$work.Y27]=&quot;&quot;;&quot;&quot;;[$work.Y27]/SQRT([$work.$T26]))">
            <text:p/>
          </table:table-cell>
          <table:table-cell table:formula="of:=IF([$work.Z27]=&quot;&quot;;&quot;&quot;;[$work.Z27]/SQRT([$work.$T26]))">
            <text:p/>
          </table:table-cell>
          <table:table-cell table:formula="of:=IF([$work.AA27]=&quot;&quot;;&quot;&quot;;[$work.AA27]/SQRT([$work.$T26]))">
            <text:p/>
          </table:table-cell>
          <table:table-cell table:formula="of:=IF([$work.AB27]=&quot;&quot;;&quot;&quot;;[$work.AB27]/SQRT([$work.$T26]))">
            <text:p/>
          </table:table-cell>
          <table:table-cell table:formula="of:=IF([$work.AC27]=&quot;&quot;;&quot;&quot;;[$work.AC27]/SQRT([$work.$T26]))">
            <text:p/>
          </table:table-cell>
          <table:table-cell table:formula="of:=IF([$work.AD27]=&quot;&quot;;&quot;&quot;;[$work.AD27]/SQRT([$work.$T26]))">
            <text:p/>
          </table:table-cell>
          <table:table-cell table:formula="of:=IF([$work.AE27]=&quot;&quot;;&quot;&quot;;[$work.AE27]/SQRT([$work.$T26]))">
            <text:p/>
          </table:table-cell>
          <table:table-cell table:formula="of:=IF([$work.AF27]=&quot;&quot;;&quot;&quot;;[$work.AF27]/SQRT([$work.$T26]))">
            <text:p/>
          </table:table-cell>
          <table:table-cell table:formula="of:=IF([$work.AG27]=&quot;&quot;;&quot;&quot;;[$work.AG27]/SQRT([$work.$T26]))">
            <text:p/>
          </table:table-cell>
          <table:table-cell table:formula="of:=IF([$work.AH27]=&quot;&quot;;&quot;&quot;;[$work.AH27])" office:value-type="float" office:value="25.7925098286941" calcext:value-type="float">
            <text:p>25.7925098286941</text:p>
          </table:table-cell>
          <table:table-cell table:formula="of:=IF([$work.AI27]=&quot;&quot;;&quot;&quot;;[$work.AI27])" office:value-type="float" office:value="60.5563274238904" calcext:value-type="float">
            <text:p>60.5563274238904</text:p>
          </table:table-cell>
          <table:table-cell table:formula="of:=IF([$work.AJ27]=&quot;&quot;;&quot;&quot;;[$work.AJ27])" office:value-type="float" office:value="62.799154365516" calcext:value-type="float">
            <text:p>62.799154365516</text:p>
          </table:table-cell>
          <table:table-cell table:formula="of:=IF([$work.AK27]=&quot;&quot;;&quot;&quot;;[$work.AK27])" office:value-type="float" office:value="100.927212373151" calcext:value-type="float">
            <text:p>100.927212373151</text:p>
          </table:table-cell>
          <table:table-cell table:formula="of:=IF([$work.AL27]=&quot;&quot;;&quot;&quot;;[$work.AL27])" office:value-type="float" office:value="0.0129650507328072" calcext:value-type="float">
            <text:p>0.012965050732807</text:p>
          </table:table-cell>
          <table:table-cell table:formula="of:=IF([$work.AM27]=&quot;&quot;;&quot;&quot;;[$work.AM27])" office:value-type="float" office:value="0.0304396843291995" calcext:value-type="float">
            <text:p>0.0304396843292</text:p>
          </table:table-cell>
          <table:table-cell table:formula="of:=IF([$work.AN27]=&quot;&quot;;&quot;&quot;;[$work.AN27])" office:value-type="float" office:value="0.0315670800450958" calcext:value-type="float">
            <text:p>0.031567080045096</text:p>
          </table:table-cell>
          <table:table-cell table:formula="of:=IF([$work.AO27]=&quot;&quot;;&quot;&quot;;[$work.AO27])" office:value-type="float" office:value="0.0507328072153326" calcext:value-type="float">
            <text:p>0.050732807215333</text:p>
          </table:table-cell>
          <table:table-cell table:formula="of:=IF([$work.AP27]=&quot;&quot;;&quot;&quot;;[$work.AP27])">
            <text:p/>
          </table:table-cell>
          <table:table-cell table:formula="of:=IF([$work.AQ27]=&quot;&quot;;&quot;&quot;;[$work.AQ27])">
            <text:p/>
          </table:table-cell>
          <table:table-cell table:formula="of:=IF([$work.AR27]=&quot;&quot;;&quot;&quot;;[$work.AR27])">
            <text:p/>
          </table:table-cell>
          <table:table-cell table:formula="of:=IF([$work.AS27]=&quot;&quot;;&quot;&quot;;[$work.AS27])">
            <text:p/>
          </table:table-cell>
        </table:table-row>
        <table:table-row table:style-name="ro1">
          <table:table-cell table:formula="of:=[$work.A28]" office:value-type="float" office:value="36" calcext:value-type="float">
            <text:p>36</text:p>
          </table:table-cell>
          <table:table-cell table:formula="of:=IF([$work.H28]=&quot;&quot;;&quot;&quot;;[$work.H28])">
            <text:p/>
          </table:table-cell>
          <table:table-cell table:formula="of:=IF([$work.I28]=&quot;&quot;;&quot;&quot;;[$work.I28])">
            <text:p/>
          </table:table-cell>
          <table:table-cell table:formula="of:=IF([$work.J28]=&quot;&quot;;&quot;&quot;;[$work.J28])">
            <text:p/>
          </table:table-cell>
          <table:table-cell table:formula="of:=IF([$work.K28]=&quot;&quot;;&quot;&quot;;[$work.K28])">
            <text:p/>
          </table:table-cell>
          <table:table-cell table:formula="of:=IF([$work.L28]=&quot;&quot;;&quot;&quot;;[$work.L28])">
            <text:p/>
          </table:table-cell>
          <table:table-cell table:formula="of:=IF([$work.M28]=&quot;&quot;;&quot;&quot;;[$work.M28])">
            <text:p/>
          </table:table-cell>
          <table:table-cell table:formula="of:=IF([$work.N28]=&quot;&quot;;&quot;&quot;;[$work.N28])">
            <text:p/>
          </table:table-cell>
          <table:table-cell table:formula="of:=IF([$work.O28]=&quot;&quot;;&quot;&quot;;[$work.O28])">
            <text:p/>
          </table:table-cell>
          <table:table-cell table:formula="of:=IF([$work.P28]=&quot;&quot;;&quot;&quot;;[$work.P28]/SQRT([$work.$T27]))" office:value-type="float" office:value="0.768502010934938" calcext:value-type="float">
            <text:p>0.768502010934938</text:p>
          </table:table-cell>
          <table:table-cell table:formula="of:=IF([$work.Q28]=&quot;&quot;;&quot;&quot;;[$work.Q28]/SQRT([$work.$T27]))" office:value-type="float" office:value="1.86932921578769" calcext:value-type="float">
            <text:p>1.86932921578769</text:p>
          </table:table-cell>
          <table:table-cell table:formula="of:=IF([$work.R28]=&quot;&quot;;&quot;&quot;;[$work.R28]/SQRT([$work.$T27]))" office:value-type="float" office:value="1.86932921578769" calcext:value-type="float">
            <text:p>1.86932921578769</text:p>
          </table:table-cell>
          <table:table-cell table:formula="of:=IF([$work.S28]=&quot;&quot;;&quot;&quot;;[$work.S28]/SQRT([$work.$T27]))" office:value-type="float" office:value="2.94938609602057" calcext:value-type="float">
            <text:p>2.94938609602057</text:p>
          </table:table-cell>
          <table:table-cell table:formula="of:=IF([$work.T28]=&quot;&quot;;&quot;&quot;;[$work.T28]/SQRT([$work.$T27]))" office:value-type="float" office:value="74.2123698667712" calcext:value-type="float">
            <text:p>74.2123698667712</text:p>
          </table:table-cell>
          <table:table-cell table:formula="of:=IF([$work.U28]=&quot;&quot;;&quot;&quot;;[$work.U28]/SQRT([$work.$T27]))" office:value-type="float" office:value="56.9903919020513" calcext:value-type="float">
            <text:p>56.9903919020513</text:p>
          </table:table-cell>
          <table:table-cell table:formula="of:=IF([$work.V28]=&quot;&quot;;&quot;&quot;;[$work.V28]/SQRT([$work.$T27]))">
            <text:p/>
          </table:table-cell>
          <table:table-cell table:formula="of:=IF([$work.W28]=&quot;&quot;;&quot;&quot;;[$work.W28]/SQRT([$work.$T27]))">
            <text:p/>
          </table:table-cell>
          <table:table-cell table:formula="of:=IF([$work.X28]=&quot;&quot;;&quot;&quot;;[$work.X28]/SQRT([$work.$T27]))">
            <text:p/>
          </table:table-cell>
          <table:table-cell table:formula="of:=IF([$work.Y28]=&quot;&quot;;&quot;&quot;;[$work.Y28]/SQRT([$work.$T27]))">
            <text:p/>
          </table:table-cell>
          <table:table-cell table:formula="of:=IF([$work.Z28]=&quot;&quot;;&quot;&quot;;[$work.Z28]/SQRT([$work.$T27]))">
            <text:p/>
          </table:table-cell>
          <table:table-cell table:formula="of:=IF([$work.AA28]=&quot;&quot;;&quot;&quot;;[$work.AA28]/SQRT([$work.$T27]))">
            <text:p/>
          </table:table-cell>
          <table:table-cell table:formula="of:=IF([$work.AB28]=&quot;&quot;;&quot;&quot;;[$work.AB28]/SQRT([$work.$T27]))">
            <text:p/>
          </table:table-cell>
          <table:table-cell table:formula="of:=IF([$work.AC28]=&quot;&quot;;&quot;&quot;;[$work.AC28]/SQRT([$work.$T27]))">
            <text:p/>
          </table:table-cell>
          <table:table-cell table:formula="of:=IF([$work.AD28]=&quot;&quot;;&quot;&quot;;[$work.AD28]/SQRT([$work.$T27]))">
            <text:p/>
          </table:table-cell>
          <table:table-cell table:formula="of:=IF([$work.AE28]=&quot;&quot;;&quot;&quot;;[$work.AE28]/SQRT([$work.$T27]))">
            <text:p/>
          </table:table-cell>
          <table:table-cell table:formula="of:=IF([$work.AF28]=&quot;&quot;;&quot;&quot;;[$work.AF28]/SQRT([$work.$T27]))">
            <text:p/>
          </table:table-cell>
          <table:table-cell table:formula="of:=IF([$work.AG28]=&quot;&quot;;&quot;&quot;;[$work.AG28]/SQRT([$work.$T27]))">
            <text:p/>
          </table:table-cell>
          <table:table-cell table:formula="of:=IF([$work.AH28]=&quot;&quot;;&quot;&quot;;[$work.AH28])" office:value-type="float" office:value="27.6053760324695" calcext:value-type="float">
            <text:p>27.6053760324695</text:p>
          </table:table-cell>
          <table:table-cell table:formula="of:=IF([$work.AI28]=&quot;&quot;;&quot;&quot;;[$work.AI28])" office:value-type="float" office:value="66.0128557298183" calcext:value-type="float">
            <text:p>66.0128557298183</text:p>
          </table:table-cell>
          <table:table-cell table:formula="of:=IF([$work.AJ28]=&quot;&quot;;&quot;&quot;;[$work.AJ28])" office:value-type="float" office:value="62.4121545081919" calcext:value-type="float">
            <text:p>62.4121545081919</text:p>
          </table:table-cell>
          <table:table-cell table:formula="of:=IF([$work.AK28]=&quot;&quot;;&quot;&quot;;[$work.AK28])" office:value-type="float" office:value="115.222439092047" calcext:value-type="float">
            <text:p>115.222439092047</text:p>
          </table:table-cell>
          <table:table-cell table:formula="of:=IF([$work.AL28]=&quot;&quot;;&quot;&quot;;[$work.AL28])" office:value-type="float" office:value="0.00992234685073339" calcext:value-type="float">
            <text:p>0.009922346850733</text:p>
          </table:table-cell>
          <table:table-cell table:formula="of:=IF([$work.AM28]=&quot;&quot;;&quot;&quot;;[$work.AM28])" office:value-type="float" office:value="0.0237273511647972" calcext:value-type="float">
            <text:p>0.023727351164797</text:p>
          </table:table-cell>
          <table:table-cell table:formula="of:=IF([$work.AN28]=&quot;&quot;;&quot;&quot;;[$work.AN28])" office:value-type="float" office:value="0.0224331320103538" calcext:value-type="float">
            <text:p>0.022433132010354</text:p>
          </table:table-cell>
          <table:table-cell table:formula="of:=IF([$work.AO28]=&quot;&quot;;&quot;&quot;;[$work.AO28])" office:value-type="float" office:value="0.0414150129421915" calcext:value-type="float">
            <text:p>0.041415012942192</text:p>
          </table:table-cell>
          <table:table-cell table:formula="of:=IF([$work.AP28]=&quot;&quot;;&quot;&quot;;[$work.AP28])">
            <text:p/>
          </table:table-cell>
          <table:table-cell table:formula="of:=IF([$work.AQ28]=&quot;&quot;;&quot;&quot;;[$work.AQ28])">
            <text:p/>
          </table:table-cell>
          <table:table-cell table:formula="of:=IF([$work.AR28]=&quot;&quot;;&quot;&quot;;[$work.AR28])">
            <text:p/>
          </table:table-cell>
          <table:table-cell table:formula="of:=IF([$work.AS28]=&quot;&quot;;&quot;&quot;;[$work.AS28])">
            <text:p/>
          </table:table-cell>
        </table:table-row>
        <table:table-row table:style-name="ro1">
          <table:table-cell table:formula="of:=[$work.A29]" office:value-type="float" office:value="37" calcext:value-type="float">
            <text:p>37</text:p>
          </table:table-cell>
          <table:table-cell table:formula="of:=IF([$work.H29]=&quot;&quot;;&quot;&quot;;[$work.H29])" office:value-type="float" office:value="1" calcext:value-type="float">
            <text:p>1</text:p>
          </table:table-cell>
          <table:table-cell table:formula="of:=IF([$work.I29]=&quot;&quot;;&quot;&quot;;[$work.I29])" office:value-type="float" office:value="0" calcext:value-type="float">
            <text:p>0</text:p>
          </table:table-cell>
          <table:table-cell table:formula="of:=IF([$work.J29]=&quot;&quot;;&quot;&quot;;[$work.J29])" office:value-type="float" office:value="1" calcext:value-type="float">
            <text:p>1</text:p>
          </table:table-cell>
          <table:table-cell table:formula="of:=IF([$work.K29]=&quot;&quot;;&quot;&quot;;[$work.K29])" office:value-type="float" office:value="0" calcext:value-type="float">
            <text:p>0</text:p>
          </table:table-cell>
          <table:table-cell table:formula="of:=IF([$work.L29]=&quot;&quot;;&quot;&quot;;[$work.L29])" office:value-type="float" office:value="1" calcext:value-type="float">
            <text:p>1</text:p>
          </table:table-cell>
          <table:table-cell table:formula="of:=IF([$work.M29]=&quot;&quot;;&quot;&quot;;[$work.M29])" office:value-type="float" office:value="0" calcext:value-type="float">
            <text:p>0</text:p>
          </table:table-cell>
          <table:table-cell table:formula="of:=IF([$work.N29]=&quot;&quot;;&quot;&quot;;[$work.N29])" office:value-type="float" office:value="1" calcext:value-type="float">
            <text:p>1</text:p>
          </table:table-cell>
          <table:table-cell table:formula="of:=IF([$work.O29]=&quot;&quot;;&quot;&quot;;[$work.O29])" office:value-type="float" office:value="0" calcext:value-type="float">
            <text:p>0</text:p>
          </table:table-cell>
          <table:table-cell table:formula="of:=IF([$work.P29]=&quot;&quot;;&quot;&quot;;[$work.P29]/SQRT([$work.$T28]))" office:value-type="float" office:value="1.22125499218934" calcext:value-type="float">
            <text:p>1.22125499218934</text:p>
          </table:table-cell>
          <table:table-cell table:formula="of:=IF([$work.Q29]=&quot;&quot;;&quot;&quot;;[$work.Q29]/SQRT([$work.$T28]))" office:value-type="float" office:value="4.11546202847366" calcext:value-type="float">
            <text:p>4.11546202847366</text:p>
          </table:table-cell>
          <table:table-cell table:formula="of:=IF([$work.R29]=&quot;&quot;;&quot;&quot;;[$work.R29]/SQRT([$work.$T28]))" office:value-type="float" office:value="4.86829044831641" calcext:value-type="float">
            <text:p>4.86829044831641</text:p>
          </table:table-cell>
          <table:table-cell table:formula="of:=IF([$work.S29]=&quot;&quot;;&quot;&quot;;[$work.S29]/SQRT([$work.$T28]))" office:value-type="float" office:value="9.70312185575092" calcext:value-type="float">
            <text:p>9.70312185575092</text:p>
          </table:table-cell>
          <table:table-cell table:formula="of:=IF([$work.T29]=&quot;&quot;;&quot;&quot;;[$work.T29]/SQRT([$work.$T28]))" office:value-type="float" office:value="125.287378582273" calcext:value-type="float">
            <text:p>125.287378582273</text:p>
          </table:table-cell>
          <table:table-cell table:formula="of:=IF([$work.U29]=&quot;&quot;;&quot;&quot;;[$work.U29]/SQRT([$work.$T28]))" office:value-type="float" office:value="78.8822553618979" calcext:value-type="float">
            <text:p>78.8822553618979</text:p>
          </table:table-cell>
          <table:table-cell table:formula="of:=IF([$work.V29]=&quot;&quot;;&quot;&quot;;[$work.V29]/SQRT([$work.$T28]))">
            <text:p/>
          </table:table-cell>
          <table:table-cell table:formula="of:=IF([$work.W29]=&quot;&quot;;&quot;&quot;;[$work.W29]/SQRT([$work.$T28]))">
            <text:p/>
          </table:table-cell>
          <table:table-cell table:formula="of:=IF([$work.X29]=&quot;&quot;;&quot;&quot;;[$work.X29]/SQRT([$work.$T28]))">
            <text:p/>
          </table:table-cell>
          <table:table-cell table:formula="of:=IF([$work.Y29]=&quot;&quot;;&quot;&quot;;[$work.Y29]/SQRT([$work.$T28]))">
            <text:p/>
          </table:table-cell>
          <table:table-cell table:formula="of:=IF([$work.Z29]=&quot;&quot;;&quot;&quot;;[$work.Z29]/SQRT([$work.$T28]))">
            <text:p/>
          </table:table-cell>
          <table:table-cell table:formula="of:=IF([$work.AA29]=&quot;&quot;;&quot;&quot;;[$work.AA29]/SQRT([$work.$T28]))">
            <text:p/>
          </table:table-cell>
          <table:table-cell table:formula="of:=IF([$work.AB29]=&quot;&quot;;&quot;&quot;;[$work.AB29]/SQRT([$work.$T28]))">
            <text:p/>
          </table:table-cell>
          <table:table-cell table:formula="of:=IF([$work.AC29]=&quot;&quot;;&quot;&quot;;[$work.AC29]/SQRT([$work.$T28]))">
            <text:p/>
          </table:table-cell>
          <table:table-cell table:formula="of:=IF([$work.AD29]=&quot;&quot;;&quot;&quot;;[$work.AD29]/SQRT([$work.$T28]))" office:value-type="float" office:value="45.9030825811614" calcext:value-type="float">
            <text:p>45.9030825811614</text:p>
          </table:table-cell>
          <table:table-cell table:formula="of:=IF([$work.AE29]=&quot;&quot;;&quot;&quot;;[$work.AE29]/SQRT([$work.$T28]))" office:value-type="float" office:value="45.9030825811614" calcext:value-type="float">
            <text:p>45.9030825811614</text:p>
          </table:table-cell>
          <table:table-cell table:formula="of:=IF([$work.AF29]=&quot;&quot;;&quot;&quot;;[$work.AF29]/SQRT([$work.$T28]))" office:value-type="float" office:value="45.9030825811614" calcext:value-type="float">
            <text:p>45.9030825811614</text:p>
          </table:table-cell>
          <table:table-cell table:formula="of:=IF([$work.AG29]=&quot;&quot;;&quot;&quot;;[$work.AG29]/SQRT([$work.$T28]))" office:value-type="float" office:value="45.9030825811614" calcext:value-type="float">
            <text:p>45.9030825811614</text:p>
          </table:table-cell>
          <table:table-cell table:formula="of:=IF([$work.AH29]=&quot;&quot;;&quot;&quot;;[$work.AH29])" office:value-type="float" office:value="49.3975227517802" calcext:value-type="float">
            <text:p>49.3975227517802</text:p>
          </table:table-cell>
          <table:table-cell table:formula="of:=IF([$work.AI29]=&quot;&quot;;&quot;&quot;;[$work.AI29])" office:value-type="float" office:value="120.156136423249" calcext:value-type="float">
            <text:p>120.156136423249</text:p>
          </table:table-cell>
          <table:table-cell table:formula="of:=IF([$work.AJ29]=&quot;&quot;;&quot;&quot;;[$work.AJ29])" office:value-type="float" office:value="120.156136423249" calcext:value-type="float">
            <text:p>120.156136423249</text:p>
          </table:table-cell>
          <table:table-cell table:formula="of:=IF([$work.AK29]=&quot;&quot;;&quot;&quot;;[$work.AK29])" office:value-type="float" office:value="189.579681912238" calcext:value-type="float">
            <text:p>189.579681912238</text:p>
          </table:table-cell>
          <table:table-cell table:formula="of:=IF([$work.AL29]=&quot;&quot;;&quot;&quot;;[$work.AL29])" office:value-type="float" office:value="0.0103554436048139" calcext:value-type="float">
            <text:p>0.010355443604814</text:p>
          </table:table-cell>
          <table:table-cell table:formula="of:=IF([$work.AM29]=&quot;&quot;;&quot;&quot;;[$work.AM29])" office:value-type="float" office:value="0.0251889168765743" calcext:value-type="float">
            <text:p>0.025188916876574</text:p>
          </table:table-cell>
          <table:table-cell table:formula="of:=IF([$work.AN29]=&quot;&quot;;&quot;&quot;;[$work.AN29])" office:value-type="float" office:value="0.0251889168765743" calcext:value-type="float">
            <text:p>0.025188916876574</text:p>
          </table:table-cell>
          <table:table-cell table:formula="of:=IF([$work.AO29]=&quot;&quot;;&quot;&quot;;[$work.AO29])" office:value-type="float" office:value="0.0397425132941506" calcext:value-type="float">
            <text:p>0.039742513294151</text:p>
          </table:table-cell>
          <table:table-cell table:formula="of:=IF([$work.AP29]=&quot;&quot;;&quot;&quot;;[$work.AP29])">
            <text:p/>
          </table:table-cell>
          <table:table-cell table:formula="of:=IF([$work.AQ29]=&quot;&quot;;&quot;&quot;;[$work.AQ29])">
            <text:p/>
          </table:table-cell>
          <table:table-cell table:formula="of:=IF([$work.AR29]=&quot;&quot;;&quot;&quot;;[$work.AR29])">
            <text:p/>
          </table:table-cell>
          <table:table-cell table:formula="of:=IF([$work.AS29]=&quot;&quot;;&quot;&quot;;[$work.AS29])">
            <text:p/>
          </table:table-cell>
        </table:table-row>
        <table:table-row table:style-name="ro1">
          <table:table-cell table:formula="of:=[$work.A30]" office:value-type="float" office:value="38" calcext:value-type="float">
            <text:p>38</text:p>
          </table:table-cell>
          <table:table-cell table:formula="of:=IF([$work.H30]=&quot;&quot;;&quot;&quot;;[$work.H30])" office:value-type="float" office:value="1" calcext:value-type="float">
            <text:p>1</text:p>
          </table:table-cell>
          <table:table-cell table:formula="of:=IF([$work.I30]=&quot;&quot;;&quot;&quot;;[$work.I30])" office:value-type="float" office:value="0" calcext:value-type="float">
            <text:p>0</text:p>
          </table:table-cell>
          <table:table-cell table:formula="of:=IF([$work.J30]=&quot;&quot;;&quot;&quot;;[$work.J30])" office:value-type="float" office:value="1" calcext:value-type="float">
            <text:p>1</text:p>
          </table:table-cell>
          <table:table-cell table:formula="of:=IF([$work.K30]=&quot;&quot;;&quot;&quot;;[$work.K30])" office:value-type="float" office:value="1" calcext:value-type="float">
            <text:p>1</text:p>
          </table:table-cell>
          <table:table-cell table:formula="of:=IF([$work.L30]=&quot;&quot;;&quot;&quot;;[$work.L30])" office:value-type="float" office:value="1" calcext:value-type="float">
            <text:p>1</text:p>
          </table:table-cell>
          <table:table-cell table:formula="of:=IF([$work.M30]=&quot;&quot;;&quot;&quot;;[$work.M30])" office:value-type="float" office:value="1" calcext:value-type="float">
            <text:p>1</text:p>
          </table:table-cell>
          <table:table-cell table:formula="of:=IF([$work.N30]=&quot;&quot;;&quot;&quot;;[$work.N30])" office:value-type="float" office:value="1" calcext:value-type="float">
            <text:p>1</text:p>
          </table:table-cell>
          <table:table-cell table:formula="of:=IF([$work.O30]=&quot;&quot;;&quot;&quot;;[$work.O30])" office:value-type="float" office:value="1" calcext:value-type="float">
            <text:p>1</text:p>
          </table:table-cell>
          <table:table-cell table:formula="of:=IF([$work.P30]=&quot;&quot;;&quot;&quot;;[$work.P30]/SQRT([$work.$T29]))" office:value-type="float" office:value="1.22488114645475" calcext:value-type="float">
            <text:p>1.22488114645475</text:p>
          </table:table-cell>
          <table:table-cell table:formula="of:=IF([$work.Q30]=&quot;&quot;;&quot;&quot;;[$work.Q30]/SQRT([$work.$T29]))" office:value-type="float" office:value="6.17062766232867" calcext:value-type="float">
            <text:p>6.17062766232867</text:p>
          </table:table-cell>
          <table:table-cell table:formula="of:=IF([$work.R30]=&quot;&quot;;&quot;&quot;;[$work.R30]/SQRT([$work.$T29]))" office:value-type="float" office:value="7.6728403891128" calcext:value-type="float">
            <text:p>7.6728403891128</text:p>
          </table:table-cell>
          <table:table-cell table:formula="of:=IF([$work.S30]=&quot;&quot;;&quot;&quot;;[$work.S30]/SQRT([$work.$T29]))" office:value-type="float" office:value="11.4977051011555" calcext:value-type="float">
            <text:p>11.4977051011555</text:p>
          </table:table-cell>
          <table:table-cell table:formula="of:=IF([$work.T30]=&quot;&quot;;&quot;&quot;;[$work.T30]/SQRT([$work.$T29]))" office:value-type="float" office:value="136.782246514952" calcext:value-type="float">
            <text:p>136.782246514952</text:p>
          </table:table-cell>
          <table:table-cell table:formula="of:=IF([$work.U30]=&quot;&quot;;&quot;&quot;;[$work.U30]/SQRT([$work.$T29]))" office:value-type="float" office:value="119.745912096523" calcext:value-type="float">
            <text:p>119.745912096523</text:p>
          </table:table-cell>
          <table:table-cell table:formula="of:=IF([$work.V30]=&quot;&quot;;&quot;&quot;;[$work.V30]/SQRT([$work.$T29]))" office:value-type="float" office:value="1.16446837939165" calcext:value-type="float">
            <text:p>1.16446837939165</text:p>
          </table:table-cell>
          <table:table-cell table:formula="of:=IF([$work.W30]=&quot;&quot;;&quot;&quot;;[$work.W30]/SQRT([$work.$T29]))" office:value-type="float" office:value="0" calcext:value-type="float">
            <text:p>0</text:p>
          </table:table-cell>
          <table:table-cell table:formula="of:=IF([$work.X30]=&quot;&quot;;&quot;&quot;;[$work.X30]/SQRT([$work.$T29]))" office:value-type="float" office:value="3.92409892233352" calcext:value-type="float">
            <text:p>3.92409892233352</text:p>
          </table:table-cell>
          <table:table-cell table:formula="of:=IF([$work.Y30]=&quot;&quot;;&quot;&quot;;[$work.Y30]/SQRT([$work.$T29]))" office:value-type="float" office:value="0" calcext:value-type="float">
            <text:p>0</text:p>
          </table:table-cell>
          <table:table-cell table:formula="of:=IF([$work.Z30]=&quot;&quot;;&quot;&quot;;[$work.Z30]/SQRT([$work.$T29]))" office:value-type="float" office:value="4.64192189593111" calcext:value-type="float">
            <text:p>4.64192189593111</text:p>
          </table:table-cell>
          <table:table-cell table:formula="of:=IF([$work.AA30]=&quot;&quot;;&quot;&quot;;[$work.AA30]/SQRT([$work.$T29]))" office:value-type="float" office:value="0" calcext:value-type="float">
            <text:p>0</text:p>
          </table:table-cell>
          <table:table-cell table:formula="of:=IF([$work.AB30]=&quot;&quot;;&quot;&quot;;[$work.AB30]/SQRT([$work.$T29]))" office:value-type="float" office:value="9.25194054859121" calcext:value-type="float">
            <text:p>9.25194054859121</text:p>
          </table:table-cell>
          <table:table-cell table:formula="of:=IF([$work.AC30]=&quot;&quot;;&quot;&quot;;[$work.AC30]/SQRT([$work.$T29]))" office:value-type="float" office:value="0" calcext:value-type="float">
            <text:p>0</text:p>
          </table:table-cell>
          <table:table-cell table:formula="of:=IF([$work.AD30]=&quot;&quot;;&quot;&quot;;[$work.AD30]/SQRT([$work.$T29]))" office:value-type="float" office:value="54.4858727836777" calcext:value-type="float">
            <text:p>54.4858727836777</text:p>
          </table:table-cell>
          <table:table-cell table:formula="of:=IF([$work.AE30]=&quot;&quot;;&quot;&quot;;[$work.AE30]/SQRT([$work.$T29]))" office:value-type="float" office:value="54.4858727836777" calcext:value-type="float">
            <text:p>54.4858727836777</text:p>
          </table:table-cell>
          <table:table-cell table:formula="of:=IF([$work.AF30]=&quot;&quot;;&quot;&quot;;[$work.AF30]/SQRT([$work.$T29]))" office:value-type="float" office:value="54.4858727836777" calcext:value-type="float">
            <text:p>54.4858727836777</text:p>
          </table:table-cell>
          <table:table-cell table:formula="of:=IF([$work.AG30]=&quot;&quot;;&quot;&quot;;[$work.AG30]/SQRT([$work.$T29]))" office:value-type="float" office:value="54.4858727836777" calcext:value-type="float">
            <text:p>54.4858727836777</text:p>
          </table:table-cell>
          <table:table-cell table:formula="of:=IF([$work.AH30]=&quot;&quot;;&quot;&quot;;[$work.AH30])" office:value-type="float" office:value="100.771939034882" calcext:value-type="float">
            <text:p>100.771939034882</text:p>
          </table:table-cell>
          <table:table-cell table:formula="of:=IF([$work.AI30]=&quot;&quot;;&quot;&quot;;[$work.AI30])" office:value-type="float" office:value="339.587630172343" calcext:value-type="float">
            <text:p>339.587630172343</text:p>
          </table:table-cell>
          <table:table-cell table:formula="of:=IF([$work.AJ30]=&quot;&quot;;&quot;&quot;;[$work.AJ30])" office:value-type="float" office:value="401.707318618503" calcext:value-type="float">
            <text:p>401.707318618503</text:p>
          </table:table-cell>
          <table:table-cell table:formula="of:=IF([$work.AK30]=&quot;&quot;;&quot;&quot;;[$work.AK30])" office:value-type="float" office:value="800.653762194955" calcext:value-type="float">
            <text:p>800.653762194955</text:p>
          </table:table-cell>
          <table:table-cell table:formula="of:=IF([$work.AL30]=&quot;&quot;;&quot;&quot;;[$work.AL30])" office:value-type="float" office:value="0.00974762985712378" calcext:value-type="float">
            <text:p>0.009747629857124</text:p>
          </table:table-cell>
          <table:table-cell table:formula="of:=IF([$work.AM30]=&quot;&quot;;&quot;&quot;;[$work.AM30])" office:value-type="float" office:value="0.0328481773267459" calcext:value-type="float">
            <text:p>0.032848177326746</text:p>
          </table:table-cell>
          <table:table-cell table:formula="of:=IF([$work.AN30]=&quot;&quot;;&quot;&quot;;[$work.AN30])" office:value-type="float" office:value="0.0388569902523701" calcext:value-type="float">
            <text:p>0.03885699025237</text:p>
          </table:table-cell>
          <table:table-cell table:formula="of:=IF([$work.AO30]=&quot;&quot;;&quot;&quot;;[$work.AO30])" office:value-type="float" office:value="0.0774469221524903" calcext:value-type="float">
            <text:p>0.07744692215249</text:p>
          </table:table-cell>
          <table:table-cell table:formula="of:=IF([$work.AP30]=&quot;&quot;;&quot;&quot;;[$work.AP30])" office:value-type="float" office:value="0" calcext:value-type="float">
            <text:p>0</text:p>
          </table:table-cell>
          <table:table-cell table:formula="of:=IF([$work.AQ30]=&quot;&quot;;&quot;&quot;;[$work.AQ30])" office:value-type="float" office:value="0" calcext:value-type="float">
            <text:p>0</text:p>
          </table:table-cell>
          <table:table-cell table:formula="of:=IF([$work.AR30]=&quot;&quot;;&quot;&quot;;[$work.AR30])" office:value-type="float" office:value="0" calcext:value-type="float">
            <text:p>0</text:p>
          </table:table-cell>
          <table:table-cell table:formula="of:=IF([$work.AS30]=&quot;&quot;;&quot;&quot;;[$work.AS30])" office:value-type="float" office:value="0" calcext:value-type="float">
            <text:p>0</text:p>
          </table:table-cell>
        </table:table-row>
        <table:table-row table:style-name="ro1">
          <table:table-cell table:formula="of:=[$work.A31]" office:value-type="float" office:value="39" calcext:value-type="float">
            <text:p>39</text:p>
          </table:table-cell>
          <table:table-cell table:formula="of:=IF([$work.H31]=&quot;&quot;;&quot;&quot;;[$work.H31])" office:value-type="float" office:value="1" calcext:value-type="float">
            <text:p>1</text:p>
          </table:table-cell>
          <table:table-cell table:formula="of:=IF([$work.I31]=&quot;&quot;;&quot;&quot;;[$work.I31])" office:value-type="float" office:value="0" calcext:value-type="float">
            <text:p>0</text:p>
          </table:table-cell>
          <table:table-cell table:formula="of:=IF([$work.J31]=&quot;&quot;;&quot;&quot;;[$work.J31])" office:value-type="float" office:value="1" calcext:value-type="float">
            <text:p>1</text:p>
          </table:table-cell>
          <table:table-cell table:formula="of:=IF([$work.K31]=&quot;&quot;;&quot;&quot;;[$work.K31])" office:value-type="float" office:value="1" calcext:value-type="float">
            <text:p>1</text:p>
          </table:table-cell>
          <table:table-cell table:formula="of:=IF([$work.L31]=&quot;&quot;;&quot;&quot;;[$work.L31])" office:value-type="float" office:value="1" calcext:value-type="float">
            <text:p>1</text:p>
          </table:table-cell>
          <table:table-cell table:formula="of:=IF([$work.M31]=&quot;&quot;;&quot;&quot;;[$work.M31])" office:value-type="float" office:value="1" calcext:value-type="float">
            <text:p>1</text:p>
          </table:table-cell>
          <table:table-cell table:formula="of:=IF([$work.N31]=&quot;&quot;;&quot;&quot;;[$work.N31])" office:value-type="float" office:value="1" calcext:value-type="float">
            <text:p>1</text:p>
          </table:table-cell>
          <table:table-cell table:formula="of:=IF([$work.O31]=&quot;&quot;;&quot;&quot;;[$work.O31])" office:value-type="float" office:value="1" calcext:value-type="float">
            <text:p>1</text:p>
          </table:table-cell>
          <table:table-cell table:formula="of:=IF([$work.P31]=&quot;&quot;;&quot;&quot;;[$work.P31]/SQRT([$work.$T30]))" office:value-type="float" office:value="1.53495499814467" calcext:value-type="float">
            <text:p>1.53495499814467</text:p>
          </table:table-cell>
          <table:table-cell table:formula="of:=IF([$work.Q31]=&quot;&quot;;&quot;&quot;;[$work.Q31]/SQRT([$work.$T30]))" office:value-type="float" office:value="5.62510454409903" calcext:value-type="float">
            <text:p>5.62510454409903</text:p>
          </table:table-cell>
          <table:table-cell table:formula="of:=IF([$work.R31]=&quot;&quot;;&quot;&quot;;[$work.R31]/SQRT([$work.$T30]))" office:value-type="float" office:value="7.81264520013755" calcext:value-type="float">
            <text:p>7.81264520013755</text:p>
          </table:table-cell>
          <table:table-cell table:formula="of:=IF([$work.S31]=&quot;&quot;;&quot;&quot;;[$work.S31]/SQRT([$work.$T30]))" office:value-type="float" office:value="11.1858696571381" calcext:value-type="float">
            <text:p>11.1858696571381</text:p>
          </table:table-cell>
          <table:table-cell table:formula="of:=IF([$work.T31]=&quot;&quot;;&quot;&quot;;[$work.T31]/SQRT([$work.$T30]))" office:value-type="float" office:value="129.85535457358" calcext:value-type="float">
            <text:p>129.85535457358</text:p>
          </table:table-cell>
          <table:table-cell table:formula="of:=IF([$work.U31]=&quot;&quot;;&quot;&quot;;[$work.U31]/SQRT([$work.$T30]))" office:value-type="float" office:value="141.327357784881" calcext:value-type="float">
            <text:p>141.327357784881</text:p>
          </table:table-cell>
          <table:table-cell table:formula="of:=IF([$work.V31]=&quot;&quot;;&quot;&quot;;[$work.V31]/SQRT([$work.$T30]))" office:value-type="float" office:value="1.24757127953073" calcext:value-type="float">
            <text:p>1.24757127953073</text:p>
          </table:table-cell>
          <table:table-cell table:formula="of:=IF([$work.W31]=&quot;&quot;;&quot;&quot;;[$work.W31]/SQRT([$work.$T30]))" office:value-type="float" office:value="0" calcext:value-type="float">
            <text:p>0</text:p>
          </table:table-cell>
          <table:table-cell table:formula="of:=IF([$work.X31]=&quot;&quot;;&quot;&quot;;[$work.X31]/SQRT([$work.$T30]))" office:value-type="float" office:value="6.28493455914538" calcext:value-type="float">
            <text:p>6.28493455914538</text:p>
          </table:table-cell>
          <table:table-cell table:formula="of:=IF([$work.Y31]=&quot;&quot;;&quot;&quot;;[$work.Y31]/SQRT([$work.$T30]))" office:value-type="float" office:value="6.28493455914538" calcext:value-type="float">
            <text:p>6.28493455914538</text:p>
          </table:table-cell>
          <table:table-cell table:formula="of:=IF([$work.Z31]=&quot;&quot;;&quot;&quot;;[$work.Z31]/SQRT([$work.$T30]))" office:value-type="float" office:value="7.81497480762647" calcext:value-type="float">
            <text:p>7.81497480762647</text:p>
          </table:table-cell>
          <table:table-cell table:formula="of:=IF([$work.AA31]=&quot;&quot;;&quot;&quot;;[$work.AA31]/SQRT([$work.$T30]))" office:value-type="float" office:value="7.81497480762647" calcext:value-type="float">
            <text:p>7.81497480762647</text:p>
          </table:table-cell>
          <table:table-cell table:formula="of:=IF([$work.AB31]=&quot;&quot;;&quot;&quot;;[$work.AB31]/SQRT([$work.$T30]))" office:value-type="float" office:value="11.7106926710668" calcext:value-type="float">
            <text:p>11.7106926710668</text:p>
          </table:table-cell>
          <table:table-cell table:formula="of:=IF([$work.AC31]=&quot;&quot;;&quot;&quot;;[$work.AC31]/SQRT([$work.$T30]))" office:value-type="float" office:value="11.7106926710668" calcext:value-type="float">
            <text:p>11.7106926710668</text:p>
          </table:table-cell>
          <table:table-cell table:formula="of:=IF([$work.AD31]=&quot;&quot;;&quot;&quot;;[$work.AD31]/SQRT([$work.$T30]))" office:value-type="float" office:value="95.2471057649236" calcext:value-type="float">
            <text:p>95.2471057649236</text:p>
          </table:table-cell>
          <table:table-cell table:formula="of:=IF([$work.AE31]=&quot;&quot;;&quot;&quot;;[$work.AE31]/SQRT([$work.$T30]))" office:value-type="float" office:value="95.2471057649236" calcext:value-type="float">
            <text:p>95.2471057649236</text:p>
          </table:table-cell>
          <table:table-cell table:formula="of:=IF([$work.AF31]=&quot;&quot;;&quot;&quot;;[$work.AF31]/SQRT([$work.$T30]))" office:value-type="float" office:value="95.2471057649236" calcext:value-type="float">
            <text:p>95.2471057649236</text:p>
          </table:table-cell>
          <table:table-cell table:formula="of:=IF([$work.AG31]=&quot;&quot;;&quot;&quot;;[$work.AG31]/SQRT([$work.$T30]))" office:value-type="float" office:value="95.2471057649236" calcext:value-type="float">
            <text:p>95.2471057649236</text:p>
          </table:table-cell>
          <table:table-cell table:formula="of:=IF([$work.AH31]=&quot;&quot;;&quot;&quot;;[$work.AH31])" office:value-type="float" office:value="135.733232526987" calcext:value-type="float">
            <text:p>135.733232526987</text:p>
          </table:table-cell>
          <table:table-cell table:formula="of:=IF([$work.AI31]=&quot;&quot;;&quot;&quot;;[$work.AI31])" office:value-type="float" office:value="683.788171409541" calcext:value-type="float">
            <text:p>683.788171409541</text:p>
          </table:table-cell>
          <table:table-cell table:formula="of:=IF([$work.AJ31]=&quot;&quot;;&quot;&quot;;[$work.AJ31])" office:value-type="float" office:value="850.253456584148" calcext:value-type="float">
            <text:p>850.253456584148</text:p>
          </table:table-cell>
          <table:table-cell table:formula="of:=IF([$work.AK31]=&quot;&quot;;&quot;&quot;;[$work.AK31])" office:value-type="float" office:value="1274.09968268257" calcext:value-type="float">
            <text:p>1274.09968268257</text:p>
          </table:table-cell>
          <table:table-cell table:formula="of:=IF([$work.AL31]=&quot;&quot;;&quot;&quot;;[$work.AL31])" office:value-type="float" office:value="0.0089549716989102" calcext:value-type="float">
            <text:p>0.00895497169891</text:p>
          </table:table-cell>
          <table:table-cell table:formula="of:=IF([$work.AM31]=&quot;&quot;;&quot;&quot;;[$work.AM31])" office:value-type="float" office:value="0.0451127819548872" calcext:value-type="float">
            <text:p>0.045112781954887</text:p>
          </table:table-cell>
          <table:table-cell table:formula="of:=IF([$work.AN31]=&quot;&quot;;&quot;&quot;;[$work.AN31])" office:value-type="float" office:value="0.0560952944158148" calcext:value-type="float">
            <text:p>0.056095294415815</text:p>
          </table:table-cell>
          <table:table-cell table:formula="of:=IF([$work.AO31]=&quot;&quot;;&quot;&quot;;[$work.AO31])" office:value-type="float" office:value="0.0840584607586382" calcext:value-type="float">
            <text:p>0.084058460758638</text:p>
          </table:table-cell>
          <table:table-cell table:formula="of:=IF([$work.AP31]=&quot;&quot;;&quot;&quot;;[$work.AP31])" office:value-type="float" office:value="0" calcext:value-type="float">
            <text:p>0</text:p>
          </table:table-cell>
          <table:table-cell table:formula="of:=IF([$work.AQ31]=&quot;&quot;;&quot;&quot;;[$work.AQ31])" office:value-type="float" office:value="1" calcext:value-type="float">
            <text:p>1</text:p>
          </table:table-cell>
          <table:table-cell table:formula="of:=IF([$work.AR31]=&quot;&quot;;&quot;&quot;;[$work.AR31])" office:value-type="float" office:value="1" calcext:value-type="float">
            <text:p>1</text:p>
          </table:table-cell>
          <table:table-cell table:formula="of:=IF([$work.AS31]=&quot;&quot;;&quot;&quot;;[$work.AS31])" office:value-type="float" office:value="1" calcext:value-type="float">
            <text:p>1</text:p>
          </table:table-cell>
        </table:table-row>
        <table:table-row table:style-name="ro1">
          <table:table-cell table:formula="of:=[$work.A32]" office:value-type="float" office:value="40" calcext:value-type="float">
            <text:p>40</text:p>
          </table:table-cell>
          <table:table-cell table:formula="of:=IF([$work.H32]=&quot;&quot;;&quot;&quot;;[$work.H32])" office:value-type="float" office:value="1" calcext:value-type="float">
            <text:p>1</text:p>
          </table:table-cell>
          <table:table-cell table:formula="of:=IF([$work.I32]=&quot;&quot;;&quot;&quot;;[$work.I32])" office:value-type="float" office:value="0" calcext:value-type="float">
            <text:p>0</text:p>
          </table:table-cell>
          <table:table-cell table:formula="of:=IF([$work.J32]=&quot;&quot;;&quot;&quot;;[$work.J32])" office:value-type="float" office:value="1" calcext:value-type="float">
            <text:p>1</text:p>
          </table:table-cell>
          <table:table-cell table:formula="of:=IF([$work.K32]=&quot;&quot;;&quot;&quot;;[$work.K32])" office:value-type="float" office:value="1" calcext:value-type="float">
            <text:p>1</text:p>
          </table:table-cell>
          <table:table-cell table:formula="of:=IF([$work.L32]=&quot;&quot;;&quot;&quot;;[$work.L32])" office:value-type="float" office:value="1" calcext:value-type="float">
            <text:p>1</text:p>
          </table:table-cell>
          <table:table-cell table:formula="of:=IF([$work.M32]=&quot;&quot;;&quot;&quot;;[$work.M32])" office:value-type="float" office:value="1" calcext:value-type="float">
            <text:p>1</text:p>
          </table:table-cell>
          <table:table-cell table:formula="of:=IF([$work.N32]=&quot;&quot;;&quot;&quot;;[$work.N32])" office:value-type="float" office:value="1" calcext:value-type="float">
            <text:p>1</text:p>
          </table:table-cell>
          <table:table-cell table:formula="of:=IF([$work.O32]=&quot;&quot;;&quot;&quot;;[$work.O32])" office:value-type="float" office:value="1" calcext:value-type="float">
            <text:p>1</text:p>
          </table:table-cell>
          <table:table-cell table:formula="of:=IF([$work.P32]=&quot;&quot;;&quot;&quot;;[$work.P32]/SQRT([$work.$T31]))" office:value-type="float" office:value="1.40499936523403" calcext:value-type="float">
            <text:p>1.40499936523403</text:p>
          </table:table-cell>
          <table:table-cell table:formula="of:=IF([$work.Q32]=&quot;&quot;;&quot;&quot;;[$work.Q32]/SQRT([$work.$T31]))" office:value-type="float" office:value="5.1993389683511" calcext:value-type="float">
            <text:p>5.1993389683511</text:p>
          </table:table-cell>
          <table:table-cell table:formula="of:=IF([$work.R32]=&quot;&quot;;&quot;&quot;;[$work.R32]/SQRT([$work.$T31]))" office:value-type="float" office:value="5.72095549915655" calcext:value-type="float">
            <text:p>5.72095549915655</text:p>
          </table:table-cell>
          <table:table-cell table:formula="of:=IF([$work.S32]=&quot;&quot;;&quot;&quot;;[$work.S32]/SQRT([$work.$T31]))" office:value-type="float" office:value="8.00933769881917" calcext:value-type="float">
            <text:p>8.00933769881917</text:p>
          </table:table-cell>
          <table:table-cell table:formula="of:=IF([$work.T32]=&quot;&quot;;&quot;&quot;;[$work.T32]/SQRT([$work.$T31]))" office:value-type="float" office:value="147.163167045951" calcext:value-type="float">
            <text:p>147.163167045951</text:p>
          </table:table-cell>
          <table:table-cell table:formula="of:=IF([$work.U32]=&quot;&quot;;&quot;&quot;;[$work.U32]/SQRT([$work.$T31]))" office:value-type="float" office:value="145.927086975092" calcext:value-type="float">
            <text:p>145.927086975092</text:p>
          </table:table-cell>
          <table:table-cell table:formula="of:=IF([$work.V32]=&quot;&quot;;&quot;&quot;;[$work.V32]/SQRT([$work.$T31]))" office:value-type="float" office:value="1.68254356300318" calcext:value-type="float">
            <text:p>1.68254356300318</text:p>
          </table:table-cell>
          <table:table-cell table:formula="of:=IF([$work.W32]=&quot;&quot;;&quot;&quot;;[$work.W32]/SQRT([$work.$T31]))" office:value-type="float" office:value="0" calcext:value-type="float">
            <text:p>0</text:p>
          </table:table-cell>
          <table:table-cell table:formula="of:=IF([$work.X32]=&quot;&quot;;&quot;&quot;;[$work.X32]/SQRT([$work.$T31]))" office:value-type="float" office:value="6.16596802729309" calcext:value-type="float">
            <text:p>6.16596802729309</text:p>
          </table:table-cell>
          <table:table-cell table:formula="of:=IF([$work.Y32]=&quot;&quot;;&quot;&quot;;[$work.Y32]/SQRT([$work.$T31]))" office:value-type="float" office:value="6.16596802729309" calcext:value-type="float">
            <text:p>6.16596802729309</text:p>
          </table:table-cell>
          <table:table-cell table:formula="of:=IF([$work.Z32]=&quot;&quot;;&quot;&quot;;[$work.Z32]/SQRT([$work.$T31]))" office:value-type="float" office:value="8.56384448235152" calcext:value-type="float">
            <text:p>8.56384448235152</text:p>
          </table:table-cell>
          <table:table-cell table:formula="of:=IF([$work.AA32]=&quot;&quot;;&quot;&quot;;[$work.AA32]/SQRT([$work.$T31]))" office:value-type="float" office:value="8.56384448235152" calcext:value-type="float">
            <text:p>8.56384448235152</text:p>
          </table:table-cell>
          <table:table-cell table:formula="of:=IF([$work.AB32]=&quot;&quot;;&quot;&quot;;[$work.AB32]/SQRT([$work.$T31]))" office:value-type="float" office:value="12.2614102764962" calcext:value-type="float">
            <text:p>12.2614102764962</text:p>
          </table:table-cell>
          <table:table-cell table:formula="of:=IF([$work.AC32]=&quot;&quot;;&quot;&quot;;[$work.AC32]/SQRT([$work.$T31]))" office:value-type="float" office:value="12.2614102764962" calcext:value-type="float">
            <text:p>12.2614102764962</text:p>
          </table:table-cell>
          <table:table-cell table:formula="of:=IF([$work.AD32]=&quot;&quot;;&quot;&quot;;[$work.AD32]/SQRT([$work.$T31]))" office:value-type="float" office:value="129.36199967945" calcext:value-type="float">
            <text:p>129.36199967945</text:p>
          </table:table-cell>
          <table:table-cell table:formula="of:=IF([$work.AE32]=&quot;&quot;;&quot;&quot;;[$work.AE32]/SQRT([$work.$T31]))" office:value-type="float" office:value="129.36199967945" calcext:value-type="float">
            <text:p>129.36199967945</text:p>
          </table:table-cell>
          <table:table-cell table:formula="of:=IF([$work.AF32]=&quot;&quot;;&quot;&quot;;[$work.AF32]/SQRT([$work.$T31]))" office:value-type="float" office:value="129.36199967945" calcext:value-type="float">
            <text:p>129.36199967945</text:p>
          </table:table-cell>
          <table:table-cell table:formula="of:=IF([$work.AG32]=&quot;&quot;;&quot;&quot;;[$work.AG32]/SQRT([$work.$T31]))" office:value-type="float" office:value="129.36199967945" calcext:value-type="float">
            <text:p>129.36199967945</text:p>
          </table:table-cell>
          <table:table-cell table:formula="of:=IF([$work.AH32]=&quot;&quot;;&quot;&quot;;[$work.AH32])" office:value-type="float" office:value="199.989254069682" calcext:value-type="float">
            <text:p>199.989254069682</text:p>
          </table:table-cell>
          <table:table-cell table:formula="of:=IF([$work.AI32]=&quot;&quot;;&quot;&quot;;[$work.AI32])" office:value-type="float" office:value="732.89475144099" calcext:value-type="float">
            <text:p>732.89475144099</text:p>
          </table:table-cell>
          <table:table-cell table:formula="of:=IF([$work.AJ32]=&quot;&quot;;&quot;&quot;;[$work.AJ32])" office:value-type="float" office:value="1017.90937700137" calcext:value-type="float">
            <text:p>1017.90937700137</text:p>
          </table:table-cell>
          <table:table-cell table:formula="of:=IF([$work.AK32]=&quot;&quot;;&quot;&quot;;[$work.AK32])" office:value-type="float" office:value="1457.40671977726" calcext:value-type="float">
            <text:p>1457.40671977726</text:p>
          </table:table-cell>
          <table:table-cell table:formula="of:=IF([$work.AL32]=&quot;&quot;;&quot;&quot;;[$work.AL32])" office:value-type="float" office:value="0.0118204983012458" calcext:value-type="float">
            <text:p>0.011820498301246</text:p>
          </table:table-cell>
          <table:table-cell table:formula="of:=IF([$work.AM32]=&quot;&quot;;&quot;&quot;;[$work.AM32])" office:value-type="float" office:value="0.0433182332955832" calcext:value-type="float">
            <text:p>0.043318233295583</text:p>
          </table:table-cell>
          <table:table-cell table:formula="of:=IF([$work.AN32]=&quot;&quot;;&quot;&quot;;[$work.AN32])" office:value-type="float" office:value="0.0601642129105323" calcext:value-type="float">
            <text:p>0.060164212910532</text:p>
          </table:table-cell>
          <table:table-cell table:formula="of:=IF([$work.AO32]=&quot;&quot;;&quot;&quot;;[$work.AO32])" office:value-type="float" office:value="0.0861409966024915" calcext:value-type="float">
            <text:p>0.086140996602492</text:p>
          </table:table-cell>
          <table:table-cell table:formula="of:=IF([$work.AP32]=&quot;&quot;;&quot;&quot;;[$work.AP32])" office:value-type="float" office:value="0" calcext:value-type="float">
            <text:p>0</text:p>
          </table:table-cell>
          <table:table-cell table:formula="of:=IF([$work.AQ32]=&quot;&quot;;&quot;&quot;;[$work.AQ32])" office:value-type="float" office:value="1" calcext:value-type="float">
            <text:p>1</text:p>
          </table:table-cell>
          <table:table-cell table:formula="of:=IF([$work.AR32]=&quot;&quot;;&quot;&quot;;[$work.AR32])" office:value-type="float" office:value="1" calcext:value-type="float">
            <text:p>1</text:p>
          </table:table-cell>
          <table:table-cell table:formula="of:=IF([$work.AS32]=&quot;&quot;;&quot;&quot;;[$work.AS32])" office:value-type="float" office:value="1" calcext:value-type="float">
            <text:p>1</text:p>
          </table:table-cell>
        </table:table-row>
        <table:table-row table:style-name="ro1">
          <table:table-cell table:formula="of:=[$work.A33]" office:value-type="float" office:value="41" calcext:value-type="float">
            <text:p>41</text:p>
          </table:table-cell>
          <table:table-cell table:formula="of:=IF([$work.H33]=&quot;&quot;;&quot;&quot;;[$work.H33])" office:value-type="float" office:value="1" calcext:value-type="float">
            <text:p>1</text:p>
          </table:table-cell>
          <table:table-cell table:formula="of:=IF([$work.I33]=&quot;&quot;;&quot;&quot;;[$work.I33])" office:value-type="float" office:value="0" calcext:value-type="float">
            <text:p>0</text:p>
          </table:table-cell>
          <table:table-cell table:formula="of:=IF([$work.J33]=&quot;&quot;;&quot;&quot;;[$work.J33])" office:value-type="float" office:value="1" calcext:value-type="float">
            <text:p>1</text:p>
          </table:table-cell>
          <table:table-cell table:formula="of:=IF([$work.K33]=&quot;&quot;;&quot;&quot;;[$work.K33])" office:value-type="float" office:value="1" calcext:value-type="float">
            <text:p>1</text:p>
          </table:table-cell>
          <table:table-cell table:formula="of:=IF([$work.L33]=&quot;&quot;;&quot;&quot;;[$work.L33])" office:value-type="float" office:value="1" calcext:value-type="float">
            <text:p>1</text:p>
          </table:table-cell>
          <table:table-cell table:formula="of:=IF([$work.M33]=&quot;&quot;;&quot;&quot;;[$work.M33])" office:value-type="float" office:value="1" calcext:value-type="float">
            <text:p>1</text:p>
          </table:table-cell>
          <table:table-cell table:formula="of:=IF([$work.N33]=&quot;&quot;;&quot;&quot;;[$work.N33])" office:value-type="float" office:value="1" calcext:value-type="float">
            <text:p>1</text:p>
          </table:table-cell>
          <table:table-cell table:formula="of:=IF([$work.O33]=&quot;&quot;;&quot;&quot;;[$work.O33])" office:value-type="float" office:value="1" calcext:value-type="float">
            <text:p>1</text:p>
          </table:table-cell>
          <table:table-cell table:formula="of:=IF([$work.P33]=&quot;&quot;;&quot;&quot;;[$work.P33]/SQRT([$work.$T32]))" office:value-type="float" office:value="2.31367147446322" calcext:value-type="float">
            <text:p>2.31367147446322</text:p>
          </table:table-cell>
          <table:table-cell table:formula="of:=IF([$work.Q33]=&quot;&quot;;&quot;&quot;;[$work.Q33]/SQRT([$work.$T32]))" office:value-type="float" office:value="8.13565525007327" calcext:value-type="float">
            <text:p>8.13565525007327</text:p>
          </table:table-cell>
          <table:table-cell table:formula="of:=IF([$work.R33]=&quot;&quot;;&quot;&quot;;[$work.R33]/SQRT([$work.$T32]))" office:value-type="float" office:value="8.01467896382683" calcext:value-type="float">
            <text:p>8.01467896382683</text:p>
          </table:table-cell>
          <table:table-cell table:formula="of:=IF([$work.S33]=&quot;&quot;;&quot;&quot;;[$work.S33]/SQRT([$work.$T32]))" office:value-type="float" office:value="9.32273505886649" calcext:value-type="float">
            <text:p>9.32273505886649</text:p>
          </table:table-cell>
          <table:table-cell table:formula="of:=IF([$work.T33]=&quot;&quot;;&quot;&quot;;[$work.T33]/SQRT([$work.$T32]))" office:value-type="float" office:value="254.224104529009" calcext:value-type="float">
            <text:p>254.224104529009</text:p>
          </table:table-cell>
          <table:table-cell table:formula="of:=IF([$work.U33]=&quot;&quot;;&quot;&quot;;[$work.U33]/SQRT([$work.$T32]))" office:value-type="float" office:value="174.331331965994" calcext:value-type="float">
            <text:p>174.331331965994</text:p>
          </table:table-cell>
          <table:table-cell table:formula="of:=IF([$work.V33]=&quot;&quot;;&quot;&quot;;[$work.V33]/SQRT([$work.$T32]))" office:value-type="float" office:value="1.60602243487434" calcext:value-type="float">
            <text:p>1.60602243487434</text:p>
          </table:table-cell>
          <table:table-cell table:formula="of:=IF([$work.W33]=&quot;&quot;;&quot;&quot;;[$work.W33]/SQRT([$work.$T32]))" office:value-type="float" office:value="0" calcext:value-type="float">
            <text:p>0</text:p>
          </table:table-cell>
          <table:table-cell table:formula="of:=IF([$work.X33]=&quot;&quot;;&quot;&quot;;[$work.X33]/SQRT([$work.$T32]))" office:value-type="float" office:value="5.94324469911581" calcext:value-type="float">
            <text:p>5.94324469911581</text:p>
          </table:table-cell>
          <table:table-cell table:formula="of:=IF([$work.Y33]=&quot;&quot;;&quot;&quot;;[$work.Y33]/SQRT([$work.$T32]))" office:value-type="float" office:value="5.94324469911581" calcext:value-type="float">
            <text:p>5.94324469911581</text:p>
          </table:table-cell>
          <table:table-cell table:formula="of:=IF([$work.Z33]=&quot;&quot;;&quot;&quot;;[$work.Z33]/SQRT([$work.$T32]))" office:value-type="float" office:value="6.53949254918892" calcext:value-type="float">
            <text:p>6.53949254918892</text:p>
          </table:table-cell>
          <table:table-cell table:formula="of:=IF([$work.AA33]=&quot;&quot;;&quot;&quot;;[$work.AA33]/SQRT([$work.$T32]))" office:value-type="float" office:value="6.53949254918892" calcext:value-type="float">
            <text:p>6.53949254918892</text:p>
          </table:table-cell>
          <table:table-cell table:formula="of:=IF([$work.AB33]=&quot;&quot;;&quot;&quot;;[$work.AB33]/SQRT([$work.$T32]))" office:value-type="float" office:value="9.15528956886449" calcext:value-type="float">
            <text:p>9.15528956886449</text:p>
          </table:table-cell>
          <table:table-cell table:formula="of:=IF([$work.AC33]=&quot;&quot;;&quot;&quot;;[$work.AC33]/SQRT([$work.$T32]))" office:value-type="float" office:value="9.15528956886449" calcext:value-type="float">
            <text:p>9.15528956886449</text:p>
          </table:table-cell>
          <table:table-cell table:formula="of:=IF([$work.AD33]=&quot;&quot;;&quot;&quot;;[$work.AD33]/SQRT([$work.$T32]))" office:value-type="float" office:value="131.146444771938" calcext:value-type="float">
            <text:p>131.146444771938</text:p>
          </table:table-cell>
          <table:table-cell table:formula="of:=IF([$work.AE33]=&quot;&quot;;&quot;&quot;;[$work.AE33]/SQRT([$work.$T32]))" office:value-type="float" office:value="131.146444771938" calcext:value-type="float">
            <text:p>131.146444771938</text:p>
          </table:table-cell>
          <table:table-cell table:formula="of:=IF([$work.AF33]=&quot;&quot;;&quot;&quot;;[$work.AF33]/SQRT([$work.$T32]))" office:value-type="float" office:value="131.146444771938" calcext:value-type="float">
            <text:p>131.146444771938</text:p>
          </table:table-cell>
          <table:table-cell table:formula="of:=IF([$work.AG33]=&quot;&quot;;&quot;&quot;;[$work.AG33]/SQRT([$work.$T32]))" office:value-type="float" office:value="131.146444771938" calcext:value-type="float">
            <text:p>131.146444771938</text:p>
          </table:table-cell>
          <table:table-cell table:formula="of:=IF([$work.AH33]=&quot;&quot;;&quot;&quot;;[$work.AH33])" office:value-type="float" office:value="212.408231028376" calcext:value-type="float">
            <text:p>212.408231028376</text:p>
          </table:table-cell>
          <table:table-cell table:formula="of:=IF([$work.AI33]=&quot;&quot;;&quot;&quot;;[$work.AI33])" office:value-type="float" office:value="786.037645362495" calcext:value-type="float">
            <text:p>786.037645362495</text:p>
          </table:table-cell>
          <table:table-cell table:formula="of:=IF([$work.AJ33]=&quot;&quot;;&quot;&quot;;[$work.AJ33])" office:value-type="float" office:value="864.895791013749" calcext:value-type="float">
            <text:p>864.895791013749</text:p>
          </table:table-cell>
          <table:table-cell table:formula="of:=IF([$work.AK33]=&quot;&quot;;&quot;&quot;;[$work.AK33])" office:value-type="float" office:value="1210.85410741925" calcext:value-type="float">
            <text:p>1210.85410741925</text:p>
          </table:table-cell>
          <table:table-cell table:formula="of:=IF([$work.AL33]=&quot;&quot;;&quot;&quot;;[$work.AL33])" office:value-type="float" office:value="0.0095472215870112" calcext:value-type="float">
            <text:p>0.009547221587011</text:p>
          </table:table-cell>
          <table:table-cell table:formula="of:=IF([$work.AM33]=&quot;&quot;;&quot;&quot;;[$work.AM33])" office:value-type="float" office:value="0.0353304367710954" calcext:value-type="float">
            <text:p>0.035330436771095</text:p>
          </table:table-cell>
          <table:table-cell table:formula="of:=IF([$work.AN33]=&quot;&quot;;&quot;&quot;;[$work.AN33])" office:value-type="float" office:value="0.0388749142465127" calcext:value-type="float">
            <text:p>0.038874914246513</text:p>
          </table:table-cell>
          <table:table-cell table:formula="of:=IF([$work.AO33]=&quot;&quot;;&quot;&quot;;[$work.AO33])" office:value-type="float" office:value="0.0544248799451178" calcext:value-type="float">
            <text:p>0.054424879945118</text:p>
          </table:table-cell>
          <table:table-cell table:formula="of:=IF([$work.AP33]=&quot;&quot;;&quot;&quot;;[$work.AP33])" office:value-type="float" office:value="0" calcext:value-type="float">
            <text:p>0</text:p>
          </table:table-cell>
          <table:table-cell table:formula="of:=IF([$work.AQ33]=&quot;&quot;;&quot;&quot;;[$work.AQ33])" office:value-type="float" office:value="1" calcext:value-type="float">
            <text:p>1</text:p>
          </table:table-cell>
          <table:table-cell table:formula="of:=IF([$work.AR33]=&quot;&quot;;&quot;&quot;;[$work.AR33])" office:value-type="float" office:value="1" calcext:value-type="float">
            <text:p>1</text:p>
          </table:table-cell>
          <table:table-cell table:formula="of:=IF([$work.AS33]=&quot;&quot;;&quot;&quot;;[$work.AS33])" office:value-type="float" office:value="1" calcext:value-type="float">
            <text:p>1</text:p>
          </table:table-cell>
        </table:table-row>
        <table:table-row table:style-name="ro1">
          <table:table-cell table:formula="of:=[$work.A34]" office:value-type="float" office:value="42" calcext:value-type="float">
            <text:p>42</text:p>
          </table:table-cell>
          <table:table-cell table:formula="of:=IF([$work.H34]=&quot;&quot;;&quot;&quot;;[$work.H34])" office:value-type="float" office:value="1" calcext:value-type="float">
            <text:p>1</text:p>
          </table:table-cell>
          <table:table-cell table:formula="of:=IF([$work.I34]=&quot;&quot;;&quot;&quot;;[$work.I34])" office:value-type="float" office:value="0" calcext:value-type="float">
            <text:p>0</text:p>
          </table:table-cell>
          <table:table-cell table:formula="of:=IF([$work.J34]=&quot;&quot;;&quot;&quot;;[$work.J34])" office:value-type="float" office:value="1" calcext:value-type="float">
            <text:p>1</text:p>
          </table:table-cell>
          <table:table-cell table:formula="of:=IF([$work.K34]=&quot;&quot;;&quot;&quot;;[$work.K34])" office:value-type="float" office:value="1" calcext:value-type="float">
            <text:p>1</text:p>
          </table:table-cell>
          <table:table-cell table:formula="of:=IF([$work.L34]=&quot;&quot;;&quot;&quot;;[$work.L34])" office:value-type="float" office:value="1" calcext:value-type="float">
            <text:p>1</text:p>
          </table:table-cell>
          <table:table-cell table:formula="of:=IF([$work.M34]=&quot;&quot;;&quot;&quot;;[$work.M34])" office:value-type="float" office:value="1" calcext:value-type="float">
            <text:p>1</text:p>
          </table:table-cell>
          <table:table-cell table:formula="of:=IF([$work.N34]=&quot;&quot;;&quot;&quot;;[$work.N34])" office:value-type="float" office:value="1" calcext:value-type="float">
            <text:p>1</text:p>
          </table:table-cell>
          <table:table-cell table:formula="of:=IF([$work.O34]=&quot;&quot;;&quot;&quot;;[$work.O34])" office:value-type="float" office:value="1" calcext:value-type="float">
            <text:p>1</text:p>
          </table:table-cell>
          <table:table-cell table:formula="of:=IF([$work.P34]=&quot;&quot;;&quot;&quot;;[$work.P34]/SQRT([$work.$T33]))" office:value-type="float" office:value="3.4248488819335" calcext:value-type="float">
            <text:p>3.4248488819335</text:p>
          </table:table-cell>
          <table:table-cell table:formula="of:=IF([$work.Q34]=&quot;&quot;;&quot;&quot;;[$work.Q34]/SQRT([$work.$T33]))" office:value-type="float" office:value="9.42378800633931" calcext:value-type="float">
            <text:p>9.42378800633931</text:p>
          </table:table-cell>
          <table:table-cell table:formula="of:=IF([$work.R34]=&quot;&quot;;&quot;&quot;;[$work.R34]/SQRT([$work.$T33]))" office:value-type="float" office:value="8.24036092452471" calcext:value-type="float">
            <text:p>8.24036092452471</text:p>
          </table:table-cell>
          <table:table-cell table:formula="of:=IF([$work.S34]=&quot;&quot;;&quot;&quot;;[$work.S34]/SQRT([$work.$T33]))" office:value-type="float" office:value="8.9220585522981" calcext:value-type="float">
            <text:p>8.9220585522981</text:p>
          </table:table-cell>
          <table:table-cell table:formula="of:=IF([$work.T34]=&quot;&quot;;&quot;&quot;;[$work.T34]/SQRT([$work.$T33]))" office:value-type="float" office:value="299.794255951669" calcext:value-type="float">
            <text:p>299.794255951669</text:p>
          </table:table-cell>
          <table:table-cell table:formula="of:=IF([$work.U34]=&quot;&quot;;&quot;&quot;;[$work.U34]/SQRT([$work.$T33]))" office:value-type="float" office:value="248.669032816822" calcext:value-type="float">
            <text:p>248.669032816822</text:p>
          </table:table-cell>
          <table:table-cell table:formula="of:=IF([$work.V34]=&quot;&quot;;&quot;&quot;;[$work.V34]/SQRT([$work.$T33]))" office:value-type="float" office:value="2.19735128552069" calcext:value-type="float">
            <text:p>2.19735128552069</text:p>
          </table:table-cell>
          <table:table-cell table:formula="of:=IF([$work.W34]=&quot;&quot;;&quot;&quot;;[$work.W34]/SQRT([$work.$T33]))" office:value-type="float" office:value="0" calcext:value-type="float">
            <text:p>0</text:p>
          </table:table-cell>
          <table:table-cell table:formula="of:=IF([$work.X34]=&quot;&quot;;&quot;&quot;;[$work.X34]/SQRT([$work.$T33]))" office:value-type="float" office:value="7.72663393209237" calcext:value-type="float">
            <text:p>7.72663393209237</text:p>
          </table:table-cell>
          <table:table-cell table:formula="of:=IF([$work.Y34]=&quot;&quot;;&quot;&quot;;[$work.Y34]/SQRT([$work.$T33]))" office:value-type="float" office:value="7.72663393209237" calcext:value-type="float">
            <text:p>7.72663393209237</text:p>
          </table:table-cell>
          <table:table-cell table:formula="of:=IF([$work.Z34]=&quot;&quot;;&quot;&quot;;[$work.Z34]/SQRT([$work.$T33]))" office:value-type="float" office:value="7.61173974722855" calcext:value-type="float">
            <text:p>7.61173974722855</text:p>
          </table:table-cell>
          <table:table-cell table:formula="of:=IF([$work.AA34]=&quot;&quot;;&quot;&quot;;[$work.AA34]/SQRT([$work.$T33]))" office:value-type="float" office:value="7.61173974722855" calcext:value-type="float">
            <text:p>7.61173974722855</text:p>
          </table:table-cell>
          <table:table-cell table:formula="of:=IF([$work.AB34]=&quot;&quot;;&quot;&quot;;[$work.AB34]/SQRT([$work.$T33]))" office:value-type="float" office:value="8.85403312106868" calcext:value-type="float">
            <text:p>8.85403312106868</text:p>
          </table:table-cell>
          <table:table-cell table:formula="of:=IF([$work.AC34]=&quot;&quot;;&quot;&quot;;[$work.AC34]/SQRT([$work.$T33]))" office:value-type="float" office:value="8.85403312106868" calcext:value-type="float">
            <text:p>8.85403312106868</text:p>
          </table:table-cell>
          <table:table-cell table:formula="of:=IF([$work.AD34]=&quot;&quot;;&quot;&quot;;[$work.AD34]/SQRT([$work.$T33]))" office:value-type="float" office:value="125.741012303267" calcext:value-type="float">
            <text:p>125.741012303267</text:p>
          </table:table-cell>
          <table:table-cell table:formula="of:=IF([$work.AE34]=&quot;&quot;;&quot;&quot;;[$work.AE34]/SQRT([$work.$T33]))" office:value-type="float" office:value="125.741012303267" calcext:value-type="float">
            <text:p>125.741012303267</text:p>
          </table:table-cell>
          <table:table-cell table:formula="of:=IF([$work.AF34]=&quot;&quot;;&quot;&quot;;[$work.AF34]/SQRT([$work.$T33]))" office:value-type="float" office:value="125.741012303267" calcext:value-type="float">
            <text:p>125.741012303267</text:p>
          </table:table-cell>
          <table:table-cell table:formula="of:=IF([$work.AG34]=&quot;&quot;;&quot;&quot;;[$work.AG34]/SQRT([$work.$T33]))" office:value-type="float" office:value="125.741012303267" calcext:value-type="float">
            <text:p>125.741012303267</text:p>
          </table:table-cell>
          <table:table-cell table:formula="of:=IF([$work.AH34]=&quot;&quot;;&quot;&quot;;[$work.AH34])" office:value-type="float" office:value="402.918976830287" calcext:value-type="float">
            <text:p>402.918976830287</text:p>
          </table:table-cell>
          <table:table-cell table:formula="of:=IF([$work.AI34]=&quot;&quot;;&quot;&quot;;[$work.AI34])" office:value-type="float" office:value="1416.80006231826" calcext:value-type="float">
            <text:p>1416.80006231826</text:p>
          </table:table-cell>
          <table:table-cell table:formula="of:=IF([$work.AJ34]=&quot;&quot;;&quot;&quot;;[$work.AJ34])" office:value-type="float" office:value="1395.73240339903" calcext:value-type="float">
            <text:p>1395.73240339903</text:p>
          </table:table-cell>
          <table:table-cell table:formula="of:=IF([$work.AK34]=&quot;&quot;;&quot;&quot;;[$work.AK34])" office:value-type="float" office:value="1623.52646546321" calcext:value-type="float">
            <text:p>1623.52646546321</text:p>
          </table:table-cell>
          <table:table-cell table:formula="of:=IF([$work.AL34]=&quot;&quot;;&quot;&quot;;[$work.AL34])" office:value-type="float" office:value="0.00910091306546114" calcext:value-type="float">
            <text:p>0.009100913065461</text:p>
          </table:table-cell>
          <table:table-cell table:formula="of:=IF([$work.AM34]=&quot;&quot;;&quot;&quot;;[$work.AM34])" office:value-type="float" office:value="0.0320019034589418" calcext:value-type="float">
            <text:p>0.032001903458942</text:p>
          </table:table-cell>
          <table:table-cell table:formula="of:=IF([$work.AN34]=&quot;&quot;;&quot;&quot;;[$work.AN34])" office:value-type="float" office:value="0.0315260387234928" calcext:value-type="float">
            <text:p>0.031526038723493</text:p>
          </table:table-cell>
          <table:table-cell table:formula="of:=IF([$work.AO34]=&quot;&quot;;&quot;&quot;;[$work.AO34])" office:value-type="float" office:value="0.0366713261755346" calcext:value-type="float">
            <text:p>0.036671326175535</text:p>
          </table:table-cell>
          <table:table-cell table:formula="of:=IF([$work.AP34]=&quot;&quot;;&quot;&quot;;[$work.AP34])" office:value-type="float" office:value="0" calcext:value-type="float">
            <text:p>0</text:p>
          </table:table-cell>
          <table:table-cell table:formula="of:=IF([$work.AQ34]=&quot;&quot;;&quot;&quot;;[$work.AQ34])" office:value-type="float" office:value="1" calcext:value-type="float">
            <text:p>1</text:p>
          </table:table-cell>
          <table:table-cell table:formula="of:=IF([$work.AR34]=&quot;&quot;;&quot;&quot;;[$work.AR34])" office:value-type="float" office:value="1" calcext:value-type="float">
            <text:p>1</text:p>
          </table:table-cell>
          <table:table-cell table:formula="of:=IF([$work.AS34]=&quot;&quot;;&quot;&quot;;[$work.AS34])" office:value-type="float" office:value="1" calcext:value-type="float">
            <text:p>1</text:p>
          </table:table-cell>
        </table:table-row>
        <table:table-row table:style-name="ro1">
          <table:table-cell table:formula="of:=[$work.A35]" office:value-type="float" office:value="43" calcext:value-type="float">
            <text:p>43</text:p>
          </table:table-cell>
          <table:table-cell table:formula="of:=IF([$work.H35]=&quot;&quot;;&quot;&quot;;[$work.H35])" office:value-type="float" office:value="1" calcext:value-type="float">
            <text:p>1</text:p>
          </table:table-cell>
          <table:table-cell table:formula="of:=IF([$work.I35]=&quot;&quot;;&quot;&quot;;[$work.I35])" office:value-type="float" office:value="0" calcext:value-type="float">
            <text:p>0</text:p>
          </table:table-cell>
          <table:table-cell table:formula="of:=IF([$work.J35]=&quot;&quot;;&quot;&quot;;[$work.J35])" office:value-type="float" office:value="0" calcext:value-type="float">
            <text:p>0</text:p>
          </table:table-cell>
          <table:table-cell table:formula="of:=IF([$work.K35]=&quot;&quot;;&quot;&quot;;[$work.K35])" office:value-type="float" office:value="0" calcext:value-type="float">
            <text:p>0</text:p>
          </table:table-cell>
          <table:table-cell table:formula="of:=IF([$work.L35]=&quot;&quot;;&quot;&quot;;[$work.L35])" office:value-type="float" office:value="0" calcext:value-type="float">
            <text:p>0</text:p>
          </table:table-cell>
          <table:table-cell table:formula="of:=IF([$work.M35]=&quot;&quot;;&quot;&quot;;[$work.M35])" office:value-type="float" office:value="0" calcext:value-type="float">
            <text:p>0</text:p>
          </table:table-cell>
          <table:table-cell table:formula="of:=IF([$work.N35]=&quot;&quot;;&quot;&quot;;[$work.N35])" office:value-type="float" office:value="0" calcext:value-type="float">
            <text:p>0</text:p>
          </table:table-cell>
          <table:table-cell table:formula="of:=IF([$work.O35]=&quot;&quot;;&quot;&quot;;[$work.O35])" office:value-type="float" office:value="0" calcext:value-type="float">
            <text:p>0</text:p>
          </table:table-cell>
          <table:table-cell table:formula="of:=IF([$work.P35]=&quot;&quot;;&quot;&quot;;[$work.P35]/SQRT([$work.$T34]))" office:value-type="float" office:value="5.10105975209902" calcext:value-type="float">
            <text:p>5.10105975209902</text:p>
          </table:table-cell>
          <table:table-cell table:formula="of:=IF([$work.Q35]=&quot;&quot;;&quot;&quot;;[$work.Q35]/SQRT([$work.$T34]))" office:value-type="float" office:value="10.5390624142447" calcext:value-type="float">
            <text:p>10.5390624142447</text:p>
          </table:table-cell>
          <table:table-cell table:formula="of:=IF([$work.R35]=&quot;&quot;;&quot;&quot;;[$work.R35]/SQRT([$work.$T34]))" office:value-type="float" office:value="10.3258074078861" calcext:value-type="float">
            <text:p>10.3258074078861</text:p>
          </table:table-cell>
          <table:table-cell table:formula="of:=IF([$work.S35]=&quot;&quot;;&quot;&quot;;[$work.S35]/SQRT([$work.$T34]))" office:value-type="float" office:value="9.69030748893726" calcext:value-type="float">
            <text:p>9.69030748893726</text:p>
          </table:table-cell>
          <table:table-cell table:formula="of:=IF([$work.T35]=&quot;&quot;;&quot;&quot;;[$work.T35]/SQRT([$work.$T34]))" office:value-type="float" office:value="353.018072425989" calcext:value-type="float">
            <text:p>353.018072425989</text:p>
          </table:table-cell>
          <table:table-cell table:formula="of:=IF([$work.U35]=&quot;&quot;;&quot;&quot;;[$work.U35]/SQRT([$work.$T34]))" office:value-type="float" office:value="317.599307358624" calcext:value-type="float">
            <text:p>317.599307358624</text:p>
          </table:table-cell>
          <table:table-cell table:formula="of:=IF([$work.V35]=&quot;&quot;;&quot;&quot;;[$work.V35]/SQRT([$work.$T34]))" office:value-type="float" office:value="3.57526732065905" calcext:value-type="float">
            <text:p>3.57526732065905</text:p>
          </table:table-cell>
          <table:table-cell table:formula="of:=IF([$work.W35]=&quot;&quot;;&quot;&quot;;[$work.W35]/SQRT([$work.$T34]))" office:value-type="float" office:value="0" calcext:value-type="float">
            <text:p>0</text:p>
          </table:table-cell>
          <table:table-cell table:formula="of:=IF([$work.X35]=&quot;&quot;;&quot;&quot;;[$work.X35]/SQRT([$work.$T34]))" office:value-type="float" office:value="9.83767823264146" calcext:value-type="float">
            <text:p>9.83767823264146</text:p>
          </table:table-cell>
          <table:table-cell table:formula="of:=IF([$work.Y35]=&quot;&quot;;&quot;&quot;;[$work.Y35]/SQRT([$work.$T34]))" office:value-type="float" office:value="9.83767823264146" calcext:value-type="float">
            <text:p>9.83767823264146</text:p>
          </table:table-cell>
          <table:table-cell table:formula="of:=IF([$work.Z35]=&quot;&quot;;&quot;&quot;;[$work.Z35]/SQRT([$work.$T34]))" office:value-type="float" office:value="8.6022753527322" calcext:value-type="float">
            <text:p>8.6022753527322</text:p>
          </table:table-cell>
          <table:table-cell table:formula="of:=IF([$work.AA35]=&quot;&quot;;&quot;&quot;;[$work.AA35]/SQRT([$work.$T34]))" office:value-type="float" office:value="8.6022753527322" calcext:value-type="float">
            <text:p>8.6022753527322</text:p>
          </table:table-cell>
          <table:table-cell table:formula="of:=IF([$work.AB35]=&quot;&quot;;&quot;&quot;;[$work.AB35]/SQRT([$work.$T34]))" office:value-type="float" office:value="9.31391295636657" calcext:value-type="float">
            <text:p>9.31391295636657</text:p>
          </table:table-cell>
          <table:table-cell table:formula="of:=IF([$work.AC35]=&quot;&quot;;&quot;&quot;;[$work.AC35]/SQRT([$work.$T34]))" office:value-type="float" office:value="9.31391295636657" calcext:value-type="float">
            <text:p>9.31391295636657</text:p>
          </table:table-cell>
          <table:table-cell table:formula="of:=IF([$work.AD35]=&quot;&quot;;&quot;&quot;;[$work.AD35]/SQRT([$work.$T34]))" office:value-type="float" office:value="194.477412030031" calcext:value-type="float">
            <text:p>194.477412030031</text:p>
          </table:table-cell>
          <table:table-cell table:formula="of:=IF([$work.AE35]=&quot;&quot;;&quot;&quot;;[$work.AE35]/SQRT([$work.$T34]))" office:value-type="float" office:value="0" calcext:value-type="float">
            <text:p>0</text:p>
          </table:table-cell>
          <table:table-cell table:formula="of:=IF([$work.AF35]=&quot;&quot;;&quot;&quot;;[$work.AF35]/SQRT([$work.$T34]))" office:value-type="float" office:value="0" calcext:value-type="float">
            <text:p>0</text:p>
          </table:table-cell>
          <table:table-cell table:formula="of:=IF([$work.AG35]=&quot;&quot;;&quot;&quot;;[$work.AG35]/SQRT([$work.$T34]))" office:value-type="float" office:value="0" calcext:value-type="float">
            <text:p>0</text:p>
          </table:table-cell>
          <table:table-cell table:formula="of:=IF([$work.AH35]=&quot;&quot;;&quot;&quot;;[$work.AH35])" office:value-type="float" office:value="838.261052274226" calcext:value-type="float">
            <text:p>838.261052274226</text:p>
          </table:table-cell>
          <table:table-cell table:formula="of:=IF([$work.AI35]=&quot;&quot;;&quot;&quot;;[$work.AI35])" office:value-type="float" office:value="2306.55270434691" calcext:value-type="float">
            <text:p>2306.55270434691</text:p>
          </table:table-cell>
          <table:table-cell table:formula="of:=IF([$work.AJ35]=&quot;&quot;;&quot;&quot;;[$work.AJ35])" office:value-type="float" office:value="2016.89880571076" calcext:value-type="float">
            <text:p>2016.89880571076</text:p>
          </table:table-cell>
          <table:table-cell table:formula="of:=IF([$work.AK35]=&quot;&quot;;&quot;&quot;;[$work.AK35])" office:value-type="float" office:value="2183.75012980993" calcext:value-type="float">
            <text:p>2183.75012980993</text:p>
          </table:table-cell>
          <table:table-cell table:formula="of:=IF([$work.AL35]=&quot;&quot;;&quot;&quot;;[$work.AL35])" office:value-type="float" office:value="0.0114239976715419" calcext:value-type="float">
            <text:p>0.011423997671542</text:p>
          </table:table-cell>
          <table:table-cell table:formula="of:=IF([$work.AM35]=&quot;&quot;;&quot;&quot;;[$work.AM35])" office:value-type="float" office:value="0.031434184675835" calcext:value-type="float">
            <text:p>0.031434184675835</text:p>
          </table:table-cell>
          <table:table-cell table:formula="of:=IF([$work.AN35]=&quot;&quot;;&quot;&quot;;[$work.AN35])" office:value-type="float" office:value="0.0274867205122608" calcext:value-type="float">
            <text:p>0.027486720512261</text:p>
          </table:table-cell>
          <table:table-cell table:formula="of:=IF([$work.AO35]=&quot;&quot;;&quot;&quot;;[$work.AO35])" office:value-type="float" office:value="0.0297606053991123" calcext:value-type="float">
            <text:p>0.029760605399112</text:p>
          </table:table-cell>
          <table:table-cell table:formula="of:=IF([$work.AP35]=&quot;&quot;;&quot;&quot;;[$work.AP35])" office:value-type="float" office:value="0" calcext:value-type="float">
            <text:p>0</text:p>
          </table:table-cell>
          <table:table-cell table:formula="of:=IF([$work.AQ35]=&quot;&quot;;&quot;&quot;;[$work.AQ35])" office:value-type="float" office:value="1" calcext:value-type="float">
            <text:p>1</text:p>
          </table:table-cell>
          <table:table-cell table:formula="of:=IF([$work.AR35]=&quot;&quot;;&quot;&quot;;[$work.AR35])" office:value-type="float" office:value="1" calcext:value-type="float">
            <text:p>1</text:p>
          </table:table-cell>
          <table:table-cell table:formula="of:=IF([$work.AS35]=&quot;&quot;;&quot;&quot;;[$work.AS35])" office:value-type="float" office:value="1" calcext:value-type="float">
            <text:p>1</text:p>
          </table:table-cell>
        </table:table-row>
        <table:table-row table:style-name="ro1">
          <table:table-cell table:formula="of:=[$work.A36]" office:value-type="float" office:value="44" calcext:value-type="float">
            <text:p>44</text:p>
          </table:table-cell>
          <table:table-cell table:formula="of:=IF([$work.H36]=&quot;&quot;;&quot;&quot;;[$work.H36])" office:value-type="float" office:value="0.9" calcext:value-type="float">
            <text:p>0.9</text:p>
          </table:table-cell>
          <table:table-cell table:formula="of:=IF([$work.I36]=&quot;&quot;;&quot;&quot;;[$work.I36])" office:value-type="float" office:value="0" calcext:value-type="float">
            <text:p>0</text:p>
          </table:table-cell>
          <table:table-cell table:formula="of:=IF([$work.J36]=&quot;&quot;;&quot;&quot;;[$work.J36])" office:value-type="float" office:value="0" calcext:value-type="float">
            <text:p>0</text:p>
          </table:table-cell>
          <table:table-cell table:formula="of:=IF([$work.K36]=&quot;&quot;;&quot;&quot;;[$work.K36])" office:value-type="float" office:value="0" calcext:value-type="float">
            <text:p>0</text:p>
          </table:table-cell>
          <table:table-cell table:formula="of:=IF([$work.L36]=&quot;&quot;;&quot;&quot;;[$work.L36])" office:value-type="float" office:value="0" calcext:value-type="float">
            <text:p>0</text:p>
          </table:table-cell>
          <table:table-cell table:formula="of:=IF([$work.M36]=&quot;&quot;;&quot;&quot;;[$work.M36])" office:value-type="float" office:value="0" calcext:value-type="float">
            <text:p>0</text:p>
          </table:table-cell>
          <table:table-cell table:formula="of:=IF([$work.N36]=&quot;&quot;;&quot;&quot;;[$work.N36])" office:value-type="float" office:value="0" calcext:value-type="float">
            <text:p>0</text:p>
          </table:table-cell>
          <table:table-cell table:formula="of:=IF([$work.O36]=&quot;&quot;;&quot;&quot;;[$work.O36])" office:value-type="float" office:value="0" calcext:value-type="float">
            <text:p>0</text:p>
          </table:table-cell>
          <table:table-cell table:formula="of:=IF([$work.P36]=&quot;&quot;;&quot;&quot;;[$work.P36]/SQRT([$work.$T35]))" office:value-type="float" office:value="4.61945910613766" calcext:value-type="float">
            <text:p>4.61945910613766</text:p>
          </table:table-cell>
          <table:table-cell table:formula="of:=IF([$work.Q36]=&quot;&quot;;&quot;&quot;;[$work.Q36]/SQRT([$work.$T35]))" office:value-type="float" office:value="7.77556811168544" calcext:value-type="float">
            <text:p>7.77556811168544</text:p>
          </table:table-cell>
          <table:table-cell table:formula="of:=IF([$work.R36]=&quot;&quot;;&quot;&quot;;[$work.R36]/SQRT([$work.$T35]))" office:value-type="float" office:value="8.28999997602583" calcext:value-type="float">
            <text:p>8.28999997602583</text:p>
          </table:table-cell>
          <table:table-cell table:formula="of:=IF([$work.S36]=&quot;&quot;;&quot;&quot;;[$work.S36]/SQRT([$work.$T35]))" office:value-type="float" office:value="7.87636894996835" calcext:value-type="float">
            <text:p>7.87636894996835</text:p>
          </table:table-cell>
          <table:table-cell table:formula="of:=IF([$work.T36]=&quot;&quot;;&quot;&quot;;[$work.T36]/SQRT([$work.$T35]))" office:value-type="float" office:value="285.440166889409" calcext:value-type="float">
            <text:p>285.440166889409</text:p>
          </table:table-cell>
          <table:table-cell table:formula="of:=IF([$work.U36]=&quot;&quot;;&quot;&quot;;[$work.U36]/SQRT([$work.$T35]))" office:value-type="float" office:value="364.389172467842" calcext:value-type="float">
            <text:p>364.389172467842</text:p>
          </table:table-cell>
          <table:table-cell table:formula="of:=IF([$work.V36]=&quot;&quot;;&quot;&quot;;[$work.V36]/SQRT([$work.$T35]))" office:value-type="float" office:value="5.29842470096656" calcext:value-type="float">
            <text:p>5.29842470096656</text:p>
          </table:table-cell>
          <table:table-cell table:formula="of:=IF([$work.W36]=&quot;&quot;;&quot;&quot;;[$work.W36]/SQRT([$work.$T35]))" office:value-type="float" office:value="0" calcext:value-type="float">
            <text:p>0</text:p>
          </table:table-cell>
          <table:table-cell table:formula="of:=IF([$work.X36]=&quot;&quot;;&quot;&quot;;[$work.X36]/SQRT([$work.$T35]))" office:value-type="float" office:value="0" calcext:value-type="float">
            <text:p>0</text:p>
          </table:table-cell>
          <table:table-cell table:formula="of:=IF([$work.Y36]=&quot;&quot;;&quot;&quot;;[$work.Y36]/SQRT([$work.$T35]))" office:value-type="float" office:value="0" calcext:value-type="float">
            <text:p>0</text:p>
          </table:table-cell>
          <table:table-cell table:formula="of:=IF([$work.Z36]=&quot;&quot;;&quot;&quot;;[$work.Z36]/SQRT([$work.$T35]))" office:value-type="float" office:value="0" calcext:value-type="float">
            <text:p>0</text:p>
          </table:table-cell>
          <table:table-cell table:formula="of:=IF([$work.AA36]=&quot;&quot;;&quot;&quot;;[$work.AA36]/SQRT([$work.$T35]))" office:value-type="float" office:value="0" calcext:value-type="float">
            <text:p>0</text:p>
          </table:table-cell>
          <table:table-cell table:formula="of:=IF([$work.AB36]=&quot;&quot;;&quot;&quot;;[$work.AB36]/SQRT([$work.$T35]))" office:value-type="float" office:value="0" calcext:value-type="float">
            <text:p>0</text:p>
          </table:table-cell>
          <table:table-cell table:formula="of:=IF([$work.AC36]=&quot;&quot;;&quot;&quot;;[$work.AC36]/SQRT([$work.$T35]))" office:value-type="float" office:value="0" calcext:value-type="float">
            <text:p>0</text:p>
          </table:table-cell>
          <table:table-cell table:formula="of:=IF([$work.AD36]=&quot;&quot;;&quot;&quot;;[$work.AD36]/SQRT([$work.$T35]))" office:value-type="float" office:value="232.94799183043" calcext:value-type="float">
            <text:p>232.94799183043</text:p>
          </table:table-cell>
          <table:table-cell table:formula="of:=IF([$work.AE36]=&quot;&quot;;&quot;&quot;;[$work.AE36]/SQRT([$work.$T35]))" office:value-type="float" office:value="0" calcext:value-type="float">
            <text:p>0</text:p>
          </table:table-cell>
          <table:table-cell table:formula="of:=IF([$work.AF36]=&quot;&quot;;&quot;&quot;;[$work.AF36]/SQRT([$work.$T35]))" office:value-type="float" office:value="0" calcext:value-type="float">
            <text:p>0</text:p>
          </table:table-cell>
          <table:table-cell table:formula="of:=IF([$work.AG36]=&quot;&quot;;&quot;&quot;;[$work.AG36]/SQRT([$work.$T35]))" office:value-type="float" office:value="0" calcext:value-type="float">
            <text:p>0</text:p>
          </table:table-cell>
          <table:table-cell table:formula="of:=IF([$work.AH36]=&quot;&quot;;&quot;&quot;;[$work.AH36])" office:value-type="float" office:value="1524.33569943907" calcext:value-type="float">
            <text:p>1524.33569943907</text:p>
          </table:table-cell>
          <table:table-cell table:formula="of:=IF([$work.AI36]=&quot;&quot;;&quot;&quot;;[$work.AI36])" office:value-type="float" office:value="3149.35912484444" calcext:value-type="float">
            <text:p>3149.35912484444</text:p>
          </table:table-cell>
          <table:table-cell table:formula="of:=IF([$work.AJ36]=&quot;&quot;;&quot;&quot;;[$work.AJ36])" office:value-type="float" office:value="3085.63271600502" calcext:value-type="float">
            <text:p>3085.63271600502</text:p>
          </table:table-cell>
          <table:table-cell table:formula="of:=IF([$work.AK36]=&quot;&quot;;&quot;&quot;;[$work.AK36])" office:value-type="float" office:value="2895.72801766353" calcext:value-type="float">
            <text:p>2895.72801766353</text:p>
          </table:table-cell>
          <table:table-cell table:formula="of:=IF([$work.AL36]=&quot;&quot;;&quot;&quot;;[$work.AL36])" office:value-type="float" office:value="0.0144498544140922" calcext:value-type="float">
            <text:p>0.014449854414092</text:p>
          </table:table-cell>
          <table:table-cell table:formula="of:=IF([$work.AM36]=&quot;&quot;;&quot;&quot;;[$work.AM36])" office:value-type="float" office:value="0.0298541724558712" calcext:value-type="float">
            <text:p>0.029854172455871</text:p>
          </table:table-cell>
          <table:table-cell table:formula="of:=IF([$work.AN36]=&quot;&quot;;&quot;&quot;;[$work.AN36])" office:value-type="float" office:value="0.029250081552272" calcext:value-type="float">
            <text:p>0.029250081552272</text:p>
          </table:table-cell>
          <table:table-cell table:formula="of:=IF([$work.AO36]=&quot;&quot;;&quot;&quot;;[$work.AO36])" office:value-type="float" office:value="0.0274498906595464" calcext:value-type="float">
            <text:p>0.027449890659547</text:p>
          </table:table-cell>
          <table:table-cell table:formula="of:=IF([$work.AP36]=&quot;&quot;;&quot;&quot;;[$work.AP36])" office:value-type="float" office:value="0" calcext:value-type="float">
            <text:p>0</text:p>
          </table:table-cell>
          <table:table-cell table:formula="of:=IF([$work.AQ36]=&quot;&quot;;&quot;&quot;;[$work.AQ36])" office:value-type="float" office:value="0" calcext:value-type="float">
            <text:p>0</text:p>
          </table:table-cell>
          <table:table-cell table:formula="of:=IF([$work.AR36]=&quot;&quot;;&quot;&quot;;[$work.AR36])" office:value-type="float" office:value="0" calcext:value-type="float">
            <text:p>0</text:p>
          </table:table-cell>
          <table:table-cell table:formula="of:=IF([$work.AS36]=&quot;&quot;;&quot;&quot;;[$work.AS36])" office:value-type="float" office:value="0" calcext:value-type="float">
            <text:p>0</text:p>
          </table:table-cell>
        </table:table-row>
        <table:table-row table:style-name="ro1">
          <table:table-cell table:formula="of:=[$work.A37]" office:value-type="float" office:value="45" calcext:value-type="float">
            <text:p>45</text:p>
          </table:table-cell>
          <table:table-cell table:formula="of:=IF([$work.H37]=&quot;&quot;;&quot;&quot;;[$work.H37])" office:value-type="float" office:value="0.9" calcext:value-type="float">
            <text:p>0.9</text:p>
          </table:table-cell>
          <table:table-cell table:formula="of:=IF([$work.I37]=&quot;&quot;;&quot;&quot;;[$work.I37])" office:value-type="float" office:value="0" calcext:value-type="float">
            <text:p>0</text:p>
          </table:table-cell>
          <table:table-cell table:formula="of:=IF([$work.J37]=&quot;&quot;;&quot;&quot;;[$work.J37])" office:value-type="float" office:value="0" calcext:value-type="float">
            <text:p>0</text:p>
          </table:table-cell>
          <table:table-cell table:formula="of:=IF([$work.K37]=&quot;&quot;;&quot;&quot;;[$work.K37])" office:value-type="float" office:value="0" calcext:value-type="float">
            <text:p>0</text:p>
          </table:table-cell>
          <table:table-cell table:formula="of:=IF([$work.L37]=&quot;&quot;;&quot;&quot;;[$work.L37])" office:value-type="float" office:value="0" calcext:value-type="float">
            <text:p>0</text:p>
          </table:table-cell>
          <table:table-cell table:formula="of:=IF([$work.M37]=&quot;&quot;;&quot;&quot;;[$work.M37])" office:value-type="float" office:value="0" calcext:value-type="float">
            <text:p>0</text:p>
          </table:table-cell>
          <table:table-cell table:formula="of:=IF([$work.N37]=&quot;&quot;;&quot;&quot;;[$work.N37])" office:value-type="float" office:value="0" calcext:value-type="float">
            <text:p>0</text:p>
          </table:table-cell>
          <table:table-cell table:formula="of:=IF([$work.O37]=&quot;&quot;;&quot;&quot;;[$work.O37])" office:value-type="float" office:value="0" calcext:value-type="float">
            <text:p>0</text:p>
          </table:table-cell>
          <table:table-cell table:formula="of:=IF([$work.P37]=&quot;&quot;;&quot;&quot;;[$work.P37]/SQRT([$work.$T36]))" office:value-type="float" office:value="3.50704704240234" calcext:value-type="float">
            <text:p>3.50704704240234</text:p>
          </table:table-cell>
          <table:table-cell table:formula="of:=IF([$work.Q37]=&quot;&quot;;&quot;&quot;;[$work.Q37]/SQRT([$work.$T36]))" office:value-type="float" office:value="6.53950861439003" calcext:value-type="float">
            <text:p>6.53950861439003</text:p>
          </table:table-cell>
          <table:table-cell table:formula="of:=IF([$work.R37]=&quot;&quot;;&quot;&quot;;[$work.R37]/SQRT([$work.$T36]))" office:value-type="float" office:value="7.46076276284199" calcext:value-type="float">
            <text:p>7.46076276284199</text:p>
          </table:table-cell>
          <table:table-cell table:formula="of:=IF([$work.S37]=&quot;&quot;;&quot;&quot;;[$work.S37]/SQRT([$work.$T36]))" office:value-type="float" office:value="7.230449225729" calcext:value-type="float">
            <text:p>7.230449225729</text:p>
          </table:table-cell>
          <table:table-cell table:formula="of:=IF([$work.T37]=&quot;&quot;;&quot;&quot;;[$work.T37]/SQRT([$work.$T36]))" office:value-type="float" office:value="253.592652356637" calcext:value-type="float">
            <text:p>253.592652356637</text:p>
          </table:table-cell>
          <table:table-cell table:formula="of:=IF([$work.U37]=&quot;&quot;;&quot;&quot;;[$work.U37]/SQRT([$work.$T36]))" office:value-type="float" office:value="337.56800159231" calcext:value-type="float">
            <text:p>337.56800159231</text:p>
          </table:table-cell>
          <table:table-cell table:formula="of:=IF([$work.V37]=&quot;&quot;;&quot;&quot;;[$work.V37]/SQRT([$work.$T36]))" office:value-type="float" office:value="5.10796602332223" calcext:value-type="float">
            <text:p>5.10796602332223</text:p>
          </table:table-cell>
          <table:table-cell table:formula="of:=IF([$work.W37]=&quot;&quot;;&quot;&quot;;[$work.W37]/SQRT([$work.$T36]))" office:value-type="float" office:value="0" calcext:value-type="float">
            <text:p>0</text:p>
          </table:table-cell>
          <table:table-cell table:formula="of:=IF([$work.X37]=&quot;&quot;;&quot;&quot;;[$work.X37]/SQRT([$work.$T36]))" office:value-type="float" office:value="0" calcext:value-type="float">
            <text:p>0</text:p>
          </table:table-cell>
          <table:table-cell table:formula="of:=IF([$work.Y37]=&quot;&quot;;&quot;&quot;;[$work.Y37]/SQRT([$work.$T36]))" office:value-type="float" office:value="0" calcext:value-type="float">
            <text:p>0</text:p>
          </table:table-cell>
          <table:table-cell table:formula="of:=IF([$work.Z37]=&quot;&quot;;&quot;&quot;;[$work.Z37]/SQRT([$work.$T36]))" office:value-type="float" office:value="0" calcext:value-type="float">
            <text:p>0</text:p>
          </table:table-cell>
          <table:table-cell table:formula="of:=IF([$work.AA37]=&quot;&quot;;&quot;&quot;;[$work.AA37]/SQRT([$work.$T36]))" office:value-type="float" office:value="0" calcext:value-type="float">
            <text:p>0</text:p>
          </table:table-cell>
          <table:table-cell table:formula="of:=IF([$work.AB37]=&quot;&quot;;&quot;&quot;;[$work.AB37]/SQRT([$work.$T36]))" office:value-type="float" office:value="0" calcext:value-type="float">
            <text:p>0</text:p>
          </table:table-cell>
          <table:table-cell table:formula="of:=IF([$work.AC37]=&quot;&quot;;&quot;&quot;;[$work.AC37]/SQRT([$work.$T36]))" office:value-type="float" office:value="0" calcext:value-type="float">
            <text:p>0</text:p>
          </table:table-cell>
          <table:table-cell table:formula="of:=IF([$work.AD37]=&quot;&quot;;&quot;&quot;;[$work.AD37]/SQRT([$work.$T36]))" office:value-type="float" office:value="329.243611574316" calcext:value-type="float">
            <text:p>329.243611574316</text:p>
          </table:table-cell>
          <table:table-cell table:formula="of:=IF([$work.AE37]=&quot;&quot;;&quot;&quot;;[$work.AE37]/SQRT([$work.$T36]))" office:value-type="float" office:value="0" calcext:value-type="float">
            <text:p>0</text:p>
          </table:table-cell>
          <table:table-cell table:formula="of:=IF([$work.AF37]=&quot;&quot;;&quot;&quot;;[$work.AF37]/SQRT([$work.$T36]))" office:value-type="float" office:value="0" calcext:value-type="float">
            <text:p>0</text:p>
          </table:table-cell>
          <table:table-cell table:formula="of:=IF([$work.AG37]=&quot;&quot;;&quot;&quot;;[$work.AG37]/SQRT([$work.$T36]))" office:value-type="float" office:value="0" calcext:value-type="float">
            <text:p>0</text:p>
          </table:table-cell>
          <table:table-cell table:formula="of:=IF([$work.AH37]=&quot;&quot;;&quot;&quot;;[$work.AH37])" office:value-type="float" office:value="1626.4097184173" calcext:value-type="float">
            <text:p>1626.4097184173</text:p>
          </table:table-cell>
          <table:table-cell table:formula="of:=IF([$work.AI37]=&quot;&quot;;&quot;&quot;;[$work.AI37])" office:value-type="float" office:value="2737.60612498082" calcext:value-type="float">
            <text:p>2737.60612498082</text:p>
          </table:table-cell>
          <table:table-cell table:formula="of:=IF([$work.AJ37]=&quot;&quot;;&quot;&quot;;[$work.AJ37])" office:value-type="float" office:value="2918.72624411231" calcext:value-type="float">
            <text:p>2918.72624411231</text:p>
          </table:table-cell>
          <table:table-cell table:formula="of:=IF([$work.AK37]=&quot;&quot;;&quot;&quot;;[$work.AK37])" office:value-type="float" office:value="2773.09587805388" calcext:value-type="float">
            <text:p>2773.09587805388</text:p>
          </table:table-cell>
          <table:table-cell table:formula="of:=IF([$work.AL37]=&quot;&quot;;&quot;&quot;;[$work.AL37])" office:value-type="float" office:value="0.0161836337067706" calcext:value-type="float">
            <text:p>0.016183633706771</text:p>
          </table:table-cell>
          <table:table-cell table:formula="of:=IF([$work.AM37]=&quot;&quot;;&quot;&quot;;[$work.AM37])" office:value-type="float" office:value="0.0272406234778373" calcext:value-type="float">
            <text:p>0.027240623477837</text:p>
          </table:table-cell>
          <table:table-cell table:formula="of:=IF([$work.AN37]=&quot;&quot;;&quot;&quot;;[$work.AN37])" office:value-type="float" office:value="0.0290428641013151" calcext:value-type="float">
            <text:p>0.029042864101315</text:p>
          </table:table-cell>
          <table:table-cell table:formula="of:=IF([$work.AO37]=&quot;&quot;;&quot;&quot;;[$work.AO37])" office:value-type="float" office:value="0.0275937652216269" calcext:value-type="float">
            <text:p>0.027593765221627</text:p>
          </table:table-cell>
          <table:table-cell table:formula="of:=IF([$work.AP37]=&quot;&quot;;&quot;&quot;;[$work.AP37])" office:value-type="float" office:value="0" calcext:value-type="float">
            <text:p>0</text:p>
          </table:table-cell>
          <table:table-cell table:formula="of:=IF([$work.AQ37]=&quot;&quot;;&quot;&quot;;[$work.AQ37])" office:value-type="float" office:value="0" calcext:value-type="float">
            <text:p>0</text:p>
          </table:table-cell>
          <table:table-cell table:formula="of:=IF([$work.AR37]=&quot;&quot;;&quot;&quot;;[$work.AR37])" office:value-type="float" office:value="0" calcext:value-type="float">
            <text:p>0</text:p>
          </table:table-cell>
          <table:table-cell table:formula="of:=IF([$work.AS37]=&quot;&quot;;&quot;&quot;;[$work.AS37])" office:value-type="float" office:value="0" calcext:value-type="float">
            <text:p>0</text:p>
          </table:table-cell>
        </table:table-row>
        <table:table-row table:style-name="ro1">
          <table:table-cell table:formula="of:=[$work.A38]" office:value-type="float" office:value="46" calcext:value-type="float">
            <text:p>46</text:p>
          </table:table-cell>
          <table:table-cell table:formula="of:=IF([$work.H38]=&quot;&quot;;&quot;&quot;;[$work.H38])" office:value-type="float" office:value="0.9" calcext:value-type="float">
            <text:p>0.9</text:p>
          </table:table-cell>
          <table:table-cell table:formula="of:=IF([$work.I38]=&quot;&quot;;&quot;&quot;;[$work.I38])" office:value-type="float" office:value="0" calcext:value-type="float">
            <text:p>0</text:p>
          </table:table-cell>
          <table:table-cell table:formula="of:=IF([$work.J38]=&quot;&quot;;&quot;&quot;;[$work.J38])" office:value-type="float" office:value="0" calcext:value-type="float">
            <text:p>0</text:p>
          </table:table-cell>
          <table:table-cell table:formula="of:=IF([$work.K38]=&quot;&quot;;&quot;&quot;;[$work.K38])" office:value-type="float" office:value="0" calcext:value-type="float">
            <text:p>0</text:p>
          </table:table-cell>
          <table:table-cell table:formula="of:=IF([$work.L38]=&quot;&quot;;&quot;&quot;;[$work.L38])" office:value-type="float" office:value="0" calcext:value-type="float">
            <text:p>0</text:p>
          </table:table-cell>
          <table:table-cell table:formula="of:=IF([$work.M38]=&quot;&quot;;&quot;&quot;;[$work.M38])" office:value-type="float" office:value="0" calcext:value-type="float">
            <text:p>0</text:p>
          </table:table-cell>
          <table:table-cell table:formula="of:=IF([$work.N38]=&quot;&quot;;&quot;&quot;;[$work.N38])" office:value-type="float" office:value="0" calcext:value-type="float">
            <text:p>0</text:p>
          </table:table-cell>
          <table:table-cell table:formula="of:=IF([$work.O38]=&quot;&quot;;&quot;&quot;;[$work.O38])" office:value-type="float" office:value="0" calcext:value-type="float">
            <text:p>0</text:p>
          </table:table-cell>
          <table:table-cell table:formula="of:=IF([$work.P38]=&quot;&quot;;&quot;&quot;;[$work.P38]/SQRT([$work.$T37]))" office:value-type="float" office:value="2.62264099576783" calcext:value-type="float">
            <text:p>2.62264099576783</text:p>
          </table:table-cell>
          <table:table-cell table:formula="of:=IF([$work.Q38]=&quot;&quot;;&quot;&quot;;[$work.Q38]/SQRT([$work.$T37]))" office:value-type="float" office:value="4.80013783383816" calcext:value-type="float">
            <text:p>4.80013783383816</text:p>
          </table:table-cell>
          <table:table-cell table:formula="of:=IF([$work.R38]=&quot;&quot;;&quot;&quot;;[$work.R38]/SQRT([$work.$T37]))" office:value-type="float" office:value="4.97448596226968" calcext:value-type="float">
            <text:p>4.97448596226968</text:p>
          </table:table-cell>
          <table:table-cell table:formula="of:=IF([$work.S38]=&quot;&quot;;&quot;&quot;;[$work.S38]/SQRT([$work.$T37]))" office:value-type="float" office:value="5.36769663490248" calcext:value-type="float">
            <text:p>5.36769663490248</text:p>
          </table:table-cell>
          <table:table-cell table:formula="of:=IF([$work.T38]=&quot;&quot;;&quot;&quot;;[$work.T38]/SQRT([$work.$T37]))" office:value-type="float" office:value="167.266626789487" calcext:value-type="float">
            <text:p>167.266626789487</text:p>
          </table:table-cell>
          <table:table-cell table:formula="of:=IF([$work.U38]=&quot;&quot;;&quot;&quot;;[$work.U38]/SQRT([$work.$T37]))" office:value-type="float" office:value="280.492596751721" calcext:value-type="float">
            <text:p>280.492596751721</text:p>
          </table:table-cell>
          <table:table-cell table:formula="of:=IF([$work.V38]=&quot;&quot;;&quot;&quot;;[$work.V38]/SQRT([$work.$T37]))" office:value-type="float" office:value="3.93539377992744" calcext:value-type="float">
            <text:p>3.93539377992744</text:p>
          </table:table-cell>
          <table:table-cell table:formula="of:=IF([$work.W38]=&quot;&quot;;&quot;&quot;;[$work.W38]/SQRT([$work.$T37]))" office:value-type="float" office:value="0" calcext:value-type="float">
            <text:p>0</text:p>
          </table:table-cell>
          <table:table-cell table:formula="of:=IF([$work.X38]=&quot;&quot;;&quot;&quot;;[$work.X38]/SQRT([$work.$T37]))" office:value-type="float" office:value="0" calcext:value-type="float">
            <text:p>0</text:p>
          </table:table-cell>
          <table:table-cell table:formula="of:=IF([$work.Y38]=&quot;&quot;;&quot;&quot;;[$work.Y38]/SQRT([$work.$T37]))" office:value-type="float" office:value="0" calcext:value-type="float">
            <text:p>0</text:p>
          </table:table-cell>
          <table:table-cell table:formula="of:=IF([$work.Z38]=&quot;&quot;;&quot;&quot;;[$work.Z38]/SQRT([$work.$T37]))" office:value-type="float" office:value="0" calcext:value-type="float">
            <text:p>0</text:p>
          </table:table-cell>
          <table:table-cell table:formula="of:=IF([$work.AA38]=&quot;&quot;;&quot;&quot;;[$work.AA38]/SQRT([$work.$T37]))" office:value-type="float" office:value="0" calcext:value-type="float">
            <text:p>0</text:p>
          </table:table-cell>
          <table:table-cell table:formula="of:=IF([$work.AB38]=&quot;&quot;;&quot;&quot;;[$work.AB38]/SQRT([$work.$T37]))" office:value-type="float" office:value="0" calcext:value-type="float">
            <text:p>0</text:p>
          </table:table-cell>
          <table:table-cell table:formula="of:=IF([$work.AC38]=&quot;&quot;;&quot;&quot;;[$work.AC38]/SQRT([$work.$T37]))" office:value-type="float" office:value="0" calcext:value-type="float">
            <text:p>0</text:p>
          </table:table-cell>
          <table:table-cell table:formula="of:=IF([$work.AD38]=&quot;&quot;;&quot;&quot;;[$work.AD38]/SQRT([$work.$T37]))" office:value-type="float" office:value="322.959217599342" calcext:value-type="float">
            <text:p>322.959217599342</text:p>
          </table:table-cell>
          <table:table-cell table:formula="of:=IF([$work.AE38]=&quot;&quot;;&quot;&quot;;[$work.AE38]/SQRT([$work.$T37]))" office:value-type="float" office:value="0" calcext:value-type="float">
            <text:p>0</text:p>
          </table:table-cell>
          <table:table-cell table:formula="of:=IF([$work.AF38]=&quot;&quot;;&quot;&quot;;[$work.AF38]/SQRT([$work.$T37]))" office:value-type="float" office:value="0" calcext:value-type="float">
            <text:p>0</text:p>
          </table:table-cell>
          <table:table-cell table:formula="of:=IF([$work.AG38]=&quot;&quot;;&quot;&quot;;[$work.AG38]/SQRT([$work.$T37]))" office:value-type="float" office:value="0" calcext:value-type="float">
            <text:p>0</text:p>
          </table:table-cell>
          <table:table-cell table:formula="of:=IF([$work.AH38]=&quot;&quot;;&quot;&quot;;[$work.AH38])" office:value-type="float" office:value="1178.76234380134" calcext:value-type="float">
            <text:p>1178.76234380134</text:p>
          </table:table-cell>
          <table:table-cell table:formula="of:=IF([$work.AI38]=&quot;&quot;;&quot;&quot;;[$work.AI38])" office:value-type="float" office:value="2198.01057938678" calcext:value-type="float">
            <text:p>2198.01057938678</text:p>
          </table:table-cell>
          <table:table-cell table:formula="of:=IF([$work.AJ38]=&quot;&quot;;&quot;&quot;;[$work.AJ38])" office:value-type="float" office:value="2507.65561298236" calcext:value-type="float">
            <text:p>2507.65561298236</text:p>
          </table:table-cell>
          <table:table-cell table:formula="of:=IF([$work.AK38]=&quot;&quot;;&quot;&quot;;[$work.AK38])" office:value-type="float" office:value="2430.24435458346" calcext:value-type="float">
            <text:p>2430.24435458346</text:p>
          </table:table-cell>
          <table:table-cell table:formula="of:=IF([$work.AL38]=&quot;&quot;;&quot;&quot;;[$work.AL38])" office:value-type="float" office:value="0.0138294505373533" calcext:value-type="float">
            <text:p>0.013829450537353</text:p>
          </table:table-cell>
          <table:table-cell table:formula="of:=IF([$work.AM38]=&quot;&quot;;&quot;&quot;;[$work.AM38])" office:value-type="float" office:value="0.0257874530417911" calcext:value-type="float">
            <text:p>0.025787453041791</text:p>
          </table:table-cell>
          <table:table-cell table:formula="of:=IF([$work.AN38]=&quot;&quot;;&quot;&quot;;[$work.AN38])" office:value-type="float" office:value="0.0294202639292152" calcext:value-type="float">
            <text:p>0.029420263929215</text:p>
          </table:table-cell>
          <table:table-cell table:formula="of:=IF([$work.AO38]=&quot;&quot;;&quot;&quot;;[$work.AO38])" office:value-type="float" office:value="0.0285120612073592" calcext:value-type="float">
            <text:p>0.028512061207359</text:p>
          </table:table-cell>
          <table:table-cell table:formula="of:=IF([$work.AP38]=&quot;&quot;;&quot;&quot;;[$work.AP38])" office:value-type="float" office:value="0" calcext:value-type="float">
            <text:p>0</text:p>
          </table:table-cell>
          <table:table-cell table:formula="of:=IF([$work.AQ38]=&quot;&quot;;&quot;&quot;;[$work.AQ38])" office:value-type="float" office:value="0" calcext:value-type="float">
            <text:p>0</text:p>
          </table:table-cell>
          <table:table-cell table:formula="of:=IF([$work.AR38]=&quot;&quot;;&quot;&quot;;[$work.AR38])" office:value-type="float" office:value="0" calcext:value-type="float">
            <text:p>0</text:p>
          </table:table-cell>
          <table:table-cell table:formula="of:=IF([$work.AS38]=&quot;&quot;;&quot;&quot;;[$work.AS38])" office:value-type="float" office:value="0" calcext:value-type="float">
            <text:p>0</text:p>
          </table:table-cell>
        </table:table-row>
        <table:table-row table:style-name="ro1">
          <table:table-cell table:formula="of:=[$work.A39]" office:value-type="float" office:value="47" calcext:value-type="float">
            <text:p>47</text:p>
          </table:table-cell>
          <table:table-cell table:formula="of:=IF([$work.H39]=&quot;&quot;;&quot;&quot;;[$work.H39])" office:value-type="float" office:value="0.9" calcext:value-type="float">
            <text:p>0.9</text:p>
          </table:table-cell>
          <table:table-cell table:formula="of:=IF([$work.I39]=&quot;&quot;;&quot;&quot;;[$work.I39])" office:value-type="float" office:value="1" calcext:value-type="float">
            <text:p>1</text:p>
          </table:table-cell>
          <table:table-cell table:formula="of:=IF([$work.J39]=&quot;&quot;;&quot;&quot;;[$work.J39])" office:value-type="float" office:value="0.2" calcext:value-type="float">
            <text:p>0.2</text:p>
          </table:table-cell>
          <table:table-cell table:formula="of:=IF([$work.K39]=&quot;&quot;;&quot;&quot;;[$work.K39])" office:value-type="float" office:value="1" calcext:value-type="float">
            <text:p>1</text:p>
          </table:table-cell>
          <table:table-cell table:formula="of:=IF([$work.L39]=&quot;&quot;;&quot;&quot;;[$work.L39])" office:value-type="float" office:value="0" calcext:value-type="float">
            <text:p>0</text:p>
          </table:table-cell>
          <table:table-cell table:formula="of:=IF([$work.M39]=&quot;&quot;;&quot;&quot;;[$work.M39])" office:value-type="float" office:value="0" calcext:value-type="float">
            <text:p>0</text:p>
          </table:table-cell>
          <table:table-cell table:formula="of:=IF([$work.N39]=&quot;&quot;;&quot;&quot;;[$work.N39])" office:value-type="float" office:value="0" calcext:value-type="float">
            <text:p>0</text:p>
          </table:table-cell>
          <table:table-cell table:formula="of:=IF([$work.O39]=&quot;&quot;;&quot;&quot;;[$work.O39])" office:value-type="float" office:value="0" calcext:value-type="float">
            <text:p>0</text:p>
          </table:table-cell>
          <table:table-cell table:formula="of:=IF([$work.P39]=&quot;&quot;;&quot;&quot;;[$work.P39]/SQRT([$work.$T38]))" office:value-type="float" office:value="3.02807089885977" calcext:value-type="float">
            <text:p>3.02807089885977</text:p>
          </table:table-cell>
          <table:table-cell table:formula="of:=IF([$work.Q39]=&quot;&quot;;&quot;&quot;;[$work.Q39]/SQRT([$work.$T38]))" office:value-type="float" office:value="4.48794955927428" calcext:value-type="float">
            <text:p>4.48794955927428</text:p>
          </table:table-cell>
          <table:table-cell table:formula="of:=IF([$work.R39]=&quot;&quot;;&quot;&quot;;[$work.R39]/SQRT([$work.$T38]))" office:value-type="float" office:value="4.64335599731841" calcext:value-type="float">
            <text:p>4.64335599731841</text:p>
          </table:table-cell>
          <table:table-cell table:formula="of:=IF([$work.S39]=&quot;&quot;;&quot;&quot;;[$work.S39]/SQRT([$work.$T38]))" office:value-type="float" office:value="4.35138026523551" calcext:value-type="float">
            <text:p>4.35138026523551</text:p>
          </table:table-cell>
          <table:table-cell table:formula="of:=IF([$work.T39]=&quot;&quot;;&quot;&quot;;[$work.T39]/SQRT([$work.$T38]))" office:value-type="float" office:value="150.150874866633" calcext:value-type="float">
            <text:p>150.150874866633</text:p>
          </table:table-cell>
          <table:table-cell table:formula="of:=IF([$work.U39]=&quot;&quot;;&quot;&quot;;[$work.U39]/SQRT([$work.$T38]))" office:value-type="float" office:value="202.160487872593" calcext:value-type="float">
            <text:p>202.160487872593</text:p>
          </table:table-cell>
          <table:table-cell table:formula="of:=IF([$work.V39]=&quot;&quot;;&quot;&quot;;[$work.V39]/SQRT([$work.$T38]))" office:value-type="float" office:value="3.49667203066663" calcext:value-type="float">
            <text:p>3.49667203066663</text:p>
          </table:table-cell>
          <table:table-cell table:formula="of:=IF([$work.W39]=&quot;&quot;;&quot;&quot;;[$work.W39]/SQRT([$work.$T38]))" office:value-type="float" office:value="0" calcext:value-type="float">
            <text:p>0</text:p>
          </table:table-cell>
          <table:table-cell table:formula="of:=IF([$work.X39]=&quot;&quot;;&quot;&quot;;[$work.X39]/SQRT([$work.$T38]))" office:value-type="float" office:value="0" calcext:value-type="float">
            <text:p>0</text:p>
          </table:table-cell>
          <table:table-cell table:formula="of:=IF([$work.Y39]=&quot;&quot;;&quot;&quot;;[$work.Y39]/SQRT([$work.$T38]))" office:value-type="float" office:value="0" calcext:value-type="float">
            <text:p>0</text:p>
          </table:table-cell>
          <table:table-cell table:formula="of:=IF([$work.Z39]=&quot;&quot;;&quot;&quot;;[$work.Z39]/SQRT([$work.$T38]))" office:value-type="float" office:value="0" calcext:value-type="float">
            <text:p>0</text:p>
          </table:table-cell>
          <table:table-cell table:formula="of:=IF([$work.AA39]=&quot;&quot;;&quot;&quot;;[$work.AA39]/SQRT([$work.$T38]))" office:value-type="float" office:value="0" calcext:value-type="float">
            <text:p>0</text:p>
          </table:table-cell>
          <table:table-cell table:formula="of:=IF([$work.AB39]=&quot;&quot;;&quot;&quot;;[$work.AB39]/SQRT([$work.$T38]))" office:value-type="float" office:value="0" calcext:value-type="float">
            <text:p>0</text:p>
          </table:table-cell>
          <table:table-cell table:formula="of:=IF([$work.AC39]=&quot;&quot;;&quot;&quot;;[$work.AC39]/SQRT([$work.$T38]))" office:value-type="float" office:value="0" calcext:value-type="float">
            <text:p>0</text:p>
          </table:table-cell>
          <table:table-cell table:formula="of:=IF([$work.AD39]=&quot;&quot;;&quot;&quot;;[$work.AD39]/SQRT([$work.$T38]))" office:value-type="float" office:value="320.478978201017" calcext:value-type="float">
            <text:p>320.478978201017</text:p>
          </table:table-cell>
          <table:table-cell table:formula="of:=IF([$work.AE39]=&quot;&quot;;&quot;&quot;;[$work.AE39]/SQRT([$work.$T38]))" office:value-type="float" office:value="71.2175507113371" calcext:value-type="float">
            <text:p>71.2175507113371</text:p>
          </table:table-cell>
          <table:table-cell table:formula="of:=IF([$work.AF39]=&quot;&quot;;&quot;&quot;;[$work.AF39]/SQRT([$work.$T38]))" office:value-type="float" office:value="0" calcext:value-type="float">
            <text:p>0</text:p>
          </table:table-cell>
          <table:table-cell table:formula="of:=IF([$work.AG39]=&quot;&quot;;&quot;&quot;;[$work.AG39]/SQRT([$work.$T38]))" office:value-type="float" office:value="0" calcext:value-type="float">
            <text:p>0</text:p>
          </table:table-cell>
          <table:table-cell table:formula="of:=IF([$work.AH39]=&quot;&quot;;&quot;&quot;;[$work.AH39])" office:value-type="float" office:value="825.006411605072" calcext:value-type="float">
            <text:p>825.006411605072</text:p>
          </table:table-cell>
          <table:table-cell table:formula="of:=IF([$work.AI39]=&quot;&quot;;&quot;&quot;;[$work.AI39])" office:value-type="float" office:value="1509.9834464172" calcext:value-type="float">
            <text:p>1509.9834464172</text:p>
          </table:table-cell>
          <table:table-cell table:formula="of:=IF([$work.AJ39]=&quot;&quot;;&quot;&quot;;[$work.AJ39])" office:value-type="float" office:value="1564.82828566111" calcext:value-type="float">
            <text:p>1564.82828566111</text:p>
          </table:table-cell>
          <table:table-cell table:formula="of:=IF([$work.AK39]=&quot;&quot;;&quot;&quot;;[$work.AK39])" office:value-type="float" office:value="1688.5209018282" calcext:value-type="float">
            <text:p>1688.5209018282</text:p>
          </table:table-cell>
          <table:table-cell table:formula="of:=IF([$work.AL39]=&quot;&quot;;&quot;&quot;;[$work.AL39])" office:value-type="float" office:value="0.0156794038721696" calcext:value-type="float">
            <text:p>0.01567940387217</text:p>
          </table:table-cell>
          <table:table-cell table:formula="of:=IF([$work.AM39]=&quot;&quot;;&quot;&quot;;[$work.AM39])" office:value-type="float" office:value="0.0286975227872524" calcext:value-type="float">
            <text:p>0.028697522787253</text:p>
          </table:table-cell>
          <table:table-cell table:formula="of:=IF([$work.AN39]=&quot;&quot;;&quot;&quot;;[$work.AN39])" office:value-type="float" office:value="0.0297398593954448" calcext:value-type="float">
            <text:p>0.029739859395445</text:p>
          </table:table-cell>
          <table:table-cell table:formula="of:=IF([$work.AO39]=&quot;&quot;;&quot;&quot;;[$work.AO39])" office:value-type="float" office:value="0.0320906611075381" calcext:value-type="float">
            <text:p>0.032090661107538</text:p>
          </table:table-cell>
          <table:table-cell table:formula="of:=IF([$work.AP39]=&quot;&quot;;&quot;&quot;;[$work.AP39])" office:value-type="float" office:value="0" calcext:value-type="float">
            <text:p>0</text:p>
          </table:table-cell>
          <table:table-cell table:formula="of:=IF([$work.AQ39]=&quot;&quot;;&quot;&quot;;[$work.AQ39])" office:value-type="float" office:value="0" calcext:value-type="float">
            <text:p>0</text:p>
          </table:table-cell>
          <table:table-cell table:formula="of:=IF([$work.AR39]=&quot;&quot;;&quot;&quot;;[$work.AR39])" office:value-type="float" office:value="0" calcext:value-type="float">
            <text:p>0</text:p>
          </table:table-cell>
          <table:table-cell table:formula="of:=IF([$work.AS39]=&quot;&quot;;&quot;&quot;;[$work.AS39])" office:value-type="float" office:value="0" calcext:value-type="float">
            <text:p>0</text:p>
          </table:table-cell>
        </table:table-row>
        <table:table-row table:style-name="ro1">
          <table:table-cell table:formula="of:=[$work.A40]" office:value-type="float" office:value="48" calcext:value-type="float">
            <text:p>48</text:p>
          </table:table-cell>
          <table:table-cell table:formula="of:=IF([$work.H40]=&quot;&quot;;&quot;&quot;;[$work.H40])" office:value-type="float" office:value="0.9" calcext:value-type="float">
            <text:p>0.9</text:p>
          </table:table-cell>
          <table:table-cell table:formula="of:=IF([$work.I40]=&quot;&quot;;&quot;&quot;;[$work.I40])" office:value-type="float" office:value="1" calcext:value-type="float">
            <text:p>1</text:p>
          </table:table-cell>
          <table:table-cell table:formula="of:=IF([$work.J40]=&quot;&quot;;&quot;&quot;;[$work.J40])" office:value-type="float" office:value="0.2" calcext:value-type="float">
            <text:p>0.2</text:p>
          </table:table-cell>
          <table:table-cell table:formula="of:=IF([$work.K40]=&quot;&quot;;&quot;&quot;;[$work.K40])" office:value-type="float" office:value="1" calcext:value-type="float">
            <text:p>1</text:p>
          </table:table-cell>
          <table:table-cell table:formula="of:=IF([$work.L40]=&quot;&quot;;&quot;&quot;;[$work.L40])" office:value-type="float" office:value="0" calcext:value-type="float">
            <text:p>0</text:p>
          </table:table-cell>
          <table:table-cell table:formula="of:=IF([$work.M40]=&quot;&quot;;&quot;&quot;;[$work.M40])" office:value-type="float" office:value="0" calcext:value-type="float">
            <text:p>0</text:p>
          </table:table-cell>
          <table:table-cell table:formula="of:=IF([$work.N40]=&quot;&quot;;&quot;&quot;;[$work.N40])" office:value-type="float" office:value="0.2" calcext:value-type="float">
            <text:p>0.2</text:p>
          </table:table-cell>
          <table:table-cell table:formula="of:=IF([$work.O40]=&quot;&quot;;&quot;&quot;;[$work.O40])" office:value-type="float" office:value="1" calcext:value-type="float">
            <text:p>1</text:p>
          </table:table-cell>
          <table:table-cell table:formula="of:=IF([$work.P40]=&quot;&quot;;&quot;&quot;;[$work.P40]/SQRT([$work.$T39]))" office:value-type="float" office:value="3.43300214111728" calcext:value-type="float">
            <text:p>3.43300214111728</text:p>
          </table:table-cell>
          <table:table-cell table:formula="of:=IF([$work.Q40]=&quot;&quot;;&quot;&quot;;[$work.Q40]/SQRT([$work.$T39]))" office:value-type="float" office:value="4.995494143355" calcext:value-type="float">
            <text:p>4.995494143355</text:p>
          </table:table-cell>
          <table:table-cell table:formula="of:=IF([$work.R40]=&quot;&quot;;&quot;&quot;;[$work.R40]/SQRT([$work.$T39]))" office:value-type="float" office:value="4.53066677351367" calcext:value-type="float">
            <text:p>4.53066677351367</text:p>
          </table:table-cell>
          <table:table-cell table:formula="of:=IF([$work.S40]=&quot;&quot;;&quot;&quot;;[$work.S40]/SQRT([$work.$T39]))" office:value-type="float" office:value="4.81068326136989" calcext:value-type="float">
            <text:p>4.81068326136989</text:p>
          </table:table-cell>
          <table:table-cell table:formula="of:=IF([$work.T40]=&quot;&quot;;&quot;&quot;;[$work.T40]/SQRT([$work.$T39]))" office:value-type="float" office:value="151.925745651272" calcext:value-type="float">
            <text:p>151.925745651272</text:p>
          </table:table-cell>
          <table:table-cell table:formula="of:=IF([$work.U40]=&quot;&quot;;&quot;&quot;;[$work.U40]/SQRT([$work.$T39]))" office:value-type="float" office:value="167.940245067743" calcext:value-type="float">
            <text:p>167.940245067743</text:p>
          </table:table-cell>
          <table:table-cell table:formula="of:=IF([$work.V40]=&quot;&quot;;&quot;&quot;;[$work.V40]/SQRT([$work.$T39]))" office:value-type="float" office:value="4.06900978719162" calcext:value-type="float">
            <text:p>4.06900978719162</text:p>
          </table:table-cell>
          <table:table-cell table:formula="of:=IF([$work.W40]=&quot;&quot;;&quot;&quot;;[$work.W40]/SQRT([$work.$T39]))" office:value-type="float" office:value="4.06900978719162" calcext:value-type="float">
            <text:p>4.06900978719162</text:p>
          </table:table-cell>
          <table:table-cell table:formula="of:=IF([$work.X40]=&quot;&quot;;&quot;&quot;;[$work.X40]/SQRT([$work.$T39]))" office:value-type="float" office:value="1.34016461973168" calcext:value-type="float">
            <text:p>1.34016461973168</text:p>
          </table:table-cell>
          <table:table-cell table:formula="of:=IF([$work.Y40]=&quot;&quot;;&quot;&quot;;[$work.Y40]/SQRT([$work.$T39]))" office:value-type="float" office:value="1.34016461973168" calcext:value-type="float">
            <text:p>1.34016461973168</text:p>
          </table:table-cell>
          <table:table-cell table:formula="of:=IF([$work.Z40]=&quot;&quot;;&quot;&quot;;[$work.Z40]/SQRT([$work.$T39]))" office:value-type="float" office:value="0" calcext:value-type="float">
            <text:p>0</text:p>
          </table:table-cell>
          <table:table-cell table:formula="of:=IF([$work.AA40]=&quot;&quot;;&quot;&quot;;[$work.AA40]/SQRT([$work.$T39]))" office:value-type="float" office:value="0" calcext:value-type="float">
            <text:p>0</text:p>
          </table:table-cell>
          <table:table-cell table:formula="of:=IF([$work.AB40]=&quot;&quot;;&quot;&quot;;[$work.AB40]/SQRT([$work.$T39]))" office:value-type="float" office:value="0" calcext:value-type="float">
            <text:p>0</text:p>
          </table:table-cell>
          <table:table-cell table:formula="of:=IF([$work.AC40]=&quot;&quot;;&quot;&quot;;[$work.AC40]/SQRT([$work.$T39]))" office:value-type="float" office:value="0" calcext:value-type="float">
            <text:p>0</text:p>
          </table:table-cell>
          <table:table-cell table:formula="of:=IF([$work.AD40]=&quot;&quot;;&quot;&quot;;[$work.AD40]/SQRT([$work.$T39]))" office:value-type="float" office:value="216.370136802818" calcext:value-type="float">
            <text:p>216.370136802818</text:p>
          </table:table-cell>
          <table:table-cell table:formula="of:=IF([$work.AE40]=&quot;&quot;;&quot;&quot;;[$work.AE40]/SQRT([$work.$T39]))" office:value-type="float" office:value="48.0822526228484" calcext:value-type="float">
            <text:p>48.0822526228484</text:p>
          </table:table-cell>
          <table:table-cell table:formula="of:=IF([$work.AF40]=&quot;&quot;;&quot;&quot;;[$work.AF40]/SQRT([$work.$T39]))" office:value-type="float" office:value="0" calcext:value-type="float">
            <text:p>0</text:p>
          </table:table-cell>
          <table:table-cell table:formula="of:=IF([$work.AG40]=&quot;&quot;;&quot;&quot;;[$work.AG40]/SQRT([$work.$T39]))" office:value-type="float" office:value="48.0822526228484" calcext:value-type="float">
            <text:p>48.0822526228484</text:p>
          </table:table-cell>
          <table:table-cell table:formula="of:=IF([$work.AH40]=&quot;&quot;;&quot;&quot;;[$work.AH40])" office:value-type="float" office:value="807.295673976509" calcext:value-type="float">
            <text:p>807.295673976509</text:p>
          </table:table-cell>
          <table:table-cell table:formula="of:=IF([$work.AI40]=&quot;&quot;;&quot;&quot;;[$work.AI40])" office:value-type="float" office:value="1196.50509688898" calcext:value-type="float">
            <text:p>1196.50509688898</text:p>
          </table:table-cell>
          <table:table-cell table:formula="of:=IF([$work.AJ40]=&quot;&quot;;&quot;&quot;;[$work.AJ40])" office:value-type="float" office:value="1237.93706771514" calcext:value-type="float">
            <text:p>1237.93706771514</text:p>
          </table:table-cell>
          <table:table-cell table:formula="of:=IF([$work.AK40]=&quot;&quot;;&quot;&quot;;[$work.AK40])" office:value-type="float" office:value="1160.09518313265" calcext:value-type="float">
            <text:p>1160.09518313265</text:p>
          </table:table-cell>
          <table:table-cell table:formula="of:=IF([$work.AL40]=&quot;&quot;;&quot;&quot;;[$work.AL40])" office:value-type="float" office:value="0.020166854848827" calcext:value-type="float">
            <text:p>0.020166854848827</text:p>
          </table:table-cell>
          <table:table-cell table:formula="of:=IF([$work.AM40]=&quot;&quot;;&quot;&quot;;[$work.AM40])" office:value-type="float" office:value="0.0298895997992724" calcext:value-type="float">
            <text:p>0.029889599799272</text:p>
          </table:table-cell>
          <table:table-cell table:formula="of:=IF([$work.AN40]=&quot;&quot;;&quot;&quot;;[$work.AN40])" office:value-type="float" office:value="0.030924601681094" calcext:value-type="float">
            <text:p>0.030924601681094</text:p>
          </table:table-cell>
          <table:table-cell table:formula="of:=IF([$work.AO40]=&quot;&quot;;&quot;&quot;;[$work.AO40])" office:value-type="float" office:value="0.0289800526910049" calcext:value-type="float">
            <text:p>0.028980052691005</text:p>
          </table:table-cell>
          <table:table-cell table:formula="of:=IF([$work.AP40]=&quot;&quot;;&quot;&quot;;[$work.AP40])" office:value-type="float" office:value="0.9" calcext:value-type="float">
            <text:p>0.9</text:p>
          </table:table-cell>
          <table:table-cell table:formula="of:=IF([$work.AQ40]=&quot;&quot;;&quot;&quot;;[$work.AQ40])" office:value-type="float" office:value="0.2" calcext:value-type="float">
            <text:p>0.2</text:p>
          </table:table-cell>
          <table:table-cell table:formula="of:=IF([$work.AR40]=&quot;&quot;;&quot;&quot;;[$work.AR40])" office:value-type="float" office:value="0" calcext:value-type="float">
            <text:p>0</text:p>
          </table:table-cell>
          <table:table-cell table:formula="of:=IF([$work.AS40]=&quot;&quot;;&quot;&quot;;[$work.AS40])" office:value-type="float" office:value="0" calcext:value-type="float">
            <text:p>0</text:p>
          </table:table-cell>
        </table:table-row>
        <table:table-row table:style-name="ro1">
          <table:table-cell table:formula="of:=[$work.A41]" office:value-type="float" office:value="49" calcext:value-type="float">
            <text:p>49</text:p>
          </table:table-cell>
          <table:table-cell table:formula="of:=IF([$work.H41]=&quot;&quot;;&quot;&quot;;[$work.H41])" office:value-type="float" office:value="0.9" calcext:value-type="float">
            <text:p>0.9</text:p>
          </table:table-cell>
          <table:table-cell table:formula="of:=IF([$work.I41]=&quot;&quot;;&quot;&quot;;[$work.I41])" office:value-type="float" office:value="1" calcext:value-type="float">
            <text:p>1</text:p>
          </table:table-cell>
          <table:table-cell table:formula="of:=IF([$work.J41]=&quot;&quot;;&quot;&quot;;[$work.J41])" office:value-type="float" office:value="0.2" calcext:value-type="float">
            <text:p>0.2</text:p>
          </table:table-cell>
          <table:table-cell table:formula="of:=IF([$work.K41]=&quot;&quot;;&quot;&quot;;[$work.K41])" office:value-type="float" office:value="1" calcext:value-type="float">
            <text:p>1</text:p>
          </table:table-cell>
          <table:table-cell table:formula="of:=IF([$work.L41]=&quot;&quot;;&quot;&quot;;[$work.L41])" office:value-type="float" office:value="0" calcext:value-type="float">
            <text:p>0</text:p>
          </table:table-cell>
          <table:table-cell table:formula="of:=IF([$work.M41]=&quot;&quot;;&quot;&quot;;[$work.M41])" office:value-type="float" office:value="0" calcext:value-type="float">
            <text:p>0</text:p>
          </table:table-cell>
          <table:table-cell table:formula="of:=IF([$work.N41]=&quot;&quot;;&quot;&quot;;[$work.N41])" office:value-type="float" office:value="0.2" calcext:value-type="float">
            <text:p>0.2</text:p>
          </table:table-cell>
          <table:table-cell table:formula="of:=IF([$work.O41]=&quot;&quot;;&quot;&quot;;[$work.O41])" office:value-type="float" office:value="1" calcext:value-type="float">
            <text:p>1</text:p>
          </table:table-cell>
          <table:table-cell table:formula="of:=IF([$work.P41]=&quot;&quot;;&quot;&quot;;[$work.P41]/SQRT([$work.$T40]))" office:value-type="float" office:value="4.38357366508918" calcext:value-type="float">
            <text:p>4.38357366508918</text:p>
          </table:table-cell>
          <table:table-cell table:formula="of:=IF([$work.Q41]=&quot;&quot;;&quot;&quot;;[$work.Q41]/SQRT([$work.$T40]))" office:value-type="float" office:value="5.83464583400374" calcext:value-type="float">
            <text:p>5.83464583400374</text:p>
          </table:table-cell>
          <table:table-cell table:formula="of:=IF([$work.R41]=&quot;&quot;;&quot;&quot;;[$work.R41]/SQRT([$work.$T40]))" office:value-type="float" office:value="5.05143114869002" calcext:value-type="float">
            <text:p>5.05143114869002</text:p>
          </table:table-cell>
          <table:table-cell table:formula="of:=IF([$work.S41]=&quot;&quot;;&quot;&quot;;[$work.S41]/SQRT([$work.$T40]))" office:value-type="float" office:value="5.04535971702092" calcext:value-type="float">
            <text:p>5.04535971702092</text:p>
          </table:table-cell>
          <table:table-cell table:formula="of:=IF([$work.T41]=&quot;&quot;;&quot;&quot;;[$work.T41]/SQRT([$work.$T40]))" office:value-type="float" office:value="162.289368515005" calcext:value-type="float">
            <text:p>162.289368515005</text:p>
          </table:table-cell>
          <table:table-cell table:formula="of:=IF([$work.U41]=&quot;&quot;;&quot;&quot;;[$work.U41]/SQRT([$work.$T40]))" office:value-type="float" office:value="154.80430635642" calcext:value-type="float">
            <text:p>154.80430635642</text:p>
          </table:table-cell>
          <table:table-cell table:formula="of:=IF([$work.V41]=&quot;&quot;;&quot;&quot;;[$work.V41]/SQRT([$work.$T40]))" office:value-type="float" office:value="4.51227355732206" calcext:value-type="float">
            <text:p>4.51227355732206</text:p>
          </table:table-cell>
          <table:table-cell table:formula="of:=IF([$work.W41]=&quot;&quot;;&quot;&quot;;[$work.W41]/SQRT([$work.$T40]))" office:value-type="float" office:value="4.51227355732206" calcext:value-type="float">
            <text:p>4.51227355732206</text:p>
          </table:table-cell>
          <table:table-cell table:formula="of:=IF([$work.X41]=&quot;&quot;;&quot;&quot;;[$work.X41]/SQRT([$work.$T40]))" office:value-type="float" office:value="1.45910749071281" calcext:value-type="float">
            <text:p>1.45910749071281</text:p>
          </table:table-cell>
          <table:table-cell table:formula="of:=IF([$work.Y41]=&quot;&quot;;&quot;&quot;;[$work.Y41]/SQRT([$work.$T40]))" office:value-type="float" office:value="1.45910749071281" calcext:value-type="float">
            <text:p>1.45910749071281</text:p>
          </table:table-cell>
          <table:table-cell table:formula="of:=IF([$work.Z41]=&quot;&quot;;&quot;&quot;;[$work.Z41]/SQRT([$work.$T40]))" office:value-type="float" office:value="0" calcext:value-type="float">
            <text:p>0</text:p>
          </table:table-cell>
          <table:table-cell table:formula="of:=IF([$work.AA41]=&quot;&quot;;&quot;&quot;;[$work.AA41]/SQRT([$work.$T40]))" office:value-type="float" office:value="0" calcext:value-type="float">
            <text:p>0</text:p>
          </table:table-cell>
          <table:table-cell table:formula="of:=IF([$work.AB41]=&quot;&quot;;&quot;&quot;;[$work.AB41]/SQRT([$work.$T40]))" office:value-type="float" office:value="1.40512705663935" calcext:value-type="float">
            <text:p>1.40512705663935</text:p>
          </table:table-cell>
          <table:table-cell table:formula="of:=IF([$work.AC41]=&quot;&quot;;&quot;&quot;;[$work.AC41]/SQRT([$work.$T40]))" office:value-type="float" office:value="1.40512705663935" calcext:value-type="float">
            <text:p>1.40512705663935</text:p>
          </table:table-cell>
          <table:table-cell table:formula="of:=IF([$work.AD41]=&quot;&quot;;&quot;&quot;;[$work.AD41]/SQRT([$work.$T40]))" office:value-type="float" office:value="163.860699275969" calcext:value-type="float">
            <text:p>163.860699275969</text:p>
          </table:table-cell>
          <table:table-cell table:formula="of:=IF([$work.AE41]=&quot;&quot;;&quot;&quot;;[$work.AE41]/SQRT([$work.$T40]))" office:value-type="float" office:value="36.413488727993" calcext:value-type="float">
            <text:p>36.413488727993</text:p>
          </table:table-cell>
          <table:table-cell table:formula="of:=IF([$work.AF41]=&quot;&quot;;&quot;&quot;;[$work.AF41]/SQRT([$work.$T40]))" office:value-type="float" office:value="0" calcext:value-type="float">
            <text:p>0</text:p>
          </table:table-cell>
          <table:table-cell table:formula="of:=IF([$work.AG41]=&quot;&quot;;&quot;&quot;;[$work.AG41]/SQRT([$work.$T40]))" office:value-type="float" office:value="36.413488727993" calcext:value-type="float">
            <text:p>36.413488727993</text:p>
          </table:table-cell>
          <table:table-cell table:formula="of:=IF([$work.AH41]=&quot;&quot;;&quot;&quot;;[$work.AH41])" office:value-type="float" office:value="825.775131659806" calcext:value-type="float">
            <text:p>825.775131659806</text:p>
          </table:table-cell>
          <table:table-cell table:formula="of:=IF([$work.AI41]=&quot;&quot;;&quot;&quot;;[$work.AI41])" office:value-type="float" office:value="1201.61732045766" calcext:value-type="float">
            <text:p>1201.61732045766</text:p>
          </table:table-cell>
          <table:table-cell table:formula="of:=IF([$work.AJ41]=&quot;&quot;;&quot;&quot;;[$work.AJ41])" office:value-type="float" office:value="1089.80763705185" calcext:value-type="float">
            <text:p>1089.80763705185</text:p>
          </table:table-cell>
          <table:table-cell table:formula="of:=IF([$work.AK41]=&quot;&quot;;&quot;&quot;;[$work.AK41])" office:value-type="float" office:value="1157.16286801921" calcext:value-type="float">
            <text:p>1157.16286801921</text:p>
          </table:table-cell>
          <table:table-cell table:formula="of:=IF([$work.AL41]=&quot;&quot;;&quot;&quot;;[$work.AL41])" office:value-type="float" office:value="0.0225965791801828" calcext:value-type="float">
            <text:p>0.022596579180183</text:p>
          </table:table-cell>
          <table:table-cell table:formula="of:=IF([$work.AM41]=&quot;&quot;;&quot;&quot;;[$work.AM41])" office:value-type="float" office:value="0.0328811560011796" calcext:value-type="float">
            <text:p>0.03288115600118</text:p>
          </table:table-cell>
          <table:table-cell table:formula="of:=IF([$work.AN41]=&quot;&quot;;&quot;&quot;;[$work.AN41])" office:value-type="float" office:value="0.0298215865526393" calcext:value-type="float">
            <text:p>0.029821586552639</text:p>
          </table:table-cell>
          <table:table-cell table:formula="of:=IF([$work.AO41]=&quot;&quot;;&quot;&quot;;[$work.AO41])" office:value-type="float" office:value="0.031664700678266" calcext:value-type="float">
            <text:p>0.031664700678266</text:p>
          </table:table-cell>
          <table:table-cell table:formula="of:=IF([$work.AP41]=&quot;&quot;;&quot;&quot;;[$work.AP41])" office:value-type="float" office:value="0.9" calcext:value-type="float">
            <text:p>0.9</text:p>
          </table:table-cell>
          <table:table-cell table:formula="of:=IF([$work.AQ41]=&quot;&quot;;&quot;&quot;;[$work.AQ41])" office:value-type="float" office:value="0.2" calcext:value-type="float">
            <text:p>0.2</text:p>
          </table:table-cell>
          <table:table-cell table:formula="of:=IF([$work.AR41]=&quot;&quot;;&quot;&quot;;[$work.AR41])" office:value-type="float" office:value="0" calcext:value-type="float">
            <text:p>0</text:p>
          </table:table-cell>
          <table:table-cell table:formula="of:=IF([$work.AS41]=&quot;&quot;;&quot;&quot;;[$work.AS41])" office:value-type="float" office:value="0.2" calcext:value-type="float">
            <text:p>0.2</text:p>
          </table:table-cell>
        </table:table-row>
        <table:table-row table:style-name="ro1">
          <table:table-cell table:formula="of:=[$work.A42]" office:value-type="float" office:value="50" calcext:value-type="float">
            <text:p>50</text:p>
          </table:table-cell>
          <table:table-cell table:formula="of:=IF([$work.H42]=&quot;&quot;;&quot;&quot;;[$work.H42])" office:value-type="float" office:value="0.9" calcext:value-type="float">
            <text:p>0.9</text:p>
          </table:table-cell>
          <table:table-cell table:formula="of:=IF([$work.I42]=&quot;&quot;;&quot;&quot;;[$work.I42])" office:value-type="float" office:value="1" calcext:value-type="float">
            <text:p>1</text:p>
          </table:table-cell>
          <table:table-cell table:formula="of:=IF([$work.J42]=&quot;&quot;;&quot;&quot;;[$work.J42])" office:value-type="float" office:value="0.2" calcext:value-type="float">
            <text:p>0.2</text:p>
          </table:table-cell>
          <table:table-cell table:formula="of:=IF([$work.K42]=&quot;&quot;;&quot;&quot;;[$work.K42])" office:value-type="float" office:value="1" calcext:value-type="float">
            <text:p>1</text:p>
          </table:table-cell>
          <table:table-cell table:formula="of:=IF([$work.L42]=&quot;&quot;;&quot;&quot;;[$work.L42])" office:value-type="float" office:value="0" calcext:value-type="float">
            <text:p>0</text:p>
          </table:table-cell>
          <table:table-cell table:formula="of:=IF([$work.M42]=&quot;&quot;;&quot;&quot;;[$work.M42])" office:value-type="float" office:value="0" calcext:value-type="float">
            <text:p>0</text:p>
          </table:table-cell>
          <table:table-cell table:formula="of:=IF([$work.N42]=&quot;&quot;;&quot;&quot;;[$work.N42])" office:value-type="float" office:value="0.2" calcext:value-type="float">
            <text:p>0.2</text:p>
          </table:table-cell>
          <table:table-cell table:formula="of:=IF([$work.O42]=&quot;&quot;;&quot;&quot;;[$work.O42])" office:value-type="float" office:value="1" calcext:value-type="float">
            <text:p>1</text:p>
          </table:table-cell>
          <table:table-cell table:formula="of:=IF([$work.P42]=&quot;&quot;;&quot;&quot;;[$work.P42]/SQRT([$work.$T41]))" office:value-type="float" office:value="5.87180674734059" calcext:value-type="float">
            <text:p>5.87180674734059</text:p>
          </table:table-cell>
          <table:table-cell table:formula="of:=IF([$work.Q42]=&quot;&quot;;&quot;&quot;;[$work.Q42]/SQRT([$work.$T41]))" office:value-type="float" office:value="8.45295513002572" calcext:value-type="float">
            <text:p>8.45295513002572</text:p>
          </table:table-cell>
          <table:table-cell table:formula="of:=IF([$work.R42]=&quot;&quot;;&quot;&quot;;[$work.R42]/SQRT([$work.$T41]))" office:value-type="float" office:value="7.01558576999964" calcext:value-type="float">
            <text:p>7.01558576999964</text:p>
          </table:table-cell>
          <table:table-cell table:formula="of:=IF([$work.S42]=&quot;&quot;;&quot;&quot;;[$work.S42]/SQRT([$work.$T41]))" office:value-type="float" office:value="7.15626447332134" calcext:value-type="float">
            <text:p>7.15626447332134</text:p>
          </table:table-cell>
          <table:table-cell table:formula="of:=IF([$work.T42]=&quot;&quot;;&quot;&quot;;[$work.T42]/SQRT([$work.$T41]))" office:value-type="float" office:value="207.201380596781" calcext:value-type="float">
            <text:p>207.201380596781</text:p>
          </table:table-cell>
          <table:table-cell table:formula="of:=IF([$work.U42]=&quot;&quot;;&quot;&quot;;[$work.U42]/SQRT([$work.$T41]))" office:value-type="float" office:value="164.753939898703" calcext:value-type="float">
            <text:p>164.753939898703</text:p>
          </table:table-cell>
          <table:table-cell table:formula="of:=IF([$work.V42]=&quot;&quot;;&quot;&quot;;[$work.V42]/SQRT([$work.$T41]))" office:value-type="float" office:value="5.89016294249453" calcext:value-type="float">
            <text:p>5.89016294249453</text:p>
          </table:table-cell>
          <table:table-cell table:formula="of:=IF([$work.W42]=&quot;&quot;;&quot;&quot;;[$work.W42]/SQRT([$work.$T41]))" office:value-type="float" office:value="5.89016294249453" calcext:value-type="float">
            <text:p>5.89016294249453</text:p>
          </table:table-cell>
          <table:table-cell table:formula="of:=IF([$work.X42]=&quot;&quot;;&quot;&quot;;[$work.X42]/SQRT([$work.$T41]))" office:value-type="float" office:value="1.74221193836173" calcext:value-type="float">
            <text:p>1.74221193836173</text:p>
          </table:table-cell>
          <table:table-cell table:formula="of:=IF([$work.Y42]=&quot;&quot;;&quot;&quot;;[$work.Y42]/SQRT([$work.$T41]))" office:value-type="float" office:value="1.74221193836173" calcext:value-type="float">
            <text:p>1.74221193836173</text:p>
          </table:table-cell>
          <table:table-cell table:formula="of:=IF([$work.Z42]=&quot;&quot;;&quot;&quot;;[$work.Z42]/SQRT([$work.$T41]))" office:value-type="float" office:value="0" calcext:value-type="float">
            <text:p>0</text:p>
          </table:table-cell>
          <table:table-cell table:formula="of:=IF([$work.AA42]=&quot;&quot;;&quot;&quot;;[$work.AA42]/SQRT([$work.$T41]))" office:value-type="float" office:value="0" calcext:value-type="float">
            <text:p>0</text:p>
          </table:table-cell>
          <table:table-cell table:formula="of:=IF([$work.AB42]=&quot;&quot;;&quot;&quot;;[$work.AB42]/SQRT([$work.$T41]))" office:value-type="float" office:value="1.506532904036" calcext:value-type="float">
            <text:p>1.506532904036</text:p>
          </table:table-cell>
          <table:table-cell table:formula="of:=IF([$work.AC42]=&quot;&quot;;&quot;&quot;;[$work.AC42]/SQRT([$work.$T41]))" office:value-type="float" office:value="1.506532904036" calcext:value-type="float">
            <text:p>1.506532904036</text:p>
          </table:table-cell>
          <table:table-cell table:formula="of:=IF([$work.AD42]=&quot;&quot;;&quot;&quot;;[$work.AD42]/SQRT([$work.$T41]))" office:value-type="float" office:value="140.357284140565" calcext:value-type="float">
            <text:p>140.357284140565</text:p>
          </table:table-cell>
          <table:table-cell table:formula="of:=IF([$work.AE42]=&quot;&quot;;&quot;&quot;;[$work.AE42]/SQRT([$work.$T41]))" office:value-type="float" office:value="31.1905075867921" calcext:value-type="float">
            <text:p>31.1905075867921</text:p>
          </table:table-cell>
          <table:table-cell table:formula="of:=IF([$work.AF42]=&quot;&quot;;&quot;&quot;;[$work.AF42]/SQRT([$work.$T41]))" office:value-type="float" office:value="0" calcext:value-type="float">
            <text:p>0</text:p>
          </table:table-cell>
          <table:table-cell table:formula="of:=IF([$work.AG42]=&quot;&quot;;&quot;&quot;;[$work.AG42]/SQRT([$work.$T41]))" office:value-type="float" office:value="31.1905075867921" calcext:value-type="float">
            <text:p>31.1905075867921</text:p>
          </table:table-cell>
          <table:table-cell table:formula="of:=IF([$work.AH42]=&quot;&quot;;&quot;&quot;;[$work.AH42])" office:value-type="float" office:value="1070.00123511213" calcext:value-type="float">
            <text:p>1070.00123511213</text:p>
          </table:table-cell>
          <table:table-cell table:formula="of:=IF([$work.AI42]=&quot;&quot;;&quot;&quot;;[$work.AI42])" office:value-type="float" office:value="1424.19831986531" calcext:value-type="float">
            <text:p>1424.19831986531</text:p>
          </table:table-cell>
          <table:table-cell table:formula="of:=IF([$work.AJ42]=&quot;&quot;;&quot;&quot;;[$work.AJ42])" office:value-type="float" office:value="1233.02081386883" calcext:value-type="float">
            <text:p>1233.02081386883</text:p>
          </table:table-cell>
          <table:table-cell table:formula="of:=IF([$work.AK42]=&quot;&quot;;&quot;&quot;;[$work.AK42])" office:value-type="float" office:value="1231.53881769831" calcext:value-type="float">
            <text:p>1231.53881769831</text:p>
          </table:table-cell>
          <table:table-cell table:formula="of:=IF([$work.AL42]=&quot;&quot;;&quot;&quot;;[$work.AL42])" office:value-type="float" office:value="0.0270108492330715" calcext:value-type="float">
            <text:p>0.027010849233072</text:p>
          </table:table-cell>
          <table:table-cell table:formula="of:=IF([$work.AM42]=&quot;&quot;;&quot;&quot;;[$work.AM42])" office:value-type="float" office:value="0.0359521137298915" calcext:value-type="float">
            <text:p>0.035952113729892</text:p>
          </table:table-cell>
          <table:table-cell table:formula="of:=IF([$work.AN42]=&quot;&quot;;&quot;&quot;;[$work.AN42])" office:value-type="float" office:value="0.03112607557052" calcext:value-type="float">
            <text:p>0.03112607557052</text:p>
          </table:table-cell>
          <table:table-cell table:formula="of:=IF([$work.AO42]=&quot;&quot;;&quot;&quot;;[$work.AO42])" office:value-type="float" office:value="0.0310886644219978" calcext:value-type="float">
            <text:p>0.031088664421998</text:p>
          </table:table-cell>
          <table:table-cell table:formula="of:=IF([$work.AP42]=&quot;&quot;;&quot;&quot;;[$work.AP42])" office:value-type="float" office:value="0.9" calcext:value-type="float">
            <text:p>0.9</text:p>
          </table:table-cell>
          <table:table-cell table:formula="of:=IF([$work.AQ42]=&quot;&quot;;&quot;&quot;;[$work.AQ42])" office:value-type="float" office:value="0.2" calcext:value-type="float">
            <text:p>0.2</text:p>
          </table:table-cell>
          <table:table-cell table:formula="of:=IF([$work.AR42]=&quot;&quot;;&quot;&quot;;[$work.AR42])" office:value-type="float" office:value="0" calcext:value-type="float">
            <text:p>0</text:p>
          </table:table-cell>
          <table:table-cell table:formula="of:=IF([$work.AS42]=&quot;&quot;;&quot;&quot;;[$work.AS42])" office:value-type="float" office:value="0.2" calcext:value-type="float">
            <text:p>0.2</text:p>
          </table:table-cell>
        </table:table-row>
        <table:table-row table:style-name="ro1">
          <table:table-cell table:formula="of:=[$work.A43]" office:value-type="float" office:value="51" calcext:value-type="float">
            <text:p>51</text:p>
          </table:table-cell>
          <table:table-cell table:formula="of:=IF([$work.H43]=&quot;&quot;;&quot;&quot;;[$work.H43])" office:value-type="float" office:value="0.9" calcext:value-type="float">
            <text:p>0.9</text:p>
          </table:table-cell>
          <table:table-cell table:formula="of:=IF([$work.I43]=&quot;&quot;;&quot;&quot;;[$work.I43])" office:value-type="float" office:value="1" calcext:value-type="float">
            <text:p>1</text:p>
          </table:table-cell>
          <table:table-cell table:formula="of:=IF([$work.J43]=&quot;&quot;;&quot;&quot;;[$work.J43])" office:value-type="float" office:value="0.2" calcext:value-type="float">
            <text:p>0.2</text:p>
          </table:table-cell>
          <table:table-cell table:formula="of:=IF([$work.K43]=&quot;&quot;;&quot;&quot;;[$work.K43])" office:value-type="float" office:value="1" calcext:value-type="float">
            <text:p>1</text:p>
          </table:table-cell>
          <table:table-cell table:formula="of:=IF([$work.L43]=&quot;&quot;;&quot;&quot;;[$work.L43])" office:value-type="float" office:value="0" calcext:value-type="float">
            <text:p>0</text:p>
          </table:table-cell>
          <table:table-cell table:formula="of:=IF([$work.M43]=&quot;&quot;;&quot;&quot;;[$work.M43])" office:value-type="float" office:value="0" calcext:value-type="float">
            <text:p>0</text:p>
          </table:table-cell>
          <table:table-cell table:formula="of:=IF([$work.N43]=&quot;&quot;;&quot;&quot;;[$work.N43])" office:value-type="float" office:value="0.2" calcext:value-type="float">
            <text:p>0.2</text:p>
          </table:table-cell>
          <table:table-cell table:formula="of:=IF([$work.O43]=&quot;&quot;;&quot;&quot;;[$work.O43])" office:value-type="float" office:value="1" calcext:value-type="float">
            <text:p>1</text:p>
          </table:table-cell>
          <table:table-cell table:formula="of:=IF([$work.P43]=&quot;&quot;;&quot;&quot;;[$work.P43]/SQRT([$work.$T42]))" office:value-type="float" office:value="5.90586454613654" calcext:value-type="float">
            <text:p>5.90586454613654</text:p>
          </table:table-cell>
          <table:table-cell table:formula="of:=IF([$work.Q43]=&quot;&quot;;&quot;&quot;;[$work.Q43]/SQRT([$work.$T42]))" office:value-type="float" office:value="9.38309850154352" calcext:value-type="float">
            <text:p>9.38309850154352</text:p>
          </table:table-cell>
          <table:table-cell table:formula="of:=IF([$work.R43]=&quot;&quot;;&quot;&quot;;[$work.R43]/SQRT([$work.$T42]))" office:value-type="float" office:value="8.88867929850909" calcext:value-type="float">
            <text:p>8.88867929850909</text:p>
          </table:table-cell>
          <table:table-cell table:formula="of:=IF([$work.S43]=&quot;&quot;;&quot;&quot;;[$work.S43]/SQRT([$work.$T42]))" office:value-type="float" office:value="9.71452236291825" calcext:value-type="float">
            <text:p>9.71452236291825</text:p>
          </table:table-cell>
          <table:table-cell table:formula="of:=IF([$work.T43]=&quot;&quot;;&quot;&quot;;[$work.T43]/SQRT([$work.$T42]))" office:value-type="float" office:value="249.263342822127" calcext:value-type="float">
            <text:p>249.263342822127</text:p>
          </table:table-cell>
          <table:table-cell table:formula="of:=IF([$work.U43]=&quot;&quot;;&quot;&quot;;[$work.U43]/SQRT([$work.$T42]))" office:value-type="float" office:value="197.375931021455" calcext:value-type="float">
            <text:p>197.375931021455</text:p>
          </table:table-cell>
          <table:table-cell table:formula="of:=IF([$work.V43]=&quot;&quot;;&quot;&quot;;[$work.V43]/SQRT([$work.$T42]))" office:value-type="float" office:value="7.51690126673111" calcext:value-type="float">
            <text:p>7.51690126673111</text:p>
          </table:table-cell>
          <table:table-cell table:formula="of:=IF([$work.W43]=&quot;&quot;;&quot;&quot;;[$work.W43]/SQRT([$work.$T42]))" office:value-type="float" office:value="7.51690126673111" calcext:value-type="float">
            <text:p>7.51690126673111</text:p>
          </table:table-cell>
          <table:table-cell table:formula="of:=IF([$work.X43]=&quot;&quot;;&quot;&quot;;[$work.X43]/SQRT([$work.$T42]))" office:value-type="float" office:value="2.4047123959774" calcext:value-type="float">
            <text:p>2.4047123959774</text:p>
          </table:table-cell>
          <table:table-cell table:formula="of:=IF([$work.Y43]=&quot;&quot;;&quot;&quot;;[$work.Y43]/SQRT([$work.$T42]))" office:value-type="float" office:value="2.4047123959774" calcext:value-type="float">
            <text:p>2.4047123959774</text:p>
          </table:table-cell>
          <table:table-cell table:formula="of:=IF([$work.Z43]=&quot;&quot;;&quot;&quot;;[$work.Z43]/SQRT([$work.$T42]))" office:value-type="float" office:value="0" calcext:value-type="float">
            <text:p>0</text:p>
          </table:table-cell>
          <table:table-cell table:formula="of:=IF([$work.AA43]=&quot;&quot;;&quot;&quot;;[$work.AA43]/SQRT([$work.$T42]))" office:value-type="float" office:value="0" calcext:value-type="float">
            <text:p>0</text:p>
          </table:table-cell>
          <table:table-cell table:formula="of:=IF([$work.AB43]=&quot;&quot;;&quot;&quot;;[$work.AB43]/SQRT([$work.$T42]))" office:value-type="float" office:value="2.03582742640634" calcext:value-type="float">
            <text:p>2.03582742640634</text:p>
          </table:table-cell>
          <table:table-cell table:formula="of:=IF([$work.AC43]=&quot;&quot;;&quot;&quot;;[$work.AC43]/SQRT([$work.$T42]))" office:value-type="float" office:value="2.03582742640634" calcext:value-type="float">
            <text:p>2.03582742640634</text:p>
          </table:table-cell>
          <table:table-cell table:formula="of:=IF([$work.AD43]=&quot;&quot;;&quot;&quot;;[$work.AD43]/SQRT([$work.$T42]))" office:value-type="float" office:value="131.713938369843" calcext:value-type="float">
            <text:p>131.713938369843</text:p>
          </table:table-cell>
          <table:table-cell table:formula="of:=IF([$work.AE43]=&quot;&quot;;&quot;&quot;;[$work.AE43]/SQRT([$work.$T42]))" office:value-type="float" office:value="29.2697640821873" calcext:value-type="float">
            <text:p>29.2697640821873</text:p>
          </table:table-cell>
          <table:table-cell table:formula="of:=IF([$work.AF43]=&quot;&quot;;&quot;&quot;;[$work.AF43]/SQRT([$work.$T42]))" office:value-type="float" office:value="0" calcext:value-type="float">
            <text:p>0</text:p>
          </table:table-cell>
          <table:table-cell table:formula="of:=IF([$work.AG43]=&quot;&quot;;&quot;&quot;;[$work.AG43]/SQRT([$work.$T42]))" office:value-type="float" office:value="29.2697640821873" calcext:value-type="float">
            <text:p>29.2697640821873</text:p>
          </table:table-cell>
          <table:table-cell table:formula="of:=IF([$work.AH43]=&quot;&quot;;&quot;&quot;;[$work.AH43])" office:value-type="float" office:value="1537.24255556226" calcext:value-type="float">
            <text:p>1537.24255556226</text:p>
          </table:table-cell>
          <table:table-cell table:formula="of:=IF([$work.AI43]=&quot;&quot;;&quot;&quot;;[$work.AI43])" office:value-type="float" office:value="2212.98876227816" calcext:value-type="float">
            <text:p>2212.98876227816</text:p>
          </table:table-cell>
          <table:table-cell table:formula="of:=IF([$work.AJ43]=&quot;&quot;;&quot;&quot;;[$work.AJ43])" office:value-type="float" office:value="1836.68459503115" calcext:value-type="float">
            <text:p>1836.68459503115</text:p>
          </table:table-cell>
          <table:table-cell table:formula="of:=IF([$work.AK43]=&quot;&quot;;&quot;&quot;;[$work.AK43])" office:value-type="float" office:value="1873.5143645915" calcext:value-type="float">
            <text:p>1873.5143645915</text:p>
          </table:table-cell>
          <table:table-cell table:formula="of:=IF([$work.AL43]=&quot;&quot;;&quot;&quot;;[$work.AL43])" office:value-type="float" office:value="0.0283386468296139" calcext:value-type="float">
            <text:p>0.028338646829614</text:p>
          </table:table-cell>
          <table:table-cell table:formula="of:=IF([$work.AM43]=&quot;&quot;;&quot;&quot;;[$work.AM43])" office:value-type="float" office:value="0.0407958436651317" calcext:value-type="float">
            <text:p>0.040795843665132</text:p>
          </table:table-cell>
          <table:table-cell table:formula="of:=IF([$work.AN43]=&quot;&quot;;&quot;&quot;;[$work.AN43])" office:value-type="float" office:value="0.0338587790766324" calcext:value-type="float">
            <text:p>0.033858779076633</text:p>
          </table:table-cell>
          <table:table-cell table:formula="of:=IF([$work.AO43]=&quot;&quot;;&quot;&quot;;[$work.AO43])" office:value-type="float" office:value="0.0345377258235919" calcext:value-type="float">
            <text:p>0.034537725823592</text:p>
          </table:table-cell>
          <table:table-cell table:formula="of:=IF([$work.AP43]=&quot;&quot;;&quot;&quot;;[$work.AP43])" office:value-type="float" office:value="0.9" calcext:value-type="float">
            <text:p>0.9</text:p>
          </table:table-cell>
          <table:table-cell table:formula="of:=IF([$work.AQ43]=&quot;&quot;;&quot;&quot;;[$work.AQ43])" office:value-type="float" office:value="0.2" calcext:value-type="float">
            <text:p>0.2</text:p>
          </table:table-cell>
          <table:table-cell table:formula="of:=IF([$work.AR43]=&quot;&quot;;&quot;&quot;;[$work.AR43])" office:value-type="float" office:value="0" calcext:value-type="float">
            <text:p>0</text:p>
          </table:table-cell>
          <table:table-cell table:formula="of:=IF([$work.AS43]=&quot;&quot;;&quot;&quot;;[$work.AS43])" office:value-type="float" office:value="0.2" calcext:value-type="float">
            <text:p>0.2</text:p>
          </table:table-cell>
        </table:table-row>
        <table:table-row table:style-name="ro1">
          <table:table-cell table:formula="of:=[$work.A44]" office:value-type="float" office:value="52" calcext:value-type="float">
            <text:p>52</text:p>
          </table:table-cell>
          <table:table-cell table:formula="of:=IF([$work.H44]=&quot;&quot;;&quot;&quot;;[$work.H44])" office:value-type="float" office:value="0.9" calcext:value-type="float">
            <text:p>0.9</text:p>
          </table:table-cell>
          <table:table-cell table:formula="of:=IF([$work.I44]=&quot;&quot;;&quot;&quot;;[$work.I44])" office:value-type="float" office:value="1" calcext:value-type="float">
            <text:p>1</text:p>
          </table:table-cell>
          <table:table-cell table:formula="of:=IF([$work.J44]=&quot;&quot;;&quot;&quot;;[$work.J44])" office:value-type="float" office:value="0.2" calcext:value-type="float">
            <text:p>0.2</text:p>
          </table:table-cell>
          <table:table-cell table:formula="of:=IF([$work.K44]=&quot;&quot;;&quot;&quot;;[$work.K44])" office:value-type="float" office:value="1" calcext:value-type="float">
            <text:p>1</text:p>
          </table:table-cell>
          <table:table-cell table:formula="of:=IF([$work.L44]=&quot;&quot;;&quot;&quot;;[$work.L44])" office:value-type="float" office:value="0" calcext:value-type="float">
            <text:p>0</text:p>
          </table:table-cell>
          <table:table-cell table:formula="of:=IF([$work.M44]=&quot;&quot;;&quot;&quot;;[$work.M44])" office:value-type="float" office:value="0" calcext:value-type="float">
            <text:p>0</text:p>
          </table:table-cell>
          <table:table-cell table:formula="of:=IF([$work.N44]=&quot;&quot;;&quot;&quot;;[$work.N44])" office:value-type="float" office:value="0.2" calcext:value-type="float">
            <text:p>0.2</text:p>
          </table:table-cell>
          <table:table-cell table:formula="of:=IF([$work.O44]=&quot;&quot;;&quot;&quot;;[$work.O44])" office:value-type="float" office:value="1" calcext:value-type="float">
            <text:p>1</text:p>
          </table:table-cell>
          <table:table-cell table:formula="of:=IF([$work.P44]=&quot;&quot;;&quot;&quot;;[$work.P44]/SQRT([$work.$T43]))" office:value-type="float" office:value="4.03844217666465" calcext:value-type="float">
            <text:p>4.03844217666465</text:p>
          </table:table-cell>
          <table:table-cell table:formula="of:=IF([$work.Q44]=&quot;&quot;;&quot;&quot;;[$work.Q44]/SQRT([$work.$T43]))" office:value-type="float" office:value="8.14691514252002" calcext:value-type="float">
            <text:p>8.14691514252002</text:p>
          </table:table-cell>
          <table:table-cell table:formula="of:=IF([$work.R44]=&quot;&quot;;&quot;&quot;;[$work.R44]/SQRT([$work.$T43]))" office:value-type="float" office:value="7.558656513318" calcext:value-type="float">
            <text:p>7.558656513318</text:p>
          </table:table-cell>
          <table:table-cell table:formula="of:=IF([$work.S44]=&quot;&quot;;&quot;&quot;;[$work.S44]/SQRT([$work.$T43]))" office:value-type="float" office:value="8.12824026540249" calcext:value-type="float">
            <text:p>8.12824026540249</text:p>
          </table:table-cell>
          <table:table-cell table:formula="of:=IF([$work.T44]=&quot;&quot;;&quot;&quot;;[$work.T44]/SQRT([$work.$T43]))" office:value-type="float" office:value="216.843335650134" calcext:value-type="float">
            <text:p>216.843335650134</text:p>
          </table:table-cell>
          <table:table-cell table:formula="of:=IF([$work.U44]=&quot;&quot;;&quot;&quot;;[$work.U44]/SQRT([$work.$T43]))" office:value-type="float" office:value="239.036367538479" calcext:value-type="float">
            <text:p>239.036367538479</text:p>
          </table:table-cell>
          <table:table-cell table:formula="of:=IF([$work.V44]=&quot;&quot;;&quot;&quot;;[$work.V44]/SQRT([$work.$T43]))" office:value-type="float" office:value="7.62353742092987" calcext:value-type="float">
            <text:p>7.62353742092987</text:p>
          </table:table-cell>
          <table:table-cell table:formula="of:=IF([$work.W44]=&quot;&quot;;&quot;&quot;;[$work.W44]/SQRT([$work.$T43]))" office:value-type="float" office:value="7.62353742092987" calcext:value-type="float">
            <text:p>7.62353742092987</text:p>
          </table:table-cell>
          <table:table-cell table:formula="of:=IF([$work.X44]=&quot;&quot;;&quot;&quot;;[$work.X44]/SQRT([$work.$T43]))" office:value-type="float" office:value="2.6915770471115" calcext:value-type="float">
            <text:p>2.6915770471115</text:p>
          </table:table-cell>
          <table:table-cell table:formula="of:=IF([$work.Y44]=&quot;&quot;;&quot;&quot;;[$work.Y44]/SQRT([$work.$T43]))" office:value-type="float" office:value="2.6915770471115" calcext:value-type="float">
            <text:p>2.6915770471115</text:p>
          </table:table-cell>
          <table:table-cell table:formula="of:=IF([$work.Z44]=&quot;&quot;;&quot;&quot;;[$work.Z44]/SQRT([$work.$T43]))" office:value-type="float" office:value="0" calcext:value-type="float">
            <text:p>0</text:p>
          </table:table-cell>
          <table:table-cell table:formula="of:=IF([$work.AA44]=&quot;&quot;;&quot;&quot;;[$work.AA44]/SQRT([$work.$T43]))" office:value-type="float" office:value="0" calcext:value-type="float">
            <text:p>0</text:p>
          </table:table-cell>
          <table:table-cell table:formula="of:=IF([$work.AB44]=&quot;&quot;;&quot;&quot;;[$work.AB44]/SQRT([$work.$T43]))" office:value-type="float" office:value="2.78664722654045" calcext:value-type="float">
            <text:p>2.78664722654045</text:p>
          </table:table-cell>
          <table:table-cell table:formula="of:=IF([$work.AC44]=&quot;&quot;;&quot;&quot;;[$work.AC44]/SQRT([$work.$T43]))" office:value-type="float" office:value="2.78664722654045" calcext:value-type="float">
            <text:p>2.78664722654045</text:p>
          </table:table-cell>
          <table:table-cell table:formula="of:=IF([$work.AD44]=&quot;&quot;;&quot;&quot;;[$work.AD44]/SQRT([$work.$T43]))" office:value-type="float" office:value="152.644276435687" calcext:value-type="float">
            <text:p>152.644276435687</text:p>
          </table:table-cell>
          <table:table-cell table:formula="of:=IF([$work.AE44]=&quot;&quot;;&quot;&quot;;[$work.AE44]/SQRT([$work.$T43]))" office:value-type="float" office:value="33.9209503190415" calcext:value-type="float">
            <text:p>33.9209503190415</text:p>
          </table:table-cell>
          <table:table-cell table:formula="of:=IF([$work.AF44]=&quot;&quot;;&quot;&quot;;[$work.AF44]/SQRT([$work.$T43]))" office:value-type="float" office:value="0" calcext:value-type="float">
            <text:p>0</text:p>
          </table:table-cell>
          <table:table-cell table:formula="of:=IF([$work.AG44]=&quot;&quot;;&quot;&quot;;[$work.AG44]/SQRT([$work.$T43]))" office:value-type="float" office:value="33.9209503190415" calcext:value-type="float">
            <text:p>33.9209503190415</text:p>
          </table:table-cell>
          <table:table-cell table:formula="of:=IF([$work.AH44]=&quot;&quot;;&quot;&quot;;[$work.AH44])" office:value-type="float" office:value="1814.32993235983" calcext:value-type="float">
            <text:p>1814.32993235983</text:p>
          </table:table-cell>
          <table:table-cell table:formula="of:=IF([$work.AI44]=&quot;&quot;;&quot;&quot;;[$work.AI44])" office:value-type="float" office:value="2882.5646671439" calcext:value-type="float">
            <text:p>2882.5646671439</text:p>
          </table:table-cell>
          <table:table-cell table:formula="of:=IF([$work.AJ44]=&quot;&quot;;&quot;&quot;;[$work.AJ44])" office:value-type="float" office:value="2730.67504079179" calcext:value-type="float">
            <text:p>2730.67504079179</text:p>
          </table:table-cell>
          <table:table-cell table:formula="of:=IF([$work.AK44]=&quot;&quot;;&quot;&quot;;[$work.AK44])" office:value-type="float" office:value="2984.38079030301" calcext:value-type="float">
            <text:p>2984.38079030301</text:p>
          </table:table-cell>
          <table:table-cell table:formula="of:=IF([$work.AL44]=&quot;&quot;;&quot;&quot;;[$work.AL44])" office:value-type="float" office:value="0.0236932734644056" calcext:value-type="float">
            <text:p>0.023693273464406</text:p>
          </table:table-cell>
          <table:table-cell table:formula="of:=IF([$work.AM44]=&quot;&quot;;&quot;&quot;;[$work.AM44])" office:value-type="float" office:value="0.037643314878591" calcext:value-type="float">
            <text:p>0.037643314878591</text:p>
          </table:table-cell>
          <table:table-cell table:formula="of:=IF([$work.AN44]=&quot;&quot;;&quot;&quot;;[$work.AN44])" office:value-type="float" office:value="0.0356597933650115" calcext:value-type="float">
            <text:p>0.035659793365012</text:p>
          </table:table-cell>
          <table:table-cell table:formula="of:=IF([$work.AO44]=&quot;&quot;;&quot;&quot;;[$work.AO44])" office:value-type="float" office:value="0.0389729282008806" calcext:value-type="float">
            <text:p>0.038972928200881</text:p>
          </table:table-cell>
          <table:table-cell table:formula="of:=IF([$work.AP44]=&quot;&quot;;&quot;&quot;;[$work.AP44])" office:value-type="float" office:value="0.9" calcext:value-type="float">
            <text:p>0.9</text:p>
          </table:table-cell>
          <table:table-cell table:formula="of:=IF([$work.AQ44]=&quot;&quot;;&quot;&quot;;[$work.AQ44])" office:value-type="float" office:value="0.2" calcext:value-type="float">
            <text:p>0.2</text:p>
          </table:table-cell>
          <table:table-cell table:formula="of:=IF([$work.AR44]=&quot;&quot;;&quot;&quot;;[$work.AR44])" office:value-type="float" office:value="0" calcext:value-type="float">
            <text:p>0</text:p>
          </table:table-cell>
          <table:table-cell table:formula="of:=IF([$work.AS44]=&quot;&quot;;&quot;&quot;;[$work.AS44])" office:value-type="float" office:value="0.2" calcext:value-type="float">
            <text:p>0.2</text:p>
          </table:table-cell>
        </table:table-row>
        <table:table-row table:style-name="ro1">
          <table:table-cell table:formula="of:=[$work.A45]" office:value-type="float" office:value="53" calcext:value-type="float">
            <text:p>53</text:p>
          </table:table-cell>
          <table:table-cell table:formula="of:=IF([$work.H45]=&quot;&quot;;&quot;&quot;;[$work.H45])" office:value-type="float" office:value="0.9" calcext:value-type="float">
            <text:p>0.9</text:p>
          </table:table-cell>
          <table:table-cell table:formula="of:=IF([$work.I45]=&quot;&quot;;&quot;&quot;;[$work.I45])" office:value-type="float" office:value="1" calcext:value-type="float">
            <text:p>1</text:p>
          </table:table-cell>
          <table:table-cell table:formula="of:=IF([$work.J45]=&quot;&quot;;&quot;&quot;;[$work.J45])" office:value-type="float" office:value="0.2" calcext:value-type="float">
            <text:p>0.2</text:p>
          </table:table-cell>
          <table:table-cell table:formula="of:=IF([$work.K45]=&quot;&quot;;&quot;&quot;;[$work.K45])" office:value-type="float" office:value="1" calcext:value-type="float">
            <text:p>1</text:p>
          </table:table-cell>
          <table:table-cell table:formula="of:=IF([$work.L45]=&quot;&quot;;&quot;&quot;;[$work.L45])" office:value-type="float" office:value="0" calcext:value-type="float">
            <text:p>0</text:p>
          </table:table-cell>
          <table:table-cell table:formula="of:=IF([$work.M45]=&quot;&quot;;&quot;&quot;;[$work.M45])" office:value-type="float" office:value="0" calcext:value-type="float">
            <text:p>0</text:p>
          </table:table-cell>
          <table:table-cell table:formula="of:=IF([$work.N45]=&quot;&quot;;&quot;&quot;;[$work.N45])" office:value-type="float" office:value="0.2" calcext:value-type="float">
            <text:p>0.2</text:p>
          </table:table-cell>
          <table:table-cell table:formula="of:=IF([$work.O45]=&quot;&quot;;&quot;&quot;;[$work.O45])" office:value-type="float" office:value="1" calcext:value-type="float">
            <text:p>1</text:p>
          </table:table-cell>
          <table:table-cell table:formula="of:=IF([$work.P45]=&quot;&quot;;&quot;&quot;;[$work.P45]/SQRT([$work.$T44]))" office:value-type="float" office:value="4.27351734794516" calcext:value-type="float">
            <text:p>4.27351734794516</text:p>
          </table:table-cell>
          <table:table-cell table:formula="of:=IF([$work.Q45]=&quot;&quot;;&quot;&quot;;[$work.Q45]/SQRT([$work.$T44]))" office:value-type="float" office:value="10.6118720681331" calcext:value-type="float">
            <text:p>10.6118720681331</text:p>
          </table:table-cell>
          <table:table-cell table:formula="of:=IF([$work.R45]=&quot;&quot;;&quot;&quot;;[$work.R45]/SQRT([$work.$T44]))" office:value-type="float" office:value="11.3357251694137" calcext:value-type="float">
            <text:p>11.3357251694137</text:p>
          </table:table-cell>
          <table:table-cell table:formula="of:=IF([$work.S45]=&quot;&quot;;&quot;&quot;;[$work.S45]/SQRT([$work.$T44]))" office:value-type="float" office:value="10.6582729079588" calcext:value-type="float">
            <text:p>10.6582729079588</text:p>
          </table:table-cell>
          <table:table-cell table:formula="of:=IF([$work.T45]=&quot;&quot;;&quot;&quot;;[$work.T45]/SQRT([$work.$T44]))" office:value-type="float" office:value="334.239169516323" calcext:value-type="float">
            <text:p>334.239169516323</text:p>
          </table:table-cell>
          <table:table-cell table:formula="of:=IF([$work.U45]=&quot;&quot;;&quot;&quot;;[$work.U45]/SQRT([$work.$T44]))" office:value-type="float" office:value="261.923530200567" calcext:value-type="float">
            <text:p>261.923530200567</text:p>
          </table:table-cell>
          <table:table-cell table:formula="of:=IF([$work.V45]=&quot;&quot;;&quot;&quot;;[$work.V45]/SQRT([$work.$T44]))" office:value-type="float" office:value="6.43265202284031" calcext:value-type="float">
            <text:p>6.43265202284031</text:p>
          </table:table-cell>
          <table:table-cell table:formula="of:=IF([$work.W45]=&quot;&quot;;&quot;&quot;;[$work.W45]/SQRT([$work.$T44]))" office:value-type="float" office:value="6.43265202284031" calcext:value-type="float">
            <text:p>6.43265202284031</text:p>
          </table:table-cell>
          <table:table-cell table:formula="of:=IF([$work.X45]=&quot;&quot;;&quot;&quot;;[$work.X45]/SQRT([$work.$T44]))" office:value-type="float" office:value="2.88374509437542" calcext:value-type="float">
            <text:p>2.88374509437542</text:p>
          </table:table-cell>
          <table:table-cell table:formula="of:=IF([$work.Y45]=&quot;&quot;;&quot;&quot;;[$work.Y45]/SQRT([$work.$T44]))" office:value-type="float" office:value="2.88374509437542" calcext:value-type="float">
            <text:p>2.88374509437542</text:p>
          </table:table-cell>
          <table:table-cell table:formula="of:=IF([$work.Z45]=&quot;&quot;;&quot;&quot;;[$work.Z45]/SQRT([$work.$T44]))" office:value-type="float" office:value="0" calcext:value-type="float">
            <text:p>0</text:p>
          </table:table-cell>
          <table:table-cell table:formula="of:=IF([$work.AA45]=&quot;&quot;;&quot;&quot;;[$work.AA45]/SQRT([$work.$T44]))" office:value-type="float" office:value="0" calcext:value-type="float">
            <text:p>0</text:p>
          </table:table-cell>
          <table:table-cell table:formula="of:=IF([$work.AB45]=&quot;&quot;;&quot;&quot;;[$work.AB45]/SQRT([$work.$T44]))" office:value-type="float" office:value="2.87713479043416" calcext:value-type="float">
            <text:p>2.87713479043416</text:p>
          </table:table-cell>
          <table:table-cell table:formula="of:=IF([$work.AC45]=&quot;&quot;;&quot;&quot;;[$work.AC45]/SQRT([$work.$T44]))" office:value-type="float" office:value="2.87713479043416" calcext:value-type="float">
            <text:p>2.87713479043416</text:p>
          </table:table-cell>
          <table:table-cell table:formula="of:=IF([$work.AD45]=&quot;&quot;;&quot;&quot;;[$work.AD45]/SQRT([$work.$T44]))" office:value-type="float" office:value="213.813227676481" calcext:value-type="float">
            <text:p>213.813227676481</text:p>
          </table:table-cell>
          <table:table-cell table:formula="of:=IF([$work.AE45]=&quot;&quot;;&quot;&quot;;[$work.AE45]/SQRT([$work.$T44]))" office:value-type="float" office:value="47.5140505947736" calcext:value-type="float">
            <text:p>47.5140505947736</text:p>
          </table:table-cell>
          <table:table-cell table:formula="of:=IF([$work.AF45]=&quot;&quot;;&quot;&quot;;[$work.AF45]/SQRT([$work.$T44]))" office:value-type="float" office:value="0" calcext:value-type="float">
            <text:p>0</text:p>
          </table:table-cell>
          <table:table-cell table:formula="of:=IF([$work.AG45]=&quot;&quot;;&quot;&quot;;[$work.AG45]/SQRT([$work.$T44]))" office:value-type="float" office:value="47.5140505947736" calcext:value-type="float">
            <text:p>47.5140505947736</text:p>
          </table:table-cell>
          <table:table-cell table:formula="of:=IF([$work.AH45]=&quot;&quot;;&quot;&quot;;[$work.AH45])" office:value-type="float" office:value="1540.35814078812" calcext:value-type="float">
            <text:p>1540.35814078812</text:p>
          </table:table-cell>
          <table:table-cell table:formula="of:=IF([$work.AI45]=&quot;&quot;;&quot;&quot;;[$work.AI45])" office:value-type="float" office:value="3107.42769442228" calcext:value-type="float">
            <text:p>3107.42769442228</text:p>
          </table:table-cell>
          <table:table-cell table:formula="of:=IF([$work.AJ45]=&quot;&quot;;&quot;&quot;;[$work.AJ45])" office:value-type="float" office:value="2883.05182651557" calcext:value-type="float">
            <text:p>2883.05182651557</text:p>
          </table:table-cell>
          <table:table-cell table:formula="of:=IF([$work.AK45]=&quot;&quot;;&quot;&quot;;[$work.AK45])" office:value-type="float" office:value="3100.30465099667" calcext:value-type="float">
            <text:p>3100.30465099667</text:p>
          </table:table-cell>
          <table:table-cell table:formula="of:=IF([$work.AL45]=&quot;&quot;;&quot;&quot;;[$work.AL45])" office:value-type="float" office:value="0.018623778150971" calcext:value-type="float">
            <text:p>0.018623778150971</text:p>
          </table:table-cell>
          <table:table-cell table:formula="of:=IF([$work.AM45]=&quot;&quot;;&quot;&quot;;[$work.AM45])" office:value-type="float" office:value="0.0375705119924213" calcext:value-type="float">
            <text:p>0.037570511992421</text:p>
          </table:table-cell>
          <table:table-cell table:formula="of:=IF([$work.AN45]=&quot;&quot;;&quot;&quot;;[$work.AN45])" office:value-type="float" office:value="0.0348576841923955" calcext:value-type="float">
            <text:p>0.034857684192396</text:p>
          </table:table-cell>
          <table:table-cell table:formula="of:=IF([$work.AO45]=&quot;&quot;;&quot;&quot;;[$work.AO45])" office:value-type="float" office:value="0.0374843904749602" calcext:value-type="float">
            <text:p>0.03748439047496</text:p>
          </table:table-cell>
          <table:table-cell table:formula="of:=IF([$work.AP45]=&quot;&quot;;&quot;&quot;;[$work.AP45])" office:value-type="float" office:value="0.9" calcext:value-type="float">
            <text:p>0.9</text:p>
          </table:table-cell>
          <table:table-cell table:formula="of:=IF([$work.AQ45]=&quot;&quot;;&quot;&quot;;[$work.AQ45])" office:value-type="float" office:value="0.2" calcext:value-type="float">
            <text:p>0.2</text:p>
          </table:table-cell>
          <table:table-cell table:formula="of:=IF([$work.AR45]=&quot;&quot;;&quot;&quot;;[$work.AR45])" office:value-type="float" office:value="0" calcext:value-type="float">
            <text:p>0</text:p>
          </table:table-cell>
          <table:table-cell table:formula="of:=IF([$work.AS45]=&quot;&quot;;&quot;&quot;;[$work.AS45])" office:value-type="float" office:value="0.2" calcext:value-type="float">
            <text:p>0.2</text:p>
          </table:table-cell>
        </table:table-row>
        <table:table-row table:style-name="ro1">
          <table:table-cell table:formula="of:=[$work.A46]" office:value-type="float" office:value="54" calcext:value-type="float">
            <text:p>54</text:p>
          </table:table-cell>
          <table:table-cell table:formula="of:=IF([$work.H46]=&quot;&quot;;&quot;&quot;;[$work.H46])" office:value-type="float" office:value="0.9" calcext:value-type="float">
            <text:p>0.9</text:p>
          </table:table-cell>
          <table:table-cell table:formula="of:=IF([$work.I46]=&quot;&quot;;&quot;&quot;;[$work.I46])" office:value-type="float" office:value="1" calcext:value-type="float">
            <text:p>1</text:p>
          </table:table-cell>
          <table:table-cell table:formula="of:=IF([$work.J46]=&quot;&quot;;&quot;&quot;;[$work.J46])" office:value-type="float" office:value="0.2" calcext:value-type="float">
            <text:p>0.2</text:p>
          </table:table-cell>
          <table:table-cell table:formula="of:=IF([$work.K46]=&quot;&quot;;&quot;&quot;;[$work.K46])" office:value-type="float" office:value="1" calcext:value-type="float">
            <text:p>1</text:p>
          </table:table-cell>
          <table:table-cell table:formula="of:=IF([$work.L46]=&quot;&quot;;&quot;&quot;;[$work.L46])" office:value-type="float" office:value="0" calcext:value-type="float">
            <text:p>0</text:p>
          </table:table-cell>
          <table:table-cell table:formula="of:=IF([$work.M46]=&quot;&quot;;&quot;&quot;;[$work.M46])" office:value-type="float" office:value="0" calcext:value-type="float">
            <text:p>0</text:p>
          </table:table-cell>
          <table:table-cell table:formula="of:=IF([$work.N46]=&quot;&quot;;&quot;&quot;;[$work.N46])" office:value-type="float" office:value="0.2" calcext:value-type="float">
            <text:p>0.2</text:p>
          </table:table-cell>
          <table:table-cell table:formula="of:=IF([$work.O46]=&quot;&quot;;&quot;&quot;;[$work.O46])" office:value-type="float" office:value="1" calcext:value-type="float">
            <text:p>1</text:p>
          </table:table-cell>
          <table:table-cell table:formula="of:=IF([$work.P46]=&quot;&quot;;&quot;&quot;;[$work.P46]/SQRT([$work.$T45]))" office:value-type="float" office:value="4.51954848330151" calcext:value-type="float">
            <text:p>4.51954848330151</text:p>
          </table:table-cell>
          <table:table-cell table:formula="of:=IF([$work.Q46]=&quot;&quot;;&quot;&quot;;[$work.Q46]/SQRT([$work.$T45]))" office:value-type="float" office:value="10.2053118679001" calcext:value-type="float">
            <text:p>10.2053118679001</text:p>
          </table:table-cell>
          <table:table-cell table:formula="of:=IF([$work.R46]=&quot;&quot;;&quot;&quot;;[$work.R46]/SQRT([$work.$T45]))" office:value-type="float" office:value="10.6077118977406" calcext:value-type="float">
            <text:p>10.6077118977406</text:p>
          </table:table-cell>
          <table:table-cell table:formula="of:=IF([$work.S46]=&quot;&quot;;&quot;&quot;;[$work.S46]/SQRT([$work.$T45]))" office:value-type="float" office:value="10.6337933811562" calcext:value-type="float">
            <text:p>10.6337933811562</text:p>
          </table:table-cell>
          <table:table-cell table:formula="of:=IF([$work.T46]=&quot;&quot;;&quot;&quot;;[$work.T46]/SQRT([$work.$T45]))" office:value-type="float" office:value="328.913587354004" calcext:value-type="float">
            <text:p>328.913587354004</text:p>
          </table:table-cell>
          <table:table-cell table:formula="of:=IF([$work.U46]=&quot;&quot;;&quot;&quot;;[$work.U46]/SQRT([$work.$T45]))" office:value-type="float" office:value="317.72110378584" calcext:value-type="float">
            <text:p>317.72110378584</text:p>
          </table:table-cell>
          <table:table-cell table:formula="of:=IF([$work.V46]=&quot;&quot;;&quot;&quot;;[$work.V46]/SQRT([$work.$T45]))" office:value-type="float" office:value="5.26551453595096" calcext:value-type="float">
            <text:p>5.26551453595096</text:p>
          </table:table-cell>
          <table:table-cell table:formula="of:=IF([$work.W46]=&quot;&quot;;&quot;&quot;;[$work.W46]/SQRT([$work.$T45]))" office:value-type="float" office:value="5.26551453595096" calcext:value-type="float">
            <text:p>5.26551453595096</text:p>
          </table:table-cell>
          <table:table-cell table:formula="of:=IF([$work.X46]=&quot;&quot;;&quot;&quot;;[$work.X46]/SQRT([$work.$T45]))" office:value-type="float" office:value="2.90559337524909" calcext:value-type="float">
            <text:p>2.90559337524909</text:p>
          </table:table-cell>
          <table:table-cell table:formula="of:=IF([$work.Y46]=&quot;&quot;;&quot;&quot;;[$work.Y46]/SQRT([$work.$T45]))" office:value-type="float" office:value="2.90559337524909" calcext:value-type="float">
            <text:p>2.90559337524909</text:p>
          </table:table-cell>
          <table:table-cell table:formula="of:=IF([$work.Z46]=&quot;&quot;;&quot;&quot;;[$work.Z46]/SQRT([$work.$T45]))" office:value-type="float" office:value="0" calcext:value-type="float">
            <text:p>0</text:p>
          </table:table-cell>
          <table:table-cell table:formula="of:=IF([$work.AA46]=&quot;&quot;;&quot;&quot;;[$work.AA46]/SQRT([$work.$T45]))" office:value-type="float" office:value="0" calcext:value-type="float">
            <text:p>0</text:p>
          </table:table-cell>
          <table:table-cell table:formula="of:=IF([$work.AB46]=&quot;&quot;;&quot;&quot;;[$work.AB46]/SQRT([$work.$T45]))" office:value-type="float" office:value="2.91829819980199" calcext:value-type="float">
            <text:p>2.91829819980199</text:p>
          </table:table-cell>
          <table:table-cell table:formula="of:=IF([$work.AC46]=&quot;&quot;;&quot;&quot;;[$work.AC46]/SQRT([$work.$T45]))" office:value-type="float" office:value="2.91829819980199" calcext:value-type="float">
            <text:p>2.91829819980199</text:p>
          </table:table-cell>
          <table:table-cell table:formula="of:=IF([$work.AD46]=&quot;&quot;;&quot;&quot;;[$work.AD46]/SQRT([$work.$T45]))" office:value-type="float" office:value="189.289024301799" calcext:value-type="float">
            <text:p>189.289024301799</text:p>
          </table:table-cell>
          <table:table-cell table:formula="of:=IF([$work.AE46]=&quot;&quot;;&quot;&quot;;[$work.AE46]/SQRT([$work.$T45]))" office:value-type="float" office:value="42.064227622622" calcext:value-type="float">
            <text:p>42.064227622622</text:p>
          </table:table-cell>
          <table:table-cell table:formula="of:=IF([$work.AF46]=&quot;&quot;;&quot;&quot;;[$work.AF46]/SQRT([$work.$T45]))" office:value-type="float" office:value="0" calcext:value-type="float">
            <text:p>0</text:p>
          </table:table-cell>
          <table:table-cell table:formula="of:=IF([$work.AG46]=&quot;&quot;;&quot;&quot;;[$work.AG46]/SQRT([$work.$T45]))" office:value-type="float" office:value="42.064227622622" calcext:value-type="float">
            <text:p>42.064227622622</text:p>
          </table:table-cell>
          <table:table-cell table:formula="of:=IF([$work.AH46]=&quot;&quot;;&quot;&quot;;[$work.AH46])" office:value-type="float" office:value="1570.23284656445" calcext:value-type="float">
            <text:p>1570.23284656445</text:p>
          </table:table-cell>
          <table:table-cell table:formula="of:=IF([$work.AI46]=&quot;&quot;;&quot;&quot;;[$work.AI46])" office:value-type="float" office:value="3899.15583071976" calcext:value-type="float">
            <text:p>3899.15583071976</text:p>
          </table:table-cell>
          <table:table-cell table:formula="of:=IF([$work.AJ46]=&quot;&quot;;&quot;&quot;;[$work.AJ46])" office:value-type="float" office:value="4165.12360929093" calcext:value-type="float">
            <text:p>4165.12360929093</text:p>
          </table:table-cell>
          <table:table-cell table:formula="of:=IF([$work.AK46]=&quot;&quot;;&quot;&quot;;[$work.AK46])" office:value-type="float" office:value="3916.20504729483" calcext:value-type="float">
            <text:p>3916.20504729483</text:p>
          </table:table-cell>
          <table:table-cell table:formula="of:=IF([$work.AL46]=&quot;&quot;;&quot;&quot;;[$work.AL46])" office:value-type="float" office:value="0.0127858065053517" calcext:value-type="float">
            <text:p>0.012785806505352</text:p>
          </table:table-cell>
          <table:table-cell table:formula="of:=IF([$work.AM46]=&quot;&quot;;&quot;&quot;;[$work.AM46])" office:value-type="float" office:value="0.0317493371093804" calcext:value-type="float">
            <text:p>0.031749337109381</text:p>
          </table:table-cell>
          <table:table-cell table:formula="of:=IF([$work.AN46]=&quot;&quot;;&quot;&quot;;[$work.AN46])" office:value-type="float" office:value="0.0339150111754335" calcext:value-type="float">
            <text:p>0.033915011175434</text:p>
          </table:table-cell>
          <table:table-cell table:formula="of:=IF([$work.AO46]=&quot;&quot;;&quot;&quot;;[$work.AO46])" office:value-type="float" office:value="0.0318881623700248" calcext:value-type="float">
            <text:p>0.031888162370025</text:p>
          </table:table-cell>
          <table:table-cell table:formula="of:=IF([$work.AP46]=&quot;&quot;;&quot;&quot;;[$work.AP46])" office:value-type="float" office:value="0.9" calcext:value-type="float">
            <text:p>0.9</text:p>
          </table:table-cell>
          <table:table-cell table:formula="of:=IF([$work.AQ46]=&quot;&quot;;&quot;&quot;;[$work.AQ46])" office:value-type="float" office:value="0.2" calcext:value-type="float">
            <text:p>0.2</text:p>
          </table:table-cell>
          <table:table-cell table:formula="of:=IF([$work.AR46]=&quot;&quot;;&quot;&quot;;[$work.AR46])" office:value-type="float" office:value="0" calcext:value-type="float">
            <text:p>0</text:p>
          </table:table-cell>
          <table:table-cell table:formula="of:=IF([$work.AS46]=&quot;&quot;;&quot;&quot;;[$work.AS46])" office:value-type="float" office:value="0.2" calcext:value-type="float">
            <text:p>0.2</text:p>
          </table:table-cell>
        </table:table-row>
        <table:table-row table:style-name="ro1">
          <table:table-cell table:formula="of:=[$work.A47]" office:value-type="float" office:value="55" calcext:value-type="float">
            <text:p>55</text:p>
          </table:table-cell>
          <table:table-cell table:formula="of:=IF([$work.H47]=&quot;&quot;;&quot;&quot;;[$work.H47])" office:value-type="float" office:value="0.9" calcext:value-type="float">
            <text:p>0.9</text:p>
          </table:table-cell>
          <table:table-cell table:formula="of:=IF([$work.I47]=&quot;&quot;;&quot;&quot;;[$work.I47])" office:value-type="float" office:value="1" calcext:value-type="float">
            <text:p>1</text:p>
          </table:table-cell>
          <table:table-cell table:formula="of:=IF([$work.J47]=&quot;&quot;;&quot;&quot;;[$work.J47])" office:value-type="float" office:value="0.2" calcext:value-type="float">
            <text:p>0.2</text:p>
          </table:table-cell>
          <table:table-cell table:formula="of:=IF([$work.K47]=&quot;&quot;;&quot;&quot;;[$work.K47])" office:value-type="float" office:value="1" calcext:value-type="float">
            <text:p>1</text:p>
          </table:table-cell>
          <table:table-cell table:formula="of:=IF([$work.L47]=&quot;&quot;;&quot;&quot;;[$work.L47])" office:value-type="float" office:value="0" calcext:value-type="float">
            <text:p>0</text:p>
          </table:table-cell>
          <table:table-cell table:formula="of:=IF([$work.M47]=&quot;&quot;;&quot;&quot;;[$work.M47])" office:value-type="float" office:value="0" calcext:value-type="float">
            <text:p>0</text:p>
          </table:table-cell>
          <table:table-cell table:formula="of:=IF([$work.N47]=&quot;&quot;;&quot;&quot;;[$work.N47])" office:value-type="float" office:value="0.2" calcext:value-type="float">
            <text:p>0.2</text:p>
          </table:table-cell>
          <table:table-cell table:formula="of:=IF([$work.O47]=&quot;&quot;;&quot;&quot;;[$work.O47])" office:value-type="float" office:value="1" calcext:value-type="float">
            <text:p>1</text:p>
          </table:table-cell>
          <table:table-cell table:formula="of:=IF([$work.P47]=&quot;&quot;;&quot;&quot;;[$work.P47]/SQRT([$work.$T46]))" office:value-type="float" office:value="4.47975510060652" calcext:value-type="float">
            <text:p>4.47975510060652</text:p>
          </table:table-cell>
          <table:table-cell table:formula="of:=IF([$work.Q47]=&quot;&quot;;&quot;&quot;;[$work.Q47]/SQRT([$work.$T46]))" office:value-type="float" office:value="8.48494561129153" calcext:value-type="float">
            <text:p>8.48494561129153</text:p>
          </table:table-cell>
          <table:table-cell table:formula="of:=IF([$work.R47]=&quot;&quot;;&quot;&quot;;[$work.R47]/SQRT([$work.$T46]))" office:value-type="float" office:value="6.30060221512802" calcext:value-type="float">
            <text:p>6.30060221512802</text:p>
          </table:table-cell>
          <table:table-cell table:formula="of:=IF([$work.S47]=&quot;&quot;;&quot;&quot;;[$work.S47]/SQRT([$work.$T46]))" office:value-type="float" office:value="6.13568260586452" calcext:value-type="float">
            <text:p>6.13568260586452</text:p>
          </table:table-cell>
          <table:table-cell table:formula="of:=IF([$work.T47]=&quot;&quot;;&quot;&quot;;[$work.T47]/SQRT([$work.$T46]))" office:value-type="float" office:value="188.459359206132" calcext:value-type="float">
            <text:p>188.459359206132</text:p>
          </table:table-cell>
          <table:table-cell table:formula="of:=IF([$work.U47]=&quot;&quot;;&quot;&quot;;[$work.U47]/SQRT([$work.$T46]))" office:value-type="float" office:value="310.057788293127" calcext:value-type="float">
            <text:p>310.057788293127</text:p>
          </table:table-cell>
          <table:table-cell table:formula="of:=IF([$work.V47]=&quot;&quot;;&quot;&quot;;[$work.V47]/SQRT([$work.$T46]))" office:value-type="float" office:value="5.45498741662148" calcext:value-type="float">
            <text:p>5.45498741662148</text:p>
          </table:table-cell>
          <table:table-cell table:formula="of:=IF([$work.W47]=&quot;&quot;;&quot;&quot;;[$work.W47]/SQRT([$work.$T46]))" office:value-type="float" office:value="5.45498741662148" calcext:value-type="float">
            <text:p>5.45498741662148</text:p>
          </table:table-cell>
          <table:table-cell table:formula="of:=IF([$work.X47]=&quot;&quot;;&quot;&quot;;[$work.X47]/SQRT([$work.$T46]))" office:value-type="float" office:value="2.73723743411674" calcext:value-type="float">
            <text:p>2.73723743411674</text:p>
          </table:table-cell>
          <table:table-cell table:formula="of:=IF([$work.Y47]=&quot;&quot;;&quot;&quot;;[$work.Y47]/SQRT([$work.$T46]))" office:value-type="float" office:value="2.73723743411674" calcext:value-type="float">
            <text:p>2.73723743411674</text:p>
          </table:table-cell>
          <table:table-cell table:formula="of:=IF([$work.Z47]=&quot;&quot;;&quot;&quot;;[$work.Z47]/SQRT([$work.$T46]))" office:value-type="float" office:value="0" calcext:value-type="float">
            <text:p>0</text:p>
          </table:table-cell>
          <table:table-cell table:formula="of:=IF([$work.AA47]=&quot;&quot;;&quot;&quot;;[$work.AA47]/SQRT([$work.$T46]))" office:value-type="float" office:value="0" calcext:value-type="float">
            <text:p>0</text:p>
          </table:table-cell>
          <table:table-cell table:formula="of:=IF([$work.AB47]=&quot;&quot;;&quot;&quot;;[$work.AB47]/SQRT([$work.$T46]))" office:value-type="float" office:value="2.85216343080291" calcext:value-type="float">
            <text:p>2.85216343080291</text:p>
          </table:table-cell>
          <table:table-cell table:formula="of:=IF([$work.AC47]=&quot;&quot;;&quot;&quot;;[$work.AC47]/SQRT([$work.$T46]))" office:value-type="float" office:value="2.85216343080291" calcext:value-type="float">
            <text:p>2.85216343080291</text:p>
          </table:table-cell>
          <table:table-cell table:formula="of:=IF([$work.AD47]=&quot;&quot;;&quot;&quot;;[$work.AD47]/SQRT([$work.$T46]))" office:value-type="float" office:value="258.303648446553" calcext:value-type="float">
            <text:p>258.303648446553</text:p>
          </table:table-cell>
          <table:table-cell table:formula="of:=IF([$work.AE47]=&quot;&quot;;&quot;&quot;;[$work.AE47]/SQRT([$work.$T46]))" office:value-type="float" office:value="57.4008107659006" calcext:value-type="float">
            <text:p>57.4008107659006</text:p>
          </table:table-cell>
          <table:table-cell table:formula="of:=IF([$work.AF47]=&quot;&quot;;&quot;&quot;;[$work.AF47]/SQRT([$work.$T46]))" office:value-type="float" office:value="0" calcext:value-type="float">
            <text:p>0</text:p>
          </table:table-cell>
          <table:table-cell table:formula="of:=IF([$work.AG47]=&quot;&quot;;&quot;&quot;;[$work.AG47]/SQRT([$work.$T46]))" office:value-type="float" office:value="57.4008107659006" calcext:value-type="float">
            <text:p>57.4008107659006</text:p>
          </table:table-cell>
          <table:table-cell table:formula="of:=IF([$work.AH47]=&quot;&quot;;&quot;&quot;;[$work.AH47])" office:value-type="float" office:value="1800.83957678355" calcext:value-type="float">
            <text:p>1800.83957678355</text:p>
          </table:table-cell>
          <table:table-cell table:formula="of:=IF([$work.AI47]=&quot;&quot;;&quot;&quot;;[$work.AI47])" office:value-type="float" office:value="4066.36405672725" calcext:value-type="float">
            <text:p>4066.36405672725</text:p>
          </table:table-cell>
          <table:table-cell table:formula="of:=IF([$work.AJ47]=&quot;&quot;;&quot;&quot;;[$work.AJ47])" office:value-type="float" office:value="4226.70261756206" calcext:value-type="float">
            <text:p>4226.70261756206</text:p>
          </table:table-cell>
          <table:table-cell table:formula="of:=IF([$work.AK47]=&quot;&quot;;&quot;&quot;;[$work.AK47])" office:value-type="float" office:value="4237.09493169024" calcext:value-type="float">
            <text:p>4237.09493169024</text:p>
          </table:table-cell>
          <table:table-cell table:formula="of:=IF([$work.AL47]=&quot;&quot;;&quot;&quot;;[$work.AL47])" office:value-type="float" office:value="0.0137408384970038" calcext:value-type="float">
            <text:p>0.013740838497004</text:p>
          </table:table-cell>
          <table:table-cell table:formula="of:=IF([$work.AM47]=&quot;&quot;;&quot;&quot;;[$work.AM47])" office:value-type="float" office:value="0.0310273344132673" calcext:value-type="float">
            <text:p>0.031027334413267</text:p>
          </table:table-cell>
          <table:table-cell table:formula="of:=IF([$work.AN47]=&quot;&quot;;&quot;&quot;;[$work.AN47])" office:value-type="float" office:value="0.0322507561425966" calcext:value-type="float">
            <text:p>0.032250756142597</text:p>
          </table:table-cell>
          <table:table-cell table:formula="of:=IF([$work.AO47]=&quot;&quot;;&quot;&quot;;[$work.AO47])" office:value-type="float" office:value="0.0323300519954235" calcext:value-type="float">
            <text:p>0.032330051995424</text:p>
          </table:table-cell>
          <table:table-cell table:formula="of:=IF([$work.AP47]=&quot;&quot;;&quot;&quot;;[$work.AP47])" office:value-type="float" office:value="0.9" calcext:value-type="float">
            <text:p>0.9</text:p>
          </table:table-cell>
          <table:table-cell table:formula="of:=IF([$work.AQ47]=&quot;&quot;;&quot;&quot;;[$work.AQ47])" office:value-type="float" office:value="0.2" calcext:value-type="float">
            <text:p>0.2</text:p>
          </table:table-cell>
          <table:table-cell table:formula="of:=IF([$work.AR47]=&quot;&quot;;&quot;&quot;;[$work.AR47])" office:value-type="float" office:value="0" calcext:value-type="float">
            <text:p>0</text:p>
          </table:table-cell>
          <table:table-cell table:formula="of:=IF([$work.AS47]=&quot;&quot;;&quot;&quot;;[$work.AS47])" office:value-type="float" office:value="0.2" calcext:value-type="float">
            <text:p>0.2</text:p>
          </table:table-cell>
        </table:table-row>
        <table:table-row table:style-name="ro1">
          <table:table-cell table:formula="of:=[$work.A48]" office:value-type="float" office:value="56" calcext:value-type="float">
            <text:p>56</text:p>
          </table:table-cell>
          <table:table-cell table:formula="of:=IF([$work.H48]=&quot;&quot;;&quot;&quot;;[$work.H48])" office:value-type="float" office:value="0.9" calcext:value-type="float">
            <text:p>0.9</text:p>
          </table:table-cell>
          <table:table-cell table:formula="of:=IF([$work.I48]=&quot;&quot;;&quot;&quot;;[$work.I48])" office:value-type="float" office:value="1" calcext:value-type="float">
            <text:p>1</text:p>
          </table:table-cell>
          <table:table-cell table:formula="of:=IF([$work.J48]=&quot;&quot;;&quot;&quot;;[$work.J48])" office:value-type="float" office:value="0.2" calcext:value-type="float">
            <text:p>0.2</text:p>
          </table:table-cell>
          <table:table-cell table:formula="of:=IF([$work.K48]=&quot;&quot;;&quot;&quot;;[$work.K48])" office:value-type="float" office:value="1" calcext:value-type="float">
            <text:p>1</text:p>
          </table:table-cell>
          <table:table-cell table:formula="of:=IF([$work.L48]=&quot;&quot;;&quot;&quot;;[$work.L48])" office:value-type="float" office:value="0" calcext:value-type="float">
            <text:p>0</text:p>
          </table:table-cell>
          <table:table-cell table:formula="of:=IF([$work.M48]=&quot;&quot;;&quot;&quot;;[$work.M48])" office:value-type="float" office:value="0" calcext:value-type="float">
            <text:p>0</text:p>
          </table:table-cell>
          <table:table-cell table:formula="of:=IF([$work.N48]=&quot;&quot;;&quot;&quot;;[$work.N48])" office:value-type="float" office:value="0.2" calcext:value-type="float">
            <text:p>0.2</text:p>
          </table:table-cell>
          <table:table-cell table:formula="of:=IF([$work.O48]=&quot;&quot;;&quot;&quot;;[$work.O48])" office:value-type="float" office:value="1" calcext:value-type="float">
            <text:p>1</text:p>
          </table:table-cell>
          <table:table-cell table:formula="of:=IF([$work.P48]=&quot;&quot;;&quot;&quot;;[$work.P48]/SQRT([$work.$T47]))" office:value-type="float" office:value="5.62902889968935" calcext:value-type="float">
            <text:p>5.62902889968935</text:p>
          </table:table-cell>
          <table:table-cell table:formula="of:=IF([$work.Q48]=&quot;&quot;;&quot;&quot;;[$work.Q48]/SQRT([$work.$T47]))" office:value-type="float" office:value="9.95222451859491" calcext:value-type="float">
            <text:p>9.95222451859491</text:p>
          </table:table-cell>
          <table:table-cell table:formula="of:=IF([$work.R48]=&quot;&quot;;&quot;&quot;;[$work.R48]/SQRT([$work.$T47]))" office:value-type="float" office:value="6.93486218047314" calcext:value-type="float">
            <text:p>6.93486218047314</text:p>
          </table:table-cell>
          <table:table-cell table:formula="of:=IF([$work.S48]=&quot;&quot;;&quot;&quot;;[$work.S48]/SQRT([$work.$T47]))" office:value-type="float" office:value="6.17418259943404" calcext:value-type="float">
            <text:p>6.17418259943404</text:p>
          </table:table-cell>
          <table:table-cell table:formula="of:=IF([$work.T48]=&quot;&quot;;&quot;&quot;;[$work.T48]/SQRT([$work.$T47]))" office:value-type="float" office:value="201.613896956741" calcext:value-type="float">
            <text:p>201.613896956741</text:p>
          </table:table-cell>
          <table:table-cell table:formula="of:=IF([$work.U48]=&quot;&quot;;&quot;&quot;;[$work.U48]/SQRT([$work.$T47]))" office:value-type="float" office:value="234.246949791027" calcext:value-type="float">
            <text:p>234.246949791027</text:p>
          </table:table-cell>
          <table:table-cell table:formula="of:=IF([$work.V48]=&quot;&quot;;&quot;&quot;;[$work.V48]/SQRT([$work.$T47]))" office:value-type="float" office:value="7.46656811558941" calcext:value-type="float">
            <text:p>7.46656811558941</text:p>
          </table:table-cell>
          <table:table-cell table:formula="of:=IF([$work.W48]=&quot;&quot;;&quot;&quot;;[$work.W48]/SQRT([$work.$T47]))" office:value-type="float" office:value="7.46656811558941" calcext:value-type="float">
            <text:p>7.46656811558941</text:p>
          </table:table-cell>
          <table:table-cell table:formula="of:=IF([$work.X48]=&quot;&quot;;&quot;&quot;;[$work.X48]/SQRT([$work.$T47]))" office:value-type="float" office:value="3.14270276640803" calcext:value-type="float">
            <text:p>3.14270276640803</text:p>
          </table:table-cell>
          <table:table-cell table:formula="of:=IF([$work.Y48]=&quot;&quot;;&quot;&quot;;[$work.Y48]/SQRT([$work.$T47]))" office:value-type="float" office:value="3.14270276640803" calcext:value-type="float">
            <text:p>3.14270276640803</text:p>
          </table:table-cell>
          <table:table-cell table:formula="of:=IF([$work.Z48]=&quot;&quot;;&quot;&quot;;[$work.Z48]/SQRT([$work.$T47]))" office:value-type="float" office:value="0" calcext:value-type="float">
            <text:p>0</text:p>
          </table:table-cell>
          <table:table-cell table:formula="of:=IF([$work.AA48]=&quot;&quot;;&quot;&quot;;[$work.AA48]/SQRT([$work.$T47]))" office:value-type="float" office:value="0" calcext:value-type="float">
            <text:p>0</text:p>
          </table:table-cell>
          <table:table-cell table:formula="of:=IF([$work.AB48]=&quot;&quot;;&quot;&quot;;[$work.AB48]/SQRT([$work.$T47]))" office:value-type="float" office:value="2.27256927535178" calcext:value-type="float">
            <text:p>2.27256927535178</text:p>
          </table:table-cell>
          <table:table-cell table:formula="of:=IF([$work.AC48]=&quot;&quot;;&quot;&quot;;[$work.AC48]/SQRT([$work.$T47]))" office:value-type="float" office:value="2.27256927535178" calcext:value-type="float">
            <text:p>2.27256927535178</text:p>
          </table:table-cell>
          <table:table-cell table:formula="of:=IF([$work.AD48]=&quot;&quot;;&quot;&quot;;[$work.AD48]/SQRT([$work.$T47]))" office:value-type="float" office:value="350.379098275529" calcext:value-type="float">
            <text:p>350.379098275529</text:p>
          </table:table-cell>
          <table:table-cell table:formula="of:=IF([$work.AE48]=&quot;&quot;;&quot;&quot;;[$work.AE48]/SQRT([$work.$T47]))" office:value-type="float" office:value="77.8620218390065" calcext:value-type="float">
            <text:p>77.8620218390065</text:p>
          </table:table-cell>
          <table:table-cell table:formula="of:=IF([$work.AF48]=&quot;&quot;;&quot;&quot;;[$work.AF48]/SQRT([$work.$T47]))" office:value-type="float" office:value="0" calcext:value-type="float">
            <text:p>0</text:p>
          </table:table-cell>
          <table:table-cell table:formula="of:=IF([$work.AG48]=&quot;&quot;;&quot;&quot;;[$work.AG48]/SQRT([$work.$T47]))" office:value-type="float" office:value="77.8620218390065" calcext:value-type="float">
            <text:p>77.8620218390065</text:p>
          </table:table-cell>
          <table:table-cell table:formula="of:=IF([$work.AH48]=&quot;&quot;;&quot;&quot;;[$work.AH48])" office:value-type="float" office:value="1963.1309428314" calcext:value-type="float">
            <text:p>1963.1309428314</text:p>
          </table:table-cell>
          <table:table-cell table:formula="of:=IF([$work.AI48]=&quot;&quot;;&quot;&quot;;[$work.AI48])" office:value-type="float" office:value="3718.29684964534" calcext:value-type="float">
            <text:p>3718.29684964534</text:p>
          </table:table-cell>
          <table:table-cell table:formula="of:=IF([$work.AJ48]=&quot;&quot;;&quot;&quot;;[$work.AJ48])" office:value-type="float" office:value="2761.06771223169" calcext:value-type="float">
            <text:p>2761.06771223169</text:p>
          </table:table-cell>
          <table:table-cell table:formula="of:=IF([$work.AK48]=&quot;&quot;;&quot;&quot;;[$work.AK48])" office:value-type="float" office:value="2688.79617489229" calcext:value-type="float">
            <text:p>2688.79617489229</text:p>
          </table:table-cell>
          <table:table-cell table:formula="of:=IF([$work.AL48]=&quot;&quot;;&quot;&quot;;[$work.AL48])" office:value-type="float" office:value="0.0237704039718541" calcext:value-type="float">
            <text:p>0.023770403971854</text:p>
          </table:table-cell>
          <table:table-cell table:formula="of:=IF([$work.AM48]=&quot;&quot;;&quot;&quot;;[$work.AM48])" office:value-type="float" office:value="0.0450226810015359" calcext:value-type="float">
            <text:p>0.045022681001536</text:p>
          </table:table-cell>
          <table:table-cell table:formula="of:=IF([$work.AN48]=&quot;&quot;;&quot;&quot;;[$work.AN48])" office:value-type="float" office:value="0.033432153445012" calcext:value-type="float">
            <text:p>0.033432153445012</text:p>
          </table:table-cell>
          <table:table-cell table:formula="of:=IF([$work.AO48]=&quot;&quot;;&quot;&quot;;[$work.AO48])" office:value-type="float" office:value="0.0325570596849662" calcext:value-type="float">
            <text:p>0.032557059684966</text:p>
          </table:table-cell>
          <table:table-cell table:formula="of:=IF([$work.AP48]=&quot;&quot;;&quot;&quot;;[$work.AP48])" office:value-type="float" office:value="0.9" calcext:value-type="float">
            <text:p>0.9</text:p>
          </table:table-cell>
          <table:table-cell table:formula="of:=IF([$work.AQ48]=&quot;&quot;;&quot;&quot;;[$work.AQ48])" office:value-type="float" office:value="0.2" calcext:value-type="float">
            <text:p>0.2</text:p>
          </table:table-cell>
          <table:table-cell table:formula="of:=IF([$work.AR48]=&quot;&quot;;&quot;&quot;;[$work.AR48])" office:value-type="float" office:value="0" calcext:value-type="float">
            <text:p>0</text:p>
          </table:table-cell>
          <table:table-cell table:formula="of:=IF([$work.AS48]=&quot;&quot;;&quot;&quot;;[$work.AS48])" office:value-type="float" office:value="0.2" calcext:value-type="float">
            <text:p>0.2</text:p>
          </table:table-cell>
        </table:table-row>
        <table:table-row table:style-name="ro1">
          <table:table-cell table:formula="of:=[$work.A49]" office:value-type="float" office:value="57" calcext:value-type="float">
            <text:p>57</text:p>
          </table:table-cell>
          <table:table-cell table:formula="of:=IF([$work.H49]=&quot;&quot;;&quot;&quot;;[$work.H49])" office:value-type="float" office:value="0.9" calcext:value-type="float">
            <text:p>0.9</text:p>
          </table:table-cell>
          <table:table-cell table:formula="of:=IF([$work.I49]=&quot;&quot;;&quot;&quot;;[$work.I49])" office:value-type="float" office:value="1" calcext:value-type="float">
            <text:p>1</text:p>
          </table:table-cell>
          <table:table-cell table:formula="of:=IF([$work.J49]=&quot;&quot;;&quot;&quot;;[$work.J49])" office:value-type="float" office:value="0.2" calcext:value-type="float">
            <text:p>0.2</text:p>
          </table:table-cell>
          <table:table-cell table:formula="of:=IF([$work.K49]=&quot;&quot;;&quot;&quot;;[$work.K49])" office:value-type="float" office:value="1" calcext:value-type="float">
            <text:p>1</text:p>
          </table:table-cell>
          <table:table-cell table:formula="of:=IF([$work.L49]=&quot;&quot;;&quot;&quot;;[$work.L49])" office:value-type="float" office:value="0" calcext:value-type="float">
            <text:p>0</text:p>
          </table:table-cell>
          <table:table-cell table:formula="of:=IF([$work.M49]=&quot;&quot;;&quot;&quot;;[$work.M49])" office:value-type="float" office:value="0" calcext:value-type="float">
            <text:p>0</text:p>
          </table:table-cell>
          <table:table-cell table:formula="of:=IF([$work.N49]=&quot;&quot;;&quot;&quot;;[$work.N49])" office:value-type="float" office:value="0.2" calcext:value-type="float">
            <text:p>0.2</text:p>
          </table:table-cell>
          <table:table-cell table:formula="of:=IF([$work.O49]=&quot;&quot;;&quot;&quot;;[$work.O49])" office:value-type="float" office:value="1" calcext:value-type="float">
            <text:p>1</text:p>
          </table:table-cell>
          <table:table-cell table:formula="of:=IF([$work.P49]=&quot;&quot;;&quot;&quot;;[$work.P49]/SQRT([$work.$T48]))" office:value-type="float" office:value="6.17612879957497" calcext:value-type="float">
            <text:p>6.17612879957497</text:p>
          </table:table-cell>
          <table:table-cell table:formula="of:=IF([$work.Q49]=&quot;&quot;;&quot;&quot;;[$work.Q49]/SQRT([$work.$T48]))" office:value-type="float" office:value="10.3240700096676" calcext:value-type="float">
            <text:p>10.3240700096676</text:p>
          </table:table-cell>
          <table:table-cell table:formula="of:=IF([$work.R49]=&quot;&quot;;&quot;&quot;;[$work.R49]/SQRT([$work.$T48]))" office:value-type="float" office:value="7.41684852135764" calcext:value-type="float">
            <text:p>7.41684852135764</text:p>
          </table:table-cell>
          <table:table-cell table:formula="of:=IF([$work.S49]=&quot;&quot;;&quot;&quot;;[$work.S49]/SQRT([$work.$T48]))" office:value-type="float" office:value="6.5149231147481" calcext:value-type="float">
            <text:p>6.5149231147481</text:p>
          </table:table-cell>
          <table:table-cell table:formula="of:=IF([$work.T49]=&quot;&quot;;&quot;&quot;;[$work.T49]/SQRT([$work.$T48]))" office:value-type="float" office:value="215.413666529875" calcext:value-type="float">
            <text:p>215.413666529875</text:p>
          </table:table-cell>
          <table:table-cell table:formula="of:=IF([$work.U49]=&quot;&quot;;&quot;&quot;;[$work.U49]/SQRT([$work.$T48]))" office:value-type="float" office:value="216.083643427198" calcext:value-type="float">
            <text:p>216.083643427198</text:p>
          </table:table-cell>
          <table:table-cell table:formula="of:=IF([$work.V49]=&quot;&quot;;&quot;&quot;;[$work.V49]/SQRT([$work.$T48]))" office:value-type="float" office:value="9.16910917084052" calcext:value-type="float">
            <text:p>9.16910917084052</text:p>
          </table:table-cell>
          <table:table-cell table:formula="of:=IF([$work.W49]=&quot;&quot;;&quot;&quot;;[$work.W49]/SQRT([$work.$T48]))" office:value-type="float" office:value="9.16910917084052" calcext:value-type="float">
            <text:p>9.16910917084052</text:p>
          </table:table-cell>
          <table:table-cell table:formula="of:=IF([$work.X49]=&quot;&quot;;&quot;&quot;;[$work.X49]/SQRT([$work.$T48]))" office:value-type="float" office:value="3.60247782738229" calcext:value-type="float">
            <text:p>3.60247782738229</text:p>
          </table:table-cell>
          <table:table-cell table:formula="of:=IF([$work.Y49]=&quot;&quot;;&quot;&quot;;[$work.Y49]/SQRT([$work.$T48]))" office:value-type="float" office:value="3.60247782738229" calcext:value-type="float">
            <text:p>3.60247782738229</text:p>
          </table:table-cell>
          <table:table-cell table:formula="of:=IF([$work.Z49]=&quot;&quot;;&quot;&quot;;[$work.Z49]/SQRT([$work.$T48]))" office:value-type="float" office:value="0" calcext:value-type="float">
            <text:p>0</text:p>
          </table:table-cell>
          <table:table-cell table:formula="of:=IF([$work.AA49]=&quot;&quot;;&quot;&quot;;[$work.AA49]/SQRT([$work.$T48]))" office:value-type="float" office:value="0" calcext:value-type="float">
            <text:p>0</text:p>
          </table:table-cell>
          <table:table-cell table:formula="of:=IF([$work.AB49]=&quot;&quot;;&quot;&quot;;[$work.AB49]/SQRT([$work.$T48]))" office:value-type="float" office:value="2.23491299609576" calcext:value-type="float">
            <text:p>2.23491299609576</text:p>
          </table:table-cell>
          <table:table-cell table:formula="of:=IF([$work.AC49]=&quot;&quot;;&quot;&quot;;[$work.AC49]/SQRT([$work.$T48]))" office:value-type="float" office:value="2.23491299609576" calcext:value-type="float">
            <text:p>2.23491299609576</text:p>
          </table:table-cell>
          <table:table-cell table:formula="of:=IF([$work.AD49]=&quot;&quot;;&quot;&quot;;[$work.AD49]/SQRT([$work.$T48]))" office:value-type="float" office:value="228.397631078362" calcext:value-type="float">
            <text:p>228.397631078362</text:p>
          </table:table-cell>
          <table:table-cell table:formula="of:=IF([$work.AE49]=&quot;&quot;;&quot;&quot;;[$work.AE49]/SQRT([$work.$T48]))" office:value-type="float" office:value="50.7550291285248" calcext:value-type="float">
            <text:p>50.7550291285248</text:p>
          </table:table-cell>
          <table:table-cell table:formula="of:=IF([$work.AF49]=&quot;&quot;;&quot;&quot;;[$work.AF49]/SQRT([$work.$T48]))" office:value-type="float" office:value="0" calcext:value-type="float">
            <text:p>0</text:p>
          </table:table-cell>
          <table:table-cell table:formula="of:=IF([$work.AG49]=&quot;&quot;;&quot;&quot;;[$work.AG49]/SQRT([$work.$T48]))" office:value-type="float" office:value="50.7550291285248" calcext:value-type="float">
            <text:p>50.7550291285248</text:p>
          </table:table-cell>
          <table:table-cell table:formula="of:=IF([$work.AH49]=&quot;&quot;;&quot;&quot;;[$work.AH49])" office:value-type="float" office:value="2225.25732593658" calcext:value-type="float">
            <text:p>2225.25732593658</text:p>
          </table:table-cell>
          <table:table-cell table:formula="of:=IF([$work.AI49]=&quot;&quot;;&quot;&quot;;[$work.AI49])" office:value-type="float" office:value="3934.29504698246" calcext:value-type="float">
            <text:p>3934.29504698246</text:p>
          </table:table-cell>
          <table:table-cell table:formula="of:=IF([$work.AJ49]=&quot;&quot;;&quot;&quot;;[$work.AJ49])" office:value-type="float" office:value="2741.47693082727" calcext:value-type="float">
            <text:p>2741.47693082727</text:p>
          </table:table-cell>
          <table:table-cell table:formula="of:=IF([$work.AK49]=&quot;&quot;;&quot;&quot;;[$work.AK49])" office:value-type="float" office:value="2440.76648137638" calcext:value-type="float">
            <text:p>2440.76648137638</text:p>
          </table:table-cell>
          <table:table-cell table:formula="of:=IF([$work.AL49]=&quot;&quot;;&quot;&quot;;[$work.AL49])" office:value-type="float" office:value="0.0279198457281798" calcext:value-type="float">
            <text:p>0.02791984572818</text:p>
          </table:table-cell>
          <table:table-cell table:formula="of:=IF([$work.AM49]=&quot;&quot;;&quot;&quot;;[$work.AM49])" office:value-type="float" office:value="0.0493627903077052" calcext:value-type="float">
            <text:p>0.049362790307705</text:p>
          </table:table-cell>
          <table:table-cell table:formula="of:=IF([$work.AN49]=&quot;&quot;;&quot;&quot;;[$work.AN49])" office:value-type="float" office:value="0.0343967468768341" calcext:value-type="float">
            <text:p>0.034396746876834</text:p>
          </table:table-cell>
          <table:table-cell table:formula="of:=IF([$work.AO49]=&quot;&quot;;&quot;&quot;;[$work.AO49])" office:value-type="float" office:value="0.0306237947514044" calcext:value-type="float">
            <text:p>0.030623794751404</text:p>
          </table:table-cell>
          <table:table-cell table:formula="of:=IF([$work.AP49]=&quot;&quot;;&quot;&quot;;[$work.AP49])" office:value-type="float" office:value="0.9" calcext:value-type="float">
            <text:p>0.9</text:p>
          </table:table-cell>
          <table:table-cell table:formula="of:=IF([$work.AQ49]=&quot;&quot;;&quot;&quot;;[$work.AQ49])" office:value-type="float" office:value="0.2" calcext:value-type="float">
            <text:p>0.2</text:p>
          </table:table-cell>
          <table:table-cell table:formula="of:=IF([$work.AR49]=&quot;&quot;;&quot;&quot;;[$work.AR49])" office:value-type="float" office:value="0" calcext:value-type="float">
            <text:p>0</text:p>
          </table:table-cell>
          <table:table-cell table:formula="of:=IF([$work.AS49]=&quot;&quot;;&quot;&quot;;[$work.AS49])" office:value-type="float" office:value="0.2" calcext:value-type="float">
            <text:p>0.2</text:p>
          </table:table-cell>
        </table:table-row>
        <table:table-row table:style-name="ro1">
          <table:table-cell table:formula="of:=[$work.A50]" office:value-type="float" office:value="58" calcext:value-type="float">
            <text:p>58</text:p>
          </table:table-cell>
          <table:table-cell table:formula="of:=IF([$work.H50]=&quot;&quot;;&quot;&quot;;[$work.H50])" office:value-type="float" office:value="0.9" calcext:value-type="float">
            <text:p>0.9</text:p>
          </table:table-cell>
          <table:table-cell table:formula="of:=IF([$work.I50]=&quot;&quot;;&quot;&quot;;[$work.I50])" office:value-type="float" office:value="1" calcext:value-type="float">
            <text:p>1</text:p>
          </table:table-cell>
          <table:table-cell table:formula="of:=IF([$work.J50]=&quot;&quot;;&quot;&quot;;[$work.J50])" office:value-type="float" office:value="0.2" calcext:value-type="float">
            <text:p>0.2</text:p>
          </table:table-cell>
          <table:table-cell table:formula="of:=IF([$work.K50]=&quot;&quot;;&quot;&quot;;[$work.K50])" office:value-type="float" office:value="1" calcext:value-type="float">
            <text:p>1</text:p>
          </table:table-cell>
          <table:table-cell table:formula="of:=IF([$work.L50]=&quot;&quot;;&quot;&quot;;[$work.L50])" office:value-type="float" office:value="0" calcext:value-type="float">
            <text:p>0</text:p>
          </table:table-cell>
          <table:table-cell table:formula="of:=IF([$work.M50]=&quot;&quot;;&quot;&quot;;[$work.M50])" office:value-type="float" office:value="0" calcext:value-type="float">
            <text:p>0</text:p>
          </table:table-cell>
          <table:table-cell table:formula="of:=IF([$work.N50]=&quot;&quot;;&quot;&quot;;[$work.N50])" office:value-type="float" office:value="0.2" calcext:value-type="float">
            <text:p>0.2</text:p>
          </table:table-cell>
          <table:table-cell table:formula="of:=IF([$work.O50]=&quot;&quot;;&quot;&quot;;[$work.O50])" office:value-type="float" office:value="1" calcext:value-type="float">
            <text:p>1</text:p>
          </table:table-cell>
          <table:table-cell table:formula="of:=IF([$work.P50]=&quot;&quot;;&quot;&quot;;[$work.P50]/SQRT([$work.$T49]))" office:value-type="float" office:value="6.6801152669712" calcext:value-type="float">
            <text:p>6.6801152669712</text:p>
          </table:table-cell>
          <table:table-cell table:formula="of:=IF([$work.Q50]=&quot;&quot;;&quot;&quot;;[$work.Q50]/SQRT([$work.$T49]))" office:value-type="float" office:value="11.6544730123555" calcext:value-type="float">
            <text:p>11.6544730123555</text:p>
          </table:table-cell>
          <table:table-cell table:formula="of:=IF([$work.R50]=&quot;&quot;;&quot;&quot;;[$work.R50]/SQRT([$work.$T49]))" office:value-type="float" office:value="8.01245019599444" calcext:value-type="float">
            <text:p>8.01245019599444</text:p>
          </table:table-cell>
          <table:table-cell table:formula="of:=IF([$work.S50]=&quot;&quot;;&quot;&quot;;[$work.S50]/SQRT([$work.$T49]))" office:value-type="float" office:value="7.21028314530225" calcext:value-type="float">
            <text:p>7.21028314530225</text:p>
          </table:table-cell>
          <table:table-cell table:formula="of:=IF([$work.T50]=&quot;&quot;;&quot;&quot;;[$work.T50]/SQRT([$work.$T49]))" office:value-type="float" office:value="229.193878880244" calcext:value-type="float">
            <text:p>229.193878880244</text:p>
          </table:table-cell>
          <table:table-cell table:formula="of:=IF([$work.U50]=&quot;&quot;;&quot;&quot;;[$work.U50]/SQRT([$work.$T49]))" office:value-type="float" office:value="217.542015084884" calcext:value-type="float">
            <text:p>217.542015084884</text:p>
          </table:table-cell>
          <table:table-cell table:formula="of:=IF([$work.V50]=&quot;&quot;;&quot;&quot;;[$work.V50]/SQRT([$work.$T49]))" office:value-type="float" office:value="9.89968289416314" calcext:value-type="float">
            <text:p>9.89968289416314</text:p>
          </table:table-cell>
          <table:table-cell table:formula="of:=IF([$work.W50]=&quot;&quot;;&quot;&quot;;[$work.W50]/SQRT([$work.$T49]))" office:value-type="float" office:value="9.89968289416314" calcext:value-type="float">
            <text:p>9.89968289416314</text:p>
          </table:table-cell>
          <table:table-cell table:formula="of:=IF([$work.X50]=&quot;&quot;;&quot;&quot;;[$work.X50]/SQRT([$work.$T49]))" office:value-type="float" office:value="3.67742112286268" calcext:value-type="float">
            <text:p>3.67742112286268</text:p>
          </table:table-cell>
          <table:table-cell table:formula="of:=IF([$work.Y50]=&quot;&quot;;&quot;&quot;;[$work.Y50]/SQRT([$work.$T49]))" office:value-type="float" office:value="3.67742112286268" calcext:value-type="float">
            <text:p>3.67742112286268</text:p>
          </table:table-cell>
          <table:table-cell table:formula="of:=IF([$work.Z50]=&quot;&quot;;&quot;&quot;;[$work.Z50]/SQRT([$work.$T49]))" office:value-type="float" office:value="0" calcext:value-type="float">
            <text:p>0</text:p>
          </table:table-cell>
          <table:table-cell table:formula="of:=IF([$work.AA50]=&quot;&quot;;&quot;&quot;;[$work.AA50]/SQRT([$work.$T49]))" office:value-type="float" office:value="0" calcext:value-type="float">
            <text:p>0</text:p>
          </table:table-cell>
          <table:table-cell table:formula="of:=IF([$work.AB50]=&quot;&quot;;&quot;&quot;;[$work.AB50]/SQRT([$work.$T49]))" office:value-type="float" office:value="2.32060765314128" calcext:value-type="float">
            <text:p>2.32060765314128</text:p>
          </table:table-cell>
          <table:table-cell table:formula="of:=IF([$work.AC50]=&quot;&quot;;&quot;&quot;;[$work.AC50]/SQRT([$work.$T49]))" office:value-type="float" office:value="2.32060765314128" calcext:value-type="float">
            <text:p>2.32060765314128</text:p>
          </table:table-cell>
          <table:table-cell table:formula="of:=IF([$work.AD50]=&quot;&quot;;&quot;&quot;;[$work.AD50]/SQRT([$work.$T49]))" office:value-type="float" office:value="195.828356737057" calcext:value-type="float">
            <text:p>195.828356737057</text:p>
          </table:table-cell>
          <table:table-cell table:formula="of:=IF([$work.AE50]=&quot;&quot;;&quot;&quot;;[$work.AE50]/SQRT([$work.$T49]))" office:value-type="float" office:value="43.5174126082349" calcext:value-type="float">
            <text:p>43.5174126082349</text:p>
          </table:table-cell>
          <table:table-cell table:formula="of:=IF([$work.AF50]=&quot;&quot;;&quot;&quot;;[$work.AF50]/SQRT([$work.$T49]))" office:value-type="float" office:value="0" calcext:value-type="float">
            <text:p>0</text:p>
          </table:table-cell>
          <table:table-cell table:formula="of:=IF([$work.AG50]=&quot;&quot;;&quot;&quot;;[$work.AG50]/SQRT([$work.$T49]))" office:value-type="float" office:value="43.5174126082349" calcext:value-type="float">
            <text:p>43.5174126082349</text:p>
          </table:table-cell>
          <table:table-cell table:formula="of:=IF([$work.AH50]=&quot;&quot;;&quot;&quot;;[$work.AH50])" office:value-type="float" office:value="2385.96024508859" calcext:value-type="float">
            <text:p>2385.96024508859</text:p>
          </table:table-cell>
          <table:table-cell table:formula="of:=IF([$work.AI50]=&quot;&quot;;&quot;&quot;;[$work.AI50])" office:value-type="float" office:value="3988.39166247204" calcext:value-type="float">
            <text:p>3988.39166247204</text:p>
          </table:table-cell>
          <table:table-cell table:formula="of:=IF([$work.AJ50]=&quot;&quot;;&quot;&quot;;[$work.AJ50])" office:value-type="float" office:value="2865.2747198247" calcext:value-type="float">
            <text:p>2865.2747198247</text:p>
          </table:table-cell>
          <table:table-cell table:formula="of:=IF([$work.AK50]=&quot;&quot;;&quot;&quot;;[$work.AK50])" office:value-type="float" office:value="2516.84316438923" calcext:value-type="float">
            <text:p>2516.84316438923</text:p>
          </table:table-cell>
          <table:table-cell table:formula="of:=IF([$work.AL50]=&quot;&quot;;&quot;&quot;;[$work.AL50])" office:value-type="float" office:value="0.0286710165565025" calcext:value-type="float">
            <text:p>0.028671016556503</text:p>
          </table:table-cell>
          <table:table-cell table:formula="of:=IF([$work.AM50]=&quot;&quot;;&quot;&quot;;[$work.AM50])" office:value-type="float" office:value="0.0479267178168371" calcext:value-type="float">
            <text:p>0.047926717816837</text:p>
          </table:table-cell>
          <table:table-cell table:formula="of:=IF([$work.AN50]=&quot;&quot;;&quot;&quot;;[$work.AN50])" office:value-type="float" office:value="0.0344307241078829" calcext:value-type="float">
            <text:p>0.034430724107883</text:p>
          </table:table-cell>
          <table:table-cell table:formula="of:=IF([$work.AO50]=&quot;&quot;;&quot;&quot;;[$work.AO50])" office:value-type="float" office:value="0.0302437780280972" calcext:value-type="float">
            <text:p>0.030243778028097</text:p>
          </table:table-cell>
          <table:table-cell table:formula="of:=IF([$work.AP50]=&quot;&quot;;&quot;&quot;;[$work.AP50])" office:value-type="float" office:value="0.9" calcext:value-type="float">
            <text:p>0.9</text:p>
          </table:table-cell>
          <table:table-cell table:formula="of:=IF([$work.AQ50]=&quot;&quot;;&quot;&quot;;[$work.AQ50])" office:value-type="float" office:value="0.2" calcext:value-type="float">
            <text:p>0.2</text:p>
          </table:table-cell>
          <table:table-cell table:formula="of:=IF([$work.AR50]=&quot;&quot;;&quot;&quot;;[$work.AR50])" office:value-type="float" office:value="0" calcext:value-type="float">
            <text:p>0</text:p>
          </table:table-cell>
          <table:table-cell table:formula="of:=IF([$work.AS50]=&quot;&quot;;&quot;&quot;;[$work.AS50])" office:value-type="float" office:value="0.2" calcext:value-type="float">
            <text:p>0.2</text:p>
          </table:table-cell>
        </table:table-row>
        <table:table-row table:style-name="ro1">
          <table:table-cell table:formula="of:=[$work.A51]" office:value-type="float" office:value="59" calcext:value-type="float">
            <text:p>59</text:p>
          </table:table-cell>
          <table:table-cell table:formula="of:=IF([$work.H51]=&quot;&quot;;&quot;&quot;;[$work.H51])" office:value-type="float" office:value="0.9" calcext:value-type="float">
            <text:p>0.9</text:p>
          </table:table-cell>
          <table:table-cell table:formula="of:=IF([$work.I51]=&quot;&quot;;&quot;&quot;;[$work.I51])" office:value-type="float" office:value="1" calcext:value-type="float">
            <text:p>1</text:p>
          </table:table-cell>
          <table:table-cell table:formula="of:=IF([$work.J51]=&quot;&quot;;&quot;&quot;;[$work.J51])" office:value-type="float" office:value="0.2" calcext:value-type="float">
            <text:p>0.2</text:p>
          </table:table-cell>
          <table:table-cell table:formula="of:=IF([$work.K51]=&quot;&quot;;&quot;&quot;;[$work.K51])" office:value-type="float" office:value="1" calcext:value-type="float">
            <text:p>1</text:p>
          </table:table-cell>
          <table:table-cell table:formula="of:=IF([$work.L51]=&quot;&quot;;&quot;&quot;;[$work.L51])" office:value-type="float" office:value="0" calcext:value-type="float">
            <text:p>0</text:p>
          </table:table-cell>
          <table:table-cell table:formula="of:=IF([$work.M51]=&quot;&quot;;&quot;&quot;;[$work.M51])" office:value-type="float" office:value="0" calcext:value-type="float">
            <text:p>0</text:p>
          </table:table-cell>
          <table:table-cell table:formula="of:=IF([$work.N51]=&quot;&quot;;&quot;&quot;;[$work.N51])" office:value-type="float" office:value="0.2" calcext:value-type="float">
            <text:p>0.2</text:p>
          </table:table-cell>
          <table:table-cell table:formula="of:=IF([$work.O51]=&quot;&quot;;&quot;&quot;;[$work.O51])" office:value-type="float" office:value="1" calcext:value-type="float">
            <text:p>1</text:p>
          </table:table-cell>
          <table:table-cell table:formula="of:=IF([$work.P51]=&quot;&quot;;&quot;&quot;;[$work.P51]/SQRT([$work.$T50]))" office:value-type="float" office:value="7.11310895589298" calcext:value-type="float">
            <text:p>7.11310895589298</text:p>
          </table:table-cell>
          <table:table-cell table:formula="of:=IF([$work.Q51]=&quot;&quot;;&quot;&quot;;[$work.Q51]/SQRT([$work.$T50]))" office:value-type="float" office:value="12.8717671522149" calcext:value-type="float">
            <text:p>12.8717671522149</text:p>
          </table:table-cell>
          <table:table-cell table:formula="of:=IF([$work.R51]=&quot;&quot;;&quot;&quot;;[$work.R51]/SQRT([$work.$T50]))" office:value-type="float" office:value="8.45410490659411" calcext:value-type="float">
            <text:p>8.45410490659411</text:p>
          </table:table-cell>
          <table:table-cell table:formula="of:=IF([$work.S51]=&quot;&quot;;&quot;&quot;;[$work.S51]/SQRT([$work.$T50]))" office:value-type="float" office:value="7.56608752117999" calcext:value-type="float">
            <text:p>7.56608752117999</text:p>
          </table:table-cell>
          <table:table-cell table:formula="of:=IF([$work.T51]=&quot;&quot;;&quot;&quot;;[$work.T51]/SQRT([$work.$T50]))" office:value-type="float" office:value="238.253270532095" calcext:value-type="float">
            <text:p>238.253270532095</text:p>
          </table:table-cell>
          <table:table-cell table:formula="of:=IF([$work.U51]=&quot;&quot;;&quot;&quot;;[$work.U51]/SQRT([$work.$T50]))" office:value-type="float" office:value="226.562498136363" calcext:value-type="float">
            <text:p>226.562498136363</text:p>
          </table:table-cell>
          <table:table-cell table:formula="of:=IF([$work.V51]=&quot;&quot;;&quot;&quot;;[$work.V51]/SQRT([$work.$T50]))" office:value-type="float" office:value="10.2540460675366" calcext:value-type="float">
            <text:p>10.2540460675366</text:p>
          </table:table-cell>
          <table:table-cell table:formula="of:=IF([$work.W51]=&quot;&quot;;&quot;&quot;;[$work.W51]/SQRT([$work.$T50]))" office:value-type="float" office:value="10.2540460675366" calcext:value-type="float">
            <text:p>10.2540460675366</text:p>
          </table:table-cell>
          <table:table-cell table:formula="of:=IF([$work.X51]=&quot;&quot;;&quot;&quot;;[$work.X51]/SQRT([$work.$T50]))" office:value-type="float" office:value="3.97549704144352" calcext:value-type="float">
            <text:p>3.97549704144352</text:p>
          </table:table-cell>
          <table:table-cell table:formula="of:=IF([$work.Y51]=&quot;&quot;;&quot;&quot;;[$work.Y51]/SQRT([$work.$T50]))" office:value-type="float" office:value="3.97549704144352" calcext:value-type="float">
            <text:p>3.97549704144352</text:p>
          </table:table-cell>
          <table:table-cell table:formula="of:=IF([$work.Z51]=&quot;&quot;;&quot;&quot;;[$work.Z51]/SQRT([$work.$T50]))" office:value-type="float" office:value="0" calcext:value-type="float">
            <text:p>0</text:p>
          </table:table-cell>
          <table:table-cell table:formula="of:=IF([$work.AA51]=&quot;&quot;;&quot;&quot;;[$work.AA51]/SQRT([$work.$T50]))" office:value-type="float" office:value="0" calcext:value-type="float">
            <text:p>0</text:p>
          </table:table-cell>
          <table:table-cell table:formula="of:=IF([$work.AB51]=&quot;&quot;;&quot;&quot;;[$work.AB51]/SQRT([$work.$T50]))" office:value-type="float" office:value="2.45952427722218" calcext:value-type="float">
            <text:p>2.45952427722218</text:p>
          </table:table-cell>
          <table:table-cell table:formula="of:=IF([$work.AC51]=&quot;&quot;;&quot;&quot;;[$work.AC51]/SQRT([$work.$T50]))" office:value-type="float" office:value="2.45952427722218" calcext:value-type="float">
            <text:p>2.45952427722218</text:p>
          </table:table-cell>
          <table:table-cell table:formula="of:=IF([$work.AD51]=&quot;&quot;;&quot;&quot;;[$work.AD51]/SQRT([$work.$T50]))" office:value-type="float" office:value="190.469904355199" calcext:value-type="float">
            <text:p>190.469904355199</text:p>
          </table:table-cell>
          <table:table-cell table:formula="of:=IF([$work.AE51]=&quot;&quot;;&quot;&quot;;[$work.AE51]/SQRT([$work.$T50]))" office:value-type="float" office:value="42.3266454122665" calcext:value-type="float">
            <text:p>42.3266454122665</text:p>
          </table:table-cell>
          <table:table-cell table:formula="of:=IF([$work.AF51]=&quot;&quot;;&quot;&quot;;[$work.AF51]/SQRT([$work.$T50]))" office:value-type="float" office:value="0" calcext:value-type="float">
            <text:p>0</text:p>
          </table:table-cell>
          <table:table-cell table:formula="of:=IF([$work.AG51]=&quot;&quot;;&quot;&quot;;[$work.AG51]/SQRT([$work.$T50]))" office:value-type="float" office:value="42.3266454122665" calcext:value-type="float">
            <text:p>42.3266454122665</text:p>
          </table:table-cell>
          <table:table-cell table:formula="of:=IF([$work.AH51]=&quot;&quot;;&quot;&quot;;[$work.AH51])" office:value-type="float" office:value="2540.3670827976" calcext:value-type="float">
            <text:p>2540.3670827976</text:p>
          </table:table-cell>
          <table:table-cell table:formula="of:=IF([$work.AI51]=&quot;&quot;;&quot;&quot;;[$work.AI51])" office:value-type="float" office:value="4432.05520035358" calcext:value-type="float">
            <text:p>4432.05520035358</text:p>
          </table:table-cell>
          <table:table-cell table:formula="of:=IF([$work.AJ51]=&quot;&quot;;&quot;&quot;;[$work.AJ51])" office:value-type="float" office:value="3047.03795024309" calcext:value-type="float">
            <text:p>3047.03795024309</text:p>
          </table:table-cell>
          <table:table-cell table:formula="of:=IF([$work.AK51]=&quot;&quot;;&quot;&quot;;[$work.AK51])" office:value-type="float" office:value="2741.98351794027" calcext:value-type="float">
            <text:p>2741.98351794027</text:p>
          </table:table-cell>
          <table:table-cell table:formula="of:=IF([$work.AL51]=&quot;&quot;;&quot;&quot;;[$work.AL51])" office:value-type="float" office:value="0.0291461329578598" calcext:value-type="float">
            <text:p>0.02914613295786</text:p>
          </table:table-cell>
          <table:table-cell table:formula="of:=IF([$work.AM51]=&quot;&quot;;&quot;&quot;;[$work.AM51])" office:value-type="float" office:value="0.0508498441114352" calcext:value-type="float">
            <text:p>0.050849844111435</text:p>
          </table:table-cell>
          <table:table-cell table:formula="of:=IF([$work.AN51]=&quot;&quot;;&quot;&quot;;[$work.AN51])" office:value-type="float" office:value="0.0349592678266117" calcext:value-type="float">
            <text:p>0.034959267826612</text:p>
          </table:table-cell>
          <table:table-cell table:formula="of:=IF([$work.AO51]=&quot;&quot;;&quot;&quot;;[$work.AO51])" office:value-type="float" office:value="0.0314593181132455" calcext:value-type="float">
            <text:p>0.031459318113246</text:p>
          </table:table-cell>
          <table:table-cell table:formula="of:=IF([$work.AP51]=&quot;&quot;;&quot;&quot;;[$work.AP51])" office:value-type="float" office:value="0.9" calcext:value-type="float">
            <text:p>0.9</text:p>
          </table:table-cell>
          <table:table-cell table:formula="of:=IF([$work.AQ51]=&quot;&quot;;&quot;&quot;;[$work.AQ51])" office:value-type="float" office:value="0.2" calcext:value-type="float">
            <text:p>0.2</text:p>
          </table:table-cell>
          <table:table-cell table:formula="of:=IF([$work.AR51]=&quot;&quot;;&quot;&quot;;[$work.AR51])" office:value-type="float" office:value="0" calcext:value-type="float">
            <text:p>0</text:p>
          </table:table-cell>
          <table:table-cell table:formula="of:=IF([$work.AS51]=&quot;&quot;;&quot;&quot;;[$work.AS51])" office:value-type="float" office:value="0.2" calcext:value-type="float">
            <text:p>0.2</text:p>
          </table:table-cell>
        </table:table-row>
        <table:table-row table:style-name="ro1">
          <table:table-cell table:formula="of:=[$work.A52]" office:value-type="float" office:value="60" calcext:value-type="float">
            <text:p>60</text:p>
          </table:table-cell>
          <table:table-cell table:formula="of:=IF([$work.H52]=&quot;&quot;;&quot;&quot;;[$work.H52])" office:value-type="float" office:value="0.9" calcext:value-type="float">
            <text:p>0.9</text:p>
          </table:table-cell>
          <table:table-cell table:formula="of:=IF([$work.I52]=&quot;&quot;;&quot;&quot;;[$work.I52])" office:value-type="float" office:value="1" calcext:value-type="float">
            <text:p>1</text:p>
          </table:table-cell>
          <table:table-cell table:formula="of:=IF([$work.J52]=&quot;&quot;;&quot;&quot;;[$work.J52])" office:value-type="float" office:value="0.2" calcext:value-type="float">
            <text:p>0.2</text:p>
          </table:table-cell>
          <table:table-cell table:formula="of:=IF([$work.K52]=&quot;&quot;;&quot;&quot;;[$work.K52])" office:value-type="float" office:value="1" calcext:value-type="float">
            <text:p>1</text:p>
          </table:table-cell>
          <table:table-cell table:formula="of:=IF([$work.L52]=&quot;&quot;;&quot;&quot;;[$work.L52])" office:value-type="float" office:value="0" calcext:value-type="float">
            <text:p>0</text:p>
          </table:table-cell>
          <table:table-cell table:formula="of:=IF([$work.M52]=&quot;&quot;;&quot;&quot;;[$work.M52])" office:value-type="float" office:value="0" calcext:value-type="float">
            <text:p>0</text:p>
          </table:table-cell>
          <table:table-cell table:formula="of:=IF([$work.N52]=&quot;&quot;;&quot;&quot;;[$work.N52])" office:value-type="float" office:value="0.2" calcext:value-type="float">
            <text:p>0.2</text:p>
          </table:table-cell>
          <table:table-cell table:formula="of:=IF([$work.O52]=&quot;&quot;;&quot;&quot;;[$work.O52])" office:value-type="float" office:value="1" calcext:value-type="float">
            <text:p>1</text:p>
          </table:table-cell>
          <table:table-cell table:formula="of:=IF([$work.P52]=&quot;&quot;;&quot;&quot;;[$work.P52]/SQRT([$work.$T51]))" office:value-type="float" office:value="9.09823466341412" calcext:value-type="float">
            <text:p>9.09823466341412</text:p>
          </table:table-cell>
          <table:table-cell table:formula="of:=IF([$work.Q52]=&quot;&quot;;&quot;&quot;;[$work.Q52]/SQRT([$work.$T51]))" office:value-type="float" office:value="16.413267397089" calcext:value-type="float">
            <text:p>16.413267397089</text:p>
          </table:table-cell>
          <table:table-cell table:formula="of:=IF([$work.R52]=&quot;&quot;;&quot;&quot;;[$work.R52]/SQRT([$work.$T51]))" office:value-type="float" office:value="10.7252437233952" calcext:value-type="float">
            <text:p>10.7252437233952</text:p>
          </table:table-cell>
          <table:table-cell table:formula="of:=IF([$work.S52]=&quot;&quot;;&quot;&quot;;[$work.S52]/SQRT([$work.$T51]))" office:value-type="float" office:value="9.21537931573276" calcext:value-type="float">
            <text:p>9.21537931573276</text:p>
          </table:table-cell>
          <table:table-cell table:formula="of:=IF([$work.T52]=&quot;&quot;;&quot;&quot;;[$work.T52]/SQRT([$work.$T51]))" office:value-type="float" office:value="286.006499290538" calcext:value-type="float">
            <text:p>286.006499290538</text:p>
          </table:table-cell>
          <table:table-cell table:formula="of:=IF([$work.U52]=&quot;&quot;;&quot;&quot;;[$work.U52]/SQRT([$work.$T51]))" office:value-type="float" office:value="243.472622009737" calcext:value-type="float">
            <text:p>243.472622009737</text:p>
          </table:table-cell>
          <table:table-cell table:formula="of:=IF([$work.V52]=&quot;&quot;;&quot;&quot;;[$work.V52]/SQRT([$work.$T51]))" office:value-type="float" office:value="11.1870894226742" calcext:value-type="float">
            <text:p>11.1870894226742</text:p>
          </table:table-cell>
          <table:table-cell table:formula="of:=IF([$work.W52]=&quot;&quot;;&quot;&quot;;[$work.W52]/SQRT([$work.$T51]))" office:value-type="float" office:value="11.1870894226742" calcext:value-type="float">
            <text:p>11.1870894226742</text:p>
          </table:table-cell>
          <table:table-cell table:formula="of:=IF([$work.X52]=&quot;&quot;;&quot;&quot;;[$work.X52]/SQRT([$work.$T51]))" office:value-type="float" office:value="4.49866143240508" calcext:value-type="float">
            <text:p>4.49866143240508</text:p>
          </table:table-cell>
          <table:table-cell table:formula="of:=IF([$work.Y52]=&quot;&quot;;&quot;&quot;;[$work.Y52]/SQRT([$work.$T51]))" office:value-type="float" office:value="4.49866143240508" calcext:value-type="float">
            <text:p>4.49866143240508</text:p>
          </table:table-cell>
          <table:table-cell table:formula="of:=IF([$work.Z52]=&quot;&quot;;&quot;&quot;;[$work.Z52]/SQRT([$work.$T51]))" office:value-type="float" office:value="0" calcext:value-type="float">
            <text:p>0</text:p>
          </table:table-cell>
          <table:table-cell table:formula="of:=IF([$work.AA52]=&quot;&quot;;&quot;&quot;;[$work.AA52]/SQRT([$work.$T51]))" office:value-type="float" office:value="0" calcext:value-type="float">
            <text:p>0</text:p>
          </table:table-cell>
          <table:table-cell table:formula="of:=IF([$work.AB52]=&quot;&quot;;&quot;&quot;;[$work.AB52]/SQRT([$work.$T51]))" office:value-type="float" office:value="2.64433513465762" calcext:value-type="float">
            <text:p>2.64433513465762</text:p>
          </table:table-cell>
          <table:table-cell table:formula="of:=IF([$work.AC52]=&quot;&quot;;&quot;&quot;;[$work.AC52]/SQRT([$work.$T51]))" office:value-type="float" office:value="2.64433513465762" calcext:value-type="float">
            <text:p>2.64433513465762</text:p>
          </table:table-cell>
          <table:table-cell table:formula="of:=IF([$work.AD52]=&quot;&quot;;&quot;&quot;;[$work.AD52]/SQRT([$work.$T51]))" office:value-type="float" office:value="197.257243333858" calcext:value-type="float">
            <text:p>197.257243333858</text:p>
          </table:table-cell>
          <table:table-cell table:formula="of:=IF([$work.AE52]=&quot;&quot;;&quot;&quot;;[$work.AE52]/SQRT([$work.$T51]))" office:value-type="float" office:value="43.8349429630796" calcext:value-type="float">
            <text:p>43.8349429630796</text:p>
          </table:table-cell>
          <table:table-cell table:formula="of:=IF([$work.AF52]=&quot;&quot;;&quot;&quot;;[$work.AF52]/SQRT([$work.$T51]))" office:value-type="float" office:value="0" calcext:value-type="float">
            <text:p>0</text:p>
          </table:table-cell>
          <table:table-cell table:formula="of:=IF([$work.AG52]=&quot;&quot;;&quot;&quot;;[$work.AG52]/SQRT([$work.$T51]))" office:value-type="float" office:value="43.8349429630796" calcext:value-type="float">
            <text:p>43.8349429630796</text:p>
          </table:table-cell>
          <table:table-cell table:formula="of:=IF([$work.AH52]=&quot;&quot;;&quot;&quot;;[$work.AH52])" office:value-type="float" office:value="2864.9424112622" calcext:value-type="float">
            <text:p>2864.9424112622</text:p>
          </table:table-cell>
          <table:table-cell table:formula="of:=IF([$work.AI52]=&quot;&quot;;&quot;&quot;;[$work.AI52])" office:value-type="float" office:value="5184.35354370903" calcext:value-type="float">
            <text:p>5184.35354370903</text:p>
          </table:table-cell>
          <table:table-cell table:formula="of:=IF([$work.AJ52]=&quot;&quot;;&quot;&quot;;[$work.AJ52])" office:value-type="float" office:value="3405.05450518868" calcext:value-type="float">
            <text:p>3405.05450518868</text:p>
          </table:table-cell>
          <table:table-cell table:formula="of:=IF([$work.AK52]=&quot;&quot;;&quot;&quot;;[$work.AK52])" office:value-type="float" office:value="3047.38830252165" calcext:value-type="float">
            <text:p>3047.38830252165</text:p>
          </table:table-cell>
          <table:table-cell table:formula="of:=IF([$work.AL52]=&quot;&quot;;&quot;&quot;;[$work.AL52])" office:value-type="float" office:value="0.0298552416090959" calcext:value-type="float">
            <text:p>0.029855241609096</text:p>
          </table:table-cell>
          <table:table-cell table:formula="of:=IF([$work.AM52]=&quot;&quot;;&quot;&quot;;[$work.AM52])" office:value-type="float" office:value="0.0540255633153248" calcext:value-type="float">
            <text:p>0.054025563315325</text:p>
          </table:table-cell>
          <table:table-cell table:formula="of:=IF([$work.AN52]=&quot;&quot;;&quot;&quot;;[$work.AN52])" office:value-type="float" office:value="0.0354836887976959" calcext:value-type="float">
            <text:p>0.035483688797696</text:p>
          </table:table-cell>
          <table:table-cell table:formula="of:=IF([$work.AO52]=&quot;&quot;;&quot;&quot;;[$work.AO52])" office:value-type="float" office:value="0.0317564896560812" calcext:value-type="float">
            <text:p>0.031756489656081</text:p>
          </table:table-cell>
          <table:table-cell table:formula="of:=IF([$work.AP52]=&quot;&quot;;&quot;&quot;;[$work.AP52])" office:value-type="float" office:value="0.9" calcext:value-type="float">
            <text:p>0.9</text:p>
          </table:table-cell>
          <table:table-cell table:formula="of:=IF([$work.AQ52]=&quot;&quot;;&quot;&quot;;[$work.AQ52])" office:value-type="float" office:value="0.2" calcext:value-type="float">
            <text:p>0.2</text:p>
          </table:table-cell>
          <table:table-cell table:formula="of:=IF([$work.AR52]=&quot;&quot;;&quot;&quot;;[$work.AR52])" office:value-type="float" office:value="0" calcext:value-type="float">
            <text:p>0</text:p>
          </table:table-cell>
          <table:table-cell table:formula="of:=IF([$work.AS52]=&quot;&quot;;&quot;&quot;;[$work.AS52])" office:value-type="float" office:value="0.2" calcext:value-type="float">
            <text:p>0.2</text:p>
          </table:table-cell>
        </table:table-row>
        <table:table-row table:style-name="ro1">
          <table:table-cell table:formula="of:=[$work.A53]" office:value-type="float" office:value="61" calcext:value-type="float">
            <text:p>61</text:p>
          </table:table-cell>
          <table:table-cell table:formula="of:=IF([$work.H53]=&quot;&quot;;&quot;&quot;;[$work.H53])" office:value-type="float" office:value="0.9" calcext:value-type="float">
            <text:p>0.9</text:p>
          </table:table-cell>
          <table:table-cell table:formula="of:=IF([$work.I53]=&quot;&quot;;&quot;&quot;;[$work.I53])" office:value-type="float" office:value="1" calcext:value-type="float">
            <text:p>1</text:p>
          </table:table-cell>
          <table:table-cell table:formula="of:=IF([$work.J53]=&quot;&quot;;&quot;&quot;;[$work.J53])" office:value-type="float" office:value="0.2" calcext:value-type="float">
            <text:p>0.2</text:p>
          </table:table-cell>
          <table:table-cell table:formula="of:=IF([$work.K53]=&quot;&quot;;&quot;&quot;;[$work.K53])" office:value-type="float" office:value="1" calcext:value-type="float">
            <text:p>1</text:p>
          </table:table-cell>
          <table:table-cell table:formula="of:=IF([$work.L53]=&quot;&quot;;&quot;&quot;;[$work.L53])" office:value-type="float" office:value="0" calcext:value-type="float">
            <text:p>0</text:p>
          </table:table-cell>
          <table:table-cell table:formula="of:=IF([$work.M53]=&quot;&quot;;&quot;&quot;;[$work.M53])" office:value-type="float" office:value="0" calcext:value-type="float">
            <text:p>0</text:p>
          </table:table-cell>
          <table:table-cell table:formula="of:=IF([$work.N53]=&quot;&quot;;&quot;&quot;;[$work.N53])" office:value-type="float" office:value="0.2" calcext:value-type="float">
            <text:p>0.2</text:p>
          </table:table-cell>
          <table:table-cell table:formula="of:=IF([$work.O53]=&quot;&quot;;&quot;&quot;;[$work.O53])" office:value-type="float" office:value="1" calcext:value-type="float">
            <text:p>1</text:p>
          </table:table-cell>
          <table:table-cell table:formula="of:=IF([$work.P53]=&quot;&quot;;&quot;&quot;;[$work.P53]/SQRT([$work.$T52]))" office:value-type="float" office:value="10.0526232206576" calcext:value-type="float">
            <text:p>10.0526232206576</text:p>
          </table:table-cell>
          <table:table-cell table:formula="of:=IF([$work.Q53]=&quot;&quot;;&quot;&quot;;[$work.Q53]/SQRT([$work.$T52]))" office:value-type="float" office:value="17.4294804000166" calcext:value-type="float">
            <text:p>17.4294804000166</text:p>
          </table:table-cell>
          <table:table-cell table:formula="of:=IF([$work.R53]=&quot;&quot;;&quot;&quot;;[$work.R53]/SQRT([$work.$T52]))" office:value-type="float" office:value="12.3934316497995" calcext:value-type="float">
            <text:p>12.3934316497995</text:p>
          </table:table-cell>
          <table:table-cell table:formula="of:=IF([$work.S53]=&quot;&quot;;&quot;&quot;;[$work.S53]/SQRT([$work.$T52]))" office:value-type="float" office:value="10.3797911209037" calcext:value-type="float">
            <text:p>10.3797911209037</text:p>
          </table:table-cell>
          <table:table-cell table:formula="of:=IF([$work.T53]=&quot;&quot;;&quot;&quot;;[$work.T53]/SQRT([$work.$T52]))" office:value-type="float" office:value="320.636226809065" calcext:value-type="float">
            <text:p>320.636226809065</text:p>
          </table:table-cell>
          <table:table-cell table:formula="of:=IF([$work.U53]=&quot;&quot;;&quot;&quot;;[$work.U53]/SQRT([$work.$T52]))" office:value-type="float" office:value="281.862169785325" calcext:value-type="float">
            <text:p>281.862169785325</text:p>
          </table:table-cell>
          <table:table-cell table:formula="of:=IF([$work.V53]=&quot;&quot;;&quot;&quot;;[$work.V53]/SQRT([$work.$T52]))" office:value-type="float" office:value="13.738646654445" calcext:value-type="float">
            <text:p>13.738646654445</text:p>
          </table:table-cell>
          <table:table-cell table:formula="of:=IF([$work.W53]=&quot;&quot;;&quot;&quot;;[$work.W53]/SQRT([$work.$T52]))" office:value-type="float" office:value="13.738646654445" calcext:value-type="float">
            <text:p>13.738646654445</text:p>
          </table:table-cell>
          <table:table-cell table:formula="of:=IF([$work.X53]=&quot;&quot;;&quot;&quot;;[$work.X53]/SQRT([$work.$T52]))" office:value-type="float" office:value="5.50768826299641" calcext:value-type="float">
            <text:p>5.50768826299641</text:p>
          </table:table-cell>
          <table:table-cell table:formula="of:=IF([$work.Y53]=&quot;&quot;;&quot;&quot;;[$work.Y53]/SQRT([$work.$T52]))" office:value-type="float" office:value="5.50768826299641" calcext:value-type="float">
            <text:p>5.50768826299641</text:p>
          </table:table-cell>
          <table:table-cell table:formula="of:=IF([$work.Z53]=&quot;&quot;;&quot;&quot;;[$work.Z53]/SQRT([$work.$T52]))" office:value-type="float" office:value="0" calcext:value-type="float">
            <text:p>0</text:p>
          </table:table-cell>
          <table:table-cell table:formula="of:=IF([$work.AA53]=&quot;&quot;;&quot;&quot;;[$work.AA53]/SQRT([$work.$T52]))" office:value-type="float" office:value="0" calcext:value-type="float">
            <text:p>0</text:p>
          </table:table-cell>
          <table:table-cell table:formula="of:=IF([$work.AB53]=&quot;&quot;;&quot;&quot;;[$work.AB53]/SQRT([$work.$T52]))" office:value-type="float" office:value="3.09234202236436" calcext:value-type="float">
            <text:p>3.09234202236436</text:p>
          </table:table-cell>
          <table:table-cell table:formula="of:=IF([$work.AC53]=&quot;&quot;;&quot;&quot;;[$work.AC53]/SQRT([$work.$T52]))" office:value-type="float" office:value="3.09234202236436" calcext:value-type="float">
            <text:p>3.09234202236436</text:p>
          </table:table-cell>
          <table:table-cell table:formula="of:=IF([$work.AD53]=&quot;&quot;;&quot;&quot;;[$work.AD53]/SQRT([$work.$T52]))" office:value-type="float" office:value="196.709502178668" calcext:value-type="float">
            <text:p>196.709502178668</text:p>
          </table:table-cell>
          <table:table-cell table:formula="of:=IF([$work.AE53]=&quot;&quot;;&quot;&quot;;[$work.AE53]/SQRT([$work.$T52]))" office:value-type="float" office:value="43.7132227063707" calcext:value-type="float">
            <text:p>43.7132227063707</text:p>
          </table:table-cell>
          <table:table-cell table:formula="of:=IF([$work.AF53]=&quot;&quot;;&quot;&quot;;[$work.AF53]/SQRT([$work.$T52]))" office:value-type="float" office:value="0" calcext:value-type="float">
            <text:p>0</text:p>
          </table:table-cell>
          <table:table-cell table:formula="of:=IF([$work.AG53]=&quot;&quot;;&quot;&quot;;[$work.AG53]/SQRT([$work.$T52]))" office:value-type="float" office:value="43.7132227063707" calcext:value-type="float">
            <text:p>43.7132227063707</text:p>
          </table:table-cell>
          <table:table-cell table:formula="of:=IF([$work.AH53]=&quot;&quot;;&quot;&quot;;[$work.AH53])" office:value-type="float" office:value="3919.31386539931" calcext:value-type="float">
            <text:p>3919.31386539931</text:p>
          </table:table-cell>
          <table:table-cell table:formula="of:=IF([$work.AI53]=&quot;&quot;;&quot;&quot;;[$work.AI53])" office:value-type="float" office:value="7070.46464129976" calcext:value-type="float">
            <text:p>7070.46464129976</text:p>
          </table:table-cell>
          <table:table-cell table:formula="of:=IF([$work.AJ53]=&quot;&quot;;&quot;&quot;;[$work.AJ53])" office:value-type="float" office:value="4620.19259669389" calcext:value-type="float">
            <text:p>4620.19259669389</text:p>
          </table:table-cell>
          <table:table-cell table:formula="of:=IF([$work.AK53]=&quot;&quot;;&quot;&quot;;[$work.AK53])" office:value-type="float" office:value="3969.77713405252" calcext:value-type="float">
            <text:p>3969.77713405252</text:p>
          </table:table-cell>
          <table:table-cell table:formula="of:=IF([$work.AL53]=&quot;&quot;;&quot;&quot;;[$work.AL53])" office:value-type="float" office:value="0.031811286407767" calcext:value-type="float">
            <text:p>0.031811286407767</text:p>
          </table:table-cell>
          <table:table-cell table:formula="of:=IF([$work.AM53]=&quot;&quot;;&quot;&quot;;[$work.AM53])" office:value-type="float" office:value="0.0573877427184466" calcext:value-type="float">
            <text:p>0.057387742718447</text:p>
          </table:table-cell>
          <table:table-cell table:formula="of:=IF([$work.AN53]=&quot;&quot;;&quot;&quot;;[$work.AN53])" office:value-type="float" office:value="0.0375" calcext:value-type="float">
            <text:p>0.0375</text:p>
          </table:table-cell>
          <table:table-cell table:formula="of:=IF([$work.AO53]=&quot;&quot;;&quot;&quot;;[$work.AO53])" office:value-type="float" office:value="0.0322208737864078" calcext:value-type="float">
            <text:p>0.032220873786408</text:p>
          </table:table-cell>
          <table:table-cell table:formula="of:=IF([$work.AP53]=&quot;&quot;;&quot;&quot;;[$work.AP53])" office:value-type="float" office:value="0.9" calcext:value-type="float">
            <text:p>0.9</text:p>
          </table:table-cell>
          <table:table-cell table:formula="of:=IF([$work.AQ53]=&quot;&quot;;&quot;&quot;;[$work.AQ53])" office:value-type="float" office:value="0.2" calcext:value-type="float">
            <text:p>0.2</text:p>
          </table:table-cell>
          <table:table-cell table:formula="of:=IF([$work.AR53]=&quot;&quot;;&quot;&quot;;[$work.AR53])" office:value-type="float" office:value="0" calcext:value-type="float">
            <text:p>0</text:p>
          </table:table-cell>
          <table:table-cell table:formula="of:=IF([$work.AS53]=&quot;&quot;;&quot;&quot;;[$work.AS53])" office:value-type="float" office:value="0.2" calcext:value-type="float">
            <text:p>0.2</text:p>
          </table:table-cell>
        </table:table-row>
        <table:table-row table:style-name="ro1">
          <table:table-cell table:formula="of:=[$work.A54]" office:value-type="float" office:value="62" calcext:value-type="float">
            <text:p>62</text:p>
          </table:table-cell>
          <table:table-cell table:formula="of:=IF([$work.H54]=&quot;&quot;;&quot;&quot;;[$work.H54])" office:value-type="float" office:value="0" calcext:value-type="float">
            <text:p>0</text:p>
          </table:table-cell>
          <table:table-cell table:formula="of:=IF([$work.I54]=&quot;&quot;;&quot;&quot;;[$work.I54])" office:value-type="float" office:value="0" calcext:value-type="float">
            <text:p>0</text:p>
          </table:table-cell>
          <table:table-cell table:formula="of:=IF([$work.J54]=&quot;&quot;;&quot;&quot;;[$work.J54])" office:value-type="float" office:value="0" calcext:value-type="float">
            <text:p>0</text:p>
          </table:table-cell>
          <table:table-cell table:formula="of:=IF([$work.K54]=&quot;&quot;;&quot;&quot;;[$work.K54])" office:value-type="float" office:value="0" calcext:value-type="float">
            <text:p>0</text:p>
          </table:table-cell>
          <table:table-cell table:formula="of:=IF([$work.L54]=&quot;&quot;;&quot;&quot;;[$work.L54])" office:value-type="float" office:value="0" calcext:value-type="float">
            <text:p>0</text:p>
          </table:table-cell>
          <table:table-cell table:formula="of:=IF([$work.M54]=&quot;&quot;;&quot;&quot;;[$work.M54])" office:value-type="float" office:value="0" calcext:value-type="float">
            <text:p>0</text:p>
          </table:table-cell>
          <table:table-cell table:formula="of:=IF([$work.N54]=&quot;&quot;;&quot;&quot;;[$work.N54])" office:value-type="float" office:value="0" calcext:value-type="float">
            <text:p>0</text:p>
          </table:table-cell>
          <table:table-cell table:formula="of:=IF([$work.O54]=&quot;&quot;;&quot;&quot;;[$work.O54])" office:value-type="float" office:value="0" calcext:value-type="float">
            <text:p>0</text:p>
          </table:table-cell>
          <table:table-cell table:formula="of:=IF([$work.P54]=&quot;&quot;;&quot;&quot;;[$work.P54]/SQRT([$work.$T53]))" office:value-type="float" office:value="7.84539656085125" calcext:value-type="float">
            <text:p>7.84539656085125</text:p>
          </table:table-cell>
          <table:table-cell table:formula="of:=IF([$work.Q54]=&quot;&quot;;&quot;&quot;;[$work.Q54]/SQRT([$work.$T53]))" office:value-type="float" office:value="13.9411755856975" calcext:value-type="float">
            <text:p>13.9411755856975</text:p>
          </table:table-cell>
          <table:table-cell table:formula="of:=IF([$work.R54]=&quot;&quot;;&quot;&quot;;[$work.R54]/SQRT([$work.$T53]))" office:value-type="float" office:value="11.3272051633792" calcext:value-type="float">
            <text:p>11.3272051633792</text:p>
          </table:table-cell>
          <table:table-cell table:formula="of:=IF([$work.S54]=&quot;&quot;;&quot;&quot;;[$work.S54]/SQRT([$work.$T53]))" office:value-type="float" office:value="10.1212934752164" calcext:value-type="float">
            <text:p>10.1212934752164</text:p>
          </table:table-cell>
          <table:table-cell table:formula="of:=IF([$work.T54]=&quot;&quot;;&quot;&quot;;[$work.T54]/SQRT([$work.$T53]))" office:value-type="float" office:value="295.378657721965" calcext:value-type="float">
            <text:p>295.378657721965</text:p>
          </table:table-cell>
          <table:table-cell table:formula="of:=IF([$work.U54]=&quot;&quot;;&quot;&quot;;[$work.U54]/SQRT([$work.$T53]))" office:value-type="float" office:value="310.617689483713" calcext:value-type="float">
            <text:p>310.617689483713</text:p>
          </table:table-cell>
          <table:table-cell table:formula="of:=IF([$work.V54]=&quot;&quot;;&quot;&quot;;[$work.V54]/SQRT([$work.$T53]))" office:value-type="float" office:value="14.9023118144391" calcext:value-type="float">
            <text:p>14.9023118144391</text:p>
          </table:table-cell>
          <table:table-cell table:formula="of:=IF([$work.W54]=&quot;&quot;;&quot;&quot;;[$work.W54]/SQRT([$work.$T53]))" office:value-type="float" office:value="14.9023118144391" calcext:value-type="float">
            <text:p>14.9023118144391</text:p>
          </table:table-cell>
          <table:table-cell table:formula="of:=IF([$work.X54]=&quot;&quot;;&quot;&quot;;[$work.X54]/SQRT([$work.$T53]))" office:value-type="float" office:value="5.74177496832538" calcext:value-type="float">
            <text:p>5.74177496832538</text:p>
          </table:table-cell>
          <table:table-cell table:formula="of:=IF([$work.Y54]=&quot;&quot;;&quot;&quot;;[$work.Y54]/SQRT([$work.$T53]))" office:value-type="float" office:value="5.74177496832538" calcext:value-type="float">
            <text:p>5.74177496832538</text:p>
          </table:table-cell>
          <table:table-cell table:formula="of:=IF([$work.Z54]=&quot;&quot;;&quot;&quot;;[$work.Z54]/SQRT([$work.$T53]))" office:value-type="float" office:value="0" calcext:value-type="float">
            <text:p>0</text:p>
          </table:table-cell>
          <table:table-cell table:formula="of:=IF([$work.AA54]=&quot;&quot;;&quot;&quot;;[$work.AA54]/SQRT([$work.$T53]))" office:value-type="float" office:value="0" calcext:value-type="float">
            <text:p>0</text:p>
          </table:table-cell>
          <table:table-cell table:formula="of:=IF([$work.AB54]=&quot;&quot;;&quot;&quot;;[$work.AB54]/SQRT([$work.$T53]))" office:value-type="float" office:value="3.41940341689098" calcext:value-type="float">
            <text:p>3.41940341689098</text:p>
          </table:table-cell>
          <table:table-cell table:formula="of:=IF([$work.AC54]=&quot;&quot;;&quot;&quot;;[$work.AC54]/SQRT([$work.$T53]))" office:value-type="float" office:value="3.41940341689098" calcext:value-type="float">
            <text:p>3.41940341689098</text:p>
          </table:table-cell>
          <table:table-cell table:formula="of:=IF([$work.AD54]=&quot;&quot;;&quot;&quot;;[$work.AD54]/SQRT([$work.$T53]))" office:value-type="float" office:value="0" calcext:value-type="float">
            <text:p>0</text:p>
          </table:table-cell>
          <table:table-cell table:formula="of:=IF([$work.AE54]=&quot;&quot;;&quot;&quot;;[$work.AE54]/SQRT([$work.$T53]))" office:value-type="float" office:value="0" calcext:value-type="float">
            <text:p>0</text:p>
          </table:table-cell>
          <table:table-cell table:formula="of:=IF([$work.AF54]=&quot;&quot;;&quot;&quot;;[$work.AF54]/SQRT([$work.$T53]))" office:value-type="float" office:value="0" calcext:value-type="float">
            <text:p>0</text:p>
          </table:table-cell>
          <table:table-cell table:formula="of:=IF([$work.AG54]=&quot;&quot;;&quot;&quot;;[$work.AG54]/SQRT([$work.$T53]))" office:value-type="float" office:value="0" calcext:value-type="float">
            <text:p>0</text:p>
          </table:table-cell>
          <table:table-cell table:formula="of:=IF([$work.AH54]=&quot;&quot;;&quot;&quot;;[$work.AH54])" office:value-type="float" office:value="4750.8545133749" calcext:value-type="float">
            <text:p>4750.8545133749</text:p>
          </table:table-cell>
          <table:table-cell table:formula="of:=IF([$work.AI54]=&quot;&quot;;&quot;&quot;;[$work.AI54])" office:value-type="float" office:value="8237.1460470177" calcext:value-type="float">
            <text:p>8237.1460470177</text:p>
          </table:table-cell>
          <table:table-cell table:formula="of:=IF([$work.AJ54]=&quot;&quot;;&quot;&quot;;[$work.AJ54])" office:value-type="float" office:value="5857.11703276208" calcext:value-type="float">
            <text:p>5857.11703276208</text:p>
          </table:table-cell>
          <table:table-cell table:formula="of:=IF([$work.AK54]=&quot;&quot;;&quot;&quot;;[$work.AK54])" office:value-type="float" office:value="4905.47356766529" calcext:value-type="float">
            <text:p>4905.47356766529</text:p>
          </table:table-cell>
          <table:table-cell table:formula="of:=IF([$work.AL54]=&quot;&quot;;&quot;&quot;;[$work.AL54])" office:value-type="float" office:value="0.0313521130182331" calcext:value-type="float">
            <text:p>0.031352113018233</text:p>
          </table:table-cell>
          <table:table-cell table:formula="of:=IF([$work.AM54]=&quot;&quot;;&quot;&quot;;[$work.AM54])" office:value-type="float" office:value="0.0543590491114269" calcext:value-type="float">
            <text:p>0.054359049111427</text:p>
          </table:table-cell>
          <table:table-cell table:formula="of:=IF([$work.AN54]=&quot;&quot;;&quot;&quot;;[$work.AN54])" office:value-type="float" office:value="0.0386526244184493" calcext:value-type="float">
            <text:p>0.038652624418449</text:p>
          </table:table-cell>
          <table:table-cell table:formula="of:=IF([$work.AO54]=&quot;&quot;;&quot;&quot;;[$work.AO54])" office:value-type="float" office:value="0.0323724839959671" calcext:value-type="float">
            <text:p>0.032372483995967</text:p>
          </table:table-cell>
          <table:table-cell table:formula="of:=IF([$work.AP54]=&quot;&quot;;&quot;&quot;;[$work.AP54])" office:value-type="float" office:value="0.9" calcext:value-type="float">
            <text:p>0.9</text:p>
          </table:table-cell>
          <table:table-cell table:formula="of:=IF([$work.AQ54]=&quot;&quot;;&quot;&quot;;[$work.AQ54])" office:value-type="float" office:value="0.2" calcext:value-type="float">
            <text:p>0.2</text:p>
          </table:table-cell>
          <table:table-cell table:formula="of:=IF([$work.AR54]=&quot;&quot;;&quot;&quot;;[$work.AR54])" office:value-type="float" office:value="0" calcext:value-type="float">
            <text:p>0</text:p>
          </table:table-cell>
          <table:table-cell table:formula="of:=IF([$work.AS54]=&quot;&quot;;&quot;&quot;;[$work.AS54])" office:value-type="float" office:value="0.2" calcext:value-type="float">
            <text:p>0.2</text:p>
          </table:table-cell>
        </table:table-row>
        <table:table-row table:style-name="ro1">
          <table:table-cell table:formula="of:=[$work.A55]" office:value-type="float" office:value="63" calcext:value-type="float">
            <text:p>63</text:p>
          </table:table-cell>
          <table:table-cell table:formula="of:=IF([$work.H55]=&quot;&quot;;&quot;&quot;;[$work.H55])" office:value-type="float" office:value="0" calcext:value-type="float">
            <text:p>0</text:p>
          </table:table-cell>
          <table:table-cell table:formula="of:=IF([$work.I55]=&quot;&quot;;&quot;&quot;;[$work.I55])" office:value-type="float" office:value="0" calcext:value-type="float">
            <text:p>0</text:p>
          </table:table-cell>
          <table:table-cell table:formula="of:=IF([$work.J55]=&quot;&quot;;&quot;&quot;;[$work.J55])" office:value-type="float" office:value="0" calcext:value-type="float">
            <text:p>0</text:p>
          </table:table-cell>
          <table:table-cell table:formula="of:=IF([$work.K55]=&quot;&quot;;&quot;&quot;;[$work.K55])" office:value-type="float" office:value="0" calcext:value-type="float">
            <text:p>0</text:p>
          </table:table-cell>
          <table:table-cell table:formula="of:=IF([$work.L55]=&quot;&quot;;&quot;&quot;;[$work.L55])" office:value-type="float" office:value="0" calcext:value-type="float">
            <text:p>0</text:p>
          </table:table-cell>
          <table:table-cell table:formula="of:=IF([$work.M55]=&quot;&quot;;&quot;&quot;;[$work.M55])" office:value-type="float" office:value="0" calcext:value-type="float">
            <text:p>0</text:p>
          </table:table-cell>
          <table:table-cell table:formula="of:=IF([$work.N55]=&quot;&quot;;&quot;&quot;;[$work.N55])" office:value-type="float" office:value="0" calcext:value-type="float">
            <text:p>0</text:p>
          </table:table-cell>
          <table:table-cell table:formula="of:=IF([$work.O55]=&quot;&quot;;&quot;&quot;;[$work.O55])" office:value-type="float" office:value="0" calcext:value-type="float">
            <text:p>0</text:p>
          </table:table-cell>
          <table:table-cell table:formula="of:=IF([$work.P55]=&quot;&quot;;&quot;&quot;;[$work.P55]/SQRT([$work.$T54]))" office:value-type="float" office:value="5.89794124372685" calcext:value-type="float">
            <text:p>5.89794124372685</text:p>
          </table:table-cell>
          <table:table-cell table:formula="of:=IF([$work.Q55]=&quot;&quot;;&quot;&quot;;[$work.Q55]/SQRT([$work.$T54]))" office:value-type="float" office:value="10.5214874953613" calcext:value-type="float">
            <text:p>10.5214874953613</text:p>
          </table:table-cell>
          <table:table-cell table:formula="of:=IF([$work.R55]=&quot;&quot;;&quot;&quot;;[$work.R55]/SQRT([$work.$T54]))" office:value-type="float" office:value="10.6485834918773" calcext:value-type="float">
            <text:p>10.6485834918773</text:p>
          </table:table-cell>
          <table:table-cell table:formula="of:=IF([$work.S55]=&quot;&quot;;&quot;&quot;;[$work.S55]/SQRT([$work.$T54]))" office:value-type="float" office:value="9.47723930777076" calcext:value-type="float">
            <text:p>9.47723930777076</text:p>
          </table:table-cell>
          <table:table-cell table:formula="of:=IF([$work.T55]=&quot;&quot;;&quot;&quot;;[$work.T55]/SQRT([$work.$T54]))" office:value-type="float" office:value="262.872306091255" calcext:value-type="float">
            <text:p>262.872306091255</text:p>
          </table:table-cell>
          <table:table-cell table:formula="of:=IF([$work.U55]=&quot;&quot;;&quot;&quot;;[$work.U55]/SQRT([$work.$T54]))" office:value-type="float" office:value="300.013965001196" calcext:value-type="float">
            <text:p>300.013965001196</text:p>
          </table:table-cell>
          <table:table-cell table:formula="of:=IF([$work.V55]=&quot;&quot;;&quot;&quot;;[$work.V55]/SQRT([$work.$T54]))" office:value-type="float" office:value="0" calcext:value-type="float">
            <text:p>0</text:p>
          </table:table-cell>
          <table:table-cell table:formula="of:=IF([$work.W55]=&quot;&quot;;&quot;&quot;;[$work.W55]/SQRT([$work.$T54]))" office:value-type="float" office:value="0" calcext:value-type="float">
            <text:p>0</text:p>
          </table:table-cell>
          <table:table-cell table:formula="of:=IF([$work.X55]=&quot;&quot;;&quot;&quot;;[$work.X55]/SQRT([$work.$T54]))" office:value-type="float" office:value="0" calcext:value-type="float">
            <text:p>0</text:p>
          </table:table-cell>
          <table:table-cell table:formula="of:=IF([$work.Y55]=&quot;&quot;;&quot;&quot;;[$work.Y55]/SQRT([$work.$T54]))" office:value-type="float" office:value="0" calcext:value-type="float">
            <text:p>0</text:p>
          </table:table-cell>
          <table:table-cell table:formula="of:=IF([$work.Z55]=&quot;&quot;;&quot;&quot;;[$work.Z55]/SQRT([$work.$T54]))" office:value-type="float" office:value="0" calcext:value-type="float">
            <text:p>0</text:p>
          </table:table-cell>
          <table:table-cell table:formula="of:=IF([$work.AA55]=&quot;&quot;;&quot;&quot;;[$work.AA55]/SQRT([$work.$T54]))" office:value-type="float" office:value="0" calcext:value-type="float">
            <text:p>0</text:p>
          </table:table-cell>
          <table:table-cell table:formula="of:=IF([$work.AB55]=&quot;&quot;;&quot;&quot;;[$work.AB55]/SQRT([$work.$T54]))" office:value-type="float" office:value="0" calcext:value-type="float">
            <text:p>0</text:p>
          </table:table-cell>
          <table:table-cell table:formula="of:=IF([$work.AC55]=&quot;&quot;;&quot;&quot;;[$work.AC55]/SQRT([$work.$T54]))" office:value-type="float" office:value="0" calcext:value-type="float">
            <text:p>0</text:p>
          </table:table-cell>
          <table:table-cell table:formula="of:=IF([$work.AD55]=&quot;&quot;;&quot;&quot;;[$work.AD55]/SQRT([$work.$T54]))" office:value-type="float" office:value="0" calcext:value-type="float">
            <text:p>0</text:p>
          </table:table-cell>
          <table:table-cell table:formula="of:=IF([$work.AE55]=&quot;&quot;;&quot;&quot;;[$work.AE55]/SQRT([$work.$T54]))" office:value-type="float" office:value="0" calcext:value-type="float">
            <text:p>0</text:p>
          </table:table-cell>
          <table:table-cell table:formula="of:=IF([$work.AF55]=&quot;&quot;;&quot;&quot;;[$work.AF55]/SQRT([$work.$T54]))" office:value-type="float" office:value="0" calcext:value-type="float">
            <text:p>0</text:p>
          </table:table-cell>
          <table:table-cell table:formula="of:=IF([$work.AG55]=&quot;&quot;;&quot;&quot;;[$work.AG55]/SQRT([$work.$T54]))" office:value-type="float" office:value="0" calcext:value-type="float">
            <text:p>0</text:p>
          </table:table-cell>
          <table:table-cell table:formula="of:=IF([$work.AH55]=&quot;&quot;;&quot;&quot;;[$work.AH55])" office:value-type="float" office:value="3946.518337647" calcext:value-type="float">
            <text:p>3946.518337647</text:p>
          </table:table-cell>
          <table:table-cell table:formula="of:=IF([$work.AI55]=&quot;&quot;;&quot;&quot;;[$work.AI55])" office:value-type="float" office:value="7012.91574881741" calcext:value-type="float">
            <text:p>7012.91574881741</text:p>
          </table:table-cell>
          <table:table-cell table:formula="of:=IF([$work.AJ55]=&quot;&quot;;&quot;&quot;;[$work.AJ55])" office:value-type="float" office:value="5697.99404591415" calcext:value-type="float">
            <text:p>5697.99404591415</text:p>
          </table:table-cell>
          <table:table-cell table:formula="of:=IF([$work.AK55]=&quot;&quot;;&quot;&quot;;[$work.AK55])" office:value-type="float" office:value="5091.37683364144" calcext:value-type="float">
            <text:p>5091.37683364144</text:p>
          </table:table-cell>
          <table:table-cell table:formula="of:=IF([$work.AL55]=&quot;&quot;;&quot;&quot;;[$work.AL55])" office:value-type="float" office:value="0.0265604719764012" calcext:value-type="float">
            <text:p>0.026560471976401</text:p>
          </table:table-cell>
          <table:table-cell table:formula="of:=IF([$work.AM55]=&quot;&quot;;&quot;&quot;;[$work.AM55])" office:value-type="float" office:value="0.0471976401179941" calcext:value-type="float">
            <text:p>0.047197640117994</text:p>
          </table:table-cell>
          <table:table-cell table:formula="of:=IF([$work.AN55]=&quot;&quot;;&quot;&quot;;[$work.AN55])" office:value-type="float" office:value="0.0383480825958702" calcext:value-type="float">
            <text:p>0.03834808259587</text:p>
          </table:table-cell>
          <table:table-cell table:formula="of:=IF([$work.AO55]=&quot;&quot;;&quot;&quot;;[$work.AO55])" office:value-type="float" office:value="0.0342654867256637" calcext:value-type="float">
            <text:p>0.034265486725664</text:p>
          </table:table-cell>
          <table:table-cell table:formula="of:=IF([$work.AP55]=&quot;&quot;;&quot;&quot;;[$work.AP55])" office:value-type="float" office:value="0" calcext:value-type="float">
            <text:p>0</text:p>
          </table:table-cell>
          <table:table-cell table:formula="of:=IF([$work.AQ55]=&quot;&quot;;&quot;&quot;;[$work.AQ55])" office:value-type="float" office:value="0" calcext:value-type="float">
            <text:p>0</text:p>
          </table:table-cell>
          <table:table-cell table:formula="of:=IF([$work.AR55]=&quot;&quot;;&quot;&quot;;[$work.AR55])" office:value-type="float" office:value="0" calcext:value-type="float">
            <text:p>0</text:p>
          </table:table-cell>
          <table:table-cell table:formula="of:=IF([$work.AS55]=&quot;&quot;;&quot;&quot;;[$work.AS55])" office:value-type="float" office:value="0" calcext:value-type="float">
            <text:p>0</text:p>
          </table:table-cell>
        </table:table-row>
        <table:table-row table:style-name="ro1">
          <table:table-cell table:formula="of:=[$work.A56]" office:value-type="float" office:value="64" calcext:value-type="float">
            <text:p>64</text:p>
          </table:table-cell>
          <table:table-cell table:formula="of:=IF([$work.H56]=&quot;&quot;;&quot;&quot;;[$work.H56])" office:value-type="float" office:value="0" calcext:value-type="float">
            <text:p>0</text:p>
          </table:table-cell>
          <table:table-cell table:formula="of:=IF([$work.I56]=&quot;&quot;;&quot;&quot;;[$work.I56])" office:value-type="float" office:value="0" calcext:value-type="float">
            <text:p>0</text:p>
          </table:table-cell>
          <table:table-cell table:formula="of:=IF([$work.J56]=&quot;&quot;;&quot;&quot;;[$work.J56])" office:value-type="float" office:value="0" calcext:value-type="float">
            <text:p>0</text:p>
          </table:table-cell>
          <table:table-cell table:formula="of:=IF([$work.K56]=&quot;&quot;;&quot;&quot;;[$work.K56])" office:value-type="float" office:value="0" calcext:value-type="float">
            <text:p>0</text:p>
          </table:table-cell>
          <table:table-cell table:formula="of:=IF([$work.L56]=&quot;&quot;;&quot;&quot;;[$work.L56])" office:value-type="float" office:value="0" calcext:value-type="float">
            <text:p>0</text:p>
          </table:table-cell>
          <table:table-cell table:formula="of:=IF([$work.M56]=&quot;&quot;;&quot;&quot;;[$work.M56])" office:value-type="float" office:value="0" calcext:value-type="float">
            <text:p>0</text:p>
          </table:table-cell>
          <table:table-cell table:formula="of:=IF([$work.N56]=&quot;&quot;;&quot;&quot;;[$work.N56])" office:value-type="float" office:value="0" calcext:value-type="float">
            <text:p>0</text:p>
          </table:table-cell>
          <table:table-cell table:formula="of:=IF([$work.O56]=&quot;&quot;;&quot;&quot;;[$work.O56])" office:value-type="float" office:value="0" calcext:value-type="float">
            <text:p>0</text:p>
          </table:table-cell>
          <table:table-cell table:formula="of:=IF([$work.P56]=&quot;&quot;;&quot;&quot;;[$work.P56]/SQRT([$work.$T55]))" office:value-type="float" office:value="5.16203402926589" calcext:value-type="float">
            <text:p>5.16203402926589</text:p>
          </table:table-cell>
          <table:table-cell table:formula="of:=IF([$work.Q56]=&quot;&quot;;&quot;&quot;;[$work.Q56]/SQRT([$work.$T55]))" office:value-type="float" office:value="8.9323431977003" calcext:value-type="float">
            <text:p>8.9323431977003</text:p>
          </table:table-cell>
          <table:table-cell table:formula="of:=IF([$work.R56]=&quot;&quot;;&quot;&quot;;[$work.R56]/SQRT([$work.$T55]))" office:value-type="float" office:value="9.64447254207381" calcext:value-type="float">
            <text:p>9.64447254207381</text:p>
          </table:table-cell>
          <table:table-cell table:formula="of:=IF([$work.S56]=&quot;&quot;;&quot;&quot;;[$work.S56]/SQRT([$work.$T55]))" office:value-type="float" office:value="8.67930231391275" calcext:value-type="float">
            <text:p>8.67930231391275</text:p>
          </table:table-cell>
          <table:table-cell table:formula="of:=IF([$work.T56]=&quot;&quot;;&quot;&quot;;[$work.T56]/SQRT([$work.$T55]))" office:value-type="float" office:value="233.054268838096" calcext:value-type="float">
            <text:p>233.054268838096</text:p>
          </table:table-cell>
          <table:table-cell table:formula="of:=IF([$work.U56]=&quot;&quot;;&quot;&quot;;[$work.U56]/SQRT([$work.$T55]))" office:value-type="float" office:value="277.107120313822" calcext:value-type="float">
            <text:p>277.107120313822</text:p>
          </table:table-cell>
          <table:table-cell table:formula="of:=IF([$work.V56]=&quot;&quot;;&quot;&quot;;[$work.V56]/SQRT([$work.$T55]))" office:value-type="float" office:value="0" calcext:value-type="float">
            <text:p>0</text:p>
          </table:table-cell>
          <table:table-cell table:formula="of:=IF([$work.W56]=&quot;&quot;;&quot;&quot;;[$work.W56]/SQRT([$work.$T55]))" office:value-type="float" office:value="0" calcext:value-type="float">
            <text:p>0</text:p>
          </table:table-cell>
          <table:table-cell table:formula="of:=IF([$work.X56]=&quot;&quot;;&quot;&quot;;[$work.X56]/SQRT([$work.$T55]))" office:value-type="float" office:value="0" calcext:value-type="float">
            <text:p>0</text:p>
          </table:table-cell>
          <table:table-cell table:formula="of:=IF([$work.Y56]=&quot;&quot;;&quot;&quot;;[$work.Y56]/SQRT([$work.$T55]))" office:value-type="float" office:value="0" calcext:value-type="float">
            <text:p>0</text:p>
          </table:table-cell>
          <table:table-cell table:formula="of:=IF([$work.Z56]=&quot;&quot;;&quot;&quot;;[$work.Z56]/SQRT([$work.$T55]))" office:value-type="float" office:value="0" calcext:value-type="float">
            <text:p>0</text:p>
          </table:table-cell>
          <table:table-cell table:formula="of:=IF([$work.AA56]=&quot;&quot;;&quot;&quot;;[$work.AA56]/SQRT([$work.$T55]))" office:value-type="float" office:value="0" calcext:value-type="float">
            <text:p>0</text:p>
          </table:table-cell>
          <table:table-cell table:formula="of:=IF([$work.AB56]=&quot;&quot;;&quot;&quot;;[$work.AB56]/SQRT([$work.$T55]))" office:value-type="float" office:value="0" calcext:value-type="float">
            <text:p>0</text:p>
          </table:table-cell>
          <table:table-cell table:formula="of:=IF([$work.AC56]=&quot;&quot;;&quot;&quot;;[$work.AC56]/SQRT([$work.$T55]))" office:value-type="float" office:value="0" calcext:value-type="float">
            <text:p>0</text:p>
          </table:table-cell>
          <table:table-cell table:formula="of:=IF([$work.AD56]=&quot;&quot;;&quot;&quot;;[$work.AD56]/SQRT([$work.$T55]))" office:value-type="float" office:value="0" calcext:value-type="float">
            <text:p>0</text:p>
          </table:table-cell>
          <table:table-cell table:formula="of:=IF([$work.AE56]=&quot;&quot;;&quot;&quot;;[$work.AE56]/SQRT([$work.$T55]))" office:value-type="float" office:value="0" calcext:value-type="float">
            <text:p>0</text:p>
          </table:table-cell>
          <table:table-cell table:formula="of:=IF([$work.AF56]=&quot;&quot;;&quot;&quot;;[$work.AF56]/SQRT([$work.$T55]))" office:value-type="float" office:value="0" calcext:value-type="float">
            <text:p>0</text:p>
          </table:table-cell>
          <table:table-cell table:formula="of:=IF([$work.AG56]=&quot;&quot;;&quot;&quot;;[$work.AG56]/SQRT([$work.$T55]))" office:value-type="float" office:value="0" calcext:value-type="float">
            <text:p>0</text:p>
          </table:table-cell>
          <table:table-cell table:formula="of:=IF([$work.AH56]=&quot;&quot;;&quot;&quot;;[$work.AH56])" office:value-type="float" office:value="3000.51232546137" calcext:value-type="float">
            <text:p>3000.51232546137</text:p>
          </table:table-cell>
          <table:table-cell table:formula="of:=IF([$work.AI56]=&quot;&quot;;&quot;&quot;;[$work.AI56])" office:value-type="float" office:value="5352.69030453592" calcext:value-type="float">
            <text:p>5352.69030453592</text:p>
          </table:table-cell>
          <table:table-cell table:formula="of:=IF([$work.AJ56]=&quot;&quot;;&quot;&quot;;[$work.AJ56])" office:value-type="float" office:value="5417.3489859815" calcext:value-type="float">
            <text:p>5417.3489859815</text:p>
          </table:table-cell>
          <table:table-cell table:formula="of:=IF([$work.AK56]=&quot;&quot;;&quot;&quot;;[$work.AK56])" office:value-type="float" office:value="4821.44059752354" calcext:value-type="float">
            <text:p>4821.44059752354</text:p>
          </table:table-cell>
          <table:table-cell table:formula="of:=IF([$work.AL56]=&quot;&quot;;&quot;&quot;;[$work.AL56])" office:value-type="float" office:value="0.0224365256706783" calcext:value-type="float">
            <text:p>0.022436525670678</text:p>
          </table:table-cell>
          <table:table-cell table:formula="of:=IF([$work.AM56]=&quot;&quot;;&quot;&quot;;[$work.AM56])" office:value-type="float" office:value="0.0400250891842095" calcext:value-type="float">
            <text:p>0.04002508918421</text:p>
          </table:table-cell>
          <table:table-cell table:formula="of:=IF([$work.AN56]=&quot;&quot;;&quot;&quot;;[$work.AN56])" office:value-type="float" office:value="0.04050857867158" calcext:value-type="float">
            <text:p>0.04050857867158</text:p>
          </table:table-cell>
          <table:table-cell table:formula="of:=IF([$work.AO56]=&quot;&quot;;&quot;&quot;;[$work.AO56])" office:value-type="float" office:value="0.0360526350177062" calcext:value-type="float">
            <text:p>0.036052635017706</text:p>
          </table:table-cell>
          <table:table-cell table:formula="of:=IF([$work.AP56]=&quot;&quot;;&quot;&quot;;[$work.AP56])" office:value-type="float" office:value="0" calcext:value-type="float">
            <text:p>0</text:p>
          </table:table-cell>
          <table:table-cell table:formula="of:=IF([$work.AQ56]=&quot;&quot;;&quot;&quot;;[$work.AQ56])" office:value-type="float" office:value="0" calcext:value-type="float">
            <text:p>0</text:p>
          </table:table-cell>
          <table:table-cell table:formula="of:=IF([$work.AR56]=&quot;&quot;;&quot;&quot;;[$work.AR56])" office:value-type="float" office:value="0" calcext:value-type="float">
            <text:p>0</text:p>
          </table:table-cell>
          <table:table-cell table:formula="of:=IF([$work.AS56]=&quot;&quot;;&quot;&quot;;[$work.AS56])" office:value-type="float" office:value="0" calcext:value-type="float">
            <text:p>0</text:p>
          </table:table-cell>
        </table:table-row>
        <table:table-row table:style-name="ro1">
          <table:table-cell table:formula="of:=[$work.A57]" office:value-type="float" office:value="65" calcext:value-type="float">
            <text:p>65</text:p>
          </table:table-cell>
          <table:table-cell table:formula="of:=IF([$work.H57]=&quot;&quot;;&quot;&quot;;[$work.H57])" office:value-type="float" office:value="0" calcext:value-type="float">
            <text:p>0</text:p>
          </table:table-cell>
          <table:table-cell table:formula="of:=IF([$work.I57]=&quot;&quot;;&quot;&quot;;[$work.I57])" office:value-type="float" office:value="0" calcext:value-type="float">
            <text:p>0</text:p>
          </table:table-cell>
          <table:table-cell table:formula="of:=IF([$work.J57]=&quot;&quot;;&quot;&quot;;[$work.J57])" office:value-type="float" office:value="0" calcext:value-type="float">
            <text:p>0</text:p>
          </table:table-cell>
          <table:table-cell table:formula="of:=IF([$work.K57]=&quot;&quot;;&quot;&quot;;[$work.K57])" office:value-type="float" office:value="0" calcext:value-type="float">
            <text:p>0</text:p>
          </table:table-cell>
          <table:table-cell table:formula="of:=IF([$work.L57]=&quot;&quot;;&quot;&quot;;[$work.L57])" office:value-type="float" office:value="0" calcext:value-type="float">
            <text:p>0</text:p>
          </table:table-cell>
          <table:table-cell table:formula="of:=IF([$work.M57]=&quot;&quot;;&quot;&quot;;[$work.M57])" office:value-type="float" office:value="0" calcext:value-type="float">
            <text:p>0</text:p>
          </table:table-cell>
          <table:table-cell table:formula="of:=IF([$work.N57]=&quot;&quot;;&quot;&quot;;[$work.N57])" office:value-type="float" office:value="0" calcext:value-type="float">
            <text:p>0</text:p>
          </table:table-cell>
          <table:table-cell table:formula="of:=IF([$work.O57]=&quot;&quot;;&quot;&quot;;[$work.O57])" office:value-type="float" office:value="0" calcext:value-type="float">
            <text:p>0</text:p>
          </table:table-cell>
          <table:table-cell table:formula="of:=IF([$work.P57]=&quot;&quot;;&quot;&quot;;[$work.P57]/SQRT([$work.$T56]))" office:value-type="float" office:value="4.47793990983715" calcext:value-type="float">
            <text:p>4.47793990983715</text:p>
          </table:table-cell>
          <table:table-cell table:formula="of:=IF([$work.Q57]=&quot;&quot;;&quot;&quot;;[$work.Q57]/SQRT([$work.$T56]))" office:value-type="float" office:value="7.77830371321757" calcext:value-type="float">
            <text:p>7.77830371321757</text:p>
          </table:table-cell>
          <table:table-cell table:formula="of:=IF([$work.R57]=&quot;&quot;;&quot;&quot;;[$work.R57]/SQRT([$work.$T56]))" office:value-type="float" office:value="7.89645516202594" calcext:value-type="float">
            <text:p>7.89645516202594</text:p>
          </table:table-cell>
          <table:table-cell table:formula="of:=IF([$work.S57]=&quot;&quot;;&quot;&quot;;[$work.S57]/SQRT([$work.$T56]))" office:value-type="float" office:value="7.01031929596318" calcext:value-type="float">
            <text:p>7.01031929596318</text:p>
          </table:table-cell>
          <table:table-cell table:formula="of:=IF([$work.T57]=&quot;&quot;;&quot;&quot;;[$work.T57]/SQRT([$work.$T56]))" office:value-type="float" office:value="192.578984794386" calcext:value-type="float">
            <text:p>192.578984794386</text:p>
          </table:table-cell>
          <table:table-cell table:formula="of:=IF([$work.U57]=&quot;&quot;;&quot;&quot;;[$work.U57]/SQRT([$work.$T56]))" office:value-type="float" office:value="239.979848883462" calcext:value-type="float">
            <text:p>239.979848883462</text:p>
          </table:table-cell>
          <table:table-cell table:formula="of:=IF([$work.V57]=&quot;&quot;;&quot;&quot;;[$work.V57]/SQRT([$work.$T56]))" office:value-type="float" office:value="0" calcext:value-type="float">
            <text:p>0</text:p>
          </table:table-cell>
          <table:table-cell table:formula="of:=IF([$work.W57]=&quot;&quot;;&quot;&quot;;[$work.W57]/SQRT([$work.$T56]))" office:value-type="float" office:value="0" calcext:value-type="float">
            <text:p>0</text:p>
          </table:table-cell>
          <table:table-cell table:formula="of:=IF([$work.X57]=&quot;&quot;;&quot;&quot;;[$work.X57]/SQRT([$work.$T56]))" office:value-type="float" office:value="0" calcext:value-type="float">
            <text:p>0</text:p>
          </table:table-cell>
          <table:table-cell table:formula="of:=IF([$work.Y57]=&quot;&quot;;&quot;&quot;;[$work.Y57]/SQRT([$work.$T56]))" office:value-type="float" office:value="0" calcext:value-type="float">
            <text:p>0</text:p>
          </table:table-cell>
          <table:table-cell table:formula="of:=IF([$work.Z57]=&quot;&quot;;&quot;&quot;;[$work.Z57]/SQRT([$work.$T56]))" office:value-type="float" office:value="0" calcext:value-type="float">
            <text:p>0</text:p>
          </table:table-cell>
          <table:table-cell table:formula="of:=IF([$work.AA57]=&quot;&quot;;&quot;&quot;;[$work.AA57]/SQRT([$work.$T56]))" office:value-type="float" office:value="0" calcext:value-type="float">
            <text:p>0</text:p>
          </table:table-cell>
          <table:table-cell table:formula="of:=IF([$work.AB57]=&quot;&quot;;&quot;&quot;;[$work.AB57]/SQRT([$work.$T56]))" office:value-type="float" office:value="0" calcext:value-type="float">
            <text:p>0</text:p>
          </table:table-cell>
          <table:table-cell table:formula="of:=IF([$work.AC57]=&quot;&quot;;&quot;&quot;;[$work.AC57]/SQRT([$work.$T56]))" office:value-type="float" office:value="0" calcext:value-type="float">
            <text:p>0</text:p>
          </table:table-cell>
          <table:table-cell table:formula="of:=IF([$work.AD57]=&quot;&quot;;&quot;&quot;;[$work.AD57]/SQRT([$work.$T56]))" office:value-type="float" office:value="0" calcext:value-type="float">
            <text:p>0</text:p>
          </table:table-cell>
          <table:table-cell table:formula="of:=IF([$work.AE57]=&quot;&quot;;&quot;&quot;;[$work.AE57]/SQRT([$work.$T56]))" office:value-type="float" office:value="0" calcext:value-type="float">
            <text:p>0</text:p>
          </table:table-cell>
          <table:table-cell table:formula="of:=IF([$work.AF57]=&quot;&quot;;&quot;&quot;;[$work.AF57]/SQRT([$work.$T56]))" office:value-type="float" office:value="0" calcext:value-type="float">
            <text:p>0</text:p>
          </table:table-cell>
          <table:table-cell table:formula="of:=IF([$work.AG57]=&quot;&quot;;&quot;&quot;;[$work.AG57]/SQRT([$work.$T56]))" office:value-type="float" office:value="0" calcext:value-type="float">
            <text:p>0</text:p>
          </table:table-cell>
          <table:table-cell table:formula="of:=IF([$work.AH57]=&quot;&quot;;&quot;&quot;;[$work.AH57])" office:value-type="float" office:value="2395.67562282701" calcext:value-type="float">
            <text:p>2395.67562282701</text:p>
          </table:table-cell>
          <table:table-cell table:formula="of:=IF([$work.AI57]=&quot;&quot;;&quot;&quot;;[$work.AI57])" office:value-type="float" office:value="4145.45830812713" calcext:value-type="float">
            <text:p>4145.45830812713</text:p>
          </table:table-cell>
          <table:table-cell table:formula="of:=IF([$work.AJ57]=&quot;&quot;;&quot;&quot;;[$work.AJ57])" office:value-type="float" office:value="4475.95417486167" calcext:value-type="float">
            <text:p>4475.95417486167</text:p>
          </table:table-cell>
          <table:table-cell table:formula="of:=IF([$work.AK57]=&quot;&quot;;&quot;&quot;;[$work.AK57])" office:value-type="float" office:value="4028.02322857679" calcext:value-type="float">
            <text:p>4028.02322857679</text:p>
          </table:table-cell>
          <table:table-cell table:formula="of:=IF([$work.AL57]=&quot;&quot;;&quot;&quot;;[$work.AL57])" office:value-type="float" office:value="0.0221494935707527" calcext:value-type="float">
            <text:p>0.022149493570753</text:p>
          </table:table-cell>
          <table:table-cell table:formula="of:=IF([$work.AM57]=&quot;&quot;;&quot;&quot;;[$work.AM57])" office:value-type="float" office:value="0.0383273099533123" calcext:value-type="float">
            <text:p>0.038327309953312</text:p>
          </table:table-cell>
          <table:table-cell table:formula="of:=IF([$work.AN57]=&quot;&quot;;&quot;&quot;;[$work.AN57])" office:value-type="float" office:value="0.0413829473716865" calcext:value-type="float">
            <text:p>0.041382947371687</text:p>
          </table:table-cell>
          <table:table-cell table:formula="of:=IF([$work.AO57]=&quot;&quot;;&quot;&quot;;[$work.AO57])" office:value-type="float" office:value="0.0372415504645499" calcext:value-type="float">
            <text:p>0.03724155046455</text:p>
          </table:table-cell>
          <table:table-cell table:formula="of:=IF([$work.AP57]=&quot;&quot;;&quot;&quot;;[$work.AP57])" office:value-type="float" office:value="0" calcext:value-type="float">
            <text:p>0</text:p>
          </table:table-cell>
          <table:table-cell table:formula="of:=IF([$work.AQ57]=&quot;&quot;;&quot;&quot;;[$work.AQ57])" office:value-type="float" office:value="0" calcext:value-type="float">
            <text:p>0</text:p>
          </table:table-cell>
          <table:table-cell table:formula="of:=IF([$work.AR57]=&quot;&quot;;&quot;&quot;;[$work.AR57])" office:value-type="float" office:value="0" calcext:value-type="float">
            <text:p>0</text:p>
          </table:table-cell>
          <table:table-cell table:formula="of:=IF([$work.AS57]=&quot;&quot;;&quot;&quot;;[$work.AS57])" office:value-type="float" office:value="0" calcext:value-type="float">
            <text:p>0</text:p>
          </table:table-cell>
        </table:table-row>
        <table:table-row table:style-name="ro1">
          <table:table-cell table:formula="of:=[$work.A58]" office:value-type="float" office:value="66" calcext:value-type="float">
            <text:p>66</text:p>
          </table:table-cell>
          <table:table-cell table:formula="of:=IF([$work.H58]=&quot;&quot;;&quot;&quot;;[$work.H58])" office:value-type="float" office:value="0" calcext:value-type="float">
            <text:p>0</text:p>
          </table:table-cell>
          <table:table-cell table:formula="of:=IF([$work.I58]=&quot;&quot;;&quot;&quot;;[$work.I58])" office:value-type="float" office:value="0" calcext:value-type="float">
            <text:p>0</text:p>
          </table:table-cell>
          <table:table-cell table:formula="of:=IF([$work.J58]=&quot;&quot;;&quot;&quot;;[$work.J58])" office:value-type="float" office:value="0" calcext:value-type="float">
            <text:p>0</text:p>
          </table:table-cell>
          <table:table-cell table:formula="of:=IF([$work.K58]=&quot;&quot;;&quot;&quot;;[$work.K58])" office:value-type="float" office:value="0" calcext:value-type="float">
            <text:p>0</text:p>
          </table:table-cell>
          <table:table-cell table:formula="of:=IF([$work.L58]=&quot;&quot;;&quot;&quot;;[$work.L58])" office:value-type="float" office:value="0" calcext:value-type="float">
            <text:p>0</text:p>
          </table:table-cell>
          <table:table-cell table:formula="of:=IF([$work.M58]=&quot;&quot;;&quot;&quot;;[$work.M58])" office:value-type="float" office:value="0" calcext:value-type="float">
            <text:p>0</text:p>
          </table:table-cell>
          <table:table-cell table:formula="of:=IF([$work.N58]=&quot;&quot;;&quot;&quot;;[$work.N58])" office:value-type="float" office:value="0" calcext:value-type="float">
            <text:p>0</text:p>
          </table:table-cell>
          <table:table-cell table:formula="of:=IF([$work.O58]=&quot;&quot;;&quot;&quot;;[$work.O58])" office:value-type="float" office:value="0" calcext:value-type="float">
            <text:p>0</text:p>
          </table:table-cell>
          <table:table-cell table:formula="of:=IF([$work.P58]=&quot;&quot;;&quot;&quot;;[$work.P58]/SQRT([$work.$T57]))" office:value-type="float" office:value="3.73085525746928" calcext:value-type="float">
            <text:p>3.73085525746928</text:p>
          </table:table-cell>
          <table:table-cell table:formula="of:=IF([$work.Q58]=&quot;&quot;;&quot;&quot;;[$work.Q58]/SQRT([$work.$T57]))" office:value-type="float" office:value="6.41254879405023" calcext:value-type="float">
            <text:p>6.41254879405023</text:p>
          </table:table-cell>
          <table:table-cell table:formula="of:=IF([$work.R58]=&quot;&quot;;&quot;&quot;;[$work.R58]/SQRT([$work.$T57]))" office:value-type="float" office:value="6.76528420021097" calcext:value-type="float">
            <text:p>6.76528420021097</text:p>
          </table:table-cell>
          <table:table-cell table:formula="of:=IF([$work.S58]=&quot;&quot;;&quot;&quot;;[$work.S58]/SQRT([$work.$T57]))" office:value-type="float" office:value="6.0462466414987" calcext:value-type="float">
            <text:p>6.0462466414987</text:p>
          </table:table-cell>
          <table:table-cell table:formula="of:=IF([$work.T58]=&quot;&quot;;&quot;&quot;;[$work.T58]/SQRT([$work.$T57]))" office:value-type="float" office:value="165.473605728556" calcext:value-type="float">
            <text:p>165.473605728556</text:p>
          </table:table-cell>
          <table:table-cell table:formula="of:=IF([$work.U58]=&quot;&quot;;&quot;&quot;;[$work.U58]/SQRT([$work.$T57]))" office:value-type="float" office:value="202.619114315492" calcext:value-type="float">
            <text:p>202.619114315492</text:p>
          </table:table-cell>
          <table:table-cell table:formula="of:=IF([$work.V58]=&quot;&quot;;&quot;&quot;;[$work.V58]/SQRT([$work.$T57]))" office:value-type="float" office:value="0" calcext:value-type="float">
            <text:p>0</text:p>
          </table:table-cell>
          <table:table-cell table:formula="of:=IF([$work.W58]=&quot;&quot;;&quot;&quot;;[$work.W58]/SQRT([$work.$T57]))" office:value-type="float" office:value="0" calcext:value-type="float">
            <text:p>0</text:p>
          </table:table-cell>
          <table:table-cell table:formula="of:=IF([$work.X58]=&quot;&quot;;&quot;&quot;;[$work.X58]/SQRT([$work.$T57]))" office:value-type="float" office:value="0" calcext:value-type="float">
            <text:p>0</text:p>
          </table:table-cell>
          <table:table-cell table:formula="of:=IF([$work.Y58]=&quot;&quot;;&quot;&quot;;[$work.Y58]/SQRT([$work.$T57]))" office:value-type="float" office:value="0" calcext:value-type="float">
            <text:p>0</text:p>
          </table:table-cell>
          <table:table-cell table:formula="of:=IF([$work.Z58]=&quot;&quot;;&quot;&quot;;[$work.Z58]/SQRT([$work.$T57]))" office:value-type="float" office:value="0" calcext:value-type="float">
            <text:p>0</text:p>
          </table:table-cell>
          <table:table-cell table:formula="of:=IF([$work.AA58]=&quot;&quot;;&quot;&quot;;[$work.AA58]/SQRT([$work.$T57]))" office:value-type="float" office:value="0" calcext:value-type="float">
            <text:p>0</text:p>
          </table:table-cell>
          <table:table-cell table:formula="of:=IF([$work.AB58]=&quot;&quot;;&quot;&quot;;[$work.AB58]/SQRT([$work.$T57]))" office:value-type="float" office:value="0" calcext:value-type="float">
            <text:p>0</text:p>
          </table:table-cell>
          <table:table-cell table:formula="of:=IF([$work.AC58]=&quot;&quot;;&quot;&quot;;[$work.AC58]/SQRT([$work.$T57]))" office:value-type="float" office:value="0" calcext:value-type="float">
            <text:p>0</text:p>
          </table:table-cell>
          <table:table-cell table:formula="of:=IF([$work.AD58]=&quot;&quot;;&quot;&quot;;[$work.AD58]/SQRT([$work.$T57]))" office:value-type="float" office:value="0" calcext:value-type="float">
            <text:p>0</text:p>
          </table:table-cell>
          <table:table-cell table:formula="of:=IF([$work.AE58]=&quot;&quot;;&quot;&quot;;[$work.AE58]/SQRT([$work.$T57]))" office:value-type="float" office:value="0" calcext:value-type="float">
            <text:p>0</text:p>
          </table:table-cell>
          <table:table-cell table:formula="of:=IF([$work.AF58]=&quot;&quot;;&quot;&quot;;[$work.AF58]/SQRT([$work.$T57]))" office:value-type="float" office:value="0" calcext:value-type="float">
            <text:p>0</text:p>
          </table:table-cell>
          <table:table-cell table:formula="of:=IF([$work.AG58]=&quot;&quot;;&quot;&quot;;[$work.AG58]/SQRT([$work.$T57]))" office:value-type="float" office:value="0" calcext:value-type="float">
            <text:p>0</text:p>
          </table:table-cell>
          <table:table-cell table:formula="of:=IF([$work.AH58]=&quot;&quot;;&quot;&quot;;[$work.AH58])" office:value-type="float" office:value="1923.68218041392" calcext:value-type="float">
            <text:p>1923.68218041392</text:p>
          </table:table-cell>
          <table:table-cell table:formula="of:=IF([$work.AI58]=&quot;&quot;;&quot;&quot;;[$work.AI58])" office:value-type="float" office:value="3341.4883960576" calcext:value-type="float">
            <text:p>3341.4883960576</text:p>
          </table:table-cell>
          <table:table-cell table:formula="of:=IF([$work.AJ58]=&quot;&quot;;&quot;&quot;;[$work.AJ58])" office:value-type="float" office:value="3392.2451818205" calcext:value-type="float">
            <text:p>3392.2451818205</text:p>
          </table:table-cell>
          <table:table-cell table:formula="of:=IF([$work.AK58]=&quot;&quot;;&quot;&quot;;[$work.AK58])" office:value-type="float" office:value="3011.56928859875" calcext:value-type="float">
            <text:p>3011.56928859875</text:p>
          </table:table-cell>
          <table:table-cell table:formula="of:=IF([$work.AL58]=&quot;&quot;;&quot;&quot;;[$work.AL58])" office:value-type="float" office:value="0.023252484764203" calcext:value-type="float">
            <text:p>0.023252484764203</text:p>
          </table:table-cell>
          <table:table-cell table:formula="of:=IF([$work.AM58]=&quot;&quot;;&quot;&quot;;[$work.AM58])" office:value-type="float" office:value="0.0403902000081803" calcext:value-type="float">
            <text:p>0.04039020000818</text:p>
          </table:table-cell>
          <table:table-cell table:formula="of:=IF([$work.AN58]=&quot;&quot;;&quot;&quot;;[$work.AN58])" office:value-type="float" office:value="0.041003722033621" calcext:value-type="float">
            <text:p>0.041003722033621</text:p>
          </table:table-cell>
          <table:table-cell table:formula="of:=IF([$work.AO58]=&quot;&quot;;&quot;&quot;;[$work.AO58])" office:value-type="float" office:value="0.0364023068428157" calcext:value-type="float">
            <text:p>0.036402306842816</text:p>
          </table:table-cell>
          <table:table-cell table:formula="of:=IF([$work.AP58]=&quot;&quot;;&quot;&quot;;[$work.AP58])" office:value-type="float" office:value="0" calcext:value-type="float">
            <text:p>0</text:p>
          </table:table-cell>
          <table:table-cell table:formula="of:=IF([$work.AQ58]=&quot;&quot;;&quot;&quot;;[$work.AQ58])" office:value-type="float" office:value="0" calcext:value-type="float">
            <text:p>0</text:p>
          </table:table-cell>
          <table:table-cell table:formula="of:=IF([$work.AR58]=&quot;&quot;;&quot;&quot;;[$work.AR58])" office:value-type="float" office:value="0" calcext:value-type="float">
            <text:p>0</text:p>
          </table:table-cell>
          <table:table-cell table:formula="of:=IF([$work.AS58]=&quot;&quot;;&quot;&quot;;[$work.AS58])" office:value-type="float" office:value="0" calcext:value-type="float">
            <text:p>0</text:p>
          </table:table-cell>
        </table:table-row>
        <table:table-row table:style-name="ro1">
          <table:table-cell table:formula="of:=[$work.A59]" office:value-type="float" office:value="67" calcext:value-type="float">
            <text:p>67</text:p>
          </table:table-cell>
          <table:table-cell table:formula="of:=IF([$work.H59]=&quot;&quot;;&quot;&quot;;[$work.H59])" office:value-type="float" office:value="0" calcext:value-type="float">
            <text:p>0</text:p>
          </table:table-cell>
          <table:table-cell table:formula="of:=IF([$work.I59]=&quot;&quot;;&quot;&quot;;[$work.I59])" office:value-type="float" office:value="0" calcext:value-type="float">
            <text:p>0</text:p>
          </table:table-cell>
          <table:table-cell table:formula="of:=IF([$work.J59]=&quot;&quot;;&quot;&quot;;[$work.J59])" office:value-type="float" office:value="0" calcext:value-type="float">
            <text:p>0</text:p>
          </table:table-cell>
          <table:table-cell table:formula="of:=IF([$work.K59]=&quot;&quot;;&quot;&quot;;[$work.K59])" office:value-type="float" office:value="0" calcext:value-type="float">
            <text:p>0</text:p>
          </table:table-cell>
          <table:table-cell table:formula="of:=IF([$work.L59]=&quot;&quot;;&quot;&quot;;[$work.L59])" office:value-type="float" office:value="0" calcext:value-type="float">
            <text:p>0</text:p>
          </table:table-cell>
          <table:table-cell table:formula="of:=IF([$work.M59]=&quot;&quot;;&quot;&quot;;[$work.M59])" office:value-type="float" office:value="0" calcext:value-type="float">
            <text:p>0</text:p>
          </table:table-cell>
          <table:table-cell table:formula="of:=IF([$work.N59]=&quot;&quot;;&quot;&quot;;[$work.N59])" office:value-type="float" office:value="0" calcext:value-type="float">
            <text:p>0</text:p>
          </table:table-cell>
          <table:table-cell table:formula="of:=IF([$work.O59]=&quot;&quot;;&quot;&quot;;[$work.O59])" office:value-type="float" office:value="0" calcext:value-type="float">
            <text:p>0</text:p>
          </table:table-cell>
          <table:table-cell table:formula="of:=IF([$work.P59]=&quot;&quot;;&quot;&quot;;[$work.P59]/SQRT([$work.$T58]))" office:value-type="float" office:value="3.10526955743785" calcext:value-type="float">
            <text:p>3.10526955743785</text:p>
          </table:table-cell>
          <table:table-cell table:formula="of:=IF([$work.Q59]=&quot;&quot;;&quot;&quot;;[$work.Q59]/SQRT([$work.$T58]))" office:value-type="float" office:value="5.44729104183542" calcext:value-type="float">
            <text:p>5.44729104183542</text:p>
          </table:table-cell>
          <table:table-cell table:formula="of:=IF([$work.R59]=&quot;&quot;;&quot;&quot;;[$work.R59]/SQRT([$work.$T58]))" office:value-type="float" office:value="5.81323189877254" calcext:value-type="float">
            <text:p>5.81323189877254</text:p>
          </table:table-cell>
          <table:table-cell table:formula="of:=IF([$work.S59]=&quot;&quot;;&quot;&quot;;[$work.S59]/SQRT([$work.$T58]))" office:value-type="float" office:value="5.32182560517126" calcext:value-type="float">
            <text:p>5.32182560517126</text:p>
          </table:table-cell>
          <table:table-cell table:formula="of:=IF([$work.T59]=&quot;&quot;;&quot;&quot;;[$work.T59]/SQRT([$work.$T58]))" office:value-type="float" office:value="141.420458026614" calcext:value-type="float">
            <text:p>141.420458026614</text:p>
          </table:table-cell>
          <table:table-cell table:formula="of:=IF([$work.U59]=&quot;&quot;;&quot;&quot;;[$work.U59]/SQRT([$work.$T58]))" office:value-type="float" office:value="165.182867038733" calcext:value-type="float">
            <text:p>165.182867038733</text:p>
          </table:table-cell>
          <table:table-cell table:formula="of:=IF([$work.V59]=&quot;&quot;;&quot;&quot;;[$work.V59]/SQRT([$work.$T58]))" office:value-type="float" office:value="0" calcext:value-type="float">
            <text:p>0</text:p>
          </table:table-cell>
          <table:table-cell table:formula="of:=IF([$work.W59]=&quot;&quot;;&quot;&quot;;[$work.W59]/SQRT([$work.$T58]))" office:value-type="float" office:value="0" calcext:value-type="float">
            <text:p>0</text:p>
          </table:table-cell>
          <table:table-cell table:formula="of:=IF([$work.X59]=&quot;&quot;;&quot;&quot;;[$work.X59]/SQRT([$work.$T58]))" office:value-type="float" office:value="0" calcext:value-type="float">
            <text:p>0</text:p>
          </table:table-cell>
          <table:table-cell table:formula="of:=IF([$work.Y59]=&quot;&quot;;&quot;&quot;;[$work.Y59]/SQRT([$work.$T58]))" office:value-type="float" office:value="0" calcext:value-type="float">
            <text:p>0</text:p>
          </table:table-cell>
          <table:table-cell table:formula="of:=IF([$work.Z59]=&quot;&quot;;&quot;&quot;;[$work.Z59]/SQRT([$work.$T58]))" office:value-type="float" office:value="0" calcext:value-type="float">
            <text:p>0</text:p>
          </table:table-cell>
          <table:table-cell table:formula="of:=IF([$work.AA59]=&quot;&quot;;&quot;&quot;;[$work.AA59]/SQRT([$work.$T58]))" office:value-type="float" office:value="0" calcext:value-type="float">
            <text:p>0</text:p>
          </table:table-cell>
          <table:table-cell table:formula="of:=IF([$work.AB59]=&quot;&quot;;&quot;&quot;;[$work.AB59]/SQRT([$work.$T58]))" office:value-type="float" office:value="0" calcext:value-type="float">
            <text:p>0</text:p>
          </table:table-cell>
          <table:table-cell table:formula="of:=IF([$work.AC59]=&quot;&quot;;&quot;&quot;;[$work.AC59]/SQRT([$work.$T58]))" office:value-type="float" office:value="0" calcext:value-type="float">
            <text:p>0</text:p>
          </table:table-cell>
          <table:table-cell table:formula="of:=IF([$work.AD59]=&quot;&quot;;&quot;&quot;;[$work.AD59]/SQRT([$work.$T58]))" office:value-type="float" office:value="0" calcext:value-type="float">
            <text:p>0</text:p>
          </table:table-cell>
          <table:table-cell table:formula="of:=IF([$work.AE59]=&quot;&quot;;&quot;&quot;;[$work.AE59]/SQRT([$work.$T58]))" office:value-type="float" office:value="0" calcext:value-type="float">
            <text:p>0</text:p>
          </table:table-cell>
          <table:table-cell table:formula="of:=IF([$work.AF59]=&quot;&quot;;&quot;&quot;;[$work.AF59]/SQRT([$work.$T58]))" office:value-type="float" office:value="0" calcext:value-type="float">
            <text:p>0</text:p>
          </table:table-cell>
          <table:table-cell table:formula="of:=IF([$work.AG59]=&quot;&quot;;&quot;&quot;;[$work.AG59]/SQRT([$work.$T58]))" office:value-type="float" office:value="0" calcext:value-type="float">
            <text:p>0</text:p>
          </table:table-cell>
          <table:table-cell table:formula="of:=IF([$work.AH59]=&quot;&quot;;&quot;&quot;;[$work.AH59])" office:value-type="float" office:value="1372.83718720909" calcext:value-type="float">
            <text:p>1372.83718720909</text:p>
          </table:table-cell>
          <table:table-cell table:formula="of:=IF([$work.AI59]=&quot;&quot;;&quot;&quot;;[$work.AI59])" office:value-type="float" office:value="2359.61591692424" calcext:value-type="float">
            <text:p>2359.61591692424</text:p>
          </table:table-cell>
          <table:table-cell table:formula="of:=IF([$work.AJ59]=&quot;&quot;;&quot;&quot;;[$work.AJ59])" office:value-type="float" office:value="2489.41143280582" calcext:value-type="float">
            <text:p>2489.41143280582</text:p>
          </table:table-cell>
          <table:table-cell table:formula="of:=IF([$work.AK59]=&quot;&quot;;&quot;&quot;;[$work.AK59])" office:value-type="float" office:value="2224.82826581643" calcext:value-type="float">
            <text:p>2224.82826581643</text:p>
          </table:table-cell>
          <table:table-cell table:formula="of:=IF([$work.AL59]=&quot;&quot;;&quot;&quot;;[$work.AL59])" office:value-type="float" office:value="0.0225465278347135" calcext:value-type="float">
            <text:p>0.022546527834714</text:p>
          </table:table-cell>
          <table:table-cell table:formula="of:=IF([$work.AM59]=&quot;&quot;;&quot;&quot;;[$work.AM59])" office:value-type="float" office:value="0.038752698751059" calcext:value-type="float">
            <text:p>0.038752698751059</text:p>
          </table:table-cell>
          <table:table-cell table:formula="of:=IF([$work.AN59]=&quot;&quot;;&quot;&quot;;[$work.AN59])" office:value-type="float" office:value="0.0408843704736137" calcext:value-type="float">
            <text:p>0.040884370473614</text:p>
          </table:table-cell>
          <table:table-cell table:formula="of:=IF([$work.AO59]=&quot;&quot;;&quot;&quot;;[$work.AO59])" office:value-type="float" office:value="0.0365390396545599" calcext:value-type="float">
            <text:p>0.03653903965456</text:p>
          </table:table-cell>
          <table:table-cell table:formula="of:=IF([$work.AP59]=&quot;&quot;;&quot;&quot;;[$work.AP59])" office:value-type="float" office:value="0" calcext:value-type="float">
            <text:p>0</text:p>
          </table:table-cell>
          <table:table-cell table:formula="of:=IF([$work.AQ59]=&quot;&quot;;&quot;&quot;;[$work.AQ59])" office:value-type="float" office:value="0" calcext:value-type="float">
            <text:p>0</text:p>
          </table:table-cell>
          <table:table-cell table:formula="of:=IF([$work.AR59]=&quot;&quot;;&quot;&quot;;[$work.AR59])" office:value-type="float" office:value="0" calcext:value-type="float">
            <text:p>0</text:p>
          </table:table-cell>
          <table:table-cell table:formula="of:=IF([$work.AS59]=&quot;&quot;;&quot;&quot;;[$work.AS59])" office:value-type="float" office:value="0" calcext:value-type="float">
            <text:p>0</text:p>
          </table:table-cell>
        </table:table-row>
        <table:table-row table:style-name="ro1">
          <table:table-cell table:formula="of:=[$work.A60]" office:value-type="float" office:value="68" calcext:value-type="float">
            <text:p>68</text:p>
          </table:table-cell>
          <table:table-cell table:formula="of:=IF([$work.H60]=&quot;&quot;;&quot;&quot;;[$work.H60])" office:value-type="float" office:value="0.2" calcext:value-type="float">
            <text:p>0.2</text:p>
          </table:table-cell>
          <table:table-cell table:formula="of:=IF([$work.I60]=&quot;&quot;;&quot;&quot;;[$work.I60])" office:value-type="float" office:value="1" calcext:value-type="float">
            <text:p>1</text:p>
          </table:table-cell>
          <table:table-cell table:formula="of:=IF([$work.J60]=&quot;&quot;;&quot;&quot;;[$work.J60])">
            <text:p/>
          </table:table-cell>
          <table:table-cell table:formula="of:=IF([$work.K60]=&quot;&quot;;&quot;&quot;;[$work.K60])">
            <text:p/>
          </table:table-cell>
          <table:table-cell table:formula="of:=IF([$work.L60]=&quot;&quot;;&quot;&quot;;[$work.L60])" office:value-type="float" office:value="0" calcext:value-type="float">
            <text:p>0</text:p>
          </table:table-cell>
          <table:table-cell table:formula="of:=IF([$work.M60]=&quot;&quot;;&quot;&quot;;[$work.M60])" office:value-type="float" office:value="0" calcext:value-type="float">
            <text:p>0</text:p>
          </table:table-cell>
          <table:table-cell table:formula="of:=IF([$work.N60]=&quot;&quot;;&quot;&quot;;[$work.N60])" office:value-type="float" office:value="0" calcext:value-type="float">
            <text:p>0</text:p>
          </table:table-cell>
          <table:table-cell table:formula="of:=IF([$work.O60]=&quot;&quot;;&quot;&quot;;[$work.O60])" office:value-type="float" office:value="0" calcext:value-type="float">
            <text:p>0</text:p>
          </table:table-cell>
          <table:table-cell table:formula="of:=IF([$work.P60]=&quot;&quot;;&quot;&quot;;[$work.P60]/SQRT([$work.$T59]))" office:value-type="float" office:value="3.58717300160272" calcext:value-type="float">
            <text:p>3.58717300160272</text:p>
          </table:table-cell>
          <table:table-cell table:formula="of:=IF([$work.Q60]=&quot;&quot;;&quot;&quot;;[$work.Q60]/SQRT([$work.$T59]))" office:value-type="float" office:value="6.82170865728517" calcext:value-type="float">
            <text:p>6.82170865728517</text:p>
          </table:table-cell>
          <table:table-cell table:formula="of:=IF([$work.R60]=&quot;&quot;;&quot;&quot;;[$work.R60]/SQRT([$work.$T59]))" office:value-type="float" office:value="6.33531231808481" calcext:value-type="float">
            <text:p>6.33531231808481</text:p>
          </table:table-cell>
          <table:table-cell table:formula="of:=IF([$work.S60]=&quot;&quot;;&quot;&quot;;[$work.S60]/SQRT([$work.$T59]))" office:value-type="float" office:value="5.5388383126442" calcext:value-type="float">
            <text:p>5.5388383126442</text:p>
          </table:table-cell>
          <table:table-cell table:formula="of:=IF([$work.T60]=&quot;&quot;;&quot;&quot;;[$work.T60]/SQRT([$work.$T59]))" office:value-type="float" office:value="128.621431947298" calcext:value-type="float">
            <text:p>128.621431947298</text:p>
          </table:table-cell>
          <table:table-cell table:formula="of:=IF([$work.U60]=&quot;&quot;;&quot;&quot;;[$work.U60]/SQRT([$work.$T59]))" office:value-type="float" office:value="141.140206361016" calcext:value-type="float">
            <text:p>141.140206361016</text:p>
          </table:table-cell>
          <table:table-cell table:formula="of:=IF([$work.V60]=&quot;&quot;;&quot;&quot;;[$work.V60]/SQRT([$work.$T59]))" office:value-type="float" office:value="0" calcext:value-type="float">
            <text:p>0</text:p>
          </table:table-cell>
          <table:table-cell table:formula="of:=IF([$work.W60]=&quot;&quot;;&quot;&quot;;[$work.W60]/SQRT([$work.$T59]))" office:value-type="float" office:value="0" calcext:value-type="float">
            <text:p>0</text:p>
          </table:table-cell>
          <table:table-cell table:formula="of:=IF([$work.X60]=&quot;&quot;;&quot;&quot;;[$work.X60]/SQRT([$work.$T59]))" office:value-type="float" office:value="0" calcext:value-type="float">
            <text:p>0</text:p>
          </table:table-cell>
          <table:table-cell table:formula="of:=IF([$work.Y60]=&quot;&quot;;&quot;&quot;;[$work.Y60]/SQRT([$work.$T59]))" office:value-type="float" office:value="0" calcext:value-type="float">
            <text:p>0</text:p>
          </table:table-cell>
          <table:table-cell table:formula="of:=IF([$work.Z60]=&quot;&quot;;&quot;&quot;;[$work.Z60]/SQRT([$work.$T59]))" office:value-type="float" office:value="0" calcext:value-type="float">
            <text:p>0</text:p>
          </table:table-cell>
          <table:table-cell table:formula="of:=IF([$work.AA60]=&quot;&quot;;&quot;&quot;;[$work.AA60]/SQRT([$work.$T59]))" office:value-type="float" office:value="0" calcext:value-type="float">
            <text:p>0</text:p>
          </table:table-cell>
          <table:table-cell table:formula="of:=IF([$work.AB60]=&quot;&quot;;&quot;&quot;;[$work.AB60]/SQRT([$work.$T59]))" office:value-type="float" office:value="0" calcext:value-type="float">
            <text:p>0</text:p>
          </table:table-cell>
          <table:table-cell table:formula="of:=IF([$work.AC60]=&quot;&quot;;&quot;&quot;;[$work.AC60]/SQRT([$work.$T59]))" office:value-type="float" office:value="0" calcext:value-type="float">
            <text:p>0</text:p>
          </table:table-cell>
          <table:table-cell table:formula="of:=IF([$work.AD60]=&quot;&quot;;&quot;&quot;;[$work.AD60]/SQRT([$work.$T59]))" office:value-type="float" office:value="38.4222192003328" calcext:value-type="float">
            <text:p>38.4222192003328</text:p>
          </table:table-cell>
          <table:table-cell table:formula="of:=IF([$work.AE60]=&quot;&quot;;&quot;&quot;;[$work.AE60]/SQRT([$work.$T59]))">
            <text:p/>
          </table:table-cell>
          <table:table-cell table:formula="of:=IF([$work.AF60]=&quot;&quot;;&quot;&quot;;[$work.AF60]/SQRT([$work.$T59]))" office:value-type="float" office:value="0" calcext:value-type="float">
            <text:p>0</text:p>
          </table:table-cell>
          <table:table-cell table:formula="of:=IF([$work.AG60]=&quot;&quot;;&quot;&quot;;[$work.AG60]/SQRT([$work.$T59]))" office:value-type="float" office:value="0" calcext:value-type="float">
            <text:p>0</text:p>
          </table:table-cell>
          <table:table-cell table:formula="of:=IF([$work.AH60]=&quot;&quot;;&quot;&quot;;[$work.AH60])" office:value-type="float" office:value="981.298609318557" calcext:value-type="float">
            <text:p>981.298609318557</text:p>
          </table:table-cell>
          <table:table-cell table:formula="of:=IF([$work.AI60]=&quot;&quot;;&quot;&quot;;[$work.AI60])" office:value-type="float" office:value="1721.40261095949" calcext:value-type="float">
            <text:p>1721.40261095949</text:p>
          </table:table-cell>
          <table:table-cell table:formula="of:=IF([$work.AJ60]=&quot;&quot;;&quot;&quot;;[$work.AJ60])" office:value-type="float" office:value="1837.04386121588" calcext:value-type="float">
            <text:p>1837.04386121588</text:p>
          </table:table-cell>
          <table:table-cell table:formula="of:=IF([$work.AK60]=&quot;&quot;;&quot;&quot;;[$work.AK60])" office:value-type="float" office:value="1681.75418230015" calcext:value-type="float">
            <text:p>1681.75418230015</text:p>
          </table:table-cell>
          <table:table-cell table:formula="of:=IF([$work.AL60]=&quot;&quot;;&quot;&quot;;[$work.AL60])" office:value-type="float" office:value="0.0219577110749667" calcext:value-type="float">
            <text:p>0.021957711074967</text:p>
          </table:table-cell>
          <table:table-cell table:formula="of:=IF([$work.AM60]=&quot;&quot;;&quot;&quot;;[$work.AM60])" office:value-type="float" office:value="0.0385184089900932" calcext:value-type="float">
            <text:p>0.038518408990093</text:p>
          </table:table-cell>
          <table:table-cell table:formula="of:=IF([$work.AN60]=&quot;&quot;;&quot;&quot;;[$work.AN60])" office:value-type="float" office:value="0.0411060180393317" calcext:value-type="float">
            <text:p>0.041106018039332</text:p>
          </table:table-cell>
          <table:table-cell table:formula="of:=IF([$work.AO60]=&quot;&quot;;&quot;&quot;;[$work.AO60])" office:value-type="float" office:value="0.0376312287446399" calcext:value-type="float">
            <text:p>0.03763122874464</text:p>
          </table:table-cell>
          <table:table-cell table:formula="of:=IF([$work.AP60]=&quot;&quot;;&quot;&quot;;[$work.AP60])" office:value-type="float" office:value="0" calcext:value-type="float">
            <text:p>0</text:p>
          </table:table-cell>
          <table:table-cell table:formula="of:=IF([$work.AQ60]=&quot;&quot;;&quot;&quot;;[$work.AQ60])" office:value-type="float" office:value="0" calcext:value-type="float">
            <text:p>0</text:p>
          </table:table-cell>
          <table:table-cell table:formula="of:=IF([$work.AR60]=&quot;&quot;;&quot;&quot;;[$work.AR60])" office:value-type="float" office:value="0" calcext:value-type="float">
            <text:p>0</text:p>
          </table:table-cell>
          <table:table-cell table:formula="of:=IF([$work.AS60]=&quot;&quot;;&quot;&quot;;[$work.AS60])" office:value-type="float" office:value="0" calcext:value-type="float">
            <text:p>0</text:p>
          </table:table-cell>
        </table:table-row>
        <table:table-row table:style-name="ro1" table:number-rows-repeated="91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  <number:text>.</number:text>
      <number:year number:style="long"/>
    </number:date-style>
    <number:number-style style:name="N112">
      <number:number number:decimal-places="7" loext:min-decimal-places="7" number:min-integer-digits="1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£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3" loext:min-decimal-places="3" number:min-integer-digits="0"/>
    </number:number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8" loext:min-decimal-places="8" number:min-integer-digits="1"/>
    </number:number-style>
    <number:number-style style:name="N149">
      <number:number number:decimal-places="9" loext:min-decimal-places="9" number:min-integer-digits="1"/>
    </number:number-style>
    <number:number-style style:name="N150">
      <number:number number:decimal-places="10" loext:min-decimal-places="10" number:min-integer-digits="1"/>
    </number:number-style>
    <number:number-style style:name="N151">
      <number:number number:decimal-places="11" loext:min-decimal-places="11" number:min-integer-digits="1"/>
    </number:number-style>
    <number:number-style style:name="N152">
      <number:number number:decimal-places="6" loext:min-decimal-places="6" number:min-integer-digits="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4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6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8P0"/>
    </number:currency-style>
    <number:currency-style style:name="N160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6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60P0"/>
    </number:currency-style>
    <number:number-style style:name="N16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5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6" number:title="User-defined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7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8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7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78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79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80">
      <number:scientific-number number:decimal-places="20" loext:min-decimal-places="20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10:32:37.508196551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lan Zajíček</meta:initial-creator>
    <meta:creation-date>2021-04-20T16:25:00Z</meta:creation-date>
    <dc:date>2021-04-27T16:00:48.914903098</dc:date>
    <meta:editing-duration>PT9H24M14S</meta:editing-duration>
    <meta:editing-cycles>20</meta:editing-cycles>
    <meta:document-statistic meta:table-count="4" meta:cell-count="16429" meta:object-count="0"/>
  </office:meta>
</office:document-meta>
</file>